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Pictures/2000000D000000DD000000DD327D99F3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Pictures/2000000D000000DD000000DD0680E95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Pictures/2000000D000000DD000000DD0680E95D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169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8.29mm"/>
    </style:style>
    <style:style style:name="co7" style:family="table-column">
      <style:table-column-properties fo:break-before="auto" style:column-width="12.15mm"/>
    </style:style>
    <style:style style:name="co8" style:family="table-column">
      <style:table-column-properties fo:break-before="auto" style:column-width="10.78mm"/>
    </style:style>
    <style:style style:name="co9" style:family="table-column">
      <style:table-column-properties fo:break-before="auto" style:column-width="11.61mm"/>
    </style:style>
    <style:style style:name="co10" style:family="table-column">
      <style:table-column-properties fo:break-before="auto" style:column-width="11.04mm"/>
    </style:style>
    <style:style style:name="co11" style:family="table-column">
      <style:table-column-properties fo:break-before="auto" style:column-width="1.8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0.34mm"/>
    </style:style>
    <style:style style:name="co14" style:family="table-column">
      <style:table-column-properties fo:break-before="auto" style:column-width="9.12mm"/>
    </style:style>
    <style:style style:name="co15" style:family="table-column">
      <style:table-column-properties fo:break-before="auto" style:column-width="11.32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8.98mm"/>
    </style:style>
    <style:style style:name="co19" style:family="table-column">
      <style:table-column-properties fo:break-before="auto" style:column-width="3.58mm"/>
    </style:style>
    <style:style style:name="co20" style:family="table-column">
      <style:table-column-properties fo:break-before="auto" style:column-width="3.32mm"/>
    </style:style>
    <style:style style:name="co21" style:family="table-column">
      <style:table-column-properties fo:break-before="auto" style:column-width="2.75mm"/>
    </style:style>
    <style:style style:name="co22" style:family="table-column">
      <style:table-column-properties fo:break-before="auto" style:column-width="10.07mm"/>
    </style:style>
    <style:style style:name="co23" style:family="table-column">
      <style:table-column-properties fo:break-before="auto" style:column-width="9.38mm"/>
    </style:style>
    <style:style style:name="co24" style:family="table-column">
      <style:table-column-properties fo:break-before="auto" style:column-width="8.84mm"/>
    </style:style>
    <style:style style:name="co25" style:family="table-column">
      <style:table-column-properties fo:break-before="auto" style:column-width="8.01mm"/>
    </style:style>
    <style:style style:name="co26" style:family="table-column">
      <style:table-column-properties fo:break-before="auto" style:column-width="9.4mm"/>
    </style:style>
    <style:style style:name="co27" style:family="table-column">
      <style:table-column-properties fo:break-before="auto" style:column-width="8.89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8.43mm"/>
    </style:style>
    <style:style style:name="co30" style:family="table-column">
      <style:table-column-properties fo:break-before="auto" style:column-width="10.88mm"/>
    </style:style>
    <style:style style:name="co31" style:family="table-column">
      <style:table-column-properties fo:break-before="auto" style:column-width="11.43mm"/>
    </style:style>
    <style:style style:name="co32" style:family="table-column">
      <style:table-column-properties fo:break-before="auto" style:column-width="11.98mm"/>
    </style:style>
    <style:style style:name="co33" style:family="table-column">
      <style:table-column-properties fo:break-before="auto" style:column-width="12.24mm"/>
    </style:style>
    <style:style style:name="co34" style:family="table-column">
      <style:table-column-properties fo:break-before="auto" style:column-width="18.24mm"/>
    </style:style>
    <style:style style:name="co35" style:family="table-column">
      <style:table-column-properties fo:break-before="auto" style:column-width="14.69mm"/>
    </style:style>
    <style:style style:name="co36" style:family="table-column">
      <style:table-column-properties fo:break-before="auto" style:column-width="12.52mm"/>
    </style:style>
    <style:style style:name="co37" style:family="table-column">
      <style:table-column-properties fo:break-before="auto" style:column-width="12.79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4.43mm"/>
    </style:style>
    <style:style style:name="co40" style:family="table-column">
      <style:table-column-properties fo:break-before="auto" style:column-width="7.88mm"/>
    </style:style>
    <style:style style:name="co41" style:family="table-column">
      <style:table-column-properties fo:break-before="auto" style:column-width="14.15mm"/>
    </style:style>
    <style:style style:name="co42" style:family="table-column">
      <style:table-column-properties fo:break-before="auto" style:column-width="15.24mm"/>
    </style:style>
    <style:style style:name="co43" style:family="table-column">
      <style:table-column-properties fo:break-before="auto" style:column-width="6.26mm"/>
    </style:style>
    <style:style style:name="co44" style:family="table-column">
      <style:table-column-properties fo:break-before="auto" style:column-width="6.53mm"/>
    </style:style>
    <style:style style:name="co45" style:family="table-column">
      <style:table-column-properties fo:break-before="auto" style:column-width="7.62mm"/>
    </style:style>
    <style:style style:name="co46" style:family="table-column">
      <style:table-column-properties fo:break-before="auto" style:column-width="12.51mm"/>
    </style:style>
    <style:style style:name="co47" style:family="table-column">
      <style:table-column-properties fo:break-before="auto" style:column-width="5.8mm"/>
    </style:style>
    <style:style style:name="co48" style:family="table-column">
      <style:table-column-properties fo:break-before="auto" style:column-width="25.42mm"/>
    </style:style>
    <style:style style:name="co49" style:family="table-column">
      <style:table-column-properties fo:break-before="auto" style:column-width="15.47mm"/>
    </style:style>
    <style:style style:name="co50" style:family="table-column">
      <style:table-column-properties fo:break-before="auto" style:column-width="17.13mm"/>
    </style:style>
    <style:style style:name="co51" style:family="table-column">
      <style:table-column-properties fo:break-before="auto" style:column-width="13.53mm"/>
    </style:style>
    <style:style style:name="co52" style:family="table-column">
      <style:table-column-properties fo:break-before="auto" style:column-width="19.05mm"/>
    </style:style>
    <style:style style:name="co53" style:family="table-column">
      <style:table-column-properties fo:break-before="auto" style:column-width="17.97mm"/>
    </style:style>
    <style:style style:name="co54" style:family="table-column">
      <style:table-column-properties fo:break-before="auto" style:column-width="15.79mm"/>
    </style:style>
    <style:style style:name="co55" style:family="table-column">
      <style:table-column-properties fo:break-before="auto" style:column-width="15.52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2.98mm"/>
    </style:style>
    <style:style style:name="co58" style:family="table-column">
      <style:table-column-properties fo:break-before="auto" style:column-width="6.63mm"/>
    </style:style>
    <style:style style:name="co59" style:family="table-column">
      <style:table-column-properties fo:break-before="auto" style:column-width="25.59mm"/>
    </style:style>
    <style:style style:name="co60" style:family="table-column">
      <style:table-column-properties fo:break-before="auto" style:column-width="6.79mm"/>
    </style:style>
    <style:style style:name="co61" style:family="table-column">
      <style:table-column-properties fo:break-before="auto" style:column-width="13.88mm"/>
    </style:style>
    <style:style style:name="co62" style:family="table-column">
      <style:table-column-properties fo:break-before="auto" style:column-width="18.5mm"/>
    </style:style>
    <style:style style:name="co63" style:family="table-column">
      <style:table-column-properties fo:break-before="auto" style:column-width="14.38mm"/>
    </style:style>
    <style:style style:name="co64" style:family="table-column">
      <style:table-column-properties fo:break-before="auto" style:column-width="7.36mm"/>
    </style:style>
    <style:style style:name="co65" style:family="table-column">
      <style:table-column-properties fo:break-before="auto" style:column-width="14.92mm"/>
    </style:style>
    <style:style style:name="co66" style:family="table-column">
      <style:table-column-properties fo:break-before="auto" style:column-width="9.82mm"/>
    </style:style>
    <style:style style:name="co67" style:family="table-column">
      <style:table-column-properties fo:break-before="auto" style:column-width="13.81mm"/>
    </style:style>
    <style:style style:name="co68" style:family="table-column">
      <style:table-column-properties fo:break-before="auto" style:column-width="14.73mm"/>
    </style:style>
    <style:style style:name="co69" style:family="table-column">
      <style:table-column-properties fo:break-before="auto" style:column-width="13.19mm"/>
    </style:style>
    <style:style style:name="co70" style:family="table-column">
      <style:table-column-properties fo:break-before="auto" style:column-width="16.88mm"/>
    </style:style>
    <style:style style:name="co71" style:family="table-column">
      <style:table-column-properties fo:break-before="auto" style:column-width="18.12mm"/>
    </style:style>
    <style:style style:name="co72" style:family="table-column">
      <style:table-column-properties fo:break-before="auto" style:column-width="16.26mm"/>
    </style:style>
    <style:style style:name="co73" style:family="table-column">
      <style:table-column-properties fo:break-before="auto" style:column-width="12.59mm"/>
    </style:style>
    <style:style style:name="co74" style:family="table-column">
      <style:table-column-properties fo:break-before="auto" style:column-width="13.26mm"/>
    </style:style>
    <style:style style:name="co75" style:family="table-column">
      <style:table-column-properties fo:break-before="auto" style:column-width="8.55mm"/>
    </style:style>
    <style:style style:name="co76" style:family="table-column">
      <style:table-column-properties fo:break-before="auto" style:column-width="14.64mm"/>
    </style:style>
    <style:style style:name="co77" style:family="table-column">
      <style:table-column-properties fo:break-before="auto" style:column-width="12.44mm"/>
    </style:style>
    <style:style style:name="co78" style:family="table-column">
      <style:table-column-properties fo:break-before="auto" style:column-width="4.15mm"/>
    </style:style>
    <style:style style:name="co79" style:family="table-column">
      <style:table-column-properties fo:break-before="auto" style:column-width="11.87mm"/>
    </style:style>
    <style:style style:name="co80" style:family="table-column">
      <style:table-column-properties fo:break-before="auto" style:column-width="4.41mm"/>
    </style:style>
    <style:style style:name="co81" style:family="table-column">
      <style:table-column-properties fo:break-before="auto" style:column-width="3.86mm"/>
    </style:style>
    <style:style style:name="co82" style:family="table-column">
      <style:table-column-properties fo:break-before="auto" style:column-width="16.86mm"/>
    </style:style>
    <style:style style:name="co83" style:family="table-column">
      <style:table-column-properties fo:break-before="auto" style:column-width="17.69mm"/>
    </style:style>
    <style:style style:name="co84" style:family="table-column">
      <style:table-column-properties fo:break-before="auto" style:column-width="14.09mm"/>
    </style:style>
    <style:style style:name="co85" style:family="table-column">
      <style:table-column-properties fo:break-before="auto" style:column-width="21.84mm"/>
    </style:style>
    <style:style style:name="co86" style:family="table-column">
      <style:table-column-properties fo:break-before="auto" style:column-width="17.96mm"/>
    </style:style>
    <style:style style:name="co87" style:family="table-column">
      <style:table-column-properties fo:break-before="auto" style:column-width="5.17mm"/>
    </style:style>
    <style:style style:name="co88" style:family="table-column">
      <style:table-column-properties fo:break-before="auto" style:column-width="12.7mm"/>
    </style:style>
    <style:style style:name="co89" style:family="table-column">
      <style:table-column-properties fo:break-before="auto" style:column-width="5.98mm"/>
    </style:style>
    <style:style style:name="co90" style:family="table-column">
      <style:table-column-properties fo:break-before="auto" style:column-width="11.17mm"/>
    </style:style>
    <style:style style:name="co91" style:family="table-column">
      <style:table-column-properties fo:break-before="auto" style:column-width="7.34mm"/>
    </style:style>
    <style:style style:name="co92" style:family="table-column">
      <style:table-column-properties fo:break-before="auto" style:column-width="16.3mm"/>
    </style:style>
    <style:style style:name="co93" style:family="table-column">
      <style:table-column-properties fo:break-before="auto" style:column-width="16.6mm"/>
    </style:style>
    <style:style style:name="co94" style:family="table-column">
      <style:table-column-properties fo:break-before="auto" style:column-width="10.5mm"/>
    </style:style>
    <style:style style:name="co95" style:family="table-column">
      <style:table-column-properties fo:break-before="auto" style:column-width="7.73mm"/>
    </style:style>
    <style:style style:name="co96" style:family="table-column">
      <style:table-column-properties fo:break-before="auto" style:column-width="11.01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14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4.57mm" fo:break-before="auto" style:use-optimal-row-height="fals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2.63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1.04mm" fo:break-before="auto" style:use-optimal-row-height="false"/>
    </style:style>
    <style:style style:name="ro11" style:family="table-row">
      <style:table-row-properties style:row-height="6.6mm" fo:break-before="auto" style:use-optimal-row-height="false"/>
    </style:style>
    <style:style style:name="ro12" style:family="table-row">
      <style:table-row-properties style:row-height="4.73mm" fo:break-before="auto" style:use-optimal-row-height="false"/>
    </style:style>
    <style:style style:name="ro13" style:family="table-row">
      <style:table-row-properties style:row-height="4.32mm" fo:break-before="auto" style:use-optimal-row-height="false"/>
    </style:style>
    <style:style style:name="ro14" style:family="table-row">
      <style:table-row-properties style:row-height="1.27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ffcc" fo:border="none"/>
    </style:style>
    <style:style style:name="ce3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4" style:family="table-cell" style:parent-style-name="Default">
      <style:table-cell-properties fo:background-color="#ffffcc" style:vertical-align="top"/>
      <style:text-properties fo:color="#000000" style:font-name="DejaVu Sans Condensed"/>
    </style:style>
    <style:style style:name="ce5" style:family="table-cell" style:parent-style-name="Default">
      <style:table-cell-properties fo:background-color="#ffffcc"/>
      <style:text-properties style:font-name="DejaVu Sans Condense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9" style:family="table-cell" style:parent-style-name="Default">
      <style:table-cell-properties fo:border-bottom="0.54pt solid #000000" style:text-align-source="fix" style:repeat-content="false" fo:background-color="transparent" fo:border-left="0.06pt solid #000000" fo:border-right="0.06pt solid #000000" style:rotation-angle="90" fo:border-top="0.54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0" style:family="table-cell" style:parent-style-name="Default">
      <style:table-cell-properties fo:border-bottom="0.54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ce1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7" style:family="table-cell" style:parent-style-name="Default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8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2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30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2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68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68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79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21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fo:color="#800000" fo:font-size="9pt" fo:font-style="normal" style:text-underline-style="none" style:font-size-asian="9pt" style:font-style-asian="normal" style:font-size-complex="9pt" style:font-style-complex="normal"/>
    </style:style>
    <style:style style:name="ce43" style:family="table-cell" style:parent-style-name="Default" style:data-style-name="N1">
      <style:table-cell-properties fo:background-color="#33ff99" style:text-align-source="fix" style:repeat-content="false" fo:border="0.06pt solid #000000"/>
      <style:paragraph-properties fo:text-align="center" fo:margin-left="0mm"/>
      <style:text-properties fo:color="#800000" fo:font-size="8pt" fo:font-style="normal" style:text-underline-style="none" style:font-size-asian="8pt" style:font-style-asian="normal" style:font-size-complex="8pt" style:font-style-complex="normal"/>
    </style:style>
    <style:style style:name="ce4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color="#e6e6ff" fo:font-size="7pt" fo:font-style="normal" style:text-underline-style="none" style:font-size-asian="7pt" style:font-style-asian="normal" style:font-size-complex="7pt" style:font-style-complex="normal"/>
    </style:style>
    <style:style style:name="ce45" style:family="table-cell" style:parent-style-name="Default" style:data-style-name="N121">
      <style:table-cell-properties fo:background-color="#3c84c7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6" style:family="table-cell" style:parent-style-name="Default">
      <style:table-cell-properties fo:border-bottom="0.06pt solid #000000" fo:background-color="#3c84c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style:use-window-font-color="true" fo:font-style="normal" style:text-underline-style="none" style:font-style-asian="normal" style:font-style-complex="normal"/>
    </style:style>
    <style:style style:name="ce47" style:family="table-cell" style:parent-style-name="Default" style:data-style-name="N121">
      <style:table-cell-properties fo:border-bottom="0.54pt solid #000000" fo:background-color="#3c84c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">
      <style:table-cell-properties fo:background-color="#3c84c7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50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51" style:family="table-cell" style:parent-style-name="Default" style:data-style-name="N2">
      <style:table-cell-properties fo:background-color="#9966cc" style:text-align-source="fix" style:repeat-content="false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52" style:family="table-cell" style:parent-style-name="Default" style:data-style-name="N121">
      <style:table-cell-properties fo:border-bottom="0.54pt solid #000000" fo:background-color="#7cc17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lt;0.9" style:apply-style-name="Untitled1" style:base-cell-address="0GNU.F6"/>
      <style:map style:condition="cell-content()&gt;1.09" style:apply-style-name="Untitled7" style:base-cell-address="0GNU.F6"/>
    </style:style>
    <style:style style:name="ce53" style:family="table-cell" style:parent-style-name="Default">
      <style:table-cell-properties fo:border-bottom="0.06pt solid #000000" fo:background-color="#b49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54" style:family="table-cell" style:parent-style-name="Default" style:data-style-name="N143">
      <style:table-cell-properties fo:border-bottom="0.54pt solid #000000" fo:background-color="#99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0GNU.F8"/>
      <style:map style:condition="cell-content()&lt;-0.05" style:apply-style-name="Untitled9" style:base-cell-address="0GNU.F8"/>
    </style:style>
    <style:style style:name="ce5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5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5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5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5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6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7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8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9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0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1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2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2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22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77"/>
      <style:map style:condition="cell-content()&lt;-0.05" style:apply-style-name="Untitled9" style:base-cell-address="0GNU.F77"/>
    </style:style>
    <style:style style:name="ce123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78"/>
      <style:map style:condition="cell-content()&lt;-0.05" style:apply-style-name="Untitled9" style:base-cell-address="0GNU.F78"/>
    </style:style>
    <style:style style:name="ce124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79"/>
      <style:map style:condition="cell-content()&lt;-0.05" style:apply-style-name="Untitled9" style:base-cell-address="0GNU.F79"/>
    </style:style>
    <style:style style:name="ce125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80"/>
      <style:map style:condition="cell-content()&lt;-0.05" style:apply-style-name="Untitled9" style:base-cell-address="0GNU.F80"/>
    </style:style>
    <style:style style:name="ce126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81"/>
      <style:map style:condition="cell-content()&lt;-0.05" style:apply-style-name="Untitled9" style:base-cell-address="0GNU.F81"/>
    </style:style>
    <style:style style:name="ce127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82"/>
      <style:map style:condition="cell-content()&lt;-0.05" style:apply-style-name="Untitled9" style:base-cell-address="0GNU.F82"/>
    </style:style>
    <style:style style:name="ce128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129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30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31" style:family="table-cell" style:parent-style-name="Default" style:data-style-name="N176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13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33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3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36" style:family="table-cell" style:parent-style-name="Default">
      <style:text-properties fo:font-style="normal" style:text-underline-style="none" style:font-style-asian="normal" style:font-style-complex="normal"/>
    </style:style>
    <style:style style:name="ce137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38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139" style:family="table-cell" style:parent-style-name="Default" style:data-style-name="N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4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43" style:family="table-cell" style:parent-style-name="Default" style:data-style-name="N2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45" style:family="table-cell" style:parent-style-name="Default" style:data-style-name="N12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46" style:family="table-cell" style:parent-style-name="Default" style:data-style-name="N1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7pt" fo:font-style="normal" style:text-underline-style="none" style:font-size-asian="7pt" style:font-style-asian="normal" style:font-size-complex="7pt" style:font-style-complex="normal"/>
    </style:style>
    <style:style style:name="ce14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149" style:family="table-cell" style:parent-style-name="Default" style:data-style-name="N1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 style:data-style-name="N1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1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5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54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55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7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8" style:family="table-cell" style:parent-style-name="Default" style:data-style-name="N2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59" style:family="table-cell" style:parent-style-name="Default">
      <style:table-cell-properties fo:border-bottom="0.06pt solid #000000" fo:background-color="#ff950e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160" style:family="table-cell" style:parent-style-name="Default">
      <style:table-cell-properties fo:border-bottom="0.54pt solid #000000" fo:background-color="#ff950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61" style:family="table-cell" style:parent-style-name="Default" style:data-style-name="N1">
      <style:table-cell-properties fo:background-color="#ff950e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4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5" style:family="table-cell" style:parent-style-name="Default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6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7" style:family="table-cell" style:parent-style-name="Default" style:data-style-name="N121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69" style:family="table-cell" style:parent-style-name="Default">
      <style:table-cell-properties fo:background-color="#e869b1" style:text-align-source="fix" style:repeat-content="false" fo:border="0.06pt dotted #000000" style:vertical-align="middle"/>
      <style:paragraph-properties fo:text-align="center" fo:margin-left="0mm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Default">
      <style:table-cell-properties fo:background-color="#ffff00"/>
      <style:text-properties fo:font-style="normal" style:text-underline-style="none" style:font-style-asian="normal" style:font-style-complex="normal"/>
    </style:style>
    <style:style style:name="ce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2" style:family="table-cell" style:parent-style-name="Default" style:data-style-name="N40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4" style:family="table-cell" style:parent-style-name="Default" style:data-style-name="N40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7" style:family="table-cell" style:parent-style-name="Default" style:data-style-name="N137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8" style:family="table-cell" style:parent-style-name="Default" style:data-style-name="N13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79" style:family="table-cell" style:parent-style-name="Default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80" style:family="table-cell" style:parent-style-name="Default" style:data-style-name="N150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2" style:family="table-cell" style:parent-style-name="Default" style:data-style-name="N121">
      <style:table-cell-properties fo:background-color="#b49ccc" style:text-align-source="fix" style:repeat-content="false" fo:border="0.06pt solid #000000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3" style:family="table-cell" style:parent-style-name="Default">
      <style:table-cell-properties fo:border-bottom="0.06pt solid #000000" fo:background-color="#b49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184" style:family="table-cell" style:parent-style-name="Default" style:data-style-name="N2">
      <style:table-cell-properties fo:border-bottom="0.54pt solid #000000" fo:background-color="#b49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6" style:family="table-cell" style:parent-style-name="Default" style:data-style-name="N2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7" style:family="table-cell" style:parent-style-name="Default" style:data-style-name="N121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88" style:family="table-cell" style:parent-style-name="Default" style:data-style-name="N121">
      <style:table-cell-properties fo:background-color="#b49ccc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90" style:family="table-cell" style:parent-style-name="Defaul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1" style:family="table-cell" style:parent-style-name="Default" style:data-style-name="N150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2" style:family="table-cell" style:parent-style-name="Default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93" style:family="table-cell" style:parent-style-name="Default" style:data-style-name="N150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194" style:family="table-cell" style:parent-style-name="Default" style:data-style-name="N150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1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198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199" style:family="table-cell" style:parent-style-name="Default">
      <style:table-cell-properties fo:border-bottom="0.54pt solid #000000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20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202" style:family="table-cell" style:parent-style-name="Default" style:data-style-name="N121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203" style:family="table-cell" style:parent-style-name="Default" style:data-style-name="N1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999999" fo:font-size="6pt" fo:font-style="normal" style:text-underline-style="none" style:font-size-asian="6pt" style:font-style-asian="normal" style:font-size-complex="6pt" style:font-style-complex="normal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6" style:family="table-cell" style:parent-style-name="Default">
      <style:table-cell-properties fo:border-bottom="0.06pt solid #000000" fo:background-color="#fbffa7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7" style:family="table-cell" style:parent-style-name="Default">
      <style:table-cell-properties fo:border-bottom="0.54pt solid #000000" fo:background-color="#fbffa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09" style:family="table-cell" style:parent-style-name="Default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10" style:family="table-cell" style:parent-style-name="Default" style:data-style-name="N10">
      <style:table-cell-properties fo:background-color="#fbffa7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213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14" style:family="table-cell" style:parent-style-name="Default" style:data-style-name="N2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2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21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17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218" style:family="table-cell" style:parent-style-name="Default" style:data-style-name="N121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219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220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1" style:family="table-cell" style:parent-style-name="Default" style:data-style-name="N121">
      <style:table-cell-properties fo:border-bottom="none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2" style:family="table-cell" style:parent-style-name="Default" style:data-style-name="N121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4" style:family="table-cell" style:parent-style-name="Default" style:data-style-name="N2">
      <style:table-cell-properties fo:border-bottom="0.54pt solid #000000" fo:background-color="#b49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6" style:family="table-cell" style:parent-style-name="Default" style:data-style-name="N12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28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29" style:family="table-cell" style:parent-style-name="Default" style:data-style-name="N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0" style:family="table-cell" style:parent-style-name="Default" style:data-style-name="N156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31" style:family="table-cell" style:parent-style-name="Default" style:data-style-name="N156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32" style:family="table-cell" style:parent-style-name="Default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233" style:family="table-cell" style:parent-style-name="Default" style:data-style-name="N121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 style:data-style-name="N147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ce235" style:family="table-cell" style:parent-style-name="Default" style:data-style-name="N174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6" style:family="table-cell" style:parent-style-name="Default" style:data-style-name="N174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37" style:family="table-cell" style:parent-style-name="Default" style:data-style-name="N205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39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40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41" style:family="table-cell" style:parent-style-name="Default" style:data-style-name="N2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 style:data-style-name="N121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44" style:family="table-cell" style:parent-style-name="Default" style:data-style-name="N167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5" style:family="table-cell" style:parent-style-name="Default" style:data-style-name="N150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6" style:family="table-cell" style:parent-style-name="Default" style:data-style-name="N206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56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48" style:family="table-cell" style:parent-style-name="Default">
      <style:table-cell-properties fo:border-bottom="0.06pt solid #000000" fo:background-color="#fbac84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style:use-window-font-color="true" fo:font-size="10pt" fo:font-style="normal" style:text-underline-style="none" style:font-size-asian="10pt" style:font-style-asian="normal" style:font-size-complex="10pt" style:font-style-complex="normal"/>
    </style:style>
    <style:style style:name="ce249" style:family="table-cell" style:parent-style-name="Default" style:data-style-name="N121">
      <style:table-cell-properties fo:border-bottom="0.54pt solid #000000" fo:background-color="#fbac8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b3b3b3" fo:font-style="normal" style:text-underline-style="none" style:font-style-asian="normal" style:font-style-complex="normal"/>
    </style:style>
    <style:style style:name="ce251" style:family="table-cell" style:parent-style-name="Default" style:data-style-name="N147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252" style:family="table-cell" style:parent-style-name="Default" style:data-style-name="N177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253" style:family="table-cell" style:parent-style-name="Default" style:data-style-name="N147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54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55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6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57" style:family="table-cell" style:parent-style-name="Default" style:data-style-name="N156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58" style:family="table-cell" style:parent-style-name="Default">
      <style:table-cell-properties fo:border-bottom="0.06pt solid #000000" fo:background-color="#ffd32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style:use-window-font-color="true" fo:font-size="10pt" fo:font-style="normal" style:text-underline-style="none" style:font-size-asian="10pt" style:font-style-asian="normal" style:font-size-complex="10pt" style:font-style-complex="normal"/>
    </style:style>
    <style:style style:name="ce259" style:family="table-cell" style:parent-style-name="Default" style:data-style-name="N121">
      <style:table-cell-properties fo:border-bottom="0.54pt solid #000000" fo:background-color="#ffd32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0" style:family="table-cell" style:parent-style-name="Default" style:data-style-name="N1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61" style:family="table-cell" style:parent-style-name="Default" style:data-style-name="N121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2" style:family="table-cell" style:parent-style-name="Default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63" style:family="table-cell" style:parent-style-name="Default">
      <style:table-cell-properties fo:background-color="#c5000b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64" style:family="table-cell" style:parent-style-name="Default" style:data-style-name="N121">
      <style:table-cell-properties fo:background-color="#c5000b" style:text-align-source="fix" style:repeat-content="false" fo:border="0.06pt solid #000000" style:vertical-align="middle"/>
      <style:paragraph-properties fo:text-align="center" fo:margin-left="0m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6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267" style:family="table-cell" style:parent-style-name="Default" style:data-style-name="N1">
      <style:table-cell-properties fo:border-bottom="0.54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68" style:family="table-cell" style:parent-style-name="Default" style:data-style-name="N177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ce269" style:family="table-cell" style:parent-style-name="Default" style:data-style-name="N177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72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ce273" style:family="table-cell" style:parent-style-name="Default" style:data-style-name="N121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8pt" fo:font-style="normal" style:text-underline-style="none" style:font-size-asian="8pt" style:font-style-asian="normal" style:font-size-complex="8pt" style:font-style-complex="normal"/>
    </style:style>
    <style:style style:name="ce27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75" style:family="table-cell" style:parent-style-name="Default" style:data-style-name="N121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276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277" style:family="table-cell" style:parent-style-name="Default" style:data-style-name="N147">
      <style:table-cell-properties fo:background-color="#99ccff" style:text-align-source="fix" style:repeat-content="false" fo:border="0.06pt solid #000000" style:vertical-align="middle"/>
      <style:paragraph-properties fo:text-align="center" fo:margin-left="0mm"/>
      <style:text-properties fo:color="#000000" fo:font-size="6pt" fo:font-style="normal" style:text-underline-style="none" style:font-size-asian="6pt" style:font-style-asian="normal" style:font-size-complex="6pt" style:font-style-complex="normal"/>
    </style:style>
    <style:style style:name="ce27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279" style:family="table-cell" style:parent-style-name="Default" style:data-style-name="N121">
      <style:table-cell-properties fo:border-bottom="0.54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lt;0" style:apply-style-name="_33_4" style:base-cell-address="0GNU.AG8"/>
      <style:map style:condition="cell-content()&gt;0" style:apply-style-name="Untitled13" style:base-cell-address="0GNU.AG8"/>
    </style:style>
    <style:style style:name="ce280" style:family="table-cell" style:parent-style-name="Default" style:data-style-name="N14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81" style:family="table-cell" style:parent-style-name="Default" style:data-style-name="N147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283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000000" fo:font-style="normal" style:text-underline-style="none" style:font-style-asian="normal" style:font-style-complex="normal"/>
    </style:style>
    <style:style style:name="ce284" style:family="table-cell" style:parent-style-name="Default" style:data-style-name="N121">
      <style:table-cell-properties fo:border-bottom="0.54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size="7pt" fo:font-style="normal" style:text-underline-style="none" style:font-size-asian="7pt" style:font-style-asian="normal" style:font-size-complex="7pt" style:font-style-complex="normal"/>
    </style:style>
    <style:style style:name="ce2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286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0GNU.AH11"/>
      <style:map style:condition="cell-content()&lt;0" style:apply-style-name="Untitled10" style:base-cell-address="0GNU.AH11"/>
    </style:style>
    <style:style style:name="ce287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0GNU.AH20"/>
      <style:map style:condition="cell-content()&lt;0" style:apply-style-name="Untitled10" style:base-cell-address="0GNU.AH20"/>
    </style:style>
    <style:style style:name="ce288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0GNU.AH36"/>
      <style:map style:condition="cell-content()&lt;0" style:apply-style-name="Untitled10" style:base-cell-address="0GNU.AH36"/>
    </style:style>
    <style:style style:name="ce289" style:family="table-cell" style:parent-style-name="Default" style:data-style-name="N147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0GNU.AH62"/>
      <style:map style:condition="cell-content()&lt;0" style:apply-style-name="Untitled10" style:base-cell-address="0GNU.AH62"/>
    </style:style>
    <style:style style:name="ce290" style:family="table-cell" style:parent-style-name="Default" style:data-style-name="N129">
      <style:text-properties fo:font-style="normal" style:text-underline-style="none" style:font-style-asian="normal" style:font-style-complex="normal"/>
    </style:style>
    <style:style style:name="ce291" style:family="table-cell" style:parent-style-name="Default">
      <style:table-cell-properties fo:border-bottom="0.06pt solid #000000" fo:background-color="#cc99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ce292" style:family="table-cell" style:parent-style-name="Default" style:data-style-name="N150">
      <style:table-cell-properties fo:border-bottom="0.54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lt;-0.049" style:apply-style-name="Untitled11" style:base-cell-address="0GNU.AI8"/>
      <style:map style:condition="cell-content()&gt;0.089" style:apply-style-name="Untitled12" style:base-cell-address="0GNU.AI8"/>
    </style:style>
    <style:style style:name="ce29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294" style:family="table-cell" style:parent-style-name="Default" style:data-style-name="N147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9" style:apply-style-name="Untitled5" style:base-cell-address="0GNU.AI10"/>
      <style:map style:condition="cell-content()&lt;-2" style:apply-style-name="Untitled6" style:base-cell-address="0GNU.AI10"/>
    </style:style>
    <style:style style:name="ce295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0GNU.AI11"/>
      <style:map style:condition="cell-content()&lt;-0.05" style:apply-style-name="Untitled8" style:base-cell-address="0GNU.AI11"/>
    </style:style>
    <style:style style:name="ce296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0GNU.AI20"/>
      <style:map style:condition="cell-content()&lt;-0.05" style:apply-style-name="Untitled8" style:base-cell-address="0GNU.AI20"/>
    </style:style>
    <style:style style:name="ce297" style:family="table-cell" style:parent-style-name="Default" style:data-style-name="N153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  <style:map style:condition="cell-content()&gt;0.09" style:apply-style-name="Untitled5" style:base-cell-address="0GNU.AI36"/>
      <style:map style:condition="cell-content()&lt;-0.05" style:apply-style-name="Untitled8" style:base-cell-address="0GNU.AI36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normal" style:text-underline-style="none" style:font-style-asian="normal" style:font-style-complex="normal"/>
    </style:style>
    <style:style style:name="ce299" style:family="table-cell" style:parent-style-name="Default">
      <style:text-properties fo:color="#999999"/>
    </style:style>
    <style:style style:name="ce300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10pt" fo:font-style="normal" style:text-underline-style="none" style:font-size-asian="10pt" style:font-style-asian="normal" style:font-size-complex="10pt" style:font-style-complex="normal"/>
    </style:style>
    <style:style style:name="ce301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303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04" style:family="table-cell" style:parent-style-name="Default">
      <style:table-cell-properties fo:border-bottom="0.54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05" style:family="table-cell" style:parent-style-name="Default" style:data-style-name="N150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0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07" style:family="table-cell" style:parent-style-name="Default" style:data-style-name="N121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08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09" style:family="table-cell" style:parent-style-name="Default" style:data-style-name="N121">
      <style:table-cell-properties fo:border-bottom="0.54pt solid #000000" fo:background-color="#ff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10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12" style:family="table-cell" style:parent-style-name="Default" style:data-style-name="N204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4" style:family="table-cell" style:parent-style-name="Default">
      <style:table-cell-properties fo:border-bottom="0.5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5" style:family="table-cell" style:parent-style-name="Default" style:data-style-name="N128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17" style:family="table-cell" style:parent-style-name="Default" style:data-style-name="N204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31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19" style:family="table-cell" style:parent-style-name="Default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0" style:family="table-cell" style:parent-style-name="Default" style:data-style-name="N129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2" style:family="table-cell" style:parent-style-name="Default" style:data-style-name="N2">
      <style:table-cell-properties fo:background-color="#ff8080"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3" style:family="table-cell" style:parent-style-name="Default" style:data-style-name="N2">
      <style:table-cell-properties fo:background-color="#aecf00"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4" style:family="table-cell" style:parent-style-name="Default" style:data-style-name="N2">
      <style:table-cell-properties fo:background-color="#83caff"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5" style:family="table-cell" style:parent-style-name="Default" style:data-style-name="N2">
      <style:table-cell-properties fo:border-bottom="0.54pt solid #000000" fo:background-color="#aecf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6" style:family="table-cell" style:parent-style-name="Default" style:data-style-name="N150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2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28" style:family="table-cell" style:parent-style-name="Default" style:data-style-name="N121">
      <style:table-cell-properties fo:border-bottom="0.54pt solid #000000" fo:background-color="#ff808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29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30" style:family="table-cell" style:parent-style-name="Default" style:data-style-name="N121">
      <style:table-cell-properties fo:border-bottom="0.54pt solid #000000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ce3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3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3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34" style:family="table-cell" style:parent-style-name="Default">
      <style:table-cell-properties fo:background-color="transparent"/>
      <style:text-properties fo:color="#999999" fo:font-style="normal" style:text-underline-style="none" style:font-style-asian="normal" style:font-style-complex="normal"/>
    </style:style>
    <style:style style:name="ce3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336" style:family="table-cell" style:parent-style-name="Default">
      <style:table-cell-properties fo:border-bottom="0.54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color="#999999" fo:font-style="normal" style:text-underline-style="none" style:font-style-asian="normal" style:font-style-complex="normal"/>
    </style:style>
    <style:style style:name="ce337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38" style:family="table-cell" style:parent-style-name="Default" style:data-style-name="N128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39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color="#999999" fo:font-size="8pt" fo:font-style="normal" style:text-underline-style="none" style:font-size-asian="8pt" style:font-style-asian="normal" style:font-size-complex="8pt" style:font-style-complex="normal"/>
    </style:style>
    <style:style style:name="ce34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54pt solid #000000" style:vertical-align="middle"/>
      <style:paragraph-properties fo:text-align="center" fo:margin-left="0mm"/>
      <style:text-properties fo:color="#999999" fo:font-size="9pt" fo:font-style="normal" style:text-underline-style="none" style:font-size-asian="9pt" style:font-style-asian="normal" style:font-size-complex="9pt" style:font-style-complex="normal"/>
    </style:style>
    <style:style style:name="ce342" style:family="table-cell" style:parent-style-name="Default" style:data-style-name="N143">
      <style:table-cell-properties fo:border-bottom="0.5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fo:color="#999999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3" style:family="table-cell" style:parent-style-name="Default">
      <style:table-cell-properties fo:background-color="transparent" fo:wrap-option="wrap"/>
      <style:text-properties fo:color="#999999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45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46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4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0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1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5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5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55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6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58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5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36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364" style:family="table-cell" style:parent-style-name="Default">
      <style:text-properties fo:font-size="8pt" style:font-size-asian="8pt" style:font-size-complex="8pt"/>
    </style:style>
    <style:style style:name="ce3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6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  <style:map style:condition="cell-content()&lt;0.9" style:apply-style-name="Untitled1" style:base-cell-address="0GNU.F6"/>
      <style:map style:condition="cell-content()&gt;1.09" style:apply-style-name="Untitled7" style:base-cell-address="0GNU.F6"/>
    </style:style>
    <style:style style:name="ce367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8"/>
      <style:map style:condition="cell-content()&lt;-0.05" style:apply-style-name="Untitled9" style:base-cell-address="0GNU.F8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0" style:family="table-cell" style:parent-style-name="Default"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1" style:family="table-cell" style:parent-style-name="Default"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4" style:family="table-cell" style:parent-style-name="Default"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0" style:family="table-cell" style:parent-style-name="Default"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2" style:family="table-cell" style:parent-style-name="Default"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3" style:family="table-cell" style:parent-style-name="Default"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3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none" style:font-style-asian="italic" style:font-style-complex="italic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77"/>
      <style:map style:condition="cell-content()&lt;-0.05" style:apply-style-name="Untitled9" style:base-cell-address="0GNU.F77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78"/>
      <style:map style:condition="cell-content()&lt;-0.05" style:apply-style-name="Untitled9" style:base-cell-address="0GNU.F78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79"/>
      <style:map style:condition="cell-content()&lt;-0.05" style:apply-style-name="Untitled9" style:base-cell-address="0GNU.F79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80"/>
      <style:map style:condition="cell-content()&lt;-0.05" style:apply-style-name="Untitled9" style:base-cell-address="0GNU.F80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81"/>
      <style:map style:condition="cell-content()&lt;-0.05" style:apply-style-name="Untitled9" style:base-cell-address="0GNU.F81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82"/>
      <style:map style:condition="cell-content()&lt;-0.05" style:apply-style-name="Untitled9" style:base-cell-address="0GNU.F82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F10"/>
      <style:map style:condition="cell-content()&lt;-0.05" style:apply-style-name="Untitled9" style:base-cell-address="0GNU.F10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lt;=-5" style:apply-style-name="Untitled6" style:base-cell-address="0GNU.F10"/>
      <style:map style:condition="cell-content()&gt;=10" style:apply-style-name="Untitled15" style:base-cell-address="0GNU.F10"/>
      <style:map style:condition="cell-content()&lt;0" style:apply-style-name="Untitled9" style:base-cell-address="0GNU.F10"/>
      <style:map style:condition="cell-content()&gt;0" style:apply-style-name="Untitled7" style:base-cell-address="0GNU.F10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9" style:family="table-cell" style:parent-style-name="Default" style:data-style-name="N11">
      <style:table-cell-properties fo:background-color="#dddddd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21" style:family="table-cell" style:parent-style-name="Default" style:data-style-name="N11">
      <style:table-cell-properties fo:background-color="#aecf00" style:text-align-source="fix" style:repeat-content="false"/>
      <style:paragraph-properties fo:text-align="center" fo:margin-left="0mm"/>
      <style:text-properties style:use-window-font-color="true"/>
    </style:style>
    <style:style style:name="ce4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23" style:family="table-cell" style:parent-style-name="Default" style:data-style-name="N11">
      <style:table-cell-properties fo:background-color="#ffcc99" style:text-align-source="fix" style:repeat-content="false" style:vertical-align="middle"/>
      <style:paragraph-properties fo:text-align="center" fo:margin-left="0mm"/>
      <style:text-properties style:use-window-font-color="true" fo:font-style="normal" style:text-underline-style="none" style:font-style-asian="normal" style:font-style-complex="normal"/>
    </style:style>
    <style:style style:name="ce42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25" style:family="table-cell" style:parent-style-name="Default" style:data-style-name="N11">
      <style:table-cell-properties fo:background-color="#83caff" style:text-align-source="fix" style:repeat-content="false"/>
      <style:paragraph-properties fo:text-align="center" fo:margin-left="0mm"/>
    </style:style>
    <style:style style:name="ce426" style:family="table-cell" style:parent-style-name="Default" style:data-style-name="N11"/>
    <style:style style:name="ce427" style:family="table-cell" style:parent-style-name="Default" style:data-style-name="N11">
      <style:table-cell-properties fo:background-color="#aecf00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28" style:family="table-cell" style:parent-style-name="Default" style:data-style-name="N11">
      <style:table-cell-properties fo:background-color="#aecf00" style:text-align-source="fix" style:repeat-content="false"/>
      <style:paragraph-properties fo:text-align="center" fo:margin-left="0mm"/>
      <style:text-properties fo:color="#ffffff"/>
    </style:style>
    <style:style style:name="ce429" style:family="table-cell" style:parent-style-name="Default" style:data-style-name="N11">
      <style:table-cell-properties fo:background-color="#ff8080" style:text-align-source="fix" style:repeat-content="false" style:vertical-align="middle"/>
      <style:paragraph-properties fo:text-align="center" fo:margin-left="0mm"/>
      <style:text-properties fo:color="#ffffff" fo:font-style="normal" style:text-underline-style="none" style:font-style-asian="normal" style:font-style-complex="normal"/>
    </style:style>
    <style:style style:name="ce430" style:family="table-cell" style:parent-style-name="Default" style:data-style-name="N11">
      <style:table-cell-properties fo:background-color="#ffff99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31" style:family="table-cell" style:parent-style-name="Default" style:data-style-name="N11">
      <style:table-cell-properties fo:background-color="#83caff" style:text-align-source="fix" style:repeat-content="false" style:vertical-align="middle"/>
      <style:paragraph-properties fo:text-align="center" fo:margin-left="0mm"/>
      <style:text-properties style:use-window-font-color="true" fo:font-style="normal" style:text-underline-style="none" style:font-style-asian="normal" style:font-style-complex="normal"/>
    </style:style>
    <style:style style:name="ce43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3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tyle="normal" style:text-underline-style="none" style:font-style-asian="normal" style:font-style-complex="normal"/>
    </style:style>
    <style:style style:name="ce43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435" style:family="table-cell" style:parent-style-name="Default">
      <style:table-cell-properties fo:background-color="transparent"/>
    </style:style>
    <style:style style:name="ce43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  <style:text-properties fo:color="#ffffff"/>
    </style:style>
    <style:style style:name="ce4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 fo:font-style="normal" style:text-underline-style="none" style:font-style-asian="normal" style:font-style-complex="normal"/>
    </style:style>
    <style:style style:name="ce43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999999" fo:font-size="7pt" fo:font-style="normal" style:text-underline-style="none" style:font-size-asian="7pt" style:font-style-asian="normal" style:font-size-complex="7pt" style:font-style-complex="normal"/>
    </style:style>
    <style:style style:name="ce439" style:family="table-cell" style:parent-style-name="Default">
      <style:table-cell-properties fo:background-color="#ff8080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40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41" style:family="table-cell" style:parent-style-name="Default" style:data-style-name="N2">
      <style:table-cell-properties fo:background-color="#ffcc99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42" style:family="table-cell" style:parent-style-name="Default" style:data-style-name="N2">
      <style:table-cell-properties fo:background-color="#83caff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43" style:family="table-cell" style:parent-style-name="Default" style:data-style-name="N1">
      <style:table-cell-properties fo:background-color="#ff9900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44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45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446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7" style:family="table-cell" style:parent-style-name="Default">
      <style:table-cell-properties fo:background-color="#ff950e"/>
    </style:style>
    <style:style style:name="ce448" style:family="table-cell" style:parent-style-name="Default">
      <style:table-cell-properties fo:border-bottom="0.54pt solid #000000" fo:background-color="#ffcc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4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0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1" style:family="table-cell" style:parent-style-name="Default">
      <style:table-cell-properties fo:border-bottom="0.54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2" style:family="table-cell" style:parent-style-name="Default" style:data-style-name="N1">
      <style:table-cell-properties fo:background-color="#83caff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3" style:family="table-cell" style:parent-style-name="Default" style:data-style-name="N121">
      <style:table-cell-properties fo:background-color="#83caff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4" style:family="table-cell" style:parent-style-name="Default" style:data-style-name="N1">
      <style:table-cell-properties fo:background-color="#c5000b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5" style:family="table-cell" style:parent-style-name="Default" style:data-style-name="N1">
      <style:table-cell-properties fo:background-color="#aecf00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6" style:family="table-cell" style:parent-style-name="Default">
      <style:table-cell-properties fo:background-color="#ff99cc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8" style:family="table-cell" style:parent-style-name="Default">
      <style:table-cell-properties fo:background-color="#cc99ff"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6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461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lt;0" style:apply-style-name="_33_4" style:base-cell-address="0GNU.AG8"/>
      <style:map style:condition="cell-content()&gt;0" style:apply-style-name="Untitled13" style:base-cell-address="0GNU.AG8"/>
    </style:style>
    <style:style style:name="ce4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" style:apply-style-name="Untitled5" style:base-cell-address="0GNU.AH12"/>
      <style:map style:condition="cell-content()&lt;0" style:apply-style-name="Untitled10" style:base-cell-address="0GNU.AH12"/>
    </style:style>
    <style:style style:name="ce463" style:family="table-cell" style:parent-style-name="Default">
      <style:map style:condition="cell-content()&gt;0" style:apply-style-name="Untitled5" style:base-cell-address="0GNU.AH12"/>
      <style:map style:condition="cell-content()&lt;0" style:apply-style-name="Untitled10" style:base-cell-address="0GNU.AH12"/>
    </style:style>
    <style:style style:name="ce4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0GNU.AH12"/>
      <style:map style:condition="cell-content()&lt;0" style:apply-style-name="Untitled10" style:base-cell-address="0GNU.AH12"/>
    </style:style>
    <style:style style:name="ce4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" style:apply-style-name="Untitled5" style:base-cell-address="0GNU.AH12"/>
      <style:map style:condition="cell-content()&lt;0" style:apply-style-name="Untitled10" style:base-cell-address="0GNU.AH12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" style:apply-style-name="Untitled5" style:base-cell-address="0GNU.AH36"/>
      <style:map style:condition="cell-content()&lt;0" style:apply-style-name="Untitled10" style:base-cell-address="0GNU.AH36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" style:apply-style-name="Untitled5" style:base-cell-address="0GNU.AH62"/>
      <style:map style:condition="cell-content()&lt;0" style:apply-style-name="Untitled10" style:base-cell-address="0GNU.AH62"/>
    </style:style>
    <style:style style:name="ce468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lt;-0.049" style:apply-style-name="Untitled11" style:base-cell-address="0GNU.AI8"/>
      <style:map style:condition="cell-content()&gt;0.089" style:apply-style-name="Untitled12" style:base-cell-address="0GNU.AI8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9" style:apply-style-name="Untitled5" style:base-cell-address="0GNU.AI10"/>
      <style:map style:condition="cell-content()&lt;-2" style:apply-style-name="Untitled6" style:base-cell-address="0GNU.AI10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AI12"/>
      <style:map style:condition="cell-content()&lt;-0.05" style:apply-style-name="Untitled8" style:base-cell-address="0GNU.AI12"/>
    </style:style>
    <style:style style:name="ce471" style:family="table-cell" style:parent-style-name="Default">
      <style:map style:condition="cell-content()&gt;0.09" style:apply-style-name="Untitled5" style:base-cell-address="0GNU.AI12"/>
      <style:map style:condition="cell-content()&lt;-0.05" style:apply-style-name="Untitled8" style:base-cell-address="0GNU.AI12"/>
    </style:style>
    <style:style style:name="ce47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AI12"/>
      <style:map style:condition="cell-content()&lt;-0.05" style:apply-style-name="Untitled8" style:base-cell-address="0GNU.AI12"/>
    </style:style>
    <style:style style:name="ce4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8pt" fo:font-style="normal" style:text-underline-style="none" style:font-size-asian="8pt" style:font-style-asian="normal" style:font-size-complex="8pt" style:font-style-complex="normal"/>
      <style:map style:condition="cell-content()&gt;0.09" style:apply-style-name="Untitled5" style:base-cell-address="0GNU.AI12"/>
      <style:map style:condition="cell-content()&lt;-0.05" style:apply-style-name="Untitled8" style:base-cell-address="0GNU.AI12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style:font-style-asian="normal" style:font-style-complex="normal"/>
      <style:map style:condition="cell-content()&gt;0.09" style:apply-style-name="Untitled5" style:base-cell-address="0GNU.AI36"/>
      <style:map style:condition="cell-content()&lt;-0.05" style:apply-style-name="Untitled8" style:base-cell-address="0GNU.AI36"/>
    </style:style>
    <style:style style:name="ce475" style:family="table-cell" style:parent-style-name="Default">
      <style:table-cell-properties fo:background-color="#77c282"/>
    </style:style>
    <style:style style:name="ce476" style:family="table-cell" style:parent-style-name="Default">
      <style:table-cell-properties fo:background-color="#e869b1"/>
    </style:style>
    <style:style style:name="ce477" style:family="table-cell" style:parent-style-name="Default">
      <style:table-cell-properties fo:background-color="#fff64f"/>
    </style:style>
    <style:style style:name="ce478" style:family="table-cell" style:parent-style-name="Default">
      <style:table-cell-properties fo:background-color="#fbac84"/>
    </style:style>
    <style:style style:name="ce479" style:family="table-cell" style:parent-style-name="Default">
      <style:table-cell-properties fo:background-color="#eb6061"/>
    </style:style>
    <style:style style:name="ce480" style:family="table-cell" style:parent-style-name="Default">
      <style:table-cell-properties fo:background-color="#2789c2"/>
    </style:style>
    <style:style style:name="ce481" style:family="table-cell" style:parent-style-name="Default">
      <style:table-cell-properties fo:background-color="#9456a4"/>
    </style:style>
    <style:style style:name="ce482" style:family="table-cell" style:parent-style-name="Default">
      <style:table-cell-properties fo:background-color="#00cccc"/>
    </style:style>
    <style:style style:name="ce483" style:family="table-cell" style:parent-style-name="Default">
      <style:table-cell-properties fo:background-color="#77c282" style:text-align-source="fix" style:repeat-content="false" fo:border="0.06pt solid #000000" style:vertical-align="automatic" style:vertical-justify="auto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8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7" style:family="table-cell" style:parent-style-name="Default">
      <style:table-cell-properties fo:background-color="#2789c2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88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89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49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</style:style>
    <style:style style:name="ce49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92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493" style:family="table-cell" style:parent-style-name="Default">
      <style:table-cell-properties fo:background-color="#ffff00"/>
    </style:style>
    <style:style style:name="ce494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5" style:family="table-cell" style:parent-style-name="Default" style:data-style-name="N12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6" style:family="table-cell" style:parent-style-name="Default" style:data-style-name="N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97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98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99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</style:style>
    <style:style style:name="ce500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01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02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03" style:family="table-cell" style:parent-style-name="Default" style:data-style-name="N1">
      <style:table-cell-properties style:text-align-source="fix" style:repeat-content="false" fo:border="0.06pt dotte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04" style:family="table-cell" style:parent-style-name="Default">
      <style:table-cell-properties fo:background-color="#000000" style:text-align-source="fix" style:repeat-content="false" fo:border="0.06pt solid #000000" style:vertical-align="automatic" style:vertical-justify="auto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06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507" style:family="table-cell" style:parent-style-name="Default">
      <style:table-cell-properties fo:background-color="#ffffff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0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09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5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1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13" style:family="table-cell" style:parent-style-name="Default">
      <style:table-cell-properties fo:background-color="#2789c2" style:text-align-source="fix" style:repeat-content="false" fo:border="0.06pt solid #000000" style:vertical-align="automatic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514" style:family="table-cell" style:parent-style-name="Default">
      <style:table-cell-properties fo:background-color="#77c282" style:text-align-source="fix" style:repeat-content="false" fo:border="0.06pt solid #000000" style:vertical-align="automatic" style:vertical-justify="auto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1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16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mm"/>
    </style:style>
    <style:style style:name="ce517" style:family="table-cell" style:parent-style-name="Default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18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1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 fo:font-size="8pt" style:font-size-asian="8pt" style:font-size-complex="8pt"/>
    </style:style>
    <style:style style:name="ce520" style:family="table-cell" style:parent-style-name="Default" style:data-style-name="N137">
      <style:table-cell-properties fo:background-color="#77c282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22" style:family="table-cell" style:parent-style-name="Default" style:data-style-name="N40">
      <style:table-cell-properties fo:background-color="#77c282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23" style:family="table-cell" style:parent-style-name="Default" style:data-style-name="N1"/>
    <style:style style:name="ce5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26" style:family="table-cell" style:parent-style-name="Default">
      <style:table-cell-properties fo:background-color="#77c282" style:text-align-source="fix" style:repeat-content="false" fo:border="0.06pt solid #000000"/>
      <style:paragraph-properties fo:text-align="center" fo:margin-left="0mm"/>
    </style:style>
    <style:style style:name="ce527" style:family="table-cell" style:parent-style-name="Default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28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8pt" style:font-size-asian="8pt" style:font-size-complex="8pt"/>
    </style:style>
    <style:style style:name="ce530" style:family="table-cell" style:parent-style-name="Default" style:data-style-name="N137">
      <style:table-cell-properties fo:border-bottom="none" fo:background-color="#fbac8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31" style:family="table-cell" style:parent-style-name="Default" style:data-style-name="N202">
      <style:table-cell-properties fo:border-bottom="0.06pt solid #000000" fo:background-color="#fbac8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532" style:family="table-cell" style:parent-style-name="Default" style:data-style-name="N37"/>
    <style:style style:name="ce533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mm"/>
    </style:style>
    <style:style style:name="ce534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35" style:family="table-cell" style:parent-style-name="Default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36" style:family="table-cell" style:parent-style-name="Default">
      <style:table-cell-properties fo:background-color="#fbffa7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37" style:family="table-cell" style:parent-style-name="Default" style:data-style-name="N203">
      <style:table-cell-properties fo:border-bottom="none" fo:background-color="#fbffa7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38" style:family="table-cell" style:parent-style-name="Default" style:data-style-name="N202">
      <style:table-cell-properties fo:border-bottom="0.06pt solid #000000" fo:background-color="#fbffa7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539" style:family="table-cell" style:parent-style-name="Default">
      <style:table-cell-properties fo:background-color="#9456a4" style:text-align-source="fix" style:repeat-content="false" fo:border="0.06pt solid #000000"/>
      <style:paragraph-properties fo:text-align="center" fo:margin-left="0mm"/>
    </style:style>
    <style:style style:name="ce540" style:family="table-cell" style:parent-style-name="Default">
      <style:table-cell-properties fo:background-color="#9456a4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41" style:family="table-cell" style:parent-style-name="Default" style:data-style-name="N203">
      <style:table-cell-properties fo:border-bottom="none" fo:background-color="#77c28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42" style:family="table-cell" style:parent-style-name="Default" style:data-style-name="N202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543" style:family="table-cell" style:parent-style-name="Default" style:data-style-name="N40">
      <style:table-cell-properties fo:border-bottom="0.06pt solid #000000" fo:background-color="#77c28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44" style:family="table-cell" style:parent-style-name="Default" style:data-style-name="N1">
      <style:table-cell-properties fo:background-color="#9456a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45" style:family="table-cell" style:parent-style-name="Default" style:data-style-name="N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>
      <style:table-cell-properties fo:background-color="#2789c2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48" style:family="table-cell" style:parent-style-name="Default" style:data-style-name="N203">
      <style:table-cell-properties fo:border-bottom="none" fo:background-color="#2789c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49" style:family="table-cell" style:parent-style-name="Default" style:data-style-name="N202">
      <style:table-cell-properties fo:border-bottom="0.06pt solid #000000" fo:background-color="#2789c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550" style:family="table-cell" style:parent-style-name="Default" style:data-style-name="N40">
      <style:table-cell-properties fo:border-bottom="0.06pt solid #000000" fo:background-color="#2789c2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51" style:family="table-cell" style:parent-style-name="Default">
      <style:table-cell-properties fo:background-color="#9456a4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52" style:family="table-cell" style:parent-style-name="Default" style:data-style-name="N203">
      <style:table-cell-properties fo:border-bottom="none" fo:background-color="#9456a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53" style:family="table-cell" style:parent-style-name="Default" style:data-style-name="N202">
      <style:table-cell-properties fo:border-bottom="0.06pt solid #000000" fo:background-color="#9456a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554" style:family="table-cell" style:parent-style-name="Default" style:data-style-name="N40">
      <style:table-cell-properties fo:border-bottom="0.06pt solid #000000" fo:background-color="#9456a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55" style:family="table-cell" style:parent-style-name="Default">
      <style:table-cell-properties fo:background-color="#eb6061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56" style:family="table-cell" style:parent-style-name="Default" style:data-style-name="N203">
      <style:table-cell-properties fo:border-bottom="none" fo:background-color="#eb6061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557" style:family="table-cell" style:parent-style-name="Default" style:data-style-name="N202">
      <style:table-cell-properties fo:border-bottom="0.06pt solid #000000" fo:background-color="#eb606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558" style:family="table-cell" style:parent-style-name="Default" style:data-style-name="N40">
      <style:table-cell-properties fo:border-bottom="0.06pt solid #000000" fo:background-color="#eb606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5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0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1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62" style:family="table-cell" style:parent-style-name="Default">
      <style:table-cell-properties fo:background-color="#000000" style:text-align-source="fix" style:repeat-content="false" fo:border="0.06pt solid #000000" style:vertical-align="automatic" style:vertical-justify="auto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5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565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566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 style:data-style-name="N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68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6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mm"/>
    </style:style>
    <style:style style:name="ce570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57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72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73" style:family="table-cell" style:parent-style-name="Default" style:data-style-name="N1">
      <style:table-cell-properties fo:background-color="#fff64f" style:text-align-source="fix" style:repeat-content="false" fo:border="0.06pt solid #000000" style:vertical-align="middle"/>
      <style:paragraph-properties fo:text-align="center" fo:margin-left="0mm"/>
    </style:style>
    <style:style style:name="ce574" style:family="table-cell" style:parent-style-name="Default" style:data-style-name="N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575" style:family="table-cell" style:parent-style-name="Default" style:data-style-name="N1">
      <style:table-cell-properties fo:background-color="#2789c2" style:text-align-source="fix" style:repeat-content="false" fo:border="0.06pt solid #000000" style:vertical-align="middle"/>
      <style:paragraph-properties fo:text-align="center" fo:margin-left="0mm"/>
    </style:style>
    <style:style style:name="ce57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7" style:family="table-cell" style:parent-style-name="Default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578" style:family="table-cell" style:parent-style-name="Default" style:data-style-name="N1">
      <style:table-cell-properties fo:background-color="#9456a4" style:text-align-source="fix" style:repeat-content="false" fo:border="0.06pt solid #000000" style:vertical-align="middle"/>
      <style:paragraph-properties fo:text-align="center" fo:margin-left="0mm"/>
      <style:text-properties style:use-window-font-color="true" fo:font-style="normal" style:font-style-asian="normal" style:font-style-complex="normal"/>
    </style:style>
    <style:style style:name="ce579" style:family="table-cell" style:parent-style-name="Default" style:data-style-name="N121">
      <style:table-cell-properties fo:background-color="#fbac84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80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style="normal" style:font-style-asian="normal" style:font-style-complex="normal"/>
    </style:style>
    <style:style style:name="ce581" style:family="table-cell" style:parent-style-name="Default" style:data-style-name="N1">
      <style:table-cell-properties fo:background-color="#e6e6e6" style:text-align-source="fix" style:repeat-content="false" fo:border="0.06pt dotte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82" style:family="table-cell" style:parent-style-name="Default">
      <style:text-properties fo:font-weight="normal" style:font-weight-asian="normal" style:font-weight-complex="normal"/>
    </style:style>
    <style:style style:name="ce583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584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85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586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587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8" style:family="table-cell" style:parent-style-name="Default">
      <style:text-properties fo:font-style="italic" style:font-style-asian="italic" style:font-style-complex="italic"/>
    </style:style>
    <style:style style:name="ce58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59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8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00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01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02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0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0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07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08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0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11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12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13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14" style:family="table-cell" style:parent-style-name="Default" style:data-style-name="N130">
      <style:table-cell-properties fo:background-color="#ffd320" style:text-align-source="fix" style:repeat-content="false" fo:border="0.06pt solid #000000" style:vertical-align="middle"/>
      <style:paragraph-properties fo:text-align="center" fo:margin-left="0mm"/>
    </style:style>
    <style:style style:name="ce615" style:family="table-cell" style:parent-style-name="Default" style:data-style-name="N13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6" style:family="table-cell" style:parent-style-name="Default" style:data-style-name="N130">
      <style:table-cell-properties fo:background-color="#ffffcc" style:text-align-source="fix" style:repeat-content="false" fo:border="0.06pt solid #000000" style:vertical-align="middle"/>
      <style:paragraph-properties fo:text-align="center" fo:margin-left="0mm"/>
    </style:style>
    <style:style style:name="ce617" style:family="table-cell" style:parent-style-name="Default" style:data-style-name="N130">
      <style:table-cell-properties fo:background-color="#aecf00" style:text-align-source="fix" style:repeat-content="false" fo:border="0.06pt solid #000000" style:vertical-align="middle"/>
      <style:paragraph-properties fo:text-align="center" fo:margin-left="0mm"/>
    </style:style>
    <style:style style:name="ce618" style:family="table-cell" style:parent-style-name="Default" style:data-style-name="N130">
      <style:table-cell-properties fo:background-color="#ccff99" style:text-align-source="fix" style:repeat-content="false" fo:border="0.06pt solid #000000" style:vertical-align="middle"/>
      <style:paragraph-properties fo:text-align="center" fo:margin-left="0mm"/>
    </style:style>
    <style:style style:name="ce619" style:family="table-cell" style:parent-style-name="Default" style:data-style-name="N130">
      <style:table-cell-properties fo:background-color="#99cc66" style:text-align-source="fix" style:repeat-content="false" fo:border="0.06pt solid #000000" style:vertical-align="middle"/>
      <style:paragraph-properties fo:text-align="center" fo:margin-left="0mm"/>
    </style:style>
    <style:style style:name="ce620" style:family="table-cell" style:parent-style-name="Default" style:data-style-name="N130">
      <style:table-cell-properties fo:background-color="#ffcc99" style:text-align-source="fix" style:repeat-content="false" fo:border="0.06pt solid #000000" style:vertical-align="middle"/>
      <style:paragraph-properties fo:text-align="center" fo:margin-left="0mm"/>
    </style:style>
    <style:style style:name="ce621" style:family="table-cell" style:parent-style-name="Default" style:data-style-name="N130">
      <style:table-cell-properties fo:background-color="#ffccff" style:text-align-source="fix" style:repeat-content="false" fo:border="0.06pt solid #000000" style:vertical-align="middle"/>
      <style:paragraph-properties fo:text-align="center" fo:margin-left="0mm"/>
    </style:style>
    <style:style style:name="ce622" style:family="table-cell" style:parent-style-name="Default" style:data-style-name="N130">
      <style:table-cell-properties fo:background-color="#ff8080" style:text-align-source="fix" style:repeat-content="false" fo:border="0.06pt solid #000000" style:vertical-align="middle"/>
      <style:paragraph-properties fo:text-align="center" fo:margin-left="0mm"/>
    </style:style>
    <style:style style:name="ce623" style:family="table-cell" style:parent-style-name="Default" style:data-style-name="N130">
      <style:table-cell-properties fo:background-color="#ff420e" style:text-align-source="fix" style:repeat-content="false" fo:border="0.06pt solid #000000" style:vertical-align="middle"/>
      <style:paragraph-properties fo:text-align="center" fo:margin-left="0mm"/>
    </style:style>
    <style:style style:name="ce624" style:family="table-cell" style:parent-style-name="Default">
      <style:table-cell-properties fo:background-color="#000000"/>
    </style:style>
    <style:style style:name="ce625" style:family="table-cell" style:parent-style-name="Default">
      <style:table-cell-properties fo:background-color="#000000"/>
      <style:text-properties fo:color="#0066cc"/>
    </style:style>
    <style:style style:name="ce62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66cc"/>
    </style:style>
    <style:style style:name="ce627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0066cc"/>
    </style:style>
    <style:style style:name="ce628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66cc"/>
    </style:style>
    <style:style style:name="ce62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663399" fo:font-size="8pt" style:font-size-asian="8pt" style:font-size-complex="8pt"/>
    </style:style>
    <style:style style:name="ce630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663399"/>
    </style:style>
    <style:style style:name="ce631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663399"/>
    </style:style>
    <style:style style:name="ce63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d320"/>
    </style:style>
    <style:style style:name="ce633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  <style:text-properties fo:color="#ffd320"/>
    </style:style>
    <style:style style:name="ce634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d320"/>
    </style:style>
    <style:style style:name="ce635" style:family="table-cell" style:parent-style-name="Default" style:data-style-name="N5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d320"/>
    </style:style>
    <style:style style:name="ce63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mm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8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639" style:family="table-cell" style:parent-style-name="Default" style:data-style-name="N147">
      <style:table-cell-properties style:text-align-source="fix" style:repeat-content="false"/>
      <style:paragraph-properties fo:text-align="center" fo:margin-left="0mm"/>
    </style:style>
    <style:style style:name="ce64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64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42" style:family="table-cell" style:parent-style-name="Default" style:data-style-name="N121"/>
    <style:style style:name="ce643" style:family="table-cell" style:parent-style-name="Default" style:data-style-name="N2"/>
    <style:style style:name="ce64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color="#000000"/>
    </style:style>
    <style:style style:name="ce645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646" style:family="table-cell" style:parent-style-name="Default" style:data-style-name="N121">
      <style:table-cell-properties fo:background-color="#e6e6e6" style:text-align-source="fix" style:repeat-content="false"/>
      <style:paragraph-properties fo:text-align="center" fo:margin-left="0mm"/>
    </style:style>
    <style:style style:name="ce647" style:family="table-cell" style:parent-style-name="Default">
      <style:table-cell-properties fo:background-color="#e6e6e6"/>
    </style:style>
    <style:style style:name="ce64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649" style:family="table-cell" style:parent-style-name="Default" style:data-style-name="N1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650" style:family="table-cell" style:parent-style-name="Default" style:data-style-name="N121">
      <style:table-cell-properties fo:background-color="#fbffa7" style:text-align-source="fix" style:repeat-content="false" fo:border="0.06pt solid #000000"/>
      <style:paragraph-properties fo:text-align="center" fo:margin-left="0mm"/>
    </style:style>
    <style:style style:name="ce651" style:family="table-cell" style:parent-style-name="Default">
      <style:table-cell-properties fo:background-color="#fbffa7" style:text-align-source="fix" style:repeat-content="false" fo:border="0.06pt solid #000000"/>
      <style:paragraph-properties fo:text-align="center" fo:margin-left="0mm"/>
    </style:style>
    <style:style style:name="ce652" style:family="table-cell" style:parent-style-name="Default" style:data-style-name="N129"/>
    <style:style style:name="ce65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fo:color="#000000"/>
    </style:style>
    <style:style style:name="ce654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mm"/>
      <style:text-properties fo:color="#000000"/>
    </style:style>
    <style:style style:name="ce655" style:family="table-cell" style:parent-style-name="Default" style:data-style-name="N130">
      <style:table-cell-properties fo:background-color="#ffff00" style:text-align-source="fix" style:repeat-content="false"/>
      <style:paragraph-properties fo:text-align="center" fo:margin-left="0mm"/>
    </style:style>
    <style:style style:name="ce656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7" style:family="table-cell" style:parent-style-name="Default" style:data-style-name="N121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658" style:family="table-cell" style:parent-style-name="Default">
      <style:table-cell-properties fo:background-color="#e394bc" style:text-align-source="fix" style:repeat-content="false" fo:border="0.06pt solid #000000"/>
      <style:paragraph-properties fo:text-align="center" fo:margin-left="0mm"/>
    </style:style>
    <style:style style:name="ce659" style:family="table-cell" style:parent-style-name="Default">
      <style:table-cell-properties fo:background-color="#e394b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661" style:family="table-cell" style:parent-style-name="Default" style:data-style-name="N121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662" style:family="table-cell" style:parent-style-name="Default" style:data-style-name="N2">
      <style:table-cell-properties style:glyph-orientation-vertical="0" style:text-align-source="fix" style:repeat-content="false" fo:border="0.06pt solid #000000" style:direction="ltr"/>
      <style:paragraph-properties fo:text-align="center" fo:margin-left="0mm"/>
      <style:text-properties fo:font-size="8pt" style:font-size-asian="8pt" style:font-size-complex="8pt"/>
    </style:style>
    <style:style style:name="ce663" style:family="table-cell" style:parent-style-name="Default" style:data-style-name="N130">
      <style:table-cell-properties style:glyph-orientation-vertical="0" style:text-align-source="fix" style:repeat-content="false" fo:border="0.06pt solid #000000" style:direction="ltr"/>
      <style:paragraph-properties fo:text-align="center" fo:margin-left="0mm"/>
      <style:text-properties fo:font-size="8pt" style:font-size-asian="8pt" style:font-size-complex="8pt"/>
    </style:style>
    <style:style style:name="ce664" style:family="table-cell" style:parent-style-name="Default">
      <style:table-cell-properties fo:background-color="#aecf00"/>
    </style:style>
    <style:style style:name="ce665" style:family="table-cell" style:parent-style-name="Default">
      <style:table-cell-properties fo:background-color="#83caff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67" style:family="table-cell" style:parent-style-name="Default">
      <style:table-cell-properties style:vertical-align="middle"/>
    </style:style>
    <style:style style:name="ce668" style:family="table-cell" style:parent-style-name="Default">
      <style:table-cell-properties fo:border-bottom="none" fo:border-left="none" fo:border-right="none" fo:border-top="0.54pt solid #000000"/>
    </style:style>
    <style:style style:name="ce669" style:family="table-cell" style:parent-style-name="Default">
      <style:table-cell-properties fo:border-bottom="0.54pt solid #000000" fo:border-left="none" fo:border-right="none" fo:border-top="none" style:vertical-align="middle"/>
    </style:style>
    <style:style style:name="ce67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672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673" style:family="table-cell" style:parent-style-name="Default" style:data-style-name="N2">
      <style:table-cell-properties fo:border-bottom="0.54pt solid #000000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7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675" style:family="table-cell" style:parent-style-name="Default" style:data-style-name="N2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676" style:family="table-cell" style:parent-style-name="Default">
      <style:table-cell-properties fo:background-color="#83caff" fo:border="0.06pt solid #000000"/>
      <style:text-properties fo:font-size="8pt" style:font-size-asian="8pt" style:font-size-complex="8pt"/>
    </style:style>
    <style:style style:name="ce677" style:family="table-cell" style:parent-style-name="Default">
      <style:table-cell-properties fo:border-bottom="none" fo:background-color="#cccccc" fo:border-left="none" fo:border-right="none" fo:border-top="0.54pt solid #000000"/>
    </style:style>
    <style:style style:name="ce678" style:family="table-cell" style:parent-style-name="Default">
      <style:table-cell-properties fo:border-bottom="0.54pt solid #000000" fo:background-color="#cccccc" fo:border-left="none" fo:border-right="none" fo:border-top="none" style:vertical-align="middle"/>
    </style:style>
    <style:style style:name="ce679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68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68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6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6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6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6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87" style:family="table-cell" style:parent-style-name="Default">
      <style:table-cell-properties fo:border-bottom="none" fo:background-color="#000000" style:text-align-source="fix" style:repeat-content="false" fo:border-left="none" fo:border-right="none" fo:border-top="0.54pt solid #000000" style:vertical-align="middle"/>
      <style:paragraph-properties fo:text-align="center" fo:margin-left="0mm"/>
    </style:style>
    <style:style style:name="ce688" style:family="table-cell" style:parent-style-name="Default">
      <style:table-cell-properties fo:border-bottom="0.5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8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690" style:family="table-cell" style:parent-style-name="Default">
      <style:table-cell-properties fo:border-bottom="0.54pt solid #000000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69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93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95" style:family="table-cell" style:parent-style-name="Default">
      <style:table-cell-properties fo:border-bottom="0.06pt solid #000000" fo:background-color="#77c282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696" style:family="table-cell" style:parent-style-name="Default">
      <style:table-cell-properties fo:border-bottom="0.54pt solid #000000" fo:background-color="#77c28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9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98" style:family="table-cell" style:parent-style-name="Default" style:data-style-name="N2">
      <style:table-cell-properties fo:background-color="#ff99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699" style:family="table-cell" style:parent-style-name="Default">
      <style:table-cell-properties fo:border-bottom="0.06pt solid #000000" fo:background-color="#7da647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700" style:family="table-cell" style:parent-style-name="Default">
      <style:table-cell-properties fo:border-bottom="0.54pt solid #000000" fo:background-color="#7da64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701" style:family="table-cell" style:parent-style-name="Default" style:data-style-name="N2">
      <style:table-cell-properties fo:background-color="#7da647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70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03" style:family="table-cell" style:parent-style-name="Default" style:data-style-name="N2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04" style:family="table-cell" style:parent-style-name="Default">
      <style:table-cell-properties fo:border-bottom="none" fo:background-color="#999999" fo:border-left="none" fo:border-right="none" fo:border-top="0.54pt solid #000000"/>
    </style:style>
    <style:style style:name="ce705" style:family="table-cell" style:parent-style-name="Default">
      <style:table-cell-properties fo:border-bottom="0.54pt solid #000000" fo:background-color="#999999" fo:border-left="none" fo:border-right="none" fo:border-top="none" style:vertical-align="middle"/>
    </style:style>
    <style:style style:name="ce706" style:family="table-cell" style:parent-style-name="Default">
      <style:table-cell-properties fo:border-bottom="none" fo:background-color="#999999" fo:border-left="0.06pt solid #000000" fo:border-right="0.06pt solid #000000" fo:border-top="0.06pt solid #000000"/>
    </style:style>
    <style:style style:name="ce707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708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709" style:family="table-cell" style:parent-style-name="Default">
      <style:table-cell-properties fo:background-color="#cc99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0" style:family="table-cell" style:parent-style-name="Default">
      <style:table-cell-properties fo:background-color="#fbac8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712" style:family="table-cell" style:parent-style-name="Default">
      <style:table-cell-properties fo:border-bottom="0.06pt solid #000000" fo:background-color="#cc99ff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10pt" style:font-size-asian="10pt" style:font-size-complex="10pt"/>
    </style:style>
    <style:style style:name="ce713" style:family="table-cell" style:parent-style-name="Default" style:data-style-name="N2">
      <style:table-cell-properties fo:border-bottom="0.54pt solid #000000" fo:background-color="#cc99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4" style:family="table-cell" style:parent-style-name="Default" style:data-style-name="N150">
      <style:table-cell-properties fo:background-color="#cc99ff" style:text-align-source="fix" style:repeat-content="false" fo:border="0.06pt solid #000000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715" style:family="table-cell" style:parent-style-name="Default">
      <style:table-cell-properties fo:border-bottom="none" fo:background-color="#b2b2b2" fo:border-left="none" fo:border-right="none" fo:border-top="0.54pt solid #000000"/>
    </style:style>
    <style:style style:name="ce716" style:family="table-cell" style:parent-style-name="Default">
      <style:table-cell-properties fo:border-bottom="0.54pt solid #000000" fo:background-color="#b2b2b2" fo:border-left="none" fo:border-right="none" fo:border-top="none" style:vertical-align="middle"/>
    </style:style>
    <style:style style:name="ce717" style:family="table-cell" style:parent-style-name="Default">
      <style:table-cell-properties fo:background-color="#b2b2b2"/>
    </style:style>
    <style:style style:name="ce71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9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</style:style>
    <style:style style:name="ce720" style:family="table-cell" style:parent-style-name="Default" style:data-style-name="N2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72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72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10pt" style:font-size-asian="10pt" style:font-size-complex="10pt"/>
    </style:style>
    <style:style style:name="ce723" style:family="table-cell" style:parent-style-name="Default" style:data-style-name="N130">
      <style:table-cell-properties fo:border-bottom="0.54pt solid #000000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4" style:family="table-cell" style:parent-style-name="Default" style:data-style-name="N2">
      <style:table-cell-properties fo:background-color="#fbffa7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2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7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727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728" style:family="table-cell" style:parent-style-name="Default">
      <style:table-cell-properties fo:border-bottom="0.06pt solid #000000" fo:background-color="#fbac84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10pt" style:font-size-asian="10pt" style:font-size-complex="10pt"/>
    </style:style>
    <style:style style:name="ce729" style:family="table-cell" style:parent-style-name="Default" style:data-style-name="N2">
      <style:table-cell-properties fo:border-bottom="0.54pt solid #000000" fo:background-color="#fbac8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30" style:family="table-cell" style:parent-style-name="Default" style:data-style-name="N2">
      <style:table-cell-properties fo:background-color="#fbac8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3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32" style:family="table-cell" style:parent-style-name="Default" style:data-style-name="N2">
      <style:table-cell-properties fo:border-bottom="none" fo:background-color="#aecf00" style:text-align-source="fix" style:repeat-content="false" fo:border-left="none" fo:border-right="none" fo:border-top="0.54pt solid #000000"/>
      <style:paragraph-properties fo:text-align="center" fo:margin-left="0mm"/>
      <style:text-properties fo:font-size="9pt" style:font-size-asian="9pt" style:font-size-complex="9pt"/>
    </style:style>
    <style:style style:name="ce733" style:family="table-cell" style:parent-style-name="Default" style:data-style-name="N121">
      <style:table-cell-properties fo:border-bottom="0.54pt solid #000000" fo:background-color="#aec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34" style:family="table-cell" style:parent-style-name="Default" style:data-style-name="N121">
      <style:table-cell-properties fo:background-color="#666666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73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</style:style>
    <style:style style:name="ce7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37" style:family="table-cell" style:parent-style-name="Default" style:data-style-name="N2">
      <style:table-cell-properties fo:border-bottom="0.06pt solid #000000" fo:background-color="#fbffa7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3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739" style:family="table-cell" style:parent-style-name="Default" style:data-style-name="N2">
      <style:table-cell-properties fo:background-color="#83caff" style:text-align-source="fix" style:repeat-content="false" fo:border="0.06pt solid #000000"/>
      <style:paragraph-properties fo:text-align="center" fo:margin-left="0mm"/>
    </style:style>
    <style:style style:name="ce740" style:family="table-cell" style:parent-style-name="Default" style:data-style-name="N1">
      <style:table-cell-properties fo:border-bottom="0.54pt solid #000000" fo:background-color="#77c28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74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000000" fo:font-size="8pt" style:font-size-asian="8pt" style:font-size-complex="8pt"/>
    </style:style>
    <style:style style:name="ce742" style:family="table-cell" style:parent-style-name="Default" style:data-style-name="N2">
      <style:table-cell-properties fo:background-color="#eb6061" style:text-align-source="fix" style:repeat-content="false" fo:border="0.06pt solid #000000"/>
      <style:paragraph-properties fo:text-align="center" fo:margin-left="0mm"/>
    </style:style>
    <style:style style:name="ce743" style:family="table-cell" style:parent-style-name="Default" style:data-style-name="N2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44" style:family="table-cell" style:parent-style-name="Default" style:data-style-name="N2">
      <style:table-cell-properties fo:border-bottom="0.06pt solid #000000" fo:background-color="#eb6061" style:text-align-source="fix" style:repeat-content="false" fo:border-left="0.06pt solid #000000" fo:border-right="0.06pt solid #000000" fo:border-top="0.54pt solid #000000"/>
      <style:paragraph-properties fo:text-align="center" fo:margin-left="0mm"/>
    </style:style>
    <style:style style:name="ce745" style:family="table-cell" style:parent-style-name="Default" style:data-style-name="N2">
      <style:table-cell-properties fo:border-bottom="0.54pt solid #000000" fo:background-color="#eb606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746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748" style:family="table-cell" style:parent-style-name="Default">
      <style:table-cell-properties fo:border-bottom="0.06pt solid #000000" fo:background-color="#ff99cc" style:text-align-source="fix" style:repeat-content="false" fo:border-left="0.06pt solid #000000" fo:border-right="0.06pt solid #000000" fo:border-top="0.54pt solid #000000"/>
      <style:paragraph-properties fo:text-align="center" fo:margin-left="0mm"/>
      <style:text-properties fo:font-size="9pt" style:font-size-asian="9pt" style:font-size-complex="9pt"/>
    </style:style>
    <style:style style:name="ce749" style:family="table-cell" style:parent-style-name="Default" style:data-style-name="N2">
      <style:table-cell-properties fo:border-bottom="0.54pt solid #000000" fo:background-color="#ff99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5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751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52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753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75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7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e6e6ff" fo:font-size="7pt" style:font-size-asian="7pt" style:font-size-complex="7pt"/>
    </style:style>
    <style:style style:name="ce757" style:family="table-cell" style:parent-style-name="Default">
      <style:table-cell-properties fo:border-bottom="0.06pt solid #000000" fo:background-color="#aecf0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758" style:family="table-cell" style:parent-style-name="Default">
      <style:table-cell-properties fo:border-bottom="0.54pt solid #000000" fo:background-color="#aec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5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760" style:family="table-cell" style:parent-style-name="Default">
      <style:table-cell-properties fo:border-bottom="0.54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761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0.06pt solid #000000" fo:border-top="0.54pt solid #000000" style:vertical-align="middle"/>
      <style:paragraph-properties fo:text-align="center" fo:margin-left="0mm"/>
    </style:style>
    <style:style style:name="ce762" style:family="table-cell" style:parent-style-name="Default">
      <style:table-cell-properties fo:border-bottom="0.5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63" style:family="table-cell" style:parent-style-name="Default">
      <style:text-properties fo:font-weight="bold" style:font-weight-asian="bold" style:font-weight-complex="bold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65" style:family="table-cell" style:parent-style-name="Default">
      <style:table-cell-properties fo:background-color="#eb6061" fo:border="0.06pt solid #000000"/>
    </style:style>
    <style:style style:name="ce766" style:family="table-cell" style:parent-style-name="Default">
      <style:table-cell-properties fo:background-color="#77c282" fo:border="0.06pt solid #000000"/>
    </style:style>
    <style:style style:name="ce767" style:family="table-cell" style:parent-style-name="Default">
      <style:table-cell-properties fo:background-color="#2789c2" fo:border="0.06pt solid #000000"/>
    </style:style>
    <style:style style:name="ce768" style:family="table-cell" style:parent-style-name="Default">
      <style:table-cell-properties fo:background-color="#fb9460" fo:border="0.06pt solid #000000"/>
    </style:style>
    <style:style style:name="ce769" style:family="table-cell" style:parent-style-name="Default">
      <style:table-cell-properties fo:background-color="#fff64f" fo:border="0.06pt solid #000000"/>
    </style:style>
    <style:style style:name="ce770" style:family="table-cell" style:parent-style-name="Default">
      <style:text-properties fo:font-size="9pt" style:font-size-asian="9pt" style:font-size-complex="9pt"/>
    </style:style>
    <style:style style:name="ce771" style:family="table-cell" style:parent-style-name="Default">
      <style:table-cell-properties fo:background-color="transparent" fo:border="0.06pt solid #000000"/>
    </style:style>
    <style:style style:name="ce772" style:family="table-cell" style:parent-style-name="Default">
      <style:table-cell-properties fo:background-color="#eb6061" style:text-align-source="fix" style:repeat-content="false" fo:border="0.06pt solid #000000"/>
      <style:paragraph-properties fo:text-align="center" fo:margin-left="0mm"/>
    </style:style>
    <style:style style:name="ce7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7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75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776" style:family="table-cell" style:parent-style-name="Default" style:data-style-name="N121">
      <style:table-cell-properties fo:background-color="#eb6061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8" style:family="table-cell" style:parent-style-name="Default" style:data-style-name="N2">
      <style:table-cell-properties fo:background-color="#77c282" style:text-align-source="fix" style:repeat-content="false" fo:border="0.06pt solid #000000"/>
      <style:paragraph-properties fo:text-align="center" fo:margin-left="0mm"/>
    </style:style>
    <style:style style:name="ce779" style:family="table-cell" style:parent-style-name="Default" style:data-style-name="N121">
      <style:table-cell-properties fo:background-color="#77c282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 style:data-style-name="N2">
      <style:table-cell-properties fo:background-color="#2789c2" style:text-align-source="fix" style:repeat-content="false" fo:border="0.06pt solid #000000"/>
      <style:paragraph-properties fo:text-align="center" fo:margin-left="0mm"/>
    </style:style>
    <style:style style:name="ce781" style:family="table-cell" style:parent-style-name="Default" style:data-style-name="N121">
      <style:table-cell-properties fo:background-color="#2789c2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82" style:family="table-cell" style:parent-style-name="Default">
      <style:table-cell-properties fo:background-color="#fb9460" style:text-align-source="fix" style:repeat-content="false" fo:border="0.06pt solid #000000"/>
      <style:paragraph-properties fo:text-align="center" fo:margin-left="0mm"/>
    </style:style>
    <style:style style:name="ce783" style:family="table-cell" style:parent-style-name="Default" style:data-style-name="N2">
      <style:table-cell-properties fo:background-color="#fb9460" style:text-align-source="fix" style:repeat-content="false" fo:border="0.06pt solid #000000"/>
      <style:paragraph-properties fo:text-align="center" fo:margin-left="0mm"/>
    </style:style>
    <style:style style:name="ce784" style:family="table-cell" style:parent-style-name="Default" style:data-style-name="N121">
      <style:table-cell-properties fo:background-color="#fb9460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85" style:family="table-cell" style:parent-style-name="Default">
      <style:table-cell-properties fo:background-color="#fff64f" style:text-align-source="fix" style:repeat-content="false" fo:border="0.06pt solid #000000"/>
      <style:paragraph-properties fo:text-align="center" fo:margin-left="0mm"/>
    </style:style>
    <style:style style:name="ce786" style:family="table-cell" style:parent-style-name="Default" style:data-style-name="N2">
      <style:table-cell-properties fo:background-color="#fff64f" style:text-align-source="fix" style:repeat-content="false" fo:border="0.06pt solid #000000"/>
      <style:paragraph-properties fo:text-align="center" fo:margin-left="0mm"/>
    </style:style>
    <style:style style:name="ce787" style:family="table-cell" style:parent-style-name="Default" style:data-style-name="N121">
      <style:table-cell-properties fo:background-color="#fff64f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88" style:family="table-cell" style:parent-style-name="Default" style:data-style-name="N129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hatch" draw:fill-color="#4b1f6f" draw:fill-hatch-name="Black_20_45_20_Degrees" draw:fill-hatch-solid="true" draw:opacity="100%" draw:textarea-horizontal-align="center" draw:textarea-vertical-align="middle" draw:shadow="hidden" draw:shadow-opacity="100%" draw:ole-draw-aspect="1"/>
    </style:style>
    <style:style style:name="gr3" style:family="graphic">
      <style:graphic-properties draw:stroke="none" draw:fill="hatch" draw:fill-color="#83caff" draw:fill-hatch-name="Black_20_45_20_Degrees" draw:fill-hatch-solid="true" draw:textarea-horizontal-align="center" draw:textarea-vertical-align="middle" draw:shadow="hidden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weight="bold"/>
    </style:style>
  </office:automatic-styles>
  <office:body>
    <office:spreadsheet>
      <table:calculation-settings>
        <table:iteration table:status="enable"/>
      </table:calculation-settings>
      <table:table table:name="0GNU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-----BEGIN PGP SIGNED MESSAGE-----</text:p>
            <text:p>Hash: SHA512</text:p>
            <text:p/>
            <text:p/>
            <text:p>This artwork is licensed under the Creative Commons</text:p>
            <text:p>Attribution-Noncommercial-Share Alike 4.0 License </text:p>
            <text:p>https://creativecommons.org/licenses/by-nc-sa/4.0/</text:p>
            <text:p/>
            <text:p>You are free to:</text:p>
            <text:p>* Share</text:p>
            <text:p>* Remix</text:p>
            <text:p/>
            <text:p>Under the following conditions:</text:p>
            <text:p>* Attribution</text:p>
            <text:p>* NonCommercial</text:p>
            <text:p>* ShareAlike</text:p>
            <text:p/>
            <text:p>You can support this project with bitcoin</text:p>
            <text:p>14VVcBAbApj1iktgoVTmaDeF2o2TtMNVzt</text:p>
            <text:p/>
            <text:p>Please share this friend to friend only.</text:p>
            <text:p>Not appropriate for general public access.</text:p>
            <text:p/>
            <text:p>Thank you for your attention..</text:p>
            <text:p/>
            <text:p/>
            <text:p>-----BEGIN PGP SIGNATURE-----</text:p>
            <text:p>Version: GnuPG v1</text:p>
            <text:p/>
            <text:p>iQEcBAEBCgAGBQJTF2VpAAoJEHL996YtuRwDkGsH/0vF5Ss3ErCeREUrVCZgKRsk</text:p>
            <text:p>JgPAf/8x6yYcTIC7bC1fQCzj03sGGOfvgxnYrhrmwdTzuHpv7DF9HbTCb+bXZto3</text:p>
            <text:p>zheGekcaCLpQbuMYdQw3HVstgyIdqUf1pAXdlM0MPfD/eE/M3EW6Zd+vzU2B9Bpw</text:p>
            <text:p>IXdnbUeg5v6+vIQzc5RxbgonJfX5WSCjGLEzKXs++OPuVwLpKgq5kJvv1b5bZJH/</text:p>
            <text:p>Qtiv94ghDn5foNhcuBcgVGLHtVj/7ibb15HSboZkfkA9+2fwp2oHvgpYDFWuJF0Z</text:p>
            <text:p>3aOuuLqDSxFgmInX6PEPFpzO9IceIvurJ1sMVv3n8ZEOlXMj2U8qyTxJYAC07rs=</text:p>
            <text:p>=OFhO</text:p>
            <text:p>-----END PGP SIGNATURE-----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/>
          <table:table-cell table:style-name="ce5" office:value-type="string" calcext:value-type="string">
            <text:p>G6zkiVVU6E8sIuMuzKgWA7lDO9YRUalHYhbLzrXXZqMZJKrX5Mf8NAAwtp6CozyQIBoiC+wLPVq/z5tGJsLE3rI=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5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Log" table:style-name="ta1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7" table:default-cell-style-name="ce26"/>
        <table:table-column table:style-name="co8" table:default-cell-style-name="ce41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8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4"/>
        <table:table-column table:style-name="co10" table:default-cell-style-name="ce14"/>
        <table:table-column table:style-name="co11" table:default-cell-style-name="ce6"/>
        <table:table-column table:style-name="co16" table:default-cell-style-name="ce14"/>
        <table:table-column table:style-name="co17" table:default-cell-style-name="ce189"/>
        <table:table-column table:style-name="co18" table:default-cell-style-name="ce136"/>
        <table:table-column table:style-name="co11" table:default-cell-style-name="ce6"/>
        <table:table-column table:style-name="co19" table:visibility="collapse" table:default-cell-style-name="ce197"/>
        <table:table-column table:style-name="co20" table:visibility="collapse" table:default-cell-style-name="ce205"/>
        <table:table-column table:style-name="co20" table:visibility="collapse" table:default-cell-style-name="ce212"/>
        <table:table-column table:style-name="co21" table:visibility="collapse" table:default-cell-style-name="ce197"/>
        <table:table-column table:style-name="co14" table:default-cell-style-name="ce189"/>
        <table:table-column table:style-name="co22" table:default-cell-style-name="ce189"/>
        <table:table-column table:style-name="co11" table:default-cell-style-name="ce6"/>
        <table:table-column table:style-name="co13" table:default-cell-style-name="ce136"/>
        <table:table-column table:style-name="co23" table:default-cell-style-name="ce6"/>
        <table:table-column table:style-name="co24" table:default-cell-style-name="ce6"/>
        <table:table-column table:style-name="co14" table:default-cell-style-name="ce6"/>
        <table:table-column table:style-name="co2" table:default-cell-style-name="ce6"/>
        <table:table-column table:style-name="co11" table:default-cell-style-name="ce6"/>
        <table:table-column table:style-name="co23" table:default-cell-style-name="ce6"/>
        <table:table-column table:style-name="co25" table:default-cell-style-name="ce271"/>
        <table:table-column table:style-name="co16" table:default-cell-style-name="ce189"/>
        <table:table-column table:style-name="co16" table:default-cell-style-name="ce6"/>
        <table:table-column table:style-name="co18" table:default-cell-style-name="ce6"/>
        <table:table-column table:style-name="co11" table:default-cell-style-name="ce6"/>
        <table:table-column table:style-name="co26" table:visibility="collapse" table:number-columns-repeated="4" table:default-cell-style-name="ce6"/>
        <table:table-column table:style-name="co18" table:default-cell-style-name="ce6"/>
        <table:table-column table:style-name="co27" table:default-cell-style-name="ce6"/>
        <table:table-column table:style-name="co11" table:default-cell-style-name="ce6"/>
        <table:table-column table:style-name="co22" table:number-columns-repeated="2" table:default-cell-style-name="ce6"/>
        <table:table-column table:style-name="co16" table:default-cell-style-name="ce6"/>
        <table:table-column table:style-name="co11" table:default-cell-style-name="ce6"/>
        <table:table-column table:style-name="co8" table:default-cell-style-name="ce211"/>
        <table:table-column table:style-name="co10" table:default-cell-style-name="ce211"/>
        <table:table-column table:style-name="co28" table:default-cell-style-name="ce6"/>
        <table:table-column table:style-name="co4" table:number-columns-repeated="942" table:default-cell-style-name="ce6"/>
        <table:table-row table:style-name="ro3">
          <table:table-cell/>
          <table:table-cell table:style-name="ce13" office:value-type="string" calcext:value-type="string" table:number-columns-spanned="5" table:number-rows-spanned="1">
            <text:p>1portfolio/fix</text:p>
          </table:table-cell>
          <table:covered-table-cell table:style-name="ce22"/>
          <table:covered-table-cell table:style-name="ce32"/>
          <table:covered-table-cell table:number-columns-repeated="2" table:style-name="ce8"/>
          <table:table-cell table:style-name="ce8"/>
          <table:table-cell table:style-name="ce134" office:value-type="string" calcext:value-type="string" table:number-columns-spanned="5" table:number-rows-spanned="1">
            <text:p>2market</text:p>
          </table:table-cell>
          <table:covered-table-cell table:style-name="ce144"/>
          <table:covered-table-cell table:number-columns-repeated="2" table:style-name="ce151"/>
          <table:covered-table-cell table:style-name="ce162"/>
          <table:table-cell table:style-name="ce8" table:number-columns-repeated="3"/>
          <table:table-cell table:style-name="ce179" office:value-type="string" calcext:value-type="string" table:number-columns-spanned="3" table:number-rows-spanned="1">
            <text:p>3hedging</text:p>
          </table:table-cell>
          <table:covered-table-cell table:style-name="ce8"/>
          <table:covered-table-cell/>
          <table:table-cell table:style-name="ce8"/>
          <table:table-cell table:style-name="ce195" office:value-type="string" calcext:value-type="string">
            <text:p>credit</text:p>
          </table:table-cell>
          <table:table-cell table:style-name="ce195" table:number-columns-repeated="3"/>
          <table:table-cell table:style-name="ce220" office:value-type="string" calcext:value-type="string" table:number-columns-spanned="2" table:number-rows-spanned="1">
            <text:p>4margin</text:p>
          </table:table-cell>
          <table:covered-table-cell table:style-name="ce8"/>
          <table:table-cell table:style-name="ce8"/>
          <table:table-cell table:style-name="ce225" office:value-type="string" calcext:value-type="string" table:number-columns-spanned="4" table:number-rows-spanned="1">
            <text:p>5risk/trading</text:p>
          </table:table-cell>
          <table:covered-table-cell table:number-columns-repeated="3" table:style-name="ce8"/>
          <table:table-cell table:style-name="ce8" table:number-columns-repeated="2"/>
          <table:table-cell table:style-name="ce262" office:value-type="string" calcext:value-type="string" table:number-columns-spanned="5" table:number-rows-spanned="1">
            <text:p>6var/runtime/rolling</text:p>
          </table:table-cell>
          <table:covered-table-cell table:style-name="ce262"/>
          <table:covered-table-cell table:style-name="ce8"/>
          <table:covered-table-cell table:number-columns-repeated="2"/>
          <table:table-cell table:style-name="ce8"/>
          <table:table-cell table:number-columns-repeated="4"/>
          <table:table-cell table:style-name="ce310" office:value-type="string" calcext:value-type="string" table:number-columns-spanned="2" table:number-rows-spanned="1">
            <text:p>7sync/log</text:p>
          </table:table-cell>
          <table:covered-table-cell/>
          <table:table-cell table:style-name="ce8"/>
          <table:table-cell table:style-name="ce321" office:value-type="string" calcext:value-type="string" table:number-columns-spanned="3" table:number-rows-spanned="1">
            <text:p>9stat/metric</text:p>
          </table:table-cell>
          <table:covered-table-cell table:number-columns-repeated="2"/>
          <table:table-cell table:style-name="ce8"/>
          <table:table-cell table:style-name="ce331"/>
          <table:table-cell table:style-name="ce14" office:value-type="string" calcext:value-type="string">
            <text:p>8gfx</text:p>
          </table:table-cell>
          <table:table-cell table:style-name="ce344"/>
          <table:table-cell table:number-columns-repeated="942"/>
        </table:table-row>
        <table:table-row table:style-name="ro4">
          <table:table-cell table:style-name="ce7" table:number-columns-repeated="2"/>
          <table:table-cell table:style-name="ce23"/>
          <table:table-cell table:style-name="ce33"/>
          <table:table-cell table:style-name="ce7" table:number-columns-repeated="8"/>
          <table:table-cell table:style-name="ce168" table:number-columns-repeated="2"/>
          <table:table-cell table:style-name="ce7"/>
          <table:table-cell table:style-name="ce168"/>
          <table:table-cell table:style-name="ce181"/>
          <table:table-cell/>
          <table:table-cell table:style-name="ce7"/>
          <table:table-cell table:style-name="ce196"/>
          <table:table-cell table:style-name="ce204"/>
          <table:table-cell table:style-name="ce211"/>
          <table:table-cell table:style-name="ce196"/>
          <table:table-cell table:style-name="ce181" table:number-columns-repeated="2"/>
          <table:table-cell table:style-name="ce7"/>
          <table:table-cell/>
          <table:table-cell table:style-name="ce7" table:number-columns-repeated="6"/>
          <table:table-cell table:style-name="ce270"/>
          <table:table-cell table:style-name="ce181"/>
          <table:table-cell table:style-name="ce7"/>
          <table:table-cell/>
          <table:table-cell table:style-name="ce7" table:number-columns-repeated="12"/>
          <table:table-cell table:number-columns-repeated="2"/>
          <table:table-cell table:style-name="ce7" table:number-columns-repeated="943"/>
        </table:table-row>
        <table:table-row table:style-name="ro3">
          <table:table-cell/>
          <table:table-cell table:style-name="ce14" office:value-type="string" calcext:value-type="string">
            <text:p>chr</text:p>
          </table:table-cell>
          <table:table-cell table:style-name="ce24" office:value-type="string" calcext:value-type="string">
            <text:p>stash</text:p>
          </table:table-cell>
          <table:table-cell table:style-name="ce34"/>
          <table:table-cell table:style-name="ce42" office:value-type="string" calcext:value-type="string">
            <text:p>EQ</text:p>
          </table:table-cell>
          <table:table-cell table:style-name="ce49"/>
          <table:table-cell/>
          <table:table-cell table:style-name="ce135" office:value-type="string" calcext:value-type="string">
            <text:p>LMT</text:p>
          </table:table-cell>
          <table:table-cell table:style-name="ce145" office:value-type="string" calcext:value-type="string">
            <text:p>STP</text:p>
          </table:table-cell>
          <table:table-cell table:style-name="ce152" table:number-columns-repeated="2"/>
          <table:table-cell table:style-name="ce163"/>
          <table:table-cell table:style-name="ce169" office:value-type="string" calcext:value-type="string" table:number-columns-spanned="2" table:number-rows-spanned="2">
            <text:p><text:span text:style-name="T1">Triplex</text:span></text:p>
            <text:p><text:span text:style-name="T2">bitcoin hedge</text:span></text:p>
          </table:table-cell>
          <table:covered-table-cell table:style-name="ce175"/>
          <table:table-cell table:number-columns-repeated="2"/>
          <table:table-cell table:style-name="ce14"/>
          <table:table-cell table:style-name="ce190"/>
          <table:table-cell table:number-columns-repeated="5"/>
          <table:table-cell table:style-name="ce166" office:value-type="string" calcext:value-type="string">
            <text:p>exp</text:p>
          </table:table-cell>
          <table:table-cell table:number-columns-repeated="2"/>
          <table:table-cell table:style-name="Default" table:number-columns-repeated="5"/>
          <table:table-cell/>
          <table:table-cell table:style-name="ce263" office:value-type="string" calcext:value-type="string">
            <text:p>kill</text:p>
          </table:table-cell>
          <table:table-cell table:style-name="ce14" office:value-type="string" calcext:value-type="string">
            <text:p>!AVG</text:p>
          </table:table-cell>
          <table:table-cell table:style-name="ce14" office:value-type="string" calcext:value-type="string">
            <text:p>unit</text:p>
          </table:table-cell>
          <table:table-cell table:style-name="ce282" office:value-type="string" calcext:value-type="string">
            <text:p>EQ</text:p>
          </table:table-cell>
          <table:table-cell table:style-name="ce151"/>
          <table:table-cell/>
          <table:table-cell table:style-name="ce298" office:value-type="string" calcext:value-type="string">
            <text:p>charge/set/check</text:p>
          </table:table-cell>
          <table:table-cell table:number-columns-repeated="3"/>
          <table:table-cell table:style-name="ce311" office:value-type="string" calcext:value-type="string">
            <text:p>bchk</text:p>
          </table:table-cell>
          <table:table-cell table:style-name="ce316" office:value-type="string" calcext:value-type="string">
            <text:p>fchk</text:p>
          </table:table-cell>
          <table:table-cell/>
          <table:table-cell table:style-name="ce322" table:number-matrix-columns-spanned="1" table:number-matrix-rows-spanned="1" table:formula="of:=AVERAGE(IF([.$J$10:.$J$555]&lt;&gt;0;[.$F$10:.$F$555];&quot;&quot;))" office:value-type="float" office:value="1.18467199090647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gt;0;1;0))" office:value-type="float" office:value="40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gt;0;[.$F$10:.$F$555];0))" office:value-type="float" office:value="204.716258353557" calcext:value-type="float">
            <text:p/>
          </table:table-cell>
          <table:table-cell/>
          <table:table-cell table:style-name="ce332" office:value-type="string" calcext:value-type="string">
            <text:p>dust</text:p>
          </table:table-cell>
          <table:table-cell table:style-name="ce332"/>
          <table:table-cell table:style-name="Default"/>
          <table:table-cell table:number-columns-repeated="942"/>
        </table:table-row>
        <table:table-row table:style-name="ro3">
          <table:table-cell/>
          <table:table-cell table:style-name="ce15" table:formula="of:=[.C4]/[.C8]" office:value-type="float" office:value="0.229151881612236" calcext:value-type="float">
            <text:p/>
          </table:table-cell>
          <table:table-cell table:style-name="ce25" table:formula="of:=0.00677852+0.06-0.0061+0.2-[.B103]-0.1701-0.0101" office:value-type="float" office:value="0.0899" calcext:value-type="float">
            <text:p/>
          </table:table-cell>
          <table:table-cell table:style-name="ce35"/>
          <table:table-cell table:style-name="ce43" table:formula="of:=[.E8]+[.C4]*[.H8]" office:value-type="float" office:value="255.122756469999" calcext:value-type="float">
            <text:p/>
          </table:table-cell>
          <table:table-cell table:style-name="ce50" table:formula="of:=([.E4]/([.E5]+[.H5]*[.C4])-1)*100" office:value-type="float" office:value="0.139608146698311" calcext:value-type="float">
            <text:p/>
          </table:table-cell>
          <table:table-cell/>
          <table:table-cell table:style-name="ce136"/>
          <table:table-cell table:style-name="ce146" table:formula="of:=IF([.$Q$8]&gt;0;[.$H$5]-[.$E$8]*[.$AB$6]*0.01/([.$C$8]*[.$Q$8]);[.$AG$8]-[.$E$8]*[.$AB$6]*0.01/([.$C$8]*[.$Q$4]))" office:value-type="float" office:value="744.848283818739" calcext:value-type="float">
            <text:p/>
          </table:table-cell>
          <table:table-cell table:style-name="ce153" table:number-columns-repeated="2"/>
          <table:table-cell table:style-name="ce8" office:value-type="string" calcext:value-type="string">
            <text:p>v0.1</text:p>
          </table:table-cell>
          <table:covered-table-cell table:style-name="ce170"/>
          <table:covered-table-cell table:style-name="ce175"/>
          <table:table-cell table:number-columns-repeated="2"/>
          <table:table-cell table:style-name="ce182" table:formula="of:=1+[.P8]/([.C4]+[.$C$8]*1)" office:value-type="float" office:value="-0.0368792654880004" calcext:value-type="float">
            <text:p/>
          </table:table-cell>
          <table:table-cell table:style-name="ce191" table:formula="of:=-[.P8]-[.C8]-[.C4]" office:value-type="float" office:value="0.01778378" calcext:value-type="float">
            <text:p/>
          </table:table-cell>
          <table:table-cell table:number-columns-repeated="5"/>
          <table:table-cell table:style-name="ce167" table:formula="of:=[.X8]/[.X6]" office:value-type="float" office:value="-0.391858098795167" calcext:value-type="float">
            <text:p/>
          </table:table-cell>
          <table:table-cell table:number-columns-repeated="2"/>
          <table:table-cell table:style-name="Default" table:number-columns-repeated="5"/>
          <table:table-cell/>
          <table:table-cell table:style-name="ce264" table:formula="of:=[.$AG$8]-([.$AG$8]*[.$P$8]*[.$W$6]+[.$AJ$4])/[.$P$8]" office:value-type="float" office:value="810.33051294" calcext:value-type="float">
            <text:p/>
          </table:table-cell>
          <table:table-cell table:style-name="ce14" office:value-type="float" office:value="125" calcext:value-type="float">
            <text:p>125</text:p>
          </table:table-cell>
          <table:table-cell table:style-name="ce6" office:value-type="string" calcext:value-type="string">
            <text:p>f</text:p>
          </table:table-cell>
          <table:table-cell table:style-name="ce50" table:formula="of:=[.E8]-[.AI8]" office:value-type="float" office:value="204.91525647" calcext:value-type="float">
            <text:p/>
          </table:table-cell>
          <table:table-cell table:style-name="ce290"/>
          <table:table-cell/>
          <table:table-cell table:style-name="ce298" office:value-type="string" calcext:value-type="string">
            <text:p>conv/div</text:p>
          </table:table-cell>
          <table:table-cell table:number-columns-repeated="3"/>
          <table:table-cell table:style-name="ce312" table:formula="of:=SUM(#REF!)" office:value-type="string" office:string-value="" calcext:value-type="error">
            <text:p/>
          </table:table-cell>
          <table:table-cell table:style-name="ce317" table:formula="of:=SUM(#REF!)" office:value-type="string" office:string-value="" calcext:value-type="error">
            <text:p/>
          </table:table-cell>
          <table:table-cell/>
          <table:table-cell table:style-name="ce323" table:number-matrix-columns-spanned="1" table:number-matrix-rows-spanned="1" table:formula="of:=MEDIAN(IF([.$J$10:.$J$555]&lt;&gt;0;[.$F$10:.$F$555];&quot;&quot;))" office:value-type="float" office:value="-0.0710239560470116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lt;0;1;0))" office:value-type="float" office:value="52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lt;0;[.$F$10:.$F$555];0))" office:value-type="float" office:value="-94.541763199255" calcext:value-type="float">
            <text:p/>
          </table:table-cell>
          <table:table-cell/>
          <table:table-cell table:style-name="ce333" office:value-type="float" office:value="0" calcext:value-type="float">
            <text:p>0</text:p>
          </table:table-cell>
          <table:table-cell table:style-name="ce333"/>
          <table:table-cell table:style-name="Default"/>
          <table:table-cell table:number-columns-repeated="942"/>
        </table:table-row>
        <table:table-row table:style-name="ro3">
          <table:table-cell/>
          <table:table-cell table:style-name="ce8"/>
          <table:table-cell/>
          <table:table-cell table:style-name="ce22"/>
          <table:table-cell table:style-name="ce44" table:formula="of:=INDEX([.E10:.E270];MATCH(99999999;[.M10:.M270]))" office:value-type="float" office:value="214.761580869999" calcext:value-type="float">
            <text:p/>
          </table:table-cell>
          <table:table-cell table:style-name="ce51" table:number-matrix-columns-spanned="1" table:number-matrix-rows-spanned="1" table:formula="of:=PRODUCT([.$F$10:.$F$555]/100+1)" office:value-type="float" office:value="2.76776701566324" calcext:value-type="float">
            <text:p/>
          </table:table-cell>
          <table:table-cell/>
          <table:table-cell table:style-name="ce44" table:formula="of:=INDEX([.H10:.H270];MATCH(99999999;[.M10:.M270]))" office:value-type="float" office:value="445" calcext:value-type="float">
            <text:p/>
          </table:table-cell>
          <table:table-cell table:style-name="ce147" office:value-type="string" calcext:value-type="string">
            <text:p>breven</text:p>
          </table:table-cell>
          <table:table-cell table:number-columns-repeated="2"/>
          <table:table-cell table:style-name="ce15"/>
          <table:table-cell table:style-name="ce8" office:value-type="string" calcext:value-type="string" table:number-columns-spanned="2" table:number-rows-spanned="1">
            <text:p>rt riskm calcs</text:p>
          </table:table-cell>
          <table:covered-table-cell/>
          <table:table-cell table:number-columns-repeated="2"/>
          <table:table-cell table:style-name="ce136"/>
          <table:table-cell table:style-name="Default"/>
          <table:table-cell table:number-columns-repeated="5"/>
          <table:table-cell table:style-name="ce8" office:value-type="string" calcext:value-type="string">
            <text:p>load</text:p>
          </table:table-cell>
          <table:table-cell table:number-columns-repeated="2"/>
          <table:table-cell table:style-name="Default"/>
          <table:table-cell table:style-name="ce14" office:value-type="string" calcext:value-type="string">
            <text:p>@sl</text:p>
          </table:table-cell>
          <table:table-cell/>
          <table:table-cell table:style-name="Default" table:number-columns-repeated="2"/>
          <table:table-cell/>
          <table:table-cell table:style-name="ce265" table:formula="of:=[.H8]/[.AG4]" office:value-type="float" office:value="0.524477349937171" calcext:value-type="float">
            <text:p/>
          </table:table-cell>
          <table:table-cell table:number-columns-repeated="3"/>
          <table:table-cell table:style-name="ce136"/>
          <table:table-cell/>
          <table:table-cell table:style-name="Default"/>
          <table:table-cell table:number-columns-repeated="6"/>
          <table:table-cell table:style-name="ce324" table:number-matrix-columns-spanned="1" table:number-matrix-rows-spanned="1" table:formula="of:=STDEV(IF([.$J$10:.$J$555]&lt;&gt;0;[.$F$10:.$F$555];&quot;&quot;))" office:value-type="float" office:value="5.91504278427973" calcext:value-type="float">
            <text:p/>
          </table:table-cell>
          <table:table-cell table:style-name="ce14" table:number-matrix-columns-spanned="1" table:number-matrix-rows-spanned="1" table:formula="of:=SUM(IF([.$F$10:.$F$555]*ABS(SIGN([.$J$10:.$J$555]))&lt;&gt;0;1;0))" office:value-type="float" office:value="92" calcext:value-type="float">
            <text:p/>
          </table:table-cell>
          <table:table-cell table:style-name="ce14"/>
          <table:table-cell/>
          <table:table-cell table:style-name="ce334"/>
          <table:table-cell table:style-name="ce299"/>
          <table:table-cell table:style-name="Default"/>
          <table:table-cell table:number-columns-repeated="942"/>
        </table:table-row>
        <table:table-row table:style-name="ro3">
          <table:table-cell table:style-name="ce8" office:value-type="string" calcext:value-type="string">
            <text:p>xe</text:p>
          </table:table-cell>
          <table:table-cell table:style-name="ce8" office:value-type="string" calcext:value-type="string">
            <text:p>init</text:p>
          </table:table-cell>
          <table:table-cell table:style-name="ce27" table:formula="of:=0.0989" office:value-type="float" office:value="0.0989" calcext:value-type="float">
            <text:p/>
          </table:table-cell>
          <table:table-cell table:style-name="ce36" office:value-type="float" office:value="0" calcext:value-type="float">
            <text:p>0</text:p>
          </table:table-cell>
          <table:table-cell table:style-name="ce45" table:formula="of:=[.D6]+[.C6]*[.H6]" office:value-type="float" office:value="41.5151515151515" calcext:value-type="float">
            <text:p/>
          </table:table-cell>
          <table:table-cell table:style-name="ce52" table:formula="of:=[.E8]/[.E6]" office:value-type="float" office:value="5.22496603175911" calcext:value-type="float">
            <text:p/>
          </table:table-cell>
          <table:table-cell table:style-name="ce11"/>
          <table:table-cell table:style-name="ce137" table:formula="of:=1370/33/[.C6]" office:value-type="float" office:value="419.768973864019" calcext:value-type="float">
            <text:p/>
          </table:table-cell>
          <table:table-cell table:style-name="ce8" office:value-type="string" calcext:value-type="string">
            <text:p>hard</text:p>
          </table:table-cell>
          <table:table-cell table:style-name="ce7" table:number-columns-repeated="2"/>
          <table:table-cell table:style-name="ce8" office:value-type="string" calcext:value-type="string">
            <text:p>prt?</text:p>
          </table:table-cell>
          <table:table-cell table:style-name="ce168" table:number-columns-repeated="2"/>
          <table:table-cell table:style-name="ce7"/>
          <table:table-cell table:style-name="ce168"/>
          <table:table-cell table:style-name="ce8" office:value-type="string" calcext:value-type="string">
            <text:p>delta</text:p>
          </table:table-cell>
          <table:table-cell table:style-name="ce8" office:value-type="string" calcext:value-type="string">
            <text:p>zero</text:p>
          </table:table-cell>
          <table:table-cell table:style-name="ce7"/>
          <table:table-cell table:number-columns-repeated="3"/>
          <table:table-cell table:style-name="ce216" office:value-type="float" office:value="0.1" calcext:value-type="float">
            <text:p>0.1</text:p>
          </table:table-cell>
          <table:table-cell table:style-name="ce221" office:value-type="float" office:value="2.5" calcext:value-type="float">
            <text:p>2.5</text:p>
          </table:table-cell>
          <table:table-cell/>
          <table:table-cell table:style-name="ce7"/>
          <table:table-cell table:style-name="ce135" office:value-type="string" calcext:value-type="string">
            <text:p>@mkt</text:p>
          </table:table-cell>
          <table:table-cell table:style-name="ce231" office:value-type="float" office:value="2" calcext:value-type="float">
            <text:p>2</text:p>
          </table:table-cell>
          <table:table-cell table:style-name="ce238"/>
          <table:table-cell table:style-name="ce247" office:value-type="float" office:value="5" calcext:value-type="float">
            <text:p>5</text:p>
          </table:table-cell>
          <table:table-cell table:style-name="ce257" office:value-type="float" office:value="10" calcext:value-type="float">
            <text:p>10</text:p>
          </table:table-cell>
          <table:table-cell table:style-name="ce7"/>
          <table:table-cell table:number-columns-repeated="4"/>
          <table:table-cell table:style-name="ce136"/>
          <table:table-cell table:style-name="ce7"/>
          <table:table-cell table:style-name="ce299"/>
          <table:table-cell table:style-name="ce212"/>
          <table:table-cell table:style-name="ce305" office:value-type="float" office:value="0.15" calcext:value-type="float">
            <text:p>0.15</text:p>
          </table:table-cell>
          <table:table-cell table:style-name="ce212"/>
          <table:table-cell table:number-columns-repeated="2"/>
          <table:table-cell table:style-name="ce7"/>
          <table:table-cell table:style-name="ce265" table:formula="of:=VAR([.$F$11:.$F106])" office:value-type="float" office:value="34.0338577159642" calcext:value-type="float">
            <text:p/>
          </table:table-cell>
          <table:table-cell table:number-columns-repeated="2"/>
          <table:table-cell table:style-name="ce7"/>
          <table:table-cell/>
          <table:table-cell table:style-name="ce340" table:formula="of:=ABS(INDEX([.AY10:.AY270];MATCH(99999999;[.AY10:.AY270])))" office:value-type="float" office:value="0" calcext:value-type="float">
            <text:p/>
          </table:table-cell>
          <table:table-cell table:style-name="ce340"/>
          <table:table-cell table:number-columns-repeated="942"/>
        </table:table-row>
        <table:table-row table:style-name="ro3">
          <table:table-cell table:style-name="ce9" office:value-type="string" calcext:value-type="string" table:number-columns-spanned="1" table:number-rows-spanned="2">
            <text:p>runtime</text:p>
          </table:table-cell>
          <table:table-cell table:style-name="ce16" office:value-type="string" calcext:value-type="string">
            <text:p>tx</text:p>
          </table:table-cell>
          <table:table-cell table:style-name="ce28" office:value-type="string" calcext:value-type="string">
            <text:p>BTC</text:p>
          </table:table-cell>
          <table:table-cell table:style-name="ce37" office:value-type="string" calcext:value-type="string">
            <text:p>fiat</text:p>
          </table:table-cell>
          <table:table-cell table:style-name="ce46" office:value-type="string" calcext:value-type="string">
            <text:p>BL</text:p>
          </table:table-cell>
          <table:table-cell table:style-name="ce53" office:value-type="string" calcext:value-type="string">
            <text:p>PERF</text:p>
          </table:table-cell>
          <table:table-cell table:style-name="ce132"/>
          <table:table-cell table:style-name="ce138" office:value-type="string" calcext:value-type="string">
            <text:p>Mkt</text:p>
          </table:table-cell>
          <table:table-cell table:style-name="ce148" office:value-type="string" calcext:value-type="string">
            <text:p>stop</text:p>
          </table:table-cell>
          <table:table-cell table:style-name="ce154" office:value-type="string" calcext:value-type="string">
            <text:p>tr</text:p>
          </table:table-cell>
          <table:table-cell table:style-name="ce159" office:value-type="string" calcext:value-type="string">
            <text:p>profit</text:p>
          </table:table-cell>
          <table:table-cell table:style-name="ce164" office:value-type="string" calcext:value-type="string">
            <text:p>xch</text:p>
          </table:table-cell>
          <table:table-cell table:style-name="ce171" office:value-type="string" calcext:value-type="string">
            <text:p>time</text:p>
          </table:table-cell>
          <table:table-cell table:style-name="ce176" office:value-type="string" calcext:value-type="string">
            <text:p>date</text:p>
          </table:table-cell>
          <table:table-cell table:style-name="ce132"/>
          <table:table-cell table:style-name="ce16" office:value-type="string" calcext:value-type="string">
            <text:p>oi</text:p>
          </table:table-cell>
          <table:table-cell table:style-name="ce183" office:value-type="string" calcext:value-type="string">
            <text:p>Hr</text:p>
          </table:table-cell>
          <table:table-cell table:style-name="ce192" office:value-type="string" calcext:value-type="string">
            <text:p>hZ</text:p>
          </table:table-cell>
          <table:table-cell table:style-name="ce132"/>
          <table:table-cell table:style-name="ce198" office:value-type="string" calcext:value-type="string">
            <text:p>cr</text:p>
          </table:table-cell>
          <table:table-cell table:style-name="ce206" office:value-type="string" calcext:value-type="string">
            <text:p>ir</text:p>
          </table:table-cell>
          <table:table-cell table:style-name="ce213" office:value-type="string" calcext:value-type="string">
            <text:p>d</text:p>
          </table:table-cell>
          <table:table-cell table:style-name="ce217" office:value-type="string" calcext:value-type="string">
            <text:p>ml</text:p>
          </table:table-cell>
          <table:table-cell table:style-name="ce16" office:value-type="string" calcext:value-type="string">
            <text:p>lev</text:p>
          </table:table-cell>
          <table:table-cell table:style-name="ce53" office:value-type="string" calcext:value-type="string">
            <text:p>free</text:p>
          </table:table-cell>
          <table:table-cell table:style-name="ce132"/>
          <table:table-cell table:style-name="ce138" office:value-type="string" calcext:value-type="string">
            <text:p>SLh</text:p>
          </table:table-cell>
          <table:table-cell table:style-name="ce232" office:value-type="string" calcext:value-type="string">
            <text:p>Rh</text:p>
          </table:table-cell>
          <table:table-cell table:style-name="ce239" office:value-type="string" calcext:value-type="string">
            <text:p>rTr</text:p>
          </table:table-cell>
          <table:table-cell table:style-name="ce248" office:value-type="string" calcext:value-type="string">
            <text:p>pp</text:p>
          </table:table-cell>
          <table:table-cell table:style-name="ce258" office:value-type="string" calcext:value-type="string">
            <text:p>fTr</text:p>
          </table:table-cell>
          <table:table-cell table:style-name="ce132"/>
          <table:table-cell table:style-name="ce266" office:value-type="string" calcext:value-type="string">
            <text:p>vwp</text:p>
          </table:table-cell>
          <table:table-cell table:style-name="ce272" office:value-type="string" calcext:value-type="string">
            <text:p>var</text:p>
          </table:table-cell>
          <table:table-cell table:style-name="ce278" office:value-type="string" calcext:value-type="string">
            <text:p>vrun</text:p>
          </table:table-cell>
          <table:table-cell table:style-name="ce283" office:value-type="string" calcext:value-type="string">
            <text:p>vfix</text:p>
          </table:table-cell>
          <table:table-cell table:style-name="ce291" office:value-type="string" calcext:value-type="string">
            <text:p>trr</text:p>
          </table:table-cell>
          <table:table-cell table:style-name="ce132"/>
          <table:table-cell table:style-name="ce300" office:value-type="string" calcext:value-type="string">
            <text:p>rt</text:p>
          </table:table-cell>
          <table:table-cell table:style-name="ce303" office:value-type="string" calcext:value-type="string">
            <text:p>set</text:p>
          </table:table-cell>
          <table:table-cell table:style-name="ce306" office:value-type="string" calcext:value-type="string">
            <text:p>fee</text:p>
          </table:table-cell>
          <table:table-cell table:style-name="ce308" office:value-type="string" calcext:value-type="string">
            <text:p>swp</text:p>
          </table:table-cell>
          <table:table-cell table:style-name="ce313" office:value-type="string" calcext:value-type="string">
            <text:p>btc</text:p>
          </table:table-cell>
          <table:table-cell table:style-name="ce318" office:value-type="string" calcext:value-type="string">
            <text:p>fiat</text:p>
          </table:table-cell>
          <table:table-cell table:style-name="ce132"/>
          <table:table-cell table:style-name="ce239" office:value-type="string" calcext:value-type="string">
            <text:p>1p</text:p>
          </table:table-cell>
          <table:table-cell table:style-name="ce327" office:value-type="string" calcext:value-type="string">
            <text:p>2r</text:p>
          </table:table-cell>
          <table:table-cell table:style-name="ce329" office:value-type="string" calcext:value-type="string">
            <text:p>3f</text:p>
          </table:table-cell>
          <table:table-cell table:style-name="ce132"/>
          <table:table-cell table:style-name="ce335" office:value-type="string" calcext:value-type="string">
            <text:p>exch</text:p>
          </table:table-cell>
          <table:table-cell table:style-name="ce341" office:value-type="string" calcext:value-type="string">
            <text:p>exch</text:p>
          </table:table-cell>
          <table:table-cell table:style-name="ce345" table:number-columns-repeated="943"/>
        </table:table-row>
        <table:table-row table:style-name="ro5">
          <table:covered-table-cell table:style-name="ce10"/>
          <table:table-cell table:style-name="ce17"/>
          <table:table-cell table:style-name="ce29" table:formula="of:=INDEX([.C10:.C270];MATCH(99999999;[.C10:.C270]))" office:value-type="float" office:value="0.39231622" calcext:value-type="float">
            <text:p/>
          </table:table-cell>
          <table:table-cell table:style-name="ce38" table:formula="of:=INDEX([.D10:.D270];MATCH(99999999;[.M10:.M270]))" office:value-type="float" office:value="40.18086297" calcext:value-type="float">
            <text:p/>
          </table:table-cell>
          <table:table-cell table:style-name="ce47" table:formula="of:=[.D8]+[.C8]*[.H8]+[.AI8]-[.AJ8]*ABS(SIGN([.P8]))" office:value-type="float" office:value="216.915256469999" calcext:value-type="float">
            <text:p/>
          </table:table-cell>
          <table:table-cell table:style-name="ce54" table:formula="of:=([.E8]/[.E5]-1)*100" office:value-type="float" office:value="1.00282163656809" calcext:value-type="float">
            <text:p/>
          </table:table-cell>
          <table:table-cell table:style-name="ce133"/>
          <table:table-cell table:style-name="ce139" office:value-type="float" office:value="425" calcext:value-type="float">
            <text:p>425</text:p>
          </table:table-cell>
          <table:table-cell table:style-name="ce149" table:formula="of:=IF([.$Q$8]&gt;0;[.$H$5]-[.$E$8]*[.$AB$6]*0.01/([.$C$8]*[.$Q$8]);[.$AG$8]-[.$E$8]*[.$AB$6]*0.01/([.$C$8]*[.$Q$8]))" office:value-type="float" office:value="485.287452106529" calcext:value-type="float">
            <text:p/>
          </table:table-cell>
          <table:table-cell table:style-name="ce155" office:value-type="string" calcext:value-type="string">
            <text:p>qty</text:p>
          </table:table-cell>
          <table:table-cell table:style-name="ce160"/>
          <table:table-cell table:style-name="ce165" office:value-type="string" calcext:value-type="string">
            <text:p>pos</text:p>
          </table:table-cell>
          <table:table-cell table:style-name="ce172" table:formula="of:=MOD(NOW();1)" office:value-type="time" office:time-value="PT10H39M24.76652592S" calcext:value-type="time">
            <text:p/>
          </table:table-cell>
          <table:table-cell table:style-name="ce177" table:formula="of:=TODAY()" office:value-type="date" office:date-value="2014-04-05" calcext:value-type="date">
            <text:p/>
          </table:table-cell>
          <table:table-cell table:style-name="ce133"/>
          <table:table-cell table:style-name="ce180" table:formula="of:=INDEX([.P10:.P270];MATCH(99999999;[.M10:.M270]))" office:value-type="float" office:value="-0.5" calcext:value-type="float">
            <text:p/>
          </table:table-cell>
          <table:table-cell table:style-name="ce184" table:formula="of:=1+[.P8]/([.C8]+[.$C$4]*0)" office:value-type="float" office:value="-0.274482100179289" calcext:value-type="float">
            <text:p/>
          </table:table-cell>
          <table:table-cell table:style-name="ce193" table:formula="of:=-[.P8]-[.C8]" office:value-type="float" office:value="0.10768378" calcext:value-type="float">
            <text:p/>
          </table:table-cell>
          <table:table-cell table:style-name="ce133"/>
          <table:table-cell table:style-name="ce199" table:formula="of:=INDEX([.T10:.T270];MATCH(99999999;[.T10:.T270]))+[4PERF.R8]" office:value-type="string" office:string-value="" calcext:value-type="error">
            <text:p/>
          </table:table-cell>
          <table:table-cell table:style-name="ce207"/>
          <table:table-cell table:style-name="ce214"/>
          <table:table-cell table:style-name="ce218" table:formula="of:=[.E8]/(ABS([.P8])*[.H8]*[.W6])" office:value-type="float" office:value="10.2077767750588" calcext:value-type="float">
            <text:p/>
          </table:table-cell>
          <table:table-cell table:style-name="ce222" table:formula="of:=[.P8]/[.E8]*[.H8]" office:value-type="float" office:value="-0.979645246987917" calcext:value-type="float">
            <text:p/>
          </table:table-cell>
          <table:table-cell table:style-name="ce224" table:formula="of:=([.E8]*[.$X$6]-ABS([.P8])*[.H8])/[.H8]" office:value-type="float" office:value="0.775972096882349" calcext:value-type="float">
            <text:p/>
          </table:table-cell>
          <table:table-cell table:style-name="ce133"/>
          <table:table-cell table:style-name="ce226" office:value-type="string" calcext:value-type="string">
            <text:p>MIT</text:p>
          </table:table-cell>
          <table:table-cell table:style-name="ce233" table:formula="of:=([.H8]-[.H5])*[.C8]*[.Q8]/([.D8]+[.C8]*[.H5])*100" office:value-type="float" office:value="1.00282163656807" calcext:value-type="float">
            <text:p/>
          </table:table-cell>
          <table:table-cell table:style-name="ce240" office:value-type="string" calcext:value-type="string">
            <text:p>max</text:p>
          </table:table-cell>
          <table:table-cell table:style-name="ce249" office:value-type="string" calcext:value-type="string">
            <text:p>stp</text:p>
          </table:table-cell>
          <table:table-cell table:style-name="ce259"/>
          <table:table-cell table:style-name="ce133"/>
          <table:table-cell table:style-name="ce267" table:formula="of:=INDEX([.AG10:.AG270];MATCH(99999999;[.M10:.M270]))" office:value-type="float" office:value="445" calcext:value-type="float">
            <text:p/>
          </table:table-cell>
          <table:table-cell table:style-name="ce273" table:formula="of:=-([.H5]-[.H8])*[.P8]" office:value-type="float" office:value="10" calcext:value-type="float">
            <text:p/>
          </table:table-cell>
          <table:table-cell table:style-name="ce279" table:formula="of:=(INDEX([.AI10:.AI270];MATCH(99999999;[.M10:.M270]))+[.AH8])*ABS(SIGN([.P8]))" office:value-type="float" office:value="11.9999999999994" calcext:value-type="float">
            <text:p/>
          </table:table-cell>
          <table:table-cell table:style-name="ce284" table:formula="of:=INDEX([.AJ10:.AJ270];MATCH(99999999;[.M10:.M270]))" office:value-type="float" office:value="2" calcext:value-type="float">
            <text:p/>
          </table:table-cell>
          <table:table-cell table:style-name="ce292" table:formula="of:=[.AI8]/([.E8]-[.AI8])" office:value-type="float" office:value="0.0585607934065965" calcext:value-type="float">
            <text:p/>
          </table:table-cell>
          <table:table-cell table:style-name="ce133"/>
          <table:table-cell table:style-name="ce301" office:value-type="string" calcext:value-type="string">
            <text:p>route</text:p>
          </table:table-cell>
          <table:table-cell table:style-name="ce304"/>
          <table:table-cell table:style-name="ce307"/>
          <table:table-cell table:style-name="ce309"/>
          <table:table-cell table:style-name="ce314" office:value-type="string" calcext:value-type="string">
            <text:p>log</text:p>
          </table:table-cell>
          <table:table-cell table:style-name="ce319" office:value-type="string" calcext:value-type="string">
            <text:p>log</text:p>
          </table:table-cell>
          <table:table-cell table:style-name="ce133"/>
          <table:table-cell table:style-name="ce325" table:formula="of:=[.AU3]/([.AU4]+[.AU3])" office:value-type="float" office:value="0.434782608695652" calcext:value-type="float">
            <text:p/>
          </table:table-cell>
          <table:table-cell table:style-name="ce328" table:formula="of:=-[.AV4]/[.AU4]" office:value-type="float" office:value="1.8181108307549" calcext:value-type="float">
            <text:p/>
          </table:table-cell>
          <table:table-cell table:style-name="ce330" table:formula="of:=[.AV3]/[.AU3]/[.AU8]" office:value-type="float" office:value="2.81495845702316" calcext:value-type="float">
            <text:p/>
          </table:table-cell>
          <table:table-cell table:style-name="ce133"/>
          <table:table-cell table:style-name="ce336" office:value-type="string" calcext:value-type="string">
            <text:p>delta</text:p>
          </table:table-cell>
          <table:table-cell table:style-name="ce342" office:value-type="string" calcext:value-type="string">
            <text:p>run</text:p>
          </table:table-cell>
          <table:table-cell table:style-name="ce346" table:number-columns-repeated="943"/>
        </table:table-row>
        <table:table-row table:style-name="ro4">
          <table:table-cell table:style-name="ce11" table:number-columns-repeated="2"/>
          <table:table-cell table:style-name="ce30"/>
          <table:table-cell table:style-name="ce39"/>
          <table:table-cell table:style-name="ce11" table:number-columns-repeated="3"/>
          <table:table-cell table:style-name="ce140"/>
          <table:table-cell table:style-name="ce11" table:number-columns-repeated="4"/>
          <table:table-cell table:style-name="ce173" table:number-columns-repeated="2"/>
          <table:table-cell table:style-name="ce11"/>
          <table:table-cell table:style-name="ce173"/>
          <table:table-cell table:style-name="ce185" table:number-columns-repeated="2"/>
          <table:table-cell table:style-name="ce11"/>
          <table:table-cell table:style-name="ce200"/>
          <table:table-cell table:style-name="ce208"/>
          <table:table-cell table:style-name="ce215"/>
          <table:table-cell table:style-name="ce200"/>
          <table:table-cell table:style-name="ce185" table:number-columns-repeated="2"/>
          <table:table-cell table:style-name="ce11"/>
          <table:table-cell table:style-name="ce185"/>
          <table:table-cell table:style-name="ce11"/>
          <table:table-cell table:style-name="ce185"/>
          <table:table-cell table:style-name="ce250" table:number-columns-repeated="2"/>
          <table:table-cell table:style-name="ce11" table:number-columns-repeated="2"/>
          <table:table-cell table:style-name="ce274"/>
          <table:table-cell table:style-name="ce185"/>
          <table:table-cell table:style-name="ce11"/>
          <table:table-cell table:style-name="ce293"/>
          <table:table-cell table:style-name="ce11" table:number-columns-repeated="12"/>
          <table:table-cell table:style-name="ce215" table:number-columns-repeated="2"/>
          <table:table-cell table:style-name="ce11" table:number-columns-repeated="943"/>
        </table:table-row>
        <table:table-row table:style-name="ro3">
          <table:table-cell table:style-name="ce12"/>
          <table:table-cell table:style-name="ce18" table:formula="of:=0.0989" office:value-type="float" office:value="0.0989" calcext:value-type="float">
            <text:p/>
          </table:table-cell>
          <table:table-cell table:style-name="ce31" table:formula="of:=IF([.AQ10]=&quot;&quot;;[.C9]+[.L10]+[.B10];[.AQ10])" office:value-type="float" office:value="0.0989" calcext:value-type="float">
            <text:p/>
          </table:table-cell>
          <table:table-cell table:style-name="ce40" table:formula="of:=IF([.AR10]&lt;&gt;&quot;&quot;;[.AR10];[.D9]+[.AX10])" office:value-type="float" office:value="0" calcext:value-type="float">
            <text:p/>
          </table:table-cell>
          <table:table-cell table:style-name="ce48" table:formula="of:=IF([.H10]=0;[.E9];[.D10]+[.C10]*[.H10]+[.AY10]+[.AI10]-[.AJ10])" office:value-type="float" office:value="63.1971" calcext:value-type="float">
            <text:p/>
          </table:table-cell>
          <table:table-cell table:style-name="ce55" office:value-type="float" office:value="0" calcext:value-type="float">
            <text:p>0</text:p>
          </table:table-cell>
          <table:table-cell table:style-name="ce11"/>
          <table:table-cell table:style-name="ce141" office:value-type="float" office:value="639" calcext:value-type="float">
            <text:p>639</text:p>
          </table:table-cell>
          <table:table-cell table:style-name="ce150"/>
          <table:table-cell table:style-name="ce156"/>
          <table:table-cell table:style-name="ce161"/>
          <table:table-cell table:style-name="ce166"/>
          <table:table-cell table:style-name="ce174" office:value-type="time" office:time-value="PT13H37M00S" calcext:value-type="time">
            <text:p>0.567361111111111</text:p>
          </table:table-cell>
          <table:table-cell table:style-name="ce178" office:value-type="date" office:date-value="2013-11-21" calcext:value-type="date">
            <text:p>41599</text:p>
          </table:table-cell>
          <table:table-cell table:style-name="ce11"/>
          <table:table-cell table:style-name="ce167" table:formula="of:=[.P9]+[.J10]" office:value-type="float" office:value="0" calcext:value-type="float">
            <text:p/>
          </table:table-cell>
          <table:table-cell table:style-name="ce186" table:formula="of:=1+[.P10]/([.C10]+[.$C$4])" office:value-type="float" office:value="1" calcext:value-type="float">
            <text:p/>
          </table:table-cell>
          <table:table-cell table:style-name="ce194"/>
          <table:table-cell table:style-name="ce11"/>
          <table:table-cell table:style-name="ce201" table:formula="of:=-[.J10]+[.T9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10]/(ABS([.P10])*[.H10]*[.$W$6])" office:value-type="string" office:string-value="" calcext:value-type="error">
            <text:p/>
          </table:table-cell>
          <table:table-cell table:style-name="ce223" table:formula="of:=[.P10]*[.H10]/[.E10]" office:value-type="float" office:value="0" calcext:value-type="float">
            <text:p/>
          </table:table-cell>
          <table:table-cell table:style-name="ce187" table:formula="of:=([.E10]*[.$X$6]-ABS([.T10])*[.H10])/[.H10]" office:value-type="float" office:value="0.24725" calcext:value-type="float">
            <text:p/>
          </table:table-cell>
          <table:table-cell table:style-name="ce11"/>
          <table:table-cell table:style-name="ce227"/>
          <table:table-cell table:style-name="ce234"/>
          <table:table-cell table:style-name="ce241" table:formula="of:=[.E10]*[.AB10]*0.01/([4PERF.R10]-[.AA10])-[.P9]" office:value-type="float" office:value="0" calcext:value-type="float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0])+SIGN([.P9])=0;[.H10];([.H10]*[.J10]+[.AG9]*[.P9])/[.P10]);0)" office:value-type="float" office:value="639" calcext:value-type="float">
            <text:p/>
          </table:table-cell>
          <table:table-cell table:style-name="ce275"/>
          <table:table-cell table:style-name="ce280"/>
          <table:table-cell table:style-name="ce285"/>
          <table:table-cell table:style-name="ce294"/>
          <table:table-cell table:style-name="ce11"/>
          <table:table-cell table:number-columns-repeated="4"/>
          <table:table-cell table:style-name="ce315" office:value-type="float" office:value="0.0989" calcext:value-type="float">
            <text:p>0.0989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0]*ABS(SIGN([.$J$10:.$J10]))&gt;0;1;0))/SUM(IF([.$F$10:.$F10]*ABS(SIGN([.$J$10:.$J10]))&lt;&gt;0;1;0))" office:value-type="string" office:string-value="" calcext:value-type="error">
            <text:p/>
          </table:table-cell>
          <table:table-cell table:style-name="ce15" table:number-matrix-columns-spanned="1" table:number-matrix-rows-spanned="1" table:formula="of:=-SUM(IF([.$F$10:.$F10]*ABS(SIGN([.$J$10:.$J10]))&lt;0;[.$F$10:.$F10];0))/SUM(IF([.$F$10:.$F10]*ABS(SIGN([.$J$10:.$J10]))&lt;0;1;0))" office:value-type="string" office:string-value="" calcext:value-type="error">
            <text:p/>
          </table:table-cell>
          <table:table-cell table:style-name="ce15" table:number-matrix-columns-spanned="1" table:number-matrix-rows-spanned="1" table:formula="of:=SUM(IF([.$F$10:.$F10]*ABS(SIGN([.$J$10:.$J10]))&gt;0;[.$F$10:.$F10];0))/SUM(IF([.$F$10:.$F10]*ABS(SIGN([.$J$10:.$J10]))&gt;0;1;0))/[.AU10]" office:value-type="string" office:string-value="" calcext:value-type="error">
            <text:p/>
          </table:table-cell>
          <table:table-cell table:style-name="ce11"/>
          <table:table-cell table:style-name="ce337"/>
          <table:table-cell table:style-name="ce212"/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1]=&quot;&quot;;[.C10]+[.L11]+[.B11];[.AQ11])" office:value-type="float" office:value="0.09877903" calcext:value-type="float">
            <text:p/>
          </table:table-cell>
          <table:table-cell table:style-name="ce40" table:formula="of:=IF([.AR11]&lt;&gt;&quot;&quot;;[.AR11];[.D10]+[.AX11])" office:value-type="float" office:value="0" calcext:value-type="float">
            <text:p/>
          </table:table-cell>
          <table:table-cell table:style-name="ce48" table:formula="of:=IF([.H11]=0;[.E10];[.D11]+[.C11]*[.H11]+[.AY11]+[.AI11]-[.AJ11])" office:value-type="float" office:value="70.03433227" calcext:value-type="float">
            <text:p/>
          </table:table-cell>
          <table:table-cell table:style-name="ce56" table:formula="of:=100*IF([.M11]=0;0;[.E11]/[.E10]-1)" office:value-type="float" office:value="10.8189019274619" calcext:value-type="float">
            <text:p/>
          </table:table-cell>
          <table:table-cell table:style-name="ce11"/>
          <table:table-cell table:style-name="ce141" office:value-type="float" office:value="709" calcext:value-type="float">
            <text:p>709</text:p>
          </table:table-cell>
          <table:table-cell table:style-name="ce150"/>
          <table:table-cell table:style-name="ce156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18H17M00S" calcext:value-type="time">
            <text:p>0.761805555555555</text:p>
          </table:table-cell>
          <table:table-cell table:style-name="ce178" office:value-type="date" office:date-value="2013-11-21" calcext:value-type="date">
            <text:p>41599</text:p>
          </table:table-cell>
          <table:table-cell table:style-name="ce11"/>
          <table:table-cell table:style-name="ce167" table:formula="of:=[.P10]+[.J11]" office:value-type="float" office:value="-0.1" calcext:value-type="float">
            <text:p/>
          </table:table-cell>
          <table:table-cell table:style-name="ce186" table:formula="of:=1+[.P11]/([.C11]+[.$C$4])" office:value-type="float" office:value="0.46999939526931" calcext:value-type="float">
            <text:p/>
          </table:table-cell>
          <table:table-cell table:style-name="ce194" table:formula="of:=-[.P10]-[.C11]" office:value-type="float" office:value="-0.09877903" calcext:value-type="float">
            <text:p/>
          </table:table-cell>
          <table:table-cell table:style-name="ce11"/>
          <table:table-cell table:style-name="ce201" table:formula="of:=-[.J11]+[.T10]" office:value-type="float" office:value="0.1" calcext:value-type="float">
            <text:p/>
          </table:table-cell>
          <table:table-cell table:style-name="ce210"/>
          <table:table-cell table:style-name="ce216"/>
          <table:table-cell table:style-name="ce219" table:formula="of:=[.E11]/(ABS([.P11])*[.H11]*[.$W$6])" office:value-type="float" office:value="9.877903" calcext:value-type="float">
            <text:p/>
          </table:table-cell>
          <table:table-cell table:style-name="ce223" table:formula="of:=[.P11]*[.H11]/[.E11]" office:value-type="float" office:value="-1.01236061945536" calcext:value-type="float">
            <text:p/>
          </table:table-cell>
          <table:table-cell table:style-name="ce187" table:formula="of:=([.E11]*[.$X$6]-ABS([.T11])*[.H11])/[.H11]" office:value-type="float" office:value="0.146947575" calcext:value-type="float">
            <text:p/>
          </table:table-cell>
          <table:table-cell table:style-name="ce11"/>
          <table:table-cell table:style-name="ce141" table:formula="of:=[.H11]*(-[.$AB$6]*0.01+[.Q11])/[.Q11]" office:value-type="float" office:value="678.829748415155" calcext:value-type="float">
            <text:p/>
          </table:table-cell>
          <table:table-cell table:style-name="ce235" table:formula="of:=SIGN([.Q11])*([.I11]-[.H11])*[.J11]/([.C11]*[.I11])*100" office:value-type="string" office:string-value="" calcext:value-type="error">
            <text:p/>
          </table:table-cell>
          <table:table-cell table:style-name="ce241" table:formula="of:=([.C11]*[.AA11]+([.AA11]-[.AG10])*[.P10])*[.AB11]*0.01/([.H11]-[.AA11])" office:value-type="string" office:string-value="" calcext:value-type="error">
            <text:p/>
          </table:table-cell>
          <table:table-cell table:style-name="ce251" table:formula="of:=[.E11]*[.AB11]*0.01/-IF(ABS([.AC11])&gt;[.Y10];[.Y10];ABS([.AC11]))+[.H11]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11])+SIGN([.P10])=0;[.H11];([.H11]*[.J11]+[.AG10]*[.P10])/[.P11]);0)" office:value-type="float" office:value="709" calcext:value-type="float">
            <text:p/>
          </table:table-cell>
          <table:table-cell table:style-name="ce276" table:formula="of:=IF([.H11]=0;0;-([.H10]-[.H11])*[.P10])" office:value-type="float" office:value="0" calcext:value-type="float">
            <text:p/>
          </table:table-cell>
          <table:table-cell table:style-name="ce280" table:formula="of:=[.AH11]+[.AI10]-[.AJ10]" office:value-type="float" office:value="0" calcext:value-type="float">
            <text:p/>
          </table:table-cell>
          <table:table-cell table:style-name="ce286" table:formula="of:=IF(OR([.P11]=0;SIGN([.P11])+SIGN([.P10])=0);(-[.H11]+[.AG10])*-[.P10];0)" office:value-type="float" office:value="0" calcext:value-type="float">
            <text:p/>
          </table:table-cell>
          <table:table-cell table:style-name="ce295" table:formula="of:=[.AI11]/([.E11]-[.AI11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9877903" calcext:value-type="float">
            <text:p>0.09877903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]*ABS(SIGN([.$J$10:.$J11]))&gt;0;1;0))/SUM(IF([.$F$10:.$F11]*ABS(SIGN([.$J$10:.$J11]))&lt;&gt;0;1;0))" office:value-type="float" office:value="1" calcext:value-type="float">
            <text:p/>
          </table:table-cell>
          <table:table-cell table:style-name="ce15" table:number-matrix-columns-spanned="1" table:number-matrix-rows-spanned="1" table:formula="of:=-SUM(IF([.$F$10:.$F11]*ABS(SIGN([.$J$10:.$J11]))&lt;0;[.$F$10:.$F11];0))/SUM(IF([.$F$10:.$F11]*ABS(SIGN([.$J$10:.$J11]))&lt;0;1;0))" office:value-type="string" office:string-value="" calcext:value-type="error">
            <text:p/>
          </table:table-cell>
          <table:table-cell table:style-name="ce15" table:number-matrix-columns-spanned="1" table:number-matrix-rows-spanned="1" table:formula="of:=SUM(IF([.$F$10:.$F11]*ABS(SIGN([.$J$10:.$J11]))&gt;0;[.$F$10:.$F11];0))/SUM(IF([.$F$10:.$F11]*ABS(SIGN([.$J$10:.$J11]))&gt;0;1;0))/[.AU11]" office:value-type="string" office:string-value="" calcext:value-type="error">
            <text:p/>
          </table:table-cell>
          <table:table-cell table:style-name="ce11"/>
          <table:table-cell table:style-name="ce337"/>
          <table:table-cell table:style-name="ce343" table:formula="of:=IF([.AX11]&lt;&gt;&quot;&quot;;-[.AX11];[.AY10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2]=&quot;&quot;;[.C11]+[.L12]+[.B12];[.AQ12])" office:value-type="float" office:value="0.08343398" calcext:value-type="float">
            <text:p/>
          </table:table-cell>
          <table:table-cell table:style-name="ce40" table:formula="of:=IF([.AR12]&lt;&gt;&quot;&quot;;[.AR12];[.D11]+[.AX12])" office:value-type="float" office:value="0" calcext:value-type="float">
            <text:p/>
          </table:table-cell>
          <table:table-cell table:style-name="ce48" table:formula="of:=IF([.H12]=0;[.E11];[.D12]+[.C12]*[.H12]+[.AY12]+[.AI12]-[.AJ12])" office:value-type="float" office:value="69.75080728" calcext:value-type="float">
            <text:p/>
          </table:table-cell>
          <table:table-cell table:style-name="ce57" table:formula="of:=100*IF([.M12]=0;0;[.E12]/[.E11]-1)" office:value-type="float" office:value="-0.404837143169934" calcext:value-type="float">
            <text:p/>
          </table:table-cell>
          <table:table-cell table:style-name="ce11"/>
          <table:table-cell table:style-name="ce141" office:value-type="float" office:value="836" calcext:value-type="float">
            <text:p>836</text:p>
          </table:table-cell>
          <table:table-cell table:style-name="ce150"/>
          <table:table-cell table:style-name="ce156" office:value-type="float" office:value="0.1" calcext:value-type="float">
            <text:p>0.1</text:p>
          </table:table-cell>
          <table:table-cell table:style-name="ce161"/>
          <table:table-cell table:style-name="ce166"/>
          <table:table-cell table:style-name="ce174" office:value-type="time" office:time-value="PT23H14M00S" calcext:value-type="time">
            <text:p>0.968055555555556</text:p>
          </table:table-cell>
          <table:table-cell table:style-name="ce178" office:value-type="date" office:date-value="2013-11-24" calcext:value-type="date">
            <text:p>41602</text:p>
          </table:table-cell>
          <table:table-cell table:style-name="ce11"/>
          <table:table-cell table:style-name="ce167" table:formula="of:=[.P11]+[.J12]" office:value-type="float" office:value="0" calcext:value-type="float">
            <text:p/>
          </table:table-cell>
          <table:table-cell table:style-name="ce187" table:formula="of:=1+[.P12]/([.C12]+[.$C$4])" office:value-type="float" office:value="1" calcext:value-type="float">
            <text:p/>
          </table:table-cell>
          <table:table-cell table:style-name="ce194" table:formula="of:=-[.P11]+[.P11]+[.C11]" office:value-type="float" office:value="0.09877903" calcext:value-type="float">
            <text:p/>
          </table:table-cell>
          <table:table-cell table:style-name="ce11"/>
          <table:table-cell table:style-name="ce201" table:formula="of:=-[.J12]+[.T11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12]/(ABS([.P12])*[.H12]*[.$W$6])" office:value-type="string" office:string-value="" calcext:value-type="error">
            <text:p/>
          </table:table-cell>
          <table:table-cell table:style-name="ce223" table:formula="of:=[.P12]*[.H12]/[.E12]" office:value-type="float" office:value="0" calcext:value-type="float">
            <text:p/>
          </table:table-cell>
          <table:table-cell table:style-name="ce187" table:formula="of:=([.E12]*[.$X$6]-ABS([.T12])*[.H12])/[.H12]" office:value-type="float" office:value="0.20858495" calcext:value-type="float">
            <text:p/>
          </table:table-cell>
          <table:table-cell table:style-name="ce11"/>
          <table:table-cell table:style-name="ce141" table:formula="of:=[.H12]*(-[.$AB$6]*0.01+[.Q12])/[.Q12]" office:value-type="float" office:value="819.28" calcext:value-type="float">
            <text:p/>
          </table:table-cell>
          <table:table-cell table:style-name="ce235" table:formula="of:=SIGN([.Q12])*([.I12]-[.H12])*[.J12]/([.C12]*[.I12])*100" office:value-type="string" office:string-value="" calcext:value-type="error">
            <text:p/>
          </table:table-cell>
          <table:table-cell table:style-name="ce241" table:formula="of:=([.C12]*[.AA12]+([.AA12]-[.AG11])*[.P11])*[.AB12]*0.01/([.H12]-[.AA12])" office:value-type="string" office:string-value="" calcext:value-type="error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2])+SIGN([.P11])=0;[.H12];([.H12]*[.J12]+[.AG11]*[.P11])/[.P12]);0)" office:value-type="float" office:value="0" calcext:value-type="float">
            <text:p/>
          </table:table-cell>
          <table:table-cell table:style-name="ce276" table:formula="of:=IF([.H12]=0;0;-([.H11]-[.H12])*[.P11])" office:value-type="float" office:value="-12.7" calcext:value-type="float">
            <text:p/>
          </table:table-cell>
          <table:table-cell table:style-name="ce280" table:formula="of:=[.AH12]+[.AI11]-[.AJ11]" office:value-type="float" office:value="-12.7" calcext:value-type="float">
            <text:p/>
          </table:table-cell>
          <table:table-cell table:style-name="ce286" table:formula="of:=IF(OR([.P12]=0;SIGN([.P12])+SIGN([.P11])=0);(-[.H12]+[.AG11])*-[.P11];0)" office:value-type="float" office:value="-12.7" calcext:value-type="float">
            <text:p/>
          </table:table-cell>
          <table:table-cell table:style-name="ce295" table:formula="of:=[.AI12]/([.E12]-[.AI12])" office:value-type="float" office:value="-0.154031238977094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8343398" calcext:value-type="float">
            <text:p>0.08343398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2]*ABS(SIGN([.$J$10:.$J12]))&gt;0;1;0))/SUM(IF([.$F$10:.$F12]*ABS(SIGN([.$J$10:.$J12]))&lt;&gt;0;1;0))" office:value-type="float" office:value="0.5" calcext:value-type="float">
            <text:p/>
          </table:table-cell>
          <table:table-cell table:style-name="ce15" table:number-matrix-columns-spanned="1" table:number-matrix-rows-spanned="1" table:formula="of:=-SUM(IF([.$F$10:.$F12]*ABS(SIGN([.$J$10:.$J12]))&lt;0;[.$F$10:.$F12];0))/SUM(IF([.$F$10:.$F12]*ABS(SIGN([.$J$10:.$J12]))&lt;0;1;0))" office:value-type="float" office:value="0.404837143169934" calcext:value-type="float">
            <text:p/>
          </table:table-cell>
          <table:table-cell table:style-name="ce15" table:number-matrix-columns-spanned="1" table:number-matrix-rows-spanned="1" table:formula="of:=SUM(IF([.$F$10:.$F12]*ABS(SIGN([.$J$10:.$J12]))&gt;0;[.$F$10:.$F12];0))/SUM(IF([.$F$10:.$F12]*ABS(SIGN([.$J$10:.$J12]))&gt;0;1;0))/[.AU12]" office:value-type="float" office:value="26.7240842644731" calcext:value-type="float">
            <text:p/>
          </table:table-cell>
          <table:table-cell table:style-name="ce11"/>
          <table:table-cell table:style-name="ce337"/>
          <table:table-cell table:style-name="ce343" table:formula="of:=IF([.AX12]&lt;&gt;&quot;&quot;;-[.AX12];[.AY11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3]=&quot;&quot;;[.C12]+[.L13]+[.B13];[.AQ13])" office:value-type="float" office:value="0.08331366" calcext:value-type="float">
            <text:p/>
          </table:table-cell>
          <table:table-cell table:style-name="ce40" table:formula="of:=IF([.AR13]&lt;&gt;&quot;&quot;;[.AR13];[.D12]+[.AX13])" office:value-type="float" office:value="0" calcext:value-type="float">
            <text:p/>
          </table:table-cell>
          <table:table-cell table:style-name="ce48" table:formula="of:=IF([.H13]=0;[.E12];[.D13]+[.C13]*[.H13]+[.AY13]+[.AI13]-[.AJ13])" office:value-type="float" office:value="79.147977" calcext:value-type="float">
            <text:p/>
          </table:table-cell>
          <table:table-cell table:style-name="ce58" table:formula="of:=100*IF([.M13]=0;0;[.E13]/[.E12]-1)" office:value-type="float" office:value="13.4724888305264" calcext:value-type="float">
            <text:p/>
          </table:table-cell>
          <table:table-cell table:style-name="ce11"/>
          <table:table-cell table:style-name="ce141" office:value-type="float" office:value="950" calcext:value-type="float">
            <text:p>950</text:p>
          </table:table-cell>
          <table:table-cell table:style-name="ce146" office:value-type="float" office:value="980" calcext:value-type="float">
            <text:p>980</text:p>
          </table:table-cell>
          <table:table-cell table:style-name="ce157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22H00M00S" calcext:value-type="time">
            <text:p>0.916666666666667</text:p>
          </table:table-cell>
          <table:table-cell table:style-name="ce178" office:value-type="date" office:date-value="2013-11-27" calcext:value-type="date">
            <text:p>41605</text:p>
          </table:table-cell>
          <table:table-cell table:style-name="ce11"/>
          <table:table-cell table:style-name="ce167" table:formula="of:=[.P12]+[.J13]" office:value-type="float" office:value="-0.1" calcext:value-type="float">
            <text:p/>
          </table:table-cell>
          <table:table-cell table:style-name="ce187" table:formula="of:=1+[.P13]/([.C13]+[.$C$4])" office:value-type="float" office:value="0.422678326870987" calcext:value-type="float">
            <text:p/>
          </table:table-cell>
          <table:table-cell table:style-name="ce194" table:formula="of:=-[.P12]-[.C13]" office:value-type="float" office:value="-0.08331366" calcext:value-type="float">
            <text:p/>
          </table:table-cell>
          <table:table-cell table:style-name="ce11"/>
          <table:table-cell table:style-name="ce201" table:formula="of:=-[.J13]+[.T12]" office:value-type="float" office:value="0.1" calcext:value-type="float">
            <text:p/>
          </table:table-cell>
          <table:table-cell table:style-name="ce210"/>
          <table:table-cell table:style-name="ce216"/>
          <table:table-cell table:style-name="ce219" table:formula="of:=[.E13]/(ABS([.P13])*[.H13]*[.$W$6])" office:value-type="float" office:value="8.331366" calcext:value-type="float">
            <text:p/>
          </table:table-cell>
          <table:table-cell table:style-name="ce223" table:formula="of:=[.P13]*[.H13]/[.E13]" office:value-type="float" office:value="-1.20028336289631" calcext:value-type="float">
            <text:p/>
          </table:table-cell>
          <table:table-cell table:style-name="ce187" table:formula="of:=([.E13]*[.$X$6]-ABS([.T13])*[.H13])/[.H13]" office:value-type="float" office:value="0.10828415" calcext:value-type="float">
            <text:p/>
          </table:table-cell>
          <table:table-cell table:style-name="ce11"/>
          <table:table-cell table:style-name="ce141" table:formula="of:=[.H13]*(-[.$AB$6]*0.01+[.Q13])/[.Q13]" office:value-type="float" office:value="905.048558697926" calcext:value-type="float">
            <text:p/>
          </table:table-cell>
          <table:table-cell table:style-name="ce235" table:formula="of:=SIGN([.Q13])*([.I13]-[.H13])*[.J13]/([.C13]*[.I13])*100" office:value-type="float" office:value="-3.67433682519279" calcext:value-type="float">
            <text:p/>
          </table:table-cell>
          <table:table-cell table:style-name="ce241" table:formula="of:=([.D13]+[.AA13]*([.C13]))*[.AB13]*0.01/([.H13]-[.AA13])" office:value-type="float" office:value="-0.0616344377863756" calcext:value-type="float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3])+SIGN([.P12])=0;[.H13];([.H13]*[.J13]+[.AG12]*[.P12])/[.P13]);0)" office:value-type="float" office:value="950" calcext:value-type="float">
            <text:p/>
          </table:table-cell>
          <table:table-cell table:style-name="ce276" table:formula="of:=IF([.H13]=0;0;-([.H12]-[.H13])*[.P12])" office:value-type="float" office:value="0" calcext:value-type="float">
            <text:p/>
          </table:table-cell>
          <table:table-cell table:style-name="ce280" table:formula="of:=[.AH13]+[.AI12]-[.AJ12]" office:value-type="float" office:value="0" calcext:value-type="float">
            <text:p/>
          </table:table-cell>
          <table:table-cell table:style-name="ce286" table:formula="of:=IF(OR([.P13]=0;SIGN([.P13])+SIGN([.P12])=0);(-[.H13]+[.AG12])*-[.P12];0)" office:value-type="float" office:value="0" calcext:value-type="float">
            <text:p/>
          </table:table-cell>
          <table:table-cell table:style-name="ce295" table:formula="of:=[.AI13]/([.E13]-[.AI1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8331366" calcext:value-type="float">
            <text:p>0.08331366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3]*ABS(SIGN([.$J$10:.$J13]))&gt;0;1;0))/SUM(IF([.$F$10:.$F13]*ABS(SIGN([.$J$10:.$J13]))&lt;&gt;0;1;0))" office:value-type="float" office:value="0.666666666666667" calcext:value-type="float">
            <text:p/>
          </table:table-cell>
          <table:table-cell table:style-name="ce15" table:number-matrix-columns-spanned="1" table:number-matrix-rows-spanned="1" table:formula="of:=-SUM(IF([.$F$10:.$F13]*ABS(SIGN([.$J$10:.$J13]))&lt;0;[.$F$10:.$F13];0))/SUM(IF([.$F$10:.$F13]*ABS(SIGN([.$J$10:.$J13]))&lt;0;1;0))" office:value-type="float" office:value="0.404837143169934" calcext:value-type="float">
            <text:p/>
          </table:table-cell>
          <table:table-cell table:style-name="ce15" table:number-matrix-columns-spanned="1" table:number-matrix-rows-spanned="1" table:formula="of:=SUM(IF([.$F$10:.$F13]*ABS(SIGN([.$J$10:.$J13]))&gt;0;[.$F$10:.$F13];0))/SUM(IF([.$F$10:.$F13]*ABS(SIGN([.$J$10:.$J13]))&gt;0;1;0))/[.AU13]" office:value-type="float" office:value="30.0014353522297" calcext:value-type="float">
            <text:p/>
          </table:table-cell>
          <table:table-cell table:style-name="ce11"/>
          <table:table-cell table:style-name="ce337"/>
          <table:table-cell table:style-name="ce343" table:formula="of:=IF([.AX13]&lt;&gt;&quot;&quot;;-[.AX13];[.AY12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4]=&quot;&quot;;[.C13]+[.L14]+[.B14];[.AQ14])" office:value-type="float" office:value="0.0752476" calcext:value-type="float">
            <text:p/>
          </table:table-cell>
          <table:table-cell table:style-name="ce40" table:formula="of:=IF([.AR14]&lt;&gt;&quot;&quot;;[.AR14];[.D13]+[.AX14])" office:value-type="float" office:value="0" calcext:value-type="float">
            <text:p/>
          </table:table-cell>
          <table:table-cell table:style-name="ce48" table:formula="of:=IF([.H14]=0;[.E13];[.D14]+[.C14]*[.H14]+[.AY14]+[.AI14]-[.AJ14])" office:value-type="float" office:value="77.505028" calcext:value-type="float">
            <text:p/>
          </table:table-cell>
          <table:table-cell table:style-name="ce59" table:formula="of:=100*IF([.M14]=0;0;[.E14]/[.E13]-1)" office:value-type="float" office:value="-2.07579405346014" calcext:value-type="float">
            <text:p/>
          </table:table-cell>
          <table:table-cell table:style-name="ce11"/>
          <table:table-cell table:style-name="ce141" office:value-type="float" office:value="1030" calcext:value-type="float">
            <text:p>1030</text:p>
          </table:table-cell>
          <table:table-cell table:style-name="ce146" office:value-type="float" office:value="1010" calcext:value-type="float">
            <text:p>1010</text:p>
          </table:table-cell>
          <table:table-cell table:style-name="ce157" office:value-type="float" office:value="0.1" calcext:value-type="float">
            <text:p>0.1</text:p>
          </table:table-cell>
          <table:table-cell table:style-name="ce161"/>
          <table:table-cell table:style-name="ce21"/>
          <table:table-cell table:style-name="ce174" office:value-type="time" office:time-value="PT16H39M00S" calcext:value-type="time">
            <text:p>0.69375</text:p>
          </table:table-cell>
          <table:table-cell table:style-name="ce178" office:value-type="date" office:date-value="2013-11-28" calcext:value-type="date">
            <text:p>41606</text:p>
          </table:table-cell>
          <table:table-cell table:style-name="ce11"/>
          <table:table-cell table:style-name="ce167" table:formula="of:=[.P13]+[.J14]" office:value-type="float" office:value="0" calcext:value-type="float">
            <text:p/>
          </table:table-cell>
          <table:table-cell table:style-name="ce187" table:formula="of:=1+[.P14]/([.C14]+[.$C$4])" office:value-type="float" office:value="1" calcext:value-type="float">
            <text:p/>
          </table:table-cell>
          <table:table-cell table:style-name="ce194" table:formula="of:=-[.P14]-[.C14]" office:value-type="float" office:value="-0.0752476" calcext:value-type="float">
            <text:p/>
          </table:table-cell>
          <table:table-cell table:style-name="ce11"/>
          <table:table-cell table:style-name="ce201" table:formula="of:=-[.J14]+[.T13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14]/(ABS([.P14])*[.H14]*[.$W$6])" office:value-type="string" office:string-value="" calcext:value-type="error">
            <text:p/>
          </table:table-cell>
          <table:table-cell table:style-name="ce223" table:formula="of:=[.P14]*[.H14]/[.E14]" office:value-type="float" office:value="0" calcext:value-type="float">
            <text:p/>
          </table:table-cell>
          <table:table-cell table:style-name="ce187" table:formula="of:=([.E14]*[.$X$6]-ABS([.T14])*[.H14])/[.H14]" office:value-type="float" office:value="0.188119" calcext:value-type="float">
            <text:p/>
          </table:table-cell>
          <table:table-cell table:style-name="ce11"/>
          <table:table-cell table:style-name="ce141" table:formula="of:=[.H14]*(-[.$AB$6]*0.01+[.Q14])/[.Q14]" office:value-type="float" office:value="1009.4" calcext:value-type="float">
            <text:p/>
          </table:table-cell>
          <table:table-cell table:style-name="ce235" table:formula="of:=SIGN([.Q14])*([.I14]-[.H14])*[.J14]/([.C14]*[.I14])*100" office:value-type="float" office:value="-2.63157631579211" calcext:value-type="float">
            <text:p/>
          </table:table-cell>
          <table:table-cell table:style-name="ce241" table:formula="of:=([.E14]+[.AI14])*[.AB14]*0.01/([.H14]-[.AA14])" office:value-type="float" office:value="-0.0887901871423626" calcext:value-type="float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4])+SIGN([.P13])=0;[.H14];([.H14]*[.J14]+[.AG13]*[.P13])/[.P14]);0)" office:value-type="float" office:value="0" calcext:value-type="float">
            <text:p/>
          </table:table-cell>
          <table:table-cell table:style-name="ce276" table:formula="of:=IF([.H14]=0;0;-([.H13]-[.H14])*[.P13])" office:value-type="float" office:value="-8" calcext:value-type="float">
            <text:p/>
          </table:table-cell>
          <table:table-cell table:style-name="ce280" table:formula="of:=[.AH14]+[.AI13]-[.AJ13]" office:value-type="float" office:value="-8" calcext:value-type="float">
            <text:p/>
          </table:table-cell>
          <table:table-cell table:style-name="ce286" table:formula="of:=IF(OR([.P14]=0;SIGN([.P14])+SIGN([.P13])=0);(-[.H14]+[.AG13])*-[.P13];0)" office:value-type="float" office:value="-8" calcext:value-type="float">
            <text:p/>
          </table:table-cell>
          <table:table-cell table:style-name="ce295" table:formula="of:=[.AI14]/([.E14]-[.AI14])" office:value-type="float" office:value="-0.0935617493745514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752476" calcext:value-type="float">
            <text:p>0.0752476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4]*ABS(SIGN([.$J$10:.$J14]))&gt;0;1;0))/SUM(IF([.$F$10:.$F14]*ABS(SIGN([.$J$10:.$J14]))&lt;&gt;0;1;0))" office:value-type="float" office:value="0.5" calcext:value-type="float">
            <text:p/>
          </table:table-cell>
          <table:table-cell table:style-name="ce15" table:number-matrix-columns-spanned="1" table:number-matrix-rows-spanned="1" table:formula="of:=-SUM(IF([.$F$10:.$F14]*ABS(SIGN([.$J$10:.$J14]))&lt;0;[.$F$10:.$F14];0))/SUM(IF([.$F$10:.$F14]*ABS(SIGN([.$J$10:.$J14]))&lt;0;1;0))" office:value-type="float" office:value="1.24031559831504" calcext:value-type="float">
            <text:p/>
          </table:table-cell>
          <table:table-cell table:style-name="ce15" table:number-matrix-columns-spanned="1" table:number-matrix-rows-spanned="1" table:formula="of:=SUM(IF([.$F$10:.$F14]*ABS(SIGN([.$J$10:.$J14]))&gt;0;[.$F$10:.$F14];0))/SUM(IF([.$F$10:.$F14]*ABS(SIGN([.$J$10:.$J14]))&gt;0;1;0))/[.AU14]" office:value-type="float" office:value="9.79242331185223" calcext:value-type="float">
            <text:p/>
          </table:table-cell>
          <table:table-cell table:style-name="ce11"/>
          <table:table-cell table:style-name="ce337"/>
          <table:table-cell table:style-name="ce343" table:formula="of:=IF([.AX14]&lt;&gt;&quot;&quot;;-[.AX14];[.AY13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5]=&quot;&quot;;[.C14]+[.L15]+[.B15];[.AQ15])" office:value-type="float" office:value="0.07512794" calcext:value-type="float">
            <text:p/>
          </table:table-cell>
          <table:table-cell table:style-name="ce40" table:formula="of:=IF([.AR15]&lt;&gt;&quot;&quot;;[.AR15];[.D14]+[.AX15])" office:value-type="float" office:value="0" calcext:value-type="float">
            <text:p/>
          </table:table-cell>
          <table:table-cell table:style-name="ce48" table:formula="of:=IF([.H15]=0;[.E14];[.D15]+[.C15]*[.H15]+[.AY15]+[.AI15]-[.AJ15])" office:value-type="float" office:value="75.3615878934" calcext:value-type="float">
            <text:p/>
          </table:table-cell>
          <table:table-cell table:style-name="ce60" table:formula="of:=100*IF([.M15]=0;0;[.E15]/[.E14]-1)" office:value-type="float" office:value="-2.76554974807569" calcext:value-type="float">
            <text:p/>
          </table:table-cell>
          <table:table-cell table:style-name="ce11"/>
          <table:table-cell table:style-name="ce141" office:value-type="float" office:value="1003.11" calcext:value-type="float">
            <text:p>1003.11</text:p>
          </table:table-cell>
          <table:table-cell table:style-name="ce146" office:value-type="float" office:value="1050" calcext:value-type="float">
            <text:p>1050</text:p>
          </table:table-cell>
          <table:table-cell table:style-name="ce157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17H04M00S" calcext:value-type="time">
            <text:p>0.711111111111111</text:p>
          </table:table-cell>
          <table:table-cell table:style-name="ce178" office:value-type="date" office:date-value="2013-11-28" calcext:value-type="date">
            <text:p>41606</text:p>
          </table:table-cell>
          <table:table-cell table:style-name="ce11"/>
          <table:table-cell table:style-name="ce167" table:formula="of:=[.P14]+[.J15]" office:value-type="float" office:value="-0.1" calcext:value-type="float">
            <text:p/>
          </table:table-cell>
          <table:table-cell table:style-name="ce187" table:formula="of:=1+[.P15]/([.C15]+[.$C$4])" office:value-type="float" office:value="0.394042002826915" calcext:value-type="float">
            <text:p/>
          </table:table-cell>
          <table:table-cell table:style-name="ce194" table:formula="of:=-[.P15]-[.C15]" office:value-type="float" office:value="0.02487206" calcext:value-type="float">
            <text:p/>
          </table:table-cell>
          <table:table-cell table:style-name="ce11"/>
          <table:table-cell table:style-name="ce201" table:formula="of:=-[.J15]+[.T14]" office:value-type="float" office:value="0.1" calcext:value-type="float">
            <text:p/>
          </table:table-cell>
          <table:table-cell table:style-name="ce210"/>
          <table:table-cell table:style-name="ce216"/>
          <table:table-cell table:style-name="ce219" table:formula="of:=[.E15]/(ABS([.P15])*[.H15]*[.$W$6])" office:value-type="float" office:value="7.512794" calcext:value-type="float">
            <text:p/>
          </table:table-cell>
          <table:table-cell table:style-name="ce223" table:formula="of:=[.P15]*[.H15]/[.E15]" office:value-type="float" office:value="-1.33106271781178" calcext:value-type="float">
            <text:p/>
          </table:table-cell>
          <table:table-cell table:style-name="ce187" table:formula="of:=([.E15]*[.$X$6]-ABS([.T15])*[.H15])/[.H15]" office:value-type="float" office:value="0.08781985" calcext:value-type="float">
            <text:p/>
          </table:table-cell>
          <table:table-cell table:style-name="ce11"/>
          <table:table-cell table:style-name="ce141" table:formula="of:=[.H15]*(-[.$AB$6]*0.01+[.Q15])/[.Q15]" office:value-type="float" office:value="952.196138391159" calcext:value-type="float">
            <text:p/>
          </table:table-cell>
          <table:table-cell table:style-name="ce235" table:formula="of:=SIGN([.Q15])*([.I15]-[.H15])*[.J15]/([.C15]*[.I15])*100" office:value-type="float" office:value="-5.94414579411373" calcext:value-type="float">
            <text:p/>
          </table:table-cell>
          <table:table-cell table:style-name="ce241" table:formula="of:=[.E15]*[.AB15]*0.01/([4PERF.R15]-[.AA15])-[.P14]" office:value-type="float" office:value="-0.000110187088940768" calcext:value-type="float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5])+SIGN([.P14])=0;[.H15];([.H15]*[.J15]+[.AG14]*[.P14])/[.P15]);0)" office:value-type="float" office:value="1003.11" calcext:value-type="float">
            <text:p/>
          </table:table-cell>
          <table:table-cell table:style-name="ce276" table:formula="of:=IF([.H15]=0;0;-([.H14]-[.H15])*[.P14])" office:value-type="float" office:value="-0" calcext:value-type="float">
            <text:p/>
          </table:table-cell>
          <table:table-cell table:style-name="ce280" table:formula="of:=[.AH15]+[.AI14]-[.AJ14]" office:value-type="float" office:value="0" calcext:value-type="float">
            <text:p/>
          </table:table-cell>
          <table:table-cell table:style-name="ce286" table:formula="of:=IF(OR([.P15]=0;SIGN([.P15])+SIGN([.P14])=0);(-[.H15]+[.AG14])*-[.P14];0)" office:value-type="float" office:value="0" calcext:value-type="float">
            <text:p/>
          </table:table-cell>
          <table:table-cell table:style-name="ce295" table:formula="of:=[.AI15]/([.E15]-[.AI1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7512794" calcext:value-type="float">
            <text:p>0.07512794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5]*ABS(SIGN([.$J$10:.$J15]))&gt;0;1;0))/SUM(IF([.$F$10:.$F15]*ABS(SIGN([.$J$10:.$J15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15]*ABS(SIGN([.$J$10:.$J15]))&lt;0;[.$F$10:.$F15];0))/SUM(IF([.$F$10:.$F15]*ABS(SIGN([.$J$10:.$J15]))&lt;0;1;0))" office:value-type="float" office:value="1.74872698156859" calcext:value-type="float">
            <text:p/>
          </table:table-cell>
          <table:table-cell table:style-name="ce15" table:number-matrix-columns-spanned="1" table:number-matrix-rows-spanned="1" table:formula="of:=SUM(IF([.$F$10:.$F15]*ABS(SIGN([.$J$10:.$J15]))&gt;0;[.$F$10:.$F15];0))/SUM(IF([.$F$10:.$F15]*ABS(SIGN([.$J$10:.$J15]))&gt;0;1;0))/[.AU15]" office:value-type="float" office:value="6.94544975116675" calcext:value-type="float">
            <text:p/>
          </table:table-cell>
          <table:table-cell table:style-name="ce11"/>
          <table:table-cell table:style-name="ce337"/>
          <table:table-cell table:style-name="ce343" table:formula="of:=IF([.AX15]&lt;&gt;&quot;&quot;;-[.AX15];[.AY14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6]=&quot;&quot;;[.C15]+[.L16]+[.B16];[.AQ16])" office:value-type="float" office:value="0.070522" calcext:value-type="float">
            <text:p/>
          </table:table-cell>
          <table:table-cell table:style-name="ce40" table:formula="of:=IF([.AR16]&lt;&gt;&quot;&quot;;[.AR16];[.D15]+[.AX16])" office:value-type="float" office:value="0" calcext:value-type="float">
            <text:p/>
          </table:table-cell>
          <table:table-cell table:style-name="ce48" table:formula="of:=IF([.H16]=0;[.E15];[.D16]+[.C16]*[.H16]+[.AY16]+[.AI16]-[.AJ16])" office:value-type="float" office:value="74.04668956" calcext:value-type="float">
            <text:p/>
          </table:table-cell>
          <table:table-cell table:style-name="ce61" table:formula="of:=100*IF([.M16]=0;0;[.E16]/[.E15]-1)" office:value-type="float" office:value="-1.74478586526061" calcext:value-type="float">
            <text:p/>
          </table:table-cell>
          <table:table-cell table:style-name="ce11"/>
          <table:table-cell table:style-name="ce141" office:value-type="float" office:value="1049.98" calcext:value-type="float">
            <text:p>1049.98</text:p>
          </table:table-cell>
          <table:table-cell table:style-name="ce146" office:value-type="float" office:value="1025" calcext:value-type="float">
            <text:p>1025</text:p>
          </table:table-cell>
          <table:table-cell table:style-name="ce157" office:value-type="float" office:value="0.1" calcext:value-type="float">
            <text:p>0.1</text:p>
          </table:table-cell>
          <table:table-cell table:style-name="ce161"/>
          <table:table-cell table:style-name="ce166"/>
          <table:table-cell table:style-name="ce174" office:value-type="time" office:time-value="PT18H46M00S" calcext:value-type="time">
            <text:p>0.781944444444444</text:p>
          </table:table-cell>
          <table:table-cell table:style-name="ce178" office:value-type="date" office:date-value="2013-11-28" calcext:value-type="date">
            <text:p>41606</text:p>
          </table:table-cell>
          <table:table-cell table:style-name="ce11"/>
          <table:table-cell table:style-name="ce167" table:formula="of:=[.P15]+[.J16]" office:value-type="float" office:value="0" calcext:value-type="float">
            <text:p/>
          </table:table-cell>
          <table:table-cell table:style-name="ce187" table:formula="of:=1+[.P16]/([.C16]+[.$C$4])" office:value-type="float" office:value="1" calcext:value-type="float">
            <text:p/>
          </table:table-cell>
          <table:table-cell table:style-name="ce194" table:formula="of:=-[.P16]-[.C16]" office:value-type="float" office:value="-0.070522" calcext:value-type="float">
            <text:p/>
          </table:table-cell>
          <table:table-cell table:style-name="ce11"/>
          <table:table-cell table:style-name="ce201" table:formula="of:=-[.J16]+[.T15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16]/(ABS([.P16])*[.H16]*[.$W$6])" office:value-type="string" office:string-value="" calcext:value-type="error">
            <text:p/>
          </table:table-cell>
          <table:table-cell table:style-name="ce223" table:formula="of:=[.P16]*[.H16]/[.E16]" office:value-type="float" office:value="0" calcext:value-type="float">
            <text:p/>
          </table:table-cell>
          <table:table-cell table:style-name="ce187" table:formula="of:=([.E16]*[.$X$6]-ABS([.T16])*[.H16])/[.H16]" office:value-type="float" office:value="0.176305" calcext:value-type="float">
            <text:p/>
          </table:table-cell>
          <table:table-cell table:style-name="ce11"/>
          <table:table-cell table:style-name="ce141" table:formula="of:=[.H16]*(-[.$AB$6]*0.01+[.Q16])/[.Q16]" office:value-type="float" office:value="1028.9804" calcext:value-type="float">
            <text:p/>
          </table:table-cell>
          <table:table-cell table:style-name="ce235" table:formula="of:=SIGN([.Q16])*([.I16]-[.H16])*[.J16]/([.C16]*[.I16])*100" office:value-type="float" office:value="-3.45576298280212" calcext:value-type="float">
            <text:p/>
          </table:table-cell>
          <table:table-cell table:style-name="ce241" table:formula="of:=[.E16]*[.AB16]*0.01/([4PERF.R16]-[.AA16])-[.P15]" office:value-type="float" office:value="0.0999369389668634" calcext:value-type="float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6])+SIGN([.P15])=0;[.H16];([.H16]*[.J16]+[.AG15]*[.P15])/[.P16]);0)" office:value-type="float" office:value="0" calcext:value-type="float">
            <text:p/>
          </table:table-cell>
          <table:table-cell table:style-name="ce276" table:formula="of:=IF([.H16]=0;0;-([.H15]-[.H16])*[.P15])" office:value-type="float" office:value="-4.687" calcext:value-type="float">
            <text:p/>
          </table:table-cell>
          <table:table-cell table:style-name="ce280" table:formula="of:=[.AH16]+[.AI15]-[.AJ15]" office:value-type="float" office:value="-4.687" calcext:value-type="float">
            <text:p/>
          </table:table-cell>
          <table:table-cell table:style-name="ce286" table:formula="of:=IF(OR([.P16]=0;SIGN([.P16])+SIGN([.P15])=0);(-[.H16]+[.AG15])*-[.P15];0)" office:value-type="float" office:value="-4.687" calcext:value-type="float">
            <text:p/>
          </table:table-cell>
          <table:table-cell table:style-name="ce295" table:formula="of:=[.AI16]/([.E16]-[.AI16])" office:value-type="float" office:value="-0.059529789931008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70522" calcext:value-type="float">
            <text:p>0.070522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6]*ABS(SIGN([.$J$10:.$J16]))&gt;0;1;0))/SUM(IF([.$F$10:.$F16]*ABS(SIGN([.$J$10:.$J16]))&lt;&gt;0;1;0))" office:value-type="float" office:value="0.333333333333333" calcext:value-type="float">
            <text:p/>
          </table:table-cell>
          <table:table-cell table:style-name="ce15" table:number-matrix-columns-spanned="1" table:number-matrix-rows-spanned="1" table:formula="of:=-SUM(IF([.$F$10:.$F16]*ABS(SIGN([.$J$10:.$J16]))&lt;0;[.$F$10:.$F16];0))/SUM(IF([.$F$10:.$F16]*ABS(SIGN([.$J$10:.$J16]))&lt;0;1;0))" office:value-type="float" office:value="1.7477417024916" calcext:value-type="float">
            <text:p/>
          </table:table-cell>
          <table:table-cell table:style-name="ce15" table:number-matrix-columns-spanned="1" table:number-matrix-rows-spanned="1" table:formula="of:=SUM(IF([.$F$10:.$F16]*ABS(SIGN([.$J$10:.$J16]))&gt;0;[.$F$10:.$F16];0))/SUM(IF([.$F$10:.$F16]*ABS(SIGN([.$J$10:.$J16]))&gt;0;1;0))/[.AU16]" office:value-type="float" office:value="6.94936520750128" calcext:value-type="float">
            <text:p/>
          </table:table-cell>
          <table:table-cell table:style-name="ce11"/>
          <table:table-cell table:style-name="ce337"/>
          <table:table-cell table:style-name="ce343" table:formula="of:=IF([.AX16]&lt;&gt;&quot;&quot;;-[.AX16];[.AY15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7]=&quot;&quot;;[.C16]+[.L17]+[.B17];[.AQ17])" office:value-type="float" office:value="0.07040177" calcext:value-type="float">
            <text:p/>
          </table:table-cell>
          <table:table-cell table:style-name="ce40" table:formula="of:=IF([.AR17]&lt;&gt;&quot;&quot;;[.AR17];[.D16]+[.AX17])" office:value-type="float" office:value="0" calcext:value-type="float">
            <text:p/>
          </table:table-cell>
          <table:table-cell table:style-name="ce48" table:formula="of:=IF([.H17]=0;[.E16];[.D17]+[.C17]*[.H17]+[.AY17]+[.AI17]-[.AJ17])" office:value-type="float" office:value="73.9218585" calcext:value-type="float">
            <text:p/>
          </table:table-cell>
          <table:table-cell table:style-name="ce62" table:formula="of:=100*IF([.M17]=0;0;[.E17]/[.E16]-1)" office:value-type="float" office:value="-0.168584255071735" calcext:value-type="float">
            <text:p/>
          </table:table-cell>
          <table:table-cell table:style-name="ce11"/>
          <table:table-cell table:style-name="ce141" office:value-type="float" office:value="1050" calcext:value-type="float">
            <text:p>1050</text:p>
          </table:table-cell>
          <table:table-cell table:style-name="ce146" office:value-type="float" office:value="975" calcext:value-type="float">
            <text:p>975</text:p>
          </table:table-cell>
          <table:table-cell table:style-name="ce157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13H57M00S" calcext:value-type="time">
            <text:p>0.58125</text:p>
          </table:table-cell>
          <table:table-cell table:style-name="ce178" office:value-type="date" office:date-value="2013-11-29" calcext:value-type="date">
            <text:p>41607</text:p>
          </table:table-cell>
          <table:table-cell table:style-name="ce11"/>
          <table:table-cell table:style-name="ce167" table:formula="of:=[.P16]+[.J17]" office:value-type="float" office:value="-0.1" calcext:value-type="float">
            <text:p/>
          </table:table-cell>
          <table:table-cell table:style-name="ce187" table:formula="of:=1+[.P17]/([.C17]+[.$C$4])" office:value-type="float" office:value="0.376176569977986" calcext:value-type="float">
            <text:p/>
          </table:table-cell>
          <table:table-cell table:style-name="ce194" table:formula="of:=-[.P17]-[.C17]" office:value-type="float" office:value="0.02959823" calcext:value-type="float">
            <text:p/>
          </table:table-cell>
          <table:table-cell table:style-name="ce11"/>
          <table:table-cell table:style-name="ce201" table:formula="of:=-[.J17]+[.T16]" office:value-type="float" office:value="0.1" calcext:value-type="float">
            <text:p/>
          </table:table-cell>
          <table:table-cell table:style-name="ce210"/>
          <table:table-cell table:style-name="ce216"/>
          <table:table-cell table:style-name="ce219" table:formula="of:=[.E17]/(ABS([.P17])*[.H17]*[.$W$6])" office:value-type="float" office:value="7.040177" calcext:value-type="float">
            <text:p/>
          </table:table-cell>
          <table:table-cell table:style-name="ce223" table:formula="of:=[.P17]*[.H17]/[.E17]" office:value-type="float" office:value="-1.42041883321968" calcext:value-type="float">
            <text:p/>
          </table:table-cell>
          <table:table-cell table:style-name="ce187" table:formula="of:=([.E17]*[.$X$6]-ABS([.T17])*[.H17])/[.H17]" office:value-type="float" office:value="0.076004425" calcext:value-type="float">
            <text:p/>
          </table:table-cell>
          <table:table-cell table:style-name="ce11"/>
          <table:table-cell table:style-name="ce141" table:formula="of:=[.H17]*(-[.$AB$6]*0.01+[.Q17])/[.Q17]" office:value-type="float" office:value="994.175151575153" calcext:value-type="float">
            <text:p/>
          </table:table-cell>
          <table:table-cell table:style-name="ce235" table:formula="of:=SIGN([.Q17])*([.I17]-[.H17])*[.J17]/([.C17]*[.I17])*100" office:value-type="float" office:value="10.9262987170744" calcext:value-type="float">
            <text:p/>
          </table:table-cell>
          <table:table-cell table:style-name="ce241" table:formula="of:=([.D17]+[.AA17]*([.C17]))*[.AB17]*0.01/([.H17]-[.AA17])" office:value-type="float" office:value="0.136990988453072" calcext:value-type="float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7])+SIGN([.P16])=0;[.H17];([.H17]*[.J17]+[.AG16]*[.P16])/[.P17]);0)" office:value-type="float" office:value="1050" calcext:value-type="float">
            <text:p/>
          </table:table-cell>
          <table:table-cell table:style-name="ce276" table:formula="of:=IF([.H17]=0;0;-([.H16]-[.H17])*[.P16])" office:value-type="float" office:value="0" calcext:value-type="float">
            <text:p/>
          </table:table-cell>
          <table:table-cell table:style-name="ce280" table:formula="of:=[.AH17]+[.AI16]-[.AJ16]" office:value-type="float" office:value="0" calcext:value-type="float">
            <text:p/>
          </table:table-cell>
          <table:table-cell table:style-name="ce286" table:formula="of:=IF(OR([.P17]=0;SIGN([.P17])+SIGN([.P16])=0);(-[.H17]+[.AG16])*-[.P16];0)" office:value-type="float" office:value="0" calcext:value-type="float">
            <text:p/>
          </table:table-cell>
          <table:table-cell table:style-name="ce295" table:formula="of:=[.AI17]/([.E17]-[.AI1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7040177" calcext:value-type="float">
            <text:p>0.07040177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7]*ABS(SIGN([.$J$10:.$J17]))&gt;0;1;0))/SUM(IF([.$F$10:.$F17]*ABS(SIGN([.$J$10:.$J17]))&lt;&gt;0;1;0))" office:value-type="float" office:value="0.285714285714286" calcext:value-type="float">
            <text:p/>
          </table:table-cell>
          <table:table-cell table:style-name="ce15" table:number-matrix-columns-spanned="1" table:number-matrix-rows-spanned="1" table:formula="of:=-SUM(IF([.$F$10:.$F17]*ABS(SIGN([.$J$10:.$J17]))&lt;0;[.$F$10:.$F17];0))/SUM(IF([.$F$10:.$F17]*ABS(SIGN([.$J$10:.$J17]))&lt;0;1;0))" office:value-type="float" office:value="1.43191021300762" calcext:value-type="float">
            <text:p/>
          </table:table-cell>
          <table:table-cell table:style-name="ce15" table:number-matrix-columns-spanned="1" table:number-matrix-rows-spanned="1" table:formula="of:=SUM(IF([.$F$10:.$F17]*ABS(SIGN([.$J$10:.$J17]))&gt;0;[.$F$10:.$F17];0))/SUM(IF([.$F$10:.$F17]*ABS(SIGN([.$J$10:.$J17]))&gt;0;1;0))/[.AU17]" office:value-type="float" office:value="8.48216268636215" calcext:value-type="float">
            <text:p/>
          </table:table-cell>
          <table:table-cell table:style-name="ce11"/>
          <table:table-cell table:style-name="ce337"/>
          <table:table-cell table:style-name="ce343" table:formula="of:=IF([.AX17]&lt;&gt;&quot;&quot;;-[.AX17];[.AY16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8]=&quot;&quot;;[.C17]+[.L18]+[.B18];[.AQ18])" office:value-type="float" office:value="0.06554557" calcext:value-type="float">
            <text:p/>
          </table:table-cell>
          <table:table-cell table:style-name="ce40" table:formula="of:=IF([.AR18]&lt;&gt;&quot;&quot;;[.AR18];[.D17]+[.AX18])" office:value-type="float" office:value="0" calcext:value-type="float">
            <text:p/>
          </table:table-cell>
          <table:table-cell table:style-name="ce48" table:formula="of:=IF([.H18]=0;[.E17];[.D18]+[.C18]*[.H18]+[.AY18]+[.AI18]-[.AJ18])" office:value-type="float" office:value="72.100127" calcext:value-type="float">
            <text:p/>
          </table:table-cell>
          <table:table-cell table:style-name="ce63" table:formula="of:=100*IF([.M18]=0;0;[.E18]/[.E17]-1)" office:value-type="float" office:value="-2.46440164920907" calcext:value-type="float">
            <text:p/>
          </table:table-cell>
          <table:table-cell table:style-name="ce11"/>
          <table:table-cell table:style-name="ce141" office:value-type="float" office:value="1100" calcext:value-type="float">
            <text:p>1100</text:p>
          </table:table-cell>
          <table:table-cell table:style-name="ce146" office:value-type="float" office:value="1100" calcext:value-type="float">
            <text:p>1100</text:p>
          </table:table-cell>
          <table:table-cell table:style-name="ce157" office:value-type="float" office:value="0.1" calcext:value-type="float">
            <text:p>0.1</text:p>
          </table:table-cell>
          <table:table-cell table:style-name="ce161"/>
          <table:table-cell table:style-name="ce166"/>
          <table:table-cell table:style-name="ce174" office:value-type="time" office:time-value="PT01H44M00S" calcext:value-type="time">
            <text:p>0.0722222222222222</text:p>
          </table:table-cell>
          <table:table-cell table:style-name="ce178" office:value-type="date" office:date-value="2013-11-30" calcext:value-type="date">
            <text:p>41608</text:p>
          </table:table-cell>
          <table:table-cell table:style-name="ce11"/>
          <table:table-cell table:style-name="ce167" table:formula="of:=[.P17]+[.J18]" office:value-type="float" office:value="0" calcext:value-type="float">
            <text:p/>
          </table:table-cell>
          <table:table-cell table:style-name="ce187" table:formula="of:=1+[.P18]/([.C18]+[.$C$4])" office:value-type="float" office:value="1" calcext:value-type="float">
            <text:p/>
          </table:table-cell>
          <table:table-cell table:style-name="ce194" table:formula="of:=-[.P18]-[.C18]" office:value-type="float" office:value="-0.06554557" calcext:value-type="float">
            <text:p/>
          </table:table-cell>
          <table:table-cell table:style-name="ce11"/>
          <table:table-cell table:style-name="ce201" table:formula="of:=-[.J18]+[.T17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18]/(ABS([.P18])*[.H18]*[.$W$6])" office:value-type="string" office:string-value="" calcext:value-type="error">
            <text:p/>
          </table:table-cell>
          <table:table-cell table:style-name="ce223" table:formula="of:=[.P18]*[.H18]/[.E18]" office:value-type="float" office:value="0" calcext:value-type="float">
            <text:p/>
          </table:table-cell>
          <table:table-cell table:style-name="ce187" table:formula="of:=([.E18]*[.$X$6]-ABS([.T18])*[.H18])/[.H18]" office:value-type="float" office:value="0.163863925" calcext:value-type="float">
            <text:p/>
          </table:table-cell>
          <table:table-cell table:style-name="ce11"/>
          <table:table-cell table:style-name="ce141" table:formula="of:=[.H18]*(-[.$AB$6]*0.01+[.Q18])/[.Q18]" office:value-type="float" office:value="1078" calcext:value-type="float">
            <text:p/>
          </table:table-cell>
          <table:table-cell table:style-name="ce235" table:formula="of:=SIGN([.Q18])*([.I18]-[.H18])*[.J18]/([.C18]*[.I18])*100" office:value-type="float" office:value="0" calcext:value-type="float">
            <text:p/>
          </table:table-cell>
          <table:table-cell table:style-name="ce241" table:formula="of:=[.E18]*[.AB18]*0.01/([4PERF.R18]-[.AA18])-[.P17]" office:value-type="float" office:value="0.1" calcext:value-type="float">
            <text:p/>
          </table:table-cell>
          <table:table-cell table:style-name="ce252" office:value-type="float" office:value="1101" calcext:value-type="float">
            <text:p>1101</text:p>
          </table:table-cell>
          <table:table-cell table:style-name="ce260"/>
          <table:table-cell table:style-name="ce11"/>
          <table:table-cell table:style-name="ce268" table:formula="of:=IFERROR(IF(SIGN([.P18])+SIGN([.P17])=0;[.H18];([.H18]*[.J18]+[.AG17]*[.P17])/[.P18]);0)" office:value-type="float" office:value="0" calcext:value-type="float">
            <text:p/>
          </table:table-cell>
          <table:table-cell table:style-name="ce276" table:formula="of:=IF([.H18]=0;0;-([.H17]-[.H18])*[.P17])" office:value-type="float" office:value="-5" calcext:value-type="float">
            <text:p/>
          </table:table-cell>
          <table:table-cell table:style-name="ce280" table:formula="of:=[.AH18]+[.AI17]-[.AJ17]" office:value-type="float" office:value="-5" calcext:value-type="float">
            <text:p/>
          </table:table-cell>
          <table:table-cell table:style-name="ce286" table:formula="of:=IF(OR([.P18]=0;SIGN([.P18])+SIGN([.P17])=0);(-[.H18]+[.AG17])*-[.P17];0)" office:value-type="float" office:value="-5" calcext:value-type="float">
            <text:p/>
          </table:table-cell>
          <table:table-cell table:style-name="ce295" table:formula="of:=[.AI18]/([.E18]-[.AI18])" office:value-type="float" office:value="-0.0648507362380869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554557" calcext:value-type="float">
            <text:p>0.06554557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8]*ABS(SIGN([.$J$10:.$J18]))&gt;0;1;0))/SUM(IF([.$F$10:.$F18]*ABS(SIGN([.$J$10:.$J18]))&lt;&gt;0;1;0))" office:value-type="float" office:value="0.25" calcext:value-type="float">
            <text:p/>
          </table:table-cell>
          <table:table-cell table:style-name="ce15" table:number-matrix-columns-spanned="1" table:number-matrix-rows-spanned="1" table:formula="of:=-SUM(IF([.$F$10:.$F18]*ABS(SIGN([.$J$10:.$J18]))&lt;0;[.$F$10:.$F18];0))/SUM(IF([.$F$10:.$F18]*ABS(SIGN([.$J$10:.$J18]))&lt;0;1;0))" office:value-type="float" office:value="1.6039921190412" calcext:value-type="float">
            <text:p/>
          </table:table-cell>
          <table:table-cell table:style-name="ce15" table:number-matrix-columns-spanned="1" table:number-matrix-rows-spanned="1" table:formula="of:=SUM(IF([.$F$10:.$F18]*ABS(SIGN([.$J$10:.$J18]))&gt;0;[.$F$10:.$F18];0))/SUM(IF([.$F$10:.$F18]*ABS(SIGN([.$J$10:.$J18]))&gt;0;1;0))/[.AU18]" office:value-type="float" office:value="7.57216649309621" calcext:value-type="float">
            <text:p/>
          </table:table-cell>
          <table:table-cell table:style-name="ce11"/>
          <table:table-cell table:style-name="ce337"/>
          <table:table-cell table:style-name="ce343" table:formula="of:=IF([.AX18]&lt;&gt;&quot;&quot;;-[.AX18];[.AY17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19]=&quot;&quot;;[.C18]+[.L19]+[.B19];[.AQ19])" office:value-type="float" office:value="0.06519522" calcext:value-type="float">
            <text:p/>
          </table:table-cell>
          <table:table-cell table:style-name="ce40" table:formula="of:=IF([.AR19]&lt;&gt;&quot;&quot;;[.AR19];[.D18]+[.AX19])" office:value-type="float" office:value="0" calcext:value-type="float">
            <text:p/>
          </table:table-cell>
          <table:table-cell table:style-name="ce48" table:formula="of:=IF([.H19]=0;[.E18];[.D19]+[.C19]*[.H19]+[.AY19]+[.AI19]-[.AJ19])" office:value-type="float" office:value="71.714742" calcext:value-type="float">
            <text:p/>
          </table:table-cell>
          <table:table-cell table:style-name="ce64" table:formula="of:=100*IF([.M19]=0;0;[.E19]/[.E18]-1)" office:value-type="float" office:value="-0.534513621591815" calcext:value-type="float">
            <text:p/>
          </table:table-cell>
          <table:table-cell table:style-name="ce11"/>
          <table:table-cell table:style-name="ce141" office:value-type="float" office:value="1100" calcext:value-type="float">
            <text:p>1100</text:p>
          </table:table-cell>
          <table:table-cell table:style-name="ce146"/>
          <table:table-cell table:style-name="ce157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18H15M00S" calcext:value-type="time">
            <text:p>0.760416666666667</text:p>
          </table:table-cell>
          <table:table-cell table:style-name="ce178" office:value-type="date" office:date-value="2013-11-30" calcext:value-type="date">
            <text:p>41608</text:p>
          </table:table-cell>
          <table:table-cell table:style-name="ce11"/>
          <table:table-cell table:style-name="ce167" table:formula="of:=[.P18]+[.J19]" office:value-type="float" office:value="-0.1" calcext:value-type="float">
            <text:p/>
          </table:table-cell>
          <table:table-cell table:style-name="ce187" table:formula="of:=1+[.P19]/([.C19]+[.$C$4])" office:value-type="float" office:value="0.355234803496845" calcext:value-type="float">
            <text:p/>
          </table:table-cell>
          <table:table-cell table:style-name="ce194" table:formula="of:=-[.P19]-[.C19]" office:value-type="float" office:value="0.03480478" calcext:value-type="float">
            <text:p/>
          </table:table-cell>
          <table:table-cell table:style-name="ce11"/>
          <table:table-cell table:style-name="ce201" table:formula="of:=-[.J19]+[.T18]" office:value-type="float" office:value="0.1" calcext:value-type="float">
            <text:p/>
          </table:table-cell>
          <table:table-cell table:style-name="ce210"/>
          <table:table-cell table:style-name="ce216"/>
          <table:table-cell table:style-name="ce219" table:formula="of:=[.E19]/(ABS([.P19])*[.H19]*[.$W$6])" office:value-type="float" office:value="6.519522" calcext:value-type="float">
            <text:p/>
          </table:table-cell>
          <table:table-cell table:style-name="ce223" table:formula="of:=[.P19]*[.H19]/[.E19]" office:value-type="float" office:value="-1.53385478260523" calcext:value-type="float">
            <text:p/>
          </table:table-cell>
          <table:table-cell table:style-name="ce187" table:formula="of:=([.E19]*[.$X$6]-ABS([.T19])*[.H19])/[.H19]" office:value-type="float" office:value="0.06298805" calcext:value-type="float">
            <text:p/>
          </table:table-cell>
          <table:table-cell table:style-name="ce11"/>
          <table:table-cell table:style-name="ce141" table:formula="of:=[.H19]*(-[.$AB$6]*0.01+[.Q19])/[.Q19]" office:value-type="float" office:value="1038.06913122409" calcext:value-type="float">
            <text:p/>
          </table:table-cell>
          <table:table-cell table:style-name="ce235" table:formula="of:=SIGN([.Q19])*([.I19]-[.H19])*[.J19]/([.C19]*[.I19])*100" office:value-type="string" office:string-value="" calcext:value-type="error">
            <text:p/>
          </table:table-cell>
          <table:table-cell table:style-name="ce241" table:formula="of:=[.E19]*[.AB19]*0.01/([4PERF.R19]-[.AA19])-[.P18]" office:value-type="string" office:string-value="" calcext:value-type="error">
            <text:p/>
          </table:table-cell>
          <table:table-cell table:style-name="ce251"/>
          <table:table-cell table:style-name="ce260"/>
          <table:table-cell table:style-name="ce11"/>
          <table:table-cell table:style-name="ce268" table:formula="of:=IFERROR(IF(SIGN([.P19])+SIGN([.P18])=0;[.H19];([.H19]*[.J19]+[.AG18]*[.P18])/[.P19]);0)" office:value-type="float" office:value="1100" calcext:value-type="float">
            <text:p/>
          </table:table-cell>
          <table:table-cell table:style-name="ce276" table:formula="of:=IF([.H19]=0;0;-([.H18]-[.H19])*[.P18])" office:value-type="float" office:value="-0" calcext:value-type="float">
            <text:p/>
          </table:table-cell>
          <table:table-cell table:style-name="ce280" table:formula="of:=[.AH19]+[.AI18]-[.AJ18]" office:value-type="float" office:value="0" calcext:value-type="float">
            <text:p/>
          </table:table-cell>
          <table:table-cell table:style-name="ce286" table:formula="of:=IF(OR([.P19]=0;SIGN([.P19])+SIGN([.P18])=0);(-[.H19]+[.AG18])*-[.P18];0)" office:value-type="float" office:value="0" calcext:value-type="float">
            <text:p/>
          </table:table-cell>
          <table:table-cell table:style-name="ce295" table:formula="of:=[.AI19]/([.E19]-[.AI19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519522" calcext:value-type="float">
            <text:p>0.06519522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19]*ABS(SIGN([.$J$10:.$J19]))&gt;0;1;0))/SUM(IF([.$F$10:.$F19]*ABS(SIGN([.$J$10:.$J19]))&lt;&gt;0;1;0))" office:value-type="float" office:value="0.222222222222222" calcext:value-type="float">
            <text:p/>
          </table:table-cell>
          <table:table-cell table:style-name="ce15" table:number-matrix-columns-spanned="1" table:number-matrix-rows-spanned="1" table:formula="of:=-SUM(IF([.$F$10:.$F19]*ABS(SIGN([.$J$10:.$J19]))&lt;0;[.$F$10:.$F19];0))/SUM(IF([.$F$10:.$F19]*ABS(SIGN([.$J$10:.$J19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19]*ABS(SIGN([.$J$10:.$J19]))&gt;0;[.$F$10:.$F19];0))/SUM(IF([.$F$10:.$F19]*ABS(SIGN([.$J$10:.$J19]))&gt;0;1;0))/[.AU19]" office:value-type="float" office:value="8.36936057493339" calcext:value-type="float">
            <text:p/>
          </table:table-cell>
          <table:table-cell table:style-name="ce11"/>
          <table:table-cell table:style-name="ce337"/>
          <table:table-cell table:style-name="ce343" table:formula="of:=IF([.AX19]&lt;&gt;&quot;&quot;;-[.AX19];[.AY18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20]=&quot;&quot;;[.C19]+[.L20]+[.B20];[.AQ20])" office:value-type="float" office:value="0.06519522" calcext:value-type="float">
            <text:p/>
          </table:table-cell>
          <table:table-cell table:style-name="ce40" table:formula="of:=IF([.AR20]&lt;&gt;&quot;&quot;;[.AR20];[.D19]+[.AX20])" office:value-type="float" office:value="0" calcext:value-type="float">
            <text:p/>
          </table:table-cell>
          <table:table-cell table:style-name="ce48" table:formula="of:=IF([.H20]=0;[.E19];[.D20]+[.C20]*[.H20]+[.AY20]+[.AI20]-[.AJ20])" office:value-type="float" office:value="78.567698" calcext:value-type="float">
            <text:p/>
          </table:table-cell>
          <table:table-cell table:style-name="ce65" table:formula="of:=100*IF([.M20]=0;0;[.E20]/[.E19]-1)" office:value-type="float" office:value="9.55585394143925" calcext:value-type="float">
            <text:p/>
          </table:table-cell>
          <table:table-cell table:style-name="ce11"/>
          <table:table-cell table:style-name="ce141" office:value-type="float" office:value="900" calcext:value-type="float">
            <text:p>900</text:p>
          </table:table-cell>
          <table:table-cell table:style-name="ce146"/>
          <table:table-cell table:style-name="ce157" office:value-type="float" office:value="0.1" calcext:value-type="float">
            <text:p>0.1</text:p>
          </table:table-cell>
          <table:table-cell table:style-name="ce161"/>
          <table:table-cell table:style-name="ce166"/>
          <table:table-cell table:style-name="ce174" office:value-type="time" office:time-value="PT22H02M00S" calcext:value-type="time">
            <text:p>0.918055555555556</text:p>
          </table:table-cell>
          <table:table-cell table:style-name="ce178" office:value-type="date" office:date-value="2013-12-01" calcext:value-type="date">
            <text:p>41609</text:p>
          </table:table-cell>
          <table:table-cell table:style-name="ce11"/>
          <table:table-cell table:style-name="ce167" table:formula="of:=[.P19]+[.J20]" office:value-type="float" office:value="0" calcext:value-type="float">
            <text:p/>
          </table:table-cell>
          <table:table-cell table:style-name="ce187" table:formula="of:=1+[.P20]/([.C20]+[.$C$4])" office:value-type="float" office:value="1" calcext:value-type="float">
            <text:p/>
          </table:table-cell>
          <table:table-cell table:style-name="ce194" table:formula="of:=-[.P20]-[.C20]" office:value-type="float" office:value="-0.06519522" calcext:value-type="float">
            <text:p/>
          </table:table-cell>
          <table:table-cell table:style-name="ce11"/>
          <table:table-cell table:style-name="ce201" table:formula="of:=-[.J20]+[.T19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20]/(ABS([.P20])*[.H20]*[.$W$6])" office:value-type="string" office:string-value="" calcext:value-type="error">
            <text:p/>
          </table:table-cell>
          <table:table-cell table:style-name="ce223" table:formula="of:=[.P20]*[.H20]/[.E20]" office:value-type="float" office:value="0" calcext:value-type="float">
            <text:p/>
          </table:table-cell>
          <table:table-cell table:style-name="ce187" table:formula="of:=([.E20]*[.$X$6]-ABS([.T20])*[.H20])/[.H20]" office:value-type="float" office:value="0.218243605555556" calcext:value-type="float">
            <text:p/>
          </table:table-cell>
          <table:table-cell table:style-name="ce11"/>
          <table:table-cell table:style-name="ce141" table:formula="of:=[.H20]*(-[.$AB$6]*0.01+[.Q20])/[.Q20]" office:value-type="float" office:value="882" calcext:value-type="float">
            <text:p/>
          </table:table-cell>
          <table:table-cell table:style-name="ce235" table:formula="of:=SIGN([.Q20])*([.I20]-[.H20])*[.J20]/([.C20]*[.I20])*100" office:value-type="string" office:string-value="" calcext:value-type="error">
            <text:p/>
          </table:table-cell>
          <table:table-cell table:style-name="ce242"/>
          <table:table-cell table:style-name="ce253"/>
          <table:table-cell table:style-name="ce260"/>
          <table:table-cell table:style-name="ce11"/>
          <table:table-cell table:style-name="ce268" table:formula="of:=IFERROR(IF(SIGN([.P20])+SIGN([.P19])=0;[.H20];([.H20]*[.J20]+[.AG19]*[.P19])/[.P20]);0)" office:value-type="float" office:value="0" calcext:value-type="float">
            <text:p/>
          </table:table-cell>
          <table:table-cell table:style-name="ce276" table:formula="of:=IF([.H20]=0;0;-([.H19]-[.H20])*[.P19])" office:value-type="float" office:value="20" calcext:value-type="float">
            <text:p/>
          </table:table-cell>
          <table:table-cell table:style-name="ce280" table:formula="of:=[.AH20]+[.AI19]-[.AJ19]" office:value-type="float" office:value="20" calcext:value-type="float">
            <text:p/>
          </table:table-cell>
          <table:table-cell table:style-name="ce287" table:formula="of:=IF(OR([.P20]=0;SIGN([.P20])+SIGN([.P19])=0);(-[.H20]+[.AG19])*-[.P19];0)" office:value-type="float" office:value="20" calcext:value-type="float">
            <text:p/>
          </table:table-cell>
          <table:table-cell table:style-name="ce296" table:formula="of:=[.AI20]/([.E20]-[.AI20])" office:value-type="float" office:value="0.34148516474046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0" calcext:value-type="float">
            <text:p>0</text:p>
          </table:table-cell>
          <table:table-cell table:style-name="ce11"/>
          <table:table-cell table:style-name="ce326" table:number-matrix-columns-spanned="1" table:number-matrix-rows-spanned="1" table:formula="of:=SUM(IF([.$F$10:.$F20]*ABS(SIGN([.$J$10:.$J20]))&gt;0;1;0))/SUM(IF([.$F$10:.$F20]*ABS(SIGN([.$J$10:.$J20]))&lt;&gt;0;1;0))" office:value-type="float" office:value="0.3" calcext:value-type="float">
            <text:p/>
          </table:table-cell>
          <table:table-cell table:style-name="ce15" table:number-matrix-columns-spanned="1" table:number-matrix-rows-spanned="1" table:formula="of:=-SUM(IF([.$F$10:.$F20]*ABS(SIGN([.$J$10:.$J20]))&lt;0;[.$F$10:.$F20];0))/SUM(IF([.$F$10:.$F20]*ABS(SIGN([.$J$10:.$J20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0]*ABS(SIGN([.$J$10:.$J20]))&gt;0;[.$F$10:.$F20];0))/SUM(IF([.$F$10:.$F20]*ABS(SIGN([.$J$10:.$J20]))&gt;0;1;0))/[.AU20]" office:value-type="float" office:value="7.77449092094092" calcext:value-type="float">
            <text:p/>
          </table:table-cell>
          <table:table-cell table:style-name="ce11"/>
          <table:table-cell table:style-name="ce337" office:value-type="float" office:value="-19.892" calcext:value-type="float">
            <text:p>-19.892</text:p>
          </table:table-cell>
          <table:table-cell table:style-name="ce343" table:formula="of:=IF([.AX20]&lt;&gt;&quot;&quot;;[.AY19]-[.AX20];[.AY19])" office:value-type="float" office:value="19.892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21]=&quot;&quot;;[.C20]+[.L21]+[.B21];[.AQ21])" office:value-type="float" office:value="0.06507382" calcext:value-type="float">
            <text:p/>
          </table:table-cell>
          <table:table-cell table:style-name="ce40" table:formula="of:=IF([.AR21]&lt;&gt;&quot;&quot;;[.AR21];[.D20]+[.AX21])" office:value-type="float" office:value="19.892" calcext:value-type="float">
            <text:p/>
          </table:table-cell>
          <table:table-cell table:style-name="ce48" table:formula="of:=IF([.H21]=0;[.E20];[.D21]+[.C21]*[.H21]+[.AY21]+[.AI21]-[.AJ21])" office:value-type="float" office:value="81.712129" calcext:value-type="float">
            <text:p/>
          </table:table-cell>
          <table:table-cell table:style-name="ce66" table:formula="of:=100*IF([.M21]=0;0;[.E21]/[.E20]-1)" office:value-type="float" office:value="4.0021931150382" calcext:value-type="float">
            <text:p/>
          </table:table-cell>
          <table:table-cell table:style-name="ce11"/>
          <table:table-cell table:style-name="ce141" office:value-type="float" office:value="950" calcext:value-type="float">
            <text:p>950</text:p>
          </table:table-cell>
          <table:table-cell table:style-name="ce146" office:value-type="float" office:value="955" calcext:value-type="float">
            <text:p>955</text:p>
          </table:table-cell>
          <table:table-cell table:style-name="ce157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22H24M00S" calcext:value-type="time">
            <text:p>0.933333333333333</text:p>
          </table:table-cell>
          <table:table-cell table:style-name="ce178" office:value-type="date" office:date-value="2013-12-01" calcext:value-type="date">
            <text:p>41609</text:p>
          </table:table-cell>
          <table:table-cell table:style-name="ce11"/>
          <table:table-cell table:style-name="ce167" table:formula="of:=[.P20]+[.J21]" office:value-type="float" office:value="-0.1" calcext:value-type="float">
            <text:p/>
          </table:table-cell>
          <table:table-cell table:style-name="ce187" table:formula="of:=1+[.P21]/([.C21]+[.$C$4])" office:value-type="float" office:value="0.354729721445855" calcext:value-type="float">
            <text:p/>
          </table:table-cell>
          <table:table-cell table:style-name="ce194" table:formula="of:=-[.P21]-[.C21]" office:value-type="float" office:value="0.03492618" calcext:value-type="float">
            <text:p/>
          </table:table-cell>
          <table:table-cell table:style-name="ce11"/>
          <table:table-cell table:style-name="ce201" table:formula="of:=-[.J21]+[.T20]" office:value-type="float" office:value="0.1" calcext:value-type="float">
            <text:p/>
          </table:table-cell>
          <table:table-cell table:style-name="ce210"/>
          <table:table-cell table:style-name="ce216"/>
          <table:table-cell table:style-name="ce219" table:formula="of:=[.E21]/(ABS([.P21])*[.H21]*[.$W$6])" office:value-type="float" office:value="8.60127673684211" calcext:value-type="float">
            <text:p/>
          </table:table-cell>
          <table:table-cell table:style-name="ce223" table:formula="of:=[.P21]*[.H21]/[.E21]" office:value-type="float" office:value="-1.16261809798151" calcext:value-type="float">
            <text:p/>
          </table:table-cell>
          <table:table-cell table:style-name="ce187" table:formula="of:=([.E21]*[.$X$6]-ABS([.T21])*[.H21])/[.H21]" office:value-type="float" office:value="0.115031918421053" calcext:value-type="float">
            <text:p/>
          </table:table-cell>
          <table:table-cell table:style-name="ce11"/>
          <table:table-cell table:style-name="ce141" table:formula="of:=[.H21]*(-[.$AB$6]*0.01+[.Q21])/[.Q21]" office:value-type="float" office:value="896.438093987283" calcext:value-type="float">
            <text:p/>
          </table:table-cell>
          <table:table-cell table:style-name="ce235" table:formula="of:=SIGN([.Q21])*([.I21]-[.H21])*[.J21]/([.C21]*[.I21])*100" office:value-type="float" office:value="-0.804563508679963" calcext:value-type="float">
            <text:p/>
          </table:table-cell>
          <table:table-cell table:style-name="ce243"/>
          <table:table-cell table:style-name="ce253"/>
          <table:table-cell table:style-name="ce260"/>
          <table:table-cell table:style-name="ce11"/>
          <table:table-cell table:style-name="ce268" table:formula="of:=IFERROR(IF(SIGN([.P21])+SIGN([.P20])=0;[.H21];([.H21]*[.J21]+[.AG20]*[.P20])/[.P21]);0)" office:value-type="float" office:value="950" calcext:value-type="float">
            <text:p/>
          </table:table-cell>
          <table:table-cell table:style-name="ce276" table:formula="of:=IF([.H21]=0;0;-([.H20]-[.H21])*[.P20])" office:value-type="float" office:value="0" calcext:value-type="float">
            <text:p/>
          </table:table-cell>
          <table:table-cell table:style-name="ce280" table:formula="of:=[.AH21]+[.AI20]-[.AJ20]" office:value-type="float" office:value="0" calcext:value-type="float">
            <text:p/>
          </table:table-cell>
          <table:table-cell table:style-name="ce286" table:formula="of:=IF(OR([.P21]=0;SIGN([.P21])+SIGN([.P20])=0);(-[.H21]+[.AG20])*-[.P20];0)" office:value-type="float" office:value="0" calcext:value-type="float">
            <text:p/>
          </table:table-cell>
          <table:table-cell table:style-name="ce295" table:formula="of:=[.AI21]/([.E21]-[.AI21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507382" calcext:value-type="float">
            <text:p>0.06507382</text:p>
          </table:table-cell>
          <table:table-cell table:style-name="ce320" office:value-type="float" office:value="19.892" calcext:value-type="float">
            <text:p>19.892</text:p>
          </table:table-cell>
          <table:table-cell table:style-name="ce11"/>
          <table:table-cell table:style-name="ce326" table:number-matrix-columns-spanned="1" table:number-matrix-rows-spanned="1" table:formula="of:=SUM(IF([.$F$10:.$F21]*ABS(SIGN([.$J$10:.$J21]))&gt;0;1;0))/SUM(IF([.$F$10:.$F21]*ABS(SIGN([.$J$10:.$J21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21]*ABS(SIGN([.$J$10:.$J21]))&lt;0;[.$F$10:.$F21];0))/SUM(IF([.$F$10:.$F21]*ABS(SIGN([.$J$10:.$J21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1]*ABS(SIGN([.$J$10:.$J21]))&gt;0;[.$F$10:.$F21];0))/SUM(IF([.$F$10:.$F21]*ABS(SIGN([.$J$10:.$J21]))&gt;0;1;0))/[.AU21]" office:value-type="float" office:value="6.52032639431339" calcext:value-type="float">
            <text:p/>
          </table:table-cell>
          <table:table-cell table:style-name="ce11"/>
          <table:table-cell table:style-name="ce337" office:value-type="float" office:value="19.892" calcext:value-type="float">
            <text:p>19.892</text:p>
          </table:table-cell>
          <table:table-cell table:style-name="ce343" table:formula="of:=IF([.AX21]&lt;&gt;&quot;&quot;;[.AY20]-[.AX21];[.AY20])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22]=&quot;&quot;;[.C21]+[.L22]+[.B22];[.AQ22])" office:value-type="float" office:value="0.06507382" calcext:value-type="float">
            <text:p/>
          </table:table-cell>
          <table:table-cell table:style-name="ce40" table:formula="of:=IF([.AR22]&lt;&gt;&quot;&quot;;[.AR22];[.D21]+[.AX22])" office:value-type="float" office:value="0.508150000000001" calcext:value-type="float">
            <text:p/>
          </table:table-cell>
          <table:table-cell table:style-name="ce48" table:formula="of:=IF([.H22]=0;[.E21];[.D22]+[.C22]*[.H22]+[.AY22]+[.AI22]-[.AJ22])" office:value-type="float" office:value="86.28301802" calcext:value-type="float">
            <text:p/>
          </table:table-cell>
          <table:table-cell table:style-name="ce67" table:formula="of:=100*IF([.M22]=0;0;[.E22]/[.E21]-1)" office:value-type="float" office:value="5.59389294580737" calcext:value-type="float">
            <text:p/>
          </table:table-cell>
          <table:table-cell table:style-name="ce11"/>
          <table:table-cell table:style-name="ce141" office:value-type="float" office:value="811" calcext:value-type="float">
            <text:p>811</text:p>
          </table:table-cell>
          <table:table-cell table:style-name="ce146"/>
          <table:table-cell table:style-name="ce157" office:value-type="float" office:value="0.1" calcext:value-type="float">
            <text:p>0.1</text:p>
          </table:table-cell>
          <table:table-cell table:style-name="ce161"/>
          <table:table-cell table:style-name="ce166"/>
          <table:table-cell table:style-name="ce174" office:value-type="time" office:time-value="PT23H15M00S" calcext:value-type="time">
            <text:p>0.96875</text:p>
          </table:table-cell>
          <table:table-cell table:style-name="ce178" office:value-type="date" office:date-value="2013-12-01" calcext:value-type="date">
            <text:p>41609</text:p>
          </table:table-cell>
          <table:table-cell table:style-name="ce11"/>
          <table:table-cell table:style-name="ce167" table:formula="of:=[.P21]+[.J22]" office:value-type="float" office:value="0" calcext:value-type="float">
            <text:p/>
          </table:table-cell>
          <table:table-cell table:style-name="ce187" table:formula="of:=1+[.P22]/([.C22]+[.$C$4])" office:value-type="float" office:value="1" calcext:value-type="float">
            <text:p/>
          </table:table-cell>
          <table:table-cell table:style-name="ce194" table:formula="of:=-[.P22]-[.C22]" office:value-type="float" office:value="-0.06507382" calcext:value-type="float">
            <text:p/>
          </table:table-cell>
          <table:table-cell table:style-name="ce11"/>
          <table:table-cell table:style-name="ce201" table:formula="of:=-[.J22]+[.T21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22]/(ABS([.P22])*[.H22]*[.$W$6])" office:value-type="string" office:string-value="" calcext:value-type="error">
            <text:p/>
          </table:table-cell>
          <table:table-cell table:style-name="ce223" table:formula="of:=[.P22]*[.H22]/[.E22]" office:value-type="float" office:value="0" calcext:value-type="float">
            <text:p/>
          </table:table-cell>
          <table:table-cell table:style-name="ce187" table:formula="of:=([.E22]*[.$X$6]-ABS([.T22])*[.H22])/[.H22]" office:value-type="float" office:value="0.265977244204686" calcext:value-type="float">
            <text:p/>
          </table:table-cell>
          <table:table-cell table:style-name="ce11"/>
          <table:table-cell table:style-name="ce141" table:formula="of:=[.H22]*(-[.$AB$6]*0.01+[.Q22])/[.Q22]" office:value-type="float" office:value="794.78" calcext:value-type="float">
            <text:p/>
          </table:table-cell>
          <table:table-cell table:style-name="ce235" table:formula="of:=SIGN([.Q22])*([.I22]-[.H22])*[.J22]/([.C22]*[.I22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22])+SIGN([.P21])=0;[.H22];([.H22]*[.J22]+[.AG21]*[.P21])/[.P22]);0)" office:value-type="float" office:value="0" calcext:value-type="float">
            <text:p/>
          </table:table-cell>
          <table:table-cell table:style-name="ce276" table:formula="of:=IF([.H22]=0;0;-([.H21]-[.H22])*[.P21])" office:value-type="float" office:value="13.9" calcext:value-type="float">
            <text:p/>
          </table:table-cell>
          <table:table-cell table:style-name="ce280" table:formula="of:=[.AH22]+[.AI21]-[.AJ21]" office:value-type="float" office:value="13.9" calcext:value-type="float">
            <text:p/>
          </table:table-cell>
          <table:table-cell table:style-name="ce286" table:formula="of:=IF(OR([.P22]=0;SIGN([.P22])+SIGN([.P21])=0);(-[.H22]+[.AG21])*-[.P21];0)" office:value-type="float" office:value="13.9" calcext:value-type="float">
            <text:p/>
          </table:table-cell>
          <table:table-cell table:style-name="ce295" table:formula="of:=[.AI22]/([.E22]-[.AI22])" office:value-type="float" office:value="0.19203399333472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0.508150000000001" calcext:value-type="float">
            <text:p>0.508150000000001</text:p>
          </table:table-cell>
          <table:table-cell table:style-name="ce11"/>
          <table:table-cell table:style-name="ce326" table:number-matrix-columns-spanned="1" table:number-matrix-rows-spanned="1" table:formula="of:=SUM(IF([.$F$10:.$F22]*ABS(SIGN([.$J$10:.$J22]))&gt;0;1;0))/SUM(IF([.$F$10:.$F22]*ABS(SIGN([.$J$10:.$J22]))&lt;&gt;0;1;0))" office:value-type="float" office:value="0.416666666666667" calcext:value-type="float">
            <text:p/>
          </table:table-cell>
          <table:table-cell table:style-name="ce15" table:number-matrix-columns-spanned="1" table:number-matrix-rows-spanned="1" table:formula="of:=-SUM(IF([.$F$10:.$F22]*ABS(SIGN([.$J$10:.$J22]))&lt;0;[.$F$10:.$F22];0))/SUM(IF([.$F$10:.$F22]*ABS(SIGN([.$J$10:.$J22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2]*ABS(SIGN([.$J$10:.$J22]))&gt;0;[.$F$10:.$F22];0))/SUM(IF([.$F$10:.$F22]*ABS(SIGN([.$J$10:.$J22]))&gt;0;1;0))/[.AU22]" office:value-type="float" office:value="5.98718950810591" calcext:value-type="float">
            <text:p/>
          </table:table-cell>
          <table:table-cell table:style-name="ce11"/>
          <table:table-cell table:style-name="ce337" office:value-type="float" office:value="-33" calcext:value-type="float">
            <text:p>-33</text:p>
          </table:table-cell>
          <table:table-cell table:style-name="ce343" table:formula="of:=IF([.AX22]&lt;&gt;&quot;&quot;;[.AY21]-[.AX22];[.AY21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23]=&quot;&quot;;[.C22]+[.L23]+[.B23];[.AQ23])" office:value-type="float" office:value="0.06507382" calcext:value-type="float">
            <text:p/>
          </table:table-cell>
          <table:table-cell table:style-name="ce40" table:formula="of:=IF([.AR23]&lt;&gt;&quot;&quot;;[.AR23];[.D22]+[.AX23])" office:value-type="float" office:value="0.436" calcext:value-type="float">
            <text:p/>
          </table:table-cell>
          <table:table-cell table:style-name="ce48" table:formula="of:=IF([.H23]=0;[.E22];[.D23]+[.C23]*[.H23]+[.AY23]+[.AI23]-[.AJ23])" office:value-type="float" office:value="93.6292835" calcext:value-type="float">
            <text:p/>
          </table:table-cell>
          <table:table-cell table:style-name="ce68" table:formula="of:=100*IF([.M23]=0;0;[.E23]/[.E22]-1)" office:value-type="float" office:value="8.51414988555126" calcext:value-type="float">
            <text:p/>
          </table:table-cell>
          <table:table-cell table:style-name="ce11"/>
          <table:table-cell table:style-name="ce141" office:value-type="float" office:value="925" calcext:value-type="float">
            <text:p>925</text:p>
          </table:table-cell>
          <table:table-cell table:style-name="ce146" office:value-type="float" office:value="955" calcext:value-type="float">
            <text:p>955</text:p>
          </table:table-cell>
          <table:table-cell table:style-name="ce157" office:value-type="float" office:value="-0.065" calcext:value-type="float">
            <text:p>-0.065</text:p>
          </table:table-cell>
          <table:table-cell table:style-name="ce161"/>
          <table:table-cell table:style-name="ce166"/>
          <table:table-cell table:style-name="ce174" office:value-type="time" office:time-value="PT00H03M00S" calcext:value-type="time">
            <text:p>0.00208333333333333</text:p>
          </table:table-cell>
          <table:table-cell table:style-name="ce178" office:value-type="date" office:date-value="2013-12-02" calcext:value-type="date">
            <text:p>41610</text:p>
          </table:table-cell>
          <table:table-cell table:style-name="ce11"/>
          <table:table-cell table:style-name="ce167" table:formula="of:=[.P22]+[.J23]" office:value-type="float" office:value="-0.065" calcext:value-type="float">
            <text:p/>
          </table:table-cell>
          <table:table-cell table:style-name="ce187" table:formula="of:=1+[.P23]/([.C23]+[.$C$4])" office:value-type="float" office:value="0.580574318939805" calcext:value-type="float">
            <text:p/>
          </table:table-cell>
          <table:table-cell table:style-name="ce194" table:formula="of:=-[.P23]-[.C23]" office:value-type="float" office:value="-0.0000738200000000022" calcext:value-type="float">
            <text:p/>
          </table:table-cell>
          <table:table-cell table:style-name="ce11"/>
          <table:table-cell table:style-name="ce201" table:formula="of:=-[.J23]+[.T22]" office:value-type="float" office:value="0.065" calcext:value-type="float">
            <text:p/>
          </table:table-cell>
          <table:table-cell table:style-name="ce210"/>
          <table:table-cell table:style-name="ce216"/>
          <table:table-cell table:style-name="ce219" table:formula="of:=[.E23]/(ABS([.P23])*[.H23]*[.$W$6])" office:value-type="float" office:value="15.572438004158" calcext:value-type="float">
            <text:p/>
          </table:table-cell>
          <table:table-cell table:style-name="ce223" table:formula="of:=[.P23]*[.H23]/[.E23]" office:value-type="float" office:value="-0.642160206213689" calcext:value-type="float">
            <text:p/>
          </table:table-cell>
          <table:table-cell table:style-name="ce187" table:formula="of:=([.E23]*[.$X$6]-ABS([.T23])*[.H23])/[.H23]" office:value-type="float" office:value="0.188052117567568" calcext:value-type="float">
            <text:p/>
          </table:table-cell>
          <table:table-cell table:style-name="ce11"/>
          <table:table-cell table:style-name="ce141" table:formula="of:=[.H23]*(-[.$AB$6]*0.01+[.Q23])/[.Q23]" office:value-type="float" office:value="893.135001159226" calcext:value-type="float">
            <text:p/>
          </table:table-cell>
          <table:table-cell table:style-name="ce235" table:formula="of:=SIGN([.Q23])*([.I23]-[.H23])*[.J23]/([.C23]*[.I23])*100" office:value-type="float" office:value="-3.13779768385186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23])+SIGN([.P22])=0;[.H23];([.H23]*[.J23]+[.AG22]*[.P22])/[.P23]);0)" office:value-type="float" office:value="925" calcext:value-type="float">
            <text:p/>
          </table:table-cell>
          <table:table-cell table:style-name="ce276" table:formula="of:=IF([.H23]=0;0;-([.H22]-[.H23])*[.P22])" office:value-type="float" office:value="0" calcext:value-type="float">
            <text:p/>
          </table:table-cell>
          <table:table-cell table:style-name="ce280" table:formula="of:=[.AH23]+[.AI22]-[.AJ22]" office:value-type="float" office:value="0" calcext:value-type="float">
            <text:p/>
          </table:table-cell>
          <table:table-cell table:style-name="ce286" table:formula="of:=IF(OR([.P23]=0;SIGN([.P23])+SIGN([.P22])=0);(-[.H23]+[.AG22])*-[.P22];0)" office:value-type="float" office:value="0" calcext:value-type="float">
            <text:p/>
          </table:table-cell>
          <table:table-cell table:style-name="ce295" table:formula="of:=[.AI23]/([.E23]-[.AI2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0.436" calcext:value-type="float">
            <text:p>0.436</text:p>
          </table:table-cell>
          <table:table-cell table:style-name="ce11"/>
          <table:table-cell table:style-name="ce326" table:number-matrix-columns-spanned="1" table:number-matrix-rows-spanned="1" table:formula="of:=SUM(IF([.$F$10:.$F23]*ABS(SIGN([.$J$10:.$J23]))&gt;0;1;0))/SUM(IF([.$F$10:.$F23]*ABS(SIGN([.$J$10:.$J23]))&lt;&gt;0;1;0))" office:value-type="float" office:value="0.461538461538462" calcext:value-type="float">
            <text:p/>
          </table:table-cell>
          <table:table-cell table:style-name="ce15" table:number-matrix-columns-spanned="1" table:number-matrix-rows-spanned="1" table:formula="of:=-SUM(IF([.$F$10:.$F23]*ABS(SIGN([.$J$10:.$J23]))&lt;0;[.$F$10:.$F23];0))/SUM(IF([.$F$10:.$F23]*ABS(SIGN([.$J$10:.$J23]))&lt;0;1;0))" office:value-type="float" office:value="1.45120947654843" calcext:value-type="float">
            <text:p/>
          </table:table-cell>
          <table:table-cell table:style-name="ce15" table:number-matrix-columns-spanned="1" table:number-matrix-rows-spanned="1" table:formula="of:=SUM(IF([.$F$10:.$F23]*ABS(SIGN([.$J$10:.$J23]))&gt;0;[.$F$10:.$F23];0))/SUM(IF([.$F$10:.$F23]*ABS(SIGN([.$J$10:.$J23]))&gt;0;1;0))/[.AU23]" office:value-type="float" office:value="5.96714688511643" calcext:value-type="float">
            <text:p/>
          </table:table-cell>
          <table:table-cell table:style-name="ce11"/>
          <table:table-cell table:style-name="ce337"/>
          <table:table-cell table:style-name="ce343" table:formula="of:=IF([.AX23]&lt;&gt;&quot;&quot;;[.AY22]-[.AX23];[.AY22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24]=&quot;&quot;;[.C23]+[.L24]+[.B24];[.AQ24])" office:value-type="float" office:value="0.06507382" calcext:value-type="float">
            <text:p/>
          </table:table-cell>
          <table:table-cell table:style-name="ce40" table:formula="of:=IF([.AR24]&lt;&gt;&quot;&quot;;[.AR24];[.D23]+[.AX24])" office:value-type="float" office:value="0.2255625" calcext:value-type="float">
            <text:p/>
          </table:table-cell>
          <table:table-cell table:style-name="ce48" table:formula="of:=IF([.H24]=0;[.E23];[.D24]+[.C24]*[.H24]+[.AY24]+[.AI24]-[.AJ24])" office:value-type="float" office:value="93.418846" calcext:value-type="float">
            <text:p/>
          </table:table-cell>
          <table:table-cell table:style-name="ce69" table:formula="of:=100*IF([.M24]=0;0;[.E24]/[.E23]-1)" office:value-type="float" office:value="-0.224756072174803" calcext:value-type="float">
            <text:p/>
          </table:table-cell>
          <table:table-cell table:style-name="ce11"/>
          <table:table-cell table:style-name="ce141" office:value-type="float" office:value="925" calcext:value-type="float">
            <text:p>925</text:p>
          </table:table-cell>
          <table:table-cell table:style-name="ce146"/>
          <table:table-cell table:style-name="ce157" office:value-type="float" office:value="0.065" calcext:value-type="float">
            <text:p>0.065</text:p>
          </table:table-cell>
          <table:table-cell table:style-name="ce161"/>
          <table:table-cell table:style-name="ce166"/>
          <table:table-cell table:style-name="ce174" office:value-type="time" office:time-value="PT01H33M00S" calcext:value-type="time">
            <text:p>0.0645833333333333</text:p>
          </table:table-cell>
          <table:table-cell table:style-name="ce178" office:value-type="date" office:date-value="2013-12-02" calcext:value-type="date">
            <text:p>41610</text:p>
          </table:table-cell>
          <table:table-cell table:style-name="ce11"/>
          <table:table-cell table:style-name="ce167" table:formula="of:=[.P23]+[.J24]" office:value-type="float" office:value="0" calcext:value-type="float">
            <text:p/>
          </table:table-cell>
          <table:table-cell table:style-name="ce187" table:formula="of:=1+[.P24]/([.C24]+[.$C$4])" office:value-type="float" office:value="1" calcext:value-type="float">
            <text:p/>
          </table:table-cell>
          <table:table-cell table:style-name="ce194" table:formula="of:=-[.P24]-[.C24]" office:value-type="float" office:value="-0.06507382" calcext:value-type="float">
            <text:p/>
          </table:table-cell>
          <table:table-cell table:style-name="ce11"/>
          <table:table-cell table:style-name="ce201" table:formula="of:=-[.J24]+[.T23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24]/(ABS([.P24])*[.H24]*[.$W$6])" office:value-type="string" office:string-value="" calcext:value-type="error">
            <text:p/>
          </table:table-cell>
          <table:table-cell table:style-name="ce223" table:formula="of:=[.P24]*[.H24]/[.E24]" office:value-type="float" office:value="0" calcext:value-type="float">
            <text:p/>
          </table:table-cell>
          <table:table-cell table:style-name="ce187" table:formula="of:=([.E24]*[.$X$6]-ABS([.T24])*[.H24])/[.H24]" office:value-type="float" office:value="0.252483367567568" calcext:value-type="float">
            <text:p/>
          </table:table-cell>
          <table:table-cell table:style-name="ce11"/>
          <table:table-cell table:style-name="ce141" table:formula="of:=[.H24]*(-[.$AB$6]*0.01+[.Q24])/[.Q24]" office:value-type="float" office:value="906.5" calcext:value-type="float">
            <text:p/>
          </table:table-cell>
          <table:table-cell table:style-name="ce235" table:formula="of:=SIGN([.Q24])*([.I24]-[.H24])*[.J24]/([.C24]*[.I24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24])+SIGN([.P23])=0;[.H24];([.H24]*[.J24]+[.AG23]*[.P23])/[.P24]);0)" office:value-type="float" office:value="0" calcext:value-type="float">
            <text:p/>
          </table:table-cell>
          <table:table-cell table:style-name="ce276" table:formula="of:=IF([.H24]=0;0;-([.H23]-[.H24])*[.P23])" office:value-type="float" office:value="0" calcext:value-type="float">
            <text:p/>
          </table:table-cell>
          <table:table-cell table:style-name="ce280" table:formula="of:=[.AH24]+[.AI23]-[.AJ23]" office:value-type="float" office:value="0" calcext:value-type="float">
            <text:p/>
          </table:table-cell>
          <table:table-cell table:style-name="ce286" table:formula="of:=IF(OR([.P24]=0;SIGN([.P24])+SIGN([.P23])=0);(-[.H24]+[.AG23])*-[.P23];0)" office:value-type="float" office:value="0" calcext:value-type="float">
            <text:p/>
          </table:table-cell>
          <table:table-cell table:style-name="ce295" table:formula="of:=[.AI24]/([.E24]-[.AI2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0.2255625" calcext:value-type="float">
            <text:p>0.2255625</text:p>
          </table:table-cell>
          <table:table-cell table:style-name="ce11"/>
          <table:table-cell table:style-name="ce326" table:number-matrix-columns-spanned="1" table:number-matrix-rows-spanned="1" table:formula="of:=SUM(IF([.$F$10:.$F24]*ABS(SIGN([.$J$10:.$J24]))&gt;0;1;0))/SUM(IF([.$F$10:.$F24]*ABS(SIGN([.$J$10:.$J24]))&lt;&gt;0;1;0))" office:value-type="float" office:value="0.428571428571429" calcext:value-type="float">
            <text:p/>
          </table:table-cell>
          <table:table-cell table:style-name="ce15" table:number-matrix-columns-spanned="1" table:number-matrix-rows-spanned="1" table:formula="of:=-SUM(IF([.$F$10:.$F24]*ABS(SIGN([.$J$10:.$J24]))&lt;0;[.$F$10:.$F24];0))/SUM(IF([.$F$10:.$F24]*ABS(SIGN([.$J$10:.$J24]))&lt;0;1;0))" office:value-type="float" office:value="1.29790280100173" calcext:value-type="float">
            <text:p/>
          </table:table-cell>
          <table:table-cell table:style-name="ce15" table:number-matrix-columns-spanned="1" table:number-matrix-rows-spanned="1" table:formula="of:=SUM(IF([.$F$10:.$F24]*ABS(SIGN([.$J$10:.$J24]))&gt;0;[.$F$10:.$F24];0))/SUM(IF([.$F$10:.$F24]*ABS(SIGN([.$J$10:.$J24]))&gt;0;1;0))/[.AU24]" office:value-type="float" office:value="6.67197890393171" calcext:value-type="float">
            <text:p/>
          </table:table-cell>
          <table:table-cell table:style-name="ce11"/>
          <table:table-cell table:style-name="ce337"/>
          <table:table-cell table:style-name="ce343" table:formula="of:=IF([.AX24]&lt;&gt;&quot;&quot;;[.AY23]-[.AX24];[.AY23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/>
          <table:table-cell table:style-name="ce31" table:formula="of:=IF([.AQ25]=&quot;&quot;;[.C24]+[.L25]+[.B25];[.AQ25])" office:value-type="float" office:value="0.06507382" calcext:value-type="float">
            <text:p/>
          </table:table-cell>
          <table:table-cell table:style-name="ce40" table:formula="of:=IF([.AR25]&lt;&gt;&quot;&quot;;[.AR25];[.D24]+[.AX25])" office:value-type="float" office:value="0.1031625" calcext:value-type="float">
            <text:p/>
          </table:table-cell>
          <table:table-cell table:style-name="ce48" table:formula="of:=IF([.H25]=0;[.E24];[.D25]+[.C25]*[.H25]+[.AY25]+[.AI25]-[.AJ25])" office:value-type="float" office:value="99.4784589" calcext:value-type="float">
            <text:p/>
          </table:table-cell>
          <table:table-cell table:style-name="ce70" table:formula="of:=100*IF([.M25]=0;0;[.E25]/[.E24]-1)" office:value-type="float" office:value="6.48649941576029" calcext:value-type="float">
            <text:p/>
          </table:table-cell>
          <table:table-cell table:style-name="ce11"/>
          <table:table-cell table:style-name="ce142" office:value-type="float" office:value="1020" calcext:value-type="float">
            <text:p>1020</text:p>
          </table:table-cell>
          <table:table-cell table:style-name="ce146" office:value-type="float" office:value="1045" calcext:value-type="float">
            <text:p>1045</text:p>
          </table:table-cell>
          <table:table-cell table:style-name="ce157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05H18M00S" calcext:value-type="time">
            <text:p>0.220833333333333</text:p>
          </table:table-cell>
          <table:table-cell table:style-name="ce178" office:value-type="date" office:date-value="2013-12-02" calcext:value-type="date">
            <text:p>41610</text:p>
          </table:table-cell>
          <table:table-cell table:style-name="ce11"/>
          <table:table-cell table:style-name="ce167" table:formula="of:=[.P24]+[.J25]" office:value-type="float" office:value="-0.1" calcext:value-type="float">
            <text:p/>
          </table:table-cell>
          <table:table-cell table:style-name="ce187" table:formula="of:=1+[.P25]/([.C25]+[.$C$4])" office:value-type="float" office:value="0.354729721445855" calcext:value-type="float">
            <text:p/>
          </table:table-cell>
          <table:table-cell table:style-name="ce194" table:formula="of:=-[.P25]-[.C25]" office:value-type="float" office:value="0.03492618" calcext:value-type="float">
            <text:p/>
          </table:table-cell>
          <table:table-cell table:style-name="ce11"/>
          <table:table-cell table:style-name="ce201" table:formula="of:=-[.J25]+[.T24]" office:value-type="float" office:value="0.1" calcext:value-type="float">
            <text:p/>
          </table:table-cell>
          <table:table-cell table:style-name="ce210"/>
          <table:table-cell table:style-name="ce216"/>
          <table:table-cell table:style-name="ce219" table:formula="of:=[.E25]/(ABS([.P25])*[.H25]*[.$W$6])" office:value-type="float" office:value="9.75279008823529" calcext:value-type="float">
            <text:p/>
          </table:table-cell>
          <table:table-cell table:style-name="ce223" table:formula="of:=[.P25]*[.H25]/[.E25]" office:value-type="float" office:value="-1.02534760919984" calcext:value-type="float">
            <text:p/>
          </table:table-cell>
          <table:table-cell table:style-name="ce187" table:formula="of:=([.E25]*[.$X$6]-ABS([.T25])*[.H25])/[.H25]" office:value-type="float" office:value="0.143819752205882" calcext:value-type="float">
            <text:p/>
          </table:table-cell>
          <table:table-cell table:style-name="ce11"/>
          <table:table-cell table:style-name="ce141" table:formula="of:=[.H25]*(-[.$AB$6]*0.01+[.Q25])/[.Q25]" office:value-type="float" office:value="962.491427228452" calcext:value-type="float">
            <text:p/>
          </table:table-cell>
          <table:table-cell table:style-name="ce235" table:formula="of:=SIGN([.Q25])*([.I25]-[.H25])*[.J25]/([.C25]*[.I25])*100" office:value-type="float" office:value="-3.67635478846586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25])+SIGN([.P24])=0;[.H25];([.H25]*[.J25]+[.AG24]*[.P24])/[.P25]);0)" office:value-type="float" office:value="1020" calcext:value-type="float">
            <text:p/>
          </table:table-cell>
          <table:table-cell table:style-name="ce276" table:formula="of:=IF([.H25]=0;0;-([.H24]-[.H25])*[.P24])" office:value-type="float" office:value="0" calcext:value-type="float">
            <text:p/>
          </table:table-cell>
          <table:table-cell table:style-name="ce280" table:formula="of:=[.AH25]+[.AI24]-[.AJ24]" office:value-type="float" office:value="0" calcext:value-type="float">
            <text:p/>
          </table:table-cell>
          <table:table-cell table:style-name="ce286" table:formula="of:=IF(OR([.P25]=0;SIGN([.P25])+SIGN([.P24])=0);(-[.H25]+[.AG24])*-[.P24];0)" office:value-type="float" office:value="0" calcext:value-type="float">
            <text:p/>
          </table:table-cell>
          <table:table-cell table:style-name="ce295" table:formula="of:=[.AI25]/([.E25]-[.AI2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0.1031625" calcext:value-type="float">
            <text:p>0.1031625</text:p>
          </table:table-cell>
          <table:table-cell table:style-name="ce11"/>
          <table:table-cell table:style-name="ce326" table:number-matrix-columns-spanned="1" table:number-matrix-rows-spanned="1" table:formula="of:=SUM(IF([.$F$10:.$F25]*ABS(SIGN([.$J$10:.$J25]))&gt;0;1;0))/SUM(IF([.$F$10:.$F25]*ABS(SIGN([.$J$10:.$J25]))&lt;&gt;0;1;0))" office:value-type="float" office:value="0.466666666666667" calcext:value-type="float">
            <text:p/>
          </table:table-cell>
          <table:table-cell table:style-name="ce15" table:number-matrix-columns-spanned="1" table:number-matrix-rows-spanned="1" table:formula="of:=-SUM(IF([.$F$10:.$F25]*ABS(SIGN([.$J$10:.$J25]))&lt;0;[.$F$10:.$F25];0))/SUM(IF([.$F$10:.$F25]*ABS(SIGN([.$J$10:.$J25]))&lt;0;1;0))" office:value-type="float" office:value="1.29790280100173" calcext:value-type="float">
            <text:p/>
          </table:table-cell>
          <table:table-cell table:style-name="ce15" table:number-matrix-columns-spanned="1" table:number-matrix-rows-spanned="1" table:formula="of:=SUM(IF([.$F$10:.$F25]*ABS(SIGN([.$J$10:.$J25]))&gt;0;[.$F$10:.$F25];0))/SUM(IF([.$F$10:.$F25]*ABS(SIGN([.$J$10:.$J25]))&gt;0;1;0))/[.AU25]" office:value-type="float" office:value="6.43279296597088" calcext:value-type="float">
            <text:p/>
          </table:table-cell>
          <table:table-cell table:style-name="ce11"/>
          <table:table-cell table:style-name="ce337"/>
          <table:table-cell table:style-name="ce343" table:formula="of:=IF([.AX25]&lt;&gt;&quot;&quot;;[.AY24]-[.AX25];[.AY24])" office:value-type="float" office:value="33" calcext:value-type="float">
            <text:p/>
          </table:table-cell>
          <table:table-cell table:number-columns-repeated="943"/>
        </table:table-row>
        <table:table-row table:style-name="ro6">
          <table:table-cell table:style-name="ce12"/>
          <table:table-cell table:style-name="ce19"/>
          <table:table-cell table:style-name="ce31" table:formula="of:=IF([.AQ26]=&quot;&quot;;[.C25]+[.L26]+[.B26];[.AQ26])" office:value-type="float" office:value="0.06505002" calcext:value-type="float">
            <text:p/>
          </table:table-cell>
          <table:table-cell table:style-name="ce40" table:formula="of:=IF([.AR26]&lt;&gt;&quot;&quot;;[.AR26];[.D25]+[.AX26])" office:value-type="float" office:value="0" calcext:value-type="float">
            <text:p/>
          </table:table-cell>
          <table:table-cell table:style-name="ce48" table:formula="of:=IF([.H26]=0;[.E25];[.D26]+[.C26]*[.H26]+[.AY26]+[.AI26]-[.AJ26])" office:value-type="float" office:value="98.4772709" calcext:value-type="float">
            <text:p/>
          </table:table-cell>
          <table:table-cell table:style-name="ce71" table:formula="of:=100*IF([.M26]=0;0;[.E26]/[.E25]-1)" office:value-type="float" office:value="-1.0064369825094" calcext:value-type="float">
            <text:p/>
          </table:table-cell>
          <table:table-cell table:style-name="ce11"/>
          <table:table-cell table:style-name="ce142" office:value-type="float" office:value="1045" calcext:value-type="float">
            <text:p>1045</text:p>
          </table:table-cell>
          <table:table-cell table:style-name="ce146"/>
          <table:table-cell table:style-name="ce157" office:value-type="float" office:value="0.035" calcext:value-type="float">
            <text:p>0.035</text:p>
          </table:table-cell>
          <table:table-cell table:style-name="ce161"/>
          <table:table-cell table:style-name="ce166"/>
          <table:table-cell table:style-name="ce174" office:value-type="time" office:time-value="PT08H40M00S" calcext:value-type="time">
            <text:p>0.361111111111111</text:p>
          </table:table-cell>
          <table:table-cell table:style-name="ce178" office:value-type="date" office:date-value="2013-12-02" calcext:value-type="date">
            <text:p>41610</text:p>
          </table:table-cell>
          <table:table-cell table:style-name="ce11"/>
          <table:table-cell table:style-name="ce167" table:formula="of:=[.P25]+[.J26]" office:value-type="float" office:value="-0.065" calcext:value-type="float">
            <text:p/>
          </table:table-cell>
          <table:table-cell table:style-name="ce187" table:formula="of:=1+[.P26]/([.C26]+[.$C$4])" office:value-type="float" office:value="0.5805098960297" calcext:value-type="float">
            <text:p/>
          </table:table-cell>
          <table:table-cell table:style-name="ce194" table:formula="of:=-[.P26]-[.C26]" office:value-type="float" office:value="-0.0000500199999999978" calcext:value-type="float">
            <text:p/>
          </table:table-cell>
          <table:table-cell table:style-name="ce11"/>
          <table:table-cell table:style-name="ce201" table:formula="of:=-[.J26]+[.T25]" office:value-type="float" office:value="0.065" calcext:value-type="float">
            <text:p/>
          </table:table-cell>
          <table:table-cell table:style-name="ce210"/>
          <table:table-cell table:style-name="ce216"/>
          <table:table-cell table:style-name="ce219" table:formula="of:=[.E26]/(ABS([.P26])*[.H26]*[.$W$6])" office:value-type="float" office:value="14.4979419801251" calcext:value-type="float">
            <text:p/>
          </table:table-cell>
          <table:table-cell table:style-name="ce223" table:formula="of:=[.P26]*[.H26]/[.E26]" office:value-type="float" office:value="-0.68975307072609" calcext:value-type="float">
            <text:p/>
          </table:table-cell>
          <table:table-cell table:style-name="ce187" table:formula="of:=([.E26]*[.$X$6]-ABS([.T26])*[.H26])/[.H26]" office:value-type="float" office:value="0.170591557177034" calcext:value-type="float">
            <text:p/>
          </table:table-cell>
          <table:table-cell table:style-name="ce11"/>
          <table:table-cell table:style-name="ce141" table:formula="of:=[.H26]*(-[.$AB$6]*0.01+[.Q26])/[.Q26]" office:value-type="float" office:value="1008.99716844977" calcext:value-type="float">
            <text:p/>
          </table:table-cell>
          <table:table-cell table:style-name="ce235" table:formula="of:=SIGN([.Q26])*([.I26]-[.H26])*[.J26]/([.C26]*[.I26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26])+SIGN([.P25])=0;[.H26];([.H26]*[.J26]+[.AG25]*[.P25])/[.P26]);0)" office:value-type="float" office:value="1006.53846153846" calcext:value-type="float">
            <text:p/>
          </table:table-cell>
          <table:table-cell table:style-name="ce276" table:formula="of:=IF([.H26]=0;0;-([.H25]-[.H26])*[.P25])" office:value-type="float" office:value="-2.5" calcext:value-type="float">
            <text:p/>
          </table:table-cell>
          <table:table-cell table:style-name="ce280" table:formula="of:=[.AH26]+[.AI25]-[.AJ25]" office:value-type="float" office:value="-2.5" calcext:value-type="float">
            <text:p/>
          </table:table-cell>
          <table:table-cell table:style-name="ce286" table:formula="of:=IF(OR([.P26]=0;SIGN([.P26])+SIGN([.P25])=0);(-[.H26]+[.AG25])*-[.P25];0)" office:value-type="float" office:value="0" calcext:value-type="float">
            <text:p/>
          </table:table-cell>
          <table:table-cell table:style-name="ce295" table:formula="of:=[.AI26]/([.E26]-[.AI26])" office:value-type="float" office:value="-0.0247580468130873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505002" calcext:value-type="float">
            <text:p>0.06505002</text:p>
          </table:table-cell>
          <table:table-cell table:style-name="ce320" office:value-type="float" office:value="0" calcext:value-type="float">
            <text:p>0</text:p>
          </table:table-cell>
          <table:table-cell table:style-name="ce11"/>
          <table:table-cell table:style-name="ce326" table:number-matrix-columns-spanned="1" table:number-matrix-rows-spanned="1" table:formula="of:=SUM(IF([.$F$10:.$F26]*ABS(SIGN([.$J$10:.$J26]))&gt;0;1;0))/SUM(IF([.$F$10:.$F26]*ABS(SIGN([.$J$10:.$J26]))&lt;&gt;0;1;0))" office:value-type="float" office:value="0.4375" calcext:value-type="float">
            <text:p/>
          </table:table-cell>
          <table:table-cell table:style-name="ce15" table:number-matrix-columns-spanned="1" table:number-matrix-rows-spanned="1" table:formula="of:=-SUM(IF([.$F$10:.$F26]*ABS(SIGN([.$J$10:.$J26]))&lt;0;[.$F$10:.$F26];0))/SUM(IF([.$F$10:.$F26]*ABS(SIGN([.$J$10:.$J26]))&lt;0;1;0))" office:value-type="float" office:value="1.26551771005813" calcext:value-type="float">
            <text:p/>
          </table:table-cell>
          <table:table-cell table:style-name="ce15" table:number-matrix-columns-spanned="1" table:number-matrix-rows-spanned="1" table:formula="of:=SUM(IF([.$F$10:.$F26]*ABS(SIGN([.$J$10:.$J26]))&gt;0;[.$F$10:.$F26];0))/SUM(IF([.$F$10:.$F26]*ABS(SIGN([.$J$10:.$J26]))&gt;0;1;0))/[.AU26]" office:value-type="float" office:value="6.5974106426486" calcext:value-type="float">
            <text:p/>
          </table:table-cell>
          <table:table-cell table:style-name="ce11"/>
          <table:table-cell table:style-name="ce337"/>
          <table:table-cell table:style-name="ce343" table:formula="of:=IF([.AX26]&lt;&gt;&quot;&quot;;[.AY25]-[.AX26];[.AY25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27]=&quot;&quot;;[.C26]+[.L27]+[.B27];[.AQ27])" office:value-type="float" office:value="0.0649899" calcext:value-type="float">
            <text:p/>
          </table:table-cell>
          <table:table-cell table:style-name="ce40" table:formula="of:=IF([.AR27]&lt;&gt;&quot;&quot;;[.AR27];[.D26]+[.AX27])" office:value-type="float" office:value="0" calcext:value-type="float">
            <text:p/>
          </table:table-cell>
          <table:table-cell table:style-name="ce48" table:formula="of:=IF([.H27]=0;[.E26];[.D27]+[.C27]*[.H27]+[.AY27]+[.AI27]-[.AJ27])" office:value-type="float" office:value="98.4144455" calcext:value-type="float">
            <text:p/>
          </table:table-cell>
          <table:table-cell table:style-name="ce72" table:formula="of:=100*IF([.M27]=0;0;[.E27]/[.E26]-1)" office:value-type="float" office:value="-0.0637968532493094" calcext:value-type="float">
            <text:p/>
          </table:table-cell>
          <table:table-cell table:style-name="ce11"/>
          <table:table-cell table:style-name="ce141" office:value-type="float" office:value="1045" calcext:value-type="float">
            <text:p>1045</text:p>
          </table:table-cell>
          <table:table-cell table:style-name="ce146" office:value-type="float" office:value="1065" calcext:value-type="float">
            <text:p>1065</text:p>
          </table:table-cell>
          <table:table-cell table:style-name="ce157" office:value-type="float" office:value="-0.05" calcext:value-type="float">
            <text:p>-0.05</text:p>
          </table:table-cell>
          <table:table-cell table:style-name="ce161"/>
          <table:table-cell table:style-name="ce166"/>
          <table:table-cell table:style-name="ce174" office:value-type="time" office:time-value="PT00H28M00S" calcext:value-type="time">
            <text:p>0.0194444444444444</text:p>
          </table:table-cell>
          <table:table-cell table:style-name="ce178" office:value-type="date" office:date-value="2013-12-03" calcext:value-type="date">
            <text:p>41611</text:p>
          </table:table-cell>
          <table:table-cell table:style-name="ce11"/>
          <table:table-cell table:style-name="ce167" table:formula="of:=[.P26]+[.J27]" office:value-type="float" office:value="-0.115" calcext:value-type="float">
            <text:p/>
          </table:table-cell>
          <table:table-cell table:style-name="ce187" table:formula="of:=1+[.P27]/([.C27]+[.$C$4])" office:value-type="float" office:value="0.25753712798575" calcext:value-type="float">
            <text:p/>
          </table:table-cell>
          <table:table-cell table:style-name="ce194" table:formula="of:=-[.P27]-[.C27]" office:value-type="float" office:value="0.0500101" calcext:value-type="float">
            <text:p/>
          </table:table-cell>
          <table:table-cell table:style-name="ce11"/>
          <table:table-cell table:style-name="ce201" table:formula="of:=-[.J27]+[.T26]" office:value-type="float" office:value="0.115" calcext:value-type="float">
            <text:p/>
          </table:table-cell>
          <table:table-cell table:style-name="ce210"/>
          <table:table-cell table:style-name="ce216"/>
          <table:table-cell table:style-name="ce219" table:formula="of:=[.E27]/(ABS([.P27])*[.H27]*[.$W$6])" office:value-type="float" office:value="8.18926111920116" calcext:value-type="float">
            <text:p/>
          </table:table-cell>
          <table:table-cell table:style-name="ce223" table:formula="of:=[.P27]*[.H27]/[.E27]" office:value-type="float" office:value="-1.22111138653929" calcext:value-type="float">
            <text:p/>
          </table:table-cell>
          <table:table-cell table:style-name="ce187" table:formula="of:=([.E27]*[.$X$6]-ABS([.T27])*[.H27])/[.H27]" office:value-type="float" office:value="0.120441257177033" calcext:value-type="float">
            <text:p/>
          </table:table-cell>
          <table:table-cell table:style-name="ce11"/>
          <table:table-cell table:style-name="ce141" table:formula="of:=[.H27]*(-[.$AB$6]*0.01+[.Q27])/[.Q27]" office:value-type="float" office:value="963.846652661451" calcext:value-type="float">
            <text:p/>
          </table:table-cell>
          <table:table-cell table:style-name="ce235" table:formula="of:=SIGN([.Q27])*([.I27]-[.H27])*[.J27]/([.C27]*[.I27])*100" office:value-type="float" office:value="-1.44478932287976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27])+SIGN([.P26])=0;[.H27];([.H27]*[.J27]+[.AG26]*[.P26])/[.P27]);0)" office:value-type="float" office:value="1023.26086956522" calcext:value-type="float">
            <text:p/>
          </table:table-cell>
          <table:table-cell table:style-name="ce276" table:formula="of:=IF([.H27]=0;0;-([.H26]-[.H27])*[.P26])" office:value-type="float" office:value="0" calcext:value-type="float">
            <text:p/>
          </table:table-cell>
          <table:table-cell table:style-name="ce280" table:formula="of:=[.AH27]+[.AI26]-[.AJ26]" office:value-type="float" office:value="-2.5" calcext:value-type="float">
            <text:p/>
          </table:table-cell>
          <table:table-cell table:style-name="ce286" table:formula="of:=IF(OR([.P27]=0;SIGN([.P27])+SIGN([.P26])=0);(-[.H27]+[.AG26])*-[.P26];0)" office:value-type="float" office:value="0" calcext:value-type="float">
            <text:p/>
          </table:table-cell>
          <table:table-cell table:style-name="ce295" table:formula="of:=[.AI27]/([.E27]-[.AI27])" office:value-type="float" office:value="-0.0247734602079343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49899" calcext:value-type="float">
            <text:p>0.0649899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27]*ABS(SIGN([.$J$10:.$J27]))&gt;0;1;0))/SUM(IF([.$F$10:.$F27]*ABS(SIGN([.$J$10:.$J27]))&lt;&gt;0;1;0))" office:value-type="float" office:value="0.411764705882353" calcext:value-type="float">
            <text:p/>
          </table:table-cell>
          <table:table-cell table:style-name="ce15" table:number-matrix-columns-spanned="1" table:number-matrix-rows-spanned="1" table:formula="of:=-SUM(IF([.$F$10:.$F27]*ABS(SIGN([.$J$10:.$J27]))&lt;0;[.$F$10:.$F27];0))/SUM(IF([.$F$10:.$F27]*ABS(SIGN([.$J$10:.$J27]))&lt;0;1;0))" office:value-type="float" office:value="1.14534562437725" calcext:value-type="float">
            <text:p/>
          </table:table-cell>
          <table:table-cell table:style-name="ce15" table:number-matrix-columns-spanned="1" table:number-matrix-rows-spanned="1" table:formula="of:=SUM(IF([.$F$10:.$F27]*ABS(SIGN([.$J$10:.$J27]))&gt;0;[.$F$10:.$F27];0))/SUM(IF([.$F$10:.$F27]*ABS(SIGN([.$J$10:.$J27]))&gt;0;1;0))/[.AU27]" office:value-type="float" office:value="7.28962492290257" calcext:value-type="float">
            <text:p/>
          </table:table-cell>
          <table:table-cell table:style-name="ce11"/>
          <table:table-cell table:style-name="ce337"/>
          <table:table-cell table:style-name="ce343" table:formula="of:=IF([.AX27]&lt;&gt;&quot;&quot;;[.AY26]-[.AX27];[.AY26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28]=&quot;&quot;;[.C27]+[.L28]+[.B28];[.AQ28])" office:value-type="float" office:value="0.06481473" calcext:value-type="float">
            <text:p/>
          </table:table-cell>
          <table:table-cell table:style-name="ce40" table:formula="of:=IF([.AR28]&lt;&gt;&quot;&quot;;[.AR28];[.D27]+[.AX28])" office:value-type="float" office:value="0" calcext:value-type="float">
            <text:p/>
          </table:table-cell>
          <table:table-cell table:style-name="ce48" table:formula="of:=IF([.H28]=0;[.E27];[.D28]+[.C28]*[.H28]+[.AY28]+[.AI28]-[.AJ28])" office:value-type="float" office:value="97.22768745" calcext:value-type="float">
            <text:p/>
          </table:table-cell>
          <table:table-cell table:style-name="ce73" table:formula="of:=100*IF([.M28]=0;0;[.E28]/[.E27]-1)" office:value-type="float" office:value="-1.20587790132902" calcext:value-type="float">
            <text:p/>
          </table:table-cell>
          <table:table-cell table:style-name="ce11"/>
          <table:table-cell table:style-name="ce142" office:value-type="float" office:value="1065" calcext:value-type="float">
            <text:p>1065</text:p>
          </table:table-cell>
          <table:table-cell table:style-name="ce146"/>
          <table:table-cell table:style-name="ce157" office:value-type="float" office:value="0.05" calcext:value-type="float">
            <text:p>0.05</text:p>
          </table:table-cell>
          <table:table-cell table:style-name="ce161"/>
          <table:table-cell table:style-name="ce166"/>
          <table:table-cell table:style-name="ce174" office:value-type="time" office:time-value="PT13H38M00S" calcext:value-type="time">
            <text:p>0.568055555555556</text:p>
          </table:table-cell>
          <table:table-cell table:style-name="ce178" office:value-type="date" office:date-value="2013-12-03" calcext:value-type="date">
            <text:p>41611</text:p>
          </table:table-cell>
          <table:table-cell table:style-name="ce11"/>
          <table:table-cell table:style-name="ce167" table:formula="of:=[.P27]+[.J28]" office:value-type="float" office:value="-0.065" calcext:value-type="float">
            <text:p/>
          </table:table-cell>
          <table:table-cell table:style-name="ce187" table:formula="of:=1+[.P28]/([.C28]+[.$C$4])" office:value-type="float" office:value="0.579871935917155" calcext:value-type="float">
            <text:p/>
          </table:table-cell>
          <table:table-cell table:style-name="ce194" table:formula="of:=-[.P28]-[.C28]" office:value-type="float" office:value="0.000185270000000001" calcext:value-type="float">
            <text:p/>
          </table:table-cell>
          <table:table-cell table:style-name="ce11"/>
          <table:table-cell table:style-name="ce201" table:formula="of:=-[.J28]+[.T27]" office:value-type="float" office:value="0.065" calcext:value-type="float">
            <text:p/>
          </table:table-cell>
          <table:table-cell table:style-name="ce210"/>
          <table:table-cell table:style-name="ce216"/>
          <table:table-cell table:style-name="ce219" table:formula="of:=[.E28]/(ABS([.P28])*[.H28]*[.$W$6])" office:value-type="float" office:value="14.0451697291441" calcext:value-type="float">
            <text:p/>
          </table:table-cell>
          <table:table-cell table:style-name="ce223" table:formula="of:=[.P28]*[.H28]/[.E28]" office:value-type="float" office:value="-0.711988547867082" calcext:value-type="float">
            <text:p/>
          </table:table-cell>
          <table:table-cell table:style-name="ce187" table:formula="of:=([.E28]*[.$X$6]-ABS([.T28])*[.H28])/[.H28]" office:value-type="float" office:value="0.163234008098592" calcext:value-type="float">
            <text:p/>
          </table:table-cell>
          <table:table-cell table:style-name="ce11"/>
          <table:table-cell table:style-name="ce141" table:formula="of:=[.H28]*(-[.$AB$6]*0.01+[.Q28])/[.Q28]" office:value-type="float" office:value="1028.26775158327" calcext:value-type="float">
            <text:p/>
          </table:table-cell>
          <table:table-cell table:style-name="ce235" table:formula="of:=SIGN([.Q28])*([.I28]-[.H28])*[.J28]/([.C28]*[.I28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28])+SIGN([.P27])=0;[.H28];([.H28]*[.J28]+[.AG27]*[.P27])/[.P28]);0)" office:value-type="float" office:value="991.153846153846" calcext:value-type="float">
            <text:p/>
          </table:table-cell>
          <table:table-cell table:style-name="ce276" table:formula="of:=IF([.H28]=0;0;-([.H27]-[.H28])*[.P27])" office:value-type="float" office:value="-2.3" calcext:value-type="float">
            <text:p/>
          </table:table-cell>
          <table:table-cell table:style-name="ce280" table:formula="of:=[.AH28]+[.AI27]-[.AJ27]" office:value-type="float" office:value="-4.8" calcext:value-type="float">
            <text:p/>
          </table:table-cell>
          <table:table-cell table:style-name="ce286" table:formula="of:=IF(OR([.P28]=0;SIGN([.P28])+SIGN([.P27])=0);(-[.H28]+[.AG27])*-[.P27];0)" office:value-type="float" office:value="0" calcext:value-type="float">
            <text:p/>
          </table:table-cell>
          <table:table-cell table:style-name="ce295" table:formula="of:=[.AI28]/([.E28]-[.AI28])" office:value-type="float" office:value="-0.0470460530858577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481473" calcext:value-type="float">
            <text:p>0.06481473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28]*ABS(SIGN([.$J$10:.$J28]))&gt;0;1;0))/SUM(IF([.$F$10:.$F28]*ABS(SIGN([.$J$10:.$J28]))&lt;&gt;0;1;0))" office:value-type="float" office:value="0.388888888888889" calcext:value-type="float">
            <text:p/>
          </table:table-cell>
          <table:table-cell table:style-name="ce15" table:number-matrix-columns-spanned="1" table:number-matrix-rows-spanned="1" table:formula="of:=-SUM(IF([.$F$10:.$F28]*ABS(SIGN([.$J$10:.$J28]))&lt;0;[.$F$10:.$F28];0))/SUM(IF([.$F$10:.$F28]*ABS(SIGN([.$J$10:.$J28]))&lt;0;1;0))" office:value-type="float" office:value="1.15084855864559" calcext:value-type="float">
            <text:p/>
          </table:table-cell>
          <table:table-cell table:style-name="ce15" table:number-matrix-columns-spanned="1" table:number-matrix-rows-spanned="1" table:formula="of:=SUM(IF([.$F$10:.$F28]*ABS(SIGN([.$J$10:.$J28]))&gt;0;[.$F$10:.$F28];0))/SUM(IF([.$F$10:.$F28]*ABS(SIGN([.$J$10:.$J28]))&gt;0;1;0))/[.AU28]" office:value-type="float" office:value="7.25476861927316" calcext:value-type="float">
            <text:p/>
          </table:table-cell>
          <table:table-cell table:style-name="ce11"/>
          <table:table-cell table:style-name="ce337"/>
          <table:table-cell table:style-name="ce343" table:formula="of:=IF([.AX28]&lt;&gt;&quot;&quot;;[.AY27]-[.AX28];[.AY27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29]=&quot;&quot;;[.C28]+[.L29]+[.B29];[.AQ29])" office:value-type="float" office:value="0.0647545" calcext:value-type="float">
            <text:p/>
          </table:table-cell>
          <table:table-cell table:style-name="ce40" table:formula="of:=IF([.AR29]&lt;&gt;&quot;&quot;;[.AR29];[.D28]+[.AX29])" office:value-type="float" office:value="0" calcext:value-type="float">
            <text:p/>
          </table:table-cell>
          <table:table-cell table:style-name="ce48" table:formula="of:=IF([.H29]=0;[.E28];[.D29]+[.C29]*[.H29]+[.AY29]+[.AI29]-[.AJ29])" office:value-type="float" office:value="97.1586325" calcext:value-type="float">
            <text:p/>
          </table:table-cell>
          <table:table-cell table:style-name="ce74" table:formula="of:=100*IF([.M29]=0;0;[.E29]/[.E28]-1)" office:value-type="float" office:value="-0.0710239560470116" calcext:value-type="float">
            <text:p/>
          </table:table-cell>
          <table:table-cell table:style-name="ce11"/>
          <table:table-cell table:style-name="ce141" office:value-type="float" office:value="1085" calcext:value-type="float">
            <text:p>1085</text:p>
          </table:table-cell>
          <table:table-cell table:style-name="ce146" office:value-type="float" office:value="1095" calcext:value-type="float">
            <text:p>1095</text:p>
          </table:table-cell>
          <table:table-cell table:style-name="ce157" office:value-type="float" office:value="-0.05" calcext:value-type="float">
            <text:p>-0.05</text:p>
          </table:table-cell>
          <table:table-cell table:style-name="ce161"/>
          <table:table-cell table:style-name="ce166"/>
          <table:table-cell table:style-name="ce174" office:value-type="time" office:time-value="PT13H37M00S" calcext:value-type="time">
            <text:p>0.567361111111111</text:p>
          </table:table-cell>
          <table:table-cell table:style-name="ce178" office:value-type="date" office:date-value="2013-12-04" calcext:value-type="date">
            <text:p>41612</text:p>
          </table:table-cell>
          <table:table-cell table:style-name="ce11"/>
          <table:table-cell table:style-name="ce167" table:formula="of:=[.P28]+[.J29]" office:value-type="float" office:value="-0.115" calcext:value-type="float">
            <text:p/>
          </table:table-cell>
          <table:table-cell table:style-name="ce187" table:formula="of:=1+[.P29]/([.C29]+[.$C$4])" office:value-type="float" office:value="0.256407023397315" calcext:value-type="float">
            <text:p/>
          </table:table-cell>
          <table:table-cell table:style-name="ce194" table:formula="of:=-[.P29]-[.C29]" office:value-type="float" office:value="0.0502455" calcext:value-type="float">
            <text:p/>
          </table:table-cell>
          <table:table-cell table:style-name="ce11"/>
          <table:table-cell table:style-name="ce201" table:formula="of:=-[.J29]+[.T28]" office:value-type="float" office:value="0.115" calcext:value-type="float">
            <text:p/>
          </table:table-cell>
          <table:table-cell table:style-name="ce210"/>
          <table:table-cell table:style-name="ce216"/>
          <table:table-cell table:style-name="ce219" table:formula="of:=[.E29]/(ABS([.P29])*[.H29]*[.$W$6])" office:value-type="float" office:value="7.78670667200962" calcext:value-type="float">
            <text:p/>
          </table:table-cell>
          <table:table-cell table:style-name="ce223" table:formula="of:=[.P29]*[.H29]/[.E29]" office:value-type="float" office:value="-1.28423997733809" calcext:value-type="float">
            <text:p/>
          </table:table-cell>
          <table:table-cell table:style-name="ce187" table:formula="of:=([.E29]*[.$X$6]-ABS([.T29])*[.H29])/[.H29]" office:value-type="float" office:value="0.108867816820276" calcext:value-type="float">
            <text:p/>
          </table:table-cell>
          <table:table-cell table:style-name="ce11"/>
          <table:table-cell table:style-name="ce141" table:formula="of:=[.H29]*(-[.$AB$6]*0.01+[.Q29])/[.Q29]" office:value-type="float" office:value="1000.36893290799" calcext:value-type="float">
            <text:p/>
          </table:table-cell>
          <table:table-cell table:style-name="ce235" table:formula="of:=SIGN([.Q29])*([.I29]-[.H29])*[.J29]/([.C29]*[.I29])*100" office:value-type="float" office:value="-0.705157177595704" calcext:value-type="float">
            <text:p/>
          </table:table-cell>
          <table:table-cell table:style-name="ce157" table:formula="of:=[.AI29]/[.E29]*100" office:value-type="float" office:value="-6.27839219536154" calcext:value-type="float">
            <text:p/>
          </table:table-cell>
          <table:table-cell table:style-name="ce253"/>
          <table:table-cell table:style-name="ce260"/>
          <table:table-cell table:style-name="ce11"/>
          <table:table-cell table:style-name="ce268" table:formula="of:=IFERROR(IF(SIGN([.P29])+SIGN([.P28])=0;[.H29];([.H29]*[.J29]+[.AG28]*[.P28])/[.P29]);0)" office:value-type="float" office:value="1031.95652173913" calcext:value-type="float">
            <text:p/>
          </table:table-cell>
          <table:table-cell table:style-name="ce276" table:formula="of:=IF([.H29]=0;0;-([.H28]-[.H29])*[.P28])" office:value-type="float" office:value="-1.3" calcext:value-type="float">
            <text:p/>
          </table:table-cell>
          <table:table-cell table:style-name="ce280" table:formula="of:=[.AH29]+[.AI28]-[.AJ28]" office:value-type="float" office:value="-6.1" calcext:value-type="float">
            <text:p/>
          </table:table-cell>
          <table:table-cell table:style-name="ce286" table:formula="of:=IF(OR([.P29]=0;SIGN([.P29])+SIGN([.P28])=0);(-[.H29]+[.AG28])*-[.P28];0)" office:value-type="float" office:value="0" calcext:value-type="float">
            <text:p/>
          </table:table-cell>
          <table:table-cell table:style-name="ce295" table:formula="of:=[.AI29]/([.E29]-[.AI29])" office:value-type="float" office:value="-0.0590749640229838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47545" calcext:value-type="float">
            <text:p>0.0647545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29]*ABS(SIGN([.$J$10:.$J29]))&gt;0;1;0))/SUM(IF([.$F$10:.$F29]*ABS(SIGN([.$J$10:.$J29]))&lt;&gt;0;1;0))" office:value-type="float" office:value="0.368421052631579" calcext:value-type="float">
            <text:p/>
          </table:table-cell>
          <table:table-cell table:style-name="ce15" table:number-matrix-columns-spanned="1" table:number-matrix-rows-spanned="1" table:formula="of:=-SUM(IF([.$F$10:.$F29]*ABS(SIGN([.$J$10:.$J29]))&lt;0;[.$F$10:.$F29];0))/SUM(IF([.$F$10:.$F29]*ABS(SIGN([.$J$10:.$J29]))&lt;0;1;0))" office:value-type="float" office:value="1.06086317509571" calcext:value-type="float">
            <text:p/>
          </table:table-cell>
          <table:table-cell table:style-name="ce15" table:number-matrix-columns-spanned="1" table:number-matrix-rows-spanned="1" table:formula="of:=SUM(IF([.$F$10:.$F29]*ABS(SIGN([.$J$10:.$J29]))&gt;0;[.$F$10:.$F29];0))/SUM(IF([.$F$10:.$F29]*ABS(SIGN([.$J$10:.$J29]))&gt;0;1;0))/[.AU29]" office:value-type="float" office:value="7.87013839748424" calcext:value-type="float">
            <text:p/>
          </table:table-cell>
          <table:table-cell table:style-name="ce11"/>
          <table:table-cell table:style-name="ce337"/>
          <table:table-cell table:style-name="ce343" table:formula="of:=IF([.AX29]&lt;&gt;&quot;&quot;;[.AY28]-[.AX29];[.AY28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0]=&quot;&quot;;[.C29]+[.L30]+[.B30];[.AQ30])" office:value-type="float" office:value="0.06469463" calcext:value-type="float">
            <text:p/>
          </table:table-cell>
          <table:table-cell table:style-name="ce40" table:formula="of:=IF([.AR30]&lt;&gt;&quot;&quot;;[.AR30];[.D29]+[.AX30])" office:value-type="float" office:value="0" calcext:value-type="float">
            <text:p/>
          </table:table-cell>
          <table:table-cell table:style-name="ce48" table:formula="of:=IF([.H30]=0;[.E29];[.D30]+[.C30]*[.H30]+[.AY30]+[.AI30]-[.AJ30])" office:value-type="float" office:value="97.09367355" calcext:value-type="float">
            <text:p/>
          </table:table-cell>
          <table:table-cell table:style-name="ce75" table:formula="of:=100*IF([.M30]=0;0;[.E30]/[.E29]-1)" office:value-type="float" office:value="-0.0668586499506296" calcext:value-type="float">
            <text:p/>
          </table:table-cell>
          <table:table-cell table:style-name="ce11"/>
          <table:table-cell table:style-name="ce142" office:value-type="float" office:value="1085" calcext:value-type="float">
            <text:p>1085</text:p>
          </table:table-cell>
          <table:table-cell table:style-name="ce146"/>
          <table:table-cell table:style-name="ce157" office:value-type="float" office:value="0.05" calcext:value-type="float">
            <text:p>0.05</text:p>
          </table:table-cell>
          <table:table-cell table:style-name="ce161"/>
          <table:table-cell table:style-name="ce166"/>
          <table:table-cell table:style-name="ce174" office:value-type="time" office:time-value="PT16H03M00S" calcext:value-type="time">
            <text:p>0.66875</text:p>
          </table:table-cell>
          <table:table-cell table:style-name="ce178" office:value-type="date" office:date-value="2013-12-04" calcext:value-type="date">
            <text:p>41612</text:p>
          </table:table-cell>
          <table:table-cell table:style-name="ce11"/>
          <table:table-cell table:style-name="ce167" table:formula="of:=[.P29]+[.J30]" office:value-type="float" office:value="-0.065" calcext:value-type="float">
            <text:p/>
          </table:table-cell>
          <table:table-cell table:style-name="ce187" table:formula="of:=1+[.P30]/([.C30]+[.$C$4])" office:value-type="float" office:value="0.579545550838344" calcext:value-type="float">
            <text:p/>
          </table:table-cell>
          <table:table-cell table:style-name="ce194" table:formula="of:=-[.P30]-[.C30]" office:value-type="float" office:value="0.000305369999999999" calcext:value-type="float">
            <text:p/>
          </table:table-cell>
          <table:table-cell table:style-name="ce11"/>
          <table:table-cell table:style-name="ce201" table:formula="of:=-[.J30]+[.T29]" office:value-type="float" office:value="0.065" calcext:value-type="float">
            <text:p/>
          </table:table-cell>
          <table:table-cell table:style-name="ce210"/>
          <table:table-cell table:style-name="ce216"/>
          <table:table-cell table:style-name="ce219" table:formula="of:=[.E30]/(ABS([.P30])*[.H30]*[.$W$6])" office:value-type="float" office:value="13.7672702658632" calcext:value-type="float">
            <text:p/>
          </table:table-cell>
          <table:table-cell table:style-name="ce223" table:formula="of:=[.P30]*[.H30]/[.E30]" office:value-type="float" office:value="-0.726360404560056" calcext:value-type="float">
            <text:p/>
          </table:table-cell>
          <table:table-cell table:style-name="ce187" table:formula="of:=([.E30]*[.$X$6]-ABS([.T30])*[.H30])/[.H30]" office:value-type="float" office:value="0.158718141820276" calcext:value-type="float">
            <text:p/>
          </table:table-cell>
          <table:table-cell table:style-name="ce11"/>
          <table:table-cell table:style-name="ce141" table:formula="of:=[.H30]*(-[.$AB$6]*0.01+[.Q30])/[.Q30]" office:value-type="float" office:value="1047.55686896637" calcext:value-type="float">
            <text:p/>
          </table:table-cell>
          <table:table-cell table:style-name="ce235" table:formula="of:=SIGN([.Q30])*([.I30]-[.H30])*[.J30]/([.C30]*[.I30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0])+SIGN([.P29])=0;[.H30];([.H30]*[.J30]+[.AG29]*[.P29])/[.P30]);0)" office:value-type="float" office:value="991.153846153846" calcext:value-type="float">
            <text:p/>
          </table:table-cell>
          <table:table-cell table:style-name="ce276" table:formula="of:=IF([.H30]=0;0;-([.H29]-[.H30])*[.P29])" office:value-type="float" office:value="0" calcext:value-type="float">
            <text:p/>
          </table:table-cell>
          <table:table-cell table:style-name="ce280" table:formula="of:=[.AH30]+[.AI29]-[.AJ29]" office:value-type="float" office:value="-6.1" calcext:value-type="float">
            <text:p/>
          </table:table-cell>
          <table:table-cell table:style-name="ce286" table:formula="of:=IF(OR([.P30]=0;SIGN([.P30])+SIGN([.P29])=0);(-[.H30]+[.AG29])*-[.P29];0)" office:value-type="float" office:value="0" calcext:value-type="float">
            <text:p/>
          </table:table-cell>
          <table:table-cell table:style-name="ce295" table:formula="of:=[.AI30]/([.E30]-[.AI30])" office:value-type="float" office:value="-0.0591121508727412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469463" calcext:value-type="float">
            <text:p>0.06469463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30]*ABS(SIGN([.$J$10:.$J30]))&gt;0;1;0))/SUM(IF([.$F$10:.$F30]*ABS(SIGN([.$J$10:.$J30]))&lt;&gt;0;1;0))" office:value-type="float" office:value="0.35" calcext:value-type="float">
            <text:p/>
          </table:table-cell>
          <table:table-cell table:style-name="ce15" table:number-matrix-columns-spanned="1" table:number-matrix-rows-spanned="1" table:formula="of:=-SUM(IF([.$F$10:.$F30]*ABS(SIGN([.$J$10:.$J30]))&lt;0;[.$F$10:.$F30];0))/SUM(IF([.$F$10:.$F30]*ABS(SIGN([.$J$10:.$J30]))&lt;0;1;0))" office:value-type="float" office:value="0.98440128854609" calcext:value-type="float">
            <text:p/>
          </table:table-cell>
          <table:table-cell table:style-name="ce15" table:number-matrix-columns-spanned="1" table:number-matrix-rows-spanned="1" table:formula="of:=SUM(IF([.$F$10:.$F30]*ABS(SIGN([.$J$10:.$J30]))&gt;0;[.$F$10:.$F30];0))/SUM(IF([.$F$10:.$F30]*ABS(SIGN([.$J$10:.$J30]))&gt;0;1;0))/[.AU30]" office:value-type="float" office:value="8.48143953684686" calcext:value-type="float">
            <text:p/>
          </table:table-cell>
          <table:table-cell table:style-name="ce11"/>
          <table:table-cell table:style-name="ce337"/>
          <table:table-cell table:style-name="ce343" table:formula="of:=IF([.AX30]&lt;&gt;&quot;&quot;;[.AY29]-[.AX30];[.AY29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1]=&quot;&quot;;[.C30]+[.L31]+[.B31];[.AQ31])" office:value-type="float" office:value="0.0646333" calcext:value-type="float">
            <text:p/>
          </table:table-cell>
          <table:table-cell table:style-name="ce40" table:formula="of:=IF([.AR31]&lt;&gt;&quot;&quot;;[.AR31];[.D30]+[.AX31])" office:value-type="float" office:value="0" calcext:value-type="float">
            <text:p/>
          </table:table-cell>
          <table:table-cell table:style-name="ce48" table:formula="of:=IF([.H31]=0;[.E30];[.D31]+[.C31]*[.H31]+[.AY31]+[.AI31]-[.AJ31])" office:value-type="float" office:value="97.003295" calcext:value-type="float">
            <text:p/>
          </table:table-cell>
          <table:table-cell table:style-name="ce76" table:formula="of:=100*IF([.M31]=0;0;[.E31]/[.E30]-1)" office:value-type="float" office:value="-0.0930838711684756" calcext:value-type="float">
            <text:p/>
          </table:table-cell>
          <table:table-cell table:style-name="ce11"/>
          <table:table-cell table:style-name="ce141" office:value-type="float" office:value="1150" calcext:value-type="float">
            <text:p>1150</text:p>
          </table:table-cell>
          <table:table-cell table:style-name="ce146" office:value-type="float" office:value="1180" calcext:value-type="float">
            <text:p>1180</text:p>
          </table:table-cell>
          <table:table-cell table:style-name="ce157" office:value-type="float" office:value="-0.05" calcext:value-type="float">
            <text:p>-0.05</text:p>
          </table:table-cell>
          <table:table-cell table:style-name="ce161"/>
          <table:table-cell table:style-name="ce166"/>
          <table:table-cell table:style-name="ce174" office:value-type="time" office:time-value="PT20H29M00S" calcext:value-type="time">
            <text:p>0.853472222222222</text:p>
          </table:table-cell>
          <table:table-cell table:style-name="ce178" office:value-type="date" office:date-value="2013-12-04" calcext:value-type="date">
            <text:p>41612</text:p>
          </table:table-cell>
          <table:table-cell table:style-name="ce11"/>
          <table:table-cell table:style-name="ce167" table:formula="of:=[.P30]+[.J31]" office:value-type="float" office:value="-0.115" calcext:value-type="float">
            <text:p/>
          </table:table-cell>
          <table:table-cell table:style-name="ce187" table:formula="of:=1+[.P31]/([.C31]+[.$C$4])" office:value-type="float" office:value="0.255823825673819" calcext:value-type="float">
            <text:p/>
          </table:table-cell>
          <table:table-cell table:style-name="ce194" table:formula="of:=-[.P31]-[.C31]" office:value-type="float" office:value="0.0503667" calcext:value-type="float">
            <text:p/>
          </table:table-cell>
          <table:table-cell table:style-name="ce11"/>
          <table:table-cell table:style-name="ce201" table:formula="of:=-[.J31]+[.T30]" office:value-type="float" office:value="0.115" calcext:value-type="float">
            <text:p/>
          </table:table-cell>
          <table:table-cell table:style-name="ce210"/>
          <table:table-cell table:style-name="ce216"/>
          <table:table-cell table:style-name="ce219" table:formula="of:=[.E31]/(ABS([.P31])*[.H31]*[.$W$6])" office:value-type="float" office:value="7.3348427221172" calcext:value-type="float">
            <text:p/>
          </table:table-cell>
          <table:table-cell table:style-name="ce223" table:formula="of:=[.P31]*[.H31]/[.E31]" office:value-type="float" office:value="-1.36335574992581" calcext:value-type="float">
            <text:p/>
          </table:table-cell>
          <table:table-cell table:style-name="ce187" table:formula="of:=([.E31]*[.$X$6]-ABS([.T31])*[.H31])/[.H31]" office:value-type="float" office:value="0.0958767282608695" calcext:value-type="float">
            <text:p/>
          </table:table-cell>
          <table:table-cell table:style-name="ce11"/>
          <table:table-cell table:style-name="ce141" table:formula="of:=[.H31]*(-[.$AB$6]*0.01+[.Q31])/[.Q31]" office:value-type="float" office:value="1060.09437866305" calcext:value-type="float">
            <text:p/>
          </table:table-cell>
          <table:table-cell table:style-name="ce235" table:formula="of:=-SIGN([.Q31])*([.I31]-[.H31])*[.J31]/([.C31]*[.I31])*100" office:value-type="float" office:value="1.9667670390928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1])+SIGN([.P30])=0;[.H31];([.H31]*[.J31]+[.AG30]*[.P30])/[.P31]);0)" office:value-type="float" office:value="1060.21739130435" calcext:value-type="float">
            <text:p/>
          </table:table-cell>
          <table:table-cell table:style-name="ce276" table:formula="of:=IF([.H31]=0;0;-([.H30]-[.H31])*[.P30])" office:value-type="float" office:value="-4.225" calcext:value-type="float">
            <text:p/>
          </table:table-cell>
          <table:table-cell table:style-name="ce280" table:formula="of:=[.AH31]+[.AI30]-[.AJ30]" office:value-type="float" office:value="-10.325" calcext:value-type="float">
            <text:p/>
          </table:table-cell>
          <table:table-cell table:style-name="ce286" table:formula="of:=IF(OR([.P31]=0;SIGN([.P31])+SIGN([.P30])=0);(-[.H31]+[.AG30])*-[.P30];0)" office:value-type="float" office:value="0" calcext:value-type="float">
            <text:p/>
          </table:table-cell>
          <table:table-cell table:style-name="ce295" table:formula="of:=[.AI31]/([.E31]-[.AI31])" office:value-type="float" office:value="-0.0962001679053972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646333" calcext:value-type="float">
            <text:p>0.0646333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31]*ABS(SIGN([.$J$10:.$J31]))&gt;0;1;0))/SUM(IF([.$F$10:.$F31]*ABS(SIGN([.$J$10:.$J31]))&lt;&gt;0;1;0))" office:value-type="float" office:value="0.333333333333333" calcext:value-type="float">
            <text:p/>
          </table:table-cell>
          <table:table-cell table:style-name="ce15" table:number-matrix-columns-spanned="1" table:number-matrix-rows-spanned="1" table:formula="of:=-SUM(IF([.$F$10:.$F31]*ABS(SIGN([.$J$10:.$J31]))&lt;0;[.$F$10:.$F31];0))/SUM(IF([.$F$10:.$F31]*ABS(SIGN([.$J$10:.$J31]))&lt;0;1;0))" office:value-type="float" office:value="0.920735758733403" calcext:value-type="float">
            <text:p/>
          </table:table-cell>
          <table:table-cell table:style-name="ce15" table:number-matrix-columns-spanned="1" table:number-matrix-rows-spanned="1" table:formula="of:=SUM(IF([.$F$10:.$F31]*ABS(SIGN([.$J$10:.$J31]))&gt;0;[.$F$10:.$F31];0))/SUM(IF([.$F$10:.$F31]*ABS(SIGN([.$J$10:.$J31]))&gt;0;1;0))/[.AU31]" office:value-type="float" office:value="9.06790024130612" calcext:value-type="float">
            <text:p/>
          </table:table-cell>
          <table:table-cell table:style-name="ce11"/>
          <table:table-cell table:style-name="ce337"/>
          <table:table-cell table:style-name="ce343" table:formula="of:=IF([.AX31]&lt;&gt;&quot;&quot;;[.AY30]-[.AX31];[.AY30])" office:value-type="float" office:value="33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2]=&quot;&quot;;[.C31]+[.L32]+[.B32];[.AQ32])" office:value-type="float" office:value="0.0646333" calcext:value-type="float">
            <text:p/>
          </table:table-cell>
          <table:table-cell table:style-name="ce40" table:formula="of:=IF([.AR32]&lt;&gt;&quot;&quot;;[.AR32];[.D31]+[.AX32])" office:value-type="float" office:value="0.678850000000001" calcext:value-type="float">
            <text:p/>
          </table:table-cell>
          <table:table-cell table:style-name="ce48" table:formula="of:=IF([.H32]=0;[.E31];[.D32]+[.C32]*[.H32]+[.AY32]+[.AI32]-[.AJ32])" office:value-type="float" office:value="111.263488" calcext:value-type="float">
            <text:p/>
          </table:table-cell>
          <table:table-cell table:style-name="ce77" table:formula="of:=100*IF([.M32]=0;0;[.E32]/[.E31]-1)" office:value-type="float" office:value="14.7007305267311" calcext:value-type="float">
            <text:p/>
          </table:table-cell>
          <table:table-cell table:style-name="ce11"/>
          <table:table-cell table:style-name="ce141" office:value-type="float" office:value="860" calcext:value-type="float">
            <text:p>860</text:p>
          </table:table-cell>
          <table:table-cell table:style-name="ce146"/>
          <table:table-cell table:style-name="ce158" office:value-type="float" office:value="0.115" calcext:value-type="float">
            <text:p>0.115</text:p>
          </table:table-cell>
          <table:table-cell table:style-name="ce161"/>
          <table:table-cell table:style-name="ce166"/>
          <table:table-cell table:style-name="ce174" office:value-type="time" office:time-value="PT19H34M00S" calcext:value-type="time">
            <text:p>0.815277777777778</text:p>
          </table:table-cell>
          <table:table-cell table:style-name="ce178" office:value-type="date" office:date-value="2013-12-06" calcext:value-type="date">
            <text:p>41614</text:p>
          </table:table-cell>
          <table:table-cell table:style-name="ce11"/>
          <table:table-cell table:style-name="ce167" table:formula="of:=[.P31]+[.J32]" office:value-type="float" office:value="0" calcext:value-type="float">
            <text:p/>
          </table:table-cell>
          <table:table-cell table:style-name="ce187" table:formula="of:=1+[.P32]/([.C32]+[.$C$4])" office:value-type="float" office:value="1" calcext:value-type="float">
            <text:p/>
          </table:table-cell>
          <table:table-cell table:style-name="ce194" table:formula="of:=-[.P32]-[.C32]" office:value-type="float" office:value="-0.0646333" calcext:value-type="float">
            <text:p/>
          </table:table-cell>
          <table:table-cell table:style-name="ce11"/>
          <table:table-cell table:style-name="ce201" table:formula="of:=-[.J32]+[.T31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32]/(ABS([.P32])*[.H32]*[.$W$6])" office:value-type="string" office:string-value="" calcext:value-type="error">
            <text:p/>
          </table:table-cell>
          <table:table-cell table:style-name="ce223" table:formula="of:=[.P32]*[.H32]/[.E32]" office:value-type="float" office:value="0" calcext:value-type="float">
            <text:p/>
          </table:table-cell>
          <table:table-cell table:style-name="ce187" table:formula="of:=([.E32]*[.$X$6]-ABS([.T32])*[.H32])/[.H32]" office:value-type="float" office:value="0.323440372093023" calcext:value-type="float">
            <text:p/>
          </table:table-cell>
          <table:table-cell table:style-name="ce11"/>
          <table:table-cell table:style-name="ce141" table:formula="of:=[.H32]*(-[.$AB$6]*0.01+[.Q32])/[.Q32]" office:value-type="float" office:value="842.8" calcext:value-type="float">
            <text:p/>
          </table:table-cell>
          <table:table-cell table:style-name="ce235" table:formula="of:=-SIGN([.Q31])*([.I32]-[.H32])*[.J32]/([.C32]*[.I32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2])+SIGN([.P31])=0;[.H32];([.H32]*[.J32]+[.AG31]*[.P31])/[.P32]);0)" office:value-type="float" office:value="0" calcext:value-type="float">
            <text:p/>
          </table:table-cell>
          <table:table-cell table:style-name="ce276" table:formula="of:=IF([.H32]=0;0;-([.H31]-[.H32])*[.P31])" office:value-type="float" office:value="33.35" calcext:value-type="float">
            <text:p/>
          </table:table-cell>
          <table:table-cell table:style-name="ce280" table:formula="of:=[.AH32]+[.AI31]-[.AJ31]" office:value-type="float" office:value="23.025" calcext:value-type="float">
            <text:p/>
          </table:table-cell>
          <table:table-cell table:style-name="ce286" table:formula="of:=IF(OR([.P32]=0;SIGN([.P32])+SIGN([.P31])=0);(-[.H32]+[.AG31])*-[.P31];0)" office:value-type="float" office:value="23.025" calcext:value-type="float">
            <text:p/>
          </table:table-cell>
          <table:table-cell table:style-name="ce295" table:formula="of:=[.AI32]/([.E32]-[.AI32])" office:value-type="float" office:value="0.260940554647763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0.678850000000001" calcext:value-type="float">
            <text:p>0.678850000000001</text:p>
          </table:table-cell>
          <table:table-cell table:style-name="ce11"/>
          <table:table-cell table:style-name="ce326" table:number-matrix-columns-spanned="1" table:number-matrix-rows-spanned="1" table:formula="of:=SUM(IF([.$F$10:.$F32]*ABS(SIGN([.$J$10:.$J32]))&gt;0;1;0))/SUM(IF([.$F$10:.$F32]*ABS(SIGN([.$J$10:.$J32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32]*ABS(SIGN([.$J$10:.$J32]))&lt;0;[.$F$10:.$F32];0))/SUM(IF([.$F$10:.$F32]*ABS(SIGN([.$J$10:.$J32]))&lt;0;1;0))" office:value-type="float" office:value="0.920735758733403" calcext:value-type="float">
            <text:p/>
          </table:table-cell>
          <table:table-cell table:style-name="ce15" table:number-matrix-columns-spanned="1" table:number-matrix-rows-spanned="1" table:formula="of:=SUM(IF([.$F$10:.$F32]*ABS(SIGN([.$J$10:.$J32]))&gt;0;[.$F$10:.$F32];0))/SUM(IF([.$F$10:.$F32]*ABS(SIGN([.$J$10:.$J32]))&gt;0;1;0))/[.AU32]" office:value-type="float" office:value="9.93019847096742" calcext:value-type="float">
            <text:p/>
          </table:table-cell>
          <table:table-cell table:style-name="ce11"/>
          <table:table-cell table:style-name="ce337" office:value-type="float" office:value="-22" calcext:value-type="float">
            <text:p>-22</text:p>
          </table:table-cell>
          <table:table-cell table:style-name="ce343" table:formula="of:=IF([.AX32]&lt;&gt;&quot;&quot;;[.AY31]-[.AX32];[.AY31])" office:value-type="float" office:value="55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3]=&quot;&quot;;[.C32]+[.L33]+[.B33];[.AQ33])" office:value-type="float" office:value="0.0846093" calcext:value-type="float">
            <text:p/>
          </table:table-cell>
          <table:table-cell table:style-name="ce40" table:formula="of:=IF([.AR33]&lt;&gt;&quot;&quot;;[.AR33];[.D32]+[.AX33])" office:value-type="float" office:value="0.678850000000001" calcext:value-type="float">
            <text:p/>
          </table:table-cell>
          <table:table-cell table:style-name="ce48" table:formula="of:=IF([.H33]=0;[.E32];[.D33]+[.C33]*[.H33]+[.AY33]+[.AI33]-[.AJ33])" office:value-type="float" office:value="112.2119875" calcext:value-type="float">
            <text:p/>
          </table:table-cell>
          <table:table-cell table:style-name="ce78" table:formula="of:=100*IF([.M33]=0;0;[.E33]/[.E32]-1)" office:value-type="float" office:value="0.85248046510995" calcext:value-type="float">
            <text:p/>
          </table:table-cell>
          <table:table-cell table:style-name="ce11"/>
          <table:table-cell table:style-name="ce141" office:value-type="float" office:value="875" calcext:value-type="float">
            <text:p>875</text:p>
          </table:table-cell>
          <table:table-cell table:style-name="ce146"/>
          <table:table-cell table:style-name="ce158"/>
          <table:table-cell table:style-name="ce161"/>
          <table:table-cell table:style-name="ce166" office:value-type="float" office:value="0.02" calcext:value-type="float">
            <text:p>0.02</text:p>
          </table:table-cell>
          <table:table-cell table:style-name="ce174" office:value-type="time" office:time-value="PT21H25M00S" calcext:value-type="time">
            <text:p>0.892361111111111</text:p>
          </table:table-cell>
          <table:table-cell table:style-name="ce178" office:value-type="date" office:date-value="2013-12-06" calcext:value-type="date">
            <text:p>41614</text:p>
          </table:table-cell>
          <table:table-cell table:style-name="ce11"/>
          <table:table-cell table:style-name="ce167" table:formula="of:=[.P32]+[.J33]" office:value-type="float" office:value="0" calcext:value-type="float">
            <text:p/>
          </table:table-cell>
          <table:table-cell table:style-name="ce187" table:formula="of:=1+[.P33]/([.C33]+[.$C$4])" office:value-type="float" office:value="1" calcext:value-type="float">
            <text:p/>
          </table:table-cell>
          <table:table-cell table:style-name="ce194" table:formula="of:=-[.P33]-[.C33]" office:value-type="float" office:value="-0.0846093" calcext:value-type="float">
            <text:p/>
          </table:table-cell>
          <table:table-cell table:style-name="ce11"/>
          <table:table-cell table:style-name="ce201" table:formula="of:=-[.J33]+[.T32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33]/(ABS([.P33])*[.H33]*[.$W$6])" office:value-type="string" office:string-value="" calcext:value-type="error">
            <text:p/>
          </table:table-cell>
          <table:table-cell table:style-name="ce223" table:formula="of:=[.P33]*[.H33]/[.E33]" office:value-type="float" office:value="0" calcext:value-type="float">
            <text:p/>
          </table:table-cell>
          <table:table-cell table:style-name="ce187" table:formula="of:=([.E33]*[.$X$6]-ABS([.T33])*[.H33])/[.H33]" office:value-type="float" office:value="0.320605678571428" calcext:value-type="float">
            <text:p/>
          </table:table-cell>
          <table:table-cell table:style-name="ce11"/>
          <table:table-cell table:style-name="ce141" table:formula="of:=[.H33]*(-[.$AB$6]*0.01+[.Q33])/[.Q33]" office:value-type="float" office:value="857.5" calcext:value-type="float">
            <text:p/>
          </table:table-cell>
          <table:table-cell table:style-name="ce235" table:formula="of:=-SIGN([.Q32])*([.I33]-[.H33])*[.J33]/([.C33]*[.I33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3])+SIGN([.P32])=0;[.H33];([.H33]*[.J33]+[.AG32]*[.P32])/[.P33]);0)" office:value-type="float" office:value="875" calcext:value-type="float">
            <text:p/>
          </table:table-cell>
          <table:table-cell table:style-name="ce276" table:formula="of:=IF([.H33]=0;0;-([.H32]-[.H33])*[.P32])" office:value-type="float" office:value="0" calcext:value-type="float">
            <text:p/>
          </table:table-cell>
          <table:table-cell table:style-name="ce280" table:formula="of:=[.AH33]+[.AI32]-[.AJ32]" office:value-type="float" office:value="0" calcext:value-type="float">
            <text:p/>
          </table:table-cell>
          <table:table-cell table:style-name="ce286" table:formula="of:=IF(OR([.P33]=0;SIGN([.P33])+SIGN([.P32])=0);(-[.H33]+[.AG32])*-[.P32];0)" office:value-type="float" office:value="0" calcext:value-type="float">
            <text:p/>
          </table:table-cell>
          <table:table-cell table:style-name="ce295" table:formula="of:=[.AI33]/([.E33]-[.AI3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0846093" calcext:value-type="float">
            <text:p>0.0846093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33]*ABS(SIGN([.$J$10:.$J33]))&gt;0;1;0))/SUM(IF([.$F$10:.$F33]*ABS(SIGN([.$J$10:.$J33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33]*ABS(SIGN([.$J$10:.$J33]))&lt;0;[.$F$10:.$F33];0))/SUM(IF([.$F$10:.$F33]*ABS(SIGN([.$J$10:.$J33]))&lt;0;1;0))" office:value-type="float" office:value="0.920735758733403" calcext:value-type="float">
            <text:p/>
          </table:table-cell>
          <table:table-cell table:style-name="ce15" table:number-matrix-columns-spanned="1" table:number-matrix-rows-spanned="1" table:formula="of:=SUM(IF([.$F$10:.$F33]*ABS(SIGN([.$J$10:.$J33]))&gt;0;[.$F$10:.$F33];0))/SUM(IF([.$F$10:.$F33]*ABS(SIGN([.$J$10:.$J33]))&gt;0;1;0))/[.AU33]" office:value-type="float" office:value="9.93019847096742" calcext:value-type="float">
            <text:p/>
          </table:table-cell>
          <table:table-cell table:style-name="ce11"/>
          <table:table-cell table:style-name="ce337"/>
          <table:table-cell table:style-name="ce343" table:formula="of:=IF([.AX33]&lt;&gt;&quot;&quot;;[.AY32]-[.AX33];[.AY32])-[.L33]*[.H33]" office:value-type="float" office:value="37.5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4]=&quot;&quot;;[.C33]+[.L34]+[.B34];[.AQ34])" office:value-type="float" office:value="0.0846093" calcext:value-type="float">
            <text:p/>
          </table:table-cell>
          <table:table-cell table:style-name="ce40" table:formula="of:=IF([.AR34]&lt;&gt;&quot;&quot;;[.AR34];[.D33]+[.AX34])" office:value-type="float" office:value="0.45835" calcext:value-type="float">
            <text:p/>
          </table:table-cell>
          <table:table-cell table:style-name="ce48" table:formula="of:=IF([.H34]=0;[.E33];[.D34]+[.C34]*[.H34]+[.AY34]+[.AI34]-[.AJ34])" office:value-type="float" office:value="109.030162" calcext:value-type="float">
            <text:p/>
          </table:table-cell>
          <table:table-cell table:style-name="ce79" table:formula="of:=100*IF([.M34]=0;0;[.E34]/[.E33]-1)" office:value-type="float" office:value="-2.83554865294584" calcext:value-type="float">
            <text:p/>
          </table:table-cell>
          <table:table-cell table:style-name="ce11"/>
          <table:table-cell table:style-name="ce141" office:value-type="float" office:value="840" calcext:value-type="float">
            <text:p>840</text:p>
          </table:table-cell>
          <table:table-cell table:style-name="ce146" office:value-type="float" office:value="865" calcext:value-type="float">
            <text:p>865</text:p>
          </table:table-cell>
          <table:table-cell table:style-name="ce158" office:value-type="float" office:value="-0.075" calcext:value-type="float">
            <text:p>-0.075</text:p>
          </table:table-cell>
          <table:table-cell table:style-name="ce161"/>
          <table:table-cell table:style-name="ce166"/>
          <table:table-cell table:style-name="ce174" office:value-type="time" office:time-value="PT21H52M00S" calcext:value-type="time">
            <text:p>0.911111111111111</text:p>
          </table:table-cell>
          <table:table-cell table:style-name="ce178" office:value-type="date" office:date-value="2013-12-06" calcext:value-type="date">
            <text:p>41614</text:p>
          </table:table-cell>
          <table:table-cell table:style-name="ce11"/>
          <table:table-cell table:style-name="ce167" table:formula="of:=[.P33]+[.J34]" office:value-type="float" office:value="-0.075" calcext:value-type="float">
            <text:p/>
          </table:table-cell>
          <table:table-cell table:style-name="ce187" table:formula="of:=1+[.P34]/([.C34]+[.$C$4])" office:value-type="float" office:value="0.570223478061055" calcext:value-type="float">
            <text:p/>
          </table:table-cell>
          <table:table-cell table:style-name="ce194" table:formula="of:=-[.P34]-[.C34]" office:value-type="float" office:value="-0.0096093" calcext:value-type="float">
            <text:p/>
          </table:table-cell>
          <table:table-cell table:style-name="ce11"/>
          <table:table-cell table:style-name="ce201" table:formula="of:=-[.J34]+[.T33]" office:value-type="float" office:value="0.075" calcext:value-type="float">
            <text:p/>
          </table:table-cell>
          <table:table-cell table:style-name="ce210"/>
          <table:table-cell table:style-name="ce216"/>
          <table:table-cell table:style-name="ce219" table:formula="of:=[.E34]/(ABS([.P34])*[.H34]*[.$W$6])" office:value-type="float" office:value="17.3063749206349" calcext:value-type="float">
            <text:p/>
          </table:table-cell>
          <table:table-cell table:style-name="ce223" table:formula="of:=[.P34]*[.H34]/[.E34]" office:value-type="float" office:value="-0.577821759083509" calcext:value-type="float">
            <text:p/>
          </table:table-cell>
          <table:table-cell table:style-name="ce187" table:formula="of:=([.E34]*[.$X$6]-ABS([.T34])*[.H34])/[.H34]" office:value-type="float" office:value="0.249494529761905" calcext:value-type="float">
            <text:p/>
          </table:table-cell>
          <table:table-cell table:style-name="ce11"/>
          <table:table-cell table:style-name="ce141" table:formula="of:=[.H34]*(-[.$AB$6]*0.01+[.Q34])/[.Q34]" office:value-type="float" office:value="810.537866912942" calcext:value-type="float">
            <text:p/>
          </table:table-cell>
          <table:table-cell table:style-name="ce235" table:formula="of:=-SIGN([.Q33])*([.I34]-[.H34])*[.J34]/([.C34]*[.I34])*100" office:value-type="float" office:value="2.56192883974157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4])+SIGN([.P33])=0;[.H34];([.H34]*[.J34]+[.AG33]*[.P33])/[.P34]);0)" office:value-type="float" office:value="840" calcext:value-type="float">
            <text:p/>
          </table:table-cell>
          <table:table-cell table:style-name="ce276" table:formula="of:=IF([.H34]=0;0;-([.H33]-[.H34])*[.P33])" office:value-type="float" office:value="-0" calcext:value-type="float">
            <text:p/>
          </table:table-cell>
          <table:table-cell table:style-name="ce280" table:formula="of:=[.AH34]+[.AI33]-[.AJ33]" office:value-type="float" office:value="0" calcext:value-type="float">
            <text:p/>
          </table:table-cell>
          <table:table-cell table:style-name="ce286" table:formula="of:=IF(OR([.P34]=0;SIGN([.P34])+SIGN([.P33])=0);(-[.H34]+[.AG33])*-[.P33];0)" office:value-type="float" office:value="0" calcext:value-type="float">
            <text:p/>
          </table:table-cell>
          <table:table-cell table:style-name="ce295" table:formula="of:=[.AI34]/([.E34]-[.AI3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0.45835" calcext:value-type="float">
            <text:p>0.45835</text:p>
          </table:table-cell>
          <table:table-cell table:style-name="ce11"/>
          <table:table-cell table:style-name="ce326" table:number-matrix-columns-spanned="1" table:number-matrix-rows-spanned="1" table:formula="of:=SUM(IF([.$F$10:.$F34]*ABS(SIGN([.$J$10:.$J34]))&gt;0;1;0))/SUM(IF([.$F$10:.$F34]*ABS(SIGN([.$J$10:.$J34]))&lt;&gt;0;1;0))" office:value-type="float" office:value="0.347826086956522" calcext:value-type="float">
            <text:p/>
          </table:table-cell>
          <table:table-cell table:style-name="ce15" table:number-matrix-columns-spanned="1" table:number-matrix-rows-spanned="1" table:formula="of:=-SUM(IF([.$F$10:.$F34]*ABS(SIGN([.$J$10:.$J34]))&lt;0;[.$F$10:.$F34];0))/SUM(IF([.$F$10:.$F34]*ABS(SIGN([.$J$10:.$J34]))&lt;0;1;0))" office:value-type="float" office:value="1.0483899516809" calcext:value-type="float">
            <text:p/>
          </table:table-cell>
          <table:table-cell table:style-name="ce15" table:number-matrix-columns-spanned="1" table:number-matrix-rows-spanned="1" table:formula="of:=SUM(IF([.$F$10:.$F34]*ABS(SIGN([.$J$10:.$J34]))&gt;0;[.$F$10:.$F34];0))/SUM(IF([.$F$10:.$F34]*ABS(SIGN([.$J$10:.$J34]))&gt;0;1;0))/[.AU34]" office:value-type="float" office:value="8.72107635987947" calcext:value-type="float">
            <text:p/>
          </table:table-cell>
          <table:table-cell table:style-name="ce11"/>
          <table:table-cell table:style-name="ce337"/>
          <table:table-cell table:style-name="ce343" table:formula="of:=IF([.AX34]&lt;&gt;&quot;&quot;;[.AY33]-[.AX34];[.AY33])-[.L34]*[.H34]" office:value-type="float" office:value="37.5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5]=&quot;&quot;;[.C34]+[.L35]+[.B35];[.AQ35])" office:value-type="float" office:value="0.1245613" calcext:value-type="float">
            <text:p/>
          </table:table-cell>
          <table:table-cell table:style-name="ce40" table:formula="of:=IF([.AR35]&lt;&gt;&quot;&quot;;[.AR35];[.D34]+[.AX35])" office:value-type="float" office:value="3.27835" calcext:value-type="float">
            <text:p/>
          </table:table-cell>
          <table:table-cell table:style-name="ce48" table:formula="of:=IF([.H35]=0;[.E34];[.D35]+[.C35]*[.H35]+[.AY35]+[.AI35]-[.AJ35])" office:value-type="float" office:value="109.2479971" calcext:value-type="float">
            <text:p/>
          </table:table-cell>
          <table:table-cell table:style-name="ce80" table:formula="of:=100*IF([.M35]=0;0;[.E35]/[.E34]-1)" office:value-type="float" office:value="0.199793429638317" calcext:value-type="float">
            <text:p/>
          </table:table-cell>
          <table:table-cell table:style-name="ce11"/>
          <table:table-cell table:style-name="ce141" office:value-type="float" office:value="867" calcext:value-type="float">
            <text:p>867</text:p>
          </table:table-cell>
          <table:table-cell table:style-name="ce146"/>
          <table:table-cell table:style-name="ce158"/>
          <table:table-cell table:style-name="ce161"/>
          <table:table-cell table:style-name="ce166" office:value-type="float" office:value="0.04" calcext:value-type="float">
            <text:p>0.04</text:p>
          </table:table-cell>
          <table:table-cell table:style-name="ce174" office:value-type="time" office:time-value="PT22H35M00S" calcext:value-type="time">
            <text:p>0.940972222222222</text:p>
          </table:table-cell>
          <table:table-cell table:style-name="ce178" office:value-type="date" office:date-value="2013-12-06" calcext:value-type="date">
            <text:p>41614</text:p>
          </table:table-cell>
          <table:table-cell table:style-name="ce11"/>
          <table:table-cell table:style-name="ce167" table:formula="of:=[.P34]+[.J35]" office:value-type="float" office:value="-0.075" calcext:value-type="float">
            <text:p/>
          </table:table-cell>
          <table:table-cell table:style-name="ce187" table:formula="of:=1+[.P35]/([.C35]+[.$C$4])" office:value-type="float" office:value="0.650286555196672" calcext:value-type="float">
            <text:p/>
          </table:table-cell>
          <table:table-cell table:style-name="ce194" table:formula="of:=-[.P35]-[.C35]" office:value-type="float" office:value="-0.0495613" calcext:value-type="float">
            <text:p/>
          </table:table-cell>
          <table:table-cell table:style-name="ce11"/>
          <table:table-cell table:style-name="ce201" table:formula="of:=-[.J35]+[.T34]" office:value-type="float" office:value="0.075" calcext:value-type="float">
            <text:p/>
          </table:table-cell>
          <table:table-cell table:style-name="ce210"/>
          <table:table-cell table:style-name="ce216"/>
          <table:table-cell table:style-name="ce219" table:formula="of:=[.E35]/(ABS([.P35])*[.H35]*[.$W$6])" office:value-type="float" office:value="16.8009222760477" calcext:value-type="float">
            <text:p/>
          </table:table-cell>
          <table:table-cell table:style-name="ce223" table:formula="of:=[.P35]*[.H35]/[.E35]" office:value-type="float" office:value="-0.595205420017718" calcext:value-type="float">
            <text:p/>
          </table:table-cell>
          <table:table-cell table:style-name="ce187" table:formula="of:=([.E35]*[.$X$6]-ABS([.T35])*[.H35])/[.H35]" office:value-type="float" office:value="0.240017292675894" calcext:value-type="float">
            <text:p/>
          </table:table-cell>
          <table:table-cell table:style-name="ce11"/>
          <table:table-cell table:style-name="ce141" table:formula="of:=[.H35]*(-[.$AB$6]*0.01+[.Q35])/[.Q35]" office:value-type="float" office:value="840.334832372852" calcext:value-type="float">
            <text:p/>
          </table:table-cell>
          <table:table-cell table:style-name="ce235" table:formula="of:=-SIGN([.Q34])*([.I35]-[.H35])*[.J35]/([.C35]*[.I35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5])+SIGN([.P34])=0;[.H35];([.H35]*[.J35]+[.AG34]*[.P34])/[.P35]);0)" office:value-type="float" office:value="840" calcext:value-type="float">
            <text:p/>
          </table:table-cell>
          <table:table-cell table:style-name="ce276" table:formula="of:=IF([.H35]=0;0;-([.H34]-[.H35])*[.P34])" office:value-type="float" office:value="-2.025" calcext:value-type="float">
            <text:p/>
          </table:table-cell>
          <table:table-cell table:style-name="ce280" table:formula="of:=[.AH35]+[.AI34]-[.AJ34]" office:value-type="float" office:value="-2.025" calcext:value-type="float">
            <text:p/>
          </table:table-cell>
          <table:table-cell table:style-name="ce286" table:formula="of:=IF(OR([.P35]=0;SIGN([.P35])+SIGN([.P34])=0);(-[.H35]+[.AG34])*-[.P34];0)" office:value-type="float" office:value="0" calcext:value-type="float">
            <text:p/>
          </table:table-cell>
          <table:table-cell table:style-name="ce295" table:formula="of:=[.AI35]/([.E35]-[.AI35])" office:value-type="float" office:value="-0.0181984852819247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1245613" calcext:value-type="float">
            <text:p>0.1245613</text:p>
          </table:table-cell>
          <table:table-cell table:style-name="ce320" office:value-type="float" office:value="3.27835" calcext:value-type="float">
            <text:p>3.27835</text:p>
          </table:table-cell>
          <table:table-cell table:style-name="ce11"/>
          <table:table-cell table:style-name="ce326" table:number-matrix-columns-spanned="1" table:number-matrix-rows-spanned="1" table:formula="of:=SUM(IF([.$F$10:.$F35]*ABS(SIGN([.$J$10:.$J35]))&gt;0;1;0))/SUM(IF([.$F$10:.$F35]*ABS(SIGN([.$J$10:.$J35]))&lt;&gt;0;1;0))" office:value-type="float" office:value="0.347826086956522" calcext:value-type="float">
            <text:p/>
          </table:table-cell>
          <table:table-cell table:style-name="ce15" table:number-matrix-columns-spanned="1" table:number-matrix-rows-spanned="1" table:formula="of:=-SUM(IF([.$F$10:.$F35]*ABS(SIGN([.$J$10:.$J35]))&lt;0;[.$F$10:.$F35];0))/SUM(IF([.$F$10:.$F35]*ABS(SIGN([.$J$10:.$J35]))&lt;0;1;0))" office:value-type="float" office:value="1.0483899516809" calcext:value-type="float">
            <text:p/>
          </table:table-cell>
          <table:table-cell table:style-name="ce15" table:number-matrix-columns-spanned="1" table:number-matrix-rows-spanned="1" table:formula="of:=SUM(IF([.$F$10:.$F35]*ABS(SIGN([.$J$10:.$J35]))&gt;0;[.$F$10:.$F35];0))/SUM(IF([.$F$10:.$F35]*ABS(SIGN([.$J$10:.$J35]))&gt;0;1;0))/[.AU35]" office:value-type="float" office:value="8.72107635987947" calcext:value-type="float">
            <text:p/>
          </table:table-cell>
          <table:table-cell table:style-name="ce11"/>
          <table:table-cell table:style-name="ce338" office:value-type="float" office:value="2.82" calcext:value-type="float">
            <text:p>2.82</text:p>
          </table:table-cell>
          <table:table-cell table:style-name="ce343" table:formula="of:=IF([.AX35]&lt;&gt;&quot;&quot;;[.AY34]-[.AX35];[.AY34])-[.L35]*[.H3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0"/>
          <table:table-cell table:style-name="ce31" table:formula="of:=IF([.AQ36]=&quot;&quot;;[.C35]+[.L36]+[.B36];[.AQ36])" office:value-type="float" office:value="0.1245613" calcext:value-type="float">
            <text:p/>
          </table:table-cell>
          <table:table-cell table:style-name="ce40" table:formula="of:=IF([.AR36]&lt;&gt;&quot;&quot;;[.AR36];[.D35]+[.AX36])" office:value-type="float" office:value="2.8273" calcext:value-type="float">
            <text:p/>
          </table:table-cell>
          <table:table-cell table:style-name="ce48" table:formula="of:=IF([.H36]=0;[.E35];[.D36]+[.C36]*[.H36]+[.AY36]+[.AI36]-[.AJ36])" office:value-type="float" office:value="108.0815985" calcext:value-type="float">
            <text:p/>
          </table:table-cell>
          <table:table-cell table:style-name="ce81" table:formula="of:=100*IF([.M36]=0;0;[.E36]/[.E35]-1)" office:value-type="float" office:value="-1.06766131275828" calcext:value-type="float">
            <text:p/>
          </table:table-cell>
          <table:table-cell table:style-name="ce11"/>
          <table:table-cell table:style-name="ce141" office:value-type="float" office:value="845" calcext:value-type="float">
            <text:p>845</text:p>
          </table:table-cell>
          <table:table-cell table:style-name="ce146" office:value-type="float" office:value="773" calcext:value-type="float">
            <text:p>773</text:p>
          </table:table-cell>
          <table:table-cell table:style-name="ce158" office:value-type="float" office:value="0.075" calcext:value-type="float">
            <text:p>0.075</text:p>
          </table:table-cell>
          <table:table-cell table:style-name="ce161"/>
          <table:table-cell table:style-name="ce21"/>
          <table:table-cell table:style-name="ce174" office:value-type="time" office:time-value="PT23H53M00S" calcext:value-type="time">
            <text:p>0.995138888888889</text:p>
          </table:table-cell>
          <table:table-cell table:style-name="ce178" office:value-type="date" office:date-value="2013-12-06" calcext:value-type="date">
            <text:p>41614</text:p>
          </table:table-cell>
          <table:table-cell table:style-name="ce11"/>
          <table:table-cell table:style-name="ce167" table:formula="of:=[.P35]+[.J36]" office:value-type="float" office:value="0" calcext:value-type="float">
            <text:p/>
          </table:table-cell>
          <table:table-cell table:style-name="ce187" table:formula="of:=1+[.P36]/([.C36]+[.$C$4])" office:value-type="float" office:value="1" calcext:value-type="float">
            <text:p/>
          </table:table-cell>
          <table:table-cell table:style-name="ce194" table:formula="of:=-[.P36]-[.C36]" office:value-type="float" office:value="-0.1245613" calcext:value-type="float">
            <text:p/>
          </table:table-cell>
          <table:table-cell table:style-name="ce11"/>
          <table:table-cell table:style-name="ce201" table:formula="of:=-[.J36]+[.T35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36]/(ABS([.P36])*[.H36]*[.$W$6])" office:value-type="string" office:string-value="" calcext:value-type="error">
            <text:p/>
          </table:table-cell>
          <table:table-cell table:style-name="ce223" table:formula="of:=[.P36]*[.H36]/[.E36]" office:value-type="float" office:value="0" calcext:value-type="float">
            <text:p/>
          </table:table-cell>
          <table:table-cell table:style-name="ce187" table:formula="of:=([.E36]*[.$X$6]-ABS([.T36])*[.H36])/[.H36]" office:value-type="float" office:value="0.319768042899408" calcext:value-type="float">
            <text:p/>
          </table:table-cell>
          <table:table-cell table:style-name="ce11"/>
          <table:table-cell table:style-name="ce141" table:formula="of:=[.H36]*(-[.$AB$6]*0.01+[.Q36])/[.Q36]" office:value-type="float" office:value="828.1" calcext:value-type="float">
            <text:p/>
          </table:table-cell>
          <table:table-cell table:style-name="ce235" table:formula="of:=-SIGN([.Q35])*([.I36]-[.H36])*[.J36]/([.C36]*[.I36])*100" office:value-type="float" office:value="5.60829866766899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6])+SIGN([.P35])=0;[.H36];([.H36]*[.J36]+[.AG35]*[.P35])/[.P36]);0)" office:value-type="float" office:value="0" calcext:value-type="float">
            <text:p/>
          </table:table-cell>
          <table:table-cell table:style-name="ce276" table:formula="of:=IF([.H36]=0;0;-([.H35]-[.H36])*[.P35])" office:value-type="float" office:value="1.65" calcext:value-type="float">
            <text:p/>
          </table:table-cell>
          <table:table-cell table:style-name="ce280" table:formula="of:=[.AH36]+[.AI35]-[.AJ35]" office:value-type="float" office:value="-0.375" calcext:value-type="float">
            <text:p/>
          </table:table-cell>
          <table:table-cell table:style-name="ce288" table:formula="of:=IF(OR([.P36]=0;SIGN([.P36])+SIGN([.P35])=0);(-[.H36]+[.AG35])*-[.P35];0)" office:value-type="float" office:value="-0.375" calcext:value-type="float">
            <text:p/>
          </table:table-cell>
          <table:table-cell table:style-name="ce297" table:formula="of:=[.AI36]/([.E36]-[.AI36])" office:value-type="float" office:value="-0.00345760428767273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.8273" calcext:value-type="float">
            <text:p>2.8273</text:p>
          </table:table-cell>
          <table:table-cell table:style-name="ce11"/>
          <table:table-cell table:style-name="ce326" table:number-matrix-columns-spanned="1" table:number-matrix-rows-spanned="1" table:formula="of:=SUM(IF([.$F$10:.$F36]*ABS(SIGN([.$J$10:.$J36]))&gt;0;1;0))/SUM(IF([.$F$10:.$F36]*ABS(SIGN([.$J$10:.$J36]))&lt;&gt;0;1;0))" office:value-type="float" office:value="0.333333333333333" calcext:value-type="float">
            <text:p/>
          </table:table-cell>
          <table:table-cell table:style-name="ce15" table:number-matrix-columns-spanned="1" table:number-matrix-rows-spanned="1" table:formula="of:=-SUM(IF([.$F$10:.$F36]*ABS(SIGN([.$J$10:.$J36]))&lt;0;[.$F$10:.$F36];0))/SUM(IF([.$F$10:.$F36]*ABS(SIGN([.$J$10:.$J36]))&lt;0;1;0))" office:value-type="float" office:value="1.04959441174824" calcext:value-type="float">
            <text:p/>
          </table:table-cell>
          <table:table-cell table:style-name="ce15" table:number-matrix-columns-spanned="1" table:number-matrix-rows-spanned="1" table:formula="of:=SUM(IF([.$F$10:.$F36]*ABS(SIGN([.$J$10:.$J36]))&gt;0;[.$F$10:.$F36];0))/SUM(IF([.$F$10:.$F36]*ABS(SIGN([.$J$10:.$J36]))&gt;0;1;0))/[.AU36]" office:value-type="float" office:value="8.71106850531957" calcext:value-type="float">
            <text:p/>
          </table:table-cell>
          <table:table-cell table:style-name="ce11"/>
          <table:table-cell table:style-name="ce337"/>
          <table:table-cell table:style-name="ce343" table:formula="of:=IF([.AX36]&lt;&gt;&quot;&quot;;[.AY35]-[.AX36];[.AY35])-[.L36]*[.H3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0"/>
          <table:table-cell table:style-name="ce31" table:formula="of:=IF([.AQ37]=&quot;&quot;;[.C36]+[.L37]+[.B37];[.AQ37])" office:value-type="float" office:value="0.1245613" calcext:value-type="float">
            <text:p/>
          </table:table-cell>
          <table:table-cell table:style-name="ce40" table:formula="of:=IF([.AR37]&lt;&gt;&quot;&quot;;[.AR37];[.D36]+[.AX37])" office:value-type="float" office:value="2.4757943" calcext:value-type="float">
            <text:p/>
          </table:table-cell>
          <table:table-cell table:style-name="ce48" table:formula="of:=IF([.H37]=0;[.E36];[.D37]+[.C37]*[.H37]+[.AY37]+[.AI37]-[.AJ37])" office:value-type="float" office:value="98.704381002" calcext:value-type="float">
            <text:p/>
          </table:table-cell>
          <table:table-cell table:style-name="ce82" table:formula="of:=100*IF([.M37]=0;0;[.E37]/[.E36]-1)" office:value-type="float" office:value="-8.6760536743912" calcext:value-type="float">
            <text:p/>
          </table:table-cell>
          <table:table-cell table:style-name="ce11"/>
          <table:table-cell table:style-name="ce141" office:value-type="float" office:value="772.54" calcext:value-type="float">
            <text:p>772.54</text:p>
          </table:table-cell>
          <table:table-cell table:style-name="ce146" office:value-type="float" office:value="805" calcext:value-type="float">
            <text:p>805</text:p>
          </table:table-cell>
          <table:table-cell table:style-name="ce158" office:value-type="float" office:value="-0.13" calcext:value-type="float">
            <text:p>-0.13</text:p>
          </table:table-cell>
          <table:table-cell table:style-name="ce161"/>
          <table:table-cell table:style-name="ce21"/>
          <table:table-cell table:style-name="ce174" office:value-type="time" office:time-value="PT04H21M00S" calcext:value-type="time">
            <text:p>0.18125</text:p>
          </table:table-cell>
          <table:table-cell table:style-name="ce178" office:value-type="date" office:date-value="2013-12-07" calcext:value-type="date">
            <text:p>41615</text:p>
          </table:table-cell>
          <table:table-cell table:style-name="ce11"/>
          <table:table-cell table:style-name="ce167" table:formula="of:=[.P36]+[.J37]" office:value-type="float" office:value="-0.13" calcext:value-type="float">
            <text:p/>
          </table:table-cell>
          <table:table-cell table:style-name="ce187" table:formula="of:=1+[.P37]/([.C37]+[.$C$4])" office:value-type="float" office:value="0.393830029007565" calcext:value-type="float">
            <text:p/>
          </table:table-cell>
          <table:table-cell table:style-name="ce194" table:formula="of:=-[.P37]-[.C37]" office:value-type="float" office:value="0.0054387" calcext:value-type="float">
            <text:p/>
          </table:table-cell>
          <table:table-cell table:style-name="ce11"/>
          <table:table-cell table:style-name="ce201" table:formula="of:=-[.J37]+[.T36]" office:value-type="float" office:value="0.13" calcext:value-type="float">
            <text:p/>
          </table:table-cell>
          <table:table-cell table:style-name="ce210"/>
          <table:table-cell table:style-name="ce216"/>
          <table:table-cell table:style-name="ce219" table:formula="of:=[.E37]/(ABS([.P37])*[.H37]*[.$W$6])" office:value-type="float" office:value="9.82815736720628" calcext:value-type="float">
            <text:p/>
          </table:table-cell>
          <table:table-cell table:style-name="ce223" table:formula="of:=[.P37]*[.H37]/[.E37]" office:value-type="float" office:value="-1.01748472540408" calcext:value-type="float">
            <text:p/>
          </table:table-cell>
          <table:table-cell table:style-name="ce187" table:formula="of:=([.E37]*[.$X$6]-ABS([.T37])*[.H37])/[.H37]" office:value-type="float" office:value="0.189415114434204" calcext:value-type="float">
            <text:p/>
          </table:table-cell>
          <table:table-cell table:style-name="ce11"/>
          <table:table-cell table:style-name="ce141" table:formula="of:=[.H37]*(-[.$AB$6]*0.01+[.Q37])/[.Q37]" office:value-type="float" office:value="733.307846883247" calcext:value-type="float">
            <text:p/>
          </table:table-cell>
          <table:table-cell table:style-name="ce235" table:formula="of:=-SIGN([.Q36])*([.I37]-[.H37])*[.J37]/([.C37]*[.I37])*100" office:value-type="float" office:value="4.20835972139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7])+SIGN([.P36])=0;[.H37];([.H37]*[.J37]+[.AG36]*[.P36])/[.P37]);0)" office:value-type="float" office:value="772.54" calcext:value-type="float">
            <text:p/>
          </table:table-cell>
          <table:table-cell table:style-name="ce276" table:formula="of:=IF([.H37]=0;0;-([.H36]-[.H37])*[.P36])" office:value-type="float" office:value="-0" calcext:value-type="float">
            <text:p/>
          </table:table-cell>
          <table:table-cell table:style-name="ce280" table:formula="of:=[.AH37]+[.AI36]-[.AJ36]" office:value-type="float" office:value="0" calcext:value-type="float">
            <text:p/>
          </table:table-cell>
          <table:table-cell table:style-name="ce286" table:formula="of:=IF(OR([.P37]=0;SIGN([.P37])+SIGN([.P36])=0);(-[.H37]+[.AG36])*-[.P36];0)" office:value-type="float" office:value="0" calcext:value-type="float">
            <text:p/>
          </table:table-cell>
          <table:table-cell table:style-name="ce295" table:formula="of:=[.AI37]/([.E37]-[.AI3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.4757943" calcext:value-type="float">
            <text:p>2.4757943</text:p>
          </table:table-cell>
          <table:table-cell table:style-name="ce11"/>
          <table:table-cell table:style-name="ce326" table:number-matrix-columns-spanned="1" table:number-matrix-rows-spanned="1" table:formula="of:=SUM(IF([.$F$10:.$F37]*ABS(SIGN([.$J$10:.$J37]))&gt;0;1;0))/SUM(IF([.$F$10:.$F37]*ABS(SIGN([.$J$10:.$J37]))&lt;&gt;0;1;0))" office:value-type="float" office:value="0.32" calcext:value-type="float">
            <text:p/>
          </table:table-cell>
          <table:table-cell table:style-name="ce15" table:number-matrix-columns-spanned="1" table:number-matrix-rows-spanned="1" table:formula="of:=-SUM(IF([.$F$10:.$F37]*ABS(SIGN([.$J$10:.$J37]))&lt;0;[.$F$10:.$F37];0))/SUM(IF([.$F$10:.$F37]*ABS(SIGN([.$J$10:.$J37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37]*ABS(SIGN([.$J$10:.$J37]))&gt;0;[.$F$10:.$F37];0))/SUM(IF([.$F$10:.$F37]*ABS(SIGN([.$J$10:.$J37]))&gt;0;1;0))/[.AU37]" office:value-type="float" office:value="6.10267644939092" calcext:value-type="float">
            <text:p/>
          </table:table-cell>
          <table:table-cell table:style-name="ce11"/>
          <table:table-cell table:style-name="ce337"/>
          <table:table-cell table:style-name="ce343" table:formula="of:=IF([.AX37]&lt;&gt;&quot;&quot;;[.AY36]-[.AX37];[.AY36])-[.L37]*[.H3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8]=&quot;&quot;;[.C37]+[.L38]+[.B38];[.AQ38])" office:value-type="float" office:value="0.1245613" calcext:value-type="float">
            <text:p/>
          </table:table-cell>
          <table:table-cell table:style-name="ce40" table:formula="of:=IF([.AR38]&lt;&gt;&quot;&quot;;[.AR38];[.D37]+[.AX38])" office:value-type="float" office:value="2.3855543" calcext:value-type="float">
            <text:p/>
          </table:table-cell>
          <table:table-cell table:style-name="ce48" table:formula="of:=IF([.H38]=0;[.E37];[.D38]+[.C38]*[.H38]+[.AY38]+[.AI38]-[.AJ38])" office:value-type="float" office:value="98.7258519" calcext:value-type="float">
            <text:p/>
          </table:table-cell>
          <table:table-cell table:style-name="ce83" table:formula="of:=100*IF([.M38]=0;0;[.E38]/[.E37]-1)" office:value-type="float" office:value="0.0217527305090393" calcext:value-type="float">
            <text:p/>
          </table:table-cell>
          <table:table-cell table:style-name="ce11"/>
          <table:table-cell table:style-name="ce141" office:value-type="float" office:value="752" calcext:value-type="float">
            <text:p>752</text:p>
          </table:table-cell>
          <table:table-cell table:style-name="ce146"/>
          <table:table-cell table:style-name="ce158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04H37M00S" calcext:value-type="time">
            <text:p>0.192361111111111</text:p>
          </table:table-cell>
          <table:table-cell table:style-name="ce178" office:value-type="date" office:date-value="2013-12-07" calcext:value-type="date">
            <text:p>41615</text:p>
          </table:table-cell>
          <table:table-cell table:style-name="ce11"/>
          <table:table-cell table:style-name="ce167" table:formula="of:=[.P37]+[.J38]" office:value-type="float" office:value="-0.23" calcext:value-type="float">
            <text:p/>
          </table:table-cell>
          <table:table-cell table:style-name="ce187" table:formula="of:=1+[.P38]/([.C38]+[.$C$4])" office:value-type="float" office:value="-0.0724545640635397" calcext:value-type="float">
            <text:p/>
          </table:table-cell>
          <table:table-cell table:style-name="ce194" table:formula="of:=-[.P38]-[.C38]" office:value-type="float" office:value="0.1054387" calcext:value-type="float">
            <text:p/>
          </table:table-cell>
          <table:table-cell table:style-name="ce11"/>
          <table:table-cell table:style-name="ce201" table:formula="of:=-[.J38]+[.T37]" office:value-type="float" office:value="0.23" calcext:value-type="float">
            <text:p/>
          </table:table-cell>
          <table:table-cell table:style-name="ce210"/>
          <table:table-cell table:style-name="ce216"/>
          <table:table-cell table:style-name="ce219" table:formula="of:=[.E38]/(ABS([.P38])*[.H38]*[.$W$6])" office:value-type="float" office:value="5.70801641419981" calcext:value-type="float">
            <text:p/>
          </table:table-cell>
          <table:table-cell table:style-name="ce223" table:formula="of:=[.P38]*[.H38]/[.E38]" office:value-type="float" office:value="-1.75192208192027" calcext:value-type="float">
            <text:p/>
          </table:table-cell>
          <table:table-cell table:style-name="ce187" table:formula="of:=([.E38]*[.$X$6]-ABS([.T38])*[.H38])/[.H38]" office:value-type="float" office:value="0.0982109438164893" calcext:value-type="float">
            <text:p/>
          </table:table-cell>
          <table:table-cell table:style-name="ce11"/>
          <table:table-cell table:style-name="ce141" table:formula="of:=[.H38]*(-[.$AB$6]*0.01+[.Q38])/[.Q38]" office:value-type="float" office:value="959.578365757753" calcext:value-type="float">
            <text:p/>
          </table:table-cell>
          <table:table-cell table:style-name="ce235" table:formula="of:=-SIGN([.Q37])*([.I38]-[.H38])*[.J38]/([.C38]*[.I38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8])+SIGN([.P37])=0;[.H38];([.H38]*[.J38]+[.AG37]*[.P37])/[.P38]);0)" office:value-type="float" office:value="763.609565217391" calcext:value-type="float">
            <text:p/>
          </table:table-cell>
          <table:table-cell table:style-name="ce276" table:formula="of:=IF([.H38]=0;0;-([.H37]-[.H38])*[.P37])" office:value-type="float" office:value="2.6702" calcext:value-type="float">
            <text:p/>
          </table:table-cell>
          <table:table-cell table:style-name="ce280" table:formula="of:=[.AH38]+[.AI37]-[.AJ37]" office:value-type="float" office:value="2.6702" calcext:value-type="float">
            <text:p/>
          </table:table-cell>
          <table:table-cell table:style-name="ce286" table:formula="of:=IF(OR([.P38]=0;SIGN([.P38])+SIGN([.P37])=0);(-[.H38]+[.AG37])*-[.P37];0)" office:value-type="float" office:value="0" calcext:value-type="float">
            <text:p/>
          </table:table-cell>
          <table:table-cell table:style-name="ce295" table:formula="of:=[.AI38]/([.E38]-[.AI38])" office:value-type="float" office:value="0.0277984683585287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.3855543" calcext:value-type="float">
            <text:p>2.3855543</text:p>
          </table:table-cell>
          <table:table-cell table:style-name="ce11"/>
          <table:table-cell table:style-name="ce326" table:number-matrix-columns-spanned="1" table:number-matrix-rows-spanned="1" table:formula="of:=SUM(IF([.$F$10:.$F38]*ABS(SIGN([.$J$10:.$J38]))&gt;0;1;0))/SUM(IF([.$F$10:.$F38]*ABS(SIGN([.$J$10:.$J38]))&lt;&gt;0;1;0))" office:value-type="float" office:value="0.346153846153846" calcext:value-type="float">
            <text:p/>
          </table:table-cell>
          <table:table-cell table:style-name="ce15" table:number-matrix-columns-spanned="1" table:number-matrix-rows-spanned="1" table:formula="of:=-SUM(IF([.$F$10:.$F38]*ABS(SIGN([.$J$10:.$J38]))&lt;0;[.$F$10:.$F38];0))/SUM(IF([.$F$10:.$F38]*ABS(SIGN([.$J$10:.$J38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38]*ABS(SIGN([.$J$10:.$J38]))&gt;0;[.$F$10:.$F38];0))/SUM(IF([.$F$10:.$F38]*ABS(SIGN([.$J$10:.$J38]))&gt;0;1;0))/[.AU38]" office:value-type="float" office:value="5.42621452721322" calcext:value-type="float">
            <text:p/>
          </table:table-cell>
          <table:table-cell table:style-name="ce11"/>
          <table:table-cell table:style-name="ce337"/>
          <table:table-cell table:style-name="ce343" table:formula="of:=IF([.AX38]&lt;&gt;&quot;&quot;;[.AY37]-[.AX38];[.AY37])-[.L38]*[.H3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39]=&quot;&quot;;[.C38]+[.L39]+[.B39];[.AQ39])" office:value-type="float" office:value="0.1245613" calcext:value-type="float">
            <text:p/>
          </table:table-cell>
          <table:table-cell table:style-name="ce40" table:formula="of:=IF([.AR39]&lt;&gt;&quot;&quot;;[.AR39];[.D38]+[.AX39])" office:value-type="float" office:value="11.8361543" calcext:value-type="float">
            <text:p/>
          </table:table-cell>
          <table:table-cell table:style-name="ce48" table:formula="of:=IF([.H39]=0;[.E38];[.D39]+[.C39]*[.H39]+[.AY39]+[.AI39]-[.AJ39])" office:value-type="float" office:value="101.5202903" calcext:value-type="float">
            <text:p/>
          </table:table-cell>
          <table:table-cell table:style-name="ce84" table:formula="of:=100*IF([.M39]=0;0;[.E39]/[.E38]-1)" office:value-type="float" office:value="2.83050320277864" calcext:value-type="float">
            <text:p/>
          </table:table-cell>
          <table:table-cell table:style-name="ce11"/>
          <table:table-cell table:style-name="ce141" office:value-type="float" office:value="720" calcext:value-type="float">
            <text:p>720</text:p>
          </table:table-cell>
          <table:table-cell table:style-name="ce146"/>
          <table:table-cell table:style-name="ce158" office:value-type="float" office:value="0.23" calcext:value-type="float">
            <text:p>0.23</text:p>
          </table:table-cell>
          <table:table-cell table:style-name="ce161"/>
          <table:table-cell table:style-name="ce166"/>
          <table:table-cell table:style-name="ce174" office:value-type="time" office:time-value="PT06H47M00S" calcext:value-type="time">
            <text:p>0.282638888888889</text:p>
          </table:table-cell>
          <table:table-cell table:style-name="ce178" office:value-type="date" office:date-value="2013-12-07" calcext:value-type="date">
            <text:p>41615</text:p>
          </table:table-cell>
          <table:table-cell table:style-name="ce11"/>
          <table:table-cell table:style-name="ce167" table:formula="of:=[.P38]+[.J39]" office:value-type="float" office:value="0" calcext:value-type="float">
            <text:p/>
          </table:table-cell>
          <table:table-cell table:style-name="ce187" table:formula="of:=1+[.P39]/([.C39]+[.$C$4])" office:value-type="float" office:value="1" calcext:value-type="float">
            <text:p/>
          </table:table-cell>
          <table:table-cell table:style-name="ce194" table:formula="of:=-[.P39]-[.C39]" office:value-type="float" office:value="-0.1245613" calcext:value-type="float">
            <text:p/>
          </table:table-cell>
          <table:table-cell table:style-name="ce11"/>
          <table:table-cell table:style-name="ce201" table:formula="of:=-[.J39]+[.T38]" office:value-type="float" office:value="0" calcext:value-type="float">
            <text:p/>
          </table:table-cell>
          <table:table-cell table:style-name="ce210"/>
          <table:table-cell table:style-name="ce216"/>
          <table:table-cell table:style-name="ce219" table:formula="of:=[.E39]/(ABS([.P39])*[.H39]*[.$W$6])" office:value-type="string" office:string-value="" calcext:value-type="error">
            <text:p/>
          </table:table-cell>
          <table:table-cell table:style-name="ce223" table:formula="of:=[.P39]*[.H39]/[.E39]" office:value-type="float" office:value="0" calcext:value-type="float">
            <text:p/>
          </table:table-cell>
          <table:table-cell table:style-name="ce187" table:formula="of:=([.E39]*[.$X$6]-ABS([.T39])*[.H39])/[.H39]" office:value-type="float" office:value="0.352501007986111" calcext:value-type="float">
            <text:p/>
          </table:table-cell>
          <table:table-cell table:style-name="ce11"/>
          <table:table-cell table:style-name="ce141" table:formula="of:=[.H39]*(-[.$AB$6]*0.01+[.Q39])/[.Q39]" office:value-type="float" office:value="705.6" calcext:value-type="float">
            <text:p/>
          </table:table-cell>
          <table:table-cell table:style-name="ce235" table:formula="of:=-SIGN([.Q38])*([.I39]-[.H39])*[.J39]/([.C39]*[.I39])*100" office:value-type="string" office:string-value="" calcext:value-type="error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8" table:formula="of:=IFERROR(IF(SIGN([.P39])+SIGN([.P38])=0;[.H39];([.H39]*[.J39]+[.AG38]*[.P38])/[.P39]);0)" office:value-type="float" office:value="0" calcext:value-type="float">
            <text:p/>
          </table:table-cell>
          <table:table-cell table:style-name="ce276" table:formula="of:=IF([.H39]=0;0;-([.H38]-[.H39])*[.P38])" office:value-type="float" office:value="7.36" calcext:value-type="float">
            <text:p/>
          </table:table-cell>
          <table:table-cell table:style-name="ce280" table:formula="of:=[.AH39]+[.AI38]-[.AJ38]" office:value-type="float" office:value="10.0302" calcext:value-type="float">
            <text:p/>
          </table:table-cell>
          <table:table-cell table:style-name="ce286" table:formula="of:=IF(OR([.P39]=0;SIGN([.P39])+SIGN([.P38])=0);(-[.H39]+[.AG38])*-[.P38];0)" office:value-type="float" office:value="10.0302" calcext:value-type="float">
            <text:p/>
          </table:table-cell>
          <table:table-cell table:style-name="ce295" table:formula="of:=[.AI39]/([.E39]-[.AI39])" office:value-type="float" office:value="0.10963154552706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1.8361543" calcext:value-type="float">
            <text:p>11.8361543</text:p>
          </table:table-cell>
          <table:table-cell table:style-name="ce11"/>
          <table:table-cell table:style-name="ce326" table:number-matrix-columns-spanned="1" table:number-matrix-rows-spanned="1" table:formula="of:=SUM(IF([.$F$10:.$F39]*ABS(SIGN([.$J$10:.$J39]))&gt;0;1;0))/SUM(IF([.$F$10:.$F39]*ABS(SIGN([.$J$10:.$J39]))&lt;&gt;0;1;0))" office:value-type="float" office:value="0.37037037037037" calcext:value-type="float">
            <text:p/>
          </table:table-cell>
          <table:table-cell table:style-name="ce15" table:number-matrix-columns-spanned="1" table:number-matrix-rows-spanned="1" table:formula="of:=-SUM(IF([.$F$10:.$F39]*ABS(SIGN([.$J$10:.$J39]))&lt;0;[.$F$10:.$F39];0))/SUM(IF([.$F$10:.$F39]*ABS(SIGN([.$J$10:.$J39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39]*ABS(SIGN([.$J$10:.$J39]))&gt;0;[.$F$10:.$F39];0))/SUM(IF([.$F$10:.$F39]*ABS(SIGN([.$J$10:.$J39]))&gt;0;1;0))/[.AU39]" office:value-type="float" office:value="5.07251878186391" calcext:value-type="float">
            <text:p/>
          </table:table-cell>
          <table:table-cell table:style-name="ce11"/>
          <table:table-cell table:style-name="ce337"/>
          <table:table-cell table:style-name="ce343" table:formula="of:=IF([.AX39]&lt;&gt;&quot;&quot;;[.AY38]-[.AX39];[.AY38])-[.L39]*[.H3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40]=&quot;&quot;;[.C39]+[.L40]+[.B40];[.AQ40])" office:value-type="float" office:value="0.1245613" calcext:value-type="float">
            <text:p/>
          </table:table-cell>
          <table:table-cell table:style-name="ce40" table:formula="of:=IF([.AR40]&lt;&gt;&quot;&quot;;[.AR40];[.D39]+[.AX40])" office:value-type="float" office:value="11.6824943" calcext:value-type="float">
            <text:p/>
          </table:table-cell>
          <table:table-cell table:style-name="ce48" table:formula="of:=IF([.H40]=0;[.E39];[.D40]+[.C40]*[.H40]+[.AY40]+[.AI40]-[.AJ40])" office:value-type="float" office:value="134.3753748" calcext:value-type="float">
            <text:p/>
          </table:table-cell>
          <table:table-cell table:style-name="ce85" table:formula="of:=100*IF([.M40]=0;0;[.E40]/[.E39]-1)" office:value-type="float" office:value="32.3630718577644" calcext:value-type="float">
            <text:p/>
          </table:table-cell>
          <table:table-cell table:style-name="ce11"/>
          <table:table-cell table:style-name="ce141" office:value-type="float" office:value="985" calcext:value-type="float">
            <text:p>985</text:p>
          </table:table-cell>
          <table:table-cell table:style-name="ce146" office:value-type="float" office:value="1015" calcext:value-type="float">
            <text:p>1015</text:p>
          </table:table-cell>
          <table:table-cell table:style-name="ce158" office:value-type="float" office:value="-0.13" calcext:value-type="float">
            <text:p>-0.13</text:p>
          </table:table-cell>
          <table:table-cell table:style-name="ce161"/>
          <table:table-cell table:style-name="ce166"/>
          <table:table-cell table:style-name="ce174" office:value-type="time" office:time-value="PT23H47M00S" calcext:value-type="time">
            <text:p>0.990972222222222</text:p>
          </table:table-cell>
          <table:table-cell table:style-name="ce178" office:value-type="date" office:date-value="2013-12-10" calcext:value-type="date">
            <text:p>41618</text:p>
          </table:table-cell>
          <table:table-cell table:style-name="ce11"/>
          <table:table-cell table:style-name="ce167" table:formula="of:=[.P39]+[.J40]" office:value-type="float" office:value="-0.13" calcext:value-type="float">
            <text:p/>
          </table:table-cell>
          <table:table-cell table:style-name="ce187" table:formula="of:=1+[.P40]/([.C40]+[.$C$4])" office:value-type="float" office:value="0.393830029007565" calcext:value-type="float">
            <text:p/>
          </table:table-cell>
          <table:table-cell table:style-name="ce194" table:formula="of:=-[.P40]-[.C40]" office:value-type="float" office:value="0.0054387" calcext:value-type="float">
            <text:p/>
          </table:table-cell>
          <table:table-cell table:style-name="ce11"/>
          <table:table-cell table:style-name="ce201" table:formula="of:=-[.J40]+[.T39]" office:value-type="float" office:value="0.13" calcext:value-type="float">
            <text:p/>
          </table:table-cell>
          <table:table-cell table:style-name="ce209"/>
          <table:table-cell table:style-name="ce216"/>
          <table:table-cell table:style-name="ce219" table:formula="of:=[.E40]/(ABS([.P40])*[.H40]*[.$W$6])" office:value-type="float" office:value="10.4939769465053" calcext:value-type="float">
            <text:p/>
          </table:table-cell>
          <table:table-cell table:style-name="ce223" table:formula="of:=[.P40]*[.H40]/[.E40]" office:value-type="float" office:value="-0.952927574643684" calcext:value-type="float">
            <text:p/>
          </table:table-cell>
          <table:table-cell table:style-name="ce187" table:formula="of:=([.E40]*[.$X$6]-ABS([.T40])*[.H40])/[.H40]" office:value-type="float" office:value="0.211054250761421" calcext:value-type="float">
            <text:p/>
          </table:table-cell>
          <table:table-cell table:style-name="ce11"/>
          <table:table-cell table:style-name="ce141" table:formula="of:=[.H40]*(-[.$AB$6]*0.01+[.Q40])/[.Q40]" office:value-type="float" office:value="934.978420767855" calcext:value-type="float">
            <text:p/>
          </table:table-cell>
          <table:table-cell table:style-name="ce235" table:formula="of:=-SIGN([.Q39])*([.I40]-[.H40])*[.J40]/([.C40]*[.I40])*100" office:value-type="float" office:value="3.0847177510348" calcext:value-type="float">
            <text:p/>
          </table:table-cell>
          <table:table-cell table:style-name="ce157"/>
          <table:table-cell table:style-name="ce253"/>
          <table:table-cell table:style-name="ce260"/>
          <table:table-cell table:style-name="ce11"/>
          <table:table-cell table:style-name="ce269" table:formula="of:=IFERROR(IF(SIGN([.P40])+SIGN([.P39])=0;[.H40];([.H40]*[.J40]+[.AG39]*[.P39])/[.P40]);0)" office:value-type="float" office:value="985" calcext:value-type="float">
            <text:p/>
          </table:table-cell>
          <table:table-cell table:style-name="ce276" table:formula="of:=IF([.H40]=0;0;-([.H39]-[.H40])*[.P39])" office:value-type="float" office:value="0" calcext:value-type="float">
            <text:p/>
          </table:table-cell>
          <table:table-cell table:style-name="ce280" table:formula="of:=[.AH40]+[.AI39]-[.AJ39]" office:value-type="float" office:value="0" calcext:value-type="float">
            <text:p/>
          </table:table-cell>
          <table:table-cell table:style-name="ce286" table:formula="of:=IF(OR([.P40]=0;SIGN([.P40])+SIGN([.P39])=0);(-[.H40]+[.AG39])*-[.P39];0)" office:value-type="float" office:value="0" calcext:value-type="float">
            <text:p/>
          </table:table-cell>
          <table:table-cell table:style-name="ce295" table:formula="of:=[.AI40]/([.E40]-[.AI40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1.6824943" calcext:value-type="float">
            <text:p>11.6824943</text:p>
          </table:table-cell>
          <table:table-cell table:style-name="ce11"/>
          <table:table-cell table:style-name="ce326" table:number-matrix-columns-spanned="1" table:number-matrix-rows-spanned="1" table:formula="of:=SUM(IF([.$F$10:.$F40]*ABS(SIGN([.$J$10:.$J40]))&gt;0;1;0))/SUM(IF([.$F$10:.$F40]*ABS(SIGN([.$J$10:.$J40]))&lt;&gt;0;1;0))" office:value-type="float" office:value="0.392857142857143" calcext:value-type="float">
            <text:p/>
          </table:table-cell>
          <table:table-cell table:style-name="ce15" table:number-matrix-columns-spanned="1" table:number-matrix-rows-spanned="1" table:formula="of:=-SUM(IF([.$F$10:.$F40]*ABS(SIGN([.$J$10:.$J40]))&lt;0;[.$F$10:.$F40];0))/SUM(IF([.$F$10:.$F40]*ABS(SIGN([.$J$10:.$J40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40]*ABS(SIGN([.$J$10:.$J40]))&gt;0;[.$F$10:.$F40];0))/SUM(IF([.$F$10:.$F40]*ABS(SIGN([.$J$10:.$J40]))&gt;0;1;0))/[.AU40]" office:value-type="float" office:value="6.57512284599588" calcext:value-type="float">
            <text:p/>
          </table:table-cell>
          <table:table-cell table:style-name="ce11"/>
          <table:table-cell table:style-name="ce337"/>
          <table:table-cell table:style-name="ce343" table:formula="of:=IF([.AX40]&lt;&gt;&quot;&quot;;[.AY39]-[.AX40];[.AY39])-[.L40]*[.H4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41]=&quot;&quot;;[.C40]+[.L41]+[.B41];[.AQ41])" office:value-type="float" office:value="0.1245613" calcext:value-type="float">
            <text:p/>
          </table:table-cell>
          <table:table-cell table:style-name="ce40" table:formula="of:=IF([.AR41]&lt;&gt;&quot;&quot;;[.AR41];[.D40]+[.AX41])" office:value-type="float" office:value="11.6293943" calcext:value-type="float">
            <text:p/>
          </table:table-cell>
          <table:table-cell table:style-name="ce48" table:formula="of:=IF([.H41]=0;&quot;&quot;;[.D41]+[.C41]*[.H41]+[.AY41]+[.AI41]-[.AJ41])" office:value-type="float" office:value="134.8661448" calcext:value-type="float">
            <text:p/>
          </table:table-cell>
          <table:table-cell table:style-name="ce86" table:formula="of:=100*IF([.M41]=0;0;[.E41]/[.E40]-1)" office:value-type="float" office:value="0.365223167362649" calcext:value-type="float">
            <text:p/>
          </table:table-cell>
          <table:table-cell table:style-name="ce11"/>
          <table:table-cell table:style-name="ce141" office:value-type="float" office:value="885" calcext:value-type="float">
            <text:p>885</text:p>
          </table:table-cell>
          <table:table-cell table:style-name="ce146" office:value-type="float" office:value="835" calcext:value-type="float">
            <text:p>835</text:p>
          </table:table-cell>
          <table:table-cell table:style-name="ce158" office:value-type="float" office:value="0.05" calcext:value-type="float">
            <text:p>0.05</text:p>
          </table:table-cell>
          <table:table-cell table:style-name="ce161"/>
          <table:table-cell table:style-name="ce166"/>
          <table:table-cell table:style-name="ce174" office:value-type="time" office:time-value="PT05H22M00S" calcext:value-type="time">
            <text:p>0.223611111111111</text:p>
          </table:table-cell>
          <table:table-cell table:style-name="ce178" office:value-type="date" office:date-value="2013-12-13" calcext:value-type="date">
            <text:p>41621</text:p>
          </table:table-cell>
          <table:table-cell table:style-name="ce11"/>
          <table:table-cell table:style-name="ce21" table:formula="of:=[.P40]+[.J41]" office:value-type="float" office:value="-0.08" calcext:value-type="float">
            <text:p/>
          </table:table-cell>
          <table:table-cell table:style-name="ce187" table:formula="of:=1+[.P41]/([.C41]+[.$C$4])" office:value-type="float" office:value="0.626972325543117" calcext:value-type="float">
            <text:p/>
          </table:table-cell>
          <table:table-cell table:style-name="ce194" table:formula="of:=-[.P41]-[.C41]" office:value-type="float" office:value="-0.0445613" calcext:value-type="float">
            <text:p/>
          </table:table-cell>
          <table:table-cell table:style-name="ce11"/>
          <table:table-cell table:style-name="ce201" table:formula="of:=-[.J41]+[.T40]" office:value-type="float" office:value="0.08" calcext:value-type="float">
            <text:p/>
          </table:table-cell>
          <table:table-cell table:style-name="ce209"/>
          <table:table-cell table:style-name="ce216"/>
          <table:table-cell table:style-name="ce219" table:formula="of:=[.E41]/(ABS([.P41])*[.H41]*[.$W$6])" office:value-type="float" office:value="19.0488905084746" calcext:value-type="float">
            <text:p/>
          </table:table-cell>
          <table:table-cell table:style-name="ce223" table:formula="of:=[.P41]*[.H41]/[.E41]" office:value-type="float" office:value="-0.524964957699302" calcext:value-type="float">
            <text:p/>
          </table:table-cell>
          <table:table-cell table:style-name="ce187" table:formula="of:=([.E41]*[.$X$6]-ABS([.T41])*[.H41])/[.H41]" office:value-type="float" office:value="0.300977810169492" calcext:value-type="float">
            <text:p/>
          </table:table-cell>
          <table:table-cell table:style-name="ce11"/>
          <table:table-cell table:style-name="ce228" table:formula="of:=[.H41]*(-[.$AB$6]*0.01+[.Q41])*[.I41]/([.Q41]*[.H41])" office:value-type="float" office:value="808.36405560559" calcext:value-type="float">
            <text:p/>
          </table:table-cell>
          <table:table-cell table:style-name="ce236" table:formula="of:=([.H41]-[.I41])*[.R41]/[.E41]*100*SIGN([.I41])" office:value-type="float" office:value="-1.65205656564449" calcext:value-type="float">
            <text:p/>
          </table:table-cell>
          <table:table-cell table:style-name="ce244" table:formula="of:=[.E41]*[.$AB$6]*0.01/([.H41]-[.I41])" office:value-type="float" office:value="0.05394645792" calcext:value-type="float">
            <text:p/>
          </table:table-cell>
          <table:table-cell table:style-name="ce254" table:formula="of:=([.AG41]-[.H41])*[.$AD$6]*0.01+[.H41]" office:value-type="float" office:value="893.125" calcext:value-type="float">
            <text:p/>
          </table:table-cell>
          <table:table-cell table:style-name="ce260"/>
          <table:table-cell table:style-name="ce11"/>
          <table:table-cell table:style-name="ce269" table:formula="of:=IFERROR(IF(SIGN([.P41])+SIGN([.P40])=0;[.H41];([.H41]*[.J41]+[.AG40]*[.P40])/[.P41]);0)" office:value-type="float" office:value="1047.5" calcext:value-type="float">
            <text:p/>
          </table:table-cell>
          <table:table-cell table:style-name="ce276" table:formula="of:=IF([.H41]=0;0;-([.H40]-[.H41])*[.P40])" office:value-type="float" office:value="13" calcext:value-type="float">
            <text:p/>
          </table:table-cell>
          <table:table-cell table:style-name="ce280" table:formula="of:=[.AH41]+[.AI40]-[.AJ40]" office:value-type="float" office:value="13" calcext:value-type="float">
            <text:p/>
          </table:table-cell>
          <table:table-cell table:style-name="ce286" table:formula="of:=IF(OR([.P41]=0;SIGN([.P41])+SIGN([.P40])=0);(-[.H41]+[.AG40])*-[.P40];0)" office:value-type="float" office:value="0" calcext:value-type="float">
            <text:p/>
          </table:table-cell>
          <table:table-cell table:style-name="ce295" table:formula="of:=[.AI41]/([.E41]-[.AI41])" office:value-type="float" office:value="0.10667441742195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1.6293943" calcext:value-type="float">
            <text:p>11.6293943</text:p>
          </table:table-cell>
          <table:table-cell table:style-name="ce11"/>
          <table:table-cell table:style-name="ce326" table:number-matrix-columns-spanned="1" table:number-matrix-rows-spanned="1" table:formula="of:=SUM(IF([.$F$10:.$F41]*ABS(SIGN([.$J$10:.$J41]))&gt;0;1;0))/SUM(IF([.$F$10:.$F41]*ABS(SIGN([.$J$10:.$J41]))&lt;&gt;0;1;0))" office:value-type="float" office:value="0.413793103448276" calcext:value-type="float">
            <text:p/>
          </table:table-cell>
          <table:table-cell table:style-name="ce15" table:number-matrix-columns-spanned="1" table:number-matrix-rows-spanned="1" table:formula="of:=-SUM(IF([.$F$10:.$F41]*ABS(SIGN([.$J$10:.$J41]))&lt;0;[.$F$10:.$F41];0))/SUM(IF([.$F$10:.$F41]*ABS(SIGN([.$J$10:.$J41]))&lt;0;1;0))" office:value-type="float" office:value="1.49820966249194" calcext:value-type="float">
            <text:p/>
          </table:table-cell>
          <table:table-cell table:style-name="ce15" table:number-matrix-columns-spanned="1" table:number-matrix-rows-spanned="1" table:formula="of:=SUM(IF([.$F$10:.$F41]*ABS(SIGN([.$J$10:.$J41]))&gt;0;[.$F$10:.$F41];0))/SUM(IF([.$F$10:.$F41]*ABS(SIGN([.$J$10:.$J41]))&gt;0;1;0))/[.AU41]" office:value-type="float" office:value="6.04751036457575" calcext:value-type="float">
            <text:p/>
          </table:table-cell>
          <table:table-cell table:style-name="ce11"/>
          <table:table-cell table:style-name="ce337"/>
          <table:table-cell table:style-name="ce343" table:formula="of:=IF([.AX41]&lt;&gt;&quot;&quot;;[.AY40]-[.AX41];[.AY40])-[.L41]*[.H4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42]=&quot;&quot;;[.C41]+[.L42]+[.B42];[.AQ42])" office:value-type="float" office:value="0.1245613" calcext:value-type="float">
            <text:p/>
          </table:table-cell>
          <table:table-cell table:style-name="ce40" table:formula="of:=IF([.AR42]&lt;&gt;&quot;&quot;;[.AR42];[.D41]+[.AX42])" office:value-type="float" office:value="24.5444343" calcext:value-type="float">
            <text:p/>
          </table:table-cell>
          <table:table-cell table:style-name="ce48" table:formula="of:=IF([.H42]=0;&quot;&quot;;[.D42]+[.C42]*[.H42]+[.AY42]+[.AI42]-[.AJ42])" office:value-type="float" office:value="134.7811848" calcext:value-type="float">
            <text:p/>
          </table:table-cell>
          <table:table-cell table:style-name="ce87" table:formula="of:=100*IF([.M42]=0;0;[.E42]/[.E41]-1)" office:value-type="float" office:value="-0.0629957949239368" calcext:value-type="float">
            <text:p/>
          </table:table-cell>
          <table:table-cell table:style-name="ce11"/>
          <table:table-cell table:style-name="ce142" office:value-type="float" office:value="885" calcext:value-type="float">
            <text:p>885</text:p>
          </table:table-cell>
          <table:table-cell table:style-name="ce146" office:value-type="float" office:value="855" calcext:value-type="float">
            <text:p>855</text:p>
          </table:table-cell>
          <table:table-cell table:style-name="ce158" office:value-type="float" office:value="0.08" calcext:value-type="float">
            <text:p>0.08</text:p>
          </table:table-cell>
          <table:table-cell table:style-name="ce161"/>
          <table:table-cell table:style-name="ce166"/>
          <table:table-cell table:style-name="ce174" office:value-type="time" office:time-value="PT15H15M00S" calcext:value-type="time">
            <text:p>0.635416666666667</text:p>
          </table:table-cell>
          <table:table-cell table:style-name="ce178" office:value-type="date" office:date-value="2013-12-13" calcext:value-type="date">
            <text:p>41621</text:p>
          </table:table-cell>
          <table:table-cell table:style-name="ce11"/>
          <table:table-cell table:style-name="ce21" table:formula="of:=[.P41]+[.J42]" office:value-type="float" office:value="0" calcext:value-type="float">
            <text:p/>
          </table:table-cell>
          <table:table-cell table:style-name="ce187" table:formula="of:=1+[.P42]/([.C42]+[.$C$4])" office:value-type="float" office:value="1" calcext:value-type="float">
            <text:p/>
          </table:table-cell>
          <table:table-cell table:style-name="ce194" table:formula="of:=-[.P42]-[.C42]" office:value-type="float" office:value="-0.1245613" calcext:value-type="float">
            <text:p/>
          </table:table-cell>
          <table:table-cell table:style-name="ce11"/>
          <table:table-cell table:style-name="ce201" table:formula="of:=-[.J42]+[.T41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42]/(ABS([.P42])*[.H42]*[.$W$6])" office:value-type="string" office:string-value="" calcext:value-type="error">
            <text:p/>
          </table:table-cell>
          <table:table-cell table:style-name="ce223" table:formula="of:=[.P42]*[.H42]/[.E42]" office:value-type="float" office:value="0" calcext:value-type="float">
            <text:p/>
          </table:table-cell>
          <table:table-cell table:style-name="ce187" table:formula="of:=([.E42]*[.$X$6]-ABS([.T42])*[.H42])/[.H42]" office:value-type="float" office:value="0.380737810169491" calcext:value-type="float">
            <text:p/>
          </table:table-cell>
          <table:table-cell table:style-name="ce11"/>
          <table:table-cell table:style-name="ce228" table:formula="of:=[.H42]*(-[.$AB$6]*0.01+[.Q42])*[.I42]/([.Q42]*[.H42])" office:value-type="float" office:value="837.9" calcext:value-type="float">
            <text:p/>
          </table:table-cell>
          <table:table-cell table:style-name="ce236" table:formula="of:=([.H42]-[.I42])*[.R42]/[.E42]*100*SIGN([.I42])" office:value-type="float" office:value="-2.77252274161638" calcext:value-type="float">
            <text:p/>
          </table:table-cell>
          <table:table-cell table:style-name="ce244" table:formula="of:=[.E42]*[.$AB$6]*0.01/([.H42]-[.I42])" office:value-type="float" office:value="0.0898541232" calcext:value-type="float">
            <text:p/>
          </table:table-cell>
          <table:table-cell table:style-name="ce255" table:formula="of:=IF([.H42]=&quot;&quot;;&quot;&quot;;[.H42]-0.01*[.$AD$6]*[.AI42]/[.P42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9" table:formula="of:=IFERROR(IF(SIGN([.P42])+SIGN([.P41])=0;[.H42];([.H42]*[.J42]+[.AG41]*[.P41])/[.P42]);0)" office:value-type="float" office:value="0" calcext:value-type="float">
            <text:p/>
          </table:table-cell>
          <table:table-cell table:style-name="ce276" table:formula="of:=IF([.H42]=0;0;-([.H41]-[.H42])*[.P41])" office:value-type="float" office:value="0" calcext:value-type="float">
            <text:p/>
          </table:table-cell>
          <table:table-cell table:style-name="ce280" table:formula="of:=[.AH42]+[.AI41]-[.AJ41]" office:value-type="float" office:value="13" calcext:value-type="float">
            <text:p/>
          </table:table-cell>
          <table:table-cell table:style-name="ce286" table:formula="of:=IF(OR([.P42]=0;SIGN([.P42])+SIGN([.P41])=0);(-[.H42]+[.AG41])*-[.P41];0)" office:value-type="float" office:value="13" calcext:value-type="float">
            <text:p/>
          </table:table-cell>
          <table:table-cell table:style-name="ce295" table:formula="of:=[.AI42]/([.E42]-[.AI42])" office:value-type="float" office:value="0.106748838265532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5444343" calcext:value-type="float">
            <text:p>24.5444343</text:p>
          </table:table-cell>
          <table:table-cell table:style-name="ce11"/>
          <table:table-cell table:style-name="ce326" table:number-matrix-columns-spanned="1" table:number-matrix-rows-spanned="1" table:formula="of:=SUM(IF([.$F$10:.$F42]*ABS(SIGN([.$J$10:.$J42]))&gt;0;1;0))/SUM(IF([.$F$10:.$F42]*ABS(SIGN([.$J$10:.$J42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42]*ABS(SIGN([.$J$10:.$J42]))&lt;0;[.$F$10:.$F42];0))/SUM(IF([.$F$10:.$F42]*ABS(SIGN([.$J$10:.$J42]))&lt;0;1;0))" office:value-type="float" office:value="1.41847555873816" calcext:value-type="float">
            <text:p/>
          </table:table-cell>
          <table:table-cell table:style-name="ce15" table:number-matrix-columns-spanned="1" table:number-matrix-rows-spanned="1" table:formula="of:=SUM(IF([.$F$10:.$F42]*ABS(SIGN([.$J$10:.$J42]))&gt;0;[.$F$10:.$F42];0))/SUM(IF([.$F$10:.$F42]*ABS(SIGN([.$J$10:.$J42]))&gt;0;1;0))/[.AU42]" office:value-type="float" office:value="6.38744771202647" calcext:value-type="float">
            <text:p/>
          </table:table-cell>
          <table:table-cell table:style-name="ce11"/>
          <table:table-cell table:style-name="ce337"/>
          <table:table-cell table:style-name="ce343" table:formula="of:=IF([.AX42]&lt;&gt;&quot;&quot;;[.AY41]-[.AX42];[.AY41])-[.L42]*[.H4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9"/>
          <table:table-cell table:style-name="ce31" table:formula="of:=IF([.AQ43]=&quot;&quot;;[.C42]+[.L43]+[.B43];[.AQ43])" office:value-type="float" office:value="0.1245613" calcext:value-type="float">
            <text:p/>
          </table:table-cell>
          <table:table-cell table:style-name="ce40" table:formula="of:=IF([.AR43]&lt;&gt;&quot;&quot;;[.AR43];[.D42]+[.AX43])" office:value-type="float" office:value="24.4623543" calcext:value-type="float">
            <text:p/>
          </table:table-cell>
          <table:table-cell table:style-name="ce48" table:formula="of:=IF([.H43]=0;&quot;&quot;;[.D43]+[.C43]*[.H43]+[.AY43]+[.AI43]-[.AJ43])" office:value-type="float" office:value="130.9622658" calcext:value-type="float">
            <text:p/>
          </table:table-cell>
          <table:table-cell table:style-name="ce88" table:formula="of:=100*IF([.M43]=0;0;[.E43]/[.E42]-1)" office:value-type="float" office:value="-2.83342144949" calcext:value-type="float">
            <text:p/>
          </table:table-cell>
          <table:table-cell table:style-name="ce11"/>
          <table:table-cell table:style-name="ce141" office:value-type="float" office:value="855" calcext:value-type="float">
            <text:p>855</text:p>
          </table:table-cell>
          <table:table-cell table:style-name="ce146"/>
          <table:table-cell table:style-name="ce158" office:value-type="float" office:value="-0.08" calcext:value-type="float">
            <text:p>-0.08</text:p>
          </table:table-cell>
          <table:table-cell table:style-name="ce161"/>
          <table:table-cell table:style-name="ce166"/>
          <table:table-cell table:style-name="ce174" office:value-type="time" office:time-value="PT19H57M00S" calcext:value-type="time">
            <text:p>0.83125</text:p>
          </table:table-cell>
          <table:table-cell table:style-name="ce178" office:value-type="date" office:date-value="2013-12-13" calcext:value-type="date">
            <text:p>41621</text:p>
          </table:table-cell>
          <table:table-cell table:style-name="ce11"/>
          <table:table-cell table:style-name="ce167" table:formula="of:=[.P42]+[.J43]" office:value-type="float" office:value="-0.08" calcext:value-type="float">
            <text:p/>
          </table:table-cell>
          <table:table-cell table:style-name="ce187" table:formula="of:=1+[.P43]/([.C43]+[.$C$4])" office:value-type="float" office:value="0.626972325543117" calcext:value-type="float">
            <text:p/>
          </table:table-cell>
          <table:table-cell table:style-name="ce194" table:formula="of:=-[.P43]-[.C43]" office:value-type="float" office:value="-0.0445613" calcext:value-type="float">
            <text:p/>
          </table:table-cell>
          <table:table-cell table:style-name="ce11"/>
          <table:table-cell table:style-name="ce201" table:formula="of:=-[.J43]+[.T42]" office:value-type="float" office:value="0.08" calcext:value-type="float">
            <text:p/>
          </table:table-cell>
          <table:table-cell table:style-name="ce209"/>
          <table:table-cell table:style-name="ce216"/>
          <table:table-cell table:style-name="ce219" table:formula="of:=[.E43]/(ABS([.P43])*[.H43]*[.$W$6])" office:value-type="float" office:value="19.1465300877193" calcext:value-type="float">
            <text:p/>
          </table:table-cell>
          <table:table-cell table:style-name="ce223" table:formula="of:=[.P43]*[.H43]/[.E43]" office:value-type="float" office:value="-0.522287848199401" calcext:value-type="float">
            <text:p/>
          </table:table-cell>
          <table:table-cell table:style-name="ce187" table:formula="of:=([.E43]*[.$X$6]-ABS([.T43])*[.H43])/[.H43]" office:value-type="float" office:value="0.302930601754386" calcext:value-type="float">
            <text:p/>
          </table:table-cell>
          <table:table-cell table:style-name="ce11"/>
          <table:table-cell table:style-name="ce228" table:formula="of:=[.H43]*(-[.$AB$6]*0.01+[.Q43])*[.I43]/([.Q43]*[.H43])" office:value-type="float" office:value="0" calcext:value-type="float">
            <text:p/>
          </table:table-cell>
          <table:table-cell table:style-name="ce236" table:formula="of:=([.H43]-[.I43])*[.R43]/[.E43]*100*SIGN([.I43])" office:value-type="float" office:value="-0" calcext:value-type="float">
            <text:p/>
          </table:table-cell>
          <table:table-cell table:style-name="ce244" table:formula="of:=[.E43]*[.$AB$6]*0.01/([.H43]-[.I43])" office:value-type="float" office:value="0.00306344481403509" calcext:value-type="float">
            <text:p/>
          </table:table-cell>
          <table:table-cell table:style-name="ce255" table:formula="of:=IF([.H43]=&quot;&quot;;&quot;&quot;;[.H43]-0.01*[.$AD$6]*[.AI43]/[.P43])" office:value-type="float" office:value="855" calcext:value-type="float">
            <text:p/>
          </table:table-cell>
          <table:table-cell table:style-name="ce260"/>
          <table:table-cell table:style-name="ce11"/>
          <table:table-cell table:style-name="ce269" table:formula="of:=IFERROR(IF(SIGN([.P43])+SIGN([.P42])=0;[.H43];([.H43]*[.J43]+[.AG42]*[.P42])/[.P43]);0)" office:value-type="float" office:value="855" calcext:value-type="float">
            <text:p/>
          </table:table-cell>
          <table:table-cell table:style-name="ce276" table:formula="of:=IF([.H43]=0;0;-([.H42]-[.H43])*[.P42])" office:value-type="float" office:value="-0" calcext:value-type="float">
            <text:p/>
          </table:table-cell>
          <table:table-cell table:style-name="ce280" table:formula="of:=[.AH43]+[.AI42]-[.AJ42]" office:value-type="float" office:value="0" calcext:value-type="float">
            <text:p/>
          </table:table-cell>
          <table:table-cell table:style-name="ce286" table:formula="of:=IF(OR([.P43]=0;SIGN([.P43])+SIGN([.P42])=0);(-[.H43]+[.AG42])*-[.P42];0)" office:value-type="float" office:value="0" calcext:value-type="float">
            <text:p/>
          </table:table-cell>
          <table:table-cell table:style-name="ce295" table:formula="of:=[.AI43]/([.E43]-[.AI43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4623543" calcext:value-type="float">
            <text:p>24.4623543</text:p>
          </table:table-cell>
          <table:table-cell table:style-name="ce11"/>
          <table:table-cell table:style-name="ce326" table:number-matrix-columns-spanned="1" table:number-matrix-rows-spanned="1" table:formula="of:=SUM(IF([.$F$10:.$F43]*ABS(SIGN([.$J$10:.$J43]))&gt;0;1;0))/SUM(IF([.$F$10:.$F43]*ABS(SIGN([.$J$10:.$J43]))&lt;&gt;0;1;0))" office:value-type="float" office:value="0.387096774193548" calcext:value-type="float">
            <text:p/>
          </table:table-cell>
          <table:table-cell table:style-name="ce15" table:number-matrix-columns-spanned="1" table:number-matrix-rows-spanned="1" table:formula="of:=-SUM(IF([.$F$10:.$F43]*ABS(SIGN([.$J$10:.$J43]))&lt;0;[.$F$10:.$F43];0))/SUM(IF([.$F$10:.$F43]*ABS(SIGN([.$J$10:.$J43]))&lt;0;1;0))" office:value-type="float" office:value="1.49294639509352" calcext:value-type="float">
            <text:p/>
          </table:table-cell>
          <table:table-cell table:style-name="ce15" table:number-matrix-columns-spanned="1" table:number-matrix-rows-spanned="1" table:formula="of:=SUM(IF([.$F$10:.$F43]*ABS(SIGN([.$J$10:.$J43]))&gt;0;[.$F$10:.$F43];0))/SUM(IF([.$F$10:.$F43]*ABS(SIGN([.$J$10:.$J43]))&gt;0;1;0))/[.AU43]" office:value-type="float" office:value="6.06883039605717" calcext:value-type="float">
            <text:p/>
          </table:table-cell>
          <table:table-cell table:style-name="ce11"/>
          <table:table-cell table:style-name="ce337"/>
          <table:table-cell table:style-name="ce343" table:formula="of:=IF([.AX43]&lt;&gt;&quot;&quot;;[.AY42]-[.AX43];[.AY42])-[.L43]*[.H4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44]=&quot;&quot;;[.C43]+[.L44]+[.B44];[.AQ44])" office:value-type="float" office:value="0.1245613" calcext:value-type="float">
            <text:p/>
          </table:table-cell>
          <table:table-cell table:style-name="ce40" table:formula="of:=IF([.AR44]&lt;&gt;&quot;&quot;;[.AR44];[.D43]+[.AX44])" office:value-type="float" office:value="25.1812343" calcext:value-type="float">
            <text:p/>
          </table:table-cell>
          <table:table-cell table:style-name="ce48" table:formula="of:=IF([.H44]=0;&quot;&quot;;[.D44]+[.C44]*[.H44]+[.AY44]+[.AI44]-[.AJ44])" office:value-type="float" office:value="130.4355328" calcext:value-type="float">
            <text:p/>
          </table:table-cell>
          <table:table-cell table:style-name="ce89" table:formula="of:=100*IF([.M44]=0;0;[.E44]/[.E43]-1)" office:value-type="float" office:value="-0.402202112785988" calcext:value-type="float">
            <text:p/>
          </table:table-cell>
          <table:table-cell table:style-name="ce11"/>
          <table:table-cell table:style-name="ce141" office:value-type="float" office:value="845" calcext:value-type="float">
            <text:p>845</text:p>
          </table:table-cell>
          <table:table-cell table:style-name="ce146" office:value-type="float" office:value="835" calcext:value-type="float">
            <text:p>835</text:p>
          </table:table-cell>
          <table:table-cell table:style-name="ce158" office:value-type="float" office:value="0.08" calcext:value-type="float">
            <text:p>0.08</text:p>
          </table:table-cell>
          <table:table-cell table:style-name="ce161"/>
          <table:table-cell table:style-name="ce166"/>
          <table:table-cell table:style-name="ce174" office:value-type="time" office:time-value="PT17H50M00S" calcext:value-type="time">
            <text:p>0.743055555555556</text:p>
          </table:table-cell>
          <table:table-cell table:style-name="ce178" office:value-type="date" office:date-value="2013-12-14" calcext:value-type="date">
            <text:p>41622</text:p>
          </table:table-cell>
          <table:table-cell table:style-name="ce11"/>
          <table:table-cell table:style-name="ce167" table:formula="of:=[.P43]+[.J44]" office:value-type="float" office:value="0" calcext:value-type="float">
            <text:p/>
          </table:table-cell>
          <table:table-cell table:style-name="ce187" table:formula="of:=1+[.P44]/([.C44]+[.$C$4])" office:value-type="float" office:value="1" calcext:value-type="float">
            <text:p/>
          </table:table-cell>
          <table:table-cell table:style-name="ce194" table:formula="of:=-[.P44]-[.C44]" office:value-type="float" office:value="-0.1245613" calcext:value-type="float">
            <text:p/>
          </table:table-cell>
          <table:table-cell table:style-name="ce11"/>
          <table:table-cell table:style-name="ce201" table:formula="of:=-[.J44]+[.T43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44]/(ABS([.P44])*[.H44]*[.$W$6])" office:value-type="string" office:string-value="" calcext:value-type="error">
            <text:p/>
          </table:table-cell>
          <table:table-cell table:style-name="ce223" table:formula="of:=[.P44]*[.H44]/[.E44]" office:value-type="float" office:value="0" calcext:value-type="float">
            <text:p/>
          </table:table-cell>
          <table:table-cell table:style-name="ce187" table:formula="of:=([.E44]*[.$X$6]-ABS([.T44])*[.H44])/[.H44]" office:value-type="float" office:value="0.385903943195266" calcext:value-type="float">
            <text:p/>
          </table:table-cell>
          <table:table-cell table:style-name="ce11"/>
          <table:table-cell table:style-name="ce228" table:formula="of:=[.H44]*(-[.$AB$6]*0.01+[.Q44])*[.I44]/([.Q44]*[.H44])" office:value-type="float" office:value="818.3" calcext:value-type="float">
            <text:p/>
          </table:table-cell>
          <table:table-cell table:style-name="ce236" table:formula="of:=([.H44]-[.I44])*[.R44]/[.E44]*100*SIGN([.I44])" office:value-type="float" office:value="-0.954964474220325" calcext:value-type="float">
            <text:p/>
          </table:table-cell>
          <table:table-cell table:style-name="ce244" table:formula="of:=[.E44]*[.$AB$6]*0.01/([.H44]-[.I44])" office:value-type="float" office:value="0.2608710656" calcext:value-type="float">
            <text:p/>
          </table:table-cell>
          <table:table-cell table:style-name="ce255" table:formula="of:=IF([.H44]=&quot;&quot;;&quot;&quot;;[.H44]-0.01*[.$AD$6]*[.AI44]/[.P44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9" table:formula="of:=IFERROR(IF(SIGN([.P44])+SIGN([.P43])=0;[.H44];([.H44]*[.J44]+[.AG43]*[.P43])/[.P44]);0)" office:value-type="float" office:value="0" calcext:value-type="float">
            <text:p/>
          </table:table-cell>
          <table:table-cell table:style-name="ce276" table:formula="of:=IF([.H44]=0;0;-([.H43]-[.H44])*[.P43])" office:value-type="float" office:value="0.8" calcext:value-type="float">
            <text:p/>
          </table:table-cell>
          <table:table-cell table:style-name="ce280" table:formula="of:=[.AH44]+[.AI43]-[.AJ43]" office:value-type="float" office:value="0.8" calcext:value-type="float">
            <text:p/>
          </table:table-cell>
          <table:table-cell table:style-name="ce286" table:formula="of:=IF(OR([.P44]=0;SIGN([.P44])+SIGN([.P43])=0);(-[.H44]+[.AG43])*-[.P43];0)" office:value-type="float" office:value="0.8" calcext:value-type="float">
            <text:p/>
          </table:table-cell>
          <table:table-cell table:style-name="ce295" table:formula="of:=[.AI44]/([.E44]-[.AI44])" office:value-type="float" office:value="0.0061711475451273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5.1812343" calcext:value-type="float">
            <text:p>25.1812343</text:p>
          </table:table-cell>
          <table:table-cell table:style-name="ce11"/>
          <table:table-cell table:style-name="ce326" table:number-matrix-columns-spanned="1" table:number-matrix-rows-spanned="1" table:formula="of:=SUM(IF([.$F$10:.$F44]*ABS(SIGN([.$J$10:.$J44]))&gt;0;1;0))/SUM(IF([.$F$10:.$F44]*ABS(SIGN([.$J$10:.$J44]))&lt;&gt;0;1;0))" office:value-type="float" office:value="0.375" calcext:value-type="float">
            <text:p/>
          </table:table-cell>
          <table:table-cell table:style-name="ce15" table:number-matrix-columns-spanned="1" table:number-matrix-rows-spanned="1" table:formula="of:=-SUM(IF([.$F$10:.$F44]*ABS(SIGN([.$J$10:.$J44]))&lt;0;[.$F$10:.$F44];0))/SUM(IF([.$F$10:.$F44]*ABS(SIGN([.$J$10:.$J44]))&lt;0;1;0))" office:value-type="float" office:value="1.43840918097815" calcext:value-type="float">
            <text:p/>
          </table:table-cell>
          <table:table-cell table:style-name="ce15" table:number-matrix-columns-spanned="1" table:number-matrix-rows-spanned="1" table:formula="of:=SUM(IF([.$F$10:.$F44]*ABS(SIGN([.$J$10:.$J44]))&gt;0;[.$F$10:.$F44];0))/SUM(IF([.$F$10:.$F44]*ABS(SIGN([.$J$10:.$J44]))&gt;0;1;0))/[.AU44]" office:value-type="float" office:value="6.29892980526325" calcext:value-type="float">
            <text:p/>
          </table:table-cell>
          <table:table-cell table:style-name="ce11"/>
          <table:table-cell table:style-name="ce337"/>
          <table:table-cell table:style-name="ce343" table:formula="of:=IF([.AX44]&lt;&gt;&quot;&quot;;[.AY43]-[.AX44];[.AY43])-[.L44]*[.H4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45]=&quot;&quot;;[.C44]+[.L45]+[.B45];[.AQ45])" office:value-type="float" office:value="0.1245613" calcext:value-type="float">
            <text:p/>
          </table:table-cell>
          <table:table-cell table:style-name="ce40" table:formula="of:=IF([.AR45]&lt;&gt;&quot;&quot;;[.AR45];[.D44]+[.AX45])" office:value-type="float" office:value="25.03715155" calcext:value-type="float">
            <text:p/>
          </table:table-cell>
          <table:table-cell table:style-name="ce48" table:formula="of:=IF([.H45]=0;&quot;&quot;;[.D45]+[.C45]*[.H45]+[.AY45]+[.AI45]-[.AJ45])" office:value-type="float" office:value="127.592206679" calcext:value-type="float">
            <text:p/>
          </table:table-cell>
          <table:table-cell table:style-name="ce90" table:formula="of:=100*IF([.M45]=0;0;[.E45]/[.E44]-1)" office:value-type="float" office:value="-2.17987082197896" calcext:value-type="float">
            <text:p/>
          </table:table-cell>
          <table:table-cell table:style-name="ce11"/>
          <table:table-cell table:style-name="ce141" office:value-type="float" office:value="823.33" calcext:value-type="float">
            <text:p>823.33</text:p>
          </table:table-cell>
          <table:table-cell table:style-name="ce146"/>
          <table:table-cell table:style-name="ce158" office:value-type="float" office:value="-0.05" calcext:value-type="float">
            <text:p>-0.05</text:p>
          </table:table-cell>
          <table:table-cell table:style-name="ce161"/>
          <table:table-cell table:style-name="ce166"/>
          <table:table-cell table:style-name="ce174" office:value-type="time" office:time-value="PT07H03M00S" calcext:value-type="time">
            <text:p>0.29375</text:p>
          </table:table-cell>
          <table:table-cell table:style-name="ce178" office:value-type="date" office:date-value="2013-12-15" calcext:value-type="date">
            <text:p>41623</text:p>
          </table:table-cell>
          <table:table-cell table:style-name="ce11"/>
          <table:table-cell table:style-name="ce167" table:formula="of:=[.P44]+[.J45]" office:value-type="float" office:value="-0.05" calcext:value-type="float">
            <text:p/>
          </table:table-cell>
          <table:table-cell table:style-name="ce187" table:formula="of:=1+[.P45]/([.C45]+[.$C$4])" office:value-type="float" office:value="0.766857703464448" calcext:value-type="float">
            <text:p/>
          </table:table-cell>
          <table:table-cell table:style-name="ce194" table:formula="of:=-[.P45]-[.C45]" office:value-type="float" office:value="-0.0745613" calcext:value-type="float">
            <text:p/>
          </table:table-cell>
          <table:table-cell table:style-name="ce11"/>
          <table:table-cell table:style-name="ce201" table:formula="of:=-[.J45]+[.T44]" office:value-type="float" office:value="0.05" calcext:value-type="float">
            <text:p/>
          </table:table-cell>
          <table:table-cell table:style-name="ce209"/>
          <table:table-cell table:style-name="ce216"/>
          <table:table-cell table:style-name="ce219" table:formula="of:=[.E45]/(ABS([.P45])*[.H45]*[.$W$6])" office:value-type="float" office:value="30.9941837851165" calcext:value-type="float">
            <text:p/>
          </table:table-cell>
          <table:table-cell table:style-name="ce223" table:formula="of:=[.P45]*[.H45]/[.E45]" office:value-type="float" office:value="-0.322641179046051" calcext:value-type="float">
            <text:p/>
          </table:table-cell>
          <table:table-cell table:style-name="ce187" table:formula="of:=([.E45]*[.$X$6]-ABS([.T45])*[.H45])/[.H45]" office:value-type="float" office:value="0.337427297313957" calcext:value-type="float">
            <text:p/>
          </table:table-cell>
          <table:table-cell table:style-name="ce11"/>
          <table:table-cell table:style-name="ce228" table:formula="of:=[.H45]*(-[.$AB$6]*0.01+[.Q45])*[.I45]/([.Q45]*[.H45])" office:value-type="float" office:value="0" calcext:value-type="float">
            <text:p/>
          </table:table-cell>
          <table:table-cell table:style-name="ce236" table:formula="of:=([.H45]-[.I45])*[.R45]/[.E45]*100" office:value-type="float" office:value="-48.1130914864127" calcext:value-type="float">
            <text:p/>
          </table:table-cell>
          <table:table-cell table:style-name="ce244" table:formula="of:=[.E45]*[.$AB$6]*0.01/([.H45]-[.I45])" office:value-type="float" office:value="0.00309941837851165" calcext:value-type="float">
            <text:p/>
          </table:table-cell>
          <table:table-cell table:style-name="ce255" table:formula="of:=IF([.H45]=&quot;&quot;;&quot;&quot;;[.H45]-0.01*[.$AD$6]*[.AI45]/[.P45])" office:value-type="float" office:value="823.33" calcext:value-type="float">
            <text:p/>
          </table:table-cell>
          <table:table-cell table:style-name="ce260"/>
          <table:table-cell table:style-name="ce11"/>
          <table:table-cell table:style-name="ce269" table:formula="of:=IFERROR(IF(SIGN([.P45])+SIGN([.P44])=0;[.H45];([.H45]*[.J45]+[.AG44]*[.P44])/[.P45]);0)" office:value-type="float" office:value="823.33" calcext:value-type="float">
            <text:p/>
          </table:table-cell>
          <table:table-cell table:style-name="ce276" table:formula="of:=IF([.H45]=0;0;-([.H44]-[.H45])*[.P44])" office:value-type="float" office:value="-0" calcext:value-type="float">
            <text:p/>
          </table:table-cell>
          <table:table-cell table:style-name="ce280" table:formula="of:=[.AH45]+[.AI44]-[.AJ44]" office:value-type="float" office:value="0" calcext:value-type="float">
            <text:p/>
          </table:table-cell>
          <table:table-cell table:style-name="ce286" table:formula="of:=IF(OR([.P45]=0;SIGN([.P45])+SIGN([.P44])=0);(-[.H45]+[.AG44])*-[.P44];0)" office:value-type="float" office:value="0" calcext:value-type="float">
            <text:p/>
          </table:table-cell>
          <table:table-cell table:style-name="ce295" table:formula="of:=[.AI45]/([.E45]-[.AI4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5.03715155" calcext:value-type="float">
            <text:p>25.03715155</text:p>
          </table:table-cell>
          <table:table-cell table:style-name="ce11"/>
          <table:table-cell table:style-name="ce326" table:number-matrix-columns-spanned="1" table:number-matrix-rows-spanned="1" table:formula="of:=SUM(IF([.$F$10:.$F45]*ABS(SIGN([.$J$10:.$J45]))&gt;0;1;0))/SUM(IF([.$F$10:.$F45]*ABS(SIGN([.$J$10:.$J45]))&lt;&gt;0;1;0))" office:value-type="float" office:value="0.363636363636364" calcext:value-type="float">
            <text:p/>
          </table:table-cell>
          <table:table-cell table:style-name="ce15" table:number-matrix-columns-spanned="1" table:number-matrix-rows-spanned="1" table:formula="of:=-SUM(IF([.$F$10:.$F45]*ABS(SIGN([.$J$10:.$J45]))&lt;0;[.$F$10:.$F45];0))/SUM(IF([.$F$10:.$F45]*ABS(SIGN([.$J$10:.$J45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5]*ABS(SIGN([.$J$10:.$J45]))&gt;0;[.$F$10:.$F45];0))/SUM(IF([.$F$10:.$F45]*ABS(SIGN([.$J$10:.$J45]))&gt;0;1;0))/[.AU45]" office:value-type="float" office:value="6.14801838565265" calcext:value-type="float">
            <text:p/>
          </table:table-cell>
          <table:table-cell table:style-name="ce11"/>
          <table:table-cell table:style-name="ce337"/>
          <table:table-cell table:style-name="ce343" table:formula="of:=IF([.AX45]&lt;&gt;&quot;&quot;;[.AY44]-[.AX45];[.AY44])-[.L45]*[.H4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46]=&quot;&quot;;[.C45]+[.L46]+[.B46];[.AQ46])" office:value-type="float" office:value="0.1245613" calcext:value-type="float">
            <text:p/>
          </table:table-cell>
          <table:table-cell table:style-name="ce40" table:formula="of:=IF([.AR46]&lt;&gt;&quot;&quot;;[.AR46];[.D45]+[.AX46])" office:value-type="float" office:value="24.95699155" calcext:value-type="float">
            <text:p/>
          </table:table-cell>
          <table:table-cell table:style-name="ce48" table:formula="of:=IF([.H46]=0;&quot;&quot;;[.D46]+[.C46]*[.H46]+[.AY46]+[.AI46]-[.AJ46])" office:value-type="float" office:value="128.38217705" calcext:value-type="float">
            <text:p/>
          </table:table-cell>
          <table:table-cell table:style-name="ce91" table:formula="of:=100*IF([.M46]=0;0;[.E46]/[.E45]-1)" office:value-type="float" office:value="0.619136851349733" calcext:value-type="float">
            <text:p/>
          </table:table-cell>
          <table:table-cell table:style-name="ce11"/>
          <table:table-cell table:style-name="ce141" office:value-type="float" office:value="835" calcext:value-type="float">
            <text:p>835</text:p>
          </table:table-cell>
          <table:table-cell table:style-name="ce146"/>
          <table:table-cell table:style-name="ce158" office:value-type="float" office:value="-0.08" calcext:value-type="float">
            <text:p>-0.08</text:p>
          </table:table-cell>
          <table:table-cell table:style-name="ce161"/>
          <table:table-cell table:style-name="ce166"/>
          <table:table-cell table:style-name="ce174" office:value-type="time" office:time-value="PT07H06M00S" calcext:value-type="time">
            <text:p>0.295833333333333</text:p>
          </table:table-cell>
          <table:table-cell table:style-name="ce178" office:value-type="date" office:date-value="2013-12-15" calcext:value-type="date">
            <text:p>41623</text:p>
          </table:table-cell>
          <table:table-cell table:style-name="ce11"/>
          <table:table-cell table:style-name="ce167" table:formula="of:=[.P45]+[.J46]" office:value-type="float" office:value="-0.13" calcext:value-type="float">
            <text:p/>
          </table:table-cell>
          <table:table-cell table:style-name="ce187" table:formula="of:=1+[.P46]/([.C46]+[.$C$4])" office:value-type="float" office:value="0.393830029007565" calcext:value-type="float">
            <text:p/>
          </table:table-cell>
          <table:table-cell table:style-name="ce194" table:formula="of:=-[.P46]-[.C46]" office:value-type="float" office:value="0.0054387" calcext:value-type="float">
            <text:p/>
          </table:table-cell>
          <table:table-cell table:style-name="ce11"/>
          <table:table-cell table:style-name="ce201" table:formula="of:=-[.J46]+[.T45]" office:value-type="float" office:value="0.13" calcext:value-type="float">
            <text:p/>
          </table:table-cell>
          <table:table-cell table:style-name="ce209"/>
          <table:table-cell table:style-name="ce216"/>
          <table:table-cell table:style-name="ce219" table:formula="of:=[.E46]/(ABS([.P46])*[.H46]*[.$W$6])" office:value-type="float" office:value="11.8270084799632" calcext:value-type="float">
            <text:p/>
          </table:table-cell>
          <table:table-cell table:style-name="ce223" table:formula="of:=[.P46]*[.H46]/[.E46]" office:value-type="float" office:value="-0.845522349708432" calcext:value-type="float">
            <text:p/>
          </table:table-cell>
          <table:table-cell table:style-name="ce187" table:formula="of:=([.E46]*[.$X$6]-ABS([.T46])*[.H46])/[.H46]" office:value-type="float" office:value="0.254377775598802" calcext:value-type="float">
            <text:p/>
          </table:table-cell>
          <table:table-cell table:style-name="ce11"/>
          <table:table-cell table:style-name="ce228" table:formula="of:=[.H46]*(-[.$AB$6]*0.01+[.Q46])*[.I46]/([.Q46]*[.H46])" office:value-type="float" office:value="0" calcext:value-type="float">
            <text:p/>
          </table:table-cell>
          <table:table-cell table:style-name="ce236" table:formula="of:=([.H46]-[.I46])*[.R46]/[.E46]*100" office:value-type="float" office:value="3.53734031027635" calcext:value-type="float">
            <text:p/>
          </table:table-cell>
          <table:table-cell table:style-name="ce244" table:formula="of:=[.E46]*[.$AB$6]*0.01/([.H46]-[.I46])" office:value-type="float" office:value="0.00307502220479042" calcext:value-type="float">
            <text:p/>
          </table:table-cell>
          <table:table-cell table:style-name="ce255" table:formula="of:=IF([.H46]=&quot;&quot;;&quot;&quot;;[.H46]-0.01*[.$AD$6]*[.AI46]/[.P46])" office:value-type="float" office:value="834.775576923077" calcext:value-type="float">
            <text:p/>
          </table:table-cell>
          <table:table-cell table:style-name="ce260"/>
          <table:table-cell table:style-name="ce11"/>
          <table:table-cell table:style-name="ce269" table:formula="of:=IFERROR(IF(SIGN([.P46])+SIGN([.P45])=0;[.H46];([.H46]*[.J46]+[.AG45]*[.P45])/[.P46]);0)" office:value-type="float" office:value="830.511538461538" calcext:value-type="float">
            <text:p/>
          </table:table-cell>
          <table:table-cell table:style-name="ce276" table:formula="of:=IF([.H46]=0;0;-([.H45]-[.H46])*[.P45])" office:value-type="float" office:value="-0.583499999999998" calcext:value-type="float">
            <text:p/>
          </table:table-cell>
          <table:table-cell table:style-name="ce280" table:formula="of:=[.AH46]+[.AI45]-[.AJ45]" office:value-type="float" office:value="-0.583499999999998" calcext:value-type="float">
            <text:p/>
          </table:table-cell>
          <table:table-cell table:style-name="ce286" table:formula="of:=IF(OR([.P46]=0;SIGN([.P46])+SIGN([.P45])=0);(-[.H46]+[.AG45])*-[.P45];0)" office:value-type="float" office:value="0" calcext:value-type="float">
            <text:p/>
          </table:table-cell>
          <table:table-cell table:style-name="ce295" table:formula="of:=[.AI46]/([.E46]-[.AI46])" office:value-type="float" office:value="-0.0045244596341224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95699155" calcext:value-type="float">
            <text:p>24.95699155</text:p>
          </table:table-cell>
          <table:table-cell table:style-name="ce11"/>
          <table:table-cell table:style-name="ce326" table:number-matrix-columns-spanned="1" table:number-matrix-rows-spanned="1" table:formula="of:=SUM(IF([.$F$10:.$F46]*ABS(SIGN([.$J$10:.$J46]))&gt;0;1;0))/SUM(IF([.$F$10:.$F46]*ABS(SIGN([.$J$10:.$J46]))&lt;&gt;0;1;0))" office:value-type="float" office:value="0.382352941176471" calcext:value-type="float">
            <text:p/>
          </table:table-cell>
          <table:table-cell table:style-name="ce15" table:number-matrix-columns-spanned="1" table:number-matrix-rows-spanned="1" table:formula="of:=-SUM(IF([.$F$10:.$F46]*ABS(SIGN([.$J$10:.$J46]))&lt;0;[.$F$10:.$F46];0))/SUM(IF([.$F$10:.$F46]*ABS(SIGN([.$J$10:.$J46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6]*ABS(SIGN([.$J$10:.$J46]))&gt;0;[.$F$10:.$F46];0))/SUM(IF([.$F$10:.$F46]*ABS(SIGN([.$J$10:.$J46]))&gt;0;1;0))/[.AU46]" office:value-type="float" office:value="5.70741076097012" calcext:value-type="float">
            <text:p/>
          </table:table-cell>
          <table:table-cell table:style-name="ce11"/>
          <table:table-cell table:style-name="ce337"/>
          <table:table-cell table:style-name="ce343" table:formula="of:=IF([.AX46]&lt;&gt;&quot;&quot;;[.AY45]-[.AX46];[.AY45])-[.L46]*[.H4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47]=&quot;&quot;;[.C46]+[.L47]+[.B47];[.AQ47])" office:value-type="float" office:value="0.1245613" calcext:value-type="float">
            <text:p/>
          </table:table-cell>
          <table:table-cell table:style-name="ce40" table:formula="of:=IF([.AR47]&lt;&gt;&quot;&quot;;[.AR47];[.D46]+[.AX47])" office:value-type="float" office:value="24.88067155" calcext:value-type="float">
            <text:p/>
          </table:table-cell>
          <table:table-cell table:style-name="ce48" table:formula="of:=IF([.H47]=0;&quot;&quot;;[.D47]+[.C47]*[.H47]+[.AY47]+[.AI47]-[.AJ47])" office:value-type="float" office:value="128.52340505" calcext:value-type="float">
            <text:p/>
          </table:table-cell>
          <table:table-cell table:style-name="ce92" table:formula="of:=100*IF([.M47]=0;0;[.E47]/[.E46]-1)" office:value-type="float" office:value="0.110005923910284" calcext:value-type="float">
            <text:p/>
          </table:table-cell>
          <table:table-cell table:style-name="ce11"/>
          <table:table-cell table:style-name="ce141" office:value-type="float" office:value="795" calcext:value-type="float">
            <text:p>795</text:p>
          </table:table-cell>
          <table:table-cell table:style-name="ce146" office:value-type="float" office:value="810" calcext:value-type="float">
            <text:p>810</text:p>
          </table:table-cell>
          <table:table-cell table:style-name="ce158" office:value-type="float" office:value="-0.08" calcext:value-type="float">
            <text:p>-0.08</text:p>
          </table:table-cell>
          <table:table-cell table:style-name="ce161"/>
          <table:table-cell table:style-name="ce166"/>
          <table:table-cell table:style-name="ce174" office:value-type="time" office:time-value="PT15H42M00S" calcext:value-type="time">
            <text:p>0.654166666666667</text:p>
          </table:table-cell>
          <table:table-cell table:style-name="ce178" office:value-type="date" office:date-value="2013-12-15" calcext:value-type="date">
            <text:p>41623</text:p>
          </table:table-cell>
          <table:table-cell table:style-name="ce11"/>
          <table:table-cell table:style-name="ce167" table:formula="of:=[.P46]+[.J47]" office:value-type="float" office:value="-0.21" calcext:value-type="float">
            <text:p/>
          </table:table-cell>
          <table:table-cell table:style-name="ce187" table:formula="of:=1+[.P47]/([.C47]+[.$C$4])" office:value-type="float" office:value="0.0208023545506811" calcext:value-type="float">
            <text:p/>
          </table:table-cell>
          <table:table-cell table:style-name="ce194" table:formula="of:=-[.P47]-[.C47]" office:value-type="float" office:value="0.0854387" calcext:value-type="float">
            <text:p/>
          </table:table-cell>
          <table:table-cell table:style-name="ce11"/>
          <table:table-cell table:style-name="ce201" table:formula="of:=-[.J47]+[.T46]" office:value-type="float" office:value="0.21" calcext:value-type="float">
            <text:p/>
          </table:table-cell>
          <table:table-cell table:style-name="ce209"/>
          <table:table-cell table:style-name="ce216"/>
          <table:table-cell table:style-name="ce219" table:formula="of:=[.E47]/(ABS([.P47])*[.H47]*[.$W$6])" office:value-type="float" office:value="7.6983171638215" calcext:value-type="float">
            <text:p/>
          </table:table-cell>
          <table:table-cell table:style-name="ce223" table:formula="of:=[.P47]*[.H47]/[.E47]" office:value-type="float" office:value="-1.29898519211385" calcext:value-type="float">
            <text:p/>
          </table:table-cell>
          <table:table-cell table:style-name="ce187" table:formula="of:=([.E47]*[.$X$6]-ABS([.T47])*[.H47])/[.H47]" office:value-type="float" office:value="0.194161651100629" calcext:value-type="float">
            <text:p/>
          </table:table-cell>
          <table:table-cell table:style-name="ce11"/>
          <table:table-cell table:style-name="ce228" table:formula="of:=[.H47]*(-[.$AB$6]*0.01+[.Q47])*[.I47]/([.Q47]*[.H47])" office:value-type="float" office:value="31.2420012104081" calcext:value-type="float">
            <text:p/>
          </table:table-cell>
          <table:table-cell table:style-name="ce236" table:formula="of:=([.H47]-[.I47])*[.R47]/[.E47]*100" office:value-type="float" office:value="-0.997157287811836" calcext:value-type="float">
            <text:p/>
          </table:table-cell>
          <table:table-cell table:style-name="ce244" table:formula="of:=[.E47]*[.$AB$6]*0.01/([.H47]-[.I47])" office:value-type="float" office:value="-0.171364540066667" calcext:value-type="float">
            <text:p/>
          </table:table-cell>
          <table:table-cell table:style-name="ce255" table:formula="of:=IF([.H47]=&quot;&quot;;&quot;&quot;;[.H47]-0.01*[.$AD$6]*[.AI47]/[.P47])" office:value-type="float" office:value="796.099166666667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47])+SIGN([.P46])=0;[.H47];([.H47]*[.J47]+[.AG46]*[.P46])/[.P47]);0)" office:value-type="float" office:value="816.983333333333" calcext:value-type="float">
            <text:p/>
          </table:table-cell>
          <table:table-cell table:style-name="ce277" table:formula="of:=IF([.H47]=0;0;-([.H46]-[.H47])*[.P46])" office:value-type="float" office:value="5.2" calcext:value-type="float">
            <text:p/>
          </table:table-cell>
          <table:table-cell table:style-name="ce280" table:formula="of:=[.AH47]+[.AI46]-[.AJ46]" office:value-type="float" office:value="4.6165" calcext:value-type="float">
            <text:p/>
          </table:table-cell>
          <table:table-cell table:style-name="ce286" table:formula="of:=IF(OR([.P47]=0;SIGN([.P47])+SIGN([.P46])=0);(-[.H47]+[.AG46])*-[.P46];0)" office:value-type="float" office:value="0" calcext:value-type="float">
            <text:p/>
          </table:table-cell>
          <table:table-cell table:style-name="ce295" table:formula="of:=[.AI47]/([.E47]-[.AI47])" office:value-type="float" office:value="0.0372578105968922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88067155" calcext:value-type="float">
            <text:p>24.88067155</text:p>
          </table:table-cell>
          <table:table-cell table:style-name="ce11"/>
          <table:table-cell table:style-name="ce326" table:number-matrix-columns-spanned="1" table:number-matrix-rows-spanned="1" table:formula="of:=SUM(IF([.$F$10:.$F47]*ABS(SIGN([.$J$10:.$J47]))&gt;0;1;0))/SUM(IF([.$F$10:.$F47]*ABS(SIGN([.$J$10:.$J47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47]*ABS(SIGN([.$J$10:.$J47]))&lt;0;[.$F$10:.$F47];0))/SUM(IF([.$F$10:.$F47]*ABS(SIGN([.$J$10:.$J47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7]*ABS(SIGN([.$J$10:.$J47]))&gt;0;[.$F$10:.$F47];0))/SUM(IF([.$F$10:.$F47]*ABS(SIGN([.$J$10:.$J47]))&gt;0;1;0))/[.AU47]" office:value-type="float" office:value="5.30507036534753" calcext:value-type="float">
            <text:p/>
          </table:table-cell>
          <table:table-cell table:style-name="ce11"/>
          <table:table-cell table:style-name="ce337"/>
          <table:table-cell table:style-name="ce343" table:formula="of:=IF([.AX47]&lt;&gt;&quot;&quot;;[.AY46]-[.AX47];[.AY46])-[.L47]*[.H4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48]=&quot;&quot;;[.C47]+[.L48]+[.B48];[.AQ48])" office:value-type="float" office:value="0.1245613" calcext:value-type="float">
            <text:p/>
          </table:table-cell>
          <table:table-cell table:style-name="ce40" table:formula="of:=IF([.AR48]&lt;&gt;&quot;&quot;;[.AR48];[.D47]+[.AX48])" office:value-type="float" office:value="24.83357155" calcext:value-type="float">
            <text:p/>
          </table:table-cell>
          <table:table-cell table:style-name="ce48" table:formula="of:=IF([.H48]=0;&quot;&quot;;[.D48]+[.C48]*[.H48]+[.AY48]+[.AI48]-[.AJ48])" office:value-type="float" office:value="129.33069205" calcext:value-type="float">
            <text:p/>
          </table:table-cell>
          <table:table-cell table:style-name="ce93" table:formula="of:=100*IF([.M48]=0;0;[.E48]/[.E47]-1)" office:value-type="float" office:value="0.628124503615468" calcext:value-type="float">
            <text:p/>
          </table:table-cell>
          <table:table-cell table:style-name="ce11"/>
          <table:table-cell table:style-name="ce141" office:value-type="float" office:value="785" calcext:value-type="float">
            <text:p>785</text:p>
          </table:table-cell>
          <table:table-cell table:style-name="ce146" office:value-type="float" office:value="810" calcext:value-type="float">
            <text:p>810</text:p>
          </table:table-cell>
          <table:table-cell table:style-name="ce158" office:value-type="float" office:value="-0.05" calcext:value-type="float">
            <text:p>-0.05</text:p>
          </table:table-cell>
          <table:table-cell table:style-name="ce161"/>
          <table:table-cell table:style-name="ce166"/>
          <table:table-cell table:style-name="ce174" office:value-type="time" office:time-value="PT17H06M00S" calcext:value-type="time">
            <text:p>0.7125</text:p>
          </table:table-cell>
          <table:table-cell table:style-name="ce178" office:value-type="date" office:date-value="2013-12-15" calcext:value-type="date">
            <text:p>41623</text:p>
          </table:table-cell>
          <table:table-cell table:style-name="ce11"/>
          <table:table-cell table:style-name="ce167" table:formula="of:=[.P47]+[.J48]" office:value-type="float" office:value="-0.26" calcext:value-type="float">
            <text:p/>
          </table:table-cell>
          <table:table-cell table:style-name="ce188" table:formula="of:=1+[.P48]/([.C48]+0)" office:value-type="float" office:value="-1.08732567820021" calcext:value-type="float">
            <text:p/>
          </table:table-cell>
          <table:table-cell table:style-name="ce194" table:formula="of:=-[.P48]-[.C48]" office:value-type="float" office:value="0.1354387" calcext:value-type="float">
            <text:p/>
          </table:table-cell>
          <table:table-cell table:style-name="ce11"/>
          <table:table-cell table:style-name="ce201" table:formula="of:=-[.J48]+[.T47]" office:value-type="float" office:value="0.26" calcext:value-type="float">
            <text:p/>
          </table:table-cell>
          <table:table-cell table:style-name="ce209"/>
          <table:table-cell table:style-name="ce216"/>
          <table:table-cell table:style-name="ce219" table:formula="of:=[.E48]/(ABS([.P48])*[.H48]*[.$W$6])" office:value-type="float" office:value="6.33663361342479" calcext:value-type="float">
            <text:p/>
          </table:table-cell>
          <table:table-cell table:style-name="ce223" table:formula="of:=[.P48]*[.H48]/[.E48]" office:value-type="float" office:value="-1.57812501243783" calcext:value-type="float">
            <text:p/>
          </table:table-cell>
          <table:table-cell table:style-name="ce187" table:formula="of:=([.E48]*[.$X$6]-ABS([.T48])*[.H48])/[.H48]" office:value-type="float" office:value="0.151881184872612" calcext:value-type="float">
            <text:p/>
          </table:table-cell>
          <table:table-cell table:style-name="ce11"/>
          <table:table-cell table:style-name="ce228" table:formula="of:=[.H48]*(-[.$AB$6]*0.01+[.Q48])*[.I48]/([.Q48]*[.H48])" office:value-type="float" office:value="824.898939963246" calcext:value-type="float">
            <text:p/>
          </table:table-cell>
          <table:table-cell table:style-name="ce236" table:formula="of:=([.H48]-[.I48])*[.R48]/[.E48]*100" office:value-type="float" office:value="-2.61806957523351" calcext:value-type="float">
            <text:p/>
          </table:table-cell>
          <table:table-cell table:style-name="ce244" table:formula="of:=[.E48]*[.$AB$6]*0.01/([.H48]-[.I48])" office:value-type="float" office:value="-0.10346455364" calcext:value-type="float">
            <text:p/>
          </table:table-cell>
          <table:table-cell table:style-name="ce255" table:formula="of:=IF([.H48]=&quot;&quot;;&quot;&quot;;[.H48]-0.01*[.$AD$6]*[.AI48]/[.P48])" office:value-type="float" office:value="786.29163461538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48])+SIGN([.P47])=0;[.H48];([.H48]*[.J48]+[.AG47]*[.P47])/[.P48]);0)" office:value-type="float" office:value="810.832692307692" calcext:value-type="float">
            <text:p/>
          </table:table-cell>
          <table:table-cell table:style-name="ce277" table:formula="of:=IF([.H48]=0;0;-([.H47]-[.H48])*[.P47])" office:value-type="float" office:value="2.1" calcext:value-type="float">
            <text:p/>
          </table:table-cell>
          <table:table-cell table:style-name="ce280" table:formula="of:=[.AH48]+[.AI47]-[.AJ47]" office:value-type="float" office:value="6.7165" calcext:value-type="float">
            <text:p/>
          </table:table-cell>
          <table:table-cell table:style-name="ce286" table:formula="of:=IF(OR([.P48]=0;SIGN([.P48])+SIGN([.P47])=0);(-[.H48]+[.AG47])*-[.P47];0)" office:value-type="float" office:value="0" calcext:value-type="float">
            <text:p/>
          </table:table-cell>
          <table:table-cell table:style-name="ce295" table:formula="of:=[.AI48]/([.E48]-[.AI48])" office:value-type="float" office:value="0.054777508930296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83357155" calcext:value-type="float">
            <text:p>24.83357155</text:p>
          </table:table-cell>
          <table:table-cell table:style-name="ce11"/>
          <table:table-cell table:style-name="ce326" table:number-matrix-columns-spanned="1" table:number-matrix-rows-spanned="1" table:formula="of:=SUM(IF([.$F$10:.$F48]*ABS(SIGN([.$J$10:.$J48]))&gt;0;1;0))/SUM(IF([.$F$10:.$F48]*ABS(SIGN([.$J$10:.$J48]))&lt;&gt;0;1;0))" office:value-type="float" office:value="0.416666666666667" calcext:value-type="float">
            <text:p/>
          </table:table-cell>
          <table:table-cell table:style-name="ce15" table:number-matrix-columns-spanned="1" table:number-matrix-rows-spanned="1" table:formula="of:=-SUM(IF([.$F$10:.$F48]*ABS(SIGN([.$J$10:.$J48]))&lt;0;[.$F$10:.$F48];0))/SUM(IF([.$F$10:.$F48]*ABS(SIGN([.$J$10:.$J48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8]*ABS(SIGN([.$J$10:.$J48]))&gt;0;[.$F$10:.$F48];0))/SUM(IF([.$F$10:.$F48]*ABS(SIGN([.$J$10:.$J48]))&gt;0;1;0))/[.AU48]" office:value-type="float" office:value="4.97981353389949" calcext:value-type="float">
            <text:p/>
          </table:table-cell>
          <table:table-cell table:style-name="ce11"/>
          <table:table-cell table:style-name="ce337"/>
          <table:table-cell table:style-name="ce343" table:formula="of:=IF([.AX48]&lt;&gt;&quot;&quot;;[.AY47]-[.AX48];[.AY47])-[.L48]*[.H4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49]=&quot;&quot;;[.C48]+[.L49]+[.B49];[.AQ49])" office:value-type="float" office:value="0.1245613" calcext:value-type="float">
            <text:p/>
          </table:table-cell>
          <table:table-cell table:style-name="ce40" table:formula="of:=IF([.AR49]&lt;&gt;&quot;&quot;;[.AR49];[.D48]+[.AX49])" office:value-type="float" office:value="24.51598155" calcext:value-type="float">
            <text:p/>
          </table:table-cell>
          <table:table-cell table:style-name="ce48" table:formula="of:=IF([.H49]=0;&quot;&quot;;[.D49]+[.C49]*[.H49]+[.AY49]+[.AI49]-[.AJ49])" office:value-type="float" office:value="140.79626895" calcext:value-type="float">
            <text:p/>
          </table:table-cell>
          <table:table-cell table:style-name="ce94" table:formula="of:=100*IF([.M49]=0;0;[.E49]/[.E48]-1)" office:value-type="float" office:value="8.86531782847597" calcext:value-type="float">
            <text:p/>
          </table:table-cell>
          <table:table-cell table:style-name="ce11"/>
          <table:table-cell table:style-name="ce141" office:value-type="float" office:value="698" calcext:value-type="float">
            <text:p>698</text:p>
          </table:table-cell>
          <table:table-cell table:style-name="ce146"/>
          <table:table-cell table:style-name="ce158" office:value-type="float" office:value="0.13" calcext:value-type="float">
            <text:p>0.13</text:p>
          </table:table-cell>
          <table:table-cell table:style-name="ce161"/>
          <table:table-cell table:style-name="ce166"/>
          <table:table-cell table:style-name="ce174" office:value-type="time" office:time-value="PT21H28M00S" calcext:value-type="time">
            <text:p>0.894444444444444</text:p>
          </table:table-cell>
          <table:table-cell table:style-name="ce178" office:value-type="date" office:date-value="2013-12-15" calcext:value-type="date">
            <text:p>41623</text:p>
          </table:table-cell>
          <table:table-cell table:style-name="ce11"/>
          <table:table-cell table:style-name="ce167" table:formula="of:=[.P48]+[.J49]" office:value-type="float" office:value="-0.13" calcext:value-type="float">
            <text:p/>
          </table:table-cell>
          <table:table-cell table:style-name="ce188" table:formula="of:=1+[.P49]/([.C49]+0)" office:value-type="float" office:value="-0.0436628391001057" calcext:value-type="float">
            <text:p/>
          </table:table-cell>
          <table:table-cell table:style-name="ce194" table:formula="of:=-[.P49]-[.C49]" office:value-type="float" office:value="0.0054387" calcext:value-type="float">
            <text:p/>
          </table:table-cell>
          <table:table-cell table:style-name="ce11"/>
          <table:table-cell table:style-name="ce201" table:formula="of:=-[.J49]+[.T48]" office:value-type="float" office:value="0.13" calcext:value-type="float">
            <text:p/>
          </table:table-cell>
          <table:table-cell table:style-name="ce209"/>
          <table:table-cell table:style-name="ce216"/>
          <table:table-cell table:style-name="ce219" table:formula="of:=[.E49]/(ABS([.P49])*[.H49]*[.$W$6])" office:value-type="float" office:value="15.5164501818382" calcext:value-type="float">
            <text:p/>
          </table:table-cell>
          <table:table-cell table:style-name="ce223" table:formula="of:=[.P49]*[.H49]/[.E49]" office:value-type="float" office:value="-0.644477305234728" calcext:value-type="float">
            <text:p/>
          </table:table-cell>
          <table:table-cell table:style-name="ce187" table:formula="of:=([.E49]*[.$X$6]-ABS([.T49])*[.H49])/[.H49]" office:value-type="float" office:value="0.374284630909742" calcext:value-type="float">
            <text:p/>
          </table:table-cell>
          <table:table-cell table:style-name="ce11"/>
          <table:table-cell table:style-name="ce228" table:formula="of:=[.H49]*(-[.$AB$6]*0.01+[.Q49])*[.I49]/([.Q49]*[.H49])" office:value-type="float" office:value="0" calcext:value-type="float">
            <text:p/>
          </table:table-cell>
          <table:table-cell table:style-name="ce236" table:formula="of:=([.H49]-[.I49])*[.R49]/[.E49]*100" office:value-type="float" office:value="2.69624516921547" calcext:value-type="float">
            <text:p/>
          </table:table-cell>
          <table:table-cell table:style-name="ce244" table:formula="of:=[.E49]*[.$AB$6]*0.01/([.H49]-[.I49])" office:value-type="float" office:value="0.00403427704727794" calcext:value-type="float">
            <text:p/>
          </table:table-cell>
          <table:table-cell table:style-name="ce255" table:formula="of:=IF([.H49]=&quot;&quot;;&quot;&quot;;[.H49]-0.01*[.$AD$6]*[.AI49]/[.P49])" office:value-type="float" office:value="709.28326923076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49])+SIGN([.P48])=0;[.H49];([.H49]*[.J49]+[.AG48]*[.P48])/[.P49]);0)" office:value-type="float" office:value="923.665384615384" calcext:value-type="float">
            <text:p/>
          </table:table-cell>
          <table:table-cell table:style-name="ce277" table:formula="of:=IF([.H49]=0;0;-([.H48]-[.H49])*[.P48])" office:value-type="float" office:value="22.62" calcext:value-type="float">
            <text:p/>
          </table:table-cell>
          <table:table-cell table:style-name="ce280" table:formula="of:=[.AH49]+[.AI48]-[.AJ48]" office:value-type="float" office:value="29.3365" calcext:value-type="float">
            <text:p/>
          </table:table-cell>
          <table:table-cell table:style-name="ce286" table:formula="of:=IF(OR([.P49]=0;SIGN([.P49])+SIGN([.P48])=0);(-[.H49]+[.AG48])*-[.P48];0)" office:value-type="float" office:value="0" calcext:value-type="float">
            <text:p/>
          </table:table-cell>
          <table:table-cell table:style-name="ce295" table:formula="of:=[.AI49]/([.E49]-[.AI49])" office:value-type="float" office:value="0.263202591180322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51598155" calcext:value-type="float">
            <text:p>24.51598155</text:p>
          </table:table-cell>
          <table:table-cell table:style-name="ce11"/>
          <table:table-cell table:style-name="ce326" table:number-matrix-columns-spanned="1" table:number-matrix-rows-spanned="1" table:formula="of:=SUM(IF([.$F$10:.$F49]*ABS(SIGN([.$J$10:.$J49]))&gt;0;1;0))/SUM(IF([.$F$10:.$F49]*ABS(SIGN([.$J$10:.$J49]))&lt;&gt;0;1;0))" office:value-type="float" office:value="0.432432432432432" calcext:value-type="float">
            <text:p/>
          </table:table-cell>
          <table:table-cell table:style-name="ce15" table:number-matrix-columns-spanned="1" table:number-matrix-rows-spanned="1" table:formula="of:=-SUM(IF([.$F$10:.$F49]*ABS(SIGN([.$J$10:.$J49]))&lt;0;[.$F$10:.$F49];0))/SUM(IF([.$F$10:.$F49]*ABS(SIGN([.$J$10:.$J49]))&lt;0;1;0))" office:value-type="float" office:value="1.47371687816866" calcext:value-type="float">
            <text:p/>
          </table:table-cell>
          <table:table-cell table:style-name="ce15" table:number-matrix-columns-spanned="1" table:number-matrix-rows-spanned="1" table:formula="of:=SUM(IF([.$F$10:.$F49]*ABS(SIGN([.$J$10:.$J49]))&gt;0;[.$F$10:.$F49];0))/SUM(IF([.$F$10:.$F49]*ABS(SIGN([.$J$10:.$J49]))&gt;0;1;0))/[.AU49]" office:value-type="float" office:value="5.04455131511991" calcext:value-type="float">
            <text:p/>
          </table:table-cell>
          <table:table-cell table:style-name="ce11"/>
          <table:table-cell table:style-name="ce337"/>
          <table:table-cell table:style-name="ce343" table:formula="of:=IF([.AX49]&lt;&gt;&quot;&quot;;[.AY48]-[.AX49];[.AY48])-[.L49]*[.H4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0]=&quot;&quot;;[.C49]+[.L50]+[.B50];[.AQ50])" office:value-type="float" office:value="0.1245613" calcext:value-type="float">
            <text:p/>
          </table:table-cell>
          <table:table-cell table:style-name="ce40" table:formula="of:=IF([.AR50]&lt;&gt;&quot;&quot;;[.AR50];[.D49]+[.AX50])" office:value-type="float" office:value="24.46522155" calcext:value-type="float">
            <text:p/>
          </table:table-cell>
          <table:table-cell table:style-name="ce48" table:formula="of:=IF([.H50]=0;&quot;&quot;;[.D50]+[.C50]*[.H50]+[.AY50]+[.AI50]-[.AJ50])" office:value-type="float" office:value="140.70743805" calcext:value-type="float">
            <text:p/>
          </table:table-cell>
          <table:table-cell table:style-name="ce95" table:formula="of:=100*IF([.M50]=0;0;[.E50]/[.E49]-1)" office:value-type="float" office:value="-0.0630917997064162" calcext:value-type="float">
            <text:p/>
          </table:table-cell>
          <table:table-cell table:style-name="ce11"/>
          <table:table-cell table:style-name="ce141" office:value-type="float" office:value="705" calcext:value-type="float">
            <text:p>705</text:p>
          </table:table-cell>
          <table:table-cell table:style-name="ce146" office:value-type="float" office:value="715" calcext:value-type="float">
            <text:p>715</text:p>
          </table:table-cell>
          <table:table-cell table:style-name="ce158" office:value-type="float" office:value="-0.06" calcext:value-type="float">
            <text:p>-0.06</text:p>
          </table:table-cell>
          <table:table-cell table:style-name="ce161"/>
          <table:table-cell table:style-name="ce166"/>
          <table:table-cell table:style-name="ce174" office:value-type="time" office:time-value="PT23H16M00S" calcext:value-type="time">
            <text:p>0.969444444444444</text:p>
          </table:table-cell>
          <table:table-cell table:style-name="ce178" office:value-type="date" office:date-value="2013-12-15" calcext:value-type="date">
            <text:p>41623</text:p>
          </table:table-cell>
          <table:table-cell table:style-name="ce11"/>
          <table:table-cell table:style-name="ce167" table:formula="of:=[.P49]+[.J50]" office:value-type="float" office:value="-0.19" calcext:value-type="float">
            <text:p/>
          </table:table-cell>
          <table:table-cell table:style-name="ce188" table:formula="of:=1+[.P50]/([.C50]+0)" office:value-type="float" office:value="-0.525353380223232" calcext:value-type="float">
            <text:p/>
          </table:table-cell>
          <table:table-cell table:style-name="ce194" table:formula="of:=-[.P50]-[.C50]" office:value-type="float" office:value="0.0654387" calcext:value-type="float">
            <text:p/>
          </table:table-cell>
          <table:table-cell table:style-name="ce11"/>
          <table:table-cell table:style-name="ce201" table:formula="of:=-[.J50]+[.T49]" office:value-type="float" office:value="0.19" calcext:value-type="float">
            <text:p/>
          </table:table-cell>
          <table:table-cell table:style-name="ce209"/>
          <table:table-cell table:style-name="ce216"/>
          <table:table-cell table:style-name="ce219" table:formula="of:=[.E50]/(ABS([.P50])*[.H50]*[.$W$6])" office:value-type="float" office:value="10.5044746584546" calcext:value-type="float">
            <text:p/>
          </table:table-cell>
          <table:table-cell table:style-name="ce223" table:formula="of:=[.P50]*[.H50]/[.E50]" office:value-type="float" office:value="-0.951975260557308" calcext:value-type="float">
            <text:p/>
          </table:table-cell>
          <table:table-cell table:style-name="ce187" table:formula="of:=([.E50]*[.$X$6]-ABS([.T50])*[.H50])/[.H50]" office:value-type="float" office:value="0.308962546276596" calcext:value-type="float">
            <text:p/>
          </table:table-cell>
          <table:table-cell table:style-name="ce11"/>
          <table:table-cell table:style-name="ce228" table:formula="of:=[.H50]*(-[.$AB$6]*0.01+[.Q50])*[.I50]/([.Q50]*[.H50])" office:value-type="float" office:value="742.219773467382" calcext:value-type="float">
            <text:p/>
          </table:table-cell>
          <table:table-cell table:style-name="ce236" table:formula="of:=([.H50]-[.I50])*[.R50]/[.E50]*100" office:value-type="float" office:value="-0.465069230929687" calcext:value-type="float">
            <text:p/>
          </table:table-cell>
          <table:table-cell table:style-name="ce244" table:formula="of:=[.E50]*[.$AB$6]*0.01/([.H50]-[.I50])" office:value-type="float" office:value="-0.2814148761" calcext:value-type="float">
            <text:p/>
          </table:table-cell>
          <table:table-cell table:style-name="ce255" table:formula="of:=IF([.H50]=&quot;&quot;;&quot;&quot;;[.H50]-0.01*[.$AD$6]*[.AI50]/[.P50])" office:value-type="float" office:value="712.480657894737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0])+SIGN([.P49])=0;[.H50];([.H50]*[.J50]+[.AG49]*[.P49])/[.P50]);0)" office:value-type="float" office:value="854.613157894737" calcext:value-type="float">
            <text:p/>
          </table:table-cell>
          <table:table-cell table:style-name="ce277" table:formula="of:=IF([.H50]=0;0;-([.H49]-[.H50])*[.P49])" office:value-type="float" office:value="-0.91" calcext:value-type="float">
            <text:p/>
          </table:table-cell>
          <table:table-cell table:style-name="ce280" table:formula="of:=[.AH50]+[.AI49]-[.AJ49]" office:value-type="float" office:value="28.4265" calcext:value-type="float">
            <text:p/>
          </table:table-cell>
          <table:table-cell table:style-name="ce286" table:formula="of:=IF(OR([.P50]=0;SIGN([.P50])+SIGN([.P49])=0);(-[.H50]+[.AG49])*-[.P49];0)" office:value-type="float" office:value="0" calcext:value-type="float">
            <text:p/>
          </table:table-cell>
          <table:table-cell table:style-name="ce295" table:formula="of:=[.AI50]/([.E50]-[.AI50])" office:value-type="float" office:value="0.2531729828204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46522155" calcext:value-type="float">
            <text:p>24.46522155</text:p>
          </table:table-cell>
          <table:table-cell table:style-name="ce11"/>
          <table:table-cell table:style-name="ce326" table:number-matrix-columns-spanned="1" table:number-matrix-rows-spanned="1" table:formula="of:=SUM(IF([.$F$10:.$F50]*ABS(SIGN([.$J$10:.$J50]))&gt;0;1;0))/SUM(IF([.$F$10:.$F50]*ABS(SIGN([.$J$10:.$J50]))&lt;&gt;0;1;0))" office:value-type="float" office:value="0.421052631578947" calcext:value-type="float">
            <text:p/>
          </table:table-cell>
          <table:table-cell table:style-name="ce15" table:number-matrix-columns-spanned="1" table:number-matrix-rows-spanned="1" table:formula="of:=-SUM(IF([.$F$10:.$F50]*ABS(SIGN([.$J$10:.$J50]))&lt;0;[.$F$10:.$F50];0))/SUM(IF([.$F$10:.$F50]*ABS(SIGN([.$J$10:.$J50]))&lt;0;1;0))" office:value-type="float" office:value="1.40959755642038" calcext:value-type="float">
            <text:p/>
          </table:table-cell>
          <table:table-cell table:style-name="ce15" table:number-matrix-columns-spanned="1" table:number-matrix-rows-spanned="1" table:formula="of:=SUM(IF([.$F$10:.$F50]*ABS(SIGN([.$J$10:.$J50]))&gt;0;[.$F$10:.$F50];0))/SUM(IF([.$F$10:.$F50]*ABS(SIGN([.$J$10:.$J50]))&gt;0;1;0))/[.AU50]" office:value-type="float" office:value="5.27401624812625" calcext:value-type="float">
            <text:p/>
          </table:table-cell>
          <table:table-cell table:style-name="ce11"/>
          <table:table-cell table:style-name="ce337"/>
          <table:table-cell table:style-name="ce343" table:formula="of:=IF([.AX50]&lt;&gt;&quot;&quot;;[.AY49]-[.AX50];[.AY49])-[.L50]*[.H5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1]=&quot;&quot;;[.C50]+[.L51]+[.B51];[.AQ51])" office:value-type="float" office:value="0.1245613" calcext:value-type="float">
            <text:p/>
          </table:table-cell>
          <table:table-cell table:style-name="ce40" table:formula="of:=IF([.AR51]&lt;&gt;&quot;&quot;;[.AR51];[.D50]+[.AX51])" office:value-type="float" office:value="24.41446155" calcext:value-type="float">
            <text:p/>
          </table:table-cell>
          <table:table-cell table:style-name="ce48" table:formula="of:=IF([.H51]=0;&quot;&quot;;[.D51]+[.C51]*[.H51]+[.AY51]+[.AI51]-[.AJ51])" office:value-type="float" office:value="140.65667805" calcext:value-type="float">
            <text:p/>
          </table:table-cell>
          <table:table-cell table:style-name="ce96" table:formula="of:=100*IF([.M51]=0;0;[.E51]/[.E50]-1)" office:value-type="float" office:value="-0.0360748519790066" calcext:value-type="float">
            <text:p/>
          </table:table-cell>
          <table:table-cell table:style-name="ce11"/>
          <table:table-cell table:style-name="ce141" office:value-type="float" office:value="705" calcext:value-type="float">
            <text:p>705</text:p>
          </table:table-cell>
          <table:table-cell table:style-name="ce146"/>
          <table:table-cell table:style-name="ce158" office:value-type="float" office:value="0.06" calcext:value-type="float">
            <text:p>0.06</text:p>
          </table:table-cell>
          <table:table-cell table:style-name="ce161"/>
          <table:table-cell table:style-name="ce166"/>
          <table:table-cell table:style-name="ce174" office:value-type="time" office:time-value="PT23H56M00S" calcext:value-type="time">
            <text:p>0.997222222222222</text:p>
          </table:table-cell>
          <table:table-cell table:style-name="ce178" office:value-type="date" office:date-value="2013-12-15" calcext:value-type="date">
            <text:p>41623</text:p>
          </table:table-cell>
          <table:table-cell table:style-name="ce11"/>
          <table:table-cell table:style-name="ce167" table:formula="of:=[.P50]+[.J51]" office:value-type="float" office:value="-0.13" calcext:value-type="float">
            <text:p/>
          </table:table-cell>
          <table:table-cell table:style-name="ce188" table:formula="of:=1+[.P51]/([.C51]+0)" office:value-type="float" office:value="-0.0436628391001057" calcext:value-type="float">
            <text:p/>
          </table:table-cell>
          <table:table-cell table:style-name="ce194" table:formula="of:=-[.P51]-[.C51]" office:value-type="float" office:value="0.0054387" calcext:value-type="float">
            <text:p/>
          </table:table-cell>
          <table:table-cell table:style-name="ce11"/>
          <table:table-cell table:style-name="ce201" table:formula="of:=-[.J51]+[.T50]" office:value-type="float" office:value="0.13" calcext:value-type="float">
            <text:p/>
          </table:table-cell>
          <table:table-cell table:style-name="ce209"/>
          <table:table-cell table:style-name="ce216"/>
          <table:table-cell table:style-name="ce219" table:formula="of:=[.E51]/(ABS([.P51])*[.H51]*[.$W$6])" office:value-type="float" office:value="15.3471552700491" calcext:value-type="float">
            <text:p/>
          </table:table-cell>
          <table:table-cell table:style-name="ce223" table:formula="of:=[.P51]*[.H51]/[.E51]" office:value-type="float" office:value="-0.651586552950018" calcext:value-type="float">
            <text:p/>
          </table:table-cell>
          <table:table-cell table:style-name="ce187" table:formula="of:=([.E51]*[.$X$6]-ABS([.T51])*[.H51])/[.H51]" office:value-type="float" office:value="0.368782546276596" calcext:value-type="float">
            <text:p/>
          </table:table-cell>
          <table:table-cell table:style-name="ce11"/>
          <table:table-cell table:style-name="ce228" table:formula="of:=[.H51]*(-[.$AB$6]*0.01+[.Q51])*[.I51]/([.Q51]*[.H51])" office:value-type="float" office:value="0" calcext:value-type="float">
            <text:p/>
          </table:table-cell>
          <table:table-cell table:style-name="ce236" table:formula="of:=([.H51]-[.I51])*[.R51]/[.E51]*100" office:value-type="float" office:value="2.72598752733021" calcext:value-type="float">
            <text:p/>
          </table:table-cell>
          <table:table-cell table:style-name="ce244" table:formula="of:=[.E51]*[.$AB$6]*0.01/([.H51]-[.I51])" office:value-type="float" office:value="0.00399026037021277" calcext:value-type="float">
            <text:p/>
          </table:table-cell>
          <table:table-cell table:style-name="ce255" table:formula="of:=IF([.H51]=&quot;&quot;;&quot;&quot;;[.H51]-0.01*[.$AD$6]*[.AI51]/[.P51])" office:value-type="float" office:value="715.93326923076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1])+SIGN([.P50])=0;[.H51];([.H51]*[.J51]+[.AG50]*[.P50])/[.P51]);0)" office:value-type="float" office:value="923.665384615384" calcext:value-type="float">
            <text:p/>
          </table:table-cell>
          <table:table-cell table:style-name="ce277" table:formula="of:=IF([.H51]=0;0;-([.H50]-[.H51])*[.P50])" office:value-type="float" office:value="0" calcext:value-type="float">
            <text:p/>
          </table:table-cell>
          <table:table-cell table:style-name="ce280" table:formula="of:=[.AH51]+[.AI50]-[.AJ50]" office:value-type="float" office:value="28.4265" calcext:value-type="float">
            <text:p/>
          </table:table-cell>
          <table:table-cell table:style-name="ce286" table:formula="of:=IF(OR([.P51]=0;SIGN([.P51])+SIGN([.P50])=0);(-[.H51]+[.AG50])*-[.P50];0)" office:value-type="float" office:value="0" calcext:value-type="float">
            <text:p/>
          </table:table-cell>
          <table:table-cell table:style-name="ce295" table:formula="of:=[.AI51]/([.E51]-[.AI51])" office:value-type="float" office:value="0.253287489104184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41446155" calcext:value-type="float">
            <text:p>24.41446155</text:p>
          </table:table-cell>
          <table:table-cell table:style-name="ce11"/>
          <table:table-cell table:style-name="ce326" table:number-matrix-columns-spanned="1" table:number-matrix-rows-spanned="1" table:formula="of:=SUM(IF([.$F$10:.$F51]*ABS(SIGN([.$J$10:.$J51]))&gt;0;1;0))/SUM(IF([.$F$10:.$F51]*ABS(SIGN([.$J$10:.$J51]))&lt;&gt;0;1;0))" office:value-type="float" office:value="0.41025641025641" calcext:value-type="float">
            <text:p/>
          </table:table-cell>
          <table:table-cell table:style-name="ce15" table:number-matrix-columns-spanned="1" table:number-matrix-rows-spanned="1" table:formula="of:=-SUM(IF([.$F$10:.$F51]*ABS(SIGN([.$J$10:.$J51]))&lt;0;[.$F$10:.$F51];0))/SUM(IF([.$F$10:.$F51]*ABS(SIGN([.$J$10:.$J51]))&lt;0;1;0))" office:value-type="float" office:value="1.3498791779664" calcext:value-type="float">
            <text:p/>
          </table:table-cell>
          <table:table-cell table:style-name="ce15" table:number-matrix-columns-spanned="1" table:number-matrix-rows-spanned="1" table:formula="of:=SUM(IF([.$F$10:.$F51]*ABS(SIGN([.$J$10:.$J51]))&gt;0;[.$F$10:.$F51];0))/SUM(IF([.$F$10:.$F51]*ABS(SIGN([.$J$10:.$J51]))&gt;0;1;0))/[.AU51]" office:value-type="float" office:value="5.50733764712174" calcext:value-type="float">
            <text:p/>
          </table:table-cell>
          <table:table-cell table:style-name="ce11"/>
          <table:table-cell table:style-name="ce337"/>
          <table:table-cell table:style-name="ce343" table:formula="of:=IF([.AX51]&lt;&gt;&quot;&quot;;[.AY50]-[.AX51];[.AY50])-[.L51]*[.H5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2]=&quot;&quot;;[.C51]+[.L52]+[.B52];[.AQ52])" office:value-type="float" office:value="0.1245613" calcext:value-type="float">
            <text:p/>
          </table:table-cell>
          <table:table-cell table:style-name="ce40" table:formula="of:=IF([.AR52]&lt;&gt;&quot;&quot;;[.AR52];[.D51]+[.AX52])" office:value-type="float" office:value="24.36154155" calcext:value-type="float">
            <text:p/>
          </table:table-cell>
          <table:table-cell table:style-name="ce48" table:formula="of:=IF([.H52]=0;&quot;&quot;;[.D52]+[.C52]*[.H52]+[.AY52]+[.AI52]-[.AJ52])" office:value-type="float" office:value="140.44059705" calcext:value-type="float">
            <text:p/>
          </table:table-cell>
          <table:table-cell table:style-name="ce97" table:formula="of:=100*IF([.M52]=0;0;[.E52]/[.E51]-1)" office:value-type="float" office:value="-0.153622993942149" calcext:value-type="float">
            <text:p/>
          </table:table-cell>
          <table:table-cell table:style-name="ce11"/>
          <table:table-cell table:style-name="ce141" office:value-type="float" office:value="735" calcext:value-type="float">
            <text:p>735</text:p>
          </table:table-cell>
          <table:table-cell table:style-name="ce146" office:value-type="float" office:value="745" calcext:value-type="float">
            <text:p>745</text:p>
          </table:table-cell>
          <table:table-cell table:style-name="ce158" office:value-type="float" office:value="-0.06" calcext:value-type="float">
            <text:p>-0.06</text:p>
          </table:table-cell>
          <table:table-cell table:style-name="ce161"/>
          <table:table-cell table:style-name="ce166"/>
          <table:table-cell table:style-name="ce174" office:value-type="time" office:time-value="PT00H31M00S" calcext:value-type="time">
            <text:p>0.0215277777777778</text:p>
          </table:table-cell>
          <table:table-cell table:style-name="ce178" office:value-type="date" office:date-value="2013-12-16" calcext:value-type="date">
            <text:p>41624</text:p>
          </table:table-cell>
          <table:table-cell table:style-name="ce11"/>
          <table:table-cell table:style-name="ce167" table:formula="of:=[.P51]+[.J52]" office:value-type="float" office:value="-0.19" calcext:value-type="float">
            <text:p/>
          </table:table-cell>
          <table:table-cell table:style-name="ce188" table:formula="of:=1+[.P52]/([.C52]+0)" office:value-type="float" office:value="-0.525353380223232" calcext:value-type="float">
            <text:p/>
          </table:table-cell>
          <table:table-cell table:style-name="ce194" table:formula="of:=-[.P52]-[.C52]" office:value-type="float" office:value="0.0654387" calcext:value-type="float">
            <text:p/>
          </table:table-cell>
          <table:table-cell table:style-name="ce11"/>
          <table:table-cell table:style-name="ce201" table:formula="of:=-[.J52]+[.T51]" office:value-type="float" office:value="0.19" calcext:value-type="float">
            <text:p/>
          </table:table-cell>
          <table:table-cell table:style-name="ce209"/>
          <table:table-cell table:style-name="ce216"/>
          <table:table-cell table:style-name="ce219" table:formula="of:=[.E52]/(ABS([.P52])*[.H52]*[.$W$6])" office:value-type="float" office:value="10.0566127497315" calcext:value-type="float">
            <text:p/>
          </table:table-cell>
          <table:table-cell table:style-name="ce223" table:formula="of:=[.P52]*[.H52]/[.E52]" office:value-type="float" office:value="-0.994370594638539" calcext:value-type="float">
            <text:p/>
          </table:table-cell>
          <table:table-cell table:style-name="ce187" table:formula="of:=([.E52]*[.$X$6]-ABS([.T52])*[.H52])/[.H52]" office:value-type="float" office:value="0.287689105612245" calcext:value-type="float">
            <text:p/>
          </table:table-cell>
          <table:table-cell table:style-name="ce11"/>
          <table:table-cell table:style-name="ce228" table:formula="of:=[.H52]*(-[.$AB$6]*0.01+[.Q52])*[.I52]/([.Q52]*[.H52])" office:value-type="float" office:value="773.361861864615" calcext:value-type="float">
            <text:p/>
          </table:table-cell>
          <table:table-cell table:style-name="ce236" table:formula="of:=([.H52]-[.I52])*[.R52]/[.E52]*100" office:value-type="float" office:value="-0.465952875269409" calcext:value-type="float">
            <text:p/>
          </table:table-cell>
          <table:table-cell table:style-name="ce244" table:formula="of:=[.E52]*[.$AB$6]*0.01/([.H52]-[.I52])" office:value-type="float" office:value="-0.2808811941" calcext:value-type="float">
            <text:p/>
          </table:table-cell>
          <table:table-cell table:style-name="ce255" table:formula="of:=IF([.H52]=&quot;&quot;;&quot;&quot;;[.H52]-0.01*[.$AD$6]*[.AI52]/[.P52])" office:value-type="float" office:value="741.454342105263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2])+SIGN([.P51])=0;[.H52];([.H52]*[.J52]+[.AG51]*[.P51])/[.P52]);0)" office:value-type="float" office:value="864.086842105263" calcext:value-type="float">
            <text:p/>
          </table:table-cell>
          <table:table-cell table:style-name="ce277" table:formula="of:=IF([.H52]=0;0;-([.H51]-[.H52])*[.P51])" office:value-type="float" office:value="-3.9" calcext:value-type="float">
            <text:p/>
          </table:table-cell>
          <table:table-cell table:style-name="ce280" table:formula="of:=[.AH52]+[.AI51]-[.AJ51]" office:value-type="float" office:value="24.5265" calcext:value-type="float">
            <text:p/>
          </table:table-cell>
          <table:table-cell table:style-name="ce286" table:formula="of:=IF(OR([.P52]=0;SIGN([.P52])+SIGN([.P51])=0);(-[.H52]+[.AG51])*-[.P51];0)" office:value-type="float" office:value="0" calcext:value-type="float">
            <text:p/>
          </table:table-cell>
          <table:table-cell table:style-name="ce295" table:formula="of:=[.AI52]/([.E52]-[.AI52])" office:value-type="float" office:value="0.211592037760691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36154155" calcext:value-type="float">
            <text:p>24.36154155</text:p>
          </table:table-cell>
          <table:table-cell table:style-name="ce11"/>
          <table:table-cell table:style-name="ce326" table:number-matrix-columns-spanned="1" table:number-matrix-rows-spanned="1" table:formula="of:=SUM(IF([.$F$10:.$F52]*ABS(SIGN([.$J$10:.$J52]))&gt;0;1;0))/SUM(IF([.$F$10:.$F52]*ABS(SIGN([.$J$10:.$J52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52]*ABS(SIGN([.$J$10:.$J52]))&lt;0;[.$F$10:.$F52];0))/SUM(IF([.$F$10:.$F52]*ABS(SIGN([.$J$10:.$J52]))&lt;0;1;0))" office:value-type="float" office:value="1.30003517029873" calcext:value-type="float">
            <text:p/>
          </table:table-cell>
          <table:table-cell table:style-name="ce15" table:number-matrix-columns-spanned="1" table:number-matrix-rows-spanned="1" table:formula="of:=SUM(IF([.$F$10:.$F52]*ABS(SIGN([.$J$10:.$J52]))&gt;0;[.$F$10:.$F52];0))/SUM(IF([.$F$10:.$F52]*ABS(SIGN([.$J$10:.$J52]))&gt;0;1;0))/[.AU52]" office:value-type="float" office:value="5.71849176524344" calcext:value-type="float">
            <text:p/>
          </table:table-cell>
          <table:table-cell table:style-name="ce11"/>
          <table:table-cell table:style-name="ce337"/>
          <table:table-cell table:style-name="ce343" table:formula="of:=IF([.AX52]&lt;&gt;&quot;&quot;;[.AY51]-[.AX52];[.AY51])-[.L52]*[.H5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3]=&quot;&quot;;[.C52]+[.L53]+[.B53];[.AQ53])" office:value-type="float" office:value="0.1245613" calcext:value-type="float">
            <text:p/>
          </table:table-cell>
          <table:table-cell table:style-name="ce40" table:formula="of:=IF([.AR53]&lt;&gt;&quot;&quot;;[.AR53];[.D52]+[.AX53])" office:value-type="float" office:value="24.30771435" calcext:value-type="float">
            <text:p/>
          </table:table-cell>
          <table:table-cell table:style-name="ce48" table:formula="of:=IF([.H53]=0;&quot;&quot;;[.D53]+[.C53]*[.H53]+[.AY53]+[.AI53]-[.AJ53])" office:value-type="float" office:value="139.56224223" calcext:value-type="float">
            <text:p/>
          </table:table-cell>
          <table:table-cell table:style-name="ce98" table:formula="of:=100*IF([.M53]=0;0;[.E53]/[.E52]-1)" office:value-type="float" office:value="-0.625428001909811" calcext:value-type="float">
            <text:p/>
          </table:table-cell>
          <table:table-cell table:style-name="ce11"/>
          <table:table-cell table:style-name="ce141" office:value-type="float" office:value="747.6" calcext:value-type="float">
            <text:p>747.6</text:p>
          </table:table-cell>
          <table:table-cell table:style-name="ce146"/>
          <table:table-cell table:style-name="ce158" office:value-type="float" office:value="0.06" calcext:value-type="float">
            <text:p>0.06</text:p>
          </table:table-cell>
          <table:table-cell table:style-name="ce161"/>
          <table:table-cell table:style-name="ce166"/>
          <table:table-cell table:style-name="ce174" office:value-type="time" office:time-value="PT00H34M00S" calcext:value-type="time">
            <text:p>0.0236111111111111</text:p>
          </table:table-cell>
          <table:table-cell table:style-name="ce178" office:value-type="date" office:date-value="2013-12-16" calcext:value-type="date">
            <text:p>41624</text:p>
          </table:table-cell>
          <table:table-cell table:style-name="ce11"/>
          <table:table-cell table:style-name="ce167" table:formula="of:=[.P52]+[.J53]" office:value-type="float" office:value="-0.13" calcext:value-type="float">
            <text:p/>
          </table:table-cell>
          <table:table-cell table:style-name="ce188" table:formula="of:=1+[.P53]/([.C53]+0)" office:value-type="float" office:value="-0.0436628391001057" calcext:value-type="float">
            <text:p/>
          </table:table-cell>
          <table:table-cell table:style-name="ce194" table:formula="of:=-[.P53]-[.C53]" office:value-type="float" office:value="0.0054387" calcext:value-type="float">
            <text:p/>
          </table:table-cell>
          <table:table-cell table:style-name="ce11"/>
          <table:table-cell table:style-name="ce201" table:formula="of:=-[.J53]+[.T52]" office:value-type="float" office:value="0.13" calcext:value-type="float">
            <text:p/>
          </table:table-cell>
          <table:table-cell table:style-name="ce209"/>
          <table:table-cell table:style-name="ce216"/>
          <table:table-cell table:style-name="ce219" table:formula="of:=[.E53]/(ABS([.P53])*[.H53]*[.$W$6])" office:value-type="float" office:value="14.3600282164465" calcext:value-type="float">
            <text:p/>
          </table:table-cell>
          <table:table-cell table:style-name="ce223" table:formula="of:=[.P53]*[.H53]/[.E53]" office:value-type="float" office:value="-0.696377461748094" calcext:value-type="float">
            <text:p/>
          </table:table-cell>
          <table:table-cell table:style-name="ce187" table:formula="of:=([.E53]*[.$X$6]-ABS([.T53])*[.H53])/[.H53]" office:value-type="float" office:value="0.33670091703451" calcext:value-type="float">
            <text:p/>
          </table:table-cell>
          <table:table-cell table:style-name="ce11"/>
          <table:table-cell table:style-name="ce137" table:formula="of:=[.H53]*(-[.$AB$6]*0.01+[.Q53])/[.Q53]" office:value-type="float" office:value="1090.04223023884" calcext:value-type="float">
            <text:p/>
          </table:table-cell>
          <table:table-cell table:style-name="ce236" table:formula="of:=([.H53]-[.I53])*[.R53]/[.E53]*100" office:value-type="float" office:value="2.91337546246874" calcext:value-type="float">
            <text:p/>
          </table:table-cell>
          <table:table-cell table:style-name="ce244" table:formula="of:=[.E53]*[.$AB$6]*0.01/([.H53]-[.I53])" office:value-type="float" office:value="0.00373360733627608" calcext:value-type="float">
            <text:p/>
          </table:table-cell>
          <table:table-cell table:style-name="ce255" table:formula="of:=IF([.H53]=&quot;&quot;;&quot;&quot;;[.H53]-0.01*[.$AD$6]*[.AI53]/[.P53])" office:value-type="float" office:value="756.112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3])+SIGN([.P52])=0;[.H53];([.H53]*[.J53]+[.AG52]*[.P52])/[.P53]);0)" office:value-type="float" office:value="917.85" calcext:value-type="float">
            <text:p/>
          </table:table-cell>
          <table:table-cell table:style-name="ce277" table:formula="of:=IF([.H53]=0;0;-([.H52]-[.H53])*[.P52])" office:value-type="float" office:value="-2.394" calcext:value-type="float">
            <text:p/>
          </table:table-cell>
          <table:table-cell table:style-name="ce280" table:formula="of:=[.AH53]+[.AI52]-[.AJ52]" office:value-type="float" office:value="22.1325" calcext:value-type="float">
            <text:p/>
          </table:table-cell>
          <table:table-cell table:style-name="ce286" table:formula="of:=IF(OR([.P53]=0;SIGN([.P53])+SIGN([.P52])=0);(-[.H53]+[.AG52])*-[.P52];0)" office:value-type="float" office:value="0" calcext:value-type="float">
            <text:p/>
          </table:table-cell>
          <table:table-cell table:style-name="ce295" table:formula="of:=[.AI53]/([.E53]-[.AI53])" office:value-type="float" office:value="0.188474398220605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4.30771435" calcext:value-type="float">
            <text:p>24.30771435</text:p>
          </table:table-cell>
          <table:table-cell table:style-name="ce11"/>
          <table:table-cell table:style-name="ce326" table:number-matrix-columns-spanned="1" table:number-matrix-rows-spanned="1" table:formula="of:=SUM(IF([.$F$10:.$F53]*ABS(SIGN([.$J$10:.$J53]))&gt;0;1;0))/SUM(IF([.$F$10:.$F53]*ABS(SIGN([.$J$10:.$J53]))&lt;&gt;0;1;0))" office:value-type="float" office:value="0.390243902439024" calcext:value-type="float">
            <text:p/>
          </table:table-cell>
          <table:table-cell table:style-name="ce15" table:number-matrix-columns-spanned="1" table:number-matrix-rows-spanned="1" table:formula="of:=-SUM(IF([.$F$10:.$F53]*ABS(SIGN([.$J$10:.$J53]))&lt;0;[.$F$10:.$F53];0))/SUM(IF([.$F$10:.$F53]*ABS(SIGN([.$J$10:.$J53]))&lt;0;1;0))" office:value-type="float" office:value="1.27305088356317" calcext:value-type="float">
            <text:p/>
          </table:table-cell>
          <table:table-cell table:style-name="ce15" table:number-matrix-columns-spanned="1" table:number-matrix-rows-spanned="1" table:formula="of:=SUM(IF([.$F$10:.$F53]*ABS(SIGN([.$J$10:.$J53]))&gt;0;[.$F$10:.$F53];0))/SUM(IF([.$F$10:.$F53]*ABS(SIGN([.$J$10:.$J53]))&gt;0;1;0))/[.AU53]" office:value-type="float" office:value="5.83970406200282" calcext:value-type="float">
            <text:p/>
          </table:table-cell>
          <table:table-cell table:style-name="ce11"/>
          <table:table-cell table:style-name="ce337"/>
          <table:table-cell table:style-name="ce343" table:formula="of:=IF([.AX53]&lt;&gt;&quot;&quot;;[.AY52]-[.AX53];[.AY52])-[.L53]*[.H5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4]=&quot;&quot;;[.C53]+[.L54]+[.B54];[.AQ54])" office:value-type="float" office:value="0.1245613" calcext:value-type="float">
            <text:p/>
          </table:table-cell>
          <table:table-cell table:style-name="ce40" table:formula="of:=IF([.AR54]&lt;&gt;&quot;&quot;;[.AR54];[.D53]+[.AX54])" office:value-type="float" office:value="71.22568935" calcext:value-type="float">
            <text:p/>
          </table:table-cell>
          <table:table-cell table:style-name="ce48" table:formula="of:=IF([.H54]=0;&quot;&quot;;[.D54]+[.C54]*[.H54]+[.AY54]+[.AI54]-[.AJ54])" office:value-type="float" office:value="140.35721085" calcext:value-type="float">
            <text:p/>
          </table:table-cell>
          <table:table-cell table:style-name="ce99" table:formula="of:=100*IF([.M54]=0;0;[.E54]/[.E53]-1)" office:value-type="float" office:value="0.569615826815051" calcext:value-type="float">
            <text:p/>
          </table:table-cell>
          <table:table-cell table:style-name="ce11"/>
          <table:table-cell table:style-name="ce141" office:value-type="float" office:value="555" calcext:value-type="float">
            <text:p>555</text:p>
          </table:table-cell>
          <table:table-cell table:style-name="ce146" office:value-type="float" office:value="535" calcext:value-type="float">
            <text:p>535</text:p>
          </table:table-cell>
          <table:table-cell table:style-name="ce158" office:value-type="float" office:value="0.13" calcext:value-type="float">
            <text:p>0.13</text:p>
          </table:table-cell>
          <table:table-cell table:style-name="ce161"/>
          <table:table-cell table:style-name="ce166"/>
          <table:table-cell table:style-name="ce174" office:value-type="time" office:time-value="PT09H11M00S" calcext:value-type="time">
            <text:p>0.382638888888889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53]+[.J54]" office:value-type="float" office:value="0" calcext:value-type="float">
            <text:p/>
          </table:table-cell>
          <table:table-cell table:style-name="ce188" table:formula="of:=1+[.P54]/([.C54]+0)" office:value-type="float" office:value="1" calcext:value-type="float">
            <text:p/>
          </table:table-cell>
          <table:table-cell table:style-name="ce194" table:formula="of:=-[.P54]-[.C54]" office:value-type="float" office:value="-0.1245613" calcext:value-type="float">
            <text:p/>
          </table:table-cell>
          <table:table-cell table:style-name="ce11"/>
          <table:table-cell table:style-name="ce201" table:formula="of:=-[.J54]+[.T53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54]/(ABS([.P54])*[.H54]*[.$W$6])" office:value-type="string" office:string-value="" calcext:value-type="error">
            <text:p/>
          </table:table-cell>
          <table:table-cell table:style-name="ce223" table:formula="of:=[.P54]*[.H54]/[.E54]" office:value-type="float" office:value="0" calcext:value-type="float">
            <text:p/>
          </table:table-cell>
          <table:table-cell table:style-name="ce187" table:formula="of:=([.E54]*[.$X$6]-ABS([.T54])*[.H54])/[.H54]" office:value-type="float" office:value="0.632239688513514" calcext:value-type="float">
            <text:p/>
          </table:table-cell>
          <table:table-cell table:style-name="ce11"/>
          <table:table-cell table:style-name="ce137" table:formula="of:=[.H54]*(-[.$AB$6]*0.01+[.Q54])/[.Q54]" office:value-type="float" office:value="543.9" calcext:value-type="float">
            <text:p/>
          </table:table-cell>
          <table:table-cell table:style-name="ce236" table:formula="of:=([.H54]-[.I54])*[.R54]/[.E54]*100" office:value-type="float" office:value="-1.77491842771254" calcext:value-type="float">
            <text:p/>
          </table:table-cell>
          <table:table-cell table:style-name="ce244" table:formula="of:=[.E54]*[.$AB$6]*0.01/([.H54]-[.I54])" office:value-type="float" office:value="0.14035721085" calcext:value-type="float">
            <text:p/>
          </table:table-cell>
          <table:table-cell table:style-name="ce256" table:formula="of:=([.AG54]-[.H54])*[.$AD$6]*0.01+[.H54]" office:value-type="float" office:value="527.2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4])+SIGN([.P53])=0;[.H54];([.H54]*[.J54]+[.AG53]*[.P53])/[.P54]);0)" office:value-type="float" office:value="0" calcext:value-type="float">
            <text:p/>
          </table:table-cell>
          <table:table-cell table:style-name="ce277" table:formula="of:=IF([.H54]=0;0;-([.H53]-[.H54])*[.P53])" office:value-type="float" office:value="25.038" calcext:value-type="float">
            <text:p/>
          </table:table-cell>
          <table:table-cell table:style-name="ce280" table:formula="of:=[.AH54]+[.AI53]-[.AJ53]" office:value-type="float" office:value="47.1705" calcext:value-type="float">
            <text:p/>
          </table:table-cell>
          <table:table-cell table:style-name="ce286" table:formula="of:=IF(OR([.P54]=0;SIGN([.P54])+SIGN([.P53])=0);(-[.H54]+[.AG53])*-[.P53];0)" office:value-type="float" office:value="47.1705" calcext:value-type="float">
            <text:p/>
          </table:table-cell>
          <table:table-cell table:style-name="ce295" table:formula="of:=[.AI54]/([.E54]-[.AI54])" office:value-type="float" office:value="0.506193421462519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71.22568935" calcext:value-type="float">
            <text:p>71.22568935</text:p>
          </table:table-cell>
          <table:table-cell table:style-name="ce11"/>
          <table:table-cell table:style-name="ce326" table:number-matrix-columns-spanned="1" table:number-matrix-rows-spanned="1" table:formula="of:=SUM(IF([.$F$10:.$F54]*ABS(SIGN([.$J$10:.$J54]))&gt;0;1;0))/SUM(IF([.$F$10:.$F54]*ABS(SIGN([.$J$10:.$J54]))&lt;&gt;0;1;0))" office:value-type="float" office:value="0.404761904761905" calcext:value-type="float">
            <text:p/>
          </table:table-cell>
          <table:table-cell table:style-name="ce15" table:number-matrix-columns-spanned="1" table:number-matrix-rows-spanned="1" table:formula="of:=-SUM(IF([.$F$10:.$F54]*ABS(SIGN([.$J$10:.$J54]))&lt;0;[.$F$10:.$F54];0))/SUM(IF([.$F$10:.$F54]*ABS(SIGN([.$J$10:.$J54]))&lt;0;1;0))" office:value-type="float" office:value="1.27305088356317" calcext:value-type="float">
            <text:p/>
          </table:table-cell>
          <table:table-cell table:style-name="ce15" table:number-matrix-columns-spanned="1" table:number-matrix-rows-spanned="1" table:formula="of:=SUM(IF([.$F$10:.$F54]*ABS(SIGN([.$J$10:.$J54]))&gt;0;[.$F$10:.$F54];0))/SUM(IF([.$F$10:.$F54]*ABS(SIGN([.$J$10:.$J54]))&gt;0;1;0))/[.AU54]" office:value-type="float" office:value="5.52251214797234" calcext:value-type="float">
            <text:p/>
          </table:table-cell>
          <table:table-cell table:style-name="ce11"/>
          <table:table-cell table:style-name="ce337"/>
          <table:table-cell table:style-name="ce343" table:formula="of:=IF([.AX54]&lt;&gt;&quot;&quot;;[.AY53]-[.AX54];[.AY53])-[.L54]*[.H5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5]=&quot;&quot;;[.C54]+[.L55]+[.B55];[.AQ55])" office:value-type="float" office:value="0.2344293" calcext:value-type="float">
            <text:p/>
          </table:table-cell>
          <table:table-cell table:style-name="ce40" table:formula="of:=IF([.AR55]&lt;&gt;&quot;&quot;;[.AR55];[.D54]+[.AX55])" office:value-type="float" office:value="10.17568935" calcext:value-type="float">
            <text:p/>
          </table:table-cell>
          <table:table-cell table:style-name="ce48" table:formula="of:=IF([.H55]=0;&quot;&quot;;[.D55]+[.C55]*[.H55]+[.AY55]+[.AI55]-[.AJ55])" office:value-type="float" office:value="140.28395085" calcext:value-type="float">
            <text:p/>
          </table:table-cell>
          <table:table-cell table:style-name="ce100" table:formula="of:=100*IF([.M55]=0;0;[.E55]/[.E54]-1)" office:value-type="float" office:value="-0.0521953945624709" calcext:value-type="float">
            <text:p/>
          </table:table-cell>
          <table:table-cell table:style-name="ce11"/>
          <table:table-cell table:style-name="ce141" office:value-type="float" office:value="555" calcext:value-type="float">
            <text:p>555</text:p>
          </table:table-cell>
          <table:table-cell table:style-name="ce146"/>
          <table:table-cell table:style-name="ce158"/>
          <table:table-cell table:style-name="ce161"/>
          <table:table-cell table:style-name="ce166" office:value-type="float" office:value="0.11" calcext:value-type="float">
            <text:p>0.11</text:p>
          </table:table-cell>
          <table:table-cell table:style-name="ce174" office:value-type="time" office:time-value="PT09H21M00S" calcext:value-type="time">
            <text:p>0.389583333333333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54]+[.J55]" office:value-type="float" office:value="0" calcext:value-type="float">
            <text:p/>
          </table:table-cell>
          <table:table-cell table:style-name="ce188" table:formula="of:=1+[.P55]/([.C55]+0)" office:value-type="float" office:value="1" calcext:value-type="float">
            <text:p/>
          </table:table-cell>
          <table:table-cell table:style-name="ce194" table:formula="of:=-[.P55]-[.C55]" office:value-type="float" office:value="-0.2344293" calcext:value-type="float">
            <text:p/>
          </table:table-cell>
          <table:table-cell table:style-name="ce11"/>
          <table:table-cell table:style-name="ce201" table:formula="of:=-[.J55]+[.T54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55]/(ABS([.P55])*[.H55]*[.$W$6])" office:value-type="string" office:string-value="" calcext:value-type="error">
            <text:p/>
          </table:table-cell>
          <table:table-cell table:style-name="ce223" table:formula="of:=[.P55]*[.H55]/[.E55]" office:value-type="float" office:value="0" calcext:value-type="float">
            <text:p/>
          </table:table-cell>
          <table:table-cell table:style-name="ce187" table:formula="of:=([.E55]*[.$X$6]-ABS([.T55])*[.H55])/[.H55]" office:value-type="float" office:value="0.631909688513513" calcext:value-type="float">
            <text:p/>
          </table:table-cell>
          <table:table-cell table:style-name="ce11"/>
          <table:table-cell table:style-name="ce137" table:formula="of:=[.H55]*(-[.$AB$6]*0.01+[.Q55])/[.Q55]" office:value-type="float" office:value="543.9" calcext:value-type="float">
            <text:p/>
          </table:table-cell>
          <table:table-cell table:style-name="ce236" table:formula="of:=([.H55]-[.I55])*[.R55]/[.E55]*100" office:value-type="float" office:value="-92.746362439649" calcext:value-type="float">
            <text:p/>
          </table:table-cell>
          <table:table-cell table:style-name="ce244" table:formula="of:=[.E55]*[.$AB$6]*0.01/([.H55]-[.I55])" office:value-type="float" office:value="0.00505527750810811" calcext:value-type="float">
            <text:p/>
          </table:table-cell>
          <table:table-cell table:style-name="ce255" table:formula="of:=IF([.H55]=&quot;&quot;;&quot;&quot;;[.H55]-0.01*[.$AD$6]*[.AI55]/[.P55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55])+SIGN([.P54])=0;[.H55];([.H55]*[.J55]+[.AG54]*[.P54])/[.P55]);0)" office:value-type="float" office:value="555" calcext:value-type="float">
            <text:p/>
          </table:table-cell>
          <table:table-cell table:style-name="ce277" table:formula="of:=IF([.H55]=0;0;-([.H54]-[.H55])*[.P54])" office:value-type="float" office:value="-0" calcext:value-type="float">
            <text:p/>
          </table:table-cell>
          <table:table-cell table:style-name="ce280" table:formula="of:=[.AH55]+[.AI54]-[.AJ54]" office:value-type="float" office:value="0" calcext:value-type="float">
            <text:p/>
          </table:table-cell>
          <table:table-cell table:style-name="ce286" table:formula="of:=IF(OR([.P55]=0;SIGN([.P55])+SIGN([.P54])=0);(-[.H55]+[.AG54])*-[.P54];0)" office:value-type="float" office:value="0" calcext:value-type="float">
            <text:p/>
          </table:table-cell>
          <table:table-cell table:style-name="ce295" table:formula="of:=[.AI55]/([.E55]-[.AI5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344293" calcext:value-type="float">
            <text:p>0.2344293</text:p>
          </table:table-cell>
          <table:table-cell table:style-name="ce320" office:value-type="float" office:value="10.17568935" calcext:value-type="float">
            <text:p>10.17568935</text:p>
          </table:table-cell>
          <table:table-cell table:style-name="ce11"/>
          <table:table-cell table:style-name="ce326" table:number-matrix-columns-spanned="1" table:number-matrix-rows-spanned="1" table:formula="of:=SUM(IF([.$F$10:.$F55]*ABS(SIGN([.$J$10:.$J55]))&gt;0;1;0))/SUM(IF([.$F$10:.$F55]*ABS(SIGN([.$J$10:.$J55]))&lt;&gt;0;1;0))" office:value-type="float" office:value="0.404761904761905" calcext:value-type="float">
            <text:p/>
          </table:table-cell>
          <table:table-cell table:style-name="ce15" table:number-matrix-columns-spanned="1" table:number-matrix-rows-spanned="1" table:formula="of:=-SUM(IF([.$F$10:.$F55]*ABS(SIGN([.$J$10:.$J55]))&lt;0;[.$F$10:.$F55];0))/SUM(IF([.$F$10:.$F55]*ABS(SIGN([.$J$10:.$J55]))&lt;0;1;0))" office:value-type="float" office:value="1.27305088356317" calcext:value-type="float">
            <text:p/>
          </table:table-cell>
          <table:table-cell table:style-name="ce15" table:number-matrix-columns-spanned="1" table:number-matrix-rows-spanned="1" table:formula="of:=SUM(IF([.$F$10:.$F55]*ABS(SIGN([.$J$10:.$J55]))&gt;0;[.$F$10:.$F55];0))/SUM(IF([.$F$10:.$F55]*ABS(SIGN([.$J$10:.$J55]))&gt;0;1;0))/[.AU55]" office:value-type="float" office:value="5.52251214797234" calcext:value-type="float">
            <text:p/>
          </table:table-cell>
          <table:table-cell table:style-name="ce11"/>
          <table:table-cell table:style-name="ce337" table:formula="of:=-62+0.95" office:value-type="float" office:value="-61.05" calcext:value-type="float">
            <text:p/>
          </table:table-cell>
          <table:table-cell table:style-name="ce343" table:formula="of:=IF([.AX55]&lt;&gt;&quot;&quot;;[.AY54]-[.AX55];[.AY54])-[.L55]*[.H5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6]=&quot;&quot;;[.C55]+[.L56]+[.B56];[.AQ56])" office:value-type="float" office:value="0.2344293" calcext:value-type="float">
            <text:p/>
          </table:table-cell>
          <table:table-cell table:style-name="ce40" table:formula="of:=IF([.AR56]&lt;&gt;&quot;&quot;;[.AR56];[.D55]+[.AX56])" office:value-type="float" office:value="10.01938935" calcext:value-type="float">
            <text:p/>
          </table:table-cell>
          <table:table-cell table:style-name="ce48" table:formula="of:=IF([.H56]=0;&quot;&quot;;[.D56]+[.C56]*[.H56]+[.AY56]+[.AI56]-[.AJ56])" office:value-type="float" office:value="132.15705465" calcext:value-type="float">
            <text:p/>
          </table:table-cell>
          <table:table-cell table:style-name="ce101" table:formula="of:=100*IF([.M56]=0;0;[.E56]/[.E55]-1)" office:value-type="float" office:value="-5.79317601960738" calcext:value-type="float">
            <text:p/>
          </table:table-cell>
          <table:table-cell table:style-name="ce11"/>
          <table:table-cell table:style-name="ce141" office:value-type="float" office:value="521" calcext:value-type="float">
            <text:p>521</text:p>
          </table:table-cell>
          <table:table-cell table:style-name="ce146"/>
          <table:table-cell table:style-name="ce158" office:value-type="float" office:value="-0.25" calcext:value-type="float">
            <text:p>-0.25</text:p>
          </table:table-cell>
          <table:table-cell table:style-name="ce161"/>
          <table:table-cell table:style-name="ce166"/>
          <table:table-cell table:style-name="ce174" office:value-type="time" office:time-value="PT10H21M00S" calcext:value-type="time">
            <text:p>0.43125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55]+[.J56]" office:value-type="float" office:value="-0.25" calcext:value-type="float">
            <text:p/>
          </table:table-cell>
          <table:table-cell table:style-name="ce188" table:formula="of:=1+[.P56]/([.C56]+0)" office:value-type="float" office:value="-0.0664195985740692" calcext:value-type="float">
            <text:p/>
          </table:table-cell>
          <table:table-cell table:style-name="ce194" table:formula="of:=-[.P56]-[.C56]" office:value-type="float" office:value="0.0155707" calcext:value-type="float">
            <text:p/>
          </table:table-cell>
          <table:table-cell table:style-name="ce11"/>
          <table:table-cell table:style-name="ce201" table:formula="of:=-[.J56]+[.T55]" office:value-type="float" office:value="0.25" calcext:value-type="float">
            <text:p/>
          </table:table-cell>
          <table:table-cell table:style-name="ce209"/>
          <table:table-cell table:style-name="ce216"/>
          <table:table-cell table:style-name="ce219" table:formula="of:=[.E56]/(ABS([.P56])*[.H56]*[.$W$6])" office:value-type="float" office:value="10.1464149443378" calcext:value-type="float">
            <text:p/>
          </table:table-cell>
          <table:table-cell table:style-name="ce223" table:formula="of:=[.P56]*[.H56]/[.E56]" office:value-type="float" office:value="-0.98556978547191" calcext:value-type="float">
            <text:p/>
          </table:table-cell>
          <table:table-cell table:style-name="ce187" table:formula="of:=([.E56]*[.$X$6]-ABS([.T56])*[.H56])/[.H56]" office:value-type="float" office:value="0.384150934021113" calcext:value-type="float">
            <text:p/>
          </table:table-cell>
          <table:table-cell table:style-name="ce11"/>
          <table:table-cell table:style-name="ce137" table:formula="of:=[.H56]*(-[.$AB$6]*0.01+[.Q56])/[.Q56]" office:value-type="float" office:value="677.881405845594" calcext:value-type="float">
            <text:p/>
          </table:table-cell>
          <table:table-cell table:style-name="ce236" table:formula="of:=([.H56]-[.I56])*[.R56]/[.E56]*100" office:value-type="float" office:value="6.138404583459" calcext:value-type="float">
            <text:p/>
          </table:table-cell>
          <table:table-cell table:style-name="ce244" table:formula="of:=[.E56]*[.$AB$6]*0.01/([.H56]-[.I56])" office:value-type="float" office:value="0.00507320747216891" calcext:value-type="float">
            <text:p/>
          </table:table-cell>
          <table:table-cell table:style-name="ce255" table:formula="of:=IF([.H56]=&quot;&quot;;&quot;&quot;;[.H56]-0.01*[.$AD$6]*[.AI56]/[.P56])" office:value-type="float" office:value="521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6])+SIGN([.P55])=0;[.H56];([.H56]*[.J56]+[.AG55]*[.P55])/[.P56]);0)" office:value-type="float" office:value="521" calcext:value-type="float">
            <text:p/>
          </table:table-cell>
          <table:table-cell table:style-name="ce277" table:formula="of:=IF([.H56]=0;0;-([.H55]-[.H56])*[.P55])" office:value-type="float" office:value="-0" calcext:value-type="float">
            <text:p/>
          </table:table-cell>
          <table:table-cell table:style-name="ce280" table:formula="of:=[.AH56]+[.AI55]-[.AJ55]" office:value-type="float" office:value="0" calcext:value-type="float">
            <text:p/>
          </table:table-cell>
          <table:table-cell table:style-name="ce286" table:formula="of:=IF(OR([.P56]=0;SIGN([.P56])+SIGN([.P55])=0);(-[.H56]+[.AG55])*-[.P55];0)" office:value-type="float" office:value="0" calcext:value-type="float">
            <text:p/>
          </table:table-cell>
          <table:table-cell table:style-name="ce295" table:formula="of:=[.AI56]/([.E56]-[.AI56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0.01938935" calcext:value-type="float">
            <text:p>10.01938935</text:p>
          </table:table-cell>
          <table:table-cell table:style-name="ce11"/>
          <table:table-cell table:style-name="ce326" table:number-matrix-columns-spanned="1" table:number-matrix-rows-spanned="1" table:formula="of:=SUM(IF([.$F$10:.$F56]*ABS(SIGN([.$J$10:.$J56]))&gt;0;1;0))/SUM(IF([.$F$10:.$F56]*ABS(SIGN([.$J$10:.$J56]))&lt;&gt;0;1;0))" office:value-type="float" office:value="0.395348837209302" calcext:value-type="float">
            <text:p/>
          </table:table-cell>
          <table:table-cell table:style-name="ce15" table:number-matrix-columns-spanned="1" table:number-matrix-rows-spanned="1" table:formula="of:=-SUM(IF([.$F$10:.$F56]*ABS(SIGN([.$J$10:.$J56]))&lt;0;[.$F$10:.$F56];0))/SUM(IF([.$F$10:.$F56]*ABS(SIGN([.$J$10:.$J56]))&lt;0;1;0))" office:value-type="float" office:value="1.4469018503341" calcext:value-type="float">
            <text:p/>
          </table:table-cell>
          <table:table-cell table:style-name="ce15" table:number-matrix-columns-spanned="1" table:number-matrix-rows-spanned="1" table:formula="of:=SUM(IF([.$F$10:.$F56]*ABS(SIGN([.$J$10:.$J56]))&gt;0;[.$F$10:.$F56];0))/SUM(IF([.$F$10:.$F56]*ABS(SIGN([.$J$10:.$J56]))&gt;0;1;0))/[.AU56]" office:value-type="float" office:value="4.85896052164226" calcext:value-type="float">
            <text:p/>
          </table:table-cell>
          <table:table-cell table:style-name="ce11"/>
          <table:table-cell table:style-name="ce337"/>
          <table:table-cell table:style-name="ce343" table:formula="of:=IF([.AX56]&lt;&gt;&quot;&quot;;[.AY55]-[.AX56];[.AY55])-[.L56]*[.H5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7]=&quot;&quot;;[.C56]+[.L57]+[.B57];[.AQ57])" office:value-type="float" office:value="0.2344293" calcext:value-type="float">
            <text:p/>
          </table:table-cell>
          <table:table-cell table:style-name="ce40" table:formula="of:=IF([.AR57]&lt;&gt;&quot;&quot;;[.AR57];[.D56]+[.AX57])" office:value-type="float" office:value="9.89098935" calcext:value-type="float">
            <text:p/>
          </table:table-cell>
          <table:table-cell table:style-name="ce48" table:formula="of:=IF([.H57]=0;&quot;&quot;;[.D57]+[.C57]*[.H57]+[.AY57]+[.AI57]-[.AJ57])" office:value-type="float" office:value="131.81066485" calcext:value-type="float">
            <text:p/>
          </table:table-cell>
          <table:table-cell table:style-name="ce102" table:formula="of:=100*IF([.M57]=0;0;[.E57]/[.E56]-1)" office:value-type="float" office:value="-0.262104660940998" calcext:value-type="float">
            <text:p/>
          </table:table-cell>
          <table:table-cell table:style-name="ce11"/>
          <table:table-cell table:style-name="ce141" office:value-type="float" office:value="535" calcext:value-type="float">
            <text:p>535</text:p>
          </table:table-cell>
          <table:table-cell table:style-name="ce146" office:value-type="float" office:value="545" calcext:value-type="float">
            <text:p>545</text:p>
          </table:table-cell>
          <table:table-cell table:style-name="ce158" office:value-type="float" office:value="-0.2" calcext:value-type="float">
            <text:p>-0.2</text:p>
          </table:table-cell>
          <table:table-cell table:style-name="ce161"/>
          <table:table-cell table:style-name="ce166"/>
          <table:table-cell table:style-name="ce174" office:value-type="time" office:time-value="PT10H30M00S" calcext:value-type="time">
            <text:p>0.4375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56]+[.J57]" office:value-type="float" office:value="-0.45" calcext:value-type="float">
            <text:p/>
          </table:table-cell>
          <table:table-cell table:style-name="ce188" table:formula="of:=1+[.P57]/([.C57]+0)" office:value-type="float" office:value="-0.919555277433324" calcext:value-type="float">
            <text:p/>
          </table:table-cell>
          <table:table-cell table:style-name="ce194" table:formula="of:=-[.P57]-[.C57]" office:value-type="float" office:value="0.2155707" calcext:value-type="float">
            <text:p/>
          </table:table-cell>
          <table:table-cell table:style-name="ce11"/>
          <table:table-cell table:style-name="ce201" table:formula="of:=-[.J57]+[.T56]" office:value-type="float" office:value="0.45" calcext:value-type="float">
            <text:p/>
          </table:table-cell>
          <table:table-cell table:style-name="ce209"/>
          <table:table-cell table:style-name="ce216"/>
          <table:table-cell table:style-name="ce219" table:formula="of:=[.E57]/(ABS([.P57])*[.H57]*[.$W$6])" office:value-type="float" office:value="5.47500165524403" calcext:value-type="float">
            <text:p/>
          </table:table-cell>
          <table:table-cell table:style-name="ce223" table:formula="of:=[.P57]*[.H57]/[.E57]" office:value-type="float" office:value="-1.82648346606834" calcext:value-type="float">
            <text:p/>
          </table:table-cell>
          <table:table-cell table:style-name="ce187" table:formula="of:=([.E57]*[.$X$6]-ABS([.T57])*[.H57])/[.H57]" office:value-type="float" office:value="0.165937686214953" calcext:value-type="float">
            <text:p/>
          </table:table-cell>
          <table:table-cell table:style-name="ce11"/>
          <table:table-cell table:style-name="ce137" table:formula="of:=[.H57]*(-[.$AB$6]*0.01+[.Q57])/[.Q57]" office:value-type="float" office:value="546.636059585092" calcext:value-type="float">
            <text:p/>
          </table:table-cell>
          <table:table-cell table:style-name="ce236" table:formula="of:=([.H57]-[.I57])*[.R57]/[.E57]*100" office:value-type="float" office:value="-1.6354571934321" calcext:value-type="float">
            <text:p/>
          </table:table-cell>
          <table:table-cell table:style-name="ce244" table:formula="of:=[.E57]*[.$AB$6]*0.01/([.H57]-[.I57])" office:value-type="float" office:value="-0.2636213297" calcext:value-type="float">
            <text:p/>
          </table:table-cell>
          <table:table-cell table:style-name="ce255" table:formula="of:=IF([.H57]=&quot;&quot;;&quot;&quot;;[.H57]-0.01*[.$AD$6]*[.AI57]/[.P57])" office:value-type="float" office:value="534.611111111111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7])+SIGN([.P56])=0;[.H57];([.H57]*[.J57]+[.AG56]*[.P56])/[.P57]);0)" office:value-type="float" office:value="527.222222222222" calcext:value-type="float">
            <text:p/>
          </table:table-cell>
          <table:table-cell table:style-name="ce277" table:formula="of:=IF([.H57]=0;0;-([.H56]-[.H57])*[.P56])" office:value-type="float" office:value="-3.5" calcext:value-type="float">
            <text:p/>
          </table:table-cell>
          <table:table-cell table:style-name="ce280" table:formula="of:=[.AH57]+[.AI56]-[.AJ56]" office:value-type="float" office:value="-3.5" calcext:value-type="float">
            <text:p/>
          </table:table-cell>
          <table:table-cell table:style-name="ce286" table:formula="of:=IF(OR([.P57]=0;SIGN([.P57])+SIGN([.P56])=0);(-[.H57]+[.AG56])*-[.P56];0)" office:value-type="float" office:value="0" calcext:value-type="float">
            <text:p/>
          </table:table-cell>
          <table:table-cell table:style-name="ce295" table:formula="of:=[.AI57]/([.E57]-[.AI57])" office:value-type="float" office:value="-0.0258664016164577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9.89098935" calcext:value-type="float">
            <text:p>9.89098935</text:p>
          </table:table-cell>
          <table:table-cell table:style-name="ce11"/>
          <table:table-cell table:style-name="ce326" table:number-matrix-columns-spanned="1" table:number-matrix-rows-spanned="1" table:formula="of:=SUM(IF([.$F$10:.$F57]*ABS(SIGN([.$J$10:.$J57]))&gt;0;1;0))/SUM(IF([.$F$10:.$F57]*ABS(SIGN([.$J$10:.$J57]))&lt;&gt;0;1;0))" office:value-type="float" office:value="0.386363636363636" calcext:value-type="float">
            <text:p/>
          </table:table-cell>
          <table:table-cell table:style-name="ce15" table:number-matrix-columns-spanned="1" table:number-matrix-rows-spanned="1" table:formula="of:=-SUM(IF([.$F$10:.$F57]*ABS(SIGN([.$J$10:.$J57]))&lt;0;[.$F$10:.$F57];0))/SUM(IF([.$F$10:.$F57]*ABS(SIGN([.$J$10:.$J57]))&lt;0;1;0))" office:value-type="float" office:value="1.40302047294917" calcext:value-type="float">
            <text:p/>
          </table:table-cell>
          <table:table-cell table:style-name="ce15" table:number-matrix-columns-spanned="1" table:number-matrix-rows-spanned="1" table:formula="of:=SUM(IF([.$F$10:.$F57]*ABS(SIGN([.$J$10:.$J57]))&gt;0;[.$F$10:.$F57];0))/SUM(IF([.$F$10:.$F57]*ABS(SIGN([.$J$10:.$J57]))&gt;0;1;0))/[.AU57]" office:value-type="float" office:value="5.01093113394592" calcext:value-type="float">
            <text:p/>
          </table:table-cell>
          <table:table-cell table:style-name="ce11"/>
          <table:table-cell table:style-name="ce337"/>
          <table:table-cell table:style-name="ce343" table:formula="of:=IF([.AX57]&lt;&gt;&quot;&quot;;[.AY56]-[.AX57];[.AY56])-[.L57]*[.H5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8]=&quot;&quot;;[.C57]+[.L58]+[.B58];[.AQ58])" office:value-type="float" office:value="0.2344293" calcext:value-type="float">
            <text:p/>
          </table:table-cell>
          <table:table-cell table:style-name="ce40" table:formula="of:=IF([.AR58]&lt;&gt;&quot;&quot;;[.AR58];[.D57]+[.AX58])" office:value-type="float" office:value="10.06411435" calcext:value-type="float">
            <text:p/>
          </table:table-cell>
          <table:table-cell table:style-name="ce48" table:formula="of:=IF([.H58]=0;&quot;&quot;;[.D58]+[.C58]*[.H58]+[.AY58]+[.AI58]-[.AJ58])" office:value-type="float" office:value="133.13949685" calcext:value-type="float">
            <text:p/>
          </table:table-cell>
          <table:table-cell table:style-name="ce103" table:formula="of:=100*IF([.M58]=0;0;[.E58]/[.E57]-1)" office:value-type="float" office:value="1.00813693756285" calcext:value-type="float">
            <text:p/>
          </table:table-cell>
          <table:table-cell table:style-name="ce11"/>
          <table:table-cell table:style-name="ce141" office:value-type="float" office:value="525" calcext:value-type="float">
            <text:p>525</text:p>
          </table:table-cell>
          <table:table-cell table:style-name="ce146"/>
          <table:table-cell table:style-name="ce158" office:value-type="float" office:value="0.45" calcext:value-type="float">
            <text:p>0.45</text:p>
          </table:table-cell>
          <table:table-cell table:style-name="ce161"/>
          <table:table-cell table:style-name="ce166"/>
          <table:table-cell table:style-name="ce174" office:value-type="time" office:time-value="PT10H50M00S" calcext:value-type="time">
            <text:p>0.451388888888889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57]+[.J58]" office:value-type="float" office:value="0" calcext:value-type="float">
            <text:p/>
          </table:table-cell>
          <table:table-cell table:style-name="ce188" table:formula="of:=1+[.P58]/([.C58]+0)" office:value-type="float" office:value="1" calcext:value-type="float">
            <text:p/>
          </table:table-cell>
          <table:table-cell table:style-name="ce194" table:formula="of:=-[.P58]-[.C58]" office:value-type="float" office:value="-0.2344293" calcext:value-type="float">
            <text:p/>
          </table:table-cell>
          <table:table-cell table:style-name="ce11"/>
          <table:table-cell table:style-name="ce201" table:formula="of:=-[.J58]+[.T57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58]/(ABS([.P58])*[.H58]*[.$W$6])" office:value-type="string" office:string-value="" calcext:value-type="error">
            <text:p/>
          </table:table-cell>
          <table:table-cell table:style-name="ce223" table:formula="of:=[.P58]*[.H58]/[.E58]" office:value-type="float" office:value="0" calcext:value-type="float">
            <text:p/>
          </table:table-cell>
          <table:table-cell table:style-name="ce187" table:formula="of:=([.E58]*[.$X$6]-ABS([.T58])*[.H58])/[.H58]" office:value-type="float" office:value="0.633997604047619" calcext:value-type="float">
            <text:p/>
          </table:table-cell>
          <table:table-cell table:style-name="ce11"/>
          <table:table-cell table:style-name="ce137" table:formula="of:=[.H58]*(-[.$AB$6]*0.01+[.Q58])/[.Q58]" office:value-type="float" office:value="514.5" calcext:value-type="float">
            <text:p/>
          </table:table-cell>
          <table:table-cell table:style-name="ce236" table:formula="of:=([.H58]-[.I58])*[.R58]/[.E58]*100" office:value-type="float" office:value="-92.4409250537137" calcext:value-type="float">
            <text:p/>
          </table:table-cell>
          <table:table-cell table:style-name="ce244" table:formula="of:=[.E58]*[.$AB$6]*0.01/([.H58]-[.I58])" office:value-type="float" office:value="0.00507198083238095" calcext:value-type="float">
            <text:p/>
          </table:table-cell>
          <table:table-cell table:style-name="ce255" table:formula="of:=IF([.H58]=&quot;&quot;;&quot;&quot;;[.H58]-0.01*[.$AD$6]*[.AI58]/[.P58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58])+SIGN([.P57])=0;[.H58];([.H58]*[.J58]+[.AG57]*[.P57])/[.P58]);0)" office:value-type="float" office:value="0" calcext:value-type="float">
            <text:p/>
          </table:table-cell>
          <table:table-cell table:style-name="ce277" table:formula="of:=IF([.H58]=0;0;-([.H57]-[.H58])*[.P57])" office:value-type="float" office:value="4.5" calcext:value-type="float">
            <text:p/>
          </table:table-cell>
          <table:table-cell table:style-name="ce280" table:formula="of:=[.AH58]+[.AI57]-[.AJ57]" office:value-type="float" office:value="1" calcext:value-type="float">
            <text:p/>
          </table:table-cell>
          <table:table-cell table:style-name="ce286" table:formula="of:=IF(OR([.P58]=0;SIGN([.P58])+SIGN([.P57])=0);(-[.H58]+[.AG57])*-[.P57];0)" office:value-type="float" office:value="0.999999999999977" calcext:value-type="float">
            <text:p/>
          </table:table-cell>
          <table:table-cell table:style-name="ce295" table:formula="of:=[.AI58]/([.E58]-[.AI58])" office:value-type="float" office:value="0.00756776000997767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0.06411435" calcext:value-type="float">
            <text:p>10.06411435</text:p>
          </table:table-cell>
          <table:table-cell table:style-name="ce11"/>
          <table:table-cell table:style-name="ce326" table:number-matrix-columns-spanned="1" table:number-matrix-rows-spanned="1" table:formula="of:=SUM(IF([.$F$10:.$F58]*ABS(SIGN([.$J$10:.$J58]))&gt;0;1;0))/SUM(IF([.$F$10:.$F58]*ABS(SIGN([.$J$10:.$J58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58]*ABS(SIGN([.$J$10:.$J58]))&lt;0;[.$F$10:.$F58];0))/SUM(IF([.$F$10:.$F58]*ABS(SIGN([.$J$10:.$J58]))&lt;0;1;0))" office:value-type="float" office:value="1.40302047294917" calcext:value-type="float">
            <text:p/>
          </table:table-cell>
          <table:table-cell table:style-name="ce15" table:number-matrix-columns-spanned="1" table:number-matrix-rows-spanned="1" table:formula="of:=SUM(IF([.$F$10:.$F58]*ABS(SIGN([.$J$10:.$J58]))&gt;0;[.$F$10:.$F58];0))/SUM(IF([.$F$10:.$F58]*ABS(SIGN([.$J$10:.$J58]))&gt;0;1;0))/[.AU58]" office:value-type="float" office:value="4.77246537984158" calcext:value-type="float">
            <text:p/>
          </table:table-cell>
          <table:table-cell table:style-name="ce11"/>
          <table:table-cell table:style-name="ce337"/>
          <table:table-cell table:style-name="ce343" table:formula="of:=IF([.AX58]&lt;&gt;&quot;&quot;;[.AY57]-[.AX58];[.AY57])-[.L58]*[.H5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59]=&quot;&quot;;[.C58]+[.L59]+[.B59];[.AQ59])" office:value-type="float" office:value="0.2344293" calcext:value-type="float">
            <text:p/>
          </table:table-cell>
          <table:table-cell table:style-name="ce40" table:formula="of:=IF([.AR59]&lt;&gt;&quot;&quot;;[.AR59];[.D58]+[.AX59])" office:value-type="float" office:value="10.00291435" calcext:value-type="float">
            <text:p/>
          </table:table-cell>
          <table:table-cell table:style-name="ce48" table:formula="of:=IF([.H59]=0;&quot;&quot;;[.D59]+[.C59]*[.H59]+[.AY59]+[.AI59]-[.AJ59])" office:value-type="float" office:value="129.56185735" calcext:value-type="float">
            <text:p/>
          </table:table-cell>
          <table:table-cell table:style-name="ce104" table:formula="of:=100*IF([.M59]=0;0;[.E59]/[.E58]-1)" office:value-type="float" office:value="-2.68713611260729" calcext:value-type="float">
            <text:p/>
          </table:table-cell>
          <table:table-cell table:style-name="ce11"/>
          <table:table-cell table:style-name="ce141" office:value-type="float" office:value="510" calcext:value-type="float">
            <text:p>510</text:p>
          </table:table-cell>
          <table:table-cell table:style-name="ce146" office:value-type="float" office:value="500" calcext:value-type="float">
            <text:p>500</text:p>
          </table:table-cell>
          <table:table-cell table:style-name="ce158" office:value-type="float" office:value="0.1" calcext:value-type="float">
            <text:p>0.1</text:p>
          </table:table-cell>
          <table:table-cell table:style-name="ce161"/>
          <table:table-cell table:style-name="ce166"/>
          <table:table-cell table:style-name="ce174" office:value-type="time" office:time-value="PT11H39M00S" calcext:value-type="time">
            <text:p>0.485416666666667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58]+[.J59]" office:value-type="float" office:value="0.1" calcext:value-type="float">
            <text:p/>
          </table:table-cell>
          <table:table-cell table:style-name="ce188" table:formula="of:=1+[.P59]/([.C59]+0)" office:value-type="float" office:value="1.42656783942963" calcext:value-type="float">
            <text:p/>
          </table:table-cell>
          <table:table-cell table:style-name="ce194" table:formula="of:=-[.P59]-[.C59]" office:value-type="float" office:value="-0.3344293" calcext:value-type="float">
            <text:p/>
          </table:table-cell>
          <table:table-cell table:style-name="ce11"/>
          <table:table-cell table:style-name="ce201" table:formula="of:=-[.J59]+[.T58]" office:value-type="float" office:value="-0.1" calcext:value-type="float">
            <text:p/>
          </table:table-cell>
          <table:table-cell table:style-name="ce209"/>
          <table:table-cell table:style-name="ce216"/>
          <table:table-cell table:style-name="ce219" table:formula="of:=[.E59]/(ABS([.P59])*[.H59]*[.$W$6])" office:value-type="float" office:value="25.404285754902" calcext:value-type="float">
            <text:p/>
          </table:table-cell>
          <table:table-cell table:style-name="ce223" table:formula="of:=[.P59]*[.H59]/[.E59]" office:value-type="float" office:value="0.3936343692745" calcext:value-type="float">
            <text:p/>
          </table:table-cell>
          <table:table-cell table:style-name="ce187" table:formula="of:=([.E59]*[.$X$6]-ABS([.T59])*[.H59])/[.H59]" office:value-type="float" office:value="0.535107143872549" calcext:value-type="float">
            <text:p/>
          </table:table-cell>
          <table:table-cell table:style-name="ce11"/>
          <table:table-cell table:style-name="ce141" table:formula="of:=[.H59]*(-[.$AB$6]*0.01+[.Q59])/[.Q59]" office:value-type="float" office:value="502.849971997071" calcext:value-type="float">
            <text:p/>
          </table:table-cell>
          <table:table-cell table:style-name="ce236" table:formula="of:=([.H59]-[.I59])*[.R59]/[.E59]*100" office:value-type="float" office:value="-2.58123267789044" calcext:value-type="float">
            <text:p/>
          </table:table-cell>
          <table:table-cell table:style-name="ce244" table:formula="of:=[.E59]*[.$AB$6]*0.01/([.H59]-[.I59])" office:value-type="float" office:value="0.2591237147" calcext:value-type="float">
            <text:p/>
          </table:table-cell>
          <table:table-cell table:style-name="ce255" table:formula="of:=IF([.H59]=&quot;&quot;;&quot;&quot;;[.H59]-0.01*[.$AD$6]*[.AI59]/[.P59])" office:value-type="float" office:value="510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59])+SIGN([.P58])=0;[.H59];([.H59]*[.J59]+[.AG58]*[.P58])/[.P59]);0)" office:value-type="float" office:value="510" calcext:value-type="float">
            <text:p/>
          </table:table-cell>
          <table:table-cell table:style-name="ce277" table:formula="of:=IF([.H59]=0;0;-([.H58]-[.H59])*[.P58])" office:value-type="float" office:value="-0" calcext:value-type="float">
            <text:p/>
          </table:table-cell>
          <table:table-cell table:style-name="ce280" table:formula="of:=[.AH59]+[.AI58]-[.AJ58]" office:value-type="float" office:value="0.0000000000000227595720048157" calcext:value-type="float">
            <text:p/>
          </table:table-cell>
          <table:table-cell table:style-name="ce286" table:formula="of:=IF(OR([.P59]=0;SIGN([.P59])+SIGN([.P58])=0);(-[.H59]+[.AG58])*-[.P58];0)" office:value-type="float" office:value="0" calcext:value-type="float">
            <text:p/>
          </table:table-cell>
          <table:table-cell table:style-name="ce295" table:formula="of:=[.AI59]/([.E59]-[.AI59])" office:value-type="float" office:value="1.75665681785749E-01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0.00291435" calcext:value-type="float">
            <text:p>10.00291435</text:p>
          </table:table-cell>
          <table:table-cell table:style-name="ce11"/>
          <table:table-cell table:style-name="ce326" table:number-matrix-columns-spanned="1" table:number-matrix-rows-spanned="1" table:formula="of:=SUM(IF([.$F$10:.$F59]*ABS(SIGN([.$J$10:.$J59]))&gt;0;1;0))/SUM(IF([.$F$10:.$F59]*ABS(SIGN([.$J$10:.$J59]))&lt;&gt;0;1;0))" office:value-type="float" office:value="0.391304347826087" calcext:value-type="float">
            <text:p/>
          </table:table-cell>
          <table:table-cell table:style-name="ce15" table:number-matrix-columns-spanned="1" table:number-matrix-rows-spanned="1" table:formula="of:=-SUM(IF([.$F$10:.$F59]*ABS(SIGN([.$J$10:.$J59]))&lt;0;[.$F$10:.$F59];0))/SUM(IF([.$F$10:.$F59]*ABS(SIGN([.$J$10:.$J59]))&lt;0;1;0))" office:value-type="float" office:value="1.4488817457941" calcext:value-type="float">
            <text:p/>
          </table:table-cell>
          <table:table-cell table:style-name="ce15" table:number-matrix-columns-spanned="1" table:number-matrix-rows-spanned="1" table:formula="of:=SUM(IF([.$F$10:.$F59]*ABS(SIGN([.$J$10:.$J59]))&gt;0;[.$F$10:.$F59];0))/SUM(IF([.$F$10:.$F59]*ABS(SIGN([.$J$10:.$J59]))&gt;0;1;0))/[.AU59]" office:value-type="float" office:value="4.62140312954872" calcext:value-type="float">
            <text:p/>
          </table:table-cell>
          <table:table-cell table:style-name="ce11"/>
          <table:table-cell table:style-name="ce337"/>
          <table:table-cell table:style-name="ce343" table:formula="of:=IF([.AX59]&lt;&gt;&quot;&quot;;[.AY58]-[.AX59];[.AY58])-[.L59]*[.H5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0]=&quot;&quot;;[.C59]+[.L60]+[.B60];[.AQ60])" office:value-type="float" office:value="0.2344293" calcext:value-type="float">
            <text:p/>
          </table:table-cell>
          <table:table-cell table:style-name="ce40" table:formula="of:=IF([.AR60]&lt;&gt;&quot;&quot;;[.AR60];[.D59]+[.AX60])" office:value-type="float" office:value="8.82791435" calcext:value-type="float">
            <text:p/>
          </table:table-cell>
          <table:table-cell table:style-name="ce48" table:formula="of:=IF([.H60]=0;&quot;&quot;;[.D60]+[.C60]*[.H60]+[.AY60]+[.AI60]-[.AJ60])" office:value-type="float" office:value="126.04256435" calcext:value-type="float">
            <text:p/>
          </table:table-cell>
          <table:table-cell table:style-name="ce105" table:formula="of:=100*IF([.M60]=0;0;[.E60]/[.E59]-1)" office:value-type="float" office:value="-2.71630329479836" calcext:value-type="float">
            <text:p/>
          </table:table-cell>
          <table:table-cell table:style-name="ce11"/>
          <table:table-cell table:style-name="ce141" office:value-type="float" office:value="500" calcext:value-type="float">
            <text:p>500</text:p>
          </table:table-cell>
          <table:table-cell table:style-name="ce146"/>
          <table:table-cell table:style-name="ce158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11H42M00S" calcext:value-type="time">
            <text:p>0.4875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59]+[.J60]" office:value-type="float" office:value="0" calcext:value-type="float">
            <text:p/>
          </table:table-cell>
          <table:table-cell table:style-name="ce188" table:formula="of:=1+[.P60]/([.C60]+0)" office:value-type="float" office:value="1" calcext:value-type="float">
            <text:p/>
          </table:table-cell>
          <table:table-cell table:style-name="ce194" table:formula="of:=-[.P60]-[.C60]" office:value-type="float" office:value="-0.2344293" calcext:value-type="float">
            <text:p/>
          </table:table-cell>
          <table:table-cell table:style-name="ce11"/>
          <table:table-cell table:style-name="ce201" table:formula="of:=-[.J60]+[.T59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60]/(ABS([.P60])*[.H60]*[.$W$6])" office:value-type="string" office:string-value="" calcext:value-type="error">
            <text:p/>
          </table:table-cell>
          <table:table-cell table:style-name="ce223" table:formula="of:=[.P60]*[.H60]/[.E60]" office:value-type="float" office:value="0" calcext:value-type="float">
            <text:p/>
          </table:table-cell>
          <table:table-cell table:style-name="ce187" table:formula="of:=([.E60]*[.$X$6]-ABS([.T60])*[.H60])/[.H60]" office:value-type="float" office:value="0.63021282175" calcext:value-type="float">
            <text:p/>
          </table:table-cell>
          <table:table-cell table:style-name="ce11"/>
          <table:table-cell table:style-name="ce141" table:formula="of:=[.H60]*(-[.$AB$6]*0.01+[.Q60])/[.Q60]" office:value-type="float" office:value="490" calcext:value-type="float">
            <text:p/>
          </table:table-cell>
          <table:table-cell table:style-name="ce236" table:formula="of:=([.H60]-[.I60])*[.R60]/[.E60]*100" office:value-type="float" office:value="-92.9960847785623" calcext:value-type="float">
            <text:p/>
          </table:table-cell>
          <table:table-cell table:style-name="ce244" table:formula="of:=[.E60]*[.$AB$6]*0.01/([.H60]-[.I60])" office:value-type="float" office:value="0.005041702574" calcext:value-type="float">
            <text:p/>
          </table:table-cell>
          <table:table-cell table:style-name="ce255" table:formula="of:=IF([.H60]=&quot;&quot;;&quot;&quot;;[.H60]-0.01*[.$AD$6]*[.AI60]/[.P60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60])+SIGN([.P59])=0;[.H60];([.H60]*[.J60]+[.AG59]*[.P59])/[.P60]);0)" office:value-type="float" office:value="0" calcext:value-type="float">
            <text:p/>
          </table:table-cell>
          <table:table-cell table:style-name="ce277" table:formula="of:=IF([.H60]=0;0;-([.H59]-[.H60])*[.P59])" office:value-type="float" office:value="-1" calcext:value-type="float">
            <text:p/>
          </table:table-cell>
          <table:table-cell table:style-name="ce280" table:formula="of:=[.AH60]+[.AI59]-[.AJ59]" office:value-type="float" office:value="-0.999999999999977" calcext:value-type="float">
            <text:p/>
          </table:table-cell>
          <table:table-cell table:style-name="ce286" table:formula="of:=IF(OR([.P60]=0;SIGN([.P60])+SIGN([.P59])=0);(-[.H60]+[.AG59])*-[.P59];0)" office:value-type="float" office:value="-1" calcext:value-type="float">
            <text:p/>
          </table:table-cell>
          <table:table-cell table:style-name="ce295" table:formula="of:=[.AI60]/([.E60]-[.AI60])" office:value-type="float" office:value="-0.0078713776372224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8.82791435" calcext:value-type="float">
            <text:p>8.82791435</text:p>
          </table:table-cell>
          <table:table-cell table:style-name="ce11"/>
          <table:table-cell table:style-name="ce326" table:number-matrix-columns-spanned="1" table:number-matrix-rows-spanned="1" table:formula="of:=SUM(IF([.$F$10:.$F60]*ABS(SIGN([.$J$10:.$J60]))&gt;0;1;0))/SUM(IF([.$F$10:.$F60]*ABS(SIGN([.$J$10:.$J60]))&lt;&gt;0;1;0))" office:value-type="float" office:value="0.382978723404255" calcext:value-type="float">
            <text:p/>
          </table:table-cell>
          <table:table-cell table:style-name="ce15" table:number-matrix-columns-spanned="1" table:number-matrix-rows-spanned="1" table:formula="of:=-SUM(IF([.$F$10:.$F60]*ABS(SIGN([.$J$10:.$J60]))&lt;0;[.$F$10:.$F60];0))/SUM(IF([.$F$10:.$F60]*ABS(SIGN([.$J$10:.$J60]))&lt;0;1;0))" office:value-type="float" office:value="1.49258593713908" calcext:value-type="float">
            <text:p/>
          </table:table-cell>
          <table:table-cell table:style-name="ce15" table:number-matrix-columns-spanned="1" table:number-matrix-rows-spanned="1" table:formula="of:=SUM(IF([.$F$10:.$F60]*ABS(SIGN([.$J$10:.$J60]))&gt;0;[.$F$10:.$F60];0))/SUM(IF([.$F$10:.$F60]*ABS(SIGN([.$J$10:.$J60]))&gt;0;1;0))/[.AU60]" office:value-type="float" office:value="4.48608449788373" calcext:value-type="float">
            <text:p/>
          </table:table-cell>
          <table:table-cell table:style-name="ce11"/>
          <table:table-cell table:style-name="ce337"/>
          <table:table-cell table:style-name="ce343" table:formula="of:=IF([.AX60]&lt;&gt;&quot;&quot;;[.AY59]-[.AX60];[.AY59])-[.L60]*[.H6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1]=&quot;&quot;;[.C60]+[.L61]+[.B61];[.AQ61])" office:value-type="float" office:value="0.2344293" calcext:value-type="float">
            <text:p/>
          </table:table-cell>
          <table:table-cell table:style-name="ce40" table:formula="of:=IF([.AR61]&lt;&gt;&quot;&quot;;[.AR61];[.D60]+[.AX61])" office:value-type="float" office:value="8.41228935" calcext:value-type="float">
            <text:p/>
          </table:table-cell>
          <table:table-cell table:style-name="ce48" table:formula="of:=IF([.H61]=0;&quot;&quot;;[.D61]+[.C61]*[.H61]+[.AY61]+[.AI61]-[.AJ61])" office:value-type="float" office:value="119.76620685" calcext:value-type="float">
            <text:p/>
          </table:table-cell>
          <table:table-cell table:style-name="ce106" table:formula="of:=100*IF([.M61]=0;0;[.E61]/[.E60]-1)" office:value-type="float" office:value="-4.97955395652818" calcext:value-type="float">
            <text:p/>
          </table:table-cell>
          <table:table-cell table:style-name="ce11"/>
          <table:table-cell table:style-name="ce141" office:value-type="float" office:value="475" calcext:value-type="float">
            <text:p>475</text:p>
          </table:table-cell>
          <table:table-cell table:style-name="ce146"/>
          <table:table-cell table:style-name="ce158" office:value-type="float" office:value="0.25" calcext:value-type="float">
            <text:p>0.25</text:p>
          </table:table-cell>
          <table:table-cell table:style-name="ce161"/>
          <table:table-cell table:style-name="ce166"/>
          <table:table-cell table:style-name="ce174" office:value-type="time" office:time-value="PT11H47M00S" calcext:value-type="time">
            <text:p>0.490972222222222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60]+[.J61]" office:value-type="float" office:value="0.25" calcext:value-type="float">
            <text:p/>
          </table:table-cell>
          <table:table-cell table:style-name="ce188" table:formula="of:=1+[.P61]/([.C61]+0)" office:value-type="float" office:value="2.06641959857407" calcext:value-type="float">
            <text:p/>
          </table:table-cell>
          <table:table-cell table:style-name="ce194" table:formula="of:=-[.P61]-[.C61]" office:value-type="float" office:value="-0.4844293" calcext:value-type="float">
            <text:p/>
          </table:table-cell>
          <table:table-cell table:style-name="ce11"/>
          <table:table-cell table:style-name="ce201" table:formula="of:=-[.J61]+[.T60]" office:value-type="float" office:value="-0.25" calcext:value-type="float">
            <text:p/>
          </table:table-cell>
          <table:table-cell table:style-name="ce209"/>
          <table:table-cell table:style-name="ce216"/>
          <table:table-cell table:style-name="ce219" table:formula="of:=[.E61]/(ABS([.P61])*[.H61]*[.$W$6])" office:value-type="float" office:value="10.0855753136842" calcext:value-type="float">
            <text:p/>
          </table:table-cell>
          <table:table-cell table:style-name="ce223" table:formula="of:=[.P61]*[.H61]/[.E61]" office:value-type="float" office:value="0.991515078612511" calcext:value-type="float">
            <text:p/>
          </table:table-cell>
          <table:table-cell table:style-name="ce187" table:formula="of:=([.E61]*[.$X$6]-ABS([.T61])*[.H61])/[.H61]" office:value-type="float" office:value="0.380348457105263" calcext:value-type="float">
            <text:p/>
          </table:table-cell>
          <table:table-cell table:style-name="ce11"/>
          <table:table-cell table:style-name="ce141" table:formula="of:=[.H61]*(-[.$AB$6]*0.01+[.Q61])/[.Q61]" office:value-type="float" office:value="470.402676200635" calcext:value-type="float">
            <text:p/>
          </table:table-cell>
          <table:table-cell table:style-name="ce236" table:formula="of:=([.H61]-[.I61])*[.R61]/[.E61]*100" office:value-type="float" office:value="-192.127582188681" calcext:value-type="float">
            <text:p/>
          </table:table-cell>
          <table:table-cell table:style-name="ce244" table:formula="of:=[.E61]*[.$AB$6]*0.01/([.H61]-[.I61])" office:value-type="float" office:value="0.00504278765684211" calcext:value-type="float">
            <text:p/>
          </table:table-cell>
          <table:table-cell table:style-name="ce255" table:formula="of:=IF([.H61]=&quot;&quot;;&quot;&quot;;[.H61]-0.01*[.$AD$6]*[.AI61]/[.P61])" office:value-type="float" office:value="47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61])+SIGN([.P60])=0;[.H61];([.H61]*[.J61]+[.AG60]*[.P60])/[.P61]);0)" office:value-type="float" office:value="475" calcext:value-type="float">
            <text:p/>
          </table:table-cell>
          <table:table-cell table:style-name="ce277" table:formula="of:=IF([.H61]=0;0;-([.H60]-[.H61])*[.P60])" office:value-type="float" office:value="-0" calcext:value-type="float">
            <text:p/>
          </table:table-cell>
          <table:table-cell table:style-name="ce281" table:formula="of:=[.AH61]+[.AI60]-[.AJ60]" office:value-type="float" office:value="0.0000000000000227595720048157" calcext:value-type="float">
            <text:p/>
          </table:table-cell>
          <table:table-cell table:style-name="ce286" table:formula="of:=IF(OR([.P61]=0;SIGN([.P61])+SIGN([.P60])=0);(-[.H61]+[.AG60])*-[.P60];0)" office:value-type="float" office:value="0" calcext:value-type="float">
            <text:p/>
          </table:table-cell>
          <table:table-cell table:style-name="ce295" table:formula="of:=[.AI61]/([.E61]-[.AI61])" office:value-type="float" office:value="1.90033337478248E-01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8.41228935" calcext:value-type="float">
            <text:p>8.41228935</text:p>
          </table:table-cell>
          <table:table-cell table:style-name="ce11"/>
          <table:table-cell table:style-name="ce326" table:number-matrix-columns-spanned="1" table:number-matrix-rows-spanned="1" table:formula="of:=SUM(IF([.$F$10:.$F61]*ABS(SIGN([.$J$10:.$J61]))&gt;0;1;0))/SUM(IF([.$F$10:.$F61]*ABS(SIGN([.$J$10:.$J61]))&lt;&gt;0;1;0))" office:value-type="float" office:value="0.375" calcext:value-type="float">
            <text:p/>
          </table:table-cell>
          <table:table-cell table:style-name="ce15" table:number-matrix-columns-spanned="1" table:number-matrix-rows-spanned="1" table:formula="of:=-SUM(IF([.$F$10:.$F61]*ABS(SIGN([.$J$10:.$J61]))&lt;0;[.$F$10:.$F61];0))/SUM(IF([.$F$10:.$F61]*ABS(SIGN([.$J$10:.$J61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1]*ABS(SIGN([.$J$10:.$J61]))&gt;0;[.$F$10:.$F61];0))/SUM(IF([.$F$10:.$F61]*ABS(SIGN([.$J$10:.$J61]))&gt;0;1;0))/[.AU61]" office:value-type="float" office:value="4.16197841112784" calcext:value-type="float">
            <text:p/>
          </table:table-cell>
          <table:table-cell table:style-name="ce11"/>
          <table:table-cell table:style-name="ce337"/>
          <table:table-cell table:style-name="ce343" table:formula="of:=IF([.AX61]&lt;&gt;&quot;&quot;;[.AY60]-[.AX61];[.AY60])-[.L61]*[.H6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2]=&quot;&quot;;[.C61]+[.L62]+[.B62];[.AQ62])" office:value-type="float" office:value="0.2344293" calcext:value-type="float">
            <text:p/>
          </table:table-cell>
          <table:table-cell table:style-name="ce40" table:formula="of:=IF([.AR62]&lt;&gt;&quot;&quot;;[.AR62];[.D61]+[.AX62])" office:value-type="float" office:value="15.46085184" calcext:value-type="float">
            <text:p/>
          </table:table-cell>
          <table:table-cell table:style-name="ce48" table:formula="of:=IF([.H62]=0;&quot;&quot;;[.D62]+[.C62]*[.H62]+[.AY62]+[.AI62]-[.AJ62])" office:value-type="float" office:value="133.84764834" calcext:value-type="float">
            <text:p/>
          </table:table-cell>
          <table:table-cell table:style-name="ce107" table:formula="of:=100*IF([.M62]=0;0;[.E62]/[.E61]-1)" office:value-type="float" office:value="11.757441318682" calcext:value-type="float">
            <text:p/>
          </table:table-cell>
          <table:table-cell table:style-name="ce11"/>
          <table:table-cell table:style-name="ce141" office:value-type="float" office:value="505" calcext:value-type="float">
            <text:p>505</text:p>
          </table:table-cell>
          <table:table-cell table:style-name="ce146"/>
          <table:table-cell table:style-name="ce158" office:value-type="float" office:value="-0.5" calcext:value-type="float">
            <text:p>-0.5</text:p>
          </table:table-cell>
          <table:table-cell table:style-name="ce161"/>
          <table:table-cell table:style-name="ce166"/>
          <table:table-cell table:style-name="ce174" office:value-type="time" office:time-value="PT14H55M00S" calcext:value-type="time">
            <text:p>0.621527777777778</text:p>
          </table:table-cell>
          <table:table-cell table:style-name="ce178" office:value-type="date" office:date-value="2013-12-18" calcext:value-type="date">
            <text:p>41626</text:p>
          </table:table-cell>
          <table:table-cell table:style-name="ce11"/>
          <table:table-cell table:style-name="ce167" table:formula="of:=[.P61]+[.J62]" office:value-type="float" office:value="-0.25" calcext:value-type="float">
            <text:p/>
          </table:table-cell>
          <table:table-cell table:style-name="ce188" table:formula="of:=1+[.P62]/([.C62]+0)" office:value-type="float" office:value="-0.0664195985740692" calcext:value-type="float">
            <text:p/>
          </table:table-cell>
          <table:table-cell table:style-name="ce194" table:formula="of:=-[.P62]-[.C62]" office:value-type="float" office:value="0.0155707" calcext:value-type="float">
            <text:p/>
          </table:table-cell>
          <table:table-cell table:style-name="ce11"/>
          <table:table-cell table:style-name="ce202" table:formula="of:=-[.J62]+[.T61]" office:value-type="float" office:value="0.25" calcext:value-type="float">
            <text:p/>
          </table:table-cell>
          <table:table-cell table:style-name="ce209"/>
          <table:table-cell table:style-name="ce216"/>
          <table:table-cell table:style-name="ce219" table:formula="of:=[.E62]/(ABS([.P62])*[.H62]*[.$W$6])" office:value-type="float" office:value="10.6017939279208" calcext:value-type="float">
            <text:p/>
          </table:table-cell>
          <table:table-cell table:style-name="ce223" table:formula="of:=[.P62]*[.H62]/[.E62]" office:value-type="float" office:value="-0.943236594484645" calcext:value-type="float">
            <text:p/>
          </table:table-cell>
          <table:table-cell table:style-name="ce187" table:formula="of:=([.E62]*[.$X$6]-ABS([.T62])*[.H62])/[.H62]" office:value-type="float" office:value="0.41261212049505" calcext:value-type="float">
            <text:p/>
          </table:table-cell>
          <table:table-cell table:style-name="ce11"/>
          <table:table-cell table:style-name="ce141" table:formula="of:=[.H62]*(-[.$AB$6]*0.01+[.Q62])/[.Q62]" office:value-type="float" office:value="657.063550771641" calcext:value-type="float">
            <text:p/>
          </table:table-cell>
          <table:table-cell table:style-name="ce236" table:formula="of:=([.H62]-[.I62])*[.R62]/[.E62]*100" office:value-type="float" office:value="5.87474161669683" calcext:value-type="float">
            <text:p/>
          </table:table-cell>
          <table:table-cell table:style-name="ce244" table:formula="of:=[.E62]*[.$AB$6]*0.01/([.H62]-[.I62])" office:value-type="float" office:value="0.0053008969639604" calcext:value-type="float">
            <text:p/>
          </table:table-cell>
          <table:table-cell table:style-name="ce255" table:formula="of:=IF([.H62]=&quot;&quot;;&quot;&quot;;[.H62]-0.01*[.$AD$6]*[.AI62]/[.P62])" office:value-type="float" office:value="506.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62])+SIGN([.P61])=0;[.H62];([.H62]*[.J62]+[.AG61]*[.P61])/[.P62]);0)" office:value-type="float" office:value="505" calcext:value-type="float">
            <text:p/>
          </table:table-cell>
          <table:table-cell table:style-name="ce277" table:formula="of:=IF([.H62]=0;0;-([.H61]-[.H62])*[.P61])" office:value-type="float" office:value="7.5" calcext:value-type="float">
            <text:p/>
          </table:table-cell>
          <table:table-cell table:style-name="ce281" table:formula="of:=[.AH62]+[.AI61]-[.AJ61]" office:value-type="float" office:value="7.50000000000002" calcext:value-type="float">
            <text:p/>
          </table:table-cell>
          <table:table-cell table:style-name="ce289" table:formula="of:=IF(OR([.P62]=0;SIGN([.P62])+SIGN([.P61])=0);(-[.H62]+[.AG61])*-[.P61];0)" office:value-type="float" office:value="7.5" calcext:value-type="float">
            <text:p/>
          </table:table-cell>
          <table:table-cell table:style-name="ce295" table:formula="of:=[.AI62]/([.E62]-[.AI62])" office:value-type="float" office:value="0.059360028449580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5.46085184" calcext:value-type="float">
            <text:p>15.46085184</text:p>
          </table:table-cell>
          <table:table-cell table:style-name="ce11"/>
          <table:table-cell table:style-name="ce326" table:number-matrix-columns-spanned="1" table:number-matrix-rows-spanned="1" table:formula="of:=SUM(IF([.$F$10:.$F62]*ABS(SIGN([.$J$10:.$J62]))&gt;0;1;0))/SUM(IF([.$F$10:.$F62]*ABS(SIGN([.$J$10:.$J62]))&lt;&gt;0;1;0))" office:value-type="float" office:value="0.387755102040816" calcext:value-type="float">
            <text:p/>
          </table:table-cell>
          <table:table-cell table:style-name="ce15" table:number-matrix-columns-spanned="1" table:number-matrix-rows-spanned="1" table:formula="of:=-SUM(IF([.$F$10:.$F62]*ABS(SIGN([.$J$10:.$J62]))&lt;0;[.$F$10:.$F62];0))/SUM(IF([.$F$10:.$F62]*ABS(SIGN([.$J$10:.$J62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2]*ABS(SIGN([.$J$10:.$J62]))&gt;0;[.$F$10:.$F62];0))/SUM(IF([.$F$10:.$F62]*ABS(SIGN([.$J$10:.$J62]))&gt;0;1;0))/[.AU62]" office:value-type="float" office:value="4.32756496830301" calcext:value-type="float">
            <text:p/>
          </table:table-cell>
          <table:table-cell table:style-name="ce11"/>
          <table:table-cell table:style-name="ce337"/>
          <table:table-cell table:style-name="ce343" table:formula="of:=IF([.AX62]&lt;&gt;&quot;&quot;;[.AY61]-[.AX62];[.AY61])-[.L62]*[.H6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3]=&quot;&quot;;[.C62]+[.L63]+[.B63];[.AQ63])" office:value-type="float" office:value="0.23119609" calcext:value-type="float">
            <text:p/>
          </table:table-cell>
          <table:table-cell table:style-name="ce40" table:formula="of:=IF([.AR63]&lt;&gt;&quot;&quot;;[.AR63];[.D62]+[.AX63])" office:value-type="float" office:value="0" calcext:value-type="float">
            <text:p/>
          </table:table-cell>
          <table:table-cell table:style-name="ce48" table:formula="of:=IF([.H63]=0;&quot;&quot;;[.D63]+[.C63]*[.H63]+[.AY63]+[.AI63]-[.AJ63])" office:value-type="float" office:value="160.68128255" calcext:value-type="float">
            <text:p/>
          </table:table-cell>
          <table:table-cell table:style-name="ce108" table:formula="of:=100*IF([.H63]=0;0;[.E63]/[.E62]-1)" office:value-type="float" office:value="20.0478936632769" calcext:value-type="float">
            <text:p/>
          </table:table-cell>
          <table:table-cell table:style-name="ce11"/>
          <table:table-cell table:style-name="ce141" office:value-type="float" office:value="695" calcext:value-type="float">
            <text:p>695</text:p>
          </table:table-cell>
          <table:table-cell table:style-name="ce146"/>
          <table:table-cell table:style-name="ce158" office:value-type="float" office:value="0.25" calcext:value-type="float">
            <text:p>0.25</text:p>
          </table:table-cell>
          <table:table-cell table:style-name="ce161"/>
          <table:table-cell table:style-name="ce166"/>
          <table:table-cell table:style-name="ce174" office:value-type="time" office:time-value="PT09H58M00S" calcext:value-type="time">
            <text:p>0.415277777777778</text:p>
          </table:table-cell>
          <table:table-cell table:style-name="ce178" office:value-type="date" office:date-value="2014-02-06" calcext:value-type="date">
            <text:p>41676</text:p>
          </table:table-cell>
          <table:table-cell table:style-name="ce11"/>
          <table:table-cell table:style-name="ce167" table:formula="of:=[.P62]+[.J63]" office:value-type="float" office:value="0" calcext:value-type="float">
            <text:p/>
          </table:table-cell>
          <table:table-cell table:style-name="ce188" table:formula="of:=1+[.P63]/([.C63]+0)" office:value-type="float" office:value="1" calcext:value-type="float">
            <text:p/>
          </table:table-cell>
          <table:table-cell table:style-name="ce194" table:formula="of:=-[.P63]-[.C63]" office:value-type="float" office:value="-0.23119609" calcext:value-type="float">
            <text:p/>
          </table:table-cell>
          <table:table-cell table:style-name="ce11"/>
          <table:table-cell table:style-name="ce203" table:formula="of:=-[.J63]+[.T62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63]/(ABS([.P63])*[.H63]*[.$W$6])" office:value-type="string" office:string-value="" calcext:value-type="error">
            <text:p/>
          </table:table-cell>
          <table:table-cell table:style-name="ce223" table:formula="of:=[.P63]*[.H63]/[.E63]" office:value-type="float" office:value="0" calcext:value-type="float">
            <text:p/>
          </table:table-cell>
          <table:table-cell table:style-name="ce187" table:formula="of:=([.E63]*[.$X$6]-ABS([.T63])*[.H63])/[.H63]" office:value-type="float" office:value="0.577990225" calcext:value-type="float">
            <text:p/>
          </table:table-cell>
          <table:table-cell table:style-name="ce11"/>
          <table:table-cell table:style-name="ce141" table:formula="of:=[.H63]*(-[.$AB$6]*0.01+[.Q63])/[.Q63]" office:value-type="float" office:value="681.1" calcext:value-type="float">
            <text:p/>
          </table:table-cell>
          <table:table-cell table:style-name="ce236" table:formula="of:=([.H63]-[.I63])*[.R63]/[.E63]*100" office:value-type="float" office:value="-100" calcext:value-type="float">
            <text:p/>
          </table:table-cell>
          <table:table-cell table:style-name="ce244" table:formula="of:=[.E63]*[.$AB$6]*0.01/([.H63]-[.I63])" office:value-type="float" office:value="0.0046239218" calcext:value-type="float">
            <text:p/>
          </table:table-cell>
          <table:table-cell table:style-name="ce255" table:formula="of:=IF([.H63]=&quot;&quot;;&quot;&quot;;[.H63]-0.01*[.$AD$6]*[.AI63]/[.P63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63])+SIGN([.P62])=0;[.H63];([.H63]*[.J63]+[.AG62]*[.P62])/[.P63]);0)" office:value-type="float" office:value="0" calcext:value-type="float">
            <text:p/>
          </table:table-cell>
          <table:table-cell table:style-name="ce277" table:formula="of:=IF([.H63]=0;0;-([.H62]-[.H63])*[.P62])" office:value-type="float" office:value="-47.5" calcext:value-type="float">
            <text:p/>
          </table:table-cell>
          <table:table-cell table:style-name="ce281" table:formula="of:=[.AH63]+[.AI62]-[.AJ62]" office:value-type="float" office:value="-47.5" calcext:value-type="float">
            <text:p/>
          </table:table-cell>
          <table:table-cell table:style-name="ce289" table:formula="of:=IF(OR([.P63]=0;SIGN([.P63])+SIGN([.P62])=0);(-[.H63]+[.AG62])*-[.P62];0)" office:value-type="float" office:value="-47.5" calcext:value-type="float">
            <text:p/>
          </table:table-cell>
          <table:table-cell table:style-name="ce295" table:formula="of:=[.AI63]/([.E63]-[.AI63])" office:value-type="float" office:value="-0.22816652591518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3119609" calcext:value-type="float">
            <text:p>0.23119609</text:p>
          </table:table-cell>
          <table:table-cell table:style-name="ce320" office:value-type="float" office:value="0" calcext:value-type="float">
            <text:p>0</text:p>
          </table:table-cell>
          <table:table-cell table:style-name="ce11"/>
          <table:table-cell table:style-name="ce326" table:number-matrix-columns-spanned="1" table:number-matrix-rows-spanned="1" table:formula="of:=SUM(IF([.$F$10:.$F63]*ABS(SIGN([.$J$10:.$J63]))&gt;0;1;0))/SUM(IF([.$F$10:.$F63]*ABS(SIGN([.$J$10:.$J63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63]*ABS(SIGN([.$J$10:.$J63]))&lt;0;[.$F$10:.$F63];0))/SUM(IF([.$F$10:.$F63]*ABS(SIGN([.$J$10:.$J63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3]*ABS(SIGN([.$J$10:.$J63]))&gt;0;[.$F$10:.$F63];0))/SUM(IF([.$F$10:.$F63]*ABS(SIGN([.$J$10:.$J63]))&gt;0;1;0))/[.AU63]" office:value-type="float" office:value="4.73424946270736" calcext:value-type="float">
            <text:p/>
          </table:table-cell>
          <table:table-cell table:style-name="ce11"/>
          <table:table-cell table:style-name="ce337"/>
          <table:table-cell table:style-name="ce343" table:formula="of:=IF([.AX63]&lt;&gt;&quot;&quot;;[.AY62]-[.AX63];[.AY62])-[.L63]*[.H6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4]=&quot;&quot;;[.C63]+[.L64]+[.B64];[.AQ64])" office:value-type="float" office:value="0.23081931" calcext:value-type="float">
            <text:p/>
          </table:table-cell>
          <table:table-cell table:style-name="ce40" table:formula="of:=IF([.AR64]&lt;&gt;&quot;&quot;;[.AR64];[.D63]+[.AX64])" office:value-type="float" office:value="0" calcext:value-type="float">
            <text:p/>
          </table:table-cell>
          <table:table-cell table:style-name="ce48" table:formula="of:=IF([.H64]=0;&quot;&quot;;[.D64]+[.C64]*[.H64]+[.AY64]+[.AI64]-[.AJ64])" office:value-type="float" office:value="170.57547009" calcext:value-type="float">
            <text:p/>
          </table:table-cell>
          <table:table-cell table:style-name="ce109" table:formula="of:=100*IF([.H64]=0;0;[.E64]/[.E63]-1)" office:value-type="float" office:value="6.15764784981796" calcext:value-type="float">
            <text:p/>
          </table:table-cell>
          <table:table-cell table:style-name="ce11"/>
          <table:table-cell table:style-name="ce141" office:value-type="float" office:value="739" calcext:value-type="float">
            <text:p>739</text:p>
          </table:table-cell>
          <table:table-cell table:style-name="ce146"/>
          <table:table-cell table:style-name="ce158" office:value-type="float" office:value="-0.25" calcext:value-type="float">
            <text:p>-0.25</text:p>
          </table:table-cell>
          <table:table-cell table:style-name="ce161"/>
          <table:table-cell table:style-name="ce166"/>
          <table:table-cell table:style-name="ce174" office:value-type="time" office:time-value="PT05H55M00S" calcext:value-type="time">
            <text:p>0.246527777777778</text:p>
          </table:table-cell>
          <table:table-cell table:style-name="ce178" office:value-type="date" office:date-value="2014-02-07" calcext:value-type="date">
            <text:p>41677</text:p>
          </table:table-cell>
          <table:table-cell table:style-name="ce11"/>
          <table:table-cell table:style-name="ce167" table:formula="of:=[.P63]+[.J64]" office:value-type="float" office:value="-0.25" calcext:value-type="float">
            <text:p/>
          </table:table-cell>
          <table:table-cell table:style-name="ce188" table:formula="of:=1+[.P64]/([.C64]+0)" office:value-type="float" office:value="-0.0830982901733828" calcext:value-type="float">
            <text:p/>
          </table:table-cell>
          <table:table-cell table:style-name="ce194" table:formula="of:=-[.P64]-[.C64]" office:value-type="float" office:value="0.01918069" calcext:value-type="float">
            <text:p/>
          </table:table-cell>
          <table:table-cell table:style-name="ce11"/>
          <table:table-cell table:style-name="ce202" table:formula="of:=-[.J64]+[.T63]" office:value-type="float" office:value="0.25" calcext:value-type="float">
            <text:p/>
          </table:table-cell>
          <table:table-cell table:style-name="ce209"/>
          <table:table-cell table:style-name="ce216"/>
          <table:table-cell table:style-name="ce219" table:formula="of:=[.E64]/(ABS([.P64])*[.H64]*[.$W$6])" office:value-type="float" office:value="9.2327724" calcext:value-type="float">
            <text:p/>
          </table:table-cell>
          <table:table-cell table:style-name="ce223" table:formula="of:=[.P64]*[.H64]/[.E64]" office:value-type="float" office:value="-1.08309829017338" calcext:value-type="float">
            <text:p/>
          </table:table-cell>
          <table:table-cell table:style-name="ce187" table:formula="of:=([.E64]*[.$X$6]-ABS([.T64])*[.H64])/[.H64]" office:value-type="float" office:value="0.327048275" calcext:value-type="float">
            <text:p/>
          </table:table-cell>
          <table:table-cell table:style-name="ce11"/>
          <table:table-cell table:style-name="ce141" table:formula="of:=[.H64]*(-[.$AB$6]*0.01+[.Q64])/[.Q64]" office:value-type="float" office:value="916.86166200486" calcext:value-type="float">
            <text:p/>
          </table:table-cell>
          <table:table-cell table:style-name="ce236" table:formula="of:=([.H64]-[.I64])*[.R64]/[.E64]*100" office:value-type="float" office:value="8.30982901733828" calcext:value-type="float">
            <text:p/>
          </table:table-cell>
          <table:table-cell table:style-name="ce244" table:formula="of:=[.E64]*[.$AB$6]*0.01/([.H64]-[.I64])" office:value-type="float" office:value="0.0046163862" calcext:value-type="float">
            <text:p/>
          </table:table-cell>
          <table:table-cell table:style-name="ce255" table:formula="of:=IF([.H64]=&quot;&quot;;&quot;&quot;;[.H64]-0.01*[.$AD$6]*[.AI64]/[.P64])" office:value-type="float" office:value="73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64])+SIGN([.P63])=0;[.H64];([.H64]*[.J64]+[.AG63]*[.P63])/[.P64]);0)" office:value-type="float" office:value="739" calcext:value-type="float">
            <text:p/>
          </table:table-cell>
          <table:table-cell table:style-name="ce277" table:formula="of:=IF([.H64]=0;0;-([.H63]-[.H64])*[.P63])" office:value-type="float" office:value="0" calcext:value-type="float">
            <text:p/>
          </table:table-cell>
          <table:table-cell table:style-name="ce281" table:formula="of:=[.AH64]+[.AI63]-[.AJ63]" office:value-type="float" office:value="0" calcext:value-type="float">
            <text:p/>
          </table:table-cell>
          <table:table-cell table:style-name="ce289" table:formula="of:=IF(OR([.P64]=0;SIGN([.P64])+SIGN([.P63])=0);(-[.H64]+[.AG63])*-[.P63];0)" office:value-type="float" office:value="0" calcext:value-type="float">
            <text:p/>
          </table:table-cell>
          <table:table-cell table:style-name="ce295" table:formula="of:=[.AI64]/([.E64]-[.AI6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3081931" calcext:value-type="float">
            <text:p>0.23081931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64]*ABS(SIGN([.$J$10:.$J64]))&gt;0;1;0))/SUM(IF([.$F$10:.$F64]*ABS(SIGN([.$J$10:.$J64]))&lt;&gt;0;1;0))" office:value-type="float" office:value="0.411764705882353" calcext:value-type="float">
            <text:p/>
          </table:table-cell>
          <table:table-cell table:style-name="ce15" table:number-matrix-columns-spanned="1" table:number-matrix-rows-spanned="1" table:formula="of:=-SUM(IF([.$F$10:.$F64]*ABS(SIGN([.$J$10:.$J64]))&lt;0;[.$F$10:.$F64];0))/SUM(IF([.$F$10:.$F64]*ABS(SIGN([.$J$10:.$J64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4]*ABS(SIGN([.$J$10:.$J64]))&gt;0;[.$F$10:.$F64];0))/SUM(IF([.$F$10:.$F64]*ABS(SIGN([.$J$10:.$J64]))&gt;0;1;0))/[.AU64]" office:value-type="float" office:value="4.69106784369079" calcext:value-type="float">
            <text:p/>
          </table:table-cell>
          <table:table-cell table:style-name="ce11"/>
          <table:table-cell table:style-name="ce337"/>
          <table:table-cell table:style-name="ce343" table:formula="of:=IF([.AX64]&lt;&gt;&quot;&quot;;[.AY63]-[.AX64];[.AY63])-[.L64]*[.H6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5]=&quot;&quot;;[.C64]+[.L65]+[.B65];[.AQ65])" office:value-type="float" office:value="0.23066837" calcext:value-type="float">
            <text:p/>
          </table:table-cell>
          <table:table-cell table:style-name="ce40" table:formula="of:=IF([.AR65]&lt;&gt;&quot;&quot;;[.AR65];[.D64]+[.AX65])" office:value-type="float" office:value="0" calcext:value-type="float">
            <text:p/>
          </table:table-cell>
          <table:table-cell table:style-name="ce48" table:formula="of:=IF([.H65]=0;&quot;&quot;;[.D65]+[.C65]*[.H65]+[.AY65]+[.AI65]-[.AJ65])" office:value-type="float" office:value="171.89446605" calcext:value-type="float">
            <text:p/>
          </table:table-cell>
          <table:table-cell table:style-name="ce110" table:formula="of:=100*IF([.H65]=0;0;[.E65]/[.E64]-1)" office:value-type="float" office:value="0.773262391892615" calcext:value-type="float">
            <text:p/>
          </table:table-cell>
          <table:table-cell table:style-name="ce11"/>
          <table:table-cell table:style-name="ce141" office:value-type="float" office:value="665" calcext:value-type="float">
            <text:p>665</text:p>
          </table:table-cell>
          <table:table-cell table:style-name="ce146" office:value-type="float" office:value="690" calcext:value-type="float">
            <text:p>690</text:p>
          </table:table-cell>
          <table:table-cell table:style-name="ce158" office:value-type="float" office:value="-0.1" calcext:value-type="float">
            <text:p>-0.1</text:p>
          </table:table-cell>
          <table:table-cell table:style-name="ce161"/>
          <table:table-cell table:style-name="ce21"/>
          <table:table-cell table:style-name="ce174" office:value-type="time" office:time-value="PT09H24M00S" calcext:value-type="time">
            <text:p>0.391666666666667</text:p>
          </table:table-cell>
          <table:table-cell table:style-name="ce178" office:value-type="date" office:date-value="2014-02-12" calcext:value-type="date">
            <text:p>41682</text:p>
          </table:table-cell>
          <table:table-cell table:style-name="ce11"/>
          <table:table-cell table:style-name="ce167" table:formula="of:=[.P64]+[.J65]" office:value-type="float" office:value="-0.35" calcext:value-type="float">
            <text:p/>
          </table:table-cell>
          <table:table-cell table:style-name="ce188" table:formula="of:=1+[.P65]/([.C65]+0)" office:value-type="float" office:value="-0.517329835902512" calcext:value-type="float">
            <text:p/>
          </table:table-cell>
          <table:table-cell table:style-name="ce194" table:formula="of:=-[.P65]-[.C65]" office:value-type="float" office:value="0.11933163" calcext:value-type="float">
            <text:p/>
          </table:table-cell>
          <table:table-cell table:style-name="ce11"/>
          <table:table-cell table:style-name="ce202" table:formula="of:=-[.J65]+[.T64]" office:value-type="float" office:value="0.35" calcext:value-type="float">
            <text:p/>
          </table:table-cell>
          <table:table-cell table:style-name="ce209"/>
          <table:table-cell table:style-name="ce216"/>
          <table:table-cell table:style-name="ce219" table:formula="of:=[.E65]/(ABS([.P65])*[.H65]*[.$W$6])" office:value-type="float" office:value="7.38536911063373" calcext:value-type="float">
            <text:p/>
          </table:table-cell>
          <table:table-cell table:style-name="ce223" table:formula="of:=[.P65]*[.H65]/[.E65]" office:value-type="float" office:value="-1.35402846495534" calcext:value-type="float">
            <text:p/>
          </table:table-cell>
          <table:table-cell table:style-name="ce187" table:formula="of:=([.E65]*[.$X$6]-ABS([.T65])*[.H65])/[.H65]" office:value-type="float" office:value="0.296219797180451" calcext:value-type="float">
            <text:p/>
          </table:table-cell>
          <table:table-cell table:style-name="ce11"/>
          <table:table-cell table:style-name="ce141" table:formula="of:=[.H65]*(-[.$AB$6]*0.01+[.Q65])/[.Q65]" office:value-type="float" office:value="690.708936691806" calcext:value-type="float">
            <text:p/>
          </table:table-cell>
          <table:table-cell table:style-name="ce236" table:formula="of:=([.H65]-[.I65])*[.R65]/[.E65]*100" office:value-type="float" office:value="-1.7355362383407" calcext:value-type="float">
            <text:p/>
          </table:table-cell>
          <table:table-cell table:style-name="ce244" table:formula="of:=[.E65]*[.$AB$6]*0.01/([.H65]-[.I65])" office:value-type="float" office:value="-0.13751557284" calcext:value-type="float">
            <text:p/>
          </table:table-cell>
          <table:table-cell table:style-name="ce255" table:formula="of:=IF([.H65]=&quot;&quot;;&quot;&quot;;[.H65]-0.01*[.$AD$6]*[.AI65]/[.P65])" office:value-type="float" office:value="667.642857142857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65])+SIGN([.P64])=0;[.H65];([.H65]*[.J65]+[.AG64]*[.P64])/[.P65]);0)" office:value-type="float" office:value="717.857142857143" calcext:value-type="float">
            <text:p/>
          </table:table-cell>
          <table:table-cell table:style-name="ce277" table:formula="of:=IF([.H65]=0;0;-([.H64]-[.H65])*[.P64])" office:value-type="float" office:value="18.5" calcext:value-type="float">
            <text:p/>
          </table:table-cell>
          <table:table-cell table:style-name="ce281" table:formula="of:=[.AH65]+[.AI64]-[.AJ64]" office:value-type="float" office:value="18.5" calcext:value-type="float">
            <text:p/>
          </table:table-cell>
          <table:table-cell table:style-name="ce289" table:formula="of:=IF(OR([.P65]=0;SIGN([.P65])+SIGN([.P64])=0);(-[.H65]+[.AG64])*-[.P64];0)" office:value-type="float" office:value="0" calcext:value-type="float">
            <text:p/>
          </table:table-cell>
          <table:table-cell table:style-name="ce295" table:formula="of:=[.AI65]/([.E65]-[.AI65])" office:value-type="float" office:value="0.120604090071736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3066837" calcext:value-type="float">
            <text:p>0.23066837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65]*ABS(SIGN([.$J$10:.$J65]))&gt;0;1;0))/SUM(IF([.$F$10:.$F65]*ABS(SIGN([.$J$10:.$J65]))&lt;&gt;0;1;0))" office:value-type="float" office:value="0.423076923076923" calcext:value-type="float">
            <text:p/>
          </table:table-cell>
          <table:table-cell table:style-name="ce15" table:number-matrix-columns-spanned="1" table:number-matrix-rows-spanned="1" table:formula="of:=-SUM(IF([.$F$10:.$F65]*ABS(SIGN([.$J$10:.$J65]))&lt;0;[.$F$10:.$F65];0))/SUM(IF([.$F$10:.$F65]*ABS(SIGN([.$J$10:.$J65]))&lt;0;1;0))" office:value-type="float" office:value="1.60881820445205" calcext:value-type="float">
            <text:p/>
          </table:table-cell>
          <table:table-cell table:style-name="ce15" table:number-matrix-columns-spanned="1" table:number-matrix-rows-spanned="1" table:formula="of:=SUM(IF([.$F$10:.$F65]*ABS(SIGN([.$J$10:.$J65]))&gt;0;[.$F$10:.$F65];0))/SUM(IF([.$F$10:.$F65]*ABS(SIGN([.$J$10:.$J65]))&gt;0;1;0))/[.AU65]" office:value-type="float" office:value="4.49968476017216" calcext:value-type="float">
            <text:p/>
          </table:table-cell>
          <table:table-cell table:style-name="ce11"/>
          <table:table-cell table:style-name="ce337"/>
          <table:table-cell table:style-name="ce343" table:formula="of:=IF([.AX65]&lt;&gt;&quot;&quot;;[.AY64]-[.AX65];[.AY64])-[.L65]*[.H6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6]=&quot;&quot;;[.C65]+[.L66]+[.B66];[.AQ66])" office:value-type="float" office:value="0.23057759" calcext:value-type="float">
            <text:p/>
          </table:table-cell>
          <table:table-cell table:style-name="ce40" table:formula="of:=IF([.AR66]&lt;&gt;&quot;&quot;;[.AR66];[.D65]+[.AX66])" office:value-type="float" office:value="0" calcext:value-type="float">
            <text:p/>
          </table:table-cell>
          <table:table-cell table:style-name="ce48" table:formula="of:=IF([.H66]=0;&quot;&quot;;[.D66]+[.C66]*[.H66]+[.AY66]+[.AI66]-[.AJ66])" office:value-type="float" office:value="171.463887879" calcext:value-type="float">
            <text:p/>
          </table:table-cell>
          <table:table-cell table:style-name="ce111" table:formula="of:=100*IF([.H66]=0;0;[.E66]/[.E65]-1)" office:value-type="float" office:value="-0.250489838849588" calcext:value-type="float">
            <text:p/>
          </table:table-cell>
          <table:table-cell table:style-name="ce11"/>
          <table:table-cell table:style-name="ce141" office:value-type="float" office:value="668.1" calcext:value-type="float">
            <text:p>668.1</text:p>
          </table:table-cell>
          <table:table-cell table:style-name="ce146"/>
          <table:table-cell table:style-name="ce158" office:value-type="float" office:value="0.06" calcext:value-type="float">
            <text:p>0.06</text:p>
          </table:table-cell>
          <table:table-cell table:style-name="ce161"/>
          <table:table-cell table:style-name="ce166"/>
          <table:table-cell table:style-name="ce174" office:value-type="time" office:time-value="PT19H14M00S" calcext:value-type="time">
            <text:p>0.801388888888889</text:p>
          </table:table-cell>
          <table:table-cell table:style-name="ce178" office:value-type="date" office:date-value="2014-02-12" calcext:value-type="date">
            <text:p>41682</text:p>
          </table:table-cell>
          <table:table-cell table:style-name="ce11"/>
          <table:table-cell table:style-name="ce167" table:formula="of:=[.P65]+[.J66]" office:value-type="float" office:value="-0.29" calcext:value-type="float">
            <text:p/>
          </table:table-cell>
          <table:table-cell table:style-name="ce188" table:formula="of:=1+[.P66]/([.C66]+0)" office:value-type="float" office:value="-0.257711124485255" calcext:value-type="float">
            <text:p/>
          </table:table-cell>
          <table:table-cell table:style-name="ce194" table:formula="of:=-[.P66]-[.C66]" office:value-type="float" office:value="0.05942241" calcext:value-type="float">
            <text:p/>
          </table:table-cell>
          <table:table-cell table:style-name="ce11"/>
          <table:table-cell table:style-name="ce202" table:formula="of:=-[.J66]+[.T65]" office:value-type="float" office:value="0.29" calcext:value-type="float">
            <text:p/>
          </table:table-cell>
          <table:table-cell table:style-name="ce209"/>
          <table:table-cell table:style-name="ce216"/>
          <table:table-cell table:style-name="ce219" table:formula="of:=[.E66]/(ABS([.P66])*[.H66]*[.$W$6])" office:value-type="float" office:value="8.84979472817924" calcext:value-type="float">
            <text:p/>
          </table:table-cell>
          <table:table-cell table:style-name="ce223" table:formula="of:=[.P66]*[.H66]/[.E66]" office:value-type="float" office:value="-1.12996971197064" calcext:value-type="float">
            <text:p/>
          </table:table-cell>
          <table:table-cell table:style-name="ce187" table:formula="of:=([.E66]*[.$X$6]-ABS([.T66])*[.H66])/[.H66]" office:value-type="float" office:value="0.351610117792995" calcext:value-type="float">
            <text:p/>
          </table:table-cell>
          <table:table-cell table:style-name="ce11"/>
          <table:table-cell table:style-name="ce141" table:formula="of:=[.H66]*(-[.$AB$6]*0.01+[.Q66])/[.Q66]" office:value-type="float" office:value="719.948751297364" calcext:value-type="float">
            <text:p/>
          </table:table-cell>
          <table:table-cell table:style-name="ce236" table:formula="of:=([.H66]-[.I66])*[.R66]/[.E66]*100" office:value-type="float" office:value="23.1536287973453" calcext:value-type="float">
            <text:p/>
          </table:table-cell>
          <table:table-cell table:style-name="ce244" table:formula="of:=[.E66]*[.$AB$6]*0.01/([.H66]-[.I66])" office:value-type="float" office:value="0.00513288094234396" calcext:value-type="float">
            <text:p/>
          </table:table-cell>
          <table:table-cell table:style-name="ce255" table:formula="of:=IF([.H66]=&quot;&quot;;&quot;&quot;;[.H66]-0.01*[.$AD$6]*[.AI66]/[.P66])" office:value-type="float" office:value="671.102586206897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66])+SIGN([.P65])=0;[.H66];([.H66]*[.J66]+[.AG65]*[.P65])/[.P66]);0)" office:value-type="float" office:value="728.151724137931" calcext:value-type="float">
            <text:p/>
          </table:table-cell>
          <table:table-cell table:style-name="ce277" table:formula="of:=IF([.H66]=0;0;-([.H65]-[.H66])*[.P65])" office:value-type="float" office:value="-1.08500000000001" calcext:value-type="float">
            <text:p/>
          </table:table-cell>
          <table:table-cell table:style-name="ce281" table:formula="of:=[.AH66]+[.AI65]-[.AJ65]" office:value-type="float" office:value="17.415" calcext:value-type="float">
            <text:p/>
          </table:table-cell>
          <table:table-cell table:style-name="ce289" table:formula="of:=IF(OR([.P66]=0;SIGN([.P66])+SIGN([.P65])=0);(-[.H66]+[.AG65])*-[.P65];0)" office:value-type="float" office:value="0" calcext:value-type="float">
            <text:p/>
          </table:table-cell>
          <table:table-cell table:style-name="ce295" table:formula="of:=[.AI66]/([.E66]-[.AI66])" office:value-type="float" office:value="0.113048527904199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3057759" calcext:value-type="float">
            <text:p>0.23057759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66]*ABS(SIGN([.$J$10:.$J66]))&gt;0;1;0))/SUM(IF([.$F$10:.$F66]*ABS(SIGN([.$J$10:.$J66]))&lt;&gt;0;1;0))" office:value-type="float" office:value="0.415094339622642" calcext:value-type="float">
            <text:p/>
          </table:table-cell>
          <table:table-cell table:style-name="ce15" table:number-matrix-columns-spanned="1" table:number-matrix-rows-spanned="1" table:formula="of:=-SUM(IF([.$F$10:.$F66]*ABS(SIGN([.$J$10:.$J66]))&lt;0;[.$F$10:.$F66];0))/SUM(IF([.$F$10:.$F66]*ABS(SIGN([.$J$10:.$J66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6]*ABS(SIGN([.$J$10:.$J66]))&gt;0;[.$F$10:.$F66];0))/SUM(IF([.$F$10:.$F66]*ABS(SIGN([.$J$10:.$J66]))&gt;0;1;0))/[.AU66]" office:value-type="float" office:value="4.62566734110824" calcext:value-type="float">
            <text:p/>
          </table:table-cell>
          <table:table-cell table:style-name="ce11"/>
          <table:table-cell table:style-name="ce337"/>
          <table:table-cell table:style-name="ce343" table:formula="of:=IF([.AX66]&lt;&gt;&quot;&quot;;[.AY65]-[.AX66];[.AY65])-[.L66]*[.H6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7]=&quot;&quot;;[.C66]+[.L67]+[.B67];[.AQ67])" office:value-type="float" office:value="0.2302773" calcext:value-type="float">
            <text:p/>
          </table:table-cell>
          <table:table-cell table:style-name="ce40" table:formula="of:=IF([.AR67]&lt;&gt;&quot;&quot;;[.AR67];[.D66]+[.AX67])" office:value-type="float" office:value="0" calcext:value-type="float">
            <text:p/>
          </table:table-cell>
          <table:table-cell table:style-name="ce48" table:formula="of:=IF([.H67]=0;&quot;&quot;;[.D67]+[.C67]*[.H67]+[.AY67]+[.AI67]-[.AJ67])" office:value-type="float" office:value="178.316515" calcext:value-type="float">
            <text:p/>
          </table:table-cell>
          <table:table-cell table:style-name="ce112" table:formula="of:=100*IF([.H67]=0;0;[.E67]/[.E66]-1)" office:value-type="float" office:value="3.99654248236561" calcext:value-type="float">
            <text:p/>
          </table:table-cell>
          <table:table-cell table:style-name="ce11"/>
          <table:table-cell table:style-name="ce141" office:value-type="float" office:value="550" calcext:value-type="float">
            <text:p>550</text:p>
          </table:table-cell>
          <table:table-cell table:style-name="ce146"/>
          <table:table-cell table:style-name="ce158" office:value-type="float" office:value="0.2" calcext:value-type="float">
            <text:p>0.2</text:p>
          </table:table-cell>
          <table:table-cell table:style-name="ce161"/>
          <table:table-cell table:style-name="ce166"/>
          <table:table-cell table:style-name="ce174" office:value-type="time" office:time-value="PT06H18M00S" calcext:value-type="time">
            <text:p>0.2625</text:p>
          </table:table-cell>
          <table:table-cell table:style-name="ce178" office:value-type="date" office:date-value="2014-02-14" calcext:value-type="date">
            <text:p>41684</text:p>
          </table:table-cell>
          <table:table-cell table:style-name="ce11"/>
          <table:table-cell table:style-name="ce167" table:formula="of:=[.P66]+[.J67]" office:value-type="float" office:value="-0.09" calcext:value-type="float">
            <text:p/>
          </table:table-cell>
          <table:table-cell table:style-name="ce188" table:formula="of:=1+[.P67]/([.C67]+0)" office:value-type="float" office:value="0.609166860997589" calcext:value-type="float">
            <text:p/>
          </table:table-cell>
          <table:table-cell table:style-name="ce194" table:formula="of:=-[.P67]-[.C67]" office:value-type="float" office:value="-0.1402773" calcext:value-type="float">
            <text:p/>
          </table:table-cell>
          <table:table-cell table:style-name="ce11"/>
          <table:table-cell table:style-name="ce202" table:formula="of:=-[.J67]+[.T66]" office:value-type="float" office:value="0.09" calcext:value-type="float">
            <text:p/>
          </table:table-cell>
          <table:table-cell table:style-name="ce209"/>
          <table:table-cell table:style-name="ce216"/>
          <table:table-cell table:style-name="ce219" table:formula="of:=[.E67]/(ABS([.P67])*[.H67]*[.$W$6])" office:value-type="float" office:value="36.0235383838384" calcext:value-type="float">
            <text:p/>
          </table:table-cell>
          <table:table-cell table:style-name="ce223" table:formula="of:=[.P67]*[.H67]/[.E67]" office:value-type="float" office:value="-0.277596273121421" calcext:value-type="float">
            <text:p/>
          </table:table-cell>
          <table:table-cell table:style-name="ce187" table:formula="of:=([.E67]*[.$X$6]-ABS([.T67])*[.H67])/[.H67]" office:value-type="float" office:value="0.720529613636364" calcext:value-type="float">
            <text:p/>
          </table:table-cell>
          <table:table-cell table:style-name="ce11"/>
          <table:table-cell table:style-name="ce141" table:formula="of:=[.H67]*(-[.$AB$6]*0.01+[.Q67])/[.Q67]" office:value-type="float" office:value="531.942550220171" calcext:value-type="float">
            <text:p/>
          </table:table-cell>
          <table:table-cell table:style-name="ce236" table:formula="of:=([.H67]-[.I67])*[.R67]/[.E67]*100" office:value-type="float" office:value="-43.2671729817062" calcext:value-type="float">
            <text:p/>
          </table:table-cell>
          <table:table-cell table:style-name="ce244" table:formula="of:=[.E67]*[.$AB$6]*0.01/([.H67]-[.I67])" office:value-type="float" office:value="0.00648423690909091" calcext:value-type="float">
            <text:p/>
          </table:table-cell>
          <table:table-cell table:style-name="ce255" table:formula="of:=IF([.H67]=&quot;&quot;;&quot;&quot;;[.H67]-0.01*[.$AD$6]*[.AI67]/[.P67])" office:value-type="float" office:value="578.702222222222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67])+SIGN([.P66])=0;[.H67];([.H67]*[.J67]+[.AG66]*[.P66])/[.P67]);0)" office:value-type="float" office:value="1124.04444444444" calcext:value-type="float">
            <text:p/>
          </table:table-cell>
          <table:table-cell table:style-name="ce277" table:formula="of:=IF([.H67]=0;0;-([.H66]-[.H67])*[.P66])" office:value-type="float" office:value="34.249" calcext:value-type="float">
            <text:p/>
          </table:table-cell>
          <table:table-cell table:style-name="ce281" table:formula="of:=[.AH67]+[.AI66]-[.AJ66]" office:value-type="float" office:value="51.664" calcext:value-type="float">
            <text:p/>
          </table:table-cell>
          <table:table-cell table:style-name="ce289" table:formula="of:=IF(OR([.P67]=0;SIGN([.P67])+SIGN([.P66])=0);(-[.H67]+[.AG66])*-[.P66];0)" office:value-type="float" office:value="0" calcext:value-type="float">
            <text:p/>
          </table:table-cell>
          <table:table-cell table:style-name="ce295" table:formula="of:=[.AI67]/([.E67]-[.AI67])" office:value-type="float" office:value="0.407919258452941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302773" calcext:value-type="float">
            <text:p>0.2302773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67]*ABS(SIGN([.$J$10:.$J67]))&gt;0;1;0))/SUM(IF([.$F$10:.$F67]*ABS(SIGN([.$J$10:.$J67]))&lt;&gt;0;1;0))" office:value-type="float" office:value="0.425925925925926" calcext:value-type="float">
            <text:p/>
          </table:table-cell>
          <table:table-cell table:style-name="ce15" table:number-matrix-columns-spanned="1" table:number-matrix-rows-spanned="1" table:formula="of:=-SUM(IF([.$F$10:.$F67]*ABS(SIGN([.$J$10:.$J67]))&lt;0;[.$F$10:.$F67];0))/SUM(IF([.$F$10:.$F67]*ABS(SIGN([.$J$10:.$J67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7]*ABS(SIGN([.$J$10:.$J67]))&gt;0;[.$F$10:.$F67];0))/SUM(IF([.$F$10:.$F67]*ABS(SIGN([.$J$10:.$J67]))&gt;0;1;0))/[.AU67]" office:value-type="float" office:value="4.53558177728597" calcext:value-type="float">
            <text:p/>
          </table:table-cell>
          <table:table-cell table:style-name="ce11"/>
          <table:table-cell table:style-name="ce337"/>
          <table:table-cell table:style-name="ce343" table:formula="of:=IF([.AX67]&lt;&gt;&quot;&quot;;[.AY66]-[.AX67];[.AY66])-[.L67]*[.H6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8]=&quot;&quot;;[.C67]+[.L68]+[.B68];[.AQ68])" office:value-type="float" office:value="0.2302773" calcext:value-type="float">
            <text:p/>
          </table:table-cell>
          <table:table-cell table:style-name="ce40" table:formula="of:=IF([.AR68]&lt;&gt;&quot;&quot;;[.AR68];[.D67]+[.AX68])" office:value-type="float" office:value="49.336375" calcext:value-type="float">
            <text:p/>
          </table:table-cell>
          <table:table-cell table:style-name="ce48" table:formula="of:=IF([.H68]=0;&quot;&quot;;[.D68]+[.C68]*[.H68]+[.AY68]+[.AI68]-[.AJ68])" office:value-type="float" office:value="181.7458225" calcext:value-type="float">
            <text:p/>
          </table:table-cell>
          <table:table-cell table:style-name="ce113" table:formula="of:=100*IF([.M68]=0;0;[.E68]/[.E67]-1)" office:value-type="float" office:value="1.92315753815624" calcext:value-type="float">
            <text:p/>
          </table:table-cell>
          <table:table-cell table:style-name="ce11"/>
          <table:table-cell table:style-name="ce141" office:value-type="float" office:value="575" calcext:value-type="float">
            <text:p>575</text:p>
          </table:table-cell>
          <table:table-cell table:style-name="ce146" office:value-type="float" office:value="530" calcext:value-type="float">
            <text:p>530</text:p>
          </table:table-cell>
          <table:table-cell table:style-name="ce158" office:value-type="float" office:value="0.09" calcext:value-type="float">
            <text:p>0.09</text:p>
          </table:table-cell>
          <table:table-cell table:style-name="ce161"/>
          <table:table-cell table:style-name="ce166"/>
          <table:table-cell table:style-name="ce174" office:value-type="time" office:time-value="PT10H21M00S" calcext:value-type="time">
            <text:p>0.43125</text:p>
          </table:table-cell>
          <table:table-cell table:style-name="ce178" office:value-type="date" office:date-value="2014-02-14" calcext:value-type="date">
            <text:p>41684</text:p>
          </table:table-cell>
          <table:table-cell table:style-name="ce11"/>
          <table:table-cell table:style-name="ce167" table:formula="of:=[.P67]+[.J68]" office:value-type="float" office:value="0" calcext:value-type="float">
            <text:p/>
          </table:table-cell>
          <table:table-cell table:style-name="ce188" table:formula="of:=1+[.P68]/([.C68]+0)" office:value-type="float" office:value="1" calcext:value-type="float">
            <text:p/>
          </table:table-cell>
          <table:table-cell table:style-name="ce194" table:formula="of:=-[.P68]-[.C68]" office:value-type="float" office:value="-0.2302773" calcext:value-type="float">
            <text:p/>
          </table:table-cell>
          <table:table-cell table:style-name="ce11"/>
          <table:table-cell table:style-name="ce202" table:formula="of:=-[.J68]+[.T67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68]/(ABS([.P68])*[.H68]*[.$W$6])" office:value-type="string" office:string-value="" calcext:value-type="error">
            <text:p/>
          </table:table-cell>
          <table:table-cell table:style-name="ce223" table:formula="of:=[.P68]*[.H68]/[.E68]" office:value-type="float" office:value="0" calcext:value-type="float">
            <text:p/>
          </table:table-cell>
          <table:table-cell table:style-name="ce187" table:formula="of:=([.E68]*[.$X$6]-ABS([.T68])*[.H68])/[.H68]" office:value-type="float" office:value="0.790199228260869" calcext:value-type="float">
            <text:p/>
          </table:table-cell>
          <table:table-cell table:style-name="ce11"/>
          <table:table-cell table:style-name="ce141" table:formula="of:=[.H68]*(-[.$AB$6]*0.01+[.Q68])/[.Q68]" office:value-type="float" office:value="563.5" calcext:value-type="float">
            <text:p/>
          </table:table-cell>
          <table:table-cell table:style-name="ce236" table:formula="of:=([.H68]-[.I68])*[.R68]/[.E68]*100" office:value-type="float" office:value="-5.70163228923735" calcext:value-type="float">
            <text:p/>
          </table:table-cell>
          <table:table-cell table:style-name="ce244" table:formula="of:=[.E68]*[.$AB$6]*0.01/([.H68]-[.I68])" office:value-type="float" office:value="0.0807759211111111" calcext:value-type="float">
            <text:p/>
          </table:table-cell>
          <table:table-cell table:style-name="ce255" table:formula="of:=IF([.H68]=&quot;&quot;;&quot;&quot;;[.H68]-0.01*[.$AD$6]*[.AI68]/[.P68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68])+SIGN([.P67])=0;[.H68];([.H68]*[.J68]+[.AG67]*[.P67])/[.P68]);0)" office:value-type="float" office:value="0" calcext:value-type="float">
            <text:p/>
          </table:table-cell>
          <table:table-cell table:style-name="ce277" table:formula="of:=IF([.H68]=0;0;-([.H67]-[.H68])*[.P67])" office:value-type="float" office:value="-2.25" calcext:value-type="float">
            <text:p/>
          </table:table-cell>
          <table:table-cell table:style-name="ce281" table:formula="of:=[.AH68]+[.AI67]-[.AJ67]" office:value-type="float" office:value="49.414" calcext:value-type="float">
            <text:p/>
          </table:table-cell>
          <table:table-cell table:style-name="ce289" table:formula="of:=IF(OR([.P68]=0;SIGN([.P68])+SIGN([.P67])=0);(-[.H68]+[.AG67])*-[.P67];0)" office:value-type="float" office:value="49.414" calcext:value-type="float">
            <text:p/>
          </table:table-cell>
          <table:table-cell table:style-name="ce295" table:formula="of:=[.AI68]/([.E68]-[.AI68])" office:value-type="float" office:value="0.373409804735365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49.336375" calcext:value-type="float">
            <text:p>49.336375</text:p>
          </table:table-cell>
          <table:table-cell table:style-name="ce11"/>
          <table:table-cell table:style-name="ce326" table:number-matrix-columns-spanned="1" table:number-matrix-rows-spanned="1" table:formula="of:=SUM(IF([.$F$10:.$F68]*ABS(SIGN([.$J$10:.$J68]))&gt;0;1;0))/SUM(IF([.$F$10:.$F68]*ABS(SIGN([.$J$10:.$J68]))&lt;&gt;0;1;0))" office:value-type="float" office:value="0.436363636363636" calcext:value-type="float">
            <text:p/>
          </table:table-cell>
          <table:table-cell table:style-name="ce15" table:number-matrix-columns-spanned="1" table:number-matrix-rows-spanned="1" table:formula="of:=-SUM(IF([.$F$10:.$F68]*ABS(SIGN([.$J$10:.$J68]))&lt;0;[.$F$10:.$F68];0))/SUM(IF([.$F$10:.$F68]*ABS(SIGN([.$J$10:.$J68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8]*ABS(SIGN([.$J$10:.$J68]))&gt;0;[.$F$10:.$F68];0))/SUM(IF([.$F$10:.$F68]*ABS(SIGN([.$J$10:.$J68]))&gt;0;1;0))/[.AU68]" office:value-type="float" office:value="4.39780144264117" calcext:value-type="float">
            <text:p/>
          </table:table-cell>
          <table:table-cell table:style-name="ce11"/>
          <table:table-cell table:style-name="ce337"/>
          <table:table-cell table:style-name="ce343" table:formula="of:=IF([.AX68]&lt;&gt;&quot;&quot;;[.AY67]-[.AX68];[.AY67])-[.L68]*[.H6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69]=&quot;&quot;;[.C68]+[.L69]+[.B69];[.AQ69])" office:value-type="float" office:value="0.3001723" calcext:value-type="float">
            <text:p/>
          </table:table-cell>
          <table:table-cell table:style-name="ce40" table:formula="of:=IF([.AR69]&lt;&gt;&quot;&quot;;[.AR69];[.D68]+[.AX69])" office:value-type="float" office:value="5.726375" calcext:value-type="float">
            <text:p/>
          </table:table-cell>
          <table:table-cell table:style-name="ce48" table:formula="of:=IF([.H69]=0;&quot;&quot;;[.D69]+[.C69]*[.H69]+[.AY69]+[.AI69]-[.AJ69])" office:value-type="float" office:value="192.7337179" calcext:value-type="float">
            <text:p/>
          </table:table-cell>
          <table:table-cell table:style-name="ce114" table:formula="of:=100*IF([.M69]=0;0;[.E69]/[.E68]-1)" office:value-type="float" office:value="6.04574853433015" calcext:value-type="float">
            <text:p/>
          </table:table-cell>
          <table:table-cell table:style-name="ce11"/>
          <table:table-cell table:style-name="ce141" office:value-type="float" office:value="623" calcext:value-type="float">
            <text:p>623</text:p>
          </table:table-cell>
          <table:table-cell table:style-name="ce146"/>
          <table:table-cell table:style-name="ce158"/>
          <table:table-cell table:style-name="ce161"/>
          <table:table-cell table:style-name="ce166" office:value-type="float" office:value="0.07" calcext:value-type="float">
            <text:p>0.07</text:p>
          </table:table-cell>
          <table:table-cell table:style-name="ce174" office:value-type="time" office:time-value="PT20H04M00S" calcext:value-type="time">
            <text:p>0.836111111111111</text:p>
          </table:table-cell>
          <table:table-cell table:style-name="ce178" office:value-type="date" office:date-value="2014-02-19" calcext:value-type="date">
            <text:p>41689</text:p>
          </table:table-cell>
          <table:table-cell table:style-name="ce11"/>
          <table:table-cell table:style-name="ce167" table:formula="of:=[.P68]+[.J69]" office:value-type="float" office:value="0" calcext:value-type="float">
            <text:p/>
          </table:table-cell>
          <table:table-cell table:style-name="ce188" table:formula="of:=1+[.P69]/([.C69]+0)" office:value-type="float" office:value="1" calcext:value-type="float">
            <text:p/>
          </table:table-cell>
          <table:table-cell table:style-name="ce194" table:formula="of:=-[.P69]-[.C69]" office:value-type="float" office:value="-0.3001723" calcext:value-type="float">
            <text:p/>
          </table:table-cell>
          <table:table-cell table:style-name="ce11"/>
          <table:table-cell table:style-name="ce202" table:formula="of:=-[.J69]+[.T68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69]/(ABS([.P69])*[.H69]*[.$W$6])" office:value-type="string" office:string-value="" calcext:value-type="error">
            <text:p/>
          </table:table-cell>
          <table:table-cell table:style-name="ce223" table:formula="of:=[.P69]*[.H69]/[.E69]" office:value-type="float" office:value="0" calcext:value-type="float">
            <text:p/>
          </table:table-cell>
          <table:table-cell table:style-name="ce187" table:formula="of:=([.E69]*[.$X$6]-ABS([.T69])*[.H69])/[.H69]" office:value-type="float" office:value="0.773409782905297" calcext:value-type="float">
            <text:p/>
          </table:table-cell>
          <table:table-cell table:style-name="ce11"/>
          <table:table-cell table:style-name="ce141" table:formula="of:=[.H69]*(-[.$AB$6]*0.01+[.Q69])/[.Q69]" office:value-type="float" office:value="610.54" calcext:value-type="float">
            <text:p/>
          </table:table-cell>
          <table:table-cell table:style-name="ce236" table:formula="of:=([.H69]-[.I69])*[.R69]/[.E69]*100" office:value-type="float" office:value="-97.0288670491112" calcext:value-type="float">
            <text:p/>
          </table:table-cell>
          <table:table-cell table:style-name="ce244" table:formula="of:=[.E69]*[.$AB$6]*0.01/([.H69]-[.I69])" office:value-type="float" office:value="0.00618727826324238" calcext:value-type="float">
            <text:p/>
          </table:table-cell>
          <table:table-cell table:style-name="ce255" table:formula="of:=IF([.H69]=&quot;&quot;;&quot;&quot;;[.H69]-0.01*[.$AD$6]*[.AI69]/[.P69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69])+SIGN([.P68])=0;[.H69];([.H69]*[.J69]+[.AG68]*[.P68])/[.P69]);0)" office:value-type="float" office:value="623" calcext:value-type="float">
            <text:p/>
          </table:table-cell>
          <table:table-cell table:style-name="ce277" table:formula="of:=IF([.H69]=0;0;-([.H68]-[.H69])*[.P68])" office:value-type="float" office:value="0" calcext:value-type="float">
            <text:p/>
          </table:table-cell>
          <table:table-cell table:style-name="ce281" table:formula="of:=[.AH69]+[.AI68]-[.AJ68]" office:value-type="float" office:value="0" calcext:value-type="float">
            <text:p/>
          </table:table-cell>
          <table:table-cell table:style-name="ce289" table:formula="of:=IF(OR([.P69]=0;SIGN([.P69])+SIGN([.P68])=0);(-[.H69]+[.AG68])*-[.P68];0)" office:value-type="float" office:value="0" calcext:value-type="float">
            <text:p/>
          </table:table-cell>
          <table:table-cell table:style-name="ce295" table:formula="of:=[.AI69]/([.E69]-[.AI69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3001723" calcext:value-type="float">
            <text:p>0.3001723</text:p>
          </table:table-cell>
          <table:table-cell table:style-name="ce320" office:value-type="float" office:value="5.726375" calcext:value-type="float">
            <text:p>5.726375</text:p>
          </table:table-cell>
          <table:table-cell table:style-name="ce11"/>
          <table:table-cell table:style-name="ce326" table:number-matrix-columns-spanned="1" table:number-matrix-rows-spanned="1" table:formula="of:=SUM(IF([.$F$10:.$F69]*ABS(SIGN([.$J$10:.$J69]))&gt;0;1;0))/SUM(IF([.$F$10:.$F69]*ABS(SIGN([.$J$10:.$J69]))&lt;&gt;0;1;0))" office:value-type="float" office:value="0.436363636363636" calcext:value-type="float">
            <text:p/>
          </table:table-cell>
          <table:table-cell table:style-name="ce15" table:number-matrix-columns-spanned="1" table:number-matrix-rows-spanned="1" table:formula="of:=-SUM(IF([.$F$10:.$F69]*ABS(SIGN([.$J$10:.$J69]))&lt;0;[.$F$10:.$F69];0))/SUM(IF([.$F$10:.$F69]*ABS(SIGN([.$J$10:.$J69]))&lt;0;1;0))" office:value-type="float" office:value="1.56500116040036" calcext:value-type="float">
            <text:p/>
          </table:table-cell>
          <table:table-cell table:style-name="ce15" table:number-matrix-columns-spanned="1" table:number-matrix-rows-spanned="1" table:formula="of:=SUM(IF([.$F$10:.$F69]*ABS(SIGN([.$J$10:.$J69]))&gt;0;[.$F$10:.$F69];0))/SUM(IF([.$F$10:.$F69]*ABS(SIGN([.$J$10:.$J69]))&gt;0;1;0))/[.AU69]" office:value-type="float" office:value="4.39780144264117" calcext:value-type="float">
            <text:p/>
          </table:table-cell>
          <table:table-cell table:style-name="ce11"/>
          <table:table-cell table:style-name="ce337" table:formula="of:=-45+1.39" office:value-type="float" office:value="-43.61" calcext:value-type="float">
            <text:p/>
          </table:table-cell>
          <table:table-cell table:style-name="ce343" table:formula="of:=IF([.AX69]&lt;&gt;&quot;&quot;;[.AY68]-[.AX69];[.AY68])-[.L69]*[.H6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0]=&quot;&quot;;[.C69]+[.L70]+[.B70];[.AQ70])" office:value-type="float" office:value="0.3001723" calcext:value-type="float">
            <text:p/>
          </table:table-cell>
          <table:table-cell table:style-name="ce40" table:formula="of:=IF([.AR70]&lt;&gt;&quot;&quot;;[.AR70];[.D69]+[.AX70])" office:value-type="float" office:value="5.366375" calcext:value-type="float">
            <text:p/>
          </table:table-cell>
          <table:table-cell table:style-name="ce48" table:formula="of:=IF([.H70]=0;&quot;&quot;;[.D70]+[.C70]*[.H70]+[.AY70]+[.AI70]-[.AJ70])" office:value-type="float" office:value="185.469755" calcext:value-type="float">
            <text:p/>
          </table:table-cell>
          <table:table-cell table:style-name="ce115" table:formula="of:=100*IF([.M70]=0;0;[.E70]/[.E69]-1)" office:value-type="float" office:value="-3.7689113140903" calcext:value-type="float">
            <text:p/>
          </table:table-cell>
          <table:table-cell table:style-name="ce11"/>
          <table:table-cell table:style-name="ce141" office:value-type="float" office:value="600" calcext:value-type="float">
            <text:p>600</text:p>
          </table:table-cell>
          <table:table-cell table:style-name="ce146"/>
          <table:table-cell table:style-name="ce158" office:value-type="float" office:value="-0.4" calcext:value-type="float">
            <text:p>-0.4</text:p>
          </table:table-cell>
          <table:table-cell table:style-name="ce161"/>
          <table:table-cell table:style-name="ce166"/>
          <table:table-cell table:style-name="ce174" office:value-type="time" office:time-value="PT10H33M00S" calcext:value-type="time">
            <text:p>0.439583333333333</text:p>
          </table:table-cell>
          <table:table-cell table:style-name="ce178" office:value-type="date" office:date-value="2014-02-20" calcext:value-type="date">
            <text:p>41690</text:p>
          </table:table-cell>
          <table:table-cell table:style-name="ce11"/>
          <table:table-cell table:style-name="ce167" table:formula="of:=[.P69]+[.J70]" office:value-type="float" office:value="-0.4" calcext:value-type="float">
            <text:p/>
          </table:table-cell>
          <table:table-cell table:style-name="ce188" table:formula="of:=1+[.P70]/([.C70]+0)" office:value-type="float" office:value="-0.332567995114806" calcext:value-type="float">
            <text:p/>
          </table:table-cell>
          <table:table-cell table:style-name="ce194" table:formula="of:=-[.P70]-[.C70]" office:value-type="float" office:value="0.0998277" calcext:value-type="float">
            <text:p/>
          </table:table-cell>
          <table:table-cell table:style-name="ce11"/>
          <table:table-cell table:style-name="ce202" table:formula="of:=-[.J70]+[.T69]" office:value-type="float" office:value="0.4" calcext:value-type="float">
            <text:p/>
          </table:table-cell>
          <table:table-cell table:style-name="ce209"/>
          <table:table-cell table:style-name="ce216"/>
          <table:table-cell table:style-name="ce219" table:formula="of:=[.E70]/(ABS([.P70])*[.H70]*[.$W$6])" office:value-type="float" office:value="7.72790645833333" calcext:value-type="float">
            <text:p/>
          </table:table-cell>
          <table:table-cell table:style-name="ce223" table:formula="of:=[.P70]*[.H70]/[.E70]" office:value-type="float" office:value="-1.29401152225601" calcext:value-type="float">
            <text:p/>
          </table:table-cell>
          <table:table-cell table:style-name="ce187" table:formula="of:=([.E70]*[.$X$6]-ABS([.T70])*[.H70])/[.H70]" office:value-type="float" office:value="0.372790645833333" calcext:value-type="float">
            <text:p/>
          </table:table-cell>
          <table:table-cell table:style-name="ce11"/>
          <table:table-cell table:style-name="ce141" table:formula="of:=[.H70]*(-[.$AB$6]*0.01+[.Q70])/[.Q70]" office:value-type="float" office:value="636.082846744942" calcext:value-type="float">
            <text:p/>
          </table:table-cell>
          <table:table-cell table:style-name="ce236" table:formula="of:=([.H70]-[.I70])*[.R70]/[.E70]*100" office:value-type="float" office:value="32.2945485100792" calcext:value-type="float">
            <text:p/>
          </table:table-cell>
          <table:table-cell table:style-name="ce244" table:formula="of:=[.E70]*[.$AB$6]*0.01/([.H70]-[.I70])" office:value-type="float" office:value="0.00618232516666667" calcext:value-type="float">
            <text:p/>
          </table:table-cell>
          <table:table-cell table:style-name="ce255" table:formula="of:=IF([.H70]=&quot;&quot;;&quot;&quot;;[.H70]-0.01*[.$AD$6]*[.AI70]/[.P70])" office:value-type="float" office:value="600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70])+SIGN([.P69])=0;[.H70];([.H70]*[.J70]+[.AG69]*[.P69])/[.P70]);0)" office:value-type="float" office:value="600" calcext:value-type="float">
            <text:p/>
          </table:table-cell>
          <table:table-cell table:style-name="ce277" table:formula="of:=IF([.H70]=0;0;-([.H69]-[.H70])*[.P69])" office:value-type="float" office:value="-0" calcext:value-type="float">
            <text:p/>
          </table:table-cell>
          <table:table-cell table:style-name="ce281" table:formula="of:=[.AH70]+[.AI69]-[.AJ69]" office:value-type="float" office:value="0" calcext:value-type="float">
            <text:p/>
          </table:table-cell>
          <table:table-cell table:style-name="ce289" table:formula="of:=IF(OR([.P70]=0;SIGN([.P70])+SIGN([.P69])=0);(-[.H70]+[.AG69])*-[.P69];0)" office:value-type="float" office:value="0" calcext:value-type="float">
            <text:p/>
          </table:table-cell>
          <table:table-cell table:style-name="ce295" table:formula="of:=[.AI70]/([.E70]-[.AI70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.366375" calcext:value-type="float">
            <text:p>5.366375</text:p>
          </table:table-cell>
          <table:table-cell table:style-name="ce11"/>
          <table:table-cell table:style-name="ce326" table:number-matrix-columns-spanned="1" table:number-matrix-rows-spanned="1" table:formula="of:=SUM(IF([.$F$10:.$F70]*ABS(SIGN([.$J$10:.$J70]))&gt;0;1;0))/SUM(IF([.$F$10:.$F70]*ABS(SIGN([.$J$10:.$J70]))&lt;&gt;0;1;0))" office:value-type="float" office:value="0.428571428571429" calcext:value-type="float">
            <text:p/>
          </table:table-cell>
          <table:table-cell table:style-name="ce15" table:number-matrix-columns-spanned="1" table:number-matrix-rows-spanned="1" table:formula="of:=-SUM(IF([.$F$10:.$F70]*ABS(SIGN([.$J$10:.$J70]))&lt;0;[.$F$10:.$F70];0))/SUM(IF([.$F$10:.$F70]*ABS(SIGN([.$J$10:.$J70]))&lt;0;1;0))" office:value-type="float" office:value="1.63387335270317" calcext:value-type="float">
            <text:p/>
          </table:table-cell>
          <table:table-cell table:style-name="ce15" table:number-matrix-columns-spanned="1" table:number-matrix-rows-spanned="1" table:formula="of:=SUM(IF([.$F$10:.$F70]*ABS(SIGN([.$J$10:.$J70]))&gt;0;[.$F$10:.$F70];0))/SUM(IF([.$F$10:.$F70]*ABS(SIGN([.$J$10:.$J70]))&gt;0;1;0))/[.AU70]" office:value-type="float" office:value="4.21242218655254" calcext:value-type="float">
            <text:p/>
          </table:table-cell>
          <table:table-cell table:style-name="ce11"/>
          <table:table-cell table:style-name="ce337"/>
          <table:table-cell table:style-name="ce343" table:formula="of:=IF([.AX70]&lt;&gt;&quot;&quot;;[.AY69]-[.AX70];[.AY69])-[.L70]*[.H7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1]=&quot;&quot;;[.C70]+[.L71]+[.B71];[.AQ71])" office:value-type="float" office:value="0.3001723" calcext:value-type="float">
            <text:p/>
          </table:table-cell>
          <table:table-cell table:style-name="ce40" table:formula="of:=IF([.AR71]&lt;&gt;&quot;&quot;;[.AR71];[.D70]+[.AX71])" office:value-type="float" office:value="5.006375" calcext:value-type="float">
            <text:p/>
          </table:table-cell>
          <table:table-cell table:style-name="ce48" table:formula="of:=IF([.H71]=0;&quot;&quot;;[.D71]+[.C71]*[.H71]+[.AY71]+[.AI71]-[.AJ71])" office:value-type="float" office:value="185.109755" calcext:value-type="float">
            <text:p/>
          </table:table-cell>
          <table:table-cell table:style-name="ce116" table:formula="of:=100*IF([.M71]=0;0;[.E71]/[.E70]-1)" office:value-type="float" office:value="-0.194101728338414" calcext:value-type="float">
            <text:p/>
          </table:table-cell>
          <table:table-cell table:style-name="ce11"/>
          <table:table-cell table:style-name="ce141" office:value-type="float" office:value="600" calcext:value-type="float">
            <text:p>600</text:p>
          </table:table-cell>
          <table:table-cell table:style-name="ce146"/>
          <table:table-cell table:style-name="ce158" office:value-type="float" office:value="0.4" calcext:value-type="float">
            <text:p>0.4</text:p>
          </table:table-cell>
          <table:table-cell table:style-name="ce161"/>
          <table:table-cell table:style-name="ce166"/>
          <table:table-cell table:style-name="ce174" office:value-type="time" office:time-value="PT11H54M00S" calcext:value-type="time">
            <text:p>0.495833333333333</text:p>
          </table:table-cell>
          <table:table-cell table:style-name="ce178" office:value-type="date" office:date-value="2014-02-20" calcext:value-type="date">
            <text:p>41690</text:p>
          </table:table-cell>
          <table:table-cell table:style-name="ce11"/>
          <table:table-cell table:style-name="ce167" table:formula="of:=[.P70]+[.J71]" office:value-type="float" office:value="0" calcext:value-type="float">
            <text:p/>
          </table:table-cell>
          <table:table-cell table:style-name="ce188" table:formula="of:=1+[.P71]/([.C71]+0)" office:value-type="float" office:value="1" calcext:value-type="float">
            <text:p/>
          </table:table-cell>
          <table:table-cell table:style-name="ce194" table:formula="of:=-[.P71]-[.C71]" office:value-type="float" office:value="-0.3001723" calcext:value-type="float">
            <text:p/>
          </table:table-cell>
          <table:table-cell table:style-name="ce11"/>
          <table:table-cell table:style-name="ce202" table:formula="of:=-[.J71]+[.T70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71]/(ABS([.P71])*[.H71]*[.$W$6])" office:value-type="string" office:string-value="" calcext:value-type="error">
            <text:p/>
          </table:table-cell>
          <table:table-cell table:style-name="ce223" table:formula="of:=[.P71]*[.H71]/[.E71]" office:value-type="float" office:value="0" calcext:value-type="float">
            <text:p/>
          </table:table-cell>
          <table:table-cell table:style-name="ce187" table:formula="of:=([.E71]*[.$X$6]-ABS([.T71])*[.H71])/[.H71]" office:value-type="float" office:value="0.771290645833333" calcext:value-type="float">
            <text:p/>
          </table:table-cell>
          <table:table-cell table:style-name="ce11"/>
          <table:table-cell table:style-name="ce141" table:formula="of:=[.H71]*(-[.$AB$6]*0.01+[.Q71])/[.Q71]" office:value-type="float" office:value="588" calcext:value-type="float">
            <text:p/>
          </table:table-cell>
          <table:table-cell table:style-name="ce236" table:formula="of:=([.H71]-[.I71])*[.R71]/[.E71]*100" office:value-type="float" office:value="-97.2954558769742" calcext:value-type="float">
            <text:p/>
          </table:table-cell>
          <table:table-cell table:style-name="ce244" table:formula="of:=[.E71]*[.$AB$6]*0.01/([.H71]-[.I71])" office:value-type="float" office:value="0.00617032516666667" calcext:value-type="float">
            <text:p/>
          </table:table-cell>
          <table:table-cell table:style-name="ce255" table:formula="of:=IF([.H71]=&quot;&quot;;&quot;&quot;;[.H71]-0.01*[.$AD$6]*[.AI71]/[.P71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71])+SIGN([.P70])=0;[.H71];([.H71]*[.J71]+[.AG70]*[.P70])/[.P71]);0)" office:value-type="float" office:value="0" calcext:value-type="float">
            <text:p/>
          </table:table-cell>
          <table:table-cell table:style-name="ce277" table:formula="of:=IF([.H71]=0;0;-([.H70]-[.H71])*[.P70])" office:value-type="float" office:value="0" calcext:value-type="float">
            <text:p/>
          </table:table-cell>
          <table:table-cell table:style-name="ce281" table:formula="of:=[.AH71]+[.AI70]-[.AJ70]" office:value-type="float" office:value="0" calcext:value-type="float">
            <text:p/>
          </table:table-cell>
          <table:table-cell table:style-name="ce289" table:formula="of:=IF(OR([.P71]=0;SIGN([.P71])+SIGN([.P70])=0);(-[.H71]+[.AG70])*-[.P70];0)" office:value-type="float" office:value="0" calcext:value-type="float">
            <text:p/>
          </table:table-cell>
          <table:table-cell table:style-name="ce295" table:formula="of:=[.AI71]/([.E71]-[.AI71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.006375" calcext:value-type="float">
            <text:p>5.006375</text:p>
          </table:table-cell>
          <table:table-cell table:style-name="ce11"/>
          <table:table-cell table:style-name="ce326" table:number-matrix-columns-spanned="1" table:number-matrix-rows-spanned="1" table:formula="of:=SUM(IF([.$F$10:.$F71]*ABS(SIGN([.$J$10:.$J71]))&gt;0;1;0))/SUM(IF([.$F$10:.$F71]*ABS(SIGN([.$J$10:.$J71]))&lt;&gt;0;1;0))" office:value-type="float" office:value="0.421052631578947" calcext:value-type="float">
            <text:p/>
          </table:table-cell>
          <table:table-cell table:style-name="ce15" table:number-matrix-columns-spanned="1" table:number-matrix-rows-spanned="1" table:formula="of:=-SUM(IF([.$F$10:.$F71]*ABS(SIGN([.$J$10:.$J71]))&lt;0;[.$F$10:.$F71];0))/SUM(IF([.$F$10:.$F71]*ABS(SIGN([.$J$10:.$J71]))&lt;0;1;0))" office:value-type="float" office:value="1.5902439095406" calcext:value-type="float">
            <text:p/>
          </table:table-cell>
          <table:table-cell table:style-name="ce15" table:number-matrix-columns-spanned="1" table:number-matrix-rows-spanned="1" table:formula="of:=SUM(IF([.$F$10:.$F71]*ABS(SIGN([.$J$10:.$J71]))&gt;0;[.$F$10:.$F71];0))/SUM(IF([.$F$10:.$F71]*ABS(SIGN([.$J$10:.$J71]))&gt;0;1;0))/[.AU71]" office:value-type="float" office:value="4.32799290703279" calcext:value-type="float">
            <text:p/>
          </table:table-cell>
          <table:table-cell table:style-name="ce11"/>
          <table:table-cell table:style-name="ce337"/>
          <table:table-cell table:style-name="ce343" table:formula="of:=IF([.AX71]&lt;&gt;&quot;&quot;;[.AY70]-[.AX71];[.AY70])-[.L71]*[.H7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2]=&quot;&quot;;[.C71]+[.L72]+[.B72];[.AQ72])" office:value-type="float" office:value="0.3001723" calcext:value-type="float">
            <text:p/>
          </table:table-cell>
          <table:table-cell table:style-name="ce40" table:formula="of:=IF([.AR72]&lt;&gt;&quot;&quot;;[.AR72];[.D71]+[.AX72])" office:value-type="float" office:value="4.652975" calcext:value-type="float">
            <text:p/>
          </table:table-cell>
          <table:table-cell table:style-name="ce48" table:formula="of:=IF([.H72]=0;&quot;&quot;;[.D72]+[.C72]*[.H72]+[.AY72]+[.AI72]-[.AJ72])" office:value-type="float" office:value="181.4544597" calcext:value-type="float">
            <text:p/>
          </table:table-cell>
          <table:table-cell table:style-name="ce117" table:formula="of:=100*IF([.M72]=0;0;[.E72]/[.E71]-1)" office:value-type="float" office:value="-1.97466378797811" calcext:value-type="float">
            <text:p/>
          </table:table-cell>
          <table:table-cell table:style-name="ce11"/>
          <table:table-cell table:style-name="ce141" office:value-type="float" office:value="589" calcext:value-type="float">
            <text:p>589</text:p>
          </table:table-cell>
          <table:table-cell table:style-name="ce146" office:value-type="float" office:value="595" calcext:value-type="float">
            <text:p>595</text:p>
          </table:table-cell>
          <table:table-cell table:style-name="ce158" office:value-type="float" office:value="-0.4" calcext:value-type="float">
            <text:p>-0.4</text:p>
          </table:table-cell>
          <table:table-cell table:style-name="ce161"/>
          <table:table-cell table:style-name="ce166"/>
          <table:table-cell table:style-name="ce174" office:value-type="time" office:time-value="PT19H33M00S" calcext:value-type="time">
            <text:p>0.814583333333333</text:p>
          </table:table-cell>
          <table:table-cell table:style-name="ce178" office:value-type="date" office:date-value="2014-02-20" calcext:value-type="date">
            <text:p>41690</text:p>
          </table:table-cell>
          <table:table-cell table:style-name="ce11"/>
          <table:table-cell table:style-name="ce167" table:formula="of:=[.P71]+[.J72]" office:value-type="float" office:value="-0.4" calcext:value-type="float">
            <text:p/>
          </table:table-cell>
          <table:table-cell table:style-name="ce188" table:formula="of:=1+[.P72]/([.C72]+0)" office:value-type="float" office:value="-0.332567995114806" calcext:value-type="float">
            <text:p/>
          </table:table-cell>
          <table:table-cell table:style-name="ce194" table:formula="of:=-[.P72]-[.C72]" office:value-type="float" office:value="0.0998277" calcext:value-type="float">
            <text:p/>
          </table:table-cell>
          <table:table-cell table:style-name="ce11"/>
          <table:table-cell table:style-name="ce202" table:formula="of:=-[.J72]+[.T71]" office:value-type="float" office:value="0.4" calcext:value-type="float">
            <text:p/>
          </table:table-cell>
          <table:table-cell table:style-name="ce209"/>
          <table:table-cell table:style-name="ce216"/>
          <table:table-cell table:style-name="ce219" table:formula="of:=[.E72]/(ABS([.P72])*[.H72]*[.$W$6])" office:value-type="float" office:value="7.70180219439728" calcext:value-type="float">
            <text:p/>
          </table:table-cell>
          <table:table-cell table:style-name="ce223" table:formula="of:=[.P72]*[.H72]/[.E72]" office:value-type="float" office:value="-1.29839740720354" calcext:value-type="float">
            <text:p/>
          </table:table-cell>
          <table:table-cell table:style-name="ce187" table:formula="of:=([.E72]*[.$X$6]-ABS([.T72])*[.H72])/[.H72]" office:value-type="float" office:value="0.370180219439728" calcext:value-type="float">
            <text:p/>
          </table:table-cell>
          <table:table-cell table:style-name="ce11"/>
          <table:table-cell table:style-name="ce141" table:formula="of:=[.H72]*(-[.$AB$6]*0.01+[.Q72])/[.Q72]" office:value-type="float" office:value="624.421327887951" calcext:value-type="float">
            <text:p/>
          </table:table-cell>
          <table:table-cell table:style-name="ce236" table:formula="of:=([.H72]-[.I72])*[.R72]/[.E72]*100" office:value-type="float" office:value="-0.330091749186146" calcext:value-type="float">
            <text:p/>
          </table:table-cell>
          <table:table-cell table:style-name="ce244" table:formula="of:=[.E72]*[.$AB$6]*0.01/([.H72]-[.I72])" office:value-type="float" office:value="-0.604848199" calcext:value-type="float">
            <text:p/>
          </table:table-cell>
          <table:table-cell table:style-name="ce255" table:formula="of:=IF([.H72]=&quot;&quot;;&quot;&quot;;[.H72]-0.01*[.$AD$6]*[.AI72]/[.P72])" office:value-type="float" office:value="58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72])+SIGN([.P71])=0;[.H72];([.H72]*[.J72]+[.AG71]*[.P71])/[.P72]);0)" office:value-type="float" office:value="589" calcext:value-type="float">
            <text:p/>
          </table:table-cell>
          <table:table-cell table:style-name="ce277" table:formula="of:=IF([.H72]=0;0;-([.H71]-[.H72])*[.P71])" office:value-type="float" office:value="-0" calcext:value-type="float">
            <text:p/>
          </table:table-cell>
          <table:table-cell table:style-name="ce281" table:formula="of:=[.AH72]+[.AI71]-[.AJ71]" office:value-type="float" office:value="0" calcext:value-type="float">
            <text:p/>
          </table:table-cell>
          <table:table-cell table:style-name="ce289" table:formula="of:=IF(OR([.P72]=0;SIGN([.P72])+SIGN([.P71])=0);(-[.H72]+[.AG71])*-[.P71];0)" office:value-type="float" office:value="0" calcext:value-type="float">
            <text:p/>
          </table:table-cell>
          <table:table-cell table:style-name="ce295" table:formula="of:=[.AI72]/([.E72]-[.AI72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4.652975" calcext:value-type="float">
            <text:p>4.652975</text:p>
          </table:table-cell>
          <table:table-cell table:style-name="ce11"/>
          <table:table-cell table:style-name="ce326" table:number-matrix-columns-spanned="1" table:number-matrix-rows-spanned="1" table:formula="of:=SUM(IF([.$F$10:.$F72]*ABS(SIGN([.$J$10:.$J72]))&gt;0;1;0))/SUM(IF([.$F$10:.$F72]*ABS(SIGN([.$J$10:.$J72]))&lt;&gt;0;1;0))" office:value-type="float" office:value="0.413793103448276" calcext:value-type="float">
            <text:p/>
          </table:table-cell>
          <table:table-cell table:style-name="ce15" table:number-matrix-columns-spanned="1" table:number-matrix-rows-spanned="1" table:formula="of:=-SUM(IF([.$F$10:.$F72]*ABS(SIGN([.$J$10:.$J72]))&lt;0;[.$F$10:.$F72];0))/SUM(IF([.$F$10:.$F72]*ABS(SIGN([.$J$10:.$J72]))&lt;0;1;0))" office:value-type="float" office:value="1.60155037655347" calcext:value-type="float">
            <text:p/>
          </table:table-cell>
          <table:table-cell table:style-name="ce15" table:number-matrix-columns-spanned="1" table:number-matrix-rows-spanned="1" table:formula="of:=SUM(IF([.$F$10:.$F72]*ABS(SIGN([.$J$10:.$J72]))&gt;0;[.$F$10:.$F72];0))/SUM(IF([.$F$10:.$F72]*ABS(SIGN([.$J$10:.$J72]))&gt;0;1;0))/[.AU72]" office:value-type="float" office:value="4.29743857058999" calcext:value-type="float">
            <text:p/>
          </table:table-cell>
          <table:table-cell table:style-name="ce11"/>
          <table:table-cell table:style-name="ce337"/>
          <table:table-cell table:style-name="ce343" table:formula="of:=IF([.AX72]&lt;&gt;&quot;&quot;;[.AY71]-[.AX72];[.AY71])-[.L72]*[.H7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3]=&quot;&quot;;[.C72]+[.L73]+[.B73];[.AQ73])" office:value-type="float" office:value="0.3001723" calcext:value-type="float">
            <text:p/>
          </table:table-cell>
          <table:table-cell table:style-name="ce40" table:formula="of:=IF([.AR73]&lt;&gt;&quot;&quot;;[.AR73];[.D72]+[.AX73])" office:value-type="float" office:value="4.575725" calcext:value-type="float">
            <text:p/>
          </table:table-cell>
          <table:table-cell table:style-name="ce48" table:formula="of:=IF([.H73]=0;&quot;&quot;;[.D73]+[.C73]*[.H73]+[.AY73]+[.AI73]-[.AJ73])" office:value-type="float" office:value="188.7644595" calcext:value-type="float">
            <text:p/>
          </table:table-cell>
          <table:table-cell table:style-name="ce118" table:formula="of:=100*IF([.M73]=0;0;[.E73]/[.E72]-1)" office:value-type="float" office:value="4.02855890788558" calcext:value-type="float">
            <text:p/>
          </table:table-cell>
          <table:table-cell table:style-name="ce11"/>
          <table:table-cell table:style-name="ce141" office:value-type="float" office:value="515" calcext:value-type="float">
            <text:p>515</text:p>
          </table:table-cell>
          <table:table-cell table:style-name="ce146" office:value-type="float" office:value="525" calcext:value-type="float">
            <text:p>525</text:p>
          </table:table-cell>
          <table:table-cell table:style-name="ce158" office:value-type="float" office:value="-0.1" calcext:value-type="float">
            <text:p>-0.1</text:p>
          </table:table-cell>
          <table:table-cell table:style-name="ce161"/>
          <table:table-cell table:style-name="ce166"/>
          <table:table-cell table:style-name="ce174" office:value-type="time" office:time-value="PT13H41M00S" calcext:value-type="time">
            <text:p>0.570138888888889</text:p>
          </table:table-cell>
          <table:table-cell table:style-name="ce178" office:value-type="date" office:date-value="2014-02-25" calcext:value-type="date">
            <text:p>41695</text:p>
          </table:table-cell>
          <table:table-cell table:style-name="ce11"/>
          <table:table-cell table:style-name="ce167" table:formula="of:=[.P72]+[.J73]" office:value-type="float" office:value="-0.5" calcext:value-type="float">
            <text:p/>
          </table:table-cell>
          <table:table-cell table:style-name="ce188" table:formula="of:=1+[.P73]/([.C73]+0)" office:value-type="float" office:value="-0.665709993893507" calcext:value-type="float">
            <text:p/>
          </table:table-cell>
          <table:table-cell table:style-name="ce194" table:formula="of:=-[.P73]-[.C73]" office:value-type="float" office:value="0.1998277" calcext:value-type="float">
            <text:p/>
          </table:table-cell>
          <table:table-cell table:style-name="ce11"/>
          <table:table-cell table:style-name="ce202" table:formula="of:=-[.J73]+[.T72]" office:value-type="float" office:value="0.5" calcext:value-type="float">
            <text:p/>
          </table:table-cell>
          <table:table-cell table:style-name="ce209"/>
          <table:table-cell table:style-name="ce216"/>
          <table:table-cell table:style-name="ce219" table:formula="of:=[.E73]/(ABS([.P73])*[.H73]*[.$W$6])" office:value-type="float" office:value="7.33065862135922" calcext:value-type="float">
            <text:p/>
          </table:table-cell>
          <table:table-cell table:style-name="ce223" table:formula="of:=[.P73]*[.H73]/[.E73]" office:value-type="float" office:value="-1.36413390890461" calcext:value-type="float">
            <text:p/>
          </table:table-cell>
          <table:table-cell table:style-name="ce187" table:formula="of:=([.E73]*[.$X$6]-ABS([.T73])*[.H73])/[.H73]" office:value-type="float" office:value="0.416332327669903" calcext:value-type="float">
            <text:p/>
          </table:table-cell>
          <table:table-cell table:style-name="ce11"/>
          <table:table-cell table:style-name="ce141" table:formula="of:=[.H73]*(-[.$AB$6]*0.01+[.Q73])/[.Q73]" office:value-type="float" office:value="530.472202752672" calcext:value-type="float">
            <text:p/>
          </table:table-cell>
          <table:table-cell table:style-name="ce236" table:formula="of:=([.H73]-[.I73])*[.R73]/[.E73]*100" office:value-type="float" office:value="-1.05860870488706" calcext:value-type="float">
            <text:p/>
          </table:table-cell>
          <table:table-cell table:style-name="ce244" table:formula="of:=[.E73]*[.$AB$6]*0.01/([.H73]-[.I73])" office:value-type="float" office:value="-0.377528919" calcext:value-type="float">
            <text:p/>
          </table:table-cell>
          <table:table-cell table:style-name="ce255" table:formula="of:=IF([.H73]=&quot;&quot;;&quot;&quot;;[.H73]-0.01*[.$AD$6]*[.AI73]/[.P73])" office:value-type="float" office:value="517.96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73])+SIGN([.P72])=0;[.H73];([.H73]*[.J73]+[.AG72]*[.P72])/[.P73]);0)" office:value-type="float" office:value="574.2" calcext:value-type="float">
            <text:p/>
          </table:table-cell>
          <table:table-cell table:style-name="ce277" table:formula="of:=IF([.H73]=0;0;-([.H72]-[.H73])*[.P72])" office:value-type="float" office:value="29.6" calcext:value-type="float">
            <text:p/>
          </table:table-cell>
          <table:table-cell table:style-name="ce281" table:formula="of:=[.AH73]+[.AI72]-[.AJ72]" office:value-type="float" office:value="29.6" calcext:value-type="float">
            <text:p/>
          </table:table-cell>
          <table:table-cell table:style-name="ce289" table:formula="of:=IF(OR([.P73]=0;SIGN([.P73])+SIGN([.P72])=0);(-[.H73]+[.AG72])*-[.P72];0)" office:value-type="float" office:value="0" calcext:value-type="float">
            <text:p/>
          </table:table-cell>
          <table:table-cell table:style-name="ce295" table:formula="of:=[.AI73]/([.E73]-[.AI73])" office:value-type="float" office:value="0.185971165252504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4.575725" calcext:value-type="float">
            <text:p>4.575725</text:p>
          </table:table-cell>
          <table:table-cell table:style-name="ce11"/>
          <table:table-cell table:style-name="ce326" table:number-matrix-columns-spanned="1" table:number-matrix-rows-spanned="1" table:formula="of:=SUM(IF([.$F$10:.$F73]*ABS(SIGN([.$J$10:.$J73]))&gt;0;1;0))/SUM(IF([.$F$10:.$F73]*ABS(SIGN([.$J$10:.$J73]))&lt;&gt;0;1;0))" office:value-type="float" office:value="0.423728813559322" calcext:value-type="float">
            <text:p/>
          </table:table-cell>
          <table:table-cell table:style-name="ce15" table:number-matrix-columns-spanned="1" table:number-matrix-rows-spanned="1" table:formula="of:=-SUM(IF([.$F$10:.$F73]*ABS(SIGN([.$J$10:.$J73]))&lt;0;[.$F$10:.$F73];0))/SUM(IF([.$F$10:.$F73]*ABS(SIGN([.$J$10:.$J73]))&lt;0;1;0))" office:value-type="float" office:value="1.60155037655347" calcext:value-type="float">
            <text:p/>
          </table:table-cell>
          <table:table-cell table:style-name="ce15" table:number-matrix-columns-spanned="1" table:number-matrix-rows-spanned="1" table:formula="of:=SUM(IF([.$F$10:.$F73]*ABS(SIGN([.$J$10:.$J73]))&gt;0;[.$F$10:.$F73];0))/SUM(IF([.$F$10:.$F73]*ABS(SIGN([.$J$10:.$J73]))&gt;0;1;0))/[.AU73]" office:value-type="float" office:value="4.22615750457195" calcext:value-type="float">
            <text:p/>
          </table:table-cell>
          <table:table-cell table:style-name="ce11"/>
          <table:table-cell table:style-name="ce337"/>
          <table:table-cell table:style-name="ce343" table:formula="of:=IF([.AX73]&lt;&gt;&quot;&quot;;[.AY72]-[.AX73];[.AY72])-[.L73]*[.H7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4]=&quot;&quot;;[.C73]+[.L74]+[.B74];[.AQ74])" office:value-type="float" office:value="0.3001723" calcext:value-type="float">
            <text:p/>
          </table:table-cell>
          <table:table-cell table:style-name="ce40" table:formula="of:=IF([.AR74]&lt;&gt;&quot;&quot;;[.AR74];[.D73]+[.AX74])" office:value-type="float" office:value="4.49832501" calcext:value-type="float">
            <text:p/>
          </table:table-cell>
          <table:table-cell table:style-name="ce48" table:formula="of:=IF([.H74]=0;&quot;&quot;;[.D74]+[.C74]*[.H74]+[.AY74]+[.AI74]-[.AJ74])" office:value-type="float" office:value="188.48723181" calcext:value-type="float">
            <text:p/>
          </table:table-cell>
          <table:table-cell table:style-name="ce119" table:formula="of:=100*IF([.M74]=0;0;[.E74]/[.E73]-1)" office:value-type="float" office:value="-0.146864346569442" calcext:value-type="float">
            <text:p/>
          </table:table-cell>
          <table:table-cell table:style-name="ce11"/>
          <table:table-cell table:style-name="ce141" office:value-type="float" office:value="516" calcext:value-type="float">
            <text:p>516</text:p>
          </table:table-cell>
          <table:table-cell table:style-name="ce146"/>
          <table:table-cell table:style-name="ce158" office:value-type="float" office:value="0.1" calcext:value-type="float">
            <text:p>0.1</text:p>
          </table:table-cell>
          <table:table-cell table:style-name="ce161"/>
          <table:table-cell table:style-name="ce166"/>
          <table:table-cell table:style-name="ce174" office:value-type="time" office:time-value="PT18H05M00S" calcext:value-type="time">
            <text:p>0.753472222222222</text:p>
          </table:table-cell>
          <table:table-cell table:style-name="ce178" office:value-type="date" office:date-value="2014-02-25" calcext:value-type="date">
            <text:p>41695</text:p>
          </table:table-cell>
          <table:table-cell table:style-name="ce11"/>
          <table:table-cell table:style-name="ce167" table:formula="of:=[.P73]+[.J74]" office:value-type="float" office:value="-0.4" calcext:value-type="float">
            <text:p/>
          </table:table-cell>
          <table:table-cell table:style-name="ce188" table:formula="of:=1+[.P74]/([.C74]+0)" office:value-type="float" office:value="-0.332567995114806" calcext:value-type="float">
            <text:p/>
          </table:table-cell>
          <table:table-cell table:style-name="ce194" table:formula="of:=-[.P74]-[.C74]" office:value-type="float" office:value="0.0998277" calcext:value-type="float">
            <text:p/>
          </table:table-cell>
          <table:table-cell table:style-name="ce11"/>
          <table:table-cell table:style-name="ce202" table:formula="of:=-[.J74]+[.T73]" office:value-type="float" office:value="0.4" calcext:value-type="float">
            <text:p/>
          </table:table-cell>
          <table:table-cell table:style-name="ce209"/>
          <table:table-cell table:style-name="ce216"/>
          <table:table-cell table:style-name="ce219" table:formula="of:=[.E74]/(ABS([.P74])*[.H74]*[.$W$6])" office:value-type="float" office:value="9.13213332412791" calcext:value-type="float">
            <text:p/>
          </table:table-cell>
          <table:table-cell table:style-name="ce223" table:formula="of:=[.P74]*[.H74]/[.E74]" office:value-type="float" office:value="-1.09503438518348" calcext:value-type="float">
            <text:p/>
          </table:table-cell>
          <table:table-cell table:style-name="ce187" table:formula="of:=([.E74]*[.$X$6]-ABS([.T74])*[.H74])/[.H74]" office:value-type="float" office:value="0.513213332412791" calcext:value-type="float">
            <text:p/>
          </table:table-cell>
          <table:table-cell table:style-name="ce11"/>
          <table:table-cell table:style-name="ce141" table:formula="of:=[.H74]*(-[.$AB$6]*0.01+[.Q74])/[.Q74]" office:value-type="float" office:value="547.03124820065" calcext:value-type="float">
            <text:p/>
          </table:table-cell>
          <table:table-cell table:style-name="ce236" table:formula="of:=([.H74]-[.I74])*[.R74]/[.E74]*100" office:value-type="float" office:value="27.3286910234453" calcext:value-type="float">
            <text:p/>
          </table:table-cell>
          <table:table-cell table:style-name="ce244" table:formula="of:=[.E74]*[.$AB$6]*0.01/([.H74]-[.I74])" office:value-type="float" office:value="0.00730570665930233" calcext:value-type="float">
            <text:p/>
          </table:table-cell>
          <table:table-cell table:style-name="ce255" table:formula="of:=IF([.H74]=&quot;&quot;;&quot;&quot;;[.H74]-0.01*[.$AD$6]*[.AI74]/[.P74])" office:value-type="float" office:value="519.637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74])+SIGN([.P73])=0;[.H74];([.H74]*[.J74]+[.AG73]*[.P73])/[.P74]);0)" office:value-type="float" office:value="588.75" calcext:value-type="float">
            <text:p/>
          </table:table-cell>
          <table:table-cell table:style-name="ce277" table:formula="of:=IF([.H74]=0;0;-([.H73]-[.H74])*[.P73])" office:value-type="float" office:value="-0.5" calcext:value-type="float">
            <text:p/>
          </table:table-cell>
          <table:table-cell table:style-name="ce281" table:formula="of:=[.AH74]+[.AI73]-[.AJ73]" office:value-type="float" office:value="29.1" calcext:value-type="float">
            <text:p/>
          </table:table-cell>
          <table:table-cell table:style-name="ce289" table:formula="of:=IF(OR([.P74]=0;SIGN([.P74])+SIGN([.P73])=0);(-[.H74]+[.AG73])*-[.P73];0)" office:value-type="float" office:value="0" calcext:value-type="float">
            <text:p/>
          </table:table-cell>
          <table:table-cell table:style-name="ce295" table:formula="of:=[.AI74]/([.E74]-[.AI74])" office:value-type="float" office:value="0.1825742229759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4.49832501" calcext:value-type="float">
            <text:p>4.49832501</text:p>
          </table:table-cell>
          <table:table-cell table:style-name="ce11"/>
          <table:table-cell table:style-name="ce326" table:number-matrix-columns-spanned="1" table:number-matrix-rows-spanned="1" table:formula="of:=SUM(IF([.$F$10:.$F74]*ABS(SIGN([.$J$10:.$J74]))&gt;0;1;0))/SUM(IF([.$F$10:.$F74]*ABS(SIGN([.$J$10:.$J74]))&lt;&gt;0;1;0))" office:value-type="float" office:value="0.416666666666667" calcext:value-type="float">
            <text:p/>
          </table:table-cell>
          <table:table-cell table:style-name="ce15" table:number-matrix-columns-spanned="1" table:number-matrix-rows-spanned="1" table:formula="of:=-SUM(IF([.$F$10:.$F74]*ABS(SIGN([.$J$10:.$J74]))&lt;0;[.$F$10:.$F74];0))/SUM(IF([.$F$10:.$F74]*ABS(SIGN([.$J$10:.$J74]))&lt;0;1;0))" office:value-type="float" office:value="1.55998791855392" calcext:value-type="float">
            <text:p/>
          </table:table-cell>
          <table:table-cell table:style-name="ce15" table:number-matrix-columns-spanned="1" table:number-matrix-rows-spanned="1" table:formula="of:=SUM(IF([.$F$10:.$F74]*ABS(SIGN([.$J$10:.$J74]))&gt;0;[.$F$10:.$F74];0))/SUM(IF([.$F$10:.$F74]*ABS(SIGN([.$J$10:.$J74]))&gt;0;1;0))/[.AU74]" office:value-type="float" office:value="4.33875420592721" calcext:value-type="float">
            <text:p/>
          </table:table-cell>
          <table:table-cell table:style-name="ce11"/>
          <table:table-cell table:style-name="ce337"/>
          <table:table-cell table:style-name="ce343" table:formula="of:=IF([.AX74]&lt;&gt;&quot;&quot;;[.AY73]-[.AX74];[.AY73])-[.L74]*[.H7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5]=&quot;&quot;;[.C74]+[.L75]+[.B75];[.AQ75])" office:value-type="float" office:value="0.3001723" calcext:value-type="float">
            <text:p/>
          </table:table-cell>
          <table:table-cell table:style-name="ce40" table:formula="of:=IF([.AR75]&lt;&gt;&quot;&quot;;[.AR75];[.D74]+[.AX75])" office:value-type="float" office:value="4.33782501" calcext:value-type="float">
            <text:p/>
          </table:table-cell>
          <table:table-cell table:style-name="ce48" table:formula="of:=IF([.H75]=0;&quot;&quot;;[.D75]+[.C75]*[.H75]+[.AY75]+[.AI75]-[.AJ75])" office:value-type="float" office:value="186.43000551" calcext:value-type="float">
            <text:p/>
          </table:table-cell>
          <table:table-cell table:style-name="ce120" table:formula="of:=100*IF([.M75]=0;0;[.E75]/[.E74]-1)" office:value-type="float" office:value="-1.0914406669592" calcext:value-type="float">
            <text:p/>
          </table:table-cell>
          <table:table-cell table:style-name="ce11"/>
          <table:table-cell table:style-name="ce141" office:value-type="float" office:value="535" calcext:value-type="float">
            <text:p>535</text:p>
          </table:table-cell>
          <table:table-cell table:style-name="ce146"/>
          <table:table-cell table:style-name="ce158" office:value-type="float" office:value="-0.2" calcext:value-type="float">
            <text:p>-0.2</text:p>
          </table:table-cell>
          <table:table-cell table:style-name="ce161"/>
          <table:table-cell table:style-name="ce166"/>
          <table:table-cell table:style-name="ce174" office:value-type="time" office:time-value="PT01H27M00S" calcext:value-type="time">
            <text:p>0.0604166666666667</text:p>
          </table:table-cell>
          <table:table-cell table:style-name="ce178" office:value-type="date" office:date-value="2014-02-26" calcext:value-type="date">
            <text:p>41696</text:p>
          </table:table-cell>
          <table:table-cell table:style-name="ce11"/>
          <table:table-cell table:style-name="ce167" table:formula="of:=[.P74]+[.J75]" office:value-type="float" office:value="-0.6" calcext:value-type="float">
            <text:p/>
          </table:table-cell>
          <table:table-cell table:style-name="ce188" table:formula="of:=1+[.P75]/([.C75]+0)" office:value-type="float" office:value="-0.998851992672209" calcext:value-type="float">
            <text:p/>
          </table:table-cell>
          <table:table-cell table:style-name="ce194" table:formula="of:=-[.P75]-[.C75]" office:value-type="float" office:value="0.2998277" calcext:value-type="float">
            <text:p/>
          </table:table-cell>
          <table:table-cell table:style-name="ce11"/>
          <table:table-cell table:style-name="ce202" table:formula="of:=-[.J75]+[.T74]" office:value-type="float" office:value="0.6" calcext:value-type="float">
            <text:p/>
          </table:table-cell>
          <table:table-cell table:style-name="ce209"/>
          <table:table-cell table:style-name="ce216"/>
          <table:table-cell table:style-name="ce219" table:formula="of:=[.E75]/(ABS([.P75])*[.H75]*[.$W$6])" office:value-type="float" office:value="5.80778833364486" calcext:value-type="float">
            <text:p/>
          </table:table-cell>
          <table:table-cell table:style-name="ce223" table:formula="of:=[.P75]*[.H75]/[.E75]" office:value-type="float" office:value="-1.72182583550255" calcext:value-type="float">
            <text:p/>
          </table:table-cell>
          <table:table-cell table:style-name="ce187" table:formula="of:=([.E75]*[.$X$6]-ABS([.T75])*[.H75])/[.H75]" office:value-type="float" office:value="0.271168250046729" calcext:value-type="float">
            <text:p/>
          </table:table-cell>
          <table:table-cell table:style-name="ce11"/>
          <table:table-cell table:style-name="ce141" table:formula="of:=[.H75]*(-[.$AB$6]*0.01+[.Q75])/[.Q75]" office:value-type="float" office:value="545.712297796368" calcext:value-type="float">
            <text:p/>
          </table:table-cell>
          <table:table-cell table:style-name="ce236" table:formula="of:=([.H75]-[.I75])*[.R75]/[.E75]*100" office:value-type="float" office:value="86.0418466765511" calcext:value-type="float">
            <text:p/>
          </table:table-cell>
          <table:table-cell table:style-name="ce244" table:formula="of:=[.E75]*[.$AB$6]*0.01/([.H75]-[.I75])" office:value-type="float" office:value="0.00696934600037383" calcext:value-type="float">
            <text:p/>
          </table:table-cell>
          <table:table-cell table:style-name="ce255" table:formula="of:=IF([.H75]=&quot;&quot;;&quot;&quot;;[.H75]-0.01*[.$AD$6]*[.AI75]/[.P75])" office:value-type="float" office:value="536.791666666667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75])+SIGN([.P74])=0;[.H75];([.H75]*[.J75]+[.AG74]*[.P74])/[.P75]);0)" office:value-type="float" office:value="570.833333333333" calcext:value-type="float">
            <text:p/>
          </table:table-cell>
          <table:table-cell table:style-name="ce277" table:formula="of:=IF([.H75]=0;0;-([.H74]-[.H75])*[.P74])" office:value-type="float" office:value="-7.6" calcext:value-type="float">
            <text:p/>
          </table:table-cell>
          <table:table-cell table:style-name="ce281" table:formula="of:=[.AH75]+[.AI74]-[.AJ74]" office:value-type="float" office:value="21.5" calcext:value-type="float">
            <text:p/>
          </table:table-cell>
          <table:table-cell table:style-name="ce289" table:formula="of:=IF(OR([.P75]=0;SIGN([.P75])+SIGN([.P74])=0);(-[.H75]+[.AG74])*-[.P74];0)" office:value-type="float" office:value="0" calcext:value-type="float">
            <text:p/>
          </table:table-cell>
          <table:table-cell table:style-name="ce295" table:formula="of:=[.AI75]/([.E75]-[.AI75])" office:value-type="float" office:value="0.130358329483572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4.33782501" calcext:value-type="float">
            <text:p>4.33782501</text:p>
          </table:table-cell>
          <table:table-cell table:style-name="ce11"/>
          <table:table-cell table:style-name="ce326" table:number-matrix-columns-spanned="1" table:number-matrix-rows-spanned="1" table:formula="of:=SUM(IF([.$F$10:.$F75]*ABS(SIGN([.$J$10:.$J75]))&gt;0;1;0))/SUM(IF([.$F$10:.$F75]*ABS(SIGN([.$J$10:.$J75]))&lt;&gt;0;1;0))" office:value-type="float" office:value="0.40983606557377" calcext:value-type="float">
            <text:p/>
          </table:table-cell>
          <table:table-cell table:style-name="ce15" table:number-matrix-columns-spanned="1" table:number-matrix-rows-spanned="1" table:formula="of:=-SUM(IF([.$F$10:.$F75]*ABS(SIGN([.$J$10:.$J75]))&lt;0;[.$F$10:.$F75];0))/SUM(IF([.$F$10:.$F75]*ABS(SIGN([.$J$10:.$J75]))&lt;0;1;0))" office:value-type="float" office:value="1.54697271712074" calcext:value-type="float">
            <text:p/>
          </table:table-cell>
          <table:table-cell table:style-name="ce15" table:number-matrix-columns-spanned="1" table:number-matrix-rows-spanned="1" table:formula="of:=SUM(IF([.$F$10:.$F75]*ABS(SIGN([.$J$10:.$J75]))&gt;0;[.$F$10:.$F75];0))/SUM(IF([.$F$10:.$F75]*ABS(SIGN([.$J$10:.$J75]))&gt;0;1;0))/[.AU75]" office:value-type="float" office:value="4.37525760339134" calcext:value-type="float">
            <text:p/>
          </table:table-cell>
          <table:table-cell table:style-name="ce11"/>
          <table:table-cell table:style-name="ce337"/>
          <table:table-cell table:style-name="ce343" table:formula="of:=IF([.AX75]&lt;&gt;&quot;&quot;;[.AY74]-[.AX75];[.AY74])-[.L75]*[.H7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6]=&quot;&quot;;[.C75]+[.L76]+[.B76];[.AQ76])" office:value-type="float" office:value="0.22456078" calcext:value-type="float">
            <text:p/>
          </table:table-cell>
          <table:table-cell table:style-name="ce40" table:formula="of:=IF([.AR76]&lt;&gt;&quot;&quot;;[.AR76];[.D75]+[.AX76])" office:value-type="float" office:value="0" calcext:value-type="float">
            <text:p/>
          </table:table-cell>
          <table:table-cell table:style-name="ce48" table:formula="of:=IF([.H76]=0;&quot;&quot;;[.D76]+[.C76]*[.H76]+[.AY76]+[.AI76]-[.AJ76])" office:value-type="float" office:value="147.593506453577" calcext:value-type="float">
            <text:p/>
          </table:table-cell>
          <table:table-cell table:style-name="ce121" table:formula="of:=100*IF([.M76]=0;0;[.E76]/[.E75]-1)" office:value-type="float" office:value="-20.8316783289158" calcext:value-type="float">
            <text:p/>
          </table:table-cell>
          <table:table-cell table:style-name="ce11"/>
          <table:table-cell table:style-name="ce143" table:formula="of:=(0.55*657.25+0.05*657.2999)/0.6" office:value-type="float" office:value="657.254158333333" calcext:value-type="float">
            <text:p/>
          </table:table-cell>
          <table:table-cell table:style-name="ce146"/>
          <table:table-cell table:style-name="ce158" office:value-type="float" office:value="0.6" calcext:value-type="float">
            <text:p>0.6</text:p>
          </table:table-cell>
          <table:table-cell table:style-name="ce161"/>
          <table:table-cell table:style-name="ce166"/>
          <table:table-cell table:style-name="ce174" office:value-type="time" office:time-value="PT23H00M00S" calcext:value-type="time">
            <text:p>0.958333333333333</text:p>
          </table:table-cell>
          <table:table-cell table:style-name="ce178" office:value-type="date" office:date-value="2014-03-03" calcext:value-type="date">
            <text:p>41701</text:p>
          </table:table-cell>
          <table:table-cell table:style-name="ce11"/>
          <table:table-cell table:style-name="ce167" table:formula="of:=[.P75]+[.J76]" office:value-type="float" office:value="0" calcext:value-type="float">
            <text:p/>
          </table:table-cell>
          <table:table-cell table:style-name="ce188" table:formula="of:=1+[.P76]/([.C76]+0)" office:value-type="float" office:value="1" calcext:value-type="float">
            <text:p/>
          </table:table-cell>
          <table:table-cell table:style-name="ce194" table:formula="of:=-[.P76]-[.C76]" office:value-type="float" office:value="-0.22456078" calcext:value-type="float">
            <text:p/>
          </table:table-cell>
          <table:table-cell table:style-name="ce11"/>
          <table:table-cell table:style-name="ce202" table:formula="of:=-[.J76]+[.T75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76]/(ABS([.P76])*[.H76]*[.$W$6])" office:value-type="string" office:string-value="" calcext:value-type="error">
            <text:p/>
          </table:table-cell>
          <table:table-cell table:style-name="ce223" table:formula="of:=[.P76]*[.H76]/[.E76]" office:value-type="float" office:value="0" calcext:value-type="float">
            <text:p/>
          </table:table-cell>
          <table:table-cell table:style-name="ce187" table:formula="of:=([.E76]*[.$X$6]-ABS([.T76])*[.H76])/[.H76]" office:value-type="float" office:value="0.56140195" calcext:value-type="float">
            <text:p/>
          </table:table-cell>
          <table:table-cell table:style-name="ce11"/>
          <table:table-cell table:style-name="ce141" table:formula="of:=[.H76]*(-[.$AB$6]*0.01+[.Q76])/[.Q76]" office:value-type="float" office:value="644.109075166667" calcext:value-type="float">
            <text:p/>
          </table:table-cell>
          <table:table-cell table:style-name="ce236" table:formula="of:=([.H76]-[.I76])*[.R76]/[.E76]*100" office:value-type="float" office:value="-100" calcext:value-type="float">
            <text:p/>
          </table:table-cell>
          <table:table-cell table:style-name="ce244" table:formula="of:=[.E76]*[.$AB$6]*0.01/([.H76]-[.I76])" office:value-type="float" office:value="0.0044912156" calcext:value-type="float">
            <text:p/>
          </table:table-cell>
          <table:table-cell table:style-name="ce254" table:formula="of:=IF([.H76]=&quot;&quot;;&quot;#&quot;;[.H76]-0.01*[.$AD$6]*[.AI76]/[.P76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76])+SIGN([.P75])=0;[.H76];([.H76]*[.J76]+[.AG75]*[.P75])/[.P76]);0)" office:value-type="float" office:value="0" calcext:value-type="float">
            <text:p/>
          </table:table-cell>
          <table:table-cell table:style-name="ce277" table:formula="of:=IF([.H76]=0;0;-([.H75]-[.H76])*[.P75])" office:value-type="float" office:value="-73.352495" calcext:value-type="float">
            <text:p/>
          </table:table-cell>
          <table:table-cell table:style-name="ce281" table:formula="of:=[.AH76]+[.AI75]-[.AJ75]" office:value-type="float" office:value="-51.852495" calcext:value-type="float">
            <text:p/>
          </table:table-cell>
          <table:table-cell table:style-name="ce289" table:formula="of:=IF(OR([.P76]=0;SIGN([.P76])+SIGN([.P75])=0);(-[.H76]+[.AG75])*-[.P75];0)" office:value-type="float" office:value="-51.852495" calcext:value-type="float">
            <text:p/>
          </table:table-cell>
          <table:table-cell table:style-name="ce295" table:formula="of:=[.AI76]/([.E76]-[.AI76])" office:value-type="float" office:value="-0.259982624981676" calcext:value-type="float">
            <text:p/>
          </table:table-cell>
          <table:table-cell table:style-name="ce11"/>
          <table:table-cell table:style-name="ce302"/>
          <table:table-cell table:number-columns-repeated="3"/>
          <table:table-cell table:style-name="ce315" office:value-type="float" office:value="0.22456078" calcext:value-type="float">
            <text:p>0.22456078</text:p>
          </table:table-cell>
          <table:table-cell table:style-name="ce320" office:value-type="float" office:value="0" calcext:value-type="float">
            <text:p>0</text:p>
          </table:table-cell>
          <table:table-cell table:style-name="ce11"/>
          <table:table-cell table:style-name="ce326" table:number-matrix-columns-spanned="1" table:number-matrix-rows-spanned="1" table:formula="of:=SUM(IF([.$F$10:.$F76]*ABS(SIGN([.$J$10:.$J76]))&gt;0;1;0))/SUM(IF([.$F$10:.$F76]*ABS(SIGN([.$J$10:.$J76]))&lt;&gt;0;1;0))" office:value-type="float" office:value="0.403225806451613" calcext:value-type="float">
            <text:p/>
          </table:table-cell>
          <table:table-cell table:style-name="ce15" table:number-matrix-columns-spanned="1" table:number-matrix-rows-spanned="1" table:formula="of:=-SUM(IF([.$F$10:.$F76]*ABS(SIGN([.$J$10:.$J76]))&lt;0;[.$F$10:.$F76];0))/SUM(IF([.$F$10:.$F76]*ABS(SIGN([.$J$10:.$J76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6]*ABS(SIGN([.$J$10:.$J76]))&gt;0;[.$F$10:.$F76];0))/SUM(IF([.$F$10:.$F76]*ABS(SIGN([.$J$10:.$J76]))&gt;0;1;0))/[.AU76]" office:value-type="float" office:value="3.27263630137918" calcext:value-type="float">
            <text:p/>
          </table:table-cell>
          <table:table-cell table:style-name="ce11"/>
          <table:table-cell table:style-name="ce337"/>
          <table:table-cell table:style-name="ce343" table:formula="of:=IF([.AX76]&lt;&gt;&quot;&quot;;[.AY75]-[.AX76];[.AY75])-[.L76]*[.H76]" office:value-type="float" office:value="0" calcext:value-type="float">
            <text:p/>
          </table:table-cell>
          <table:table-cell table:style-name="ce302"/>
          <table:table-cell table:number-columns-repeated="942"/>
        </table:table-row>
        <table:table-row table:style-name="ro3">
          <table:table-cell table:style-name="ce12"/>
          <table:table-cell table:style-name="ce21"/>
          <table:table-cell table:style-name="ce31" table:formula="of:=IF([.AQ77]=&quot;&quot;;[.C76]+[.L77]+[.B77];[.AQ77])" office:value-type="float" office:value="0.22426005" calcext:value-type="float">
            <text:p/>
          </table:table-cell>
          <table:table-cell table:style-name="ce40" table:formula="of:=IF([.AR77]&lt;&gt;&quot;&quot;;[.AR77];[.D76]+[.AX77])" office:value-type="float" office:value="0" calcext:value-type="float">
            <text:p/>
          </table:table-cell>
          <table:table-cell table:style-name="ce48" table:formula="of:=IF([.H77]=0;&quot;&quot;;[.D77]+[.C77]*[.H77]+[.AY77]+[.AI77]-[.AJ77])" office:value-type="float" office:value="148.0093903995" calcext:value-type="float">
            <text:p/>
          </table:table-cell>
          <table:table-cell table:style-name="ce122" table:formula="of:=100*IF([.M77]=0;0;[.E77]/[.E76]-1)" office:value-type="float" office:value="0.281776587545179" calcext:value-type="float">
            <text:p/>
          </table:table-cell>
          <table:table-cell table:style-name="ce11"/>
          <table:table-cell table:style-name="ce141" office:value-type="float" office:value="659.99" calcext:value-type="float">
            <text:p>659.99</text:p>
          </table:table-cell>
          <table:table-cell table:style-name="ce146" office:value-type="float" office:value="644" calcext:value-type="float">
            <text:p>644</text:p>
          </table:table-cell>
          <table:table-cell table:style-name="ce158" office:value-type="float" office:value="0.2" calcext:value-type="float">
            <text:p>0.2</text:p>
          </table:table-cell>
          <table:table-cell table:style-name="ce161"/>
          <table:table-cell table:style-name="ce166"/>
          <table:table-cell table:style-name="ce174" office:value-type="time" office:time-value="PT00H21M00S" calcext:value-type="time">
            <text:p>0.0145833333333333</text:p>
          </table:table-cell>
          <table:table-cell table:style-name="ce178" office:value-type="date" office:date-value="2014-03-04" calcext:value-type="date">
            <text:p>41702</text:p>
          </table:table-cell>
          <table:table-cell table:style-name="ce11"/>
          <table:table-cell table:style-name="ce167" table:formula="of:=[.P76]+[.J77]" office:value-type="float" office:value="0.2" calcext:value-type="float">
            <text:p/>
          </table:table-cell>
          <table:table-cell table:style-name="ce188" table:formula="of:=1+[.P77]/([.C77]+0)" office:value-type="float" office:value="1.89182179349376" calcext:value-type="float">
            <text:p/>
          </table:table-cell>
          <table:table-cell table:style-name="ce194" table:formula="of:=-[.P77]-[.C77]" office:value-type="float" office:value="-0.42426005" calcext:value-type="float">
            <text:p/>
          </table:table-cell>
          <table:table-cell table:style-name="ce11"/>
          <table:table-cell table:style-name="ce202" table:formula="of:=-[.J77]+[.T76]" office:value-type="float" office:value="-0.2" calcext:value-type="float">
            <text:p/>
          </table:table-cell>
          <table:table-cell table:style-name="ce209"/>
          <table:table-cell table:style-name="ce216"/>
          <table:table-cell table:style-name="ce219" table:formula="of:=[.E77]/(ABS([.P77])*[.H77]*[.$W$6])" office:value-type="float" office:value="11.2130025" calcext:value-type="float">
            <text:p/>
          </table:table-cell>
          <table:table-cell table:style-name="ce223" table:formula="of:=[.P77]*[.H77]/[.E77]" office:value-type="float" office:value="0.891821793493759" calcext:value-type="float">
            <text:p/>
          </table:table-cell>
          <table:table-cell table:style-name="ce187" table:formula="of:=([.E77]*[.$X$6]-ABS([.T77])*[.H77])/[.H77]" office:value-type="float" office:value="0.360650125" calcext:value-type="float">
            <text:p/>
          </table:table-cell>
          <table:table-cell table:style-name="ce11"/>
          <table:table-cell table:style-name="ce141" table:formula="of:=[.H77]*(-[.$AB$6]*0.01+[.Q77])/[.Q77]" office:value-type="float" office:value="653.012704334311" calcext:value-type="float">
            <text:p/>
          </table:table-cell>
          <table:table-cell table:style-name="ce236" table:formula="of:=([.H77]-[.I77])*[.R77]/[.E77]*100" office:value-type="float" office:value="-4.58343770026292" calcext:value-type="float">
            <text:p/>
          </table:table-cell>
          <table:table-cell table:style-name="ce244" table:formula="of:=[.E77]*[.$AB$6]*0.01/([.H77]-[.I77])" office:value-type="float" office:value="0.185127442651032" calcext:value-type="float">
            <text:p/>
          </table:table-cell>
          <table:table-cell table:style-name="ce254" table:formula="of:=IF([.H77]=&quot;&quot;;&quot;#&quot;;[.H77]-0.01*[.$AD$6]*[.AI77]/[.P77])" office:value-type="float" office:value="659.9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77])+SIGN([.P76])=0;[.H77];([.H77]*[.J77]+[.AG76]*[.P76])/[.P77]);0)" office:value-type="float" office:value="659.99" calcext:value-type="float">
            <text:p/>
          </table:table-cell>
          <table:table-cell table:style-name="ce277" table:formula="of:=IF([.H77]=0;0;-([.H76]-[.H77])*[.P76])" office:value-type="float" office:value="0" calcext:value-type="float">
            <text:p/>
          </table:table-cell>
          <table:table-cell table:style-name="ce281" table:formula="of:=[.AH77]+[.AI76]-[.AJ76]" office:value-type="float" office:value="0" calcext:value-type="float">
            <text:p/>
          </table:table-cell>
          <table:table-cell table:style-name="ce286" table:formula="of:=IF(OR([.P77]=0;SIGN([.P77])+SIGN([.P76])=0);(-[.H77]+[.AG76])*-[.P76];0)" office:value-type="float" office:value="0" calcext:value-type="float">
            <text:p/>
          </table:table-cell>
          <table:table-cell table:style-name="ce295" table:formula="of:=[.AI77]/([.E77]-[.AI7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2426005" calcext:value-type="float">
            <text:p>0.22426005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77]*ABS(SIGN([.$J$10:.$J77]))&gt;0;1;0))/SUM(IF([.$F$10:.$F77]*ABS(SIGN([.$J$10:.$J77]))&lt;&gt;0;1;0))" office:value-type="float" office:value="0.412698412698413" calcext:value-type="float">
            <text:p/>
          </table:table-cell>
          <table:table-cell table:style-name="ce15" table:number-matrix-columns-spanned="1" table:number-matrix-rows-spanned="1" table:formula="of:=-SUM(IF([.$F$10:.$F77]*ABS(SIGN([.$J$10:.$J77]))&lt;0;[.$F$10:.$F77];0))/SUM(IF([.$F$10:.$F77]*ABS(SIGN([.$J$10:.$J77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7]*ABS(SIGN([.$J$10:.$J77]))&gt;0;[.$F$10:.$F77];0))/SUM(IF([.$F$10:.$F77]*ABS(SIGN([.$J$10:.$J77]))&gt;0;1;0))/[.AU77]" office:value-type="float" office:value="3.15200581594797" calcext:value-type="float">
            <text:p/>
          </table:table-cell>
          <table:table-cell table:style-name="ce11"/>
          <table:table-cell table:style-name="ce337"/>
          <table:table-cell table:style-name="ce343" table:formula="of:=IF([.AX77]&lt;&gt;&quot;&quot;;[.AY76]-[.AX77];[.AY76])-[.L77]*[.H7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8]=&quot;&quot;;[.C77]+[.L78]+[.B78];[.AQ78])" office:value-type="float" office:value="0.22395975" calcext:value-type="float">
            <text:p/>
          </table:table-cell>
          <table:table-cell table:style-name="ce40" table:formula="of:=IF([.AR78]&lt;&gt;&quot;&quot;;[.AR78];[.D77]+[.AX78])" office:value-type="float" office:value="0" calcext:value-type="float">
            <text:p/>
          </table:table-cell>
          <table:table-cell table:style-name="ce48" table:formula="of:=IF([.H78]=0;&quot;&quot;;[.D78]+[.C78]*[.H78]+[.AY78]+[.AI78]-[.AJ78])" office:value-type="float" office:value="152.0550325" calcext:value-type="float">
            <text:p/>
          </table:table-cell>
          <table:table-cell table:style-name="ce123" table:formula="of:=100*IF([.M78]=0;0;[.E78]/[.E77]-1)" office:value-type="float" office:value="2.73336853126698" calcext:value-type="float">
            <text:p/>
          </table:table-cell>
          <table:table-cell table:style-name="ce11"/>
          <table:table-cell table:style-name="ce141" office:value-type="float" office:value="670" calcext:value-type="float">
            <text:p>670</text:p>
          </table:table-cell>
          <table:table-cell table:style-name="ce146" office:value-type="float" office:value="650" calcext:value-type="float">
            <text:p>650</text:p>
          </table:table-cell>
          <table:table-cell table:style-name="ce158" office:value-type="float" office:value="0.2" calcext:value-type="float">
            <text:p>0.2</text:p>
          </table:table-cell>
          <table:table-cell table:style-name="ce161"/>
          <table:table-cell table:style-name="ce166"/>
          <table:table-cell table:style-name="ce174" office:value-type="time" office:time-value="PT00H37M00S" calcext:value-type="time">
            <text:p>0.0256944444444444</text:p>
          </table:table-cell>
          <table:table-cell table:style-name="ce178" office:value-type="date" office:date-value="2014-03-04" calcext:value-type="date">
            <text:p>41702</text:p>
          </table:table-cell>
          <table:table-cell table:style-name="ce11"/>
          <table:table-cell table:style-name="ce167" table:formula="of:=[.P77]+[.J78]" office:value-type="float" office:value="0.4" calcext:value-type="float">
            <text:p/>
          </table:table-cell>
          <table:table-cell table:style-name="ce188" table:formula="of:=1+[.P78]/([.C78]+0)" office:value-type="float" office:value="2.78603521391679" calcext:value-type="float">
            <text:p/>
          </table:table-cell>
          <table:table-cell table:style-name="ce194" table:formula="of:=-[.P78]-[.C78]" office:value-type="float" office:value="-0.62395975" calcext:value-type="float">
            <text:p/>
          </table:table-cell>
          <table:table-cell table:style-name="ce11"/>
          <table:table-cell table:style-name="ce202" table:formula="of:=-[.J78]+[.T77]" office:value-type="float" office:value="-0.4" calcext:value-type="float">
            <text:p/>
          </table:table-cell>
          <table:table-cell table:style-name="ce209"/>
          <table:table-cell table:style-name="ce216"/>
          <table:table-cell table:style-name="ce219" table:formula="of:=[.E78]/(ABS([.P78])*[.H78]*[.$W$6])" office:value-type="float" office:value="5.67369524253731" calcext:value-type="float">
            <text:p/>
          </table:table-cell>
          <table:table-cell table:style-name="ce223" table:formula="of:=[.P78]*[.H78]/[.E78]" office:value-type="float" office:value="1.76251976402031" calcext:value-type="float">
            <text:p/>
          </table:table-cell>
          <table:table-cell table:style-name="ce187" table:formula="of:=([.E78]*[.$X$6]-ABS([.T78])*[.H78])/[.H78]" office:value-type="float" office:value="0.167369524253731" calcext:value-type="float">
            <text:p/>
          </table:table-cell>
          <table:table-cell table:style-name="ce11"/>
          <table:table-cell table:style-name="ce141" table:formula="of:=[.H78]*(-[.$AB$6]*0.01+[.Q78])/[.Q78]" office:value-type="float" office:value="665.190297691478" calcext:value-type="float">
            <text:p/>
          </table:table-cell>
          <table:table-cell table:style-name="ce236" table:formula="of:=([.H78]-[.I78])*[.R78]/[.E78]*100" office:value-type="float" office:value="-8.20702530841917" calcext:value-type="float">
            <text:p/>
          </table:table-cell>
          <table:table-cell table:style-name="ce244" table:formula="of:=[.E78]*[.$AB$6]*0.01/([.H78]-[.I78])" office:value-type="float" office:value="0.1520550325" calcext:value-type="float">
            <text:p/>
          </table:table-cell>
          <table:table-cell table:style-name="ce254" table:formula="of:=IF([.H78]=&quot;&quot;;&quot;#&quot;;[.H78]-0.01*[.$AD$6]*[.AI78]/[.P78])" office:value-type="float" office:value="669.7497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78])+SIGN([.P77])=0;[.H78];([.H78]*[.J78]+[.AG77]*[.P77])/[.P78]);0)" office:value-type="float" office:value="664.995" calcext:value-type="float">
            <text:p/>
          </table:table-cell>
          <table:table-cell table:style-name="ce277" table:formula="of:=IF([.H78]=0;0;-([.H77]-[.H78])*[.P77])" office:value-type="float" office:value="2.002" calcext:value-type="float">
            <text:p/>
          </table:table-cell>
          <table:table-cell table:style-name="ce281" table:formula="of:=[.AH78]+[.AI77]-[.AJ77]" office:value-type="float" office:value="2.002" calcext:value-type="float">
            <text:p/>
          </table:table-cell>
          <table:table-cell table:style-name="ce286" table:formula="of:=IF(OR([.P78]=0;SIGN([.P78])+SIGN([.P77])=0);(-[.H78]+[.AG77])*-[.P77];0)" office:value-type="float" office:value="0" calcext:value-type="float">
            <text:p/>
          </table:table-cell>
          <table:table-cell table:style-name="ce295" table:formula="of:=[.AI78]/([.E78]-[.AI78])" office:value-type="float" office:value="0.0133419496203784" calcext:value-type="float">
            <text:p/>
          </table:table-cell>
          <table:table-cell table:style-name="ce11"/>
          <table:table-cell table:number-columns-repeated="4"/>
          <table:table-cell table:style-name="ce315" office:value-type="float" office:value="0.22395975" calcext:value-type="float">
            <text:p>0.22395975</text:p>
          </table:table-cell>
          <table:table-cell table:style-name="ce320"/>
          <table:table-cell table:style-name="ce11"/>
          <table:table-cell table:style-name="ce326" table:number-matrix-columns-spanned="1" table:number-matrix-rows-spanned="1" table:formula="of:=SUM(IF([.$F$10:.$F78]*ABS(SIGN([.$J$10:.$J78]))&gt;0;1;0))/SUM(IF([.$F$10:.$F78]*ABS(SIGN([.$J$10:.$J78]))&lt;&gt;0;1;0))" office:value-type="float" office:value="0.421875" calcext:value-type="float">
            <text:p/>
          </table:table-cell>
          <table:table-cell table:style-name="ce15" table:number-matrix-columns-spanned="1" table:number-matrix-rows-spanned="1" table:formula="of:=-SUM(IF([.$F$10:.$F78]*ABS(SIGN([.$J$10:.$J78]))&lt;0;[.$F$10:.$F78];0))/SUM(IF([.$F$10:.$F78]*ABS(SIGN([.$J$10:.$J78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8]*ABS(SIGN([.$J$10:.$J78]))&gt;0;[.$F$10:.$F78];0))/SUM(IF([.$F$10:.$F78]*ABS(SIGN([.$J$10:.$J78]))&gt;0;1;0))/[.AU78]" office:value-type="float" office:value="3.08421409232017" calcext:value-type="float">
            <text:p/>
          </table:table-cell>
          <table:table-cell table:style-name="ce11"/>
          <table:table-cell table:style-name="ce337"/>
          <table:table-cell table:style-name="ce343" table:formula="of:=IF([.AX78]&lt;&gt;&quot;&quot;;[.AY77]-[.AX78];[.AY77])-[.L78]*[.H7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79]=&quot;&quot;;[.C78]+[.L79]+[.B79];[.AQ79])" office:value-type="float" office:value="0.22395975" calcext:value-type="float">
            <text:p/>
          </table:table-cell>
          <table:table-cell table:style-name="ce40" table:formula="of:=IF([.AR79]&lt;&gt;&quot;&quot;;[.AR79];[.D78]+[.AX79])" office:value-type="float" office:value="5.04924039" calcext:value-type="float">
            <text:p/>
          </table:table-cell>
          <table:table-cell table:style-name="ce48" table:formula="of:=IF([.H79]=0;&quot;&quot;;[.D79]+[.C79]*[.H79]+[.AY79]+[.AI79]-[.AJ79])" office:value-type="float" office:value="157.0753582875" calcext:value-type="float">
            <text:p/>
          </table:table-cell>
          <table:table-cell table:style-name="ce124" table:formula="of:=100*IF([.M79]=0;0;[.E79]/[.E78]-1)" office:value-type="float" office:value="3.30165053070508" calcext:value-type="float">
            <text:p/>
          </table:table-cell>
          <table:table-cell table:style-name="ce11"/>
          <table:table-cell table:style-name="ce141" office:value-type="float" office:value="678.81" calcext:value-type="float">
            <text:p>678.81</text:p>
          </table:table-cell>
          <table:table-cell table:style-name="ce146"/>
          <table:table-cell table:style-name="ce157" office:value-type="float" office:value="-0.4" calcext:value-type="float">
            <text:p>-0.4</text:p>
          </table:table-cell>
          <table:table-cell table:style-name="ce161"/>
          <table:table-cell table:style-name="ce166"/>
          <table:table-cell table:style-name="ce174" office:value-type="time" office:time-value="PT06H51M00S" calcext:value-type="time">
            <text:p>0.285416666666667</text:p>
          </table:table-cell>
          <table:table-cell table:style-name="ce178" office:value-type="date" office:date-value="2014-03-04" calcext:value-type="date">
            <text:p>41702</text:p>
          </table:table-cell>
          <table:table-cell table:style-name="ce11"/>
          <table:table-cell table:style-name="ce167" table:formula="of:=[.P78]+[.J79]" office:value-type="float" office:value="0" calcext:value-type="float">
            <text:p/>
          </table:table-cell>
          <table:table-cell table:style-name="ce188" table:formula="of:=1+[.P79]/([.C79]+0)" office:value-type="float" office:value="1" calcext:value-type="float">
            <text:p/>
          </table:table-cell>
          <table:table-cell table:style-name="ce194" table:formula="of:=-[.P79]-[.C79]" office:value-type="float" office:value="-0.22395975" calcext:value-type="float">
            <text:p/>
          </table:table-cell>
          <table:table-cell table:style-name="ce11"/>
          <table:table-cell table:style-name="ce202" table:formula="of:=-[.J79]+[.T78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79]/(ABS([.P79])*[.H79]*[.$W$6])" office:value-type="string" office:string-value="" calcext:value-type="error">
            <text:p/>
          </table:table-cell>
          <table:table-cell table:style-name="ce223" table:formula="of:=[.P79]*[.H79]/[.E79]" office:value-type="float" office:value="0" calcext:value-type="float">
            <text:p/>
          </table:table-cell>
          <table:table-cell table:style-name="ce187" table:formula="of:=([.E79]*[.$X$6]-ABS([.T79])*[.H79])/[.H79]" office:value-type="float" office:value="0.578495301658417" calcext:value-type="float">
            <text:p/>
          </table:table-cell>
          <table:table-cell table:style-name="ce11"/>
          <table:table-cell table:style-name="ce141" table:formula="of:=[.H79]*(-[.$AB$6]*0.01+[.Q79])/[.Q79]" office:value-type="float" office:value="665.2338" calcext:value-type="float">
            <text:p/>
          </table:table-cell>
          <table:table-cell table:style-name="ce236" table:formula="of:=([.H79]-[.I79])*[.R79]/[.E79]*100" office:value-type="float" office:value="-96.7854662596037" calcext:value-type="float">
            <text:p/>
          </table:table-cell>
          <table:table-cell table:style-name="ce244" table:formula="of:=[.E79]*[.$AB$6]*0.01/([.H79]-[.I79])" office:value-type="float" office:value="0.00462796241326734" calcext:value-type="float">
            <text:p/>
          </table:table-cell>
          <table:table-cell table:style-name="ce254" table:formula="of:=IF([.H79]=&quot;&quot;;&quot;#&quot;;[.H79]-0.01*[.$AD$6]*[.AI79]/[.P79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79])+SIGN([.P78])=0;[.H79];([.H79]*[.J79]+[.AG78]*[.P78])/[.P79]);0)" office:value-type="float" office:value="0" calcext:value-type="float">
            <text:p/>
          </table:table-cell>
          <table:table-cell table:style-name="ce277" table:formula="of:=IF([.H79]=0;0;-([.H78]-[.H79])*[.P78])" office:value-type="float" office:value="3.52399999999998" calcext:value-type="float">
            <text:p/>
          </table:table-cell>
          <table:table-cell table:style-name="ce281" table:formula="of:=[.AH79]+[.AI78]-[.AJ78]" office:value-type="float" office:value="5.52599999999998" calcext:value-type="float">
            <text:p/>
          </table:table-cell>
          <table:table-cell table:style-name="ce286" table:formula="of:=IF(OR([.P79]=0;SIGN([.P79])+SIGN([.P78])=0);(-[.H79]+[.AG78])*-[.P78];0)" office:value-type="float" office:value="5.52599999999993" calcext:value-type="float">
            <text:p/>
          </table:table-cell>
          <table:table-cell table:style-name="ce295" table:formula="of:=[.AI79]/([.E79]-[.AI79])" office:value-type="float" office:value="0.0364633678587854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.04924039" calcext:value-type="float">
            <text:p>5.04924039</text:p>
          </table:table-cell>
          <table:table-cell table:style-name="ce11"/>
          <table:table-cell table:style-name="ce326" table:number-matrix-columns-spanned="1" table:number-matrix-rows-spanned="1" table:formula="of:=SUM(IF([.$F$10:.$F79]*ABS(SIGN([.$J$10:.$J79]))&gt;0;1;0))/SUM(IF([.$F$10:.$F79]*ABS(SIGN([.$J$10:.$J79]))&lt;&gt;0;1;0))" office:value-type="float" office:value="0.430769230769231" calcext:value-type="float">
            <text:p/>
          </table:table-cell>
          <table:table-cell table:style-name="ce15" table:number-matrix-columns-spanned="1" table:number-matrix-rows-spanned="1" table:formula="of:=-SUM(IF([.$F$10:.$F79]*ABS(SIGN([.$J$10:.$J79]))&lt;0;[.$F$10:.$F79];0))/SUM(IF([.$F$10:.$F79]*ABS(SIGN([.$J$10:.$J79]))&lt;0;1;0))" office:value-type="float" office:value="2.06818097689898" calcext:value-type="float">
            <text:p/>
          </table:table-cell>
          <table:table-cell table:style-name="ce15" table:number-matrix-columns-spanned="1" table:number-matrix-rows-spanned="1" table:formula="of:=SUM(IF([.$F$10:.$F79]*ABS(SIGN([.$J$10:.$J79]))&gt;0;[.$F$10:.$F79];0))/SUM(IF([.$F$10:.$F79]*ABS(SIGN([.$J$10:.$J79]))&gt;0;1;0))/[.AU79]" office:value-type="float" office:value="3.03107798558667" calcext:value-type="float">
            <text:p/>
          </table:table-cell>
          <table:table-cell table:style-name="ce11"/>
          <table:table-cell table:style-name="ce337"/>
          <table:table-cell table:style-name="ce343" table:formula="of:=IF([.AX79]&lt;&gt;&quot;&quot;;[.AY78]-[.AX79];[.AY78])-[.L79]*[.H7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0]=&quot;&quot;;[.C79]+[.L80]+[.B80];[.AQ80])" office:value-type="float" office:value="0.22395975" calcext:value-type="float">
            <text:p/>
          </table:table-cell>
          <table:table-cell table:style-name="ce40" table:formula="of:=IF([.AR80]&lt;&gt;&quot;&quot;;[.AR80];[.D79]+[.AX80])" office:value-type="float" office:value="4.75061584" calcext:value-type="float">
            <text:p/>
          </table:table-cell>
          <table:table-cell table:style-name="ce48" table:formula="of:=IF([.H80]=0;&quot;&quot;;[.D80]+[.C80]*[.H80]+[.AY80]+[.AI80]-[.AJ80])" office:value-type="float" office:value="153.372567933475" calcext:value-type="float">
            <text:p/>
          </table:table-cell>
          <table:table-cell table:style-name="ce125" table:formula="of:=100*IF([.M80]=0;0;[.E80]/[.E79]-1)" office:value-type="float" office:value="-2.35733369918383" calcext:value-type="float">
            <text:p/>
          </table:table-cell>
          <table:table-cell table:style-name="ce11"/>
          <table:table-cell table:style-name="ce141" office:value-type="float" office:value="663.6101" calcext:value-type="float">
            <text:p>663.6101</text:p>
          </table:table-cell>
          <table:table-cell table:style-name="ce146" office:value-type="float" office:value="690" calcext:value-type="float">
            <text:p>690</text:p>
          </table:table-cell>
          <table:table-cell table:style-name="ce157" office:value-type="float" office:value="-0.3" calcext:value-type="float">
            <text:p>-0.3</text:p>
          </table:table-cell>
          <table:table-cell table:style-name="ce161"/>
          <table:table-cell table:style-name="ce166"/>
          <table:table-cell table:style-name="ce174" office:value-type="time" office:time-value="PT10H00M00S" calcext:value-type="time">
            <text:p>0.416666666666667</text:p>
          </table:table-cell>
          <table:table-cell table:style-name="ce178" office:value-type="date" office:date-value="2014-03-04" calcext:value-type="date">
            <text:p>41702</text:p>
          </table:table-cell>
          <table:table-cell table:style-name="ce11"/>
          <table:table-cell table:style-name="ce167" table:formula="of:=[.P79]+[.J80]" office:value-type="float" office:value="-0.3" calcext:value-type="float">
            <text:p/>
          </table:table-cell>
          <table:table-cell table:style-name="ce188" table:formula="of:=1+[.P80]/([.C80]+0)" office:value-type="float" office:value="-0.33952641043759" calcext:value-type="float">
            <text:p/>
          </table:table-cell>
          <table:table-cell table:style-name="ce194" table:formula="of:=-[.P80]-[.C80]" office:value-type="float" office:value="0.07604025" calcext:value-type="float">
            <text:p/>
          </table:table-cell>
          <table:table-cell table:style-name="ce11"/>
          <table:table-cell table:style-name="ce202" table:formula="of:=-[.J80]+[.T79]" office:value-type="float" office:value="0.3" calcext:value-type="float">
            <text:p/>
          </table:table-cell>
          <table:table-cell table:style-name="ce209"/>
          <table:table-cell table:style-name="ce216"/>
          <table:table-cell table:style-name="ce219" table:formula="of:=[.E80]/(ABS([.P80])*[.H80]*[.$W$6])" office:value-type="float" office:value="7.70394985114879" calcext:value-type="float">
            <text:p/>
          </table:table-cell>
          <table:table-cell table:style-name="ce223" table:formula="of:=[.P80]*[.H80]/[.E80]" office:value-type="float" office:value="-1.29803544846658" calcext:value-type="float">
            <text:p/>
          </table:table-cell>
          <table:table-cell table:style-name="ce187" table:formula="of:=([.E80]*[.$X$6]-ABS([.T80])*[.H80])/[.H80]" office:value-type="float" office:value="0.277796238836159" calcext:value-type="float">
            <text:p/>
          </table:table-cell>
          <table:table-cell table:style-name="ce11"/>
          <table:table-cell table:style-name="ce141" table:formula="of:=[.H80]*(-[.$AB$6]*0.01+[.Q80])/[.Q80]" office:value-type="float" office:value="702.70043757608" calcext:value-type="float">
            <text:p/>
          </table:table-cell>
          <table:table-cell table:style-name="ce236" table:formula="of:=([.H80]-[.I80])*[.R80]/[.E80]*100" office:value-type="float" office:value="-1.30837908011386" calcext:value-type="float">
            <text:p/>
          </table:table-cell>
          <table:table-cell table:style-name="ce244" table:formula="of:=[.E80]*[.$AB$6]*0.01/([.H80]-[.I80])" office:value-type="float" office:value="-0.116235808345977" calcext:value-type="float">
            <text:p/>
          </table:table-cell>
          <table:table-cell table:style-name="ce254" table:formula="of:=IF([.H80]=&quot;&quot;;&quot;#&quot;;[.H80]-0.01*[.$AD$6]*[.AI80]/[.P80])" office:value-type="float" office:value="663.6101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80])+SIGN([.P79])=0;[.H80];([.H80]*[.J80]+[.AG79]*[.P79])/[.P80]);0)" office:value-type="float" office:value="663.6101" calcext:value-type="float">
            <text:p/>
          </table:table-cell>
          <table:table-cell table:style-name="ce277" table:formula="of:=IF([.H80]=0;0;-([.H79]-[.H80])*[.P79])" office:value-type="float" office:value="-0" calcext:value-type="float">
            <text:p/>
          </table:table-cell>
          <table:table-cell table:style-name="ce281" table:formula="of:=[.AH80]+[.AI79]-[.AJ79]" office:value-type="float" office:value="0.0000000000000452970994047064" calcext:value-type="float">
            <text:p/>
          </table:table-cell>
          <table:table-cell table:style-name="ce286" table:formula="of:=IF(OR([.P80]=0;SIGN([.P80])+SIGN([.P79])=0);(-[.H80]+[.AG79])*-[.P79];0)" office:value-type="float" office:value="0" calcext:value-type="float">
            <text:p/>
          </table:table-cell>
          <table:table-cell table:style-name="ce295" table:formula="of:=[.AI80]/([.E80]-[.AI80])" office:value-type="float" office:value="2.95340294650044E-01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4.75061584" calcext:value-type="float">
            <text:p>4.75061584</text:p>
          </table:table-cell>
          <table:table-cell table:style-name="ce11"/>
          <table:table-cell table:style-name="ce326" table:number-matrix-columns-spanned="1" table:number-matrix-rows-spanned="1" table:formula="of:=SUM(IF([.$F$10:.$F80]*ABS(SIGN([.$J$10:.$J80]))&gt;0;1;0))/SUM(IF([.$F$10:.$F80]*ABS(SIGN([.$J$10:.$J80]))&lt;&gt;0;1;0))" office:value-type="float" office:value="0.424242424242424" calcext:value-type="float">
            <text:p/>
          </table:table-cell>
          <table:table-cell table:style-name="ce15" table:number-matrix-columns-spanned="1" table:number-matrix-rows-spanned="1" table:formula="of:=-SUM(IF([.$F$10:.$F80]*ABS(SIGN([.$J$10:.$J80]))&lt;0;[.$F$10:.$F80];0))/SUM(IF([.$F$10:.$F80]*ABS(SIGN([.$J$10:.$J80]))&lt;0;1;0))" office:value-type="float" office:value="2.07579025906437" calcext:value-type="float">
            <text:p/>
          </table:table-cell>
          <table:table-cell table:style-name="ce15" table:number-matrix-columns-spanned="1" table:number-matrix-rows-spanned="1" table:formula="of:=SUM(IF([.$F$10:.$F80]*ABS(SIGN([.$J$10:.$J80]))&gt;0;[.$F$10:.$F80];0))/SUM(IF([.$F$10:.$F80]*ABS(SIGN([.$J$10:.$J80]))&gt;0;1;0))/[.AU80]" office:value-type="float" office:value="3.0199668785965" calcext:value-type="float">
            <text:p/>
          </table:table-cell>
          <table:table-cell table:style-name="ce11"/>
          <table:table-cell table:style-name="ce337"/>
          <table:table-cell table:style-name="ce343" table:formula="of:=IF([.AX80]&lt;&gt;&quot;&quot;;[.AY79]-[.AX80];[.AY79])-[.L80]*[.H8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1]=&quot;&quot;;[.C80]+[.L81]+[.B81];[.AQ81])" office:value-type="float" office:value="0.22395975" calcext:value-type="float">
            <text:p/>
          </table:table-cell>
          <table:table-cell table:style-name="ce40" table:formula="of:=IF([.AR81]&lt;&gt;&quot;&quot;;[.AR81];[.D80]+[.AX81])" office:value-type="float" office:value="1.93124584" calcext:value-type="float">
            <text:p/>
          </table:table-cell>
          <table:table-cell table:style-name="ce48" table:formula="of:=IF([.H81]=0;&quot;&quot;;[.D81]+[.C81]*[.H81]+[.AY81]+[.AI81]-[.AJ81])" office:value-type="float" office:value="152.43219784" calcext:value-type="float">
            <text:p/>
          </table:table-cell>
          <table:table-cell table:style-name="ce126" table:formula="of:=100*IF([.M81]=0;0;[.E81]/[.E80]-1)" office:value-type="float" office:value="-0.613127957721149" calcext:value-type="float">
            <text:p/>
          </table:table-cell>
          <table:table-cell table:style-name="ce11"/>
          <table:table-cell table:style-name="ce141" office:value-type="float" office:value="672" calcext:value-type="float">
            <text:p>672</text:p>
          </table:table-cell>
          <table:table-cell table:style-name="ce146"/>
          <table:table-cell table:style-name="ce157" office:value-type="float" office:value="0.3" calcext:value-type="float">
            <text:p>0.3</text:p>
          </table:table-cell>
          <table:table-cell table:style-name="ce161"/>
          <table:table-cell table:style-name="ce166"/>
          <table:table-cell table:style-name="ce174" office:value-type="time" office:time-value="PT20H34M00S" calcext:value-type="time">
            <text:p>0.856944444444444</text:p>
          </table:table-cell>
          <table:table-cell table:style-name="ce178" office:value-type="date" office:date-value="2014-03-04" calcext:value-type="date">
            <text:p>41702</text:p>
          </table:table-cell>
          <table:table-cell table:style-name="ce11"/>
          <table:table-cell table:style-name="ce167" table:formula="of:=[.P80]+[.J81]" office:value-type="float" office:value="0" calcext:value-type="float">
            <text:p/>
          </table:table-cell>
          <table:table-cell table:style-name="ce188" table:formula="of:=1+[.P81]/([.C81]+0)" office:value-type="float" office:value="1" calcext:value-type="float">
            <text:p/>
          </table:table-cell>
          <table:table-cell table:style-name="ce194" table:formula="of:=-[.P81]-[.C81]" office:value-type="float" office:value="-0.22395975" calcext:value-type="float">
            <text:p/>
          </table:table-cell>
          <table:table-cell table:style-name="ce11"/>
          <table:table-cell table:style-name="ce202" table:formula="of:=-[.J81]+[.T80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81]/(ABS([.P81])*[.H81]*[.$W$6])" office:value-type="string" office:string-value="" calcext:value-type="error">
            <text:p/>
          </table:table-cell>
          <table:table-cell table:style-name="ce223" table:formula="of:=[.P81]*[.H81]/[.E81]" office:value-type="float" office:value="0" calcext:value-type="float">
            <text:p/>
          </table:table-cell>
          <table:table-cell table:style-name="ce187" table:formula="of:=([.E81]*[.$X$6]-ABS([.T81])*[.H81])/[.H81]" office:value-type="float" office:value="0.567084069345238" calcext:value-type="float">
            <text:p/>
          </table:table-cell>
          <table:table-cell table:style-name="ce11"/>
          <table:table-cell table:style-name="ce141" table:formula="of:=[.H81]*(-[.$AB$6]*0.01+[.Q81])/[.Q81]" office:value-type="float" office:value="658.56" calcext:value-type="float">
            <text:p/>
          </table:table-cell>
          <table:table-cell table:style-name="ce236" table:formula="of:=([.H81]-[.I81])*[.R81]/[.E81]*100" office:value-type="float" office:value="-98.7330459920107" calcext:value-type="float">
            <text:p/>
          </table:table-cell>
          <table:table-cell table:style-name="ce244" table:formula="of:=[.E81]*[.$AB$6]*0.01/([.H81]-[.I81])" office:value-type="float" office:value="0.00453667255476191" calcext:value-type="float">
            <text:p/>
          </table:table-cell>
          <table:table-cell table:style-name="ce254" table:formula="of:=IF([.H81]=&quot;&quot;;&quot;#&quot;;[.H81]-0.01*[.$AD$6]*[.AI81]/[.P81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81])+SIGN([.P80])=0;[.H81];([.H81]*[.J81]+[.AG80]*[.P80])/[.P81]);0)" office:value-type="float" office:value="0" calcext:value-type="float">
            <text:p/>
          </table:table-cell>
          <table:table-cell table:style-name="ce277" table:formula="of:=IF([.H81]=0;0;-([.H80]-[.H81])*[.P80])" office:value-type="float" office:value="-2.51697" calcext:value-type="float">
            <text:p/>
          </table:table-cell>
          <table:table-cell table:style-name="ce281" table:formula="of:=[.AH81]+[.AI80]-[.AJ80]" office:value-type="float" office:value="-2.51696999999996" calcext:value-type="float">
            <text:p/>
          </table:table-cell>
          <table:table-cell table:style-name="ce286" table:formula="of:=IF(OR([.P81]=0;SIGN([.P81])+SIGN([.P80])=0);(-[.H81]+[.AG80])*-[.P80];0)" office:value-type="float" office:value="-2.51697" calcext:value-type="float">
            <text:p/>
          </table:table-cell>
          <table:table-cell table:style-name="ce295" table:formula="of:=[.AI81]/([.E81]-[.AI81])" office:value-type="float" office:value="-0.0162438432880064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.93124584" calcext:value-type="float">
            <text:p>1.93124584</text:p>
          </table:table-cell>
          <table:table-cell table:style-name="ce11"/>
          <table:table-cell table:style-name="ce326" table:number-matrix-columns-spanned="1" table:number-matrix-rows-spanned="1" table:formula="of:=SUM(IF([.$F$10:.$F81]*ABS(SIGN([.$J$10:.$J81]))&gt;0;1;0))/SUM(IF([.$F$10:.$F81]*ABS(SIGN([.$J$10:.$J81]))&lt;&gt;0;1;0))" office:value-type="float" office:value="0.417910447761194" calcext:value-type="float">
            <text:p/>
          </table:table-cell>
          <table:table-cell table:style-name="ce15" table:number-matrix-columns-spanned="1" table:number-matrix-rows-spanned="1" table:formula="of:=-SUM(IF([.$F$10:.$F81]*ABS(SIGN([.$J$10:.$J81]))&lt;0;[.$F$10:.$F81];0))/SUM(IF([.$F$10:.$F81]*ABS(SIGN([.$J$10:.$J81]))&lt;0;1;0))" office:value-type="float" office:value="2.03828609749147" calcext:value-type="float">
            <text:p/>
          </table:table-cell>
          <table:table-cell table:style-name="ce15" table:number-matrix-columns-spanned="1" table:number-matrix-rows-spanned="1" table:formula="of:=SUM(IF([.$F$10:.$F81]*ABS(SIGN([.$J$10:.$J81]))&gt;0;[.$F$10:.$F81];0))/SUM(IF([.$F$10:.$F81]*ABS(SIGN([.$J$10:.$J81]))&gt;0;1;0))/[.AU81]" office:value-type="float" office:value="3.07553382079322" calcext:value-type="float">
            <text:p/>
          </table:table-cell>
          <table:table-cell table:style-name="ce11"/>
          <table:table-cell table:style-name="ce337"/>
          <table:table-cell table:style-name="ce343" table:formula="of:=IF([.AX81]&lt;&gt;&quot;&quot;;[.AY80]-[.AX81];[.AY80])-[.L81]*[.H8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2]=&quot;&quot;;[.C81]+[.L82]+[.B82];[.AQ82])" office:value-type="float" office:value="0.22395975" calcext:value-type="float">
            <text:p/>
          </table:table-cell>
          <table:table-cell table:style-name="ce40" table:formula="of:=IF([.AR82]&lt;&gt;&quot;&quot;;[.AR82];[.D81]+[.AX82])" office:value-type="float" office:value="1.43399584" calcext:value-type="float">
            <text:p/>
          </table:table-cell>
          <table:table-cell table:style-name="ce48" table:formula="of:=IF([.H82]=0;&quot;&quot;;[.D82]+[.C82]*[.H82]+[.AY82]+[.AI82]-[.AJ82])" office:value-type="float" office:value="149.91931009" calcext:value-type="float">
            <text:p/>
          </table:table-cell>
          <table:table-cell table:style-name="ce127" table:formula="of:=100*IF([.M82]=0;0;[.E82]/[.E81]-1)" office:value-type="float" office:value="-1.64852818866894" calcext:value-type="float">
            <text:p/>
          </table:table-cell>
          <table:table-cell table:style-name="ce11"/>
          <table:table-cell table:style-name="ce141" office:value-type="float" office:value="663" calcext:value-type="float">
            <text:p>663</text:p>
          </table:table-cell>
          <table:table-cell table:style-name="ce146" office:value-type="float" office:value="680" calcext:value-type="float">
            <text:p>680</text:p>
          </table:table-cell>
          <table:table-cell table:style-name="ce157" office:value-type="float" office:value="-0.5" calcext:value-type="float">
            <text:p>-0.5</text:p>
          </table:table-cell>
          <table:table-cell table:style-name="ce161"/>
          <table:table-cell table:style-name="ce167"/>
          <table:table-cell table:style-name="ce174" office:value-type="time" office:time-value="PT22H43M00S" calcext:value-type="time">
            <text:p>0.946527777777778</text:p>
          </table:table-cell>
          <table:table-cell table:style-name="ce178" office:value-type="date" office:date-value="2014-03-04" calcext:value-type="date">
            <text:p>41702</text:p>
          </table:table-cell>
          <table:table-cell table:style-name="ce11"/>
          <table:table-cell table:style-name="ce167" table:formula="of:=[.P81]+[.J82]" office:value-type="float" office:value="-0.5" calcext:value-type="float">
            <text:p/>
          </table:table-cell>
          <table:table-cell table:style-name="ce188" table:formula="of:=1+[.P82]/([.C82]+0)" office:value-type="float" office:value="-1.23254401739598" calcext:value-type="float">
            <text:p/>
          </table:table-cell>
          <table:table-cell table:style-name="ce194" table:formula="of:=-[.P82]-[.C82]" office:value-type="float" office:value="0.27604025" calcext:value-type="float">
            <text:p/>
          </table:table-cell>
          <table:table-cell table:style-name="ce11"/>
          <table:table-cell table:style-name="ce202" table:formula="of:=-[.J82]+[.T81]" office:value-type="float" office:value="0.5" calcext:value-type="float">
            <text:p/>
          </table:table-cell>
          <table:table-cell table:style-name="ce209"/>
          <table:table-cell table:style-name="ce216"/>
          <table:table-cell table:style-name="ce219" table:formula="of:=[.E82]/(ABS([.P82])*[.H82]*[.$W$6])" office:value-type="float" office:value="4.52245279306184" calcext:value-type="float">
            <text:p/>
          </table:table-cell>
          <table:table-cell table:style-name="ce223" table:formula="of:=[.P82]*[.H82]/[.E82]" office:value-type="float" office:value="-2.21118947119616" calcext:value-type="float">
            <text:p/>
          </table:table-cell>
          <table:table-cell table:style-name="ce187" table:formula="of:=([.E82]*[.$X$6]-ABS([.T82])*[.H82])/[.H82]" office:value-type="float" office:value="0.0653065991327303" calcext:value-type="float">
            <text:p/>
          </table:table-cell>
          <table:table-cell table:style-name="ce11"/>
          <table:table-cell table:style-name="ce141" table:formula="of:=[.H82]*(-[.$AB$6]*0.01+[.Q82])/[.Q82]" office:value-type="float" office:value="673.758236470949" calcext:value-type="float">
            <text:p/>
          </table:table-cell>
          <table:table-cell table:style-name="ce236" table:formula="of:=([.H82]-[.I82])*[.R82]/[.E82]*100" office:value-type="float" office:value="-3.13013997141721" calcext:value-type="float">
            <text:p/>
          </table:table-cell>
          <table:table-cell table:style-name="ce244" table:formula="of:=[.E82]*[.$AB$6]*0.01/([.H82]-[.I82])" office:value-type="float" office:value="-0.176375658929412" calcext:value-type="float">
            <text:p/>
          </table:table-cell>
          <table:table-cell table:style-name="ce254" table:formula="of:=IF([.H82]=&quot;&quot;;&quot;#&quot;;[.H82]-0.01*[.$AD$6]*[.AI82]/[.P82])" office:value-type="float" office:value="663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82])+SIGN([.P81])=0;[.H82];([.H82]*[.J82]+[.AG81]*[.P81])/[.P82]);0)" office:value-type="float" office:value="663" calcext:value-type="float">
            <text:p/>
          </table:table-cell>
          <table:table-cell table:style-name="ce277" table:formula="of:=IF([.H82]=0;0;-([.H81]-[.H82])*[.P81])" office:value-type="float" office:value="-0" calcext:value-type="float">
            <text:p/>
          </table:table-cell>
          <table:table-cell table:style-name="ce281" table:formula="of:=[.AH82]+[.AI81]-[.AJ81]" office:value-type="float" office:value="0.0000000000000452970994047064" calcext:value-type="float">
            <text:p/>
          </table:table-cell>
          <table:table-cell table:style-name="ce286" table:formula="of:=IF(OR([.P82]=0;SIGN([.P82])+SIGN([.P81])=0);(-[.H82]+[.AG81])*-[.P81];0)" office:value-type="float" office:value="0" calcext:value-type="float">
            <text:p/>
          </table:table-cell>
          <table:table-cell table:style-name="ce295" table:formula="of:=[.AI82]/([.E82]-[.AI82])" office:value-type="float" office:value="3.02143195413009E-01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.43399584" calcext:value-type="float">
            <text:p>1.43399584</text:p>
          </table:table-cell>
          <table:table-cell table:style-name="ce11"/>
          <table:table-cell table:style-name="ce326" table:number-matrix-columns-spanned="1" table:number-matrix-rows-spanned="1" table:formula="of:=SUM(IF([.$F$10:.$F82]*ABS(SIGN([.$J$10:.$J82]))&gt;0;1;0))/SUM(IF([.$F$10:.$F82]*ABS(SIGN([.$J$10:.$J82]))&lt;&gt;0;1;0))" office:value-type="float" office:value="0.411764705882353" calcext:value-type="float">
            <text:p/>
          </table:table-cell>
          <table:table-cell table:style-name="ce15" table:number-matrix-columns-spanned="1" table:number-matrix-rows-spanned="1" table:formula="of:=-SUM(IF([.$F$10:.$F82]*ABS(SIGN([.$J$10:.$J82]))&lt;0;[.$F$10:.$F82];0))/SUM(IF([.$F$10:.$F82]*ABS(SIGN([.$J$10:.$J82]))&lt;0;1;0))" office:value-type="float" office:value="2.02854214977091" calcext:value-type="float">
            <text:p/>
          </table:table-cell>
          <table:table-cell table:style-name="ce15" table:number-matrix-columns-spanned="1" table:number-matrix-rows-spanned="1" table:formula="of:=SUM(IF([.$F$10:.$F82]*ABS(SIGN([.$J$10:.$J82]))&gt;0;[.$F$10:.$F82];0))/SUM(IF([.$F$10:.$F82]*ABS(SIGN([.$J$10:.$J82]))&gt;0;1;0))/[.AU82]" office:value-type="float" office:value="3.09030691326558" calcext:value-type="float">
            <text:p/>
          </table:table-cell>
          <table:table-cell table:style-name="ce11"/>
          <table:table-cell table:style-name="ce337"/>
          <table:table-cell table:style-name="ce343" table:formula="of:=IF([.AX82]&lt;&gt;&quot;&quot;;[.AY81]-[.AX82];[.AY81])-[.L82]*[.H8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3]=&quot;&quot;;[.C82]+[.L83]+[.B83];[.AQ83])" office:value-type="float" office:value="0.22395975" calcext:value-type="float">
            <text:p/>
          </table:table-cell>
          <table:table-cell table:style-name="ce40" table:formula="of:=IF([.AR83]&lt;&gt;&quot;&quot;;[.AR83];[.D82]+[.AX83])" office:value-type="float" office:value="14.48149584" calcext:value-type="float">
            <text:p/>
          </table:table-cell>
          <table:table-cell table:style-name="ce48" table:formula="of:=IF([.H83]=0;&quot;&quot;;[.D83]+[.C83]*[.H83]+[.AY83]+[.AI83]-[.AJ83])" office:value-type="float" office:value="156.69593709" calcext:value-type="float">
            <text:p/>
          </table:table-cell>
          <table:table-cell table:style-name="ce128" table:formula="of:=100*IF([.M83]=0;0;[.E83]/[.E82]-1)" office:value-type="float" office:value="4.52018288766927" calcext:value-type="float">
            <text:p/>
          </table:table-cell>
          <table:table-cell table:style-name="ce11"/>
          <table:table-cell table:style-name="ce141" office:value-type="float" office:value="635" calcext:value-type="float">
            <text:p>635</text:p>
          </table:table-cell>
          <table:table-cell table:style-name="ce146" office:value-type="float" office:value="625" calcext:value-type="float">
            <text:p>625</text:p>
          </table:table-cell>
          <table:table-cell table:style-name="ce157" office:value-type="float" office:value="1" calcext:value-type="float">
            <text:p>1</text:p>
          </table:table-cell>
          <table:table-cell table:style-name="ce161"/>
          <table:table-cell table:style-name="ce166"/>
          <table:table-cell table:style-name="ce174" office:value-type="time" office:time-value="PT14H15M00S" calcext:value-type="time">
            <text:p>0.59375</text:p>
          </table:table-cell>
          <table:table-cell table:style-name="ce178" office:value-type="date" office:date-value="2014-03-07" calcext:value-type="date">
            <text:p>41705</text:p>
          </table:table-cell>
          <table:table-cell table:style-name="ce11"/>
          <table:table-cell table:style-name="ce167" table:formula="of:=[.P82]+[.J83]" office:value-type="float" office:value="0.5" calcext:value-type="float">
            <text:p/>
          </table:table-cell>
          <table:table-cell table:style-name="ce188" table:formula="of:=1+[.P83]/([.C83]+0)" office:value-type="float" office:value="3.23254401739598" calcext:value-type="float">
            <text:p/>
          </table:table-cell>
          <table:table-cell table:style-name="ce194" table:formula="of:=-[.P83]-[.C83]" office:value-type="float" office:value="-0.72395975" calcext:value-type="float">
            <text:p/>
          </table:table-cell>
          <table:table-cell table:style-name="ce11"/>
          <table:table-cell table:style-name="ce202" table:formula="of:=-[.J83]+[.T82]" office:value-type="float" office:value="-0.5" calcext:value-type="float">
            <text:p/>
          </table:table-cell>
          <table:table-cell table:style-name="ce209"/>
          <table:table-cell table:style-name="ce216"/>
          <table:table-cell table:style-name="ce219" table:formula="of:=[.E83]/(ABS([.P83])*[.H83]*[.$W$6])" office:value-type="float" office:value="4.93530510519685" calcext:value-type="float">
            <text:p/>
          </table:table-cell>
          <table:table-cell table:style-name="ce223" table:formula="of:=[.P83]*[.H83]/[.E83]" office:value-type="float" office:value="2.02621718148085" calcext:value-type="float">
            <text:p/>
          </table:table-cell>
          <table:table-cell table:style-name="ce187" table:formula="of:=([.E83]*[.$X$6]-ABS([.T83])*[.H83])/[.H83]" office:value-type="float" office:value="0.116913138149607" calcext:value-type="float">
            <text:p/>
          </table:table-cell>
          <table:table-cell table:style-name="ce11"/>
          <table:table-cell table:style-name="ce141" table:formula="of:=[.H83]*(-[.$AB$6]*0.01+[.Q83])/[.Q83]" office:value-type="float" office:value="631.071205857784" calcext:value-type="float">
            <text:p/>
          </table:table-cell>
          <table:table-cell table:style-name="ce236" table:formula="of:=([.H83]-[.I83])*[.R83]/[.E83]*100" office:value-type="float" office:value="-4.62015648551363" calcext:value-type="float">
            <text:p/>
          </table:table-cell>
          <table:table-cell table:style-name="ce245" table:formula="of:=[.E83]*[.$AB$6]*0.01/([.H83]-[.I83])" office:value-type="float" office:value="0.31339187418" calcext:value-type="float">
            <text:p/>
          </table:table-cell>
          <table:table-cell table:style-name="ce254" table:formula="of:=IF([.H83]=&quot;&quot;;&quot;#&quot;;[.H83]-0.01*[.$AD$6]*[.AI83]/[.P83])" office:value-type="float" office:value="633.6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83])+SIGN([.P82])=0;[.H83];([.H83]*[.J83]+[.AG82]*[.P82])/[.P83]);0)" office:value-type="float" office:value="635" calcext:value-type="float">
            <text:p/>
          </table:table-cell>
          <table:table-cell table:style-name="ce277" table:formula="of:=IF([.H83]=0;0;-([.H82]-[.H83])*[.P82])" office:value-type="float" office:value="14" calcext:value-type="float">
            <text:p/>
          </table:table-cell>
          <table:table-cell table:style-name="ce281" table:formula="of:=[.AH83]+[.AI82]-[.AJ82]" office:value-type="float" office:value="14" calcext:value-type="float">
            <text:p/>
          </table:table-cell>
          <table:table-cell table:style-name="ce286" table:formula="of:=IF(OR([.P83]=0;SIGN([.P83])+SIGN([.P82])=0);(-[.H83]+[.AG82])*-[.P82];0)" office:value-type="float" office:value="14" calcext:value-type="float">
            <text:p/>
          </table:table-cell>
          <table:table-cell table:style-name="ce295" table:formula="of:=[.AI83]/([.E83]-[.AI83])" office:value-type="float" office:value="0.0981107120882501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4.48149584" calcext:value-type="float">
            <text:p>14.48149584</text:p>
          </table:table-cell>
          <table:table-cell table:style-name="ce11"/>
          <table:table-cell table:style-name="ce326" table:number-matrix-columns-spanned="1" table:number-matrix-rows-spanned="1" table:formula="of:=SUM(IF([.$F$10:.$F83]*ABS(SIGN([.$J$10:.$J83]))&gt;0;1;0))/SUM(IF([.$F$10:.$F83]*ABS(SIGN([.$J$10:.$J83]))&lt;&gt;0;1;0))" office:value-type="float" office:value="0.420289855072464" calcext:value-type="float">
            <text:p/>
          </table:table-cell>
          <table:table-cell table:style-name="ce15" table:number-matrix-columns-spanned="1" table:number-matrix-rows-spanned="1" table:formula="of:=-SUM(IF([.$F$10:.$F83]*ABS(SIGN([.$J$10:.$J83]))&lt;0;[.$F$10:.$F83];0))/SUM(IF([.$F$10:.$F83]*ABS(SIGN([.$J$10:.$J83]))&lt;0;1;0))" office:value-type="float" office:value="2.02854214977091" calcext:value-type="float">
            <text:p/>
          </table:table-cell>
          <table:table-cell table:style-name="ce15" table:number-matrix-columns-spanned="1" table:number-matrix-rows-spanned="1" table:formula="of:=SUM(IF([.$F$10:.$F83]*ABS(SIGN([.$J$10:.$J83]))&gt;0;[.$F$10:.$F83];0))/SUM(IF([.$F$10:.$F83]*ABS(SIGN([.$J$10:.$J83]))&gt;0;1;0))/[.AU83]" office:value-type="float" office:value="3.06058223802807" calcext:value-type="float">
            <text:p/>
          </table:table-cell>
          <table:table-cell table:style-name="ce11"/>
          <table:table-cell table:style-name="ce337"/>
          <table:table-cell table:style-name="ce343" table:formula="of:=IF([.AX83]&lt;&gt;&quot;&quot;;[.AY82]-[.AX83];[.AY82])-[.L83]*[.H8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4]=&quot;&quot;;[.C83]+[.L84]+[.B84];[.AQ84])" office:value-type="float" office:value="0.22395975" calcext:value-type="float">
            <text:p/>
          </table:table-cell>
          <table:table-cell table:style-name="ce40" table:formula="of:=IF([.AR84]&lt;&gt;&quot;&quot;;[.AR84];[.D83]+[.AX84])" office:value-type="float" office:value="13.90731772" calcext:value-type="float">
            <text:p/>
          </table:table-cell>
          <table:table-cell table:style-name="ce48" table:formula="of:=IF([.H84]=0;&quot;&quot;;[.D84]+[.C84]*[.H84]+[.AY84]+[.AI84]-[.AJ84])" office:value-type="float" office:value="156.12175897" calcext:value-type="float">
            <text:p/>
          </table:table-cell>
          <table:table-cell table:style-name="ce128" table:formula="of:=100*IF([.M84]=0;0;[.E84]/[.E83]-1)" office:value-type="float" office:value="-0.366428211645509" calcext:value-type="float">
            <text:p/>
          </table:table-cell>
          <table:table-cell table:style-name="ce11"/>
          <table:table-cell table:style-name="ce141" office:value-type="float" office:value="635" calcext:value-type="float">
            <text:p>635</text:p>
          </table:table-cell>
          <table:table-cell table:style-name="ce146"/>
          <table:table-cell table:style-name="ce157" office:value-type="float" office:value="-0.5" calcext:value-type="float">
            <text:p>-0.5</text:p>
          </table:table-cell>
          <table:table-cell table:style-name="ce161"/>
          <table:table-cell table:style-name="ce166"/>
          <table:table-cell table:style-name="ce174" office:value-type="time" office:time-value="PT18H48M00S" calcext:value-type="time">
            <text:p>0.783333333333333</text:p>
          </table:table-cell>
          <table:table-cell table:style-name="ce178" office:value-type="date" office:date-value="2014-03-07" calcext:value-type="date">
            <text:p>41705</text:p>
          </table:table-cell>
          <table:table-cell table:style-name="ce11"/>
          <table:table-cell table:style-name="ce167" table:formula="of:=[.P83]+[.J84]" office:value-type="float" office:value="0" calcext:value-type="float">
            <text:p/>
          </table:table-cell>
          <table:table-cell table:style-name="ce188" table:formula="of:=1+[.P84]/([.C84]+0)" office:value-type="float" office:value="1" calcext:value-type="float">
            <text:p/>
          </table:table-cell>
          <table:table-cell table:style-name="ce194" table:formula="of:=-[.P84]-[.C84]" office:value-type="float" office:value="-0.22395975" calcext:value-type="float">
            <text:p/>
          </table:table-cell>
          <table:table-cell table:style-name="ce11"/>
          <table:table-cell table:style-name="ce202" table:formula="of:=-[.J84]+[.T83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84]/(ABS([.P84])*[.H84]*[.$W$6])" office:value-type="string" office:string-value="" calcext:value-type="error">
            <text:p/>
          </table:table-cell>
          <table:table-cell table:style-name="ce223" table:formula="of:=[.P84]*[.H84]/[.E84]" office:value-type="float" office:value="0" calcext:value-type="float">
            <text:p/>
          </table:table-cell>
          <table:table-cell table:style-name="ce187" table:formula="of:=([.E84]*[.$X$6]-ABS([.T84])*[.H84])/[.H84]" office:value-type="float" office:value="0.614652594370079" calcext:value-type="float">
            <text:p/>
          </table:table-cell>
          <table:table-cell table:style-name="ce11"/>
          <table:table-cell table:style-name="ce141" table:formula="of:=[.H84]*(-[.$AB$6]*0.01+[.Q84])/[.Q84]" office:value-type="float" office:value="622.3" calcext:value-type="float">
            <text:p/>
          </table:table-cell>
          <table:table-cell table:style-name="ce236" table:formula="of:=([.H84]-[.I84])*[.R84]/[.E84]*100" office:value-type="float" office:value="-91.0920054886953" calcext:value-type="float">
            <text:p/>
          </table:table-cell>
          <table:table-cell table:style-name="ce244" table:formula="of:=[.E84]*[.$AB$6]*0.01/([.H84]-[.I84])" office:value-type="float" office:value="0.00491722075496063" calcext:value-type="float">
            <text:p/>
          </table:table-cell>
          <table:table-cell table:style-name="ce254" table:formula="of:=IF([.H84]=&quot;&quot;;&quot;#&quot;;[.H84]-0.01*[.$AD$6]*[.AI84]/[.P84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84])+SIGN([.P83])=0;[.H84];([.H84]*[.J84]+[.AG83]*[.P83])/[.P84]);0)" office:value-type="float" office:value="0" calcext:value-type="float">
            <text:p/>
          </table:table-cell>
          <table:table-cell table:style-name="ce277" table:formula="of:=IF([.H84]=0;0;-([.H83]-[.H84])*[.P83])" office:value-type="float" office:value="-0" calcext:value-type="float">
            <text:p/>
          </table:table-cell>
          <table:table-cell table:style-name="ce281" table:formula="of:=[.AH84]+[.AI83]-[.AJ83]" office:value-type="float" office:value="0" calcext:value-type="float">
            <text:p/>
          </table:table-cell>
          <table:table-cell table:style-name="ce286" table:formula="of:=IF(OR([.P84]=0;SIGN([.P84])+SIGN([.P83])=0);(-[.H84]+[.AG83])*-[.P83];0)" office:value-type="float" office:value="-0" calcext:value-type="float">
            <text:p/>
          </table:table-cell>
          <table:table-cell table:style-name="ce295" table:formula="of:=[.AI84]/([.E84]-[.AI84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3.90731772" calcext:value-type="float">
            <text:p>13.90731772</text:p>
          </table:table-cell>
          <table:table-cell table:style-name="ce11"/>
          <table:table-cell table:style-name="ce326" table:number-matrix-columns-spanned="1" table:number-matrix-rows-spanned="1" table:formula="of:=SUM(IF([.$F$10:.$F84]*ABS(SIGN([.$J$10:.$J84]))&gt;0;1;0))/SUM(IF([.$F$10:.$F84]*ABS(SIGN([.$J$10:.$J84]))&lt;&gt;0;1;0))" office:value-type="float" office:value="0.414285714285714" calcext:value-type="float">
            <text:p/>
          </table:table-cell>
          <table:table-cell table:style-name="ce15" table:number-matrix-columns-spanned="1" table:number-matrix-rows-spanned="1" table:formula="of:=-SUM(IF([.$F$10:.$F84]*ABS(SIGN([.$J$10:.$J84]))&lt;0;[.$F$10:.$F84];0))/SUM(IF([.$F$10:.$F84]*ABS(SIGN([.$J$10:.$J84]))&lt;0;1;0))" office:value-type="float" office:value="1.98800278542638" calcext:value-type="float">
            <text:p/>
          </table:table-cell>
          <table:table-cell table:style-name="ce15" table:number-matrix-columns-spanned="1" table:number-matrix-rows-spanned="1" table:formula="of:=SUM(IF([.$F$10:.$F84]*ABS(SIGN([.$J$10:.$J84]))&gt;0;[.$F$10:.$F84];0))/SUM(IF([.$F$10:.$F84]*ABS(SIGN([.$J$10:.$J84]))&gt;0;1;0))/[.AU84]" office:value-type="float" office:value="3.12299364879839" calcext:value-type="float">
            <text:p/>
          </table:table-cell>
          <table:table-cell table:style-name="ce11"/>
          <table:table-cell table:style-name="ce337"/>
          <table:table-cell table:style-name="ce343" table:formula="of:=IF([.AX84]&lt;&gt;&quot;&quot;;[.AY83]-[.AX84];[.AY83])-[.L84]*[.H8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5]=&quot;&quot;;[.C84]+[.L85]+[.B85];[.AQ85])" office:value-type="float" office:value="0.22395975" calcext:value-type="float">
            <text:p/>
          </table:table-cell>
          <table:table-cell table:style-name="ce40" table:formula="of:=IF([.AR85]&lt;&gt;&quot;&quot;;[.AR85];[.D84]+[.AX85])" office:value-type="float" office:value="13.62381772" calcext:value-type="float">
            <text:p/>
          </table:table-cell>
          <table:table-cell table:style-name="ce48" table:formula="of:=IF([.H85]=0;&quot;&quot;;[.D85]+[.C85]*[.H85]+[.AY85]+[.AI85]-[.AJ85])" office:value-type="float" office:value="154.71846022" calcext:value-type="float">
            <text:p/>
          </table:table-cell>
          <table:table-cell table:style-name="ce128" table:formula="of:=100*IF([.M85]=0;0;[.E85]/[.E84]-1)" office:value-type="float" office:value="-0.898848923595375" calcext:value-type="float">
            <text:p/>
          </table:table-cell>
          <table:table-cell table:style-name="ce11"/>
          <table:table-cell table:style-name="ce141" office:value-type="float" office:value="630" calcext:value-type="float">
            <text:p>630</text:p>
          </table:table-cell>
          <table:table-cell table:style-name="ce146"/>
          <table:table-cell table:style-name="ce157" office:value-type="float" office:value="-0.3" calcext:value-type="float">
            <text:p>-0.3</text:p>
          </table:table-cell>
          <table:table-cell table:style-name="ce161"/>
          <table:table-cell table:style-name="ce166"/>
          <table:table-cell table:style-name="ce174" office:value-type="time" office:time-value="PT22H57M00S" calcext:value-type="time">
            <text:p>0.95625</text:p>
          </table:table-cell>
          <table:table-cell table:style-name="ce178" office:value-type="date" office:date-value="2014-03-07" calcext:value-type="date">
            <text:p>41705</text:p>
          </table:table-cell>
          <table:table-cell table:style-name="ce11"/>
          <table:table-cell table:style-name="ce167" table:formula="of:=[.P84]+[.J85]" office:value-type="float" office:value="-0.3" calcext:value-type="float">
            <text:p/>
          </table:table-cell>
          <table:table-cell table:style-name="ce188" table:formula="of:=1+[.P85]/([.C85]+0)" office:value-type="float" office:value="-0.33952641043759" calcext:value-type="float">
            <text:p/>
          </table:table-cell>
          <table:table-cell table:style-name="ce194" table:formula="of:=-[.P85]-[.C85]" office:value-type="float" office:value="0.07604025" calcext:value-type="float">
            <text:p/>
          </table:table-cell>
          <table:table-cell table:style-name="ce11"/>
          <table:table-cell table:style-name="ce202" table:formula="of:=-[.J85]+[.T84]" office:value-type="float" office:value="0.3" calcext:value-type="float">
            <text:p/>
          </table:table-cell>
          <table:table-cell table:style-name="ce209"/>
          <table:table-cell table:style-name="ce216"/>
          <table:table-cell table:style-name="ce219" table:formula="of:=[.E85]/(ABS([.P85])*[.H85]*[.$W$6])" office:value-type="float" office:value="8.18616191640212" calcext:value-type="float">
            <text:p/>
          </table:table-cell>
          <table:table-cell table:style-name="ce223" table:formula="of:=[.P85]*[.H85]/[.E85]" office:value-type="float" office:value="-1.22157368765986" calcext:value-type="float">
            <text:p/>
          </table:table-cell>
          <table:table-cell table:style-name="ce187" table:formula="of:=([.E85]*[.$X$6]-ABS([.T85])*[.H85])/[.H85]" office:value-type="float" office:value="0.313962143730159" calcext:value-type="float">
            <text:p/>
          </table:table-cell>
          <table:table-cell table:style-name="ce11"/>
          <table:table-cell table:style-name="ce141" table:formula="of:=[.H85]*(-[.$AB$6]*0.01+[.Q85])/[.Q85]" office:value-type="float" office:value="667.110515154803" calcext:value-type="float">
            <text:p/>
          </table:table-cell>
          <table:table-cell table:style-name="ce236" table:formula="of:=([.H85]-[.I85])*[.R85]/[.E85]*100" office:value-type="float" office:value="30.9629228676924" calcext:value-type="float">
            <text:p/>
          </table:table-cell>
          <table:table-cell table:style-name="ce244" table:formula="of:=[.E85]*[.$AB$6]*0.01/([.H85]-[.I85])" office:value-type="float" office:value="0.00491169714984127" calcext:value-type="float">
            <text:p/>
          </table:table-cell>
          <table:table-cell table:style-name="ce254" table:formula="of:=IF([.H85]=&quot;&quot;;&quot;#&quot;;[.H85]-0.01*[.$AD$6]*[.AI85]/[.P85])" office:value-type="float" office:value="630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85])+SIGN([.P84])=0;[.H85];([.H85]*[.J85]+[.AG84]*[.P84])/[.P85]);0)" office:value-type="float" office:value="630" calcext:value-type="float">
            <text:p/>
          </table:table-cell>
          <table:table-cell table:style-name="ce277" table:formula="of:=IF([.H85]=0;0;-([.H84]-[.H85])*[.P84])" office:value-type="float" office:value="-0" calcext:value-type="float">
            <text:p/>
          </table:table-cell>
          <table:table-cell table:style-name="ce281" table:formula="of:=[.AH85]+[.AI84]-[.AJ84]" office:value-type="float" office:value="0" calcext:value-type="float">
            <text:p/>
          </table:table-cell>
          <table:table-cell table:style-name="ce286" table:formula="of:=IF(OR([.P85]=0;SIGN([.P85])+SIGN([.P84])=0);(-[.H85]+[.AG84])*-[.P84];0)" office:value-type="float" office:value="0" calcext:value-type="float">
            <text:p/>
          </table:table-cell>
          <table:table-cell table:style-name="ce295" table:formula="of:=[.AI85]/([.E85]-[.AI85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3.62381772" calcext:value-type="float">
            <text:p>13.62381772</text:p>
          </table:table-cell>
          <table:table-cell table:style-name="ce11"/>
          <table:table-cell table:style-name="ce326" table:number-matrix-columns-spanned="1" table:number-matrix-rows-spanned="1" table:formula="of:=SUM(IF([.$F$10:.$F85]*ABS(SIGN([.$J$10:.$J85]))&gt;0;1;0))/SUM(IF([.$F$10:.$F85]*ABS(SIGN([.$J$10:.$J85]))&lt;&gt;0;1;0))" office:value-type="float" office:value="0.408450704225352" calcext:value-type="float">
            <text:p/>
          </table:table-cell>
          <table:table-cell table:style-name="ce15" table:number-matrix-columns-spanned="1" table:number-matrix-rows-spanned="1" table:formula="of:=-SUM(IF([.$F$10:.$F85]*ABS(SIGN([.$J$10:.$J85]))&lt;0;[.$F$10:.$F85];0))/SUM(IF([.$F$10:.$F85]*ABS(SIGN([.$J$10:.$J85]))&lt;0;1;0))" office:value-type="float" office:value="1.96207055062088" calcext:value-type="float">
            <text:p/>
          </table:table-cell>
          <table:table-cell table:style-name="ce15" table:number-matrix-columns-spanned="1" table:number-matrix-rows-spanned="1" table:formula="of:=SUM(IF([.$F$10:.$F85]*ABS(SIGN([.$J$10:.$J85]))&gt;0;[.$F$10:.$F85];0))/SUM(IF([.$F$10:.$F85]*ABS(SIGN([.$J$10:.$J85]))&gt;0;1;0))/[.AU85]" office:value-type="float" office:value="3.16426953695191" calcext:value-type="float">
            <text:p/>
          </table:table-cell>
          <table:table-cell table:style-name="ce11"/>
          <table:table-cell table:style-name="ce337"/>
          <table:table-cell table:style-name="ce343" table:formula="of:=IF([.AX85]&lt;&gt;&quot;&quot;;[.AY84]-[.AX85];[.AY84])-[.L85]*[.H8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6]=&quot;&quot;;[.C85]+[.L86]+[.B86];[.AQ86])" office:value-type="float" office:value="0.22395975" calcext:value-type="float">
            <text:p/>
          </table:table-cell>
          <table:table-cell table:style-name="ce40" table:formula="of:=IF([.AR86]&lt;&gt;&quot;&quot;;[.AR86];[.D85]+[.AX86])" office:value-type="float" office:value="13.34031772" calcext:value-type="float">
            <text:p/>
          </table:table-cell>
          <table:table-cell table:style-name="ce48" table:formula="of:=IF([.H86]=0;&quot;&quot;;[.D86]+[.C86]*[.H86]+[.AY86]+[.AI86]-[.AJ86])" office:value-type="float" office:value="154.43496022" calcext:value-type="float">
            <text:p/>
          </table:table-cell>
          <table:table-cell table:style-name="ce128" table:formula="of:=100*IF([.M86]=0;0;[.E86]/[.E85]-1)" office:value-type="float" office:value="-0.183236053148983" calcext:value-type="float">
            <text:p/>
          </table:table-cell>
          <table:table-cell table:style-name="ce11"/>
          <table:table-cell table:style-name="ce141" office:value-type="float" office:value="630" calcext:value-type="float">
            <text:p>630</text:p>
          </table:table-cell>
          <table:table-cell table:style-name="ce146" office:value-type="float" office:value="640" calcext:value-type="float">
            <text:p>640</text:p>
          </table:table-cell>
          <table:table-cell table:style-name="ce157" office:value-type="float" office:value="-0.3" calcext:value-type="float">
            <text:p>-0.3</text:p>
          </table:table-cell>
          <table:table-cell table:style-name="ce161"/>
          <table:table-cell table:style-name="ce166"/>
          <table:table-cell table:style-name="ce174" office:value-type="time" office:time-value="PT14H27M00S" calcext:value-type="time">
            <text:p>0.602083333333333</text:p>
          </table:table-cell>
          <table:table-cell table:style-name="ce178" office:value-type="date" office:date-value="2014-03-10" calcext:value-type="date">
            <text:p>41708</text:p>
          </table:table-cell>
          <table:table-cell table:style-name="ce11"/>
          <table:table-cell table:style-name="ce167" table:formula="of:=[.P85]+[.J86]" office:value-type="float" office:value="-0.6" calcext:value-type="float">
            <text:p/>
          </table:table-cell>
          <table:table-cell table:style-name="ce188" table:formula="of:=1+[.P86]/([.C86]+0)" office:value-type="float" office:value="-1.67905282087518" calcext:value-type="float">
            <text:p/>
          </table:table-cell>
          <table:table-cell table:style-name="ce194" table:formula="of:=-[.P86]-[.C86]" office:value-type="float" office:value="0.37604025" calcext:value-type="float">
            <text:p/>
          </table:table-cell>
          <table:table-cell table:style-name="ce11"/>
          <table:table-cell table:style-name="ce202" table:formula="of:=-[.J86]+[.T85]" office:value-type="float" office:value="0.6" calcext:value-type="float">
            <text:p/>
          </table:table-cell>
          <table:table-cell table:style-name="ce209"/>
          <table:table-cell table:style-name="ce216"/>
          <table:table-cell table:style-name="ce219" table:formula="of:=[.E86]/(ABS([.P86])*[.H86]*[.$W$6])" office:value-type="float" office:value="4.08558095820106" calcext:value-type="float">
            <text:p/>
          </table:table-cell>
          <table:table-cell table:style-name="ce223" table:formula="of:=[.P86]*[.H86]/[.E86]" office:value-type="float" office:value="-2.4476323201788" calcext:value-type="float">
            <text:p/>
          </table:table-cell>
          <table:table-cell table:style-name="ce187" table:formula="of:=([.E86]*[.$X$6]-ABS([.T86])*[.H86])/[.H86]" office:value-type="float" office:value="0.0128371437301587" calcext:value-type="float">
            <text:p/>
          </table:table-cell>
          <table:table-cell table:style-name="ce11"/>
          <table:table-cell table:style-name="ce141" table:formula="of:=[.H86]*(-[.$AB$6]*0.01+[.Q86])/[.Q86]" office:value-type="float" office:value="637.504230863584" calcext:value-type="float">
            <text:p/>
          </table:table-cell>
          <table:table-cell table:style-name="ce236" table:formula="of:=([.H86]-[.I86])*[.R86]/[.E86]*100" office:value-type="float" office:value="-2.43494251213788" calcext:value-type="float">
            <text:p/>
          </table:table-cell>
          <table:table-cell table:style-name="ce244" table:formula="of:=[.E86]*[.$AB$6]*0.01/([.H86]-[.I86])" office:value-type="float" office:value="-0.30886992044" calcext:value-type="float">
            <text:p/>
          </table:table-cell>
          <table:table-cell table:style-name="ce254" table:formula="of:=IF([.H86]=&quot;&quot;;&quot;#&quot;;[.H86]-0.01*[.$AD$6]*[.AI86]/[.P86])" office:value-type="float" office:value="630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86])+SIGN([.P85])=0;[.H86];([.H86]*[.J86]+[.AG85]*[.P85])/[.P86]);0)" office:value-type="float" office:value="630" calcext:value-type="float">
            <text:p/>
          </table:table-cell>
          <table:table-cell table:style-name="ce277" table:formula="of:=IF([.H86]=0;0;-([.H85]-[.H86])*[.P85])" office:value-type="float" office:value="0" calcext:value-type="float">
            <text:p/>
          </table:table-cell>
          <table:table-cell table:style-name="ce281" table:formula="of:=[.AH86]+[.AI85]-[.AJ85]" office:value-type="float" office:value="0" calcext:value-type="float">
            <text:p/>
          </table:table-cell>
          <table:table-cell table:style-name="ce286" table:formula="of:=IF(OR([.P86]=0;SIGN([.P86])+SIGN([.P85])=0);(-[.H86]+[.AG85])*-[.P85];0)" office:value-type="float" office:value="0" calcext:value-type="float">
            <text:p/>
          </table:table-cell>
          <table:table-cell table:style-name="ce295" table:formula="of:=[.AI86]/([.E86]-[.AI86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3.34031772" calcext:value-type="float">
            <text:p>13.34031772</text:p>
          </table:table-cell>
          <table:table-cell table:style-name="ce11"/>
          <table:table-cell table:style-name="ce326" table:number-matrix-columns-spanned="1" table:number-matrix-rows-spanned="1" table:formula="of:=SUM(IF([.$F$10:.$F86]*ABS(SIGN([.$J$10:.$J86]))&gt;0;1;0))/SUM(IF([.$F$10:.$F86]*ABS(SIGN([.$J$10:.$J86]))&lt;&gt;0;1;0))" office:value-type="float" office:value="0.402777777777778" calcext:value-type="float">
            <text:p/>
          </table:table-cell>
          <table:table-cell table:style-name="ce15" table:number-matrix-columns-spanned="1" table:number-matrix-rows-spanned="1" table:formula="of:=-SUM(IF([.$F$10:.$F86]*ABS(SIGN([.$J$10:.$J86]))&lt;0;[.$F$10:.$F86];0))/SUM(IF([.$F$10:.$F86]*ABS(SIGN([.$J$10:.$J86]))&lt;0;1;0))" office:value-type="float" office:value="1.92070230649363" calcext:value-type="float">
            <text:p/>
          </table:table-cell>
          <table:table-cell table:style-name="ce15" table:number-matrix-columns-spanned="1" table:number-matrix-rows-spanned="1" table:formula="of:=SUM(IF([.$F$10:.$F86]*ABS(SIGN([.$J$10:.$J86]))&gt;0;[.$F$10:.$F86];0))/SUM(IF([.$F$10:.$F86]*ABS(SIGN([.$J$10:.$J86]))&gt;0;1;0))/[.AU86]" office:value-type="float" office:value="3.23242183428945" calcext:value-type="float">
            <text:p/>
          </table:table-cell>
          <table:table-cell table:style-name="ce11"/>
          <table:table-cell table:style-name="ce337"/>
          <table:table-cell table:style-name="ce343" table:formula="of:=IF([.AX86]&lt;&gt;&quot;&quot;;[.AY85]-[.AX86];[.AY85])-[.L86]*[.H8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7]=&quot;&quot;;[.C86]+[.L87]+[.B87];[.AQ87])" office:value-type="float" office:value="0.22395975" calcext:value-type="float">
            <text:p/>
          </table:table-cell>
          <table:table-cell table:style-name="ce40" table:formula="of:=IF([.AR87]&lt;&gt;&quot;&quot;;[.AR87];[.D86]+[.AX87])" office:value-type="float" office:value="12.77331772" calcext:value-type="float">
            <text:p/>
          </table:table-cell>
          <table:table-cell table:style-name="ce48" table:formula="of:=IF([.H87]=0;&quot;&quot;;[.D87]+[.C87]*[.H87]+[.AY87]+[.AI87]-[.AJ87])" office:value-type="float" office:value="153.86796022" calcext:value-type="float">
            <text:p/>
          </table:table-cell>
          <table:table-cell table:style-name="ce128" table:formula="of:=100*IF([.M87]=0;0;[.E87]/[.E86]-1)" office:value-type="float" office:value="-0.367144848026824" calcext:value-type="float">
            <text:p/>
          </table:table-cell>
          <table:table-cell table:style-name="ce11"/>
          <table:table-cell table:style-name="ce141" office:value-type="float" office:value="630" calcext:value-type="float">
            <text:p>630</text:p>
          </table:table-cell>
          <table:table-cell table:style-name="ce146"/>
          <table:table-cell table:style-name="ce157" office:value-type="float" office:value="0.6" calcext:value-type="float">
            <text:p>0.6</text:p>
          </table:table-cell>
          <table:table-cell table:style-name="ce161"/>
          <table:table-cell table:style-name="ce166"/>
          <table:table-cell table:style-name="ce174" office:value-type="time" office:time-value="PT01H59M00S" calcext:value-type="time">
            <text:p>0.0826388888888889</text:p>
          </table:table-cell>
          <table:table-cell table:style-name="ce178" office:value-type="date" office:date-value="2014-03-11" calcext:value-type="date">
            <text:p>41709</text:p>
          </table:table-cell>
          <table:table-cell table:style-name="ce11"/>
          <table:table-cell table:style-name="ce167" table:formula="of:=[.P86]+[.J87]" office:value-type="float" office:value="0" calcext:value-type="float">
            <text:p/>
          </table:table-cell>
          <table:table-cell table:style-name="ce188" table:formula="of:=1+[.P87]/([.C87]+0)" office:value-type="float" office:value="1" calcext:value-type="float">
            <text:p/>
          </table:table-cell>
          <table:table-cell table:style-name="ce194" table:formula="of:=-[.P87]-[.C87]" office:value-type="float" office:value="-0.22395975" calcext:value-type="float">
            <text:p/>
          </table:table-cell>
          <table:table-cell table:style-name="ce11"/>
          <table:table-cell table:style-name="ce202" table:formula="of:=-[.J87]+[.T86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87]/(ABS([.P87])*[.H87]*[.$W$6])" office:value-type="string" office:string-value="" calcext:value-type="error">
            <text:p/>
          </table:table-cell>
          <table:table-cell table:style-name="ce223" table:formula="of:=[.P87]*[.H87]/[.E87]" office:value-type="float" office:value="0" calcext:value-type="float">
            <text:p/>
          </table:table-cell>
          <table:table-cell table:style-name="ce187" table:formula="of:=([.E87]*[.$X$6]-ABS([.T87])*[.H87])/[.H87]" office:value-type="float" office:value="0.610587143730159" calcext:value-type="float">
            <text:p/>
          </table:table-cell>
          <table:table-cell table:style-name="ce11"/>
          <table:table-cell table:style-name="ce141" table:formula="of:=[.H87]*(-[.$AB$6]*0.01+[.Q87])/[.Q87]" office:value-type="float" office:value="617.4" calcext:value-type="float">
            <text:p/>
          </table:table-cell>
          <table:table-cell table:style-name="ce236" table:formula="of:=([.H87]-[.I87])*[.R87]/[.E87]*100" office:value-type="float" office:value="-91.6985201456257" calcext:value-type="float">
            <text:p/>
          </table:table-cell>
          <table:table-cell table:style-name="ce244" table:formula="of:=[.E87]*[.$AB$6]*0.01/([.H87]-[.I87])" office:value-type="float" office:value="0.00488469714984127" calcext:value-type="float">
            <text:p/>
          </table:table-cell>
          <table:table-cell table:style-name="ce254" table:formula="of:=IF([.H87]=&quot;&quot;;&quot;#&quot;;[.H87]-0.01*[.$AD$6]*[.AI87]/[.P87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87])+SIGN([.P86])=0;[.H87];([.H87]*[.J87]+[.AG86]*[.P86])/[.P87]);0)" office:value-type="float" office:value="0" calcext:value-type="float">
            <text:p/>
          </table:table-cell>
          <table:table-cell table:style-name="ce277" table:formula="of:=IF([.H87]=0;0;-([.H86]-[.H87])*[.P86])" office:value-type="float" office:value="0" calcext:value-type="float">
            <text:p/>
          </table:table-cell>
          <table:table-cell table:style-name="ce281" table:formula="of:=[.AH87]+[.AI86]-[.AJ86]" office:value-type="float" office:value="0" calcext:value-type="float">
            <text:p/>
          </table:table-cell>
          <table:table-cell table:style-name="ce286" table:formula="of:=IF(OR([.P87]=0;SIGN([.P87])+SIGN([.P86])=0);(-[.H87]+[.AG86])*-[.P86];0)" office:value-type="float" office:value="0" calcext:value-type="float">
            <text:p/>
          </table:table-cell>
          <table:table-cell table:style-name="ce295" table:formula="of:=[.AI87]/([.E87]-[.AI8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2.77331772" calcext:value-type="float">
            <text:p>12.77331772</text:p>
          </table:table-cell>
          <table:table-cell table:style-name="ce11"/>
          <table:table-cell table:style-name="ce326" table:number-matrix-columns-spanned="1" table:number-matrix-rows-spanned="1" table:formula="of:=SUM(IF([.$F$10:.$F87]*ABS(SIGN([.$J$10:.$J87]))&gt;0;1;0))/SUM(IF([.$F$10:.$F87]*ABS(SIGN([.$J$10:.$J87]))&lt;&gt;0;1;0))" office:value-type="float" office:value="0.397260273972603" calcext:value-type="float">
            <text:p/>
          </table:table-cell>
          <table:table-cell table:style-name="ce15" table:number-matrix-columns-spanned="1" table:number-matrix-rows-spanned="1" table:formula="of:=-SUM(IF([.$F$10:.$F87]*ABS(SIGN([.$J$10:.$J87]))&lt;0;[.$F$10:.$F87];0))/SUM(IF([.$F$10:.$F87]*ABS(SIGN([.$J$10:.$J87]))&lt;0;1;0))" office:value-type="float" office:value="1.88539418243757" calcext:value-type="float">
            <text:p/>
          </table:table-cell>
          <table:table-cell table:style-name="ce15" table:number-matrix-columns-spanned="1" table:number-matrix-rows-spanned="1" table:formula="of:=SUM(IF([.$F$10:.$F87]*ABS(SIGN([.$J$10:.$J87]))&gt;0;[.$F$10:.$F87];0))/SUM(IF([.$F$10:.$F87]*ABS(SIGN([.$J$10:.$J87]))&gt;0;1;0))/[.AU87]" office:value-type="float" office:value="3.29295599324133" calcext:value-type="float">
            <text:p/>
          </table:table-cell>
          <table:table-cell table:style-name="ce11"/>
          <table:table-cell table:style-name="ce337"/>
          <table:table-cell table:style-name="ce343" table:formula="of:=IF([.AX87]&lt;&gt;&quot;&quot;;[.AY86]-[.AX87];[.AY86])-[.L87]*[.H8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8]=&quot;&quot;;[.C87]+[.L88]+[.B88];[.AQ88])" office:value-type="float" office:value="0.22395975" calcext:value-type="float">
            <text:p/>
          </table:table-cell>
          <table:table-cell table:style-name="ce40" table:formula="of:=IF([.AR88]&lt;&gt;&quot;&quot;;[.AR88];[.D87]+[.AX88])" office:value-type="float" office:value="12.29247022" calcext:value-type="float">
            <text:p/>
          </table:table-cell>
          <table:table-cell table:style-name="ce48" table:formula="of:=IF([.H88]=0;&quot;&quot;;[.D88]+[.C88]*[.H88]+[.AY88]+[.AI88]-[.AJ88])" office:value-type="float" office:value="155.8797847375" calcext:value-type="float">
            <text:p/>
          </table:table-cell>
          <table:table-cell table:style-name="ce128" table:formula="of:=100*IF([.M88]=0;0;[.E88]/[.E87]-1)" office:value-type="float" office:value="1.30750060936891" calcext:value-type="float">
            <text:p/>
          </table:table-cell>
          <table:table-cell table:style-name="ce11"/>
          <table:table-cell table:style-name="ce141" office:value-type="float" office:value="641.13" calcext:value-type="float">
            <text:p>641.13</text:p>
          </table:table-cell>
          <table:table-cell table:style-name="ce146" office:value-type="float" office:value="636" calcext:value-type="float">
            <text:p>636</text:p>
          </table:table-cell>
          <table:table-cell table:style-name="ce157" office:value-type="float" office:value="0.5" calcext:value-type="float">
            <text:p>0.5</text:p>
          </table:table-cell>
          <table:table-cell table:style-name="ce161"/>
          <table:table-cell table:style-name="ce166"/>
          <table:table-cell table:style-name="ce174" office:value-type="time" office:time-value="PT06H52M00S" calcext:value-type="time">
            <text:p>0.286111111111111</text:p>
          </table:table-cell>
          <table:table-cell table:style-name="ce178" office:value-type="date" office:date-value="2014-03-12" calcext:value-type="date">
            <text:p>41710</text:p>
          </table:table-cell>
          <table:table-cell table:style-name="ce11"/>
          <table:table-cell table:style-name="ce167" table:formula="of:=[.P87]+[.J88]" office:value-type="float" office:value="0.5" calcext:value-type="float">
            <text:p/>
          </table:table-cell>
          <table:table-cell table:style-name="ce188" table:formula="of:=1+[.P88]/([.C88]+0)" office:value-type="float" office:value="3.23254401739598" calcext:value-type="float">
            <text:p/>
          </table:table-cell>
          <table:table-cell table:style-name="ce194" table:formula="of:=-[.P88]-[.C88]" office:value-type="float" office:value="-0.72395975" calcext:value-type="float">
            <text:p/>
          </table:table-cell>
          <table:table-cell table:style-name="ce11"/>
          <table:table-cell table:style-name="ce202" table:formula="of:=-[.J88]+[.T87]" office:value-type="float" office:value="-0.5" calcext:value-type="float">
            <text:p/>
          </table:table-cell>
          <table:table-cell table:style-name="ce209"/>
          <table:table-cell table:style-name="ce216"/>
          <table:table-cell table:style-name="ce219" table:formula="of:=[.E88]/(ABS([.P88])*[.H88]*[.$W$6])" office:value-type="float" office:value="4.8626576431457" calcext:value-type="float">
            <text:p/>
          </table:table-cell>
          <table:table-cell table:style-name="ce223" table:formula="of:=[.P88]*[.H88]/[.E88]" office:value-type="float" office:value="2.05648859818371" calcext:value-type="float">
            <text:p/>
          </table:table-cell>
          <table:table-cell table:style-name="ce187" table:formula="of:=([.E88]*[.$X$6]-ABS([.T88])*[.H88])/[.H88]" office:value-type="float" office:value="0.107832205393212" calcext:value-type="float">
            <text:p/>
          </table:table-cell>
          <table:table-cell table:style-name="ce11"/>
          <table:table-cell table:style-name="ce141" table:formula="of:=[.H88]*(-[.$AB$6]*0.01+[.Q88])/[.Q88]" office:value-type="float" office:value="637.163279073388" calcext:value-type="float">
            <text:p/>
          </table:table-cell>
          <table:table-cell table:style-name="ce236" table:formula="of:=([.H88]-[.I88])*[.R88]/[.E88]*100" office:value-type="float" office:value="-2.38254981154496" calcext:value-type="float">
            <text:p/>
          </table:table-cell>
          <table:table-cell table:style-name="ce244" table:formula="of:=[.E88]*[.$AB$6]*0.01/([.H88]-[.I88])" office:value-type="float" office:value="0.607718459015595" calcext:value-type="float">
            <text:p/>
          </table:table-cell>
          <table:table-cell table:style-name="ce254" table:formula="of:=IF([.H88]=&quot;&quot;;&quot;#&quot;;[.H88]-0.01*[.$AD$6]*[.AI88]/[.P88])" office:value-type="float" office:value="641.13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88])+SIGN([.P87])=0;[.H88];([.H88]*[.J88]+[.AG87]*[.P87])/[.P88]);0)" office:value-type="float" office:value="641.13" calcext:value-type="float">
            <text:p/>
          </table:table-cell>
          <table:table-cell table:style-name="ce277" table:formula="of:=IF([.H88]=0;0;-([.H87]-[.H88])*[.P87])" office:value-type="float" office:value="0" calcext:value-type="float">
            <text:p/>
          </table:table-cell>
          <table:table-cell table:style-name="ce281" table:formula="of:=[.AH88]+[.AI87]-[.AJ87]" office:value-type="float" office:value="0" calcext:value-type="float">
            <text:p/>
          </table:table-cell>
          <table:table-cell table:style-name="ce286" table:formula="of:=IF(OR([.P88]=0;SIGN([.P88])+SIGN([.P87])=0);(-[.H88]+[.AG87])*-[.P87];0)" office:value-type="float" office:value="0" calcext:value-type="float">
            <text:p/>
          </table:table-cell>
          <table:table-cell table:style-name="ce295" table:formula="of:=[.AI88]/([.E88]-[.AI88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12.29247022" calcext:value-type="float">
            <text:p>12.29247022</text:p>
          </table:table-cell>
          <table:table-cell table:style-name="ce11"/>
          <table:table-cell table:style-name="ce326" table:number-matrix-columns-spanned="1" table:number-matrix-rows-spanned="1" table:formula="of:=SUM(IF([.$F$10:.$F88]*ABS(SIGN([.$J$10:.$J88]))&gt;0;1;0))/SUM(IF([.$F$10:.$F88]*ABS(SIGN([.$J$10:.$J88]))&lt;&gt;0;1;0))" office:value-type="float" office:value="0.405405405405405" calcext:value-type="float">
            <text:p/>
          </table:table-cell>
          <table:table-cell table:style-name="ce15" table:number-matrix-columns-spanned="1" table:number-matrix-rows-spanned="1" table:formula="of:=-SUM(IF([.$F$10:.$F88]*ABS(SIGN([.$J$10:.$J88]))&lt;0;[.$F$10:.$F88];0))/SUM(IF([.$F$10:.$F88]*ABS(SIGN([.$J$10:.$J88]))&lt;0;1;0))" office:value-type="float" office:value="1.88539418243757" calcext:value-type="float">
            <text:p/>
          </table:table-cell>
          <table:table-cell table:style-name="ce15" table:number-matrix-columns-spanned="1" table:number-matrix-rows-spanned="1" table:formula="of:=SUM(IF([.$F$10:.$F88]*ABS(SIGN([.$J$10:.$J88]))&gt;0;[.$F$10:.$F88];0))/SUM(IF([.$F$10:.$F88]*ABS(SIGN([.$J$10:.$J88]))&gt;0;1;0))/[.AU88]" office:value-type="float" office:value="3.2063071020092" calcext:value-type="float">
            <text:p/>
          </table:table-cell>
          <table:table-cell table:style-name="ce11"/>
          <table:table-cell table:style-name="ce337"/>
          <table:table-cell table:style-name="ce343" table:formula="of:=IF([.AX88]&lt;&gt;&quot;&quot;;[.AY87]-[.AX88];[.AY87])-[.L88]*[.H8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89]=&quot;&quot;;[.C88]+[.L89]+[.B89];[.AQ89])" office:value-type="float" office:value="0.22395975" calcext:value-type="float">
            <text:p/>
          </table:table-cell>
          <table:table-cell table:style-name="ce40" table:formula="of:=IF([.AR89]&lt;&gt;&quot;&quot;;[.AR89];[.D88]+[.AX89])" office:value-type="float" office:value="8.52075472" calcext:value-type="float">
            <text:p/>
          </table:table-cell>
          <table:table-cell table:style-name="ce48" table:formula="of:=IF([.H89]=0;&quot;&quot;;[.D89]+[.C89]*[.H89]+[.AY89]+[.AI89]-[.AJ89])" office:value-type="float" office:value="150.73519597" calcext:value-type="float">
            <text:p/>
          </table:table-cell>
          <table:table-cell table:style-name="ce129" table:formula="of:=100*IF([.M89]=0;0;[.E89]/[.E88]-1)" office:value-type="float" office:value="-3.30035660246994" calcext:value-type="float">
            <text:p/>
          </table:table-cell>
          <table:table-cell table:style-name="ce11"/>
          <table:table-cell table:style-name="ce141" office:value-type="float" office:value="635" calcext:value-type="float">
            <text:p>635</text:p>
          </table:table-cell>
          <table:table-cell table:style-name="ce146"/>
          <table:table-cell table:style-name="ce157" office:value-type="float" office:value="-0.5" calcext:value-type="float">
            <text:p>-0.5</text:p>
          </table:table-cell>
          <table:table-cell table:style-name="ce161"/>
          <table:table-cell table:style-name="ce166"/>
          <table:table-cell table:style-name="ce174" office:value-type="time" office:time-value="PT16H47M00S" calcext:value-type="time">
            <text:p>0.699305555555555</text:p>
          </table:table-cell>
          <table:table-cell table:style-name="ce178" office:value-type="date" office:date-value="2014-03-12" calcext:value-type="date">
            <text:p>41710</text:p>
          </table:table-cell>
          <table:table-cell table:style-name="ce11"/>
          <table:table-cell table:style-name="ce167" table:formula="of:=[.P88]+[.J89]" office:value-type="float" office:value="0" calcext:value-type="float">
            <text:p/>
          </table:table-cell>
          <table:table-cell table:style-name="ce188" table:formula="of:=1+[.P89]/([.C89]+0)" office:value-type="float" office:value="1" calcext:value-type="float">
            <text:p/>
          </table:table-cell>
          <table:table-cell table:style-name="ce194" table:formula="of:=-[.P89]-[.C89]" office:value-type="float" office:value="-0.22395975" calcext:value-type="float">
            <text:p/>
          </table:table-cell>
          <table:table-cell table:style-name="ce11"/>
          <table:table-cell table:style-name="ce202" table:formula="of:=-[.J89]+[.T88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89]/(ABS([.P89])*[.H89]*[.$W$6])" office:value-type="string" office:string-value="" calcext:value-type="error">
            <text:p/>
          </table:table-cell>
          <table:table-cell table:style-name="ce223" table:formula="of:=[.P89]*[.H89]/[.E89]" office:value-type="float" office:value="0" calcext:value-type="float">
            <text:p/>
          </table:table-cell>
          <table:table-cell table:style-name="ce187" table:formula="of:=([.E89]*[.$X$6]-ABS([.T89])*[.H89])/[.H89]" office:value-type="float" office:value="0.593445653425197" calcext:value-type="float">
            <text:p/>
          </table:table-cell>
          <table:table-cell table:style-name="ce11"/>
          <table:table-cell table:style-name="ce141" table:formula="of:=[.H89]*(-[.$AB$6]*0.01+[.Q89])/[.Q89]" office:value-type="float" office:value="622.3" calcext:value-type="float">
            <text:p/>
          </table:table-cell>
          <table:table-cell table:style-name="ce236" table:formula="of:=([.H89]-[.I89])*[.R89]/[.E89]*100" office:value-type="float" office:value="-94.3472029440982" calcext:value-type="float">
            <text:p/>
          </table:table-cell>
          <table:table-cell table:style-name="ce244" table:formula="of:=[.E89]*[.$AB$6]*0.01/([.H89]-[.I89])" office:value-type="float" office:value="0.00474756522740158" calcext:value-type="float">
            <text:p/>
          </table:table-cell>
          <table:table-cell table:style-name="ce254" table:formula="of:=IF([.H89]=&quot;&quot;;&quot;#&quot;;[.H89]-0.01*[.$AD$6]*[.AI89]/[.P89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89])+SIGN([.P88])=0;[.H89];([.H89]*[.J89]+[.AG88]*[.P88])/[.P89]);0)" office:value-type="float" office:value="0" calcext:value-type="float">
            <text:p/>
          </table:table-cell>
          <table:table-cell table:style-name="ce277" table:formula="of:=IF([.H89]=0;0;-([.H88]-[.H89])*[.P88])" office:value-type="float" office:value="-3.065" calcext:value-type="float">
            <text:p/>
          </table:table-cell>
          <table:table-cell table:style-name="ce281" table:formula="of:=[.AH89]+[.AI88]-[.AJ88]" office:value-type="float" office:value="-3.065" calcext:value-type="float">
            <text:p/>
          </table:table-cell>
          <table:table-cell table:style-name="ce286" table:formula="of:=IF(OR([.P89]=0;SIGN([.P89])+SIGN([.P88])=0);(-[.H89]+[.AG88])*-[.P88];0)" office:value-type="float" office:value="-3.065" calcext:value-type="float">
            <text:p/>
          </table:table-cell>
          <table:table-cell table:style-name="ce295" table:formula="of:=[.AI89]/([.E89]-[.AI89])" office:value-type="float" office:value="-0.019928453150982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8.52075472" calcext:value-type="float">
            <text:p>8.52075472</text:p>
          </table:table-cell>
          <table:table-cell table:style-name="ce11"/>
          <table:table-cell table:style-name="ce326" table:number-matrix-columns-spanned="1" table:number-matrix-rows-spanned="1" table:formula="of:=SUM(IF([.$F$10:.$F89]*ABS(SIGN([.$J$10:.$J89]))&gt;0;1;0))/SUM(IF([.$F$10:.$F89]*ABS(SIGN([.$J$10:.$J89]))&lt;&gt;0;1;0))" office:value-type="float" office:value="0.4" calcext:value-type="float">
            <text:p/>
          </table:table-cell>
          <table:table-cell table:style-name="ce15" table:number-matrix-columns-spanned="1" table:number-matrix-rows-spanned="1" table:formula="of:=-SUM(IF([.$F$10:.$F89]*ABS(SIGN([.$J$10:.$J89]))&lt;0;[.$F$10:.$F89];0))/SUM(IF([.$F$10:.$F89]*ABS(SIGN([.$J$10:.$J89]))&lt;0;1;0))" office:value-type="float" office:value="1.91683779177162" calcext:value-type="float">
            <text:p/>
          </table:table-cell>
          <table:table-cell table:style-name="ce15" table:number-matrix-columns-spanned="1" table:number-matrix-rows-spanned="1" table:formula="of:=SUM(IF([.$F$10:.$F89]*ABS(SIGN([.$J$10:.$J89]))&gt;0;[.$F$10:.$F89];0))/SUM(IF([.$F$10:.$F89]*ABS(SIGN([.$J$10:.$J89]))&gt;0;1;0))/[.AU89]" office:value-type="float" office:value="3.15371117117283" calcext:value-type="float">
            <text:p/>
          </table:table-cell>
          <table:table-cell table:style-name="ce11"/>
          <table:table-cell table:style-name="ce337"/>
          <table:table-cell table:style-name="ce343" table:formula="of:=IF([.AX89]&lt;&gt;&quot;&quot;;[.AY88]-[.AX89];[.AY88])-[.L89]*[.H8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90]=&quot;&quot;;[.C89]+[.L90]+[.B90];[.AQ90])" office:value-type="float" office:value="0.22395975" calcext:value-type="float">
            <text:p/>
          </table:table-cell>
          <table:table-cell table:style-name="ce40" table:formula="of:=IF([.AR90]&lt;&gt;&quot;&quot;;[.AR90];[.D89]+[.AX90])" office:value-type="float" office:value="8.23770472" calcext:value-type="float">
            <text:p/>
          </table:table-cell>
          <table:table-cell table:style-name="ce48" table:formula="of:=IF([.H90]=0;&quot;&quot;;[.D90]+[.C90]*[.H90]+[.AY90]+[.AI90]-[.AJ90])" office:value-type="float" office:value="149.10838747" calcext:value-type="float">
            <text:p/>
          </table:table-cell>
          <table:table-cell table:style-name="ce129" table:formula="of:=100*IF([.M90]=0;0;[.E90]/[.E89]-1)" office:value-type="float" office:value="-1.07924926858075" calcext:value-type="float">
            <text:p/>
          </table:table-cell>
          <table:table-cell table:style-name="ce11"/>
          <table:table-cell table:style-name="ce141" office:value-type="float" office:value="629" calcext:value-type="float">
            <text:p>629</text:p>
          </table:table-cell>
          <table:table-cell table:style-name="ce146"/>
          <table:table-cell table:style-name="ce157" office:value-type="float" office:value="-0.3" calcext:value-type="float">
            <text:p>-0.3</text:p>
          </table:table-cell>
          <table:table-cell table:style-name="ce161"/>
          <table:table-cell table:style-name="ce166"/>
          <table:table-cell table:style-name="ce174" office:value-type="time" office:time-value="PT22H25M00S" calcext:value-type="time">
            <text:p>0.934027777777778</text:p>
          </table:table-cell>
          <table:table-cell table:style-name="ce178" office:value-type="date" office:date-value="2014-03-14" calcext:value-type="date">
            <text:p>41712</text:p>
          </table:table-cell>
          <table:table-cell table:style-name="ce11"/>
          <table:table-cell table:style-name="ce167" table:formula="of:=[.P89]+[.J90]" office:value-type="float" office:value="-0.3" calcext:value-type="float">
            <text:p/>
          </table:table-cell>
          <table:table-cell table:style-name="ce188" table:formula="of:=1+[.P90]/([.C90]+0)" office:value-type="float" office:value="-0.33952641043759" calcext:value-type="float">
            <text:p/>
          </table:table-cell>
          <table:table-cell table:style-name="ce194" table:formula="of:=-[.P90]-[.C90]" office:value-type="float" office:value="0.07604025" calcext:value-type="float">
            <text:p/>
          </table:table-cell>
          <table:table-cell table:style-name="ce11"/>
          <table:table-cell table:style-name="ce202" table:formula="of:=-[.J90]+[.T89]" office:value-type="float" office:value="0.3" calcext:value-type="float">
            <text:p/>
          </table:table-cell>
          <table:table-cell table:style-name="ce209"/>
          <table:table-cell table:style-name="ce216"/>
          <table:table-cell table:style-name="ce219" table:formula="of:=[.E90]/(ABS([.P90])*[.H90]*[.$W$6])" office:value-type="float" office:value="7.90187532962374" calcext:value-type="float">
            <text:p/>
          </table:table-cell>
          <table:table-cell table:style-name="ce223" table:formula="of:=[.P90]*[.H90]/[.E90]" office:value-type="float" office:value="-1.26552237068465" calcext:value-type="float">
            <text:p/>
          </table:table-cell>
          <table:table-cell table:style-name="ce187" table:formula="of:=([.E90]*[.$X$6]-ABS([.T90])*[.H90])/[.H90]" office:value-type="float" office:value="0.292640649721781" calcext:value-type="float">
            <text:p/>
          </table:table-cell>
          <table:table-cell table:style-name="ce11"/>
          <table:table-cell table:style-name="ce137" table:formula="of:=[.H90]*(-[.$AB$6]*0.01+[.Q90])/[.Q90]" office:value-type="float" office:value="666.051609575192" calcext:value-type="float">
            <text:p/>
          </table:table-cell>
          <table:table-cell table:style-name="ce237" table:formula="of:=([.H90]-[.I90])*[.R90]/[.E90]*100*SIGN([.I90])" office:value-type="float" office:value="0" calcext:value-type="float">
            <text:p/>
          </table:table-cell>
          <table:table-cell table:style-name="ce246" table:formula="of:=[.E90]*[.$AB$6]*0.01/([.H90]-[.I90])*SIGN([.I90])" office:value-type="float" office:value="0" calcext:value-type="float">
            <text:p/>
          </table:table-cell>
          <table:table-cell table:style-name="ce254" table:formula="of:=IF([.H90]=&quot;&quot;;&quot;#&quot;;[.H90]-0.01*[.$AD$6]*[.AI90]/[.P90])" office:value-type="float" office:value="62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0])+SIGN([.P89])=0;[.H90];([.H90]*[.J90]+[.AG89]*[.P89])/[.P90]);0)" office:value-type="float" office:value="629" calcext:value-type="float">
            <text:p/>
          </table:table-cell>
          <table:table-cell table:style-name="ce277" table:formula="of:=IF([.H90]=0;0;-([.H89]-[.H90])*[.P89])" office:value-type="float" office:value="-0" calcext:value-type="float">
            <text:p/>
          </table:table-cell>
          <table:table-cell table:style-name="ce281" table:formula="of:=[.AH90]+[.AI89]-[.AJ89]" office:value-type="float" office:value="0" calcext:value-type="float">
            <text:p/>
          </table:table-cell>
          <table:table-cell table:style-name="ce286" table:formula="of:=IF(OR([.P90]=0;SIGN([.P90])+SIGN([.P89])=0);(-[.H90]+[.AG89])*-[.P89];0)" office:value-type="float" office:value="0" calcext:value-type="float">
            <text:p/>
          </table:table-cell>
          <table:table-cell table:style-name="ce295" table:formula="of:=[.AI90]/([.E90]-[.AI90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8.23770472" calcext:value-type="float">
            <text:p>8.23770472</text:p>
          </table:table-cell>
          <table:table-cell table:style-name="ce11"/>
          <table:table-cell table:style-name="ce326" table:number-matrix-columns-spanned="1" table:number-matrix-rows-spanned="1" table:formula="of:=SUM(IF([.$F$10:.$F90]*ABS(SIGN([.$J$10:.$J90]))&gt;0;1;0))/SUM(IF([.$F$10:.$F90]*ABS(SIGN([.$J$10:.$J90]))&lt;&gt;0;1;0))" office:value-type="float" office:value="0.394736842105263" calcext:value-type="float">
            <text:p/>
          </table:table-cell>
          <table:table-cell table:style-name="ce15" table:number-matrix-columns-spanned="1" table:number-matrix-rows-spanned="1" table:formula="of:=-SUM(IF([.$F$10:.$F90]*ABS(SIGN([.$J$10:.$J90]))&lt;0;[.$F$10:.$F90];0))/SUM(IF([.$F$10:.$F90]*ABS(SIGN([.$J$10:.$J90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0]*ABS(SIGN([.$J$10:.$J90]))&gt;0;[.$F$10:.$F90];0))/SUM(IF([.$F$10:.$F90]*ABS(SIGN([.$J$10:.$J90]))&gt;0;1;0))/[.AU90]" office:value-type="float" office:value="3.18395624253734" calcext:value-type="float">
            <text:p/>
          </table:table-cell>
          <table:table-cell table:style-name="ce11"/>
          <table:table-cell table:style-name="ce337"/>
          <table:table-cell table:style-name="ce343" table:formula="of:=IF([.AX90]&lt;&gt;&quot;&quot;;[.AY89]-[.AX90];[.AY89])-[.L90]*[.H9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91]=&quot;&quot;;[.C90]+[.L91]+[.B91];[.AQ91])" office:value-type="float" office:value="0.22395975" calcext:value-type="float">
            <text:p/>
          </table:table-cell>
          <table:table-cell table:style-name="ce40" table:formula="of:=IF([.AR91]&lt;&gt;&quot;&quot;;[.AR91];[.D90]+[.AX91])" office:value-type="float" office:value="8.08145472" calcext:value-type="float">
            <text:p/>
          </table:table-cell>
          <table:table-cell table:style-name="ce48" table:formula="of:=IF([.H91]=0;&quot;&quot;;[.D91]+[.C91]*[.H91]+[.AY91]+[.AI91]-[.AJ91])" office:value-type="float" office:value="149.25629847" calcext:value-type="float">
            <text:p/>
          </table:table-cell>
          <table:table-cell table:style-name="ce129" table:formula="of:=100*IF([.M91]=0;0;[.E91]/[.E90]-1)" office:value-type="float" office:value="0.0991969683997507" calcext:value-type="float">
            <text:p/>
          </table:table-cell>
          <table:table-cell table:style-name="ce11"/>
          <table:table-cell table:style-name="ce141" office:value-type="float" office:value="625" calcext:value-type="float">
            <text:p>625</text:p>
          </table:table-cell>
          <table:table-cell table:style-name="ce146" office:value-type="float" office:value="634" calcext:value-type="float">
            <text:p>634</text:p>
          </table:table-cell>
          <table:table-cell table:style-name="ce157" office:value-type="float" office:value="-0.25" calcext:value-type="float">
            <text:p>-0.25</text:p>
          </table:table-cell>
          <table:table-cell table:style-name="ce161"/>
          <table:table-cell table:style-name="ce166"/>
          <table:table-cell table:style-name="ce174" office:value-type="time" office:time-value="PT21H56M00S" calcext:value-type="time">
            <text:p>0.913888888888889</text:p>
          </table:table-cell>
          <table:table-cell table:style-name="ce178" office:value-type="date" office:date-value="2014-03-17" calcext:value-type="date">
            <text:p>41715</text:p>
          </table:table-cell>
          <table:table-cell table:style-name="ce11"/>
          <table:table-cell table:style-name="ce167" table:formula="of:=[.P90]+[.J91]" office:value-type="float" office:value="-0.55" calcext:value-type="float">
            <text:p/>
          </table:table-cell>
          <table:table-cell table:style-name="ce188" table:formula="of:=1+[.P91]/([.C91]+0)" office:value-type="float" office:value="-1.45579841913558" calcext:value-type="float">
            <text:p/>
          </table:table-cell>
          <table:table-cell table:style-name="ce194" table:formula="of:=-[.P91]-[.C91]" office:value-type="float" office:value="0.32604025" calcext:value-type="float">
            <text:p/>
          </table:table-cell>
          <table:table-cell table:style-name="ce11"/>
          <table:table-cell table:style-name="ce202" table:formula="of:=-[.J91]+[.T90]" office:value-type="float" office:value="0.55" calcext:value-type="float">
            <text:p/>
          </table:table-cell>
          <table:table-cell table:style-name="ce209"/>
          <table:table-cell table:style-name="ce216"/>
          <table:table-cell table:style-name="ce219" table:formula="of:=[.E91]/(ABS([.P91])*[.H91]*[.$W$6])" office:value-type="float" office:value="4.34200141003636" calcext:value-type="float">
            <text:p/>
          </table:table-cell>
          <table:table-cell table:style-name="ce223" table:formula="of:=[.P91]*[.H91]/[.E91]" office:value-type="float" office:value="-2.30308538750941" calcext:value-type="float">
            <text:p/>
          </table:table-cell>
          <table:table-cell table:style-name="ce187" table:formula="of:=([.E91]*[.$X$6]-ABS([.T91])*[.H91])/[.H91]" office:value-type="float" office:value="0.0470251938800001" calcext:value-type="float">
            <text:p/>
          </table:table-cell>
          <table:table-cell table:style-name="ce11"/>
          <table:table-cell table:style-name="ce229" table:formula="of:=[.H91]*(-[.$AB$6]*0.01+[.Q91])/[.Q91]" office:value-type="float" office:value="633.586353602048" calcext:value-type="float">
            <text:p/>
          </table:table-cell>
          <table:table-cell table:style-name="ce237" table:formula="of:=([.H91]-[.I91])*[.R91]/[.E91]*100*SIGN([.I91])" office:value-type="float" office:value="-1.9659888929845" calcext:value-type="float">
            <text:p/>
          </table:table-cell>
          <table:table-cell table:style-name="ce246" table:formula="of:=[.E91]*[.$AB$6]*0.01/([.H91]-[.I91])*SIGN([.I91])" office:value-type="float" office:value="-0.331680663266667" calcext:value-type="float">
            <text:p/>
          </table:table-cell>
          <table:table-cell table:style-name="ce254" table:formula="of:=IF([.H91]=&quot;&quot;;&quot;#&quot;;[.H91]-0.01*[.$AD$6]*[.AI91]/[.P91])" office:value-type="float" office:value="625.109090909091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1])+SIGN([.P90])=0;[.H91];([.H91]*[.J91]+[.AG90]*[.P90])/[.P91]);0)" office:value-type="float" office:value="627.181818181818" calcext:value-type="float">
            <text:p/>
          </table:table-cell>
          <table:table-cell table:style-name="ce277" table:formula="of:=IF([.H91]=0;0;-([.H90]-[.H91])*[.P90])" office:value-type="float" office:value="1.2" calcext:value-type="float">
            <text:p/>
          </table:table-cell>
          <table:table-cell table:style-name="ce281" table:formula="of:=[.AH91]+[.AI90]-[.AJ90]" office:value-type="float" office:value="1.2" calcext:value-type="float">
            <text:p/>
          </table:table-cell>
          <table:table-cell table:style-name="ce286" table:formula="of:=IF(OR([.P91]=0;SIGN([.P91])+SIGN([.P90])=0);(-[.H91]+[.AG90])*-[.P90];0)" office:value-type="float" office:value="0" calcext:value-type="float">
            <text:p/>
          </table:table-cell>
          <table:table-cell table:style-name="ce295" table:formula="of:=[.AI91]/([.E91]-[.AI91])" office:value-type="float" office:value="0.0081050249965769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8.08145472" calcext:value-type="float">
            <text:p>8.08145472</text:p>
          </table:table-cell>
          <table:table-cell table:style-name="ce11"/>
          <table:table-cell table:style-name="ce326" table:number-matrix-columns-spanned="1" table:number-matrix-rows-spanned="1" table:formula="of:=SUM(IF([.$F$10:.$F91]*ABS(SIGN([.$J$10:.$J91]))&gt;0;1;0))/SUM(IF([.$F$10:.$F91]*ABS(SIGN([.$J$10:.$J91]))&lt;&gt;0;1;0))" office:value-type="float" office:value="0.402597402597403" calcext:value-type="float">
            <text:p/>
          </table:table-cell>
          <table:table-cell table:style-name="ce15" table:number-matrix-columns-spanned="1" table:number-matrix-rows-spanned="1" table:formula="of:=-SUM(IF([.$F$10:.$F91]*ABS(SIGN([.$J$10:.$J91]))&lt;0;[.$F$10:.$F91];0))/SUM(IF([.$F$10:.$F91]*ABS(SIGN([.$J$10:.$J91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1]*ABS(SIGN([.$J$10:.$J91]))&gt;0;[.$F$10:.$F91];0))/SUM(IF([.$F$10:.$F91]*ABS(SIGN([.$J$10:.$J91]))&gt;0;1;0))/[.AU91]" office:value-type="float" office:value="3.08293335152952" calcext:value-type="float">
            <text:p/>
          </table:table-cell>
          <table:table-cell table:style-name="ce11"/>
          <table:table-cell table:style-name="ce337"/>
          <table:table-cell table:style-name="ce343" table:formula="of:=IF([.AX91]&lt;&gt;&quot;&quot;;[.AY90]-[.AX91];[.AY90])-[.L91]*[.H9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92]=&quot;&quot;;[.C91]+[.L92]+[.B92];[.AQ92])" office:value-type="float" office:value="0.22395975" calcext:value-type="float">
            <text:p/>
          </table:table-cell>
          <table:table-cell table:style-name="ce40" table:formula="of:=IF([.AR92]&lt;&gt;&quot;&quot;;[.AR92];[.D91]+[.AX92])" office:value-type="float" office:value="7.90340472" calcext:value-type="float">
            <text:p/>
          </table:table-cell>
          <table:table-cell table:style-name="ce48" table:formula="of:=IF([.H92]=0;&quot;&quot;;[.D92]+[.C92]*[.H92]+[.AY92]+[.AI92]-[.AJ92])" office:value-type="float" office:value="159.348516345" calcext:value-type="float">
            <text:p/>
          </table:table-cell>
          <table:table-cell table:style-name="ce129" table:formula="of:=100*IF([.M92]=0;0;[.E92]/[.E91]-1)" office:value-type="float" office:value="6.76166967722873" calcext:value-type="float">
            <text:p/>
          </table:table-cell>
          <table:table-cell table:style-name="ce11"/>
          <table:table-cell table:style-name="ce141" office:value-type="float" office:value="593.5" calcext:value-type="float">
            <text:p>593.5</text:p>
          </table:table-cell>
          <table:table-cell table:style-name="ce146"/>
          <table:table-cell table:style-name="ce157" office:value-type="float" office:value="0.3" calcext:value-type="float">
            <text:p>0.3</text:p>
          </table:table-cell>
          <table:table-cell table:style-name="ce161"/>
          <table:table-cell table:style-name="ce166"/>
          <table:table-cell table:style-name="ce174" office:value-type="time" office:time-value="PT22H54M00S" calcext:value-type="time">
            <text:p>0.954166666666667</text:p>
          </table:table-cell>
          <table:table-cell table:style-name="ce178" office:value-type="date" office:date-value="2014-03-20" calcext:value-type="date">
            <text:p>41718</text:p>
          </table:table-cell>
          <table:table-cell table:style-name="ce11"/>
          <table:table-cell table:style-name="ce167" table:formula="of:=[.P91]+[.J92]" office:value-type="float" office:value="-0.25" calcext:value-type="float">
            <text:p/>
          </table:table-cell>
          <table:table-cell table:style-name="ce188" table:formula="of:=1+[.P92]/([.C92]+0)" office:value-type="float" office:value="-0.116272008697991" calcext:value-type="float">
            <text:p/>
          </table:table-cell>
          <table:table-cell table:style-name="ce194" table:formula="of:=-[.P92]-[.C92]" office:value-type="float" office:value="0.02604025" calcext:value-type="float">
            <text:p/>
          </table:table-cell>
          <table:table-cell table:style-name="ce11"/>
          <table:table-cell table:style-name="ce202" table:formula="of:=-[.J92]+[.T91]" office:value-type="float" office:value="0.25" calcext:value-type="float">
            <text:p/>
          </table:table-cell>
          <table:table-cell table:style-name="ce209"/>
          <table:table-cell table:style-name="ce216"/>
          <table:table-cell table:style-name="ce219" table:formula="of:=[.E92]/(ABS([.P92])*[.H92]*[.$W$6])" office:value-type="float" office:value="10.7395798716091" calcext:value-type="float">
            <text:p/>
          </table:table-cell>
          <table:table-cell table:style-name="ce223" table:formula="of:=[.P92]*[.H92]/[.E92]" office:value-type="float" office:value="-0.931135120698321" calcext:value-type="float">
            <text:p/>
          </table:table-cell>
          <table:table-cell table:style-name="ce187" table:formula="of:=([.E92]*[.$X$6]-ABS([.T92])*[.H92])/[.H92]" office:value-type="float" office:value="0.421223741975569" calcext:value-type="float">
            <text:p/>
          </table:table-cell>
          <table:table-cell table:style-name="ce11"/>
          <table:table-cell table:style-name="ce229" table:formula="of:=[.H92]*(-[.$AB$6]*0.01+[.Q92])/[.Q92]" office:value-type="float" office:value="695.588199326043" calcext:value-type="float">
            <text:p/>
          </table:table-cell>
          <table:table-cell table:style-name="ce237" table:formula="of:=([.H92]-[.I92])*[.R92]/[.E92]*100*SIGN([.I92])" office:value-type="float" office:value="0" calcext:value-type="float">
            <text:p/>
          </table:table-cell>
          <table:table-cell table:style-name="ce246" table:formula="of:=[.E92]*[.$AB$6]*0.01/([.H92]-[.I92])*SIGN([.I92])" office:value-type="float" office:value="0" calcext:value-type="float">
            <text:p/>
          </table:table-cell>
          <table:table-cell table:style-name="ce254" table:formula="of:=IF([.H92]=&quot;&quot;;&quot;#&quot;;[.H92]-0.01*[.$AD$6]*[.AI92]/[.P92])" office:value-type="float" office:value="597.20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2])+SIGN([.P91])=0;[.H92];([.H92]*[.J92]+[.AG91]*[.P91])/[.P92]);0)" office:value-type="float" office:value="667.6" calcext:value-type="float">
            <text:p/>
          </table:table-cell>
          <table:table-cell table:style-name="ce277" table:formula="of:=IF([.H92]=0;0;-([.H91]-[.H92])*[.P91])" office:value-type="float" office:value="17.325" calcext:value-type="float">
            <text:p/>
          </table:table-cell>
          <table:table-cell table:style-name="ce281" table:formula="of:=[.AH92]+[.AI91]-[.AJ91]" office:value-type="float" office:value="18.525" calcext:value-type="float">
            <text:p/>
          </table:table-cell>
          <table:table-cell table:style-name="ce286" table:formula="of:=IF(OR([.P92]=0;SIGN([.P92])+SIGN([.P91])=0);(-[.H92]+[.AG91])*-[.P91];0)" office:value-type="float" office:value="0" calcext:value-type="float">
            <text:p/>
          </table:table-cell>
          <table:table-cell table:style-name="ce295" table:formula="of:=[.AI92]/([.E92]-[.AI92])" office:value-type="float" office:value="0.13154763125369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7.90340472" calcext:value-type="float">
            <text:p>7.90340472</text:p>
          </table:table-cell>
          <table:table-cell table:style-name="ce11"/>
          <table:table-cell table:style-name="ce326" table:number-matrix-columns-spanned="1" table:number-matrix-rows-spanned="1" table:formula="of:=SUM(IF([.$F$10:.$F92]*ABS(SIGN([.$J$10:.$J92]))&gt;0;1;0))/SUM(IF([.$F$10:.$F92]*ABS(SIGN([.$J$10:.$J92]))&lt;&gt;0;1;0))" office:value-type="float" office:value="0.41025641025641" calcext:value-type="float">
            <text:p/>
          </table:table-cell>
          <table:table-cell table:style-name="ce15" table:number-matrix-columns-spanned="1" table:number-matrix-rows-spanned="1" table:formula="of:=-SUM(IF([.$F$10:.$F92]*ABS(SIGN([.$J$10:.$J92]))&lt;0;[.$F$10:.$F92];0))/SUM(IF([.$F$10:.$F92]*ABS(SIGN([.$J$10:.$J92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2]*ABS(SIGN([.$J$10:.$J92]))&gt;0;[.$F$10:.$F92];0))/SUM(IF([.$F$10:.$F92]*ABS(SIGN([.$J$10:.$J92]))&gt;0;1;0))/[.AU92]" office:value-type="float" office:value="3.09788364230666" calcext:value-type="float">
            <text:p/>
          </table:table-cell>
          <table:table-cell table:style-name="ce11"/>
          <table:table-cell table:style-name="ce337"/>
          <table:table-cell table:style-name="ce343" table:formula="of:=IF([.AX92]&lt;&gt;&quot;&quot;;[.AY91]-[.AX92];[.AY91])-[.L92]*[.H9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18" office:value-type="float" office:value="0.07" calcext:value-type="float">
            <text:p>0.07</text:p>
          </table:table-cell>
          <table:table-cell table:style-name="ce31" table:formula="of:=IF([.AQ93]=&quot;&quot;;[.C92]+[.L93]+[.B93];[.AQ93])" office:value-type="float" office:value="0.29395975" calcext:value-type="float">
            <text:p/>
          </table:table-cell>
          <table:table-cell table:style-name="ce40" table:formula="of:=IF([.AR93]&lt;&gt;&quot;&quot;;[.AR93];[.D92]+[.AX93])" office:value-type="float" office:value="7.90340472" calcext:value-type="float">
            <text:p/>
          </table:table-cell>
          <table:table-cell table:style-name="ce48" table:formula="of:=IF([.H93]=0;&quot;&quot;;[.D93]+[.C93]*[.H93]+[.AY93]+[.AI93]-[.AJ93])" office:value-type="float" office:value="200.51985847" calcext:value-type="float">
            <text:p/>
          </table:table-cell>
          <table:table-cell table:style-name="ce130" table:formula="of:=100*IF([.M93]=0;0;([.E93]-[.B93]*[.H93])/[.E92]-1)" office:value-type="float" office:value="0.138904415351293" calcext:value-type="float">
            <text:p/>
          </table:table-cell>
          <table:table-cell table:style-name="ce11"/>
          <table:table-cell table:style-name="ce141" office:value-type="float" office:value="585" calcext:value-type="float">
            <text:p>585</text:p>
          </table:table-cell>
          <table:table-cell table:style-name="ce146"/>
          <table:table-cell table:style-name="ce157"/>
          <table:table-cell table:style-name="ce161"/>
          <table:table-cell table:style-name="ce166"/>
          <table:table-cell table:style-name="ce174" office:value-type="time" office:time-value="PT23H07M00S" calcext:value-type="time">
            <text:p>0.963194444444444</text:p>
          </table:table-cell>
          <table:table-cell table:style-name="ce178" office:value-type="date" office:date-value="2014-03-25" calcext:value-type="date">
            <text:p>41723</text:p>
          </table:table-cell>
          <table:table-cell table:style-name="ce11"/>
          <table:table-cell table:style-name="ce167" table:formula="of:=[.P92]+[.J93]" office:value-type="float" office:value="-0.25" calcext:value-type="float">
            <text:p/>
          </table:table-cell>
          <table:table-cell table:style-name="ce188" table:formula="of:=1+[.P93]/([.C93]+0)" office:value-type="float" office:value="0.14954343239168" calcext:value-type="float">
            <text:p/>
          </table:table-cell>
          <table:table-cell table:style-name="ce194" table:formula="of:=-[.P93]-[.C93]" office:value-type="float" office:value="-0.04395975" calcext:value-type="float">
            <text:p/>
          </table:table-cell>
          <table:table-cell table:style-name="ce11"/>
          <table:table-cell table:style-name="ce202" table:formula="of:=-[.J93]+[.T92]" office:value-type="float" office:value="0.25" calcext:value-type="float">
            <text:p/>
          </table:table-cell>
          <table:table-cell table:style-name="ce209"/>
          <table:table-cell table:style-name="ce216"/>
          <table:table-cell table:style-name="ce219" table:formula="of:=[.E93]/(ABS([.P93])*[.H93]*[.$W$6])" office:value-type="float" office:value="13.7107595535043" calcext:value-type="float">
            <text:p/>
          </table:table-cell>
          <table:table-cell table:style-name="ce223" table:formula="of:=[.P93]*[.H93]/[.E93]" office:value-type="float" office:value="-0.729354195219924" calcext:value-type="float">
            <text:p/>
          </table:table-cell>
          <table:table-cell table:style-name="ce187" table:formula="of:=([.E93]*[.$X$6]-ABS([.T93])*[.H93])/[.H93]" office:value-type="float" office:value="0.606922472094017" calcext:value-type="float">
            <text:p/>
          </table:table-cell>
          <table:table-cell table:style-name="ce11"/>
          <table:table-cell table:style-name="ce229" table:formula="of:=[.H93]*(-[.$AB$6]*0.01+[.Q93])/[.Q93]" office:value-type="float" office:value="506.761859996929" calcext:value-type="float">
            <text:p/>
          </table:table-cell>
          <table:table-cell table:style-name="ce237" table:formula="of:=([.H93]-[.I93])*[.R93]/[.E93]*100*SIGN([.I93])" office:value-type="float" office:value="-0" calcext:value-type="float">
            <text:p/>
          </table:table-cell>
          <table:table-cell table:style-name="ce246" table:formula="of:=[.E93]*[.$AB$6]*0.01/([.H93]-[.I93])*SIGN([.I93])" office:value-type="float" office:value="0" calcext:value-type="float">
            <text:p/>
          </table:table-cell>
          <table:table-cell table:style-name="ce254" table:formula="of:=IF([.H93]=&quot;&quot;;&quot;#&quot;;[.H93]-0.01*[.$AD$6]*[.AI93]/[.P93])" office:value-type="float" office:value="589.13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3])+SIGN([.P92])=0;[.H93];([.H93]*[.J93]+[.AG92]*[.P92])/[.P93]);0)" office:value-type="float" office:value="667.6" calcext:value-type="float">
            <text:p/>
          </table:table-cell>
          <table:table-cell table:style-name="ce277" table:formula="of:=IF([.H93]=0;0;-([.H92]-[.H93])*[.P92])" office:value-type="float" office:value="2.125" calcext:value-type="float">
            <text:p/>
          </table:table-cell>
          <table:table-cell table:style-name="ce281" table:formula="of:=[.AH93]+[.AI92]-[.AJ92]" office:value-type="float" office:value="20.65" calcext:value-type="float">
            <text:p/>
          </table:table-cell>
          <table:table-cell table:style-name="ce286" table:formula="of:=IF(OR([.P93]=0;SIGN([.P93])+SIGN([.P92])=0);(-[.H93]+[.AG92])*-[.P92];0)" office:value-type="float" office:value="0" calcext:value-type="float">
            <text:p/>
          </table:table-cell>
          <table:table-cell table:style-name="ce295" table:formula="of:=[.AI93]/([.E93]-[.AI93])" office:value-type="float" office:value="0.114805227377461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93]*ABS(SIGN([.$J$10:.$J93]))&gt;0;1;0))/SUM(IF([.$F$10:.$F93]*ABS(SIGN([.$J$10:.$J93]))&lt;&gt;0;1;0))" office:value-type="float" office:value="0.41025641025641" calcext:value-type="float">
            <text:p/>
          </table:table-cell>
          <table:table-cell table:style-name="ce15" table:number-matrix-columns-spanned="1" table:number-matrix-rows-spanned="1" table:formula="of:=-SUM(IF([.$F$10:.$F93]*ABS(SIGN([.$J$10:.$J93]))&lt;0;[.$F$10:.$F93];0))/SUM(IF([.$F$10:.$F93]*ABS(SIGN([.$J$10:.$J93]))&lt;0;1;0))" office:value-type="float" office:value="1.8986293456153" calcext:value-type="float">
            <text:p/>
          </table:table-cell>
          <table:table-cell table:style-name="ce15" table:number-matrix-columns-spanned="1" table:number-matrix-rows-spanned="1" table:formula="of:=SUM(IF([.$F$10:.$F93]*ABS(SIGN([.$J$10:.$J93]))&gt;0;[.$F$10:.$F93];0))/SUM(IF([.$F$10:.$F93]*ABS(SIGN([.$J$10:.$J93]))&gt;0;1;0))/[.AU93]" office:value-type="float" office:value="3.09788364230666" calcext:value-type="float">
            <text:p/>
          </table:table-cell>
          <table:table-cell table:style-name="ce11"/>
          <table:table-cell table:style-name="ce337"/>
          <table:table-cell table:style-name="ce343" table:formula="of:=IF([.AX93]&lt;&gt;&quot;&quot;;[.AY92]-[.AX93];[.AY92])-[.L93]*[.H9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 table:style-name="ce12"/>
          <table:table-cell table:style-name="ce21"/>
          <table:table-cell table:style-name="ce31" table:formula="of:=IF([.AQ94]=&quot;&quot;;[.C93]+[.L94]+[.B94];[.AQ94])" office:value-type="float" office:value="0.29395975" calcext:value-type="float">
            <text:p/>
          </table:table-cell>
          <table:table-cell table:style-name="ce40" table:formula="of:=IF([.AR94]&lt;&gt;&quot;&quot;;[.AR94];[.D93]+[.AX94])" office:value-type="float" office:value="7.27340472" calcext:value-type="float">
            <text:p/>
          </table:table-cell>
          <table:table-cell table:style-name="ce48" table:formula="of:=IF([.H94]=0;&quot;&quot;;[.D94]+[.C94]*[.H94]+[.AY94]+[.AI94]-[.AJ94])" office:value-type="float" office:value="197.25227347" calcext:value-type="float">
            <text:p/>
          </table:table-cell>
          <table:table-cell table:style-name="ce131" table:formula="of:=100*IF([.M94]=0;0;([.E94]-[.B94]*[.H94])/[.E93]-1)" office:value-type="float" office:value="-1.62955680546167" calcext:value-type="float">
            <text:p/>
          </table:table-cell>
          <table:table-cell table:style-name="ce11"/>
          <table:table-cell table:style-name="ce141" office:value-type="float" office:value="525" calcext:value-type="float">
            <text:p>525</text:p>
          </table:table-cell>
          <table:table-cell table:style-name="ce146"/>
          <table:table-cell table:style-name="ce157" office:value-type="float" office:value="-0.6" calcext:value-type="float">
            <text:p>-0.6</text:p>
          </table:table-cell>
          <table:table-cell table:style-name="ce161"/>
          <table:table-cell table:style-name="ce166"/>
          <table:table-cell table:style-name="ce174" office:value-type="time" office:time-value="PT16H34M00S" calcext:value-type="time">
            <text:p>0.690277777777778</text:p>
          </table:table-cell>
          <table:table-cell table:style-name="ce178" office:value-type="date" office:date-value="2014-03-27" calcext:value-type="date">
            <text:p>41725</text:p>
          </table:table-cell>
          <table:table-cell table:style-name="ce11"/>
          <table:table-cell table:style-name="ce167" table:formula="of:=[.P93]+[.J94]" office:value-type="float" office:value="-0.85" calcext:value-type="float">
            <text:p/>
          </table:table-cell>
          <table:table-cell table:style-name="ce188" table:formula="of:=1+[.P94]/([.C94]+0)" office:value-type="float" office:value="-1.89155232986829" calcext:value-type="float">
            <text:p/>
          </table:table-cell>
          <table:table-cell table:style-name="ce194" table:formula="of:=-[.P94]-[.C94]" office:value-type="float" office:value="0.55604025" calcext:value-type="float">
            <text:p/>
          </table:table-cell>
          <table:table-cell table:style-name="ce11"/>
          <table:table-cell table:style-name="ce202" table:formula="of:=-[.J94]+[.T93]" office:value-type="float" office:value="0.85" calcext:value-type="float">
            <text:p/>
          </table:table-cell>
          <table:table-cell table:style-name="ce209"/>
          <table:table-cell table:style-name="ce216"/>
          <table:table-cell table:style-name="ce219" table:formula="of:=[.E94]/(ABS([.P94])*[.H94]*[.$W$6])" office:value-type="float" office:value="4.42021901333333" calcext:value-type="float">
            <text:p/>
          </table:table-cell>
          <table:table-cell table:style-name="ce223" table:formula="of:=[.P94]*[.H94]/[.E94]" office:value-type="float" office:value="-2.26233133920188" calcext:value-type="float">
            <text:p/>
          </table:table-cell>
          <table:table-cell table:style-name="ce187" table:formula="of:=([.E94]*[.$X$6]-ABS([.T94])*[.H94])/[.H94]" office:value-type="float" office:value="0.0892965403333332" calcext:value-type="float">
            <text:p/>
          </table:table-cell>
          <table:table-cell table:style-name="ce11"/>
          <table:table-cell table:style-name="ce229" table:formula="of:=[.H94]*(-[.$AB$6]*0.01+[.Q94])/[.Q94]" office:value-type="float" office:value="530.550996308271" calcext:value-type="float">
            <text:p/>
          </table:table-cell>
          <table:table-cell table:style-name="ce237" table:formula="of:=([.H94]-[.I94])*[.R94]/[.E94]*100*SIGN([.I94])" office:value-type="float" office:value="0" calcext:value-type="float">
            <text:p/>
          </table:table-cell>
          <table:table-cell table:style-name="ce246" table:formula="of:=[.E94]*[.$AB$6]*0.01/([.H94]-[.I94])*SIGN([.I94])" office:value-type="float" office:value="0" calcext:value-type="float">
            <text:p/>
          </table:table-cell>
          <table:table-cell table:style-name="ce254" table:formula="of:=IF([.H94]=&quot;&quot;;&quot;#&quot;;[.H94]-0.01*[.$AD$6]*[.AI94]/[.P94])" office:value-type="float" office:value="527.09705882352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4])+SIGN([.P93])=0;[.H94];([.H94]*[.J94]+[.AG93]*[.P93])/[.P94]);0)" office:value-type="float" office:value="566.941176470588" calcext:value-type="float">
            <text:p/>
          </table:table-cell>
          <table:table-cell table:style-name="ce277" table:formula="of:=IF([.H94]=0;0;-([.H93]-[.H94])*[.P93])" office:value-type="float" office:value="15" calcext:value-type="float">
            <text:p/>
          </table:table-cell>
          <table:table-cell table:style-name="ce281" table:formula="of:=[.AH94]+[.AI93]-[.AJ93]" office:value-type="float" office:value="35.65" calcext:value-type="float">
            <text:p/>
          </table:table-cell>
          <table:table-cell table:style-name="ce286" table:formula="of:=IF(OR([.P94]=0;SIGN([.P94])+SIGN([.P93])=0);(-[.H94]+[.AG93])*-[.P93];0)" office:value-type="float" office:value="0" calcext:value-type="float">
            <text:p/>
          </table:table-cell>
          <table:table-cell table:style-name="ce295" table:formula="of:=[.AI94]/([.E94]-[.AI94])" office:value-type="float" office:value="0.220603332085041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7.27340472" calcext:value-type="float">
            <text:p>7.27340472</text:p>
          </table:table-cell>
          <table:table-cell table:style-name="ce11"/>
          <table:table-cell table:style-name="ce326" table:number-matrix-columns-spanned="1" table:number-matrix-rows-spanned="1" table:formula="of:=SUM(IF([.$F$10:.$F94]*ABS(SIGN([.$J$10:.$J94]))&gt;0;1;0))/SUM(IF([.$F$10:.$F94]*ABS(SIGN([.$J$10:.$J94]))&lt;&gt;0;1;0))" office:value-type="float" office:value="0.40506329113924" calcext:value-type="float">
            <text:p/>
          </table:table-cell>
          <table:table-cell table:style-name="ce15" table:number-matrix-columns-spanned="1" table:number-matrix-rows-spanned="1" table:formula="of:=-SUM(IF([.$F$10:.$F94]*ABS(SIGN([.$J$10:.$J94]))&lt;0;[.$F$10:.$F94];0))/SUM(IF([.$F$10:.$F94]*ABS(SIGN([.$J$10:.$J94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4]*ABS(SIGN([.$J$10:.$J94]))&gt;0;[.$F$10:.$F94];0))/SUM(IF([.$F$10:.$F94]*ABS(SIGN([.$J$10:.$J94]))&gt;0;1;0))/[.AU94]" office:value-type="float" office:value="3.10725295949825" calcext:value-type="float">
            <text:p/>
          </table:table-cell>
          <table:table-cell table:style-name="ce11"/>
          <table:table-cell table:style-name="ce337"/>
          <table:table-cell table:style-name="ce343" table:formula="of:=IF([.AX94]&lt;&gt;&quot;&quot;;[.AY93]-[.AX94];[.AY93])-[.L94]*[.H9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21"/>
          <table:table-cell table:style-name="ce31" table:formula="of:=IF([.AQ95]=&quot;&quot;;[.C94]+[.L95]+[.B95];[.AQ95])" office:value-type="float" office:value="0.29395975" calcext:value-type="float">
            <text:p/>
          </table:table-cell>
          <table:table-cell table:style-name="ce40" table:formula="of:=IF([.AR95]&lt;&gt;&quot;&quot;;[.AR95];[.D94]+[.AX95])" office:value-type="float" office:value="7.01840472" calcext:value-type="float">
            <text:p/>
          </table:table-cell>
          <table:table-cell table:style-name="ce48" table:formula="of:=IF([.H95]=0;&quot;&quot;;[.D95]+[.C95]*[.H95]+[.AY95]+[.AI95]-[.AJ95])" office:value-type="float" office:value="205.33787722" calcext:value-type="float">
            <text:p/>
          </table:table-cell>
          <table:table-cell table:style-name="ce130" table:formula="of:=100*IF([.M95]=0;0;([.E95]-[.B95]*[.H95])/[.E94]-1)" office:value-type="float" office:value="4.09911815349988" calcext:value-type="float">
            <text:p/>
          </table:table-cell>
          <table:table-cell table:style-name="ce11"/>
          <table:table-cell table:style-name="ce141" office:value-type="float" office:value="510" calcext:value-type="float">
            <text:p>510</text:p>
          </table:table-cell>
          <table:table-cell table:style-name="ce146"/>
          <table:table-cell table:style-name="ce157" office:value-type="float" office:value="0.5" calcext:value-type="float">
            <text:p>0.5</text:p>
          </table:table-cell>
          <table:table-cell table:style-name="ce161"/>
          <table:table-cell table:style-name="ce166"/>
          <table:table-cell table:style-name="ce174" office:value-type="time" office:time-value="PT17H52M00S" calcext:value-type="time">
            <text:p>0.744444444444444</text:p>
          </table:table-cell>
          <table:table-cell table:style-name="ce178" office:value-type="date" office:date-value="2014-03-27" calcext:value-type="date">
            <text:p>41725</text:p>
          </table:table-cell>
          <table:table-cell table:style-name="ce11"/>
          <table:table-cell table:style-name="ce167" table:formula="of:=[.P94]+[.J95]" office:value-type="float" office:value="-0.35" calcext:value-type="float">
            <text:p/>
          </table:table-cell>
          <table:table-cell table:style-name="ce188" table:formula="of:=1+[.P95]/([.C95]+0)" office:value-type="float" office:value="-0.190639194651649" calcext:value-type="float">
            <text:p/>
          </table:table-cell>
          <table:table-cell table:style-name="ce194" table:formula="of:=-[.P95]-[.C95]" office:value-type="float" office:value="0.0560402500000001" calcext:value-type="float">
            <text:p/>
          </table:table-cell>
          <table:table-cell table:style-name="ce11"/>
          <table:table-cell table:style-name="ce202" table:formula="of:=-[.J95]+[.T94]" office:value-type="float" office:value="0.35" calcext:value-type="float">
            <text:p/>
          </table:table-cell>
          <table:table-cell table:style-name="ce209"/>
          <table:table-cell table:style-name="ce216"/>
          <table:table-cell table:style-name="ce219" table:formula="of:=[.E95]/(ABS([.P95])*[.H95]*[.$W$6])" office:value-type="float" office:value="11.5035225333333" calcext:value-type="float">
            <text:p/>
          </table:table-cell>
          <table:table-cell table:style-name="ce223" table:formula="of:=[.P95]*[.H95]/[.E95]" office:value-type="float" office:value="-0.869298944825237" calcext:value-type="float">
            <text:p/>
          </table:table-cell>
          <table:table-cell table:style-name="ce188" table:formula="of:=[.E95]*[.$X$6]/[.H95]-ABS([.P95])" office:value-type="float" office:value="0.656558221666667" calcext:value-type="float">
            <text:p/>
          </table:table-cell>
          <table:table-cell table:style-name="ce11"/>
          <table:table-cell table:style-name="ce229" table:formula="of:=[.H95]*(-[.$AB$6]*0.01+[.Q95])/[.Q95]" office:value-type="float" office:value="563.504212597196" calcext:value-type="float">
            <text:p/>
          </table:table-cell>
          <table:table-cell table:style-name="ce237" table:formula="of:=([.H95]-[.I95])*[.R95]/[.E95]*100*SIGN([.I95])" office:value-type="float" office:value="0" calcext:value-type="float">
            <text:p/>
          </table:table-cell>
          <table:table-cell table:style-name="ce246" table:formula="of:=[.E95]*[.$AB$6]*0.01/([.H95]-[.I95])*SIGN([.I95])" office:value-type="float" office:value="0" calcext:value-type="float">
            <text:p/>
          </table:table-cell>
          <table:table-cell table:style-name="ce254" table:formula="of:=IF([.H95]=&quot;&quot;;&quot;#&quot;;[.H95]-0.01*[.$AD$6]*[.AI95]/[.P95])" office:value-type="float" office:value="516.914285714286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5])+SIGN([.P94])=0;[.H95];([.H95]*[.J95]+[.AG94]*[.P94])/[.P95]);0)" office:value-type="float" office:value="648.285714285714" calcext:value-type="float">
            <text:p/>
          </table:table-cell>
          <table:table-cell table:style-name="ce277" table:formula="of:=IF([.H95]=0;0;-([.H94]-[.H95])*[.P94])" office:value-type="float" office:value="12.75" calcext:value-type="float">
            <text:p/>
          </table:table-cell>
          <table:table-cell table:style-name="ce281" table:formula="of:=[.AH95]+[.AI94]-[.AJ94]" office:value-type="float" office:value="48.4" calcext:value-type="float">
            <text:p/>
          </table:table-cell>
          <table:table-cell table:style-name="ce286" table:formula="of:=IF(OR([.P95]=0;SIGN([.P95])+SIGN([.P94])=0);(-[.H95]+[.AG94])*-[.P94];0)" office:value-type="float" office:value="0" calcext:value-type="float">
            <text:p/>
          </table:table-cell>
          <table:table-cell table:style-name="ce295" table:formula="of:=[.AI95]/([.E95]-[.AI95])" office:value-type="float" office:value="0.308402285396989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7.01840472" calcext:value-type="float">
            <text:p>7.01840472</text:p>
          </table:table-cell>
          <table:table-cell table:style-name="ce11"/>
          <table:table-cell table:style-name="ce326" table:number-matrix-columns-spanned="1" table:number-matrix-rows-spanned="1" table:formula="of:=SUM(IF([.$F$10:.$F95]*ABS(SIGN([.$J$10:.$J95]))&gt;0;1;0))/SUM(IF([.$F$10:.$F95]*ABS(SIGN([.$J$10:.$J95]))&lt;&gt;0;1;0))" office:value-type="float" office:value="0.4125" calcext:value-type="float">
            <text:p/>
          </table:table-cell>
          <table:table-cell table:style-name="ce15" table:number-matrix-columns-spanned="1" table:number-matrix-rows-spanned="1" table:formula="of:=-SUM(IF([.$F$10:.$F95]*ABS(SIGN([.$J$10:.$J95]))&lt;0;[.$F$10:.$F95];0))/SUM(IF([.$F$10:.$F95]*ABS(SIGN([.$J$10:.$J95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5]*ABS(SIGN([.$J$10:.$J95]))&gt;0;[.$F$10:.$F95];0))/SUM(IF([.$F$10:.$F95]*ABS(SIGN([.$J$10:.$J95]))&gt;0;1;0))/[.AU95]" office:value-type="float" office:value="3.078715530199" calcext:value-type="float">
            <text:p/>
          </table:table-cell>
          <table:table-cell table:style-name="ce11"/>
          <table:table-cell table:style-name="ce337"/>
          <table:table-cell table:style-name="ce343" table:formula="of:=IF([.AX95]&lt;&gt;&quot;&quot;;[.AY94]-[.AX95];[.AY94])-[.L95]*[.H9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21"/>
          <table:table-cell table:style-name="ce31" table:formula="of:=IF([.AQ96]=&quot;&quot;;[.C95]+[.L96]+[.B96];[.AQ96])" office:value-type="float" office:value="0.29395975" calcext:value-type="float">
            <text:p/>
          </table:table-cell>
          <table:table-cell table:style-name="ce40" table:formula="of:=IF([.AR96]&lt;&gt;&quot;&quot;;[.AR96];[.D95]+[.AX96])" office:value-type="float" office:value="58.49340472" calcext:value-type="float">
            <text:p/>
          </table:table-cell>
          <table:table-cell table:style-name="ce48" table:formula="of:=IF([.H96]=0;&quot;&quot;;[.D96]+[.C96]*[.H96]+[.AY96]+[.AI96]-[.AJ96])" office:value-type="float" office:value="205.47327972" calcext:value-type="float">
            <text:p/>
          </table:table-cell>
          <table:table-cell table:style-name="ce130" table:formula="of:=100*IF([.M96]=0;0;([.E96]-[.B96]*[.H96])/[.E95]-1)" office:value-type="float" office:value="0.0659413167376277" calcext:value-type="float">
            <text:p/>
          </table:table-cell>
          <table:table-cell table:style-name="ce11"/>
          <table:table-cell table:style-name="ce141" office:value-type="float" office:value="500" calcext:value-type="float">
            <text:p>500</text:p>
          </table:table-cell>
          <table:table-cell table:style-name="ce146"/>
          <table:table-cell table:style-name="ce157" office:value-type="float" office:value="0.85" calcext:value-type="float">
            <text:p>0.85</text:p>
          </table:table-cell>
          <table:table-cell table:style-name="ce161"/>
          <table:table-cell table:style-name="ce166"/>
          <table:table-cell table:style-name="ce174" office:value-type="time" office:time-value="PT02H05M00S" calcext:value-type="time">
            <text:p>0.0868055555555556</text:p>
          </table:table-cell>
          <table:table-cell table:style-name="ce178" office:value-type="date" office:date-value="2014-03-28" calcext:value-type="date">
            <text:p>41726</text:p>
          </table:table-cell>
          <table:table-cell table:style-name="ce11"/>
          <table:table-cell table:style-name="ce167" table:formula="of:=[.P95]+[.J96]" office:value-type="float" office:value="0.5" calcext:value-type="float">
            <text:p/>
          </table:table-cell>
          <table:table-cell table:style-name="ce188" table:formula="of:=1+[.P96]/([.C96]+0)" office:value-type="float" office:value="2.70091313521664" calcext:value-type="float">
            <text:p/>
          </table:table-cell>
          <table:table-cell table:style-name="ce194" table:formula="of:=-[.P96]-[.C96]" office:value-type="float" office:value="-0.79395975" calcext:value-type="float">
            <text:p/>
          </table:table-cell>
          <table:table-cell table:style-name="ce11"/>
          <table:table-cell table:style-name="ce202" table:formula="of:=-[.J96]+[.T95]" office:value-type="float" office:value="-0.5" calcext:value-type="float">
            <text:p/>
          </table:table-cell>
          <table:table-cell table:style-name="ce209"/>
          <table:table-cell table:style-name="ce216"/>
          <table:table-cell table:style-name="ce219" table:formula="of:=[.E96]/(ABS([.P96])*[.H96]*[.$W$6])" office:value-type="float" office:value="8.2189311888" calcext:value-type="float">
            <text:p/>
          </table:table-cell>
          <table:table-cell table:style-name="ce223" table:formula="of:=[.P96]*[.H96]/[.E96]" office:value-type="float" office:value="1.21670321484466" calcext:value-type="float">
            <text:p/>
          </table:table-cell>
          <table:table-cell table:style-name="ce187" table:formula="of:=([.E96]*[.$X$6]-ABS([.T96])*[.H96])/[.H96]" office:value-type="float" office:value="0.5273663986" calcext:value-type="float">
            <text:p/>
          </table:table-cell>
          <table:table-cell table:style-name="ce11"/>
          <table:table-cell table:style-name="ce229" table:formula="of:=[.H96]*(-[.$AB$6]*0.01+[.Q96])/[.Q96]" office:value-type="float" office:value="496.297548458848" calcext:value-type="float">
            <text:p/>
          </table:table-cell>
          <table:table-cell table:style-name="ce237" table:formula="of:=([.H96]-[.I96])*[.R96]/[.E96]*100*SIGN([.I96])" office:value-type="float" office:value="-0" calcext:value-type="float">
            <text:p/>
          </table:table-cell>
          <table:table-cell table:style-name="ce246" table:formula="of:=[.E96]*[.$AB$6]*0.01/([.H96]-[.I96])*SIGN([.I96])" office:value-type="float" office:value="0" calcext:value-type="float">
            <text:p/>
          </table:table-cell>
          <table:table-cell table:style-name="ce254" table:formula="of:=IF([.H96]=&quot;&quot;;&quot;#&quot;;[.H96]-0.01*[.$AD$6]*[.AI96]/[.P96])" office:value-type="float" office:value="494.81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6])+SIGN([.P95])=0;[.H96];([.H96]*[.J96]+[.AG95]*[.P95])/[.P96]);0)" office:value-type="float" office:value="500" calcext:value-type="float">
            <text:p/>
          </table:table-cell>
          <table:table-cell table:style-name="ce277" table:formula="of:=IF([.H96]=0;0;-([.H95]-[.H96])*[.P95])" office:value-type="float" office:value="3.5" calcext:value-type="float">
            <text:p/>
          </table:table-cell>
          <table:table-cell table:style-name="ce281" table:formula="of:=[.AH96]+[.AI95]-[.AJ95]" office:value-type="float" office:value="51.9" calcext:value-type="float">
            <text:p/>
          </table:table-cell>
          <table:table-cell table:style-name="ce286" table:formula="of:=IF(OR([.P96]=0;SIGN([.P96])+SIGN([.P95])=0);(-[.H96]+[.AG95])*-[.P95];0)" office:value-type="float" office:value="51.9" calcext:value-type="float">
            <text:p/>
          </table:table-cell>
          <table:table-cell table:style-name="ce295" table:formula="of:=[.AI96]/([.E96]-[.AI96])" office:value-type="float" office:value="0.337949414732992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8.49340472" calcext:value-type="float">
            <text:p>58.49340472</text:p>
          </table:table-cell>
          <table:table-cell table:style-name="ce11"/>
          <table:table-cell table:style-name="ce326" table:number-matrix-columns-spanned="1" table:number-matrix-rows-spanned="1" table:formula="of:=SUM(IF([.$F$10:.$F96]*ABS(SIGN([.$J$10:.$J96]))&gt;0;1;0))/SUM(IF([.$F$10:.$F96]*ABS(SIGN([.$J$10:.$J96]))&lt;&gt;0;1;0))" office:value-type="float" office:value="0.419753086419753" calcext:value-type="float">
            <text:p/>
          </table:table-cell>
          <table:table-cell table:style-name="ce15" table:number-matrix-columns-spanned="1" table:number-matrix-rows-spanned="1" table:formula="of:=-SUM(IF([.$F$10:.$F96]*ABS(SIGN([.$J$10:.$J96]))&lt;0;[.$F$10:.$F96];0))/SUM(IF([.$F$10:.$F96]*ABS(SIGN([.$J$10:.$J96]))&lt;0;1;0))" office:value-type="float" office:value="1.89290439795245" calcext:value-type="float">
            <text:p/>
          </table:table-cell>
          <table:table-cell table:style-name="ce15" table:number-matrix-columns-spanned="1" table:number-matrix-rows-spanned="1" table:formula="of:=SUM(IF([.$F$10:.$F96]*ABS(SIGN([.$J$10:.$J96]))&gt;0;[.$F$10:.$F96];0))/SUM(IF([.$F$10:.$F96]*ABS(SIGN([.$J$10:.$J96]))&gt;0;1;0))/[.AU96]" office:value-type="float" office:value="2.98918966320401" calcext:value-type="float">
            <text:p/>
          </table:table-cell>
          <table:table-cell table:style-name="ce11"/>
          <table:table-cell table:style-name="ce337"/>
          <table:table-cell table:style-name="ce343" table:formula="of:=IF([.AX96]&lt;&gt;&quot;&quot;;[.AY95]-[.AX96];[.AY95])-[.L96]*[.H9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21"/>
          <table:table-cell table:style-name="ce31" table:formula="of:=IF([.AQ97]=&quot;&quot;;[.C96]+[.L97]+[.B97];[.AQ97])" office:value-type="float" office:value="0.29395975" calcext:value-type="float">
            <text:p/>
          </table:table-cell>
          <table:table-cell table:style-name="ce40" table:formula="of:=IF([.AR97]&lt;&gt;&quot;&quot;;[.AR97];[.D96]+[.AX97])" office:value-type="float" office:value="57.99340472" calcext:value-type="float">
            <text:p/>
          </table:table-cell>
          <table:table-cell table:style-name="ce48" table:formula="of:=IF([.H97]=0;&quot;&quot;;[.D97]+[.C97]*[.H97]+[.AY97]+[.AI97]-[.AJ97])" office:value-type="float" office:value="204.97327972" calcext:value-type="float">
            <text:p/>
          </table:table-cell>
          <table:table-cell table:style-name="ce130" table:formula="of:=100*IF([.M97]=0;0;([.E97]-[.B97]*[.H97])/[.E96]-1)" office:value-type="float" office:value="-0.243340642968914" calcext:value-type="float">
            <text:p/>
          </table:table-cell>
          <table:table-cell table:style-name="ce11"/>
          <table:table-cell table:style-name="ce141" office:value-type="float" office:value="500" calcext:value-type="float">
            <text:p>500</text:p>
          </table:table-cell>
          <table:table-cell table:style-name="ce146"/>
          <table:table-cell table:style-name="ce157" office:value-type="float" office:value="-1" calcext:value-type="float">
            <text:p>-1</text:p>
          </table:table-cell>
          <table:table-cell table:style-name="ce161"/>
          <table:table-cell table:style-name="ce166"/>
          <table:table-cell table:style-name="ce174" office:value-type="time" office:time-value="PT02H20M00S" calcext:value-type="time">
            <text:p>0.0972222222222222</text:p>
          </table:table-cell>
          <table:table-cell table:style-name="ce178" office:value-type="date" office:date-value="2014-03-28" calcext:value-type="date">
            <text:p>41726</text:p>
          </table:table-cell>
          <table:table-cell table:style-name="ce11"/>
          <table:table-cell table:style-name="ce167" table:formula="of:=[.P96]+[.J97]" office:value-type="float" office:value="-0.5" calcext:value-type="float">
            <text:p/>
          </table:table-cell>
          <table:table-cell table:style-name="ce188" table:formula="of:=1+[.P97]/([.C97]+0)" office:value-type="float" office:value="-0.700913135216641" calcext:value-type="float">
            <text:p/>
          </table:table-cell>
          <table:table-cell table:style-name="ce194" table:formula="of:=-[.P97]-[.C97]" office:value-type="float" office:value="0.20604025" calcext:value-type="float">
            <text:p/>
          </table:table-cell>
          <table:table-cell table:style-name="ce11"/>
          <table:table-cell table:style-name="ce202" table:formula="of:=-[.J97]+[.T96]" office:value-type="float" office:value="0.5" calcext:value-type="float">
            <text:p/>
          </table:table-cell>
          <table:table-cell table:style-name="ce209"/>
          <table:table-cell table:style-name="ce216"/>
          <table:table-cell table:style-name="ce219" table:formula="of:=[.E97]/(ABS([.P97])*[.H97]*[.$W$6])" office:value-type="float" office:value="8.1989311888" calcext:value-type="float">
            <text:p/>
          </table:table-cell>
          <table:table-cell table:style-name="ce223" table:formula="of:=[.P97]*[.H97]/[.E97]" office:value-type="float" office:value="-1.21967117051309" calcext:value-type="float">
            <text:p/>
          </table:table-cell>
          <table:table-cell table:style-name="ce187" table:formula="of:=([.E97]*[.$X$6]-ABS([.T97])*[.H97])/[.H97]" office:value-type="float" office:value="0.5248663986" calcext:value-type="float">
            <text:p/>
          </table:table-cell>
          <table:table-cell table:style-name="ce11"/>
          <table:table-cell table:style-name="ce229" table:formula="of:=[.H97]*(-[.$AB$6]*0.01+[.Q97])/[.Q97]" office:value-type="float" office:value="514.267103150962" calcext:value-type="float">
            <text:p/>
          </table:table-cell>
          <table:table-cell table:style-name="ce237" table:formula="of:=([.H97]-[.I97])*[.R97]/[.E97]*100*SIGN([.I97])" office:value-type="float" office:value="0" calcext:value-type="float">
            <text:p/>
          </table:table-cell>
          <table:table-cell table:style-name="ce246" table:formula="of:=[.E97]*[.$AB$6]*0.01/([.H97]-[.I97])*SIGN([.I97])" office:value-type="float" office:value="0" calcext:value-type="float">
            <text:p/>
          </table:table-cell>
          <table:table-cell table:style-name="ce254" table:formula="of:=IF([.H97]=&quot;&quot;;&quot;#&quot;;[.H97]-0.01*[.$AD$6]*[.AI97]/[.P97])" office:value-type="float" office:value="500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7])+SIGN([.P96])=0;[.H97];([.H97]*[.J97]+[.AG96]*[.P96])/[.P97]);0)" office:value-type="float" office:value="500" calcext:value-type="float">
            <text:p/>
          </table:table-cell>
          <table:table-cell table:style-name="ce277" table:formula="of:=IF([.H97]=0;0;-([.H96]-[.H97])*[.P96])" office:value-type="float" office:value="-0" calcext:value-type="float">
            <text:p/>
          </table:table-cell>
          <table:table-cell table:style-name="ce281" table:formula="of:=[.AH97]+[.AI96]-[.AJ96]" office:value-type="float" office:value="0" calcext:value-type="float">
            <text:p/>
          </table:table-cell>
          <table:table-cell table:style-name="ce286" table:formula="of:=IF(OR([.P97]=0;SIGN([.P97])+SIGN([.P96])=0);(-[.H97]+[.AG96])*-[.P96];0)" office:value-type="float" office:value="-0" calcext:value-type="float">
            <text:p/>
          </table:table-cell>
          <table:table-cell table:style-name="ce295" table:formula="of:=[.AI97]/([.E97]-[.AI97])" office:value-type="float" office:value="0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7.99340472" calcext:value-type="float">
            <text:p>57.99340472</text:p>
          </table:table-cell>
          <table:table-cell table:style-name="ce11"/>
          <table:table-cell table:style-name="ce326" table:number-matrix-columns-spanned="1" table:number-matrix-rows-spanned="1" table:formula="of:=SUM(IF([.$F$10:.$F97]*ABS(SIGN([.$J$10:.$J97]))&gt;0;1;0))/SUM(IF([.$F$10:.$F97]*ABS(SIGN([.$J$10:.$J97]))&lt;&gt;0;1;0))" office:value-type="float" office:value="0.414634146341463" calcext:value-type="float">
            <text:p/>
          </table:table-cell>
          <table:table-cell table:style-name="ce15" table:number-matrix-columns-spanned="1" table:number-matrix-rows-spanned="1" table:formula="of:=-SUM(IF([.$F$10:.$F97]*ABS(SIGN([.$J$10:.$J97]))&lt;0;[.$F$10:.$F97];0))/SUM(IF([.$F$10:.$F97]*ABS(SIGN([.$J$10:.$J97]))&lt;0;1;0))" office:value-type="float" office:value="1.8585384863903" calcext:value-type="float">
            <text:p/>
          </table:table-cell>
          <table:table-cell table:style-name="ce15" table:number-matrix-columns-spanned="1" table:number-matrix-rows-spanned="1" table:formula="of:=SUM(IF([.$F$10:.$F97]*ABS(SIGN([.$J$10:.$J97]))&gt;0;[.$F$10:.$F97];0))/SUM(IF([.$F$10:.$F97]*ABS(SIGN([.$J$10:.$J97]))&gt;0;1;0))/[.AU97]" office:value-type="float" office:value="3.04446224881923" calcext:value-type="float">
            <text:p/>
          </table:table-cell>
          <table:table-cell table:style-name="ce11"/>
          <table:table-cell table:style-name="ce337"/>
          <table:table-cell table:style-name="ce343" table:formula="of:=IF([.AX97]&lt;&gt;&quot;&quot;;[.AY96]-[.AX97];[.AY96])-[.L97]*[.H97]" office:value-type="float" office:value="0" calcext:value-type="float">
            <text:p/>
          </table:table-cell>
          <table:table-cell table:number-columns-repeated="5"/>
          <table:table-cell table:style-name="ce347"/>
          <table:table-cell table:number-columns-repeated="937"/>
        </table:table-row>
        <table:table-row table:style-name="ro3">
          <table:table-cell/>
          <table:table-cell table:style-name="ce21"/>
          <table:table-cell table:style-name="ce31" table:formula="of:=IF([.AQ98]=&quot;&quot;;[.C97]+[.L98]+[.B98];[.AQ98])" office:value-type="float" office:value="0.29395975" calcext:value-type="float">
            <text:p/>
          </table:table-cell>
          <table:table-cell table:style-name="ce40" table:formula="of:=IF([.AR98]&lt;&gt;&quot;&quot;;[.AR98];[.D97]+[.AX98])" office:value-type="float" office:value="57.51340472" calcext:value-type="float">
            <text:p/>
          </table:table-cell>
          <table:table-cell table:style-name="ce48" table:formula="of:=IF([.H98]=0;&quot;&quot;;[.D98]+[.C98]*[.H98]+[.AY98]+[.AI98]-[.AJ98])" office:value-type="float" office:value="208.61408472" calcext:value-type="float">
            <text:p/>
          </table:table-cell>
          <table:table-cell table:style-name="ce130" table:formula="of:=100*IF([.M98]=0;0;([.E98]-[.B98]*[.H98])/[.E97]-1)" office:value-type="float" office:value="1.77623395838395" calcext:value-type="float">
            <text:p/>
          </table:table-cell>
          <table:table-cell table:style-name="ce11"/>
          <table:table-cell table:style-name="ce141" office:value-type="float" office:value="480" calcext:value-type="float">
            <text:p>480</text:p>
          </table:table-cell>
          <table:table-cell table:style-name="ce146"/>
          <table:table-cell table:style-name="ce157" office:value-type="float" office:value="-0.5" calcext:value-type="float">
            <text:p>-0.5</text:p>
          </table:table-cell>
          <table:table-cell table:style-name="ce161"/>
          <table:table-cell table:style-name="ce166"/>
          <table:table-cell table:style-name="ce174" office:value-type="time" office:time-value="PT02H30M00S" calcext:value-type="time">
            <text:p>0.104166666666667</text:p>
          </table:table-cell>
          <table:table-cell table:style-name="ce178" office:value-type="date" office:date-value="2014-03-28" calcext:value-type="date">
            <text:p>41726</text:p>
          </table:table-cell>
          <table:table-cell table:style-name="ce11"/>
          <table:table-cell table:style-name="ce167" table:formula="of:=[.P97]+[.J98]" office:value-type="float" office:value="-1" calcext:value-type="float">
            <text:p/>
          </table:table-cell>
          <table:table-cell table:style-name="ce188" table:formula="of:=1+[.P98]/([.C98]+0)" office:value-type="float" office:value="-2.40182627043328" calcext:value-type="float">
            <text:p/>
          </table:table-cell>
          <table:table-cell table:style-name="ce194" table:formula="of:=-[.P98]-[.C98]" office:value-type="float" office:value="0.70604025" calcext:value-type="float">
            <text:p/>
          </table:table-cell>
          <table:table-cell table:style-name="ce11"/>
          <table:table-cell table:style-name="ce202" table:formula="of:=-[.J98]+[.T97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98]/(ABS([.P98])*[.H98]*[.$W$6])" office:value-type="float" office:value="4.346126765" calcext:value-type="float">
            <text:p/>
          </table:table-cell>
          <table:table-cell table:style-name="ce223" table:formula="of:=[.P98]*[.H98]/[.E98]" office:value-type="float" office:value="-2.30089929279824" calcext:value-type="float">
            <text:p/>
          </table:table-cell>
          <table:table-cell table:style-name="ce187" table:formula="of:=([.E98]*[.$X$6]-ABS([.T98])*[.H98])/[.H98]" office:value-type="float" office:value="0.0865316912499999" calcext:value-type="float">
            <text:p/>
          </table:table-cell>
          <table:table-cell table:style-name="ce11"/>
          <table:table-cell table:style-name="ce229" table:formula="of:=[.H98]*(-[.$AB$6]*0.01+[.Q98])/[.Q98]" office:value-type="float" office:value="483.996958530339" calcext:value-type="float">
            <text:p/>
          </table:table-cell>
          <table:table-cell table:style-name="ce237" table:formula="of:=([.H98]-[.I98])*[.R98]/[.E98]*100*SIGN([.I98])" office:value-type="float" office:value="0" calcext:value-type="float">
            <text:p/>
          </table:table-cell>
          <table:table-cell table:style-name="ce246" table:formula="of:=[.E98]*[.$AB$6]*0.01/([.H98]-[.I98])*SIGN([.I98])" office:value-type="float" office:value="0" calcext:value-type="float">
            <text:p/>
          </table:table-cell>
          <table:table-cell table:style-name="ce254" table:formula="of:=IF([.H98]=&quot;&quot;;&quot;#&quot;;[.H98]-0.01*[.$AD$6]*[.AI98]/[.P98])" office:value-type="float" office:value="480.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8])+SIGN([.P97])=0;[.H98];([.H98]*[.J98]+[.AG97]*[.P97])/[.P98]);0)" office:value-type="float" office:value="490" calcext:value-type="float">
            <text:p/>
          </table:table-cell>
          <table:table-cell table:style-name="ce277" table:formula="of:=IF([.H98]=0;0;-([.H97]-[.H98])*[.P97])" office:value-type="float" office:value="10" calcext:value-type="float">
            <text:p/>
          </table:table-cell>
          <table:table-cell table:style-name="ce281" table:formula="of:=[.AH98]+[.AI97]-[.AJ97]" office:value-type="float" office:value="10" calcext:value-type="float">
            <text:p/>
          </table:table-cell>
          <table:table-cell table:style-name="ce286" table:formula="of:=IF(OR([.P98]=0;SIGN([.P98])+SIGN([.P97])=0);(-[.H98]+[.AG97])*-[.P97];0)" office:value-type="float" office:value="0" calcext:value-type="float">
            <text:p/>
          </table:table-cell>
          <table:table-cell table:style-name="ce295" table:formula="of:=[.AI98]/([.E98]-[.AI98])" office:value-type="float" office:value="0.050348896525126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7.51340472" calcext:value-type="float">
            <text:p>57.51340472</text:p>
          </table:table-cell>
          <table:table-cell table:style-name="ce11"/>
          <table:table-cell table:style-name="ce326" table:number-matrix-columns-spanned="1" table:number-matrix-rows-spanned="1" table:formula="of:=SUM(IF([.$F$10:.$F98]*ABS(SIGN([.$J$10:.$J98]))&gt;0;1;0))/SUM(IF([.$F$10:.$F98]*ABS(SIGN([.$J$10:.$J98]))&lt;&gt;0;1;0))" office:value-type="float" office:value="0.421686746987952" calcext:value-type="float">
            <text:p/>
          </table:table-cell>
          <table:table-cell table:style-name="ce15" table:number-matrix-columns-spanned="1" table:number-matrix-rows-spanned="1" table:formula="of:=-SUM(IF([.$F$10:.$F98]*ABS(SIGN([.$J$10:.$J98]))&lt;0;[.$F$10:.$F98];0))/SUM(IF([.$F$10:.$F98]*ABS(SIGN([.$J$10:.$J98]))&lt;0;1;0))" office:value-type="float" office:value="1.8585384863903" calcext:value-type="float">
            <text:p/>
          </table:table-cell>
          <table:table-cell table:style-name="ce15" table:number-matrix-columns-spanned="1" table:number-matrix-rows-spanned="1" table:formula="of:=SUM(IF([.$F$10:.$F98]*ABS(SIGN([.$J$10:.$J98]))&gt;0;[.$F$10:.$F98];0))/SUM(IF([.$F$10:.$F98]*ABS(SIGN([.$J$10:.$J98]))&gt;0;1;0))/[.AU98]" office:value-type="float" office:value="2.98478376904545" calcext:value-type="float">
            <text:p/>
          </table:table-cell>
          <table:table-cell table:style-name="ce11"/>
          <table:table-cell table:style-name="ce337"/>
          <table:table-cell table:style-name="ce343" table:formula="of:=IF([.AX98]&lt;&gt;&quot;&quot;;[.AY97]-[.AX98];[.AY97])-[.L98]*[.H9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21"/>
          <table:table-cell table:style-name="ce31" table:formula="of:=IF([.AQ99]=&quot;&quot;;[.C98]+[.L99]+[.B99];[.AQ99])" office:value-type="float" office:value="0.29395975" calcext:value-type="float">
            <text:p/>
          </table:table-cell>
          <table:table-cell table:style-name="ce40" table:formula="of:=IF([.AR99]&lt;&gt;&quot;&quot;;[.AR99];[.D98]+[.AX99])" office:value-type="float" office:value="57.27340472" calcext:value-type="float">
            <text:p/>
          </table:table-cell>
          <table:table-cell table:style-name="ce48" table:formula="of:=IF([.H99]=0;&quot;&quot;;[.D99]+[.C99]*[.H99]+[.AY99]+[.AI99]-[.AJ99])" office:value-type="float" office:value="208.37408472" calcext:value-type="float">
            <text:p/>
          </table:table-cell>
          <table:table-cell table:style-name="ce130" table:formula="of:=100*IF([.M99]=0;0;([.E99]-[.B99]*[.H99])/[.E98]-1)" office:value-type="float" office:value="-0.115044964639899" calcext:value-type="float">
            <text:p/>
          </table:table-cell>
          <table:table-cell table:style-name="ce11"/>
          <table:table-cell table:style-name="ce141" office:value-type="float" office:value="480" calcext:value-type="float">
            <text:p>480</text:p>
          </table:table-cell>
          <table:table-cell table:style-name="ce146"/>
          <table:table-cell table:style-name="ce157" office:value-type="float" office:value="0.5" calcext:value-type="float">
            <text:p>0.5</text:p>
          </table:table-cell>
          <table:table-cell table:style-name="ce161"/>
          <table:table-cell table:style-name="ce166"/>
          <table:table-cell table:style-name="ce174" office:value-type="time" office:time-value="PT02H50M00S" calcext:value-type="time">
            <text:p>0.118055555555556</text:p>
          </table:table-cell>
          <table:table-cell table:style-name="ce178" office:value-type="date" office:date-value="2014-03-28" calcext:value-type="date">
            <text:p>41726</text:p>
          </table:table-cell>
          <table:table-cell table:style-name="ce11"/>
          <table:table-cell table:style-name="ce167" table:formula="of:=[.P98]+[.J99]" office:value-type="float" office:value="-0.5" calcext:value-type="float">
            <text:p/>
          </table:table-cell>
          <table:table-cell table:style-name="ce188" table:formula="of:=1+[.P99]/([.C99]+0)" office:value-type="float" office:value="-0.700913135216641" calcext:value-type="float">
            <text:p/>
          </table:table-cell>
          <table:table-cell table:style-name="ce194" table:formula="of:=-[.P99]-[.C99]" office:value-type="float" office:value="0.20604025" calcext:value-type="float">
            <text:p/>
          </table:table-cell>
          <table:table-cell table:style-name="ce11"/>
          <table:table-cell table:style-name="ce202" table:formula="of:=-[.J99]+[.T98]" office:value-type="float" office:value="0.5" calcext:value-type="float">
            <text:p/>
          </table:table-cell>
          <table:table-cell table:style-name="ce209"/>
          <table:table-cell table:style-name="ce216"/>
          <table:table-cell table:style-name="ce219" table:formula="of:=[.E99]/(ABS([.P99])*[.H99]*[.$W$6])" office:value-type="float" office:value="8.68225353" calcext:value-type="float">
            <text:p/>
          </table:table-cell>
          <table:table-cell table:style-name="ce223" table:formula="of:=[.P99]*[.H99]/[.E99]" office:value-type="float" office:value="-1.15177470520145" calcext:value-type="float">
            <text:p/>
          </table:table-cell>
          <table:table-cell table:style-name="ce187" table:formula="of:=([.E99]*[.$X$6]-ABS([.T99])*[.H99])/[.H99]" office:value-type="float" office:value="0.58528169125" calcext:value-type="float">
            <text:p/>
          </table:table-cell>
          <table:table-cell table:style-name="ce11"/>
          <table:table-cell table:style-name="ce229" table:formula="of:=[.H99]*(-[.$AB$6]*0.01+[.Q99])/[.Q99]" office:value-type="float" office:value="493.696419024924" calcext:value-type="float">
            <text:p/>
          </table:table-cell>
          <table:table-cell table:style-name="ce237" table:formula="of:=([.H99]-[.I99])*[.R99]/[.E99]*100*SIGN([.I99])" office:value-type="float" office:value="0" calcext:value-type="float">
            <text:p/>
          </table:table-cell>
          <table:table-cell table:style-name="ce246" table:formula="of:=[.E99]*[.$AB$6]*0.01/([.H99]-[.I99])*SIGN([.I99])" office:value-type="float" office:value="0" calcext:value-type="float">
            <text:p/>
          </table:table-cell>
          <table:table-cell table:style-name="ce254" table:formula="of:=IF([.H99]=&quot;&quot;;&quot;#&quot;;[.H99]-0.01*[.$AD$6]*[.AI99]/[.P99])" office:value-type="float" office:value="481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99])+SIGN([.P98])=0;[.H99];([.H99]*[.J99]+[.AG98]*[.P98])/[.P99]);0)" office:value-type="float" office:value="500" calcext:value-type="float">
            <text:p/>
          </table:table-cell>
          <table:table-cell table:style-name="ce277" table:formula="of:=IF([.H99]=0;0;-([.H98]-[.H99])*[.P98])" office:value-type="float" office:value="0" calcext:value-type="float">
            <text:p/>
          </table:table-cell>
          <table:table-cell table:style-name="ce281" table:formula="of:=[.AH99]+[.AI98]-[.AJ98]" office:value-type="float" office:value="10" calcext:value-type="float">
            <text:p/>
          </table:table-cell>
          <table:table-cell table:style-name="ce286" table:formula="of:=IF(OR([.P99]=0;SIGN([.P99])+SIGN([.P98])=0);(-[.H99]+[.AG98])*-[.P98];0)" office:value-type="float" office:value="0" calcext:value-type="float">
            <text:p/>
          </table:table-cell>
          <table:table-cell table:style-name="ce295" table:formula="of:=[.AI99]/([.E99]-[.AI99])" office:value-type="float" office:value="0.0504098104049969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7.27340472" calcext:value-type="float">
            <text:p>57.27340472</text:p>
          </table:table-cell>
          <table:table-cell table:style-name="ce11"/>
          <table:table-cell table:style-name="ce326" table:number-matrix-columns-spanned="1" table:number-matrix-rows-spanned="1" table:formula="of:=SUM(IF([.$F$10:.$F99]*ABS(SIGN([.$J$10:.$J99]))&gt;0;1;0))/SUM(IF([.$F$10:.$F99]*ABS(SIGN([.$J$10:.$J99]))&lt;&gt;0;1;0))" office:value-type="float" office:value="0.416666666666667" calcext:value-type="float">
            <text:p/>
          </table:table-cell>
          <table:table-cell table:style-name="ce15" table:number-matrix-columns-spanned="1" table:number-matrix-rows-spanned="1" table:formula="of:=-SUM(IF([.$F$10:.$F99]*ABS(SIGN([.$J$10:.$J99]))&lt;0;[.$F$10:.$F99];0))/SUM(IF([.$F$10:.$F99]*ABS(SIGN([.$J$10:.$J99]))&lt;0;1;0))" office:value-type="float" office:value="1.82295698594641" calcext:value-type="float">
            <text:p/>
          </table:table-cell>
          <table:table-cell table:style-name="ce15" table:number-matrix-columns-spanned="1" table:number-matrix-rows-spanned="1" table:formula="of:=SUM(IF([.$F$10:.$F99]*ABS(SIGN([.$J$10:.$J99]))&gt;0;[.$F$10:.$F99];0))/SUM(IF([.$F$10:.$F99]*ABS(SIGN([.$J$10:.$J99]))&gt;0;1;0))/[.AU99]" office:value-type="float" office:value="3.04304245853837" calcext:value-type="float">
            <text:p/>
          </table:table-cell>
          <table:table-cell table:style-name="ce11"/>
          <table:table-cell table:style-name="ce337"/>
          <table:table-cell table:style-name="ce343" table:formula="of:=IF([.AX99]&lt;&gt;&quot;&quot;;[.AY98]-[.AX99];[.AY98])-[.L99]*[.H9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21"/>
          <table:table-cell table:style-name="ce31" table:formula="of:=IF([.AQ100]=&quot;&quot;;[.C99]+[.L100]+[.B100];[.AQ100])" office:value-type="float" office:value="0.29395975" calcext:value-type="float">
            <text:p/>
          </table:table-cell>
          <table:table-cell table:style-name="ce40" table:formula="of:=IF([.AR100]&lt;&gt;&quot;&quot;;[.AR100];[.D99]+[.AX100])" office:value-type="float" office:value="57.02490472" calcext:value-type="float">
            <text:p/>
          </table:table-cell>
          <table:table-cell table:style-name="ce48" table:formula="of:=IF([.H100]=0;&quot;&quot;;[.D100]+[.C100]*[.H100]+[.AY100]+[.AI100]-[.AJ100])" office:value-type="float" office:value="204.62290047" calcext:value-type="float">
            <text:p/>
          </table:table-cell>
          <table:table-cell table:style-name="ce130" table:formula="of:=100*IF([.M100]=0;0;([.E100]-[.B100]*[.H100])/[.E99]-1)" office:value-type="float" office:value="-1.80021630570836" calcext:value-type="float">
            <text:p/>
          </table:table-cell>
          <table:table-cell table:style-name="ce11"/>
          <table:table-cell table:style-name="ce141" office:value-type="float" office:value="497" calcext:value-type="float">
            <text:p>497</text:p>
          </table:table-cell>
          <table:table-cell table:style-name="ce146"/>
          <table:table-cell table:style-name="ce157" office:value-type="float" office:value="-0.5" calcext:value-type="float">
            <text:p>-0.5</text:p>
          </table:table-cell>
          <table:table-cell table:style-name="ce161"/>
          <table:table-cell table:style-name="ce166"/>
          <table:table-cell table:style-name="ce174" office:value-type="time" office:time-value="PT04H35M00S" calcext:value-type="time">
            <text:p>0.190972222222222</text:p>
          </table:table-cell>
          <table:table-cell table:style-name="ce178" office:value-type="date" office:date-value="2014-03-28" calcext:value-type="date">
            <text:p>41726</text:p>
          </table:table-cell>
          <table:table-cell table:style-name="ce11"/>
          <table:table-cell table:style-name="ce167" table:formula="of:=[.P99]+[.J100]" office:value-type="float" office:value="-1" calcext:value-type="float">
            <text:p/>
          </table:table-cell>
          <table:table-cell table:style-name="ce188" table:formula="of:=1+[.P100]/([.C100]+0)" office:value-type="float" office:value="-2.40182627043328" calcext:value-type="float">
            <text:p/>
          </table:table-cell>
          <table:table-cell table:style-name="ce194" table:formula="of:=-[.P100]-[.C100]" office:value-type="float" office:value="0.70604025" calcext:value-type="float">
            <text:p/>
          </table:table-cell>
          <table:table-cell table:style-name="ce11"/>
          <table:table-cell table:style-name="ce202" table:formula="of:=-[.J100]+[.T99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00]/(ABS([.P100])*[.H100]*[.$W$6])" office:value-type="float" office:value="4.11716097525151" calcext:value-type="float">
            <text:p/>
          </table:table-cell>
          <table:table-cell table:style-name="ce223" table:formula="of:=[.P100]*[.H100]/[.E100]" office:value-type="float" office:value="-2.42885815252563" calcext:value-type="float">
            <text:p/>
          </table:table-cell>
          <table:table-cell table:style-name="ce187" table:formula="of:=([.E100]*[.$X$6]-ABS([.T100])*[.H100])/[.H100]" office:value-type="float" office:value="0.0292902438128773" calcext:value-type="float">
            <text:p/>
          </table:table-cell>
          <table:table-cell table:style-name="ce11"/>
          <table:table-cell table:style-name="ce229" table:formula="of:=[.H100]*(-[.$AB$6]*0.01+[.Q100])/[.Q100]" office:value-type="float" office:value="501.138517478288" calcext:value-type="float">
            <text:p/>
          </table:table-cell>
          <table:table-cell table:style-name="ce237" table:formula="of:=([.H100]-[.I100])*[.R100]/[.E100]*100*SIGN([.I100])" office:value-type="float" office:value="0" calcext:value-type="float">
            <text:p/>
          </table:table-cell>
          <table:table-cell table:style-name="ce246" table:formula="of:=[.E100]*[.$AB$6]*0.01/([.H100]-[.I100])*SIGN([.I100])" office:value-type="float" office:value="0" calcext:value-type="float">
            <text:p/>
          </table:table-cell>
          <table:table-cell table:style-name="ce254" table:formula="of:=IF([.H100]=&quot;&quot;;&quot;#&quot;;[.H100]-0.01*[.$AD$6]*[.AI100]/[.P100])" office:value-type="float" office:value="497.07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100])+SIGN([.P99])=0;[.H100];([.H100]*[.J100]+[.AG99]*[.P99])/[.P100]);0)" office:value-type="float" office:value="498.5" calcext:value-type="float">
            <text:p/>
          </table:table-cell>
          <table:table-cell table:style-name="ce277" table:formula="of:=IF([.H100]=0;0;-([.H99]-[.H100])*[.P99])" office:value-type="float" office:value="-8.5" calcext:value-type="float">
            <text:p/>
          </table:table-cell>
          <table:table-cell table:style-name="ce281" table:formula="of:=[.AH100]+[.AI99]-[.AJ99]" office:value-type="float" office:value="1.5" calcext:value-type="float">
            <text:p/>
          </table:table-cell>
          <table:table-cell table:style-name="ce286" table:formula="of:=IF(OR([.P100]=0;SIGN([.P100])+SIGN([.P99])=0);(-[.H100]+[.AG99])*-[.P99];0)" office:value-type="float" office:value="0" calcext:value-type="float">
            <text:p/>
          </table:table-cell>
          <table:table-cell table:style-name="ce295" table:formula="of:=[.AI100]/([.E100]-[.AI100])" office:value-type="float" office:value="0.00738469171387961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7.02490472" calcext:value-type="float">
            <text:p>57.02490472</text:p>
          </table:table-cell>
          <table:table-cell table:style-name="ce11"/>
          <table:table-cell table:style-name="ce326" table:number-matrix-columns-spanned="1" table:number-matrix-rows-spanned="1" table:formula="of:=SUM(IF([.$F$10:.$F100]*ABS(SIGN([.$J$10:.$J100]))&gt;0;1;0))/SUM(IF([.$F$10:.$F100]*ABS(SIGN([.$J$10:.$J100]))&lt;&gt;0;1;0))" office:value-type="float" office:value="0.411764705882353" calcext:value-type="float">
            <text:p/>
          </table:table-cell>
          <table:table-cell table:style-name="ce15" table:number-matrix-columns-spanned="1" table:number-matrix-rows-spanned="1" table:formula="of:=-SUM(IF([.$F$10:.$F100]*ABS(SIGN([.$J$10:.$J100]))&lt;0;[.$F$10:.$F100];0))/SUM(IF([.$F$10:.$F100]*ABS(SIGN([.$J$10:.$J100]))&lt;0;1;0))" office:value-type="float" office:value="1.82250217234165" calcext:value-type="float">
            <text:p/>
          </table:table-cell>
          <table:table-cell table:style-name="ce15" table:number-matrix-columns-spanned="1" table:number-matrix-rows-spanned="1" table:formula="of:=SUM(IF([.$F$10:.$F100]*ABS(SIGN([.$J$10:.$J100]))&gt;0;[.$F$10:.$F100];0))/SUM(IF([.$F$10:.$F100]*ABS(SIGN([.$J$10:.$J100]))&gt;0;1;0))/[.AU100]" office:value-type="float" office:value="3.04380186345487" calcext:value-type="float">
            <text:p/>
          </table:table-cell>
          <table:table-cell table:style-name="ce11"/>
          <table:table-cell table:style-name="ce337"/>
          <table:table-cell table:style-name="ce343" table:formula="of:=IF([.AX100]&lt;&gt;&quot;&quot;;[.AY99]-[.AX100];[.AY99])-[.L100]*[.H10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21"/>
          <table:table-cell table:style-name="ce31" table:formula="of:=IF([.AQ101]=&quot;&quot;;[.C100]+[.L101]+[.B101];[.AQ101])" office:value-type="float" office:value="0.29395975" calcext:value-type="float">
            <text:p/>
          </table:table-cell>
          <table:table-cell table:style-name="ce40" table:formula="of:=IF([.AR101]&lt;&gt;&quot;&quot;;[.AR101];[.D100]+[.AX101])" office:value-type="float" office:value="56.70935523" calcext:value-type="float">
            <text:p/>
          </table:table-cell>
          <table:table-cell table:style-name="ce48" table:formula="of:=IF([.H101]=0;&quot;&quot;;[.D101]+[.C101]*[.H101]+[.AY101]+[.AI101]-[.AJ101])" office:value-type="float" office:value="203.60131073" calcext:value-type="float">
            <text:p/>
          </table:table-cell>
          <table:table-cell table:style-name="ce130" table:formula="of:=100*IF([.M101]=0;0;([.E101]-[.B101]*[.H101])/[.E100]-1)" office:value-type="float" office:value="-0.499254842763686" calcext:value-type="float">
            <text:p/>
          </table:table-cell>
          <table:table-cell table:style-name="ce11"/>
          <table:table-cell table:style-name="ce141" office:value-type="float" office:value="498" calcext:value-type="float">
            <text:p>498</text:p>
          </table:table-cell>
          <table:table-cell table:style-name="ce146"/>
          <table:table-cell table:style-name="ce157" office:value-type="float" office:value="0.6336" calcext:value-type="float">
            <text:p>0.6336</text:p>
          </table:table-cell>
          <table:table-cell table:style-name="ce161"/>
          <table:table-cell table:style-name="ce166"/>
          <table:table-cell table:style-name="ce174" office:value-type="time" office:time-value="PT04H50M00S" calcext:value-type="time">
            <text:p>0.201388888888889</text:p>
          </table:table-cell>
          <table:table-cell table:style-name="ce178" office:value-type="date" office:date-value="2014-03-28" calcext:value-type="date">
            <text:p>41726</text:p>
          </table:table-cell>
          <table:table-cell table:style-name="ce11"/>
          <table:table-cell table:style-name="ce167" table:formula="of:=[.P100]+[.J101]" office:value-type="float" office:value="-0.3664" calcext:value-type="float">
            <text:p/>
          </table:table-cell>
          <table:table-cell table:style-name="ce188" table:formula="of:=1+[.P101]/([.C101]+0)" office:value-type="float" office:value="-0.246429145486754" calcext:value-type="float">
            <text:p/>
          </table:table-cell>
          <table:table-cell table:style-name="ce194" table:formula="of:=-[.P101]-[.C101]" office:value-type="float" office:value="0.0724402499999999" calcext:value-type="float">
            <text:p/>
          </table:table-cell>
          <table:table-cell table:style-name="ce11"/>
          <table:table-cell table:style-name="ce202" table:formula="of:=-[.J101]+[.T100]" office:value-type="float" office:value="0.3664" calcext:value-type="float">
            <text:p/>
          </table:table-cell>
          <table:table-cell table:style-name="ce209"/>
          <table:table-cell table:style-name="ce216"/>
          <table:table-cell table:style-name="ce219" table:formula="of:=[.E101]/(ABS([.P101])*[.H101]*[.$W$6])" office:value-type="float" office:value="11.1582416308246" calcext:value-type="float">
            <text:p/>
          </table:table-cell>
          <table:table-cell table:style-name="ce223" table:formula="of:=[.P101]*[.H101]/[.E101]" office:value-type="float" office:value="-0.896198552680113" calcext:value-type="float">
            <text:p/>
          </table:table-cell>
          <table:table-cell table:style-name="ce187" table:formula="of:=([.E101]*[.$X$6]-ABS([.T101])*[.H101])/[.H101]" office:value-type="float" office:value="0.655694933383534" calcext:value-type="float">
            <text:p/>
          </table:table-cell>
          <table:table-cell table:style-name="ce11"/>
          <table:table-cell table:style-name="ce229" table:formula="of:=[.H101]*(-[.$AB$6]*0.01+[.Q101])/[.Q101]" office:value-type="float" office:value="538.417297151791" calcext:value-type="float">
            <text:p/>
          </table:table-cell>
          <table:table-cell table:style-name="ce237" table:formula="of:=([.H101]-[.I101])*[.R101]/[.E101]*100*SIGN([.I101])" office:value-type="float" office:value="0" calcext:value-type="float">
            <text:p/>
          </table:table-cell>
          <table:table-cell table:style-name="ce246" table:formula="of:=[.E101]*[.$AB$6]*0.01/([.H101]-[.I101])*SIGN([.I101])" office:value-type="float" office:value="0" calcext:value-type="float">
            <text:p/>
          </table:table-cell>
          <table:table-cell table:style-name="ce254" table:formula="of:=IF([.H101]=&quot;&quot;;&quot;#&quot;;[.H101]-0.01*[.$AD$6]*[.AI101]/[.P101])" office:value-type="float" office:value="498.068231441048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101])+SIGN([.P100])=0;[.H101];([.H101]*[.J101]+[.AG100]*[.P100])/[.P101]);0)" office:value-type="float" office:value="499.364628820961" calcext:value-type="float">
            <text:p/>
          </table:table-cell>
          <table:table-cell table:style-name="ce277" table:formula="of:=IF([.H101]=0;0;-([.H100]-[.H101])*[.P100])" office:value-type="float" office:value="-1" calcext:value-type="float">
            <text:p/>
          </table:table-cell>
          <table:table-cell table:style-name="ce281" table:formula="of:=[.AH101]+[.AI100]-[.AJ100]" office:value-type="float" office:value="0.500000000000002" calcext:value-type="float">
            <text:p/>
          </table:table-cell>
          <table:table-cell table:style-name="ce286" table:formula="of:=IF(OR([.P101]=0;SIGN([.P101])+SIGN([.P100])=0);(-[.H101]+[.AG100])*-[.P100];0)" office:value-type="float" office:value="0" calcext:value-type="float">
            <text:p/>
          </table:table-cell>
          <table:table-cell table:style-name="ce295" table:formula="of:=[.AI101]/([.E101]-[.AI101])" office:value-type="float" office:value="0.00246182556972611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6.70935523" calcext:value-type="float">
            <text:p>56.70935523</text:p>
          </table:table-cell>
          <table:table-cell table:style-name="ce11"/>
          <table:table-cell table:style-name="ce326" table:number-matrix-columns-spanned="1" table:number-matrix-rows-spanned="1" table:formula="of:=SUM(IF([.$F$10:.$F101]*ABS(SIGN([.$J$10:.$J101]))&gt;0;1;0))/SUM(IF([.$F$10:.$F101]*ABS(SIGN([.$J$10:.$J101]))&lt;&gt;0;1;0))" office:value-type="float" office:value="0.406976744186047" calcext:value-type="float">
            <text:p/>
          </table:table-cell>
          <table:table-cell table:style-name="ce15" table:number-matrix-columns-spanned="1" table:number-matrix-rows-spanned="1" table:formula="of:=-SUM(IF([.$F$10:.$F101]*ABS(SIGN([.$J$10:.$J101]))&lt;0;[.$F$10:.$F101];0))/SUM(IF([.$F$10:.$F101]*ABS(SIGN([.$J$10:.$J101]))&lt;0;1;0))" office:value-type="float" office:value="1.79655614627149" calcext:value-type="float">
            <text:p/>
          </table:table-cell>
          <table:table-cell table:style-name="ce15" table:number-matrix-columns-spanned="1" table:number-matrix-rows-spanned="1" table:formula="of:=SUM(IF([.$F$10:.$F101]*ABS(SIGN([.$J$10:.$J101]))&gt;0;[.$F$10:.$F101];0))/SUM(IF([.$F$10:.$F101]*ABS(SIGN([.$J$10:.$J101]))&gt;0;1;0))/[.AU101]" office:value-type="float" office:value="3.08776072478269" calcext:value-type="float">
            <text:p/>
          </table:table-cell>
          <table:table-cell table:style-name="ce11"/>
          <table:table-cell table:style-name="ce337"/>
          <table:table-cell table:style-name="ce343" table:formula="of:=IF([.AX101]&lt;&gt;&quot;&quot;;[.AY100]-[.AX101];[.AY100])-[.L101]*[.H10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21"/>
          <table:table-cell table:style-name="ce31" table:formula="of:=IF([.AQ102]=&quot;&quot;;[.C101]+[.L102]+[.B102];[.AQ102])" office:value-type="float" office:value="0.29395975" calcext:value-type="float">
            <text:p/>
          </table:table-cell>
          <table:table-cell table:style-name="ce40" table:formula="of:=IF([.AR102]&lt;&gt;&quot;&quot;;[.AR102];[.D101]+[.AX102])" office:value-type="float" office:value="59.2273018" calcext:value-type="float">
            <text:p/>
          </table:table-cell>
          <table:table-cell table:style-name="ce48" table:formula="of:=IF([.H102]=0;&quot;&quot;;[.D102]+[.C102]*[.H102]+[.AY102]+[.AI102]-[.AJ102])" office:value-type="float" office:value="203.8554988" calcext:value-type="float">
            <text:p/>
          </table:table-cell>
          <table:table-cell table:style-name="ce130" table:formula="of:=100*IF([.M102]=0;0;([.E102]-[.B102]*[.H102])/[.E101]-1)" office:value-type="float" office:value="0.124845989000999" calcext:value-type="float">
            <text:p/>
          </table:table-cell>
          <table:table-cell table:style-name="ce11"/>
          <table:table-cell table:style-name="ce141" office:value-type="float" office:value="492" calcext:value-type="float">
            <text:p>492</text:p>
          </table:table-cell>
          <table:table-cell table:style-name="ce146"/>
          <table:table-cell table:style-name="ce157" office:value-type="float" office:value="0.3664" calcext:value-type="float">
            <text:p>0.3664</text:p>
          </table:table-cell>
          <table:table-cell table:style-name="ce161"/>
          <table:table-cell table:style-name="ce166"/>
          <table:table-cell table:style-name="ce174" office:value-type="time" office:time-value="PT11H51M00S" calcext:value-type="time">
            <text:p>0.49375</text:p>
          </table:table-cell>
          <table:table-cell table:style-name="ce178" office:value-type="date" office:date-value="2014-03-28" calcext:value-type="date">
            <text:p>41726</text:p>
          </table:table-cell>
          <table:table-cell table:style-name="ce11"/>
          <table:table-cell table:style-name="ce167" table:formula="of:=[.P101]+[.J102]" office:value-type="float" office:value="0" calcext:value-type="float">
            <text:p/>
          </table:table-cell>
          <table:table-cell table:style-name="ce188" table:formula="of:=1+[.P102]/([.C102]+0)" office:value-type="float" office:value="1" calcext:value-type="float">
            <text:p/>
          </table:table-cell>
          <table:table-cell table:style-name="ce194" table:formula="of:=-[.P102]-[.C102]" office:value-type="float" office:value="-0.29395975" calcext:value-type="float">
            <text:p/>
          </table:table-cell>
          <table:table-cell table:style-name="ce11"/>
          <table:table-cell table:style-name="ce202" table:formula="of:=-[.J102]+[.T101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102]/(ABS([.P102])*[.H102]*[.$W$6])" office:value-type="string" office:string-value="" calcext:value-type="error">
            <text:p/>
          </table:table-cell>
          <table:table-cell table:style-name="ce223" table:formula="of:=[.P102]*[.H102]/[.E102]" office:value-type="float" office:value="0" calcext:value-type="float">
            <text:p/>
          </table:table-cell>
          <table:table-cell table:style-name="ce187" table:formula="of:=([.E102]*[.$X$6]-ABS([.T102])*[.H102])/[.H102]" office:value-type="float" office:value="1.03585111178862" calcext:value-type="float">
            <text:p/>
          </table:table-cell>
          <table:table-cell table:style-name="ce11"/>
          <table:table-cell table:style-name="ce229" table:formula="of:=[.H102]*(-[.$AB$6]*0.01+[.Q102])/[.Q102]" office:value-type="float" office:value="482.16" calcext:value-type="float">
            <text:p/>
          </table:table-cell>
          <table:table-cell table:style-name="ce237" table:formula="of:=([.H102]-[.I102])*[.R102]/[.E102]*100*SIGN([.I102])" office:value-type="float" office:value="-0" calcext:value-type="float">
            <text:p/>
          </table:table-cell>
          <table:table-cell table:style-name="ce246" table:formula="of:=[.E102]*[.$AB$6]*0.01/([.H102]-[.I102])*SIGN([.I102])" office:value-type="float" office:value="0" calcext:value-type="float">
            <text:p/>
          </table:table-cell>
          <table:table-cell table:style-name="ce254" table:formula="of:=IF([.H102]=&quot;&quot;;&quot;#&quot;;[.H102]-0.01*[.$AD$6]*[.AI102]/[.P102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102])+SIGN([.P101])=0;[.H102];([.H102]*[.J102]+[.AG101]*[.P101])/[.P102]);0)" office:value-type="float" office:value="0" calcext:value-type="float">
            <text:p/>
          </table:table-cell>
          <table:table-cell table:style-name="ce277" table:formula="of:=IF([.H102]=0;0;-([.H101]-[.H102])*[.P101])" office:value-type="float" office:value="2.1984" calcext:value-type="float">
            <text:p/>
          </table:table-cell>
          <table:table-cell table:style-name="ce281" table:formula="of:=[.AH102]+[.AI101]-[.AJ101]" office:value-type="float" office:value="2.6984" calcext:value-type="float">
            <text:p/>
          </table:table-cell>
          <table:table-cell table:style-name="ce286" table:formula="of:=IF(OR([.P102]=0;SIGN([.P102])+SIGN([.P101])=0);(-[.H102]+[.AG101])*-[.P101];0)" office:value-type="float" office:value="2.69840000000007" calcext:value-type="float">
            <text:p/>
          </table:table-cell>
          <table:table-cell table:style-name="ce295" table:formula="of:=[.AI102]/([.E102]-[.AI102])" office:value-type="float" office:value="0.0134143911206578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59.2273018" calcext:value-type="float">
            <text:p>59.2273018</text:p>
          </table:table-cell>
          <table:table-cell table:style-name="ce11"/>
          <table:table-cell table:style-name="ce326" table:number-matrix-columns-spanned="1" table:number-matrix-rows-spanned="1" table:formula="of:=SUM(IF([.$F$10:.$F102]*ABS(SIGN([.$J$10:.$J102]))&gt;0;1;0))/SUM(IF([.$F$10:.$F102]*ABS(SIGN([.$J$10:.$J102]))&lt;&gt;0;1;0))" office:value-type="float" office:value="0.413793103448276" calcext:value-type="float">
            <text:p/>
          </table:table-cell>
          <table:table-cell table:style-name="ce15" table:number-matrix-columns-spanned="1" table:number-matrix-rows-spanned="1" table:formula="of:=-SUM(IF([.$F$10:.$F102]*ABS(SIGN([.$J$10:.$J102]))&lt;0;[.$F$10:.$F102];0))/SUM(IF([.$F$10:.$F102]*ABS(SIGN([.$J$10:.$J102]))&lt;0;1;0))" office:value-type="float" office:value="1.79655614627149" calcext:value-type="float">
            <text:p/>
          </table:table-cell>
          <table:table-cell table:style-name="ce15" table:number-matrix-columns-spanned="1" table:number-matrix-rows-spanned="1" table:formula="of:=SUM(IF([.$F$10:.$F102]*ABS(SIGN([.$J$10:.$J102]))&gt;0;[.$F$10:.$F102];0))/SUM(IF([.$F$10:.$F102]*ABS(SIGN([.$J$10:.$J102]))&gt;0;1;0))/[.AU102]" office:value-type="float" office:value="3.0039199223771" calcext:value-type="float">
            <text:p/>
          </table:table-cell>
          <table:table-cell table:style-name="ce11"/>
          <table:table-cell table:style-name="ce337"/>
          <table:table-cell table:style-name="ce343" table:formula="of:=IF([.AX102]&lt;&gt;&quot;&quot;;[.AY101]-[.AX102];[.AY101])-[.L102]*[.H10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 office:value-type="float" office:value="-0.00942148" calcext:value-type="float">
            <text:p>-0.00942148</text:p>
          </table:table-cell>
          <table:table-cell table:style-name="ce31" table:formula="of:=IF([.AQ103]=&quot;&quot;;[.C102]+[.L103]+[.B103];[.AQ103])" office:value-type="float" office:value="0.39231622" calcext:value-type="float">
            <text:p/>
          </table:table-cell>
          <table:table-cell table:style-name="ce40" table:formula="of:=IF([.AR103]&lt;&gt;&quot;&quot;;[.AR103];[.D102]+[.AX103])" office:value-type="float" office:value="4.5023018" calcext:value-type="float">
            <text:p/>
          </table:table-cell>
          <table:table-cell table:style-name="ce48" table:formula="of:=IF([.H103]=0;&quot;&quot;;[.D103]+[.C103]*[.H103]+[.AY103]+[.AI103]-[.AJ103])" office:value-type="float" office:value="199.67962125" calcext:value-type="float">
            <text:p/>
          </table:table-cell>
          <table:table-cell table:style-name="ce130" table:formula="of:=100*IF([.M103]=0;0;([.E103]-[.B103]*[.H103])/[.E102]-1)" office:value-type="float" office:value="0.250819209199582" calcext:value-type="float">
            <text:p/>
          </table:table-cell>
          <table:table-cell table:style-name="ce11"/>
          <table:table-cell table:style-name="ce141" office:value-type="float" office:value="497.5" calcext:value-type="float">
            <text:p>497.5</text:p>
          </table:table-cell>
          <table:table-cell table:style-name="ce146"/>
          <table:table-cell table:style-name="ce157"/>
          <table:table-cell table:style-name="ce161"/>
          <table:table-cell table:style-name="ce166" office:value-type="float" office:value="0.11" calcext:value-type="float">
            <text:p>0.11</text:p>
          </table:table-cell>
          <table:table-cell table:style-name="ce174" office:value-type="time" office:time-value="PT15H33M00S" calcext:value-type="time">
            <text:p>0.647916666666667</text:p>
          </table:table-cell>
          <table:table-cell table:style-name="ce178" office:value-type="date" office:date-value="2014-03-29" calcext:value-type="date">
            <text:p>41727</text:p>
          </table:table-cell>
          <table:table-cell table:style-name="ce11"/>
          <table:table-cell table:style-name="ce167" table:formula="of:=[.P102]+[.J103]" office:value-type="float" office:value="0" calcext:value-type="float">
            <text:p/>
          </table:table-cell>
          <table:table-cell table:style-name="ce188" table:formula="of:=1+[.P103]/([.C103]+0)" office:value-type="float" office:value="1" calcext:value-type="float">
            <text:p/>
          </table:table-cell>
          <table:table-cell table:style-name="ce194" table:formula="of:=-[.P103]-[.C103]" office:value-type="float" office:value="-0.39231622" calcext:value-type="float">
            <text:p/>
          </table:table-cell>
          <table:table-cell table:style-name="ce11"/>
          <table:table-cell table:style-name="ce202" table:formula="of:=-[.J103]+[.T102]" office:value-type="float" office:value="0" calcext:value-type="float">
            <text:p/>
          </table:table-cell>
          <table:table-cell table:style-name="ce209"/>
          <table:table-cell table:style-name="ce216"/>
          <table:table-cell table:style-name="ce219" table:formula="of:=[.E103]/(ABS([.P103])*[.H103]*[.$W$6])" office:value-type="string" office:string-value="" calcext:value-type="error">
            <text:p/>
          </table:table-cell>
          <table:table-cell table:style-name="ce223" table:formula="of:=[.P103]*[.H103]/[.E103]" office:value-type="float" office:value="0" calcext:value-type="float">
            <text:p/>
          </table:table-cell>
          <table:table-cell table:style-name="ce187" table:formula="of:=([.E103]*[.$X$6]-ABS([.T103])*[.H103])/[.H103]" office:value-type="float" office:value="1.0034151821608" calcext:value-type="float">
            <text:p/>
          </table:table-cell>
          <table:table-cell table:style-name="ce11"/>
          <table:table-cell table:style-name="ce229" table:formula="of:=[.H103]*(-[.$AB$6]*0.01+[.Q103])/[.Q103]" office:value-type="float" office:value="487.55" calcext:value-type="float">
            <text:p/>
          </table:table-cell>
          <table:table-cell table:style-name="ce237" table:formula="of:=([.H103]-[.I103])*[.R103]/[.E103]*100*SIGN([.I103])" office:value-type="float" office:value="-0" calcext:value-type="float">
            <text:p/>
          </table:table-cell>
          <table:table-cell table:style-name="ce246" table:formula="of:=[.E103]*[.$AB$6]*0.01/([.H103]-[.I103])*SIGN([.I103])" office:value-type="float" office:value="0" calcext:value-type="float">
            <text:p/>
          </table:table-cell>
          <table:table-cell table:style-name="ce254" table:formula="of:=IF([.H103]=&quot;&quot;;&quot;#&quot;;[.H103]-0.01*[.$AD$6]*[.AI103]/[.P103])" office:value-type="string" office:string-value="" calcext:value-type="error">
            <text:p/>
          </table:table-cell>
          <table:table-cell table:style-name="ce260"/>
          <table:table-cell table:style-name="ce11"/>
          <table:table-cell table:style-name="ce268" table:formula="of:=IFERROR(IF(SIGN([.P103])+SIGN([.P102])=0;[.H103];([.H103]*[.J103]+[.AG102]*[.P102])/[.P103]);0)" office:value-type="float" office:value="497.5" calcext:value-type="float">
            <text:p/>
          </table:table-cell>
          <table:table-cell table:style-name="ce277" table:formula="of:=IF([.H103]=0;0;-([.H102]-[.H103])*[.P102])" office:value-type="float" office:value="0" calcext:value-type="float">
            <text:p/>
          </table:table-cell>
          <table:table-cell table:style-name="ce281" table:formula="of:=[.AH103]+[.AI102]-[.AJ102]" office:value-type="float" office:value="-0.0000000000000679456491070596" calcext:value-type="float">
            <text:p/>
          </table:table-cell>
          <table:table-cell table:style-name="ce286" table:formula="of:=IF(OR([.P103]=0;SIGN([.P103])+SIGN([.P102])=0);(-[.H103]+[.AG102])*-[.P102];0)" office:value-type="float" office:value="0" calcext:value-type="float">
            <text:p/>
          </table:table-cell>
          <table:table-cell table:style-name="ce295" table:formula="of:=[.AI103]/([.E103]-[.AI103])" office:value-type="float" office:value="-3.40273327251514E-016" calcext:value-type="float">
            <text:p/>
          </table:table-cell>
          <table:table-cell table:style-name="ce11"/>
          <table:table-cell table:number-columns-repeated="4"/>
          <table:table-cell table:style-name="ce315" table:formula="of:=0.3916678+0.0100699+[.B103]" office:value-type="float" office:value="0.39231622" calcext:value-type="float">
            <text:p/>
          </table:table-cell>
          <table:table-cell table:style-name="ce320" office:value-type="float" office:value="4.5023018" calcext:value-type="float">
            <text:p>4.5023018</text:p>
          </table:table-cell>
          <table:table-cell table:style-name="ce11"/>
          <table:table-cell table:style-name="ce326" table:number-matrix-columns-spanned="1" table:number-matrix-rows-spanned="1" table:formula="of:=SUM(IF([.$F$10:.$F103]*ABS(SIGN([.$J$10:.$J103]))&gt;0;1;0))/SUM(IF([.$F$10:.$F103]*ABS(SIGN([.$J$10:.$J103]))&lt;&gt;0;1;0))" office:value-type="float" office:value="0.413793103448276" calcext:value-type="float">
            <text:p/>
          </table:table-cell>
          <table:table-cell table:style-name="ce15" table:number-matrix-columns-spanned="1" table:number-matrix-rows-spanned="1" table:formula="of:=-SUM(IF([.$F$10:.$F103]*ABS(SIGN([.$J$10:.$J103]))&lt;0;[.$F$10:.$F103];0))/SUM(IF([.$F$10:.$F103]*ABS(SIGN([.$J$10:.$J103]))&lt;0;1;0))" office:value-type="float" office:value="1.79655614627149" calcext:value-type="float">
            <text:p/>
          </table:table-cell>
          <table:table-cell table:style-name="ce15" table:number-matrix-columns-spanned="1" table:number-matrix-rows-spanned="1" table:formula="of:=SUM(IF([.$F$10:.$F103]*ABS(SIGN([.$J$10:.$J103]))&gt;0;[.$F$10:.$F103];0))/SUM(IF([.$F$10:.$F103]*ABS(SIGN([.$J$10:.$J103]))&gt;0;1;0))/[.AU103]" office:value-type="float" office:value="3.0039199223771" calcext:value-type="float">
            <text:p/>
          </table:table-cell>
          <table:table-cell table:style-name="ce11"/>
          <table:table-cell table:style-name="ce339" table:formula="of:=-55+0.275" office:value-type="float" office:value="-54.725" calcext:value-type="float">
            <text:p/>
          </table:table-cell>
          <table:table-cell table:style-name="ce343" table:formula="of:=IF([.AX103]&lt;&gt;&quot;&quot;;[.AY102]-[.AX103];[.AY102])-[.L103]*[.H10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04]=&quot;&quot;;[.C103]+[.L104]+[.B104];[.AQ104])" office:value-type="float" office:value="0.39231622" calcext:value-type="float">
            <text:p/>
          </table:table-cell>
          <table:table-cell table:style-name="ce40" table:formula="of:=IF([.AR104]&lt;&gt;&quot;&quot;;[.AR104];[.D103]+[.AX104])" office:value-type="float" office:value="3.5808018" calcext:value-type="float">
            <text:p/>
          </table:table-cell>
          <table:table-cell table:style-name="ce48" table:formula="of:=IF([.H104]=0;&quot;&quot;;[.D104]+[.C104]*[.H104]+[.AY104]+[.AI104]-[.AJ104])" office:value-type="float" office:value="193.8541685" calcext:value-type="float">
            <text:p/>
          </table:table-cell>
          <table:table-cell table:style-name="ce130" table:formula="of:=100*IF([.M104]=0;0;([.E104]-[.B104]*[.H104])/[.E103]-1)" office:value-type="float" office:value="-2.91739973940882" calcext:value-type="float">
            <text:p/>
          </table:table-cell>
          <table:table-cell table:style-name="ce11"/>
          <table:table-cell table:style-name="ce141" office:value-type="float" office:value="485" calcext:value-type="float">
            <text:p>485</text:p>
          </table:table-cell>
          <table:table-cell table:style-name="ce146" office:value-type="float" office:value="489" calcext:value-type="float">
            <text:p>489</text:p>
          </table:table-cell>
          <table:table-cell table:style-name="ce157" office:value-type="float" office:value="-0.95" calcext:value-type="float">
            <text:p>-0.95</text:p>
          </table:table-cell>
          <table:table-cell table:style-name="ce161"/>
          <table:table-cell table:style-name="ce166"/>
          <table:table-cell table:style-name="ce174" office:value-type="time" office:time-value="PT03H16M00S" calcext:value-type="time">
            <text:p>0.136111111111111</text:p>
          </table:table-cell>
          <table:table-cell table:style-name="ce178" office:value-type="date" office:date-value="2014-03-30" calcext:value-type="date">
            <text:p>41728</text:p>
          </table:table-cell>
          <table:table-cell table:style-name="ce11"/>
          <table:table-cell table:style-name="ce167" table:formula="of:=[.P103]+[.J104]" office:value-type="float" office:value="-0.95" calcext:value-type="float">
            <text:p/>
          </table:table-cell>
          <table:table-cell table:style-name="ce188" table:formula="of:=1+[.P104]/([.C104]+0)" office:value-type="float" office:value="-1.42151599034065" calcext:value-type="float">
            <text:p/>
          </table:table-cell>
          <table:table-cell table:style-name="ce194" table:formula="of:=-[.P104]-[.C104]" office:value-type="float" office:value="0.55768378" calcext:value-type="float">
            <text:p/>
          </table:table-cell>
          <table:table-cell table:style-name="ce11"/>
          <table:table-cell table:style-name="ce202" table:formula="of:=-[.J104]+[.T103]" office:value-type="float" office:value="0.95" calcext:value-type="float">
            <text:p/>
          </table:table-cell>
          <table:table-cell table:style-name="ce209"/>
          <table:table-cell table:style-name="ce216"/>
          <table:table-cell table:style-name="ce219" table:formula="of:=[.E104]/(ABS([.P104])*[.H104]*[.$W$6])" office:value-type="float" office:value="4.20736122626153" calcext:value-type="float">
            <text:p/>
          </table:table-cell>
          <table:table-cell table:style-name="ce223" table:formula="of:=[.P104]*[.H104]/[.E104]" office:value-type="float" office:value="-2.37678665135334" calcext:value-type="float">
            <text:p/>
          </table:table-cell>
          <table:table-cell table:style-name="ce187" table:formula="of:=([.E104]*[.$X$6]-ABS([.T104])*[.H104])/[.H104]" office:value-type="float" office:value="0.0492482912371129" calcext:value-type="float">
            <text:p/>
          </table:table-cell>
          <table:table-cell table:style-name="ce11"/>
          <table:table-cell table:style-name="ce230" table:formula="of:=[.H104]-[.E103]*[.$AB$6]*0.01/1/[.C103]/[.Q104]" office:value-type="float" office:value="492.161033847891" calcext:value-type="float">
            <text:p/>
          </table:table-cell>
          <table:table-cell table:style-name="ce237" table:formula="of:=([.H104]-[.I104])*[.R104]/[.E104]*100*SIGN([.I104])" office:value-type="float" office:value="-1.15072847659709" calcext:value-type="float">
            <text:p/>
          </table:table-cell>
          <table:table-cell table:style-name="ce246" table:formula="of:=[.E104]*[.$AB$6]*0.01/([.H104]-[.I104])*SIGN([.I104])" office:value-type="float" office:value="-0.9692708425" calcext:value-type="float">
            <text:p/>
          </table:table-cell>
          <table:table-cell table:style-name="ce254" table:formula="of:=IF([.H104]=&quot;&quot;;&quot;#&quot;;[.H104]-0.01*[.$AD$6]*[.AI104]/[.P104])" office:value-type="float" office:value="485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104])+SIGN([.P103])=0;[.H104];([.H104]*[.J104]+[.AG103]*[.P103])/[.P104]);0)" office:value-type="float" office:value="485" calcext:value-type="float">
            <text:p/>
          </table:table-cell>
          <table:table-cell table:style-name="ce277" table:formula="of:=IF([.H104]=0;0;-([.H103]-[.H104])*[.P103])" office:value-type="float" office:value="-0" calcext:value-type="float">
            <text:p/>
          </table:table-cell>
          <table:table-cell table:style-name="ce281" table:formula="of:=[.AH104]+[.AI103]-[.AJ103]" office:value-type="float" office:value="-0.0000000000000679456491070596" calcext:value-type="float">
            <text:p/>
          </table:table-cell>
          <table:table-cell table:style-name="ce286" table:formula="of:=IF(OR([.P104]=0;SIGN([.P104])+SIGN([.P103])=0);(-[.H104]+[.AG103])*-[.P103];0)" office:value-type="float" office:value="0" calcext:value-type="float">
            <text:p/>
          </table:table-cell>
          <table:table-cell table:style-name="ce295" table:formula="of:=[.AI104]/([.E104]-[.AI104])" office:value-type="float" office:value="-3.50498777678127E-016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3.5808018" calcext:value-type="float">
            <text:p>3.5808018</text:p>
          </table:table-cell>
          <table:table-cell table:style-name="ce11"/>
          <table:table-cell table:style-name="ce326" table:number-matrix-columns-spanned="1" table:number-matrix-rows-spanned="1" table:formula="of:=SUM(IF([.$F$10:.$F104]*ABS(SIGN([.$J$10:.$J104]))&gt;0;1;0))/SUM(IF([.$F$10:.$F104]*ABS(SIGN([.$J$10:.$J104]))&lt;&gt;0;1;0))" office:value-type="float" office:value="0.409090909090909" calcext:value-type="float">
            <text:p/>
          </table:table-cell>
          <table:table-cell table:style-name="ce15" table:number-matrix-columns-spanned="1" table:number-matrix-rows-spanned="1" table:formula="of:=-SUM(IF([.$F$10:.$F104]*ABS(SIGN([.$J$10:.$J104]))&lt;0;[.$F$10:.$F104];0))/SUM(IF([.$F$10:.$F104]*ABS(SIGN([.$J$10:.$J104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04]*ABS(SIGN([.$J$10:.$J104]))&gt;0;[.$F$10:.$F104];0))/SUM(IF([.$F$10:.$F104]*ABS(SIGN([.$J$10:.$J104]))&gt;0;1;0))/[.AU104]" office:value-type="float" office:value="2.96830683155503" calcext:value-type="float">
            <text:p/>
          </table:table-cell>
          <table:table-cell table:style-name="ce11"/>
          <table:table-cell table:style-name="ce337"/>
          <table:table-cell table:style-name="ce343" table:formula="of:=IF([.AX104]&lt;&gt;&quot;&quot;;[.AY103]-[.AX104];[.AY103])-[.L104]*[.H10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05]=&quot;&quot;;[.C104]+[.L105]+[.B105];[.AQ105])" office:value-type="float" office:value="0.39231622" calcext:value-type="float">
            <text:p/>
          </table:table-cell>
          <table:table-cell table:style-name="ce40" table:formula="of:=IF([.AR105]&lt;&gt;&quot;&quot;;[.AR105];[.D104]+[.AX105])" office:value-type="float" office:value="3.3688518" calcext:value-type="float">
            <text:p/>
          </table:table-cell>
          <table:table-cell table:style-name="ce48" table:formula="of:=IF([.H105]=0;&quot;&quot;;[.D105]+[.C105]*[.H105]+[.AY105]+[.AI105]-[.AJ105])" office:value-type="float" office:value="201.44979142" calcext:value-type="float">
            <text:p/>
          </table:table-cell>
          <table:table-cell table:style-name="ce130" table:formula="of:=100*IF([.M105]=0;0;([.E105]-[.B105]*[.H105])/[.E104]-1)" office:value-type="float" office:value="3.9182149028691" calcext:value-type="float">
            <text:p/>
          </table:table-cell>
          <table:table-cell table:style-name="ce11"/>
          <table:table-cell table:style-name="ce141" office:value-type="float" office:value="471" calcext:value-type="float">
            <text:p>471</text:p>
          </table:table-cell>
          <table:table-cell table:style-name="ce146"/>
          <table:table-cell table:style-name="ce157" office:value-type="float" office:value="0.45" calcext:value-type="float">
            <text:p>0.45</text:p>
          </table:table-cell>
          <table:table-cell table:style-name="ce161"/>
          <table:table-cell table:style-name="ce166"/>
          <table:table-cell table:style-name="ce174" office:value-type="time" office:time-value="PT13H21M00S" calcext:value-type="time">
            <text:p>0.55625</text:p>
          </table:table-cell>
          <table:table-cell table:style-name="ce178" office:value-type="date" office:date-value="2014-03-30" calcext:value-type="date">
            <text:p>41728</text:p>
          </table:table-cell>
          <table:table-cell table:style-name="ce11"/>
          <table:table-cell table:style-name="ce167" table:formula="of:=[.P104]+[.J105]" office:value-type="float" office:value="-0.5" calcext:value-type="float">
            <text:p/>
          </table:table-cell>
          <table:table-cell table:style-name="ce188" table:formula="of:=1+[.P105]/([.C105]+0)" office:value-type="float" office:value="-0.274482100179289" calcext:value-type="float">
            <text:p/>
          </table:table-cell>
          <table:table-cell table:style-name="ce194" table:formula="of:=-[.P105]-[.C105]" office:value-type="float" office:value="0.10768378" calcext:value-type="float">
            <text:p/>
          </table:table-cell>
          <table:table-cell table:style-name="ce11"/>
          <table:table-cell table:style-name="ce202" table:formula="of:=-[.J105]+[.T104]" office:value-type="float" office:value="0.5" calcext:value-type="float">
            <text:p/>
          </table:table-cell>
          <table:table-cell table:style-name="ce209"/>
          <table:table-cell table:style-name="ce216"/>
          <table:table-cell table:style-name="ce219" table:formula="of:=[.E105]/(ABS([.P105])*[.H105]*[.$W$6])" office:value-type="float" office:value="8.55413127048832" calcext:value-type="float">
            <text:p/>
          </table:table-cell>
          <table:table-cell table:style-name="ce223" table:formula="of:=[.P105]*[.H105]/[.E105]" office:value-type="float" office:value="-1.16902578225564" calcext:value-type="float">
            <text:p/>
          </table:table-cell>
          <table:table-cell table:style-name="ce187" table:formula="of:=([.E105]*[.$X$6]-ABS([.T105])*[.H105])/[.H105]" office:value-type="float" office:value="0.56926640881104" calcext:value-type="float">
            <text:p/>
          </table:table-cell>
          <table:table-cell table:style-name="ce11"/>
          <table:table-cell table:style-name="ce230" table:formula="of:=[.H105]*(-[.$AB$6]*0.01+[.Q105])/[.Q105]" office:value-type="float" office:value="505.319177803751" calcext:value-type="float">
            <text:p/>
          </table:table-cell>
          <table:table-cell table:style-name="ce237" table:formula="of:=([.H105]-[.I105])*[.R105]/[.E105]*100*SIGN([.I105])" office:value-type="float" office:value="0" calcext:value-type="float">
            <text:p/>
          </table:table-cell>
          <table:table-cell table:style-name="ce246" table:formula="of:=[.E105]*[.$AB$6]*0.01/([.H105]-[.I105])*SIGN([.I105])" office:value-type="float" office:value="0" calcext:value-type="float">
            <text:p/>
          </table:table-cell>
          <table:table-cell table:style-name="ce254" table:formula="of:=IF([.H105]=&quot;&quot;;&quot;#&quot;;[.H105]-0.01*[.$AD$6]*[.AI105]/[.P105])" office:value-type="float" office:value="472.33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105])+SIGN([.P104])=0;[.H105];([.H105]*[.J105]+[.AG104]*[.P104])/[.P105]);0)" office:value-type="float" office:value="497.6" calcext:value-type="float">
            <text:p/>
          </table:table-cell>
          <table:table-cell table:style-name="ce277" table:formula="of:=IF([.H105]=0;0;-([.H104]-[.H105])*[.P104])" office:value-type="float" office:value="13.3" calcext:value-type="float">
            <text:p/>
          </table:table-cell>
          <table:table-cell table:style-name="ce281" table:formula="of:=[.AH105]+[.AI104]-[.AJ104]" office:value-type="float" office:value="13.2999999999999" calcext:value-type="float">
            <text:p/>
          </table:table-cell>
          <table:table-cell table:style-name="ce286" table:formula="of:=IF(OR([.P105]=0;SIGN([.P105])+SIGN([.P104])=0);(-[.H105]+[.AG104])*-[.P104];0)" office:value-type="float" office:value="0" calcext:value-type="float">
            <text:p/>
          </table:table-cell>
          <table:table-cell table:style-name="ce295" table:formula="of:=[.AI105]/([.E105]-[.AI105])" office:value-type="float" office:value="0.0706883589911127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3.3688518" calcext:value-type="float">
            <text:p>3.3688518</text:p>
          </table:table-cell>
          <table:table-cell table:style-name="ce11"/>
          <table:table-cell table:style-name="ce326" table:number-matrix-columns-spanned="1" table:number-matrix-rows-spanned="1" table:formula="of:=SUM(IF([.$F$10:.$F105]*ABS(SIGN([.$J$10:.$J105]))&gt;0;1;0))/SUM(IF([.$F$10:.$F105]*ABS(SIGN([.$J$10:.$J105]))&lt;&gt;0;1;0))" office:value-type="float" office:value="0.415730337078652" calcext:value-type="float">
            <text:p/>
          </table:table-cell>
          <table:table-cell table:style-name="ce15" table:number-matrix-columns-spanned="1" table:number-matrix-rows-spanned="1" table:formula="of:=-SUM(IF([.$F$10:.$F105]*ABS(SIGN([.$J$10:.$J105]))&lt;0;[.$F$10:.$F105];0))/SUM(IF([.$F$10:.$F105]*ABS(SIGN([.$J$10:.$J105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05]*ABS(SIGN([.$J$10:.$J105]))&gt;0;[.$F$10:.$F105];0))/SUM(IF([.$F$10:.$F105]*ABS(SIGN([.$J$10:.$J105]))&gt;0;1;0))/[.AU105]" office:value-type="float" office:value="2.94632833174061" calcext:value-type="float">
            <text:p/>
          </table:table-cell>
          <table:table-cell table:style-name="ce11"/>
          <table:table-cell table:style-name="ce337"/>
          <table:table-cell table:style-name="ce343" table:formula="of:=IF([.AX105]&lt;&gt;&quot;&quot;;[.AY104]-[.AX105];[.AY104])-[.L105]*[.H10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06]=&quot;&quot;;[.C105]+[.L106]+[.B106];[.AQ106])" office:value-type="float" office:value="0.39231622" calcext:value-type="float">
            <text:p/>
          </table:table-cell>
          <table:table-cell table:style-name="ce40" table:formula="of:=IF([.AR106]&lt;&gt;&quot;&quot;;[.AR106];[.D105]+[.AX106])" office:value-type="float" office:value="2.9555718" calcext:value-type="float">
            <text:p/>
          </table:table-cell>
          <table:table-cell table:style-name="ce48" table:formula="of:=IF([.H106]=0;&quot;&quot;;[.D106]+[.C106]*[.H106]+[.AY106]+[.AI106]-[.AJ106])" office:value-type="float" office:value="202.307180024" calcext:value-type="float">
            <text:p/>
          </table:table-cell>
          <table:table-cell table:style-name="ce130" table:formula="of:=100*IF([.M106]=0;0;([.E106]-[.B106]*[.H106])/[.E105]-1)" office:value-type="float" office:value="0.425609080037459" calcext:value-type="float">
            <text:p/>
          </table:table-cell>
          <table:table-cell table:style-name="ce11"/>
          <table:table-cell table:style-name="ce141" office:value-type="float" office:value="459.2" calcext:value-type="float">
            <text:p>459.2</text:p>
          </table:table-cell>
          <table:table-cell table:style-name="ce146" office:value-type="float" office:value="466" calcext:value-type="float">
            <text:p>466</text:p>
          </table:table-cell>
          <table:table-cell table:style-name="ce157" office:value-type="float" office:value="-0.45" calcext:value-type="float">
            <text:p>-0.45</text:p>
          </table:table-cell>
          <table:table-cell table:style-name="ce161"/>
          <table:table-cell table:style-name="ce166"/>
          <table:table-cell table:style-name="ce174" office:value-type="time" office:time-value="PT15H49M00S" calcext:value-type="time">
            <text:p>0.659027777777778</text:p>
          </table:table-cell>
          <table:table-cell table:style-name="ce178" office:value-type="date" office:date-value="2014-03-30" calcext:value-type="date">
            <text:p>41728</text:p>
          </table:table-cell>
          <table:table-cell table:style-name="ce11"/>
          <table:table-cell table:style-name="ce167" table:formula="of:=[.P105]+[.J106]" office:value-type="float" office:value="-0.95" calcext:value-type="float">
            <text:p/>
          </table:table-cell>
          <table:table-cell table:style-name="ce188" table:formula="of:=1+[.P106]/([.C106]+0)" office:value-type="float" office:value="-1.42151599034065" calcext:value-type="float">
            <text:p/>
          </table:table-cell>
          <table:table-cell table:style-name="ce194" table:formula="of:=-[.P106]-[.C106]" office:value-type="float" office:value="0.55768378" calcext:value-type="float">
            <text:p/>
          </table:table-cell>
          <table:table-cell table:style-name="ce11"/>
          <table:table-cell table:style-name="ce202" table:formula="of:=-[.J106]+[.T105]" office:value-type="float" office:value="0.95" calcext:value-type="float">
            <text:p/>
          </table:table-cell>
          <table:table-cell table:style-name="ce209"/>
          <table:table-cell table:style-name="ce216"/>
          <table:table-cell table:style-name="ce219" table:formula="of:=[.E106]/(ABS([.P106])*[.H106]*[.$W$6])" office:value-type="float" office:value="4.63752017293233" calcext:value-type="float">
            <text:p/>
          </table:table-cell>
          <table:table-cell table:style-name="ce223" table:formula="of:=[.P106]*[.H106]/[.E106]" office:value-type="float" office:value="-2.15632485188241" calcext:value-type="float">
            <text:p/>
          </table:table-cell>
          <table:table-cell table:style-name="ce187" table:formula="of:=([.E106]*[.$X$6]-ABS([.T106])*[.H106])/[.H106]" office:value-type="float" office:value="0.151411041071428" calcext:value-type="float">
            <text:p/>
          </table:table-cell>
          <table:table-cell table:style-name="ce11"/>
          <table:table-cell table:style-name="ce230" table:formula="of:=[.H106]*(-[.$AB$6]*0.01+[.Q106])/[.Q106]" office:value-type="float" office:value="465.66070818929" calcext:value-type="float">
            <text:p/>
          </table:table-cell>
          <table:table-cell table:style-name="ce237" table:formula="of:=([.H106]-[.I106])*[.R106]/[.E106]*100*SIGN([.I106])" office:value-type="float" office:value="-1.87450079801919" calcext:value-type="float">
            <text:p/>
          </table:table-cell>
          <table:table-cell table:style-name="ce246" table:formula="of:=[.E106]*[.$AB$6]*0.01/([.H106]-[.I106])*SIGN([.I106])" office:value-type="float" office:value="-0.595021117717646" calcext:value-type="float">
            <text:p/>
          </table:table-cell>
          <table:table-cell table:style-name="ce254" table:formula="of:=IF([.H106]=&quot;&quot;;&quot;#&quot;;[.H106]-0.01*[.$AD$6]*[.AI106]/[.P106])" office:value-type="float" office:value="460.210526315789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106])+SIGN([.P105])=0;[.H106];([.H106]*[.J106]+[.AG105]*[.P105])/[.P106]);0)" office:value-type="float" office:value="479.41052631579" calcext:value-type="float">
            <text:p/>
          </table:table-cell>
          <table:table-cell table:style-name="ce277" table:formula="of:=IF([.H106]=0;0;-([.H105]-[.H106])*[.P105])" office:value-type="float" office:value="5.90000000000001" calcext:value-type="float">
            <text:p/>
          </table:table-cell>
          <table:table-cell table:style-name="ce281" table:formula="of:=[.AH106]+[.AI105]-[.AJ105]" office:value-type="float" office:value="19.1999999999999" calcext:value-type="float">
            <text:p/>
          </table:table-cell>
          <table:table-cell table:style-name="ce286" table:formula="of:=IF(OR([.P106]=0;SIGN([.P106])+SIGN([.P105])=0);(-[.H106]+[.AG105])*-[.P105];0)" office:value-type="float" office:value="0" calcext:value-type="float">
            <text:p/>
          </table:table-cell>
          <table:table-cell table:style-name="ce295" table:formula="of:=[.AI106]/([.E106]-[.AI106])" office:value-type="float" office:value="0.104856620027043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2.9555718" calcext:value-type="float">
            <text:p>2.9555718</text:p>
          </table:table-cell>
          <table:table-cell table:style-name="ce11"/>
          <table:table-cell table:style-name="ce326" table:number-matrix-columns-spanned="1" table:number-matrix-rows-spanned="1" table:formula="of:=SUM(IF([.$F$10:.$F106]*ABS(SIGN([.$J$10:.$J106]))&gt;0;1;0))/SUM(IF([.$F$10:.$F106]*ABS(SIGN([.$J$10:.$J106]))&lt;&gt;0;1;0))" office:value-type="float" office:value="0.422222222222222" calcext:value-type="float">
            <text:p/>
          </table:table-cell>
          <table:table-cell table:style-name="ce15" table:number-matrix-columns-spanned="1" table:number-matrix-rows-spanned="1" table:formula="of:=-SUM(IF([.$F$10:.$F106]*ABS(SIGN([.$J$10:.$J106]))&lt;0;[.$F$10:.$F106];0))/SUM(IF([.$F$10:.$F106]*ABS(SIGN([.$J$10:.$J106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06]*ABS(SIGN([.$J$10:.$J106]))&gt;0;[.$F$10:.$F106];0))/SUM(IF([.$F$10:.$F106]*ABS(SIGN([.$J$10:.$J106]))&gt;0;1;0))/[.AU106]" office:value-type="float" office:value="2.87495374758369" calcext:value-type="float">
            <text:p/>
          </table:table-cell>
          <table:table-cell table:style-name="ce11"/>
          <table:table-cell table:style-name="ce337"/>
          <table:table-cell table:style-name="ce343" table:formula="of:=IF([.AX106]&lt;&gt;&quot;&quot;;[.AY105]-[.AX106];[.AY105])-[.L106]*[.H10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07]=&quot;&quot;;[.C106]+[.L107]+[.B107];[.AQ107])" office:value-type="float" office:value="0.39231622" calcext:value-type="float">
            <text:p/>
          </table:table-cell>
          <table:table-cell table:style-name="ce40" table:formula="of:=IF([.AR107]&lt;&gt;&quot;&quot;;[.AR107];[.D106]+[.AX107])" office:value-type="float" office:value="38.80612181" calcext:value-type="float">
            <text:p/>
          </table:table-cell>
          <table:table-cell table:style-name="ce48" table:formula="of:=IF([.H107]=0;&quot;&quot;;[.D107]+[.C107]*[.H107]+[.AY107]+[.AI107]-[.AJ107])" office:value-type="float" office:value="211.817574829999" calcext:value-type="float">
            <text:p/>
          </table:table-cell>
          <table:table-cell table:style-name="ce130" table:formula="of:=100*IF([.M107]=0;0;([.E107]-[.B107]*[.H107])/[.E106]-1)" office:value-type="float" office:value="4.70096751132174" calcext:value-type="float">
            <text:p/>
          </table:table-cell>
          <table:table-cell table:style-name="ce11"/>
          <table:table-cell table:style-name="ce141" office:value-type="float" office:value="441" calcext:value-type="float">
            <text:p>441</text:p>
          </table:table-cell>
          <table:table-cell table:style-name="ce146" office:value-type="float" office:value="436" calcext:value-type="float">
            <text:p>436</text:p>
          </table:table-cell>
          <table:table-cell table:style-name="ce157" office:value-type="float" office:value="1.45" calcext:value-type="float">
            <text:p>1.45</text:p>
          </table:table-cell>
          <table:table-cell table:style-name="ce161"/>
          <table:table-cell table:style-name="ce166"/>
          <table:table-cell table:style-name="ce174" office:value-type="time" office:time-value="PT19H57M00S" calcext:value-type="time">
            <text:p>0.83125</text:p>
          </table:table-cell>
          <table:table-cell table:style-name="ce178" office:value-type="date" office:date-value="2014-04-02" calcext:value-type="date">
            <text:p>41731</text:p>
          </table:table-cell>
          <table:table-cell table:style-name="ce11"/>
          <table:table-cell table:style-name="ce167" table:formula="of:=[.P106]+[.J107]" office:value-type="float" office:value="0.5" calcext:value-type="float">
            <text:p/>
          </table:table-cell>
          <table:table-cell table:style-name="ce188" table:formula="of:=1+[.P107]/([.C107]+0)" office:value-type="float" office:value="2.27448210017929" calcext:value-type="float">
            <text:p/>
          </table:table-cell>
          <table:table-cell table:style-name="ce194" table:formula="of:=-[.P107]-[.C107]" office:value-type="float" office:value="-0.89231622" calcext:value-type="float">
            <text:p/>
          </table:table-cell>
          <table:table-cell table:style-name="ce11"/>
          <table:table-cell table:style-name="ce202" table:formula="of:=-[.J107]+[.T106]" office:value-type="float" office:value="-0.5" calcext:value-type="float">
            <text:p/>
          </table:table-cell>
          <table:table-cell table:style-name="ce209"/>
          <table:table-cell table:style-name="ce216"/>
          <table:table-cell table:style-name="ce219" table:formula="of:=[.E107]/(ABS([.P107])*[.H107]*[.$W$6])" office:value-type="float" office:value="9.60623922131517" calcext:value-type="float">
            <text:p/>
          </table:table-cell>
          <table:table-cell table:style-name="ce223" table:formula="of:=[.P107]*[.H107]/[.E107]" office:value-type="float" office:value="1.0409901075346" calcext:value-type="float">
            <text:p/>
          </table:table-cell>
          <table:table-cell table:style-name="ce187" table:formula="of:=([.E107]*[.$X$6]-ABS([.T107])*[.H107])/[.H107]" office:value-type="float" office:value="0.700779902664396" calcext:value-type="float">
            <text:p/>
          </table:table-cell>
          <table:table-cell table:style-name="ce11"/>
          <table:table-cell table:style-name="ce230" table:formula="of:=[.H107]*(-[.$AB$6]*0.01+[.Q107])/[.Q107]" office:value-type="float" office:value="437.122194147272" calcext:value-type="float">
            <text:p/>
          </table:table-cell>
          <table:table-cell table:style-name="ce237" table:formula="of:=([.H107]-[.I107])*[.R107]/[.E107]*100*SIGN([.I107])" office:value-type="float" office:value="-2.10633187712624" calcext:value-type="float">
            <text:p/>
          </table:table-cell>
          <table:table-cell table:style-name="ce246" table:formula="of:=[.E107]*[.$AB$6]*0.01/([.H107]-[.I107])*SIGN([.I107])" office:value-type="float" office:value="0.847270299319998" calcext:value-type="float">
            <text:p/>
          </table:table-cell>
          <table:table-cell table:style-name="ce254" table:formula="of:=IF([.H107]=&quot;&quot;;&quot;#&quot;;[.H107]-0.01*[.$AD$6]*[.AI107]/[.P107])" office:value-type="float" office:value="437.351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107])+SIGN([.P106])=0;[.H107];([.H107]*[.J107]+[.AG106]*[.P106])/[.P107]);0)" office:value-type="float" office:value="441" calcext:value-type="float">
            <text:p/>
          </table:table-cell>
          <table:table-cell table:style-name="ce277" table:formula="of:=IF([.H107]=0;0;-([.H106]-[.H107])*[.P106])" office:value-type="float" office:value="17.29" calcext:value-type="float">
            <text:p/>
          </table:table-cell>
          <table:table-cell table:style-name="ce281" table:formula="of:=[.AH107]+[.AI106]-[.AJ106]" office:value-type="float" office:value="36.4899999999999" calcext:value-type="float">
            <text:p/>
          </table:table-cell>
          <table:table-cell table:style-name="ce286" table:formula="of:=IF(OR([.P107]=0;SIGN([.P107])+SIGN([.P106])=0);(-[.H107]+[.AG106])*-[.P106];0)" office:value-type="float" office:value="36.4900000000005" calcext:value-type="float">
            <text:p/>
          </table:table-cell>
          <table:table-cell table:style-name="ce295" table:formula="of:=[.AI107]/([.E107]-[.AI107])" office:value-type="float" office:value="0.208124706198561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38.80612181" calcext:value-type="float">
            <text:p>38.80612181</text:p>
          </table:table-cell>
          <table:table-cell table:style-name="ce11"/>
          <table:table-cell table:style-name="ce326" table:number-matrix-columns-spanned="1" table:number-matrix-rows-spanned="1" table:formula="of:=SUM(IF([.$F$10:.$F107]*ABS(SIGN([.$J$10:.$J107]))&gt;0;1;0))/SUM(IF([.$F$10:.$F107]*ABS(SIGN([.$J$10:.$J107]))&lt;&gt;0;1;0))" office:value-type="float" office:value="0.428571428571429" calcext:value-type="float">
            <text:p/>
          </table:table-cell>
          <table:table-cell table:style-name="ce15" table:number-matrix-columns-spanned="1" table:number-matrix-rows-spanned="1" table:formula="of:=-SUM(IF([.$F$10:.$F107]*ABS(SIGN([.$J$10:.$J107]))&lt;0;[.$F$10:.$F107];0))/SUM(IF([.$F$10:.$F107]*ABS(SIGN([.$J$10:.$J107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07]*ABS(SIGN([.$J$10:.$J107]))&gt;0;[.$F$10:.$F107];0))/SUM(IF([.$F$10:.$F107]*ABS(SIGN([.$J$10:.$J107]))&gt;0;1;0))/[.AU107]" office:value-type="float" office:value="2.86753526898715" calcext:value-type="float">
            <text:p/>
          </table:table-cell>
          <table:table-cell table:style-name="ce11"/>
          <table:table-cell table:style-name="ce337"/>
          <table:table-cell table:style-name="ce343" table:formula="of:=IF([.AX107]&lt;&gt;&quot;&quot;;[.AY106]-[.AX107];[.AY106])-[.L107]*[.H10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08]=&quot;&quot;;[.C107]+[.L108]+[.B108];[.AQ108])" office:value-type="float" office:value="0.39231622" calcext:value-type="float">
            <text:p/>
          </table:table-cell>
          <table:table-cell table:style-name="ce40" table:formula="of:=IF([.AR108]&lt;&gt;&quot;&quot;;[.AR108];[.D107]+[.AX108])" office:value-type="float" office:value="40.18086297" calcext:value-type="float">
            <text:p/>
          </table:table-cell>
          <table:table-cell table:style-name="ce48" table:formula="of:=IF([.H108]=0;&quot;&quot;;[.D108]+[.C108]*[.H108]+[.AY108]+[.AI108]-[.AJ108])" office:value-type="float" office:value="214.761580869999" calcext:value-type="float">
            <text:p/>
          </table:table-cell>
          <table:table-cell table:style-name="ce130" table:formula="of:=100*IF([.M108]=0;0;([.E108]-[.B108]*[.H108])/[.E107]-1)" office:value-type="float" office:value="1.38987807898527" calcext:value-type="float">
            <text:p/>
          </table:table-cell>
          <table:table-cell table:style-name="ce11"/>
          <table:table-cell table:style-name="ce141" office:value-type="float" office:value="445" calcext:value-type="float">
            <text:p>445</text:p>
          </table:table-cell>
          <table:table-cell table:style-name="ce146"/>
          <table:table-cell table:style-name="ce157" office:value-type="float" office:value="-1" calcext:value-type="float">
            <text:p>-1</text:p>
          </table:table-cell>
          <table:table-cell table:style-name="ce161"/>
          <table:table-cell table:style-name="ce166"/>
          <table:table-cell table:style-name="ce174" office:value-type="time" office:time-value="PT13H39M00S" calcext:value-type="time">
            <text:p>0.56875</text:p>
          </table:table-cell>
          <table:table-cell table:style-name="ce178" office:value-type="date" office:date-value="2014-04-03" calcext:value-type="date">
            <text:p>41732</text:p>
          </table:table-cell>
          <table:table-cell table:style-name="ce11"/>
          <table:table-cell table:style-name="ce167" table:formula="of:=[.P107]+[.J108]" office:value-type="float" office:value="-0.5" calcext:value-type="float">
            <text:p/>
          </table:table-cell>
          <table:table-cell table:style-name="ce188" table:formula="of:=1+[.P108]/([.C108]+0)" office:value-type="float" office:value="-0.274482100179289" calcext:value-type="float">
            <text:p/>
          </table:table-cell>
          <table:table-cell table:style-name="ce194" table:formula="of:=-[.P108]-[.C108]" office:value-type="float" office:value="0.10768378" calcext:value-type="float">
            <text:p/>
          </table:table-cell>
          <table:table-cell table:style-name="ce11"/>
          <table:table-cell table:style-name="ce202" table:formula="of:=-[.J108]+[.T107]" office:value-type="float" office:value="0.5" calcext:value-type="float">
            <text:p/>
          </table:table-cell>
          <table:table-cell table:style-name="ce209"/>
          <table:table-cell table:style-name="ce216"/>
          <table:table-cell table:style-name="ce219" table:formula="of:=[.E108]/(ABS([.P108])*[.H108]*[.$W$6])" office:value-type="float" office:value="9.65220588179773" calcext:value-type="float">
            <text:p/>
          </table:table-cell>
          <table:table-cell table:style-name="ce223" table:formula="of:=[.P108]*[.H108]/[.E108]" office:value-type="float" office:value="-1.03603260461509" calcext:value-type="float">
            <text:p/>
          </table:table-cell>
          <table:table-cell table:style-name="ce187" table:formula="of:=([.E108]*[.$X$6]-ABS([.T108])*[.H108])/[.H108]" office:value-type="float" office:value="0.706525735224716" calcext:value-type="float">
            <text:p/>
          </table:table-cell>
          <table:table-cell table:style-name="ce11"/>
          <table:table-cell table:style-name="ce230" table:formula="of:=[.H108]*(-[.$AB$6]*0.01+[.Q108])/[.Q108]" office:value-type="float" office:value="477.424700897387" calcext:value-type="float">
            <text:p/>
          </table:table-cell>
          <table:table-cell table:style-name="ce237" table:formula="of:=([.H108]-[.I108])*[.R108]/[.E108]*100*SIGN([.I108])" office:value-type="float" office:value="0" calcext:value-type="float">
            <text:p/>
          </table:table-cell>
          <table:table-cell table:style-name="ce246" table:formula="of:=[.E108]*[.$AB$6]*0.01/([.H108]-[.I108])*SIGN([.I108])" office:value-type="float" office:value="0" calcext:value-type="float">
            <text:p/>
          </table:table-cell>
          <table:table-cell table:style-name="ce254" table:formula="of:=IF([.H108]=&quot;&quot;;&quot;#&quot;;[.H108]-0.01*[.$AD$6]*[.AI108]/[.P108])" office:value-type="float" office:value="445.2" calcext:value-type="float">
            <text:p/>
          </table:table-cell>
          <table:table-cell table:style-name="ce260"/>
          <table:table-cell table:style-name="ce11"/>
          <table:table-cell table:style-name="ce268" table:formula="of:=IFERROR(IF(SIGN([.P108])+SIGN([.P107])=0;[.H108];([.H108]*[.J108]+[.AG107]*[.P107])/[.P108]);0)" office:value-type="float" office:value="445" calcext:value-type="float">
            <text:p/>
          </table:table-cell>
          <table:table-cell table:style-name="ce277" table:formula="of:=IF([.H108]=0;0;-([.H107]-[.H108])*[.P107])" office:value-type="float" office:value="2" calcext:value-type="float">
            <text:p/>
          </table:table-cell>
          <table:table-cell table:style-name="ce281" table:formula="of:=[.AH108]+[.AI107]-[.AJ107]" office:value-type="float" office:value="1.9999999999994" calcext:value-type="float">
            <text:p/>
          </table:table-cell>
          <table:table-cell table:style-name="ce286" table:formula="of:=IF(OR([.P108]=0;SIGN([.P108])+SIGN([.P107])=0);(-[.H108]+[.AG107])*-[.P107];0)" office:value-type="float" office:value="2" calcext:value-type="float">
            <text:p/>
          </table:table-cell>
          <table:table-cell table:style-name="ce295" table:formula="of:=[.AI108]/([.E108]-[.AI108])" office:value-type="float" office:value="0.00940019336113802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 office:value-type="float" office:value="40.18086297" calcext:value-type="float">
            <text:p>40.18086297</text:p>
          </table:table-cell>
          <table:table-cell table:style-name="ce11"/>
          <table:table-cell table:style-name="ce326" table:number-matrix-columns-spanned="1" table:number-matrix-rows-spanned="1" table:formula="of:=SUM(IF([.$F$10:.$F108]*ABS(SIGN([.$J$10:.$J108]))&gt;0;1;0))/SUM(IF([.$F$10:.$F108]*ABS(SIGN([.$J$10:.$J108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08]*ABS(SIGN([.$J$10:.$J108]))&lt;0;[.$F$10:.$F108];0))/SUM(IF([.$F$10:.$F108]*ABS(SIGN([.$J$10:.$J108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08]*ABS(SIGN([.$J$10:.$J108]))&gt;0;[.$F$10:.$F108];0))/SUM(IF([.$F$10:.$F108]*ABS(SIGN([.$J$10:.$J108]))&gt;0;1;0))/[.AU108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08]&lt;&gt;&quot;&quot;;[.AY107]-[.AX108];[.AY107])-[.L108]*[.H10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09]=&quot;&quot;;[.C108]+[.L109]+[.B109];[.AQ109])" office:value-type="float" office:value="0.39231622" calcext:value-type="float">
            <text:p/>
          </table:table-cell>
          <table:table-cell table:style-name="ce40" table:formula="of:=IF([.AR109]&lt;&gt;&quot;&quot;;[.AR109];[.D108]+[.AX109])" office:value-type="float" office:value="40.18086297" calcext:value-type="float">
            <text:p/>
          </table:table-cell>
          <table:table-cell table:style-name="ce48" table:formula="of:=IF([.H109]=0;&quot;&quot;;[.D109]+[.C109]*[.H109]+[.AY109]+[.AI109]-[.AJ109])" office:value-type="float" office:value="213.684743069999" calcext:value-type="float">
            <text:p/>
          </table:table-cell>
          <table:table-cell table:style-name="ce130" table:formula="of:=100*IF([.M109]=0;0;([.E109]-[.B109]*[.H109])/[.E108]-1)" office:value-type="float" office:value="0" calcext:value-type="float">
            <text:p/>
          </table:table-cell>
          <table:table-cell table:style-name="ce11"/>
          <table:table-cell table:style-name="ce141" office:value-type="float" office:value="455" calcext:value-type="float">
            <text:p>455</text:p>
          </table:table-cell>
          <table:table-cell table:style-name="ce146" office:value-type="float" office:value="460" calcext:value-type="float">
            <text:p>460</text:p>
          </table:table-cell>
          <table:table-cell table:style-name="ce157" office:value-type="float" office:value="-0.5" calcext:value-type="float">
            <text:p>-0.5</text:p>
          </table:table-cell>
          <table:table-cell table:style-name="ce161" office:value-type="float" office:value="405" calcext:value-type="float">
            <text:p>405</text:p>
          </table:table-cell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08]+[.J109]" office:value-type="float" office:value="-1" calcext:value-type="float">
            <text:p/>
          </table:table-cell>
          <table:table-cell table:style-name="ce188" table:formula="of:=1+[.P109]/([.C109]+0)" office:value-type="float" office:value="-1.54896420035858" calcext:value-type="float">
            <text:p/>
          </table:table-cell>
          <table:table-cell table:style-name="ce194" table:formula="of:=-[.P109]-[.C109]" office:value-type="float" office:value="0.60768378" calcext:value-type="float">
            <text:p/>
          </table:table-cell>
          <table:table-cell table:style-name="ce11"/>
          <table:table-cell table:style-name="ce202" table:formula="of:=-[.J109]+[.T108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09]/(ABS([.P109])*[.H109]*[.$W$6])" office:value-type="float" office:value="4.69636797956043" calcext:value-type="float">
            <text:p/>
          </table:table-cell>
          <table:table-cell table:style-name="ce223" table:formula="of:=[.P109]*[.H109]/[.E109]" office:value-type="float" office:value="-2.12930503817462" calcext:value-type="float">
            <text:p/>
          </table:table-cell>
          <table:table-cell table:style-name="ce187" table:formula="of:=([.E109]*[.$X$6]-ABS([.T109])*[.H109])/[.H109]" office:value-type="float" office:value="0.174091994890107" calcext:value-type="float">
            <text:p/>
          </table:table-cell>
          <table:table-cell table:style-name="ce11"/>
          <table:table-cell table:style-name="ce230" table:formula="of:=[.H109]*(-[.$AB$6]*0.01+[.Q109])/[.Q109]" office:value-type="float" office:value="460.87489368566" calcext:value-type="float">
            <text:p/>
          </table:table-cell>
          <table:table-cell table:style-name="ce237" table:formula="of:=([.H109]-[.I109])*[.R109]/[.E109]*100*SIGN([.I109])" office:value-type="float" office:value="-1.42191663117692" calcext:value-type="float">
            <text:p/>
          </table:table-cell>
          <table:table-cell table:style-name="ce246" table:formula="of:=[.E109]*[.$AB$6]*0.01/([.H109]-[.I109])*SIGN([.I109])" office:value-type="float" office:value="-0.854738972279998" calcext:value-type="float">
            <text:p/>
          </table:table-cell>
          <table:table-cell table:style-name="ce254" table:formula="of:=IF([.H109]=&quot;&quot;;&quot;#&quot;;[.H109]-0.01*[.$AD$6]*[.AI109]/[.P109])" office:value-type="float" office:value="454.75" calcext:value-type="float">
            <text:p/>
          </table:table-cell>
          <table:table-cell table:style-name="ce261" table:formula="of:=([.K109]-[.H109])/([.H109]-[.I109])" office:value-type="float" office:value="10" calcext:value-type="float">
            <text:p/>
          </table:table-cell>
          <table:table-cell table:style-name="ce11"/>
          <table:table-cell table:style-name="ce268" table:formula="of:=IFERROR(IF(SIGN([.P109])+SIGN([.P108])=0;[.H109];([.H109]*[.J109]+[.AG108]*[.P108])/[.P109]);0)" office:value-type="float" office:value="450" calcext:value-type="float">
            <text:p/>
          </table:table-cell>
          <table:table-cell table:style-name="ce277" table:formula="of:=IF([.H109]=0;0;-([.H108]-[.H109])*[.P108])" office:value-type="float" office:value="-5" calcext:value-type="float">
            <text:p/>
          </table:table-cell>
          <table:table-cell table:style-name="ce281" table:formula="of:=[.AH109]+[.AI108]-[.AJ108]" office:value-type="float" office:value="-5.0000000000006" calcext:value-type="float">
            <text:p/>
          </table:table-cell>
          <table:table-cell table:style-name="ce286" table:formula="of:=IF(OR([.P109]=0;SIGN([.P109])+SIGN([.P108])=0);(-[.H109]+[.AG108])*-[.P108];0)" office:value-type="float" office:value="0" calcext:value-type="float">
            <text:p/>
          </table:table-cell>
          <table:table-cell table:style-name="ce295" table:formula="of:=[.AI109]/([.E109]-[.AI109])" office:value-type="float" office:value="-0.0228639635751824" calcext:value-type="float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09]*ABS(SIGN([.$J$10:.$J109]))&gt;0;1;0))/SUM(IF([.$F$10:.$F109]*ABS(SIGN([.$J$10:.$J109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09]*ABS(SIGN([.$J$10:.$J109]))&lt;0;[.$F$10:.$F109];0))/SUM(IF([.$F$10:.$F109]*ABS(SIGN([.$J$10:.$J109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09]*ABS(SIGN([.$J$10:.$J109]))&gt;0;[.$F$10:.$F109];0))/SUM(IF([.$F$10:.$F109]*ABS(SIGN([.$J$10:.$J109]))&gt;0;1;0))/[.AU109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09]&lt;&gt;&quot;&quot;;[.AY108]-[.AX109];[.AY108])-[.L109]*[.H10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0]=&quot;&quot;;[.C109]+[.L110]+[.B110];[.AQ110])" office:value-type="float" office:value="0.39231622" calcext:value-type="float">
            <text:p/>
          </table:table-cell>
          <table:table-cell table:style-name="ce40" table:formula="of:=IF([.AR110]&lt;&gt;&quot;&quot;;[.AR110];[.D109]+[.AX110])" office:value-type="float" office:value="40.18086297" calcext:value-type="float">
            <text:p/>
          </table:table-cell>
          <table:table-cell table:style-name="ce48" table:formula="of:=IF([.H110]=0;&quot;&quot;;[.D110]+[.C110]*[.H110]+[.AY110]+[.AI110]-[.AJ110])">
            <text:p/>
          </table:table-cell>
          <table:table-cell table:style-name="ce130" table:formula="of:=100*IF([.M110]=0;0;([.E110]-[.B110]*[.H110])/[.E109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09]+[.J110]" office:value-type="float" office:value="-1" calcext:value-type="float">
            <text:p/>
          </table:table-cell>
          <table:table-cell table:style-name="ce188" table:formula="of:=1+[.P110]/([.C110]+0)" office:value-type="float" office:value="-1.54896420035858" calcext:value-type="float">
            <text:p/>
          </table:table-cell>
          <table:table-cell table:style-name="ce194" table:formula="of:=-[.P110]-[.C110]" office:value-type="float" office:value="0.60768378" calcext:value-type="float">
            <text:p/>
          </table:table-cell>
          <table:table-cell table:style-name="ce11"/>
          <table:table-cell table:style-name="ce202" table:formula="of:=-[.J110]+[.T109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0]/(ABS([.P110])*[.H110]*[.$W$6])" office:value-type="string" office:string-value="" calcext:value-type="error">
            <text:p/>
          </table:table-cell>
          <table:table-cell table:style-name="ce223" table:formula="of:=[.P110]*[.H110]/[.E110]" office:value-type="string" office:string-value="" calcext:value-type="error">
            <text:p/>
          </table:table-cell>
          <table:table-cell table:style-name="ce187" table:formula="of:=([.E110]*[.$X$6]-ABS([.T110])*[.H110])/[.H110]" office:value-type="string" office:string-value="" calcext:value-type="error">
            <text:p/>
          </table:table-cell>
          <table:table-cell table:style-name="ce11"/>
          <table:table-cell table:style-name="ce230" table:formula="of:=[.H110]*(-[.$AB$6]*0.01+[.Q110])/[.Q110]" office:value-type="float" office:value="0" calcext:value-type="float">
            <text:p/>
          </table:table-cell>
          <table:table-cell table:style-name="ce237" table:formula="of:=([.H110]-[.I110])*[.R110]/[.E110]*100*SIGN([.I110])" office:value-type="string" office:string-value="" calcext:value-type="error">
            <text:p/>
          </table:table-cell>
          <table:table-cell table:style-name="ce246" table:formula="of:=[.E110]*[.$AB$6]*0.01/([.H110]-[.I110])*SIGN([.I110])" office:value-type="string" office:string-value="" calcext:value-type="error">
            <text:p/>
          </table:table-cell>
          <table:table-cell table:style-name="ce254" table:formula="of:=IF([.H110]=&quot;&quot;;&quot;#&quot;;[.H110]-0.01*[.$AD$6]*[.AI110]/[.P110])" office:value-type="string" office:string-value="#" calcext:value-type="string">
            <text:p>#</text:p>
          </table:table-cell>
          <table:table-cell table:style-name="ce261" table:formula="of:=([.K110]-[.H110])/([.H110]-[.I110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0])+SIGN([.P109])=0;[.H110];([.H110]*[.J110]+[.AG109]*[.P109])/[.P110]);0)" office:value-type="float" office:value="450" calcext:value-type="float">
            <text:p/>
          </table:table-cell>
          <table:table-cell table:style-name="ce277" table:formula="of:=IF([.H110]=0;0;-([.H109]-[.H110])*[.P109])" office:value-type="float" office:value="0" calcext:value-type="float">
            <text:p/>
          </table:table-cell>
          <table:table-cell table:style-name="ce281" table:formula="of:=[.AH110]+[.AI109]-[.AJ109]" office:value-type="float" office:value="-5.0000000000006" calcext:value-type="float">
            <text:p/>
          </table:table-cell>
          <table:table-cell table:style-name="ce286" table:formula="of:=IF(OR([.P110]=0;SIGN([.P110])+SIGN([.P109])=0);(-[.H110]+[.AG109])*-[.P109];0)" office:value-type="float" office:value="0" calcext:value-type="float">
            <text:p/>
          </table:table-cell>
          <table:table-cell table:style-name="ce295" table:formula="of:=[.AI110]/([.E110]-[.AI110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0]*ABS(SIGN([.$J$10:.$J110]))&gt;0;1;0))/SUM(IF([.$F$10:.$F110]*ABS(SIGN([.$J$10:.$J110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0]*ABS(SIGN([.$J$10:.$J110]))&lt;0;[.$F$10:.$F110];0))/SUM(IF([.$F$10:.$F110]*ABS(SIGN([.$J$10:.$J110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0]*ABS(SIGN([.$J$10:.$J110]))&gt;0;[.$F$10:.$F110];0))/SUM(IF([.$F$10:.$F110]*ABS(SIGN([.$J$10:.$J110]))&gt;0;1;0))/[.AU110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0]&lt;&gt;&quot;&quot;;[.AY109]-[.AX110];[.AY109])-[.L110]*[.H11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1]=&quot;&quot;;[.C110]+[.L111]+[.B111];[.AQ111])" office:value-type="float" office:value="0.39231622" calcext:value-type="float">
            <text:p/>
          </table:table-cell>
          <table:table-cell table:style-name="ce40" table:formula="of:=IF([.AR111]&lt;&gt;&quot;&quot;;[.AR111];[.D110]+[.AX111])" office:value-type="float" office:value="40.18086297" calcext:value-type="float">
            <text:p/>
          </table:table-cell>
          <table:table-cell table:style-name="ce48" table:formula="of:=IF([.H111]=0;&quot;&quot;;[.D111]+[.C111]*[.H111]+[.AY111]+[.AI111]-[.AJ111])">
            <text:p/>
          </table:table-cell>
          <table:table-cell table:style-name="ce130" table:formula="of:=100*IF([.M111]=0;0;([.E111]-[.B111]*[.H111])/[.E110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0]+[.J111]" office:value-type="float" office:value="-1" calcext:value-type="float">
            <text:p/>
          </table:table-cell>
          <table:table-cell table:style-name="ce188" table:formula="of:=1+[.P111]/([.C111]+0)" office:value-type="float" office:value="-1.54896420035858" calcext:value-type="float">
            <text:p/>
          </table:table-cell>
          <table:table-cell table:style-name="ce194" table:formula="of:=-[.P111]-[.C111]" office:value-type="float" office:value="0.60768378" calcext:value-type="float">
            <text:p/>
          </table:table-cell>
          <table:table-cell table:style-name="ce11"/>
          <table:table-cell table:style-name="ce202" table:formula="of:=-[.J111]+[.T110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1]/(ABS([.P111])*[.H111]*[.$W$6])" office:value-type="string" office:string-value="" calcext:value-type="error">
            <text:p/>
          </table:table-cell>
          <table:table-cell table:style-name="ce223" table:formula="of:=[.P111]*[.H111]/[.E111]" office:value-type="string" office:string-value="" calcext:value-type="error">
            <text:p/>
          </table:table-cell>
          <table:table-cell table:style-name="ce187" table:formula="of:=([.E111]*[.$X$6]-ABS([.T111])*[.H111])/[.H111]" office:value-type="string" office:string-value="" calcext:value-type="error">
            <text:p/>
          </table:table-cell>
          <table:table-cell table:style-name="ce11"/>
          <table:table-cell table:style-name="ce230" table:formula="of:=[.H111]*(-[.$AB$6]*0.01+[.Q111])/[.Q111]" office:value-type="float" office:value="0" calcext:value-type="float">
            <text:p/>
          </table:table-cell>
          <table:table-cell table:style-name="ce237" table:formula="of:=([.H111]-[.I111])*[.R111]/[.E111]*100*SIGN([.I111])" office:value-type="string" office:string-value="" calcext:value-type="error">
            <text:p/>
          </table:table-cell>
          <table:table-cell table:style-name="ce246" table:formula="of:=[.E111]*[.$AB$6]*0.01/([.H111]-[.I111])*SIGN([.I111])" office:value-type="string" office:string-value="" calcext:value-type="error">
            <text:p/>
          </table:table-cell>
          <table:table-cell table:style-name="ce254" table:formula="of:=IF([.H111]=&quot;&quot;;&quot;#&quot;;[.H111]-0.01*[.$AD$6]*[.AI111]/[.P111])" office:value-type="string" office:string-value="#" calcext:value-type="string">
            <text:p>#</text:p>
          </table:table-cell>
          <table:table-cell table:style-name="ce261" table:formula="of:=([.K111]-[.H111])/([.H111]-[.I111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1])+SIGN([.P110])=0;[.H111];([.H111]*[.J111]+[.AG110]*[.P110])/[.P111]);0)" office:value-type="float" office:value="450" calcext:value-type="float">
            <text:p/>
          </table:table-cell>
          <table:table-cell table:style-name="ce277" table:formula="of:=IF([.H111]=0;0;-([.H110]-[.H111])*[.P110])" office:value-type="float" office:value="0" calcext:value-type="float">
            <text:p/>
          </table:table-cell>
          <table:table-cell table:style-name="ce281" table:formula="of:=[.AH111]+[.AI110]-[.AJ110]" office:value-type="float" office:value="-5.0000000000006" calcext:value-type="float">
            <text:p/>
          </table:table-cell>
          <table:table-cell table:style-name="ce286" table:formula="of:=IF(OR([.P111]=0;SIGN([.P111])+SIGN([.P110])=0);(-[.H111]+[.AG110])*-[.P110];0)" office:value-type="float" office:value="0" calcext:value-type="float">
            <text:p/>
          </table:table-cell>
          <table:table-cell table:style-name="ce295" table:formula="of:=[.AI111]/([.E111]-[.AI111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1]*ABS(SIGN([.$J$10:.$J111]))&gt;0;1;0))/SUM(IF([.$F$10:.$F111]*ABS(SIGN([.$J$10:.$J111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1]*ABS(SIGN([.$J$10:.$J111]))&lt;0;[.$F$10:.$F111];0))/SUM(IF([.$F$10:.$F111]*ABS(SIGN([.$J$10:.$J111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1]*ABS(SIGN([.$J$10:.$J111]))&gt;0;[.$F$10:.$F111];0))/SUM(IF([.$F$10:.$F111]*ABS(SIGN([.$J$10:.$J111]))&gt;0;1;0))/[.AU111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1]&lt;&gt;&quot;&quot;;[.AY110]-[.AX111];[.AY110])-[.L111]*[.H11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2]=&quot;&quot;;[.C111]+[.L112]+[.B112];[.AQ112])" office:value-type="float" office:value="0.39231622" calcext:value-type="float">
            <text:p/>
          </table:table-cell>
          <table:table-cell table:style-name="ce40" table:formula="of:=IF([.AR112]&lt;&gt;&quot;&quot;;[.AR112];[.D111]+[.AX112])" office:value-type="float" office:value="40.18086297" calcext:value-type="float">
            <text:p/>
          </table:table-cell>
          <table:table-cell table:style-name="ce48" table:formula="of:=IF([.H112]=0;&quot;&quot;;[.D112]+[.C112]*[.H112]+[.AY112]+[.AI112]-[.AJ112])">
            <text:p/>
          </table:table-cell>
          <table:table-cell table:style-name="ce130" table:formula="of:=100*IF([.M112]=0;0;([.E112]-[.B112]*[.H112])/[.E111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1]+[.J112]" office:value-type="float" office:value="-1" calcext:value-type="float">
            <text:p/>
          </table:table-cell>
          <table:table-cell table:style-name="ce188" table:formula="of:=1+[.P112]/([.C112]+0)" office:value-type="float" office:value="-1.54896420035858" calcext:value-type="float">
            <text:p/>
          </table:table-cell>
          <table:table-cell table:style-name="ce194" table:formula="of:=-[.P112]-[.C112]" office:value-type="float" office:value="0.60768378" calcext:value-type="float">
            <text:p/>
          </table:table-cell>
          <table:table-cell table:style-name="ce11"/>
          <table:table-cell table:style-name="ce202" table:formula="of:=-[.J112]+[.T111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2]/(ABS([.P112])*[.H112]*[.$W$6])" office:value-type="string" office:string-value="" calcext:value-type="error">
            <text:p/>
          </table:table-cell>
          <table:table-cell table:style-name="ce223" table:formula="of:=[.P112]*[.H112]/[.E112]" office:value-type="string" office:string-value="" calcext:value-type="error">
            <text:p/>
          </table:table-cell>
          <table:table-cell table:style-name="ce187" table:formula="of:=([.E112]*[.$X$6]-ABS([.T112])*[.H112])/[.H112]" office:value-type="string" office:string-value="" calcext:value-type="error">
            <text:p/>
          </table:table-cell>
          <table:table-cell table:style-name="ce11"/>
          <table:table-cell table:style-name="ce230" table:formula="of:=[.H112]*(-[.$AB$6]*0.01+[.Q112])/[.Q112]" office:value-type="float" office:value="0" calcext:value-type="float">
            <text:p/>
          </table:table-cell>
          <table:table-cell table:style-name="ce237" table:formula="of:=([.H112]-[.I112])*[.R112]/[.E112]*100*SIGN([.I112])" office:value-type="string" office:string-value="" calcext:value-type="error">
            <text:p/>
          </table:table-cell>
          <table:table-cell table:style-name="ce246" table:formula="of:=[.E112]*[.$AB$6]*0.01/([.H112]-[.I112])*SIGN([.I112])" office:value-type="string" office:string-value="" calcext:value-type="error">
            <text:p/>
          </table:table-cell>
          <table:table-cell table:style-name="ce254" table:formula="of:=IF([.H112]=&quot;&quot;;&quot;#&quot;;[.H112]-0.01*[.$AD$6]*[.AI112]/[.P112])" office:value-type="string" office:string-value="#" calcext:value-type="string">
            <text:p>#</text:p>
          </table:table-cell>
          <table:table-cell table:style-name="ce261" table:formula="of:=([.K112]-[.H112])/([.H112]-[.I112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2])+SIGN([.P111])=0;[.H112];([.H112]*[.J112]+[.AG111]*[.P111])/[.P112]);0)" office:value-type="float" office:value="450" calcext:value-type="float">
            <text:p/>
          </table:table-cell>
          <table:table-cell table:style-name="ce277" table:formula="of:=IF([.H112]=0;0;-([.H111]-[.H112])*[.P111])" office:value-type="float" office:value="0" calcext:value-type="float">
            <text:p/>
          </table:table-cell>
          <table:table-cell table:style-name="ce281" table:formula="of:=[.AH112]+[.AI111]-[.AJ111]" office:value-type="float" office:value="-5.0000000000006" calcext:value-type="float">
            <text:p/>
          </table:table-cell>
          <table:table-cell table:style-name="ce286" table:formula="of:=IF(OR([.P112]=0;SIGN([.P112])+SIGN([.P111])=0);(-[.H112]+[.AG111])*-[.P111];0)" office:value-type="float" office:value="0" calcext:value-type="float">
            <text:p/>
          </table:table-cell>
          <table:table-cell table:style-name="ce295" table:formula="of:=[.AI112]/([.E112]-[.AI112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2]*ABS(SIGN([.$J$10:.$J112]))&gt;0;1;0))/SUM(IF([.$F$10:.$F112]*ABS(SIGN([.$J$10:.$J112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2]*ABS(SIGN([.$J$10:.$J112]))&lt;0;[.$F$10:.$F112];0))/SUM(IF([.$F$10:.$F112]*ABS(SIGN([.$J$10:.$J112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2]*ABS(SIGN([.$J$10:.$J112]))&gt;0;[.$F$10:.$F112];0))/SUM(IF([.$F$10:.$F112]*ABS(SIGN([.$J$10:.$J112]))&gt;0;1;0))/[.AU112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2]&lt;&gt;&quot;&quot;;[.AY111]-[.AX112];[.AY111])-[.L112]*[.H11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3]=&quot;&quot;;[.C112]+[.L113]+[.B113];[.AQ113])" office:value-type="float" office:value="0.39231622" calcext:value-type="float">
            <text:p/>
          </table:table-cell>
          <table:table-cell table:style-name="ce40" table:formula="of:=IF([.AR113]&lt;&gt;&quot;&quot;;[.AR113];[.D112]+[.AX113])" office:value-type="float" office:value="40.18086297" calcext:value-type="float">
            <text:p/>
          </table:table-cell>
          <table:table-cell table:style-name="ce48" table:formula="of:=IF([.H113]=0;&quot;&quot;;[.D113]+[.C113]*[.H113]+[.AY113]+[.AI113]-[.AJ113])">
            <text:p/>
          </table:table-cell>
          <table:table-cell table:style-name="ce130" table:formula="of:=100*IF([.M113]=0;0;([.E113]-[.B113]*[.H113])/[.E112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2]+[.J113]" office:value-type="float" office:value="-1" calcext:value-type="float">
            <text:p/>
          </table:table-cell>
          <table:table-cell table:style-name="ce188" table:formula="of:=1+[.P113]/([.C113]+0)" office:value-type="float" office:value="-1.54896420035858" calcext:value-type="float">
            <text:p/>
          </table:table-cell>
          <table:table-cell table:style-name="ce194" table:formula="of:=-[.P113]-[.C113]" office:value-type="float" office:value="0.60768378" calcext:value-type="float">
            <text:p/>
          </table:table-cell>
          <table:table-cell table:style-name="ce11"/>
          <table:table-cell table:style-name="ce202" table:formula="of:=-[.J113]+[.T112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3]/(ABS([.P113])*[.H113]*[.$W$6])" office:value-type="string" office:string-value="" calcext:value-type="error">
            <text:p/>
          </table:table-cell>
          <table:table-cell table:style-name="ce223" table:formula="of:=[.P113]*[.H113]/[.E113]" office:value-type="string" office:string-value="" calcext:value-type="error">
            <text:p/>
          </table:table-cell>
          <table:table-cell table:style-name="ce187" table:formula="of:=([.E113]*[.$X$6]-ABS([.T113])*[.H113])/[.H113]" office:value-type="string" office:string-value="" calcext:value-type="error">
            <text:p/>
          </table:table-cell>
          <table:table-cell table:style-name="ce11"/>
          <table:table-cell table:style-name="ce230" table:formula="of:=[.H113]*(-[.$AB$6]*0.01+[.Q113])/[.Q113]" office:value-type="float" office:value="0" calcext:value-type="float">
            <text:p/>
          </table:table-cell>
          <table:table-cell table:style-name="ce237" table:formula="of:=([.H113]-[.I113])*[.R113]/[.E113]*100*SIGN([.I113])" office:value-type="string" office:string-value="" calcext:value-type="error">
            <text:p/>
          </table:table-cell>
          <table:table-cell table:style-name="ce246" table:formula="of:=[.E113]*[.$AB$6]*0.01/([.H113]-[.I113])*SIGN([.I113])" office:value-type="string" office:string-value="" calcext:value-type="error">
            <text:p/>
          </table:table-cell>
          <table:table-cell table:style-name="ce254" table:formula="of:=IF([.H113]=&quot;&quot;;&quot;#&quot;;[.H113]-0.01*[.$AD$6]*[.AI113]/[.P113])" office:value-type="string" office:string-value="#" calcext:value-type="string">
            <text:p>#</text:p>
          </table:table-cell>
          <table:table-cell table:style-name="ce261" table:formula="of:=([.K113]-[.H113])/([.H113]-[.I113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3])+SIGN([.P112])=0;[.H113];([.H113]*[.J113]+[.AG112]*[.P112])/[.P113]);0)" office:value-type="float" office:value="450" calcext:value-type="float">
            <text:p/>
          </table:table-cell>
          <table:table-cell table:style-name="ce277" table:formula="of:=IF([.H113]=0;0;-([.H112]-[.H113])*[.P112])" office:value-type="float" office:value="0" calcext:value-type="float">
            <text:p/>
          </table:table-cell>
          <table:table-cell table:style-name="ce281" table:formula="of:=[.AH113]+[.AI112]-[.AJ112]" office:value-type="float" office:value="-5.0000000000006" calcext:value-type="float">
            <text:p/>
          </table:table-cell>
          <table:table-cell table:style-name="ce286" table:formula="of:=IF(OR([.P113]=0;SIGN([.P113])+SIGN([.P112])=0);(-[.H113]+[.AG112])*-[.P112];0)" office:value-type="float" office:value="0" calcext:value-type="float">
            <text:p/>
          </table:table-cell>
          <table:table-cell table:style-name="ce295" table:formula="of:=[.AI113]/([.E113]-[.AI113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3]*ABS(SIGN([.$J$10:.$J113]))&gt;0;1;0))/SUM(IF([.$F$10:.$F113]*ABS(SIGN([.$J$10:.$J113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3]*ABS(SIGN([.$J$10:.$J113]))&lt;0;[.$F$10:.$F113];0))/SUM(IF([.$F$10:.$F113]*ABS(SIGN([.$J$10:.$J113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3]*ABS(SIGN([.$J$10:.$J113]))&gt;0;[.$F$10:.$F113];0))/SUM(IF([.$F$10:.$F113]*ABS(SIGN([.$J$10:.$J113]))&gt;0;1;0))/[.AU113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3]&lt;&gt;&quot;&quot;;[.AY112]-[.AX113];[.AY112])-[.L113]*[.H113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4]=&quot;&quot;;[.C113]+[.L114]+[.B114];[.AQ114])" office:value-type="float" office:value="0.39231622" calcext:value-type="float">
            <text:p/>
          </table:table-cell>
          <table:table-cell table:style-name="ce40" table:formula="of:=IF([.AR114]&lt;&gt;&quot;&quot;;[.AR114];[.D113]+[.AX114])" office:value-type="float" office:value="40.18086297" calcext:value-type="float">
            <text:p/>
          </table:table-cell>
          <table:table-cell table:style-name="ce48" table:formula="of:=IF([.H114]=0;&quot;&quot;;[.D114]+[.C114]*[.H114]+[.AY114]+[.AI114]-[.AJ114])">
            <text:p/>
          </table:table-cell>
          <table:table-cell table:style-name="ce130" table:formula="of:=100*IF([.M114]=0;0;([.E114]-[.B114]*[.H114])/[.E113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3]+[.J114]" office:value-type="float" office:value="-1" calcext:value-type="float">
            <text:p/>
          </table:table-cell>
          <table:table-cell table:style-name="ce188" table:formula="of:=1+[.P114]/([.C114]+0)" office:value-type="float" office:value="-1.54896420035858" calcext:value-type="float">
            <text:p/>
          </table:table-cell>
          <table:table-cell table:style-name="ce194" table:formula="of:=-[.P114]-[.C114]" office:value-type="float" office:value="0.60768378" calcext:value-type="float">
            <text:p/>
          </table:table-cell>
          <table:table-cell table:style-name="ce11"/>
          <table:table-cell table:style-name="ce202" table:formula="of:=-[.J114]+[.T113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4]/(ABS([.P114])*[.H114]*[.$W$6])" office:value-type="string" office:string-value="" calcext:value-type="error">
            <text:p/>
          </table:table-cell>
          <table:table-cell table:style-name="ce223" table:formula="of:=[.P114]*[.H114]/[.E114]" office:value-type="string" office:string-value="" calcext:value-type="error">
            <text:p/>
          </table:table-cell>
          <table:table-cell table:style-name="ce187" table:formula="of:=([.E114]*[.$X$6]-ABS([.T114])*[.H114])/[.H114]" office:value-type="string" office:string-value="" calcext:value-type="error">
            <text:p/>
          </table:table-cell>
          <table:table-cell table:style-name="ce11"/>
          <table:table-cell table:style-name="ce230" table:formula="of:=[.H114]*(-[.$AB$6]*0.01+[.Q114])/[.Q114]" office:value-type="float" office:value="0" calcext:value-type="float">
            <text:p/>
          </table:table-cell>
          <table:table-cell table:style-name="ce237" table:formula="of:=([.H114]-[.I114])*[.R114]/[.E114]*100*SIGN([.I114])" office:value-type="string" office:string-value="" calcext:value-type="error">
            <text:p/>
          </table:table-cell>
          <table:table-cell table:style-name="ce246" table:formula="of:=[.E114]*[.$AB$6]*0.01/([.H114]-[.I114])*SIGN([.I114])" office:value-type="string" office:string-value="" calcext:value-type="error">
            <text:p/>
          </table:table-cell>
          <table:table-cell table:style-name="ce254" table:formula="of:=IF([.H114]=&quot;&quot;;&quot;#&quot;;[.H114]-0.01*[.$AD$6]*[.AI114]/[.P114])" office:value-type="string" office:string-value="#" calcext:value-type="string">
            <text:p>#</text:p>
          </table:table-cell>
          <table:table-cell table:style-name="ce261" table:formula="of:=([.K114]-[.H114])/([.H114]-[.I114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4])+SIGN([.P113])=0;[.H114];([.H114]*[.J114]+[.AG113]*[.P113])/[.P114]);0)" office:value-type="float" office:value="450" calcext:value-type="float">
            <text:p/>
          </table:table-cell>
          <table:table-cell table:style-name="ce277" table:formula="of:=IF([.H114]=0;0;-([.H113]-[.H114])*[.P113])" office:value-type="float" office:value="0" calcext:value-type="float">
            <text:p/>
          </table:table-cell>
          <table:table-cell table:style-name="ce281" table:formula="of:=[.AH114]+[.AI113]-[.AJ113]" office:value-type="float" office:value="-5.0000000000006" calcext:value-type="float">
            <text:p/>
          </table:table-cell>
          <table:table-cell table:style-name="ce286" table:formula="of:=IF(OR([.P114]=0;SIGN([.P114])+SIGN([.P113])=0);(-[.H114]+[.AG113])*-[.P113];0)" office:value-type="float" office:value="0" calcext:value-type="float">
            <text:p/>
          </table:table-cell>
          <table:table-cell table:style-name="ce295" table:formula="of:=[.AI114]/([.E114]-[.AI114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4]*ABS(SIGN([.$J$10:.$J114]))&gt;0;1;0))/SUM(IF([.$F$10:.$F114]*ABS(SIGN([.$J$10:.$J114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4]*ABS(SIGN([.$J$10:.$J114]))&lt;0;[.$F$10:.$F114];0))/SUM(IF([.$F$10:.$F114]*ABS(SIGN([.$J$10:.$J114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4]*ABS(SIGN([.$J$10:.$J114]))&gt;0;[.$F$10:.$F114];0))/SUM(IF([.$F$10:.$F114]*ABS(SIGN([.$J$10:.$J114]))&gt;0;1;0))/[.AU114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4]&lt;&gt;&quot;&quot;;[.AY113]-[.AX114];[.AY113])-[.L114]*[.H114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5]=&quot;&quot;;[.C114]+[.L115]+[.B115];[.AQ115])" office:value-type="float" office:value="0.39231622" calcext:value-type="float">
            <text:p/>
          </table:table-cell>
          <table:table-cell table:style-name="ce40" table:formula="of:=IF([.AR115]&lt;&gt;&quot;&quot;;[.AR115];[.D114]+[.AX115])" office:value-type="float" office:value="40.18086297" calcext:value-type="float">
            <text:p/>
          </table:table-cell>
          <table:table-cell table:style-name="ce48" table:formula="of:=IF([.H115]=0;&quot;&quot;;[.D115]+[.C115]*[.H115]+[.AY115]+[.AI115]-[.AJ115])">
            <text:p/>
          </table:table-cell>
          <table:table-cell table:style-name="ce130" table:formula="of:=100*IF([.M115]=0;0;([.E115]-[.B115]*[.H115])/[.E114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4]+[.J115]" office:value-type="float" office:value="-1" calcext:value-type="float">
            <text:p/>
          </table:table-cell>
          <table:table-cell table:style-name="ce188" table:formula="of:=1+[.P115]/([.C115]+0)" office:value-type="float" office:value="-1.54896420035858" calcext:value-type="float">
            <text:p/>
          </table:table-cell>
          <table:table-cell table:style-name="ce194" table:formula="of:=-[.P115]-[.C115]" office:value-type="float" office:value="0.60768378" calcext:value-type="float">
            <text:p/>
          </table:table-cell>
          <table:table-cell table:style-name="ce11"/>
          <table:table-cell table:style-name="ce202" table:formula="of:=-[.J115]+[.T114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5]/(ABS([.P115])*[.H115]*[.$W$6])" office:value-type="string" office:string-value="" calcext:value-type="error">
            <text:p/>
          </table:table-cell>
          <table:table-cell table:style-name="ce223" table:formula="of:=[.P115]*[.H115]/[.E115]" office:value-type="string" office:string-value="" calcext:value-type="error">
            <text:p/>
          </table:table-cell>
          <table:table-cell table:style-name="ce187" table:formula="of:=([.E115]*[.$X$6]-ABS([.T115])*[.H115])/[.H115]" office:value-type="string" office:string-value="" calcext:value-type="error">
            <text:p/>
          </table:table-cell>
          <table:table-cell table:style-name="ce11"/>
          <table:table-cell table:style-name="ce230" table:formula="of:=[.H115]*(-[.$AB$6]*0.01+[.Q115])/[.Q115]" office:value-type="float" office:value="0" calcext:value-type="float">
            <text:p/>
          </table:table-cell>
          <table:table-cell table:style-name="ce237" table:formula="of:=([.H115]-[.I115])*[.R115]/[.E115]*100*SIGN([.I115])" office:value-type="string" office:string-value="" calcext:value-type="error">
            <text:p/>
          </table:table-cell>
          <table:table-cell table:style-name="ce246" table:formula="of:=[.E115]*[.$AB$6]*0.01/([.H115]-[.I115])*SIGN([.I115])" office:value-type="string" office:string-value="" calcext:value-type="error">
            <text:p/>
          </table:table-cell>
          <table:table-cell table:style-name="ce254" table:formula="of:=IF([.H115]=&quot;&quot;;&quot;#&quot;;[.H115]-0.01*[.$AD$6]*[.AI115]/[.P115])" office:value-type="string" office:string-value="#" calcext:value-type="string">
            <text:p>#</text:p>
          </table:table-cell>
          <table:table-cell table:style-name="ce261" table:formula="of:=([.K115]-[.H115])/([.H115]-[.I115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5])+SIGN([.P114])=0;[.H115];([.H115]*[.J115]+[.AG114]*[.P114])/[.P115]);0)" office:value-type="float" office:value="450" calcext:value-type="float">
            <text:p/>
          </table:table-cell>
          <table:table-cell table:style-name="ce277" table:formula="of:=IF([.H115]=0;0;-([.H114]-[.H115])*[.P114])" office:value-type="float" office:value="0" calcext:value-type="float">
            <text:p/>
          </table:table-cell>
          <table:table-cell table:style-name="ce281" table:formula="of:=[.AH115]+[.AI114]-[.AJ114]" office:value-type="float" office:value="-5.0000000000006" calcext:value-type="float">
            <text:p/>
          </table:table-cell>
          <table:table-cell table:style-name="ce286" table:formula="of:=IF(OR([.P115]=0;SIGN([.P115])+SIGN([.P114])=0);(-[.H115]+[.AG114])*-[.P114];0)" office:value-type="float" office:value="0" calcext:value-type="float">
            <text:p/>
          </table:table-cell>
          <table:table-cell table:style-name="ce295" table:formula="of:=[.AI115]/([.E115]-[.AI115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5]*ABS(SIGN([.$J$10:.$J115]))&gt;0;1;0))/SUM(IF([.$F$10:.$F115]*ABS(SIGN([.$J$10:.$J115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5]*ABS(SIGN([.$J$10:.$J115]))&lt;0;[.$F$10:.$F115];0))/SUM(IF([.$F$10:.$F115]*ABS(SIGN([.$J$10:.$J115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5]*ABS(SIGN([.$J$10:.$J115]))&gt;0;[.$F$10:.$F115];0))/SUM(IF([.$F$10:.$F115]*ABS(SIGN([.$J$10:.$J115]))&gt;0;1;0))/[.AU115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5]&lt;&gt;&quot;&quot;;[.AY114]-[.AX115];[.AY114])-[.L115]*[.H115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6]=&quot;&quot;;[.C115]+[.L116]+[.B116];[.AQ116])" office:value-type="float" office:value="0.39231622" calcext:value-type="float">
            <text:p/>
          </table:table-cell>
          <table:table-cell table:style-name="ce40" table:formula="of:=IF([.AR116]&lt;&gt;&quot;&quot;;[.AR116];[.D115]+[.AX116])" office:value-type="float" office:value="40.18086297" calcext:value-type="float">
            <text:p/>
          </table:table-cell>
          <table:table-cell table:style-name="ce48" table:formula="of:=IF([.H116]=0;&quot;&quot;;[.D116]+[.C116]*[.H116]+[.AY116]+[.AI116]-[.AJ116])">
            <text:p/>
          </table:table-cell>
          <table:table-cell table:style-name="ce130" table:formula="of:=100*IF([.M116]=0;0;([.E116]-[.B116]*[.H116])/[.E115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5]+[.J116]" office:value-type="float" office:value="-1" calcext:value-type="float">
            <text:p/>
          </table:table-cell>
          <table:table-cell table:style-name="ce188" table:formula="of:=1+[.P116]/([.C116]+0)" office:value-type="float" office:value="-1.54896420035858" calcext:value-type="float">
            <text:p/>
          </table:table-cell>
          <table:table-cell table:style-name="ce194" table:formula="of:=-[.P116]-[.C116]" office:value-type="float" office:value="0.60768378" calcext:value-type="float">
            <text:p/>
          </table:table-cell>
          <table:table-cell table:style-name="ce11"/>
          <table:table-cell table:style-name="ce202" table:formula="of:=-[.J116]+[.T115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6]/(ABS([.P116])*[.H116]*[.$W$6])" office:value-type="string" office:string-value="" calcext:value-type="error">
            <text:p/>
          </table:table-cell>
          <table:table-cell table:style-name="ce223" table:formula="of:=[.P116]*[.H116]/[.E116]" office:value-type="string" office:string-value="" calcext:value-type="error">
            <text:p/>
          </table:table-cell>
          <table:table-cell table:style-name="ce187" table:formula="of:=([.E116]*[.$X$6]-ABS([.T116])*[.H116])/[.H116]" office:value-type="string" office:string-value="" calcext:value-type="error">
            <text:p/>
          </table:table-cell>
          <table:table-cell table:style-name="ce11"/>
          <table:table-cell table:style-name="ce230" table:formula="of:=[.H116]*(-[.$AB$6]*0.01+[.Q116])/[.Q116]" office:value-type="float" office:value="0" calcext:value-type="float">
            <text:p/>
          </table:table-cell>
          <table:table-cell table:style-name="ce237" table:formula="of:=([.H116]-[.I116])*[.R116]/[.E116]*100*SIGN([.I116])" office:value-type="string" office:string-value="" calcext:value-type="error">
            <text:p/>
          </table:table-cell>
          <table:table-cell table:style-name="ce246" table:formula="of:=[.E116]*[.$AB$6]*0.01/([.H116]-[.I116])*SIGN([.I116])" office:value-type="string" office:string-value="" calcext:value-type="error">
            <text:p/>
          </table:table-cell>
          <table:table-cell table:style-name="ce254" table:formula="of:=IF([.H116]=&quot;&quot;;&quot;#&quot;;[.H116]-0.01*[.$AD$6]*[.AI116]/[.P116])" office:value-type="string" office:string-value="#" calcext:value-type="string">
            <text:p>#</text:p>
          </table:table-cell>
          <table:table-cell table:style-name="ce261" table:formula="of:=([.K116]-[.H116])/([.H116]-[.I116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6])+SIGN([.P115])=0;[.H116];([.H116]*[.J116]+[.AG115]*[.P115])/[.P116]);0)" office:value-type="float" office:value="450" calcext:value-type="float">
            <text:p/>
          </table:table-cell>
          <table:table-cell table:style-name="ce277" table:formula="of:=IF([.H116]=0;0;-([.H115]-[.H116])*[.P115])" office:value-type="float" office:value="0" calcext:value-type="float">
            <text:p/>
          </table:table-cell>
          <table:table-cell table:style-name="ce281" table:formula="of:=[.AH116]+[.AI115]-[.AJ115]" office:value-type="float" office:value="-5.0000000000006" calcext:value-type="float">
            <text:p/>
          </table:table-cell>
          <table:table-cell table:style-name="ce286" table:formula="of:=IF(OR([.P116]=0;SIGN([.P116])+SIGN([.P115])=0);(-[.H116]+[.AG115])*-[.P115];0)" office:value-type="float" office:value="0" calcext:value-type="float">
            <text:p/>
          </table:table-cell>
          <table:table-cell table:style-name="ce295" table:formula="of:=[.AI116]/([.E116]-[.AI116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6]*ABS(SIGN([.$J$10:.$J116]))&gt;0;1;0))/SUM(IF([.$F$10:.$F116]*ABS(SIGN([.$J$10:.$J116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6]*ABS(SIGN([.$J$10:.$J116]))&lt;0;[.$F$10:.$F116];0))/SUM(IF([.$F$10:.$F116]*ABS(SIGN([.$J$10:.$J116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6]*ABS(SIGN([.$J$10:.$J116]))&gt;0;[.$F$10:.$F116];0))/SUM(IF([.$F$10:.$F116]*ABS(SIGN([.$J$10:.$J116]))&gt;0;1;0))/[.AU116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6]&lt;&gt;&quot;&quot;;[.AY115]-[.AX116];[.AY115])-[.L116]*[.H116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7]=&quot;&quot;;[.C116]+[.L117]+[.B117];[.AQ117])" office:value-type="float" office:value="0.39231622" calcext:value-type="float">
            <text:p/>
          </table:table-cell>
          <table:table-cell table:style-name="ce40" table:formula="of:=IF([.AR117]&lt;&gt;&quot;&quot;;[.AR117];[.D116]+[.AX117])" office:value-type="float" office:value="40.18086297" calcext:value-type="float">
            <text:p/>
          </table:table-cell>
          <table:table-cell table:style-name="ce48" table:formula="of:=IF([.H117]=0;&quot;&quot;;[.D117]+[.C117]*[.H117]+[.AY117]+[.AI117]-[.AJ117])">
            <text:p/>
          </table:table-cell>
          <table:table-cell table:style-name="ce130" table:formula="of:=100*IF([.M117]=0;0;([.E117]-[.B117]*[.H117])/[.E116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6]+[.J117]" office:value-type="float" office:value="-1" calcext:value-type="float">
            <text:p/>
          </table:table-cell>
          <table:table-cell table:style-name="ce188" table:formula="of:=1+[.P117]/([.C117]+0)" office:value-type="float" office:value="-1.54896420035858" calcext:value-type="float">
            <text:p/>
          </table:table-cell>
          <table:table-cell table:style-name="ce194" table:formula="of:=-[.P117]-[.C117]" office:value-type="float" office:value="0.60768378" calcext:value-type="float">
            <text:p/>
          </table:table-cell>
          <table:table-cell table:style-name="ce11"/>
          <table:table-cell table:style-name="ce202" table:formula="of:=-[.J117]+[.T116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7]/(ABS([.P117])*[.H117]*[.$W$6])" office:value-type="string" office:string-value="" calcext:value-type="error">
            <text:p/>
          </table:table-cell>
          <table:table-cell table:style-name="ce223" table:formula="of:=[.P117]*[.H117]/[.E117]" office:value-type="string" office:string-value="" calcext:value-type="error">
            <text:p/>
          </table:table-cell>
          <table:table-cell table:style-name="ce187" table:formula="of:=([.E117]*[.$X$6]-ABS([.T117])*[.H117])/[.H117]" office:value-type="string" office:string-value="" calcext:value-type="error">
            <text:p/>
          </table:table-cell>
          <table:table-cell table:style-name="ce11"/>
          <table:table-cell table:style-name="ce230" table:formula="of:=[.H117]*(-[.$AB$6]*0.01+[.Q117])/[.Q117]" office:value-type="float" office:value="0" calcext:value-type="float">
            <text:p/>
          </table:table-cell>
          <table:table-cell table:style-name="ce237" table:formula="of:=([.H117]-[.I117])*[.R117]/[.E117]*100*SIGN([.I117])" office:value-type="string" office:string-value="" calcext:value-type="error">
            <text:p/>
          </table:table-cell>
          <table:table-cell table:style-name="ce246" table:formula="of:=[.E117]*[.$AB$6]*0.01/([.H117]-[.I117])*SIGN([.I117])" office:value-type="string" office:string-value="" calcext:value-type="error">
            <text:p/>
          </table:table-cell>
          <table:table-cell table:style-name="ce254" table:formula="of:=IF([.H117]=&quot;&quot;;&quot;#&quot;;[.H117]-0.01*[.$AD$6]*[.AI117]/[.P117])" office:value-type="string" office:string-value="#" calcext:value-type="string">
            <text:p>#</text:p>
          </table:table-cell>
          <table:table-cell table:style-name="ce261" table:formula="of:=([.K117]-[.H117])/([.H117]-[.I117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7])+SIGN([.P116])=0;[.H117];([.H117]*[.J117]+[.AG116]*[.P116])/[.P117]);0)" office:value-type="float" office:value="450" calcext:value-type="float">
            <text:p/>
          </table:table-cell>
          <table:table-cell table:style-name="ce277" table:formula="of:=IF([.H117]=0;0;-([.H116]-[.H117])*[.P116])" office:value-type="float" office:value="0" calcext:value-type="float">
            <text:p/>
          </table:table-cell>
          <table:table-cell table:style-name="ce281" table:formula="of:=[.AH117]+[.AI116]-[.AJ116]" office:value-type="float" office:value="-5.0000000000006" calcext:value-type="float">
            <text:p/>
          </table:table-cell>
          <table:table-cell table:style-name="ce286" table:formula="of:=IF(OR([.P117]=0;SIGN([.P117])+SIGN([.P116])=0);(-[.H117]+[.AG116])*-[.P116];0)" office:value-type="float" office:value="0" calcext:value-type="float">
            <text:p/>
          </table:table-cell>
          <table:table-cell table:style-name="ce295" table:formula="of:=[.AI117]/([.E117]-[.AI117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7]*ABS(SIGN([.$J$10:.$J117]))&gt;0;1;0))/SUM(IF([.$F$10:.$F117]*ABS(SIGN([.$J$10:.$J117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7]*ABS(SIGN([.$J$10:.$J117]))&lt;0;[.$F$10:.$F117];0))/SUM(IF([.$F$10:.$F117]*ABS(SIGN([.$J$10:.$J117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7]*ABS(SIGN([.$J$10:.$J117]))&gt;0;[.$F$10:.$F117];0))/SUM(IF([.$F$10:.$F117]*ABS(SIGN([.$J$10:.$J117]))&gt;0;1;0))/[.AU117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7]&lt;&gt;&quot;&quot;;[.AY116]-[.AX117];[.AY116])-[.L117]*[.H117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8]=&quot;&quot;;[.C117]+[.L118]+[.B118];[.AQ118])" office:value-type="float" office:value="0.39231622" calcext:value-type="float">
            <text:p/>
          </table:table-cell>
          <table:table-cell table:style-name="ce40" table:formula="of:=IF([.AR118]&lt;&gt;&quot;&quot;;[.AR118];[.D117]+[.AX118])" office:value-type="float" office:value="40.18086297" calcext:value-type="float">
            <text:p/>
          </table:table-cell>
          <table:table-cell table:style-name="ce48" table:formula="of:=IF([.H118]=0;&quot;&quot;;[.D118]+[.C118]*[.H118]+[.AY118]+[.AI118]-[.AJ118])">
            <text:p/>
          </table:table-cell>
          <table:table-cell table:style-name="ce130" table:formula="of:=100*IF([.M118]=0;0;([.E118]-[.B118]*[.H118])/[.E117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7]+[.J118]" office:value-type="float" office:value="-1" calcext:value-type="float">
            <text:p/>
          </table:table-cell>
          <table:table-cell table:style-name="ce188" table:formula="of:=1+[.P118]/([.C118]+0)" office:value-type="float" office:value="-1.54896420035858" calcext:value-type="float">
            <text:p/>
          </table:table-cell>
          <table:table-cell table:style-name="ce194" table:formula="of:=-[.P118]-[.C118]" office:value-type="float" office:value="0.60768378" calcext:value-type="float">
            <text:p/>
          </table:table-cell>
          <table:table-cell table:style-name="ce11"/>
          <table:table-cell table:style-name="ce202" table:formula="of:=-[.J118]+[.T117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8]/(ABS([.P118])*[.H118]*[.$W$6])" office:value-type="string" office:string-value="" calcext:value-type="error">
            <text:p/>
          </table:table-cell>
          <table:table-cell table:style-name="ce223" table:formula="of:=[.P118]*[.H118]/[.E118]" office:value-type="string" office:string-value="" calcext:value-type="error">
            <text:p/>
          </table:table-cell>
          <table:table-cell table:style-name="ce187" table:formula="of:=([.E118]*[.$X$6]-ABS([.T118])*[.H118])/[.H118]" office:value-type="string" office:string-value="" calcext:value-type="error">
            <text:p/>
          </table:table-cell>
          <table:table-cell table:style-name="ce11"/>
          <table:table-cell table:style-name="ce230" table:formula="of:=[.H118]*(-[.$AB$6]*0.01+[.Q118])/[.Q118]" office:value-type="float" office:value="0" calcext:value-type="float">
            <text:p/>
          </table:table-cell>
          <table:table-cell table:style-name="ce237" table:formula="of:=([.H118]-[.I118])*[.R118]/[.E118]*100*SIGN([.I118])" office:value-type="string" office:string-value="" calcext:value-type="error">
            <text:p/>
          </table:table-cell>
          <table:table-cell table:style-name="ce246" table:formula="of:=[.E118]*[.$AB$6]*0.01/([.H118]-[.I118])*SIGN([.I118])" office:value-type="string" office:string-value="" calcext:value-type="error">
            <text:p/>
          </table:table-cell>
          <table:table-cell table:style-name="ce254" table:formula="of:=IF([.H118]=&quot;&quot;;&quot;#&quot;;[.H118]-0.01*[.$AD$6]*[.AI118]/[.P118])" office:value-type="string" office:string-value="#" calcext:value-type="string">
            <text:p>#</text:p>
          </table:table-cell>
          <table:table-cell table:style-name="ce261" table:formula="of:=([.K118]-[.H118])/([.H118]-[.I118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8])+SIGN([.P117])=0;[.H118];([.H118]*[.J118]+[.AG117]*[.P117])/[.P118]);0)" office:value-type="float" office:value="450" calcext:value-type="float">
            <text:p/>
          </table:table-cell>
          <table:table-cell table:style-name="ce277" table:formula="of:=IF([.H118]=0;0;-([.H117]-[.H118])*[.P117])" office:value-type="float" office:value="0" calcext:value-type="float">
            <text:p/>
          </table:table-cell>
          <table:table-cell table:style-name="ce281" table:formula="of:=[.AH118]+[.AI117]-[.AJ117]" office:value-type="float" office:value="-5.0000000000006" calcext:value-type="float">
            <text:p/>
          </table:table-cell>
          <table:table-cell table:style-name="ce286" table:formula="of:=IF(OR([.P118]=0;SIGN([.P118])+SIGN([.P117])=0);(-[.H118]+[.AG117])*-[.P117];0)" office:value-type="float" office:value="0" calcext:value-type="float">
            <text:p/>
          </table:table-cell>
          <table:table-cell table:style-name="ce295" table:formula="of:=[.AI118]/([.E118]-[.AI118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8]*ABS(SIGN([.$J$10:.$J118]))&gt;0;1;0))/SUM(IF([.$F$10:.$F118]*ABS(SIGN([.$J$10:.$J118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8]*ABS(SIGN([.$J$10:.$J118]))&lt;0;[.$F$10:.$F118];0))/SUM(IF([.$F$10:.$F118]*ABS(SIGN([.$J$10:.$J118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8]*ABS(SIGN([.$J$10:.$J118]))&gt;0;[.$F$10:.$F118];0))/SUM(IF([.$F$10:.$F118]*ABS(SIGN([.$J$10:.$J118]))&gt;0;1;0))/[.AU118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8]&lt;&gt;&quot;&quot;;[.AY117]-[.AX118];[.AY117])-[.L118]*[.H118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19]=&quot;&quot;;[.C118]+[.L119]+[.B119];[.AQ119])" office:value-type="float" office:value="0.39231622" calcext:value-type="float">
            <text:p/>
          </table:table-cell>
          <table:table-cell table:style-name="ce40" table:formula="of:=IF([.AR119]&lt;&gt;&quot;&quot;;[.AR119];[.D118]+[.AX119])" office:value-type="float" office:value="40.18086297" calcext:value-type="float">
            <text:p/>
          </table:table-cell>
          <table:table-cell table:style-name="ce48" table:formula="of:=IF([.H119]=0;&quot;&quot;;[.D119]+[.C119]*[.H119]+[.AY119]+[.AI119]-[.AJ119])">
            <text:p/>
          </table:table-cell>
          <table:table-cell table:style-name="ce130" table:formula="of:=100*IF([.M119]=0;0;([.E119]-[.B119]*[.H119])/[.E118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8]+[.J119]" office:value-type="float" office:value="-1" calcext:value-type="float">
            <text:p/>
          </table:table-cell>
          <table:table-cell table:style-name="ce188" table:formula="of:=1+[.P119]/([.C119]+0)" office:value-type="float" office:value="-1.54896420035858" calcext:value-type="float">
            <text:p/>
          </table:table-cell>
          <table:table-cell table:style-name="ce194" table:formula="of:=-[.P119]-[.C119]" office:value-type="float" office:value="0.60768378" calcext:value-type="float">
            <text:p/>
          </table:table-cell>
          <table:table-cell table:style-name="ce11"/>
          <table:table-cell table:style-name="ce202" table:formula="of:=-[.J119]+[.T118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19]/(ABS([.P119])*[.H119]*[.$W$6])" office:value-type="string" office:string-value="" calcext:value-type="error">
            <text:p/>
          </table:table-cell>
          <table:table-cell table:style-name="ce223" table:formula="of:=[.P119]*[.H119]/[.E119]" office:value-type="string" office:string-value="" calcext:value-type="error">
            <text:p/>
          </table:table-cell>
          <table:table-cell table:style-name="ce187" table:formula="of:=([.E119]*[.$X$6]-ABS([.T119])*[.H119])/[.H119]" office:value-type="string" office:string-value="" calcext:value-type="error">
            <text:p/>
          </table:table-cell>
          <table:table-cell table:style-name="ce11"/>
          <table:table-cell table:style-name="ce230" table:formula="of:=[.H119]*(-[.$AB$6]*0.01+[.Q119])/[.Q119]" office:value-type="float" office:value="0" calcext:value-type="float">
            <text:p/>
          </table:table-cell>
          <table:table-cell table:style-name="ce237" table:formula="of:=([.H119]-[.I119])*[.R119]/[.E119]*100*SIGN([.I119])" office:value-type="string" office:string-value="" calcext:value-type="error">
            <text:p/>
          </table:table-cell>
          <table:table-cell table:style-name="ce246" table:formula="of:=[.E119]*[.$AB$6]*0.01/([.H119]-[.I119])*SIGN([.I119])" office:value-type="string" office:string-value="" calcext:value-type="error">
            <text:p/>
          </table:table-cell>
          <table:table-cell table:style-name="ce254" table:formula="of:=IF([.H119]=&quot;&quot;;&quot;#&quot;;[.H119]-0.01*[.$AD$6]*[.AI119]/[.P119])" office:value-type="string" office:string-value="#" calcext:value-type="string">
            <text:p>#</text:p>
          </table:table-cell>
          <table:table-cell table:style-name="ce261" table:formula="of:=([.K119]-[.H119])/([.H119]-[.I119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19])+SIGN([.P118])=0;[.H119];([.H119]*[.J119]+[.AG118]*[.P118])/[.P119]);0)" office:value-type="float" office:value="450" calcext:value-type="float">
            <text:p/>
          </table:table-cell>
          <table:table-cell table:style-name="ce277" table:formula="of:=IF([.H119]=0;0;-([.H118]-[.H119])*[.P118])" office:value-type="float" office:value="0" calcext:value-type="float">
            <text:p/>
          </table:table-cell>
          <table:table-cell table:style-name="ce281" table:formula="of:=[.AH119]+[.AI118]-[.AJ118]" office:value-type="float" office:value="-5.0000000000006" calcext:value-type="float">
            <text:p/>
          </table:table-cell>
          <table:table-cell table:style-name="ce286" table:formula="of:=IF(OR([.P119]=0;SIGN([.P119])+SIGN([.P118])=0);(-[.H119]+[.AG118])*-[.P118];0)" office:value-type="float" office:value="0" calcext:value-type="float">
            <text:p/>
          </table:table-cell>
          <table:table-cell table:style-name="ce295" table:formula="of:=[.AI119]/([.E119]-[.AI119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19]*ABS(SIGN([.$J$10:.$J119]))&gt;0;1;0))/SUM(IF([.$F$10:.$F119]*ABS(SIGN([.$J$10:.$J119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19]*ABS(SIGN([.$J$10:.$J119]))&lt;0;[.$F$10:.$F119];0))/SUM(IF([.$F$10:.$F119]*ABS(SIGN([.$J$10:.$J119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19]*ABS(SIGN([.$J$10:.$J119]))&gt;0;[.$F$10:.$F119];0))/SUM(IF([.$F$10:.$F119]*ABS(SIGN([.$J$10:.$J119]))&gt;0;1;0))/[.AU119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19]&lt;&gt;&quot;&quot;;[.AY118]-[.AX119];[.AY118])-[.L119]*[.H119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20]=&quot;&quot;;[.C119]+[.L120]+[.B120];[.AQ120])" office:value-type="float" office:value="0.39231622" calcext:value-type="float">
            <text:p/>
          </table:table-cell>
          <table:table-cell table:style-name="ce40" table:formula="of:=IF([.AR120]&lt;&gt;&quot;&quot;;[.AR120];[.D119]+[.AX120])" office:value-type="float" office:value="40.18086297" calcext:value-type="float">
            <text:p/>
          </table:table-cell>
          <table:table-cell table:style-name="ce48" table:formula="of:=IF([.H120]=0;&quot;&quot;;[.D120]+[.C120]*[.H120]+[.AY120]+[.AI120]-[.AJ120])">
            <text:p/>
          </table:table-cell>
          <table:table-cell table:style-name="ce130" table:formula="of:=100*IF([.M120]=0;0;([.E120]-[.B120]*[.H120])/[.E119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19]+[.J120]" office:value-type="float" office:value="-1" calcext:value-type="float">
            <text:p/>
          </table:table-cell>
          <table:table-cell table:style-name="ce188" table:formula="of:=1+[.P120]/([.C120]+0)" office:value-type="float" office:value="-1.54896420035858" calcext:value-type="float">
            <text:p/>
          </table:table-cell>
          <table:table-cell table:style-name="ce194" table:formula="of:=-[.P120]-[.C120]" office:value-type="float" office:value="0.60768378" calcext:value-type="float">
            <text:p/>
          </table:table-cell>
          <table:table-cell table:style-name="ce11"/>
          <table:table-cell table:style-name="ce202" table:formula="of:=-[.J120]+[.T119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20]/(ABS([.P120])*[.H120]*[.$W$6])" office:value-type="string" office:string-value="" calcext:value-type="error">
            <text:p/>
          </table:table-cell>
          <table:table-cell table:style-name="ce223" table:formula="of:=[.P120]*[.H120]/[.E120]" office:value-type="string" office:string-value="" calcext:value-type="error">
            <text:p/>
          </table:table-cell>
          <table:table-cell table:style-name="ce187" table:formula="of:=([.E120]*[.$X$6]-ABS([.T120])*[.H120])/[.H120]" office:value-type="string" office:string-value="" calcext:value-type="error">
            <text:p/>
          </table:table-cell>
          <table:table-cell table:style-name="ce11"/>
          <table:table-cell table:style-name="ce230" table:formula="of:=[.H120]*(-[.$AB$6]*0.01+[.Q120])/[.Q120]" office:value-type="float" office:value="0" calcext:value-type="float">
            <text:p/>
          </table:table-cell>
          <table:table-cell table:style-name="ce237" table:formula="of:=([.H120]-[.I120])*[.R120]/[.E120]*100*SIGN([.I120])" office:value-type="string" office:string-value="" calcext:value-type="error">
            <text:p/>
          </table:table-cell>
          <table:table-cell table:style-name="ce246" table:formula="of:=[.E120]*[.$AB$6]*0.01/([.H120]-[.I120])*SIGN([.I120])" office:value-type="string" office:string-value="" calcext:value-type="error">
            <text:p/>
          </table:table-cell>
          <table:table-cell table:style-name="ce254" table:formula="of:=IF([.H120]=&quot;&quot;;&quot;#&quot;;[.H120]-0.01*[.$AD$6]*[.AI120]/[.P120])" office:value-type="string" office:string-value="#" calcext:value-type="string">
            <text:p>#</text:p>
          </table:table-cell>
          <table:table-cell table:style-name="ce261" table:formula="of:=([.K120]-[.H120])/([.H120]-[.I120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20])+SIGN([.P119])=0;[.H120];([.H120]*[.J120]+[.AG119]*[.P119])/[.P120]);0)" office:value-type="float" office:value="450" calcext:value-type="float">
            <text:p/>
          </table:table-cell>
          <table:table-cell table:style-name="ce277" table:formula="of:=IF([.H120]=0;0;-([.H119]-[.H120])*[.P119])" office:value-type="float" office:value="0" calcext:value-type="float">
            <text:p/>
          </table:table-cell>
          <table:table-cell table:style-name="ce281" table:formula="of:=[.AH120]+[.AI119]-[.AJ119]" office:value-type="float" office:value="-5.0000000000006" calcext:value-type="float">
            <text:p/>
          </table:table-cell>
          <table:table-cell table:style-name="ce286" table:formula="of:=IF(OR([.P120]=0;SIGN([.P120])+SIGN([.P119])=0);(-[.H120]+[.AG119])*-[.P119];0)" office:value-type="float" office:value="0" calcext:value-type="float">
            <text:p/>
          </table:table-cell>
          <table:table-cell table:style-name="ce295" table:formula="of:=[.AI120]/([.E120]-[.AI120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20]*ABS(SIGN([.$J$10:.$J120]))&gt;0;1;0))/SUM(IF([.$F$10:.$F120]*ABS(SIGN([.$J$10:.$J120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20]*ABS(SIGN([.$J$10:.$J120]))&lt;0;[.$F$10:.$F120];0))/SUM(IF([.$F$10:.$F120]*ABS(SIGN([.$J$10:.$J120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20]*ABS(SIGN([.$J$10:.$J120]))&gt;0;[.$F$10:.$F120];0))/SUM(IF([.$F$10:.$F120]*ABS(SIGN([.$J$10:.$J120]))&gt;0;1;0))/[.AU120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20]&lt;&gt;&quot;&quot;;[.AY119]-[.AX120];[.AY119])-[.L120]*[.H120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21]=&quot;&quot;;[.C120]+[.L121]+[.B121];[.AQ121])" office:value-type="float" office:value="0.39231622" calcext:value-type="float">
            <text:p/>
          </table:table-cell>
          <table:table-cell table:style-name="ce40" table:formula="of:=IF([.AR121]&lt;&gt;&quot;&quot;;[.AR121];[.D120]+[.AX121])" office:value-type="float" office:value="40.18086297" calcext:value-type="float">
            <text:p/>
          </table:table-cell>
          <table:table-cell table:style-name="ce48" table:formula="of:=IF([.H121]=0;&quot;&quot;;[.D121]+[.C121]*[.H121]+[.AY121]+[.AI121]-[.AJ121])">
            <text:p/>
          </table:table-cell>
          <table:table-cell table:style-name="ce130" table:formula="of:=100*IF([.M121]=0;0;([.E121]-[.B121]*[.H121])/[.E120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20]+[.J121]" office:value-type="float" office:value="-1" calcext:value-type="float">
            <text:p/>
          </table:table-cell>
          <table:table-cell table:style-name="ce188" table:formula="of:=1+[.P121]/([.C121]+0)" office:value-type="float" office:value="-1.54896420035858" calcext:value-type="float">
            <text:p/>
          </table:table-cell>
          <table:table-cell table:style-name="ce194" table:formula="of:=-[.P121]-[.C121]" office:value-type="float" office:value="0.60768378" calcext:value-type="float">
            <text:p/>
          </table:table-cell>
          <table:table-cell table:style-name="ce11"/>
          <table:table-cell table:style-name="ce202" table:formula="of:=-[.J121]+[.T120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21]/(ABS([.P121])*[.H121]*[.$W$6])" office:value-type="string" office:string-value="" calcext:value-type="error">
            <text:p/>
          </table:table-cell>
          <table:table-cell table:style-name="ce223" table:formula="of:=[.P121]*[.H121]/[.E121]" office:value-type="string" office:string-value="" calcext:value-type="error">
            <text:p/>
          </table:table-cell>
          <table:table-cell table:style-name="ce187" table:formula="of:=([.E121]*[.$X$6]-ABS([.T121])*[.H121])/[.H121]" office:value-type="string" office:string-value="" calcext:value-type="error">
            <text:p/>
          </table:table-cell>
          <table:table-cell table:style-name="ce11"/>
          <table:table-cell table:style-name="ce230" table:formula="of:=[.H121]*(-[.$AB$6]*0.01+[.Q121])/[.Q121]" office:value-type="float" office:value="0" calcext:value-type="float">
            <text:p/>
          </table:table-cell>
          <table:table-cell table:style-name="ce237" table:formula="of:=([.H121]-[.I121])*[.R121]/[.E121]*100*SIGN([.I121])" office:value-type="string" office:string-value="" calcext:value-type="error">
            <text:p/>
          </table:table-cell>
          <table:table-cell table:style-name="ce246" table:formula="of:=[.E121]*[.$AB$6]*0.01/([.H121]-[.I121])*SIGN([.I121])" office:value-type="string" office:string-value="" calcext:value-type="error">
            <text:p/>
          </table:table-cell>
          <table:table-cell table:style-name="ce254" table:formula="of:=IF([.H121]=&quot;&quot;;&quot;#&quot;;[.H121]-0.01*[.$AD$6]*[.AI121]/[.P121])" office:value-type="string" office:string-value="#" calcext:value-type="string">
            <text:p>#</text:p>
          </table:table-cell>
          <table:table-cell table:style-name="ce261" table:formula="of:=([.K121]-[.H121])/([.H121]-[.I121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21])+SIGN([.P120])=0;[.H121];([.H121]*[.J121]+[.AG120]*[.P120])/[.P121]);0)" office:value-type="float" office:value="450" calcext:value-type="float">
            <text:p/>
          </table:table-cell>
          <table:table-cell table:style-name="ce277" table:formula="of:=IF([.H121]=0;0;-([.H120]-[.H121])*[.P120])" office:value-type="float" office:value="0" calcext:value-type="float">
            <text:p/>
          </table:table-cell>
          <table:table-cell table:style-name="ce281" table:formula="of:=[.AH121]+[.AI120]-[.AJ120]" office:value-type="float" office:value="-5.0000000000006" calcext:value-type="float">
            <text:p/>
          </table:table-cell>
          <table:table-cell table:style-name="ce286" table:formula="of:=IF(OR([.P121]=0;SIGN([.P121])+SIGN([.P120])=0);(-[.H121]+[.AG120])*-[.P120];0)" office:value-type="float" office:value="0" calcext:value-type="float">
            <text:p/>
          </table:table-cell>
          <table:table-cell table:style-name="ce295" table:formula="of:=[.AI121]/([.E121]-[.AI121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21]*ABS(SIGN([.$J$10:.$J121]))&gt;0;1;0))/SUM(IF([.$F$10:.$F121]*ABS(SIGN([.$J$10:.$J121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21]*ABS(SIGN([.$J$10:.$J121]))&lt;0;[.$F$10:.$F121];0))/SUM(IF([.$F$10:.$F121]*ABS(SIGN([.$J$10:.$J121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21]*ABS(SIGN([.$J$10:.$J121]))&gt;0;[.$F$10:.$F121];0))/SUM(IF([.$F$10:.$F121]*ABS(SIGN([.$J$10:.$J121]))&gt;0;1;0))/[.AU121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21]&lt;&gt;&quot;&quot;;[.AY120]-[.AX121];[.AY120])-[.L121]*[.H121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22]=&quot;&quot;;[.C121]+[.L122]+[.B122];[.AQ122])" office:value-type="float" office:value="0.39231622" calcext:value-type="float">
            <text:p/>
          </table:table-cell>
          <table:table-cell table:style-name="ce40" table:formula="of:=IF([.AR122]&lt;&gt;&quot;&quot;;[.AR122];[.D121]+[.AX122])" office:value-type="float" office:value="40.18086297" calcext:value-type="float">
            <text:p/>
          </table:table-cell>
          <table:table-cell table:style-name="ce48" table:formula="of:=IF([.H122]=0;&quot;&quot;;[.D122]+[.C122]*[.H122]+[.AY122]+[.AI122]-[.AJ122])">
            <text:p/>
          </table:table-cell>
          <table:table-cell table:style-name="ce130" table:formula="of:=100*IF([.M122]=0;0;([.E122]-[.B122]*[.H122])/[.E121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21]+[.J122]" office:value-type="float" office:value="-1" calcext:value-type="float">
            <text:p/>
          </table:table-cell>
          <table:table-cell table:style-name="ce188" table:formula="of:=1+[.P122]/([.C122]+0)" office:value-type="float" office:value="-1.54896420035858" calcext:value-type="float">
            <text:p/>
          </table:table-cell>
          <table:table-cell table:style-name="ce194" table:formula="of:=-[.P122]-[.C122]" office:value-type="float" office:value="0.60768378" calcext:value-type="float">
            <text:p/>
          </table:table-cell>
          <table:table-cell table:style-name="ce11"/>
          <table:table-cell table:style-name="ce202" table:formula="of:=-[.J122]+[.T121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22]/(ABS([.P122])*[.H122]*[.$W$6])" office:value-type="string" office:string-value="" calcext:value-type="error">
            <text:p/>
          </table:table-cell>
          <table:table-cell table:style-name="ce223" table:formula="of:=[.P122]*[.H122]/[.E122]" office:value-type="string" office:string-value="" calcext:value-type="error">
            <text:p/>
          </table:table-cell>
          <table:table-cell table:style-name="ce187" table:formula="of:=([.E122]*[.$X$6]-ABS([.T122])*[.H122])/[.H122]" office:value-type="string" office:string-value="" calcext:value-type="error">
            <text:p/>
          </table:table-cell>
          <table:table-cell table:style-name="ce11"/>
          <table:table-cell table:style-name="ce230" table:formula="of:=[.H122]*(-[.$AB$6]*0.01+[.Q122])/[.Q122]" office:value-type="float" office:value="0" calcext:value-type="float">
            <text:p/>
          </table:table-cell>
          <table:table-cell table:style-name="ce237" table:formula="of:=([.H122]-[.I122])*[.R122]/[.E122]*100*SIGN([.I122])" office:value-type="string" office:string-value="" calcext:value-type="error">
            <text:p/>
          </table:table-cell>
          <table:table-cell table:style-name="ce246" table:formula="of:=[.E122]*[.$AB$6]*0.01/([.H122]-[.I122])*SIGN([.I122])" office:value-type="string" office:string-value="" calcext:value-type="error">
            <text:p/>
          </table:table-cell>
          <table:table-cell table:style-name="ce254" table:formula="of:=IF([.H122]=&quot;&quot;;&quot;#&quot;;[.H122]-0.01*[.$AD$6]*[.AI122]/[.P122])" office:value-type="string" office:string-value="#" calcext:value-type="string">
            <text:p>#</text:p>
          </table:table-cell>
          <table:table-cell table:style-name="ce261" table:formula="of:=([.K122]-[.H122])/([.H122]-[.I122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22])+SIGN([.P121])=0;[.H122];([.H122]*[.J122]+[.AG121]*[.P121])/[.P122]);0)" office:value-type="float" office:value="450" calcext:value-type="float">
            <text:p/>
          </table:table-cell>
          <table:table-cell table:style-name="ce277" table:formula="of:=IF([.H122]=0;0;-([.H121]-[.H122])*[.P121])" office:value-type="float" office:value="0" calcext:value-type="float">
            <text:p/>
          </table:table-cell>
          <table:table-cell table:style-name="ce281" table:formula="of:=[.AH122]+[.AI121]-[.AJ121]" office:value-type="float" office:value="-5.0000000000006" calcext:value-type="float">
            <text:p/>
          </table:table-cell>
          <table:table-cell table:style-name="ce286" table:formula="of:=IF(OR([.P122]=0;SIGN([.P122])+SIGN([.P121])=0);(-[.H122]+[.AG121])*-[.P121];0)" office:value-type="float" office:value="0" calcext:value-type="float">
            <text:p/>
          </table:table-cell>
          <table:table-cell table:style-name="ce295" table:formula="of:=[.AI122]/([.E122]-[.AI122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22]*ABS(SIGN([.$J$10:.$J122]))&gt;0;1;0))/SUM(IF([.$F$10:.$F122]*ABS(SIGN([.$J$10:.$J122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22]*ABS(SIGN([.$J$10:.$J122]))&lt;0;[.$F$10:.$F122];0))/SUM(IF([.$F$10:.$F122]*ABS(SIGN([.$J$10:.$J122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22]*ABS(SIGN([.$J$10:.$J122]))&gt;0;[.$F$10:.$F122];0))/SUM(IF([.$F$10:.$F122]*ABS(SIGN([.$J$10:.$J122]))&gt;0;1;0))/[.AU122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22]&lt;&gt;&quot;&quot;;[.AY121]-[.AX122];[.AY121])-[.L122]*[.H122]" office:value-type="float" office:value="0" calcext:value-type="float">
            <text:p/>
          </table:table-cell>
          <table:table-cell table:number-columns-repeated="943"/>
        </table:table-row>
        <table:table-row table:style-name="ro3">
          <table:table-cell/>
          <table:table-cell table:style-name="ce18"/>
          <table:table-cell table:style-name="ce31" table:formula="of:=IF([.AQ123]=&quot;&quot;;[.C122]+[.L123]+[.B123];[.AQ123])" office:value-type="float" office:value="0.39231622" calcext:value-type="float">
            <text:p/>
          </table:table-cell>
          <table:table-cell table:style-name="ce40" table:formula="of:=IF([.AR123]&lt;&gt;&quot;&quot;;[.AR123];[.D122]+[.AX123])" office:value-type="float" office:value="40.18086297" calcext:value-type="float">
            <text:p/>
          </table:table-cell>
          <table:table-cell table:style-name="ce48" table:formula="of:=IF([.H123]=0;&quot;&quot;;[.D123]+[.C123]*[.H123]+[.AY123]+[.AI123]-[.AJ123])">
            <text:p/>
          </table:table-cell>
          <table:table-cell table:style-name="ce130" table:formula="of:=100*IF([.M123]=0;0;([.E123]-[.B123]*[.H123])/[.E122]-1)" office:value-type="float" office:value="0" calcext:value-type="float">
            <text:p/>
          </table:table-cell>
          <table:table-cell table:style-name="ce11"/>
          <table:table-cell table:style-name="ce141"/>
          <table:table-cell table:style-name="ce146"/>
          <table:table-cell table:style-name="ce157"/>
          <table:table-cell table:style-name="ce161"/>
          <table:table-cell table:style-name="ce166"/>
          <table:table-cell table:style-name="ce174"/>
          <table:table-cell table:style-name="ce178"/>
          <table:table-cell table:style-name="ce11"/>
          <table:table-cell table:style-name="ce167" table:formula="of:=[.P122]+[.J123]" office:value-type="float" office:value="-1" calcext:value-type="float">
            <text:p/>
          </table:table-cell>
          <table:table-cell table:style-name="ce188" table:formula="of:=1+[.P123]/([.C123]+0)" office:value-type="float" office:value="-1.54896420035858" calcext:value-type="float">
            <text:p/>
          </table:table-cell>
          <table:table-cell table:style-name="ce194" table:formula="of:=-[.P123]-[.C123]" office:value-type="float" office:value="0.60768378" calcext:value-type="float">
            <text:p/>
          </table:table-cell>
          <table:table-cell table:style-name="ce11"/>
          <table:table-cell table:style-name="ce202" table:formula="of:=-[.J123]+[.T122]" office:value-type="float" office:value="1" calcext:value-type="float">
            <text:p/>
          </table:table-cell>
          <table:table-cell table:style-name="ce209"/>
          <table:table-cell table:style-name="ce216"/>
          <table:table-cell table:style-name="ce219" table:formula="of:=[.E123]/(ABS([.P123])*[.H123]*[.$W$6])" office:value-type="string" office:string-value="" calcext:value-type="error">
            <text:p/>
          </table:table-cell>
          <table:table-cell table:style-name="ce223" table:formula="of:=[.P123]*[.H123]/[.E123]" office:value-type="string" office:string-value="" calcext:value-type="error">
            <text:p/>
          </table:table-cell>
          <table:table-cell table:style-name="ce187" table:formula="of:=([.E123]*[.$X$6]-ABS([.T123])*[.H123])/[.H123]" office:value-type="string" office:string-value="" calcext:value-type="error">
            <text:p/>
          </table:table-cell>
          <table:table-cell table:style-name="ce11"/>
          <table:table-cell table:style-name="ce230" table:formula="of:=[.H123]*(-[.$AB$6]*0.01+[.Q123])/[.Q123]" office:value-type="float" office:value="0" calcext:value-type="float">
            <text:p/>
          </table:table-cell>
          <table:table-cell table:style-name="ce237" table:formula="of:=([.H123]-[.I123])*[.R123]/[.E123]*100*SIGN([.I123])" office:value-type="string" office:string-value="" calcext:value-type="error">
            <text:p/>
          </table:table-cell>
          <table:table-cell table:style-name="ce246" table:formula="of:=[.E123]*[.$AB$6]*0.01/([.H123]-[.I123])*SIGN([.I123])" office:value-type="string" office:string-value="" calcext:value-type="error">
            <text:p/>
          </table:table-cell>
          <table:table-cell table:style-name="ce254" table:formula="of:=IF([.H123]=&quot;&quot;;&quot;#&quot;;[.H123]-0.01*[.$AD$6]*[.AI123]/[.P123])" office:value-type="string" office:string-value="#" calcext:value-type="string">
            <text:p>#</text:p>
          </table:table-cell>
          <table:table-cell table:style-name="ce261" table:formula="of:=([.K123]-[.H123])/([.H123]-[.I123])" office:value-type="string" office:string-value="" calcext:value-type="error">
            <text:p/>
          </table:table-cell>
          <table:table-cell table:style-name="ce11"/>
          <table:table-cell table:style-name="ce268" table:formula="of:=IFERROR(IF(SIGN([.P123])+SIGN([.P122])=0;[.H123];([.H123]*[.J123]+[.AG122]*[.P122])/[.P123]);0)" office:value-type="float" office:value="450" calcext:value-type="float">
            <text:p/>
          </table:table-cell>
          <table:table-cell table:style-name="ce277" table:formula="of:=IF([.H123]=0;0;-([.H122]-[.H123])*[.P122])" office:value-type="float" office:value="0" calcext:value-type="float">
            <text:p/>
          </table:table-cell>
          <table:table-cell table:style-name="ce281" table:formula="of:=[.AH123]+[.AI122]-[.AJ122]" office:value-type="float" office:value="-5.0000000000006" calcext:value-type="float">
            <text:p/>
          </table:table-cell>
          <table:table-cell table:style-name="ce286" table:formula="of:=IF(OR([.P123]=0;SIGN([.P123])+SIGN([.P122])=0);(-[.H123]+[.AG122])*-[.P122];0)" office:value-type="float" office:value="0" calcext:value-type="float">
            <text:p/>
          </table:table-cell>
          <table:table-cell table:style-name="ce295" table:formula="of:=[.AI123]/([.E123]-[.AI123])" office:value-type="string" office:string-value="" calcext:value-type="error">
            <text:p/>
          </table:table-cell>
          <table:table-cell table:style-name="ce11"/>
          <table:table-cell table:number-columns-repeated="4"/>
          <table:table-cell table:style-name="ce315"/>
          <table:table-cell table:style-name="ce320"/>
          <table:table-cell table:style-name="ce11"/>
          <table:table-cell table:style-name="ce326" table:number-matrix-columns-spanned="1" table:number-matrix-rows-spanned="1" table:formula="of:=SUM(IF([.$F$10:.$F123]*ABS(SIGN([.$J$10:.$J123]))&gt;0;1;0))/SUM(IF([.$F$10:.$F123]*ABS(SIGN([.$J$10:.$J123]))&lt;&gt;0;1;0))" office:value-type="float" office:value="0.434782608695652" calcext:value-type="float">
            <text:p/>
          </table:table-cell>
          <table:table-cell table:style-name="ce15" table:number-matrix-columns-spanned="1" table:number-matrix-rows-spanned="1" table:formula="of:=-SUM(IF([.$F$10:.$F123]*ABS(SIGN([.$J$10:.$J123]))&lt;0;[.$F$10:.$F123];0))/SUM(IF([.$F$10:.$F123]*ABS(SIGN([.$J$10:.$J123]))&lt;0;1;0))" office:value-type="float" office:value="1.8181108307549" calcext:value-type="float">
            <text:p/>
          </table:table-cell>
          <table:table-cell table:style-name="ce15" table:number-matrix-columns-spanned="1" table:number-matrix-rows-spanned="1" table:formula="of:=SUM(IF([.$F$10:.$F123]*ABS(SIGN([.$J$10:.$J123]))&gt;0;[.$F$10:.$F123];0))/SUM(IF([.$F$10:.$F123]*ABS(SIGN([.$J$10:.$J123]))&gt;0;1;0))/[.AU123]" office:value-type="float" office:value="2.81495845702316" calcext:value-type="float">
            <text:p/>
          </table:table-cell>
          <table:table-cell table:style-name="ce11"/>
          <table:table-cell table:style-name="ce337"/>
          <table:table-cell table:style-name="ce343" table:formula="of:=IF([.AX123]&lt;&gt;&quot;&quot;;[.AY122]-[.AX123];[.AY122])-[.L123]*[.H123]" office:value-type="float" office:value="0" calcext:value-type="float">
            <text:p/>
          </table:table-cell>
          <table:table-cell table:number-columns-repeated="943"/>
        </table:table-row>
        <table:table-row table:style-name="ro3" table:number-rows-repeated="1048452">
          <table:table-cell table:number-columns-repeated="994"/>
        </table:table-row>
        <table:table-row table:style-name="ro3">
          <table:table-cell table:number-columns-repeated="994"/>
        </table:table-row>
        <calcext:conditional-formats>
          <calcext:conditional-format calcext:target-range-address="0GNU.F89:0GNU.F94 0GNU.F10:0GNU.F10 0GNU.F94:0GNU.F107 1Log.F108:1Log.F123">
            <calcext:condition calcext:apply-style-name="Untitled6" calcext:value="&lt;=-5" calcext:base-cell-address="0GNU.F10"/>
            <calcext:condition calcext:apply-style-name="Untitled15" calcext:value="&gt;=10" calcext:base-cell-address="0GNU.F10"/>
            <calcext:condition calcext:apply-style-name="Untitled9" calcext:value="&lt;0" calcext:base-cell-address="0GNU.F10"/>
            <calcext:condition calcext:apply-style-name="Untitled7" calcext:value="&gt;0" calcext:base-cell-address="0GNU.F10"/>
          </calcext:conditional-format>
          <calcext:conditional-format calcext:target-range-address="0GNU.AI10:0GNU.AI10">
            <calcext:condition calcext:apply-style-name="Untitled5" calcext:value="&gt;9" calcext:base-cell-address="0GNU.AI10"/>
            <calcext:condition calcext:apply-style-name="Untitled6" calcext:value="&lt;-2" calcext:base-cell-address="0GNU.AI10"/>
          </calcext:conditional-format>
          <calcext:conditional-format calcext:target-range-address="0GNU.F6:0GNU.F6">
            <calcext:condition calcext:apply-style-name="Untitled1" calcext:value="&lt;0.9" calcext:base-cell-address="0GNU.F6"/>
            <calcext:condition calcext:apply-style-name="Untitled7" calcext:value="&gt;1.09" calcext:base-cell-address="0GNU.F6"/>
          </calcext:conditional-format>
          <calcext:conditional-format calcext:target-range-address="0GNU.AI21:0GNU.AI35 0GNU.AI11:0GNU.AI19 0GNU.AI37:0GNU.AI107 1Log.AK108:1Log.AK123">
            <calcext:condition calcext:apply-style-name="Untitled5" calcext:value="&gt;0.09" calcext:base-cell-address="0GNU.AI11"/>
            <calcext:condition calcext:apply-style-name="Untitled8" calcext:value="&lt;-0.05" calcext:base-cell-address="0GNU.AI11"/>
          </calcext:conditional-format>
          <calcext:conditional-format calcext:target-range-address="0GNU.AH62:0GNU.AH76">
            <calcext:condition calcext:apply-style-name="Untitled5" calcext:value="&gt;0" calcext:base-cell-address="0GNU.AH62"/>
            <calcext:condition calcext:apply-style-name="Untitled10" calcext:value="&lt;0" calcext:base-cell-address="0GNU.AH62"/>
          </calcext:conditional-format>
          <calcext:conditional-format calcext:target-range-address="0GNU.AI8:0GNU.AI8">
            <calcext:condition calcext:apply-style-name="Untitled11" calcext:value="&lt;-0.049" calcext:base-cell-address="0GNU.AI8"/>
            <calcext:condition calcext:apply-style-name="Untitled12" calcext:value="&gt;0.089" calcext:base-cell-address="0GNU.AI8"/>
          </calcext:conditional-format>
          <calcext:conditional-format calcext:target-range-address="0GNU.AG8:0GNU.AG8">
            <calcext:condition calcext:apply-style-name="34" calcext:value="&lt;0" calcext:base-cell-address="0GNU.AG8"/>
            <calcext:condition calcext:apply-style-name="Untitled13" calcext:value="&gt;0" calcext:base-cell-address="0GNU.AG8"/>
          </calcext:conditional-format>
          <calcext:conditional-format calcext:target-range-address="0GNU.AH21:0GNU.AH35 0GNU.AH11:0GNU.AH19 0GNU.AH37:0GNU.AH107 1Log.AJ108:1Log.AJ123">
            <calcext:condition calcext:apply-style-name="Untitled5" calcext:value="&gt;0" calcext:base-cell-address="0GNU.AH11"/>
            <calcext:condition calcext:apply-style-name="Untitled10" calcext:value="&lt;0" calcext:base-cell-address="0GNU.AH11"/>
          </calcext:conditional-format>
          <calcext:conditional-format calcext:target-range-address="0GNU.F8:0GNU.F8">
            <calcext:condition calcext:apply-style-name="Untitled5" calcext:value="&gt;0.09" calcext:base-cell-address="0GNU.F8"/>
            <calcext:condition calcext:apply-style-name="Untitled9" calcext:value="&lt;-0.05" calcext:base-cell-address="0GNU.F8"/>
          </calcext:conditional-format>
          <calcext:conditional-format calcext:target-range-address="0GNU.AI10:0GNU.AI10">
            <calcext:condition calcext:apply-style-name="Untitled5" calcext:value="&gt;9" calcext:base-cell-address="0GNU.AI10"/>
            <calcext:condition calcext:apply-style-name="Untitled6" calcext:value="&lt;-2" calcext:base-cell-address="0GNU.AI10"/>
          </calcext:conditional-format>
          <calcext:conditional-format calcext:target-range-address="0GNU.F6:0GNU.F6">
            <calcext:condition calcext:apply-style-name="Untitled1" calcext:value="&lt;0.9" calcext:base-cell-address="0GNU.F6"/>
            <calcext:condition calcext:apply-style-name="Untitled7" calcext:value="&gt;1.09" calcext:base-cell-address="0GNU.F6"/>
          </calcext:conditional-format>
          <calcext:conditional-format calcext:target-range-address="0GNU.AI21:0GNU.AI35 0GNU.AI11:0GNU.AI19 0GNU.AI37:0GNU.AI107 1Log.AK108:1Log.AK123">
            <calcext:condition calcext:apply-style-name="Untitled5" calcext:value="&gt;0.09" calcext:base-cell-address="0GNU.AI11"/>
            <calcext:condition calcext:apply-style-name="Untitled8" calcext:value="&lt;-0.05" calcext:base-cell-address="0GNU.AI11"/>
          </calcext:conditional-format>
          <calcext:conditional-format calcext:target-range-address="0GNU.AH62:0GNU.AH76">
            <calcext:condition calcext:apply-style-name="Untitled5" calcext:value="&gt;0" calcext:base-cell-address="0GNU.AH62"/>
            <calcext:condition calcext:apply-style-name="Untitled10" calcext:value="&lt;0" calcext:base-cell-address="0GNU.AH62"/>
          </calcext:conditional-format>
          <calcext:conditional-format calcext:target-range-address="0GNU.AI8:0GNU.AI8">
            <calcext:condition calcext:apply-style-name="Untitled11" calcext:value="&lt;-0.049" calcext:base-cell-address="0GNU.AI8"/>
            <calcext:condition calcext:apply-style-name="Untitled12" calcext:value="&gt;0.089" calcext:base-cell-address="0GNU.AI8"/>
          </calcext:conditional-format>
          <calcext:conditional-format calcext:target-range-address="0GNU.AG8:0GNU.AG8">
            <calcext:condition calcext:apply-style-name="34" calcext:value="&lt;0" calcext:base-cell-address="0GNU.AG8"/>
            <calcext:condition calcext:apply-style-name="Untitled13" calcext:value="&gt;0" calcext:base-cell-address="0GNU.AG8"/>
          </calcext:conditional-format>
          <calcext:conditional-format calcext:target-range-address="0GNU.AH21:0GNU.AH35 0GNU.AH11:0GNU.AH19 0GNU.AH37:0GNU.AH107 1Log.AJ108:1Log.AJ123">
            <calcext:condition calcext:apply-style-name="Untitled5" calcext:value="&gt;0" calcext:base-cell-address="0GNU.AH11"/>
            <calcext:condition calcext:apply-style-name="Untitled10" calcext:value="&lt;0" calcext:base-cell-address="0GNU.AH11"/>
          </calcext:conditional-format>
          <calcext:conditional-format calcext:target-range-address="0GNU.F8:0GNU.F8">
            <calcext:condition calcext:apply-style-name="Untitled5" calcext:value="&gt;0.09" calcext:base-cell-address="0GNU.F8"/>
            <calcext:condition calcext:apply-style-name="Untitled9" calcext:value="&lt;-0.05" calcext:base-cell-address="0GNU.F8"/>
          </calcext:conditional-format>
          <calcext:conditional-format calcext:target-range-address="0GNU.F10:0GNU.F76 0GNU.F83:0GNU.F107 1Log.F108:1Log.F123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76 0GNU.F83:0GNU.F107 1Log.F108:1Log.F123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AI36:0GNU.AI36">
            <calcext:condition calcext:apply-style-name="Untitled5" calcext:value="&gt;0.09" calcext:base-cell-address="0GNU.AI36"/>
            <calcext:condition calcext:apply-style-name="Untitled8" calcext:value="&lt;-0.05" calcext:base-cell-address="0GNU.AI36"/>
          </calcext:conditional-format>
          <calcext:conditional-format calcext:target-range-address="0GNU.AH36:0GNU.AH36">
            <calcext:condition calcext:apply-style-name="Untitled5" calcext:value="&gt;0" calcext:base-cell-address="0GNU.AH36"/>
            <calcext:condition calcext:apply-style-name="Untitled10" calcext:value="&lt;0" calcext:base-cell-address="0GNU.AH36"/>
          </calcext:conditional-format>
          <calcext:conditional-format calcext:target-range-address="0GNU.AI36:0GNU.AI36">
            <calcext:condition calcext:apply-style-name="Untitled5" calcext:value="&gt;0.09" calcext:base-cell-address="0GNU.AI36"/>
            <calcext:condition calcext:apply-style-name="Untitled8" calcext:value="&lt;-0.05" calcext:base-cell-address="0GNU.AI36"/>
          </calcext:conditional-format>
          <calcext:conditional-format calcext:target-range-address="0GNU.AH36:0GNU.AH36">
            <calcext:condition calcext:apply-style-name="Untitled5" calcext:value="&gt;0" calcext:base-cell-address="0GNU.AH36"/>
            <calcext:condition calcext:apply-style-name="Untitled10" calcext:value="&lt;0" calcext:base-cell-address="0GNU.AH36"/>
          </calcext:conditional-format>
          <calcext:conditional-format calcext:target-range-address="0GNU.AI20:0GNU.AI20">
            <calcext:condition calcext:apply-style-name="Untitled5" calcext:value="&gt;0.09" calcext:base-cell-address="0GNU.AI20"/>
            <calcext:condition calcext:apply-style-name="Untitled8" calcext:value="&lt;-0.05" calcext:base-cell-address="0GNU.AI20"/>
          </calcext:conditional-format>
          <calcext:conditional-format calcext:target-range-address="0GNU.AH20:0GNU.AH20">
            <calcext:condition calcext:apply-style-name="Untitled5" calcext:value="&gt;0" calcext:base-cell-address="0GNU.AH20"/>
            <calcext:condition calcext:apply-style-name="Untitled10" calcext:value="&lt;0" calcext:base-cell-address="0GNU.AH20"/>
          </calcext:conditional-format>
          <calcext:conditional-format calcext:target-range-address="0GNU.AI20:0GNU.AI20">
            <calcext:condition calcext:apply-style-name="Untitled5" calcext:value="&gt;0.09" calcext:base-cell-address="0GNU.AI20"/>
            <calcext:condition calcext:apply-style-name="Untitled8" calcext:value="&lt;-0.05" calcext:base-cell-address="0GNU.AI20"/>
          </calcext:conditional-format>
          <calcext:conditional-format calcext:target-range-address="0GNU.AH20:0GNU.AH20">
            <calcext:condition calcext:apply-style-name="Untitled5" calcext:value="&gt;0" calcext:base-cell-address="0GNU.AH20"/>
            <calcext:condition calcext:apply-style-name="Untitled10" calcext:value="&lt;0" calcext:base-cell-address="0GNU.AH20"/>
          </calcext:conditional-format>
          <calcext:conditional-format calcext:target-range-address="0GNU.F76:0GNU.F76">
            <calcext:condition calcext:apply-style-name="Untitled6" calcext:value="&lt;-5" calcext:base-cell-address="0GNU.F76"/>
          </calcext:conditional-format>
          <calcext:conditional-format calcext:target-range-address="0GNU.F77:0GNU.F77">
            <calcext:condition calcext:apply-style-name="Untitled5" calcext:value="&gt;0.09" calcext:base-cell-address="0GNU.F77"/>
            <calcext:condition calcext:apply-style-name="Untitled9" calcext:value="&lt;-0.05" calcext:base-cell-address="0GNU.F77"/>
          </calcext:conditional-format>
          <calcext:conditional-format calcext:target-range-address="0GNU.F77:0GNU.F77">
            <calcext:condition calcext:apply-style-name="Untitled5" calcext:value="&gt;0.09" calcext:base-cell-address="0GNU.F77"/>
            <calcext:condition calcext:apply-style-name="Untitled9" calcext:value="&lt;-0.05" calcext:base-cell-address="0GNU.F77"/>
          </calcext:conditional-format>
          <calcext:conditional-format calcext:target-range-address="0GNU.F77:0GNU.F77">
            <calcext:condition calcext:apply-style-name="Untitled6" calcext:value="&lt;-5" calcext:base-cell-address="0GNU.F77"/>
          </calcext:conditional-format>
          <calcext:conditional-format calcext:target-range-address="0GNU.F78:0GNU.F78">
            <calcext:condition calcext:apply-style-name="Untitled5" calcext:value="&gt;0.09" calcext:base-cell-address="0GNU.F78"/>
            <calcext:condition calcext:apply-style-name="Untitled9" calcext:value="&lt;-0.05" calcext:base-cell-address="0GNU.F78"/>
          </calcext:conditional-format>
          <calcext:conditional-format calcext:target-range-address="0GNU.F78:0GNU.F78">
            <calcext:condition calcext:apply-style-name="Untitled5" calcext:value="&gt;0.09" calcext:base-cell-address="0GNU.F78"/>
            <calcext:condition calcext:apply-style-name="Untitled9" calcext:value="&lt;-0.05" calcext:base-cell-address="0GNU.F78"/>
          </calcext:conditional-format>
          <calcext:conditional-format calcext:target-range-address="0GNU.F78:0GNU.F78">
            <calcext:condition calcext:apply-style-name="Untitled6" calcext:value="&lt;-5" calcext:base-cell-address="0GNU.F78"/>
          </calcext:conditional-format>
          <calcext:conditional-format calcext:target-range-address="0GNU.F79:0GNU.F79">
            <calcext:condition calcext:apply-style-name="Untitled5" calcext:value="&gt;0.09" calcext:base-cell-address="0GNU.F79"/>
            <calcext:condition calcext:apply-style-name="Untitled9" calcext:value="&lt;-0.05" calcext:base-cell-address="0GNU.F79"/>
          </calcext:conditional-format>
          <calcext:conditional-format calcext:target-range-address="0GNU.F79:0GNU.F79">
            <calcext:condition calcext:apply-style-name="Untitled5" calcext:value="&gt;0.09" calcext:base-cell-address="0GNU.F79"/>
            <calcext:condition calcext:apply-style-name="Untitled9" calcext:value="&lt;-0.05" calcext:base-cell-address="0GNU.F79"/>
          </calcext:conditional-format>
          <calcext:conditional-format calcext:target-range-address="0GNU.F79:0GNU.F79">
            <calcext:condition calcext:apply-style-name="Untitled6" calcext:value="&lt;-5" calcext:base-cell-address="0GNU.F79"/>
          </calcext:conditional-format>
          <calcext:conditional-format calcext:target-range-address="0GNU.F80:0GNU.F80">
            <calcext:condition calcext:apply-style-name="Untitled5" calcext:value="&gt;0.09" calcext:base-cell-address="0GNU.F80"/>
            <calcext:condition calcext:apply-style-name="Untitled9" calcext:value="&lt;-0.05" calcext:base-cell-address="0GNU.F80"/>
          </calcext:conditional-format>
          <calcext:conditional-format calcext:target-range-address="0GNU.F80:0GNU.F80">
            <calcext:condition calcext:apply-style-name="Untitled5" calcext:value="&gt;0.09" calcext:base-cell-address="0GNU.F80"/>
            <calcext:condition calcext:apply-style-name="Untitled9" calcext:value="&lt;-0.05" calcext:base-cell-address="0GNU.F80"/>
          </calcext:conditional-format>
          <calcext:conditional-format calcext:target-range-address="0GNU.F80:0GNU.F80">
            <calcext:condition calcext:apply-style-name="Untitled6" calcext:value="&lt;-5" calcext:base-cell-address="0GNU.F80"/>
          </calcext:conditional-format>
          <calcext:conditional-format calcext:target-range-address="0GNU.F81:0GNU.F81">
            <calcext:condition calcext:apply-style-name="Untitled5" calcext:value="&gt;0.09" calcext:base-cell-address="0GNU.F81"/>
            <calcext:condition calcext:apply-style-name="Untitled9" calcext:value="&lt;-0.05" calcext:base-cell-address="0GNU.F81"/>
          </calcext:conditional-format>
          <calcext:conditional-format calcext:target-range-address="0GNU.F81:0GNU.F81">
            <calcext:condition calcext:apply-style-name="Untitled5" calcext:value="&gt;0.09" calcext:base-cell-address="0GNU.F81"/>
            <calcext:condition calcext:apply-style-name="Untitled9" calcext:value="&lt;-0.05" calcext:base-cell-address="0GNU.F81"/>
          </calcext:conditional-format>
          <calcext:conditional-format calcext:target-range-address="0GNU.F81:0GNU.F81">
            <calcext:condition calcext:apply-style-name="Untitled6" calcext:value="&lt;-5" calcext:base-cell-address="0GNU.F81"/>
          </calcext:conditional-format>
          <calcext:conditional-format calcext:target-range-address="0GNU.F82:0GNU.F82">
            <calcext:condition calcext:apply-style-name="Untitled5" calcext:value="&gt;0.09" calcext:base-cell-address="0GNU.F82"/>
            <calcext:condition calcext:apply-style-name="Untitled9" calcext:value="&lt;-0.05" calcext:base-cell-address="0GNU.F82"/>
          </calcext:conditional-format>
          <calcext:conditional-format calcext:target-range-address="0GNU.F82:0GNU.F82">
            <calcext:condition calcext:apply-style-name="Untitled5" calcext:value="&gt;0.09" calcext:base-cell-address="0GNU.F82"/>
            <calcext:condition calcext:apply-style-name="Untitled9" calcext:value="&lt;-0.05" calcext:base-cell-address="0GNU.F82"/>
          </calcext:conditional-format>
          <calcext:conditional-format calcext:target-range-address="0GNU.F82:0GNU.F82">
            <calcext:condition calcext:apply-style-name="Untitled6" calcext:value="&lt;-5" calcext:base-cell-address="0GNU.F82"/>
          </calcext:conditional-format>
          <calcext:conditional-format calcext:target-range-address="0GNU.F12:0GNU.F12">
            <calcext:condition calcext:apply-style-name="Untitled5" calcext:value="&gt;0.09" calcext:base-cell-address="0GNU.F12"/>
            <calcext:condition calcext:apply-style-name="Untitled9" calcext:value="&lt;-0.05" calcext:base-cell-address="0GNU.F12"/>
          </calcext:conditional-format>
          <calcext:conditional-format calcext:target-range-address="0GNU.F12:0GNU.F12">
            <calcext:condition calcext:apply-style-name="Untitled5" calcext:value="&gt;0.09" calcext:base-cell-address="0GNU.F12"/>
            <calcext:condition calcext:apply-style-name="Untitled9" calcext:value="&lt;-0.05" calcext:base-cell-address="0GNU.F12"/>
          </calcext:conditional-format>
          <calcext:conditional-format calcext:target-range-address="0GNU.F12:0GNU.F12">
            <calcext:condition calcext:apply-style-name="Untitled6" calcext:value="&lt;-5" calcext:base-cell-address="0GNU.F12"/>
          </calcext:conditional-format>
          <calcext:conditional-format calcext:target-range-address="0GNU.F13:0GNU.F13">
            <calcext:condition calcext:apply-style-name="Untitled5" calcext:value="&gt;0.09" calcext:base-cell-address="0GNU.F13"/>
            <calcext:condition calcext:apply-style-name="Untitled9" calcext:value="&lt;-0.05" calcext:base-cell-address="0GNU.F13"/>
          </calcext:conditional-format>
          <calcext:conditional-format calcext:target-range-address="0GNU.F13:0GNU.F13">
            <calcext:condition calcext:apply-style-name="Untitled5" calcext:value="&gt;0.09" calcext:base-cell-address="0GNU.F13"/>
            <calcext:condition calcext:apply-style-name="Untitled9" calcext:value="&lt;-0.05" calcext:base-cell-address="0GNU.F13"/>
          </calcext:conditional-format>
          <calcext:conditional-format calcext:target-range-address="0GNU.F13:0GNU.F13">
            <calcext:condition calcext:apply-style-name="Untitled6" calcext:value="&lt;-5" calcext:base-cell-address="0GNU.F13"/>
          </calcext:conditional-format>
          <calcext:conditional-format calcext:target-range-address="0GNU.F14:0GNU.F14">
            <calcext:condition calcext:apply-style-name="Untitled5" calcext:value="&gt;0.09" calcext:base-cell-address="0GNU.F14"/>
            <calcext:condition calcext:apply-style-name="Untitled9" calcext:value="&lt;-0.05" calcext:base-cell-address="0GNU.F14"/>
          </calcext:conditional-format>
          <calcext:conditional-format calcext:target-range-address="0GNU.F14:0GNU.F14">
            <calcext:condition calcext:apply-style-name="Untitled5" calcext:value="&gt;0.09" calcext:base-cell-address="0GNU.F14"/>
            <calcext:condition calcext:apply-style-name="Untitled9" calcext:value="&lt;-0.05" calcext:base-cell-address="0GNU.F14"/>
          </calcext:conditional-format>
          <calcext:conditional-format calcext:target-range-address="0GNU.F14:0GNU.F14">
            <calcext:condition calcext:apply-style-name="Untitled6" calcext:value="&lt;-5" calcext:base-cell-address="0GNU.F14"/>
          </calcext:conditional-format>
          <calcext:conditional-format calcext:target-range-address="0GNU.F15:0GNU.F15">
            <calcext:condition calcext:apply-style-name="Untitled5" calcext:value="&gt;0.09" calcext:base-cell-address="0GNU.F15"/>
            <calcext:condition calcext:apply-style-name="Untitled9" calcext:value="&lt;-0.05" calcext:base-cell-address="0GNU.F15"/>
          </calcext:conditional-format>
          <calcext:conditional-format calcext:target-range-address="0GNU.F15:0GNU.F15">
            <calcext:condition calcext:apply-style-name="Untitled5" calcext:value="&gt;0.09" calcext:base-cell-address="0GNU.F15"/>
            <calcext:condition calcext:apply-style-name="Untitled9" calcext:value="&lt;-0.05" calcext:base-cell-address="0GNU.F15"/>
          </calcext:conditional-format>
          <calcext:conditional-format calcext:target-range-address="0GNU.F15:0GNU.F15">
            <calcext:condition calcext:apply-style-name="Untitled6" calcext:value="&lt;-5" calcext:base-cell-address="0GNU.F15"/>
          </calcext:conditional-format>
          <calcext:conditional-format calcext:target-range-address="0GNU.F16:0GNU.F16">
            <calcext:condition calcext:apply-style-name="Untitled5" calcext:value="&gt;0.09" calcext:base-cell-address="0GNU.F16"/>
            <calcext:condition calcext:apply-style-name="Untitled9" calcext:value="&lt;-0.05" calcext:base-cell-address="0GNU.F16"/>
          </calcext:conditional-format>
          <calcext:conditional-format calcext:target-range-address="0GNU.F16:0GNU.F16">
            <calcext:condition calcext:apply-style-name="Untitled5" calcext:value="&gt;0.09" calcext:base-cell-address="0GNU.F16"/>
            <calcext:condition calcext:apply-style-name="Untitled9" calcext:value="&lt;-0.05" calcext:base-cell-address="0GNU.F16"/>
          </calcext:conditional-format>
          <calcext:conditional-format calcext:target-range-address="0GNU.F16:0GNU.F16">
            <calcext:condition calcext:apply-style-name="Untitled6" calcext:value="&lt;-5" calcext:base-cell-address="0GNU.F16"/>
          </calcext:conditional-format>
          <calcext:conditional-format calcext:target-range-address="0GNU.F17:0GNU.F17">
            <calcext:condition calcext:apply-style-name="Untitled5" calcext:value="&gt;0.09" calcext:base-cell-address="0GNU.F17"/>
            <calcext:condition calcext:apply-style-name="Untitled9" calcext:value="&lt;-0.05" calcext:base-cell-address="0GNU.F17"/>
          </calcext:conditional-format>
          <calcext:conditional-format calcext:target-range-address="0GNU.F17:0GNU.F17">
            <calcext:condition calcext:apply-style-name="Untitled5" calcext:value="&gt;0.09" calcext:base-cell-address="0GNU.F17"/>
            <calcext:condition calcext:apply-style-name="Untitled9" calcext:value="&lt;-0.05" calcext:base-cell-address="0GNU.F17"/>
          </calcext:conditional-format>
          <calcext:conditional-format calcext:target-range-address="0GNU.F17:0GNU.F17">
            <calcext:condition calcext:apply-style-name="Untitled6" calcext:value="&lt;-5" calcext:base-cell-address="0GNU.F17"/>
          </calcext:conditional-format>
          <calcext:conditional-format calcext:target-range-address="0GNU.F18:0GNU.F18">
            <calcext:condition calcext:apply-style-name="Untitled5" calcext:value="&gt;0.09" calcext:base-cell-address="0GNU.F18"/>
            <calcext:condition calcext:apply-style-name="Untitled9" calcext:value="&lt;-0.05" calcext:base-cell-address="0GNU.F18"/>
          </calcext:conditional-format>
          <calcext:conditional-format calcext:target-range-address="0GNU.F18:0GNU.F18">
            <calcext:condition calcext:apply-style-name="Untitled5" calcext:value="&gt;0.09" calcext:base-cell-address="0GNU.F18"/>
            <calcext:condition calcext:apply-style-name="Untitled9" calcext:value="&lt;-0.05" calcext:base-cell-address="0GNU.F18"/>
          </calcext:conditional-format>
          <calcext:conditional-format calcext:target-range-address="0GNU.F18:0GNU.F18">
            <calcext:condition calcext:apply-style-name="Untitled6" calcext:value="&lt;-5" calcext:base-cell-address="0GNU.F18"/>
          </calcext:conditional-format>
          <calcext:conditional-format calcext:target-range-address="0GNU.F19:0GNU.F19">
            <calcext:condition calcext:apply-style-name="Untitled5" calcext:value="&gt;0.09" calcext:base-cell-address="0GNU.F19"/>
            <calcext:condition calcext:apply-style-name="Untitled9" calcext:value="&lt;-0.05" calcext:base-cell-address="0GNU.F19"/>
          </calcext:conditional-format>
          <calcext:conditional-format calcext:target-range-address="0GNU.F19:0GNU.F19">
            <calcext:condition calcext:apply-style-name="Untitled5" calcext:value="&gt;0.09" calcext:base-cell-address="0GNU.F19"/>
            <calcext:condition calcext:apply-style-name="Untitled9" calcext:value="&lt;-0.05" calcext:base-cell-address="0GNU.F19"/>
          </calcext:conditional-format>
          <calcext:conditional-format calcext:target-range-address="0GNU.F19:0GNU.F19">
            <calcext:condition calcext:apply-style-name="Untitled6" calcext:value="&lt;-5" calcext:base-cell-address="0GNU.F19"/>
          </calcext:conditional-format>
          <calcext:conditional-format calcext:target-range-address="0GNU.F20:0GNU.F20">
            <calcext:condition calcext:apply-style-name="Untitled5" calcext:value="&gt;0.09" calcext:base-cell-address="0GNU.F20"/>
            <calcext:condition calcext:apply-style-name="Untitled9" calcext:value="&lt;-0.05" calcext:base-cell-address="0GNU.F20"/>
          </calcext:conditional-format>
          <calcext:conditional-format calcext:target-range-address="0GNU.F20:0GNU.F20">
            <calcext:condition calcext:apply-style-name="Untitled5" calcext:value="&gt;0.09" calcext:base-cell-address="0GNU.F20"/>
            <calcext:condition calcext:apply-style-name="Untitled9" calcext:value="&lt;-0.05" calcext:base-cell-address="0GNU.F20"/>
          </calcext:conditional-format>
          <calcext:conditional-format calcext:target-range-address="0GNU.F20:0GNU.F20">
            <calcext:condition calcext:apply-style-name="Untitled6" calcext:value="&lt;-5" calcext:base-cell-address="0GNU.F20"/>
          </calcext:conditional-format>
          <calcext:conditional-format calcext:target-range-address="0GNU.F21:0GNU.F21">
            <calcext:condition calcext:apply-style-name="Untitled5" calcext:value="&gt;0.09" calcext:base-cell-address="0GNU.F21"/>
            <calcext:condition calcext:apply-style-name="Untitled9" calcext:value="&lt;-0.05" calcext:base-cell-address="0GNU.F21"/>
          </calcext:conditional-format>
          <calcext:conditional-format calcext:target-range-address="0GNU.F21:0GNU.F21">
            <calcext:condition calcext:apply-style-name="Untitled5" calcext:value="&gt;0.09" calcext:base-cell-address="0GNU.F21"/>
            <calcext:condition calcext:apply-style-name="Untitled9" calcext:value="&lt;-0.05" calcext:base-cell-address="0GNU.F21"/>
          </calcext:conditional-format>
          <calcext:conditional-format calcext:target-range-address="0GNU.F21:0GNU.F21">
            <calcext:condition calcext:apply-style-name="Untitled6" calcext:value="&lt;-5" calcext:base-cell-address="0GNU.F21"/>
          </calcext:conditional-format>
          <calcext:conditional-format calcext:target-range-address="0GNU.F22:0GNU.F22">
            <calcext:condition calcext:apply-style-name="Untitled5" calcext:value="&gt;0.09" calcext:base-cell-address="0GNU.F22"/>
            <calcext:condition calcext:apply-style-name="Untitled9" calcext:value="&lt;-0.05" calcext:base-cell-address="0GNU.F22"/>
          </calcext:conditional-format>
          <calcext:conditional-format calcext:target-range-address="0GNU.F22:0GNU.F22">
            <calcext:condition calcext:apply-style-name="Untitled5" calcext:value="&gt;0.09" calcext:base-cell-address="0GNU.F22"/>
            <calcext:condition calcext:apply-style-name="Untitled9" calcext:value="&lt;-0.05" calcext:base-cell-address="0GNU.F22"/>
          </calcext:conditional-format>
          <calcext:conditional-format calcext:target-range-address="0GNU.F22:0GNU.F22">
            <calcext:condition calcext:apply-style-name="Untitled6" calcext:value="&lt;-5" calcext:base-cell-address="0GNU.F22"/>
          </calcext:conditional-format>
          <calcext:conditional-format calcext:target-range-address="0GNU.F23:0GNU.F23">
            <calcext:condition calcext:apply-style-name="Untitled5" calcext:value="&gt;0.09" calcext:base-cell-address="0GNU.F23"/>
            <calcext:condition calcext:apply-style-name="Untitled9" calcext:value="&lt;-0.05" calcext:base-cell-address="0GNU.F23"/>
          </calcext:conditional-format>
          <calcext:conditional-format calcext:target-range-address="0GNU.F23:0GNU.F23">
            <calcext:condition calcext:apply-style-name="Untitled5" calcext:value="&gt;0.09" calcext:base-cell-address="0GNU.F23"/>
            <calcext:condition calcext:apply-style-name="Untitled9" calcext:value="&lt;-0.05" calcext:base-cell-address="0GNU.F23"/>
          </calcext:conditional-format>
          <calcext:conditional-format calcext:target-range-address="0GNU.F23:0GNU.F23">
            <calcext:condition calcext:apply-style-name="Untitled6" calcext:value="&lt;-5" calcext:base-cell-address="0GNU.F23"/>
          </calcext:conditional-format>
          <calcext:conditional-format calcext:target-range-address="0GNU.F24:0GNU.F24">
            <calcext:condition calcext:apply-style-name="Untitled5" calcext:value="&gt;0.09" calcext:base-cell-address="0GNU.F24"/>
            <calcext:condition calcext:apply-style-name="Untitled9" calcext:value="&lt;-0.05" calcext:base-cell-address="0GNU.F24"/>
          </calcext:conditional-format>
          <calcext:conditional-format calcext:target-range-address="0GNU.F24:0GNU.F24">
            <calcext:condition calcext:apply-style-name="Untitled5" calcext:value="&gt;0.09" calcext:base-cell-address="0GNU.F24"/>
            <calcext:condition calcext:apply-style-name="Untitled9" calcext:value="&lt;-0.05" calcext:base-cell-address="0GNU.F24"/>
          </calcext:conditional-format>
          <calcext:conditional-format calcext:target-range-address="0GNU.F24:0GNU.F24">
            <calcext:condition calcext:apply-style-name="Untitled6" calcext:value="&lt;-5" calcext:base-cell-address="0GNU.F24"/>
          </calcext:conditional-format>
          <calcext:conditional-format calcext:target-range-address="0GNU.F25:0GNU.F25">
            <calcext:condition calcext:apply-style-name="Untitled5" calcext:value="&gt;0.09" calcext:base-cell-address="0GNU.F25"/>
            <calcext:condition calcext:apply-style-name="Untitled9" calcext:value="&lt;-0.05" calcext:base-cell-address="0GNU.F25"/>
          </calcext:conditional-format>
          <calcext:conditional-format calcext:target-range-address="0GNU.F25:0GNU.F25">
            <calcext:condition calcext:apply-style-name="Untitled5" calcext:value="&gt;0.09" calcext:base-cell-address="0GNU.F25"/>
            <calcext:condition calcext:apply-style-name="Untitled9" calcext:value="&lt;-0.05" calcext:base-cell-address="0GNU.F25"/>
          </calcext:conditional-format>
          <calcext:conditional-format calcext:target-range-address="0GNU.F25:0GNU.F25">
            <calcext:condition calcext:apply-style-name="Untitled6" calcext:value="&lt;-5" calcext:base-cell-address="0GNU.F25"/>
          </calcext:conditional-format>
          <calcext:conditional-format calcext:target-range-address="0GNU.F26:0GNU.F26">
            <calcext:condition calcext:apply-style-name="Untitled5" calcext:value="&gt;0.09" calcext:base-cell-address="0GNU.F26"/>
            <calcext:condition calcext:apply-style-name="Untitled9" calcext:value="&lt;-0.05" calcext:base-cell-address="0GNU.F26"/>
          </calcext:conditional-format>
          <calcext:conditional-format calcext:target-range-address="0GNU.F26:0GNU.F26">
            <calcext:condition calcext:apply-style-name="Untitled5" calcext:value="&gt;0.09" calcext:base-cell-address="0GNU.F26"/>
            <calcext:condition calcext:apply-style-name="Untitled9" calcext:value="&lt;-0.05" calcext:base-cell-address="0GNU.F26"/>
          </calcext:conditional-format>
          <calcext:conditional-format calcext:target-range-address="0GNU.F26:0GNU.F26">
            <calcext:condition calcext:apply-style-name="Untitled6" calcext:value="&lt;-5" calcext:base-cell-address="0GNU.F26"/>
          </calcext:conditional-format>
          <calcext:conditional-format calcext:target-range-address="0GNU.F27:0GNU.F27">
            <calcext:condition calcext:apply-style-name="Untitled5" calcext:value="&gt;0.09" calcext:base-cell-address="0GNU.F27"/>
            <calcext:condition calcext:apply-style-name="Untitled9" calcext:value="&lt;-0.05" calcext:base-cell-address="0GNU.F27"/>
          </calcext:conditional-format>
          <calcext:conditional-format calcext:target-range-address="0GNU.F27:0GNU.F27">
            <calcext:condition calcext:apply-style-name="Untitled5" calcext:value="&gt;0.09" calcext:base-cell-address="0GNU.F27"/>
            <calcext:condition calcext:apply-style-name="Untitled9" calcext:value="&lt;-0.05" calcext:base-cell-address="0GNU.F27"/>
          </calcext:conditional-format>
          <calcext:conditional-format calcext:target-range-address="0GNU.F27:0GNU.F27">
            <calcext:condition calcext:apply-style-name="Untitled6" calcext:value="&lt;-5" calcext:base-cell-address="0GNU.F27"/>
          </calcext:conditional-format>
          <calcext:conditional-format calcext:target-range-address="0GNU.F28:0GNU.F28">
            <calcext:condition calcext:apply-style-name="Untitled5" calcext:value="&gt;0.09" calcext:base-cell-address="0GNU.F28"/>
            <calcext:condition calcext:apply-style-name="Untitled9" calcext:value="&lt;-0.05" calcext:base-cell-address="0GNU.F28"/>
          </calcext:conditional-format>
          <calcext:conditional-format calcext:target-range-address="0GNU.F28:0GNU.F28">
            <calcext:condition calcext:apply-style-name="Untitled5" calcext:value="&gt;0.09" calcext:base-cell-address="0GNU.F28"/>
            <calcext:condition calcext:apply-style-name="Untitled9" calcext:value="&lt;-0.05" calcext:base-cell-address="0GNU.F28"/>
          </calcext:conditional-format>
          <calcext:conditional-format calcext:target-range-address="0GNU.F28:0GNU.F28">
            <calcext:condition calcext:apply-style-name="Untitled6" calcext:value="&lt;-5" calcext:base-cell-address="0GNU.F28"/>
          </calcext:conditional-format>
          <calcext:conditional-format calcext:target-range-address="0GNU.F29:0GNU.F29">
            <calcext:condition calcext:apply-style-name="Untitled5" calcext:value="&gt;0.09" calcext:base-cell-address="0GNU.F29"/>
            <calcext:condition calcext:apply-style-name="Untitled9" calcext:value="&lt;-0.05" calcext:base-cell-address="0GNU.F29"/>
          </calcext:conditional-format>
          <calcext:conditional-format calcext:target-range-address="0GNU.F29:0GNU.F29">
            <calcext:condition calcext:apply-style-name="Untitled5" calcext:value="&gt;0.09" calcext:base-cell-address="0GNU.F29"/>
            <calcext:condition calcext:apply-style-name="Untitled9" calcext:value="&lt;-0.05" calcext:base-cell-address="0GNU.F29"/>
          </calcext:conditional-format>
          <calcext:conditional-format calcext:target-range-address="0GNU.F29:0GNU.F29">
            <calcext:condition calcext:apply-style-name="Untitled6" calcext:value="&lt;-5" calcext:base-cell-address="0GNU.F29"/>
          </calcext:conditional-format>
          <calcext:conditional-format calcext:target-range-address="0GNU.F30:0GNU.F30">
            <calcext:condition calcext:apply-style-name="Untitled5" calcext:value="&gt;0.09" calcext:base-cell-address="0GNU.F30"/>
            <calcext:condition calcext:apply-style-name="Untitled9" calcext:value="&lt;-0.05" calcext:base-cell-address="0GNU.F30"/>
          </calcext:conditional-format>
          <calcext:conditional-format calcext:target-range-address="0GNU.F30:0GNU.F30">
            <calcext:condition calcext:apply-style-name="Untitled5" calcext:value="&gt;0.09" calcext:base-cell-address="0GNU.F30"/>
            <calcext:condition calcext:apply-style-name="Untitled9" calcext:value="&lt;-0.05" calcext:base-cell-address="0GNU.F30"/>
          </calcext:conditional-format>
          <calcext:conditional-format calcext:target-range-address="0GNU.F30:0GNU.F30">
            <calcext:condition calcext:apply-style-name="Untitled6" calcext:value="&lt;-5" calcext:base-cell-address="0GNU.F30"/>
          </calcext:conditional-format>
          <calcext:conditional-format calcext:target-range-address="0GNU.F31:0GNU.F31">
            <calcext:condition calcext:apply-style-name="Untitled5" calcext:value="&gt;0.09" calcext:base-cell-address="0GNU.F31"/>
            <calcext:condition calcext:apply-style-name="Untitled9" calcext:value="&lt;-0.05" calcext:base-cell-address="0GNU.F31"/>
          </calcext:conditional-format>
          <calcext:conditional-format calcext:target-range-address="0GNU.F31:0GNU.F31">
            <calcext:condition calcext:apply-style-name="Untitled5" calcext:value="&gt;0.09" calcext:base-cell-address="0GNU.F31"/>
            <calcext:condition calcext:apply-style-name="Untitled9" calcext:value="&lt;-0.05" calcext:base-cell-address="0GNU.F31"/>
          </calcext:conditional-format>
          <calcext:conditional-format calcext:target-range-address="0GNU.F31:0GNU.F31">
            <calcext:condition calcext:apply-style-name="Untitled6" calcext:value="&lt;-5" calcext:base-cell-address="0GNU.F31"/>
          </calcext:conditional-format>
          <calcext:conditional-format calcext:target-range-address="0GNU.F32:0GNU.F32">
            <calcext:condition calcext:apply-style-name="Untitled5" calcext:value="&gt;0.09" calcext:base-cell-address="0GNU.F32"/>
            <calcext:condition calcext:apply-style-name="Untitled9" calcext:value="&lt;-0.05" calcext:base-cell-address="0GNU.F32"/>
          </calcext:conditional-format>
          <calcext:conditional-format calcext:target-range-address="0GNU.F32:0GNU.F32">
            <calcext:condition calcext:apply-style-name="Untitled5" calcext:value="&gt;0.09" calcext:base-cell-address="0GNU.F32"/>
            <calcext:condition calcext:apply-style-name="Untitled9" calcext:value="&lt;-0.05" calcext:base-cell-address="0GNU.F32"/>
          </calcext:conditional-format>
          <calcext:conditional-format calcext:target-range-address="0GNU.F32:0GNU.F32">
            <calcext:condition calcext:apply-style-name="Untitled6" calcext:value="&lt;-5" calcext:base-cell-address="0GNU.F32"/>
          </calcext:conditional-format>
          <calcext:conditional-format calcext:target-range-address="0GNU.F33:0GNU.F33">
            <calcext:condition calcext:apply-style-name="Untitled5" calcext:value="&gt;0.09" calcext:base-cell-address="0GNU.F33"/>
            <calcext:condition calcext:apply-style-name="Untitled9" calcext:value="&lt;-0.05" calcext:base-cell-address="0GNU.F33"/>
          </calcext:conditional-format>
          <calcext:conditional-format calcext:target-range-address="0GNU.F33:0GNU.F33">
            <calcext:condition calcext:apply-style-name="Untitled5" calcext:value="&gt;0.09" calcext:base-cell-address="0GNU.F33"/>
            <calcext:condition calcext:apply-style-name="Untitled9" calcext:value="&lt;-0.05" calcext:base-cell-address="0GNU.F33"/>
          </calcext:conditional-format>
          <calcext:conditional-format calcext:target-range-address="0GNU.F33:0GNU.F33">
            <calcext:condition calcext:apply-style-name="Untitled6" calcext:value="&lt;-5" calcext:base-cell-address="0GNU.F33"/>
          </calcext:conditional-format>
          <calcext:conditional-format calcext:target-range-address="0GNU.F34:0GNU.F34">
            <calcext:condition calcext:apply-style-name="Untitled5" calcext:value="&gt;0.09" calcext:base-cell-address="0GNU.F34"/>
            <calcext:condition calcext:apply-style-name="Untitled9" calcext:value="&lt;-0.05" calcext:base-cell-address="0GNU.F34"/>
          </calcext:conditional-format>
          <calcext:conditional-format calcext:target-range-address="0GNU.F34:0GNU.F34">
            <calcext:condition calcext:apply-style-name="Untitled5" calcext:value="&gt;0.09" calcext:base-cell-address="0GNU.F34"/>
            <calcext:condition calcext:apply-style-name="Untitled9" calcext:value="&lt;-0.05" calcext:base-cell-address="0GNU.F34"/>
          </calcext:conditional-format>
          <calcext:conditional-format calcext:target-range-address="0GNU.F34:0GNU.F34">
            <calcext:condition calcext:apply-style-name="Untitled6" calcext:value="&lt;-5" calcext:base-cell-address="0GNU.F34"/>
          </calcext:conditional-format>
          <calcext:conditional-format calcext:target-range-address="0GNU.F35:0GNU.F35">
            <calcext:condition calcext:apply-style-name="Untitled5" calcext:value="&gt;0.09" calcext:base-cell-address="0GNU.F35"/>
            <calcext:condition calcext:apply-style-name="Untitled9" calcext:value="&lt;-0.05" calcext:base-cell-address="0GNU.F35"/>
          </calcext:conditional-format>
          <calcext:conditional-format calcext:target-range-address="0GNU.F35:0GNU.F35">
            <calcext:condition calcext:apply-style-name="Untitled5" calcext:value="&gt;0.09" calcext:base-cell-address="0GNU.F35"/>
            <calcext:condition calcext:apply-style-name="Untitled9" calcext:value="&lt;-0.05" calcext:base-cell-address="0GNU.F35"/>
          </calcext:conditional-format>
          <calcext:conditional-format calcext:target-range-address="0GNU.F35:0GNU.F35">
            <calcext:condition calcext:apply-style-name="Untitled6" calcext:value="&lt;-5" calcext:base-cell-address="0GNU.F35"/>
          </calcext:conditional-format>
          <calcext:conditional-format calcext:target-range-address="0GNU.F36:0GNU.F36">
            <calcext:condition calcext:apply-style-name="Untitled5" calcext:value="&gt;0.09" calcext:base-cell-address="0GNU.F36"/>
            <calcext:condition calcext:apply-style-name="Untitled9" calcext:value="&lt;-0.05" calcext:base-cell-address="0GNU.F36"/>
          </calcext:conditional-format>
          <calcext:conditional-format calcext:target-range-address="0GNU.F36:0GNU.F36">
            <calcext:condition calcext:apply-style-name="Untitled5" calcext:value="&gt;0.09" calcext:base-cell-address="0GNU.F36"/>
            <calcext:condition calcext:apply-style-name="Untitled9" calcext:value="&lt;-0.05" calcext:base-cell-address="0GNU.F36"/>
          </calcext:conditional-format>
          <calcext:conditional-format calcext:target-range-address="0GNU.F36:0GNU.F36">
            <calcext:condition calcext:apply-style-name="Untitled6" calcext:value="&lt;-5" calcext:base-cell-address="0GNU.F36"/>
          </calcext:conditional-format>
          <calcext:conditional-format calcext:target-range-address="0GNU.F37:0GNU.F37">
            <calcext:condition calcext:apply-style-name="Untitled5" calcext:value="&gt;0.09" calcext:base-cell-address="0GNU.F37"/>
            <calcext:condition calcext:apply-style-name="Untitled9" calcext:value="&lt;-0.05" calcext:base-cell-address="0GNU.F37"/>
          </calcext:conditional-format>
          <calcext:conditional-format calcext:target-range-address="0GNU.F37:0GNU.F37">
            <calcext:condition calcext:apply-style-name="Untitled5" calcext:value="&gt;0.09" calcext:base-cell-address="0GNU.F37"/>
            <calcext:condition calcext:apply-style-name="Untitled9" calcext:value="&lt;-0.05" calcext:base-cell-address="0GNU.F37"/>
          </calcext:conditional-format>
          <calcext:conditional-format calcext:target-range-address="0GNU.F37:0GNU.F37">
            <calcext:condition calcext:apply-style-name="Untitled6" calcext:value="&lt;-5" calcext:base-cell-address="0GNU.F37"/>
          </calcext:conditional-format>
          <calcext:conditional-format calcext:target-range-address="0GNU.F38:0GNU.F38">
            <calcext:condition calcext:apply-style-name="Untitled5" calcext:value="&gt;0.09" calcext:base-cell-address="0GNU.F38"/>
            <calcext:condition calcext:apply-style-name="Untitled9" calcext:value="&lt;-0.05" calcext:base-cell-address="0GNU.F38"/>
          </calcext:conditional-format>
          <calcext:conditional-format calcext:target-range-address="0GNU.F38:0GNU.F38">
            <calcext:condition calcext:apply-style-name="Untitled5" calcext:value="&gt;0.09" calcext:base-cell-address="0GNU.F38"/>
            <calcext:condition calcext:apply-style-name="Untitled9" calcext:value="&lt;-0.05" calcext:base-cell-address="0GNU.F38"/>
          </calcext:conditional-format>
          <calcext:conditional-format calcext:target-range-address="0GNU.F38:0GNU.F38">
            <calcext:condition calcext:apply-style-name="Untitled6" calcext:value="&lt;-5" calcext:base-cell-address="0GNU.F38"/>
          </calcext:conditional-format>
          <calcext:conditional-format calcext:target-range-address="0GNU.F39:0GNU.F39">
            <calcext:condition calcext:apply-style-name="Untitled5" calcext:value="&gt;0.09" calcext:base-cell-address="0GNU.F39"/>
            <calcext:condition calcext:apply-style-name="Untitled9" calcext:value="&lt;-0.05" calcext:base-cell-address="0GNU.F39"/>
          </calcext:conditional-format>
          <calcext:conditional-format calcext:target-range-address="0GNU.F39:0GNU.F39">
            <calcext:condition calcext:apply-style-name="Untitled5" calcext:value="&gt;0.09" calcext:base-cell-address="0GNU.F39"/>
            <calcext:condition calcext:apply-style-name="Untitled9" calcext:value="&lt;-0.05" calcext:base-cell-address="0GNU.F39"/>
          </calcext:conditional-format>
          <calcext:conditional-format calcext:target-range-address="0GNU.F39:0GNU.F39">
            <calcext:condition calcext:apply-style-name="Untitled6" calcext:value="&lt;-5" calcext:base-cell-address="0GNU.F39"/>
          </calcext:conditional-format>
          <calcext:conditional-format calcext:target-range-address="0GNU.F40:0GNU.F40">
            <calcext:condition calcext:apply-style-name="Untitled5" calcext:value="&gt;0.09" calcext:base-cell-address="0GNU.F40"/>
            <calcext:condition calcext:apply-style-name="Untitled9" calcext:value="&lt;-0.05" calcext:base-cell-address="0GNU.F40"/>
          </calcext:conditional-format>
          <calcext:conditional-format calcext:target-range-address="0GNU.F40:0GNU.F40">
            <calcext:condition calcext:apply-style-name="Untitled5" calcext:value="&gt;0.09" calcext:base-cell-address="0GNU.F40"/>
            <calcext:condition calcext:apply-style-name="Untitled9" calcext:value="&lt;-0.05" calcext:base-cell-address="0GNU.F40"/>
          </calcext:conditional-format>
          <calcext:conditional-format calcext:target-range-address="0GNU.F40:0GNU.F40">
            <calcext:condition calcext:apply-style-name="Untitled6" calcext:value="&lt;-5" calcext:base-cell-address="0GNU.F40"/>
          </calcext:conditional-format>
          <calcext:conditional-format calcext:target-range-address="0GNU.F41:0GNU.F41">
            <calcext:condition calcext:apply-style-name="Untitled5" calcext:value="&gt;0.09" calcext:base-cell-address="0GNU.F41"/>
            <calcext:condition calcext:apply-style-name="Untitled9" calcext:value="&lt;-0.05" calcext:base-cell-address="0GNU.F41"/>
          </calcext:conditional-format>
          <calcext:conditional-format calcext:target-range-address="0GNU.F41:0GNU.F41">
            <calcext:condition calcext:apply-style-name="Untitled5" calcext:value="&gt;0.09" calcext:base-cell-address="0GNU.F41"/>
            <calcext:condition calcext:apply-style-name="Untitled9" calcext:value="&lt;-0.05" calcext:base-cell-address="0GNU.F41"/>
          </calcext:conditional-format>
          <calcext:conditional-format calcext:target-range-address="0GNU.F41:0GNU.F41">
            <calcext:condition calcext:apply-style-name="Untitled6" calcext:value="&lt;-5" calcext:base-cell-address="0GNU.F41"/>
          </calcext:conditional-format>
          <calcext:conditional-format calcext:target-range-address="0GNU.F42:0GNU.F42">
            <calcext:condition calcext:apply-style-name="Untitled5" calcext:value="&gt;0.09" calcext:base-cell-address="0GNU.F42"/>
            <calcext:condition calcext:apply-style-name="Untitled9" calcext:value="&lt;-0.05" calcext:base-cell-address="0GNU.F42"/>
          </calcext:conditional-format>
          <calcext:conditional-format calcext:target-range-address="0GNU.F42:0GNU.F42">
            <calcext:condition calcext:apply-style-name="Untitled5" calcext:value="&gt;0.09" calcext:base-cell-address="0GNU.F42"/>
            <calcext:condition calcext:apply-style-name="Untitled9" calcext:value="&lt;-0.05" calcext:base-cell-address="0GNU.F42"/>
          </calcext:conditional-format>
          <calcext:conditional-format calcext:target-range-address="0GNU.F42:0GNU.F42">
            <calcext:condition calcext:apply-style-name="Untitled6" calcext:value="&lt;-5" calcext:base-cell-address="0GNU.F42"/>
          </calcext:conditional-format>
          <calcext:conditional-format calcext:target-range-address="0GNU.F43:0GNU.F43">
            <calcext:condition calcext:apply-style-name="Untitled5" calcext:value="&gt;0.09" calcext:base-cell-address="0GNU.F43"/>
            <calcext:condition calcext:apply-style-name="Untitled9" calcext:value="&lt;-0.05" calcext:base-cell-address="0GNU.F43"/>
          </calcext:conditional-format>
          <calcext:conditional-format calcext:target-range-address="0GNU.F43:0GNU.F43">
            <calcext:condition calcext:apply-style-name="Untitled5" calcext:value="&gt;0.09" calcext:base-cell-address="0GNU.F43"/>
            <calcext:condition calcext:apply-style-name="Untitled9" calcext:value="&lt;-0.05" calcext:base-cell-address="0GNU.F43"/>
          </calcext:conditional-format>
          <calcext:conditional-format calcext:target-range-address="0GNU.F43:0GNU.F43">
            <calcext:condition calcext:apply-style-name="Untitled6" calcext:value="&lt;-5" calcext:base-cell-address="0GNU.F43"/>
          </calcext:conditional-format>
          <calcext:conditional-format calcext:target-range-address="0GNU.F44:0GNU.F44">
            <calcext:condition calcext:apply-style-name="Untitled5" calcext:value="&gt;0.09" calcext:base-cell-address="0GNU.F44"/>
            <calcext:condition calcext:apply-style-name="Untitled9" calcext:value="&lt;-0.05" calcext:base-cell-address="0GNU.F44"/>
          </calcext:conditional-format>
          <calcext:conditional-format calcext:target-range-address="0GNU.F44:0GNU.F44">
            <calcext:condition calcext:apply-style-name="Untitled5" calcext:value="&gt;0.09" calcext:base-cell-address="0GNU.F44"/>
            <calcext:condition calcext:apply-style-name="Untitled9" calcext:value="&lt;-0.05" calcext:base-cell-address="0GNU.F44"/>
          </calcext:conditional-format>
          <calcext:conditional-format calcext:target-range-address="0GNU.F44:0GNU.F44">
            <calcext:condition calcext:apply-style-name="Untitled6" calcext:value="&lt;-5" calcext:base-cell-address="0GNU.F44"/>
          </calcext:conditional-format>
          <calcext:conditional-format calcext:target-range-address="0GNU.F45:0GNU.F45">
            <calcext:condition calcext:apply-style-name="Untitled5" calcext:value="&gt;0.09" calcext:base-cell-address="0GNU.F45"/>
            <calcext:condition calcext:apply-style-name="Untitled9" calcext:value="&lt;-0.05" calcext:base-cell-address="0GNU.F45"/>
          </calcext:conditional-format>
          <calcext:conditional-format calcext:target-range-address="0GNU.F45:0GNU.F45">
            <calcext:condition calcext:apply-style-name="Untitled5" calcext:value="&gt;0.09" calcext:base-cell-address="0GNU.F45"/>
            <calcext:condition calcext:apply-style-name="Untitled9" calcext:value="&lt;-0.05" calcext:base-cell-address="0GNU.F45"/>
          </calcext:conditional-format>
          <calcext:conditional-format calcext:target-range-address="0GNU.F45:0GNU.F45">
            <calcext:condition calcext:apply-style-name="Untitled6" calcext:value="&lt;-5" calcext:base-cell-address="0GNU.F45"/>
          </calcext:conditional-format>
          <calcext:conditional-format calcext:target-range-address="0GNU.F46:0GNU.F46">
            <calcext:condition calcext:apply-style-name="Untitled5" calcext:value="&gt;0.09" calcext:base-cell-address="0GNU.F46"/>
            <calcext:condition calcext:apply-style-name="Untitled9" calcext:value="&lt;-0.05" calcext:base-cell-address="0GNU.F46"/>
          </calcext:conditional-format>
          <calcext:conditional-format calcext:target-range-address="0GNU.F46:0GNU.F46">
            <calcext:condition calcext:apply-style-name="Untitled5" calcext:value="&gt;0.09" calcext:base-cell-address="0GNU.F46"/>
            <calcext:condition calcext:apply-style-name="Untitled9" calcext:value="&lt;-0.05" calcext:base-cell-address="0GNU.F46"/>
          </calcext:conditional-format>
          <calcext:conditional-format calcext:target-range-address="0GNU.F46:0GNU.F46">
            <calcext:condition calcext:apply-style-name="Untitled6" calcext:value="&lt;-5" calcext:base-cell-address="0GNU.F46"/>
          </calcext:conditional-format>
          <calcext:conditional-format calcext:target-range-address="0GNU.F47:0GNU.F47">
            <calcext:condition calcext:apply-style-name="Untitled5" calcext:value="&gt;0.09" calcext:base-cell-address="0GNU.F47"/>
            <calcext:condition calcext:apply-style-name="Untitled9" calcext:value="&lt;-0.05" calcext:base-cell-address="0GNU.F47"/>
          </calcext:conditional-format>
          <calcext:conditional-format calcext:target-range-address="0GNU.F47:0GNU.F47">
            <calcext:condition calcext:apply-style-name="Untitled5" calcext:value="&gt;0.09" calcext:base-cell-address="0GNU.F47"/>
            <calcext:condition calcext:apply-style-name="Untitled9" calcext:value="&lt;-0.05" calcext:base-cell-address="0GNU.F47"/>
          </calcext:conditional-format>
          <calcext:conditional-format calcext:target-range-address="0GNU.F47:0GNU.F47">
            <calcext:condition calcext:apply-style-name="Untitled6" calcext:value="&lt;-5" calcext:base-cell-address="0GNU.F47"/>
          </calcext:conditional-format>
          <calcext:conditional-format calcext:target-range-address="0GNU.F48:0GNU.F48">
            <calcext:condition calcext:apply-style-name="Untitled5" calcext:value="&gt;0.09" calcext:base-cell-address="0GNU.F48"/>
            <calcext:condition calcext:apply-style-name="Untitled9" calcext:value="&lt;-0.05" calcext:base-cell-address="0GNU.F48"/>
          </calcext:conditional-format>
          <calcext:conditional-format calcext:target-range-address="0GNU.F48:0GNU.F48">
            <calcext:condition calcext:apply-style-name="Untitled5" calcext:value="&gt;0.09" calcext:base-cell-address="0GNU.F48"/>
            <calcext:condition calcext:apply-style-name="Untitled9" calcext:value="&lt;-0.05" calcext:base-cell-address="0GNU.F48"/>
          </calcext:conditional-format>
          <calcext:conditional-format calcext:target-range-address="0GNU.F48:0GNU.F48">
            <calcext:condition calcext:apply-style-name="Untitled6" calcext:value="&lt;-5" calcext:base-cell-address="0GNU.F48"/>
          </calcext:conditional-format>
          <calcext:conditional-format calcext:target-range-address="0GNU.F49:0GNU.F49">
            <calcext:condition calcext:apply-style-name="Untitled5" calcext:value="&gt;0.09" calcext:base-cell-address="0GNU.F49"/>
            <calcext:condition calcext:apply-style-name="Untitled9" calcext:value="&lt;-0.05" calcext:base-cell-address="0GNU.F49"/>
          </calcext:conditional-format>
          <calcext:conditional-format calcext:target-range-address="0GNU.F49:0GNU.F49">
            <calcext:condition calcext:apply-style-name="Untitled5" calcext:value="&gt;0.09" calcext:base-cell-address="0GNU.F49"/>
            <calcext:condition calcext:apply-style-name="Untitled9" calcext:value="&lt;-0.05" calcext:base-cell-address="0GNU.F49"/>
          </calcext:conditional-format>
          <calcext:conditional-format calcext:target-range-address="0GNU.F49:0GNU.F49">
            <calcext:condition calcext:apply-style-name="Untitled6" calcext:value="&lt;-5" calcext:base-cell-address="0GNU.F49"/>
          </calcext:conditional-format>
          <calcext:conditional-format calcext:target-range-address="0GNU.F50:0GNU.F50">
            <calcext:condition calcext:apply-style-name="Untitled5" calcext:value="&gt;0.09" calcext:base-cell-address="0GNU.F50"/>
            <calcext:condition calcext:apply-style-name="Untitled9" calcext:value="&lt;-0.05" calcext:base-cell-address="0GNU.F50"/>
          </calcext:conditional-format>
          <calcext:conditional-format calcext:target-range-address="0GNU.F50:0GNU.F50">
            <calcext:condition calcext:apply-style-name="Untitled5" calcext:value="&gt;0.09" calcext:base-cell-address="0GNU.F50"/>
            <calcext:condition calcext:apply-style-name="Untitled9" calcext:value="&lt;-0.05" calcext:base-cell-address="0GNU.F50"/>
          </calcext:conditional-format>
          <calcext:conditional-format calcext:target-range-address="0GNU.F50:0GNU.F50">
            <calcext:condition calcext:apply-style-name="Untitled6" calcext:value="&lt;-5" calcext:base-cell-address="0GNU.F50"/>
          </calcext:conditional-format>
          <calcext:conditional-format calcext:target-range-address="0GNU.F51:0GNU.F51">
            <calcext:condition calcext:apply-style-name="Untitled5" calcext:value="&gt;0.09" calcext:base-cell-address="0GNU.F51"/>
            <calcext:condition calcext:apply-style-name="Untitled9" calcext:value="&lt;-0.05" calcext:base-cell-address="0GNU.F51"/>
          </calcext:conditional-format>
          <calcext:conditional-format calcext:target-range-address="0GNU.F51:0GNU.F51">
            <calcext:condition calcext:apply-style-name="Untitled5" calcext:value="&gt;0.09" calcext:base-cell-address="0GNU.F51"/>
            <calcext:condition calcext:apply-style-name="Untitled9" calcext:value="&lt;-0.05" calcext:base-cell-address="0GNU.F51"/>
          </calcext:conditional-format>
          <calcext:conditional-format calcext:target-range-address="0GNU.F51:0GNU.F51">
            <calcext:condition calcext:apply-style-name="Untitled6" calcext:value="&lt;-5" calcext:base-cell-address="0GNU.F51"/>
          </calcext:conditional-format>
          <calcext:conditional-format calcext:target-range-address="0GNU.F52:0GNU.F52">
            <calcext:condition calcext:apply-style-name="Untitled5" calcext:value="&gt;0.09" calcext:base-cell-address="0GNU.F52"/>
            <calcext:condition calcext:apply-style-name="Untitled9" calcext:value="&lt;-0.05" calcext:base-cell-address="0GNU.F52"/>
          </calcext:conditional-format>
          <calcext:conditional-format calcext:target-range-address="0GNU.F52:0GNU.F52">
            <calcext:condition calcext:apply-style-name="Untitled5" calcext:value="&gt;0.09" calcext:base-cell-address="0GNU.F52"/>
            <calcext:condition calcext:apply-style-name="Untitled9" calcext:value="&lt;-0.05" calcext:base-cell-address="0GNU.F52"/>
          </calcext:conditional-format>
          <calcext:conditional-format calcext:target-range-address="0GNU.F52:0GNU.F52">
            <calcext:condition calcext:apply-style-name="Untitled6" calcext:value="&lt;-5" calcext:base-cell-address="0GNU.F52"/>
          </calcext:conditional-format>
          <calcext:conditional-format calcext:target-range-address="0GNU.F53:0GNU.F53">
            <calcext:condition calcext:apply-style-name="Untitled5" calcext:value="&gt;0.09" calcext:base-cell-address="0GNU.F53"/>
            <calcext:condition calcext:apply-style-name="Untitled9" calcext:value="&lt;-0.05" calcext:base-cell-address="0GNU.F53"/>
          </calcext:conditional-format>
          <calcext:conditional-format calcext:target-range-address="0GNU.F53:0GNU.F53">
            <calcext:condition calcext:apply-style-name="Untitled5" calcext:value="&gt;0.09" calcext:base-cell-address="0GNU.F53"/>
            <calcext:condition calcext:apply-style-name="Untitled9" calcext:value="&lt;-0.05" calcext:base-cell-address="0GNU.F53"/>
          </calcext:conditional-format>
          <calcext:conditional-format calcext:target-range-address="0GNU.F53:0GNU.F53">
            <calcext:condition calcext:apply-style-name="Untitled6" calcext:value="&lt;-5" calcext:base-cell-address="0GNU.F53"/>
          </calcext:conditional-format>
          <calcext:conditional-format calcext:target-range-address="0GNU.F54:0GNU.F54">
            <calcext:condition calcext:apply-style-name="Untitled5" calcext:value="&gt;0.09" calcext:base-cell-address="0GNU.F54"/>
            <calcext:condition calcext:apply-style-name="Untitled9" calcext:value="&lt;-0.05" calcext:base-cell-address="0GNU.F54"/>
          </calcext:conditional-format>
          <calcext:conditional-format calcext:target-range-address="0GNU.F54:0GNU.F54">
            <calcext:condition calcext:apply-style-name="Untitled5" calcext:value="&gt;0.09" calcext:base-cell-address="0GNU.F54"/>
            <calcext:condition calcext:apply-style-name="Untitled9" calcext:value="&lt;-0.05" calcext:base-cell-address="0GNU.F54"/>
          </calcext:conditional-format>
          <calcext:conditional-format calcext:target-range-address="0GNU.F54:0GNU.F54">
            <calcext:condition calcext:apply-style-name="Untitled6" calcext:value="&lt;-5" calcext:base-cell-address="0GNU.F54"/>
          </calcext:conditional-format>
          <calcext:conditional-format calcext:target-range-address="0GNU.F55:0GNU.F55">
            <calcext:condition calcext:apply-style-name="Untitled5" calcext:value="&gt;0.09" calcext:base-cell-address="0GNU.F55"/>
            <calcext:condition calcext:apply-style-name="Untitled9" calcext:value="&lt;-0.05" calcext:base-cell-address="0GNU.F55"/>
          </calcext:conditional-format>
          <calcext:conditional-format calcext:target-range-address="0GNU.F55:0GNU.F55">
            <calcext:condition calcext:apply-style-name="Untitled5" calcext:value="&gt;0.09" calcext:base-cell-address="0GNU.F55"/>
            <calcext:condition calcext:apply-style-name="Untitled9" calcext:value="&lt;-0.05" calcext:base-cell-address="0GNU.F55"/>
          </calcext:conditional-format>
          <calcext:conditional-format calcext:target-range-address="0GNU.F55:0GNU.F55">
            <calcext:condition calcext:apply-style-name="Untitled6" calcext:value="&lt;-5" calcext:base-cell-address="0GNU.F55"/>
          </calcext:conditional-format>
          <calcext:conditional-format calcext:target-range-address="0GNU.F56:0GNU.F56">
            <calcext:condition calcext:apply-style-name="Untitled5" calcext:value="&gt;0.09" calcext:base-cell-address="0GNU.F56"/>
            <calcext:condition calcext:apply-style-name="Untitled9" calcext:value="&lt;-0.05" calcext:base-cell-address="0GNU.F56"/>
          </calcext:conditional-format>
          <calcext:conditional-format calcext:target-range-address="0GNU.F56:0GNU.F56">
            <calcext:condition calcext:apply-style-name="Untitled5" calcext:value="&gt;0.09" calcext:base-cell-address="0GNU.F56"/>
            <calcext:condition calcext:apply-style-name="Untitled9" calcext:value="&lt;-0.05" calcext:base-cell-address="0GNU.F56"/>
          </calcext:conditional-format>
          <calcext:conditional-format calcext:target-range-address="0GNU.F56:0GNU.F56">
            <calcext:condition calcext:apply-style-name="Untitled6" calcext:value="&lt;-5" calcext:base-cell-address="0GNU.F56"/>
          </calcext:conditional-format>
          <calcext:conditional-format calcext:target-range-address="0GNU.F57:0GNU.F57">
            <calcext:condition calcext:apply-style-name="Untitled5" calcext:value="&gt;0.09" calcext:base-cell-address="0GNU.F57"/>
            <calcext:condition calcext:apply-style-name="Untitled9" calcext:value="&lt;-0.05" calcext:base-cell-address="0GNU.F57"/>
          </calcext:conditional-format>
          <calcext:conditional-format calcext:target-range-address="0GNU.F57:0GNU.F57">
            <calcext:condition calcext:apply-style-name="Untitled5" calcext:value="&gt;0.09" calcext:base-cell-address="0GNU.F57"/>
            <calcext:condition calcext:apply-style-name="Untitled9" calcext:value="&lt;-0.05" calcext:base-cell-address="0GNU.F57"/>
          </calcext:conditional-format>
          <calcext:conditional-format calcext:target-range-address="0GNU.F57:0GNU.F57">
            <calcext:condition calcext:apply-style-name="Untitled6" calcext:value="&lt;-5" calcext:base-cell-address="0GNU.F57"/>
          </calcext:conditional-format>
          <calcext:conditional-format calcext:target-range-address="0GNU.F58:0GNU.F58">
            <calcext:condition calcext:apply-style-name="Untitled5" calcext:value="&gt;0.09" calcext:base-cell-address="0GNU.F58"/>
            <calcext:condition calcext:apply-style-name="Untitled9" calcext:value="&lt;-0.05" calcext:base-cell-address="0GNU.F58"/>
          </calcext:conditional-format>
          <calcext:conditional-format calcext:target-range-address="0GNU.F58:0GNU.F58">
            <calcext:condition calcext:apply-style-name="Untitled5" calcext:value="&gt;0.09" calcext:base-cell-address="0GNU.F58"/>
            <calcext:condition calcext:apply-style-name="Untitled9" calcext:value="&lt;-0.05" calcext:base-cell-address="0GNU.F58"/>
          </calcext:conditional-format>
          <calcext:conditional-format calcext:target-range-address="0GNU.F58:0GNU.F58">
            <calcext:condition calcext:apply-style-name="Untitled6" calcext:value="&lt;-5" calcext:base-cell-address="0GNU.F58"/>
          </calcext:conditional-format>
          <calcext:conditional-format calcext:target-range-address="0GNU.F59:0GNU.F59">
            <calcext:condition calcext:apply-style-name="Untitled5" calcext:value="&gt;0.09" calcext:base-cell-address="0GNU.F59"/>
            <calcext:condition calcext:apply-style-name="Untitled9" calcext:value="&lt;-0.05" calcext:base-cell-address="0GNU.F59"/>
          </calcext:conditional-format>
          <calcext:conditional-format calcext:target-range-address="0GNU.F59:0GNU.F59">
            <calcext:condition calcext:apply-style-name="Untitled5" calcext:value="&gt;0.09" calcext:base-cell-address="0GNU.F59"/>
            <calcext:condition calcext:apply-style-name="Untitled9" calcext:value="&lt;-0.05" calcext:base-cell-address="0GNU.F59"/>
          </calcext:conditional-format>
          <calcext:conditional-format calcext:target-range-address="0GNU.F59:0GNU.F59">
            <calcext:condition calcext:apply-style-name="Untitled6" calcext:value="&lt;-5" calcext:base-cell-address="0GNU.F59"/>
          </calcext:conditional-format>
          <calcext:conditional-format calcext:target-range-address="0GNU.F60:0GNU.F60">
            <calcext:condition calcext:apply-style-name="Untitled5" calcext:value="&gt;0.09" calcext:base-cell-address="0GNU.F60"/>
            <calcext:condition calcext:apply-style-name="Untitled9" calcext:value="&lt;-0.05" calcext:base-cell-address="0GNU.F60"/>
          </calcext:conditional-format>
          <calcext:conditional-format calcext:target-range-address="0GNU.F60:0GNU.F60">
            <calcext:condition calcext:apply-style-name="Untitled5" calcext:value="&gt;0.09" calcext:base-cell-address="0GNU.F60"/>
            <calcext:condition calcext:apply-style-name="Untitled9" calcext:value="&lt;-0.05" calcext:base-cell-address="0GNU.F60"/>
          </calcext:conditional-format>
          <calcext:conditional-format calcext:target-range-address="0GNU.F60:0GNU.F60">
            <calcext:condition calcext:apply-style-name="Untitled6" calcext:value="&lt;-5" calcext:base-cell-address="0GNU.F60"/>
          </calcext:conditional-format>
          <calcext:conditional-format calcext:target-range-address="0GNU.F61:0GNU.F61">
            <calcext:condition calcext:apply-style-name="Untitled5" calcext:value="&gt;0.09" calcext:base-cell-address="0GNU.F61"/>
            <calcext:condition calcext:apply-style-name="Untitled9" calcext:value="&lt;-0.05" calcext:base-cell-address="0GNU.F61"/>
          </calcext:conditional-format>
          <calcext:conditional-format calcext:target-range-address="0GNU.F61:0GNU.F61">
            <calcext:condition calcext:apply-style-name="Untitled5" calcext:value="&gt;0.09" calcext:base-cell-address="0GNU.F61"/>
            <calcext:condition calcext:apply-style-name="Untitled9" calcext:value="&lt;-0.05" calcext:base-cell-address="0GNU.F61"/>
          </calcext:conditional-format>
          <calcext:conditional-format calcext:target-range-address="0GNU.F61:0GNU.F61">
            <calcext:condition calcext:apply-style-name="Untitled6" calcext:value="&lt;-5" calcext:base-cell-address="0GNU.F61"/>
          </calcext:conditional-format>
          <calcext:conditional-format calcext:target-range-address="0GNU.F62:0GNU.F62">
            <calcext:condition calcext:apply-style-name="Untitled5" calcext:value="&gt;0.09" calcext:base-cell-address="0GNU.F62"/>
            <calcext:condition calcext:apply-style-name="Untitled9" calcext:value="&lt;-0.05" calcext:base-cell-address="0GNU.F62"/>
          </calcext:conditional-format>
          <calcext:conditional-format calcext:target-range-address="0GNU.F62:0GNU.F62">
            <calcext:condition calcext:apply-style-name="Untitled5" calcext:value="&gt;0.09" calcext:base-cell-address="0GNU.F62"/>
            <calcext:condition calcext:apply-style-name="Untitled9" calcext:value="&lt;-0.05" calcext:base-cell-address="0GNU.F62"/>
          </calcext:conditional-format>
          <calcext:conditional-format calcext:target-range-address="0GNU.F62:0GNU.F62">
            <calcext:condition calcext:apply-style-name="Untitled6" calcext:value="&lt;-5" calcext:base-cell-address="0GNU.F62"/>
          </calcext:conditional-format>
          <calcext:conditional-format calcext:target-range-address="0GNU.F63:0GNU.F63">
            <calcext:condition calcext:apply-style-name="Untitled5" calcext:value="&gt;0.09" calcext:base-cell-address="0GNU.F63"/>
            <calcext:condition calcext:apply-style-name="Untitled9" calcext:value="&lt;-0.05" calcext:base-cell-address="0GNU.F63"/>
          </calcext:conditional-format>
          <calcext:conditional-format calcext:target-range-address="0GNU.F63:0GNU.F63">
            <calcext:condition calcext:apply-style-name="Untitled5" calcext:value="&gt;0.09" calcext:base-cell-address="0GNU.F63"/>
            <calcext:condition calcext:apply-style-name="Untitled9" calcext:value="&lt;-0.05" calcext:base-cell-address="0GNU.F63"/>
          </calcext:conditional-format>
          <calcext:conditional-format calcext:target-range-address="0GNU.F63:0GNU.F63">
            <calcext:condition calcext:apply-style-name="Untitled6" calcext:value="&lt;-5" calcext:base-cell-address="0GNU.F63"/>
          </calcext:conditional-format>
          <calcext:conditional-format calcext:target-range-address="0GNU.F64:0GNU.F64">
            <calcext:condition calcext:apply-style-name="Untitled5" calcext:value="&gt;0.09" calcext:base-cell-address="0GNU.F64"/>
            <calcext:condition calcext:apply-style-name="Untitled9" calcext:value="&lt;-0.05" calcext:base-cell-address="0GNU.F64"/>
          </calcext:conditional-format>
          <calcext:conditional-format calcext:target-range-address="0GNU.F64:0GNU.F64">
            <calcext:condition calcext:apply-style-name="Untitled5" calcext:value="&gt;0.09" calcext:base-cell-address="0GNU.F64"/>
            <calcext:condition calcext:apply-style-name="Untitled9" calcext:value="&lt;-0.05" calcext:base-cell-address="0GNU.F64"/>
          </calcext:conditional-format>
          <calcext:conditional-format calcext:target-range-address="0GNU.F64:0GNU.F64">
            <calcext:condition calcext:apply-style-name="Untitled6" calcext:value="&lt;-5" calcext:base-cell-address="0GNU.F64"/>
          </calcext:conditional-format>
          <calcext:conditional-format calcext:target-range-address="0GNU.F65:0GNU.F65">
            <calcext:condition calcext:apply-style-name="Untitled5" calcext:value="&gt;0.09" calcext:base-cell-address="0GNU.F65"/>
            <calcext:condition calcext:apply-style-name="Untitled9" calcext:value="&lt;-0.05" calcext:base-cell-address="0GNU.F65"/>
          </calcext:conditional-format>
          <calcext:conditional-format calcext:target-range-address="0GNU.F65:0GNU.F65">
            <calcext:condition calcext:apply-style-name="Untitled5" calcext:value="&gt;0.09" calcext:base-cell-address="0GNU.F65"/>
            <calcext:condition calcext:apply-style-name="Untitled9" calcext:value="&lt;-0.05" calcext:base-cell-address="0GNU.F65"/>
          </calcext:conditional-format>
          <calcext:conditional-format calcext:target-range-address="0GNU.F65:0GNU.F65">
            <calcext:condition calcext:apply-style-name="Untitled6" calcext:value="&lt;-5" calcext:base-cell-address="0GNU.F65"/>
          </calcext:conditional-format>
          <calcext:conditional-format calcext:target-range-address="0GNU.F66:0GNU.F66">
            <calcext:condition calcext:apply-style-name="Untitled5" calcext:value="&gt;0.09" calcext:base-cell-address="0GNU.F66"/>
            <calcext:condition calcext:apply-style-name="Untitled9" calcext:value="&lt;-0.05" calcext:base-cell-address="0GNU.F66"/>
          </calcext:conditional-format>
          <calcext:conditional-format calcext:target-range-address="0GNU.F66:0GNU.F66">
            <calcext:condition calcext:apply-style-name="Untitled5" calcext:value="&gt;0.09" calcext:base-cell-address="0GNU.F66"/>
            <calcext:condition calcext:apply-style-name="Untitled9" calcext:value="&lt;-0.05" calcext:base-cell-address="0GNU.F66"/>
          </calcext:conditional-format>
          <calcext:conditional-format calcext:target-range-address="0GNU.F66:0GNU.F66">
            <calcext:condition calcext:apply-style-name="Untitled6" calcext:value="&lt;-5" calcext:base-cell-address="0GNU.F66"/>
          </calcext:conditional-format>
          <calcext:conditional-format calcext:target-range-address="0GNU.F67:0GNU.F67">
            <calcext:condition calcext:apply-style-name="Untitled5" calcext:value="&gt;0.09" calcext:base-cell-address="0GNU.F67"/>
            <calcext:condition calcext:apply-style-name="Untitled9" calcext:value="&lt;-0.05" calcext:base-cell-address="0GNU.F67"/>
          </calcext:conditional-format>
          <calcext:conditional-format calcext:target-range-address="0GNU.F67:0GNU.F67">
            <calcext:condition calcext:apply-style-name="Untitled5" calcext:value="&gt;0.09" calcext:base-cell-address="0GNU.F67"/>
            <calcext:condition calcext:apply-style-name="Untitled9" calcext:value="&lt;-0.05" calcext:base-cell-address="0GNU.F67"/>
          </calcext:conditional-format>
          <calcext:conditional-format calcext:target-range-address="0GNU.F67:0GNU.F67">
            <calcext:condition calcext:apply-style-name="Untitled6" calcext:value="&lt;-5" calcext:base-cell-address="0GNU.F67"/>
          </calcext:conditional-format>
          <calcext:conditional-format calcext:target-range-address="0GNU.F68:0GNU.F68">
            <calcext:condition calcext:apply-style-name="Untitled5" calcext:value="&gt;0.09" calcext:base-cell-address="0GNU.F68"/>
            <calcext:condition calcext:apply-style-name="Untitled9" calcext:value="&lt;-0.05" calcext:base-cell-address="0GNU.F68"/>
          </calcext:conditional-format>
          <calcext:conditional-format calcext:target-range-address="0GNU.F68:0GNU.F68">
            <calcext:condition calcext:apply-style-name="Untitled5" calcext:value="&gt;0.09" calcext:base-cell-address="0GNU.F68"/>
            <calcext:condition calcext:apply-style-name="Untitled9" calcext:value="&lt;-0.05" calcext:base-cell-address="0GNU.F68"/>
          </calcext:conditional-format>
          <calcext:conditional-format calcext:target-range-address="0GNU.F68:0GNU.F68">
            <calcext:condition calcext:apply-style-name="Untitled6" calcext:value="&lt;-5" calcext:base-cell-address="0GNU.F68"/>
          </calcext:conditional-format>
          <calcext:conditional-format calcext:target-range-address="0GNU.F69:0GNU.F69">
            <calcext:condition calcext:apply-style-name="Untitled5" calcext:value="&gt;0.09" calcext:base-cell-address="0GNU.F69"/>
            <calcext:condition calcext:apply-style-name="Untitled9" calcext:value="&lt;-0.05" calcext:base-cell-address="0GNU.F69"/>
          </calcext:conditional-format>
          <calcext:conditional-format calcext:target-range-address="0GNU.F69:0GNU.F69">
            <calcext:condition calcext:apply-style-name="Untitled5" calcext:value="&gt;0.09" calcext:base-cell-address="0GNU.F69"/>
            <calcext:condition calcext:apply-style-name="Untitled9" calcext:value="&lt;-0.05" calcext:base-cell-address="0GNU.F69"/>
          </calcext:conditional-format>
          <calcext:conditional-format calcext:target-range-address="0GNU.F69:0GNU.F69">
            <calcext:condition calcext:apply-style-name="Untitled6" calcext:value="&lt;-5" calcext:base-cell-address="0GNU.F69"/>
          </calcext:conditional-format>
          <calcext:conditional-format calcext:target-range-address="0GNU.F70:0GNU.F70">
            <calcext:condition calcext:apply-style-name="Untitled5" calcext:value="&gt;0.09" calcext:base-cell-address="0GNU.F70"/>
            <calcext:condition calcext:apply-style-name="Untitled9" calcext:value="&lt;-0.05" calcext:base-cell-address="0GNU.F70"/>
          </calcext:conditional-format>
          <calcext:conditional-format calcext:target-range-address="0GNU.F70:0GNU.F70">
            <calcext:condition calcext:apply-style-name="Untitled5" calcext:value="&gt;0.09" calcext:base-cell-address="0GNU.F70"/>
            <calcext:condition calcext:apply-style-name="Untitled9" calcext:value="&lt;-0.05" calcext:base-cell-address="0GNU.F70"/>
          </calcext:conditional-format>
          <calcext:conditional-format calcext:target-range-address="0GNU.F70:0GNU.F70">
            <calcext:condition calcext:apply-style-name="Untitled6" calcext:value="&lt;-5" calcext:base-cell-address="0GNU.F70"/>
          </calcext:conditional-format>
          <calcext:conditional-format calcext:target-range-address="0GNU.F71:0GNU.F71">
            <calcext:condition calcext:apply-style-name="Untitled5" calcext:value="&gt;0.09" calcext:base-cell-address="0GNU.F71"/>
            <calcext:condition calcext:apply-style-name="Untitled9" calcext:value="&lt;-0.05" calcext:base-cell-address="0GNU.F71"/>
          </calcext:conditional-format>
          <calcext:conditional-format calcext:target-range-address="0GNU.F71:0GNU.F71">
            <calcext:condition calcext:apply-style-name="Untitled5" calcext:value="&gt;0.09" calcext:base-cell-address="0GNU.F71"/>
            <calcext:condition calcext:apply-style-name="Untitled9" calcext:value="&lt;-0.05" calcext:base-cell-address="0GNU.F71"/>
          </calcext:conditional-format>
          <calcext:conditional-format calcext:target-range-address="0GNU.F71:0GNU.F71">
            <calcext:condition calcext:apply-style-name="Untitled6" calcext:value="&lt;-5" calcext:base-cell-address="0GNU.F71"/>
          </calcext:conditional-format>
          <calcext:conditional-format calcext:target-range-address="0GNU.F72:0GNU.F72">
            <calcext:condition calcext:apply-style-name="Untitled5" calcext:value="&gt;0.09" calcext:base-cell-address="0GNU.F72"/>
            <calcext:condition calcext:apply-style-name="Untitled9" calcext:value="&lt;-0.05" calcext:base-cell-address="0GNU.F72"/>
          </calcext:conditional-format>
          <calcext:conditional-format calcext:target-range-address="0GNU.F72:0GNU.F72">
            <calcext:condition calcext:apply-style-name="Untitled5" calcext:value="&gt;0.09" calcext:base-cell-address="0GNU.F72"/>
            <calcext:condition calcext:apply-style-name="Untitled9" calcext:value="&lt;-0.05" calcext:base-cell-address="0GNU.F72"/>
          </calcext:conditional-format>
          <calcext:conditional-format calcext:target-range-address="0GNU.F72:0GNU.F72">
            <calcext:condition calcext:apply-style-name="Untitled6" calcext:value="&lt;-5" calcext:base-cell-address="0GNU.F72"/>
          </calcext:conditional-format>
          <calcext:conditional-format calcext:target-range-address="0GNU.F73:0GNU.F73">
            <calcext:condition calcext:apply-style-name="Untitled5" calcext:value="&gt;0.09" calcext:base-cell-address="0GNU.F73"/>
            <calcext:condition calcext:apply-style-name="Untitled9" calcext:value="&lt;-0.05" calcext:base-cell-address="0GNU.F73"/>
          </calcext:conditional-format>
          <calcext:conditional-format calcext:target-range-address="0GNU.F73:0GNU.F73">
            <calcext:condition calcext:apply-style-name="Untitled5" calcext:value="&gt;0.09" calcext:base-cell-address="0GNU.F73"/>
            <calcext:condition calcext:apply-style-name="Untitled9" calcext:value="&lt;-0.05" calcext:base-cell-address="0GNU.F73"/>
          </calcext:conditional-format>
          <calcext:conditional-format calcext:target-range-address="0GNU.F73:0GNU.F73">
            <calcext:condition calcext:apply-style-name="Untitled6" calcext:value="&lt;-5" calcext:base-cell-address="0GNU.F73"/>
          </calcext:conditional-format>
          <calcext:conditional-format calcext:target-range-address="0GNU.F74:0GNU.F74">
            <calcext:condition calcext:apply-style-name="Untitled5" calcext:value="&gt;0.09" calcext:base-cell-address="0GNU.F74"/>
            <calcext:condition calcext:apply-style-name="Untitled9" calcext:value="&lt;-0.05" calcext:base-cell-address="0GNU.F74"/>
          </calcext:conditional-format>
          <calcext:conditional-format calcext:target-range-address="0GNU.F74:0GNU.F74">
            <calcext:condition calcext:apply-style-name="Untitled5" calcext:value="&gt;0.09" calcext:base-cell-address="0GNU.F74"/>
            <calcext:condition calcext:apply-style-name="Untitled9" calcext:value="&lt;-0.05" calcext:base-cell-address="0GNU.F74"/>
          </calcext:conditional-format>
          <calcext:conditional-format calcext:target-range-address="0GNU.F74:0GNU.F74">
            <calcext:condition calcext:apply-style-name="Untitled6" calcext:value="&lt;-5" calcext:base-cell-address="0GNU.F74"/>
          </calcext:conditional-format>
          <calcext:conditional-format calcext:target-range-address="0GNU.F75:0GNU.F75">
            <calcext:condition calcext:apply-style-name="Untitled5" calcext:value="&gt;0.09" calcext:base-cell-address="0GNU.F75"/>
            <calcext:condition calcext:apply-style-name="Untitled9" calcext:value="&lt;-0.05" calcext:base-cell-address="0GNU.F75"/>
          </calcext:conditional-format>
          <calcext:conditional-format calcext:target-range-address="0GNU.F75:0GNU.F75">
            <calcext:condition calcext:apply-style-name="Untitled5" calcext:value="&gt;0.09" calcext:base-cell-address="0GNU.F75"/>
            <calcext:condition calcext:apply-style-name="Untitled9" calcext:value="&lt;-0.05" calcext:base-cell-address="0GNU.F75"/>
          </calcext:conditional-format>
          <calcext:conditional-format calcext:target-range-address="0GNU.F75:0GNU.F75">
            <calcext:condition calcext:apply-style-name="Untitled6" calcext:value="&lt;-5" calcext:base-cell-address="0GNU.F75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6" calcext:value="&lt;-5" calcext:base-cell-address="0GNU.F10"/>
          </calcext:conditional-format>
        </calcext:conditional-formats>
      </table:table>
      <table:table table:name="9psiw" table:style-name="ta1">
        <office:forms form:automatic-focus="false" form:apply-design-mode="false"/>
        <table:table-column table:style-name="co28" table:default-cell-style-name="ce6"/>
        <table:table-column table:style-name="co29" table:number-columns-repeated="2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29" table:default-cell-style-name="ce6"/>
        <table:table-column table:style-name="co35" table:default-cell-style-name="ce6"/>
        <table:table-column table:style-name="co36" table:number-columns-repeated="3" table:default-cell-style-name="ce6"/>
        <table:table-column table:style-name="co37" table:default-cell-style-name="ce6"/>
        <table:table-column table:style-name="co38" table:default-cell-style-name="ce6"/>
        <table:table-column table:style-name="co31" table:default-cell-style-name="ce6"/>
        <table:table-column table:style-name="co39" table:default-cell-style-name="ce6"/>
        <table:table-column table:style-name="co37" table:default-cell-style-name="Default"/>
        <table:table-column table:style-name="co40" table:default-cell-style-name="Default"/>
        <table:table-column table:style-name="co41" table:number-columns-repeated="2" table:default-cell-style-name="ce6"/>
        <table:table-column table:style-name="co42" table:default-cell-style-name="ce6"/>
        <table:table-column table:style-name="co43" table:default-cell-style-name="ce6"/>
        <table:table-column table:style-name="co41" table:default-cell-style-name="ce6"/>
        <table:table-column table:style-name="co38" table:default-cell-style-name="ce6"/>
        <table:table-column table:style-name="co39" table:default-cell-style-name="ce6"/>
        <table:table-column table:style-name="co4" table:default-cell-style-name="ce6"/>
        <table:table-column table:style-name="co17" table:default-cell-style-name="ce6"/>
        <table:table-column table:style-name="co4" table:default-cell-style-name="ce6"/>
        <table:table-column table:style-name="co44" table:default-cell-style-name="ce6"/>
        <table:table-column table:style-name="co45" table:default-cell-style-name="ce6"/>
        <table:table-column table:style-name="co37" table:number-columns-repeated="6" table:default-cell-style-name="ce6"/>
        <table:table-column table:style-name="co4" table:number-columns-repeated="934" table:default-cell-style-name="ce6"/>
        <table:table-row table:style-name="ro3">
          <table:table-cell table:style-name="ce344" table:number-columns-repeated="7"/>
          <table:table-cell table:style-name="ce168" table:number-columns-repeated="2"/>
          <table:table-cell table:style-name="Default"/>
          <table:table-cell table:style-name="ce14" table:number-columns-repeated="3"/>
          <table:table-cell/>
          <table:table-cell table:style-name="ce442" table:formula="of:=[.$J$8]-([.$E$3]*[.Q1]+[.$F$3])*[.$AA$4]/[.$O$6]/([.$E$3]*[.$O$8])" office:value-type="float" office:value="489.299099099099" calcext:value-type="float">
            <text:p/>
          </table:table-cell>
          <table:table-cell office:value-type="string" calcext:value-type="string">
            <text:p>recur/iter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style-name="ce442"/>
          <table:table-cell table:style-name="Default"/>
          <table:table-cell table:number-columns-repeated="950"/>
        </table:table-row>
        <table:table-row table:style-name="ro4">
          <table:table-cell table:style-name="ce7" table:number-columns-repeated="17"/>
          <table:table-cell table:number-columns-repeated="2"/>
          <table:table-cell table:style-name="ce7" table:number-columns-repeated="952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chr</text:p>
          </table:table-cell>
          <table:table-cell table:formula="of:=0.27-0.16-0.0101" office:value-type="float" office:value="0.0999" calcext:value-type="float">
            <text:p/>
          </table:table-cell>
          <table:table-cell office:value-type="float" office:value="4.5" calcext:value-type="float">
            <text:p>4.5</text:p>
          </table:table-cell>
          <table:table-cell table:style-name="Default"/>
          <table:table-cell table:style-name="ce418" table:number-columns-repeated="2"/>
          <table:table-cell table:style-name="Default" office:value-type="string" calcext:value-type="string">
            <text:p>wp?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l</text:p>
          </table:table-cell>
          <table:table-cell table:style-name="Default"/>
          <table:table-cell table:number-columns-repeated="2"/>
          <table:table-cell table:style-name="Default"/>
          <table:table-cell table:style-name="ce358" table:formula="of:=[.$J$8]-[.$G$8]*[.$AA$4]/[.$U$8]/([.$E$3]*[.$O$8])" office:value-type="float" office:value="460" calcext:value-type="float">
            <text:p/>
          </table:table-cell>
          <table:table-cell/>
          <table:table-cell table:style-name="ce443" table:formula="of:=[.$J$8]+[.$G$8]*[.$AA$5]/[.$W$8]/([.$E$3]*[.$O$8])" office:value-type="float" office:value="530" calcext:value-type="float">
            <text:p/>
          </table:table-cell>
          <table:table-cell table:style-name="ce443" table:number-columns-repeated="3"/>
          <table:table-cell office:value-type="string" calcext:value-type="string">
            <text:p>r/pp/f</text:p>
          </table:table-cell>
          <table:table-cell table:style-name="ce457"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table:style-name="Default" table:number-columns-repeated="3"/>
          <table:table-cell table:style-name="ce359" table:formula="of:=[.E3]/[.E8]" office:value-type="float" office:value="0.25484693877551" calcext:value-type="float">
            <text:p/>
          </table:table-cell>
          <table:table-cell table:style-name="Default" table:number-columns-repeated="3"/>
          <table:table-cell table:style-name="ce418" office:value-type="string" calcext:value-type="string">
            <text:p>psiwave</text:p>
          </table:table-cell>
          <table:table-cell table:style-name="ce418"/>
          <table:table-cell table:style-name="Default"/>
          <table:table-cell table:number-columns-repeated="4"/>
          <table:table-cell table:style-name="ce443" table:formula="of:=[.$J$8]+[.$G$8]*[.$AA$5]/[.$O$6]/([.$E$3]*[.$O$8])" office:value-type="float" office:value="750.700700700701" calcext:value-type="float">
            <text:p/>
          </table:table-cell>
          <table:table-cell/>
          <table:table-cell office:value-type="string" calcext:value-type="string">
            <text:p>pp</text:p>
          </table:table-cell>
          <table:table-cell table:number-columns-repeated="2"/>
          <table:table-cell table:style-name="ce443"/>
          <table:table-cell table:style-name="ce443" table:formula="of:=[.$J$8]+[.$G$8]*[.$AA$4]/[.$U$8]/([.$E$3]*[.$O$8])" office:value-type="float" office:value="540" calcext:value-type="float">
            <text:p/>
          </table:table-cell>
          <table:table-cell/>
          <table:table-cell office:value-type="string" calcext:value-type="string">
            <text:p>pp</text:p>
          </table:table-cell>
          <table:table-cell table:number-columns-repeated="3"/>
          <table:table-cell table:style-name="ce456" office:value-type="float" office:value="0.02" calcext:value-type="float">
            <text:p>0.02</text:p>
          </table:table-cell>
          <table:table-cell/>
          <table:table-cell table:formula="of:=[.Q5]/[.P5]" office:value-type="float" office:value="0.963694887536179" calcext:value-type="float">
            <text:p/>
          </table:table-cell>
          <table:table-cell table:number-columns-repeated="942"/>
        </table:table-row>
        <table:table-row table:style-name="ro3">
          <table:table-cell table:style-name="Default" table:number-columns-repeated="4"/>
          <table:table-cell table:style-name="ce346" table:formula="of:=[.E3]+[.E8]" office:value-type="float" office:value="0.4919" calcext:value-type="float">
            <text:p/>
          </table:table-cell>
          <table:table-cell table:style-name="Default" table:number-columns-repeated="2"/>
          <table:table-cell table:style-name="ce418" table:number-columns-repeated="2"/>
          <table:table-cell table:style-name="Default" table:number-columns-repeated="4"/>
          <table:table-cell/>
          <table:table-cell table:style-name="ce444" table:formula="of:=([.$X$8]-[.$J$8])*[.$E$3]*[.$O$8]*[.$O$6]/[.$G$8]" office:value-type="float" office:value="-0.00406180117910158" calcext:value-type="float">
            <text:p/>
          </table:table-cell>
          <table:table-cell table:formula="of:=([.$P$8]*[.$E$3]+[.$F$3])/[.$G$11]-1" office:value-type="float" office:value="-0.792431445068632" calcext:value-type="float">
            <text:p/>
          </table:table-cell>
          <table:table-cell table:formula="of:=([.$Q$8]*[.$E$3]+[.$F$3])/[.$G$11]-1" office:value-type="float" office:value="-0.763662132335547" calcext:value-type="float">
            <text:p/>
          </table:table-cell>
          <table:table-cell table:formula="of:=[.Q5]/[.P5]" office:value-type="float" office:value="0.963694887536179" calcext:value-type="float">
            <text:p/>
          </table:table-cell>
          <table:table-cell/>
          <table:table-cell table:style-name="ce444"/>
          <table:table-cell table:style-name="ce444" table:formula="of:=([.$U$3]-[.$J$8])*[.$E$3]*[.$O$8]*[.$U$8]/[.$G$8]" office:value-type="float" office:value="-0.02" calcext:value-type="float">
            <text:p/>
          </table:table-cell>
          <table:table-cell table:style-name="ce450" table:formula="of:=([.$W$3]-[.$J$8])*[.$E$3]*[.$O$8]*[.$U$8]/[.$G$8]" office:value-type="float" office:value="0.015" calcext:value-type="float">
            <text:p/>
          </table:table-cell>
          <table:table-cell table:style-name="ce444" table:formula="of:=([.$W$3]-[.$J$8])*[.$E$3]*[.$O$8]*[.$W$8]/[.$G$8]" office:value-type="float" office:value="0.1" calcext:value-type="float">
            <text:p/>
          </table:table-cell>
          <table:table-cell table:style-name="ce444" table:number-columns-repeated="3"/>
          <table:table-cell table:style-name="ce450" table:formula="of:=[.AA4]*[.AB3]" office:value-type="float" office:value="0.1" calcext:value-type="float">
            <text:p/>
          </table:table-cell>
          <table:table-cell/>
          <table:table-cell table:style-name="Default"/>
          <table:table-cell table:number-columns-repeated="942"/>
        </table:table-row>
        <table:table-row table:style-name="ro3">
          <table:table-cell table:style-name="ce340" table:number-columns-repeated="5"/>
          <table:table-cell table:style-name="ce366"/>
          <table:table-cell table:style-name="ce340" table:number-columns-repeated="3"/>
          <table:table-cell table:style-name="ce438" table:number-columns-repeated="4"/>
          <table:table-cell/>
          <table:table-cell office:value-type="float" office:value="1" calcext:value-type="float">
            <text:p>1</text:p>
          </table:table-cell>
          <table:table-cell table:formula="of:=[.P11]+0.382*([.Q11]-[.P11])" office:value-type="float" office:value="486.74" calcext:value-type="float">
            <text:p/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953"/>
        </table:table-row>
        <table:table-row table:style-name="ro3">
          <table:table-cell table:style-name="ce345" table:number-columns-repeated="2"/>
          <table:table-cell table:style-name="ce345" office:value-type="string" calcext:value-type="string">
            <text:p>node</text:p>
          </table:table-cell>
          <table:table-cell table:style-name="ce345" office:value-type="string" calcext:value-type="string">
            <text:p>t</text:p>
          </table:table-cell>
          <table:table-cell table:style-name="ce345" office:value-type="string" calcext:value-type="string">
            <text:p>btc</text:p>
          </table:table-cell>
          <table:table-cell table:style-name="ce345" office:value-type="string" calcext:value-type="string">
            <text:p>fiat</text:p>
          </table:table-cell>
          <table:table-cell table:style-name="ce345" office:value-type="string" calcext:value-type="string">
            <text:p>bl</text:p>
          </table:table-cell>
          <table:table-cell table:style-name="ce345" office:value-type="string" calcext:value-type="string">
            <text:p>perf</text:p>
          </table:table-cell>
          <table:table-cell table:style-name="ce345" office:value-type="string" calcext:value-type="string">
            <text:p>fibo</text:p>
          </table:table-cell>
          <table:table-cell table:style-name="ce345" office:value-type="string" calcext:value-type="string">
            <text:p>mkt</text:p>
          </table:table-cell>
          <table:table-cell table:style-name="ce345" office:value-type="string" calcext:value-type="string">
            <text:p>stop</text:p>
          </table:table-cell>
          <table:table-cell table:style-name="ce345" office:value-type="string" calcext:value-type="string">
            <text:p>profit</text:p>
          </table:table-cell>
          <table:table-cell table:style-name="ce345" office:value-type="string" calcext:value-type="string">
            <text:p>tr</text:p>
          </table:table-cell>
          <table:table-cell table:style-name="ce345" office:value-type="string" calcext:value-type="string">
            <text:p>oi</text:p>
          </table:table-cell>
          <table:table-cell table:style-name="ce345" office:value-type="string" calcext:value-type="string">
            <text:p>hr</text:p>
          </table:table-cell>
          <table:table-cell table:style-name="ce345" office:value-type="string" calcext:value-type="string">
            <text:p>L2</text:p>
          </table:table-cell>
          <table:table-cell table:style-name="ce345" office:value-type="string" calcext:value-type="string">
            <text:p>H</text:p>
          </table:table-cell>
          <table:table-cell office:value-type="string" calcext:value-type="string">
            <text:p>lev</text:p>
          </table:table-cell>
          <table:table-cell/>
          <table:table-cell table:style-name="ce345" office:value-type="string" calcext:value-type="string">
            <text:p>free</text:p>
          </table:table-cell>
          <table:table-cell table:style-name="ce345" office:value-type="string" calcext:value-type="string">
            <text:p>rh</text:p>
          </table:table-cell>
          <table:table-cell table:style-name="ce345" office:value-type="string" calcext:value-type="string">
            <text:p>dh</text:p>
          </table:table-cell>
          <table:table-cell table:style-name="ce345" office:value-type="string" calcext:value-type="string">
            <text:p>ph</text:p>
          </table:table-cell>
          <table:table-cell table:style-name="ce345" office:value-type="string" calcext:value-type="string">
            <text:p>SL</text:p>
          </table:table-cell>
          <table:table-cell table:style-name="ce345" office:value-type="string" calcext:value-type="string">
            <text:p>rH</text:p>
          </table:table-cell>
          <table:table-cell table:style-name="ce345" office:value-type="string" calcext:value-type="string">
            <text:p>rTr</text:p>
          </table:table-cell>
          <table:table-cell table:style-name="ce345" table:number-columns-repeated="945"/>
        </table:table-row>
        <table:table-row table:style-name="ro5">
          <table:table-cell table:style-name="ce346" table:number-columns-repeated="2"/>
          <table:table-cell table:style-name="ce355" office:value-type="float" office:value="-1" calcext:value-type="float">
            <text:p>-1</text:p>
          </table:table-cell>
          <table:table-cell table:style-name="ce346" office:value-type="float" office:value="-1" calcext:value-type="float">
            <text:p>-1</text:p>
          </table:table-cell>
          <table:table-cell table:style-name="Default" office:value-type="float" office:value="0.392" calcext:value-type="float">
            <text:p>0.392</text:p>
          </table:table-cell>
          <table:table-cell table:style-name="ce367" table:formula="of:=[.F3]" office:value-type="float" office:value="4.5" calcext:value-type="float">
            <text:p/>
          </table:table-cell>
          <table:table-cell table:formula="of:=[.E5]*[.J8]+[.F8]" office:value-type="float" office:value="250.45" calcext:value-type="float">
            <text:p/>
          </table:table-cell>
          <table:table-cell table:style-name="ce346" table:number-columns-repeated="2"/>
          <table:table-cell table:style-name="ce346" office:value-type="float" office:value="500" calcext:value-type="float">
            <text:p>500</text:p>
          </table:table-cell>
          <table:table-cell table:style-name="ce346" table:number-columns-repeated="3"/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460" calcext:value-type="float">
            <text:p>460</text:p>
          </table:table-cell>
          <table:table-cell table:style-name="ce346" office:value-type="float" office:value="530" calcext:value-type="float">
            <text:p>530</text:p>
          </table:table-cell>
          <table:table-cell table:formula="of:=[.N8]*[.J8]/[.G8]" office:value-type="float" office:value="0" calcext:value-type="float">
            <text:p/>
          </table:table-cell>
          <table:table-cell/>
          <table:table-cell table:style-name="ce418" table:formula="of:=([.G8]*[.$R$6]-ABS([.N8])*[.J8])/[.J8]" office:value-type="float" office:value="1.25225" calcext:value-type="float">
            <text:p/>
          </table:table-cell>
          <table:table-cell table:style-name="ce448" table:formula="of:=[.$G$8]*[.$AA$4]/([.$E$3]*[.$O$8])/([.$J$8]-[.$P$8])" office:value-type="float" office:value="1.2535035035035" calcext:value-type="float">
            <text:p/>
          </table:table-cell>
          <table:table-cell table:style-name="ce451" table:formula="of:=([.U8]-1)*[.E3]" office:value-type="float" office:value="0.025325" calcext:value-type="float">
            <text:p/>
          </table:table-cell>
          <table:table-cell table:style-name="ce152" table:formula="of:=[.$G$8]*[.$AA$5]/([.$E$3]*[.$O$8])/-([.$J$8]-[.$Q$8])" office:value-type="float" office:value="8.35669002335669" calcext:value-type="float">
            <text:p/>
          </table:table-cell>
          <table:table-cell table:style-name="ce452" table:formula="of:=[.$J$8]-[.$G$8]*[.$AA$4]/[.$O$6]/([.$E$5]*[.$O$8])" office:value-type="float" office:value="489.817035982923" calcext:value-type="float">
            <text:p/>
          </table:table-cell>
          <table:table-cell table:style-name="ce454"/>
          <table:table-cell table:style-name="ce455" office:value-type="string" calcext:value-type="string">
            <text:p>max</text:p>
          </table:table-cell>
          <table:table-cell table:style-name="ce346" table:number-columns-repeated="6"/>
          <table:table-cell table:style-name="ce461"/>
          <table:table-cell table:style-name="ce346"/>
          <table:table-cell table:style-name="ce468"/>
          <table:table-cell table:style-name="ce346" table:number-columns-repeated="936"/>
        </table:table-row>
        <table:table-row table:style-name="ro4">
          <table:table-cell table:style-name="ce11" table:number-columns-repeated="971"/>
        </table:table-row>
        <table:table-row table:style-name="ro3">
          <table:table-cell table:number-columns-repeated="5"/>
          <table:table-cell table:style-name="ce368"/>
          <table:table-cell table:number-columns-repeated="2"/>
          <table:table-cell table:style-name="ce7"/>
          <table:table-cell table:number-columns-repeated="17"/>
          <table:table-cell office:value-type="string" calcext:value-type="string">
            <text:p>rh</text:p>
          </table:table-cell>
          <table:table-cell/>
          <table:table-cell office:value-type="string" calcext:value-type="string">
            <text:p>perf</text:p>
          </table:table-cell>
          <table:table-cell table:number-columns-repeated="5"/>
          <table:table-cell table:style-name="ce469"/>
          <table:table-cell table:number-columns-repeated="936"/>
        </table:table-row>
        <table:table-row table:style-name="ro3">
          <table:table-cell/>
          <table:table-cell table:style-name="ce348" office:value-type="float" office:value="-1" calcext:value-type="float">
            <text:p>-1</text:p>
          </table:table-cell>
          <table:table-cell table:style-name="ce349" office:value-type="float" office:value="0" calcext:value-type="float">
            <text:p>0</text:p>
          </table:table-cell>
          <table:table-cell table:style-name="ce360" table:formula="of:=&quot;-10&quot;" office:value-type="string" office:string-value="-10" calcext:value-type="string">
            <text:p>-10</text:p>
          </table:table-cell>
          <table:table-cell table:formula="of:=[.E8]" office:value-type="float" office:value="0.392" calcext:value-type="float">
            <text:p/>
          </table:table-cell>
          <table:table-cell table:style-name="ce369" table:formula="of:=[.F8]" office:value-type="float" office:value="4.5" calcext:value-type="float">
            <text:p/>
          </table:table-cell>
          <table:table-cell table:formula="of:=[.E5]*[.J11]+[.F3]" office:value-type="float" office:value="243.0715" calcext:value-type="float">
            <text:p/>
          </table:table-cell>
          <table:table-cell table:style-name="ce419" table:formula="of:=[.G11]/[.G8]-1" office:value-type="percentage" office:value="-0.0294609702535435" calcext:value-type="percentage">
            <text:p/>
          </table:table-cell>
          <table:table-cell table:style-name="ce420"/>
          <table:table-cell table:style-name="ce356"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350" office:value-type="float" office:value="-0.95" calcext:value-type="float">
            <text:p>-0.95</text:p>
          </table:table-cell>
          <table:table-cell table:style-name="ce354" table:formula="of:=[.N8]+[.M11]" office:value-type="float" office:value="-0.95" calcext:value-type="float">
            <text:p/>
          </table:table-cell>
          <table:table-cell table:style-name="ce445" table:formula="of:=1+[.N11]/[.E11]" office:value-type="float" office:value="-1.4234693877551" calcext:value-type="float">
            <text:p/>
          </table:table-cell>
          <table:table-cell office:value-type="float" office:value="460" calcext:value-type="float">
            <text:p>460</text:p>
          </table:table-cell>
          <table:table-cell office:value-type="float" office:value="530" calcext:value-type="float">
            <text:p>530</text:p>
          </table:table-cell>
          <table:table-cell table:style-name="ce447" table:formula="of:=[.N11]*[.J11]/[.G11]" office:value-type="float" office:value="-1.89553279590573" calcext:value-type="float">
            <text:p/>
          </table:table-cell>
          <table:table-cell/>
          <table:table-cell table:style-name="ce418" table:formula="of:=([.G11]*[.$R$6]-ABS([.N11])*[.J11])/[.J11]" office:value-type="float" office:value="0.30294587628866" calcext:value-type="float">
            <text:p/>
          </table:table-cell>
          <table:table-cell table:style-name="ce448" table:formula="of:=[.$G$11]*[.$AA$4]/([.$E$3]*[.$O$8])/([.$J$11]-[.$P$11])" office:value-type="float" office:value="1.94651851851852" calcext:value-type="float">
            <text:p/>
          </table:table-cell>
          <table:table-cell table:style-name="ce451" table:formula="of:=([.U11]-1)*[.E11]" office:value-type="float" office:value="0.371035259259259" calcext:value-type="float">
            <text:p/>
          </table:table-cell>
          <table:table-cell/>
          <table:table-cell table:style-name="ce453" table:formula="of:=[.J11]-[.G11]*[.$AA$4]/[.O11]/([.E11]*[.O8])" office:value-type="float" office:value="493.712240143369" calcext:value-type="float">
            <text:p/>
          </table:table-cell>
          <table:table-cell table:style-name="Default"/>
          <table:table-cell/>
          <table:table-cell table:style-name="ce444" table:formula="of:=([.$J$11]-[.$J$8])*[.$E$3]*[.$O$11]*[.$U$11]/[.$G$8]" office:value-type="float" office:value="0.0165783911815874" calcext:value-type="float">
            <text:p/>
          </table:table-cell>
          <table:table-cell table:number-columns-repeated="3"/>
          <table:table-cell table:style-name="ce440" office:value-type="string" calcext:value-type="string">
            <text:p>t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/>
          <table:table-cell table:style-name="Default" table:number-columns-repeated="16"/>
          <table:table-cell table:number-columns-repeated="2"/>
          <table:table-cell table:style-name="Default" table:number-columns-repeated="7"/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ce349" office:value-type="float" office:value="0" calcext:value-type="float">
            <text:p>0</text:p>
          </table:table-cell>
          <table:table-cell table:style-name="ce350" office:value-type="float" office:value="1" calcext:value-type="float">
            <text:p>1</text:p>
          </table:table-cell>
          <table:table-cell table:style-name="ce360" table:formula="of:=&quot;01&quot;" office:value-type="string" office:string-value="01" calcext:value-type="string">
            <text:p>01</text:p>
          </table:table-cell>
          <table:table-cell table:formula="of:=[.E11]" office:value-type="float" office:value="0.392" calcext:value-type="float">
            <text:p/>
          </table:table-cell>
          <table:table-cell table:formula="of:=[.F11]+([.J13]-[.J11])*[.N11]" office:value-type="float" office:value="17.8" calcext:value-type="float">
            <text:p/>
          </table:table-cell>
          <table:table-cell table:formula="of:=[.E13]*[.J13]+[.F13]" office:value-type="float" office:value="202.432" calcext:value-type="float">
            <text:p/>
          </table:table-cell>
          <table:table-cell table:style-name="ce420" table:formula="of:=[.G13]/[.G11]-1" office:value-type="percentage" office:value="-0.167191546520263" calcext:value-type="percentage">
            <text:p/>
          </table:table-cell>
          <table:table-cell table:style-name="ce420"/>
          <table:table-cell table:style-name="ce356" office:value-type="float" office:value="471" calcext:value-type="float">
            <text:p>471</text:p>
          </table:table-cell>
          <table:table-cell table:style-name="ce439" office:value-type="float" office:value="460" calcext:value-type="float">
            <text:p>460</text:p>
          </table:table-cell>
          <table:table-cell table:style-name="Default"/>
          <table:table-cell table:style-name="ce350" office:value-type="float" office:value="0.45" calcext:value-type="float">
            <text:p>0.45</text:p>
          </table:table-cell>
          <table:table-cell table:style-name="ce441" table:formula="of:=[.N11]+[.M13]" office:value-type="float" office:value="-0.5" calcext:value-type="float">
            <text:p/>
          </table:table-cell>
          <table:table-cell table:style-name="ce446" table:formula="of:=1+[.N13]/[.E13]" office:value-type="float" office:value="-0.275510204081633" calcext:value-type="float">
            <text:p/>
          </table:table-cell>
          <table:table-cell office:value-type="float" office:value="460" calcext:value-type="float">
            <text:p>460</text:p>
          </table:table-cell>
          <table:table-cell office:value-type="float" office:value="530" calcext:value-type="float">
            <text:p>530</text:p>
          </table:table-cell>
          <table:table-cell table:style-name="ce447" table:formula="of:=[.N13]*[.J13]/[.G13]" office:value-type="float" office:value="-1.16335361998103" calcext:value-type="float">
            <text:p/>
          </table:table-cell>
          <table:table-cell/>
          <table:table-cell table:style-name="ce418" table:formula="of:=([.G13]*[.$R$6]-ABS([.N13])*[.J13])/[.J13]" office:value-type="float" office:value="0.57447983014862" calcext:value-type="float">
            <text:p/>
          </table:table-cell>
          <table:table-cell table:style-name="ce448" table:formula="of:=[.G13]*[.$AA$4]/([.E13]*[.O13])/([.J13]-[.K13])" office:value-type="float" office:value="-3.40794612794613" calcext:value-type="float">
            <text:p/>
          </table:table-cell>
          <table:table-cell table:style-name="ce451" table:formula="of:=([.U13]-1)*[.E13]" office:value-type="float" office:value="-1.72791488215488" calcext:value-type="float">
            <text:p/>
          </table:table-cell>
          <table:table-cell/>
          <table:table-cell table:style-name="ce453" table:formula="of:=[.J13]-[.G13]*[.$AA$4]/[.O13]/([.E13]*1)" office:value-type="float" office:value="508.487407407407" calcext:value-type="float">
            <text:p/>
          </table:table-cell>
          <table:table-cell table:style-name="Default"/>
          <table:table-cell table:formula="of:=[.G13]*[.$AA$4]/-([.K13]-[.J13])" office:value-type="float" office:value="0.368058181818182" calcext:value-type="float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-0.95" calcext:value-type="float">
            <text:p>-0.95</text:p>
          </table:table-cell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2"/>
          <table:table-cell table:style-name="ce361" office:value-type="float" office:value="-101" calcext:value-type="float">
            <text:p>-101</text:p>
          </table:table-cell>
          <table:table-cell table:style-name="Default" table:number-columns-repeated="3"/>
          <table:table-cell table:style-name="ce421" table:formula="of:=[.H13]+[.H11]" office:value-type="percentage" office:value="-0.196652516773806" calcext:value-type="percentage">
            <text:p/>
          </table:table-cell>
          <table:table-cell table:style-name="ce432"/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462" office:value-type="float" office:value="0.45" calcext:value-type="float">
            <text:p>0.45</text:p>
          </table:table-cell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exi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62"/>
          <table:table-cell table:style-name="ce470" office:value-type="float" office:value="-0.45" calcext:value-type="float">
            <text:p>-0.45</text:p>
          </table:table-cell>
          <table:table-cell table:number-columns-repeated="936"/>
        </table:table-row>
        <table:table-row table:style-name="ro3">
          <table:table-cell/>
          <table:table-cell table:style-name="ce350" office:value-type="float" office:value="1" calcext:value-type="float">
            <text:p>1</text:p>
          </table:table-cell>
          <table:table-cell table:style-name="ce351" office:value-type="float" office:value="2" calcext:value-type="float">
            <text:p>2</text:p>
          </table:table-cell>
          <table:table-cell table:style-name="ce360" table:formula="of:=&quot;12&quot;" office:value-type="string" office:string-value="12" calcext:value-type="string">
            <text:p>12</text:p>
          </table:table-cell>
          <table:table-cell table:formula="of:=[.E13]" office:value-type="float" office:value="0.392" calcext:value-type="float">
            <text:p/>
          </table:table-cell>
          <table:table-cell table:formula="of:=[.F13]+([.J16]-[.J13])*[.N13]" office:value-type="float" office:value="23.7" calcext:value-type="float">
            <text:p/>
          </table:table-cell>
          <table:table-cell table:formula="of:=[.E16]*[.J16]+[.F16]" office:value-type="float" office:value="203.7064" calcext:value-type="float">
            <text:p/>
          </table:table-cell>
          <table:table-cell table:style-name="ce422" table:formula="of:=[.G16]/[.G13]-1" office:value-type="percentage" office:value="0.00629544736010135" calcext:value-type="percentage">
            <text:p/>
          </table:table-cell>
          <table:table-cell table:style-name="ce420"/>
          <table:table-cell table:style-name="ce356" office:value-type="float" office:value="459.2" calcext:value-type="float">
            <text:p>459.2</text:p>
          </table:table-cell>
          <table:table-cell/>
          <table:table-cell office:value-type="string" calcext:value-type="string">
            <text:p>ml</text:p>
          </table:table-cell>
          <table:table-cell table:style-name="ce350" office:value-type="float" office:value="-0.45" calcext:value-type="float">
            <text:p>-0.45</text:p>
          </table:table-cell>
          <table:table-cell table:style-name="ce354" table:formula="of:=[.N13]+[.M16]" office:value-type="float" office:value="-0.95" calcext:value-type="float">
            <text:p/>
          </table:table-cell>
          <table:table-cell table:style-name="ce445" table:formula="of:=1+[.N16]/[.E16]" office:value-type="float" office:value="-1.4234693877551" calcext:value-type="float">
            <text:p/>
          </table:table-cell>
          <table:table-cell table:number-columns-repeated="2"/>
          <table:table-cell table:style-name="ce447" table:formula="of:=[.N16]*[.J16]/[.G16]" office:value-type="float" office:value="-2.14151347233077" calcext:value-type="float">
            <text:p/>
          </table:table-cell>
          <table:table-cell/>
          <table:table-cell table:style-name="ce418" table:formula="of:=([.G16]*[.$R$6]-ABS([.N16])*[.J16])/[.J16]" office:value-type="float" office:value="0.1590287456446" calcext:value-type="float">
            <text:p/>
          </table:table-cell>
          <table:table-cell table:number-columns-repeated="6"/>
          <table:table-cell office:value-type="string" calcext:value-type="string">
            <text:p>2fli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2"/>
          <table:table-cell table:style-name="ce360" table:formula="of:=&quot;012&quot;" office:value-type="string" office:string-value="012" calcext:value-type="string">
            <text:p>012</text:p>
          </table:table-cell>
          <table:table-cell table:number-columns-repeated="3"/>
          <table:table-cell table:style-name="ce420" table:formula="of:=[.H16]+[.H13]" office:value-type="percentage" office:value="-0.160896099160161" calcext:value-type="percentage">
            <text:p/>
          </table:table-cell>
          <table:table-cell table:style-name="ce420"/>
          <table:table-cell table:number-columns-repeated="11"/>
          <table:table-cell table:style-name="ce449"/>
          <table:table-cell table:number-columns-repeated="5"/>
          <table:table-cell office:value-type="string" calcext:value-type="string">
            <text:p>5pyr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2"/>
          <table:table-cell table:style-name="ce360" office:value-type="string" calcext:value-type="string">
            <text:p>-1012</text:p>
          </table:table-cell>
          <table:table-cell table:style-name="Default" table:number-columns-repeated="3"/>
          <table:table-cell table:style-name="ce423" table:formula="of:=[.H17]+[.H11]" office:value-type="percentage" office:value="-0.190357069413705" calcext:value-type="percentage">
            <text:p/>
          </table:table-cell>
          <table:table-cell table:style-name="ce433"/>
          <table:table-cell table:style-name="Default"/>
          <table:table-cell table:number-columns-repeated="16"/>
          <table:table-cell office:value-type="string" calcext:value-type="string">
            <text:p>lock</text:p>
          </table:table-cell>
          <table:table-cell table:number-columns-repeated="6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zero</text:p>
          </table:table-cell>
          <table:table-cell table:number-columns-repeated="3"/>
          <table:table-cell table:style-name="ce458" office:value-type="string" calcext:value-type="string">
            <text:p>perf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table:style-name="Default"/>
          <table:table-cell table:style-name="ce351" office:value-type="float" office:value="2" calcext:value-type="float">
            <text:p>2</text:p>
          </table:table-cell>
          <table:table-cell table:style-name="ce356" office:value-type="float" office:value="4" calcext:value-type="float">
            <text:p>4</text:p>
          </table:table-cell>
          <table:table-cell table:style-name="ce360" office:value-type="string" calcext:value-type="string">
            <text:p>24</text:p>
          </table:table-cell>
          <table:table-cell table:formula="of:=[.E16]" office:value-type="float" office:value="0.392" calcext:value-type="float">
            <text:p/>
          </table:table-cell>
          <table:table-cell table:formula="of:=[.F16]+([.J20]-[.J16])*[.N16]" office:value-type="float" office:value="58.09" calcext:value-type="float">
            <text:p/>
          </table:table-cell>
          <table:table-cell table:formula="of:=[.E20]*[.J20]+[.F20]" office:value-type="float" office:value="223.906" calcext:value-type="float">
            <text:p/>
          </table:table-cell>
          <table:table-cell table:style-name="ce422" table:formula="of:=[.G20]/[.G16]-1" office:value-type="percentage" office:value="0.0991603602046867" calcext:value-type="percentage">
            <text:p/>
          </table:table-cell>
          <table:table-cell table:style-name="ce420"/>
          <table:table-cell table:style-name="ce358" office:value-type="float" office:value="423" calcext:value-type="float">
            <text:p>423</text:p>
          </table:table-cell>
          <table:table-cell table:number-columns-repeated="2"/>
          <table:table-cell table:style-name="ce440" office:value-type="float" office:value="0.95" calcext:value-type="float">
            <text:p>0.95</text:p>
          </table:table-cell>
          <table:table-cell table:style-name="ce354" table:formula="of:=[.N16]+[.M20]" office:value-type="float" office:value="0" calcext:value-type="float">
            <text:p/>
          </table:table-cell>
          <table:table-cell table:style-name="ce445" table:formula="of:=1+[.N20]/[.E20]" office:value-type="float" office:value="1" calcext:value-type="float">
            <text:p/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style-name="ce447" table:formula="of:=[.N20]*[.J20]/[.G20]" office:value-type="float" office:value="0" calcext:value-type="float">
            <text:p/>
          </table:table-cell>
          <table:table-cell table:number-columns-repeated="2"/>
          <table:table-cell table:style-name="ce448" table:formula="of:=[.G20]*[.$AA$4]/([.E20]*[.O20])/([.J20]-[.P20])" office:value-type="float" office:value="3.80792517006803" calcext:value-type="float">
            <text:p/>
          </table:table-cell>
          <table:table-cell table:style-name="ce451" table:formula="of:=([.U20]-1)*[.E20]" office:value-type="float" office:value="1.10070666666667" calcext:value-type="float">
            <text:p/>
          </table:table-cell>
          <table:table-cell table:style-name="Default" table:number-columns-repeated="949"/>
        </table:table-row>
        <table:table-row table:style-name="ro3">
          <table:table-cell table:style-name="Default" table:number-columns-repeated="3"/>
          <table:table-cell table:style-name="ce361" office:value-type="float" office:value="124" calcext:value-type="float">
            <text:p>124</text:p>
          </table:table-cell>
          <table:table-cell table:style-name="Default" table:number-columns-repeated="3"/>
          <table:table-cell table:style-name="ce424" table:formula="of:=[.H20]+[.H16]" office:value-type="percentage" office:value="0.105455807564788" calcext:value-type="percentage">
            <text:p/>
          </table:table-cell>
          <table:table-cell table:style-name="ce434"/>
          <table:table-cell table:style-name="Default"/>
          <table:table-cell table:number-columns-repeated="12"/>
          <table:table-cell table:style-name="Default" table:number-columns-repeated="11"/>
          <table:table-cell table:style-name="ce463"/>
          <table:table-cell table:style-name="ce471"/>
          <table:table-cell table:style-name="Default" table:number-columns-repeated="936"/>
        </table:table-row>
        <table:table-row table:style-name="ro3">
          <table:table-cell/>
          <table:table-cell table:style-name="Default" table:number-columns-repeated="2"/>
          <table:table-cell table:style-name="ce362" office:value-type="string" calcext:value-type="string">
            <text:p>0124</text:p>
          </table:table-cell>
          <table:table-cell table:style-name="Default" table:number-columns-repeated="3"/>
          <table:table-cell table:style-name="ce424" table:formula="of:=[.H20]+[.H16]+[.H13]" office:value-type="percentage" office:value="-0.0617357389554745" calcext:value-type="percentage">
            <text:p/>
          </table:table-cell>
          <table:table-cell table:style-name="ce434"/>
          <table:table-cell table:style-name="Default"/>
          <table:table-cell table:number-columns-repeated="20"/>
          <table:table-cell office:value-type="float" office:value="1" calcext:value-type="float">
            <text:p>1</text:p>
          </table:table-cell>
          <table:table-cell table:style-name="ce459"/>
          <table:table-cell table:style-name="ce459" table:formula="of:=-[.AH29]" office:value-type="float" office:value="0.167191546520263" calcext:value-type="float">
            <text:p/>
          </table:table-cell>
          <table:table-cell table:style-name="ce464" office:value-type="float" office:value="1" calcext:value-type="float">
            <text:p>1</text:p>
          </table:table-cell>
          <table:table-cell table:style-name="ce472" table:formula="of:=[.H16]" office:value-type="percentage" office:value="0.00629544736010135" calcext:value-type="percentage">
            <text:p/>
          </table:table-cell>
          <table:table-cell table:style-name="ce459" table:number-columns-repeated="2"/>
          <table:table-cell table:number-columns-repeated="934"/>
        </table:table-row>
        <table:table-row table:style-name="ro3">
          <table:table-cell/>
          <table:table-cell table:style-name="Default" table:number-columns-repeated="2"/>
          <table:table-cell table:style-name="ce362" office:value-type="string" calcext:value-type="string">
            <text:p>-10124</text:p>
          </table:table-cell>
          <table:table-cell table:style-name="Default" table:number-columns-repeated="3"/>
          <table:table-cell table:style-name="ce425" table:formula="of:=[.H11]+[.H13]+[.H16]+[.H20]" office:value-type="percentage" office:value="-0.0911967092090181" calcext:value-type="percentage">
            <text:p/>
          </table:table-cell>
          <table:table-cell table:style-name="ce434"/>
          <table:table-cell table:style-name="Default"/>
          <table:table-cell table:number-columns-repeated="20"/>
          <table:table-cell office:value-type="float" office:value="2" calcext:value-type="float">
            <text:p>2</text:p>
          </table:table-cell>
          <table:table-cell table:style-name="ce459" table:number-columns-repeated="2"/>
          <table:table-cell table:style-name="ce464" table:formula="of:=-[.AI22]" office:value-type="float" office:value="-0.00629544736010135" calcext:value-type="float">
            <text:p/>
          </table:table-cell>
          <table:table-cell table:style-name="ce473" office:value-type="float" office:value="1" calcext:value-type="float">
            <text:p>1</text:p>
          </table:table-cell>
          <table:table-cell table:style-name="ce459"/>
          <table:table-cell table:style-name="ce460" table:formula="of:=[.H20]" office:value-type="percentage" office:value="0.0991603602046867" calcext:value-type="percentage">
            <text:p/>
          </table:table-cell>
          <table:table-cell table:number-matrix-columns-spanned="1" table:number-matrix-rows-spanned="1" table:formula="of:=MDETERM([.AF20:.AK25])" office:value-type="string" office:string-value="" calcext:value-type="error">
            <text:p/>
          </table:table-cell>
          <table:table-cell table:number-columns-repeated="933"/>
        </table:table-row>
        <table:table-row table:style-name="ro3">
          <table:table-cell/>
          <table:table-cell table:style-name="Default" table:number-columns-repeated="4"/>
          <table:table-cell table:style-name="ce370"/>
          <table:table-cell table:style-name="Default" table:number-columns-repeated="11"/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table:style-name="ce459" table:number-columns-repeated="2"/>
          <table:table-cell table:style-name="ce464"/>
          <table:table-cell table:style-name="ce473"/>
          <table:table-cell table:style-name="ce459" office:value-type="float" office:value="1" calcext:value-type="float">
            <text:p>1</text:p>
          </table:table-cell>
          <table:table-cell table:style-name="ce459"/>
          <table:table-cell table:number-columns-repeated="934"/>
        </table:table-row>
        <table:table-row table:style-name="ro6">
          <table:table-cell/>
          <table:table-cell table:style-name="Default" table:number-columns-repeated="4"/>
          <table:table-cell table:style-name="ce370"/>
          <table:table-cell table:style-name="Default" table:number-columns-repeated="11"/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table:style-name="ce459" table:number-columns-repeated="2"/>
          <table:table-cell table:style-name="ce464"/>
          <table:table-cell table:style-name="ce473" table:formula="of:=-[.AK23]" office:value-type="float" office:value="-0.0991603602046867" calcext:value-type="float">
            <text:p/>
          </table:table-cell>
          <table:table-cell table:style-name="ce459"/>
          <table:table-cell table:style-name="ce459"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/>
          <table:table-cell table:style-name="Default" table:number-columns-repeated="4"/>
          <table:table-cell table:style-name="ce370"/>
          <table:table-cell table:style-name="Default" table:number-columns-repeated="11"/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ce460" table:number-columns-repeated="2"/>
          <table:table-cell table:style-name="ce465"/>
          <table:table-cell table:style-name="ce472"/>
          <table:table-cell table:style-name="ce460" table:number-columns-repeated="2"/>
          <table:table-cell table:number-columns-repeated="934"/>
        </table:table-row>
        <table:table-row table:style-name="ro3">
          <table:table-cell/>
          <table:table-cell table:style-name="Default" table:number-columns-repeated="2"/>
          <table:table-cell table:style-name="ce361"/>
          <table:table-cell table:style-name="Default"/>
          <table:table-cell table:style-name="ce371"/>
          <table:table-cell table:style-name="Default"/>
          <table:table-cell table:style-name="ce426"/>
          <table:table-cell table:style-name="ce435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ce450"/>
          <table:table-cell table:number-columns-repeated="940"/>
        </table:table-row>
        <table:table-row table:style-name="ro3">
          <table:table-cell/>
          <table:table-cell table:style-name="ce352" office:value-type="float" office:value="0" calcext:value-type="float">
            <text:p>0</text:p>
          </table:table-cell>
          <table:table-cell table:style-name="ce354" office:value-type="float" office:value="2" calcext:value-type="float">
            <text:p>2</text:p>
          </table:table-cell>
          <table:table-cell table:style-name="ce360" table:formula="of:=&quot;02&quot;" office:value-type="string" office:string-value="02" calcext:value-type="string">
            <text:p>02</text:p>
          </table:table-cell>
          <table:table-cell table:formula="of:=[.E11]" office:value-type="float" office:value="0.392" calcext:value-type="float">
            <text:p/>
          </table:table-cell>
          <table:table-cell table:formula="of:=[.F11]+([.J28]-[.J11])*[.N11]" office:value-type="float" office:value="28.25" calcext:value-type="float">
            <text:p/>
          </table:table-cell>
          <table:table-cell table:formula="of:=[.E28]*[.J28]+[.F28]" office:value-type="float" office:value="208.57" calcext:value-type="float">
            <text:p/>
          </table:table-cell>
          <table:table-cell table:style-name="ce422" table:formula="of:=[.G28]/[.G11]-1" office:value-type="percentage" office:value="-0.141939717325972" calcext:value-type="percentage">
            <text:p/>
          </table:table-cell>
          <table:table-cell table:style-name="ce420"/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ml</text:p>
          </table:table-cell>
          <table:table-cell office:value-type="float" office:value="-0.8" calcext:value-type="float">
            <text:p>-0.8</text:p>
          </table:table-cell>
          <table:table-cell table:style-name="ce354" table:formula="of:=[.N11]+[.M28]" office:value-type="float" office:value="-1.75" calcext:value-type="float">
            <text:p/>
          </table:table-cell>
          <table:table-cell table:style-name="ce445" table:formula="of:=1+[.N28]/[.E28]" office:value-type="float" office:value="-3.46428571428571" calcext:value-type="float">
            <text:p/>
          </table:table-cell>
          <table:table-cell table:number-columns-repeated="2"/>
          <table:table-cell table:style-name="ce447" table:formula="of:=[.N28]*[.J28]/[.G28]" office:value-type="float" office:value="-3.85961547681833" calcext:value-type="float">
            <text:p/>
          </table:table-cell>
          <table:table-cell/>
          <table:table-cell table:style-name="ce418" table:formula="of:=([.G28]*[.$R$6]-ABS([.N28])*[.J28])/[.J28]" office:value-type="float" office:value="-0.616467391304348" calcext:value-type="float">
            <text:p/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table:style-name="ce459" office:value-type="float" office:value="1" calcext:value-type="float">
            <text:p>1</text:p>
          </table:table-cell>
          <table:table-cell table:style-name="ce460" table:formula="of:=[.H11]" office:value-type="percentage" office:value="-0.0294609702535435" calcext:value-type="percentage">
            <text:p/>
          </table:table-cell>
          <table:table-cell table:style-name="ce459" table:number-columns-repeated="4"/>
          <table:table-cell table:number-columns-repeated="934"/>
        </table:table-row>
        <table:table-row table:style-name="ro3">
          <table:table-cell/>
          <table:table-cell table:style-name="Default" table:number-columns-repeated="2"/>
          <table:table-cell table:style-name="ce360" table:formula="of:=&quot;-102&quot;" office:value-type="string" office:string-value="-102" calcext:value-type="string">
            <text:p>-102</text:p>
          </table:table-cell>
          <table:table-cell table:number-columns-repeated="3"/>
          <table:table-cell table:style-name="ce423" table:formula="of:=[.H28]+[.H11]" office:value-type="percentage" office:value="-0.171400687579516" calcext:value-type="percentage">
            <text:p/>
          </table:table-cell>
          <table:table-cell table:style-name="ce433"/>
          <table:table-cell/>
          <table:table-cell table:style-name="Default" table:number-columns-repeated="7"/>
          <table:table-cell table:number-columns-repeated="2"/>
          <table:table-cell table:style-name="Default"/>
          <table:table-cell table:number-columns-repeated="10"/>
          <table:table-cell office:value-type="float" office:value="0" calcext:value-type="float">
            <text:p>0</text:p>
          </table:table-cell>
          <table:table-cell table:style-name="ce459" office:value-type="float" office:value="0.03" calcext:value-type="float">
            <text:p>0.03</text:p>
          </table:table-cell>
          <table:table-cell table:style-name="ce459" office:value-type="float" office:value="1" calcext:value-type="float">
            <text:p>1</text:p>
          </table:table-cell>
          <table:table-cell table:style-name="ce460" table:formula="of:=[.H13]" office:value-type="percentage" office:value="-0.167191546520263" calcext:value-type="percentage">
            <text:p/>
          </table:table-cell>
          <table:table-cell table:style-name="ce459" table:number-columns-repeated="3"/>
          <table:table-cell table:number-columns-repeated="934"/>
        </table:table-row>
        <table:table-row table:style-name="ro3">
          <table:table-cell table:number-columns-repeated="3"/>
          <table:table-cell table:style-name="ce363"/>
          <table:table-cell/>
          <table:table-cell table:style-name="ce372"/>
          <table:table-cell table:number-columns-repeated="2"/>
          <table:table-cell table:style-name="ce7"/>
          <table:table-cell table:number-columns-repeated="22"/>
          <table:table-cell table:style-name="ce459" table:number-columns-repeated="3"/>
          <table:table-cell table:style-name="ce460"/>
          <table:table-cell table:style-name="ce459" table:number-columns-repeated="2"/>
          <table:table-cell table:number-columns-repeated="934"/>
        </table:table-row>
        <table:table-row table:style-name="ro3">
          <table:table-cell table:number-columns-repeated="3"/>
          <table:table-cell table:style-name="ce363" office:value-type="string" calcext:value-type="string">
            <text:p>04</text:p>
          </table:table-cell>
          <table:table-cell table:formula="of:=[.E11]" office:value-type="float" office:value="0.392" calcext:value-type="float">
            <text:p/>
          </table:table-cell>
          <table:table-cell table:style-name="ce373" table:formula="of:=[.F11]+([.J31]-[.J11])*[.N11]" office:value-type="float" office:value="66.25" calcext:value-type="float">
            <text:p/>
          </table:table-cell>
          <table:table-cell table:formula="of:=[.E31]*[.J31]+[.F31]" office:value-type="float" office:value="230.89" calcext:value-type="float">
            <text:p/>
          </table:table-cell>
          <table:table-cell table:style-name="ce427" table:formula="of:=[.G31]/[.G11]-1" office:value-type="percentage" office:value="-0.0501148838921881" calcext:value-type="percentage">
            <text:p/>
          </table:table-cell>
          <table:table-cell table:style-name="ce420"/>
          <table:table-cell office:value-type="float" office:value="420" calcext:value-type="float">
            <text:p>420</text:p>
          </table:table-cell>
          <table:table-cell table:number-columns-repeated="21"/>
          <table:table-cell table:style-name="ce459" table:number-columns-repeated="5"/>
          <table:table-cell table:style-name="ce460"/>
          <table:table-cell table:number-columns-repeated="934"/>
        </table:table-row>
        <table:table-row table:style-name="ro3">
          <table:table-cell table:number-columns-repeated="3"/>
          <table:table-cell table:style-name="ce364" office:value-type="float" office:value="-104" calcext:value-type="float">
            <text:p>-104</text:p>
          </table:table-cell>
          <table:table-cell table:style-name="Default"/>
          <table:table-cell table:style-name="ce374"/>
          <table:table-cell table:style-name="Default"/>
          <table:table-cell table:style-name="ce428" table:formula="of:=[.H31]+[.H11]" office:value-type="percentage" office:value="-0.0795758541457317" calcext:value-type="percentage">
            <text:p/>
          </table:table-cell>
          <table:table-cell table:style-name="ce436"/>
          <table:table-cell table:style-name="Default"/>
          <table:table-cell table:number-columns-repeated="21"/>
          <table:table-cell table:style-name="ce459" table:number-columns-repeated="6"/>
          <table:table-cell table:number-columns-repeated="934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style-name="ce363" office:value-type="string" calcext:value-type="string">
            <text:p>-14</text:p>
          </table:table-cell>
          <table:table-cell table:formula="of:=[.E8]" office:value-type="float" office:value="0.392" calcext:value-type="float">
            <text:p/>
          </table:table-cell>
          <table:table-cell table:style-name="ce375" table:formula="of:=[.F8]+([.J33]-[.J8])*[.N8]" office:value-type="float" office:value="4.5" calcext:value-type="float">
            <text:p/>
          </table:table-cell>
          <table:table-cell table:formula="of:=[.E33]*[.J33]+[.F33]" office:value-type="float" office:value="169.14" calcext:value-type="float">
            <text:p/>
          </table:table-cell>
          <table:table-cell table:style-name="ce429" table:formula="of:=[.G33]/[.G8]-1" office:value-type="percentage" office:value="-0.324655619884208" calcext:value-type="percentage">
            <text:p/>
          </table:table-cell>
          <table:table-cell table:style-name="ce437"/>
          <table:table-cell office:value-type="float" office:value="420" calcext:value-type="float">
            <text:p>420</text:p>
          </table:table-cell>
          <table:table-cell table:number-columns-repeated="21"/>
          <table:table-cell table:style-name="ce459" table:number-columns-repeated="6"/>
          <table:table-cell table:number-columns-repeated="934"/>
        </table:table-row>
        <table:table-row table:style-name="ro3">
          <table:table-cell table:number-columns-repeated="3"/>
          <table:table-cell table:style-name="ce365"/>
          <table:table-cell/>
          <table:table-cell table:style-name="ce376"/>
          <table:table-cell table:number-columns-repeated="2"/>
          <table:table-cell table:style-name="ce7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ce353" office:value-type="float" office:value="1" calcext:value-type="float">
            <text:p>1</text:p>
          </table:table-cell>
          <table:table-cell table:style-name="ce357" office:value-type="float" office:value="3" calcext:value-type="float">
            <text:p>3</text:p>
          </table:table-cell>
          <table:table-cell table:style-name="ce360" office:value-type="string" calcext:value-type="string">
            <text:p>13</text:p>
          </table:table-cell>
          <table:table-cell table:formula="of:=[.E13]" office:value-type="float" office:value="0.392" calcext:value-type="float">
            <text:p/>
          </table:table-cell>
          <table:table-cell table:style-name="ce377" table:formula="of:=[.F13]+([.J35]-[.J13])*[.N13]" office:value-type="float" office:value="3.3" calcext:value-type="float">
            <text:p/>
          </table:table-cell>
          <table:table-cell table:formula="of:=[.E35]*[.J35]+[.F35]" office:value-type="float" office:value="199.3" calcext:value-type="float">
            <text:p/>
          </table:table-cell>
          <table:table-cell table:style-name="ce422" table:formula="of:=[.G35]/[.G13]-1" office:value-type="percentage" office:value="-0.0154718621561809" calcext:value-type="percentage">
            <text:p/>
          </table:table-cell>
          <table:table-cell table:style-name="ce420"/>
          <table:table-cell table:style-name="ce358" office:value-type="float" office:value="500" calcext:value-type="float">
            <text:p>500</text:p>
          </table:table-cell>
          <table:table-cell table:number-columns-repeated="2"/>
          <table:table-cell table:style-name="ce440" office:value-type="float" office:value="-0.16" calcext:value-type="float">
            <text:p>-0.16</text:p>
          </table:table-cell>
          <table:table-cell table:style-name="ce354" table:formula="of:=[.N13]+[.M35]" office:value-type="float" office:value="-0.66" calcext:value-type="float">
            <text:p/>
          </table:table-cell>
          <table:table-cell table:style-name="ce445" table:formula="of:=1+[.N35]/[.E35]" office:value-type="float" office:value="-0.683673469387755" calcext:value-type="float">
            <text:p/>
          </table:table-cell>
          <table:table-cell table:number-columns-repeated="2"/>
          <table:table-cell table:style-name="ce447" table:formula="of:=[.N35]*[.J35]/[.G35]" office:value-type="float" office:value="-1.65579528349222" calcext:value-type="float">
            <text:p/>
          </table:table-cell>
          <table:table-cell table:number-columns-repeated="15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3"/>
          <table:table-cell table:style-name="ce360" office:value-type="string" calcext:value-type="string">
            <text:p>013</text:p>
          </table:table-cell>
          <table:table-cell/>
          <table:table-cell table:style-name="ce378"/>
          <table:table-cell/>
          <table:table-cell table:style-name="ce422" table:formula="of:=[.H35]+[.H13]" office:value-type="percentage" office:value="-0.182663408676443" calcext:value-type="percentage">
            <text:p/>
          </table:table-cell>
          <table:table-cell table:style-name="ce7"/>
          <table:table-cell table:number-columns-repeated="24"/>
          <table:table-cell table:style-name="ce466"/>
          <table:table-cell table:style-name="ce474"/>
          <table:table-cell table:number-columns-repeated="936"/>
        </table:table-row>
        <table:table-row table:style-name="ro3">
          <table:table-cell table:number-columns-repeated="3"/>
          <table:table-cell table:style-name="ce360" office:value-type="string" calcext:value-type="string">
            <text:p>-1013</text:p>
          </table:table-cell>
          <table:table-cell/>
          <table:table-cell table:style-name="ce379"/>
          <table:table-cell/>
          <table:table-cell table:style-name="ce430" table:formula="of:=[.H35]+[.H14]" office:value-type="percentage" office:value="-0.212124378929987" calcext:value-type="percentage">
            <text:p/>
          </table:table-cell>
          <table:table-cell table:style-name="ce7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4"/>
          <table:table-cell table:style-name="ce380"/>
          <table:table-cell table:style-name="Default"/>
          <table:table-cell table:style-name="ce426"/>
          <table:table-cell table:style-name="ce435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ce354" office:value-type="float" office:value="2" calcext:value-type="float">
            <text:p>2</text:p>
          </table:table-cell>
          <table:table-cell table:style-name="ce358" office:value-type="float" office:value="4" calcext:value-type="float">
            <text:p>4</text:p>
          </table:table-cell>
          <table:table-cell table:style-name="ce360" office:value-type="string" calcext:value-type="string">
            <text:p>24</text:p>
          </table:table-cell>
          <table:table-cell table:formula="of:=[.E28]" office:value-type="float" office:value="0.392" calcext:value-type="float">
            <text:p/>
          </table:table-cell>
          <table:table-cell table:style-name="ce381" table:formula="of:=[.F28]+([.J39]-[.J28])*[.N28]" office:value-type="float" office:value="89.5" calcext:value-type="float">
            <text:p/>
          </table:table-cell>
          <table:table-cell table:formula="of:=[.E39]*[.J39]+[.F39]" office:value-type="float" office:value="256.1" calcext:value-type="float">
            <text:p/>
          </table:table-cell>
          <table:table-cell table:style-name="ce422" table:formula="of:=[.G39]/[.G28]-1" office:value-type="percentage" office:value="0.227885122500839" calcext:value-type="percentage">
            <text:p/>
          </table:table-cell>
          <table:table-cell table:style-name="ce420"/>
          <table:table-cell office:value-type="float" office:value="425" calcext:value-type="float">
            <text:p>425</text:p>
          </table:table-cell>
          <table:table-cell table:number-columns-repeated="23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3"/>
          <table:table-cell table:style-name="ce360" office:value-type="string" calcext:value-type="string">
            <text:p>024</text:p>
          </table:table-cell>
          <table:table-cell table:number-columns-repeated="3"/>
          <table:table-cell table:style-name="ce420" table:formula="of:=[.H39]+[.H28]" office:value-type="percentage" office:value="0.0859454051748669" calcext:value-type="percentage">
            <text:p/>
          </table:table-cell>
          <table:table-cell table:style-name="ce420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3"/>
          <table:table-cell table:style-name="ce360" office:value-type="string" calcext:value-type="string">
            <text:p>-1024</text:p>
          </table:table-cell>
          <table:table-cell table:number-columns-repeated="3"/>
          <table:table-cell table:style-name="ce431" table:formula="of:=[.H39]+[.H28]+[.H11]" office:value-type="percentage" office:value="0.0564844349213234" calcext:value-type="percentage">
            <text:p/>
          </table:table-cell>
          <table:table-cell table:style-name="ce433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8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4"/>
          <table:table-cell table:style-name="ce382"/>
          <table:table-cell table:style-name="Default" table:number-columns-repeated="3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/>
          <table:table-cell table:style-name="Default" table:number-columns-repeated="4"/>
          <table:table-cell table:style-name="ce383"/>
          <table:table-cell table:style-name="Default" table:number-columns-repeated="3"/>
          <table:table-cell table:number-columns-repeated="24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84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 table:number-rows-repeated="7">
          <table:table-cell/>
          <table:table-cell table:style-name="Default" table:number-columns-repeated="7"/>
          <table:table-cell table:number-columns-repeated="25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85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86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87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88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89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0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1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2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3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4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5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6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7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8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399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0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1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2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3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4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5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6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style-name="ce302" table:number-columns-repeated="5"/>
          <table:table-cell table:style-name="ce407"/>
          <table:table-cell table:style-name="ce302" table:number-columns-repeated="3"/>
          <table:table-cell table:number-columns-repeated="24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8"/>
          <table:table-cell table:number-columns-repeated="27"/>
          <table:table-cell table:style-name="ce467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09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10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11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12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13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14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 table:number-rows-repeated="6">
          <table:table-cell table:number-columns-repeated="5"/>
          <table:table-cell table:style-name="ce415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 table:number-rows-repeated="5">
          <table:table-cell table:number-columns-repeated="5"/>
          <table:table-cell table:style-name="ce416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17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 table:number-rows-repeated="24">
          <table:table-cell table:number-columns-repeated="5"/>
          <table:table-cell table:style-name="ce416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>
          <table:table-cell table:number-columns-repeated="5"/>
          <table:table-cell table:style-name="ce417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 table:number-rows-repeated="4">
          <table:table-cell table:number-columns-repeated="5"/>
          <table:table-cell table:style-name="ce416"/>
          <table:table-cell table:number-columns-repeated="27"/>
          <table:table-cell table:style-name="ce462"/>
          <table:table-cell table:style-name="ce470"/>
          <table:table-cell table:number-columns-repeated="936"/>
        </table:table-row>
        <table:table-row table:style-name="ro3" table:number-rows-repeated="1048452">
          <table:table-cell table:number-columns-repeated="971"/>
        </table:table-row>
        <table:table-row table:style-name="ro3">
          <table:table-cell table:number-columns-repeated="971"/>
        </table:table-row>
        <calcext:conditional-formats>
          <calcext:conditional-format calcext:target-range-address="0GNU.F89:0GNU.F94 0GNU.F10:0GNU.F10 0GNU.F119:0GNU.F123 0GNU.F94:0GNU.F119">
            <calcext:condition calcext:apply-style-name="Untitled6" calcext:value="&lt;=-5" calcext:base-cell-address="0GNU.F10"/>
            <calcext:condition calcext:apply-style-name="Untitled15" calcext:value="&gt;=10" calcext:base-cell-address="0GNU.F10"/>
            <calcext:condition calcext:apply-style-name="Untitled9" calcext:value="&lt;0" calcext:base-cell-address="0GNU.F10"/>
            <calcext:condition calcext:apply-style-name="Untitled7" calcext:value="&gt;0" calcext:base-cell-address="0GNU.F10"/>
          </calcext:conditional-format>
          <calcext:conditional-format calcext:target-range-address="0GNU.AI10:0GNU.AI10">
            <calcext:condition calcext:apply-style-name="Untitled5" calcext:value="&gt;9" calcext:base-cell-address="0GNU.AI10"/>
            <calcext:condition calcext:apply-style-name="Untitled6" calcext:value="&lt;-2" calcext:base-cell-address="0GNU.AI10"/>
          </calcext:conditional-format>
          <calcext:conditional-format calcext:target-range-address="0GNU.F6:0GNU.F6">
            <calcext:condition calcext:apply-style-name="Untitled1" calcext:value="&lt;0.9" calcext:base-cell-address="0GNU.F6"/>
            <calcext:condition calcext:apply-style-name="Untitled7" calcext:value="&gt;1.09" calcext:base-cell-address="0GNU.F6"/>
          </calcext:conditional-format>
          <calcext:conditional-format calcext:target-range-address="0GNU.AI34:0GNU.AI35 0GNU.AI12:0GNU.AI18 0GNU.AI37:0GNU.AI123 0GNU.AI21:0GNU.AI26">
            <calcext:condition calcext:apply-style-name="Untitled5" calcext:value="&gt;0.09" calcext:base-cell-address="0GNU.AI12"/>
            <calcext:condition calcext:apply-style-name="Untitled8" calcext:value="&lt;-0.05" calcext:base-cell-address="0GNU.AI12"/>
          </calcext:conditional-format>
          <calcext:conditional-format calcext:target-range-address="0GNU.AH62:0GNU.AH76">
            <calcext:condition calcext:apply-style-name="Untitled5" calcext:value="&gt;0" calcext:base-cell-address="0GNU.AH62"/>
            <calcext:condition calcext:apply-style-name="Untitled10" calcext:value="&lt;0" calcext:base-cell-address="0GNU.AH62"/>
          </calcext:conditional-format>
          <calcext:conditional-format calcext:target-range-address="0GNU.AI8:0GNU.AI8">
            <calcext:condition calcext:apply-style-name="Untitled11" calcext:value="&lt;-0.049" calcext:base-cell-address="0GNU.AI8"/>
            <calcext:condition calcext:apply-style-name="Untitled12" calcext:value="&gt;0.089" calcext:base-cell-address="0GNU.AI8"/>
          </calcext:conditional-format>
          <calcext:conditional-format calcext:target-range-address="0GNU.AG8:0GNU.AG8">
            <calcext:condition calcext:apply-style-name="34" calcext:value="&lt;0" calcext:base-cell-address="0GNU.AG8"/>
            <calcext:condition calcext:apply-style-name="Untitled13" calcext:value="&gt;0" calcext:base-cell-address="0GNU.AG8"/>
          </calcext:conditional-format>
          <calcext:conditional-format calcext:target-range-address="0GNU.AH34:0GNU.AH35 0GNU.AH12:0GNU.AH18 0GNU.AH37:0GNU.AH123 0GNU.AH21:0GNU.AH26">
            <calcext:condition calcext:apply-style-name="Untitled5" calcext:value="&gt;0" calcext:base-cell-address="0GNU.AH12"/>
            <calcext:condition calcext:apply-style-name="Untitled10" calcext:value="&lt;0" calcext:base-cell-address="0GNU.AH12"/>
          </calcext:conditional-format>
          <calcext:conditional-format calcext:target-range-address="0GNU.F8:0GNU.F8">
            <calcext:condition calcext:apply-style-name="Untitled5" calcext:value="&gt;0.09" calcext:base-cell-address="0GNU.F8"/>
            <calcext:condition calcext:apply-style-name="Untitled9" calcext:value="&lt;-0.05" calcext:base-cell-address="0GNU.F8"/>
          </calcext:conditional-format>
          <calcext:conditional-format calcext:target-range-address="0GNU.AI10:0GNU.AI10">
            <calcext:condition calcext:apply-style-name="Untitled5" calcext:value="&gt;9" calcext:base-cell-address="0GNU.AI10"/>
            <calcext:condition calcext:apply-style-name="Untitled6" calcext:value="&lt;-2" calcext:base-cell-address="0GNU.AI10"/>
          </calcext:conditional-format>
          <calcext:conditional-format calcext:target-range-address="0GNU.F6:0GNU.F6">
            <calcext:condition calcext:apply-style-name="Untitled1" calcext:value="&lt;0.9" calcext:base-cell-address="0GNU.F6"/>
            <calcext:condition calcext:apply-style-name="Untitled7" calcext:value="&gt;1.09" calcext:base-cell-address="0GNU.F6"/>
          </calcext:conditional-format>
          <calcext:conditional-format calcext:target-range-address="0GNU.AI34:0GNU.AI35 0GNU.AI12:0GNU.AI18 0GNU.AI37:0GNU.AI123 0GNU.AI21:0GNU.AI26">
            <calcext:condition calcext:apply-style-name="Untitled5" calcext:value="&gt;0.09" calcext:base-cell-address="0GNU.AI12"/>
            <calcext:condition calcext:apply-style-name="Untitled8" calcext:value="&lt;-0.05" calcext:base-cell-address="0GNU.AI12"/>
          </calcext:conditional-format>
          <calcext:conditional-format calcext:target-range-address="0GNU.AH62:0GNU.AH76">
            <calcext:condition calcext:apply-style-name="Untitled5" calcext:value="&gt;0" calcext:base-cell-address="0GNU.AH62"/>
            <calcext:condition calcext:apply-style-name="Untitled10" calcext:value="&lt;0" calcext:base-cell-address="0GNU.AH62"/>
          </calcext:conditional-format>
          <calcext:conditional-format calcext:target-range-address="0GNU.AI8:0GNU.AI8">
            <calcext:condition calcext:apply-style-name="Untitled11" calcext:value="&lt;-0.049" calcext:base-cell-address="0GNU.AI8"/>
            <calcext:condition calcext:apply-style-name="Untitled12" calcext:value="&gt;0.089" calcext:base-cell-address="0GNU.AI8"/>
          </calcext:conditional-format>
          <calcext:conditional-format calcext:target-range-address="0GNU.AG8:0GNU.AG8">
            <calcext:condition calcext:apply-style-name="34" calcext:value="&lt;0" calcext:base-cell-address="0GNU.AG8"/>
            <calcext:condition calcext:apply-style-name="Untitled13" calcext:value="&gt;0" calcext:base-cell-address="0GNU.AG8"/>
          </calcext:conditional-format>
          <calcext:conditional-format calcext:target-range-address="0GNU.AH34:0GNU.AH35 0GNU.AH12:0GNU.AH18 0GNU.AH37:0GNU.AH123 0GNU.AH21:0GNU.AH26">
            <calcext:condition calcext:apply-style-name="Untitled5" calcext:value="&gt;0" calcext:base-cell-address="0GNU.AH12"/>
            <calcext:condition calcext:apply-style-name="Untitled10" calcext:value="&lt;0" calcext:base-cell-address="0GNU.AH12"/>
          </calcext:conditional-format>
          <calcext:conditional-format calcext:target-range-address="0GNU.F8:0GNU.F8">
            <calcext:condition calcext:apply-style-name="Untitled5" calcext:value="&gt;0.09" calcext:base-cell-address="0GNU.F8"/>
            <calcext:condition calcext:apply-style-name="Untitled9" calcext:value="&lt;-0.05" calcext:base-cell-address="0GNU.F8"/>
          </calcext:conditional-format>
          <calcext:conditional-format calcext:target-range-address="0GNU.F53:0GNU.F76 0GNU.F83:0GNU.F123 0GNU.F30:0GNU.F39 0GNU.F10:0GNU.F11 0GNU.F43:0GNU.F45 0GNU.F24:0GNU.F27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53:0GNU.F76 0GNU.F83:0GNU.F123 0GNU.F30:0GNU.F39 0GNU.F10:0GNU.F11 0GNU.F43:0GNU.F45 0GNU.F24:0GNU.F27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AI36:0GNU.AI36">
            <calcext:condition calcext:apply-style-name="Untitled5" calcext:value="&gt;0.09" calcext:base-cell-address="0GNU.AI36"/>
            <calcext:condition calcext:apply-style-name="Untitled8" calcext:value="&lt;-0.05" calcext:base-cell-address="0GNU.AI36"/>
          </calcext:conditional-format>
          <calcext:conditional-format calcext:target-range-address="0GNU.AH36:0GNU.AH36">
            <calcext:condition calcext:apply-style-name="Untitled5" calcext:value="&gt;0" calcext:base-cell-address="0GNU.AH36"/>
            <calcext:condition calcext:apply-style-name="Untitled10" calcext:value="&lt;0" calcext:base-cell-address="0GNU.AH36"/>
          </calcext:conditional-format>
          <calcext:conditional-format calcext:target-range-address="0GNU.AI36:0GNU.AI36">
            <calcext:condition calcext:apply-style-name="Untitled5" calcext:value="&gt;0.09" calcext:base-cell-address="0GNU.AI36"/>
            <calcext:condition calcext:apply-style-name="Untitled8" calcext:value="&lt;-0.05" calcext:base-cell-address="0GNU.AI36"/>
          </calcext:conditional-format>
          <calcext:conditional-format calcext:target-range-address="0GNU.AH36:0GNU.AH36">
            <calcext:condition calcext:apply-style-name="Untitled5" calcext:value="&gt;0" calcext:base-cell-address="0GNU.AH36"/>
            <calcext:condition calcext:apply-style-name="Untitled10" calcext:value="&lt;0" calcext:base-cell-address="0GNU.AH36"/>
          </calcext:conditional-format>
          <calcext:conditional-format calcext:target-range-address="0GNU.F76:0GNU.F76">
            <calcext:condition calcext:apply-style-name="Untitled6" calcext:value="&lt;-5" calcext:base-cell-address="0GNU.F76"/>
          </calcext:conditional-format>
          <calcext:conditional-format calcext:target-range-address="0GNU.F77:0GNU.F77">
            <calcext:condition calcext:apply-style-name="Untitled5" calcext:value="&gt;0.09" calcext:base-cell-address="0GNU.F77"/>
            <calcext:condition calcext:apply-style-name="Untitled9" calcext:value="&lt;-0.05" calcext:base-cell-address="0GNU.F77"/>
          </calcext:conditional-format>
          <calcext:conditional-format calcext:target-range-address="0GNU.F77:0GNU.F77">
            <calcext:condition calcext:apply-style-name="Untitled5" calcext:value="&gt;0.09" calcext:base-cell-address="0GNU.F77"/>
            <calcext:condition calcext:apply-style-name="Untitled9" calcext:value="&lt;-0.05" calcext:base-cell-address="0GNU.F77"/>
          </calcext:conditional-format>
          <calcext:conditional-format calcext:target-range-address="0GNU.F77:0GNU.F77">
            <calcext:condition calcext:apply-style-name="Untitled6" calcext:value="&lt;-5" calcext:base-cell-address="0GNU.F77"/>
          </calcext:conditional-format>
          <calcext:conditional-format calcext:target-range-address="0GNU.F78:0GNU.F78">
            <calcext:condition calcext:apply-style-name="Untitled5" calcext:value="&gt;0.09" calcext:base-cell-address="0GNU.F78"/>
            <calcext:condition calcext:apply-style-name="Untitled9" calcext:value="&lt;-0.05" calcext:base-cell-address="0GNU.F78"/>
          </calcext:conditional-format>
          <calcext:conditional-format calcext:target-range-address="0GNU.F78:0GNU.F78">
            <calcext:condition calcext:apply-style-name="Untitled5" calcext:value="&gt;0.09" calcext:base-cell-address="0GNU.F78"/>
            <calcext:condition calcext:apply-style-name="Untitled9" calcext:value="&lt;-0.05" calcext:base-cell-address="0GNU.F78"/>
          </calcext:conditional-format>
          <calcext:conditional-format calcext:target-range-address="0GNU.F78:0GNU.F78">
            <calcext:condition calcext:apply-style-name="Untitled6" calcext:value="&lt;-5" calcext:base-cell-address="0GNU.F78"/>
          </calcext:conditional-format>
          <calcext:conditional-format calcext:target-range-address="0GNU.F79:0GNU.F79">
            <calcext:condition calcext:apply-style-name="Untitled5" calcext:value="&gt;0.09" calcext:base-cell-address="0GNU.F79"/>
            <calcext:condition calcext:apply-style-name="Untitled9" calcext:value="&lt;-0.05" calcext:base-cell-address="0GNU.F79"/>
          </calcext:conditional-format>
          <calcext:conditional-format calcext:target-range-address="0GNU.F79:0GNU.F79">
            <calcext:condition calcext:apply-style-name="Untitled5" calcext:value="&gt;0.09" calcext:base-cell-address="0GNU.F79"/>
            <calcext:condition calcext:apply-style-name="Untitled9" calcext:value="&lt;-0.05" calcext:base-cell-address="0GNU.F79"/>
          </calcext:conditional-format>
          <calcext:conditional-format calcext:target-range-address="0GNU.F79:0GNU.F79">
            <calcext:condition calcext:apply-style-name="Untitled6" calcext:value="&lt;-5" calcext:base-cell-address="0GNU.F79"/>
          </calcext:conditional-format>
          <calcext:conditional-format calcext:target-range-address="0GNU.F80:0GNU.F80">
            <calcext:condition calcext:apply-style-name="Untitled5" calcext:value="&gt;0.09" calcext:base-cell-address="0GNU.F80"/>
            <calcext:condition calcext:apply-style-name="Untitled9" calcext:value="&lt;-0.05" calcext:base-cell-address="0GNU.F80"/>
          </calcext:conditional-format>
          <calcext:conditional-format calcext:target-range-address="0GNU.F80:0GNU.F80">
            <calcext:condition calcext:apply-style-name="Untitled5" calcext:value="&gt;0.09" calcext:base-cell-address="0GNU.F80"/>
            <calcext:condition calcext:apply-style-name="Untitled9" calcext:value="&lt;-0.05" calcext:base-cell-address="0GNU.F80"/>
          </calcext:conditional-format>
          <calcext:conditional-format calcext:target-range-address="0GNU.F80:0GNU.F80">
            <calcext:condition calcext:apply-style-name="Untitled6" calcext:value="&lt;-5" calcext:base-cell-address="0GNU.F80"/>
          </calcext:conditional-format>
          <calcext:conditional-format calcext:target-range-address="0GNU.F81:0GNU.F81">
            <calcext:condition calcext:apply-style-name="Untitled5" calcext:value="&gt;0.09" calcext:base-cell-address="0GNU.F81"/>
            <calcext:condition calcext:apply-style-name="Untitled9" calcext:value="&lt;-0.05" calcext:base-cell-address="0GNU.F81"/>
          </calcext:conditional-format>
          <calcext:conditional-format calcext:target-range-address="0GNU.F81:0GNU.F81">
            <calcext:condition calcext:apply-style-name="Untitled5" calcext:value="&gt;0.09" calcext:base-cell-address="0GNU.F81"/>
            <calcext:condition calcext:apply-style-name="Untitled9" calcext:value="&lt;-0.05" calcext:base-cell-address="0GNU.F81"/>
          </calcext:conditional-format>
          <calcext:conditional-format calcext:target-range-address="0GNU.F81:0GNU.F81">
            <calcext:condition calcext:apply-style-name="Untitled6" calcext:value="&lt;-5" calcext:base-cell-address="0GNU.F81"/>
          </calcext:conditional-format>
          <calcext:conditional-format calcext:target-range-address="0GNU.F82:0GNU.F82">
            <calcext:condition calcext:apply-style-name="Untitled5" calcext:value="&gt;0.09" calcext:base-cell-address="0GNU.F82"/>
            <calcext:condition calcext:apply-style-name="Untitled9" calcext:value="&lt;-0.05" calcext:base-cell-address="0GNU.F82"/>
          </calcext:conditional-format>
          <calcext:conditional-format calcext:target-range-address="0GNU.F82:0GNU.F82">
            <calcext:condition calcext:apply-style-name="Untitled5" calcext:value="&gt;0.09" calcext:base-cell-address="0GNU.F82"/>
            <calcext:condition calcext:apply-style-name="Untitled9" calcext:value="&lt;-0.05" calcext:base-cell-address="0GNU.F82"/>
          </calcext:conditional-format>
          <calcext:conditional-format calcext:target-range-address="0GNU.F82:0GNU.F82">
            <calcext:condition calcext:apply-style-name="Untitled6" calcext:value="&lt;-5" calcext:base-cell-address="0GNU.F82"/>
          </calcext:conditional-format>
          <calcext:conditional-format calcext:target-range-address="0GNU.F27:0GNU.F27">
            <calcext:condition calcext:apply-style-name="Untitled5" calcext:value="&gt;0.09" calcext:base-cell-address="0GNU.F27"/>
            <calcext:condition calcext:apply-style-name="Untitled9" calcext:value="&lt;-0.05" calcext:base-cell-address="0GNU.F27"/>
          </calcext:conditional-format>
          <calcext:conditional-format calcext:target-range-address="0GNU.F27:0GNU.F27">
            <calcext:condition calcext:apply-style-name="Untitled5" calcext:value="&gt;0.09" calcext:base-cell-address="0GNU.F27"/>
            <calcext:condition calcext:apply-style-name="Untitled9" calcext:value="&lt;-0.05" calcext:base-cell-address="0GNU.F27"/>
          </calcext:conditional-format>
          <calcext:conditional-format calcext:target-range-address="0GNU.F27:0GNU.F27">
            <calcext:condition calcext:apply-style-name="Untitled6" calcext:value="&lt;-5" calcext:base-cell-address="0GNU.F27"/>
          </calcext:conditional-format>
          <calcext:conditional-format calcext:target-range-address="0GNU.F30:0GNU.F30">
            <calcext:condition calcext:apply-style-name="Untitled5" calcext:value="&gt;0.09" calcext:base-cell-address="0GNU.F30"/>
            <calcext:condition calcext:apply-style-name="Untitled9" calcext:value="&lt;-0.05" calcext:base-cell-address="0GNU.F30"/>
          </calcext:conditional-format>
          <calcext:conditional-format calcext:target-range-address="0GNU.F30:0GNU.F30">
            <calcext:condition calcext:apply-style-name="Untitled5" calcext:value="&gt;0.09" calcext:base-cell-address="0GNU.F30"/>
            <calcext:condition calcext:apply-style-name="Untitled9" calcext:value="&lt;-0.05" calcext:base-cell-address="0GNU.F30"/>
          </calcext:conditional-format>
          <calcext:conditional-format calcext:target-range-address="0GNU.F30:0GNU.F30">
            <calcext:condition calcext:apply-style-name="Untitled6" calcext:value="&lt;-5" calcext:base-cell-address="0GNU.F30"/>
          </calcext:conditional-format>
          <calcext:conditional-format calcext:target-range-address="0GNU.F31:0GNU.F31">
            <calcext:condition calcext:apply-style-name="Untitled5" calcext:value="&gt;0.09" calcext:base-cell-address="0GNU.F31"/>
            <calcext:condition calcext:apply-style-name="Untitled9" calcext:value="&lt;-0.05" calcext:base-cell-address="0GNU.F31"/>
          </calcext:conditional-format>
          <calcext:conditional-format calcext:target-range-address="0GNU.F31:0GNU.F31">
            <calcext:condition calcext:apply-style-name="Untitled5" calcext:value="&gt;0.09" calcext:base-cell-address="0GNU.F31"/>
            <calcext:condition calcext:apply-style-name="Untitled9" calcext:value="&lt;-0.05" calcext:base-cell-address="0GNU.F31"/>
          </calcext:conditional-format>
          <calcext:conditional-format calcext:target-range-address="0GNU.F31:0GNU.F31">
            <calcext:condition calcext:apply-style-name="Untitled6" calcext:value="&lt;-5" calcext:base-cell-address="0GNU.F31"/>
          </calcext:conditional-format>
          <calcext:conditional-format calcext:target-range-address="0GNU.F32:0GNU.F32">
            <calcext:condition calcext:apply-style-name="Untitled5" calcext:value="&gt;0.09" calcext:base-cell-address="0GNU.F32"/>
            <calcext:condition calcext:apply-style-name="Untitled9" calcext:value="&lt;-0.05" calcext:base-cell-address="0GNU.F32"/>
          </calcext:conditional-format>
          <calcext:conditional-format calcext:target-range-address="0GNU.F32:0GNU.F32">
            <calcext:condition calcext:apply-style-name="Untitled5" calcext:value="&gt;0.09" calcext:base-cell-address="0GNU.F32"/>
            <calcext:condition calcext:apply-style-name="Untitled9" calcext:value="&lt;-0.05" calcext:base-cell-address="0GNU.F32"/>
          </calcext:conditional-format>
          <calcext:conditional-format calcext:target-range-address="0GNU.F32:0GNU.F32">
            <calcext:condition calcext:apply-style-name="Untitled6" calcext:value="&lt;-5" calcext:base-cell-address="0GNU.F32"/>
          </calcext:conditional-format>
          <calcext:conditional-format calcext:target-range-address="0GNU.F33:0GNU.F33">
            <calcext:condition calcext:apply-style-name="Untitled5" calcext:value="&gt;0.09" calcext:base-cell-address="0GNU.F33"/>
            <calcext:condition calcext:apply-style-name="Untitled9" calcext:value="&lt;-0.05" calcext:base-cell-address="0GNU.F33"/>
          </calcext:conditional-format>
          <calcext:conditional-format calcext:target-range-address="0GNU.F33:0GNU.F33">
            <calcext:condition calcext:apply-style-name="Untitled5" calcext:value="&gt;0.09" calcext:base-cell-address="0GNU.F33"/>
            <calcext:condition calcext:apply-style-name="Untitled9" calcext:value="&lt;-0.05" calcext:base-cell-address="0GNU.F33"/>
          </calcext:conditional-format>
          <calcext:conditional-format calcext:target-range-address="0GNU.F33:0GNU.F33">
            <calcext:condition calcext:apply-style-name="Untitled6" calcext:value="&lt;-5" calcext:base-cell-address="0GNU.F33"/>
          </calcext:conditional-format>
          <calcext:conditional-format calcext:target-range-address="0GNU.F34:0GNU.F34">
            <calcext:condition calcext:apply-style-name="Untitled5" calcext:value="&gt;0.09" calcext:base-cell-address="0GNU.F34"/>
            <calcext:condition calcext:apply-style-name="Untitled9" calcext:value="&lt;-0.05" calcext:base-cell-address="0GNU.F34"/>
          </calcext:conditional-format>
          <calcext:conditional-format calcext:target-range-address="0GNU.F34:0GNU.F34">
            <calcext:condition calcext:apply-style-name="Untitled5" calcext:value="&gt;0.09" calcext:base-cell-address="0GNU.F34"/>
            <calcext:condition calcext:apply-style-name="Untitled9" calcext:value="&lt;-0.05" calcext:base-cell-address="0GNU.F34"/>
          </calcext:conditional-format>
          <calcext:conditional-format calcext:target-range-address="0GNU.F34:0GNU.F34">
            <calcext:condition calcext:apply-style-name="Untitled6" calcext:value="&lt;-5" calcext:base-cell-address="0GNU.F34"/>
          </calcext:conditional-format>
          <calcext:conditional-format calcext:target-range-address="0GNU.F35:0GNU.F35">
            <calcext:condition calcext:apply-style-name="Untitled5" calcext:value="&gt;0.09" calcext:base-cell-address="0GNU.F35"/>
            <calcext:condition calcext:apply-style-name="Untitled9" calcext:value="&lt;-0.05" calcext:base-cell-address="0GNU.F35"/>
          </calcext:conditional-format>
          <calcext:conditional-format calcext:target-range-address="0GNU.F35:0GNU.F35">
            <calcext:condition calcext:apply-style-name="Untitled5" calcext:value="&gt;0.09" calcext:base-cell-address="0GNU.F35"/>
            <calcext:condition calcext:apply-style-name="Untitled9" calcext:value="&lt;-0.05" calcext:base-cell-address="0GNU.F35"/>
          </calcext:conditional-format>
          <calcext:conditional-format calcext:target-range-address="0GNU.F35:0GNU.F35">
            <calcext:condition calcext:apply-style-name="Untitled6" calcext:value="&lt;-5" calcext:base-cell-address="0GNU.F35"/>
          </calcext:conditional-format>
          <calcext:conditional-format calcext:target-range-address="0GNU.F36:0GNU.F36">
            <calcext:condition calcext:apply-style-name="Untitled5" calcext:value="&gt;0.09" calcext:base-cell-address="0GNU.F36"/>
            <calcext:condition calcext:apply-style-name="Untitled9" calcext:value="&lt;-0.05" calcext:base-cell-address="0GNU.F36"/>
          </calcext:conditional-format>
          <calcext:conditional-format calcext:target-range-address="0GNU.F36:0GNU.F36">
            <calcext:condition calcext:apply-style-name="Untitled5" calcext:value="&gt;0.09" calcext:base-cell-address="0GNU.F36"/>
            <calcext:condition calcext:apply-style-name="Untitled9" calcext:value="&lt;-0.05" calcext:base-cell-address="0GNU.F36"/>
          </calcext:conditional-format>
          <calcext:conditional-format calcext:target-range-address="0GNU.F36:0GNU.F36">
            <calcext:condition calcext:apply-style-name="Untitled6" calcext:value="&lt;-5" calcext:base-cell-address="0GNU.F36"/>
          </calcext:conditional-format>
          <calcext:conditional-format calcext:target-range-address="0GNU.F37:0GNU.F37">
            <calcext:condition calcext:apply-style-name="Untitled5" calcext:value="&gt;0.09" calcext:base-cell-address="0GNU.F37"/>
            <calcext:condition calcext:apply-style-name="Untitled9" calcext:value="&lt;-0.05" calcext:base-cell-address="0GNU.F37"/>
          </calcext:conditional-format>
          <calcext:conditional-format calcext:target-range-address="0GNU.F37:0GNU.F37">
            <calcext:condition calcext:apply-style-name="Untitled5" calcext:value="&gt;0.09" calcext:base-cell-address="0GNU.F37"/>
            <calcext:condition calcext:apply-style-name="Untitled9" calcext:value="&lt;-0.05" calcext:base-cell-address="0GNU.F37"/>
          </calcext:conditional-format>
          <calcext:conditional-format calcext:target-range-address="0GNU.F37:0GNU.F37">
            <calcext:condition calcext:apply-style-name="Untitled6" calcext:value="&lt;-5" calcext:base-cell-address="0GNU.F37"/>
          </calcext:conditional-format>
          <calcext:conditional-format calcext:target-range-address="0GNU.F38:0GNU.F38">
            <calcext:condition calcext:apply-style-name="Untitled5" calcext:value="&gt;0.09" calcext:base-cell-address="0GNU.F38"/>
            <calcext:condition calcext:apply-style-name="Untitled9" calcext:value="&lt;-0.05" calcext:base-cell-address="0GNU.F38"/>
          </calcext:conditional-format>
          <calcext:conditional-format calcext:target-range-address="0GNU.F38:0GNU.F38">
            <calcext:condition calcext:apply-style-name="Untitled5" calcext:value="&gt;0.09" calcext:base-cell-address="0GNU.F38"/>
            <calcext:condition calcext:apply-style-name="Untitled9" calcext:value="&lt;-0.05" calcext:base-cell-address="0GNU.F38"/>
          </calcext:conditional-format>
          <calcext:conditional-format calcext:target-range-address="0GNU.F38:0GNU.F38">
            <calcext:condition calcext:apply-style-name="Untitled6" calcext:value="&lt;-5" calcext:base-cell-address="0GNU.F38"/>
          </calcext:conditional-format>
          <calcext:conditional-format calcext:target-range-address="0GNU.F39:0GNU.F39">
            <calcext:condition calcext:apply-style-name="Untitled5" calcext:value="&gt;0.09" calcext:base-cell-address="0GNU.F39"/>
            <calcext:condition calcext:apply-style-name="Untitled9" calcext:value="&lt;-0.05" calcext:base-cell-address="0GNU.F39"/>
          </calcext:conditional-format>
          <calcext:conditional-format calcext:target-range-address="0GNU.F39:0GNU.F39">
            <calcext:condition calcext:apply-style-name="Untitled5" calcext:value="&gt;0.09" calcext:base-cell-address="0GNU.F39"/>
            <calcext:condition calcext:apply-style-name="Untitled9" calcext:value="&lt;-0.05" calcext:base-cell-address="0GNU.F39"/>
          </calcext:conditional-format>
          <calcext:conditional-format calcext:target-range-address="0GNU.F39:0GNU.F39">
            <calcext:condition calcext:apply-style-name="Untitled6" calcext:value="&lt;-5" calcext:base-cell-address="0GNU.F39"/>
          </calcext:conditional-format>
          <calcext:conditional-format calcext:target-range-address="0GNU.F43:0GNU.F43">
            <calcext:condition calcext:apply-style-name="Untitled5" calcext:value="&gt;0.09" calcext:base-cell-address="0GNU.F43"/>
            <calcext:condition calcext:apply-style-name="Untitled9" calcext:value="&lt;-0.05" calcext:base-cell-address="0GNU.F43"/>
          </calcext:conditional-format>
          <calcext:conditional-format calcext:target-range-address="0GNU.F43:0GNU.F43">
            <calcext:condition calcext:apply-style-name="Untitled5" calcext:value="&gt;0.09" calcext:base-cell-address="0GNU.F43"/>
            <calcext:condition calcext:apply-style-name="Untitled9" calcext:value="&lt;-0.05" calcext:base-cell-address="0GNU.F43"/>
          </calcext:conditional-format>
          <calcext:conditional-format calcext:target-range-address="0GNU.F43:0GNU.F43">
            <calcext:condition calcext:apply-style-name="Untitled6" calcext:value="&lt;-5" calcext:base-cell-address="0GNU.F43"/>
          </calcext:conditional-format>
          <calcext:conditional-format calcext:target-range-address="0GNU.F44:0GNU.F44">
            <calcext:condition calcext:apply-style-name="Untitled5" calcext:value="&gt;0.09" calcext:base-cell-address="0GNU.F44"/>
            <calcext:condition calcext:apply-style-name="Untitled9" calcext:value="&lt;-0.05" calcext:base-cell-address="0GNU.F44"/>
          </calcext:conditional-format>
          <calcext:conditional-format calcext:target-range-address="0GNU.F44:0GNU.F44">
            <calcext:condition calcext:apply-style-name="Untitled5" calcext:value="&gt;0.09" calcext:base-cell-address="0GNU.F44"/>
            <calcext:condition calcext:apply-style-name="Untitled9" calcext:value="&lt;-0.05" calcext:base-cell-address="0GNU.F44"/>
          </calcext:conditional-format>
          <calcext:conditional-format calcext:target-range-address="0GNU.F44:0GNU.F44">
            <calcext:condition calcext:apply-style-name="Untitled6" calcext:value="&lt;-5" calcext:base-cell-address="0GNU.F44"/>
          </calcext:conditional-format>
          <calcext:conditional-format calcext:target-range-address="0GNU.F45:0GNU.F45">
            <calcext:condition calcext:apply-style-name="Untitled5" calcext:value="&gt;0.09" calcext:base-cell-address="0GNU.F45"/>
            <calcext:condition calcext:apply-style-name="Untitled9" calcext:value="&lt;-0.05" calcext:base-cell-address="0GNU.F45"/>
          </calcext:conditional-format>
          <calcext:conditional-format calcext:target-range-address="0GNU.F45:0GNU.F45">
            <calcext:condition calcext:apply-style-name="Untitled5" calcext:value="&gt;0.09" calcext:base-cell-address="0GNU.F45"/>
            <calcext:condition calcext:apply-style-name="Untitled9" calcext:value="&lt;-0.05" calcext:base-cell-address="0GNU.F45"/>
          </calcext:conditional-format>
          <calcext:conditional-format calcext:target-range-address="0GNU.F45:0GNU.F45">
            <calcext:condition calcext:apply-style-name="Untitled6" calcext:value="&lt;-5" calcext:base-cell-address="0GNU.F45"/>
          </calcext:conditional-format>
          <calcext:conditional-format calcext:target-range-address="0GNU.F53:0GNU.F53">
            <calcext:condition calcext:apply-style-name="Untitled5" calcext:value="&gt;0.09" calcext:base-cell-address="0GNU.F53"/>
            <calcext:condition calcext:apply-style-name="Untitled9" calcext:value="&lt;-0.05" calcext:base-cell-address="0GNU.F53"/>
          </calcext:conditional-format>
          <calcext:conditional-format calcext:target-range-address="0GNU.F53:0GNU.F53">
            <calcext:condition calcext:apply-style-name="Untitled5" calcext:value="&gt;0.09" calcext:base-cell-address="0GNU.F53"/>
            <calcext:condition calcext:apply-style-name="Untitled9" calcext:value="&lt;-0.05" calcext:base-cell-address="0GNU.F53"/>
          </calcext:conditional-format>
          <calcext:conditional-format calcext:target-range-address="0GNU.F53:0GNU.F53">
            <calcext:condition calcext:apply-style-name="Untitled6" calcext:value="&lt;-5" calcext:base-cell-address="0GNU.F53"/>
          </calcext:conditional-format>
          <calcext:conditional-format calcext:target-range-address="0GNU.F54:0GNU.F54">
            <calcext:condition calcext:apply-style-name="Untitled5" calcext:value="&gt;0.09" calcext:base-cell-address="0GNU.F54"/>
            <calcext:condition calcext:apply-style-name="Untitled9" calcext:value="&lt;-0.05" calcext:base-cell-address="0GNU.F54"/>
          </calcext:conditional-format>
          <calcext:conditional-format calcext:target-range-address="0GNU.F54:0GNU.F54">
            <calcext:condition calcext:apply-style-name="Untitled5" calcext:value="&gt;0.09" calcext:base-cell-address="0GNU.F54"/>
            <calcext:condition calcext:apply-style-name="Untitled9" calcext:value="&lt;-0.05" calcext:base-cell-address="0GNU.F54"/>
          </calcext:conditional-format>
          <calcext:conditional-format calcext:target-range-address="0GNU.F54:0GNU.F54">
            <calcext:condition calcext:apply-style-name="Untitled6" calcext:value="&lt;-5" calcext:base-cell-address="0GNU.F54"/>
          </calcext:conditional-format>
          <calcext:conditional-format calcext:target-range-address="0GNU.F55:0GNU.F55">
            <calcext:condition calcext:apply-style-name="Untitled5" calcext:value="&gt;0.09" calcext:base-cell-address="0GNU.F55"/>
            <calcext:condition calcext:apply-style-name="Untitled9" calcext:value="&lt;-0.05" calcext:base-cell-address="0GNU.F55"/>
          </calcext:conditional-format>
          <calcext:conditional-format calcext:target-range-address="0GNU.F55:0GNU.F55">
            <calcext:condition calcext:apply-style-name="Untitled5" calcext:value="&gt;0.09" calcext:base-cell-address="0GNU.F55"/>
            <calcext:condition calcext:apply-style-name="Untitled9" calcext:value="&lt;-0.05" calcext:base-cell-address="0GNU.F55"/>
          </calcext:conditional-format>
          <calcext:conditional-format calcext:target-range-address="0GNU.F55:0GNU.F55">
            <calcext:condition calcext:apply-style-name="Untitled6" calcext:value="&lt;-5" calcext:base-cell-address="0GNU.F55"/>
          </calcext:conditional-format>
          <calcext:conditional-format calcext:target-range-address="0GNU.F56:0GNU.F56">
            <calcext:condition calcext:apply-style-name="Untitled5" calcext:value="&gt;0.09" calcext:base-cell-address="0GNU.F56"/>
            <calcext:condition calcext:apply-style-name="Untitled9" calcext:value="&lt;-0.05" calcext:base-cell-address="0GNU.F56"/>
          </calcext:conditional-format>
          <calcext:conditional-format calcext:target-range-address="0GNU.F56:0GNU.F56">
            <calcext:condition calcext:apply-style-name="Untitled5" calcext:value="&gt;0.09" calcext:base-cell-address="0GNU.F56"/>
            <calcext:condition calcext:apply-style-name="Untitled9" calcext:value="&lt;-0.05" calcext:base-cell-address="0GNU.F56"/>
          </calcext:conditional-format>
          <calcext:conditional-format calcext:target-range-address="0GNU.F56:0GNU.F56">
            <calcext:condition calcext:apply-style-name="Untitled6" calcext:value="&lt;-5" calcext:base-cell-address="0GNU.F56"/>
          </calcext:conditional-format>
          <calcext:conditional-format calcext:target-range-address="0GNU.F57:0GNU.F57">
            <calcext:condition calcext:apply-style-name="Untitled5" calcext:value="&gt;0.09" calcext:base-cell-address="0GNU.F57"/>
            <calcext:condition calcext:apply-style-name="Untitled9" calcext:value="&lt;-0.05" calcext:base-cell-address="0GNU.F57"/>
          </calcext:conditional-format>
          <calcext:conditional-format calcext:target-range-address="0GNU.F57:0GNU.F57">
            <calcext:condition calcext:apply-style-name="Untitled5" calcext:value="&gt;0.09" calcext:base-cell-address="0GNU.F57"/>
            <calcext:condition calcext:apply-style-name="Untitled9" calcext:value="&lt;-0.05" calcext:base-cell-address="0GNU.F57"/>
          </calcext:conditional-format>
          <calcext:conditional-format calcext:target-range-address="0GNU.F57:0GNU.F57">
            <calcext:condition calcext:apply-style-name="Untitled6" calcext:value="&lt;-5" calcext:base-cell-address="0GNU.F57"/>
          </calcext:conditional-format>
          <calcext:conditional-format calcext:target-range-address="0GNU.F58:0GNU.F58">
            <calcext:condition calcext:apply-style-name="Untitled5" calcext:value="&gt;0.09" calcext:base-cell-address="0GNU.F58"/>
            <calcext:condition calcext:apply-style-name="Untitled9" calcext:value="&lt;-0.05" calcext:base-cell-address="0GNU.F58"/>
          </calcext:conditional-format>
          <calcext:conditional-format calcext:target-range-address="0GNU.F58:0GNU.F58">
            <calcext:condition calcext:apply-style-name="Untitled5" calcext:value="&gt;0.09" calcext:base-cell-address="0GNU.F58"/>
            <calcext:condition calcext:apply-style-name="Untitled9" calcext:value="&lt;-0.05" calcext:base-cell-address="0GNU.F58"/>
          </calcext:conditional-format>
          <calcext:conditional-format calcext:target-range-address="0GNU.F58:0GNU.F58">
            <calcext:condition calcext:apply-style-name="Untitled6" calcext:value="&lt;-5" calcext:base-cell-address="0GNU.F58"/>
          </calcext:conditional-format>
          <calcext:conditional-format calcext:target-range-address="0GNU.F59:0GNU.F59">
            <calcext:condition calcext:apply-style-name="Untitled5" calcext:value="&gt;0.09" calcext:base-cell-address="0GNU.F59"/>
            <calcext:condition calcext:apply-style-name="Untitled9" calcext:value="&lt;-0.05" calcext:base-cell-address="0GNU.F59"/>
          </calcext:conditional-format>
          <calcext:conditional-format calcext:target-range-address="0GNU.F59:0GNU.F59">
            <calcext:condition calcext:apply-style-name="Untitled5" calcext:value="&gt;0.09" calcext:base-cell-address="0GNU.F59"/>
            <calcext:condition calcext:apply-style-name="Untitled9" calcext:value="&lt;-0.05" calcext:base-cell-address="0GNU.F59"/>
          </calcext:conditional-format>
          <calcext:conditional-format calcext:target-range-address="0GNU.F59:0GNU.F59">
            <calcext:condition calcext:apply-style-name="Untitled6" calcext:value="&lt;-5" calcext:base-cell-address="0GNU.F59"/>
          </calcext:conditional-format>
          <calcext:conditional-format calcext:target-range-address="0GNU.F60:0GNU.F60">
            <calcext:condition calcext:apply-style-name="Untitled5" calcext:value="&gt;0.09" calcext:base-cell-address="0GNU.F60"/>
            <calcext:condition calcext:apply-style-name="Untitled9" calcext:value="&lt;-0.05" calcext:base-cell-address="0GNU.F60"/>
          </calcext:conditional-format>
          <calcext:conditional-format calcext:target-range-address="0GNU.F60:0GNU.F60">
            <calcext:condition calcext:apply-style-name="Untitled5" calcext:value="&gt;0.09" calcext:base-cell-address="0GNU.F60"/>
            <calcext:condition calcext:apply-style-name="Untitled9" calcext:value="&lt;-0.05" calcext:base-cell-address="0GNU.F60"/>
          </calcext:conditional-format>
          <calcext:conditional-format calcext:target-range-address="0GNU.F60:0GNU.F60">
            <calcext:condition calcext:apply-style-name="Untitled6" calcext:value="&lt;-5" calcext:base-cell-address="0GNU.F60"/>
          </calcext:conditional-format>
          <calcext:conditional-format calcext:target-range-address="0GNU.F61:0GNU.F61">
            <calcext:condition calcext:apply-style-name="Untitled5" calcext:value="&gt;0.09" calcext:base-cell-address="0GNU.F61"/>
            <calcext:condition calcext:apply-style-name="Untitled9" calcext:value="&lt;-0.05" calcext:base-cell-address="0GNU.F61"/>
          </calcext:conditional-format>
          <calcext:conditional-format calcext:target-range-address="0GNU.F61:0GNU.F61">
            <calcext:condition calcext:apply-style-name="Untitled5" calcext:value="&gt;0.09" calcext:base-cell-address="0GNU.F61"/>
            <calcext:condition calcext:apply-style-name="Untitled9" calcext:value="&lt;-0.05" calcext:base-cell-address="0GNU.F61"/>
          </calcext:conditional-format>
          <calcext:conditional-format calcext:target-range-address="0GNU.F61:0GNU.F61">
            <calcext:condition calcext:apply-style-name="Untitled6" calcext:value="&lt;-5" calcext:base-cell-address="0GNU.F61"/>
          </calcext:conditional-format>
          <calcext:conditional-format calcext:target-range-address="0GNU.F62:0GNU.F62">
            <calcext:condition calcext:apply-style-name="Untitled5" calcext:value="&gt;0.09" calcext:base-cell-address="0GNU.F62"/>
            <calcext:condition calcext:apply-style-name="Untitled9" calcext:value="&lt;-0.05" calcext:base-cell-address="0GNU.F62"/>
          </calcext:conditional-format>
          <calcext:conditional-format calcext:target-range-address="0GNU.F62:0GNU.F62">
            <calcext:condition calcext:apply-style-name="Untitled5" calcext:value="&gt;0.09" calcext:base-cell-address="0GNU.F62"/>
            <calcext:condition calcext:apply-style-name="Untitled9" calcext:value="&lt;-0.05" calcext:base-cell-address="0GNU.F62"/>
          </calcext:conditional-format>
          <calcext:conditional-format calcext:target-range-address="0GNU.F62:0GNU.F62">
            <calcext:condition calcext:apply-style-name="Untitled6" calcext:value="&lt;-5" calcext:base-cell-address="0GNU.F62"/>
          </calcext:conditional-format>
          <calcext:conditional-format calcext:target-range-address="0GNU.F63:0GNU.F63">
            <calcext:condition calcext:apply-style-name="Untitled5" calcext:value="&gt;0.09" calcext:base-cell-address="0GNU.F63"/>
            <calcext:condition calcext:apply-style-name="Untitled9" calcext:value="&lt;-0.05" calcext:base-cell-address="0GNU.F63"/>
          </calcext:conditional-format>
          <calcext:conditional-format calcext:target-range-address="0GNU.F63:0GNU.F63">
            <calcext:condition calcext:apply-style-name="Untitled5" calcext:value="&gt;0.09" calcext:base-cell-address="0GNU.F63"/>
            <calcext:condition calcext:apply-style-name="Untitled9" calcext:value="&lt;-0.05" calcext:base-cell-address="0GNU.F63"/>
          </calcext:conditional-format>
          <calcext:conditional-format calcext:target-range-address="0GNU.F63:0GNU.F63">
            <calcext:condition calcext:apply-style-name="Untitled6" calcext:value="&lt;-5" calcext:base-cell-address="0GNU.F63"/>
          </calcext:conditional-format>
          <calcext:conditional-format calcext:target-range-address="0GNU.F64:0GNU.F64">
            <calcext:condition calcext:apply-style-name="Untitled5" calcext:value="&gt;0.09" calcext:base-cell-address="0GNU.F64"/>
            <calcext:condition calcext:apply-style-name="Untitled9" calcext:value="&lt;-0.05" calcext:base-cell-address="0GNU.F64"/>
          </calcext:conditional-format>
          <calcext:conditional-format calcext:target-range-address="0GNU.F64:0GNU.F64">
            <calcext:condition calcext:apply-style-name="Untitled5" calcext:value="&gt;0.09" calcext:base-cell-address="0GNU.F64"/>
            <calcext:condition calcext:apply-style-name="Untitled9" calcext:value="&lt;-0.05" calcext:base-cell-address="0GNU.F64"/>
          </calcext:conditional-format>
          <calcext:conditional-format calcext:target-range-address="0GNU.F64:0GNU.F64">
            <calcext:condition calcext:apply-style-name="Untitled6" calcext:value="&lt;-5" calcext:base-cell-address="0GNU.F64"/>
          </calcext:conditional-format>
          <calcext:conditional-format calcext:target-range-address="0GNU.F65:0GNU.F65">
            <calcext:condition calcext:apply-style-name="Untitled5" calcext:value="&gt;0.09" calcext:base-cell-address="0GNU.F65"/>
            <calcext:condition calcext:apply-style-name="Untitled9" calcext:value="&lt;-0.05" calcext:base-cell-address="0GNU.F65"/>
          </calcext:conditional-format>
          <calcext:conditional-format calcext:target-range-address="0GNU.F65:0GNU.F65">
            <calcext:condition calcext:apply-style-name="Untitled5" calcext:value="&gt;0.09" calcext:base-cell-address="0GNU.F65"/>
            <calcext:condition calcext:apply-style-name="Untitled9" calcext:value="&lt;-0.05" calcext:base-cell-address="0GNU.F65"/>
          </calcext:conditional-format>
          <calcext:conditional-format calcext:target-range-address="0GNU.F65:0GNU.F65">
            <calcext:condition calcext:apply-style-name="Untitled6" calcext:value="&lt;-5" calcext:base-cell-address="0GNU.F65"/>
          </calcext:conditional-format>
          <calcext:conditional-format calcext:target-range-address="0GNU.F66:0GNU.F66">
            <calcext:condition calcext:apply-style-name="Untitled5" calcext:value="&gt;0.09" calcext:base-cell-address="0GNU.F66"/>
            <calcext:condition calcext:apply-style-name="Untitled9" calcext:value="&lt;-0.05" calcext:base-cell-address="0GNU.F66"/>
          </calcext:conditional-format>
          <calcext:conditional-format calcext:target-range-address="0GNU.F66:0GNU.F66">
            <calcext:condition calcext:apply-style-name="Untitled5" calcext:value="&gt;0.09" calcext:base-cell-address="0GNU.F66"/>
            <calcext:condition calcext:apply-style-name="Untitled9" calcext:value="&lt;-0.05" calcext:base-cell-address="0GNU.F66"/>
          </calcext:conditional-format>
          <calcext:conditional-format calcext:target-range-address="0GNU.F66:0GNU.F66">
            <calcext:condition calcext:apply-style-name="Untitled6" calcext:value="&lt;-5" calcext:base-cell-address="0GNU.F66"/>
          </calcext:conditional-format>
          <calcext:conditional-format calcext:target-range-address="0GNU.F67:0GNU.F67">
            <calcext:condition calcext:apply-style-name="Untitled5" calcext:value="&gt;0.09" calcext:base-cell-address="0GNU.F67"/>
            <calcext:condition calcext:apply-style-name="Untitled9" calcext:value="&lt;-0.05" calcext:base-cell-address="0GNU.F67"/>
          </calcext:conditional-format>
          <calcext:conditional-format calcext:target-range-address="0GNU.F67:0GNU.F67">
            <calcext:condition calcext:apply-style-name="Untitled5" calcext:value="&gt;0.09" calcext:base-cell-address="0GNU.F67"/>
            <calcext:condition calcext:apply-style-name="Untitled9" calcext:value="&lt;-0.05" calcext:base-cell-address="0GNU.F67"/>
          </calcext:conditional-format>
          <calcext:conditional-format calcext:target-range-address="0GNU.F67:0GNU.F67">
            <calcext:condition calcext:apply-style-name="Untitled6" calcext:value="&lt;-5" calcext:base-cell-address="0GNU.F67"/>
          </calcext:conditional-format>
          <calcext:conditional-format calcext:target-range-address="0GNU.F68:0GNU.F68">
            <calcext:condition calcext:apply-style-name="Untitled5" calcext:value="&gt;0.09" calcext:base-cell-address="0GNU.F68"/>
            <calcext:condition calcext:apply-style-name="Untitled9" calcext:value="&lt;-0.05" calcext:base-cell-address="0GNU.F68"/>
          </calcext:conditional-format>
          <calcext:conditional-format calcext:target-range-address="0GNU.F68:0GNU.F68">
            <calcext:condition calcext:apply-style-name="Untitled5" calcext:value="&gt;0.09" calcext:base-cell-address="0GNU.F68"/>
            <calcext:condition calcext:apply-style-name="Untitled9" calcext:value="&lt;-0.05" calcext:base-cell-address="0GNU.F68"/>
          </calcext:conditional-format>
          <calcext:conditional-format calcext:target-range-address="0GNU.F68:0GNU.F68">
            <calcext:condition calcext:apply-style-name="Untitled6" calcext:value="&lt;-5" calcext:base-cell-address="0GNU.F68"/>
          </calcext:conditional-format>
          <calcext:conditional-format calcext:target-range-address="0GNU.F69:0GNU.F69">
            <calcext:condition calcext:apply-style-name="Untitled5" calcext:value="&gt;0.09" calcext:base-cell-address="0GNU.F69"/>
            <calcext:condition calcext:apply-style-name="Untitled9" calcext:value="&lt;-0.05" calcext:base-cell-address="0GNU.F69"/>
          </calcext:conditional-format>
          <calcext:conditional-format calcext:target-range-address="0GNU.F69:0GNU.F69">
            <calcext:condition calcext:apply-style-name="Untitled5" calcext:value="&gt;0.09" calcext:base-cell-address="0GNU.F69"/>
            <calcext:condition calcext:apply-style-name="Untitled9" calcext:value="&lt;-0.05" calcext:base-cell-address="0GNU.F69"/>
          </calcext:conditional-format>
          <calcext:conditional-format calcext:target-range-address="0GNU.F69:0GNU.F69">
            <calcext:condition calcext:apply-style-name="Untitled6" calcext:value="&lt;-5" calcext:base-cell-address="0GNU.F69"/>
          </calcext:conditional-format>
          <calcext:conditional-format calcext:target-range-address="0GNU.F70:0GNU.F70">
            <calcext:condition calcext:apply-style-name="Untitled5" calcext:value="&gt;0.09" calcext:base-cell-address="0GNU.F70"/>
            <calcext:condition calcext:apply-style-name="Untitled9" calcext:value="&lt;-0.05" calcext:base-cell-address="0GNU.F70"/>
          </calcext:conditional-format>
          <calcext:conditional-format calcext:target-range-address="0GNU.F70:0GNU.F70">
            <calcext:condition calcext:apply-style-name="Untitled5" calcext:value="&gt;0.09" calcext:base-cell-address="0GNU.F70"/>
            <calcext:condition calcext:apply-style-name="Untitled9" calcext:value="&lt;-0.05" calcext:base-cell-address="0GNU.F70"/>
          </calcext:conditional-format>
          <calcext:conditional-format calcext:target-range-address="0GNU.F70:0GNU.F70">
            <calcext:condition calcext:apply-style-name="Untitled6" calcext:value="&lt;-5" calcext:base-cell-address="0GNU.F70"/>
          </calcext:conditional-format>
          <calcext:conditional-format calcext:target-range-address="0GNU.F71:0GNU.F71">
            <calcext:condition calcext:apply-style-name="Untitled5" calcext:value="&gt;0.09" calcext:base-cell-address="0GNU.F71"/>
            <calcext:condition calcext:apply-style-name="Untitled9" calcext:value="&lt;-0.05" calcext:base-cell-address="0GNU.F71"/>
          </calcext:conditional-format>
          <calcext:conditional-format calcext:target-range-address="0GNU.F71:0GNU.F71">
            <calcext:condition calcext:apply-style-name="Untitled5" calcext:value="&gt;0.09" calcext:base-cell-address="0GNU.F71"/>
            <calcext:condition calcext:apply-style-name="Untitled9" calcext:value="&lt;-0.05" calcext:base-cell-address="0GNU.F71"/>
          </calcext:conditional-format>
          <calcext:conditional-format calcext:target-range-address="0GNU.F71:0GNU.F71">
            <calcext:condition calcext:apply-style-name="Untitled6" calcext:value="&lt;-5" calcext:base-cell-address="0GNU.F71"/>
          </calcext:conditional-format>
          <calcext:conditional-format calcext:target-range-address="0GNU.F72:0GNU.F72">
            <calcext:condition calcext:apply-style-name="Untitled5" calcext:value="&gt;0.09" calcext:base-cell-address="0GNU.F72"/>
            <calcext:condition calcext:apply-style-name="Untitled9" calcext:value="&lt;-0.05" calcext:base-cell-address="0GNU.F72"/>
          </calcext:conditional-format>
          <calcext:conditional-format calcext:target-range-address="0GNU.F72:0GNU.F72">
            <calcext:condition calcext:apply-style-name="Untitled5" calcext:value="&gt;0.09" calcext:base-cell-address="0GNU.F72"/>
            <calcext:condition calcext:apply-style-name="Untitled9" calcext:value="&lt;-0.05" calcext:base-cell-address="0GNU.F72"/>
          </calcext:conditional-format>
          <calcext:conditional-format calcext:target-range-address="0GNU.F72:0GNU.F72">
            <calcext:condition calcext:apply-style-name="Untitled6" calcext:value="&lt;-5" calcext:base-cell-address="0GNU.F72"/>
          </calcext:conditional-format>
          <calcext:conditional-format calcext:target-range-address="0GNU.F73:0GNU.F73">
            <calcext:condition calcext:apply-style-name="Untitled5" calcext:value="&gt;0.09" calcext:base-cell-address="0GNU.F73"/>
            <calcext:condition calcext:apply-style-name="Untitled9" calcext:value="&lt;-0.05" calcext:base-cell-address="0GNU.F73"/>
          </calcext:conditional-format>
          <calcext:conditional-format calcext:target-range-address="0GNU.F73:0GNU.F73">
            <calcext:condition calcext:apply-style-name="Untitled5" calcext:value="&gt;0.09" calcext:base-cell-address="0GNU.F73"/>
            <calcext:condition calcext:apply-style-name="Untitled9" calcext:value="&lt;-0.05" calcext:base-cell-address="0GNU.F73"/>
          </calcext:conditional-format>
          <calcext:conditional-format calcext:target-range-address="0GNU.F73:0GNU.F73">
            <calcext:condition calcext:apply-style-name="Untitled6" calcext:value="&lt;-5" calcext:base-cell-address="0GNU.F73"/>
          </calcext:conditional-format>
          <calcext:conditional-format calcext:target-range-address="0GNU.F74:0GNU.F74">
            <calcext:condition calcext:apply-style-name="Untitled5" calcext:value="&gt;0.09" calcext:base-cell-address="0GNU.F74"/>
            <calcext:condition calcext:apply-style-name="Untitled9" calcext:value="&lt;-0.05" calcext:base-cell-address="0GNU.F74"/>
          </calcext:conditional-format>
          <calcext:conditional-format calcext:target-range-address="0GNU.F74:0GNU.F74">
            <calcext:condition calcext:apply-style-name="Untitled5" calcext:value="&gt;0.09" calcext:base-cell-address="0GNU.F74"/>
            <calcext:condition calcext:apply-style-name="Untitled9" calcext:value="&lt;-0.05" calcext:base-cell-address="0GNU.F74"/>
          </calcext:conditional-format>
          <calcext:conditional-format calcext:target-range-address="0GNU.F74:0GNU.F74">
            <calcext:condition calcext:apply-style-name="Untitled6" calcext:value="&lt;-5" calcext:base-cell-address="0GNU.F74"/>
          </calcext:conditional-format>
          <calcext:conditional-format calcext:target-range-address="0GNU.F75:0GNU.F75">
            <calcext:condition calcext:apply-style-name="Untitled5" calcext:value="&gt;0.09" calcext:base-cell-address="0GNU.F75"/>
            <calcext:condition calcext:apply-style-name="Untitled9" calcext:value="&lt;-0.05" calcext:base-cell-address="0GNU.F75"/>
          </calcext:conditional-format>
          <calcext:conditional-format calcext:target-range-address="0GNU.F75:0GNU.F75">
            <calcext:condition calcext:apply-style-name="Untitled5" calcext:value="&gt;0.09" calcext:base-cell-address="0GNU.F75"/>
            <calcext:condition calcext:apply-style-name="Untitled9" calcext:value="&lt;-0.05" calcext:base-cell-address="0GNU.F75"/>
          </calcext:conditional-format>
          <calcext:conditional-format calcext:target-range-address="0GNU.F75:0GNU.F75">
            <calcext:condition calcext:apply-style-name="Untitled6" calcext:value="&lt;-5" calcext:base-cell-address="0GNU.F75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5" calcext:value="&gt;0.09" calcext:base-cell-address="0GNU.F10"/>
            <calcext:condition calcext:apply-style-name="Untitled9" calcext:value="&lt;-0.05" calcext:base-cell-address="0GNU.F10"/>
          </calcext:conditional-format>
          <calcext:conditional-format calcext:target-range-address="0GNU.F10:0GNU.F11">
            <calcext:condition calcext:apply-style-name="Untitled6" calcext:value="&lt;-5" calcext:base-cell-address="0GNU.F10"/>
          </calcext:conditional-format>
        </calcext:conditional-formats>
      </table:table>
      <table:table table:name="3FiboRainbow" table:style-name="ta1">
        <office:forms form:automatic-focus="false" form:apply-design-mode="false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6" table:default-cell-style-name="ce435"/>
        <table:table-column table:style-name="co46" table:number-columns-repeated="29" table:default-cell-style-name="Default"/>
        <table:table-column table:style-name="co4" table:default-cell-style-name="Default"/>
        <table:table-column table:style-name="co48" table:default-cell-style-name="Default"/>
        <table:table-column table:style-name="co4" table:number-columns-repeated="988" table:default-cell-style-name="Default"/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office:value-type="string" calcext:value-type="string">
            <text:p>projections</text:p>
          </table:table-cell>
          <table:table-cell table:number-columns-repeated="3"/>
          <table:table-cell office:value-type="string" calcext:value-type="string">
            <text:p>timewave</text:p>
          </table:table-cell>
          <table:table-cell table:number-columns-repeated="2"/>
          <table:table-cell office:value-type="string" calcext:value-type="string">
            <text:p>timedate</text:p>
          </table:table-cell>
          <table:table-cell table:number-columns-repeated="1007"/>
        </table:table-row>
        <table:table-row table:style-name="ro7">
          <table:table-cell table:number-columns-repeated="10"/>
          <table:table-cell table:style-name="ce518" office:value-type="float" office:value="-1" calcext:value-type="float">
            <text:p>-1</text:p>
          </table:table-cell>
          <table:table-cell table:style-name="ce518" office:value-type="float" office:value="0" calcext:value-type="float">
            <text:p>0</text:p>
          </table:table-cell>
          <table:table-cell table:style-name="ce528" office:value-type="float" office:value="0.382" calcext:value-type="float">
            <text:p>0.382</text:p>
          </table:table-cell>
          <table:table-cell table:style-name="ce536" office:value-type="float" office:value="0.618" calcext:value-type="float">
            <text:p>0.618</text:p>
          </table:table-cell>
          <table:table-cell table:style-name="ce518" office:value-type="float" office:value="1" calcext:value-type="float">
            <text:p>1</text:p>
          </table:table-cell>
          <table:table-cell table:style-name="ce547" office:value-type="float" office:value="1.618" calcext:value-type="float">
            <text:p>1.618</text:p>
          </table:table-cell>
          <table:table-cell table:style-name="ce551" office:value-type="float" office:value="2.618" calcext:value-type="float">
            <text:p>2.618</text:p>
          </table:table-cell>
          <table:table-cell table:style-name="ce555" office:value-type="float" office:value="3.5" calcext:value-type="float">
            <text:p>3.5</text:p>
          </table:table-cell>
          <table:table-cell table:number-columns-repeated="7"/>
          <table:table-cell table:style-name="ce532"/>
          <table:table-cell table:number-columns-repeated="998"/>
        </table:table-row>
        <table:table-row table:style-name="ro8">
          <table:table-cell table:style-name="ce435" table:number-columns-repeated="4"/>
          <table:table-cell/>
          <table:table-cell table:style-name="ce435" table:number-columns-repeated="5"/>
          <table:table-cell table:style-name="ce519" table:formula="of:=DATE([.K6];MONTH([.K5]);DAY([.K5]))+[.K7]" office:value-type="date" office:date-value="2013-10-12" calcext:value-type="date">
            <text:p/>
          </table:table-cell>
          <table:table-cell table:style-name="ce519" table:formula="of:=DATE([.L6];MONTH([.L5]);DAY([.L5]))+[.L7]" office:value-type="date" office:date-value="2013-11-19" calcext:value-type="date">
            <text:p/>
          </table:table-cell>
          <table:table-cell table:style-name="ce529" table:number-columns-repeated="5"/>
          <table:table-cell table:number-columns-repeated="6"/>
          <table:table-cell table:style-name="ce435" table:number-columns-repeated="1001"/>
        </table:table-row>
        <table:table-row table:style-name="ro7">
          <table:table-cell table:number-columns-repeated="10"/>
          <table:table-cell table:style-name="ce520" office:value-type="date" office:date-value="2014-10-12" calcext:value-type="date">
            <text:p>41924</text:p>
          </table:table-cell>
          <table:table-cell table:style-name="ce520" office:value-type="date" office:date-value="2014-11-19" calcext:value-type="date">
            <text:p>41962</text:p>
          </table:table-cell>
          <table:table-cell table:style-name="ce530"/>
          <table:table-cell table:style-name="ce537"/>
          <table:table-cell table:style-name="ce541" table:formula="of:=[.$O$3]*([.$L$4]-[.$K$4])+[.$L$4]" office:value-type="date" office:date-value="2013-12-27" calcext:value-type="date">
            <text:p/>
          </table:table-cell>
          <table:table-cell table:style-name="ce548" table:formula="of:=[.$P$3]*([.$L$4]-[.$K$4])+[.$L$4]" office:value-type="date" office:date-value="2014-01-19T11:36:57.6" calcext:value-type="date">
            <text:p/>
          </table:table-cell>
          <table:table-cell table:style-name="ce552" table:formula="of:=[.$Q$3]*([.$L$4]-[.$K$4])+[.$L$4]" office:value-type="date" office:date-value="2014-02-26T11:36:57.6" calcext:value-type="date">
            <text:p/>
          </table:table-cell>
          <table:table-cell table:style-name="ce556" table:formula="of:=[.$R$3]*([.$L$4]-[.$K$4])+[.$L$4]" office:value-type="date" office:date-value="2014-04-01" calcext:value-type="date">
            <text:p/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478" office:value-type="float" office:value="0.382" calcext:value-type="float">
            <text:p>0.382</text:p>
          </table:table-cell>
          <table:table-cell table:style-name="ce493" office:value-type="float" office:value="0.618" calcext:value-type="float">
            <text:p>0.618</text:p>
          </table:table-cell>
          <table:table-cell table:style-name="ce475" office:value-type="float" office:value="1" calcext:value-type="float">
            <text:p>1</text:p>
          </table:table-cell>
          <table:table-cell table:style-name="ce480" office:value-type="float" office:value="1.618" calcext:value-type="float">
            <text:p>1.618</text:p>
          </table:table-cell>
          <table:table-cell table:style-name="ce481" office:value-type="float" office:value="2.618" calcext:value-type="float">
            <text:p>2.618</text:p>
          </table:table-cell>
          <table:table-cell office:value-type="float" office:value="2.75" calcext:value-type="float">
            <text:p>2.75</text:p>
          </table:table-cell>
          <table:table-cell table:number-columns-repeated="2" table:style-name="ce521" office:value-type="float" office:value="2013" calcext:value-type="float">
            <text:p>2013</text:p>
          </table:table-cell>
          <table:table-cell table:style-name="ce531"/>
          <table:table-cell table:style-name="ce538"/>
          <table:table-cell table:style-name="ce542" table:formula="of:=[.$O$3]*([.$L$4]-[.$K$4])+[.$L$4]" office:value-type="date" office:date-value="2013-12-27" calcext:value-type="date">
            <text:p/>
          </table:table-cell>
          <table:table-cell table:style-name="ce549" table:formula="of:=[.$P$3]*([.$L$4]-[.$K$4])+[.$L$4]" office:value-type="date" office:date-value="2014-01-19T11:36:57.6" calcext:value-type="date">
            <text:p/>
          </table:table-cell>
          <table:table-cell table:style-name="ce553" table:formula="of:=[.$Q$3]*([.$L$4]-[.$K$4])+[.$L$4]" office:value-type="date" office:date-value="2014-02-26T11:36:57.6" calcext:value-type="date">
            <text:p/>
          </table:table-cell>
          <table:table-cell table:style-name="ce557" table:formula="of:=[.$R$3]*([.$L$4]-[.$K$4])+[.$L$4]" office:value-type="date" office:date-value="2014-04-01" calcext:value-type="date">
            <text:p/>
          </table:table-cell>
          <table:table-cell table:style-name="ce478" office:value-type="float" office:value="0.382" calcext:value-type="float">
            <text:p>0.382</text:p>
          </table:table-cell>
          <table:table-cell table:style-name="ce493" office:value-type="float" office:value="0.618" calcext:value-type="float">
            <text:p>0.618</text:p>
          </table:table-cell>
          <table:table-cell table:style-name="ce475" office:value-type="float" office:value="1" calcext:value-type="float">
            <text:p>1</text:p>
          </table:table-cell>
          <table:table-cell table:style-name="ce480" office:value-type="float" office:value="1.618" calcext:value-type="float">
            <text:p>1.618</text:p>
          </table:table-cell>
          <table:table-cell table:style-name="ce481" office:value-type="float" office:value="2.618" calcext:value-type="float">
            <text:p>2.618</text:p>
          </table:table-cell>
          <table:table-cell/>
          <table:table-cell table:style-name="ce580" table:formula="of:=10^(LOG([.$S$8])+[.$Y$14]*3)" office:value-type="string" office:string-value="" calcext:value-type="error">
            <text:p/>
          </table:table-cell>
          <table:table-cell table:number-columns-repeated="999"/>
        </table:table-row>
        <table:table-row table:style-name="ro7">
          <table:table-cell table:number-columns-repeated="10"/>
          <table:table-cell table:number-columns-repeated="2" table:style-name="ce522" office:value-type="time" office:time-value="PT00H00M00S" calcext:value-type="time">
            <text:p>0</text:p>
          </table:table-cell>
          <table:table-cell table:number-columns-repeated="2"/>
          <table:table-cell table:style-name="ce543" table:formula="of:=[.$O$3]*([.$L$4]-[.$K$4])+[.$L$4]" office:value-type="time" office:time-value="PT999240H00M00S" calcext:value-type="time">
            <text:p/>
          </table:table-cell>
          <table:table-cell table:style-name="ce550" table:formula="of:=[.$P$3]*([.$L$4]-[.$K$4])+[.$L$4]" office:value-type="time" office:time-value="PT999803H36M57.600001395S" calcext:value-type="time">
            <text:p/>
          </table:table-cell>
          <table:table-cell table:style-name="ce554" table:formula="of:=[.$Q$3]*([.$L$4]-[.$K$4])+[.$L$4]" office:value-type="time" office:time-value="PT1000715H36M57.600001395S" calcext:value-type="time">
            <text:p/>
          </table:table-cell>
          <table:table-cell table:style-name="ce558" table:formula="of:=[.$R$3]*([.$L$4]-[.$K$4])+[.$L$4]" office:value-type="time" office:time-value="PT1001520H00M00S" calcext:value-type="time">
            <text:p/>
          </table:table-cell>
          <table:table-cell table:number-columns-repeated="5"/>
          <table:table-cell table:style-name="ce580" table:formula="of:=10^(LOG([.$S$8])+[.$Y$14]*2.75)" office:value-type="string" office:string-value="" calcext:value-type="error">
            <text:p/>
          </table:table-cell>
          <table:table-cell table:number-columns-repeated="1000"/>
        </table:table-row>
        <table:table-row table:style-name="ro9">
          <table:table-cell/>
          <table:table-cell table:style-name="ce475" office:value-type="string" calcext:value-type="string">
            <text:p>w1</text:p>
          </table:table-cell>
          <table:table-cell/>
          <table:table-cell table:style-name="ce483" office:value-type="float" office:value="495" calcext:value-type="float">
            <text:p>495</text:p>
          </table:table-cell>
          <table:table-cell table:style-name="ce488" table:number-columns-repeated="5"/>
          <table:table-cell table:style-name="ce511" table:formula="of:=[.J14]-[.D8]" office:value-type="float" office:value="-75" calcext:value-type="float">
            <text:p/>
          </table:table-cell>
          <table:table-cell table:number-columns-repeated="2"/>
          <table:table-cell table:style-name="ce532"/>
          <table:table-cell table:number-columns-repeated="2"/>
          <table:table-cell office:value-type="string" calcext:value-type="string">
            <text:p>ext</text:p>
          </table:table-cell>
          <table:table-cell office:value-type="string" calcext:value-type="string">
            <text:p>like</text:p>
          </table:table-cell>
          <table:table-cell/>
          <table:table-cell table:style-name="ce559" office:value-type="float" office:value="-585" calcext:value-type="float">
            <text:p>-585</text:p>
          </table:table-cell>
          <table:table-cell table:style-name="ce568" table:number-columns-repeated="3"/>
          <table:table-cell table:style-name="ce578" table:formula="of:=10^(LOG(ABS([.$S$8]))+SIGN([.S8])*[.$Y$14]*[.W6])" office:value-type="float" office:value="53.8329399038004" calcext:value-type="float">
            <text:p/>
          </table:table-cell>
          <table:table-cell table:style-name="ce568"/>
          <table:table-cell table:style-name="ce504" office:value-type="float" office:value="995" calcext:value-type="float">
            <text:p>995</text:p>
          </table:table-cell>
          <table:table-cell table:number-columns-repeated="999"/>
        </table:table-row>
        <table:table-row table:style-name="ro9">
          <table:table-cell/>
          <table:table-cell table:style-name="ce476" office:value-type="string" calcext:value-type="string">
            <text:p>w2</text:p>
          </table:table-cell>
          <table:table-cell/>
          <table:table-cell table:style-name="ce484"/>
          <table:table-cell table:style-name="ce489" table:formula="of:=[.D8]+[.J8]*0.118*2" office:value-type="float" office:value="477.3" calcext:value-type="float">
            <text:p/>
          </table:table-cell>
          <table:table-cell table:style-name="ce490" table:number-columns-repeated="4"/>
          <table:table-cell table:style-name="ce512"/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size</text:p>
          </table:table-cell>
          <table:table-cell/>
          <table:table-cell table:style-name="ce560"/>
          <table:table-cell table:style-name="ce569" table:number-columns-repeated="2"/>
          <table:table-cell table:style-name="ce575" table:formula="of:=10^(LOG(ABS([.$S$8]))+SIGN([.S8])*[.$Y$14]*[.V6])" office:value-type="float" office:value="133.909438010703" calcext:value-type="float">
            <text:p/>
          </table:table-cell>
          <table:table-cell table:style-name="ce569"/>
          <table:table-cell table:style-name="ce581" table:formula="of:=10^(LOG([.Y8])-[.Y14]*0.118)" office:value-type="float" office:value="893.558594196128" calcext:value-type="float">
            <text:p/>
          </table:table-cell>
          <table:table-cell table:style-name="ce584"/>
          <table:table-cell table:number-columns-repeated="3"/>
          <table:table-cell office:value-type="float" office:value="0.382" calcext:value-type="float">
            <text:p>0.382</text:p>
          </table:table-cell>
          <table:table-cell table:number-columns-repeated="995"/>
        </table:table-row>
        <table:table-row table:style-name="ro9">
          <table:table-cell/>
          <table:table-cell table:style-name="ce477" office:value-type="string" calcext:value-type="string">
            <text:p>w3</text:p>
          </table:table-cell>
          <table:table-cell/>
          <table:table-cell table:style-name="ce484"/>
          <table:table-cell table:style-name="ce490"/>
          <table:table-cell table:style-name="ce494" table:formula="of:=[.J14]-[.J8]*0.618" office:value-type="float" office:value="466.35" calcext:value-type="float">
            <text:p/>
          </table:table-cell>
          <table:table-cell table:style-name="ce490" table:number-columns-repeated="3"/>
          <table:table-cell table:style-name="ce512"/>
          <table:table-cell table:style-name="ce523" table:formula="of:=[.J8]*[.E6]+[.F10]" office:value-type="float" office:value="437.7" calcext:value-type="float">
            <text:p/>
          </table:table-cell>
          <table:table-cell table:style-name="ce523" table:formula="of:=[.J8]*[.F6]+[.F10]" office:value-type="float" office:value="420" calcext:value-type="float">
            <text:p/>
          </table:table-cell>
          <table:table-cell table:style-name="ce523" table:formula="of:=[.J8]*[.G6]+[.F10]" office:value-type="float" office:value="391.35" calcext:value-type="float">
            <text:p/>
          </table:table-cell>
          <table:table-cell table:style-name="ce523" table:formula="of:=[.J8]*[.H6]+[.F10]" office:value-type="float" office:value="345" calcext:value-type="float">
            <text:p/>
          </table:table-cell>
          <table:table-cell/>
          <table:table-cell office:value-type="string" calcext:value-type="string">
            <text:p>retr</text:p>
          </table:table-cell>
          <table:table-cell office:value-type="string" calcext:value-type="string">
            <text:p>color</text:p>
          </table:table-cell>
          <table:table-cell/>
          <table:table-cell table:style-name="ce560"/>
          <table:table-cell table:style-name="ce569"/>
          <table:table-cell table:style-name="ce572" table:formula="of:=10^(LOG(ABS([.$S$8]))+SIGN([.$S$8])*[.$Y$14]*[.$U$6])" office:value-type="float" office:value="235.175879396985" calcext:value-type="float">
            <text:p/>
          </table:table-cell>
          <table:table-cell table:style-name="ce569"/>
          <table:table-cell table:style-name="ce579" table:formula="of:=10^(LOG([.Y8])-[.Y14]*0.382)" office:value-type="float" office:value="702.492319856311" calcext:value-type="float">
            <text:p/>
          </table:table-cell>
          <table:table-cell table:style-name="ce569"/>
          <table:table-cell table:style-name="ce584"/>
          <table:table-cell/>
          <table:table-cell table:style-name="ce588"/>
          <table:table-cell table:formula="of:=[.AB11]-[.AB12]" office:value-type="float" office:value="222" calcext:value-type="float">
            <text:p/>
          </table:table-cell>
          <table:table-cell table:formula="of:=[.AB10]/2" office:value-type="float" office:value="111" calcext:value-type="float">
            <text:p/>
          </table:table-cell>
          <table:table-cell table:number-columns-repeated="995"/>
        </table:table-row>
        <table:table-row table:style-name="ro9">
          <table:table-cell/>
          <table:table-cell table:style-name="ce478" office:value-type="string" calcext:value-type="string">
            <text:p>w4</text:p>
          </table:table-cell>
          <table:table-cell/>
          <table:table-cell table:style-name="ce484"/>
          <table:table-cell table:style-name="ce490" table:number-columns-repeated="2"/>
          <table:table-cell table:style-name="ce496" table:formula="of:=[.J14]-[.J8]*0.5" office:value-type="float" office:value="457.5" calcext:value-type="float">
            <text:p/>
          </table:table-cell>
          <table:table-cell table:style-name="ce490" table:number-columns-repeated="2"/>
          <table:table-cell table:style-name="ce512"/>
          <table:table-cell table:style-name="ce523" table:number-columns-repeated="4"/>
          <table:table-cell table:number-columns-repeated="2"/>
          <table:table-cell office:value-type="string" calcext:value-type="string">
            <text:p>waves</text:p>
          </table:table-cell>
          <table:table-cell/>
          <table:table-cell table:style-name="ce560"/>
          <table:table-cell table:style-name="ce494" table:formula="of:=10^(LOG(ABS([.$S$8]))+SIGN([.$S$8])*[.$Y$14]*[.$T$6])" office:value-type="float" office:value="333.099727051625" calcext:value-type="float">
            <text:p/>
          </table:table-cell>
          <table:table-cell table:style-name="ce569"/>
          <table:table-cell table:style-name="ce496" table:formula="of:=10^(LOG([.S14])+[.Y14]*0.5)" office:value-type="float" office:value="630.8724118235" calcext:value-type="float">
            <text:p/>
          </table:table-cell>
          <table:table-cell table:style-name="ce569" table:number-columns-repeated="2"/>
          <table:table-cell table:style-name="ce584"/>
          <table:table-cell table:number-columns-repeated="2"/>
          <table:table-cell office:value-type="float" office:value="555" calcext:value-type="float">
            <text:p>555</text:p>
          </table:table-cell>
          <table:table-cell table:formula="of:=10^[.AC15]" office:value-type="float" office:value="429.901151429023" calcext:value-type="float">
            <text:p/>
          </table:table-cell>
          <table:table-cell table:number-columns-repeated="995"/>
        </table:table-row>
        <table:table-row table:style-name="ro9">
          <table:table-cell/>
          <table:table-cell table:style-name="ce479" office:value-type="string" calcext:value-type="string">
            <text:p>w5</text:p>
          </table:table-cell>
          <table:table-cell/>
          <table:table-cell table:style-name="ce484"/>
          <table:table-cell table:style-name="ce490" table:number-columns-repeated="3"/>
          <table:table-cell table:style-name="ce499" table:formula="of:=[.J14]-[.J8]*0.382" office:value-type="float" office:value="448.65" calcext:value-type="float">
            <text:p/>
          </table:table-cell>
          <table:table-cell table:style-name="ce490"/>
          <table:table-cell table:style-name="ce512"/>
          <table:table-cell table:style-name="ce523"/>
          <table:table-cell table:style-name="ce523" table:formula="of:=[.J8]*[.F6]+[.H12]" office:value-type="float" office:value="402.3" calcext:value-type="float">
            <text:p/>
          </table:table-cell>
          <table:table-cell table:style-name="ce523" table:formula="of:=[.J8]*[.G6]+[.H12]" office:value-type="float" office:value="373.65" calcext:value-type="float">
            <text:p/>
          </table:table-cell>
          <table:table-cell table:style-name="ce523" table:formula="of:=[.J8]*[.H6]+[.H12]" office:value-type="float" office:value="327.3" calcext:value-type="float">
            <text:p/>
          </table:table-cell>
          <table:table-cell table:number-columns-repeated="4"/>
          <table:table-cell table:style-name="ce499" table:formula="of:=10^(LOG(ABS([.$S$8]))+SIGN([.$S$8])*[.$Y$14]*[.$S$6])" office:value-type="float" office:value="413.02312272959" calcext:value-type="float">
            <text:p/>
          </table:table-cell>
          <table:table-cell table:style-name="ce569"/>
          <table:table-cell table:style-name="ce573" table:formula="of:=10^(LOG([.S14])+[.Y14]*0.382)" office:value-type="float" office:value="566.554236609173" calcext:value-type="float">
            <text:p/>
          </table:table-cell>
          <table:table-cell table:style-name="ce569" table:number-columns-repeated="3"/>
          <table:table-cell table:style-name="ce584"/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996"/>
        </table:table-row>
        <table:table-row table:style-name="ro9">
          <table:table-cell/>
          <table:table-cell table:style-name="ce480" office:value-type="string" calcext:value-type="string">
            <text:p>wA</text:p>
          </table:table-cell>
          <table:table-cell/>
          <table:table-cell table:style-name="ce484"/>
          <table:table-cell table:style-name="ce490" table:number-columns-repeated="4"/>
          <table:table-cell table:style-name="ce503" table:formula="of:=[.J14]-[.J8]*0.118*2" office:value-type="float" office:value="437.7" calcext:value-type="float">
            <text:p/>
          </table:table-cell>
          <table:table-cell table:style-name="ce512"/>
          <table:table-cell table:style-name="ce523" table:number-columns-repeated="4"/>
          <table:table-cell table:number-columns-repeated="4"/>
          <table:table-cell table:style-name="ce560"/>
          <table:table-cell table:style-name="ce570" table:formula="of:=10^(LOG([.S14])-[.Y14]*0.118)" office:value-type="float" office:value="359.219535355227" calcext:value-type="float">
            <text:p/>
          </table:table-cell>
          <table:table-cell table:style-name="ce569" table:number-columns-repeated="4"/>
          <table:table-cell table:style-name="ce584"/>
          <table:table-cell table:number-columns-repeated="999"/>
        </table:table-row>
        <table:table-row table:style-name="ro9">
          <table:table-cell/>
          <table:table-cell table:style-name="ce478" office:value-type="string" calcext:value-type="string">
            <text:p>wB</text:p>
          </table:table-cell>
          <table:table-cell/>
          <table:table-cell table:style-name="ce485"/>
          <table:table-cell table:style-name="ce491" table:number-columns-repeated="5"/>
          <table:table-cell table:style-name="ce513" office:value-type="float" office:value="420" calcext:value-type="float">
            <text:p>420</text:p>
          </table:table-cell>
          <table:table-cell table:style-name="ce523" table:number-columns-repeated="4"/>
          <table:table-cell table:style-name="ce435" office:value-type="string" calcext:value-type="string">
            <text:p>base</text:p>
          </table:table-cell>
          <table:table-cell table:number-columns-repeated="3"/>
          <table:table-cell table:style-name="ce561" office:value-type="float" office:value="400" calcext:value-type="float">
            <text:p>400</text:p>
          </table:table-cell>
          <table:table-cell table:style-name="ce571" table:number-columns-repeated="5"/>
          <table:table-cell table:style-name="ce585" table:formula="of:=-LOG([.S14])+LOG([.Y8])" office:value-type="float" office:value="0.395763089417763" calcext:value-type="float">
            <text:p/>
          </table:table-cell>
          <table:table-cell table:number-columns-repeated="2"/>
          <table:table-cell table:formula="of:=LOG([.AB11])" office:value-type="float" office:value="2.74429298312268" calcext:value-type="float">
            <text:p/>
          </table:table-cell>
          <table:table-cell table:number-columns-repeated="996"/>
        </table:table-row>
        <table:table-row table:style-name="ro10">
          <table:table-cell/>
          <table:table-cell table:style-name="ce481" office:value-type="string" calcext:value-type="string">
            <text:p>wC</text:p>
          </table:table-cell>
          <table:table-cell table:number-columns-repeated="3"/>
          <table:table-cell table:style-name="ce435"/>
          <table:table-cell table:number-columns-repeated="4"/>
          <table:table-cell table:style-name="ce523" table:formula="of:=[.J8]*[.E6]+[.J14]" office:value-type="float" office:value="391.35" calcext:value-type="float">
            <text:p/>
          </table:table-cell>
          <table:table-cell table:style-name="ce523" table:number-columns-repeated="3"/>
          <table:table-cell table:style-name="ce435" office:value-type="string" calcext:value-type="string">
            <text:p>init</text:p>
          </table:table-cell>
          <table:table-cell table:number-columns-repeated="2"/>
          <table:table-cell table:style-name="ce418" office:value-type="string" calcext:value-type="string">
            <text:p>Exp</text:p>
          </table:table-cell>
          <table:table-cell table:number-columns-repeated="9"/>
          <table:table-cell table:formula="of:=LOG([.AB12])" office:value-type="float" office:value="2.52244423350632" calcext:value-type="float">
            <text:p/>
          </table:table-cell>
          <table:table-cell table:formula="of:=[.AB15]+[.AC16]" office:value-type="float" office:value="2.6333686083145" calcext:value-type="float">
            <text:p/>
          </table:table-cell>
          <table:table-cell table:number-columns-repeated="995"/>
        </table:table-row>
        <table:table-row table:style-name="ro9">
          <table:table-cell/>
          <table:table-cell table:style-name="ce482" office:value-type="string" calcext:value-type="string">
            <text:p>wX</text:p>
          </table:table-cell>
          <table:table-cell/>
          <table:table-cell table:style-name="ce486" table:formula="of:=-[.D22]+[.J16]" office:value-type="float" office:value="750" calcext:value-type="float">
            <text:p/>
          </table:table-cell>
          <table:table-cell table:style-name="ce488" table:number-columns-repeated="5"/>
          <table:table-cell table:style-name="ce514" office:value-type="float" office:value="1150" calcext:value-type="float">
            <text:p>1150</text:p>
          </table:table-cell>
          <table:table-cell table:style-name="ce523"/>
          <table:table-cell table:style-name="ce523" table:formula="of:=[.J8]*0.618+[.J14]" office:value-type="float" office:value="373.65" calcext:value-type="float">
            <text:p/>
          </table:table-cell>
          <table:table-cell table:style-name="ce523" table:number-columns-repeated="2"/>
          <table:table-cell table:style-name="ce435" office:value-type="string" calcext:value-type="string">
            <text:p>scale</text:p>
          </table:table-cell>
          <table:table-cell table:number-columns-repeated="3"/>
          <table:table-cell table:style-name="ce562" office:value-type="float" office:value="995" calcext:value-type="float">
            <text:p>995</text:p>
          </table:table-cell>
          <table:table-cell table:style-name="ce568" table:number-columns-repeated="5"/>
          <table:table-cell table:style-name="ce559" office:value-type="float" office:value="585" calcext:value-type="float">
            <text:p>585</text:p>
          </table:table-cell>
          <table:table-cell table:number-columns-repeated="2"/>
          <table:table-cell table:formula="of:=[.AB14]-[.AB15]" office:value-type="float" office:value="0.221848749616356" calcext:value-type="float">
            <text:p/>
          </table:table-cell>
          <table:table-cell table:formula="of:=[.AB16]/2" office:value-type="float" office:value="0.110924374808178" calcext:value-type="float">
            <text:p/>
          </table:table-cell>
          <table:table-cell table:number-columns-repeated="995"/>
        </table:table-row>
        <table:table-row table:style-name="ro9">
          <table:table-cell table:number-columns-repeated="3"/>
          <table:table-cell table:style-name="ce484"/>
          <table:table-cell table:style-name="ce490" table:number-columns-repeated="4"/>
          <table:table-cell table:style-name="ce503" table:formula="of:=[.J16]-[.J22]*2" office:value-type="float" office:value="973" calcext:value-type="float">
            <text:p/>
          </table:table-cell>
          <table:table-cell table:style-name="ce512"/>
          <table:table-cell table:style-name="ce523" table:number-columns-repeated="3"/>
          <table:table-cell table:style-name="ce523" table:formula="of:=[.J8]*1.618+[.J14]" office:value-type="float" office:value="298.65" calcext:value-type="float">
            <text:p/>
          </table:table-cell>
          <table:table-cell table:style-name="ce435" office:value-type="string" calcext:value-type="string">
            <text:p>log</text:p>
          </table:table-cell>
          <table:table-cell table:number-columns-repeated="3"/>
          <table:table-cell table:style-name="ce560"/>
          <table:table-cell table:style-name="ce489" table:formula="of:=10^(LOG([.S16])+[.S22])" office:value-type="float" office:value="966.089936298957" calcext:value-type="float">
            <text:p/>
          </table:table-cell>
          <table:table-cell table:style-name="ce569" table:number-columns-repeated="4"/>
          <table:table-cell table:style-name="ce499" table:formula="of:=10^(LOG(ABS([.$Y$16]))+SIGN([.$Y$16])*[.$T$21]*[.$S$6])" office:value-type="float" office:value="531.741675396559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484"/>
          <table:table-cell table:style-name="ce490" table:number-columns-repeated="3"/>
          <table:table-cell table:style-name="ce500" table:formula="of:=[.D22]+[.D16]*0.618" office:value-type="float" office:value="863.5" calcext:value-type="float">
            <text:p/>
          </table:table-cell>
          <table:table-cell table:style-name="ce490"/>
          <table:table-cell table:style-name="ce512"/>
          <table:table-cell table:number-columns-repeated="4"/>
          <table:table-cell office:value-type="float" office:value="555" calcext:value-type="float">
            <text:p>555</text:p>
          </table:table-cell>
          <table:table-cell table:formula="of:=10^[.P19]" office:value-type="float" office:value="496.561522050072" calcext:value-type="float">
            <text:p/>
          </table:table-cell>
          <table:table-cell table:number-columns-repeated="2"/>
          <table:table-cell table:style-name="ce560"/>
          <table:table-cell table:style-name="ce569"/>
          <table:table-cell table:style-name="ce495" table:formula="of:=10^(LOG([.Y22])-[.T21]*0.618)" office:value-type="float" office:value="904.415328238592" calcext:value-type="float">
            <text:p/>
          </table:table-cell>
          <table:table-cell table:style-name="ce569" table:number-columns-repeated="3"/>
          <table:table-cell table:style-name="ce494" table:formula="of:=10^(LOG(ABS([.$Y$16]))+SIGN([.$Y$16])*[.$T$21]*[.$T$6])" office:value-type="float" office:value="501.290707758102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484"/>
          <table:table-cell table:style-name="ce490" table:number-columns-repeated="2"/>
          <table:table-cell table:style-name="ce497" table:formula="of:=[.D22]+[.D16]*0.5" office:value-type="float" office:value="775" calcext:value-type="float">
            <text:p/>
          </table:table-cell>
          <table:table-cell table:style-name="ce490" table:number-columns-repeated="2"/>
          <table:table-cell table:style-name="ce512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formula="of:=LOG([.O18])" office:value-type="float" office:value="2.74429298312268" calcext:value-type="float">
            <text:p/>
          </table:table-cell>
          <table:table-cell table:formula="of:=[.O19]*0.618+1" office:value-type="float" office:value="2.69597306356981" calcext:value-type="float">
            <text:p/>
          </table:table-cell>
          <table:table-cell table:number-columns-repeated="2"/>
          <table:table-cell table:style-name="ce560"/>
          <table:table-cell table:style-name="ce569" table:number-columns-repeated="2"/>
          <table:table-cell table:style-name="ce496" table:formula="of:=10^(LOG([.Y22])-[.T21]*0.5)" office:value-type="float" office:value="878.137233010877" calcext:value-type="float">
            <text:p/>
          </table:table-cell>
          <table:table-cell table:style-name="ce569" table:number-columns-repeated="2"/>
          <table:table-cell table:style-name="ce572" table:formula="of:=10^(LOG(ABS([.$Y$16]))+SIGN([.$Y$16])*[.$T$21]*[.$U$6])" office:value-type="float" office:value="455.653266331658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484"/>
          <table:table-cell table:style-name="ce490"/>
          <table:table-cell table:style-name="ce495" table:formula="of:=[.D22]+[.D16]*0.382" office:value-type="float" office:value="686.5" calcext:value-type="float">
            <text:p/>
          </table:table-cell>
          <table:table-cell table:style-name="ce490" table:number-columns-repeated="3"/>
          <table:table-cell table:style-name="ce512"/>
          <table:table-cell/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table:formula="of:=[.O19]-1" office:value-type="float" office:value="1.74429298312268" calcext:value-type="float">
            <text:p/>
          </table:table-cell>
          <table:table-cell table:number-columns-repeated="3"/>
          <table:table-cell table:style-name="ce560"/>
          <table:table-cell table:style-name="ce569" table:number-columns-repeated="3"/>
          <table:table-cell table:style-name="ce499" table:formula="of:=10^(LOG([.Y22])-[.T21]*0.382)" office:value-type="float" office:value="852.622656785147" calcext:value-type="float">
            <text:p/>
          </table:table-cell>
          <table:table-cell table:style-name="ce569"/>
          <table:table-cell table:style-name="ce575" table:formula="of:=10^(LOG(ABS([.$Y$16]))+SIGN([.$Y$16])*[.$T$21]*[.$V$6])" office:value-type="float" office:value="390.452561319125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484"/>
          <table:table-cell table:style-name="ce492" table:formula="of:=[.D22]+[.J22]*2" office:value-type="float" office:value="577" calcext:value-type="float">
            <text:p/>
          </table:table-cell>
          <table:table-cell table:style-name="ce490" table:number-columns-repeated="4"/>
          <table:table-cell table:style-name="ce51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560"/>
          <table:table-cell table:style-name="ce511" table:formula="of:=LOG([.Y22])-LOG([.S16])" office:value-type="float" office:value="-0.108521378239415" calcext:value-type="float">
            <text:p/>
          </table:table-cell>
          <table:table-cell table:style-name="ce569" table:number-columns-repeated="3"/>
          <table:table-cell table:style-name="ce503" table:formula="of:=10^(LOG([.Y22])+ABS([.S22]))" office:value-type="float" office:value="798.191732494535" calcext:value-type="float">
            <text:p/>
          </table:table-cell>
          <table:table-cell table:style-name="ce578" table:formula="of:=10^(LOG(ABS([.$Y$16]))+SIGN([.$Y$16])*[.$T$21]*[.$W$6])" office:value-type="float" office:value="304.121341730977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3"/>
          <table:table-cell table:style-name="ce487" office:value-type="float" office:value="400" calcext:value-type="float">
            <text:p>400</text:p>
          </table:table-cell>
          <table:table-cell table:style-name="ce491" table:number-columns-repeated="5"/>
          <table:table-cell table:style-name="ce515" table:formula="of:=[.D16]*0.118" office:value-type="float" office:value="88.5" calcext:value-type="float">
            <text:p/>
          </table:table-cell>
          <table:table-cell/>
          <table:table-cell table:formula="of:=0.618*[.L20]+0.382*[.M20]" office:value-type="float" office:value="718" calcext:value-type="float">
            <text:p/>
          </table:table-cell>
          <table:table-cell table:formula="of:=0.382*LOG([.L20];[.N20])" office:value-type="float" office:value="28.0680511855989" calcext:value-type="float">
            <text:p/>
          </table:table-cell>
          <table:table-cell table:formula="of:=0.618*LOG([.M20];[.N20])" office:value-type="float" office:value="29.8603483991276" calcext:value-type="float">
            <text:p/>
          </table:table-cell>
          <table:table-cell table:number-columns-repeated="4"/>
          <table:table-cell table:style-name="ce563" table:formula="of:=[.T21]*0.118" office:value-type="float" office:value="-0.012805522632251" calcext:value-type="float">
            <text:p/>
          </table:table-cell>
          <table:table-cell table:style-name="ce571" table:number-columns-repeated="5"/>
          <table:table-cell table:style-name="ce586" office:value-type="float" office:value="775" calcext:value-type="float">
            <text:p>775</text:p>
          </table:table-cell>
          <table:table-cell table:number-columns-repeated="999"/>
        </table:table-row>
        <table:table-row table:style-name="ro7">
          <table:table-cell table:number-columns-repeated="11"/>
          <table:table-cell table:formula="of:=LOG([.L22];[.N20])" office:value-type="float" office:value="69.0007046734141" calcext:value-type="float">
            <text:p/>
          </table:table-cell>
          <table:table-cell table:formula="of:=[.M22]+[.N22]" office:value-type="float" office:value="57.9283995847266" calcext:value-type="float">
            <text:p/>
          </table:table-cell>
          <table:table-cell table:number-columns-repeated="1011"/>
        </table:table-row>
        <table:table-row table:style-name="ro7">
          <table:table-cell table:number-columns-repeated="13"/>
          <table:table-cell table:formula="of:=[.L23]-[.M23]" office:value-type="float" office:value="11.0723050886876" calcext:value-type="float">
            <text:p/>
          </table:table-cell>
          <table:table-cell table:number-columns-repeated="4"/>
          <table:table-cell table:formula="of:=LOG([.S16])" office:value-type="float" office:value="2.99782308074573" calcext:value-type="float">
            <text:p/>
          </table:table-cell>
          <table:table-cell table:number-columns-repeated="1005"/>
        </table:table-row>
        <table:table-row table:style-name="ro7">
          <table:table-cell table:number-columns-repeated="21"/>
          <table:table-cell office:value-type="float" office:value="0.3" calcext:value-type="float">
            <text:p>0.3</text:p>
          </table:table-cell>
          <table:table-cell table:number-columns-repeated="2"/>
          <table:table-cell table:formula="of:=LOG([.Y22])" office:value-type="float" office:value="2.88930170250631" calcext:value-type="float">
            <text:p/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0"/>
          <table:table-cell table:formula="of:=[.S24]-[.Y25]" office:value-type="float" office:value="0.108521378239415" calcext:value-type="float">
            <text:p/>
          </table:table-cell>
          <table:table-cell table:formula="of:=[.U27]*[.V25]" office:value-type="float" office:value="0.0325564134718245" calcext:value-type="float">
            <text:p/>
          </table:table-cell>
          <table:table-cell table:formula="of:=[.V27]+[.Y25]" office:value-type="float" office:value="2.92185811597813" calcext:value-type="float">
            <text:p/>
          </table:table-cell>
          <table:table-cell/>
          <table:table-cell table:formula="of:=[.W27]+[.Y25]" office:value-type="float" office:value="5.81115981848444" calcext:value-type="float">
            <text:p/>
          </table:table-cell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office:value-type="string" calcext:value-type="string">
            <text:p>fiborainbow</text:p>
          </table:table-cell>
          <table:table-cell table:number-columns-repeated="13"/>
          <table:table-cell table:formula="of:=10^[.W27]" office:value-type="float" office:value="835.330071285363" calcext:value-type="float">
            <text:p/>
          </table:table-cell>
          <table:table-cell table:formula="of:=10^[.Y27]" office:value-type="float" office:value="647380.805246156" calcext:value-type="float">
            <text:p/>
          </table:table-cell>
          <table:table-cell table:number-columns-repeated="999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516" office:value-type="float" office:value="0.382" calcext:value-type="float">
            <text:p>0.382</text:p>
          </table:table-cell>
          <table:table-cell table:style-name="ce524" office:value-type="float" office:value="0.618" calcext:value-type="float">
            <text:p>0.618</text:p>
          </table:table-cell>
          <table:table-cell table:style-name="ce526" office:value-type="float" office:value="1" calcext:value-type="float">
            <text:p>1</text:p>
          </table:table-cell>
          <table:table-cell table:style-name="ce533" office:value-type="float" office:value="1.618" calcext:value-type="float">
            <text:p>1.618</text:p>
          </table:table-cell>
          <table:table-cell table:style-name="ce539" office:value-type="float" office:value="2.618" calcext:value-type="float">
            <text:p>2.618</text:p>
          </table:table-cell>
          <table:table-cell table:number-columns-repeated="1010"/>
        </table:table-row>
        <table:table-row table:style-name="ro7">
          <table:table-cell table:number-columns-repeated="4"/>
          <table:table-cell table:style-name="Default"/>
          <table:table-cell table:number-columns-repeated="4"/>
          <table:table-cell table:style-name="ce435"/>
          <table:table-cell table:number-columns-repeated="1014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4" office:value-type="float" office:value="610" calcext:value-type="float">
            <text:p>610</text:p>
          </table:table-cell>
          <table:table-cell table:style-name="ce488" table:number-columns-repeated="5"/>
          <table:table-cell table:style-name="ce486" table:formula="of:=-[.I$41]+[.I$35]" office:value-type="float" office:value="210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5" table:formula="of:=[.$I35]-[.$O35]*0.118*2" office:value-type="float" office:value="560.44" calcext:value-type="float">
            <text:p/>
          </table:table-cell>
          <table:table-cell table:style-name="ce490"/>
          <table:table-cell/>
          <table:table-cell table:style-name="ce490" table:number-columns-repeated="2"/>
          <table:table-cell/>
          <table:table-cell table:style-name="ce544" table:formula="of:=([.$O41]-[.$O35]*[.$N33])" office:value-type="float" office:value="365.22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/>
          <table:table-cell table:style-name="ce498" table:formula="of:=([.$I$37]-[.$O$35]*[.$L$33])" office:value-type="float" office:value="319.78" calcext:value-type="float">
            <text:p/>
          </table:table-cell>
          <table:table-cell table:style-name="ce501" table:formula="of:=([.$I$37]-[.$O$35]*[.$J$33])" office:value-type="float" office:value="449.56" calcext:value-type="float">
            <text:p/>
          </table:table-cell>
          <table:table-cell table:style-name="ce500" table:formula="of:=[.I41]+[.O35]*0.618" office:value-type="float" office:value="529.78" calcext:value-type="float">
            <text:p/>
          </table:table-cell>
          <table:table-cell table:style-name="ce501" table:formula="of:=([.$I$37]-[.$O$35]*[.$J$33])" office:value-type="float" office:value="449.56" calcext:value-type="float">
            <text:p/>
          </table:table-cell>
          <table:table-cell table:style-name="ce490"/>
          <table:table-cell table:style-name="ce498" table:formula="of:=([.$I$37]-[.$O$35]*[.$L$33])" office:value-type="float" office:value="319.78" calcext:value-type="float">
            <text:p/>
          </table:table-cell>
          <table:table-cell table:style-name="ce534" table:formula="of:=([.$I$37]-[.$O$35]*[.$M$33])" office:value-type="float" office:value="190" calcext:value-type="float">
            <text:p/>
          </table:table-cell>
          <table:table-cell table:style-name="ce490"/>
          <table:table-cell table:style-name="ce534" table:formula="of:=([.$O41]-[.$O35]*[.$M33])" office:value-type="float" office:value="575.22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97" table:formula="of:=[.$I41]+[.$O35]*0.5" office:value-type="float" office:value="505" calcext:value-type="float">
            <text:p/>
          </table:table-cell>
          <table:table-cell table:style-name="ce501" table:formula="of:=([.$I$38]-[.$O$35]*[.$J$33])" office:value-type="float" office:value="424.78" calcext:value-type="float">
            <text:p/>
          </table:table-cell>
          <table:table-cell table:style-name="ce502" table:formula="of:=([.$I$38]-[.$O$35]*[.$K$33])" office:value-type="float" office:value="375.22" calcext:value-type="float">
            <text:p/>
          </table:table-cell>
          <table:table-cell table:style-name="ce498" table:formula="of:=([.$I$38]-[.$O$35]*[.$L$33])" office:value-type="float" office:value="295" calcext:value-type="float">
            <text:p/>
          </table:table-cell>
          <table:table-cell table:style-name="ce534" table:formula="of:=([.$I$38]-[.$O$35]*[.$M$33])" office:value-type="float" office:value="165.22" calcext:value-type="float">
            <text:p/>
          </table:table-cell>
          <table:table-cell table:style-name="ce490"/>
          <table:table-cell table:style-name="ce498" table:formula="of:=([.$O41]-[.$O35]*[.$L33])" office:value-type="float" office:value="705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/>
          <table:table-cell table:style-name="ce498" table:formula="of:=([.$I$39]-[.$O$35]*[.$L$33])" office:value-type="float" office:value="270.22" calcext:value-type="float">
            <text:p/>
          </table:table-cell>
          <table:table-cell table:style-name="ce502" table:formula="of:=([.$I$39]-[.$O$35]*[.$K$33])" office:value-type="float" office:value="350.44" calcext:value-type="float">
            <text:p/>
          </table:table-cell>
          <table:table-cell table:style-name="ce495" table:formula="of:=[.$I41]+[.$O35]*0.382" office:value-type="float" office:value="480.22" calcext:value-type="float">
            <text:p/>
          </table:table-cell>
          <table:table-cell table:style-name="ce490"/>
          <table:table-cell table:style-name="ce502" table:formula="of:=([.$I$39]-[.$O$35]*[.$K$33])" office:value-type="float" office:value="350.44" calcext:value-type="float">
            <text:p/>
          </table:table-cell>
          <table:table-cell table:style-name="ce498" table:formula="of:=([.$I$39]-[.$O$35]*[.$L$33])" office:value-type="float" office:value="270.22" calcext:value-type="float">
            <text:p/>
          </table:table-cell>
          <table:table-cell table:style-name="ce534" table:formula="of:=([.$I$39]-[.$O$35]*[.$M$33])" office:value-type="float" office:value="140.44" calcext:value-type="float">
            <text:p/>
          </table:table-cell>
          <table:table-cell table:style-name="ce490"/>
          <table:table-cell table:style-name="ce502" table:formula="of:=([.$O41]-[.$O35]*[.$K33])" office:value-type="float" office:value="785.22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6" table:formula="of:=[.$I41]+[.$O35]*0.118*2" office:value-type="float" office:value="449.56" calcext:value-type="float">
            <text:p/>
          </table:table-cell>
          <table:table-cell table:style-name="ce490" table:number-columns-repeated="5"/>
          <table:table-cell table:style-name="ce501" table:formula="of:=([.$O41]-[.$O35]*[.$J33])" office:value-type="float" office:value="834.78" calcext:value-type="float">
            <text:p/>
          </table:table-cell>
          <table:table-cell table:number-columns-repeated="100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7" office:value-type="float" office:value="400" calcext:value-type="float">
            <text:p>400</text:p>
          </table:table-cell>
          <table:table-cell table:style-name="ce491" table:number-columns-repeated="5"/>
          <table:table-cell table:style-name="ce545" office:value-type="float" office:value="915" calcext:value-type="float">
            <text:p>915</text:p>
          </table:table-cell>
          <table:table-cell table:number-columns-repeated="1009"/>
        </table:table-row>
        <table:table-row table:style-name="ro7">
          <table:table-cell table:number-columns-repeated="14"/>
          <table:table-cell office:value-type="string" calcext:value-type="string">
            <text:p>override</text:p>
          </table:table-cell>
          <table:table-cell table:number-columns-repeated="1009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517" office:value-type="float" office:value="0.382" calcext:value-type="float">
            <text:p>0.382</text:p>
          </table:table-cell>
          <table:table-cell table:style-name="ce525" office:value-type="float" office:value="0.618" calcext:value-type="float">
            <text:p>0.618</text:p>
          </table:table-cell>
          <table:table-cell table:style-name="ce527" office:value-type="float" office:value="1" calcext:value-type="float">
            <text:p>1</text:p>
          </table:table-cell>
          <table:table-cell table:style-name="ce535" office:value-type="float" office:value="1.618" calcext:value-type="float">
            <text:p>1.618</text:p>
          </table:table-cell>
          <table:table-cell table:style-name="ce540" office:value-type="float" office:value="2.618" calcext:value-type="float">
            <text:p>2.618</text:p>
          </table:table-cell>
          <table:table-cell table:number-columns-repeated="5"/>
          <table:table-cell table:style-name="ce517" office:value-type="float" office:value="0.382" calcext:value-type="float">
            <text:p>0.382</text:p>
          </table:table-cell>
          <table:table-cell table:style-name="ce525" office:value-type="float" office:value="0.618" calcext:value-type="float">
            <text:p>0.618</text:p>
          </table:table-cell>
          <table:table-cell table:style-name="ce527" office:value-type="float" office:value="1" calcext:value-type="float">
            <text:p>1</text:p>
          </table:table-cell>
          <table:table-cell table:style-name="ce535" office:value-type="float" office:value="1.618" calcext:value-type="float">
            <text:p>1.618</text:p>
          </table:table-cell>
          <table:table-cell table:style-name="ce540" office:value-type="float" office:value="2.618" calcext:value-type="float">
            <text:p>2.618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4"/>
          <table:table-cell table:style-name="Default"/>
          <table:table-cell table:number-columns-repeated="10"/>
          <table:table-cell table:style-name="ce486" table:formula="of:=-[.I$56]-[.I$50]" office:value-type="float" office:value="210" calcext:value-type="float">
            <text:p/>
          </table:table-cell>
          <table:table-cell table:number-columns-repeated="7"/>
          <table:table-cell table:style-name="ce582"/>
          <table:table-cell table:number-columns-repeated="1000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4" office:value-type="float" office:value="-610" calcext:value-type="float">
            <text:p>-610</text:p>
          </table:table-cell>
          <table:table-cell table:style-name="ce509" table:formula="of:=ABS([.I50])+[.P49]*[.J46]" office:value-type="float" office:value="690.22" calcext:value-type="float">
            <text:p/>
          </table:table-cell>
          <table:table-cell table:style-name="ce502" table:formula="of:=ABS([.I50])+[.P49]*[.K46]" office:value-type="float" office:value="739.78" calcext:value-type="float">
            <text:p/>
          </table:table-cell>
          <table:table-cell table:style-name="ce488"/>
          <table:table-cell table:style-name="ce534" table:formula="of:=ABS([.I50])+[.P49]*[.M46]" office:value-type="float" office:value="949.78" calcext:value-type="float">
            <text:p/>
          </table:table-cell>
          <table:table-cell table:style-name="ce488" table:number-columns-repeated="2"/>
          <table:table-cell/>
          <table:table-cell table:formula="of:=-[.S50]+[.Y56]" office:value-type="float" office:value="354" calcext:value-type="float">
            <text:p/>
          </table:table-cell>
          <table:table-cell/>
          <table:table-cell table:style-name="ce564" table:formula="of:=-[.S$56]+[.Y$50]" office:value-type="float" office:value="210" calcext:value-type="float">
            <text:p/>
          </table:table-cell>
          <table:table-cell table:style-name="ce488" table:number-columns-repeated="3"/>
          <table:table-cell table:style-name="ce565" table:formula="of:=[.W52]+[.S50]*[.W46]" office:value-type="float" office:value="869.56" calcext:value-type="float">
            <text:p/>
          </table:table-cell>
          <table:table-cell table:style-name="ce488"/>
          <table:table-cell table:style-name="ce504" office:value-type="float" office:value="610" calcext:value-type="float">
            <text:p>610</text:p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8" table:formula="of:=ABS([.$I50])-[.$P49]*0.118*2" office:value-type="float" office:value="560.44" calcext:value-type="float">
            <text:p/>
          </table:table-cell>
          <table:table-cell table:style-name="ce490"/>
          <table:table-cell/>
          <table:table-cell table:style-name="ce490" table:number-columns-repeated="2"/>
          <table:table-cell/>
          <table:table-cell table:style-name="ce544" table:formula="of:=([.$O56]+[.$P49]*[.$N46])" office:value-type="float" office:value="1059.78" calcext:value-type="float">
            <text:p/>
          </table:table-cell>
          <table:table-cell table:number-columns-repeated="3"/>
          <table:table-cell table:style-name="ce484"/>
          <table:table-cell table:style-name="ce490"/>
          <table:table-cell table:style-name="ce565" table:formula="of:=[.U54]+[.S50]*[.W46]" office:value-type="float" office:value="820" calcext:value-type="float">
            <text:p/>
          </table:table-cell>
          <table:table-cell table:style-name="ce576"/>
          <table:table-cell table:style-name="ce566" table:formula="of:=[.W52]+[.S50]*[.U46]" office:value-type="float" office:value="659.56" calcext:value-type="float">
            <text:p/>
          </table:table-cell>
          <table:table-cell table:style-name="ce583" table:formula="of:=ABS([.$Y50])-[.$S50]*0.118*2" office:value-type="float" office:value="560.44" calcext:value-type="float">
            <text:p/>
          </table:table-cell>
          <table:table-cell table:style-name="ce512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9" table:formula="of:=[.I56]+[.P49]*0.618" office:value-type="float" office:value="529.78" calcext:value-type="float">
            <text:p/>
          </table:table-cell>
          <table:table-cell table:style-name="ce490"/>
          <table:table-cell table:style-name="ce502" table:formula="of:=[.I52]+[.P49]*[.K46]" office:value-type="float" office:value="659.56" calcext:value-type="float">
            <text:p/>
          </table:table-cell>
          <table:table-cell table:style-name="ce498" table:formula="of:=[.I52]+[.P49]*[.L46]" office:value-type="float" office:value="739.78" calcext:value-type="float">
            <text:p/>
          </table:table-cell>
          <table:table-cell table:style-name="ce534" table:formula="of:=[.I52]+[.P49]*[.M46]" office:value-type="float" office:value="869.56" calcext:value-type="float">
            <text:p/>
          </table:table-cell>
          <table:table-cell table:style-name="ce490"/>
          <table:table-cell table:style-name="ce534" table:formula="of:=([.$O56]+[.$P49]*[.$M46])" office:value-type="float" office:value="849.78" calcext:value-type="float">
            <text:p/>
          </table:table-cell>
          <table:table-cell table:number-columns-repeated="3"/>
          <table:table-cell table:style-name="ce565" table:formula="of:=[.Y50]+[.S50]*[.W46]" office:value-type="float" office:value="949.78" calcext:value-type="float">
            <text:p/>
          </table:table-cell>
          <table:table-cell table:style-name="ce490"/>
          <table:table-cell table:style-name="ce574" table:formula="of:=[.U54]+[.S50]" office:value-type="float" office:value="690.22" calcext:value-type="float">
            <text:p/>
          </table:table-cell>
          <table:table-cell table:style-name="ce576"/>
          <table:table-cell table:style-name="ce567" table:formula="of:=[.S56]+[.S50]*0.618" office:value-type="float" office:value="529.78" calcext:value-type="float">
            <text:p/>
          </table:table-cell>
          <table:table-cell table:style-name="ce576"/>
          <table:table-cell table:style-name="ce544" table:formula="of:=[.Y56]+[.S50]*[.X46]" office:value-type="float" office:value="1113.78" calcext:value-type="float">
            <text:p/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497" table:formula="of:=[.$I56]+[.$P49]*0.5" office:value-type="float" office:value="505" calcext:value-type="float">
            <text:p/>
          </table:table-cell>
          <table:table-cell table:style-name="ce490"/>
          <table:table-cell/>
          <table:table-cell table:style-name="ce490" table:number-columns-repeated="3"/>
          <table:table-cell table:style-name="ce498" table:formula="of:=([.$O56]+[.$P49]*[.$L46])" office:value-type="float" office:value="720" calcext:value-type="float">
            <text:p/>
          </table:table-cell>
          <table:table-cell table:number-columns-repeated="3"/>
          <table:table-cell table:style-name="ce566" table:formula="of:=[.Y50]+[.S50]*[.U46]" office:value-type="float" office:value="739.78" calcext:value-type="float">
            <text:p/>
          </table:table-cell>
          <table:table-cell table:style-name="ce490"/>
          <table:table-cell table:style-name="ce567" table:formula="of:=[.U54]+[.S50]*[.T46]" office:value-type="float" office:value="560.44" calcext:value-type="float">
            <text:p/>
          </table:table-cell>
          <table:table-cell table:style-name="ce577" table:formula="of:=[.$S56]+[.$S50]*0.5" office:value-type="float" office:value="505" calcext:value-type="float">
            <text:p/>
          </table:table-cell>
          <table:table-cell table:style-name="ce490"/>
          <table:table-cell table:style-name="ce565" table:formula="of:=[.Y56]+[.S50]*[.W46]" office:value-type="float" office:value="903.78" calcext:value-type="float">
            <text:p/>
          </table:table-cell>
          <table:table-cell table:style-name="ce512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2" table:formula="of:=[.$I56]+[.$P49]*0.382" office:value-type="float" office:value="480.22" calcext:value-type="float">
            <text:p/>
          </table:table-cell>
          <table:table-cell table:style-name="ce509" table:formula="of:=[.I54]+[.P49]*[.J46]" office:value-type="float" office:value="560.44" calcext:value-type="float">
            <text:p/>
          </table:table-cell>
          <table:table-cell/>
          <table:table-cell table:style-name="ce498" table:formula="of:=[.I54]+[.P49]*[.L46]" office:value-type="float" office:value="690.22" calcext:value-type="float">
            <text:p/>
          </table:table-cell>
          <table:table-cell table:style-name="ce534" table:formula="of:=[.I54]+[.P49]*[.M46]" office:value-type="float" office:value="820" calcext:value-type="float">
            <text:p/>
          </table:table-cell>
          <table:table-cell table:style-name="ce490"/>
          <table:table-cell table:style-name="ce502" table:formula="of:=([.$O56]+[.$P49]*[.$K46])" office:value-type="float" office:value="639.78" calcext:value-type="float">
            <text:p/>
          </table:table-cell>
          <table:table-cell table:number-columns-repeated="3"/>
          <table:table-cell table:style-name="ce567" table:formula="of:=[.Y50]+[.S50]*[.T46]" office:value-type="float" office:value="690.22" calcext:value-type="float">
            <text:p/>
          </table:table-cell>
          <table:table-cell table:style-name="ce490"/>
          <table:table-cell table:style-name="ce566" table:formula="of:=[.$S56]+[.$S50]*0.382" office:value-type="float" office:value="480.22" calcext:value-type="float">
            <text:p/>
          </table:table-cell>
          <table:table-cell table:style-name="ce576"/>
          <table:table-cell table:style-name="ce574" table:formula="of:=[.Y56]+[.S50]*[.V46]" office:value-type="float" office:value="774" calcext:value-type="float">
            <text:p/>
          </table:table-cell>
          <table:table-cell table:style-name="ce490"/>
          <table:table-cell table:style-name="ce512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10" table:formula="of:=[.$I56]+[.$P49]*0.118*2" office:value-type="float" office:value="449.56" calcext:value-type="float">
            <text:p/>
          </table:table-cell>
          <table:table-cell/>
          <table:table-cell table:style-name="ce490" table:number-columns-repeated="4"/>
          <table:table-cell table:style-name="ce501" table:formula="of:=([.$O56]+[.$P49]*[.$J46])" office:value-type="float" office:value="590.22" calcext:value-type="float">
            <text:p/>
          </table:table-cell>
          <table:table-cell table:number-columns-repeated="3"/>
          <table:table-cell table:style-name="ce484"/>
          <table:table-cell table:style-name="ce570" table:formula="of:=[.$S56]+[.$S50]*0.118*2" office:value-type="float" office:value="449.56" calcext:value-type="float">
            <text:p/>
          </table:table-cell>
          <table:table-cell table:style-name="ce490"/>
          <table:table-cell table:style-name="ce566" table:formula="of:=[.Y56]+[.S50]*[.U46]" office:value-type="float" office:value="693.78" calcext:value-type="float">
            <text:p/>
          </table:table-cell>
          <table:table-cell table:style-name="ce490" table:number-columns-repeated="2"/>
          <table:table-cell table:style-name="ce512"/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507" office:value-type="float" office:value="400" calcext:value-type="float">
            <text:p>400</text:p>
          </table:table-cell>
          <table:table-cell table:style-name="ce491" table:number-columns-repeated="5"/>
          <table:table-cell table:style-name="ce546" office:value-type="float" office:value="510" calcext:value-type="float">
            <text:p>510</text:p>
          </table:table-cell>
          <table:table-cell table:number-columns-repeated="3"/>
          <table:table-cell table:style-name="ce507" office:value-type="float" office:value="400" calcext:value-type="float">
            <text:p>400</text:p>
          </table:table-cell>
          <table:table-cell table:style-name="ce491"/>
          <table:table-cell table:style-name="ce567" table:formula="of:=[.Y56]+[.S50]*[.T46]" office:value-type="float" office:value="644.22" calcext:value-type="float">
            <text:p/>
          </table:table-cell>
          <table:table-cell table:style-name="ce491" table:number-columns-repeated="3"/>
          <table:table-cell table:style-name="ce587" office:value-type="float" office:value="564" calcext:value-type="float">
            <text:p>564</text:p>
          </table:table-cell>
          <table:table-cell table:number-columns-repeated="999"/>
        </table:table-row>
        <table:table-row table:style-name="ro9">
          <table:table-cell table:number-columns-repeated="4"/>
          <table:table-cell table:style-name="Default"/>
          <table:table-cell table:number-columns-repeated="1019"/>
        </table:table-row>
        <table:table-row table:style-name="ro7" table:number-rows-repeated="1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failsafe" table:style-name="ta1">
        <office:forms form:automatic-focus="false" form:apply-design-mode="false"/>
        <table:shapes>
          <draw:frame draw:z-index="0" draw:style-name="gr1" draw:text-style-name="P1" svg:width="159.99mm" svg:height="89.99mm" svg:x="158.91mm" svg:y="110.12mm">
            <draw:object draw:notify-on-update-of-ranges="2failsafe.I13:2failsafe.I25 2failsafe.K13:2failsafe.K24 2failsafe.I13:2failsafe.I24 2failsafe.J13:2failsafe.J2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9" table:default-cell-style-name="Default"/>
        <table:table-column table:style-name="co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2"/>
          <table:table-cell table:style-name="ce590" table:number-columns-repeated="3"/>
          <table:table-cell table:style-name="ce589"/>
          <table:table-cell table:number-columns-repeated="7"/>
          <table:table-cell office:value-type="string" calcext:value-type="string">
            <text:p>redrum</text:p>
          </table:table-cell>
        </table:table-row>
        <table:table-row table:style-name="ro3">
          <table:table-cell/>
          <table:table-cell table:style-name="ce589" table:number-columns-repeated="2"/>
          <table:table-cell table:number-columns-repeated="2"/>
          <table:table-cell office:value-type="string" calcext:value-type="string">
            <text:p>failsafe</text:p>
          </table:table-cell>
          <table:table-cell office:value-type="string" calcext:value-type="string">
            <text:p>freefall</text:p>
          </table:table-cell>
          <table:table-cell table:number-columns-repeated="7"/>
        </table:table-row>
        <table:table-row table:style-name="ro3">
          <table:table-cell/>
          <table:table-cell table:style-name="ce589"/>
          <table:table-cell table:style-name="ce591" office:value-type="string" calcext:value-type="string">
            <text:p>im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4"/>
          <table:table-cell office:value-type="string" calcext:value-type="string">
            <text:p>margincall</text:p>
          </table:table-cell>
          <table:table-cell table:number-columns-repeated="6"/>
        </table:table-row>
        <table:table-row table:style-name="ro1">
          <table:table-cell/>
          <table:table-cell table:style-name="ce589" table:number-columns-repeated="2"/>
          <table:table-cell table:number-columns-repeated="11"/>
        </table:table-row>
        <table:table-row table:style-name="ro3">
          <table:table-cell/>
          <table:table-cell table:style-name="ce589" table:number-columns-repeated="2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exit</text:p>
          </table:table-cell>
          <table:table-cell office:value-type="string" calcext:value-type="string">
            <text:p>redrum</text:p>
          </table:table-cell>
          <table:table-cell office:value-type="float" office:value="0.33" calcext:value-type="float">
            <text:p>0.3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18" office:value-type="string" calcext:value-type="string">
            <text:p>arithm</text:p>
          </table:table-cell>
          <table:table-cell table:style-name="ce418" office:value-type="string" calcext:value-type="string">
            <text:p>geom</text:p>
          </table:table-cell>
          <table:table-cell/>
          <table:table-cell office:value-type="string" calcext:value-type="string">
            <text:p>breakeve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ccum</text:p>
          </table:table-cell>
          <table:table-cell table:number-columns-repeated="6"/>
          <table:table-cell table:style-name="ce418" office:value-type="string" calcext:value-type="string">
            <text:p>sum</text:p>
          </table:table-cell>
          <table:table-cell table:style-name="ce418" office:value-type="string" calcext:value-type="string">
            <text:p>mul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sd</text:p>
          </table:table-cell>
          <table:table-cell office:value-type="float" office:value="1000000" calcext:value-type="float">
            <text:p>1000000</text:p>
          </table:table-cell>
          <table:table-cell/>
          <table:table-cell table:formula="of:=[.C11]/[.C19]" office:value-type="float" office:value="1923.07692307692" calcext:value-type="float">
            <text:p/>
          </table:table-cell>
          <table:table-cell table:number-columns-repeated="3"/>
          <table:table-cell table:style-name="ce418" office:value-type="string" calcext:value-type="string">
            <text:p>eq</text:p>
          </table:table-cell>
          <table:table-cell table:style-name="ce418" office:value-type="string" calcext:value-type="string">
            <text:p>dd</text:p>
          </table:table-cell>
          <table:table-cell table:style-name="ce418" office:value-type="string" calcext:value-type="string">
            <text:p>b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tc</text:p>
          </table:table-cell>
          <table:table-cell office:value-type="float" office:value="4000" calcext:value-type="float">
            <text:p>4000</text:p>
          </table:table-cell>
          <table:table-cell office:value-type="float" office:value="-1000" calcext:value-type="float">
            <text:p>-1000</text:p>
          </table:table-cell>
          <table:table-cell table:formula="of:=[.C12]*[.C19]" office:value-type="float" office:value="2080000" calcext:value-type="float">
            <text:p/>
          </table:table-cell>
          <table:table-cell table:number-columns-repeated="3"/>
          <table:table-cell table:style-name="ce418" table:number-columns-repeated="2"/>
          <table:table-cell table:style-name="ce592"/>
          <table:table-cell table:number-columns-repeated="3"/>
        </table:table-row>
        <table:table-row table:style-name="ro3">
          <table:table-cell table:number-columns-repeated="4"/>
          <table:table-cell table:formula="of:=[.C12]+[.D12]" office:value-type="float" office:value="3000" calcext:value-type="float">
            <text:p/>
          </table:table-cell>
          <table:table-cell table:number-columns-repeated="3"/>
          <table:table-cell table:style-name="ce593" office:value-type="float" office:value="2.618" calcext:value-type="float">
            <text:p>2.618</text:p>
          </table:table-cell>
          <table:table-cell table:style-name="ce604" table:formula="of:=[.I13]-1" office:value-type="float" office:value="1.618" calcext:value-type="float">
            <text:p/>
          </table:table-cell>
          <table:table-cell table:style-name="ce614" table:formula="of:=([.I13]-1)/[.I13]" office:value-type="float" office:value="0.618029029793736" calcext:value-type="float">
            <text:p/>
          </table:table-cell>
          <table:table-cell table:number-columns-repeated="3"/>
        </table:table-row>
        <table:table-row table:style-name="ro3">
          <table:table-cell/>
          <table:table-cell table:formula="of:=[.E11]/[.C12]-1" office:value-type="float" office:value="-0.519230769230769" calcext:value-type="float">
            <text:p/>
          </table:table-cell>
          <table:table-cell table:formula="of:=[.E11]/[.E13]-1" office:value-type="float" office:value="-0.358974358974359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94" office:value-type="float" office:value="2" calcext:value-type="float">
            <text:p>2</text:p>
          </table:table-cell>
          <table:table-cell table:style-name="ce605" table:formula="of:=[.I14]-1" office:value-type="float" office:value="1" calcext:value-type="float">
            <text:p/>
          </table:table-cell>
          <table:table-cell table:style-name="ce615" table:formula="of:=([.I14]-1)/[.I14]" office:value-type="float" office:value="0.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3"/>
          <table:table-cell table:style-name="ce595" office:value-type="float" office:value="1.618" calcext:value-type="float">
            <text:p>1.618</text:p>
          </table:table-cell>
          <table:table-cell table:style-name="ce606" table:formula="of:=[.I15]-1" office:value-type="float" office:value="0.618" calcext:value-type="float">
            <text:p/>
          </table:table-cell>
          <table:table-cell table:style-name="ce616" table:formula="of:=([.I15]-1)/[.I15]" office:value-type="float" office:value="0.381953028430161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596" office:value-type="float" office:value="1" calcext:value-type="float">
            <text:p>1</text:p>
          </table:table-cell>
          <table:table-cell table:style-name="ce607" table:formula="of:=[.I16]-1" office:value-type="float" office:value="0" calcext:value-type="float">
            <text:p/>
          </table:table-cell>
          <table:table-cell table:style-name="ce617" table:formula="of:=([.I16]-1)/[.I16]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597" office:value-type="float" office:value="0.98" calcext:value-type="float">
            <text:p>0.98</text:p>
          </table:table-cell>
          <table:table-cell table:style-name="ce608" table:formula="of:=[.I17]-1" office:value-type="float" office:value="-0.02" calcext:value-type="float">
            <text:p/>
          </table:table-cell>
          <table:table-cell table:style-name="ce618" table:formula="of:=([.I17]-1)/[.I17]" office:value-type="float" office:value="-0.0204081632653061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550" calcext:value-type="float">
            <text:p>550</text:p>
          </table:table-cell>
          <table:table-cell table:formula="of:=[.C19]-[.C18]" office:value-type="float" office:value="-30" calcext:value-type="float">
            <text:p/>
          </table:table-cell>
          <table:table-cell table:number-columns-repeated="4"/>
          <table:table-cell table:style-name="ce598" office:value-type="float" office:value="0.95" calcext:value-type="float">
            <text:p>0.95</text:p>
          </table:table-cell>
          <table:table-cell table:style-name="ce609" table:formula="of:=[.I18]-1" office:value-type="float" office:value="-0.0499999999999999" calcext:value-type="float">
            <text:p/>
          </table:table-cell>
          <table:table-cell table:style-name="ce619" table:formula="of:=([.I18]-1)/[.I18]" office:value-type="float" office:value="-0.0526315789473683" calcext:value-type="float">
            <text:p/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oi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table:style-name="ce592" table:formula="of:=[.E20]/[.C20]" office:value-type="float" office:value="-0.372340425531915" calcext:value-type="float">
            <text:p/>
          </table:table-cell>
          <table:table-cell/>
          <table:table-cell table:style-name="ce599" office:value-type="float" office:value="0.9" calcext:value-type="float">
            <text:p>0.9</text:p>
          </table:table-cell>
          <table:table-cell table:style-name="ce610" table:formula="of:=[.I19]-1" office:value-type="float" office:value="-0.1" calcext:value-type="float">
            <text:p/>
          </table:table-cell>
          <table:table-cell table:style-name="ce620" table:formula="of:=([.I19]-1)/[.I19]" office:value-type="float" office:value="-0.111111111111111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470" calcext:value-type="float">
            <text:p>470</text:p>
          </table:table-cell>
          <table:table-cell table:formula="of:=[.C20]-[.C19]" office:value-type="float" office:value="-50" calcext:value-type="float">
            <text:p/>
          </table:table-cell>
          <table:table-cell table:formula="of:=[.D20]*([.E15]+[.E14])" office:value-type="float" office:value="-175" calcext:value-type="float">
            <text:p/>
          </table:table-cell>
          <table:table-cell table:formula="of:=[.D20]*[.E15]" office:value-type="float" office:value="-125" calcext:value-type="float">
            <text:p/>
          </table:table-cell>
          <table:table-cell table:number-columns-repeated="2"/>
          <table:table-cell table:style-name="ce600" office:value-type="float" office:value="0.723" calcext:value-type="float">
            <text:p>0.723</text:p>
          </table:table-cell>
          <table:table-cell table:style-name="ce611" table:formula="of:=[.I20]-1" office:value-type="float" office:value="-0.277" calcext:value-type="float">
            <text:p/>
          </table:table-cell>
          <table:table-cell table:style-name="ce621" table:formula="of:=([.I20]-1)/[.I20]" office:value-type="float" office:value="-0.383125864453665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592" table:formula="of:=[.F20]/[.C19]" office:value-type="float" office:value="-0.240384615384615" calcext:value-type="float">
            <text:p/>
          </table:table-cell>
          <table:table-cell/>
          <table:table-cell table:style-name="ce601" office:value-type="float" office:value="0.618" calcext:value-type="float">
            <text:p>0.618</text:p>
          </table:table-cell>
          <table:table-cell table:style-name="ce612" table:formula="of:=[.I21]-1" office:value-type="float" office:value="-0.382" calcext:value-type="float">
            <text:p/>
          </table:table-cell>
          <table:table-cell table:style-name="ce622" table:formula="of:=([.I21]-1)/[.I21]" office:value-type="float" office:value="-0.6181229773462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02" office:value-type="float" office:value="0.5" calcext:value-type="float">
            <text:p>0.5</text:p>
          </table:table-cell>
          <table:table-cell table:style-name="ce613" table:formula="of:=[.I22]-1" office:value-type="float" office:value="-0.5" calcext:value-type="float">
            <text:p/>
          </table:table-cell>
          <table:table-cell table:style-name="ce623" table:formula="of:=([.I22]-1)/[.I22]" office:value-type="float" office:value="-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03" office:value-type="float" office:value="0.382" calcext:value-type="float">
            <text:p>0.382</text:p>
          </table:table-cell>
          <table:table-cell table:style-name="ce605" table:formula="of:=[.I23]-1" office:value-type="float" office:value="-0.618" calcext:value-type="float">
            <text:p/>
          </table:table-cell>
          <table:table-cell table:style-name="ce615" table:formula="of:=([.I23]-1)/[.I23]" office:value-type="float" office:value="-1.61780104712042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lev</text:p>
          </table:table-cell>
          <table:table-cell table:number-columns-repeated="9"/>
        </table:table-row>
        <table:table-row table:style-name="ro1">
          <table:table-cell/>
          <table:table-cell table:formula="of:=[.B40]*[.D28]/[.B36]-ABS([.C32])" office:value-type="float" office:value="0.019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ev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435" office:value-type="float" office:value="0.723" calcext:value-type="float">
            <text:p>0.7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req</text:p>
          </table:table-cell>
          <table:table-cell/>
          <table:table-cell table:style-name="ce435" office:value-type="float" office:value="0.666" calcext:value-type="float">
            <text:p>0.6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[.C32]*[.B32]*[.D30]" office:value-type="float" office:value="49.3506" calcext:value-type="float">
            <text:p/>
          </table:table-cell>
          <table:table-cell/>
          <table:table-cell table:style-name="ce435" office:value-type="float" office:value="0.618" calcext:value-type="float">
            <text:p>0.618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435" office:value-type="float" office:value="0.5" calcext:value-type="float">
            <text:p>0.5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435" office:value-type="float" office:value="161.8" calcext:value-type="float">
            <text:p>161.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kt/kill</text:p>
          </table:table-cell>
          <table:table-cell table:number-columns-repeated="4"/>
          <table:table-cell table:style-name="ce435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4"/>
          <table:table-cell table:style-name="ce435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35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35" office:value-type="float" office:value="261.8" calcext:value-type="float">
            <text:p>261.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table:number-columns-repeated="12"/>
        </table:table-row>
        <table:table-row table:style-name="ro1">
          <table:table-cell/>
          <table:table-cell table:formula="of:=[.B29]*[.B36]+[.B30]" office:value-type="float" office:value="117.9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table:number-columns-repeated="12"/>
        </table:table-row>
        <table:table-row table:style-name="ro1">
          <table:table-cell/>
          <table:table-cell table:formula="of:=-([.B32]-[.B36])*[.C32]" office:value-type="float" office:value="-94.62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>
          <table:table-cell/>
          <table:table-cell table:formula="of:=[.B40]+[.B42]" office:value-type="float" office:value="23.28" calcext:value-type="float">
            <text:p/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ev</text:p>
          </table:table-cell>
          <table:table-cell office:value-type="string" calcext:value-type="string">
            <text:p>m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13" calcext:value-type="float">
            <text:p>0.13</text:p>
          </table:table-cell>
          <table:table-cell table:number-columns-repeated="11"/>
        </table:table-row>
        <table:table-row table:style-name="ro1" table:number-rows-repeated="30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6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3">
          <table:table-cell table:number-columns-repeated="14"/>
        </table:table-row>
        <table:table-row table:style-name="ro3" table:number-rows-repeated="4">
          <table:table-cell table:number-columns-repeated="14"/>
        </table:table-row>
        <table:table-row table:style-name="ro1" table:number-rows-repeated="3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6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12">
          <table:table-cell table:number-columns-repeated="14"/>
        </table:table-row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 table:number-rows-repeated="104844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4PERF" table:style-name="ta1">
        <office:forms form:automatic-focus="false" form:apply-design-mode="false"/>
        <table:shapes>
          <draw:frame draw:z-index="0" draw:style-name="gr2" draw:text-style-name="P1" svg:width="288.17mm" svg:height="104.89mm" svg:x="6.12mm" svg:y="5.33mm">
            <draw:object draw:notify-on-update-of-ranges="4PERF.Q10:4PERF.Q16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3" draw:text-style-name="P1" svg:width="288.44mm" svg:height="101.66mm" svg:x="5.74mm" svg:y="115.37mm">
            <draw:object draw:notify-on-update-of-ranges="4PERF.R10:4PERF.R123 1Log.E10:1Log.E1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8" table:default-cell-style-name="ce624"/>
        <table:table-column table:style-name="co4" table:number-columns-repeated="10" table:default-cell-style-name="ce624"/>
        <table:table-column table:style-name="co59" table:default-cell-style-name="ce624"/>
        <table:table-column table:style-name="co60" table:default-cell-style-name="ce624"/>
        <table:table-column table:style-name="co61" table:default-cell-style-name="ce624"/>
        <table:table-column table:style-name="co62" table:default-cell-style-name="ce624"/>
        <table:table-column table:style-name="co61" table:default-cell-style-name="ce625"/>
        <table:table-column table:style-name="co30" table:default-cell-style-name="ce629"/>
        <table:table-column table:style-name="co51" table:default-cell-style-name="ce632"/>
        <table:table-column table:style-name="co4" table:number-columns-repeated="1006" table:default-cell-style-name="ce624"/>
        <table:table-row table:style-name="ro3" table:number-rows-repeated="2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5"/>
          <table:table-cell table:style-name="ce626"/>
          <table:table-cell table:number-columns-repeated="1008"/>
        </table:table-row>
        <table:table-row table:style-name="ro3">
          <table:table-cell table:number-columns-repeated="15"/>
          <table:table-cell table:style-name="ce627" office:value-type="string" calcext:value-type="string">
            <text:p>BL</text:p>
          </table:table-cell>
          <table:table-cell table:style-name="ce630" office:value-type="string" calcext:value-type="string">
            <text:p>PERF</text:p>
          </table:table-cell>
          <table:table-cell table:style-name="ce633" office:value-type="string" calcext:value-type="string">
            <text:p>time</text:p>
          </table:table-cell>
          <table:table-cell table:number-columns-repeated="1006"/>
        </table:table-row>
        <table:table-row table:style-name="ro3">
          <table:table-cell table:number-columns-repeated="17"/>
          <table:table-cell table:style-name="ce634" office:value-type="string" calcext:value-type="string">
            <text:p>date</text:p>
          </table:table-cell>
          <table:table-cell table:number-columns-repeated="1006"/>
        </table:table-row>
        <table:table-row table:style-name="ro3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628" table:formula="of:=[$1Log.$E10]" office:value-type="date" office:date-value="1900-03-03T04:43:49.44" calcext:value-type="date">
            <text:p/>
          </table:table-cell>
          <table:table-cell table:style-name="ce631" office:value-type="date" office:date-value="1899-12-31" calcext:value-type="date">
            <text:p>1</text:p>
          </table:table-cell>
          <table:table-cell table:style-name="ce635" table:formula="of:=IF([1Log.M10]=0;[1Log.$M$8]+[1Log.$N$8];[1Log.M10]+[1Log.N10])" office:value-type="date" office:date-value="2013-11-21T13:3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]" office:value-type="date" office:date-value="1900-03-10T00:49:26.308128002" calcext:value-type="date">
            <text:p/>
          </table:table-cell>
          <table:table-cell table:style-name="ce631" table:formula="of:=IF([$1Log.$F11]=0;&quot;&quot;;([$1Log.$F11]/100+1)*[.Q10])" office:value-type="date" office:date-value="1899-12-31T02:35:47.531265327" calcext:value-type="date">
            <text:p/>
          </table:table-cell>
          <table:table-cell table:style-name="ce635" table:formula="of:=IF([1Log.M11]=0;[1Log.$M$8]+[1Log.$N$8];[1Log.M11]+[1Log.N11])" office:value-type="date" office:date-value="2013-11-21T18:1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]" office:value-type="date" office:date-value="1900-03-09T18:01:09.748992005" calcext:value-type="date">
            <text:p/>
          </table:table-cell>
          <table:table-cell table:style-name="ce631" table:formula="of:=IF([$1Log.$F12]=0;&quot;&quot;;([$1Log.$F12]/100+1)*[.Q11])" office:value-type="date" office:date-value="1899-12-31T02:29:19.909695096" calcext:value-type="date">
            <text:p/>
          </table:table-cell>
          <table:table-cell table:style-name="ce635" table:formula="of:=IF([1Log.M12]=0;[1Log.$M$8]+[1Log.$N$8];[1Log.M12]+[1Log.N12])" office:value-type="date" office:date-value="2013-11-24T23:1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]" office:value-type="date" office:date-value="1900-03-19T03:33:05.2128" calcext:value-type="date">
            <text:p/>
          </table:table-cell>
          <table:table-cell table:style-name="ce631" table:formula="of:=IF([$1Log.$F13]=0;&quot;&quot;;([$1Log.$F13]/100+1)*[.Q12])" office:value-type="date" office:date-value="1899-12-31T06:03:27.262877568" calcext:value-type="date">
            <text:p/>
          </table:table-cell>
          <table:table-cell table:style-name="ce635" table:formula="of:=IF([1Log.M13]=0;[1Log.$M$8]+[1Log.$N$8];[1Log.M13]+[1Log.N13])" office:value-type="date" office:date-value="2013-11-27T22:0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]" office:value-type="date" office:date-value="1900-03-17T12:07:14.419200002" calcext:value-type="date">
            <text:p/>
          </table:table-cell>
          <table:table-cell table:style-name="ce631" table:formula="of:=IF([$1Log.$F14]=0;&quot;&quot;;([$1Log.$F14]/100+1)*[.Q13])" office:value-type="date" office:date-value="1899-12-31T05:26:01.102949344" calcext:value-type="date">
            <text:p/>
          </table:table-cell>
          <table:table-cell table:style-name="ce635" table:formula="of:=IF([1Log.M14]=0;[1Log.$M$8]+[1Log.$N$8];[1Log.M14]+[1Log.N14])" office:value-type="date" office:date-value="2013-11-28T16:39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]" office:value-type="date" office:date-value="1900-03-15T08:40:41.193989755" calcext:value-type="date">
            <text:p/>
          </table:table-cell>
          <table:table-cell table:style-name="ce631" table:formula="of:=IF([$1Log.$F15]=0;&quot;&quot;;([$1Log.$F15]/100+1)*[.Q14])" office:value-type="date" office:date-value="1899-12-31T04:37:10.69593367" calcext:value-type="date">
            <text:p/>
          </table:table-cell>
          <table:table-cell table:style-name="ce635" table:formula="of:=IF([1Log.M15]=0;[1Log.$M$8]+[1Log.$N$8];[1Log.M15]+[1Log.N15])" office:value-type="date" office:date-value="2013-11-28T17:0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]" office:value-type="date" office:date-value="1900-03-14T01:07:13.977984" calcext:value-type="date">
            <text:p/>
          </table:table-cell>
          <table:table-cell table:style-name="ce631" table:formula="of:=IF([$1Log.$F16]=0;&quot;&quot;;([$1Log.$F16]/100+1)*[.Q15])" office:value-type="date" office:date-value="1899-12-31T04:07:13.03091414" calcext:value-type="date">
            <text:p/>
          </table:table-cell>
          <table:table-cell table:style-name="ce635" table:formula="of:=IF([1Log.M16]=0;[1Log.$M$8]+[1Log.$N$8];[1Log.M16]+[1Log.N16])" office:value-type="date" office:date-value="2013-11-28T18:46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7]" office:value-type="date" office:date-value="1900-03-13T22:07:28.5744" calcext:value-type="date">
            <text:p/>
          </table:table-cell>
          <table:table-cell table:style-name="ce631" table:formula="of:=IF([$1Log.$F17]=0;&quot;&quot;;([$1Log.$F17]/100+1)*[.Q16])" office:value-type="date" office:date-value="1899-12-31T04:04:22.367963086" calcext:value-type="date">
            <text:p/>
          </table:table-cell>
          <table:table-cell table:style-name="ce635" table:formula="of:=IF([1Log.M17]=0;[1Log.$M$8]+[1Log.$N$8];[1Log.M17]+[1Log.N17])" office:value-type="date" office:date-value="2013-11-29T13:5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8]" office:value-type="date" office:date-value="1900-03-12T02:24:10.972799999" calcext:value-type="date">
            <text:p/>
          </table:table-cell>
          <table:table-cell table:style-name="ce631" table:formula="of:=IF([$1Log.$F18]=0;&quot;&quot;;([$1Log.$F18]/100+1)*[.Q17])" office:value-type="date" office:date-value="1899-12-31T03:22:51.785300274" calcext:value-type="date">
            <text:p/>
          </table:table-cell>
          <table:table-cell table:style-name="ce635" table:formula="of:=IF([1Log.M18]=0;[1Log.$M$8]+[1Log.$N$8];[1Log.M18]+[1Log.N18])" office:value-type="date" office:date-value="2013-11-30T01:4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9]" office:value-type="date" office:date-value="1900-03-11T17:09:13.708799998" calcext:value-type="date">
            <text:p/>
          </table:table-cell>
          <table:table-cell table:style-name="ce631" table:formula="of:=IF([$1Log.$F19]=0;&quot;&quot;;([$1Log.$F19]/100+1)*[.Q18])" office:value-type="date" office:date-value="1899-12-31T03:14:04.905680798" calcext:value-type="date">
            <text:p/>
          </table:table-cell>
          <table:table-cell table:style-name="ce635" table:formula="of:=IF([1Log.M19]=0;[1Log.$M$8]+[1Log.$N$8];[1Log.M19]+[1Log.N19])" office:value-type="date" office:date-value="2013-11-30T18:1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0]" office:value-type="date" office:date-value="1900-03-18T13:37:29.107199999" calcext:value-type="date">
            <text:p/>
          </table:table-cell>
          <table:table-cell table:style-name="ce631" table:formula="of:=IF([$1Log.$F20]=0;&quot;&quot;;([$1Log.$F20]/100+1)*[.Q19])" office:value-type="date" office:date-value="1899-12-31T05:50:13.933664677" calcext:value-type="date">
            <text:p/>
          </table:table-cell>
          <table:table-cell table:style-name="ce635" table:formula="of:=IF([1Log.M20]=0;[1Log.$M$8]+[1Log.$N$8];[1Log.M20]+[1Log.N20])" office:value-type="date" office:date-value="2013-12-01T22:02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1]" office:value-type="date" office:date-value="1900-03-21T17:05:27.9456" calcext:value-type="date">
            <text:p/>
          </table:table-cell>
          <table:table-cell table:style-name="ce631" table:formula="of:=IF([$1Log.$F21]=0;&quot;&quot;;([$1Log.$F21]/100+1)*[.Q20])" office:value-type="date" office:date-value="1899-12-31T07:01:52.846722397" calcext:value-type="date">
            <text:p/>
          </table:table-cell>
          <table:table-cell table:style-name="ce635" table:formula="of:=IF([1Log.M21]=0;[1Log.$M$8]+[1Log.$N$8];[1Log.M21]+[1Log.N21])" office:value-type="date" office:date-value="2013-12-01T22:2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2]" office:value-type="date" office:date-value="1900-03-26T06:47:32.756928001" calcext:value-type="date">
            <text:p/>
          </table:table-cell>
          <table:table-cell table:style-name="ce631" table:formula="of:=IF([$1Log.$F22]=0;&quot;&quot;;([$1Log.$F22]/100+1)*[.Q21])" office:value-type="date" office:date-value="1899-12-31T08:46:01.943774761" calcext:value-type="date">
            <text:p/>
          </table:table-cell>
          <table:table-cell table:style-name="ce635" table:formula="of:=IF([1Log.M22]=0;[1Log.$M$8]+[1Log.$N$8];[1Log.M22]+[1Log.N22])" office:value-type="date" office:date-value="2013-12-01T23:1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3]" office:value-type="date" office:date-value="1900-04-02T15:06:10.0944" calcext:value-type="date">
            <text:p/>
          </table:table-cell>
          <table:table-cell table:style-name="ce631" table:formula="of:=IF([$1Log.$F23]=0;&quot;&quot;;([$1Log.$F23]/100+1)*[.Q22])" office:value-type="date" office:date-value="1899-12-31T11:33:25.400475654" calcext:value-type="date">
            <text:p/>
          </table:table-cell>
          <table:table-cell table:style-name="ce635" table:formula="of:=IF([1Log.M23]=0;[1Log.$M$8]+[1Log.$N$8];[1Log.M23]+[1Log.N23])" office:value-type="date" office:date-value="2013-12-02T00:0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4]" office:value-type="date" office:date-value="1900-04-02T10:03:08.2944" calcext:value-type="date">
            <text:p/>
          </table:table-cell>
          <table:table-cell table:style-name="ce631" table:formula="of:=IF([$1Log.$F24]=0;&quot;&quot;;([$1Log.$F24]/100+1)*[.Q23])" office:value-type="date" office:date-value="1899-12-31T11:28:37.700565374" calcext:value-type="date">
            <text:p/>
          </table:table-cell>
          <table:table-cell table:style-name="ce635" table:formula="of:=IF([1Log.M24]=0;[1Log.$M$8]+[1Log.$N$8];[1Log.M24]+[1Log.N24])" office:value-type="date" office:date-value="2013-12-02T01:3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5]" office:value-type="date" office:date-value="1900-04-08T11:28:58.848960001" calcext:value-type="date">
            <text:p/>
          </table:table-cell>
          <table:table-cell table:style-name="ce631" table:formula="of:=IF([$1Log.$F25]=0;&quot;&quot;;([$1Log.$F25]/100+1)*[.Q24])" office:value-type="date" office:date-value="1899-12-31T13:46:42.108466369" calcext:value-type="date">
            <text:p/>
          </table:table-cell>
          <table:table-cell table:style-name="ce635" table:formula="of:=IF([1Log.M25]=0;[1Log.$M$8]+[1Log.$N$8];[1Log.M25]+[1Log.N25])" office:value-type="date" office:date-value="2013-12-02T05:18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6]" office:value-type="date" office:date-value="1900-04-07T11:27:16.205759998" calcext:value-type="date">
            <text:p/>
          </table:table-cell>
          <table:table-cell table:style-name="ce631" table:formula="of:=IF([$1Log.$F26]=0;&quot;&quot;;([$1Log.$F26]/100+1)*[.Q25])" office:value-type="date" office:date-value="1899-12-31T13:23:53.332949771" calcext:value-type="date">
            <text:p/>
          </table:table-cell>
          <table:table-cell table:style-name="ce635" table:formula="of:=IF([1Log.M26]=0;[1Log.$M$8]+[1Log.$N$8];[1Log.M26]+[1Log.N26])" office:value-type="date" office:date-value="2013-12-02T08:4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7]" office:value-type="date" office:date-value="1900-04-07T09:56:48.0912" calcext:value-type="date">
            <text:p/>
          </table:table-cell>
          <table:table-cell table:style-name="ce631" table:formula="of:=IF([$1Log.$F27]=0;&quot;&quot;;([$1Log.$F27]/100+1)*[.Q26])" office:value-type="date" office:date-value="1899-12-31T13:22:27.441119924" calcext:value-type="date">
            <text:p/>
          </table:table-cell>
          <table:table-cell table:style-name="ce635" table:formula="of:=IF([1Log.M27]=0;[1Log.$M$8]+[1Log.$N$8];[1Log.M27]+[1Log.N27])" office:value-type="date" office:date-value="2013-12-03T00:28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8]" office:value-type="date" office:date-value="1900-04-06T05:27:52.195679998" calcext:value-type="date">
            <text:p/>
          </table:table-cell>
          <table:table-cell table:style-name="ce631" table:formula="of:=IF([$1Log.$F28]=0;&quot;&quot;;([$1Log.$F28]/100+1)*[.Q27])" office:value-type="date" office:date-value="1899-12-31T12:55:24.963260656" calcext:value-type="date">
            <text:p/>
          </table:table-cell>
          <table:table-cell table:style-name="ce635" table:formula="of:=IF([1Log.M28]=0;[1Log.$M$8]+[1Log.$N$8];[1Log.M28]+[1Log.N28])" office:value-type="date" office:date-value="2013-12-03T13:38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29]" office:value-type="date" office:date-value="1900-04-06T03:48:25.848" calcext:value-type="date">
            <text:p/>
          </table:table-cell>
          <table:table-cell table:style-name="ce631" table:formula="of:=IF([$1Log.$F29]=0;&quot;&quot;;([$1Log.$F29]/100+1)*[.Q28])" office:value-type="date" office:date-value="1899-12-31T12:53:50.554693174" calcext:value-type="date">
            <text:p/>
          </table:table-cell>
          <table:table-cell table:style-name="ce635" table:formula="of:=IF([1Log.M29]=0;[1Log.$M$8]+[1Log.$N$8];[1Log.M29]+[1Log.N29])" office:value-type="date" office:date-value="2013-12-04T13:3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0]" office:value-type="date" office:date-value="1900-04-06T02:14:53.394719996" calcext:value-type="date">
            <text:p/>
          </table:table-cell>
          <table:table-cell table:style-name="ce631" table:formula="of:=IF([$1Log.$F30]=0;&quot;&quot;;([$1Log.$F30]/100+1)*[.Q29])" office:value-type="date" office:date-value="1899-12-31T12:52:21.745977584" calcext:value-type="date">
            <text:p/>
          </table:table-cell>
          <table:table-cell table:style-name="ce635" table:formula="of:=IF([1Log.M30]=0;[1Log.$M$8]+[1Log.$N$8];[1Log.M30]+[1Log.N30])" office:value-type="date" office:date-value="2013-12-04T16:0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1]" office:value-type="date" office:date-value="1900-04-06T00:04:44.687999998" calcext:value-type="date">
            <text:p/>
          </table:table-cell>
          <table:table-cell table:style-name="ce631" table:formula="of:=IF([$1Log.$F31]=0;&quot;&quot;;([$1Log.$F31]/100+1)*[.Q30])" office:value-type="date" office:date-value="1899-12-31T12:50:18.184821771" calcext:value-type="date">
            <text:p/>
          </table:table-cell>
          <table:table-cell table:style-name="ce635" table:formula="of:=IF([1Log.M31]=0;[1Log.$M$8]+[1Log.$N$8];[1Log.M31]+[1Log.N31])" office:value-type="date" office:date-value="2013-12-04T20:29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2]" office:value-type="date" office:date-value="1900-04-20T06:19:25.3632" calcext:value-type="date">
            <text:p/>
          </table:table-cell>
          <table:table-cell table:style-name="ce631" table:formula="of:=IF([$1Log.$F32]=0;&quot;&quot;;([$1Log.$F32]/100+1)*[.Q31])" office:value-type="date" office:date-value="1899-12-31T18:15:14.026801862" calcext:value-type="date">
            <text:p/>
          </table:table-cell>
          <table:table-cell table:style-name="ce635" table:formula="of:=IF([1Log.M32]=0;[1Log.$M$8]+[1Log.$N$8];[1Log.M32]+[1Log.N32])" office:value-type="date" office:date-value="2013-12-06T19:3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3]" office:value-type="date" office:date-value="1900-04-21T05:05:15.72" calcext:value-type="date">
            <text:p/>
          </table:table-cell>
          <table:table-cell table:style-name="ce631" table:formula="of:=IF([$1Log.$F33]=0;&quot;&quot;;([$1Log.$F33]/100+1)*[.Q32])" office:value-type="date" office:date-value="1899-12-31T18:36:50.76916504" calcext:value-type="date">
            <text:p/>
          </table:table-cell>
          <table:table-cell table:style-name="ce635" table:formula="of:=IF([1Log.M33]=0;[1Log.$M$8]+[1Log.$N$8];[1Log.M33]+[1Log.N33])" office:value-type="date" office:date-value="2013-12-06T21:2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4]" office:value-type="date" office:date-value="1900-04-18T00:43:25.9968" calcext:value-type="date">
            <text:p/>
          </table:table-cell>
          <table:table-cell table:style-name="ce631" table:formula="of:=IF([$1Log.$F34]=0;&quot;&quot;;([$1Log.$F34]/100+1)*[.Q33])" office:value-type="date" office:date-value="1899-12-31T17:24:20.732166507" calcext:value-type="date">
            <text:p/>
          </table:table-cell>
          <table:table-cell table:style-name="ce635" table:formula="of:=IF([1Log.M34]=0;[1Log.$M$8]+[1Log.$N$8];[1Log.M34]+[1Log.N34])" office:value-type="date" office:date-value="2013-12-06T21:52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5]" office:value-type="date" office:date-value="1900-04-18T05:57:06.94944" calcext:value-type="date">
            <text:p/>
          </table:table-cell>
          <table:table-cell table:style-name="ce631" table:formula="of:=IF([$1Log.$F35]=0;&quot;&quot;;([$1Log.$F35]/100+1)*[.Q34])" office:value-type="date" office:date-value="1899-12-31T17:29:18.545715547" calcext:value-type="date">
            <text:p/>
          </table:table-cell>
          <table:table-cell table:style-name="ce635" table:formula="of:=IF([1Log.M35]=0;[1Log.$M$8]+[1Log.$N$8];[1Log.M35]+[1Log.N35])" office:value-type="date" office:date-value="2013-12-06T22:3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6]" office:value-type="date" office:date-value="1900-04-17T01:57:30.1104" calcext:value-type="date">
            <text:p/>
          </table:table-cell>
          <table:table-cell table:style-name="ce631" table:formula="of:=IF([$1Log.$F36]=0;&quot;&quot;;([$1Log.$F36]/100+1)*[.Q35])" office:value-type="date" office:date-value="1899-12-31T17:02:43.902305643" calcext:value-type="date">
            <text:p/>
          </table:table-cell>
          <table:table-cell table:style-name="ce635" table:formula="of:=IF([1Log.M36]=0;[1Log.$M$8]+[1Log.$N$8];[1Log.M36]+[1Log.N36])" office:value-type="date" office:date-value="2013-12-06T23:5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7]" office:value-type="date" office:date-value="1900-04-07T16:54:18.5185728" calcext:value-type="date">
            <text:p/>
          </table:table-cell>
          <table:table-cell table:style-name="ce631" table:formula="of:=IF([$1Log.$F37]=0;&quot;&quot;;([$1Log.$F37]/100+1)*[.Q36])" office:value-type="date" office:date-value="1899-12-31T13:29:03.826830231" calcext:value-type="date">
            <text:p/>
          </table:table-cell>
          <table:table-cell table:style-name="ce635" table:formula="of:=IF([1Log.M37]=0;[1Log.$M$8]+[1Log.$N$8];[1Log.M37]+[1Log.N37])" office:value-type="date" office:date-value="2013-12-07T04:2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8]" office:value-type="date" office:date-value="1900-04-07T17:25:13.60416" calcext:value-type="date">
            <text:p/>
          </table:table-cell>
          <table:table-cell table:style-name="ce631" table:formula="of:=IF([$1Log.$F38]=0;&quot;&quot;;([$1Log.$F38]/100+1)*[.Q37])" office:value-type="date" office:date-value="1899-12-31T13:29:33.18079722" calcext:value-type="date">
            <text:p/>
          </table:table-cell>
          <table:table-cell table:style-name="ce635" table:formula="of:=IF([1Log.M38]=0;[1Log.$M$8]+[1Log.$N$8];[1Log.M38]+[1Log.N38])" office:value-type="date" office:date-value="2013-12-07T04:3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39]" office:value-type="date" office:date-value="1900-04-10T12:29:13.08192" calcext:value-type="date">
            <text:p/>
          </table:table-cell>
          <table:table-cell table:style-name="ce631" table:formula="of:=IF([$1Log.$F39]=0;&quot;&quot;;([$1Log.$F39]/100+1)*[.Q38])" office:value-type="date" office:date-value="1899-12-31T14:33:13.601002577" calcext:value-type="date">
            <text:p/>
          </table:table-cell>
          <table:table-cell table:style-name="ce635" table:formula="of:=IF([1Log.M39]=0;[1Log.$M$8]+[1Log.$N$8];[1Log.M39]+[1Log.N39])" office:value-type="date" office:date-value="2013-12-07T06:4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0]" office:value-type="date" office:date-value="1900-05-13T09:00:32.38272" calcext:value-type="date">
            <text:p/>
          </table:table-cell>
          <table:table-cell table:style-name="ce631" table:formula="of:=IF([$1Log.$F40]=0;&quot;&quot;;([$1Log.$F40]/100+1)*[.Q39])" office:value-type="date" office:date-value="1900-01-01T03:01:51.47382902" calcext:value-type="date">
            <text:p/>
          </table:table-cell>
          <table:table-cell table:style-name="ce635" table:formula="of:=IF([1Log.M40]=0;[1Log.$M$8]+[1Log.$N$8];[1Log.M40]+[1Log.N40])" office:value-type="date" office:date-value="2013-12-10T23:4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1]" office:value-type="date" office:date-value="1900-05-13T20:47:14.91072" calcext:value-type="date">
            <text:p/>
          </table:table-cell>
          <table:table-cell table:style-name="ce631" table:formula="of:=IF([$1Log.$F41]=0;&quot;&quot;;([$1Log.$F41]/100+1)*[.Q40])" office:value-type="date" office:date-value="1900-01-01T03:13:02.430692547" calcext:value-type="date">
            <text:p/>
          </table:table-cell>
          <table:table-cell table:style-name="ce635" table:formula="of:=IF([1Log.M41]=0;[1Log.$M$8]+[1Log.$N$8];[1Log.M41]+[1Log.N41])" office:value-type="date" office:date-value="2013-12-13T05:22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2]" office:value-type="date" office:date-value="1900-05-13T18:44:54.36672" calcext:value-type="date">
            <text:p/>
          </table:table-cell>
          <table:table-cell table:style-name="ce631" table:formula="of:=IF([$1Log.$F42]=0;&quot;&quot;;([$1Log.$F42]/100+1)*[.Q41])" office:value-type="date" office:date-value="1900-01-01T03:11:06.277514632" calcext:value-type="date">
            <text:p/>
          </table:table-cell>
          <table:table-cell table:style-name="ce635" table:formula="of:=IF([1Log.M42]=0;[1Log.$M$8]+[1Log.$N$8];[1Log.M42]+[1Log.N42])" office:value-type="date" office:date-value="2013-12-13T15:1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3]" office:value-type="date" office:date-value="1900-05-09T23:05:39.76512" calcext:value-type="date">
            <text:p/>
          </table:table-cell>
          <table:table-cell table:style-name="ce631" table:formula="of:=IF([$1Log.$F43]=0;&quot;&quot;;([$1Log.$F43]/100+1)*[.Q42])" office:value-type="date" office:date-value="1900-01-01T01:44:05.237283356" calcext:value-type="date">
            <text:p/>
          </table:table-cell>
          <table:table-cell table:style-name="ce635" table:formula="of:=IF([1Log.M43]=0;[1Log.$M$8]+[1Log.$N$8];[1Log.M43]+[1Log.N43])" office:value-type="date" office:date-value="2013-12-13T19:5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4]" office:value-type="date" office:date-value="1900-05-09T10:27:10.03392" calcext:value-type="date">
            <text:p/>
          </table:table-cell>
          <table:table-cell table:style-name="ce631" table:formula="of:=IF([$1Log.$F44]=0;&quot;&quot;;([$1Log.$F44]/100+1)*[.Q43])" office:value-type="date" office:date-value="1900-01-01T01:32:05.11355616" calcext:value-type="date">
            <text:p/>
          </table:table-cell>
          <table:table-cell table:style-name="ce635" table:formula="of:=IF([1Log.M44]=0;[1Log.$M$8]+[1Log.$N$8];[1Log.M44]+[1Log.N44])" office:value-type="date" office:date-value="2013-12-14T17:5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5]" office:value-type="date" office:date-value="1900-05-06T14:12:46.6570656" calcext:value-type="date">
            <text:p/>
          </table:table-cell>
          <table:table-cell table:style-name="ce631" table:formula="of:=IF([$1Log.$F45]=0;&quot;&quot;;([$1Log.$F45]/100+1)*[.Q44])" office:value-type="date" office:date-value="1900-01-01T00:27:17.856437488" calcext:value-type="date">
            <text:p/>
          </table:table-cell>
          <table:table-cell table:style-name="ce635" table:formula="of:=IF([1Log.M45]=0;[1Log.$M$8]+[1Log.$N$8];[1Log.M45]+[1Log.N45])" office:value-type="date" office:date-value="2013-12-15T07:0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6]" office:value-type="date" office:date-value="1900-05-07T09:10:20.09712" calcext:value-type="date">
            <text:p/>
          </table:table-cell>
          <table:table-cell table:style-name="ce631" table:formula="of:=IF([$1Log.$F46]=0;&quot;&quot;;([$1Log.$F46]/100+1)*[.Q45])" office:value-type="date" office:date-value="1900-01-01T00:45:17.865489397" calcext:value-type="date">
            <text:p/>
          </table:table-cell>
          <table:table-cell table:style-name="ce635" table:formula="of:=IF([1Log.M46]=0;[1Log.$M$8]+[1Log.$N$8];[1Log.M46]+[1Log.N46])" office:value-type="date" office:date-value="2013-12-15T07:06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7]" office:value-type="date" office:date-value="1900-05-07T12:33:42.19632" calcext:value-type="date">
            <text:p/>
          </table:table-cell>
          <table:table-cell table:style-name="ce631" table:formula="of:=IF([$1Log.$F47]=0;&quot;&quot;;([$1Log.$F47]/100+1)*[.Q46])" office:value-type="date" office:date-value="1900-01-01T00:48:30.945538956" calcext:value-type="date">
            <text:p/>
          </table:table-cell>
          <table:table-cell table:style-name="ce635" table:formula="of:=IF([1Log.M47]=0;[1Log.$M$8]+[1Log.$N$8];[1Log.M47]+[1Log.N47])" office:value-type="date" office:date-value="2013-12-15T15:42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8]" office:value-type="date" office:date-value="1900-05-08T07:56:11.79312" calcext:value-type="date">
            <text:p/>
          </table:table-cell>
          <table:table-cell table:style-name="ce631" table:formula="of:=IF([$1Log.$F48]=0;&quot;&quot;;([$1Log.$F48]/100+1)*[.Q47])" office:value-type="date" office:date-value="1900-01-01T01:06:54.629043421" calcext:value-type="date">
            <text:p/>
          </table:table-cell>
          <table:table-cell table:style-name="ce635" table:formula="of:=IF([1Log.M48]=0;[1Log.$M$8]+[1Log.$N$8];[1Log.M48]+[1Log.N48])" office:value-type="date" office:date-value="2013-12-15T17:06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49]" office:value-type="date" office:date-value="1900-05-19T19:06:37.63728" calcext:value-type="date">
            <text:p/>
          </table:table-cell>
          <table:table-cell table:style-name="ce631" table:formula="of:=IF([$1Log.$F49]=0;&quot;&quot;;([$1Log.$F49]/100+1)*[.Q48])" office:value-type="date" office:date-value="1900-01-01T05:28:09.807875361" calcext:value-type="date">
            <text:p/>
          </table:table-cell>
          <table:table-cell table:style-name="ce635" table:formula="of:=IF([1Log.M49]=0;[1Log.$M$8]+[1Log.$N$8];[1Log.M49]+[1Log.N49])" office:value-type="date" office:date-value="2013-12-15T21:28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0]" office:value-type="date" office:date-value="1900-05-19T16:58:42.64752" calcext:value-type="date">
            <text:p/>
          </table:table-cell>
          <table:table-cell table:style-name="ce631" table:formula="of:=IF([$1Log.$F50]=0;&quot;&quot;;([$1Log.$F50]/100+1)*[.Q49])" office:value-type="date" office:date-value="1900-01-01T05:26:08.3625913211" calcext:value-type="date">
            <text:p/>
          </table:table-cell>
          <table:table-cell table:style-name="ce635" table:formula="of:=IF([1Log.M50]=0;[1Log.$M$8]+[1Log.$N$8];[1Log.M50]+[1Log.N50])" office:value-type="date" office:date-value="2013-12-15T23:16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1]" office:value-type="date" office:date-value="1900-05-19T15:45:36.98352" calcext:value-type="date">
            <text:p/>
          </table:table-cell>
          <table:table-cell table:style-name="ce631" table:formula="of:=IF([$1Log.$F51]=0;&quot;&quot;;([$1Log.$F51]/100+1)*[.Q50])" office:value-type="date" office:date-value="1900-01-01T05:24:58.965989262" calcext:value-type="date">
            <text:p/>
          </table:table-cell>
          <table:table-cell table:style-name="ce635" table:formula="of:=IF([1Log.M51]=0;[1Log.$M$8]+[1Log.$N$8];[1Log.M51]+[1Log.N51])" office:value-type="date" office:date-value="2013-12-15T23:56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2]" office:value-type="date" office:date-value="1900-05-19T10:34:27.58512" calcext:value-type="date">
            <text:p/>
          </table:table-cell>
          <table:table-cell table:style-name="ce631" table:formula="of:=IF([$1Log.$F52]=0;&quot;&quot;;([$1Log.$F52]/100+1)*[.Q51])" office:value-type="date" office:date-value="1900-01-01T05:20:03.550560389" calcext:value-type="date">
            <text:p/>
          </table:table-cell>
          <table:table-cell table:style-name="ce635" table:formula="of:=IF([1Log.M52]=0;[1Log.$M$8]+[1Log.$N$8];[1Log.M52]+[1Log.N52])" office:value-type="date" office:date-value="2013-12-16T00:3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3]" office:value-type="date" office:date-value="1900-05-18T13:29:37.728672" calcext:value-type="date">
            <text:p/>
          </table:table-cell>
          <table:table-cell table:style-name="ce631" table:formula="of:=IF([$1Log.$F53]=0;&quot;&quot;;([$1Log.$F53]/100+1)*[.Q52])" office:value-type="date" office:date-value="1900-01-01T05:00:02.706590523" calcext:value-type="date">
            <text:p/>
          </table:table-cell>
          <table:table-cell table:style-name="ce635" table:formula="of:=IF([1Log.M53]=0;[1Log.$M$8]+[1Log.$N$8];[1Log.M53]+[1Log.N53])" office:value-type="date" office:date-value="2013-12-16T00:3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4]" office:value-type="date" office:date-value="1900-05-19T08:34:23.01744" calcext:value-type="date">
            <text:p/>
          </table:table-cell>
          <table:table-cell table:style-name="ce631" table:formula="of:=IF([$1Log.$F54]=0;&quot;&quot;;([$1Log.$F54]/100+1)*[.Q53])" office:value-type="date" office:date-value="1900-01-01T05:18:09.549005255" calcext:value-type="date">
            <text:p/>
          </table:table-cell>
          <table:table-cell table:style-name="ce635" table:formula="of:=IF([1Log.M54]=0;[1Log.$M$8]+[1Log.$N$8];[1Log.M54]+[1Log.N54])" office:value-type="date" office:date-value="2013-12-18T09:1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5]" office:value-type="date" office:date-value="1900-05-19T06:48:53.35344" calcext:value-type="date">
            <text:p/>
          </table:table-cell>
          <table:table-cell table:style-name="ce631" table:formula="of:=IF([$1Log.$F55]=0;&quot;&quot;;([$1Log.$F55]/100+1)*[.Q54])" office:value-type="date" office:date-value="1900-01-01T05:16:29.391498027" calcext:value-type="date">
            <text:p/>
          </table:table-cell>
          <table:table-cell table:style-name="ce635" table:formula="of:=IF([1Log.M55]=0;[1Log.$M$8]+[1Log.$N$8];[1Log.M55]+[1Log.N55])" office:value-type="date" office:date-value="2013-12-18T09:2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6]" office:value-type="date" office:date-value="1900-05-11T03:46:09.52176" calcext:value-type="date">
            <text:p/>
          </table:table-cell>
          <table:table-cell table:style-name="ce631" table:formula="of:=IF([$1Log.$F56]=0;&quot;&quot;;([$1Log.$F56]/100+1)*[.Q55])" office:value-type="date" office:date-value="1900-01-01T02:11:18.694461613" calcext:value-type="date">
            <text:p/>
          </table:table-cell>
          <table:table-cell table:style-name="ce635" table:formula="of:=IF([1Log.M56]=0;[1Log.$M$8]+[1Log.$N$8];[1Log.M56]+[1Log.N56])" office:value-type="date" office:date-value="2013-12-18T10:2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7]" office:value-type="date" office:date-value="1900-05-10T19:27:21.44304" calcext:value-type="date">
            <text:p/>
          </table:table-cell>
          <table:table-cell table:style-name="ce631" table:formula="of:=IF([$1Log.$F57]=0;&quot;&quot;;([$1Log.$F57]/100+1)*[.Q56])" office:value-type="date" office:date-value="1900-01-01T02:03:25.127182101" calcext:value-type="date">
            <text:p/>
          </table:table-cell>
          <table:table-cell table:style-name="ce635" table:formula="of:=IF([1Log.M57]=0;[1Log.$M$8]+[1Log.$N$8];[1Log.M57]+[1Log.N57])" office:value-type="date" office:date-value="2013-12-18T10:3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8]" office:value-type="date" office:date-value="1900-05-12T03:20:52.52784" calcext:value-type="date">
            <text:p/>
          </table:table-cell>
          <table:table-cell table:style-name="ce631" table:formula="of:=IF([$1Log.$F58]=0;&quot;&quot;;([$1Log.$F58]/100+1)*[.Q57])" office:value-type="date" office:date-value="1900-01-01T02:33:41.841632606" calcext:value-type="date">
            <text:p/>
          </table:table-cell>
          <table:table-cell table:style-name="ce635" table:formula="of:=IF([1Log.M58]=0;[1Log.$M$8]+[1Log.$N$8];[1Log.M58]+[1Log.N58])" office:value-type="date" office:date-value="2013-12-18T10:5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59]" office:value-type="date" office:date-value="1900-05-08T13:29:04.47504" calcext:value-type="date">
            <text:p/>
          </table:table-cell>
          <table:table-cell table:style-name="ce631" table:formula="of:=IF([$1Log.$F59]=0;&quot;&quot;;([$1Log.$F59]/100+1)*[.Q58])" office:value-type="date" office:date-value="1900-01-01T01:12:10.666993264" calcext:value-type="date">
            <text:p/>
          </table:table-cell>
          <table:table-cell table:style-name="ce635" table:formula="of:=IF([1Log.M59]=0;[1Log.$M$8]+[1Log.$N$8];[1Log.M59]+[1Log.N59])" office:value-type="date" office:date-value="2013-12-18T11:39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0]" office:value-type="date" office:date-value="1900-05-05T01:01:17.55984" calcext:value-type="date">
            <text:p/>
          </table:table-cell>
          <table:table-cell table:style-name="ce631" table:formula="of:=IF([$1Log.$F60]=0;&quot;&quot;;([$1Log.$F60]/100+1)*[.Q59])" office:value-type="date" office:date-value="1899-12-31T23:51:59.260849627" calcext:value-type="date">
            <text:p/>
          </table:table-cell>
          <table:table-cell table:style-name="ce635" table:formula="of:=IF([1Log.M60]=0;[1Log.$M$8]+[1Log.$N$8];[1Log.M60]+[1Log.N60])" office:value-type="date" office:date-value="2013-12-18T11:42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1]" office:value-type="date" office:date-value="1900-04-28T18:23:20.27184" calcext:value-type="date">
            <text:p/>
          </table:table-cell>
          <table:table-cell table:style-name="ce631" table:formula="of:=IF([$1Log.$F61]=0;&quot;&quot;;([$1Log.$F61]/100+1)*[.Q60])" office:value-type="date" office:date-value="1899-12-31T21:28:58.530278129" calcext:value-type="date">
            <text:p/>
          </table:table-cell>
          <table:table-cell table:style-name="ce635" table:formula="of:=IF([1Log.M61]=0;[1Log.$M$8]+[1Log.$N$8];[1Log.M61]+[1Log.N61])" office:value-type="date" office:date-value="2013-12-18T11:4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2]" office:value-type="date" office:date-value="1900-05-12T20:20:36.816576" calcext:value-type="date">
            <text:p/>
          </table:table-cell>
          <table:table-cell table:style-name="ce631" table:formula="of:=IF([$1Log.$F62]=0;&quot;&quot;;([$1Log.$F62]/100+1)*[.Q61])" office:value-type="date" office:date-value="1900-01-01T02:49:49.991891653" calcext:value-type="date">
            <text:p/>
          </table:table-cell>
          <table:table-cell table:style-name="ce635" table:formula="of:=IF([1Log.M62]=0;[1Log.$M$8]+[1Log.$N$8];[1Log.M62]+[1Log.N62])" office:value-type="date" office:date-value="2013-12-18T14:5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3]" office:value-type="date" office:date-value="1900-06-08T16:21:02.81232" calcext:value-type="date">
            <text:p/>
          </table:table-cell>
          <table:table-cell table:style-name="ce631" table:formula="of:=IF([$1Log.$F63]=0;&quot;&quot;;([$1Log.$F63]/100+1)*[.Q62])" office:value-type="date" office:date-value="1900-01-01T13:01:15.630880531" calcext:value-type="date">
            <text:p/>
          </table:table-cell>
          <table:table-cell table:style-name="ce635" table:formula="of:=IF([1Log.M63]=0;[1Log.$M$8]+[1Log.$N$8];[1Log.M63]+[1Log.N63])" office:value-type="date" office:date-value="2014-02-06T09:58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4]" office:value-type="date" office:date-value="1900-06-18T13:48:40.615776" calcext:value-type="date">
            <text:p/>
          </table:table-cell>
          <table:table-cell table:style-name="ce631" table:formula="of:=IF([$1Log.$F64]=0;&quot;&quot;;([$1Log.$F64]/100+1)*[.Q63])" office:value-type="date" office:date-value="1900-01-01T16:46:42.48264202" calcext:value-type="date">
            <text:p/>
          </table:table-cell>
          <table:table-cell table:style-name="ce635" table:formula="of:=IF([1Log.M64]=0;[1Log.$M$8]+[1Log.$N$8];[1Log.M64]+[1Log.N64])" office:value-type="date" office:date-value="2014-02-07T05:5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5]" office:value-type="date" office:date-value="1900-06-19T21:28:01.86672" calcext:value-type="date">
            <text:p/>
          </table:table-cell>
          <table:table-cell table:style-name="ce631" table:formula="of:=IF([$1Log.$F65]=0;&quot;&quot;;([$1Log.$F65]/100+1)*[.Q64])" office:value-type="date" office:date-value="1900-01-01T17:16:45.74973725" calcext:value-type="date">
            <text:p/>
          </table:table-cell>
          <table:table-cell table:style-name="ce635" table:formula="of:=IF([1Log.M65]=0;[1Log.$M$8]+[1Log.$N$8];[1Log.M65]+[1Log.N65])" office:value-type="date" office:date-value="2014-02-12T09:2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6]" office:value-type="date" office:date-value="1900-06-19T11:07:59.9127456" calcext:value-type="date">
            <text:p/>
          </table:table-cell>
          <table:table-cell table:style-name="ce631" table:formula="of:=IF([$1Log.$F66]=0;&quot;&quot;;([$1Log.$F66]/100+1)*[.Q65])" office:value-type="date" office:date-value="1900-01-01T17:06:57.084213446" calcext:value-type="date">
            <text:p/>
          </table:table-cell>
          <table:table-cell table:style-name="ce635" table:formula="of:=IF([1Log.M66]=0;[1Log.$M$8]+[1Log.$N$8];[1Log.M66]+[1Log.N66])" office:value-type="date" office:date-value="2014-02-12T19:1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7]" office:value-type="date" office:date-value="1900-06-26T07:35:46.896" calcext:value-type="date">
            <text:p/>
          </table:table-cell>
          <table:table-cell table:style-name="ce631" table:formula="of:=IF([$1Log.$F67]=0;&quot;&quot;;([$1Log.$F67]/100+1)*[.Q66])" office:value-type="date" office:date-value="1900-01-01T19:43:05.662569959" calcext:value-type="date">
            <text:p/>
          </table:table-cell>
          <table:table-cell table:style-name="ce635" table:formula="of:=IF([1Log.M67]=0;[1Log.$M$8]+[1Log.$N$8];[1Log.M67]+[1Log.N67])" office:value-type="date" office:date-value="2014-02-14T06:18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8]" office:value-type="date" office:date-value="1900-06-29T17:53:59.064" calcext:value-type="date">
            <text:p/>
          </table:table-cell>
          <table:table-cell table:style-name="ce631" table:formula="of:=IF([$1Log.$F68]=0;&quot;&quot;;([$1Log.$F68]/100+1)*[.Q67])" office:value-type="date" office:date-value="1900-01-01T21:01:14.044916618" calcext:value-type="date">
            <text:p/>
          </table:table-cell>
          <table:table-cell table:style-name="ce635" table:formula="of:=IF([1Log.M68]=0;[1Log.$M$8]+[1Log.$N$8];[1Log.M68]+[1Log.N68])" office:value-type="date" office:date-value="2014-02-14T10:2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69]" office:value-type="date" office:date-value="1900-07-10T17:36:33.22656" calcext:value-type="date">
            <text:p/>
          </table:table-cell>
          <table:table-cell table:style-name="ce631" table:formula="of:=IF([$1Log.$F69]=0;&quot;&quot;;([$1Log.$F69]/100+1)*[.Q68])" office:value-type="date" office:date-value="1900-01-02T01:11:36.160845355" calcext:value-type="date">
            <text:p/>
          </table:table-cell>
          <table:table-cell table:style-name="ce635" table:formula="of:=IF([1Log.M69]=0;[1Log.$M$8]+[1Log.$N$8];[1Log.M69]+[1Log.N69])" office:value-type="date" office:date-value="2014-02-19T20:0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0]" office:value-type="date" office:date-value="1900-07-03T11:16:26.832" calcext:value-type="date">
            <text:p/>
          </table:table-cell>
          <table:table-cell table:style-name="ce631" table:formula="of:=IF([$1Log.$F70]=0;&quot;&quot;;([$1Log.$F70]/100+1)*[.Q69])" office:value-type="date" office:date-value="1900-01-01T22:26:05.224227061" calcext:value-type="date">
            <text:p/>
          </table:table-cell>
          <table:table-cell table:style-name="ce635" table:formula="of:=IF([1Log.M70]=0;[1Log.$M$8]+[1Log.$N$8];[1Log.M70]+[1Log.N70])" office:value-type="date" office:date-value="2014-02-20T10:3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1]" office:value-type="date" office:date-value="1900-07-03T02:38:02.832" calcext:value-type="date">
            <text:p/>
          </table:table-cell>
          <table:table-cell table:style-name="ce631" table:formula="of:=IF([$1Log.$F71]=0;&quot;&quot;;([$1Log.$F71]/100+1)*[.Q70])" office:value-type="date" office:date-value="1900-01-01T22:17:53.049744371" calcext:value-type="date">
            <text:p/>
          </table:table-cell>
          <table:table-cell table:style-name="ce635" table:formula="of:=IF([1Log.M71]=0;[1Log.$M$8]+[1Log.$N$8];[1Log.M71]+[1Log.N71])" office:value-type="date" office:date-value="2014-02-20T11:5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2]" office:value-type="date" office:date-value="1900-06-29T10:54:25.31808" calcext:value-type="date">
            <text:p/>
          </table:table-cell>
          <table:table-cell table:style-name="ce631" table:formula="of:=IF([$1Log.$F72]=0;&quot;&quot;;([$1Log.$F72]/100+1)*[.Q71])" office:value-type="date" office:date-value="1900-01-01T20:54:35.707873937" calcext:value-type="date">
            <text:p/>
          </table:table-cell>
          <table:table-cell table:style-name="ce635" table:formula="of:=IF([1Log.M72]=0;[1Log.$M$8]+[1Log.$N$8];[1Log.M72]+[1Log.N72])" office:value-type="date" office:date-value="2014-02-20T19:3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3]" office:value-type="date" office:date-value="1900-07-06T18:20:49.3008" calcext:value-type="date">
            <text:p/>
          </table:table-cell>
          <table:table-cell table:style-name="ce631" table:formula="of:=IF([$1Log.$F73]=0;&quot;&quot;;([$1Log.$F73]/100+1)*[.Q72])" office:value-type="date" office:date-value="1900-01-01T23:41:09.583901793" calcext:value-type="date">
            <text:p/>
          </table:table-cell>
          <table:table-cell table:style-name="ce635" table:formula="of:=IF([1Log.M73]=0;[1Log.$M$8]+[1Log.$N$8];[1Log.M73]+[1Log.N73])" office:value-type="date" office:date-value="2014-02-25T13:4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4]" office:value-type="date" office:date-value="1900-07-06T11:41:36.828384" calcext:value-type="date">
            <text:p/>
          </table:table-cell>
          <table:table-cell table:style-name="ce631" table:formula="of:=IF([$1Log.$F74]=0;&quot;&quot;;([$1Log.$F74]/100+1)*[.Q73])" office:value-type="date" office:date-value="1900-01-01T23:34:50.571693701" calcext:value-type="date">
            <text:p/>
          </table:table-cell>
          <table:table-cell table:style-name="ce635" table:formula="of:=IF([1Log.M74]=0;[1Log.$M$8]+[1Log.$N$8];[1Log.M74]+[1Log.N74])" office:value-type="date" office:date-value="2014-02-25T18:0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5]" office:value-type="date" office:date-value="1900-07-04T10:19:12.476064" calcext:value-type="date">
            <text:p/>
          </table:table-cell>
          <table:table-cell table:style-name="ce631" table:formula="of:=IF([$1Log.$F75]=0;&quot;&quot;;([$1Log.$F75]/100+1)*[.Q74])" office:value-type="date" office:date-value="1900-01-01T22:47:58.031999316" calcext:value-type="date">
            <text:p/>
          </table:table-cell>
          <table:table-cell table:style-name="ce635" table:formula="of:=IF([1Log.M75]=0;[1Log.$M$8]+[1Log.$N$8];[1Log.M75]+[1Log.N75])" office:value-type="date" office:date-value="2014-02-26T01:2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6]" office:value-type="date" office:date-value="1900-05-26T14:14:38.95758904" calcext:value-type="date">
            <text:p/>
          </table:table-cell>
          <table:table-cell table:style-name="ce631" table:formula="of:=IF([$1Log.$F76]=0;&quot;&quot;;([$1Log.$F76]/100+1)*[.Q75])" office:value-type="date" office:date-value="1900-01-01T08:03:02.660242147" calcext:value-type="date">
            <text:p/>
          </table:table-cell>
          <table:table-cell table:style-name="ce635" table:formula="of:=IF([1Log.M76]=0;[1Log.$M$8]+[1Log.$N$8];[1Log.M76]+[1Log.N76])" office:value-type="date" office:date-value="2014-03-03T23:0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7]" office:value-type="date" office:date-value="1900-05-27T00:13:31.3305168" calcext:value-type="date">
            <text:p/>
          </table:table-cell>
          <table:table-cell table:style-name="ce631" table:formula="of:=IF([$1Log.$F77]=0;&quot;&quot;;([$1Log.$F77]/100+1)*[.Q76])" office:value-type="date" office:date-value="1900-01-01T08:12:31.236536436" calcext:value-type="date">
            <text:p/>
          </table:table-cell>
          <table:table-cell table:style-name="ce635" table:formula="of:=IF([1Log.M77]=0;[1Log.$M$8]+[1Log.$N$8];[1Log.M77]+[1Log.N77])" office:value-type="date" office:date-value="2014-03-04T00:2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8]" office:value-type="date" office:date-value="1900-05-31T01:19:14.808" calcext:value-type="date">
            <text:p/>
          </table:table-cell>
          <table:table-cell table:style-name="ce631" table:formula="of:=IF([$1Log.$F78]=0;&quot;&quot;;([$1Log.$F78]/100+1)*[.Q77])" office:value-type="date" office:date-value="1900-01-01T09:44:42.241558552" calcext:value-type="date">
            <text:p/>
          </table:table-cell>
          <table:table-cell table:style-name="ce635" table:formula="of:=IF([1Log.M78]=0;[1Log.$M$8]+[1Log.$N$8];[1Log.M78]+[1Log.N78])" office:value-type="date" office:date-value="2014-03-04T00:3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79]" office:value-type="date" office:date-value="1900-06-05T01:48:30.95604" calcext:value-type="date">
            <text:p/>
          </table:table-cell>
          <table:table-cell table:style-name="ce631" table:formula="of:=IF([$1Log.$F79]=0;&quot;&quot;;([$1Log.$F79]/100+1)*[.Q78])" office:value-type="date" office:date-value="1900-01-01T11:39:05.786690212" calcext:value-type="date">
            <text:p/>
          </table:table-cell>
          <table:table-cell table:style-name="ce635" table:formula="of:=IF([1Log.M79]=0;[1Log.$M$8]+[1Log.$N$8];[1Log.M79]+[1Log.N79])" office:value-type="date" office:date-value="2014-03-04T06:5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0]" office:value-type="date" office:date-value="1900-06-01T08:56:29.86945225" calcext:value-type="date">
            <text:p/>
          </table:table-cell>
          <table:table-cell table:style-name="ce631" table:formula="of:=IF([$1Log.$F80]=0;&quot;&quot;;([$1Log.$F80]/100+1)*[.Q79])" office:value-type="date" office:date-value="1900-01-01T10:14:43.511892986" calcext:value-type="date">
            <text:p/>
          </table:table-cell>
          <table:table-cell table:style-name="ce635" table:formula="of:=IF([1Log.M80]=0;[1Log.$M$8]+[1Log.$N$8];[1Log.M80]+[1Log.N80])" office:value-type="date" office:date-value="2014-03-04T10:0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1]" office:value-type="date" office:date-value="1900-05-31T10:22:21.89337601" calcext:value-type="date">
            <text:p/>
          </table:table-cell>
          <table:table-cell table:style-name="ce631" table:formula="of:=IF([$1Log.$F81]=0;&quot;&quot;;([$1Log.$F81]/100+1)*[.Q80])" office:value-type="date" office:date-value="1900-01-01T09:53:17.883658838" calcext:value-type="date">
            <text:p/>
          </table:table-cell>
          <table:table-cell table:style-name="ce635" table:formula="of:=IF([1Log.M81]=0;[1Log.$M$8]+[1Log.$N$8];[1Log.M81]+[1Log.N81])" office:value-type="date" office:date-value="2014-03-04T20:3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2]" office:value-type="date" office:date-value="1900-05-28T22:03:48.39177601" calcext:value-type="date">
            <text:p/>
          </table:table-cell>
          <table:table-cell table:style-name="ce631" table:formula="of:=IF([$1Log.$F82]=0;&quot;&quot;;([$1Log.$F82]/100+1)*[.Q81])" office:value-type="date" office:date-value="1900-01-01T08:56:02.385802133" calcext:value-type="date">
            <text:p/>
          </table:table-cell>
          <table:table-cell table:style-name="ce635" table:formula="of:=IF([1Log.M82]=0;[1Log.$M$8]+[1Log.$N$8];[1Log.M82]+[1Log.N82])" office:value-type="date" office:date-value="2014-03-04T22:4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3]" office:value-type="date" office:date-value="1900-06-04T16:42:08.96457601" calcext:value-type="date">
            <text:p/>
          </table:table-cell>
          <table:table-cell table:style-name="ce631" table:formula="of:=IF([$1Log.$F83]=0;&quot;&quot;;([$1Log.$F83]/100+1)*[.Q82])" office:value-type="date" office:date-value="1900-01-01T11:30:27.06049132" calcext:value-type="date">
            <text:p/>
          </table:table-cell>
          <table:table-cell table:style-name="ce635" table:formula="of:=IF([1Log.M83]=0;[1Log.$M$8]+[1Log.$N$8];[1Log.M83]+[1Log.N83])" office:value-type="date" office:date-value="2014-03-07T14:1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4]" office:value-type="date" office:date-value="1900-06-04T02:55:19.975008" calcext:value-type="date">
            <text:p/>
          </table:table-cell>
          <table:table-cell table:style-name="ce631" table:formula="of:=IF([$1Log.$F84]=0;&quot;&quot;;([$1Log.$F84]/100+1)*[.Q83])" office:value-type="date" office:date-value="1900-01-01T11:17:22.072104701" calcext:value-type="date">
            <text:p/>
          </table:table-cell>
          <table:table-cell table:style-name="ce635" table:formula="of:=IF([1Log.M84]=0;[1Log.$M$8]+[1Log.$N$8];[1Log.M84]+[1Log.N84])" office:value-type="date" office:date-value="2014-03-07T18:48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5]" office:value-type="date" office:date-value="1900-06-02T17:14:34.963008" calcext:value-type="date">
            <text:p/>
          </table:table-cell>
          <table:table-cell table:style-name="ce631" table:formula="of:=IF([$1Log.$F85]=0;&quot;&quot;;([$1Log.$F85]/100+1)*[.Q84])" office:value-type="date" office:date-value="1900-01-01T10:45:23.550337088" calcext:value-type="date">
            <text:p/>
          </table:table-cell>
          <table:table-cell table:style-name="ce635" table:formula="of:=IF([1Log.M85]=0;[1Log.$M$8]+[1Log.$N$8];[1Log.M85]+[1Log.N85])" office:value-type="date" office:date-value="2014-03-07T22:5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6]" office:value-type="date" office:date-value="1900-06-02T10:26:20.563008" calcext:value-type="date">
            <text:p/>
          </table:table-cell>
          <table:table-cell table:style-name="ce631" table:formula="of:=IF([$1Log.$F86]=0;&quot;&quot;;([$1Log.$F86]/100+1)*[.Q85])" office:value-type="date" office:date-value="1900-01-01T10:38:55.96293197" calcext:value-type="date">
            <text:p/>
          </table:table-cell>
          <table:table-cell table:style-name="ce635" table:formula="of:=IF([1Log.M86]=0;[1Log.$M$8]+[1Log.$N$8];[1Log.M86]+[1Log.N86])" office:value-type="date" office:date-value="2014-03-10T14:2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7]" office:value-type="date" office:date-value="1900-06-01T20:49:51.763008" calcext:value-type="date">
            <text:p/>
          </table:table-cell>
          <table:table-cell table:style-name="ce631" table:formula="of:=IF([$1Log.$F87]=0;&quot;&quot;;([$1Log.$F87]/100+1)*[.Q86])" office:value-type="date" office:date-value="1900-01-01T10:26:00.788121733" calcext:value-type="date">
            <text:p/>
          </table:table-cell>
          <table:table-cell table:style-name="ce635" table:formula="of:=IF([1Log.M87]=0;[1Log.$M$8]+[1Log.$N$8];[1Log.M87]+[1Log.N87])" office:value-type="date" office:date-value="2014-03-11T01:59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8]" office:value-type="date" office:date-value="1900-06-03T21:06:53.40132" calcext:value-type="date">
            <text:p/>
          </table:table-cell>
          <table:table-cell table:style-name="ce631" table:formula="of:=IF([$1Log.$F88]=0;&quot;&quot;;([$1Log.$F88]/100+1)*[.Q87])" office:value-type="date" office:date-value="1900-01-01T11:11:51.256708298" calcext:value-type="date">
            <text:p/>
          </table:table-cell>
          <table:table-cell table:style-name="ce635" table:formula="of:=IF([1Log.M88]=0;[1Log.$M$8]+[1Log.$N$8];[1Log.M88]+[1Log.N88])" office:value-type="date" office:date-value="2014-03-12T06:52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89]" office:value-type="date" office:date-value="1900-05-29T17:38:40.931808" calcext:value-type="date">
            <text:p/>
          </table:table-cell>
          <table:table-cell table:style-name="ce631" table:formula="of:=IF([$1Log.$F89]=0;&quot;&quot;;([$1Log.$F89]/100+1)*[.Q88])" office:value-type="date" office:date-value="1900-01-01T09:14:37.825276919" calcext:value-type="date">
            <text:p/>
          </table:table-cell>
          <table:table-cell table:style-name="ce635" table:formula="of:=IF([1Log.M89]=0;[1Log.$M$8]+[1Log.$N$8];[1Log.M89]+[1Log.N89])" office:value-type="date" office:date-value="2014-03-12T16:4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0]" office:value-type="date" office:date-value="1900-05-28T02:36:04.677408" calcext:value-type="date">
            <text:p/>
          </table:table-cell>
          <table:table-cell table:style-name="ce631" table:formula="of:=IF([$1Log.$F90]=0;&quot;&quot;;([$1Log.$F90]/100+1)*[.Q89])" office:value-type="date" office:date-value="1900-01-01T08:37:33.731854911" calcext:value-type="date">
            <text:p/>
          </table:table-cell>
          <table:table-cell table:style-name="ce635" table:formula="of:=IF([1Log.M90]=0;[1Log.$M$8]+[1Log.$N$8];[1Log.M90]+[1Log.N90])" office:value-type="date" office:date-value="2014-03-14T22:2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1]" office:value-type="date" office:date-value="1900-05-28T06:09:04.187808" calcext:value-type="date">
            <text:p/>
          </table:table-cell>
          <table:table-cell table:style-name="ce631" table:formula="of:=IF([$1Log.$F91]=0;&quot;&quot;;([$1Log.$F91]/100+1)*[.Q90])" office:value-type="date" office:date-value="1900-01-01T08:40:55.94857688" calcext:value-type="date">
            <text:p/>
          </table:table-cell>
          <table:table-cell table:style-name="ce635" table:formula="of:=IF([1Log.M91]=0;[1Log.$M$8]+[1Log.$N$8];[1Log.M91]+[1Log.N91])" office:value-type="date" office:date-value="2014-03-17T21:56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2]" office:value-type="date" office:date-value="1900-06-07T08:21:51.812208" calcext:value-type="date">
            <text:p/>
          </table:table-cell>
          <table:table-cell table:style-name="ce631" table:formula="of:=IF([$1Log.$F92]=0;&quot;&quot;;([$1Log.$F92]/100+1)*[.Q91])" office:value-type="date" office:date-value="1900-01-01T12:30:53.537776385" calcext:value-type="date">
            <text:p/>
          </table:table-cell>
          <table:table-cell table:style-name="ce635" table:formula="of:=IF([1Log.M92]=0;[1Log.$M$8]+[1Log.$N$8];[1Log.M92]+[1Log.N92])" office:value-type="date" office:date-value="2014-03-20T22:5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3]" office:value-type="date" office:date-value="1900-07-18T12:28:35.771808" calcext:value-type="date">
            <text:p/>
          </table:table-cell>
          <table:table-cell table:style-name="ce631" table:formula="of:=IF([$1Log.$F93]=0;&quot;&quot;;([$1Log.$F93]/100+1)*[.Q92])" office:value-type="date" office:date-value="1900-01-01T12:35:56.145959355" calcext:value-type="date">
            <text:p/>
          </table:table-cell>
          <table:table-cell table:style-name="ce635" table:formula="of:=IF([1Log.M93]=0;[1Log.$M$8]+[1Log.$N$8];[1Log.M93]+[1Log.N93])" office:value-type="date" office:date-value="2014-03-25T23:0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4]" office:value-type="date" office:date-value="1900-07-15T06:03:16.427808" calcext:value-type="date">
            <text:p/>
          </table:table-cell>
          <table:table-cell table:style-name="ce631" table:formula="of:=IF([$1Log.$F94]=0;&quot;&quot;;([$1Log.$F94]/100+1)*[.Q93])" office:value-type="date" office:date-value="1900-01-01T11:36:41.167636342" calcext:value-type="date">
            <text:p/>
          </table:table-cell>
          <table:table-cell table:style-name="ce635" table:formula="of:=IF([1Log.M94]=0;[1Log.$M$8]+[1Log.$N$8];[1Log.M94]+[1Log.N94])" office:value-type="date" office:date-value="2014-03-27T16:34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5]" office:value-type="date" office:date-value="1900-07-23T08:06:32.591808" calcext:value-type="date">
            <text:p/>
          </table:table-cell>
          <table:table-cell table:style-name="ce631" table:formula="of:=IF([$1Log.$F95]=0;&quot;&quot;;([$1Log.$F95]/100+1)*[.Q94])" office:value-type="date" office:date-value="1900-01-01T14:03:17.923056546" calcext:value-type="date">
            <text:p/>
          </table:table-cell>
          <table:table-cell table:style-name="ce635" table:formula="of:=IF([1Log.M95]=0;[1Log.$M$8]+[1Log.$N$8];[1Log.M95]+[1Log.N95])" office:value-type="date" office:date-value="2014-03-27T17:52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6]" office:value-type="date" office:date-value="1900-07-23T11:21:31.367808" calcext:value-type="date">
            <text:p/>
          </table:table-cell>
          <table:table-cell table:style-name="ce631" table:formula="of:=IF([$1Log.$F96]=0;&quot;&quot;;([$1Log.$F96]/100+1)*[.Q95])" office:value-type="date" office:date-value="1900-01-01T14:05:45.234588574" calcext:value-type="date">
            <text:p/>
          </table:table-cell>
          <table:table-cell table:style-name="ce635" table:formula="of:=IF([1Log.M96]=0;[1Log.$M$8]+[1Log.$N$8];[1Log.M96]+[1Log.N96])" office:value-type="date" office:date-value="2014-03-28T02:0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7]" office:value-type="date" office:date-value="1900-07-22T23:21:31.367808" calcext:value-type="date">
            <text:p/>
          </table:table-cell>
          <table:table-cell table:style-name="ce631" table:formula="of:=IF([$1Log.$F97]=0;&quot;&quot;;([$1Log.$F97]/100+1)*[.Q96])" office:value-type="date" office:date-value="1900-01-01T13:56:41.258177399" calcext:value-type="date">
            <text:p/>
          </table:table-cell>
          <table:table-cell table:style-name="ce635" table:formula="of:=IF([1Log.M97]=0;[1Log.$M$8]+[1Log.$N$8];[1Log.M97]+[1Log.N97])" office:value-type="date" office:date-value="2014-03-28T02:2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8]" office:value-type="date" office:date-value="1900-07-26T14:44:16.919808" calcext:value-type="date">
            <text:p/>
          </table:table-cell>
          <table:table-cell table:style-name="ce631" table:formula="of:=IF([$1Log.$F98]=0;&quot;&quot;;([$1Log.$F98]/100+1)*[.Q97])" office:value-type="date" office:date-value="1900-01-01T15:02:42.28225277" calcext:value-type="date">
            <text:p/>
          </table:table-cell>
          <table:table-cell table:style-name="ce635" table:formula="of:=IF([1Log.M98]=0;[1Log.$M$8]+[1Log.$N$8];[1Log.M98]+[1Log.N98])" office:value-type="date" office:date-value="2014-03-28T02:3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99]" office:value-type="date" office:date-value="1900-07-26T08:58:40.919808" calcext:value-type="date">
            <text:p/>
          </table:table-cell>
          <table:table-cell table:style-name="ce631" table:formula="of:=IF([$1Log.$F99]=0;&quot;&quot;;([$1Log.$F99]/100+1)*[.Q98])" office:value-type="date" office:date-value="1900-01-01T14:58:21.173575406" calcext:value-type="date">
            <text:p/>
          </table:table-cell>
          <table:table-cell table:style-name="ce635" table:formula="of:=IF([1Log.M99]=0;[1Log.$M$8]+[1Log.$N$8];[1Log.M99]+[1Log.N99])" office:value-type="date" office:date-value="2014-03-28T02:5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0]" office:value-type="date" office:date-value="1900-07-22T14:56:58.600608" calcext:value-type="date">
            <text:p/>
          </table:table-cell>
          <table:table-cell table:style-name="ce631" table:formula="of:=IF([$1Log.$F100]=0;&quot;&quot;;([$1Log.$F100]/100+1)*[.Q99])" office:value-type="date" office:date-value="1900-01-01T13:50:20.06208347" calcext:value-type="date">
            <text:p/>
          </table:table-cell>
          <table:table-cell table:style-name="ce635" table:formula="of:=IF([1Log.M100]=0;[1Log.$M$8]+[1Log.$N$8];[1Log.M100]+[1Log.N100])" office:value-type="date" office:date-value="2014-03-28T04:35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1]" office:value-type="date" office:date-value="1900-07-21T14:25:53.247072" calcext:value-type="date">
            <text:p/>
          </table:table-cell>
          <table:table-cell table:style-name="ce631" table:formula="of:=IF([$1Log.$F101]=0;&quot;&quot;;([$1Log.$F101]/100+1)*[.Q100])" office:value-type="date" office:date-value="1900-01-01T13:31:48.620642554" calcext:value-type="date">
            <text:p/>
          </table:table-cell>
          <table:table-cell table:style-name="ce635" table:formula="of:=IF([1Log.M101]=0;[1Log.$M$8]+[1Log.$N$8];[1Log.M101]+[1Log.N101])" office:value-type="date" office:date-value="2014-03-28T04:50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2]" office:value-type="date" office:date-value="1900-07-21T20:31:55.09631999" calcext:value-type="date">
            <text:p/>
          </table:table-cell>
          <table:table-cell table:style-name="ce631" table:formula="of:=IF([$1Log.$F102]=0;&quot;&quot;;([$1Log.$F102]/100+1)*[.Q101])" office:value-type="date" office:date-value="1900-01-01T13:36:25.1652707149" calcext:value-type="date">
            <text:p/>
          </table:table-cell>
          <table:table-cell table:style-name="ce635" table:formula="of:=IF([1Log.M102]=0;[1Log.$M$8]+[1Log.$N$8];[1Log.M102]+[1Log.N102])" office:value-type="date" office:date-value="2014-03-28T11:5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3]" office:value-type="date" office:date-value="1900-07-17T16:18:39.27599999" calcext:value-type="date">
            <text:p/>
          </table:table-cell>
          <table:table-cell table:style-name="ce631" table:formula="of:=IF([$1Log.$F103]=0;&quot;&quot;;([$1Log.$F103]/100+1)*[.Q102])" office:value-type="date" office:date-value="1900-01-01T13:45:41.445068372" calcext:value-type="date">
            <text:p/>
          </table:table-cell>
          <table:table-cell table:style-name="ce635" table:formula="of:=IF([1Log.M103]=0;[1Log.$M$8]+[1Log.$N$8];[1Log.M103]+[1Log.N103])" office:value-type="date" office:date-value="2014-03-29T15:33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4]" office:value-type="date" office:date-value="1900-07-11T20:30:00.15839999" calcext:value-type="date">
            <text:p/>
          </table:table-cell>
          <table:table-cell table:style-name="ce631" table:formula="of:=IF([$1Log.$F104]=0;&quot;&quot;;([$1Log.$F104]/100+1)*[.Q103])" office:value-type="date" office:date-value="1900-01-01T11:57:34.85632935" calcext:value-type="date">
            <text:p/>
          </table:table-cell>
          <table:table-cell table:style-name="ce635" table:formula="of:=IF([1Log.M104]=0;[1Log.$M$8]+[1Log.$N$8];[1Log.M104]+[1Log.N104])" office:value-type="date" office:date-value="2014-03-30T03:16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5]" office:value-type="date" office:date-value="1900-07-19T10:47:41.97868799" calcext:value-type="date">
            <text:p/>
          </table:table-cell>
          <table:table-cell table:style-name="ce631" table:formula="of:=IF([$1Log.$F105]=0;&quot;&quot;;([$1Log.$F105]/100+1)*[.Q104])" office:value-type="date" office:date-value="1900-01-01T14:18:32.513478613" calcext:value-type="date">
            <text:p/>
          </table:table-cell>
          <table:table-cell table:style-name="ce635" table:formula="of:=IF([1Log.M105]=0;[1Log.$M$8]+[1Log.$N$8];[1Log.M105]+[1Log.N105])" office:value-type="date" office:date-value="2014-03-30T13:21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6]" office:value-type="date" office:date-value="1900-07-20T07:22:20.35407359" calcext:value-type="date">
            <text:p/>
          </table:table-cell>
          <table:table-cell table:style-name="ce631" table:formula="of:=IF([$1Log.$F106]=0;&quot;&quot;;([$1Log.$F106]/100+1)*[.Q105])" office:value-type="date" office:date-value="1900-01-01T14:34:27.207903638" calcext:value-type="date">
            <text:p/>
          </table:table-cell>
          <table:table-cell table:style-name="ce635" table:formula="of:=IF([1Log.M106]=0;[1Log.$M$8]+[1Log.$N$8];[1Log.M106]+[1Log.N106])" office:value-type="date" office:date-value="2014-03-30T15:49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7]" office:value-type="date" office:date-value="1900-07-29T19:37:18.46531195" calcext:value-type="date">
            <text:p/>
          </table:table-cell>
          <table:table-cell table:style-name="ce631" table:formula="of:=IF([$1Log.$F107]=0;&quot;&quot;;([$1Log.$F107]/100+1)*[.Q106])" office:value-type="date" office:date-value="1900-01-01T17:30:56.946160849" calcext:value-type="date">
            <text:p/>
          </table:table-cell>
          <table:table-cell table:style-name="ce635" table:formula="of:=IF([1Log.M107]=0;[1Log.$M$8]+[1Log.$N$8];[1Log.M107]+[1Log.N107])" office:value-type="date" office:date-value="2014-04-02T19:57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8]" office:value-type="date" office:date-value="1900-08-01T18:16:40.58716795" calcext:value-type="date">
            <text:p/>
          </table:table-cell>
          <table:table-cell table:style-name="ce631" table:formula="of:=IF([$1Log.$F108]=0;&quot;&quot;;([$1Log.$F108]/100+1)*[.Q107])" office:value-type="date" office:date-value="1900-01-01T18:25:35.0701533028" calcext:value-type="date">
            <text:p/>
          </table:table-cell>
          <table:table-cell table:style-name="ce635" table:formula="of:=IF([1Log.M108]=0;[1Log.$M$8]+[1Log.$N$8];[1Log.M108]+[1Log.N108])" office:value-type="date" office:date-value="2014-04-03T13:39:00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09]" office:value-type="date" office:date-value="1900-07-31T16:26:01.80124795" calcext:value-type="date">
            <text:p/>
          </table:table-cell>
          <table:table-cell table:style-name="ce631" table:formula="of:=IF([$1Log.$F109]=0;&quot;&quot;;([$1Log.$F109]/100+1)*[.Q108])">
            <text:p/>
          </table:table-cell>
          <table:table-cell table:style-name="ce635" table:formula="of:=IF([1Log.M109]=0;[1Log.$M$8]+[1Log.$N$8];[1Log.M109]+[1Log.N109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0]">
            <text:p/>
          </table:table-cell>
          <table:table-cell table:style-name="ce631" table:formula="of:=IF([$1Log.$F110]=0;&quot;&quot;;([$1Log.$F110]/100+1)*[.Q109])">
            <text:p/>
          </table:table-cell>
          <table:table-cell table:style-name="ce635" table:formula="of:=IF([1Log.M110]=0;[1Log.$M$8]+[1Log.$N$8];[1Log.M110]+[1Log.N110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1]">
            <text:p/>
          </table:table-cell>
          <table:table-cell table:style-name="ce631" table:formula="of:=IF([$1Log.$F111]=0;&quot;&quot;;([$1Log.$F111]/100+1)*[.Q110])">
            <text:p/>
          </table:table-cell>
          <table:table-cell table:style-name="ce635" table:formula="of:=IF([1Log.M111]=0;[1Log.$M$8]+[1Log.$N$8];[1Log.M111]+[1Log.N111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2]">
            <text:p/>
          </table:table-cell>
          <table:table-cell table:style-name="ce631" table:formula="of:=IF([$1Log.$F112]=0;&quot;&quot;;([$1Log.$F112]/100+1)*[.Q111])">
            <text:p/>
          </table:table-cell>
          <table:table-cell table:style-name="ce635" table:formula="of:=IF([1Log.M112]=0;[1Log.$M$8]+[1Log.$N$8];[1Log.M112]+[1Log.N112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3]">
            <text:p/>
          </table:table-cell>
          <table:table-cell table:style-name="ce631" table:formula="of:=IF([$1Log.$F113]=0;&quot;&quot;;([$1Log.$F113]/100+1)*[.Q112])">
            <text:p/>
          </table:table-cell>
          <table:table-cell table:style-name="ce635" table:formula="of:=IF([1Log.M113]=0;[1Log.$M$8]+[1Log.$N$8];[1Log.M113]+[1Log.N113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4]">
            <text:p/>
          </table:table-cell>
          <table:table-cell table:style-name="ce631" table:formula="of:=IF([$1Log.$F114]=0;&quot;&quot;;([$1Log.$F114]/100+1)*[.Q113])">
            <text:p/>
          </table:table-cell>
          <table:table-cell table:style-name="ce635" table:formula="of:=IF([1Log.M114]=0;[1Log.$M$8]+[1Log.$N$8];[1Log.M114]+[1Log.N114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5]">
            <text:p/>
          </table:table-cell>
          <table:table-cell table:style-name="ce631" table:formula="of:=IF([$1Log.$F115]=0;&quot;&quot;;([$1Log.$F115]/100+1)*[.Q114])">
            <text:p/>
          </table:table-cell>
          <table:table-cell table:style-name="ce635" table:formula="of:=IF([1Log.M115]=0;[1Log.$M$8]+[1Log.$N$8];[1Log.M115]+[1Log.N115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6]">
            <text:p/>
          </table:table-cell>
          <table:table-cell table:style-name="ce631" table:formula="of:=IF([$1Log.$F116]=0;&quot;&quot;;([$1Log.$F116]/100+1)*[.Q115])">
            <text:p/>
          </table:table-cell>
          <table:table-cell table:style-name="ce635" table:formula="of:=IF([1Log.M116]=0;[1Log.$M$8]+[1Log.$N$8];[1Log.M116]+[1Log.N116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7]">
            <text:p/>
          </table:table-cell>
          <table:table-cell table:style-name="ce631" table:formula="of:=IF([$1Log.$F117]=0;&quot;&quot;;([$1Log.$F117]/100+1)*[.Q116])">
            <text:p/>
          </table:table-cell>
          <table:table-cell table:style-name="ce635" table:formula="of:=IF([1Log.M117]=0;[1Log.$M$8]+[1Log.$N$8];[1Log.M117]+[1Log.N117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8]">
            <text:p/>
          </table:table-cell>
          <table:table-cell table:style-name="ce631" table:formula="of:=IF([$1Log.$F118]=0;&quot;&quot;;([$1Log.$F118]/100+1)*[.Q117])">
            <text:p/>
          </table:table-cell>
          <table:table-cell table:style-name="ce635" table:formula="of:=IF([1Log.M118]=0;[1Log.$M$8]+[1Log.$N$8];[1Log.M118]+[1Log.N118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19]">
            <text:p/>
          </table:table-cell>
          <table:table-cell table:style-name="ce631" table:formula="of:=IF([$1Log.$F119]=0;&quot;&quot;;([$1Log.$F119]/100+1)*[.Q118])">
            <text:p/>
          </table:table-cell>
          <table:table-cell table:style-name="ce635" table:formula="of:=IF([1Log.M119]=0;[1Log.$M$8]+[1Log.$N$8];[1Log.M119]+[1Log.N119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0]">
            <text:p/>
          </table:table-cell>
          <table:table-cell table:style-name="ce631" table:formula="of:=IF([$1Log.$F120]=0;&quot;&quot;;([$1Log.$F120]/100+1)*[.Q119])">
            <text:p/>
          </table:table-cell>
          <table:table-cell table:style-name="ce635" table:formula="of:=IF([1Log.M120]=0;[1Log.$M$8]+[1Log.$N$8];[1Log.M120]+[1Log.N120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1]">
            <text:p/>
          </table:table-cell>
          <table:table-cell table:style-name="ce631" table:formula="of:=IF([$1Log.$F121]=0;&quot;&quot;;([$1Log.$F121]/100+1)*[.Q120])">
            <text:p/>
          </table:table-cell>
          <table:table-cell table:style-name="ce635" table:formula="of:=IF([1Log.M121]=0;[1Log.$M$8]+[1Log.$N$8];[1Log.M121]+[1Log.N121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2]">
            <text:p/>
          </table:table-cell>
          <table:table-cell table:style-name="ce631" table:formula="of:=IF([$1Log.$F122]=0;&quot;&quot;;([$1Log.$F122]/100+1)*[.Q121])">
            <text:p/>
          </table:table-cell>
          <table:table-cell table:style-name="ce635" table:formula="of:=IF([1Log.M122]=0;[1Log.$M$8]+[1Log.$N$8];[1Log.M122]+[1Log.N122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3]">
            <text:p/>
          </table:table-cell>
          <table:table-cell table:style-name="ce631" table:formula="of:=IF([$1Log.$F123]=0;&quot;&quot;;([$1Log.$F123]/100+1)*[.Q122])">
            <text:p/>
          </table:table-cell>
          <table:table-cell table:style-name="ce635" table:formula="of:=IF([1Log.M123]=0;[1Log.$M$8]+[1Log.$N$8];[1Log.M123]+[1Log.N123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4]" office:value-type="date" office:date-value="1899-12-30" calcext:value-type="date">
            <text:p/>
          </table:table-cell>
          <table:table-cell table:style-name="ce631" table:formula="of:=IF([$1Log.$F124]=0;&quot;&quot;;([$1Log.$F124]/100+1)*[.Q123])">
            <text:p/>
          </table:table-cell>
          <table:table-cell table:style-name="ce635" table:formula="of:=IF([1Log.M124]=0;[1Log.$M$8]+[1Log.$N$8];[1Log.M124]+[1Log.N124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5]" office:value-type="date" office:date-value="1899-12-30" calcext:value-type="date">
            <text:p/>
          </table:table-cell>
          <table:table-cell table:style-name="ce631" table:formula="of:=IF([$1Log.$F125]=0;&quot;&quot;;([$1Log.$F125]/100+1)*[.Q124])">
            <text:p/>
          </table:table-cell>
          <table:table-cell table:style-name="ce635" table:formula="of:=IF([1Log.M125]=0;[1Log.$M$8]+[1Log.$N$8];[1Log.M125]+[1Log.N125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6]" office:value-type="date" office:date-value="1899-12-30" calcext:value-type="date">
            <text:p/>
          </table:table-cell>
          <table:table-cell table:style-name="ce631" table:formula="of:=IF([$1Log.$F126]=0;&quot;&quot;;([$1Log.$F126]/100+1)*[.Q125])">
            <text:p/>
          </table:table-cell>
          <table:table-cell table:style-name="ce635" table:formula="of:=IF([1Log.M126]=0;[1Log.$M$8]+[1Log.$N$8];[1Log.M126]+[1Log.N126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7]" office:value-type="date" office:date-value="1899-12-30" calcext:value-type="date">
            <text:p/>
          </table:table-cell>
          <table:table-cell table:style-name="ce631" table:formula="of:=IF([$1Log.$F127]=0;&quot;&quot;;([$1Log.$F127]/100+1)*[.Q126])">
            <text:p/>
          </table:table-cell>
          <table:table-cell table:style-name="ce635" table:formula="of:=IF([1Log.M127]=0;[1Log.$M$8]+[1Log.$N$8];[1Log.M127]+[1Log.N127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8]" office:value-type="date" office:date-value="1899-12-30" calcext:value-type="date">
            <text:p/>
          </table:table-cell>
          <table:table-cell table:style-name="ce631" table:formula="of:=IF([$1Log.$F128]=0;&quot;&quot;;([$1Log.$F128]/100+1)*[.Q127])">
            <text:p/>
          </table:table-cell>
          <table:table-cell table:style-name="ce635" table:formula="of:=IF([1Log.M128]=0;[1Log.$M$8]+[1Log.$N$8];[1Log.M128]+[1Log.N128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29]" office:value-type="date" office:date-value="1899-12-30" calcext:value-type="date">
            <text:p/>
          </table:table-cell>
          <table:table-cell table:style-name="ce631" table:formula="of:=IF([$1Log.$F129]=0;&quot;&quot;;([$1Log.$F129]/100+1)*[.Q128])">
            <text:p/>
          </table:table-cell>
          <table:table-cell table:style-name="ce635" table:formula="of:=IF([1Log.M129]=0;[1Log.$M$8]+[1Log.$N$8];[1Log.M129]+[1Log.N129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0]" office:value-type="date" office:date-value="1899-12-30" calcext:value-type="date">
            <text:p/>
          </table:table-cell>
          <table:table-cell table:style-name="ce631" table:formula="of:=IF([$1Log.$F130]=0;&quot;&quot;;([$1Log.$F130]/100+1)*[.Q129])">
            <text:p/>
          </table:table-cell>
          <table:table-cell table:style-name="ce635" table:formula="of:=IF([1Log.M130]=0;[1Log.$M$8]+[1Log.$N$8];[1Log.M130]+[1Log.N130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1]" office:value-type="date" office:date-value="1899-12-30" calcext:value-type="date">
            <text:p/>
          </table:table-cell>
          <table:table-cell table:style-name="ce631" table:formula="of:=IF([$1Log.$F131]=0;&quot;&quot;;([$1Log.$F131]/100+1)*[.Q130])">
            <text:p/>
          </table:table-cell>
          <table:table-cell table:style-name="ce635" table:formula="of:=IF([1Log.M131]=0;[1Log.$M$8]+[1Log.$N$8];[1Log.M131]+[1Log.N131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2]" office:value-type="date" office:date-value="1899-12-30" calcext:value-type="date">
            <text:p/>
          </table:table-cell>
          <table:table-cell table:style-name="ce631" table:formula="of:=IF([$1Log.$F132]=0;&quot;&quot;;([$1Log.$F132]/100+1)*[.Q131])">
            <text:p/>
          </table:table-cell>
          <table:table-cell table:style-name="ce635" table:formula="of:=IF([1Log.M132]=0;[1Log.$M$8]+[1Log.$N$8];[1Log.M132]+[1Log.N132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3]" office:value-type="date" office:date-value="1899-12-30" calcext:value-type="date">
            <text:p/>
          </table:table-cell>
          <table:table-cell table:style-name="ce631" table:formula="of:=IF([$1Log.$F133]=0;&quot;&quot;;([$1Log.$F133]/100+1)*[.Q132])">
            <text:p/>
          </table:table-cell>
          <table:table-cell table:style-name="ce635" table:formula="of:=IF([1Log.M133]=0;[1Log.$M$8]+[1Log.$N$8];[1Log.M133]+[1Log.N133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4]" office:value-type="date" office:date-value="1899-12-30" calcext:value-type="date">
            <text:p/>
          </table:table-cell>
          <table:table-cell table:style-name="ce631" table:formula="of:=IF([$1Log.$F134]=0;&quot;&quot;;([$1Log.$F134]/100+1)*[.Q133])">
            <text:p/>
          </table:table-cell>
          <table:table-cell table:style-name="ce635" table:formula="of:=IF([1Log.M134]=0;[1Log.$M$8]+[1Log.$N$8];[1Log.M134]+[1Log.N134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5]" office:value-type="date" office:date-value="1899-12-30" calcext:value-type="date">
            <text:p/>
          </table:table-cell>
          <table:table-cell table:style-name="ce631" table:formula="of:=IF([$1Log.$F135]=0;&quot;&quot;;([$1Log.$F135]/100+1)*[.Q134])">
            <text:p/>
          </table:table-cell>
          <table:table-cell table:style-name="ce635" table:formula="of:=IF([1Log.M135]=0;[1Log.$M$8]+[1Log.$N$8];[1Log.M135]+[1Log.N135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6]" office:value-type="date" office:date-value="1899-12-30" calcext:value-type="date">
            <text:p/>
          </table:table-cell>
          <table:table-cell table:style-name="ce631" table:formula="of:=IF([$1Log.$F136]=0;&quot;&quot;;([$1Log.$F136]/100+1)*[.Q135])">
            <text:p/>
          </table:table-cell>
          <table:table-cell table:style-name="ce635" table:formula="of:=IF([1Log.M136]=0;[1Log.$M$8]+[1Log.$N$8];[1Log.M136]+[1Log.N136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7]" office:value-type="date" office:date-value="1899-12-30" calcext:value-type="date">
            <text:p/>
          </table:table-cell>
          <table:table-cell table:style-name="ce631" table:formula="of:=IF([$1Log.$F137]=0;&quot;&quot;;([$1Log.$F137]/100+1)*[.Q136])">
            <text:p/>
          </table:table-cell>
          <table:table-cell table:style-name="ce635" table:formula="of:=IF([1Log.M137]=0;[1Log.$M$8]+[1Log.$N$8];[1Log.M137]+[1Log.N137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8]" office:value-type="date" office:date-value="1899-12-30" calcext:value-type="date">
            <text:p/>
          </table:table-cell>
          <table:table-cell table:style-name="ce631" table:formula="of:=IF([$1Log.$F138]=0;&quot;&quot;;([$1Log.$F138]/100+1)*[.Q137])">
            <text:p/>
          </table:table-cell>
          <table:table-cell table:style-name="ce635" table:formula="of:=IF([1Log.M138]=0;[1Log.$M$8]+[1Log.$N$8];[1Log.M138]+[1Log.N138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39]" office:value-type="date" office:date-value="1899-12-30" calcext:value-type="date">
            <text:p/>
          </table:table-cell>
          <table:table-cell table:style-name="ce631" table:formula="of:=IF([$1Log.$F139]=0;&quot;&quot;;([$1Log.$F139]/100+1)*[.Q138])">
            <text:p/>
          </table:table-cell>
          <table:table-cell table:style-name="ce635" table:formula="of:=IF([1Log.M139]=0;[1Log.$M$8]+[1Log.$N$8];[1Log.M139]+[1Log.N139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0]" office:value-type="date" office:date-value="1899-12-30" calcext:value-type="date">
            <text:p/>
          </table:table-cell>
          <table:table-cell table:style-name="ce631" table:formula="of:=IF([$1Log.$F140]=0;&quot;&quot;;([$1Log.$F140]/100+1)*[.Q139])">
            <text:p/>
          </table:table-cell>
          <table:table-cell table:style-name="ce635" table:formula="of:=IF([1Log.M140]=0;[1Log.$M$8]+[1Log.$N$8];[1Log.M140]+[1Log.N140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1]" office:value-type="date" office:date-value="1899-12-30" calcext:value-type="date">
            <text:p/>
          </table:table-cell>
          <table:table-cell table:style-name="ce631" table:formula="of:=IF([$1Log.$F141]=0;&quot;&quot;;([$1Log.$F141]/100+1)*[.Q140])">
            <text:p/>
          </table:table-cell>
          <table:table-cell table:style-name="ce635" table:formula="of:=IF([1Log.M141]=0;[1Log.$M$8]+[1Log.$N$8];[1Log.M141]+[1Log.N141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2]" office:value-type="date" office:date-value="1899-12-30" calcext:value-type="date">
            <text:p/>
          </table:table-cell>
          <table:table-cell table:style-name="ce631" table:formula="of:=IF([$1Log.$F142]=0;&quot;&quot;;([$1Log.$F142]/100+1)*[.Q141])">
            <text:p/>
          </table:table-cell>
          <table:table-cell table:style-name="ce635" table:formula="of:=IF([1Log.M142]=0;[1Log.$M$8]+[1Log.$N$8];[1Log.M142]+[1Log.N142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3]" office:value-type="date" office:date-value="1899-12-30" calcext:value-type="date">
            <text:p/>
          </table:table-cell>
          <table:table-cell table:style-name="ce631" table:formula="of:=IF([$1Log.$F143]=0;&quot;&quot;;([$1Log.$F143]/100+1)*[.Q142])">
            <text:p/>
          </table:table-cell>
          <table:table-cell table:style-name="ce635" table:formula="of:=IF([1Log.M143]=0;[1Log.$M$8]+[1Log.$N$8];[1Log.M143]+[1Log.N143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4]" office:value-type="date" office:date-value="1899-12-30" calcext:value-type="date">
            <text:p/>
          </table:table-cell>
          <table:table-cell table:style-name="ce631" table:formula="of:=IF([$1Log.$F144]=0;&quot;&quot;;([$1Log.$F144]/100+1)*[.Q143])">
            <text:p/>
          </table:table-cell>
          <table:table-cell table:style-name="ce635" table:formula="of:=IF([1Log.M144]=0;[1Log.$M$8]+[1Log.$N$8];[1Log.M144]+[1Log.N144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5]" office:value-type="date" office:date-value="1899-12-30" calcext:value-type="date">
            <text:p/>
          </table:table-cell>
          <table:table-cell table:style-name="ce631" table:formula="of:=IF([$1Log.$F145]=0;&quot;&quot;;([$1Log.$F145]/100+1)*[.Q144])">
            <text:p/>
          </table:table-cell>
          <table:table-cell table:style-name="ce635" table:formula="of:=IF([1Log.M145]=0;[1Log.$M$8]+[1Log.$N$8];[1Log.M145]+[1Log.N145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6]" office:value-type="date" office:date-value="1899-12-30" calcext:value-type="date">
            <text:p/>
          </table:table-cell>
          <table:table-cell table:style-name="ce631" table:formula="of:=IF([$1Log.$F146]=0;&quot;&quot;;([$1Log.$F146]/100+1)*[.Q145])">
            <text:p/>
          </table:table-cell>
          <table:table-cell table:style-name="ce635" table:formula="of:=IF([1Log.M146]=0;[1Log.$M$8]+[1Log.$N$8];[1Log.M146]+[1Log.N146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7]" office:value-type="date" office:date-value="1899-12-30" calcext:value-type="date">
            <text:p/>
          </table:table-cell>
          <table:table-cell table:style-name="ce631" table:formula="of:=IF([$1Log.$F147]=0;&quot;&quot;;([$1Log.$F147]/100+1)*[.Q146])">
            <text:p/>
          </table:table-cell>
          <table:table-cell table:style-name="ce635" table:formula="of:=IF([1Log.M147]=0;[1Log.$M$8]+[1Log.$N$8];[1Log.M147]+[1Log.N147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8]" office:value-type="date" office:date-value="1899-12-30" calcext:value-type="date">
            <text:p/>
          </table:table-cell>
          <table:table-cell table:style-name="ce631" table:formula="of:=IF([$1Log.$F148]=0;&quot;&quot;;([$1Log.$F148]/100+1)*[.Q147])">
            <text:p/>
          </table:table-cell>
          <table:table-cell table:style-name="ce635" table:formula="of:=IF([1Log.M148]=0;[1Log.$M$8]+[1Log.$N$8];[1Log.M148]+[1Log.N148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49]" office:value-type="date" office:date-value="1899-12-30" calcext:value-type="date">
            <text:p/>
          </table:table-cell>
          <table:table-cell table:style-name="ce631" table:formula="of:=IF([$1Log.$F149]=0;&quot;&quot;;([$1Log.$F149]/100+1)*[.Q148])">
            <text:p/>
          </table:table-cell>
          <table:table-cell table:style-name="ce635" table:formula="of:=IF([1Log.M149]=0;[1Log.$M$8]+[1Log.$N$8];[1Log.M149]+[1Log.N149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0]" office:value-type="date" office:date-value="1899-12-30" calcext:value-type="date">
            <text:p/>
          </table:table-cell>
          <table:table-cell table:style-name="ce631" table:formula="of:=IF([$1Log.$F150]=0;&quot;&quot;;([$1Log.$F150]/100+1)*[.Q149])">
            <text:p/>
          </table:table-cell>
          <table:table-cell table:style-name="ce635" table:formula="of:=IF([1Log.M150]=0;[1Log.$M$8]+[1Log.$N$8];[1Log.M150]+[1Log.N150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1]" office:value-type="date" office:date-value="1899-12-30" calcext:value-type="date">
            <text:p/>
          </table:table-cell>
          <table:table-cell table:style-name="ce631" table:formula="of:=IF([$1Log.$F151]=0;&quot;&quot;;([$1Log.$F151]/100+1)*[.Q150])">
            <text:p/>
          </table:table-cell>
          <table:table-cell table:style-name="ce635" table:formula="of:=IF([1Log.M151]=0;[1Log.$M$8]+[1Log.$N$8];[1Log.M151]+[1Log.N151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2]" office:value-type="date" office:date-value="1899-12-30" calcext:value-type="date">
            <text:p/>
          </table:table-cell>
          <table:table-cell table:style-name="ce631" table:formula="of:=IF([$1Log.$F152]=0;&quot;&quot;;([$1Log.$F152]/100+1)*[.Q151])">
            <text:p/>
          </table:table-cell>
          <table:table-cell table:style-name="ce635" table:formula="of:=IF([1Log.M152]=0;[1Log.$M$8]+[1Log.$N$8];[1Log.M152]+[1Log.N152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3]" office:value-type="date" office:date-value="1899-12-30" calcext:value-type="date">
            <text:p/>
          </table:table-cell>
          <table:table-cell table:style-name="ce631" table:formula="of:=IF([$1Log.$F153]=0;&quot;&quot;;([$1Log.$F153]/100+1)*[.Q152])">
            <text:p/>
          </table:table-cell>
          <table:table-cell table:style-name="ce635" table:formula="of:=IF([1Log.M153]=0;[1Log.$M$8]+[1Log.$N$8];[1Log.M153]+[1Log.N153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4]" office:value-type="date" office:date-value="1899-12-30" calcext:value-type="date">
            <text:p/>
          </table:table-cell>
          <table:table-cell table:style-name="ce631" table:formula="of:=IF([$1Log.$F154]=0;&quot;&quot;;([$1Log.$F154]/100+1)*[.Q153])">
            <text:p/>
          </table:table-cell>
          <table:table-cell table:style-name="ce635" table:formula="of:=IF([1Log.M154]=0;[1Log.$M$8]+[1Log.$N$8];[1Log.M154]+[1Log.N154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5]" office:value-type="date" office:date-value="1899-12-30" calcext:value-type="date">
            <text:p/>
          </table:table-cell>
          <table:table-cell table:style-name="ce631" table:formula="of:=IF([$1Log.$F155]=0;&quot;&quot;;([$1Log.$F155]/100+1)*[.Q154])">
            <text:p/>
          </table:table-cell>
          <table:table-cell table:style-name="ce635" table:formula="of:=IF([1Log.M155]=0;[1Log.$M$8]+[1Log.$N$8];[1Log.M155]+[1Log.N155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6]" office:value-type="date" office:date-value="1899-12-30" calcext:value-type="date">
            <text:p/>
          </table:table-cell>
          <table:table-cell table:style-name="ce631" table:formula="of:=IF([$1Log.$F156]=0;&quot;&quot;;([$1Log.$F156]/100+1)*[.Q155])">
            <text:p/>
          </table:table-cell>
          <table:table-cell table:style-name="ce635" table:formula="of:=IF([1Log.M156]=0;[1Log.$M$8]+[1Log.$N$8];[1Log.M156]+[1Log.N156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7]" office:value-type="date" office:date-value="1899-12-30" calcext:value-type="date">
            <text:p/>
          </table:table-cell>
          <table:table-cell table:style-name="ce631" table:formula="of:=IF([$1Log.$F157]=0;&quot;&quot;;([$1Log.$F157]/100+1)*[.Q156])">
            <text:p/>
          </table:table-cell>
          <table:table-cell table:style-name="ce635" table:formula="of:=IF([1Log.M157]=0;[1Log.$M$8]+[1Log.$N$8];[1Log.M157]+[1Log.N157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8]" office:value-type="date" office:date-value="1899-12-30" calcext:value-type="date">
            <text:p/>
          </table:table-cell>
          <table:table-cell table:style-name="ce631" table:formula="of:=IF([$1Log.$F158]=0;&quot;&quot;;([$1Log.$F158]/100+1)*[.Q157])">
            <text:p/>
          </table:table-cell>
          <table:table-cell table:style-name="ce635" table:formula="of:=IF([1Log.M158]=0;[1Log.$M$8]+[1Log.$N$8];[1Log.M158]+[1Log.N158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59]" office:value-type="date" office:date-value="1899-12-30" calcext:value-type="date">
            <text:p/>
          </table:table-cell>
          <table:table-cell table:style-name="ce631" table:formula="of:=IF([$1Log.$F159]=0;&quot;&quot;;([$1Log.$F159]/100+1)*[.Q158])">
            <text:p/>
          </table:table-cell>
          <table:table-cell table:style-name="ce635" table:formula="of:=IF([1Log.M159]=0;[1Log.$M$8]+[1Log.$N$8];[1Log.M159]+[1Log.N159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0]" office:value-type="date" office:date-value="1899-12-30" calcext:value-type="date">
            <text:p/>
          </table:table-cell>
          <table:table-cell table:style-name="ce631" table:formula="of:=IF([$1Log.$F160]=0;&quot;&quot;;([$1Log.$F160]/100+1)*[.Q159])">
            <text:p/>
          </table:table-cell>
          <table:table-cell table:style-name="ce635" table:formula="of:=IF([1Log.M160]=0;[1Log.$M$8]+[1Log.$N$8];[1Log.M160]+[1Log.N160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1]" office:value-type="date" office:date-value="1899-12-30" calcext:value-type="date">
            <text:p/>
          </table:table-cell>
          <table:table-cell table:style-name="ce631" table:formula="of:=IF([$1Log.$F161]=0;&quot;&quot;;([$1Log.$F161]/100+1)*[.Q160])">
            <text:p/>
          </table:table-cell>
          <table:table-cell table:style-name="ce635" table:formula="of:=IF([1Log.M161]=0;[1Log.$M$8]+[1Log.$N$8];[1Log.M161]+[1Log.N161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2]" office:value-type="date" office:date-value="1899-12-30" calcext:value-type="date">
            <text:p/>
          </table:table-cell>
          <table:table-cell table:style-name="ce631" table:formula="of:=IF([$1Log.$F162]=0;&quot;&quot;;([$1Log.$F162]/100+1)*[.Q161])">
            <text:p/>
          </table:table-cell>
          <table:table-cell table:style-name="ce635" table:formula="of:=IF([1Log.M162]=0;[1Log.$M$8]+[1Log.$N$8];[1Log.M162]+[1Log.N162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3]" office:value-type="date" office:date-value="1899-12-30" calcext:value-type="date">
            <text:p/>
          </table:table-cell>
          <table:table-cell table:style-name="ce631" table:formula="of:=IF([$1Log.$F163]=0;&quot;&quot;;([$1Log.$F163]/100+1)*[.Q162])">
            <text:p/>
          </table:table-cell>
          <table:table-cell table:style-name="ce635" table:formula="of:=IF([1Log.M163]=0;[1Log.$M$8]+[1Log.$N$8];[1Log.M163]+[1Log.N163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4]" office:value-type="date" office:date-value="1899-12-30" calcext:value-type="date">
            <text:p/>
          </table:table-cell>
          <table:table-cell table:style-name="ce631" table:formula="of:=IF([$1Log.$F164]=0;&quot;&quot;;([$1Log.$F164]/100+1)*[.Q163])">
            <text:p/>
          </table:table-cell>
          <table:table-cell table:style-name="ce635" table:formula="of:=IF([1Log.M164]=0;[1Log.$M$8]+[1Log.$N$8];[1Log.M164]+[1Log.N164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5]" office:value-type="date" office:date-value="1899-12-30" calcext:value-type="date">
            <text:p/>
          </table:table-cell>
          <table:table-cell table:style-name="ce631" table:formula="of:=IF([$1Log.$F165]=0;&quot;&quot;;([$1Log.$F165]/100+1)*[.Q164])">
            <text:p/>
          </table:table-cell>
          <table:table-cell table:style-name="ce635" table:formula="of:=IF([1Log.M165]=0;[1Log.$M$8]+[1Log.$N$8];[1Log.M165]+[1Log.N165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6]" office:value-type="date" office:date-value="1899-12-30" calcext:value-type="date">
            <text:p/>
          </table:table-cell>
          <table:table-cell table:style-name="ce631" table:formula="of:=IF([$1Log.$F166]=0;&quot;&quot;;([$1Log.$F166]/100+1)*[.Q165])">
            <text:p/>
          </table:table-cell>
          <table:table-cell table:style-name="ce635" table:formula="of:=IF([1Log.M166]=0;[1Log.$M$8]+[1Log.$N$8];[1Log.M166]+[1Log.N166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7]" office:value-type="date" office:date-value="1899-12-30" calcext:value-type="date">
            <text:p/>
          </table:table-cell>
          <table:table-cell table:style-name="ce631" table:formula="of:=IF([$1Log.$F167]=0;&quot;&quot;;([$1Log.$F167]/100+1)*[.Q166])">
            <text:p/>
          </table:table-cell>
          <table:table-cell table:style-name="ce635" table:formula="of:=IF([1Log.M167]=0;[1Log.$M$8]+[1Log.$N$8];[1Log.M167]+[1Log.N167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>
          <table:table-cell table:number-columns-repeated="15"/>
          <table:table-cell table:style-name="ce628" table:formula="of:=[$1Log.$E168]" office:value-type="date" office:date-value="1899-12-30" calcext:value-type="date">
            <text:p/>
          </table:table-cell>
          <table:table-cell table:style-name="ce631" table:formula="of:=IF([$1Log.$F168]=0;&quot;&quot;;([$1Log.$F168]/100+1)*[.Q167])">
            <text:p/>
          </table:table-cell>
          <table:table-cell table:style-name="ce635" table:formula="of:=IF([1Log.M168]=0;[1Log.$M$8]+[1Log.$N$8];[1Log.M168]+[1Log.N168])" office:value-type="date" office:date-value="2014-04-05T10:39:24.766526" calcext:value-type="date">
            <text:p/>
          </table:table-cell>
          <table:table-cell table:number-columns-repeated="1006"/>
        </table:table-row>
        <table:table-row table:style-name="ro3" table:number-rows-repeated="15">
          <table:table-cell table:number-columns-repeated="15"/>
          <table:table-cell table:style-name="ce628"/>
          <table:table-cell table:style-name="ce631"/>
          <table:table-cell table:style-name="ce635"/>
          <table:table-cell table:number-columns-repeated="1006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pyra" table:style-name="ta1">
        <office:forms form:automatic-focus="false" form:apply-design-mode="false"/>
        <table:shapes>
          <draw:frame draw:z-index="0" draw:style-name="gr1" draw:text-style-name="P1" svg:width="62.12mm" svg:height="37.87mm" svg:x="235.61mm" svg:y="2.32mm">
            <draw:object draw:notify-on-update-of-ranges="5pyra.P1:5pyra.P9 5pyra.Q1:5pyra.Q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7" table:default-cell-style-name="ce418"/>
        <table:table-column table:style-name="co15" table:default-cell-style-name="ce639"/>
        <table:table-column table:style-name="co19" table:default-cell-style-name="Default"/>
        <table:table-column table:style-name="co63" table:default-cell-style-name="ce359"/>
        <table:table-column table:style-name="co64" table:default-cell-style-name="Default"/>
        <table:table-column table:style-name="co65" table:default-cell-style-name="ce646"/>
        <table:table-column table:style-name="co66" table:default-cell-style-name="ce646"/>
        <table:table-column table:style-name="co67" table:default-cell-style-name="ce646"/>
        <table:table-column table:style-name="co9" table:default-cell-style-name="ce649"/>
        <table:table-column table:style-name="co63" table:default-cell-style-name="ce641"/>
        <table:table-column table:style-name="co68" table:default-cell-style-name="ce654"/>
        <table:table-column table:style-name="co69" table:default-cell-style-name="ce657"/>
        <table:table-column table:style-name="co70" table:default-cell-style-name="ce661"/>
        <table:table-column table:style-name="co9" table:default-cell-style-name="ce359"/>
        <table:table-column table:style-name="co71" table:default-cell-style-name="Default"/>
        <table:table-column table:style-name="co72" table:default-cell-style-name="ce641"/>
        <table:table-column table:style-name="co73" table:default-cell-style-name="ce641"/>
        <table:table-column table:style-name="co74" table:default-cell-style-name="ce641"/>
        <table:table-column table:style-name="co75" table:default-cell-style-name="Default"/>
        <table:table-column table:style-name="co76" table:default-cell-style-name="ce641"/>
        <table:table-column table:style-name="co15" table:default-cell-style-name="ce641"/>
        <table:table-column table:style-name="co77" table:default-cell-style-name="ce641"/>
        <table:table-column table:style-name="co78" table:default-cell-style-name="Default"/>
        <table:table-column table:style-name="co9" table:default-cell-style-name="Default"/>
        <table:table-column table:style-name="co79" table:default-cell-style-name="Default"/>
        <table:table-column table:style-name="co67" table:default-cell-style-name="Default"/>
        <table:table-column table:style-name="co74" table:default-cell-style-name="Default"/>
        <table:table-column table:style-name="co4" table:number-columns-repeated="994" table:default-cell-style-name="Default"/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office:value-type="float" office:value="40" calcext:value-type="float">
            <text:p>4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  <table:table-cell/>
          <table:table-cell table:style-name="Default" office:value-type="string" calcext:value-type="string">
            <text:p>oi</text:p>
          </table:table-cell>
          <table:table-cell/>
          <table:table-cell table:style-name="Default" office:value-type="string" calcext:value-type="string">
            <text:p>vwp</text:p>
          </table:table-cell>
          <table:table-cell table:style-name="Default" office:value-type="string" calcext:value-type="string">
            <text:p>breakeven</text:p>
          </table:table-cell>
          <table:table-cell table:style-name="Default" table:number-columns-repeated="2"/>
          <table:table-cell table:style-name="Default" office:value-type="string" calcext:value-type="string">
            <text:p>optimize</text:p>
          </table:table-cell>
          <table:table-cell table:style-name="Default" office:value-type="string" calcext:value-type="string">
            <text:p>btc</text:p>
          </table:table-cell>
          <table:table-cell table:style-name="Default" office:value-type="string" calcext:value-type="string">
            <text:p>usd</text:p>
          </table:table-cell>
          <table:table-cell table:style-name="Default" table:number-columns-repeated="2"/>
          <table:table-cell office:value-type="float" office:value="42" calcext:value-type="float">
            <text:p>42</text:p>
          </table:table-cell>
          <table:table-cell table:style-name="Default" office:value-type="float" office:value="1.114" calcext:value-type="float">
            <text:p>1.11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ange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9.71" calcext:value-type="float">
            <text:p>89.71</text:p>
          </table:table-cell>
          <table:table-cell table:style-name="Default" office:value-type="float" office:value="-1.7" calcext:value-type="float">
            <text:p>-1.7</text:p>
          </table:table-cell>
          <table:table-cell/>
          <table:table-cell table:style-name="Default" table:formula="of:=[.C3]" office:value-type="float" office:value="-1.7" calcext:value-type="float">
            <text:p/>
          </table:table-cell>
          <table:table-cell table:style-name="ce642" table:formula="of:=[.B3]*[.C3]" office:value-type="float" office:value="-152.507" calcext:value-type="float">
            <text:p/>
          </table:table-cell>
          <table:table-cell table:style-name="ce643" table:formula="of:=[.F3]/[.E3]" office:value-type="float" office:value="89.71" calcext:value-type="float">
            <text:p/>
          </table:table-cell>
          <table:table-cell table:style-name="Default" office:value-type="float" office:value="-1.7" calcext:value-type="float">
            <text:p>-1.7</text:p>
          </table:table-cell>
          <table:table-cell table:style-name="Default" table:number-columns-repeated="2"/>
          <table:table-cell table:style-name="Default" table:formula="of:=[.H1]-[.$K$1]" office:value-type="float" office:value="30" calcext:value-type="float">
            <text:p/>
          </table:table-cell>
          <table:table-cell table:style-name="ce652" table:formula="of:=-[.M3]*[.L1]/[.K1]" office:value-type="float" office:value="-2.125" calcext:value-type="float">
            <text:p/>
          </table:table-cell>
          <table:table-cell table:style-name="Default" table:formula="of:=[.K3]*-[.H3]" office:value-type="float" office:value="51" calcext:value-type="float">
            <text:p/>
          </table:table-cell>
          <table:table-cell table:style-name="Default" table:formula="of:=[.H3]+[.L3]" office:value-type="float" office:value="-3.825" calcext:value-type="float">
            <text:p/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rofit target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6.48" calcext:value-type="float">
            <text:p>86.48</text:p>
          </table:table-cell>
          <table:table-cell table:style-name="Default" office:value-type="float" office:value="-0.23" calcext:value-type="float">
            <text:p>-0.23</text:p>
          </table:table-cell>
          <table:table-cell/>
          <table:table-cell table:style-name="Default" table:formula="of:=[.C4]+[.E3]" office:value-type="float" office:value="-1.93" calcext:value-type="float">
            <text:p/>
          </table:table-cell>
          <table:table-cell table:style-name="ce642" table:formula="of:=[.B4]*[.C4]+[.F3]" office:value-type="float" office:value="-172.3974" calcext:value-type="float">
            <text:p/>
          </table:table-cell>
          <table:table-cell table:style-name="ce643" table:formula="of:=[.F4]/[.E4]" office:value-type="float" office:value="89.3250777202072" calcext:value-type="float">
            <text:p/>
          </table:table-cell>
          <table:table-cell table:style-name="Default" table:number-columns-repeated="3"/>
          <table:table-cell table:style-name="Default" table:formula="of:=[.H1]-[.$M$1]" office:value-type="float" office:value="50" calcext:value-type="float">
            <text:p/>
          </table:table-cell>
          <table:table-cell table:style-name="Default"/>
          <table:table-cell table:style-name="Default" table:formula="of:=[.K4]*-[.H3]" office:value-type="float" office:value="85" calcext:value-type="float">
            <text:p/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ev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formula="of:=[.C5]+[.E4]" office:value-type="float" office:value="-1.93" calcext:value-type="float">
            <text:p/>
          </table:table-cell>
          <table:table-cell table:style-name="ce642" table:formula="of:=[.B5]*[.C5]+[.F4]" office:value-type="float" office:value="-172.3974" calcext:value-type="float">
            <text:p/>
          </table:table-cell>
          <table:table-cell table:style-name="ce643" table:formula="of:=[.F5]/[.E5]" office:value-type="float" office:value="89.3250777202072" calcext:value-type="float">
            <text:p/>
          </table:table-cell>
          <table:table-cell table:style-name="Default" table:number-columns-repeated="3"/>
          <table:table-cell table:style-name="Default" table:formula="of:=[.K1]-[.$M$1]" office:value-type="float" office:value="20" calcext:value-type="float">
            <text:p/>
          </table:table-cell>
          <table:table-cell table:style-name="Default"/>
          <table:table-cell table:style-name="Default" table:formula="of:=[.K5]*-[.L3]" office:value-type="float" office:value="42.5" calcext:value-type="float">
            <text:p/>
          </table:table-cell>
          <table:table-cell table:style-name="Default" table:number-columns-repeated="2"/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oad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formula="of:=[.C6]+[.E5]" office:value-type="float" office:value="-1.93" calcext:value-type="float">
            <text:p/>
          </table:table-cell>
          <table:table-cell table:style-name="ce642" table:formula="of:=[.B6]*[.C6]+[.F5]" office:value-type="float" office:value="-172.3974" calcext:value-type="float">
            <text:p/>
          </table:table-cell>
          <table:table-cell table:style-name="ce643" table:formula="of:=[.F6]/[.E6]" office:value-type="float" office:value="89.3250777202072" calcext:value-type="float">
            <text:p/>
          </table:table-cell>
          <table:table-cell table:style-name="Default" table:number-columns-repeated="5"/>
          <table:table-cell table:style-name="ce641" table:formula="of:=SUM([.M4:.M5])" office:value-type="float" office:value="127.5" calcext:value-type="float">
            <text:p/>
          </table:table-cell>
          <table:table-cell table:style-name="Default" table:number-columns-repeated="2"/>
          <table:table-cell office:value-type="float" office:value="70" calcext:value-type="float">
            <text:p>70</text:p>
          </table:table-cell>
          <table:table-cell table:style-name="Default" office:value-type="float" office:value="1.43" calcext:value-type="float">
            <text:p>1.4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-0.46" calcext:value-type="float">
            <text:p>-0.46</text:p>
          </table:table-cell>
          <table:table-cell/>
          <table:table-cell table:style-name="Default" table:formula="of:=[.C7]+[.E6]" office:value-type="float" office:value="-2.39" calcext:value-type="float">
            <text:p/>
          </table:table-cell>
          <table:table-cell table:style-name="ce642" table:formula="of:=[.B7]*[.C7]+[.F6]" office:value-type="float" office:value="-211.4974" calcext:value-type="float">
            <text:p/>
          </table:table-cell>
          <table:table-cell table:style-name="ce643" table:formula="of:=[.F7]/[.E7]" office:value-type="float" office:value="88.4926359832636" calcext:value-type="float">
            <text:p/>
          </table:table-cell>
          <table:table-cell table:style-name="Default" table:number-columns-repeated="5"/>
          <table:table-cell table:style-name="ce655" table:formula="of:=[.M6]/[.M4]" office:value-type="float" office:value="1.5" calcext:value-type="float">
            <text:p/>
          </table:table-cell>
          <table:table-cell table:style-name="Default" table:number-columns-repeated="2"/>
          <table:table-cell office:value-type="float" office:value="80" calcext:value-type="float">
            <text:p>80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yra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83.44" calcext:value-type="float">
            <text:p>83.44</text:p>
          </table:table-cell>
          <table:table-cell table:style-name="Default" office:value-type="float" office:value="-0.1" calcext:value-type="float">
            <text:p>-0.1</text:p>
          </table:table-cell>
          <table:table-cell/>
          <table:table-cell table:style-name="Default" table:formula="of:=[.C8]+[.E7]" office:value-type="float" office:value="-2.49" calcext:value-type="float">
            <text:p/>
          </table:table-cell>
          <table:table-cell table:style-name="ce642" table:formula="of:=[.B8]*[.C8]+[.F7]" office:value-type="float" office:value="-219.8414" calcext:value-type="float">
            <text:p/>
          </table:table-cell>
          <table:table-cell table:style-name="ce643" table:formula="of:=[.F8]/[.E8]" office:value-type="float" office:value="88.289718875502" calcext:value-type="float">
            <text:p/>
          </table:table-cell>
          <table:table-cell table:style-name="Default" table:number-columns-repeated="5"/>
          <table:table-cell table:style-name="Default" table:formula="of:=-[.H3]*[.H1]/[.L1]" office:value-type="float" office:value="61.2" calcext:value-type="float">
            <text:p/>
          </table:table-cell>
          <table:table-cell table:style-name="Default" table:number-columns-repeated="2"/>
          <table:table-cell office:value-type="float" office:value="85" calcext:value-type="float">
            <text:p>85</text:p>
          </table:table-cell>
          <table:table-cell table:style-name="Default" office:value-type="float" office:value="1.13" calcext:value-type="float">
            <text:p>1.13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hyper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office:value-type="float" office:value="79.1" calcext:value-type="float">
            <text:p>79.1</text:p>
          </table:table-cell>
          <table:table-cell table:style-name="Default" office:value-type="float" office:value="-0.25" calcext:value-type="float">
            <text:p>-0.25</text:p>
          </table:table-cell>
          <table:table-cell/>
          <table:table-cell table:style-name="Default" table:formula="of:=[.C9]+[.E8]" office:value-type="float" office:value="-2.74" calcext:value-type="float">
            <text:p/>
          </table:table-cell>
          <table:table-cell table:style-name="ce642" table:formula="of:=[.B9]*[.C9]+[.F8]" office:value-type="float" office:value="-239.6164" calcext:value-type="float">
            <text:p/>
          </table:table-cell>
          <table:table-cell table:style-name="ce643" table:formula="of:=[.F9]/[.E9]" office:value-type="float" office:value="87.4512408759124" calcext:value-type="float">
            <text:p/>
          </table:table-cell>
          <table:table-cell table:style-name="Default" table:number-columns-repeated="4"/>
          <table:table-cell table:style-name="ce652" table:formula="of:=[.M4]/[.M8]" office:value-type="float" office:value="1.38888888888889" calcext:value-type="float">
            <text:p/>
          </table:table-cell>
          <table:table-cell table:style-name="ce652" table:formula="of:=[.M6]/[.M8]" office:value-type="float" office:value="2.08333333333333" calcext:value-type="float">
            <text:p/>
          </table:table-cell>
          <table:table-cell table:style-name="Default" table:number-columns-repeated="2"/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multi</text:p>
          </table:table-cell>
          <table:table-cell table:style-name="Default" table:number-columns-repeated="2"/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418" office:value-type="string" calcext:value-type="string">
            <text:p>imarg</text:p>
          </table:table-cell>
          <table:table-cell table:style-name="Default" table:number-columns-repeated="4"/>
          <table:table-cell office:value-type="string" calcext:value-type="string">
            <text:p>strange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rgin level?</text:p>
          </table:table-cell>
          <table:table-cell table:number-columns-repeated="996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648" table:formula="of:=[.B15]*[.N13]/[.M13]" office:value-type="float" office:value="61.2" calcext:value-type="float">
            <text:p/>
          </table:table-cell>
          <table:table-cell table:style-name="Default" table:number-columns-repeated="2"/>
          <table:table-cell table:style-name="ce658" office:value-type="string" calcext:value-type="string">
            <text:p>load</text:p>
          </table:table-cell>
          <table:table-cell table:style-name="Default"/>
          <table:table-cell/>
          <table:table-cell table:style-name="ce662" table:formula="of:=INDEX([.Q14:.Q275];MATCH(99999999;[.Q14:.Q275]))" office:value-type="float" office:value="2.38888888888889" calcext:value-type="float">
            <text:p/>
          </table:table-cell>
          <table:table-cell table:style-name="ce663" table:formula="of:=INDEX([.R14:.R275];MATCH(99999999;[.R14:.R275]))" office:value-type="float" office:value="1.44960652606151" calcext:value-type="float">
            <text:p/>
          </table:table-cell>
          <table:table-cell table:style-name="ce662" table:formula="of:=INDEX([.S14:.S275];MATCH(99999999;[.S14:.S275]))" office:value-type="float" office:value="3.46294892336916" calcext:value-type="float">
            <text:p/>
          </table:table-cell>
          <table:table-cell/>
          <table:table-cell table:style-name="ce662" table:formula="of:=INDEX([.U14:.U275];MATCH(99999999;[.U14:.U275]))" office:value-type="float" office:value="1.38888888888889" calcext:value-type="float">
            <text:p/>
          </table:table-cell>
          <table:table-cell table:style-name="ce663" table:formula="of:=INDEX([.V14:.V275];MATCH(99999999;[.V14:.V275]))" office:value-type="float" office:value="1.7733232248258" calcext:value-type="float">
            <text:p/>
          </table:table-cell>
          <table:table-cell table:style-name="ce662" table:formula="of:=INDEX([.W14:.W275];MATCH(99999999;[.W14:.W275]))" office:value-type="float" office:value="2.46294892336916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ce650" office:value-type="float" office:value="1" calcext:value-type="float">
            <text:p>1</text:p>
          </table:table-cell>
          <table:table-cell table:style-name="Default"/>
          <table:table-cell table:style-name="ce656" office:value-type="float" office:value="2.5" calcext:value-type="float">
            <text:p>2.5</text:p>
          </table:table-cell>
          <table:table-cell table:style-name="ce659" office:value-type="float" office:value="1.7" calcext:value-type="float">
            <text:p>1.7</text:p>
          </table:table-cell>
          <table:table-cell table:style-name="Default"/>
          <table:table-cell/>
          <table:table-cell table:style-name="Default" office:value-type="string" calcext:value-type="string">
            <text:p>relative</text:p>
          </table:table-cell>
          <table:table-cell table:style-name="ce418" office:value-type="string" calcext:value-type="string">
            <text:p>factor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absolute</text:p>
          </table:table-cell>
          <table:table-cell table:style-name="Default"/>
          <table:table-cell table:number-columns-repeated="999"/>
        </table:table-row>
        <table:table-row table:style-name="ro7">
          <table:table-cell table:style-name="ce418"/>
          <table:table-cell table:style-name="ce636" office:value-type="string" calcext:value-type="string">
            <text:p>mkt</text:p>
          </table:table-cell>
          <table:table-cell table:style-name="ce638" office:value-type="string" calcext:value-type="string">
            <text:p>qty</text:p>
          </table:table-cell>
          <table:table-cell table:style-name="ce418"/>
          <table:table-cell table:style-name="ce640" office:value-type="string" calcext:value-type="string">
            <text:p>oi</text:p>
          </table:table-cell>
          <table:table-cell table:style-name="ce418"/>
          <table:table-cell table:style-name="ce644" office:value-type="string" calcext:value-type="string">
            <text:p>wp</text:p>
          </table:table-cell>
          <table:table-cell table:style-name="ce645" office:value-type="string" calcext:value-type="string">
            <text:p>var</text:p>
          </table:table-cell>
          <table:table-cell table:style-name="ce645" office:value-type="string" calcext:value-type="string">
            <text:p>vrun</text:p>
          </table:table-cell>
          <table:table-cell table:style-name="ce648" office:value-type="string" calcext:value-type="string">
            <text:p>np</text:p>
          </table:table-cell>
          <table:table-cell table:style-name="ce651" office:value-type="string" calcext:value-type="string">
            <text:p>eq</text:p>
          </table:table-cell>
          <table:table-cell table:style-name="ce653" office:value-type="string" calcext:value-type="string">
            <text:p>pyra</text:p>
          </table:table-cell>
          <table:table-cell table:style-name="ce638" office:value-type="string" calcext:value-type="string">
            <text:p>lev</text:p>
          </table:table-cell>
          <table:table-cell table:style-name="ce660" office:value-type="string" calcext:value-type="string">
            <text:p>free</text:p>
          </table:table-cell>
          <table:table-cell table:style-name="ce418" office:value-type="string" calcext:value-type="string">
            <text:p>?</text:p>
          </table:table-cell>
          <table:table-cell table:style-name="ce418"/>
          <table:table-cell table:style-name="ce418" office:value-type="string" calcext:value-type="string">
            <text:p>np/rtrn</text:p>
          </table:table-cell>
          <table:table-cell table:style-name="ce418" office:value-type="string" calcext:value-type="string">
            <text:p>max/opt</text:p>
          </table:table-cell>
          <table:table-cell table:style-name="ce418" office:value-type="string" calcext:value-type="string">
            <text:p>pyra/rtrn</text:p>
          </table:table-cell>
          <table:table-cell table:style-name="ce418" table:number-columns-repeated="5"/>
          <table:table-cell table:style-name="ce418" office:value-type="string" calcext:value-type="string">
            <text:p>np</text:p>
          </table:table-cell>
          <table:table-cell table:style-name="ce418" table:number-columns-repeated="997"/>
        </table:table-row>
        <table:table-row table:style-name="ro7">
          <table:table-cell/>
          <table:table-cell table:style-name="ce637" office:value-type="float" office:value="90" calcext:value-type="float">
            <text:p>90</text:p>
          </table:table-cell>
          <table:table-cell table:style-name="ce418" table:formula="of:=-[.K13]*[.N13]" office:value-type="float" office:value="-1.7" calcext:value-type="float">
            <text:p/>
          </table:table-cell>
          <table:table-cell/>
          <table:table-cell table:style-name="ce641" table:formula="of:=[.C15]" office:value-type="float" office:value="-1.7" calcext:value-type="float">
            <text:p/>
          </table:table-cell>
          <table:table-cell/>
          <table:table-cell table:style-name="ce645" table:formula="of:=[.B15]" office:value-type="float" office:value="90" calcext:value-type="float">
            <text:p/>
          </table:table-cell>
          <table:table-cell table:style-name="ce647" table:number-columns-repeated="2"/>
          <table:table-cell table:formula="of:=[.K12]" office:value-type="float" office:value="61.2" calcext:value-type="float">
            <text:p/>
          </table:table-cell>
          <table:table-cell table:style-name="ce418" table:formula="of:=[.K13]" office:value-type="float" office:value="1" calcext:value-type="float">
            <text:p/>
          </table:table-cell>
          <table:table-cell table:formula="of:=[.K12]" office:value-type="float" office:value="61.2" calcext:value-type="float">
            <text:p/>
          </table:table-cell>
          <table:table-cell table:formula="of:=ABS([.E15])*[.B15]/[.L15]" office:value-type="float" office:value="2.5" calcext:value-type="float">
            <text:p/>
          </table:table-cell>
          <table:table-cell table:style-name="ce660"/>
          <table:table-cell table:formula="of:=[.N15]/[.B15]" office:value-type="float" office:value="0" calcext:value-type="float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641" table:formula="of:=[.L15]*[.$M$13]/[.B15]" office:value-type="float" office:value="1.7" calcext:value-type="float">
            <text:p/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994"/>
        </table:table-row>
        <table:table-row table:style-name="ro7">
          <table:table-cell/>
          <table:table-cell table:formula="of:=[.B15]-1" office:value-type="float" office:value="89" calcext:value-type="float">
            <text:p/>
          </table:table-cell>
          <table:table-cell table:formula="of:=-[.AB16]/[.B16]" office:value-type="float" office:value="-0.0668539325842696" calcext:value-type="float">
            <text:p/>
          </table:table-cell>
          <table:table-cell/>
          <table:table-cell table:style-name="ce641" table:formula="of:=[.C16]+[.E15]" office:value-type="float" office:value="-1.76685393258427" calcext:value-type="float">
            <text:p/>
          </table:table-cell>
          <table:table-cell/>
          <table:table-cell table:formula="of:=([.B16]*[.C16]+[.G15]*[.E15])/[.E16]" office:value-type="float" office:value="89.9621621621622" calcext:value-type="float">
            <text:p/>
          </table:table-cell>
          <table:table-cell table:formula="of:=([.B16]-[.B15])*[.E15]" office:value-type="float" office:value="1.7" calcext:value-type="float">
            <text:p/>
          </table:table-cell>
          <table:table-cell table:formula="of:=[.H16]+[.I15]" office:value-type="float" office:value="1.7" calcext:value-type="float">
            <text:p/>
          </table:table-cell>
          <table:table-cell table:formula="of:=[.J15]+[.$C$15]*([.B16]-[.B15])" office:value-type="float" office:value="62.9" calcext:value-type="float">
            <text:p/>
          </table:table-cell>
          <table:table-cell table:formula="of:=[.K15]+[.H16]/[.B16]" office:value-type="float" office:value="1.01910112359551" calcext:value-type="float">
            <text:p/>
          </table:table-cell>
          <table:table-cell table:formula="of:=[.L15]+[.H16]" office:value-type="float" office:value="62.9" calcext:value-type="float">
            <text:p/>
          </table:table-cell>
          <table:table-cell table:formula="of:=ABS([.E16])*[.B16]/[.L16]" office:value-type="float" office:value="2.5" calcext:value-type="float">
            <text:p/>
          </table:table-cell>
          <table:table-cell table:formula="of:=[.H16]*[.$M$13]+[.C16]*[.B16]+[.N15]" office:value-type="float" office:value="-1.7" calcext:value-type="float">
            <text:p/>
          </table:table-cell>
          <table:table-cell table:formula="of:=[.N16]/[.B16]" office:value-type="float" office:value="-0.0191011235955056" calcext:value-type="float">
            <text:p/>
          </table:table-cell>
          <table:table-cell table:style-name="ce641" table:formula="of:=[.E15]*([.B16]-[.B15])*[.$M$13]" office:value-type="float" office:value="4.25" calcext:value-type="float">
            <text:p/>
          </table:table-cell>
          <table:table-cell table:formula="of:=[.J16]/[.$K$12]" office:value-type="float" office:value="1.02777777777778" calcext:value-type="float">
            <text:p/>
          </table:table-cell>
          <table:table-cell table:formula="of:=[.L16]/[.J16]" office:value-type="float" office:value="1" calcext:value-type="float">
            <text:p/>
          </table:table-cell>
          <table:table-cell table:formula="of:=[.L16]/[.$K$12]" office:value-type="float" office:value="1.02777777777778" calcext:value-type="float">
            <text:p/>
          </table:table-cell>
          <table:table-cell/>
          <table:table-cell table:formula="of:=([.J16]-[.$J$15])/[.$K$12]" office:value-type="float" office:value="0.0277777777777778" calcext:value-type="float">
            <text:p/>
          </table:table-cell>
          <table:table-cell table:formula="of:=[.W16]/[.U16]" office:value-type="float" office:value="1" calcext:value-type="float">
            <text:p/>
          </table:table-cell>
          <table:table-cell table:formula="of:=([.L16]-[.$L$15])/[.$K$12]" office:value-type="float" office:value="0.0277777777777778" calcext:value-type="float">
            <text:p/>
          </table:table-cell>
          <table:table-cell/>
          <table:table-cell table:style-name="ce641" table:formula="of:=[.J16]*[.$M$13]/[.B16]" office:value-type="float" office:value="1.76685393258427" calcext:value-type="float">
            <text:p/>
          </table:table-cell>
          <table:table-cell table:style-name="ce641" table:formula="of:=[.Y16]-[.$Y$15]" office:value-type="float" office:value="0.0668539325842696" calcext:value-type="float">
            <text:p/>
          </table:table-cell>
          <table:table-cell table:style-name="ce641" table:formula="of:=[.Y16]-[.Y15]" office:value-type="float" office:value="0.0668539325842696" calcext:value-type="float">
            <text:p/>
          </table:table-cell>
          <table:table-cell table:style-name="ce641" table:formula="of:=[.AA16]*[.B16]" office:value-type="float" office:value="5.9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6]-1" office:value-type="float" office:value="88" calcext:value-type="float">
            <text:p/>
          </table:table-cell>
          <table:table-cell table:formula="of:=-[.AB17]/[.B17]" office:value-type="float" office:value="-0.0683733401430031" calcext:value-type="float">
            <text:p/>
          </table:table-cell>
          <table:table-cell/>
          <table:table-cell table:style-name="ce641" table:formula="of:=[.C17]+[.E16]" office:value-type="float" office:value="-1.83522727272727" calcext:value-type="float">
            <text:p/>
          </table:table-cell>
          <table:table-cell/>
          <table:table-cell table:formula="of:=([.B17]*[.C17]+[.G16]*[.E16])/[.E17]" office:value-type="float" office:value="89.8890597279716" calcext:value-type="float">
            <text:p/>
          </table:table-cell>
          <table:table-cell table:formula="of:=([.B17]-[.B16])*[.E16]" office:value-type="float" office:value="1.76685393258427" calcext:value-type="float">
            <text:p/>
          </table:table-cell>
          <table:table-cell table:formula="of:=[.H17]+[.I16]" office:value-type="float" office:value="3.46685393258427" calcext:value-type="float">
            <text:p/>
          </table:table-cell>
          <table:table-cell table:formula="of:=[.J16]+[.$C$15]*([.B17]-[.B16])" office:value-type="float" office:value="64.6" calcext:value-type="float">
            <text:p/>
          </table:table-cell>
          <table:table-cell table:formula="of:=[.K16]+[.H17]/[.B17]" office:value-type="float" office:value="1.03917900919305" calcext:value-type="float">
            <text:p/>
          </table:table-cell>
          <table:table-cell table:formula="of:=[.L16]+[.H17]" office:value-type="float" office:value="64.6668539325843" calcext:value-type="float">
            <text:p/>
          </table:table-cell>
          <table:table-cell table:formula="of:=ABS([.E17])*[.B17]/[.L17]" office:value-type="float" office:value="2.49741544823512" calcext:value-type="float">
            <text:p/>
          </table:table-cell>
          <table:table-cell table:formula="of:=[.H17]*[.$M$13]+[.C17]*[.B17]+[.N16]" office:value-type="float" office:value="-3.2997191011236" calcext:value-type="float">
            <text:p/>
          </table:table-cell>
          <table:table-cell table:formula="of:=[.N17]/[.B17]" office:value-type="float" office:value="-0.0374968079673136" calcext:value-type="float">
            <text:p/>
          </table:table-cell>
          <table:table-cell table:style-name="ce641" table:formula="of:=[.E16]*([.B17]-[.B16])*[.$M$13]" office:value-type="float" office:value="4.41713483146067" calcext:value-type="float">
            <text:p/>
          </table:table-cell>
          <table:table-cell table:formula="of:=[.J17]/[.$K$12]" office:value-type="float" office:value="1.05555555555556" calcext:value-type="float">
            <text:p/>
          </table:table-cell>
          <table:table-cell table:formula="of:=[.L17]/[.J17]" office:value-type="float" office:value="1.00103489059728" calcext:value-type="float">
            <text:p/>
          </table:table-cell>
          <table:table-cell table:formula="of:=[.L17]/[.$K$12]" office:value-type="float" office:value="1.05664794007491" calcext:value-type="float">
            <text:p/>
          </table:table-cell>
          <table:table-cell/>
          <table:table-cell table:formula="of:=([.J17]-[.$J$15])/[.$K$12]" office:value-type="float" office:value="0.0555555555555555" calcext:value-type="float">
            <text:p/>
          </table:table-cell>
          <table:table-cell table:formula="of:=[.W17]/[.U17]" office:value-type="float" office:value="1.01966292134832" calcext:value-type="float">
            <text:p/>
          </table:table-cell>
          <table:table-cell table:formula="of:=([.L17]-[.$L$15])/[.$K$12]" office:value-type="float" office:value="0.0566479400749065" calcext:value-type="float">
            <text:p/>
          </table:table-cell>
          <table:table-cell/>
          <table:table-cell table:style-name="ce641" table:formula="of:=[.J17]*[.$M$13]/[.B17]" office:value-type="float" office:value="1.83522727272727" calcext:value-type="float">
            <text:p/>
          </table:table-cell>
          <table:table-cell table:style-name="ce641" table:formula="of:=[.Y17]-[.$Y$15]" office:value-type="float" office:value="0.135227272727273" calcext:value-type="float">
            <text:p/>
          </table:table-cell>
          <table:table-cell table:style-name="ce641" table:formula="of:=[.Y17]-[.Y16]" office:value-type="float" office:value="0.0683733401430031" calcext:value-type="float">
            <text:p/>
          </table:table-cell>
          <table:table-cell table:style-name="ce641" table:formula="of:=[.AA17]*[.B17]" office:value-type="float" office:value="6.01685393258427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7]-1" office:value-type="float" office:value="87" calcext:value-type="float">
            <text:p/>
          </table:table-cell>
          <table:table-cell table:formula="of:=-[.AB18]/[.B18]" office:value-type="float" office:value="-0.0699451410658307" calcext:value-type="float">
            <text:p/>
          </table:table-cell>
          <table:table-cell/>
          <table:table-cell table:style-name="ce641" table:formula="of:=[.C18]+[.E17]" office:value-type="float" office:value="-1.9051724137931" calcext:value-type="float">
            <text:p/>
          </table:table-cell>
          <table:table-cell/>
          <table:table-cell table:formula="of:=([.B18]*[.C18]+[.G17]*[.E17])/[.E18]" office:value-type="float" office:value="89.7829928498468" calcext:value-type="float">
            <text:p/>
          </table:table-cell>
          <table:table-cell table:formula="of:=([.B18]-[.B17])*[.E17]" office:value-type="float" office:value="1.83522727272727" calcext:value-type="float">
            <text:p/>
          </table:table-cell>
          <table:table-cell table:formula="of:=[.H18]+[.I17]" office:value-type="float" office:value="5.30208120531154" calcext:value-type="float">
            <text:p/>
          </table:table-cell>
          <table:table-cell table:formula="of:=[.J17]+[.$C$15]*([.B18]-[.B17])" office:value-type="float" office:value="66.3" calcext:value-type="float">
            <text:p/>
          </table:table-cell>
          <table:table-cell table:formula="of:=[.K17]+[.H18]/[.B18]" office:value-type="float" office:value="1.06027357554624" calcext:value-type="float">
            <text:p/>
          </table:table-cell>
          <table:table-cell table:formula="of:=[.L17]+[.H18]" office:value-type="float" office:value="66.5020812053116" calcext:value-type="float">
            <text:p/>
          </table:table-cell>
          <table:table-cell table:formula="of:=ABS([.E18])*[.B18]/[.L18]" office:value-type="float" office:value="2.49240319995822" calcext:value-type="float">
            <text:p/>
          </table:table-cell>
          <table:table-cell table:formula="of:=[.H18]*[.$M$13]+[.C18]*[.B18]+[.N17]" office:value-type="float" office:value="-4.79687819203269" calcext:value-type="float">
            <text:p/>
          </table:table-cell>
          <table:table-cell table:formula="of:=[.N18]/[.B18]" office:value-type="float" office:value="-0.0551365309429045" calcext:value-type="float">
            <text:p/>
          </table:table-cell>
          <table:table-cell table:style-name="ce641" table:formula="of:=[.E17]*([.B18]-[.B17])*[.$M$13]" office:value-type="float" office:value="4.58806818181818" calcext:value-type="float">
            <text:p/>
          </table:table-cell>
          <table:table-cell table:formula="of:=[.J18]/[.$K$12]" office:value-type="float" office:value="1.08333333333333" calcext:value-type="float">
            <text:p/>
          </table:table-cell>
          <table:table-cell table:formula="of:=[.L18]/[.J18]" office:value-type="float" office:value="1.00304798198057" calcext:value-type="float">
            <text:p/>
          </table:table-cell>
          <table:table-cell table:formula="of:=[.L18]/[.$K$12]" office:value-type="float" office:value="1.08663531381228" calcext:value-type="float">
            <text:p/>
          </table:table-cell>
          <table:table-cell/>
          <table:table-cell table:formula="of:=([.J18]-[.$J$15])/[.$K$12]" office:value-type="float" office:value="0.0833333333333333" calcext:value-type="float">
            <text:p/>
          </table:table-cell>
          <table:table-cell table:formula="of:=[.W18]/[.U18]" office:value-type="float" office:value="1.03962376574736" calcext:value-type="float">
            <text:p/>
          </table:table-cell>
          <table:table-cell table:formula="of:=([.L18]-[.$L$15])/[.$K$12]" office:value-type="float" office:value="0.0866353138122801" calcext:value-type="float">
            <text:p/>
          </table:table-cell>
          <table:table-cell/>
          <table:table-cell table:style-name="ce641" table:formula="of:=[.J18]*[.$M$13]/[.B18]" office:value-type="float" office:value="1.9051724137931" calcext:value-type="float">
            <text:p/>
          </table:table-cell>
          <table:table-cell table:style-name="ce641" table:formula="of:=[.Y18]-[.$Y$15]" office:value-type="float" office:value="0.205172413793103" calcext:value-type="float">
            <text:p/>
          </table:table-cell>
          <table:table-cell table:style-name="ce641" table:formula="of:=[.Y18]-[.Y17]" office:value-type="float" office:value="0.0699451410658307" calcext:value-type="float">
            <text:p/>
          </table:table-cell>
          <table:table-cell table:style-name="ce641" table:formula="of:=[.AA18]*[.B18]" office:value-type="float" office:value="6.08522727272727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8]-1" office:value-type="float" office:value="86" calcext:value-type="float">
            <text:p/>
          </table:table-cell>
          <table:table-cell table:formula="of:=-[.AB19]/[.B19]" office:value-type="float" office:value="-0.0715717722534082" calcext:value-type="float">
            <text:p/>
          </table:table-cell>
          <table:table-cell/>
          <table:table-cell table:style-name="ce641" table:formula="of:=[.C19]+[.E18]" office:value-type="float" office:value="-1.97674418604651" calcext:value-type="float">
            <text:p/>
          </table:table-cell>
          <table:table-cell/>
          <table:table-cell table:formula="of:=([.B19]*[.C19]+[.G18]*[.E18])/[.E19]" office:value-type="float" office:value="89.6460224190765" calcext:value-type="float">
            <text:p/>
          </table:table-cell>
          <table:table-cell table:formula="of:=([.B19]-[.B18])*[.E18]" office:value-type="float" office:value="1.9051724137931" calcext:value-type="float">
            <text:p/>
          </table:table-cell>
          <table:table-cell table:formula="of:=[.H19]+[.I18]" office:value-type="float" office:value="7.20725361910465" calcext:value-type="float">
            <text:p/>
          </table:table-cell>
          <table:table-cell table:formula="of:=[.J18]+[.$C$15]*([.B19]-[.B18])" office:value-type="float" office:value="68" calcext:value-type="float">
            <text:p/>
          </table:table-cell>
          <table:table-cell table:formula="of:=[.K18]+[.H19]/[.B19]" office:value-type="float" office:value="1.08242674314849" calcext:value-type="float">
            <text:p/>
          </table:table-cell>
          <table:table-cell table:formula="of:=[.L18]+[.H19]" office:value-type="float" office:value="68.4072536191047" calcext:value-type="float">
            <text:p/>
          </table:table-cell>
          <table:table-cell table:formula="of:=ABS([.E19])*[.B19]/[.L19]" office:value-type="float" office:value="2.48511657764496" calcext:value-type="float">
            <text:p/>
          </table:table-cell>
          <table:table-cell table:formula="of:=[.H19]*[.$M$13]+[.C19]*[.B19]+[.N18]" office:value-type="float" office:value="-6.18911957134303" calcext:value-type="float">
            <text:p/>
          </table:table-cell>
          <table:table-cell table:formula="of:=[.N19]/[.B19]" office:value-type="float" office:value="-0.0719665066435236" calcext:value-type="float">
            <text:p/>
          </table:table-cell>
          <table:table-cell table:style-name="ce641" table:formula="of:=[.E18]*([.B19]-[.B18])*[.$M$13]" office:value-type="float" office:value="4.76293103448276" calcext:value-type="float">
            <text:p/>
          </table:table-cell>
          <table:table-cell table:formula="of:=[.J19]/[.$K$12]" office:value-type="float" office:value="1.11111111111111" calcext:value-type="float">
            <text:p/>
          </table:table-cell>
          <table:table-cell table:formula="of:=[.L19]/[.J19]" office:value-type="float" office:value="1.00598902381036" calcext:value-type="float">
            <text:p/>
          </table:table-cell>
          <table:table-cell table:formula="of:=[.L19]/[.$K$12]" office:value-type="float" office:value="1.11776558201151" calcext:value-type="float">
            <text:p/>
          </table:table-cell>
          <table:table-cell/>
          <table:table-cell table:formula="of:=([.J19]-[.$J$15])/[.$K$12]" office:value-type="float" office:value="0.111111111111111" calcext:value-type="float">
            <text:p/>
          </table:table-cell>
          <table:table-cell table:formula="of:=[.W19]/[.U19]" office:value-type="float" office:value="1.05989023810363" calcext:value-type="float">
            <text:p/>
          </table:table-cell>
          <table:table-cell table:formula="of:=([.L19]-[.$L$15])/[.$K$12]" office:value-type="float" office:value="0.117765582011514" calcext:value-type="float">
            <text:p/>
          </table:table-cell>
          <table:table-cell/>
          <table:table-cell table:style-name="ce641" table:formula="of:=[.J19]*[.$M$13]/[.B19]" office:value-type="float" office:value="1.97674418604651" calcext:value-type="float">
            <text:p/>
          </table:table-cell>
          <table:table-cell table:style-name="ce641" table:formula="of:=[.Y19]-[.$Y$15]" office:value-type="float" office:value="0.276744186046512" calcext:value-type="float">
            <text:p/>
          </table:table-cell>
          <table:table-cell table:style-name="ce641" table:formula="of:=[.Y19]-[.Y18]" office:value-type="float" office:value="0.0715717722534082" calcext:value-type="float">
            <text:p/>
          </table:table-cell>
          <table:table-cell table:style-name="ce641" table:formula="of:=[.AA19]*[.B19]" office:value-type="float" office:value="6.1551724137931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19]-1" office:value-type="float" office:value="85" calcext:value-type="float">
            <text:p/>
          </table:table-cell>
          <table:table-cell table:formula="of:=-[.AB20]/[.B20]" office:value-type="float" office:value="-0.0732558139534887" calcext:value-type="float">
            <text:p/>
          </table:table-cell>
          <table:table-cell/>
          <table:table-cell table:style-name="ce641" table:formula="of:=[.C20]+[.E19]" office:value-type="float" office:value="-2.05" calcext:value-type="float">
            <text:p/>
          </table:table-cell>
          <table:table-cell/>
          <table:table-cell table:formula="of:=([.B20]*[.C20]+[.G19]*[.E19])/[.E20]" office:value-type="float" office:value="89.479998929342" calcext:value-type="float">
            <text:p/>
          </table:table-cell>
          <table:table-cell table:formula="of:=([.B20]-[.B19])*[.E19]" office:value-type="float" office:value="1.97674418604651" calcext:value-type="float">
            <text:p/>
          </table:table-cell>
          <table:table-cell table:formula="of:=[.H20]+[.I19]" office:value-type="float" office:value="9.18399780515116" calcext:value-type="float">
            <text:p/>
          </table:table-cell>
          <table:table-cell table:formula="of:=[.J19]+[.$C$15]*([.B20]-[.B19])" office:value-type="float" office:value="69.7" calcext:value-type="float">
            <text:p/>
          </table:table-cell>
          <table:table-cell table:formula="of:=[.K19]+[.H20]/[.B20]" office:value-type="float" office:value="1.10568255710197" calcext:value-type="float">
            <text:p/>
          </table:table-cell>
          <table:table-cell table:formula="of:=[.L19]+[.H20]" office:value-type="float" office:value="70.3839978051512" calcext:value-type="float">
            <text:p/>
          </table:table-cell>
          <table:table-cell table:formula="of:=ABS([.E20])*[.B20]/[.L20]" office:value-type="float" office:value="2.47570478281709" calcext:value-type="float">
            <text:p/>
          </table:table-cell>
          <table:table-cell table:formula="of:=[.H20]*[.$M$13]+[.C20]*[.B20]+[.N19]" office:value-type="float" office:value="-7.47400329227329" calcext:value-type="float">
            <text:p/>
          </table:table-cell>
          <table:table-cell table:formula="of:=[.N20]/[.B20]" office:value-type="float" office:value="-0.0879294504973328" calcext:value-type="float">
            <text:p/>
          </table:table-cell>
          <table:table-cell table:style-name="ce641" table:formula="of:=[.E19]*([.B20]-[.B19])*[.$M$13]" office:value-type="float" office:value="4.94186046511628" calcext:value-type="float">
            <text:p/>
          </table:table-cell>
          <table:table-cell table:formula="of:=[.J20]/[.$K$12]" office:value-type="float" office:value="1.13888888888889" calcext:value-type="float">
            <text:p/>
          </table:table-cell>
          <table:table-cell table:formula="of:=[.L20]/[.J20]" office:value-type="float" office:value="1.00981345488022" calcext:value-type="float">
            <text:p/>
          </table:table-cell>
          <table:table-cell table:formula="of:=[.L20]/[.$K$12]" office:value-type="float" office:value="1.15006532361358" calcext:value-type="float">
            <text:p/>
          </table:table-cell>
          <table:table-cell/>
          <table:table-cell table:formula="of:=([.J20]-[.$J$15])/[.$K$12]" office:value-type="float" office:value="0.138888888888889" calcext:value-type="float">
            <text:p/>
          </table:table-cell>
          <table:table-cell table:formula="of:=[.W20]/[.U20]" office:value-type="float" office:value="1.08047033001778" calcext:value-type="float">
            <text:p/>
          </table:table-cell>
          <table:table-cell table:formula="of:=([.L20]-[.$L$15])/[.$K$12]" office:value-type="float" office:value="0.150065323613581" calcext:value-type="float">
            <text:p/>
          </table:table-cell>
          <table:table-cell/>
          <table:table-cell table:style-name="ce641" table:formula="of:=[.J20]*[.$M$13]/[.B20]" office:value-type="float" office:value="2.05" calcext:value-type="float">
            <text:p/>
          </table:table-cell>
          <table:table-cell table:style-name="ce641" table:formula="of:=[.Y20]-[.$Y$15]" office:value-type="float" office:value="0.35" calcext:value-type="float">
            <text:p/>
          </table:table-cell>
          <table:table-cell table:style-name="ce641" table:formula="of:=[.Y20]-[.Y19]" office:value-type="float" office:value="0.0732558139534887" calcext:value-type="float">
            <text:p/>
          </table:table-cell>
          <table:table-cell table:style-name="ce641" table:formula="of:=[.AA20]*[.B20]" office:value-type="float" office:value="6.22674418604654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0]-1" office:value-type="float" office:value="84" calcext:value-type="float">
            <text:p/>
          </table:table-cell>
          <table:table-cell table:formula="of:=-[.AB21]/[.B21]" office:value-type="float" office:value="-0.0750000000000002" calcext:value-type="float">
            <text:p/>
          </table:table-cell>
          <table:table-cell/>
          <table:table-cell table:style-name="ce641" table:formula="of:=[.C21]+[.E20]" office:value-type="float" office:value="-2.125" calcext:value-type="float">
            <text:p/>
          </table:table-cell>
          <table:table-cell/>
          <table:table-cell table:formula="of:=([.B21]*[.C21]+[.G20]*[.E20])/[.E21]" office:value-type="float" office:value="89.2865872024241" calcext:value-type="float">
            <text:p/>
          </table:table-cell>
          <table:table-cell table:formula="of:=([.B21]-[.B20])*[.E20]" office:value-type="float" office:value="2.05" calcext:value-type="float">
            <text:p/>
          </table:table-cell>
          <table:table-cell table:formula="of:=[.H21]+[.I20]" office:value-type="float" office:value="11.2339978051512" calcext:value-type="float">
            <text:p/>
          </table:table-cell>
          <table:table-cell table:formula="of:=[.J20]+[.$C$15]*([.B21]-[.B20])" office:value-type="float" office:value="71.4" calcext:value-type="float">
            <text:p/>
          </table:table-cell>
          <table:table-cell table:formula="of:=[.K20]+[.H21]/[.B21]" office:value-type="float" office:value="1.13008731900674" calcext:value-type="float">
            <text:p/>
          </table:table-cell>
          <table:table-cell table:formula="of:=[.L20]+[.H21]" office:value-type="float" office:value="72.4339978051512" calcext:value-type="float">
            <text:p/>
          </table:table-cell>
          <table:table-cell table:formula="of:=ABS([.E21])*[.B21]/[.L21]" office:value-type="float" office:value="2.46431241418109" calcext:value-type="float">
            <text:p/>
          </table:table-cell>
          <table:table-cell table:formula="of:=[.H21]*[.$M$13]+[.C21]*[.B21]+[.N20]" office:value-type="float" office:value="-8.6490032922733" calcext:value-type="float">
            <text:p/>
          </table:table-cell>
          <table:table-cell table:formula="of:=[.N21]/[.B21]" office:value-type="float" office:value="-0.102964324908015" calcext:value-type="float">
            <text:p/>
          </table:table-cell>
          <table:table-cell table:style-name="ce641" table:formula="of:=[.E20]*([.B21]-[.B20])*[.$M$13]" office:value-type="float" office:value="5.125" calcext:value-type="float">
            <text:p/>
          </table:table-cell>
          <table:table-cell table:formula="of:=[.J21]/[.$K$12]" office:value-type="float" office:value="1.16666666666667" calcext:value-type="float">
            <text:p/>
          </table:table-cell>
          <table:table-cell table:formula="of:=[.L21]/[.J21]" office:value-type="float" office:value="1.01448176197691" calcext:value-type="float">
            <text:p/>
          </table:table-cell>
          <table:table-cell table:formula="of:=[.L21]/[.$K$12]" office:value-type="float" office:value="1.18356205563973" calcext:value-type="float">
            <text:p/>
          </table:table-cell>
          <table:table-cell/>
          <table:table-cell table:formula="of:=([.J21]-[.$J$15])/[.$K$12]" office:value-type="float" office:value="0.166666666666667" calcext:value-type="float">
            <text:p/>
          </table:table-cell>
          <table:table-cell table:formula="of:=[.W21]/[.U21]" office:value-type="float" office:value="1.10137233383835" calcext:value-type="float">
            <text:p/>
          </table:table-cell>
          <table:table-cell table:formula="of:=([.L21]-[.$L$15])/[.$K$12]" office:value-type="float" office:value="0.183562055639725" calcext:value-type="float">
            <text:p/>
          </table:table-cell>
          <table:table-cell/>
          <table:table-cell table:style-name="ce641" table:formula="of:=[.J21]*[.$M$13]/[.B21]" office:value-type="float" office:value="2.125" calcext:value-type="float">
            <text:p/>
          </table:table-cell>
          <table:table-cell table:style-name="ce641" table:formula="of:=[.Y21]-[.$Y$15]" office:value-type="float" office:value="0.425" calcext:value-type="float">
            <text:p/>
          </table:table-cell>
          <table:table-cell table:style-name="ce641" table:formula="of:=[.Y21]-[.Y20]" office:value-type="float" office:value="0.0750000000000002" calcext:value-type="float">
            <text:p/>
          </table:table-cell>
          <table:table-cell table:style-name="ce641" table:formula="of:=[.AA21]*[.B21]" office:value-type="float" office:value="6.3000000000000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1]-1" office:value-type="float" office:value="83" calcext:value-type="float">
            <text:p/>
          </table:table-cell>
          <table:table-cell table:formula="of:=-[.AB22]/[.B22]" office:value-type="float" office:value="-0.0768072289156625" calcext:value-type="float">
            <text:p/>
          </table:table-cell>
          <table:table-cell/>
          <table:table-cell table:style-name="ce641" table:formula="of:=[.C22]+[.E21]" office:value-type="float" office:value="-2.20180722891566" calcext:value-type="float">
            <text:p/>
          </table:table-cell>
          <table:table-cell/>
          <table:table-cell table:formula="of:=([.B22]*[.C22]+[.G21]*[.E21])/[.E22]" office:value-type="float" office:value="89.0672876488511" calcext:value-type="float">
            <text:p/>
          </table:table-cell>
          <table:table-cell table:formula="of:=([.B22]-[.B21])*[.E21]" office:value-type="float" office:value="2.125" calcext:value-type="float">
            <text:p/>
          </table:table-cell>
          <table:table-cell table:formula="of:=[.H22]+[.I21]" office:value-type="float" office:value="13.3589978051512" calcext:value-type="float">
            <text:p/>
          </table:table-cell>
          <table:table-cell table:formula="of:=[.J21]+[.$C$15]*([.B22]-[.B21])" office:value-type="float" office:value="73.1" calcext:value-type="float">
            <text:p/>
          </table:table-cell>
          <table:table-cell table:formula="of:=[.K21]+[.H22]/[.B22]" office:value-type="float" office:value="1.15568972864529" calcext:value-type="float">
            <text:p/>
          </table:table-cell>
          <table:table-cell table:formula="of:=[.L21]+[.H22]" office:value-type="float" office:value="74.5589978051512" calcext:value-type="float">
            <text:p/>
          </table:table-cell>
          <table:table-cell table:formula="of:=ABS([.E22])*[.B22]/[.L22]" office:value-type="float" office:value="2.45107908340707" calcext:value-type="float">
            <text:p/>
          </table:table-cell>
          <table:table-cell table:formula="of:=[.H22]*[.$M$13]+[.C22]*[.B22]+[.N21]" office:value-type="float" office:value="-9.71150329227329" calcext:value-type="float">
            <text:p/>
          </table:table-cell>
          <table:table-cell table:formula="of:=[.N22]/[.B22]" office:value-type="float" office:value="-0.117006063762329" calcext:value-type="float">
            <text:p/>
          </table:table-cell>
          <table:table-cell table:style-name="ce641" table:formula="of:=[.E21]*([.B22]-[.B21])*[.$M$13]" office:value-type="float" office:value="5.3125" calcext:value-type="float">
            <text:p/>
          </table:table-cell>
          <table:table-cell table:formula="of:=[.J22]/[.$K$12]" office:value-type="float" office:value="1.19444444444444" calcext:value-type="float">
            <text:p/>
          </table:table-cell>
          <table:table-cell table:formula="of:=[.L22]/[.J22]" office:value-type="float" office:value="1.01995893030303" calcext:value-type="float">
            <text:p/>
          </table:table-cell>
          <table:table-cell table:formula="of:=[.L22]/[.$K$12]" office:value-type="float" office:value="1.21828427786195" calcext:value-type="float">
            <text:p/>
          </table:table-cell>
          <table:table-cell/>
          <table:table-cell table:formula="of:=([.J22]-[.$J$15])/[.$K$12]" office:value-type="float" office:value="0.194444444444445" calcext:value-type="float">
            <text:p/>
          </table:table-cell>
          <table:table-cell table:formula="of:=[.W22]/[.U22]" office:value-type="float" office:value="1.12260485757573" calcext:value-type="float">
            <text:p/>
          </table:table-cell>
          <table:table-cell table:formula="of:=([.L22]-[.$L$15])/[.$K$12]" office:value-type="float" office:value="0.218284277861947" calcext:value-type="float">
            <text:p/>
          </table:table-cell>
          <table:table-cell/>
          <table:table-cell table:style-name="ce641" table:formula="of:=[.J22]*[.$M$13]/[.B22]" office:value-type="float" office:value="2.20180722891566" calcext:value-type="float">
            <text:p/>
          </table:table-cell>
          <table:table-cell table:style-name="ce641" table:formula="of:=[.Y22]-[.$Y$15]" office:value-type="float" office:value="0.501807228915663" calcext:value-type="float">
            <text:p/>
          </table:table-cell>
          <table:table-cell table:style-name="ce641" table:formula="of:=[.Y22]-[.Y21]" office:value-type="float" office:value="0.0768072289156625" calcext:value-type="float">
            <text:p/>
          </table:table-cell>
          <table:table-cell table:style-name="ce641" table:formula="of:=[.AA22]*[.B22]" office:value-type="float" office:value="6.37499999999999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2]-1" office:value-type="float" office:value="82" calcext:value-type="float">
            <text:p/>
          </table:table-cell>
          <table:table-cell table:formula="of:=-[.AB23]/[.B23]" office:value-type="float" office:value="-0.0786805759623861" calcext:value-type="float">
            <text:p/>
          </table:table-cell>
          <table:table-cell/>
          <table:table-cell table:style-name="ce641" table:formula="of:=[.C23]+[.E22]" office:value-type="float" office:value="-2.28048780487805" calcext:value-type="float">
            <text:p/>
          </table:table-cell>
          <table:table-cell/>
          <table:table-cell table:formula="of:=([.B23]*[.C23]+[.G22]*[.E22])/[.E23]" office:value-type="float" office:value="88.8234546138689" calcext:value-type="float">
            <text:p/>
          </table:table-cell>
          <table:table-cell table:formula="of:=([.B23]-[.B22])*[.E22]" office:value-type="float" office:value="2.20180722891566" calcext:value-type="float">
            <text:p/>
          </table:table-cell>
          <table:table-cell table:formula="of:=[.H23]+[.I22]" office:value-type="float" office:value="15.5608050340668" calcext:value-type="float">
            <text:p/>
          </table:table-cell>
          <table:table-cell table:formula="of:=[.J22]+[.$C$15]*([.B23]-[.B22])" office:value-type="float" office:value="74.8" calcext:value-type="float">
            <text:p/>
          </table:table-cell>
          <table:table-cell table:formula="of:=[.K22]+[.H23]/[.B23]" office:value-type="float" office:value="1.18254103631499" calcext:value-type="float">
            <text:p/>
          </table:table-cell>
          <table:table-cell table:formula="of:=[.L22]+[.H23]" office:value-type="float" office:value="76.7608050340669" calcext:value-type="float">
            <text:p/>
          </table:table-cell>
          <table:table-cell table:formula="of:=ABS([.E23])*[.B23]/[.L23]" office:value-type="float" office:value="2.4361391196589" calcext:value-type="float">
            <text:p/>
          </table:table-cell>
          <table:table-cell table:formula="of:=[.H23]*[.$M$13]+[.C23]*[.B23]+[.N22]" office:value-type="float" office:value="-10.6587924488998" calcext:value-type="float">
            <text:p/>
          </table:table-cell>
          <table:table-cell table:formula="of:=[.N23]/[.B23]" office:value-type="float" office:value="-0.129985273767071" calcext:value-type="float">
            <text:p/>
          </table:table-cell>
          <table:table-cell table:style-name="ce418"/>
          <table:table-cell table:formula="of:=[.J23]/[.$K$12]" office:value-type="float" office:value="1.22222222222222" calcext:value-type="float">
            <text:p/>
          </table:table-cell>
          <table:table-cell table:formula="of:=[.L23]/[.J23]" office:value-type="float" office:value="1.02621397104367" calcext:value-type="float">
            <text:p/>
          </table:table-cell>
          <table:table-cell table:formula="of:=[.L23]/[.$K$12]" office:value-type="float" office:value="1.25426152016449" calcext:value-type="float">
            <text:p/>
          </table:table-cell>
          <table:table-cell/>
          <table:table-cell table:formula="of:=([.J23]-[.$J$15])/[.$K$12]" office:value-type="float" office:value="0.222222222222222" calcext:value-type="float">
            <text:p/>
          </table:table-cell>
          <table:table-cell table:formula="of:=[.W23]/[.U23]" office:value-type="float" office:value="1.14417684074021" calcext:value-type="float">
            <text:p/>
          </table:table-cell>
          <table:table-cell table:formula="of:=([.L23]-[.$L$15])/[.$K$12]" office:value-type="float" office:value="0.254261520164491" calcext:value-type="float">
            <text:p/>
          </table:table-cell>
          <table:table-cell/>
          <table:table-cell table:style-name="ce641" table:formula="of:=[.J23]*[.$M$13]/[.B23]" office:value-type="float" office:value="2.28048780487805" calcext:value-type="float">
            <text:p/>
          </table:table-cell>
          <table:table-cell table:style-name="ce641" table:formula="of:=[.Y23]-[.$Y$15]" office:value-type="float" office:value="0.580487804878049" calcext:value-type="float">
            <text:p/>
          </table:table-cell>
          <table:table-cell table:style-name="ce641" table:formula="of:=[.Y23]-[.Y22]" office:value-type="float" office:value="0.0786805759623861" calcext:value-type="float">
            <text:p/>
          </table:table-cell>
          <table:table-cell table:style-name="ce641" table:formula="of:=[.AA23]*[.B23]" office:value-type="float" office:value="6.4518072289156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3]-1" office:value-type="float" office:value="81" calcext:value-type="float">
            <text:p/>
          </table:table-cell>
          <table:table-cell table:formula="of:=-[.AB24]/[.B24]" office:value-type="float" office:value="-0.0806233062330621" calcext:value-type="float">
            <text:p/>
          </table:table-cell>
          <table:table-cell/>
          <table:table-cell table:style-name="ce641" table:formula="of:=[.C24]+[.E23]" office:value-type="float" office:value="-2.36111111111111" calcext:value-type="float">
            <text:p/>
          </table:table-cell>
          <table:table-cell/>
          <table:table-cell table:formula="of:=([.B24]*[.C24]+[.G23]*[.E23])/[.E24]" office:value-type="float" office:value="88.5563122612002" calcext:value-type="float">
            <text:p/>
          </table:table-cell>
          <table:table-cell table:formula="of:=([.B24]-[.B23])*[.E23]" office:value-type="float" office:value="2.28048780487805" calcext:value-type="float">
            <text:p/>
          </table:table-cell>
          <table:table-cell table:formula="of:=[.H24]+[.I23]" office:value-type="float" office:value="17.8412928389449" calcext:value-type="float">
            <text:p/>
          </table:table-cell>
          <table:table-cell table:formula="of:=[.J23]+[.$C$15]*([.B24]-[.B23])" office:value-type="float" office:value="76.5" calcext:value-type="float">
            <text:p/>
          </table:table-cell>
          <table:table-cell table:formula="of:=[.K23]+[.H24]/[.B24]" office:value-type="float" office:value="1.21069520674559" calcext:value-type="float">
            <text:p/>
          </table:table-cell>
          <table:table-cell table:formula="of:=[.L23]+[.H24]" office:value-type="float" office:value="79.0412928389449" calcext:value-type="float">
            <text:p/>
          </table:table-cell>
          <table:table-cell table:formula="of:=ABS([.E24])*[.B24]/[.L24]" office:value-type="float" office:value="2.41962135398889" calcext:value-type="float">
            <text:p/>
          </table:table-cell>
          <table:table-cell table:formula="of:=[.H24]*[.$M$13]+[.C24]*[.B24]+[.N23]" office:value-type="float" office:value="-11.4880607415827" calcext:value-type="float">
            <text:p/>
          </table:table-cell>
          <table:table-cell table:formula="of:=[.N24]/[.B24]" office:value-type="float" office:value="-0.14182791038991" calcext:value-type="float">
            <text:p/>
          </table:table-cell>
          <table:table-cell table:style-name="ce418"/>
          <table:table-cell table:formula="of:=[.J24]/[.$K$12]" office:value-type="float" office:value="1.25" calcext:value-type="float">
            <text:p/>
          </table:table-cell>
          <table:table-cell table:formula="of:=[.L24]/[.J24]" office:value-type="float" office:value="1.03321951423457" calcext:value-type="float">
            <text:p/>
          </table:table-cell>
          <table:table-cell table:formula="of:=[.L24]/[.$K$12]" office:value-type="float" office:value="1.29152439279322" calcext:value-type="float">
            <text:p/>
          </table:table-cell>
          <table:table-cell/>
          <table:table-cell table:formula="of:=([.J24]-[.$J$15])/[.$K$12]" office:value-type="float" office:value="0.25" calcext:value-type="float">
            <text:p/>
          </table:table-cell>
          <table:table-cell table:formula="of:=[.W24]/[.U24]" office:value-type="float" office:value="1.16609757117287" calcext:value-type="float">
            <text:p/>
          </table:table-cell>
          <table:table-cell table:formula="of:=([.L24]-[.$L$15])/[.$K$12]" office:value-type="float" office:value="0.291524392793217" calcext:value-type="float">
            <text:p/>
          </table:table-cell>
          <table:table-cell/>
          <table:table-cell table:style-name="ce641" table:formula="of:=[.J24]*[.$M$13]/[.B24]" office:value-type="float" office:value="2.36111111111111" calcext:value-type="float">
            <text:p/>
          </table:table-cell>
          <table:table-cell table:style-name="ce641" table:formula="of:=[.Y24]-[.$Y$15]" office:value-type="float" office:value="0.661111111111111" calcext:value-type="float">
            <text:p/>
          </table:table-cell>
          <table:table-cell table:style-name="ce641" table:formula="of:=[.Y24]-[.Y23]" office:value-type="float" office:value="0.0806233062330621" calcext:value-type="float">
            <text:p/>
          </table:table-cell>
          <table:table-cell table:style-name="ce641" table:formula="of:=[.AA24]*[.B24]" office:value-type="float" office:value="6.530487804878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4]-1" office:value-type="float" office:value="80" calcext:value-type="float">
            <text:p/>
          </table:table-cell>
          <table:table-cell table:formula="of:=-[.AB25]/[.B25]" office:value-type="float" office:value="-0.0826388888888894" calcext:value-type="float">
            <text:p/>
          </table:table-cell>
          <table:table-cell/>
          <table:table-cell table:style-name="ce641" table:formula="of:=[.C25]+[.E24]" office:value-type="float" office:value="-2.44375" calcext:value-type="float">
            <text:p/>
          </table:table-cell>
          <table:table-cell/>
          <table:table-cell table:formula="of:=([.B25]*[.C25]+[.G24]*[.E24])/[.E25]" office:value-type="float" office:value="88.2669683683093" calcext:value-type="float">
            <text:p/>
          </table:table-cell>
          <table:table-cell table:formula="of:=([.B25]-[.B24])*[.E24]" office:value-type="float" office:value="2.36111111111111" calcext:value-type="float">
            <text:p/>
          </table:table-cell>
          <table:table-cell table:formula="of:=[.H25]+[.I24]" office:value-type="float" office:value="20.202403950056" calcext:value-type="float">
            <text:p/>
          </table:table-cell>
          <table:table-cell table:formula="of:=[.J24]+[.$C$15]*([.B25]-[.B24])" office:value-type="float" office:value="78.2" calcext:value-type="float">
            <text:p/>
          </table:table-cell>
          <table:table-cell table:formula="of:=[.K24]+[.H25]/[.B25]" office:value-type="float" office:value="1.24020909563448" calcext:value-type="float">
            <text:p/>
          </table:table-cell>
          <table:table-cell table:formula="of:=[.L24]+[.H25]" office:value-type="float" office:value="81.402403950056" calcext:value-type="float">
            <text:p/>
          </table:table-cell>
          <table:table-cell table:formula="of:=ABS([.E25])*[.B25]/[.L25]" office:value-type="float" office:value="2.40164897488713" calcext:value-type="float">
            <text:p/>
          </table:table-cell>
          <table:table-cell table:formula="of:=[.H25]*[.$M$13]+[.C25]*[.B25]+[.N24]" office:value-type="float" office:value="-12.1963940749161" calcext:value-type="float">
            <text:p/>
          </table:table-cell>
          <table:table-cell table:formula="of:=[.N25]/[.B25]" office:value-type="float" office:value="-0.152454925936451" calcext:value-type="float">
            <text:p/>
          </table:table-cell>
          <table:table-cell table:style-name="ce418"/>
          <table:table-cell table:formula="of:=[.J25]/[.$K$12]" office:value-type="float" office:value="1.27777777777778" calcext:value-type="float">
            <text:p/>
          </table:table-cell>
          <table:table-cell table:formula="of:=[.L25]/[.J25]" office:value-type="float" office:value="1.04095145716184" calcext:value-type="float">
            <text:p/>
          </table:table-cell>
          <table:table-cell table:formula="of:=[.L25]/[.$K$12]" office:value-type="float" office:value="1.3301046397068" calcext:value-type="float">
            <text:p/>
          </table:table-cell>
          <table:table-cell/>
          <table:table-cell table:formula="of:=([.J25]-[.$J$15])/[.$K$12]" office:value-type="float" office:value="0.277777777777778" calcext:value-type="float">
            <text:p/>
          </table:table-cell>
          <table:table-cell table:formula="of:=[.W25]/[.U25]" office:value-type="float" office:value="1.18837670294447" calcext:value-type="float">
            <text:p/>
          </table:table-cell>
          <table:table-cell table:formula="of:=([.L25]-[.$L$15])/[.$K$12]" office:value-type="float" office:value="0.330104639706797" calcext:value-type="float">
            <text:p/>
          </table:table-cell>
          <table:table-cell/>
          <table:table-cell table:style-name="ce641" table:formula="of:=[.J25]*[.$M$13]/[.B25]" office:value-type="float" office:value="2.44375" calcext:value-type="float">
            <text:p/>
          </table:table-cell>
          <table:table-cell table:style-name="ce641" table:formula="of:=[.Y25]-[.$Y$15]" office:value-type="float" office:value="0.743750000000001" calcext:value-type="float">
            <text:p/>
          </table:table-cell>
          <table:table-cell table:style-name="ce641" table:formula="of:=[.Y25]-[.Y24]" office:value-type="float" office:value="0.0826388888888894" calcext:value-type="float">
            <text:p/>
          </table:table-cell>
          <table:table-cell table:style-name="ce641" table:formula="of:=[.AA25]*[.B25]" office:value-type="float" office:value="6.6111111111111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5]-1" office:value-type="float" office:value="79" calcext:value-type="float">
            <text:p/>
          </table:table-cell>
          <table:table-cell table:formula="of:=-[.AB26]/[.B26]" office:value-type="float" office:value="-0.0847310126582279" calcext:value-type="float">
            <text:p/>
          </table:table-cell>
          <table:table-cell/>
          <table:table-cell table:style-name="ce641" table:formula="of:=[.C26]+[.E25]" office:value-type="float" office:value="-2.52848101265823" calcext:value-type="float">
            <text:p/>
          </table:table-cell>
          <table:table-cell/>
          <table:table-cell table:formula="of:=([.B26]*[.C26]+[.G25]*[.E25])/[.E26]" office:value-type="float" office:value="87.9564263432011" calcext:value-type="float">
            <text:p/>
          </table:table-cell>
          <table:table-cell table:formula="of:=([.B26]-[.B25])*[.E25]" office:value-type="float" office:value="2.44375" calcext:value-type="float">
            <text:p/>
          </table:table-cell>
          <table:table-cell table:formula="of:=[.H26]+[.I25]" office:value-type="float" office:value="22.646153950056" calcext:value-type="float">
            <text:p/>
          </table:table-cell>
          <table:table-cell table:formula="of:=[.J25]+[.$C$15]*([.B26]-[.B25])" office:value-type="float" office:value="79.9" calcext:value-type="float">
            <text:p/>
          </table:table-cell>
          <table:table-cell table:formula="of:=[.K25]+[.H26]/[.B26]" office:value-type="float" office:value="1.27114263993827" calcext:value-type="float">
            <text:p/>
          </table:table-cell>
          <table:table-cell table:formula="of:=[.L25]+[.H26]" office:value-type="float" office:value="83.846153950056" calcext:value-type="float">
            <text:p/>
          </table:table-cell>
          <table:table-cell table:formula="of:=ABS([.E26])*[.B26]/[.L26]" office:value-type="float" office:value="2.38233944658909" calcext:value-type="float">
            <text:p/>
          </table:table-cell>
          <table:table-cell table:formula="of:=[.H26]*[.$M$13]+[.C26]*[.B26]+[.N25]" office:value-type="float" office:value="-12.7807690749161" calcext:value-type="float">
            <text:p/>
          </table:table-cell>
          <table:table-cell table:formula="of:=[.N26]/[.B26]" office:value-type="float" office:value="-0.161781887024254" calcext:value-type="float">
            <text:p/>
          </table:table-cell>
          <table:table-cell table:style-name="ce418"/>
          <table:table-cell table:formula="of:=[.J26]/[.$K$12]" office:value-type="float" office:value="1.30555555555556" calcext:value-type="float">
            <text:p/>
          </table:table-cell>
          <table:table-cell table:formula="of:=[.L26]/[.J26]" office:value-type="float" office:value="1.04938866020095" calcext:value-type="float">
            <text:p/>
          </table:table-cell>
          <table:table-cell table:formula="of:=[.L26]/[.$K$12]" office:value-type="float" office:value="1.37003519526235" calcext:value-type="float">
            <text:p/>
          </table:table-cell>
          <table:table-cell/>
          <table:table-cell table:formula="of:=([.J26]-[.$J$15])/[.$K$12]" office:value-type="float" office:value="0.305555555555556" calcext:value-type="float">
            <text:p/>
          </table:table-cell>
          <table:table-cell table:formula="of:=[.W26]/[.U26]" office:value-type="float" office:value="1.21102427540406" calcext:value-type="float">
            <text:p/>
          </table:table-cell>
          <table:table-cell table:formula="of:=([.L26]-[.$L$15])/[.$K$12]" office:value-type="float" office:value="0.370035195262353" calcext:value-type="float">
            <text:p/>
          </table:table-cell>
          <table:table-cell/>
          <table:table-cell table:style-name="ce641" table:formula="of:=[.J26]*[.$M$13]/[.B26]" office:value-type="float" office:value="2.52848101265823" calcext:value-type="float">
            <text:p/>
          </table:table-cell>
          <table:table-cell table:style-name="ce641" table:formula="of:=[.Y26]-[.$Y$15]" office:value-type="float" office:value="0.828481012658228" calcext:value-type="float">
            <text:p/>
          </table:table-cell>
          <table:table-cell table:style-name="ce641" table:formula="of:=[.Y26]-[.Y25]" office:value-type="float" office:value="0.0847310126582279" calcext:value-type="float">
            <text:p/>
          </table:table-cell>
          <table:table-cell table:style-name="ce641" table:formula="of:=[.AA26]*[.B26]" office:value-type="float" office:value="6.69375000000001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6]-1" office:value-type="float" office:value="78" calcext:value-type="float">
            <text:p/>
          </table:table-cell>
          <table:table-cell table:formula="of:=-[.AB27]/[.B27]" office:value-type="float" office:value="-0.0869036027263874" calcext:value-type="float">
            <text:p/>
          </table:table-cell>
          <table:table-cell/>
          <table:table-cell table:style-name="ce641" table:formula="of:=[.C27]+[.E26]" office:value-type="float" office:value="-2.61538461538462" calcext:value-type="float">
            <text:p/>
          </table:table-cell>
          <table:table-cell/>
          <table:table-cell table:formula="of:=([.B27]*[.C27]+[.G26]*[.E26])/[.E27]" office:value-type="float" office:value="87.6255957210378" calcext:value-type="float">
            <text:p/>
          </table:table-cell>
          <table:table-cell table:formula="of:=([.B27]-[.B26])*[.E26]" office:value-type="float" office:value="2.52848101265823" calcext:value-type="float">
            <text:p/>
          </table:table-cell>
          <table:table-cell table:formula="of:=[.H27]+[.I26]" office:value-type="float" office:value="25.1746349627142" calcext:value-type="float">
            <text:p/>
          </table:table-cell>
          <table:table-cell table:formula="of:=[.J26]+[.$C$15]*([.B27]-[.B26])" office:value-type="float" office:value="81.6" calcext:value-type="float">
            <text:p/>
          </table:table-cell>
          <table:table-cell table:formula="of:=[.K26]+[.H27]/[.B27]" office:value-type="float" office:value="1.30355906317748" calcext:value-type="float">
            <text:p/>
          </table:table-cell>
          <table:table-cell table:formula="of:=[.L26]+[.H27]" office:value-type="float" office:value="86.3746349627142" calcext:value-type="float">
            <text:p/>
          </table:table-cell>
          <table:table-cell table:formula="of:=ABS([.E27])*[.B27]/[.L27]" office:value-type="float" office:value="2.36180448216148" calcext:value-type="float">
            <text:p/>
          </table:table-cell>
          <table:table-cell table:formula="of:=[.H27]*[.$M$13]+[.C27]*[.B27]+[.N26]" office:value-type="float" office:value="-13.2380475559287" calcext:value-type="float">
            <text:p/>
          </table:table-cell>
          <table:table-cell table:formula="of:=[.N27]/[.B27]" office:value-type="float" office:value="-0.169718558409343" calcext:value-type="float">
            <text:p/>
          </table:table-cell>
          <table:table-cell table:style-name="ce418"/>
          <table:table-cell table:formula="of:=[.J27]/[.$K$12]" office:value-type="float" office:value="1.33333333333333" calcext:value-type="float">
            <text:p/>
          </table:table-cell>
          <table:table-cell table:formula="of:=[.L27]/[.J27]" office:value-type="float" office:value="1.0585126833666" calcext:value-type="float">
            <text:p/>
          </table:table-cell>
          <table:table-cell table:formula="of:=[.L27]/[.$K$12]" office:value-type="float" office:value="1.41135024448879" calcext:value-type="float">
            <text:p/>
          </table:table-cell>
          <table:table-cell/>
          <table:table-cell table:formula="of:=([.J27]-[.$J$15])/[.$K$12]" office:value-type="float" office:value="0.333333333333334" calcext:value-type="float">
            <text:p/>
          </table:table-cell>
          <table:table-cell table:formula="of:=[.W27]/[.U27]" office:value-type="float" office:value="1.23405073346638" calcext:value-type="float">
            <text:p/>
          </table:table-cell>
          <table:table-cell table:formula="of:=([.L27]-[.$L$15])/[.$K$12]" office:value-type="float" office:value="0.411350244488795" calcext:value-type="float">
            <text:p/>
          </table:table-cell>
          <table:table-cell/>
          <table:table-cell table:style-name="ce641" table:formula="of:=[.J27]*[.$M$13]/[.B27]" office:value-type="float" office:value="2.61538461538462" calcext:value-type="float">
            <text:p/>
          </table:table-cell>
          <table:table-cell table:style-name="ce641" table:formula="of:=[.Y27]-[.$Y$15]" office:value-type="float" office:value="0.915384615384616" calcext:value-type="float">
            <text:p/>
          </table:table-cell>
          <table:table-cell table:style-name="ce641" table:formula="of:=[.Y27]-[.Y26]" office:value-type="float" office:value="0.0869036027263874" calcext:value-type="float">
            <text:p/>
          </table:table-cell>
          <table:table-cell table:style-name="ce641" table:formula="of:=[.AA27]*[.B27]" office:value-type="float" office:value="6.7784810126582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7]-1" office:value-type="float" office:value="77" calcext:value-type="float">
            <text:p/>
          </table:table-cell>
          <table:table-cell table:formula="of:=-[.AB28]/[.B28]" office:value-type="float" office:value="-0.0891608391608396" calcext:value-type="float">
            <text:p/>
          </table:table-cell>
          <table:table-cell/>
          <table:table-cell table:formula="of:=[.C28]+[.E27]" office:value-type="float" office:value="-2.70454545454546" calcext:value-type="float">
            <text:p/>
          </table:table-cell>
          <table:table-cell/>
          <table:table-cell table:formula="of:=([.B28]*[.C28]+[.G27]*[.E27])/[.E28]" office:value-type="float" office:value="87.275301356608" calcext:value-type="float">
            <text:p/>
          </table:table-cell>
          <table:table-cell table:formula="of:=([.B28]-[.B27])*[.E27]" office:value-type="float" office:value="2.61538461538462" calcext:value-type="float">
            <text:p/>
          </table:table-cell>
          <table:table-cell table:formula="of:=[.H28]+[.I27]" office:value-type="float" office:value="27.7900195780988" calcext:value-type="float">
            <text:p/>
          </table:table-cell>
          <table:table-cell table:formula="of:=[.J27]+[.$C$15]*([.B28]-[.B27])" office:value-type="float" office:value="83.3" calcext:value-type="float">
            <text:p/>
          </table:table-cell>
          <table:table-cell table:formula="of:=[.K27]+[.H28]/[.B28]" office:value-type="float" office:value="1.33752509714352" calcext:value-type="float">
            <text:p/>
          </table:table-cell>
          <table:table-cell table:formula="of:=[.L27]+[.H28]" office:value-type="float" office:value="88.9900195780989" calcext:value-type="float">
            <text:p/>
          </table:table-cell>
          <table:table-cell table:formula="of:=ABS([.E28])*[.B28]/[.L28]" office:value-type="float" office:value="2.34015006387584" calcext:value-type="float">
            <text:p/>
          </table:table-cell>
          <table:table-cell table:formula="of:=[.H28]*[.$M$13]+[.C28]*[.B28]+[.N27]" office:value-type="float" office:value="-13.5649706328518" calcext:value-type="float">
            <text:p/>
          </table:table-cell>
          <table:table-cell table:formula="of:=[.N28]/[.B28]" office:value-type="float" office:value="-0.176168449777296" calcext:value-type="float">
            <text:p/>
          </table:table-cell>
          <table:table-cell table:style-name="ce418"/>
          <table:table-cell table:formula="of:=[.J28]/[.$K$12]" office:value-type="float" office:value="1.36111111111111" calcext:value-type="float">
            <text:p/>
          </table:table-cell>
          <table:table-cell table:formula="of:=[.L28]/[.J28]" office:value-type="float" office:value="1.06830755796037" calcext:value-type="float">
            <text:p/>
          </table:table-cell>
          <table:table-cell table:formula="of:=[.L28]/[.$K$12]" office:value-type="float" office:value="1.45408528722384" calcext:value-type="float">
            <text:p/>
          </table:table-cell>
          <table:table-cell/>
          <table:table-cell table:formula="of:=([.J28]-[.$J$15])/[.$K$12]" office:value-type="float" office:value="0.361111111111112" calcext:value-type="float">
            <text:p/>
          </table:table-cell>
          <table:table-cell table:formula="of:=[.W28]/[.U28]" office:value-type="float" office:value="1.25746694923524" calcext:value-type="float">
            <text:p/>
          </table:table-cell>
          <table:table-cell table:formula="of:=([.L28]-[.$L$15])/[.$K$12]" office:value-type="float" office:value="0.454085287223837" calcext:value-type="float">
            <text:p/>
          </table:table-cell>
          <table:table-cell/>
          <table:table-cell table:style-name="ce641" table:formula="of:=[.J28]*[.$M$13]/[.B28]" office:value-type="float" office:value="2.70454545454546" calcext:value-type="float">
            <text:p/>
          </table:table-cell>
          <table:table-cell table:style-name="ce641" table:formula="of:=[.Y28]-[.$Y$15]" office:value-type="float" office:value="1.00454545454546" calcext:value-type="float">
            <text:p/>
          </table:table-cell>
          <table:table-cell table:style-name="ce641" table:formula="of:=[.Y28]-[.Y27]" office:value-type="float" office:value="0.0891608391608396" calcext:value-type="float">
            <text:p/>
          </table:table-cell>
          <table:table-cell table:style-name="ce641" table:formula="of:=[.AA28]*[.B28]" office:value-type="float" office:value="6.8653846153846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8]-1" office:value-type="float" office:value="76" calcext:value-type="float">
            <text:p/>
          </table:table-cell>
          <table:table-cell table:formula="of:=-[.AB29]/[.B29]" office:value-type="float" office:value="-0.0915071770334928" calcext:value-type="float">
            <text:p/>
          </table:table-cell>
          <table:table-cell/>
          <table:table-cell table:formula="of:=[.C29]+[.E28]" office:value-type="float" office:value="-2.79605263157895" calcext:value-type="float">
            <text:p/>
          </table:table-cell>
          <table:table-cell/>
          <table:table-cell table:formula="of:=([.B29]*[.C29]+[.G28]*[.E28])/[.E29]" office:value-type="float" office:value="86.9062914940281" calcext:value-type="float">
            <text:p/>
          </table:table-cell>
          <table:table-cell table:formula="of:=([.B29]-[.B28])*[.E28]" office:value-type="float" office:value="2.70454545454546" calcext:value-type="float">
            <text:p/>
          </table:table-cell>
          <table:table-cell table:formula="of:=[.H29]+[.I28]" office:value-type="float" office:value="30.4945650326443" calcext:value-type="float">
            <text:p/>
          </table:table-cell>
          <table:table-cell table:formula="of:=[.J28]+[.$C$15]*([.B29]-[.B28])" office:value-type="float" office:value="85" calcext:value-type="float">
            <text:p/>
          </table:table-cell>
          <table:table-cell table:formula="of:=[.K28]+[.H29]/[.B29]" office:value-type="float" office:value="1.37311122154543" calcext:value-type="float">
            <text:p/>
          </table:table-cell>
          <table:table-cell table:formula="of:=[.L28]+[.H29]" office:value-type="float" office:value="91.6945650326443" calcext:value-type="float">
            <text:p/>
          </table:table-cell>
          <table:table-cell table:formula="of:=ABS([.E29])*[.B29]/[.L29]" office:value-type="float" office:value="2.31747650391654" calcext:value-type="float">
            <text:p/>
          </table:table-cell>
          <table:table-cell table:formula="of:=[.H29]*[.$M$13]+[.C29]*[.B29]+[.N28]" office:value-type="float" office:value="-13.7581524510336" calcext:value-type="float">
            <text:p/>
          </table:table-cell>
          <table:table-cell table:formula="of:=[.N29]/[.B29]" office:value-type="float" office:value="-0.181028321724127" calcext:value-type="float">
            <text:p/>
          </table:table-cell>
          <table:table-cell/>
          <table:table-cell table:formula="of:=[.J29]/[.$K$12]" office:value-type="float" office:value="1.38888888888889" calcext:value-type="float">
            <text:p/>
          </table:table-cell>
          <table:table-cell table:formula="of:=[.L29]/[.J29]" office:value-type="float" office:value="1.07875958861934" calcext:value-type="float">
            <text:p/>
          </table:table-cell>
          <table:table-cell table:formula="of:=[.L29]/[.$K$12]" office:value-type="float" office:value="1.49827720641576" calcext:value-type="float">
            <text:p/>
          </table:table-cell>
          <table:table-cell/>
          <table:table-cell table:formula="of:=([.J29]-[.$J$15])/[.$K$12]" office:value-type="float" office:value="0.388888888888889" calcext:value-type="float">
            <text:p/>
          </table:table-cell>
          <table:table-cell table:formula="of:=[.W29]/[.U29]" office:value-type="float" office:value="1.28128424506909" calcext:value-type="float">
            <text:p/>
          </table:table-cell>
          <table:table-cell table:formula="of:=([.L29]-[.$L$15])/[.$K$12]" office:value-type="float" office:value="0.498277206415756" calcext:value-type="float">
            <text:p/>
          </table:table-cell>
          <table:table-cell/>
          <table:table-cell table:style-name="ce641" table:formula="of:=[.J29]*[.$M$13]/[.B29]" office:value-type="float" office:value="2.79605263157895" calcext:value-type="float">
            <text:p/>
          </table:table-cell>
          <table:table-cell table:style-name="ce641" table:formula="of:=[.Y29]-[.$Y$15]" office:value-type="float" office:value="1.09605263157895" calcext:value-type="float">
            <text:p/>
          </table:table-cell>
          <table:table-cell table:style-name="ce641" table:formula="of:=[.Y29]-[.Y28]" office:value-type="float" office:value="0.0915071770334928" calcext:value-type="float">
            <text:p/>
          </table:table-cell>
          <table:table-cell table:style-name="ce641" table:formula="of:=[.AA29]*[.B29]" office:value-type="float" office:value="6.9545454545454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29]-1" office:value-type="float" office:value="75" calcext:value-type="float">
            <text:p/>
          </table:table-cell>
          <table:table-cell table:formula="of:=-[.AB30]/[.B30]" office:value-type="float" office:value="-0.0939473684210528" calcext:value-type="float">
            <text:p/>
          </table:table-cell>
          <table:table-cell/>
          <table:table-cell table:formula="of:=[.C30]+[.E29]" office:value-type="float" office:value="-2.89" calcext:value-type="float">
            <text:p/>
          </table:table-cell>
          <table:table-cell/>
          <table:table-cell table:formula="of:=([.B30]*[.C30]+[.G29]*[.E29])/[.E30]" office:value-type="float" office:value="86.5192448665132" calcext:value-type="float">
            <text:p/>
          </table:table-cell>
          <table:table-cell table:formula="of:=([.B30]-[.B29])*[.E29]" office:value-type="float" office:value="2.79605263157895" calcext:value-type="float">
            <text:p/>
          </table:table-cell>
          <table:table-cell table:formula="of:=[.H30]+[.I29]" office:value-type="float" office:value="33.2906176642232" calcext:value-type="float">
            <text:p/>
          </table:table-cell>
          <table:table-cell table:formula="of:=[.J29]+[.$C$15]*([.B30]-[.B29])" office:value-type="float" office:value="86.7000000000001" calcext:value-type="float">
            <text:p/>
          </table:table-cell>
          <table:table-cell table:formula="of:=[.K29]+[.H30]/[.B30]" office:value-type="float" office:value="1.41039192329982" calcext:value-type="float">
            <text:p/>
          </table:table-cell>
          <table:table-cell table:formula="of:=[.L29]+[.H30]" office:value-type="float" office:value="94.4906176642233" calcext:value-type="float">
            <text:p/>
          </table:table-cell>
          <table:table-cell table:formula="of:=ABS([.E30])*[.B30]/[.L30]" office:value-type="float" office:value="2.2938785390337" calcext:value-type="float">
            <text:p/>
          </table:table-cell>
          <table:table-cell table:formula="of:=[.H30]*[.$M$13]+[.C30]*[.B30]+[.N29]" office:value-type="float" office:value="-13.8140735036652" calcext:value-type="float">
            <text:p/>
          </table:table-cell>
          <table:table-cell table:formula="of:=[.N30]/[.B30]" office:value-type="float" office:value="-0.184187646715536" calcext:value-type="float">
            <text:p/>
          </table:table-cell>
          <table:table-cell/>
          <table:table-cell table:formula="of:=[.J30]/[.$K$12]" office:value-type="float" office:value="1.41666666666667" calcext:value-type="float">
            <text:p/>
          </table:table-cell>
          <table:table-cell table:formula="of:=[.L30]/[.J30]" office:value-type="float" office:value="1.08985718182495" calcext:value-type="float">
            <text:p/>
          </table:table-cell>
          <table:table-cell table:formula="of:=[.L30]/[.$K$12]" office:value-type="float" office:value="1.54396434091868" calcext:value-type="float">
            <text:p/>
          </table:table-cell>
          <table:table-cell/>
          <table:table-cell table:formula="of:=([.J30]-[.$J$15])/[.$K$12]" office:value-type="float" office:value="0.416666666666667" calcext:value-type="float">
            <text:p/>
          </table:table-cell>
          <table:table-cell table:formula="of:=[.W30]/[.U30]" office:value-type="float" office:value="1.30551441820483" calcext:value-type="float">
            <text:p/>
          </table:table-cell>
          <table:table-cell table:formula="of:=([.L30]-[.$L$15])/[.$K$12]" office:value-type="float" office:value="0.54396434091868" calcext:value-type="float">
            <text:p/>
          </table:table-cell>
          <table:table-cell/>
          <table:table-cell table:style-name="ce641" table:formula="of:=[.J30]*[.$M$13]/[.B30]" office:value-type="float" office:value="2.89" calcext:value-type="float">
            <text:p/>
          </table:table-cell>
          <table:table-cell table:style-name="ce641" table:formula="of:=[.Y30]-[.$Y$15]" office:value-type="float" office:value="1.19" calcext:value-type="float">
            <text:p/>
          </table:table-cell>
          <table:table-cell table:style-name="ce641" table:formula="of:=[.Y30]-[.Y29]" office:value-type="float" office:value="0.0939473684210528" calcext:value-type="float">
            <text:p/>
          </table:table-cell>
          <table:table-cell table:style-name="ce641" table:formula="of:=[.AA30]*[.B30]" office:value-type="float" office:value="7.0460526315789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0]-1" office:value-type="float" office:value="74" calcext:value-type="float">
            <text:p/>
          </table:table-cell>
          <table:table-cell table:formula="of:=-[.AB31]/[.B31]" office:value-type="float" office:value="-0.0964864864864867" calcext:value-type="float">
            <text:p/>
          </table:table-cell>
          <table:table-cell/>
          <table:table-cell table:formula="of:=[.C31]+[.E30]" office:value-type="float" office:value="-2.98648648648649" calcext:value-type="float">
            <text:p/>
          </table:table-cell>
          <table:table-cell/>
          <table:table-cell table:formula="of:=([.B31]*[.C31]+[.G30]*[.E30])/[.E31]" office:value-type="float" office:value="86.1147769554413" calcext:value-type="float">
            <text:p/>
          </table:table-cell>
          <table:table-cell table:formula="of:=([.B31]-[.B30])*[.E30]" office:value-type="float" office:value="2.89" calcext:value-type="float">
            <text:p/>
          </table:table-cell>
          <table:table-cell table:formula="of:=[.H31]+[.I30]" office:value-type="float" office:value="36.1806176642232" calcext:value-type="float">
            <text:p/>
          </table:table-cell>
          <table:table-cell table:formula="of:=[.J30]+[.$C$15]*([.B31]-[.B30])" office:value-type="float" office:value="88.4000000000001" calcext:value-type="float">
            <text:p/>
          </table:table-cell>
          <table:table-cell table:formula="of:=[.K30]+[.H31]/[.B31]" office:value-type="float" office:value="1.44944597735387" calcext:value-type="float">
            <text:p/>
          </table:table-cell>
          <table:table-cell table:formula="of:=[.L30]+[.H31]" office:value-type="float" office:value="97.3806176642233" calcext:value-type="float">
            <text:p/>
          </table:table-cell>
          <table:table-cell table:formula="of:=ABS([.E31])*[.B31]/[.L31]" office:value-type="float" office:value="2.26944545332447" calcext:value-type="float">
            <text:p/>
          </table:table-cell>
          <table:table-cell table:formula="of:=[.H31]*[.$M$13]+[.C31]*[.B31]+[.N30]" office:value-type="float" office:value="-13.7290735036652" calcext:value-type="float">
            <text:p/>
          </table:table-cell>
          <table:table-cell table:formula="of:=[.N31]/[.B31]" office:value-type="float" office:value="-0.1855280203198" calcext:value-type="float">
            <text:p/>
          </table:table-cell>
          <table:table-cell/>
          <table:table-cell table:formula="of:=[.J31]/[.$K$12]" office:value-type="float" office:value="1.44444444444445" calcext:value-type="float">
            <text:p/>
          </table:table-cell>
          <table:table-cell table:formula="of:=[.L31]/[.J31]" office:value-type="float" office:value="1.10159069755909" calcext:value-type="float">
            <text:p/>
          </table:table-cell>
          <table:table-cell table:formula="of:=[.L31]/[.$K$12]" office:value-type="float" office:value="1.5911865631409" calcext:value-type="float">
            <text:p/>
          </table:table-cell>
          <table:table-cell/>
          <table:table-cell table:formula="of:=([.J31]-[.$J$15])/[.$K$12]" office:value-type="float" office:value="0.444444444444445" calcext:value-type="float">
            <text:p/>
          </table:table-cell>
          <table:table-cell table:formula="of:=[.W31]/[.U31]" office:value-type="float" office:value="1.33016976706703" calcext:value-type="float">
            <text:p/>
          </table:table-cell>
          <table:table-cell table:formula="of:=([.L31]-[.$L$15])/[.$K$12]" office:value-type="float" office:value="0.591186563140903" calcext:value-type="float">
            <text:p/>
          </table:table-cell>
          <table:table-cell/>
          <table:table-cell table:style-name="ce641" table:formula="of:=[.J31]*[.$M$13]/[.B31]" office:value-type="float" office:value="2.98648648648649" calcext:value-type="float">
            <text:p/>
          </table:table-cell>
          <table:table-cell table:style-name="ce641" table:formula="of:=[.Y31]-[.$Y$15]" office:value-type="float" office:value="1.28648648648649" calcext:value-type="float">
            <text:p/>
          </table:table-cell>
          <table:table-cell table:style-name="ce641" table:formula="of:=[.Y31]-[.Y30]" office:value-type="float" office:value="0.0964864864864867" calcext:value-type="float">
            <text:p/>
          </table:table-cell>
          <table:table-cell table:style-name="ce641" table:formula="of:=[.AA31]*[.B31]" office:value-type="float" office:value="7.1400000000000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1]-1" office:value-type="float" office:value="73" calcext:value-type="float">
            <text:p/>
          </table:table-cell>
          <table:table-cell table:formula="of:=-[.AB32]/[.B32]" office:value-type="float" office:value="-0.0991299518696778" calcext:value-type="float">
            <text:p/>
          </table:table-cell>
          <table:table-cell/>
          <table:table-cell table:formula="of:=[.C32]+[.E31]" office:value-type="float" office:value="-3.08561643835617" calcext:value-type="float">
            <text:p/>
          </table:table-cell>
          <table:table-cell/>
          <table:table-cell table:formula="of:=([.B32]*[.C32]+[.G31]*[.E31])/[.E32]" office:value-type="float" office:value="85.693445518321" calcext:value-type="float">
            <text:p/>
          </table:table-cell>
          <table:table-cell table:formula="of:=([.B32]-[.B31])*[.E31]" office:value-type="float" office:value="2.98648648648649" calcext:value-type="float">
            <text:p/>
          </table:table-cell>
          <table:table-cell table:formula="of:=[.H32]+[.I31]" office:value-type="float" office:value="39.1671041507097" calcext:value-type="float">
            <text:p/>
          </table:table-cell>
          <table:table-cell table:formula="of:=[.J31]+[.$C$15]*([.B32]-[.B31])" office:value-type="float" office:value="90.1000000000001" calcext:value-type="float">
            <text:p/>
          </table:table-cell>
          <table:table-cell table:formula="of:=[.K31]+[.H32]/[.B32]" office:value-type="float" office:value="1.49035675114136" calcext:value-type="float">
            <text:p/>
          </table:table-cell>
          <table:table-cell table:formula="of:=[.L31]+[.H32]" office:value-type="float" office:value="100.36710415071" calcext:value-type="float">
            <text:p/>
          </table:table-cell>
          <table:table-cell table:formula="of:=ABS([.E32])*[.B32]/[.L32]" office:value-type="float" office:value="2.24426122389432" calcext:value-type="float">
            <text:p/>
          </table:table-cell>
          <table:table-cell table:formula="of:=[.H32]*[.$M$13]+[.C32]*[.B32]+[.N31]" office:value-type="float" office:value="-13.4993437739355" calcext:value-type="float">
            <text:p/>
          </table:table-cell>
          <table:table-cell table:formula="of:=[.N32]/[.B32]" office:value-type="float" office:value="-0.184922517451171" calcext:value-type="float">
            <text:p/>
          </table:table-cell>
          <table:table-cell/>
          <table:table-cell table:formula="of:=[.J32]/[.$K$12]" office:value-type="float" office:value="1.47222222222222" calcext:value-type="float">
            <text:p/>
          </table:table-cell>
          <table:table-cell table:formula="of:=[.L32]/[.J32]" office:value-type="float" office:value="1.11395232131753" calcext:value-type="float">
            <text:p/>
          </table:table-cell>
          <table:table-cell table:formula="of:=[.L32]/[.$K$12]" office:value-type="float" office:value="1.6399853619397" calcext:value-type="float">
            <text:p/>
          </table:table-cell>
          <table:table-cell/>
          <table:table-cell table:formula="of:=([.J32]-[.$J$15])/[.$K$12]" office:value-type="float" office:value="0.472222222222223" calcext:value-type="float">
            <text:p/>
          </table:table-cell>
          <table:table-cell table:formula="of:=[.W32]/[.U32]" office:value-type="float" office:value="1.35526311940172" calcext:value-type="float">
            <text:p/>
          </table:table-cell>
          <table:table-cell table:formula="of:=([.L32]-[.$L$15])/[.$K$12]" office:value-type="float" office:value="0.639985361939701" calcext:value-type="float">
            <text:p/>
          </table:table-cell>
          <table:table-cell/>
          <table:table-cell table:style-name="ce641" table:formula="of:=[.J32]*[.$M$13]/[.B32]" office:value-type="float" office:value="3.08561643835617" calcext:value-type="float">
            <text:p/>
          </table:table-cell>
          <table:table-cell table:style-name="ce641" table:formula="of:=[.Y32]-[.$Y$15]" office:value-type="float" office:value="1.38561643835617" calcext:value-type="float">
            <text:p/>
          </table:table-cell>
          <table:table-cell table:style-name="ce641" table:formula="of:=[.Y32]-[.Y31]" office:value-type="float" office:value="0.0991299518696778" calcext:value-type="float">
            <text:p/>
          </table:table-cell>
          <table:table-cell table:style-name="ce641" table:formula="of:=[.AA32]*[.B32]" office:value-type="float" office:value="7.23648648648648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2]-1" office:value-type="float" office:value="72" calcext:value-type="float">
            <text:p/>
          </table:table-cell>
          <table:table-cell table:formula="of:=-[.AB33]/[.B33]" office:value-type="float" office:value="-0.101883561643836" calcext:value-type="float">
            <text:p/>
          </table:table-cell>
          <table:table-cell/>
          <table:table-cell table:formula="of:=[.C33]+[.E32]" office:value-type="float" office:value="-3.1875" calcext:value-type="float">
            <text:p/>
          </table:table-cell>
          <table:table-cell/>
          <table:table-cell table:formula="of:=([.B33]*[.C33]+[.G32]*[.E32])/[.E33]" office:value-type="float" office:value="85.2557554789226" calcext:value-type="float">
            <text:p/>
          </table:table-cell>
          <table:table-cell table:formula="of:=([.B33]-[.B32])*[.E32]" office:value-type="float" office:value="3.08561643835617" calcext:value-type="float">
            <text:p/>
          </table:table-cell>
          <table:table-cell table:formula="of:=[.H33]+[.I32]" office:value-type="float" office:value="42.2527205890659" calcext:value-type="float">
            <text:p/>
          </table:table-cell>
          <table:table-cell table:formula="of:=[.J32]+[.$C$15]*([.B33]-[.B32])" office:value-type="float" office:value="91.8000000000001" calcext:value-type="float">
            <text:p/>
          </table:table-cell>
          <table:table-cell table:formula="of:=[.K32]+[.H33]/[.B33]" office:value-type="float" office:value="1.53321253500741" calcext:value-type="float">
            <text:p/>
          </table:table-cell>
          <table:table-cell table:formula="of:=[.L32]+[.H33]" office:value-type="float" office:value="103.452720589066" calcext:value-type="float">
            <text:p/>
          </table:table-cell>
          <table:table-cell table:formula="of:=ABS([.E33])*[.B33]/[.L33]" office:value-type="float" office:value="2.21840468470248" calcext:value-type="float">
            <text:p/>
          </table:table-cell>
          <table:table-cell table:formula="of:=[.H33]*[.$M$13]+[.C33]*[.B33]+[.N32]" office:value-type="float" office:value="-13.1209191164013" calcext:value-type="float">
            <text:p/>
          </table:table-cell>
          <table:table-cell table:formula="of:=[.N33]/[.B33]" office:value-type="float" office:value="-0.182234987727795" calcext:value-type="float">
            <text:p/>
          </table:table-cell>
          <table:table-cell/>
          <table:table-cell table:formula="of:=[.J33]/[.$K$12]" office:value-type="float" office:value="1.5" calcext:value-type="float">
            <text:p/>
          </table:table-cell>
          <table:table-cell table:formula="of:=[.L33]/[.J33]" office:value-type="float" office:value="1.12693595412926" calcext:value-type="float">
            <text:p/>
          </table:table-cell>
          <table:table-cell table:formula="of:=[.L33]/[.$K$12]" office:value-type="float" office:value="1.69040393119389" calcext:value-type="float">
            <text:p/>
          </table:table-cell>
          <table:table-cell/>
          <table:table-cell table:formula="of:=([.J33]-[.$J$15])/[.$K$12]" office:value-type="float" office:value="0.500000000000001" calcext:value-type="float">
            <text:p/>
          </table:table-cell>
          <table:table-cell table:formula="of:=[.W33]/[.U33]" office:value-type="float" office:value="1.38080786238777" calcext:value-type="float">
            <text:p/>
          </table:table-cell>
          <table:table-cell table:formula="of:=([.L33]-[.$L$15])/[.$K$12]" office:value-type="float" office:value="0.690403931193887" calcext:value-type="float">
            <text:p/>
          </table:table-cell>
          <table:table-cell/>
          <table:table-cell table:style-name="ce641" table:formula="of:=[.J33]*[.$M$13]/[.B33]" office:value-type="float" office:value="3.1875" calcext:value-type="float">
            <text:p/>
          </table:table-cell>
          <table:table-cell table:style-name="ce641" table:formula="of:=[.Y33]-[.$Y$15]" office:value-type="float" office:value="1.4875" calcext:value-type="float">
            <text:p/>
          </table:table-cell>
          <table:table-cell table:style-name="ce641" table:formula="of:=[.Y33]-[.Y32]" office:value-type="float" office:value="0.101883561643836" calcext:value-type="float">
            <text:p/>
          </table:table-cell>
          <table:table-cell table:style-name="ce641" table:formula="of:=[.AA33]*[.B33]" office:value-type="float" office:value="7.33561643835618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3]-1" office:value-type="float" office:value="71" calcext:value-type="float">
            <text:p/>
          </table:table-cell>
          <table:table-cell table:formula="of:=-[.AB34]/[.B34]" office:value-type="float" office:value="-0.104753521126761" calcext:value-type="float">
            <text:p/>
          </table:table-cell>
          <table:table-cell/>
          <table:table-cell table:formula="of:=[.C34]+[.E33]" office:value-type="float" office:value="-3.29225352112676" calcext:value-type="float">
            <text:p/>
          </table:table-cell>
          <table:table-cell/>
          <table:table-cell table:formula="of:=([.B34]*[.C34]+[.G33]*[.E33])/[.E34]" office:value-type="float" office:value="84.8021632591387" calcext:value-type="float">
            <text:p/>
          </table:table-cell>
          <table:table-cell table:formula="of:=([.B34]-[.B33])*[.E33]" office:value-type="float" office:value="3.1875" calcext:value-type="float">
            <text:p/>
          </table:table-cell>
          <table:table-cell table:formula="of:=[.H34]+[.I33]" office:value-type="float" office:value="45.4402205890659" calcext:value-type="float">
            <text:p/>
          </table:table-cell>
          <table:table-cell table:formula="of:=[.J33]+[.$C$15]*([.B34]-[.B33])" office:value-type="float" office:value="93.5000000000001" calcext:value-type="float">
            <text:p/>
          </table:table-cell>
          <table:table-cell table:formula="of:=[.K33]+[.H34]/[.B34]" office:value-type="float" office:value="1.5781069012046" calcext:value-type="float">
            <text:p/>
          </table:table-cell>
          <table:table-cell table:formula="of:=[.L33]+[.H34]" office:value-type="float" office:value="106.640220589066" calcext:value-type="float">
            <text:p/>
          </table:table-cell>
          <table:table-cell table:formula="of:=ABS([.E34])*[.B34]/[.L34]" office:value-type="float" office:value="2.19194970442482" calcext:value-type="float">
            <text:p/>
          </table:table-cell>
          <table:table-cell table:formula="of:=[.H34]*[.$M$13]+[.C34]*[.B34]+[.N33]" office:value-type="float" office:value="-12.5896691164013" calcext:value-type="float">
            <text:p/>
          </table:table-cell>
          <table:table-cell table:formula="of:=[.N34]/[.B34]" office:value-type="float" office:value="-0.177319283329595" calcext:value-type="float">
            <text:p/>
          </table:table-cell>
          <table:table-cell/>
          <table:table-cell table:formula="of:=[.J34]/[.$K$12]" office:value-type="float" office:value="1.52777777777778" calcext:value-type="float">
            <text:p/>
          </table:table-cell>
          <table:table-cell table:formula="of:=[.L34]/[.J34]" office:value-type="float" office:value="1.14053711859963" calcext:value-type="float">
            <text:p/>
          </table:table-cell>
          <table:table-cell table:formula="of:=[.L34]/[.$K$12]" office:value-type="float" office:value="1.74248726452722" calcext:value-type="float">
            <text:p/>
          </table:table-cell>
          <table:table-cell/>
          <table:table-cell table:formula="of:=([.J34]-[.$J$15])/[.$K$12]" office:value-type="float" office:value="0.527777777777778" calcext:value-type="float">
            <text:p/>
          </table:table-cell>
          <table:table-cell table:formula="of:=[.W34]/[.U34]" office:value-type="float" office:value="1.40681797489368" calcext:value-type="float">
            <text:p/>
          </table:table-cell>
          <table:table-cell table:formula="of:=([.L34]-[.$L$15])/[.$K$12]" office:value-type="float" office:value="0.74248726452722" calcext:value-type="float">
            <text:p/>
          </table:table-cell>
          <table:table-cell/>
          <table:table-cell table:style-name="ce641" table:formula="of:=[.J34]*[.$M$13]/[.B34]" office:value-type="float" office:value="3.29225352112676" calcext:value-type="float">
            <text:p/>
          </table:table-cell>
          <table:table-cell table:style-name="ce641" table:formula="of:=[.Y34]-[.$Y$15]" office:value-type="float" office:value="1.59225352112676" calcext:value-type="float">
            <text:p/>
          </table:table-cell>
          <table:table-cell table:style-name="ce641" table:formula="of:=[.Y34]-[.Y33]" office:value-type="float" office:value="0.104753521126761" calcext:value-type="float">
            <text:p/>
          </table:table-cell>
          <table:table-cell table:style-name="ce641" table:formula="of:=[.AA34]*[.B34]" office:value-type="float" office:value="7.4375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4]-1" office:value-type="float" office:value="70" calcext:value-type="float">
            <text:p/>
          </table:table-cell>
          <table:table-cell table:formula="of:=-[.AB35]/[.B35]" office:value-type="float" office:value="-0.107746478873239" calcext:value-type="float">
            <text:p/>
          </table:table-cell>
          <table:table-cell/>
          <table:table-cell table:formula="of:=[.C35]+[.E34]" office:value-type="float" office:value="-3.4" calcext:value-type="float">
            <text:p/>
          </table:table-cell>
          <table:table-cell/>
          <table:table-cell table:formula="of:=([.B35]*[.C35]+[.G34]*[.E34])/[.E35]" office:value-type="float" office:value="84.3330806206449" calcext:value-type="float">
            <text:p/>
          </table:table-cell>
          <table:table-cell table:formula="of:=([.B35]-[.B34])*[.E34]" office:value-type="float" office:value="3.29225352112676" calcext:value-type="float">
            <text:p/>
          </table:table-cell>
          <table:table-cell table:formula="of:=[.H35]+[.I34]" office:value-type="float" office:value="48.7324741101927" calcext:value-type="float">
            <text:p/>
          </table:table-cell>
          <table:table-cell table:formula="of:=[.J34]+[.$C$15]*([.B35]-[.B34])" office:value-type="float" office:value="95.2000000000001" calcext:value-type="float">
            <text:p/>
          </table:table-cell>
          <table:table-cell table:formula="of:=[.K34]+[.H35]/[.B35]" office:value-type="float" office:value="1.62513909436355" calcext:value-type="float">
            <text:p/>
          </table:table-cell>
          <table:table-cell table:formula="of:=[.L34]+[.H35]" office:value-type="float" office:value="109.932474110193" calcext:value-type="float">
            <text:p/>
          </table:table-cell>
          <table:table-cell table:formula="of:=ABS([.E35])*[.B35]/[.L35]" office:value-type="float" office:value="2.1649653746666" calcext:value-type="float">
            <text:p/>
          </table:table-cell>
          <table:table-cell table:formula="of:=[.H35]*[.$M$13]+[.C35]*[.B35]+[.N34]" office:value-type="float" office:value="-11.9012888347111" calcext:value-type="float">
            <text:p/>
          </table:table-cell>
          <table:table-cell table:formula="of:=[.N35]/[.B35]" office:value-type="float" office:value="-0.170018411924445" calcext:value-type="float">
            <text:p/>
          </table:table-cell>
          <table:table-cell/>
          <table:table-cell table:formula="of:=[.J35]/[.$K$12]" office:value-type="float" office:value="1.55555555555556" calcext:value-type="float">
            <text:p/>
          </table:table-cell>
          <table:table-cell table:formula="of:=[.L35]/[.J35]" office:value-type="float" office:value="1.15475287930875" calcext:value-type="float">
            <text:p/>
          </table:table-cell>
          <table:table-cell table:formula="of:=[.L35]/[.$K$12]" office:value-type="float" office:value="1.79628225670249" calcext:value-type="float">
            <text:p/>
          </table:table-cell>
          <table:table-cell/>
          <table:table-cell table:formula="of:=([.J35]-[.$J$15])/[.$K$12]" office:value-type="float" office:value="0.555555555555556" calcext:value-type="float">
            <text:p/>
          </table:table-cell>
          <table:table-cell table:formula="of:=[.W35]/[.U35]" office:value-type="float" office:value="1.43330806206449" calcext:value-type="float">
            <text:p/>
          </table:table-cell>
          <table:table-cell table:formula="of:=([.L35]-[.$L$15])/[.$K$12]" office:value-type="float" office:value="0.796282256702494" calcext:value-type="float">
            <text:p/>
          </table:table-cell>
          <table:table-cell/>
          <table:table-cell table:style-name="ce641" table:formula="of:=[.J35]*[.$M$13]/[.B35]" office:value-type="float" office:value="3.4" calcext:value-type="float">
            <text:p/>
          </table:table-cell>
          <table:table-cell table:style-name="ce641" table:formula="of:=[.Y35]-[.$Y$15]" office:value-type="float" office:value="1.7" calcext:value-type="float">
            <text:p/>
          </table:table-cell>
          <table:table-cell table:style-name="ce641" table:formula="of:=[.Y35]-[.Y34]" office:value-type="float" office:value="0.107746478873239" calcext:value-type="float">
            <text:p/>
          </table:table-cell>
          <table:table-cell table:style-name="ce641" table:formula="of:=[.AA35]*[.B35]" office:value-type="float" office:value="7.5422535211267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5]-1" office:value-type="float" office:value="69" calcext:value-type="float">
            <text:p/>
          </table:table-cell>
          <table:table-cell table:number-columns-repeated="2"/>
          <table:table-cell table:formula="of:=[.C36]+[.E35]" office:value-type="float" office:value="-3.4" calcext:value-type="float">
            <text:p/>
          </table:table-cell>
          <table:table-cell/>
          <table:table-cell table:formula="of:=([.B36]*[.C36]+[.G35]*[.E35])/[.E36]" office:value-type="float" office:value="84.3330806206449" calcext:value-type="float">
            <text:p/>
          </table:table-cell>
          <table:table-cell table:formula="of:=([.B36]-[.B35])*[.E35]" office:value-type="float" office:value="3.4" calcext:value-type="float">
            <text:p/>
          </table:table-cell>
          <table:table-cell table:formula="of:=[.H36]+[.I35]" office:value-type="float" office:value="52.1324741101927" calcext:value-type="float">
            <text:p/>
          </table:table-cell>
          <table:table-cell table:formula="of:=[.J35]+[.$C$15]*([.B36]-[.B35])" office:value-type="float" office:value="96.9000000000001" calcext:value-type="float">
            <text:p/>
          </table:table-cell>
          <table:table-cell table:formula="of:=[.K35]+[.H36]/[.B36]" office:value-type="float" office:value="1.67441445668239" calcext:value-type="float">
            <text:p/>
          </table:table-cell>
          <table:table-cell table:formula="of:=[.L35]+[.H36]" office:value-type="float" office:value="113.332474110193" calcext:value-type="float">
            <text:p/>
          </table:table-cell>
          <table:table-cell table:formula="of:=ABS([.E36])*[.B36]/[.L36]" office:value-type="float" office:value="2.07001569357693" calcext:value-type="float">
            <text:p/>
          </table:table-cell>
          <table:table-cell table:formula="of:=[.H36]*[.$M$13]+[.C36]*[.B36]+[.N35]" office:value-type="float" office:value="-3.40128883471112" calcext:value-type="float">
            <text:p/>
          </table:table-cell>
          <table:table-cell table:formula="of:=[.N36]/[.B36]" office:value-type="float" office:value="-0.0492940410827699" calcext:value-type="float">
            <text:p/>
          </table:table-cell>
          <table:table-cell/>
          <table:table-cell table:formula="of:=[.J36]/[.$K$12]" office:value-type="float" office:value="1.58333333333333" calcext:value-type="float">
            <text:p/>
          </table:table-cell>
          <table:table-cell table:formula="of:=[.L36]/[.J36]" office:value-type="float" office:value="1.16958177616298" calcext:value-type="float">
            <text:p/>
          </table:table-cell>
          <table:table-cell table:formula="of:=[.L36]/[.$K$12]" office:value-type="float" office:value="1.85183781225805" calcext:value-type="float">
            <text:p/>
          </table:table-cell>
          <table:table-cell/>
          <table:table-cell table:formula="of:=([.J36]-[.$J$15])/[.$K$12]" office:value-type="float" office:value="0.583333333333334" calcext:value-type="float">
            <text:p/>
          </table:table-cell>
          <table:table-cell table:formula="of:=[.W36]/[.U36]" office:value-type="float" office:value="1.46029339244237" calcext:value-type="float">
            <text:p/>
          </table:table-cell>
          <table:table-cell table:formula="of:=([.L36]-[.$L$15])/[.$K$12]" office:value-type="float" office:value="0.85183781225805" calcext:value-type="float">
            <text:p/>
          </table:table-cell>
          <table:table-cell/>
          <table:table-cell table:style-name="ce641" table:formula="of:=[.J36]*[.$M$13]/[.B36]" office:value-type="float" office:value="3.51086956521739" calcext:value-type="float">
            <text:p/>
          </table:table-cell>
          <table:table-cell table:style-name="ce641" table:formula="of:=[.Y36]-[.$Y$15]" office:value-type="float" office:value="1.81086956521739" calcext:value-type="float">
            <text:p/>
          </table:table-cell>
          <table:table-cell table:style-name="ce641" table:formula="of:=[.Y36]-[.Y35]" office:value-type="float" office:value="0.110869565217392" calcext:value-type="float">
            <text:p/>
          </table:table-cell>
          <table:table-cell table:style-name="ce641" table:formula="of:=[.AA36]*[.B36]" office:value-type="float" office:value="7.6500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6]-1" office:value-type="float" office:value="68" calcext:value-type="float">
            <text:p/>
          </table:table-cell>
          <table:table-cell table:number-columns-repeated="2"/>
          <table:table-cell table:formula="of:=[.C37]+[.E36]" office:value-type="float" office:value="-3.4" calcext:value-type="float">
            <text:p/>
          </table:table-cell>
          <table:table-cell/>
          <table:table-cell table:formula="of:=([.B37]*[.C37]+[.G36]*[.E36])/[.E37]" office:value-type="float" office:value="84.3330806206449" calcext:value-type="float">
            <text:p/>
          </table:table-cell>
          <table:table-cell table:formula="of:=([.B37]-[.B36])*[.E36]" office:value-type="float" office:value="3.4" calcext:value-type="float">
            <text:p/>
          </table:table-cell>
          <table:table-cell table:formula="of:=[.H37]+[.I36]" office:value-type="float" office:value="55.5324741101927" calcext:value-type="float">
            <text:p/>
          </table:table-cell>
          <table:table-cell table:formula="of:=[.J36]+[.$C$15]*([.B37]-[.B36])" office:value-type="float" office:value="98.6000000000001" calcext:value-type="float">
            <text:p/>
          </table:table-cell>
          <table:table-cell table:formula="of:=[.K36]+[.H37]/[.B37]" office:value-type="float" office:value="1.72441445668239" calcext:value-type="float">
            <text:p/>
          </table:table-cell>
          <table:table-cell table:formula="of:=[.L36]+[.H37]" office:value-type="float" office:value="116.732474110193" calcext:value-type="float">
            <text:p/>
          </table:table-cell>
          <table:table-cell table:formula="of:=ABS([.E37])*[.B37]/[.L37]" office:value-type="float" office:value="1.98059710258306" calcext:value-type="float">
            <text:p/>
          </table:table-cell>
          <table:table-cell table:formula="of:=[.H37]*[.$M$13]+[.C37]*[.B37]+[.N36]" office:value-type="float" office:value="5.09871116528888" calcext:value-type="float">
            <text:p/>
          </table:table-cell>
          <table:table-cell table:formula="of:=[.N37]/[.B37]" office:value-type="float" office:value="0.0749810465483659" calcext:value-type="float">
            <text:p/>
          </table:table-cell>
          <table:table-cell/>
          <table:table-cell table:formula="of:=[.J37]/[.$K$12]" office:value-type="float" office:value="1.61111111111111" calcext:value-type="float">
            <text:p/>
          </table:table-cell>
          <table:table-cell table:formula="of:=[.L37]/[.J37]" office:value-type="float" office:value="1.18389933174638" calcext:value-type="float">
            <text:p/>
          </table:table-cell>
          <table:table-cell table:formula="of:=[.L37]/[.$K$12]" office:value-type="float" office:value="1.90739336781361" calcext:value-type="float">
            <text:p/>
          </table:table-cell>
          <table:table-cell/>
          <table:table-cell table:formula="of:=([.J37]-[.$J$15])/[.$K$12]" office:value-type="float" office:value="0.611111111111112" calcext:value-type="float">
            <text:p/>
          </table:table-cell>
          <table:table-cell table:formula="of:=[.W37]/[.U37]" office:value-type="float" office:value="1.48482551096772" calcext:value-type="float">
            <text:p/>
          </table:table-cell>
          <table:table-cell table:formula="of:=([.L37]-[.$L$15])/[.$K$12]" office:value-type="float" office:value="0.907393367813606" calcext:value-type="float">
            <text:p/>
          </table:table-cell>
          <table:table-cell/>
          <table:table-cell table:style-name="ce641" table:formula="of:=[.J37]*[.$M$13]/[.B37]" office:value-type="float" office:value="3.625" calcext:value-type="float">
            <text:p/>
          </table:table-cell>
          <table:table-cell table:style-name="ce641" table:formula="of:=[.Y37]-[.$Y$15]" office:value-type="float" office:value="1.925" calcext:value-type="float">
            <text:p/>
          </table:table-cell>
          <table:table-cell table:style-name="ce641" table:formula="of:=[.Y37]-[.Y36]" office:value-type="float" office:value="0.114130434782609" calcext:value-type="float">
            <text:p/>
          </table:table-cell>
          <table:table-cell table:style-name="ce641" table:formula="of:=[.AA37]*[.B37]" office:value-type="float" office:value="7.7608695652174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7]-1" office:value-type="float" office:value="67" calcext:value-type="float">
            <text:p/>
          </table:table-cell>
          <table:table-cell table:number-columns-repeated="2"/>
          <table:table-cell table:formula="of:=[.C38]+[.E37]" office:value-type="float" office:value="-3.4" calcext:value-type="float">
            <text:p/>
          </table:table-cell>
          <table:table-cell/>
          <table:table-cell table:formula="of:=([.B38]*[.C38]+[.G37]*[.E37])/[.E38]" office:value-type="float" office:value="84.3330806206449" calcext:value-type="float">
            <text:p/>
          </table:table-cell>
          <table:table-cell table:formula="of:=([.B38]-[.B37])*[.E37]" office:value-type="float" office:value="3.4" calcext:value-type="float">
            <text:p/>
          </table:table-cell>
          <table:table-cell table:formula="of:=[.H38]+[.I37]" office:value-type="float" office:value="58.9324741101927" calcext:value-type="float">
            <text:p/>
          </table:table-cell>
          <table:table-cell table:formula="of:=[.J37]+[.$C$15]*([.B38]-[.B37])" office:value-type="float" office:value="100.3" calcext:value-type="float">
            <text:p/>
          </table:table-cell>
          <table:table-cell table:formula="of:=[.K37]+[.H38]/[.B38]" office:value-type="float" office:value="1.77516072533911" calcext:value-type="float">
            <text:p/>
          </table:table-cell>
          <table:table-cell table:formula="of:=[.L37]+[.H38]" office:value-type="float" office:value="120.132474110193" calcext:value-type="float">
            <text:p/>
          </table:table-cell>
          <table:table-cell table:formula="of:=ABS([.E38])*[.B38]/[.L38]" office:value-type="float" office:value="1.89623997746894" calcext:value-type="float">
            <text:p/>
          </table:table-cell>
          <table:table-cell table:formula="of:=[.H38]*[.$M$13]+[.C38]*[.B38]+[.N37]" office:value-type="float" office:value="13.5987111652889" calcext:value-type="float">
            <text:p/>
          </table:table-cell>
          <table:table-cell table:formula="of:=[.N38]/[.B38]" office:value-type="float" office:value="0.202965838287894" calcext:value-type="float">
            <text:p/>
          </table:table-cell>
          <table:table-cell/>
          <table:table-cell table:formula="of:=[.J38]/[.$K$12]" office:value-type="float" office:value="1.63888888888889" calcext:value-type="float">
            <text:p/>
          </table:table-cell>
          <table:table-cell table:formula="of:=[.L38]/[.J38]" office:value-type="float" office:value="1.19773154646254" calcext:value-type="float">
            <text:p/>
          </table:table-cell>
          <table:table-cell table:formula="of:=[.L38]/[.$K$12]" office:value-type="float" office:value="1.96294892336916" calcext:value-type="float">
            <text:p/>
          </table:table-cell>
          <table:table-cell/>
          <table:table-cell table:formula="of:=([.J38]-[.$J$15])/[.$K$12]" office:value-type="float" office:value="0.63888888888889" calcext:value-type="float">
            <text:p/>
          </table:table-cell>
          <table:table-cell table:formula="of:=[.W38]/[.U38]" office:value-type="float" office:value="1.50722440179521" calcext:value-type="float">
            <text:p/>
          </table:table-cell>
          <table:table-cell table:formula="of:=([.L38]-[.$L$15])/[.$K$12]" office:value-type="float" office:value="0.962948923369161" calcext:value-type="float">
            <text:p/>
          </table:table-cell>
          <table:table-cell/>
          <table:table-cell table:style-name="ce641" table:formula="of:=[.J38]*[.$M$13]/[.B38]" office:value-type="float" office:value="3.74253731343284" calcext:value-type="float">
            <text:p/>
          </table:table-cell>
          <table:table-cell table:style-name="ce641" table:formula="of:=[.Y38]-[.$Y$15]" office:value-type="float" office:value="2.04253731343284" calcext:value-type="float">
            <text:p/>
          </table:table-cell>
          <table:table-cell table:style-name="ce641" table:formula="of:=[.Y38]-[.Y37]" office:value-type="float" office:value="0.117537313432836" calcext:value-type="float">
            <text:p/>
          </table:table-cell>
          <table:table-cell table:style-name="ce641" table:formula="of:=[.AA38]*[.B38]" office:value-type="float" office:value="7.87499999999999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8]-1" office:value-type="float" office:value="66" calcext:value-type="float">
            <text:p/>
          </table:table-cell>
          <table:table-cell table:number-columns-repeated="2"/>
          <table:table-cell table:formula="of:=[.C39]+[.E38]" office:value-type="float" office:value="-3.4" calcext:value-type="float">
            <text:p/>
          </table:table-cell>
          <table:table-cell/>
          <table:table-cell table:formula="of:=([.B39]*[.C39]+[.G38]*[.E38])/[.E39]" office:value-type="float" office:value="84.3330806206449" calcext:value-type="float">
            <text:p/>
          </table:table-cell>
          <table:table-cell table:formula="of:=([.B39]-[.B38])*[.E38]" office:value-type="float" office:value="3.4" calcext:value-type="float">
            <text:p/>
          </table:table-cell>
          <table:table-cell table:formula="of:=[.H39]+[.I38]" office:value-type="float" office:value="62.3324741101927" calcext:value-type="float">
            <text:p/>
          </table:table-cell>
          <table:table-cell table:formula="of:=[.J38]+[.$C$15]*([.B39]-[.B38])" office:value-type="float" office:value="102" calcext:value-type="float">
            <text:p/>
          </table:table-cell>
          <table:table-cell table:formula="of:=[.K38]+[.H39]/[.B39]" office:value-type="float" office:value="1.82667587685426" calcext:value-type="float">
            <text:p/>
          </table:table-cell>
          <table:table-cell table:formula="of:=[.L38]+[.H39]" office:value-type="float" office:value="123.532474110193" calcext:value-type="float">
            <text:p/>
          </table:table-cell>
          <table:table-cell table:formula="of:=ABS([.E39])*[.B39]/[.L39]" office:value-type="float" office:value="1.81652639612668" calcext:value-type="float">
            <text:p/>
          </table:table-cell>
          <table:table-cell table:formula="of:=[.H39]*[.$M$13]+[.C39]*[.B39]+[.N38]" office:value-type="float" office:value="22.0987111652889" calcext:value-type="float">
            <text:p/>
          </table:table-cell>
          <table:table-cell table:formula="of:=[.N39]/[.B39]" office:value-type="float" office:value="0.334828957049832" calcext:value-type="float">
            <text:p/>
          </table:table-cell>
          <table:table-cell/>
          <table:table-cell table:formula="of:=[.J39]/[.$K$12]" office:value-type="float" office:value="1.66666666666667" calcext:value-type="float">
            <text:p/>
          </table:table-cell>
          <table:table-cell table:formula="of:=[.L39]/[.J39]" office:value-type="float" office:value="1.21110268735483" calcext:value-type="float">
            <text:p/>
          </table:table-cell>
          <table:table-cell table:formula="of:=[.L39]/[.$K$12]" office:value-type="float" office:value="2.01850447892472" calcext:value-type="float">
            <text:p/>
          </table:table-cell>
          <table:table-cell/>
          <table:table-cell table:formula="of:=([.J39]-[.$J$15])/[.$K$12]" office:value-type="float" office:value="0.666666666666668" calcext:value-type="float">
            <text:p/>
          </table:table-cell>
          <table:table-cell table:formula="of:=[.W39]/[.U39]" office:value-type="float" office:value="1.52775671838707" calcext:value-type="float">
            <text:p/>
          </table:table-cell>
          <table:table-cell table:formula="of:=([.L39]-[.$L$15])/[.$K$12]" office:value-type="float" office:value="1.01850447892472" calcext:value-type="float">
            <text:p/>
          </table:table-cell>
          <table:table-cell/>
          <table:table-cell table:style-name="ce641" table:formula="of:=[.J39]*[.$M$13]/[.B39]" office:value-type="float" office:value="3.86363636363637" calcext:value-type="float">
            <text:p/>
          </table:table-cell>
          <table:table-cell table:style-name="ce641" table:formula="of:=[.Y39]-[.$Y$15]" office:value-type="float" office:value="2.16363636363637" calcext:value-type="float">
            <text:p/>
          </table:table-cell>
          <table:table-cell table:style-name="ce641" table:formula="of:=[.Y39]-[.Y38]" office:value-type="float" office:value="0.121099050203528" calcext:value-type="float">
            <text:p/>
          </table:table-cell>
          <table:table-cell table:style-name="ce641" table:formula="of:=[.AA39]*[.B39]" office:value-type="float" office:value="7.9925373134328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39]-1" office:value-type="float" office:value="65" calcext:value-type="float">
            <text:p/>
          </table:table-cell>
          <table:table-cell table:number-columns-repeated="2"/>
          <table:table-cell table:formula="of:=[.C40]+[.E39]" office:value-type="float" office:value="-3.4" calcext:value-type="float">
            <text:p/>
          </table:table-cell>
          <table:table-cell/>
          <table:table-cell table:formula="of:=([.B40]*[.C40]+[.G39]*[.E39])/[.E40]" office:value-type="float" office:value="84.3330806206449" calcext:value-type="float">
            <text:p/>
          </table:table-cell>
          <table:table-cell table:formula="of:=([.B40]-[.B39])*[.E39]" office:value-type="float" office:value="3.4" calcext:value-type="float">
            <text:p/>
          </table:table-cell>
          <table:table-cell table:formula="of:=[.H40]+[.I39]" office:value-type="float" office:value="65.7324741101927" calcext:value-type="float">
            <text:p/>
          </table:table-cell>
          <table:table-cell table:formula="of:=[.J39]+[.$C$15]*([.B40]-[.B39])" office:value-type="float" office:value="103.7" calcext:value-type="float">
            <text:p/>
          </table:table-cell>
          <table:table-cell table:formula="of:=[.K39]+[.H40]/[.B40]" office:value-type="float" office:value="1.87898356916195" calcext:value-type="float">
            <text:p/>
          </table:table-cell>
          <table:table-cell table:formula="of:=[.L39]+[.H40]" office:value-type="float" office:value="126.932474110193" calcext:value-type="float">
            <text:p/>
          </table:table-cell>
          <table:table-cell table:formula="of:=ABS([.E40])*[.B40]/[.L40]" office:value-type="float" office:value="1.74108321412017" calcext:value-type="float">
            <text:p/>
          </table:table-cell>
          <table:table-cell table:formula="of:=[.H40]*[.$M$13]+[.C40]*[.B40]+[.N39]" office:value-type="float" office:value="30.5987111652889" calcext:value-type="float">
            <text:p/>
          </table:table-cell>
          <table:table-cell table:formula="of:=[.N40]/[.B40]" office:value-type="float" office:value="0.470749402542906" calcext:value-type="float">
            <text:p/>
          </table:table-cell>
          <table:table-cell/>
          <table:table-cell table:formula="of:=[.J40]/[.$K$12]" office:value-type="float" office:value="1.69444444444445" calcext:value-type="float">
            <text:p/>
          </table:table-cell>
          <table:table-cell table:formula="of:=[.L40]/[.J40]" office:value-type="float" office:value="1.22403543018508" calcext:value-type="float">
            <text:p/>
          </table:table-cell>
          <table:table-cell table:formula="of:=[.L40]/[.$K$12]" office:value-type="float" office:value="2.07406003448027" calcext:value-type="float">
            <text:p/>
          </table:table-cell>
          <table:table-cell/>
          <table:table-cell table:formula="of:=([.J40]-[.$J$15])/[.$K$12]" office:value-type="float" office:value="0.694444444444445" calcext:value-type="float">
            <text:p/>
          </table:table-cell>
          <table:table-cell table:formula="of:=[.W40]/[.U40]" office:value-type="float" office:value="1.54664644965159" calcext:value-type="float">
            <text:p/>
          </table:table-cell>
          <table:table-cell table:formula="of:=([.L40]-[.$L$15])/[.$K$12]" office:value-type="float" office:value="1.07406003448027" calcext:value-type="float">
            <text:p/>
          </table:table-cell>
          <table:table-cell/>
          <table:table-cell table:style-name="ce641" table:formula="of:=[.J40]*[.$M$13]/[.B40]" office:value-type="float" office:value="3.98846153846154" calcext:value-type="float">
            <text:p/>
          </table:table-cell>
          <table:table-cell table:style-name="ce641" table:formula="of:=[.Y40]-[.$Y$15]" office:value-type="float" office:value="2.28846153846154" calcext:value-type="float">
            <text:p/>
          </table:table-cell>
          <table:table-cell table:style-name="ce641" table:formula="of:=[.Y40]-[.Y39]" office:value-type="float" office:value="0.124825174825175" calcext:value-type="float">
            <text:p/>
          </table:table-cell>
          <table:table-cell table:style-name="ce641" table:formula="of:=[.AA40]*[.B40]" office:value-type="float" office:value="8.1136363636363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0]-1" office:value-type="float" office:value="64" calcext:value-type="float">
            <text:p/>
          </table:table-cell>
          <table:table-cell table:number-columns-repeated="2"/>
          <table:table-cell table:formula="of:=[.C41]+[.E40]" office:value-type="float" office:value="-3.4" calcext:value-type="float">
            <text:p/>
          </table:table-cell>
          <table:table-cell/>
          <table:table-cell table:formula="of:=([.B41]*[.C41]+[.G40]*[.E40])/[.E41]" office:value-type="float" office:value="84.3330806206449" calcext:value-type="float">
            <text:p/>
          </table:table-cell>
          <table:table-cell table:formula="of:=([.B41]-[.B40])*[.E40]" office:value-type="float" office:value="3.4" calcext:value-type="float">
            <text:p/>
          </table:table-cell>
          <table:table-cell table:formula="of:=[.H41]+[.I40]" office:value-type="float" office:value="69.1324741101927" calcext:value-type="float">
            <text:p/>
          </table:table-cell>
          <table:table-cell table:formula="of:=[.J40]+[.$C$15]*([.B41]-[.B40])" office:value-type="float" office:value="105.4" calcext:value-type="float">
            <text:p/>
          </table:table-cell>
          <table:table-cell table:formula="of:=[.K40]+[.H41]/[.B41]" office:value-type="float" office:value="1.93210856916195" calcext:value-type="float">
            <text:p/>
          </table:table-cell>
          <table:table-cell table:formula="of:=[.L40]+[.H41]" office:value-type="float" office:value="130.332474110193" calcext:value-type="float">
            <text:p/>
          </table:table-cell>
          <table:table-cell table:formula="of:=ABS([.E41])*[.B41]/[.L41]" office:value-type="float" office:value="1.66957622408077" calcext:value-type="float">
            <text:p/>
          </table:table-cell>
          <table:table-cell table:formula="of:=[.H41]*[.$M$13]+[.C41]*[.B41]+[.N40]" office:value-type="float" office:value="39.0987111652889" calcext:value-type="float">
            <text:p/>
          </table:table-cell>
          <table:table-cell table:formula="of:=[.N41]/[.B41]" office:value-type="float" office:value="0.610917361957639" calcext:value-type="float">
            <text:p/>
          </table:table-cell>
          <table:table-cell/>
          <table:table-cell table:formula="of:=[.J41]/[.$K$12]" office:value-type="float" office:value="1.72222222222222" calcext:value-type="float">
            <text:p/>
          </table:table-cell>
          <table:table-cell table:formula="of:=[.L41]/[.J41]" office:value-type="float" office:value="1.23655098776274" calcext:value-type="float">
            <text:p/>
          </table:table-cell>
          <table:table-cell table:formula="of:=[.L41]/[.$K$12]" office:value-type="float" office:value="2.12961559003583" calcext:value-type="float">
            <text:p/>
          </table:table-cell>
          <table:table-cell/>
          <table:table-cell table:formula="of:=([.J41]-[.$J$15])/[.$K$12]" office:value-type="float" office:value="0.722222222222223" calcext:value-type="float">
            <text:p/>
          </table:table-cell>
          <table:table-cell table:formula="of:=[.W41]/[.U41]" office:value-type="float" office:value="1.56408312466499" calcext:value-type="float">
            <text:p/>
          </table:table-cell>
          <table:table-cell table:formula="of:=([.L41]-[.$L$15])/[.$K$12]" office:value-type="float" office:value="1.12961559003583" calcext:value-type="float">
            <text:p/>
          </table:table-cell>
          <table:table-cell/>
          <table:table-cell table:style-name="ce641" table:formula="of:=[.J41]*[.$M$13]/[.B41]" office:value-type="float" office:value="4.1171875" calcext:value-type="float">
            <text:p/>
          </table:table-cell>
          <table:table-cell table:style-name="ce641" table:formula="of:=[.Y41]-[.$Y$15]" office:value-type="float" office:value="2.4171875" calcext:value-type="float">
            <text:p/>
          </table:table-cell>
          <table:table-cell table:style-name="ce641" table:formula="of:=[.Y41]-[.Y40]" office:value-type="float" office:value="0.128725961538462" calcext:value-type="float">
            <text:p/>
          </table:table-cell>
          <table:table-cell table:style-name="ce641" table:formula="of:=[.AA41]*[.B41]" office:value-type="float" office:value="8.23846153846154" calcext:value-type="float">
            <text:p/>
          </table:table-cell>
          <table:table-cell table:number-columns-repeated="994"/>
        </table:table-row>
        <table:table-row table:style-name="ro7">
          <table:table-cell table:style-name="ce418"/>
          <table:table-cell table:formula="of:=[.B41]-1" office:value-type="float" office:value="63" calcext:value-type="float">
            <text:p/>
          </table:table-cell>
          <table:table-cell table:number-columns-repeated="2"/>
          <table:table-cell table:formula="of:=[.C42]+[.E41]" office:value-type="float" office:value="-3.4" calcext:value-type="float">
            <text:p/>
          </table:table-cell>
          <table:table-cell/>
          <table:table-cell table:formula="of:=([.B42]*[.C42]+[.G41]*[.E41])/[.E42]" office:value-type="float" office:value="84.3330806206449" calcext:value-type="float">
            <text:p/>
          </table:table-cell>
          <table:table-cell table:formula="of:=([.B42]-[.B41])*[.E41]" office:value-type="float" office:value="3.4" calcext:value-type="float">
            <text:p/>
          </table:table-cell>
          <table:table-cell table:formula="of:=[.H42]+[.I41]" office:value-type="float" office:value="72.5324741101927" calcext:value-type="float">
            <text:p/>
          </table:table-cell>
          <table:table-cell table:formula="of:=[.J41]+[.$C$15]*([.B42]-[.B41])" office:value-type="float" office:value="107.1" calcext:value-type="float">
            <text:p/>
          </table:table-cell>
          <table:table-cell table:formula="of:=[.K41]+[.H42]/[.B42]" office:value-type="float" office:value="1.98607682313021" calcext:value-type="float">
            <text:p/>
          </table:table-cell>
          <table:table-cell table:formula="of:=[.L41]+[.H42]" office:value-type="float" office:value="133.732474110193" calcext:value-type="float">
            <text:p/>
          </table:table-cell>
          <table:table-cell table:formula="of:=ABS([.E42])*[.B42]/[.L42]" office:value-type="float" office:value="1.60170520604819" calcext:value-type="float">
            <text:p/>
          </table:table-cell>
          <table:table-cell table:formula="of:=[.H42]*[.$M$13]+[.C42]*[.B42]+[.N41]" office:value-type="float" office:value="47.5987111652889" calcext:value-type="float">
            <text:p/>
          </table:table-cell>
          <table:table-cell table:formula="of:=[.N42]/[.B42]" office:value-type="float" office:value="0.755535097861729" calcext:value-type="float">
            <text:p/>
          </table:table-cell>
          <table:table-cell/>
          <table:table-cell table:formula="of:=[.J42]/[.$K$12]" office:value-type="float" office:value="1.75" calcext:value-type="float">
            <text:p/>
          </table:table-cell>
          <table:table-cell table:formula="of:=[.L42]/[.J42]" office:value-type="float" office:value="1.24866922605222" calcext:value-type="float">
            <text:p/>
          </table:table-cell>
          <table:table-cell table:formula="of:=[.L42]/[.$K$12]" office:value-type="float" office:value="2.18517114559138" calcext:value-type="float">
            <text:p/>
          </table:table-cell>
          <table:table-cell/>
          <table:table-cell table:formula="of:=([.J42]-[.$J$15])/[.$K$12]" office:value-type="float" office:value="0.750000000000001" calcext:value-type="float">
            <text:p/>
          </table:table-cell>
          <table:table-cell table:formula="of:=[.W42]/[.U42]" office:value-type="float" office:value="1.58022819412184" calcext:value-type="float">
            <text:p/>
          </table:table-cell>
          <table:table-cell table:formula="of:=([.L42]-[.$L$15])/[.$K$12]" office:value-type="float" office:value="1.18517114559138" calcext:value-type="float">
            <text:p/>
          </table:table-cell>
          <table:table-cell/>
          <table:table-cell table:style-name="ce641" table:formula="of:=[.J42]*[.$M$13]/[.B42]" office:value-type="float" office:value="4.25" calcext:value-type="float">
            <text:p/>
          </table:table-cell>
          <table:table-cell table:style-name="ce641" table:formula="of:=[.Y42]-[.$Y$15]" office:value-type="float" office:value="2.55" calcext:value-type="float">
            <text:p/>
          </table:table-cell>
          <table:table-cell table:style-name="ce641" table:formula="of:=[.Y42]-[.Y41]" office:value-type="float" office:value="0.132812500000001" calcext:value-type="float">
            <text:p/>
          </table:table-cell>
          <table:table-cell table:style-name="ce641" table:formula="of:=[.AA42]*[.B42]" office:value-type="float" office:value="8.3671875000000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2]-1" office:value-type="float" office:value="62" calcext:value-type="float">
            <text:p/>
          </table:table-cell>
          <table:table-cell table:number-columns-repeated="2"/>
          <table:table-cell table:formula="of:=[.C43]+[.E42]" office:value-type="float" office:value="-3.4" calcext:value-type="float">
            <text:p/>
          </table:table-cell>
          <table:table-cell/>
          <table:table-cell table:formula="of:=([.B43]*[.C43]+[.G42]*[.E42])/[.E43]" office:value-type="float" office:value="84.3330806206449" calcext:value-type="float">
            <text:p/>
          </table:table-cell>
          <table:table-cell table:formula="of:=([.B43]-[.B42])*[.E42]" office:value-type="float" office:value="3.4" calcext:value-type="float">
            <text:p/>
          </table:table-cell>
          <table:table-cell table:formula="of:=[.H43]+[.I42]" office:value-type="float" office:value="75.9324741101927" calcext:value-type="float">
            <text:p/>
          </table:table-cell>
          <table:table-cell table:formula="of:=[.J42]+[.$C$15]*([.B43]-[.B42])" office:value-type="float" office:value="108.8" calcext:value-type="float">
            <text:p/>
          </table:table-cell>
          <table:table-cell table:formula="of:=[.K42]+[.H43]/[.B43]" office:value-type="float" office:value="2.04091553280762" calcext:value-type="float">
            <text:p/>
          </table:table-cell>
          <table:table-cell table:formula="of:=[.L42]+[.H43]" office:value-type="float" office:value="137.132474110193" calcext:value-type="float">
            <text:p/>
          </table:table-cell>
          <table:table-cell table:formula="of:=ABS([.E43])*[.B43]/[.L43]" office:value-type="float" office:value="1.53719971412907" calcext:value-type="float">
            <text:p/>
          </table:table-cell>
          <table:table-cell table:formula="of:=[.H43]*[.$M$13]+[.C43]*[.B43]+[.N42]" office:value-type="float" office:value="56.0987111652889" calcext:value-type="float">
            <text:p/>
          </table:table-cell>
          <table:table-cell table:formula="of:=[.N43]/[.B43]" office:value-type="float" office:value="0.904817922020789" calcext:value-type="float">
            <text:p/>
          </table:table-cell>
          <table:table-cell/>
          <table:table-cell table:formula="of:=[.J43]/[.$K$12]" office:value-type="float" office:value="1.77777777777778" calcext:value-type="float">
            <text:p/>
          </table:table-cell>
          <table:table-cell table:formula="of:=[.L43]/[.J43]" office:value-type="float" office:value="1.26040876939515" calcext:value-type="float">
            <text:p/>
          </table:table-cell>
          <table:table-cell table:formula="of:=[.L43]/[.$K$12]" office:value-type="float" office:value="2.24072670114694" calcext:value-type="float">
            <text:p/>
          </table:table-cell>
          <table:table-cell/>
          <table:table-cell table:formula="of:=([.J43]-[.$J$15])/[.$K$12]" office:value-type="float" office:value="0.777777777777779" calcext:value-type="float">
            <text:p/>
          </table:table-cell>
          <table:table-cell table:formula="of:=[.W43]/[.U43]" office:value-type="float" office:value="1.59522004433178" calcext:value-type="float">
            <text:p/>
          </table:table-cell>
          <table:table-cell table:formula="of:=([.L43]-[.$L$15])/[.$K$12]" office:value-type="float" office:value="1.24072670114694" calcext:value-type="float">
            <text:p/>
          </table:table-cell>
          <table:table-cell/>
          <table:table-cell table:style-name="ce641" table:formula="of:=[.J43]*[.$M$13]/[.B43]" office:value-type="float" office:value="4.38709677419355" calcext:value-type="float">
            <text:p/>
          </table:table-cell>
          <table:table-cell table:style-name="ce641" table:formula="of:=[.Y43]-[.$Y$15]" office:value-type="float" office:value="2.68709677419355" calcext:value-type="float">
            <text:p/>
          </table:table-cell>
          <table:table-cell table:style-name="ce641" table:formula="of:=[.Y43]-[.Y42]" office:value-type="float" office:value="0.137096774193549" calcext:value-type="float">
            <text:p/>
          </table:table-cell>
          <table:table-cell table:style-name="ce641" table:formula="of:=[.AA43]*[.B43]" office:value-type="float" office:value="8.5000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3]-1" office:value-type="float" office:value="61" calcext:value-type="float">
            <text:p/>
          </table:table-cell>
          <table:table-cell table:number-columns-repeated="2"/>
          <table:table-cell table:formula="of:=[.C44]+[.E43]" office:value-type="float" office:value="-3.4" calcext:value-type="float">
            <text:p/>
          </table:table-cell>
          <table:table-cell/>
          <table:table-cell table:formula="of:=([.B44]*[.C44]+[.G43]*[.E43])/[.E44]" office:value-type="float" office:value="84.3330806206449" calcext:value-type="float">
            <text:p/>
          </table:table-cell>
          <table:table-cell table:formula="of:=([.B44]-[.B43])*[.E43]" office:value-type="float" office:value="3.4" calcext:value-type="float">
            <text:p/>
          </table:table-cell>
          <table:table-cell table:formula="of:=[.H44]+[.I43]" office:value-type="float" office:value="79.3324741101927" calcext:value-type="float">
            <text:p/>
          </table:table-cell>
          <table:table-cell table:formula="of:=[.J43]+[.$C$15]*([.B44]-[.B43])" office:value-type="float" office:value="110.5" calcext:value-type="float">
            <text:p/>
          </table:table-cell>
          <table:table-cell table:formula="of:=[.K43]+[.H44]/[.B44]" office:value-type="float" office:value="2.09665323772566" calcext:value-type="float">
            <text:p/>
          </table:table-cell>
          <table:table-cell table:formula="of:=[.L43]+[.H44]" office:value-type="float" office:value="140.532474110193" calcext:value-type="float">
            <text:p/>
          </table:table-cell>
          <table:table-cell table:formula="of:=ABS([.E44])*[.B44]/[.L44]" office:value-type="float" office:value="1.4758154747733" calcext:value-type="float">
            <text:p/>
          </table:table-cell>
          <table:table-cell table:formula="of:=[.H44]*[.$M$13]+[.C44]*[.B44]+[.N43]" office:value-type="float" office:value="64.5987111652889" calcext:value-type="float">
            <text:p/>
          </table:table-cell>
          <table:table-cell table:formula="of:=[.N44]/[.B44]" office:value-type="float" office:value="1.05899526500474" calcext:value-type="float">
            <text:p/>
          </table:table-cell>
          <table:table-cell/>
          <table:table-cell table:formula="of:=[.J44]/[.$K$12]" office:value-type="float" office:value="1.80555555555556" calcext:value-type="float">
            <text:p/>
          </table:table-cell>
          <table:table-cell table:formula="of:=[.L44]/[.J44]" office:value-type="float" office:value="1.27178709601984" calcext:value-type="float">
            <text:p/>
          </table:table-cell>
          <table:table-cell table:formula="of:=[.L44]/[.$K$12]" office:value-type="float" office:value="2.29628225670249" calcext:value-type="float">
            <text:p/>
          </table:table-cell>
          <table:table-cell/>
          <table:table-cell table:formula="of:=([.J44]-[.$J$15])/[.$K$12]" office:value-type="float" office:value="0.805555555555557" calcext:value-type="float">
            <text:p/>
          </table:table-cell>
          <table:table-cell table:formula="of:=[.W44]/[.U44]" office:value-type="float" office:value="1.60917797383758" calcext:value-type="float">
            <text:p/>
          </table:table-cell>
          <table:table-cell table:formula="of:=([.L44]-[.$L$15])/[.$K$12]" office:value-type="float" office:value="1.29628225670249" calcext:value-type="float">
            <text:p/>
          </table:table-cell>
          <table:table-cell/>
          <table:table-cell table:style-name="ce641" table:formula="of:=[.J44]*[.$M$13]/[.B44]" office:value-type="float" office:value="4.52868852459017" calcext:value-type="float">
            <text:p/>
          </table:table-cell>
          <table:table-cell table:style-name="ce641" table:formula="of:=[.Y44]-[.$Y$15]" office:value-type="float" office:value="2.82868852459017" calcext:value-type="float">
            <text:p/>
          </table:table-cell>
          <table:table-cell table:style-name="ce641" table:formula="of:=[.Y44]-[.Y43]" office:value-type="float" office:value="0.141591750396615" calcext:value-type="float">
            <text:p/>
          </table:table-cell>
          <table:table-cell table:style-name="ce641" table:formula="of:=[.AA44]*[.B44]" office:value-type="float" office:value="8.63709677419352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4]-1" office:value-type="float" office:value="60" calcext:value-type="float">
            <text:p/>
          </table:table-cell>
          <table:table-cell table:number-columns-repeated="2"/>
          <table:table-cell table:formula="of:=[.C45]+[.E44]" office:value-type="float" office:value="-3.4" calcext:value-type="float">
            <text:p/>
          </table:table-cell>
          <table:table-cell/>
          <table:table-cell table:formula="of:=([.B45]*[.C45]+[.G44]*[.E44])/[.E45]" office:value-type="float" office:value="84.3330806206449" calcext:value-type="float">
            <text:p/>
          </table:table-cell>
          <table:table-cell table:formula="of:=([.B45]-[.B44])*[.E44]" office:value-type="float" office:value="3.4" calcext:value-type="float">
            <text:p/>
          </table:table-cell>
          <table:table-cell table:formula="of:=[.H45]+[.I44]" office:value-type="float" office:value="82.7324741101927" calcext:value-type="float">
            <text:p/>
          </table:table-cell>
          <table:table-cell table:formula="of:=[.J44]+[.$C$15]*([.B45]-[.B44])" office:value-type="float" office:value="112.2" calcext:value-type="float">
            <text:p/>
          </table:table-cell>
          <table:table-cell table:formula="of:=[.K44]+[.H45]/[.B45]" office:value-type="float" office:value="2.15331990439232" calcext:value-type="float">
            <text:p/>
          </table:table-cell>
          <table:table-cell table:formula="of:=[.L44]+[.H45]" office:value-type="float" office:value="143.932474110193" calcext:value-type="float">
            <text:p/>
          </table:table-cell>
          <table:table-cell table:formula="of:=ABS([.E45])*[.B45]/[.L45]" office:value-type="float" office:value="1.41733129553391" calcext:value-type="float">
            <text:p/>
          </table:table-cell>
          <table:table-cell table:formula="of:=[.H45]*[.$M$13]+[.C45]*[.B45]+[.N44]" office:value-type="float" office:value="73.0987111652889" calcext:value-type="float">
            <text:p/>
          </table:table-cell>
          <table:table-cell table:formula="of:=[.N45]/[.B45]" office:value-type="float" office:value="1.21831185275482" calcext:value-type="float">
            <text:p/>
          </table:table-cell>
          <table:table-cell/>
          <table:table-cell table:formula="of:=[.J45]/[.$K$12]" office:value-type="float" office:value="1.83333333333333" calcext:value-type="float">
            <text:p/>
          </table:table-cell>
          <table:table-cell table:formula="of:=[.L45]/[.J45]" office:value-type="float" office:value="1.28282062486803" calcext:value-type="float">
            <text:p/>
          </table:table-cell>
          <table:table-cell table:formula="of:=[.L45]/[.$K$12]" office:value-type="float" office:value="2.35183781225805" calcext:value-type="float">
            <text:p/>
          </table:table-cell>
          <table:table-cell/>
          <table:table-cell table:formula="of:=([.J45]-[.$J$15])/[.$K$12]" office:value-type="float" office:value="0.833333333333334" calcext:value-type="float">
            <text:p/>
          </table:table-cell>
          <table:table-cell table:formula="of:=[.W45]/[.U45]" office:value-type="float" office:value="1.62220537470966" calcext:value-type="float">
            <text:p/>
          </table:table-cell>
          <table:table-cell table:formula="of:=([.L45]-[.$L$15])/[.$K$12]" office:value-type="float" office:value="1.35183781225805" calcext:value-type="float">
            <text:p/>
          </table:table-cell>
          <table:table-cell/>
          <table:table-cell table:style-name="ce641" table:formula="of:=[.J45]*[.$M$13]/[.B45]" office:value-type="float" office:value="4.675" calcext:value-type="float">
            <text:p/>
          </table:table-cell>
          <table:table-cell table:style-name="ce641" table:formula="of:=[.Y45]-[.$Y$15]" office:value-type="float" office:value="2.975" calcext:value-type="float">
            <text:p/>
          </table:table-cell>
          <table:table-cell table:style-name="ce641" table:formula="of:=[.Y45]-[.Y44]" office:value-type="float" office:value="0.146311475409836" calcext:value-type="float">
            <text:p/>
          </table:table-cell>
          <table:table-cell table:style-name="ce641" table:formula="of:=[.AA45]*[.B45]" office:value-type="float" office:value="8.77868852459015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5]-1" office:value-type="float" office:value="59" calcext:value-type="float">
            <text:p/>
          </table:table-cell>
          <table:table-cell table:number-columns-repeated="2"/>
          <table:table-cell table:formula="of:=[.C46]+[.E45]" office:value-type="float" office:value="-3.4" calcext:value-type="float">
            <text:p/>
          </table:table-cell>
          <table:table-cell/>
          <table:table-cell table:formula="of:=([.B46]*[.C46]+[.G45]*[.E45])/[.E46]" office:value-type="float" office:value="84.3330806206449" calcext:value-type="float">
            <text:p/>
          </table:table-cell>
          <table:table-cell table:formula="of:=([.B46]-[.B45])*[.E45]" office:value-type="float" office:value="3.4" calcext:value-type="float">
            <text:p/>
          </table:table-cell>
          <table:table-cell table:formula="of:=[.H46]+[.I45]" office:value-type="float" office:value="86.1324741101927" calcext:value-type="float">
            <text:p/>
          </table:table-cell>
          <table:table-cell table:formula="of:=[.J45]+[.$C$15]*([.B46]-[.B45])" office:value-type="float" office:value="113.9" calcext:value-type="float">
            <text:p/>
          </table:table-cell>
          <table:table-cell table:formula="of:=[.K45]+[.H46]/[.B46]" office:value-type="float" office:value="2.21094702303639" calcext:value-type="float">
            <text:p/>
          </table:table-cell>
          <table:table-cell table:formula="of:=[.L45]+[.H46]" office:value-type="float" office:value="147.332474110193" calcext:value-type="float">
            <text:p/>
          </table:table-cell>
          <table:table-cell table:formula="of:=ABS([.E46])*[.B46]/[.L46]" office:value-type="float" office:value="1.36154640184735" calcext:value-type="float">
            <text:p/>
          </table:table-cell>
          <table:table-cell table:formula="of:=[.H46]*[.$M$13]+[.C46]*[.B46]+[.N45]" office:value-type="float" office:value="81.5987111652889" calcext:value-type="float">
            <text:p/>
          </table:table-cell>
          <table:table-cell table:formula="of:=[.N46]/[.B46]" office:value-type="float" office:value="1.38302900280151" calcext:value-type="float">
            <text:p/>
          </table:table-cell>
          <table:table-cell/>
          <table:table-cell table:formula="of:=[.J46]/[.$K$12]" office:value-type="float" office:value="1.86111111111111" calcext:value-type="float">
            <text:p/>
          </table:table-cell>
          <table:table-cell table:formula="of:=[.L46]/[.J46]" office:value-type="float" office:value="1.29352479464612" calcext:value-type="float">
            <text:p/>
          </table:table-cell>
          <table:table-cell table:formula="of:=[.L46]/[.$K$12]" office:value-type="float" office:value="2.40739336781361" calcext:value-type="float">
            <text:p/>
          </table:table-cell>
          <table:table-cell/>
          <table:table-cell table:formula="of:=([.J46]-[.$J$15])/[.$K$12]" office:value-type="float" office:value="0.861111111111112" calcext:value-type="float">
            <text:p/>
          </table:table-cell>
          <table:table-cell table:formula="of:=[.W46]/[.U46]" office:value-type="float" office:value="1.63439229810612" calcext:value-type="float">
            <text:p/>
          </table:table-cell>
          <table:table-cell table:formula="of:=([.L46]-[.$L$15])/[.$K$12]" office:value-type="float" office:value="1.40739336781361" calcext:value-type="float">
            <text:p/>
          </table:table-cell>
          <table:table-cell/>
          <table:table-cell table:style-name="ce641" table:formula="of:=[.J46]*[.$M$13]/[.B46]" office:value-type="float" office:value="4.82627118644068" calcext:value-type="float">
            <text:p/>
          </table:table-cell>
          <table:table-cell table:style-name="ce641" table:formula="of:=[.Y46]-[.$Y$15]" office:value-type="float" office:value="3.12627118644068" calcext:value-type="float">
            <text:p/>
          </table:table-cell>
          <table:table-cell table:style-name="ce641" table:formula="of:=[.Y46]-[.Y45]" office:value-type="float" office:value="0.151271186440678" calcext:value-type="float">
            <text:p/>
          </table:table-cell>
          <table:table-cell table:style-name="ce641" table:formula="of:=[.AA46]*[.B46]" office:value-type="float" office:value="8.92500000000003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6]-1" office:value-type="float" office:value="58" calcext:value-type="float">
            <text:p/>
          </table:table-cell>
          <table:table-cell table:number-columns-repeated="2"/>
          <table:table-cell table:formula="of:=[.C47]+[.E46]" office:value-type="float" office:value="-3.4" calcext:value-type="float">
            <text:p/>
          </table:table-cell>
          <table:table-cell/>
          <table:table-cell table:formula="of:=([.B47]*[.C47]+[.G46]*[.E46])/[.E47]" office:value-type="float" office:value="84.3330806206449" calcext:value-type="float">
            <text:p/>
          </table:table-cell>
          <table:table-cell table:formula="of:=([.B47]-[.B46])*[.E46]" office:value-type="float" office:value="3.4" calcext:value-type="float">
            <text:p/>
          </table:table-cell>
          <table:table-cell table:formula="of:=[.H47]+[.I46]" office:value-type="float" office:value="89.5324741101927" calcext:value-type="float">
            <text:p/>
          </table:table-cell>
          <table:table-cell table:formula="of:=[.J46]+[.$C$15]*([.B47]-[.B46])" office:value-type="float" office:value="115.6" calcext:value-type="float">
            <text:p/>
          </table:table-cell>
          <table:table-cell table:formula="of:=[.K46]+[.H47]/[.B47]" office:value-type="float" office:value="2.26956771269156" calcext:value-type="float">
            <text:p/>
          </table:table-cell>
          <table:table-cell table:formula="of:=[.L46]+[.H47]" office:value-type="float" office:value="150.732474110193" calcext:value-type="float">
            <text:p/>
          </table:table-cell>
          <table:table-cell table:formula="of:=ABS([.E47])*[.B47]/[.L47]" office:value-type="float" office:value="1.30827813425153" calcext:value-type="float">
            <text:p/>
          </table:table-cell>
          <table:table-cell table:formula="of:=[.H47]*[.$M$13]+[.C47]*[.B47]+[.N46]" office:value-type="float" office:value="90.0987111652889" calcext:value-type="float">
            <text:p/>
          </table:table-cell>
          <table:table-cell table:formula="of:=[.N47]/[.B47]" office:value-type="float" office:value="1.55342605457395" calcext:value-type="float">
            <text:p/>
          </table:table-cell>
          <table:table-cell/>
          <table:table-cell table:formula="of:=[.J47]/[.$K$12]" office:value-type="float" office:value="1.88888888888889" calcext:value-type="float">
            <text:p/>
          </table:table-cell>
          <table:table-cell table:formula="of:=[.L47]/[.J47]" office:value-type="float" office:value="1.30391413590132" calcext:value-type="float">
            <text:p/>
          </table:table-cell>
          <table:table-cell table:formula="of:=[.L47]/[.$K$12]" office:value-type="float" office:value="2.46294892336916" calcext:value-type="float">
            <text:p/>
          </table:table-cell>
          <table:table-cell/>
          <table:table-cell table:formula="of:=([.J47]-[.$J$15])/[.$K$12]" office:value-type="float" office:value="0.88888888888889" calcext:value-type="float">
            <text:p/>
          </table:table-cell>
          <table:table-cell table:formula="of:=[.W47]/[.U47]" office:value-type="float" office:value="1.6458175387903" calcext:value-type="float">
            <text:p/>
          </table:table-cell>
          <table:table-cell table:formula="of:=([.L47]-[.$L$15])/[.$K$12]" office:value-type="float" office:value="1.46294892336916" calcext:value-type="float">
            <text:p/>
          </table:table-cell>
          <table:table-cell/>
          <table:table-cell table:style-name="ce641" table:formula="of:=[.J47]*[.$M$13]/[.B47]" office:value-type="float" office:value="4.98275862068966" calcext:value-type="float">
            <text:p/>
          </table:table-cell>
          <table:table-cell table:style-name="ce641" table:formula="of:=[.Y47]-[.$Y$15]" office:value-type="float" office:value="3.28275862068966" calcext:value-type="float">
            <text:p/>
          </table:table-cell>
          <table:table-cell table:style-name="ce641" table:formula="of:=[.Y47]-[.Y46]" office:value-type="float" office:value="0.156487434248978" calcext:value-type="float">
            <text:p/>
          </table:table-cell>
          <table:table-cell table:style-name="ce641" table:formula="of:=[.AA47]*[.B47]" office:value-type="float" office:value="9.07627118644069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7]-1" office:value-type="float" office:value="57" calcext:value-type="float">
            <text:p/>
          </table:table-cell>
          <table:table-cell table:number-columns-repeated="2"/>
          <table:table-cell table:formula="of:=[.C48]+[.E47]" office:value-type="float" office:value="-3.4" calcext:value-type="float">
            <text:p/>
          </table:table-cell>
          <table:table-cell/>
          <table:table-cell table:formula="of:=([.B48]*[.C48]+[.G47]*[.E47])/[.E48]" office:value-type="float" office:value="84.3330806206449" calcext:value-type="float">
            <text:p/>
          </table:table-cell>
          <table:table-cell table:formula="of:=([.B48]-[.B47])*[.E47]" office:value-type="float" office:value="3.4" calcext:value-type="float">
            <text:p/>
          </table:table-cell>
          <table:table-cell table:formula="of:=[.H48]+[.I47]" office:value-type="float" office:value="92.9324741101927" calcext:value-type="float">
            <text:p/>
          </table:table-cell>
          <table:table-cell table:formula="of:=[.J47]+[.$C$15]*([.B48]-[.B47])" office:value-type="float" office:value="117.3" calcext:value-type="float">
            <text:p/>
          </table:table-cell>
          <table:table-cell table:formula="of:=[.K47]+[.H48]/[.B48]" office:value-type="float" office:value="2.32921683549858" calcext:value-type="float">
            <text:p/>
          </table:table-cell>
          <table:table-cell table:formula="of:=[.L47]+[.H48]" office:value-type="float" office:value="154.132474110193" calcext:value-type="float">
            <text:p/>
          </table:table-cell>
          <table:table-cell table:formula="of:=ABS([.E48])*[.B48]/[.L48]" office:value-type="float" office:value="1.25735995038559" calcext:value-type="float">
            <text:p/>
          </table:table-cell>
          <table:table-cell table:formula="of:=[.H48]*[.$M$13]+[.C48]*[.B48]+[.N47]" office:value-type="float" office:value="98.5987111652889" calcext:value-type="float">
            <text:p/>
          </table:table-cell>
          <table:table-cell table:formula="of:=[.N48]/[.B48]" office:value-type="float" office:value="1.72980195026823" calcext:value-type="float">
            <text:p/>
          </table:table-cell>
          <table:table-cell/>
          <table:table-cell table:formula="of:=[.J48]/[.$K$12]" office:value-type="float" office:value="1.91666666666667" calcext:value-type="float">
            <text:p/>
          </table:table-cell>
          <table:table-cell table:formula="of:=[.L48]/[.J48]" office:value-type="float" office:value="1.31400233683029" calcext:value-type="float">
            <text:p/>
          </table:table-cell>
          <table:table-cell table:formula="of:=[.L48]/[.$K$12]" office:value-type="float" office:value="2.51850447892472" calcext:value-type="float">
            <text:p/>
          </table:table-cell>
          <table:table-cell/>
          <table:table-cell table:formula="of:=([.J48]-[.$J$15])/[.$K$12]" office:value-type="float" office:value="0.916666666666668" calcext:value-type="float">
            <text:p/>
          </table:table-cell>
          <table:table-cell table:formula="of:=[.W48]/[.U48]" office:value-type="float" office:value="1.65655034064514" calcext:value-type="float">
            <text:p/>
          </table:table-cell>
          <table:table-cell table:formula="of:=([.L48]-[.$L$15])/[.$K$12]" office:value-type="float" office:value="1.51850447892472" calcext:value-type="float">
            <text:p/>
          </table:table-cell>
          <table:table-cell/>
          <table:table-cell table:style-name="ce641" table:formula="of:=[.J48]*[.$M$13]/[.B48]" office:value-type="float" office:value="5.14473684210527" calcext:value-type="float">
            <text:p/>
          </table:table-cell>
          <table:table-cell table:style-name="ce641" table:formula="of:=[.Y48]-[.$Y$15]" office:value-type="float" office:value="3.44473684210527" calcext:value-type="float">
            <text:p/>
          </table:table-cell>
          <table:table-cell table:style-name="ce641" table:formula="of:=[.Y48]-[.Y47]" office:value-type="float" office:value="0.161978221415608" calcext:value-type="float">
            <text:p/>
          </table:table-cell>
          <table:table-cell table:style-name="ce641" table:formula="of:=[.AA48]*[.B48]" office:value-type="float" office:value="9.23275862068966" calcext:value-type="float">
            <text:p/>
          </table:table-cell>
          <table:table-cell table:number-columns-repeated="994"/>
        </table:table-row>
        <table:table-row table:style-name="ro7">
          <table:table-cell/>
          <table:table-cell table:formula="of:=[.B48]-1" office:value-type="float" office:value="56" calcext:value-type="float">
            <text:p/>
          </table:table-cell>
          <table:table-cell table:formula="of:=-[.AA49]" office:value-type="float" office:value="-0" calcext:value-type="float">
            <text:p/>
          </table:table-cell>
          <table:table-cell/>
          <table:table-cell table:formula="of:=[.C49]+[.E48]" office:value-type="float" office:value="-3.4" calcext:value-type="float">
            <text:p/>
          </table:table-cell>
          <table:table-cell/>
          <table:table-cell table:formula="of:=([.B49]*[.C49]+[.G48]*[.E48])/[.E49]" office:value-type="float" office:value="84.3330806206449" calcext:value-type="float">
            <text:p/>
          </table:table-cell>
          <table:table-cell table:formula="of:=([.B49]-[.B48])*[.E48]" office:value-type="float" office:value="3.4" calcext:value-type="float">
            <text:p/>
          </table:table-cell>
          <table:table-cell table:formula="of:=[.H49]+[.I48]" office:value-type="float" office:value="96.3324741101927" calcext:value-type="float">
            <text:p/>
          </table:table-cell>
          <table:table-cell table:formula="of:=[.J48]+[.$C$15]*([.B49]-[.B48])" office:value-type="float" office:value="119" calcext:value-type="float">
            <text:p/>
          </table:table-cell>
          <table:table-cell table:formula="of:=[.K48]+[.H49]/[.B49]" office:value-type="float" office:value="2.38993112121287" calcext:value-type="float">
            <text:p/>
          </table:table-cell>
          <table:table-cell table:formula="of:=[.L48]+[.H49]" office:value-type="float" office:value="157.532474110193" calcext:value-type="float">
            <text:p/>
          </table:table-cell>
          <table:table-cell table:formula="of:=ABS([.E49])*[.B49]/[.L49]" office:value-type="float" office:value="1.20863968572484" calcext:value-type="float">
            <text:p/>
          </table:table-cell>
          <table:table-cell table:formula="of:=[.H49]*[.$M$13]+[.C49]*[.B49]+[.N48]" office:value-type="float" office:value="107.098711165289" calcext:value-type="float">
            <text:p/>
          </table:table-cell>
          <table:table-cell table:formula="of:=[.N49]/[.B49]" office:value-type="float" office:value="1.91247698509445" calcext:value-type="float">
            <text:p/>
          </table:table-cell>
          <table:table-cell/>
          <table:table-cell table:formula="of:=[.J49]/[.$K$12]" office:value-type="float" office:value="1.94444444444445" calcext:value-type="float">
            <text:p/>
          </table:table-cell>
          <table:table-cell table:formula="of:=[.L49]/[.J49]" office:value-type="float" office:value="1.323802303447" calcext:value-type="float">
            <text:p/>
          </table:table-cell>
          <table:table-cell table:formula="of:=[.L49]/[.$K$12]" office:value-type="float" office:value="2.57406003448027" calcext:value-type="float">
            <text:p/>
          </table:table-cell>
          <table:table-cell/>
          <table:table-cell table:formula="of:=([.J49]-[.$J$15])/[.$K$12]" office:value-type="float" office:value="0.944444444444446" calcext:value-type="float">
            <text:p/>
          </table:table-cell>
          <table:table-cell table:formula="of:=[.W49]/[.U49]" office:value-type="float" office:value="1.6666518012144" calcext:value-type="float">
            <text:p/>
          </table:table-cell>
          <table:table-cell table:formula="of:=([.L49]-[.$L$15])/[.$K$12]" office:value-type="float" office:value="1.57406003448027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49]-1" office:value-type="float" office:value="55" calcext:value-type="float">
            <text:p/>
          </table:table-cell>
          <table:table-cell table:formula="of:=IF([.A50]=1;-[.O50];0)" office:value-type="float" office:value="0" calcext:value-type="float">
            <text:p/>
          </table:table-cell>
          <table:table-cell/>
          <table:table-cell table:formula="of:=[.C50]+[.E49]" office:value-type="float" office:value="-3.4" calcext:value-type="float">
            <text:p/>
          </table:table-cell>
          <table:table-cell/>
          <table:table-cell table:formula="of:=([.B50]*[.C50]+[.G49]*[.E49])/[.E50]" office:value-type="float" office:value="84.3330806206449" calcext:value-type="float">
            <text:p/>
          </table:table-cell>
          <table:table-cell table:formula="of:=([.B50]-[.B49])*[.E49]" office:value-type="float" office:value="3.4" calcext:value-type="float">
            <text:p/>
          </table:table-cell>
          <table:table-cell table:formula="of:=[.H50]+[.I49]" office:value-type="float" office:value="99.7324741101927" calcext:value-type="float">
            <text:p/>
          </table:table-cell>
          <table:table-cell table:formula="of:=[.J49]+[.$C$15]*([.B50]-[.B49])" office:value-type="float" office:value="120.7" calcext:value-type="float">
            <text:p/>
          </table:table-cell>
          <table:table-cell table:formula="of:=[.K49]+[.H50]/[.B50]" office:value-type="float" office:value="2.45174930303105" calcext:value-type="float">
            <text:p/>
          </table:table-cell>
          <table:table-cell table:formula="of:=[.L49]+[.H50]" office:value-type="float" office:value="160.932474110193" calcext:value-type="float">
            <text:p/>
          </table:table-cell>
          <table:table-cell table:formula="of:=ABS([.E50])*[.B50]/[.L50]" office:value-type="float" office:value="1.16197803478718" calcext:value-type="float">
            <text:p/>
          </table:table-cell>
          <table:table-cell table:formula="of:=[.H50]*[.$M$13]+[.C50]*[.B50]+[.N49]" office:value-type="float" office:value="115.598711165289" calcext:value-type="float">
            <text:p/>
          </table:table-cell>
          <table:table-cell table:formula="of:=[.N50]/[.B50]" office:value-type="float" office:value="2.1017947484598" calcext:value-type="float">
            <text:p/>
          </table:table-cell>
          <table:table-cell/>
          <table:table-cell table:formula="of:=[.J50]/[.$K$12]" office:value-type="float" office:value="1.97222222222222" calcext:value-type="float">
            <text:p/>
          </table:table-cell>
          <table:table-cell table:formula="of:=[.L50]/[.J50]" office:value-type="float" office:value="1.33332621466605" calcext:value-type="float">
            <text:p/>
          </table:table-cell>
          <table:table-cell table:formula="of:=[.L50]/[.$K$12]" office:value-type="float" office:value="2.62961559003583" calcext:value-type="float">
            <text:p/>
          </table:table-cell>
          <table:table-cell/>
          <table:table-cell table:formula="of:=([.J50]-[.$J$15])/[.$K$12]" office:value-type="float" office:value="0.972222222222224" calcext:value-type="float">
            <text:p/>
          </table:table-cell>
          <table:table-cell table:formula="of:=[.W50]/[.U50]" office:value-type="float" office:value="1.67617603546542" calcext:value-type="float">
            <text:p/>
          </table:table-cell>
          <table:table-cell table:formula="of:=([.L50]-[.$L$15])/[.$K$12]" office:value-type="float" office:value="1.62961559003583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0]-1" office:value-type="float" office:value="54" calcext:value-type="float">
            <text:p/>
          </table:table-cell>
          <table:table-cell table:formula="of:=IF([.A51]=1;-[.O51];0)" office:value-type="float" office:value="0" calcext:value-type="float">
            <text:p/>
          </table:table-cell>
          <table:table-cell/>
          <table:table-cell table:formula="of:=[.C51]+[.E50]" office:value-type="float" office:value="-3.4" calcext:value-type="float">
            <text:p/>
          </table:table-cell>
          <table:table-cell/>
          <table:table-cell table:formula="of:=([.B51]*[.C51]+[.G50]*[.E50])/[.E51]" office:value-type="float" office:value="84.3330806206449" calcext:value-type="float">
            <text:p/>
          </table:table-cell>
          <table:table-cell table:formula="of:=([.B51]-[.B50])*[.E50]" office:value-type="float" office:value="3.4" calcext:value-type="float">
            <text:p/>
          </table:table-cell>
          <table:table-cell table:formula="of:=[.H51]+[.I50]" office:value-type="float" office:value="103.132474110193" calcext:value-type="float">
            <text:p/>
          </table:table-cell>
          <table:table-cell table:formula="of:=[.J50]+[.$C$15]*([.B51]-[.B50])" office:value-type="float" office:value="122.4" calcext:value-type="float">
            <text:p/>
          </table:table-cell>
          <table:table-cell table:formula="of:=[.K50]+[.H51]/[.B51]" office:value-type="float" office:value="2.51471226599401" calcext:value-type="float">
            <text:p/>
          </table:table-cell>
          <table:table-cell table:formula="of:=[.L50]+[.H51]" office:value-type="float" office:value="164.332474110193" calcext:value-type="float">
            <text:p/>
          </table:table-cell>
          <table:table-cell table:formula="of:=ABS([.E51])*[.B51]/[.L51]" office:value-type="float" office:value="1.11724722088032" calcext:value-type="float">
            <text:p/>
          </table:table-cell>
          <table:table-cell table:formula="of:=[.H51]*[.$M$13]+[.C51]*[.B51]+[.N50]" office:value-type="float" office:value="124.098711165289" calcext:value-type="float">
            <text:p/>
          </table:table-cell>
          <table:table-cell table:formula="of:=[.N51]/[.B51]" office:value-type="float" office:value="2.29812428083868" calcext:value-type="float">
            <text:p/>
          </table:table-cell>
          <table:table-cell/>
          <table:table-cell table:formula="of:=[.J51]/[.$K$12]" office:value-type="float" office:value="2" calcext:value-type="float">
            <text:p/>
          </table:table-cell>
          <table:table-cell table:formula="of:=[.L51]/[.J51]" office:value-type="float" office:value="1.34258557279569" calcext:value-type="float">
            <text:p/>
          </table:table-cell>
          <table:table-cell table:formula="of:=[.L51]/[.$K$12]" office:value-type="float" office:value="2.68517114559138" calcext:value-type="float">
            <text:p/>
          </table:table-cell>
          <table:table-cell/>
          <table:table-cell table:formula="of:=([.J51]-[.$J$15])/[.$K$12]" office:value-type="float" office:value="1" calcext:value-type="float">
            <text:p/>
          </table:table-cell>
          <table:table-cell table:formula="of:=[.W51]/[.U51]" office:value-type="float" office:value="1.68517114559138" calcext:value-type="float">
            <text:p/>
          </table:table-cell>
          <table:table-cell table:formula="of:=([.L51]-[.$L$15])/[.$K$12]" office:value-type="float" office:value="1.68517114559138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1]-1" office:value-type="float" office:value="53" calcext:value-type="float">
            <text:p/>
          </table:table-cell>
          <table:table-cell table:formula="of:=IF([.A52]=1;-[.O52];0)" office:value-type="float" office:value="0" calcext:value-type="float">
            <text:p/>
          </table:table-cell>
          <table:table-cell/>
          <table:table-cell table:formula="of:=[.C52]+[.E51]" office:value-type="float" office:value="-3.4" calcext:value-type="float">
            <text:p/>
          </table:table-cell>
          <table:table-cell/>
          <table:table-cell table:formula="of:=([.B52]*[.C52]+[.G51]*[.E51])/[.E52]" office:value-type="float" office:value="84.3330806206449" calcext:value-type="float">
            <text:p/>
          </table:table-cell>
          <table:table-cell table:formula="of:=([.B52]-[.B51])*[.E51]" office:value-type="float" office:value="3.4" calcext:value-type="float">
            <text:p/>
          </table:table-cell>
          <table:table-cell table:formula="of:=[.H52]+[.I51]" office:value-type="float" office:value="106.532474110193" calcext:value-type="float">
            <text:p/>
          </table:table-cell>
          <table:table-cell table:formula="of:=[.J51]+[.$C$15]*([.B52]-[.B51])" office:value-type="float" office:value="124.1" calcext:value-type="float">
            <text:p/>
          </table:table-cell>
          <table:table-cell table:formula="of:=[.K51]+[.H52]/[.B52]" office:value-type="float" office:value="2.57886320939024" calcext:value-type="float">
            <text:p/>
          </table:table-cell>
          <table:table-cell table:formula="of:=[.L51]+[.H52]" office:value-type="float" office:value="167.732474110193" calcext:value-type="float">
            <text:p/>
          </table:table-cell>
          <table:table-cell table:formula="of:=ABS([.E52])*[.B52]/[.L52]" office:value-type="float" office:value="1.07432982763741" calcext:value-type="float">
            <text:p/>
          </table:table-cell>
          <table:table-cell table:formula="of:=[.H52]*[.$M$13]+[.C52]*[.B52]+[.N51]" office:value-type="float" office:value="132.598711165289" calcext:value-type="float">
            <text:p/>
          </table:table-cell>
          <table:table-cell table:formula="of:=[.N52]/[.B52]" office:value-type="float" office:value="2.50186247481677" calcext:value-type="float">
            <text:p/>
          </table:table-cell>
          <table:table-cell/>
          <table:table-cell table:formula="of:=[.J52]/[.$K$12]" office:value-type="float" office:value="2.02777777777778" calcext:value-type="float">
            <text:p/>
          </table:table-cell>
          <table:table-cell table:formula="of:=[.L52]/[.J52]" office:value-type="float" office:value="1.35159124988068" calcext:value-type="float">
            <text:p/>
          </table:table-cell>
          <table:table-cell table:formula="of:=[.L52]/[.$K$12]" office:value-type="float" office:value="2.74072670114694" calcext:value-type="float">
            <text:p/>
          </table:table-cell>
          <table:table-cell/>
          <table:table-cell table:formula="of:=([.J52]-[.$J$15])/[.$K$12]" office:value-type="float" office:value="1.02777777777778" calcext:value-type="float">
            <text:p/>
          </table:table-cell>
          <table:table-cell table:formula="of:=[.W52]/[.U52]" office:value-type="float" office:value="1.69368003354837" calcext:value-type="float">
            <text:p/>
          </table:table-cell>
          <table:table-cell table:formula="of:=([.L52]-[.$L$15])/[.$K$12]" office:value-type="float" office:value="1.74072670114694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2]-1" office:value-type="float" office:value="52" calcext:value-type="float">
            <text:p/>
          </table:table-cell>
          <table:table-cell table:formula="of:=IF([.A53]=1;-[.O53];0)" office:value-type="float" office:value="0" calcext:value-type="float">
            <text:p/>
          </table:table-cell>
          <table:table-cell/>
          <table:table-cell table:formula="of:=[.C53]+[.E52]" office:value-type="float" office:value="-3.4" calcext:value-type="float">
            <text:p/>
          </table:table-cell>
          <table:table-cell/>
          <table:table-cell table:formula="of:=([.B53]*[.C53]+[.G52]*[.E52])/[.E53]" office:value-type="float" office:value="84.3330806206449" calcext:value-type="float">
            <text:p/>
          </table:table-cell>
          <table:table-cell table:formula="of:=([.B53]-[.B52])*[.E52]" office:value-type="float" office:value="3.4" calcext:value-type="float">
            <text:p/>
          </table:table-cell>
          <table:table-cell table:formula="of:=[.H53]+[.I52]" office:value-type="float" office:value="109.932474110193" calcext:value-type="float">
            <text:p/>
          </table:table-cell>
          <table:table-cell table:formula="of:=[.J52]+[.$C$15]*([.B53]-[.B52])" office:value-type="float" office:value="125.8" calcext:value-type="float">
            <text:p/>
          </table:table-cell>
          <table:table-cell table:formula="of:=[.K52]+[.H53]/[.B53]" office:value-type="float" office:value="2.64424782477486" calcext:value-type="float">
            <text:p/>
          </table:table-cell>
          <table:table-cell table:formula="of:=[.L52]+[.H53]" office:value-type="float" office:value="171.132474110193" calcext:value-type="float">
            <text:p/>
          </table:table-cell>
          <table:table-cell table:formula="of:=ABS([.E53])*[.B53]/[.L53]" office:value-type="float" office:value="1.03311776984045" calcext:value-type="float">
            <text:p/>
          </table:table-cell>
          <table:table-cell table:formula="of:=[.H53]*[.$M$13]+[.C53]*[.B53]+[.N52]" office:value-type="float" office:value="141.098711165289" calcext:value-type="float">
            <text:p/>
          </table:table-cell>
          <table:table-cell table:formula="of:=[.N53]/[.B53]" office:value-type="float" office:value="2.71343675317863" calcext:value-type="float">
            <text:p/>
          </table:table-cell>
          <table:table-cell/>
          <table:table-cell table:formula="of:=[.J53]/[.$K$12]" office:value-type="float" office:value="2.05555555555556" calcext:value-type="float">
            <text:p/>
          </table:table-cell>
          <table:table-cell table:formula="of:=[.L53]/[.J53]" office:value-type="float" office:value="1.3603535302877" calcext:value-type="float">
            <text:p/>
          </table:table-cell>
          <table:table-cell table:formula="of:=[.L53]/[.$K$12]" office:value-type="float" office:value="2.7962822567025" calcext:value-type="float">
            <text:p/>
          </table:table-cell>
          <table:table-cell/>
          <table:table-cell table:formula="of:=([.J53]-[.$J$15])/[.$K$12]" office:value-type="float" office:value="1.05555555555556" calcext:value-type="float">
            <text:p/>
          </table:table-cell>
          <table:table-cell table:formula="of:=[.W53]/[.U53]" office:value-type="float" office:value="1.7017410852971" calcext:value-type="float">
            <text:p/>
          </table:table-cell>
          <table:table-cell table:formula="of:=([.L53]-[.$L$15])/[.$K$12]" office:value-type="float" office:value="1.796282256702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3]-1" office:value-type="float" office:value="51" calcext:value-type="float">
            <text:p/>
          </table:table-cell>
          <table:table-cell table:formula="of:=IF([.A54]=1;-[.O54];0)" office:value-type="float" office:value="0" calcext:value-type="float">
            <text:p/>
          </table:table-cell>
          <table:table-cell/>
          <table:table-cell table:formula="of:=[.C54]+[.E53]" office:value-type="float" office:value="-3.4" calcext:value-type="float">
            <text:p/>
          </table:table-cell>
          <table:table-cell/>
          <table:table-cell table:formula="of:=([.B54]*[.C54]+[.G53]*[.E53])/[.E54]" office:value-type="float" office:value="84.3330806206449" calcext:value-type="float">
            <text:p/>
          </table:table-cell>
          <table:table-cell table:formula="of:=([.B54]-[.B53])*[.E53]" office:value-type="float" office:value="3.4" calcext:value-type="float">
            <text:p/>
          </table:table-cell>
          <table:table-cell table:formula="of:=[.H54]+[.I53]" office:value-type="float" office:value="113.332474110193" calcext:value-type="float">
            <text:p/>
          </table:table-cell>
          <table:table-cell table:formula="of:=[.J53]+[.$C$15]*([.B54]-[.B53])" office:value-type="float" office:value="127.5" calcext:value-type="float">
            <text:p/>
          </table:table-cell>
          <table:table-cell table:formula="of:=[.K53]+[.H54]/[.B54]" office:value-type="float" office:value="2.71091449144152" calcext:value-type="float">
            <text:p/>
          </table:table-cell>
          <table:table-cell table:formula="of:=[.L53]+[.H54]" office:value-type="float" office:value="174.532474110193" calcext:value-type="float">
            <text:p/>
          </table:table-cell>
          <table:table-cell table:formula="of:=ABS([.E54])*[.B54]/[.L54]" office:value-type="float" office:value="0.993511384537655" calcext:value-type="float">
            <text:p/>
          </table:table-cell>
          <table:table-cell table:formula="of:=[.H54]*[.$M$13]+[.C54]*[.B54]+[.N53]" office:value-type="float" office:value="149.598711165289" calcext:value-type="float">
            <text:p/>
          </table:table-cell>
          <table:table-cell table:formula="of:=[.N54]/[.B54]" office:value-type="float" office:value="2.93330806206449" calcext:value-type="float">
            <text:p/>
          </table:table-cell>
          <table:table-cell/>
          <table:table-cell table:formula="of:=[.J54]/[.$K$12]" office:value-type="float" office:value="2.08333333333333" calcext:value-type="float">
            <text:p/>
          </table:table-cell>
          <table:table-cell table:formula="of:=[.L54]/[.J54]" office:value-type="float" office:value="1.36888214988386" calcext:value-type="float">
            <text:p/>
          </table:table-cell>
          <table:table-cell table:formula="of:=[.L54]/[.$K$12]" office:value-type="float" office:value="2.85183781225805" calcext:value-type="float">
            <text:p/>
          </table:table-cell>
          <table:table-cell/>
          <table:table-cell table:formula="of:=([.J54]-[.$J$15])/[.$K$12]" office:value-type="float" office:value="1.08333333333333" calcext:value-type="float">
            <text:p/>
          </table:table-cell>
          <table:table-cell table:formula="of:=[.W54]/[.U54]" office:value-type="float" office:value="1.70938874977666" calcext:value-type="float">
            <text:p/>
          </table:table-cell>
          <table:table-cell table:formula="of:=([.L54]-[.$L$15])/[.$K$12]" office:value-type="float" office:value="1.8518378122580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4]-1" office:value-type="float" office:value="50" calcext:value-type="float">
            <text:p/>
          </table:table-cell>
          <table:table-cell table:formula="of:=IF([.A55]=1;-[.O55];0)" office:value-type="float" office:value="0" calcext:value-type="float">
            <text:p/>
          </table:table-cell>
          <table:table-cell/>
          <table:table-cell table:formula="of:=[.C55]+[.E54]" office:value-type="float" office:value="-3.4" calcext:value-type="float">
            <text:p/>
          </table:table-cell>
          <table:table-cell/>
          <table:table-cell table:formula="of:=([.B55]*[.C55]+[.G54]*[.E54])/[.E55]" office:value-type="float" office:value="84.3330806206449" calcext:value-type="float">
            <text:p/>
          </table:table-cell>
          <table:table-cell table:formula="of:=([.B55]-[.B54])*[.E54]" office:value-type="float" office:value="3.4" calcext:value-type="float">
            <text:p/>
          </table:table-cell>
          <table:table-cell table:formula="of:=[.H55]+[.I54]" office:value-type="float" office:value="116.732474110193" calcext:value-type="float">
            <text:p/>
          </table:table-cell>
          <table:table-cell table:formula="of:=[.J54]+[.$C$15]*([.B55]-[.B54])" office:value-type="float" office:value="129.2" calcext:value-type="float">
            <text:p/>
          </table:table-cell>
          <table:table-cell table:formula="of:=[.K54]+[.H55]/[.B55]" office:value-type="float" office:value="2.77891449144152" calcext:value-type="float">
            <text:p/>
          </table:table-cell>
          <table:table-cell table:formula="of:=[.L54]+[.H55]" office:value-type="float" office:value="177.932474110193" calcext:value-type="float">
            <text:p/>
          </table:table-cell>
          <table:table-cell table:formula="of:=ABS([.E55])*[.B55]/[.L55]" office:value-type="float" office:value="0.955418626364516" calcext:value-type="float">
            <text:p/>
          </table:table-cell>
          <table:table-cell table:formula="of:=[.H55]*[.$M$13]+[.C55]*[.B55]+[.N54]" office:value-type="float" office:value="158.098711165289" calcext:value-type="float">
            <text:p/>
          </table:table-cell>
          <table:table-cell table:formula="of:=[.N55]/[.B55]" office:value-type="float" office:value="3.16197422330578" calcext:value-type="float">
            <text:p/>
          </table:table-cell>
          <table:table-cell/>
          <table:table-cell table:formula="of:=[.J55]/[.$K$12]" office:value-type="float" office:value="2.11111111111111" calcext:value-type="float">
            <text:p/>
          </table:table-cell>
          <table:table-cell table:formula="of:=[.L55]/[.J55]" office:value-type="float" office:value="1.37718633212223" calcext:value-type="float">
            <text:p/>
          </table:table-cell>
          <table:table-cell table:formula="of:=[.L55]/[.$K$12]" office:value-type="float" office:value="2.90739336781361" calcext:value-type="float">
            <text:p/>
          </table:table-cell>
          <table:table-cell/>
          <table:table-cell table:formula="of:=([.J55]-[.$J$15])/[.$K$12]" office:value-type="float" office:value="1.11111111111111" calcext:value-type="float">
            <text:p/>
          </table:table-cell>
          <table:table-cell table:formula="of:=[.W55]/[.U55]" office:value-type="float" office:value="1.71665403103224" calcext:value-type="float">
            <text:p/>
          </table:table-cell>
          <table:table-cell table:formula="of:=([.L55]-[.$L$15])/[.$K$12]" office:value-type="float" office:value="1.90739336781361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5]-1" office:value-type="float" office:value="49" calcext:value-type="float">
            <text:p/>
          </table:table-cell>
          <table:table-cell table:formula="of:=IF([.A56]=1;-[.O56];0)" office:value-type="float" office:value="0" calcext:value-type="float">
            <text:p/>
          </table:table-cell>
          <table:table-cell/>
          <table:table-cell table:formula="of:=[.C56]+[.E55]" office:value-type="float" office:value="-3.4" calcext:value-type="float">
            <text:p/>
          </table:table-cell>
          <table:table-cell/>
          <table:table-cell table:formula="of:=([.B56]*[.C56]+[.G55]*[.E55])/[.E56]" office:value-type="float" office:value="84.3330806206449" calcext:value-type="float">
            <text:p/>
          </table:table-cell>
          <table:table-cell table:formula="of:=([.B56]-[.B55])*[.E55]" office:value-type="float" office:value="3.4" calcext:value-type="float">
            <text:p/>
          </table:table-cell>
          <table:table-cell table:formula="of:=[.H56]+[.I55]" office:value-type="float" office:value="120.132474110193" calcext:value-type="float">
            <text:p/>
          </table:table-cell>
          <table:table-cell table:formula="of:=[.J55]+[.$C$15]*([.B56]-[.B55])" office:value-type="float" office:value="130.9" calcext:value-type="float">
            <text:p/>
          </table:table-cell>
          <table:table-cell table:formula="of:=[.K55]+[.H56]/[.B56]" office:value-type="float" office:value="2.84830224654356" calcext:value-type="float">
            <text:p/>
          </table:table-cell>
          <table:table-cell table:formula="of:=[.L55]+[.H56]" office:value-type="float" office:value="181.332474110193" calcext:value-type="float">
            <text:p/>
          </table:table-cell>
          <table:table-cell table:formula="of:=ABS([.E56])*[.B56]/[.L56]" office:value-type="float" office:value="0.91875435339155" calcext:value-type="float">
            <text:p/>
          </table:table-cell>
          <table:table-cell table:formula="of:=[.H56]*[.$M$13]+[.C56]*[.B56]+[.N55]" office:value-type="float" office:value="166.598711165289" calcext:value-type="float">
            <text:p/>
          </table:table-cell>
          <table:table-cell table:formula="of:=[.N56]/[.B56]" office:value-type="float" office:value="3.39997369725079" calcext:value-type="float">
            <text:p/>
          </table:table-cell>
          <table:table-cell/>
          <table:table-cell table:formula="of:=[.J56]/[.$K$12]" office:value-type="float" office:value="2.13888888888889" calcext:value-type="float">
            <text:p/>
          </table:table-cell>
          <table:table-cell table:formula="of:=[.L56]/[.J56]" office:value-type="float" office:value="1.38527482131545" calcext:value-type="float">
            <text:p/>
          </table:table-cell>
          <table:table-cell table:formula="of:=[.L56]/[.$K$12]" office:value-type="float" office:value="2.96294892336916" calcext:value-type="float">
            <text:p/>
          </table:table-cell>
          <table:table-cell/>
          <table:table-cell table:formula="of:=([.J56]-[.$J$15])/[.$K$12]" office:value-type="float" office:value="1.13888888888889" calcext:value-type="float">
            <text:p/>
          </table:table-cell>
          <table:table-cell table:formula="of:=[.W56]/[.U56]" office:value-type="float" office:value="1.72356490832414" calcext:value-type="float">
            <text:p/>
          </table:table-cell>
          <table:table-cell table:formula="of:=([.L56]-[.$L$15])/[.$K$12]" office:value-type="float" office:value="1.96294892336916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6]-1" office:value-type="float" office:value="48" calcext:value-type="float">
            <text:p/>
          </table:table-cell>
          <table:table-cell table:formula="of:=IF([.A57]=1;-[.O57];0)" office:value-type="float" office:value="0" calcext:value-type="float">
            <text:p/>
          </table:table-cell>
          <table:table-cell/>
          <table:table-cell table:formula="of:=[.C57]+[.E56]" office:value-type="float" office:value="-3.4" calcext:value-type="float">
            <text:p/>
          </table:table-cell>
          <table:table-cell/>
          <table:table-cell table:formula="of:=([.B57]*[.C57]+[.G56]*[.E56])/[.E57]" office:value-type="float" office:value="84.3330806206449" calcext:value-type="float">
            <text:p/>
          </table:table-cell>
          <table:table-cell table:formula="of:=([.B57]-[.B56])*[.E56]" office:value-type="float" office:value="3.4" calcext:value-type="float">
            <text:p/>
          </table:table-cell>
          <table:table-cell table:formula="of:=[.H57]+[.I56]" office:value-type="float" office:value="123.532474110193" calcext:value-type="float">
            <text:p/>
          </table:table-cell>
          <table:table-cell table:formula="of:=[.J56]+[.$C$15]*([.B57]-[.B56])" office:value-type="float" office:value="132.6" calcext:value-type="float">
            <text:p/>
          </table:table-cell>
          <table:table-cell table:formula="of:=[.K56]+[.H57]/[.B57]" office:value-type="float" office:value="2.9191355798769" calcext:value-type="float">
            <text:p/>
          </table:table-cell>
          <table:table-cell table:formula="of:=[.L56]+[.H57]" office:value-type="float" office:value="184.732474110193" calcext:value-type="float">
            <text:p/>
          </table:table-cell>
          <table:table-cell table:formula="of:=ABS([.E57])*[.B57]/[.L57]" office:value-type="float" office:value="0.883439691835943" calcext:value-type="float">
            <text:p/>
          </table:table-cell>
          <table:table-cell table:formula="of:=[.H57]*[.$M$13]+[.C57]*[.B57]+[.N56]" office:value-type="float" office:value="175.098711165289" calcext:value-type="float">
            <text:p/>
          </table:table-cell>
          <table:table-cell table:formula="of:=[.N57]/[.B57]" office:value-type="float" office:value="3.64788981594352" calcext:value-type="float">
            <text:p/>
          </table:table-cell>
          <table:table-cell/>
          <table:table-cell table:formula="of:=[.J57]/[.$K$12]" office:value-type="float" office:value="2.16666666666667" calcext:value-type="float">
            <text:p/>
          </table:table-cell>
          <table:table-cell table:formula="of:=[.L57]/[.J57]" office:value-type="float" office:value="1.39315591334987" calcext:value-type="float">
            <text:p/>
          </table:table-cell>
          <table:table-cell table:formula="of:=[.L57]/[.$K$12]" office:value-type="float" office:value="3.01850447892472" calcext:value-type="float">
            <text:p/>
          </table:table-cell>
          <table:table-cell/>
          <table:table-cell table:formula="of:=([.J57]-[.$J$15])/[.$K$12]" office:value-type="float" office:value="1.16666666666667" calcext:value-type="float">
            <text:p/>
          </table:table-cell>
          <table:table-cell table:formula="of:=[.W57]/[.U57]" office:value-type="float" office:value="1.73014669622119" calcext:value-type="float">
            <text:p/>
          </table:table-cell>
          <table:table-cell table:formula="of:=([.L57]-[.$L$15])/[.$K$12]" office:value-type="float" office:value="2.01850447892472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7]-1" office:value-type="float" office:value="47" calcext:value-type="float">
            <text:p/>
          </table:table-cell>
          <table:table-cell table:formula="of:=IF([.A58]=1;-[.O58];0)" office:value-type="float" office:value="0" calcext:value-type="float">
            <text:p/>
          </table:table-cell>
          <table:table-cell/>
          <table:table-cell table:formula="of:=[.C58]+[.E57]" office:value-type="float" office:value="-3.4" calcext:value-type="float">
            <text:p/>
          </table:table-cell>
          <table:table-cell/>
          <table:table-cell table:formula="of:=([.B58]*[.C58]+[.G57]*[.E57])/[.E58]" office:value-type="float" office:value="84.3330806206449" calcext:value-type="float">
            <text:p/>
          </table:table-cell>
          <table:table-cell table:formula="of:=([.B58]-[.B57])*[.E57]" office:value-type="float" office:value="3.4" calcext:value-type="float">
            <text:p/>
          </table:table-cell>
          <table:table-cell table:formula="of:=[.H58]+[.I57]" office:value-type="float" office:value="126.932474110193" calcext:value-type="float">
            <text:p/>
          </table:table-cell>
          <table:table-cell table:formula="of:=[.J57]+[.$C$15]*([.B58]-[.B57])" office:value-type="float" office:value="134.3" calcext:value-type="float">
            <text:p/>
          </table:table-cell>
          <table:table-cell table:formula="of:=[.K57]+[.H58]/[.B58]" office:value-type="float" office:value="2.99147600540881" calcext:value-type="float">
            <text:p/>
          </table:table-cell>
          <table:table-cell table:formula="of:=[.L57]+[.H58]" office:value-type="float" office:value="188.132474110193" calcext:value-type="float">
            <text:p/>
          </table:table-cell>
          <table:table-cell table:formula="of:=ABS([.E58])*[.B58]/[.L58]" office:value-type="float" office:value="0.849401469660162" calcext:value-type="float">
            <text:p/>
          </table:table-cell>
          <table:table-cell table:formula="of:=[.H58]*[.$M$13]+[.C58]*[.B58]+[.N57]" office:value-type="float" office:value="183.598711165289" calcext:value-type="float">
            <text:p/>
          </table:table-cell>
          <table:table-cell table:formula="of:=[.N58]/[.B58]" office:value-type="float" office:value="3.90635555670827" calcext:value-type="float">
            <text:p/>
          </table:table-cell>
          <table:table-cell/>
          <table:table-cell table:formula="of:=[.J58]/[.$K$12]" office:value-type="float" office:value="2.19444444444444" calcext:value-type="float">
            <text:p/>
          </table:table-cell>
          <table:table-cell table:formula="of:=[.L58]/[.J58]" office:value-type="float" office:value="1.40083748406696" calcext:value-type="float">
            <text:p/>
          </table:table-cell>
          <table:table-cell table:formula="of:=[.L58]/[.$K$12]" office:value-type="float" office:value="3.07406003448027" calcext:value-type="float">
            <text:p/>
          </table:table-cell>
          <table:table-cell/>
          <table:table-cell table:formula="of:=([.J58]-[.$J$15])/[.$K$12]" office:value-type="float" office:value="1.19444444444445" calcext:value-type="float">
            <text:p/>
          </table:table-cell>
          <table:table-cell table:formula="of:=[.W58]/[.U58]" office:value-type="float" office:value="1.7364223544486" calcext:value-type="float">
            <text:p/>
          </table:table-cell>
          <table:table-cell table:formula="of:=([.L58]-[.$L$15])/[.$K$12]" office:value-type="float" office:value="2.07406003448027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8]-1" office:value-type="float" office:value="46" calcext:value-type="float">
            <text:p/>
          </table:table-cell>
          <table:table-cell table:formula="of:=IF([.A59]=1;-[.O59];0)" office:value-type="float" office:value="0" calcext:value-type="float">
            <text:p/>
          </table:table-cell>
          <table:table-cell/>
          <table:table-cell table:formula="of:=[.C59]+[.E58]" office:value-type="float" office:value="-3.4" calcext:value-type="float">
            <text:p/>
          </table:table-cell>
          <table:table-cell/>
          <table:table-cell table:formula="of:=([.B59]*[.C59]+[.G58]*[.E58])/[.E59]" office:value-type="float" office:value="84.3330806206449" calcext:value-type="float">
            <text:p/>
          </table:table-cell>
          <table:table-cell table:formula="of:=([.B59]-[.B58])*[.E58]" office:value-type="float" office:value="3.4" calcext:value-type="float">
            <text:p/>
          </table:table-cell>
          <table:table-cell table:formula="of:=[.H59]+[.I58]" office:value-type="float" office:value="130.332474110193" calcext:value-type="float">
            <text:p/>
          </table:table-cell>
          <table:table-cell table:formula="of:=[.J58]+[.$C$15]*([.B59]-[.B58])" office:value-type="float" office:value="136" calcext:value-type="float">
            <text:p/>
          </table:table-cell>
          <table:table-cell table:formula="of:=[.K58]+[.H59]/[.B59]" office:value-type="float" office:value="3.06538904888707" calcext:value-type="float">
            <text:p/>
          </table:table-cell>
          <table:table-cell table:formula="of:=[.L58]+[.H59]" office:value-type="float" office:value="191.532474110193" calcext:value-type="float">
            <text:p/>
          </table:table-cell>
          <table:table-cell table:formula="of:=ABS([.E59])*[.B59]/[.L59]" office:value-type="float" office:value="0.816571710497614" calcext:value-type="float">
            <text:p/>
          </table:table-cell>
          <table:table-cell table:formula="of:=[.H59]*[.$M$13]+[.C59]*[.B59]+[.N58]" office:value-type="float" office:value="192.098711165289" calcext:value-type="float">
            <text:p/>
          </table:table-cell>
          <table:table-cell table:formula="of:=[.N59]/[.B59]" office:value-type="float" office:value="4.17605893837585" calcext:value-type="float">
            <text:p/>
          </table:table-cell>
          <table:table-cell/>
          <table:table-cell table:formula="of:=[.J59]/[.$K$12]" office:value-type="float" office:value="2.22222222222222" calcext:value-type="float">
            <text:p/>
          </table:table-cell>
          <table:table-cell table:formula="of:=[.L59]/[.J59]" office:value-type="float" office:value="1.40832701551612" calcext:value-type="float">
            <text:p/>
          </table:table-cell>
          <table:table-cell table:formula="of:=[.L59]/[.$K$12]" office:value-type="float" office:value="3.12961559003583" calcext:value-type="float">
            <text:p/>
          </table:table-cell>
          <table:table-cell/>
          <table:table-cell table:formula="of:=([.J59]-[.$J$15])/[.$K$12]" office:value-type="float" office:value="1.22222222222222" calcext:value-type="float">
            <text:p/>
          </table:table-cell>
          <table:table-cell table:formula="of:=[.W59]/[.U59]" office:value-type="float" office:value="1.74241275548386" calcext:value-type="float">
            <text:p/>
          </table:table-cell>
          <table:table-cell table:formula="of:=([.L59]-[.$L$15])/[.$K$12]" office:value-type="float" office:value="2.12961559003583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59]-1" office:value-type="float" office:value="45" calcext:value-type="float">
            <text:p/>
          </table:table-cell>
          <table:table-cell table:formula="of:=IF([.A60]=1;-[.O60];0)" office:value-type="float" office:value="0" calcext:value-type="float">
            <text:p/>
          </table:table-cell>
          <table:table-cell/>
          <table:table-cell table:formula="of:=[.C60]+[.E59]" office:value-type="float" office:value="-3.4" calcext:value-type="float">
            <text:p/>
          </table:table-cell>
          <table:table-cell/>
          <table:table-cell table:formula="of:=([.B60]*[.C60]+[.G59]*[.E59])/[.E60]" office:value-type="float" office:value="84.3330806206449" calcext:value-type="float">
            <text:p/>
          </table:table-cell>
          <table:table-cell table:formula="of:=([.B60]-[.B59])*[.E59]" office:value-type="float" office:value="3.4" calcext:value-type="float">
            <text:p/>
          </table:table-cell>
          <table:table-cell table:formula="of:=[.H60]+[.I59]" office:value-type="float" office:value="133.732474110193" calcext:value-type="float">
            <text:p/>
          </table:table-cell>
          <table:table-cell table:formula="of:=[.J59]+[.$C$15]*([.B60]-[.B59])" office:value-type="float" office:value="137.7" calcext:value-type="float">
            <text:p/>
          </table:table-cell>
          <table:table-cell table:formula="of:=[.K59]+[.H60]/[.B60]" office:value-type="float" office:value="3.14094460444263" calcext:value-type="float">
            <text:p/>
          </table:table-cell>
          <table:table-cell table:formula="of:=[.L59]+[.H60]" office:value-type="float" office:value="194.932474110193" calcext:value-type="float">
            <text:p/>
          </table:table-cell>
          <table:table-cell table:formula="of:=ABS([.E60])*[.B60]/[.L60]" office:value-type="float" office:value="0.784887180539817" calcext:value-type="float">
            <text:p/>
          </table:table-cell>
          <table:table-cell table:formula="of:=[.H60]*[.$M$13]+[.C60]*[.B60]+[.N59]" office:value-type="float" office:value="200.598711165289" calcext:value-type="float">
            <text:p/>
          </table:table-cell>
          <table:table-cell table:formula="of:=[.N60]/[.B60]" office:value-type="float" office:value="4.45774913700642" calcext:value-type="float">
            <text:p/>
          </table:table-cell>
          <table:table-cell/>
          <table:table-cell table:formula="of:=[.J60]/[.$K$12]" office:value-type="float" office:value="2.25" calcext:value-type="float">
            <text:p/>
          </table:table-cell>
          <table:table-cell table:formula="of:=[.L60]/[.J60]" office:value-type="float" office:value="1.41563162026284" calcext:value-type="float">
            <text:p/>
          </table:table-cell>
          <table:table-cell table:formula="of:=[.L60]/[.$K$12]" office:value-type="float" office:value="3.18517114559139" calcext:value-type="float">
            <text:p/>
          </table:table-cell>
          <table:table-cell/>
          <table:table-cell table:formula="of:=([.J60]-[.$J$15])/[.$K$12]" office:value-type="float" office:value="1.25" calcext:value-type="float">
            <text:p/>
          </table:table-cell>
          <table:table-cell table:formula="of:=[.W60]/[.U60]" office:value-type="float" office:value="1.74813691647311" calcext:value-type="float">
            <text:p/>
          </table:table-cell>
          <table:table-cell table:formula="of:=([.L60]-[.$L$15])/[.$K$12]" office:value-type="float" office:value="2.18517114559139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0]-1" office:value-type="float" office:value="44" calcext:value-type="float">
            <text:p/>
          </table:table-cell>
          <table:table-cell table:formula="of:=IF([.A61]=1;-[.O61];0)" office:value-type="float" office:value="0" calcext:value-type="float">
            <text:p/>
          </table:table-cell>
          <table:table-cell/>
          <table:table-cell table:formula="of:=[.C61]+[.E60]" office:value-type="float" office:value="-3.4" calcext:value-type="float">
            <text:p/>
          </table:table-cell>
          <table:table-cell/>
          <table:table-cell table:formula="of:=([.B61]*[.C61]+[.G60]*[.E60])/[.E61]" office:value-type="float" office:value="84.3330806206449" calcext:value-type="float">
            <text:p/>
          </table:table-cell>
          <table:table-cell table:formula="of:=([.B61]-[.B60])*[.E60]" office:value-type="float" office:value="3.4" calcext:value-type="float">
            <text:p/>
          </table:table-cell>
          <table:table-cell table:formula="of:=[.H61]+[.I60]" office:value-type="float" office:value="137.132474110193" calcext:value-type="float">
            <text:p/>
          </table:table-cell>
          <table:table-cell table:formula="of:=[.J60]+[.$C$15]*([.B61]-[.B60])" office:value-type="float" office:value="139.4" calcext:value-type="float">
            <text:p/>
          </table:table-cell>
          <table:table-cell table:formula="of:=[.K60]+[.H61]/[.B61]" office:value-type="float" office:value="3.21821733171536" calcext:value-type="float">
            <text:p/>
          </table:table-cell>
          <table:table-cell table:formula="of:=[.L60]+[.H61]" office:value-type="float" office:value="198.332474110193" calcext:value-type="float">
            <text:p/>
          </table:table-cell>
          <table:table-cell table:formula="of:=ABS([.E61])*[.B61]/[.L61]" office:value-type="float" office:value="0.754288982029654" calcext:value-type="float">
            <text:p/>
          </table:table-cell>
          <table:table-cell table:formula="of:=[.H61]*[.$M$13]+[.C61]*[.B61]+[.N60]" office:value-type="float" office:value="209.098711165289" calcext:value-type="float">
            <text:p/>
          </table:table-cell>
          <table:table-cell table:formula="of:=[.N61]/[.B61]" office:value-type="float" office:value="4.75224343557475" calcext:value-type="float">
            <text:p/>
          </table:table-cell>
          <table:table-cell/>
          <table:table-cell table:formula="of:=[.J61]/[.$K$12]" office:value-type="float" office:value="2.27777777777778" calcext:value-type="float">
            <text:p/>
          </table:table-cell>
          <table:table-cell table:formula="of:=[.L61]/[.J61]" office:value-type="float" office:value="1.42275806391817" calcext:value-type="float">
            <text:p/>
          </table:table-cell>
          <table:table-cell table:formula="of:=[.L61]/[.$K$12]" office:value-type="float" office:value="3.24072670114694" calcext:value-type="float">
            <text:p/>
          </table:table-cell>
          <table:table-cell/>
          <table:table-cell table:formula="of:=([.J61]-[.$J$15])/[.$K$12]" office:value-type="float" office:value="1.27777777777778" calcext:value-type="float">
            <text:p/>
          </table:table-cell>
          <table:table-cell table:formula="of:=[.W61]/[.U61]" office:value-type="float" office:value="1.75361220089761" calcext:value-type="float">
            <text:p/>
          </table:table-cell>
          <table:table-cell table:formula="of:=([.L61]-[.$L$15])/[.$K$12]" office:value-type="float" office:value="2.24072670114694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1]-1" office:value-type="float" office:value="43" calcext:value-type="float">
            <text:p/>
          </table:table-cell>
          <table:table-cell table:formula="of:=IF([.A62]=1;-[.O62];0)" office:value-type="float" office:value="0" calcext:value-type="float">
            <text:p/>
          </table:table-cell>
          <table:table-cell/>
          <table:table-cell table:formula="of:=[.C62]+[.E61]" office:value-type="float" office:value="-3.4" calcext:value-type="float">
            <text:p/>
          </table:table-cell>
          <table:table-cell/>
          <table:table-cell table:formula="of:=([.B62]*[.C62]+[.G61]*[.E61])/[.E62]" office:value-type="float" office:value="84.3330806206449" calcext:value-type="float">
            <text:p/>
          </table:table-cell>
          <table:table-cell table:formula="of:=([.B62]-[.B61])*[.E61]" office:value-type="float" office:value="3.4" calcext:value-type="float">
            <text:p/>
          </table:table-cell>
          <table:table-cell table:formula="of:=[.H62]+[.I61]" office:value-type="float" office:value="140.532474110193" calcext:value-type="float">
            <text:p/>
          </table:table-cell>
          <table:table-cell table:formula="of:=[.J61]+[.$C$15]*([.B62]-[.B61])" office:value-type="float" office:value="141.1" calcext:value-type="float">
            <text:p/>
          </table:table-cell>
          <table:table-cell table:formula="of:=[.K61]+[.H62]/[.B62]" office:value-type="float" office:value="3.29728709915722" calcext:value-type="float">
            <text:p/>
          </table:table-cell>
          <table:table-cell table:formula="of:=[.L61]+[.H62]" office:value-type="float" office:value="201.732474110193" calcext:value-type="float">
            <text:p/>
          </table:table-cell>
          <table:table-cell table:formula="of:=ABS([.E62])*[.B62]/[.L62]" office:value-type="float" office:value="0.724722187862232" calcext:value-type="float">
            <text:p/>
          </table:table-cell>
          <table:table-cell table:formula="of:=[.H62]*[.$M$13]+[.C62]*[.B62]+[.N61]" office:value-type="float" office:value="217.598711165289" calcext:value-type="float">
            <text:p/>
          </table:table-cell>
          <table:table-cell table:formula="of:=[.N62]/[.B62]" office:value-type="float" office:value="5.06043514337881" calcext:value-type="float">
            <text:p/>
          </table:table-cell>
          <table:table-cell/>
          <table:table-cell table:formula="of:=[.J62]/[.$K$12]" office:value-type="float" office:value="2.30555555555556" calcext:value-type="float">
            <text:p/>
          </table:table-cell>
          <table:table-cell table:formula="of:=[.L62]/[.J62]" office:value-type="float" office:value="1.42971278603964" calcext:value-type="float">
            <text:p/>
          </table:table-cell>
          <table:table-cell table:formula="of:=[.L62]/[.$K$12]" office:value-type="float" office:value="3.2962822567025" calcext:value-type="float">
            <text:p/>
          </table:table-cell>
          <table:table-cell/>
          <table:table-cell table:formula="of:=([.J62]-[.$J$15])/[.$K$12]" office:value-type="float" office:value="1.30555555555556" calcext:value-type="float">
            <text:p/>
          </table:table-cell>
          <table:table-cell table:formula="of:=[.W62]/[.U62]" office:value-type="float" office:value="1.75885449449553" calcext:value-type="float">
            <text:p/>
          </table:table-cell>
          <table:table-cell table:formula="of:=([.L62]-[.$L$15])/[.$K$12]" office:value-type="float" office:value="2.296282256702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2]-1" office:value-type="float" office:value="42" calcext:value-type="float">
            <text:p/>
          </table:table-cell>
          <table:table-cell table:formula="of:=IF([.A63]=1;-[.O63];0)" office:value-type="float" office:value="0" calcext:value-type="float">
            <text:p/>
          </table:table-cell>
          <table:table-cell/>
          <table:table-cell table:formula="of:=[.C63]+[.E62]" office:value-type="float" office:value="-3.4" calcext:value-type="float">
            <text:p/>
          </table:table-cell>
          <table:table-cell/>
          <table:table-cell table:formula="of:=([.B63]*[.C63]+[.G62]*[.E62])/[.E63]" office:value-type="float" office:value="84.3330806206449" calcext:value-type="float">
            <text:p/>
          </table:table-cell>
          <table:table-cell table:formula="of:=([.B63]-[.B62])*[.E62]" office:value-type="float" office:value="3.4" calcext:value-type="float">
            <text:p/>
          </table:table-cell>
          <table:table-cell table:formula="of:=[.H63]+[.I62]" office:value-type="float" office:value="143.932474110193" calcext:value-type="float">
            <text:p/>
          </table:table-cell>
          <table:table-cell table:formula="of:=[.J62]+[.$C$15]*([.B63]-[.B62])" office:value-type="float" office:value="142.8" calcext:value-type="float">
            <text:p/>
          </table:table-cell>
          <table:table-cell table:formula="of:=[.K62]+[.H63]/[.B63]" office:value-type="float" office:value="3.3782394801096" calcext:value-type="float">
            <text:p/>
          </table:table-cell>
          <table:table-cell table:formula="of:=[.L62]+[.H63]" office:value-type="float" office:value="205.132474110193" calcext:value-type="float">
            <text:p/>
          </table:table-cell>
          <table:table-cell table:formula="of:=ABS([.E63])*[.B63]/[.L63]" office:value-type="float" office:value="0.696135512523926" calcext:value-type="float">
            <text:p/>
          </table:table-cell>
          <table:table-cell table:formula="of:=[.H63]*[.$M$13]+[.C63]*[.B63]+[.N62]" office:value-type="float" office:value="226.098711165289" calcext:value-type="float">
            <text:p/>
          </table:table-cell>
          <table:table-cell table:formula="of:=[.N63]/[.B63]" office:value-type="float" office:value="5.38330264679259" calcext:value-type="float">
            <text:p/>
          </table:table-cell>
          <table:table-cell/>
          <table:table-cell table:formula="of:=[.J63]/[.$K$12]" office:value-type="float" office:value="2.33333333333333" calcext:value-type="float">
            <text:p/>
          </table:table-cell>
          <table:table-cell table:formula="of:=[.L63]/[.J63]" office:value-type="float" office:value="1.43650191953917" calcext:value-type="float">
            <text:p/>
          </table:table-cell>
          <table:table-cell table:formula="of:=[.L63]/[.$K$12]" office:value-type="float" office:value="3.35183781225805" calcext:value-type="float">
            <text:p/>
          </table:table-cell>
          <table:table-cell/>
          <table:table-cell table:formula="of:=([.J63]-[.$J$15])/[.$K$12]" office:value-type="float" office:value="1.33333333333333" calcext:value-type="float">
            <text:p/>
          </table:table-cell>
          <table:table-cell table:formula="of:=[.W63]/[.U63]" office:value-type="float" office:value="1.76387835919354" calcext:value-type="float">
            <text:p/>
          </table:table-cell>
          <table:table-cell table:formula="of:=([.L63]-[.$L$15])/[.$K$12]" office:value-type="float" office:value="2.35183781225805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3]-1" office:value-type="float" office:value="41" calcext:value-type="float">
            <text:p/>
          </table:table-cell>
          <table:table-cell table:formula="of:=IF([.A64]=1;-[.O64];0)" office:value-type="float" office:value="0" calcext:value-type="float">
            <text:p/>
          </table:table-cell>
          <table:table-cell/>
          <table:table-cell table:formula="of:=[.C64]+[.E63]" office:value-type="float" office:value="-3.4" calcext:value-type="float">
            <text:p/>
          </table:table-cell>
          <table:table-cell/>
          <table:table-cell table:formula="of:=([.B64]*[.C64]+[.G63]*[.E63])/[.E64]" office:value-type="float" office:value="84.3330806206449" calcext:value-type="float">
            <text:p/>
          </table:table-cell>
          <table:table-cell table:formula="of:=([.B64]-[.B63])*[.E63]" office:value-type="float" office:value="3.4" calcext:value-type="float">
            <text:p/>
          </table:table-cell>
          <table:table-cell table:formula="of:=[.H64]+[.I63]" office:value-type="float" office:value="147.332474110193" calcext:value-type="float">
            <text:p/>
          </table:table-cell>
          <table:table-cell table:formula="of:=[.J63]+[.$C$15]*([.B64]-[.B63])" office:value-type="float" office:value="144.5" calcext:value-type="float">
            <text:p/>
          </table:table-cell>
          <table:table-cell table:formula="of:=[.K63]+[.H64]/[.B64]" office:value-type="float" office:value="3.46116630937789" calcext:value-type="float">
            <text:p/>
          </table:table-cell>
          <table:table-cell table:formula="of:=[.L63]+[.H64]" office:value-type="float" office:value="208.532474110193" calcext:value-type="float">
            <text:p/>
          </table:table-cell>
          <table:table-cell table:formula="of:=ABS([.E64])*[.B64]/[.L64]" office:value-type="float" office:value="0.668481015222302" calcext:value-type="float">
            <text:p/>
          </table:table-cell>
          <table:table-cell table:formula="of:=[.H64]*[.$M$13]+[.C64]*[.B64]+[.N63]" office:value-type="float" office:value="234.598711165289" calcext:value-type="float">
            <text:p/>
          </table:table-cell>
          <table:table-cell table:formula="of:=[.N64]/[.B64]" office:value-type="float" office:value="5.72191978451924" calcext:value-type="float">
            <text:p/>
          </table:table-cell>
          <table:table-cell/>
          <table:table-cell table:formula="of:=[.J64]/[.$K$12]" office:value-type="float" office:value="2.36111111111111" calcext:value-type="float">
            <text:p/>
          </table:table-cell>
          <table:table-cell table:formula="of:=[.L64]/[.J64]" office:value-type="float" office:value="1.44313130872106" calcext:value-type="float">
            <text:p/>
          </table:table-cell>
          <table:table-cell table:formula="of:=[.L64]/[.$K$12]" office:value-type="float" office:value="3.40739336781361" calcext:value-type="float">
            <text:p/>
          </table:table-cell>
          <table:table-cell/>
          <table:table-cell table:formula="of:=([.J64]-[.$J$15])/[.$K$12]" office:value-type="float" office:value="1.36111111111111" calcext:value-type="float">
            <text:p/>
          </table:table-cell>
          <table:table-cell table:formula="of:=[.W64]/[.U64]" office:value-type="float" office:value="1.76869716818959" calcext:value-type="float">
            <text:p/>
          </table:table-cell>
          <table:table-cell table:formula="of:=([.L64]-[.$L$15])/[.$K$12]" office:value-type="float" office:value="2.40739336781361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4]-1" office:value-type="float" office:value="40" calcext:value-type="float">
            <text:p/>
          </table:table-cell>
          <table:table-cell table:formula="of:=IF([.A65]=1;-[.O65];0)" office:value-type="float" office:value="0" calcext:value-type="float">
            <text:p/>
          </table:table-cell>
          <table:table-cell/>
          <table:table-cell table:formula="of:=[.C65]+[.E64]" office:value-type="float" office:value="-3.4" calcext:value-type="float">
            <text:p/>
          </table:table-cell>
          <table:table-cell/>
          <table:table-cell table:formula="of:=([.B65]*[.C65]+[.G64]*[.E64])/[.E65]" office:value-type="float" office:value="84.3330806206449" calcext:value-type="float">
            <text:p/>
          </table:table-cell>
          <table:table-cell table:formula="of:=([.B65]-[.B64])*[.E64]" office:value-type="float" office:value="3.4" calcext:value-type="float">
            <text:p/>
          </table:table-cell>
          <table:table-cell table:formula="of:=[.H65]+[.I64]" office:value-type="float" office:value="150.732474110193" calcext:value-type="float">
            <text:p/>
          </table:table-cell>
          <table:table-cell table:formula="of:=[.J64]+[.$C$15]*([.B65]-[.B64])" office:value-type="float" office:value="146.2" calcext:value-type="float">
            <text:p/>
          </table:table-cell>
          <table:table-cell table:formula="of:=[.K64]+[.H65]/[.B65]" office:value-type="float" office:value="3.54616630937789" calcext:value-type="float">
            <text:p/>
          </table:table-cell>
          <table:table-cell table:formula="of:=[.L64]+[.H65]" office:value-type="float" office:value="211.932474110193" calcext:value-type="float">
            <text:p/>
          </table:table-cell>
          <table:table-cell table:formula="of:=ABS([.E65])*[.B65]/[.L65]" office:value-type="float" office:value="0.641713831591886" calcext:value-type="float">
            <text:p/>
          </table:table-cell>
          <table:table-cell table:formula="of:=[.H65]*[.$M$13]+[.C65]*[.B65]+[.N64]" office:value-type="float" office:value="243.098711165289" calcext:value-type="float">
            <text:p/>
          </table:table-cell>
          <table:table-cell table:formula="of:=[.N65]/[.B65]" office:value-type="float" office:value="6.07746777913222" calcext:value-type="float">
            <text:p/>
          </table:table-cell>
          <table:table-cell/>
          <table:table-cell table:formula="of:=[.J65]/[.$K$12]" office:value-type="float" office:value="2.38888888888889" calcext:value-type="float">
            <text:p/>
          </table:table-cell>
          <table:table-cell table:formula="of:=[.L65]/[.J65]" office:value-type="float" office:value="1.44960652606151" calcext:value-type="float">
            <text:p/>
          </table:table-cell>
          <table:table-cell table:formula="of:=[.L65]/[.$K$12]" office:value-type="float" office:value="3.46294892336916" calcext:value-type="float">
            <text:p/>
          </table:table-cell>
          <table:table-cell/>
          <table:table-cell table:formula="of:=([.J65]-[.$J$15])/[.$K$12]" office:value-type="float" office:value="1.38888888888889" calcext:value-type="float">
            <text:p/>
          </table:table-cell>
          <table:table-cell table:formula="of:=[.W65]/[.U65]" office:value-type="float" office:value="1.7733232248258" calcext:value-type="float">
            <text:p/>
          </table:table-cell>
          <table:table-cell table:formula="of:=([.L65]-[.$L$15])/[.$K$12]" office:value-type="float" office:value="2.46294892336916" calcext:value-type="float">
            <text:p/>
          </table:table-cell>
          <table:table-cell table:number-columns-repeated="999"/>
        </table:table-row>
        <table:table-row table:style-name="ro7">
          <table:table-cell/>
          <table:table-cell table:formula="of:=[.B65]-1" office:value-type="float" office:value="39" calcext:value-type="float">
            <text:p/>
          </table:table-cell>
          <table:table-cell table:style-name="Default"/>
          <table:table-cell/>
          <table:table-cell table:formula="of:=[.C66]+[.E6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6]-1" office:value-type="float" office:value="38" calcext:value-type="float">
            <text:p/>
          </table:table-cell>
          <table:table-cell table:style-name="Default"/>
          <table:table-cell/>
          <table:table-cell table:formula="of:=[.C67]+[.E6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7]-1" office:value-type="float" office:value="37" calcext:value-type="float">
            <text:p/>
          </table:table-cell>
          <table:table-cell table:style-name="Default"/>
          <table:table-cell/>
          <table:table-cell table:formula="of:=[.C68]+[.E6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8]-1" office:value-type="float" office:value="36" calcext:value-type="float">
            <text:p/>
          </table:table-cell>
          <table:table-cell table:style-name="Default"/>
          <table:table-cell/>
          <table:table-cell table:formula="of:=[.C69]+[.E6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69]-1" office:value-type="float" office:value="35" calcext:value-type="float">
            <text:p/>
          </table:table-cell>
          <table:table-cell table:style-name="Default"/>
          <table:table-cell/>
          <table:table-cell table:formula="of:=[.C70]+[.E69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0]-1" office:value-type="float" office:value="34" calcext:value-type="float">
            <text:p/>
          </table:table-cell>
          <table:table-cell table:style-name="Default"/>
          <table:table-cell/>
          <table:table-cell table:formula="of:=[.C71]+[.E70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1]-1" office:value-type="float" office:value="33" calcext:value-type="float">
            <text:p/>
          </table:table-cell>
          <table:table-cell table:style-name="Default"/>
          <table:table-cell/>
          <table:table-cell table:formula="of:=[.C72]+[.E71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2]-1" office:value-type="float" office:value="32" calcext:value-type="float">
            <text:p/>
          </table:table-cell>
          <table:table-cell table:style-name="Default"/>
          <table:table-cell/>
          <table:table-cell table:formula="of:=[.C73]+[.E72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3]-1" office:value-type="float" office:value="31" calcext:value-type="float">
            <text:p/>
          </table:table-cell>
          <table:table-cell table:style-name="Default"/>
          <table:table-cell/>
          <table:table-cell table:formula="of:=[.C74]+[.E73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4]-1" office:value-type="float" office:value="30" calcext:value-type="float">
            <text:p/>
          </table:table-cell>
          <table:table-cell table:style-name="Default"/>
          <table:table-cell/>
          <table:table-cell table:formula="of:=[.C75]+[.E74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5]-1" office:value-type="float" office:value="29" calcext:value-type="float">
            <text:p/>
          </table:table-cell>
          <table:table-cell table:style-name="Default"/>
          <table:table-cell/>
          <table:table-cell table:formula="of:=[.C76]+[.E7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6]-1" office:value-type="float" office:value="28" calcext:value-type="float">
            <text:p/>
          </table:table-cell>
          <table:table-cell table:style-name="Default"/>
          <table:table-cell/>
          <table:table-cell table:formula="of:=[.C77]+[.E7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7]-1" office:value-type="float" office:value="27" calcext:value-type="float">
            <text:p/>
          </table:table-cell>
          <table:table-cell table:style-name="Default"/>
          <table:table-cell/>
          <table:table-cell table:formula="of:=[.C78]+[.E7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8]-1" office:value-type="float" office:value="26" calcext:value-type="float">
            <text:p/>
          </table:table-cell>
          <table:table-cell table:style-name="Default"/>
          <table:table-cell/>
          <table:table-cell table:formula="of:=[.C79]+[.E7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79]-1" office:value-type="float" office:value="25" calcext:value-type="float">
            <text:p/>
          </table:table-cell>
          <table:table-cell table:style-name="Default"/>
          <table:table-cell/>
          <table:table-cell table:formula="of:=[.C80]+[.E79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0]-1" office:value-type="float" office:value="24" calcext:value-type="float">
            <text:p/>
          </table:table-cell>
          <table:table-cell table:style-name="Default"/>
          <table:table-cell/>
          <table:table-cell table:formula="of:=[.C81]+[.E80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1]-1" office:value-type="float" office:value="23" calcext:value-type="float">
            <text:p/>
          </table:table-cell>
          <table:table-cell table:style-name="Default"/>
          <table:table-cell/>
          <table:table-cell table:formula="of:=[.C82]+[.E81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2]-1" office:value-type="float" office:value="22" calcext:value-type="float">
            <text:p/>
          </table:table-cell>
          <table:table-cell table:style-name="Default"/>
          <table:table-cell/>
          <table:table-cell table:formula="of:=[.C83]+[.E82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3]-1" office:value-type="float" office:value="21" calcext:value-type="float">
            <text:p/>
          </table:table-cell>
          <table:table-cell table:style-name="Default"/>
          <table:table-cell/>
          <table:table-cell table:formula="of:=[.C84]+[.E83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4]-1" office:value-type="float" office:value="20" calcext:value-type="float">
            <text:p/>
          </table:table-cell>
          <table:table-cell table:style-name="Default"/>
          <table:table-cell/>
          <table:table-cell table:formula="of:=[.C85]+[.E84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5]-1" office:value-type="float" office:value="19" calcext:value-type="float">
            <text:p/>
          </table:table-cell>
          <table:table-cell table:style-name="Default"/>
          <table:table-cell/>
          <table:table-cell table:formula="of:=[.C86]+[.E8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6]-1" office:value-type="float" office:value="18" calcext:value-type="float">
            <text:p/>
          </table:table-cell>
          <table:table-cell table:style-name="Default"/>
          <table:table-cell/>
          <table:table-cell table:formula="of:=[.C87]+[.E8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7]-1" office:value-type="float" office:value="17" calcext:value-type="float">
            <text:p/>
          </table:table-cell>
          <table:table-cell table:style-name="Default"/>
          <table:table-cell/>
          <table:table-cell table:formula="of:=[.C88]+[.E8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8]-1" office:value-type="float" office:value="16" calcext:value-type="float">
            <text:p/>
          </table:table-cell>
          <table:table-cell table:style-name="Default"/>
          <table:table-cell/>
          <table:table-cell table:formula="of:=[.C89]+[.E8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89]-1" office:value-type="float" office:value="15" calcext:value-type="float">
            <text:p/>
          </table:table-cell>
          <table:table-cell table:style-name="Default"/>
          <table:table-cell/>
          <table:table-cell table:formula="of:=[.C90]+[.E89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0]-1" office:value-type="float" office:value="14" calcext:value-type="float">
            <text:p/>
          </table:table-cell>
          <table:table-cell table:style-name="Default"/>
          <table:table-cell/>
          <table:table-cell table:formula="of:=[.C91]+[.E90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1]-1" office:value-type="float" office:value="13" calcext:value-type="float">
            <text:p/>
          </table:table-cell>
          <table:table-cell table:style-name="Default"/>
          <table:table-cell/>
          <table:table-cell table:formula="of:=[.C92]+[.E91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2]-1" office:value-type="float" office:value="12" calcext:value-type="float">
            <text:p/>
          </table:table-cell>
          <table:table-cell table:style-name="Default"/>
          <table:table-cell/>
          <table:table-cell table:formula="of:=[.C93]+[.E92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3]-1" office:value-type="float" office:value="11" calcext:value-type="float">
            <text:p/>
          </table:table-cell>
          <table:table-cell table:style-name="Default"/>
          <table:table-cell/>
          <table:table-cell table:formula="of:=[.C94]+[.E93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4]-1" office:value-type="float" office:value="10" calcext:value-type="float">
            <text:p/>
          </table:table-cell>
          <table:table-cell table:style-name="Default"/>
          <table:table-cell/>
          <table:table-cell table:formula="of:=[.C95]+[.E94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5]-1" office:value-type="float" office:value="9" calcext:value-type="float">
            <text:p/>
          </table:table-cell>
          <table:table-cell table:style-name="Default"/>
          <table:table-cell/>
          <table:table-cell table:formula="of:=[.C96]+[.E95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6]-1" office:value-type="float" office:value="8" calcext:value-type="float">
            <text:p/>
          </table:table-cell>
          <table:table-cell table:style-name="Default"/>
          <table:table-cell/>
          <table:table-cell table:formula="of:=[.C97]+[.E96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7]-1" office:value-type="float" office:value="7" calcext:value-type="float">
            <text:p/>
          </table:table-cell>
          <table:table-cell table:style-name="Default"/>
          <table:table-cell/>
          <table:table-cell table:formula="of:=[.C98]+[.E97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  <table:table-row table:style-name="ro7">
          <table:table-cell/>
          <table:table-cell table:formula="of:=[.B98]-1" office:value-type="float" office:value="6" calcext:value-type="float">
            <text:p/>
          </table:table-cell>
          <table:table-cell table:style-name="Default"/>
          <table:table-cell/>
          <table:table-cell table:formula="of:=[.C99]+[.E98]" office:value-type="float" office:value="-3.4" calcext:value-type="float">
            <text:p/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99"/>
        </table:table-row>
      </table:table>
      <table:table table:name="6stat" table:style-name="ta1">
        <office:forms form:automatic-focus="false" form:apply-design-mode="false"/>
        <table:shapes>
          <draw:frame draw:z-index="0" draw:style-name="gr1" draw:text-style-name="P1" svg:width="99.61mm" svg:height="64.78mm" svg:x="234.67mm" svg:y="9.89mm">
            <draw:object draw:notify-on-update-of-ranges="1Log.AT10:1Log.AT12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99.61mm" svg:height="64.78mm" svg:x="234.81mm" svg:y="77.87mm">
            <draw:object draw:notify-on-update-of-ranges="1Log.AU10:1Log.AU12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99.61mm" svg:height="64.78mm" svg:x="235.23mm" svg:y="145.93mm">
            <draw:object draw:notify-on-update-of-ranges="1Log.AV10:1Log.AV12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93.43mm" svg:height="53.27mm" svg:x="74.76mm" svg:y="167.97mm">
            <draw:object draw:notify-on-update-of-ranges="6stat.W10:6stat.W51 6stat.X10:6stat.X5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89.97mm" svg:height="52.35mm" svg:x="75.74mm" svg:y="112.15mm">
            <draw:object draw:notify-on-update-of-ranges="6stat.V10:6stat.V51 6stat.X10:6stat.X51 6stat.V10:6stat.V51 6stat.W10:6stat.W5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5" table:default-cell-style-name="Default"/>
        <table:table-column table:style-name="co80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80" table:default-cell-style-name="Default"/>
        <table:table-column table:style-name="co20" table:number-columns-repeated="2" table:default-cell-style-name="Default"/>
        <table:table-column table:style-name="co10" table:default-cell-style-name="ce418"/>
        <table:table-column table:style-name="co81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8" table:default-cell-style-name="Default"/>
        <table:table-column table:style-name="co86" table:default-cell-style-name="Default"/>
        <table:table-column table:style-name="co51" table:default-cell-style-name="ce418"/>
        <table:table-column table:style-name="co4" table:number-columns-repeated="4" table:default-cell-style-name="Default"/>
        <table:table-column table:style-name="co79" table:default-cell-style-name="Default"/>
        <table:table-row table:style-name="ro12">
          <table:table-cell table:number-columns-repeated="28"/>
        </table:table-row>
        <table:table-row table:style-name="ro3">
          <table:table-cell table:number-columns-repeated="11"/>
          <table:table-cell office:value-type="string" calcext:value-type="string">
            <text:p>dust</text:p>
          </table:table-cell>
          <table:table-cell table:number-columns-repeated="4"/>
          <table:table-cell office:value-type="string" calcext:value-type="string">
            <text:p>var</text:p>
          </table:table-cell>
          <table:table-cell table:style-name="ce418" table:formula="of:=MIN([.$L$10:.$L$555])" office:value-type="float" office:value="-20.8316783289158" calcext:value-type="float">
            <text:p/>
          </table:table-cell>
          <table:table-cell office:value-type="string" calcext:value-type="string">
            <text:p>min</text:p>
          </table:table-cell>
          <table:table-cell table:number-columns-repeated="9"/>
        </table:table-row>
        <table:table-row table:style-name="ro3">
          <table:table-cell table:number-columns-repeated="11"/>
          <table:table-cell office:value-type="float" office:value="0.5" calcext:value-type="float">
            <text:p>0.5</text:p>
          </table:table-cell>
          <table:table-cell table:number-columns-repeated="2"/>
          <table:table-cell table:style-name="ce665" office:value-type="string" calcext:value-type="string">
            <text:p>descriptive</text:p>
          </table:table-cell>
          <table:table-cell/>
          <table:table-cell table:style-name="ce418" table:formula="of:=VAR([.$L$10:.$L$555])" office:value-type="float" office:value="51.4966390335828" calcext:value-type="float">
            <text:p/>
          </table:table-cell>
          <table:table-cell table:style-name="ce418" table:formula="of:=MAX([.$L$10:.$L$555])" office:value-type="float" office:value="32.3630718577644" calcext:value-type="float">
            <text:p/>
          </table:table-cell>
          <table:table-cell office:value-type="string" calcext:value-type="string">
            <text:p>max</text:p>
          </table:table-cell>
          <table:table-cell table:number-columns-repeated="2"/>
          <table:table-cell table:formula="of:=([.R3]-[.R2])/[.U8]" office:value-type="float" office:value="1.29743293138244" calcext:value-type="float">
            <text:p/>
          </table:table-cell>
          <table:table-cell table:number-columns-repeated="6"/>
        </table:table-row>
        <table:table-row table:style-name="ro8">
          <table:table-cell table:number-columns-repeated="28"/>
        </table:table-row>
        <table:table-row table:style-name="ro3">
          <table:table-cell table:number-columns-repeated="11"/>
          <table:table-cell table:style-name="ce664" office:value-type="string" calcext:value-type="string">
            <text:p>sample</text:p>
          </table:table-cell>
          <table:table-cell table:number-columns-repeated="6"/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3">
          <table:table-cell table:number-columns-repeated="11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normdistr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orm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418" office:value-type="string" calcext:value-type="string">
            <text:p>PERF</text:p>
          </table:table-cell>
          <table:table-cell table:number-columns-repeated="3"/>
          <table:table-cell office:value-type="string" calcext:value-type="string">
            <text:p>tr</text:p>
          </table:table-cell>
          <table:table-cell table:number-columns-repeated="4"/>
          <table:table-cell table:style-name="ce418" office:value-type="string" calcext:value-type="string">
            <text:p>n</text:p>
          </table:table-cell>
          <table:table-cell table:formula="of:=[.L8]/[.O8]" office:value-type="float" office:value="1.8245013206913" calcext:value-type="float">
            <text:p/>
          </table:table-cell>
          <table:table-cell office:value-type="string" calcext:value-type="string">
            <text:p>s</text:p>
          </table:table-cell>
          <table:table-cell/>
          <table:table-cell table:style-name="ce418" table:number-columns-repeated="2"/>
          <table:table-cell table:number-columns-repeated="8"/>
        </table:table-row>
        <table:table-row table:style-name="ro3">
          <table:table-cell table:number-columns-repeated="9"/>
          <table:table-cell office:value-type="string" calcext:value-type="string">
            <text:p>qty</text:p>
          </table:table-cell>
          <table:table-cell/>
          <table:table-cell table:style-name="ce359" table:formula="of:=SUM([.$L$10:.$L$555])" office:value-type="float" office:value="113.11908188286" calcext:value-type="float">
            <text:p/>
          </table:table-cell>
          <table:table-cell table:number-columns-repeated="2"/>
          <table:table-cell table:style-name="ce418" table:formula="of:=COUNT([.$L$10:.$L$555])" office:value-type="float" office:value="62" calcext:value-type="float">
            <text:p/>
          </table:table-cell>
          <table:table-cell table:style-name="ce418" table:formula="of:=AVERAGE([.$L$10:.$L$555])" office:value-type="float" office:value="1.8245013206913" calcext:value-type="float">
            <text:p/>
          </table:table-cell>
          <table:table-cell table:style-name="ce418" table:formula="of:=STDEV([.$L$10:.$L$555])" office:value-type="float" office:value="7.1761158737567" calcext:value-type="float">
            <text:p/>
          </table:table-cell>
          <table:table-cell/>
          <table:table-cell table:style-name="ce637" table:formula="of:=NORMDIST(0;[.P8];[.Q8];1)" office:value-type="float" office:value="0.399652619474819" calcext:value-type="float">
            <text:p/>
          </table:table-cell>
          <table:table-cell table:style-name="ce637"/>
          <table:table-cell table:formula="of:=COUNT([.U10:.U50])" office:value-type="float" office:value="41" calcext:value-type="float">
            <text:p/>
          </table:table-cell>
          <table:table-cell table:style-name="ce418" table:formula="of:=[.$V$3]*[.U8]+[.$R$2]" office:value-type="float" office:value="32.3630718577644" calcext:value-type="float">
            <text:p/>
          </table:table-cell>
          <table:table-cell table:number-columns-repeated="6"/>
        </table:table-row>
        <table:table-row table:style-name="ro3">
          <table:table-cell table:number-columns-repeated="18"/>
          <table:table-cell table:style-name="ce418" table:formula="of:=NORMINV([.S5];[.P8];[.Q8])" office:value-type="float" office:value="0.191612201823148" calcext:value-type="float">
            <text:p/>
          </table:table-cell>
          <table:table-cell table:style-name="ce418"/>
          <table:table-cell/>
          <table:table-cell table:style-name="ce418"/>
          <table:table-cell table:number-columns-repeated="6"/>
        </table:table-row>
        <table:table-row table:style-name="ro3">
          <table:table-cell table:number-columns-repeated="5"/>
          <table:table-cell table:style-name="ce359" table:formula="of:=[$1Log.F10]" office:value-type="float" office:value="0" calcext:value-type="float">
            <text:p/>
          </table:table-cell>
          <table:table-cell table:style-name="ce359" table:number-columns-repeated="3"/>
          <table:table-cell table:style-name="ce359" table:formula="of:=[$1Log.J10]" office:value-type="float" office:value="0" calcext:value-type="float">
            <text:p/>
          </table:table-cell>
          <table:table-cell/>
          <table:table-cell table:style-name="ce359" table:formula="of:=IF(AND([.F10]*ABS(SIGN([.J10]))&lt;=[.$L$3];[.F10]*ABS(SIGN([.J10]))&gt;=-[.$L$3]);&quot;&quot;;[.F10]*ABS(SIGN([.J10])))">
            <text:p/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418" table:formula="of:=[.$V$3]*[.U10]+[.$R$2]" office:value-type="float" office:value="-20.8316783289158" calcext:value-type="float">
            <text:p/>
          </table:table-cell>
          <table:table-cell table:number-matrix-columns-spanned="1" table:number-matrix-rows-spanned="42" table:formula="of:=FREQUENCY([.$L$10:.$L$555];[.V10:.V50])" office:value-type="float" office:value="1" calcext:value-type="float">
            <text:p/>
          </table:table-cell>
          <table:table-cell table:style-name="ce666" table:formula="of:=NORMDIST([.V10];[.$P$8];[.$Q$8];0)*[.O$8]" office:value-type="float" office:value="0.023602400387266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1]" office:value-type="float" office:value="10.8189019274619" calcext:value-type="float">
            <text:p/>
          </table:table-cell>
          <table:table-cell table:number-columns-repeated="3"/>
          <table:table-cell table:style-name="ce359" table:formula="of:=[$1Log.J11]" office:value-type="float" office:value="-0.1" calcext:value-type="float">
            <text:p/>
          </table:table-cell>
          <table:table-cell/>
          <table:table-cell table:style-name="ce359" table:formula="of:=IF(AND([.F11]*ABS(SIGN([.J11]))&lt;=[.$L$3];[.F11]*ABS(SIGN([.J11]))&gt;=-[.$L$3]);&quot;&quot;;[.F11]*ABS(SIGN([.J11])))" office:value-type="float" office:value="10.8189019274619" calcext:value-type="float">
            <text:p/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418" table:formula="of:=[.$V$3]*[.U11]+[.$R$2]" office:value-type="float" office:value="-19.5342453975334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1];[.$P$8];[.$Q$8];0)*[.O$8]" office:value-type="float" office:value="0.041092097027548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2]" office:value-type="float" office:value="-0.404837143169934" calcext:value-type="float">
            <text:p/>
          </table:table-cell>
          <table:table-cell table:number-columns-repeated="3"/>
          <table:table-cell table:style-name="ce359" table:formula="of:=[$1Log.J12]" office:value-type="float" office:value="0.1" calcext:value-type="float">
            <text:p/>
          </table:table-cell>
          <table:table-cell/>
          <table:table-cell table:style-name="ce359" table:formula="of:=IF(AND([.F12]*ABS(SIGN([.J12]))&lt;=[.$L$3];[.F12]*ABS(SIGN([.J12]))&gt;=-[.$L$3]);&quot;&quot;;[.F12]*ABS(SIGN([.J12])))">
            <text:p/>
          </table:table-cell>
          <table:table-cell table:number-columns-repeated="3"/>
          <table:table-cell office:value-type="string" calcext:value-type="string">
            <text:p><text:span text:style-name="T3">Column 1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18" table:formula="of:=[.$V$3]*[.U12]+[.$R$2]" office:value-type="float" office:value="-18.2368124661509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2];[.$P$8];[.$Q$8];0)*[.O$8]" office:value-type="float" office:value="0.069241127861385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3]" office:value-type="float" office:value="13.4724888305264" calcext:value-type="float">
            <text:p/>
          </table:table-cell>
          <table:table-cell table:number-columns-repeated="3"/>
          <table:table-cell table:style-name="ce359" table:formula="of:=[$1Log.J13]" office:value-type="float" office:value="-0.1" calcext:value-type="float">
            <text:p/>
          </table:table-cell>
          <table:table-cell/>
          <table:table-cell table:style-name="ce359" table:formula="of:=IF(AND([.F13]*ABS(SIGN([.J13]))&lt;=[.$L$3];[.F13]*ABS(SIGN([.J13]))&gt;=-[.$L$3]);&quot;&quot;;[.F13]*ABS(SIGN([.J13])))" office:value-type="float" office:value="13.4724888305264" calcext:value-type="float">
            <text:p/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F$10:.$F$92])" office:value-type="float" office:value="1.30029309034859" calcext:value-type="float">
            <text:p/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18" table:formula="of:=[.$V$3]*[.U13]+[.$R$2]" office:value-type="float" office:value="-16.9393795347685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3];[.$P$8];[.$Q$8];0)*[.O$8]" office:value-type="float" office:value="0.11292072529508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4]" office:value-type="float" office:value="-2.07579405346014" calcext:value-type="float">
            <text:p/>
          </table:table-cell>
          <table:table-cell table:number-columns-repeated="3"/>
          <table:table-cell table:style-name="ce359" table:formula="of:=[$1Log.J14]" office:value-type="float" office:value="0.1" calcext:value-type="float">
            <text:p/>
          </table:table-cell>
          <table:table-cell/>
          <table:table-cell table:style-name="ce359" table:formula="of:=IF(AND([.F14]*ABS(SIGN([.J14]))&lt;=[.$L$3];[.F14]*ABS(SIGN([.J14]))&gt;=-[.$L$3]);&quot;&quot;;[.F14]*ABS(SIGN([.J14])))" office:value-type="float" office:value="-2.07579405346014" calcext:value-type="float">
            <text:p/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10:.$F$92])/COUNT([.$F$10:.$F$92]))" office:value-type="float" office:value="0.682697004127356" calcext:value-type="float">
            <text:p/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18" table:formula="of:=[.$V$3]*[.U14]+[.$R$2]" office:value-type="float" office:value="-15.641946603386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4];[.$P$8];[.$Q$8];0)*[.O$8]" office:value-type="float" office:value="0.17823249290203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5]" office:value-type="float" office:value="-2.76554974807569" calcext:value-type="float">
            <text:p/>
          </table:table-cell>
          <table:table-cell table:number-columns-repeated="3"/>
          <table:table-cell table:style-name="ce359" table:formula="of:=[$1Log.J15]" office:value-type="float" office:value="-0.1" calcext:value-type="float">
            <text:p/>
          </table:table-cell>
          <table:table-cell/>
          <table:table-cell table:style-name="ce359" table:formula="of:=IF(AND([.F15]*ABS(SIGN([.J15]))&lt;=[.$L$3];[.F15]*ABS(SIGN([.J15]))&gt;=-[.$L$3]);&quot;&quot;;[.F15]*ABS(SIGN([.J15])))" office:value-type="float" office:value="-2.76554974807569" calcext:value-type="float">
            <text:p/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10:.$F$92])" office:value-type="string" office:string-value="" calcext:value-type="error">
            <text:p/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18" table:formula="of:=[.$V$3]*[.U15]+[.$R$2]" office:value-type="float" office:value="-14.3445136720036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5];[.$P$8];[.$Q$8];0)*[.O$8]" office:value-type="float" office:value="0.27227251381727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6]" office:value-type="float" office:value="-1.74478586526061" calcext:value-type="float">
            <text:p/>
          </table:table-cell>
          <table:table-cell table:number-columns-repeated="3"/>
          <table:table-cell table:style-name="ce359" table:formula="of:=[$1Log.J16]" office:value-type="float" office:value="0.1" calcext:value-type="float">
            <text:p/>
          </table:table-cell>
          <table:table-cell/>
          <table:table-cell table:style-name="ce359" table:formula="of:=IF(AND([.F16]*ABS(SIGN([.J16]))&lt;=[.$L$3];[.F16]*ABS(SIGN([.J16]))&gt;=-[.$L$3]);&quot;&quot;;[.F16]*ABS(SIGN([.J16])))" office:value-type="float" office:value="-1.74478586526061" calcext:value-type="float">
            <text:p/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F$10:.$F$92])" office:value-type="float" office:value="-0.0668586499506296" calcext:value-type="float">
            <text:p/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418" table:formula="of:=[.$V$3]*[.U16]+[.$R$2]" office:value-type="float" office:value="-13.0470807406211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6];[.$P$8];[.$Q$8];0)*[.O$8]" office:value-type="float" office:value="0.4025542514463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7]" office:value-type="float" office:value="-0.168584255071735" calcext:value-type="float">
            <text:p/>
          </table:table-cell>
          <table:table-cell table:number-columns-repeated="3"/>
          <table:table-cell table:style-name="ce359" table:formula="of:=[$1Log.J17]" office:value-type="float" office:value="-0.1" calcext:value-type="float">
            <text:p/>
          </table:table-cell>
          <table:table-cell/>
          <table:table-cell table:style-name="ce359" table:formula="of:=IF(AND([.F17]*ABS(SIGN([.J17]))&lt;=[.$L$3];[.F17]*ABS(SIGN([.J17]))&gt;=-[.$L$3]);&quot;&quot;;[.F17]*ABS(SIGN([.J17])))">
            <text:p/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10:.$F$92])" office:value-type="float" office:value="38.6842415538908" calcext:value-type="float">
            <text:p/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418" table:formula="of:=[.$V$3]*[.U17]+[.$R$2]" office:value-type="float" office:value="-11.7496478092387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7];[.$P$8];[.$Q$8];0)*[.O$8]" office:value-type="float" office:value="0.57603481325217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8]" office:value-type="float" office:value="-2.46440164920907" calcext:value-type="float">
            <text:p/>
          </table:table-cell>
          <table:table-cell table:number-columns-repeated="3"/>
          <table:table-cell table:style-name="ce359" table:formula="of:=[$1Log.J18]" office:value-type="float" office:value="0.1" calcext:value-type="float">
            <text:p/>
          </table:table-cell>
          <table:table-cell/>
          <table:table-cell table:style-name="ce359" table:formula="of:=IF(AND([.F18]*ABS(SIGN([.J18]))&lt;=[.$L$3];[.F18]*ABS(SIGN([.J18]))&gt;=-[.$L$3]);&quot;&quot;;[.F18]*ABS(SIGN([.J18])))" office:value-type="float" office:value="-2.46440164920907" calcext:value-type="float">
            <text:p/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10:.$F$92])" office:value-type="float" office:value="6.21966571078308" calcext:value-type="float">
            <text:p/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18" table:formula="of:=[.$V$3]*[.U18]+[.$R$2]" office:value-type="float" office:value="-10.452214877856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8];[.$P$8];[.$Q$8];0)*[.O$8]" office:value-type="float" office:value="0.797768238618238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19]" office:value-type="float" office:value="-0.534513621591815" calcext:value-type="float">
            <text:p/>
          </table:table-cell>
          <table:table-cell table:number-columns-repeated="3"/>
          <table:table-cell table:style-name="ce359" table:formula="of:=[$1Log.J19]" office:value-type="float" office:value="-0.1" calcext:value-type="float">
            <text:p/>
          </table:table-cell>
          <table:table-cell/>
          <table:table-cell table:style-name="ce359" table:formula="of:=IF(AND([.F19]*ABS(SIGN([.J19]))&lt;=[.$L$3];[.F19]*ABS(SIGN([.J19]))&gt;=-[.$L$3]);&quot;&quot;;[.F19]*ABS(SIGN([.J19])))" office:value-type="float" office:value="-0.534513621591815" calcext:value-type="float">
            <text:p/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10:.$F$92])" office:value-type="float" office:value="9.16692780332243" calcext:value-type="float">
            <text:p/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18" table:formula="of:=[.$V$3]*[.U19]+[.$R$2]" office:value-type="float" office:value="-9.1547819464738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19];[.$P$8];[.$Q$8];0)*[.O$8]" office:value-type="float" office:value="1.0693218706138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0]" office:value-type="float" office:value="9.55585394143925" calcext:value-type="float">
            <text:p/>
          </table:table-cell>
          <table:table-cell table:number-columns-repeated="3"/>
          <table:table-cell table:style-name="ce359" table:formula="of:=[$1Log.J20]" office:value-type="float" office:value="0.1" calcext:value-type="float">
            <text:p/>
          </table:table-cell>
          <table:table-cell/>
          <table:table-cell table:style-name="ce359" table:formula="of:=IF(AND([.F20]*ABS(SIGN([.J20]))&lt;=[.$L$3];[.F20]*ABS(SIGN([.J20]))&gt;=-[.$L$3]);&quot;&quot;;[.F20]*ABS(SIGN([.J20])))" office:value-type="float" office:value="9.55585394143925" calcext:value-type="float">
            <text:p/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10:.$F$92])" office:value-type="float" office:value="1.6311649360431" calcext:value-type="float">
            <text:p/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18" table:formula="of:=[.$V$3]*[.U20]+[.$R$2]" office:value-type="float" office:value="-7.85734901509136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20];[.$P$8];[.$Q$8];0)*[.O$8]" office:value-type="float" office:value="1.38721524872018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1]" office:value-type="float" office:value="4.0021931150382" calcext:value-type="float">
            <text:p/>
          </table:table-cell>
          <table:table-cell table:number-columns-repeated="3"/>
          <table:table-cell table:style-name="ce359" table:formula="of:=[$1Log.J21]" office:value-type="float" office:value="-0.1" calcext:value-type="float">
            <text:p/>
          </table:table-cell>
          <table:table-cell/>
          <table:table-cell table:style-name="ce359" table:formula="of:=IF(AND([.F21]*ABS(SIGN([.J21]))&lt;=[.$L$3];[.F21]*ABS(SIGN([.J21]))&gt;=-[.$L$3]);&quot;&quot;;[.F21]*ABS(SIGN([.J21])))" office:value-type="float" office:value="4.0021931150382" calcext:value-type="float">
            <text:p/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10:.$F$92])-MIN([.$F$10:.$F$92])" office:value-type="float" office:value="53.1947501866802" calcext:value-type="float">
            <text:p/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418" table:formula="of:=[.$V$3]*[.U21]+[.$R$2]" office:value-type="float" office:value="-6.5599160837089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21];[.$P$8];[.$Q$8];0)*[.O$8]" office:value-type="float" office:value="1.7417385158336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2]" office:value-type="float" office:value="5.59389294580737" calcext:value-type="float">
            <text:p/>
          </table:table-cell>
          <table:table-cell table:number-columns-repeated="3"/>
          <table:table-cell table:style-name="ce359" table:formula="of:=[$1Log.J22]" office:value-type="float" office:value="0.1" calcext:value-type="float">
            <text:p/>
          </table:table-cell>
          <table:table-cell/>
          <table:table-cell table:style-name="ce359" table:formula="of:=IF(AND([.F22]*ABS(SIGN([.J22]))&lt;=[.$L$3];[.F22]*ABS(SIGN([.J22]))&gt;=-[.$L$3]);&quot;&quot;;[.F22]*ABS(SIGN([.J22])))" office:value-type="float" office:value="5.59389294580737" calcext:value-type="float">
            <text:p/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10:.$F$92])" office:value-type="float" office:value="-20.8316783289158" calcext:value-type="float">
            <text:p/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418" table:formula="of:=[.$V$3]*[.U22]+[.$R$2]" office:value-type="float" office:value="-5.26248315232647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22];[.$P$8];[.$Q$8];0)*[.O$8]" office:value-type="float" office:value="2.1165364609169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3]" office:value-type="float" office:value="8.51414988555126" calcext:value-type="float">
            <text:p/>
          </table:table-cell>
          <table:table-cell table:number-columns-repeated="3"/>
          <table:table-cell table:style-name="ce359" table:formula="of:=[$1Log.J23]" office:value-type="float" office:value="-0.065" calcext:value-type="float">
            <text:p/>
          </table:table-cell>
          <table:table-cell/>
          <table:table-cell table:style-name="ce359" table:formula="of:=IF(AND([.F23]*ABS(SIGN([.J23]))&lt;=[.$L$3];[.F23]*ABS(SIGN([.J23]))&gt;=-[.$L$3]);&quot;&quot;;[.F23]*ABS(SIGN([.J23])))" office:value-type="float" office:value="8.51414988555126" calcext:value-type="float">
            <text:p/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10:.$F$92])" office:value-type="float" office:value="32.3630718577644" calcext:value-type="float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418" table:formula="of:=[.$V$3]*[.U23]+[.$R$2]" office:value-type="float" office:value="-3.96505022094403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23];[.$P$8];[.$Q$8];0)*[.O$8]" office:value-type="float" office:value="2.4892714033298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4]" office:value-type="float" office:value="-0.224756072174803" calcext:value-type="float">
            <text:p/>
          </table:table-cell>
          <table:table-cell table:number-columns-repeated="3"/>
          <table:table-cell table:style-name="ce359" table:formula="of:=[$1Log.J24]" office:value-type="float" office:value="0.065" calcext:value-type="float">
            <text:p/>
          </table:table-cell>
          <table:table-cell/>
          <table:table-cell table:style-name="ce359" table:formula="of:=IF(AND([.F24]*ABS(SIGN([.J24]))&lt;=[.$L$3];[.F24]*ABS(SIGN([.J24]))&gt;=-[.$L$3]);&quot;&quot;;[.F24]*ABS(SIGN([.J24])))">
            <text:p/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10:.$F$92])" office:value-type="float" office:value="107.924326498933" calcext:value-type="float">
            <text:p/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418" table:formula="of:=[.$V$3]*[.U24]+[.$R$2]" office:value-type="float" office:value="-2.66761728956158" calcext:value-type="float">
            <text:p/>
          </table:table-cell>
          <table:table-cell office:value-type="float" office:value="8" calcext:value-type="float">
            <text:p/>
          </table:table-cell>
          <table:table-cell table:style-name="ce666" table:formula="of:=NORMDIST([.V24];[.$P$8];[.$Q$8];0)*[.O$8]" office:value-type="float" office:value="2.8334949479444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5]" office:value-type="float" office:value="6.48649941576029" calcext:value-type="float">
            <text:p/>
          </table:table-cell>
          <table:table-cell table:number-columns-repeated="3"/>
          <table:table-cell table:style-name="ce359" table:formula="of:=[$1Log.J25]" office:value-type="float" office:value="-0.1" calcext:value-type="float">
            <text:p/>
          </table:table-cell>
          <table:table-cell/>
          <table:table-cell table:style-name="ce359" table:formula="of:=IF(AND([.F25]*ABS(SIGN([.J25]))&lt;=[.$L$3];[.F25]*ABS(SIGN([.J25]))&gt;=-[.$L$3]);&quot;&quot;;[.F25]*ABS(SIGN([.J25])))" office:value-type="float" office:value="6.48649941576029" calcext:value-type="float">
            <text:p/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F$10:.$F$92])" office:value-type="float" office:value="83" calcext:value-type="float">
            <text:p/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18" table:formula="of:=[.$V$3]*[.U25]+[.$R$2]" office:value-type="float" office:value="-1.37018435817914" calcext:value-type="float">
            <text:p/>
          </table:table-cell>
          <table:table-cell office:value-type="float" office:value="9" calcext:value-type="float">
            <text:p/>
          </table:table-cell>
          <table:table-cell table:style-name="ce666" table:formula="of:=NORMDIST([.V25];[.$P$8];[.$Q$8];0)*[.O$8]" office:value-type="float" office:value="3.121593389164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6]" office:value-type="float" office:value="-1.0064369825094" calcext:value-type="float">
            <text:p/>
          </table:table-cell>
          <table:table-cell table:number-columns-repeated="3"/>
          <table:table-cell table:style-name="ce359" table:formula="of:=[$1Log.J26]" office:value-type="float" office:value="0.035" calcext:value-type="float">
            <text:p/>
          </table:table-cell>
          <table:table-cell/>
          <table:table-cell table:style-name="ce359" table:formula="of:=IF(AND([.F26]*ABS(SIGN([.J26]))&lt;=[.$L$3];[.F26]*ABS(SIGN([.J26]))&gt;=-[.$L$3]);&quot;&quot;;[.F26]*ABS(SIGN([.J26])))" office:value-type="float" office:value="-1.0064369825094" calcext:value-type="float">
            <text:p/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418" table:formula="of:=[.$V$3]*[.U26]+[.$R$2]" office:value-type="float" office:value="-0.072751426796696" calcext:value-type="float">
            <text:p/>
          </table:table-cell>
          <table:table-cell office:value-type="float" office:value="9" calcext:value-type="float">
            <text:p/>
          </table:table-cell>
          <table:table-cell table:style-name="ce666" table:formula="of:=NORMDIST([.V26];[.$P$8];[.$Q$8];0)*[.O$8]" office:value-type="float" office:value="3.3283877811037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7]" office:value-type="float" office:value="-0.0637968532493094" calcext:value-type="float">
            <text:p/>
          </table:table-cell>
          <table:table-cell table:number-columns-repeated="3"/>
          <table:table-cell table:style-name="ce359" table:formula="of:=[$1Log.J27]" office:value-type="float" office:value="-0.05" calcext:value-type="float">
            <text:p/>
          </table:table-cell>
          <table:table-cell/>
          <table:table-cell table:style-name="ce359" table:formula="of:=IF(AND([.F27]*ABS(SIGN([.J27]))&lt;=[.$L$3];[.F27]*ABS(SIGN([.J27]))&gt;=-[.$L$3]);&quot;&quot;;[.F27]*ABS(SIGN([.J27])))">
            <text:p/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418" table:formula="of:=[.$V$3]*[.U27]+[.$R$2]" office:value-type="float" office:value="1.22468150458575" calcext:value-type="float">
            <text:p/>
          </table:table-cell>
          <table:table-cell office:value-type="float" office:value="5" calcext:value-type="float">
            <text:p/>
          </table:table-cell>
          <table:table-cell table:style-name="ce666" table:formula="of:=NORMDIST([.V27];[.$P$8];[.$Q$8];0)*[.O$8]" office:value-type="float" office:value="3.4347505574519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8]" office:value-type="float" office:value="-1.20587790132902" calcext:value-type="float">
            <text:p/>
          </table:table-cell>
          <table:table-cell table:number-columns-repeated="3"/>
          <table:table-cell table:style-name="ce359" table:formula="of:=[$1Log.J28]" office:value-type="float" office:value="0.05" calcext:value-type="float">
            <text:p/>
          </table:table-cell>
          <table:table-cell/>
          <table:table-cell table:style-name="ce359" table:formula="of:=IF(AND([.F28]*ABS(SIGN([.J28]))&lt;=[.$L$3];[.F28]*ABS(SIGN([.J28]))&gt;=-[.$L$3]);&quot;&quot;;[.F28]*ABS(SIGN([.J28])))" office:value-type="float" office:value="-1.20587790132902" calcext:value-type="float">
            <text:p/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418" table:formula="of:=[.$V$3]*[.U28]+[.$R$2]" office:value-type="float" office:value="2.52211443596819" calcext:value-type="float">
            <text:p/>
          </table:table-cell>
          <table:table-cell office:value-type="float" office:value="4" calcext:value-type="float">
            <text:p/>
          </table:table-cell>
          <table:table-cell table:style-name="ce666" table:formula="of:=NORMDIST([.V28];[.$P$8];[.$Q$8];0)*[.O$8]" office:value-type="float" office:value="3.4305217992395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29]" office:value-type="float" office:value="-0.0710239560470116" calcext:value-type="float">
            <text:p/>
          </table:table-cell>
          <table:table-cell table:number-columns-repeated="3"/>
          <table:table-cell table:style-name="ce359" table:formula="of:=[$1Log.J29]" office:value-type="float" office:value="-0.05" calcext:value-type="float">
            <text:p/>
          </table:table-cell>
          <table:table-cell/>
          <table:table-cell table:style-name="ce359" table:formula="of:=IF(AND([.F29]*ABS(SIGN([.J29]))&lt;=[.$L$3];[.F29]*ABS(SIGN([.J29]))&gt;=-[.$L$3]);&quot;&quot;;[.F29]*ABS(SIGN([.J29])))">
            <text:p/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418" table:formula="of:=[.$V$3]*[.U29]+[.$R$2]" office:value-type="float" office:value="3.81954736735064" calcext:value-type="float">
            <text:p/>
          </table:table-cell>
          <table:table-cell office:value-type="float" office:value="3" calcext:value-type="float">
            <text:p/>
          </table:table-cell>
          <table:table-cell table:style-name="ce666" table:formula="of:=NORMDIST([.V29];[.$P$8];[.$Q$8];0)*[.O$8]" office:value-type="float" office:value="3.3161094871765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0]" office:value-type="float" office:value="-0.0668586499506296" calcext:value-type="float">
            <text:p/>
          </table:table-cell>
          <table:table-cell table:number-columns-repeated="3"/>
          <table:table-cell table:style-name="ce359" table:formula="of:=[$1Log.J30]" office:value-type="float" office:value="0.05" calcext:value-type="float">
            <text:p/>
          </table:table-cell>
          <table:table-cell/>
          <table:table-cell table:style-name="ce359" table:formula="of:=IF(AND([.F30]*ABS(SIGN([.J30]))&lt;=[.$L$3];[.F30]*ABS(SIGN([.J30]))&gt;=-[.$L$3]);&quot;&quot;;[.F30]*ABS(SIGN([.J30])))">
            <text:p/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18" table:formula="of:=[.$V$3]*[.U30]+[.$R$2]" office:value-type="float" office:value="5.11698029873308" calcext:value-type="float">
            <text:p/>
          </table:table-cell>
          <table:table-cell office:value-type="float" office:value="7" calcext:value-type="float">
            <text:p/>
          </table:table-cell>
          <table:table-cell table:style-name="ce666" table:formula="of:=NORMDIST([.V30];[.$P$8];[.$Q$8];0)*[.O$8]" office:value-type="float" office:value="3.1024246031762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1]" office:value-type="float" office:value="-0.0930838711684756" calcext:value-type="float">
            <text:p/>
          </table:table-cell>
          <table:table-cell table:number-columns-repeated="3"/>
          <table:table-cell table:style-name="ce359" table:formula="of:=[$1Log.J31]" office:value-type="float" office:value="-0.05" calcext:value-type="float">
            <text:p/>
          </table:table-cell>
          <table:table-cell/>
          <table:table-cell table:style-name="ce359" table:formula="of:=IF(AND([.F31]*ABS(SIGN([.J31]))&lt;=[.$L$3];[.F31]*ABS(SIGN([.J31]))&gt;=-[.$L$3]);&quot;&quot;;[.F31]*ABS(SIGN([.J31])))">
            <text:p/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style-name="ce418" table:formula="of:=[.$V$3]*[.U31]+[.$R$2]" office:value-type="float" office:value="6.41441323011552" calcext:value-type="float">
            <text:p/>
          </table:table-cell>
          <table:table-cell office:value-type="float" office:value="2" calcext:value-type="float">
            <text:p/>
          </table:table-cell>
          <table:table-cell table:style-name="ce666" table:formula="of:=NORMDIST([.V31];[.$P$8];[.$Q$8];0)*[.O$8]" office:value-type="float" office:value="2.8091653801176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2]" office:value-type="float" office:value="14.7007305267311" calcext:value-type="float">
            <text:p/>
          </table:table-cell>
          <table:table-cell table:number-columns-repeated="3"/>
          <table:table-cell table:style-name="ce359" table:formula="of:=[$1Log.J32]" office:value-type="float" office:value="0.115" calcext:value-type="float">
            <text:p/>
          </table:table-cell>
          <table:table-cell/>
          <table:table-cell table:style-name="ce359" table:formula="of:=IF(AND([.F32]*ABS(SIGN([.J32]))&lt;=[.$L$3];[.F32]*ABS(SIGN([.J32]))&gt;=-[.$L$3]);&quot;&quot;;[.F32]*ABS(SIGN([.J32])))" office:value-type="float" office:value="14.7007305267311" calcext:value-type="float">
            <text:p/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style-name="ce418" table:formula="of:=[.$V$3]*[.U32]+[.$R$2]" office:value-type="float" office:value="7.71184616149797" calcext:value-type="float">
            <text:p/>
          </table:table-cell>
          <table:table-cell office:value-type="float" office:value="2" calcext:value-type="float">
            <text:p/>
          </table:table-cell>
          <table:table-cell table:style-name="ce666" table:formula="of:=NORMDIST([.V32];[.$P$8];[.$Q$8];0)*[.O$8]" office:value-type="float" office:value="2.4618244255468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3]" office:value-type="float" office:value="0.85248046510995" calcext:value-type="float">
            <text:p/>
          </table:table-cell>
          <table:table-cell table:number-columns-repeated="3"/>
          <table:table-cell table:style-name="ce359" table:formula="of:=[$1Log.J33]" office:value-type="float" office:value="0" calcext:value-type="float">
            <text:p/>
          </table:table-cell>
          <table:table-cell/>
          <table:table-cell table:style-name="ce359" table:formula="of:=IF(AND([.F33]*ABS(SIGN([.J33]))&lt;=[.$L$3];[.F33]*ABS(SIGN([.J33]))&gt;=-[.$L$3]);&quot;&quot;;[.F33]*ABS(SIGN([.J33])))">
            <text:p/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style-name="ce418" table:formula="of:=[.$V$3]*[.U33]+[.$R$2]" office:value-type="float" office:value="9.00927909288041" calcext:value-type="float">
            <text:p/>
          </table:table-cell>
          <table:table-cell office:value-type="float" office:value="2" calcext:value-type="float">
            <text:p/>
          </table:table-cell>
          <table:table-cell table:style-name="ce666" table:formula="of:=NORMDIST([.V33];[.$P$8];[.$Q$8];0)*[.O$8]" office:value-type="float" office:value="2.0880483081179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4]" office:value-type="float" office:value="-2.83554865294584" calcext:value-type="float">
            <text:p/>
          </table:table-cell>
          <table:table-cell table:number-columns-repeated="3"/>
          <table:table-cell table:style-name="ce359" table:formula="of:=[$1Log.J34]" office:value-type="float" office:value="-0.075" calcext:value-type="float">
            <text:p/>
          </table:table-cell>
          <table:table-cell/>
          <table:table-cell table:style-name="ce359" table:formula="of:=IF(AND([.F34]*ABS(SIGN([.J34]))&lt;=[.$L$3];[.F34]*ABS(SIGN([.J34]))&gt;=-[.$L$3]);&quot;&quot;;[.F34]*ABS(SIGN([.J34])))" office:value-type="float" office:value="-2.83554865294584" calcext:value-type="float">
            <text:p/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style-name="ce418" table:formula="of:=[.$V$3]*[.U34]+[.$R$2]" office:value-type="float" office:value="10.3067120242629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34];[.$P$8];[.$Q$8];0)*[.O$8]" office:value-type="float" office:value="1.71406664909978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5]" office:value-type="float" office:value="0.199793429638317" calcext:value-type="float">
            <text:p/>
          </table:table-cell>
          <table:table-cell table:number-columns-repeated="3"/>
          <table:table-cell table:style-name="ce359" table:formula="of:=[$1Log.J35]" office:value-type="float" office:value="0" calcext:value-type="float">
            <text:p/>
          </table:table-cell>
          <table:table-cell/>
          <table:table-cell table:style-name="ce359" table:formula="of:=IF(AND([.F35]*ABS(SIGN([.J35]))&lt;=[.$L$3];[.F35]*ABS(SIGN([.J35]))&gt;=-[.$L$3]);&quot;&quot;;[.F35]*ABS(SIGN([.J35])))">
            <text:p/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style-name="ce418" table:formula="of:=[.$V$3]*[.U35]+[.$R$2]" office:value-type="float" office:value="11.6041449556453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35];[.$P$8];[.$Q$8];0)*[.O$8]" office:value-type="float" office:value="1.3618164146294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6]" office:value-type="float" office:value="-1.06766131275828" calcext:value-type="float">
            <text:p/>
          </table:table-cell>
          <table:table-cell table:number-columns-repeated="3"/>
          <table:table-cell table:style-name="ce359" table:formula="of:=[$1Log.J36]" office:value-type="float" office:value="0.075" calcext:value-type="float">
            <text:p/>
          </table:table-cell>
          <table:table-cell/>
          <table:table-cell table:style-name="ce359" table:formula="of:=IF(AND([.F36]*ABS(SIGN([.J36]))&lt;=[.$L$3];[.F36]*ABS(SIGN([.J36]))&gt;=-[.$L$3]);&quot;&quot;;[.F36]*ABS(SIGN([.J36])))" office:value-type="float" office:value="-1.06766131275828" calcext:value-type="float">
            <text:p/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style-name="ce418" table:formula="of:=[.$V$3]*[.U36]+[.$R$2]" office:value-type="float" office:value="12.9015778870277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36];[.$P$8];[.$Q$8];0)*[.O$8]" office:value-type="float" office:value="1.0471601856357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7]" office:value-type="float" office:value="-8.6760536743912" calcext:value-type="float">
            <text:p/>
          </table:table-cell>
          <table:table-cell table:number-columns-repeated="3"/>
          <table:table-cell table:style-name="ce359" table:formula="of:=[$1Log.J37]" office:value-type="float" office:value="-0.13" calcext:value-type="float">
            <text:p/>
          </table:table-cell>
          <table:table-cell/>
          <table:table-cell table:style-name="ce359" table:formula="of:=IF(AND([.F37]*ABS(SIGN([.J37]))&lt;=[.$L$3];[.F37]*ABS(SIGN([.J37]))&gt;=-[.$L$3]);&quot;&quot;;[.F37]*ABS(SIGN([.J37])))" office:value-type="float" office:value="-8.6760536743912" calcext:value-type="float">
            <text:p/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style-name="ce418" table:formula="of:=[.$V$3]*[.U37]+[.$R$2]" office:value-type="float" office:value="14.1990108184102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37];[.$P$8];[.$Q$8];0)*[.O$8]" office:value-type="float" office:value="0.779312020793681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8]" office:value-type="float" office:value="0.0217527305090393" calcext:value-type="float">
            <text:p/>
          </table:table-cell>
          <table:table-cell table:number-columns-repeated="3"/>
          <table:table-cell table:style-name="ce359" table:formula="of:=[$1Log.J38]" office:value-type="float" office:value="-0.1" calcext:value-type="float">
            <text:p/>
          </table:table-cell>
          <table:table-cell/>
          <table:table-cell table:style-name="ce359" table:formula="of:=IF(AND([.F38]*ABS(SIGN([.J38]))&lt;=[.$L$3];[.F38]*ABS(SIGN([.J38]))&gt;=-[.$L$3]);&quot;&quot;;[.F38]*ABS(SIGN([.J38])))">
            <text:p/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style-name="ce418" table:formula="of:=[.$V$3]*[.U38]+[.$R$2]" office:value-type="float" office:value="15.4964437497926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38];[.$P$8];[.$Q$8];0)*[.O$8]" office:value-type="float" office:value="0.56132363126352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39]" office:value-type="float" office:value="2.83050320277864" calcext:value-type="float">
            <text:p/>
          </table:table-cell>
          <table:table-cell table:number-columns-repeated="3"/>
          <table:table-cell table:style-name="ce359" table:formula="of:=[$1Log.J39]" office:value-type="float" office:value="0.23" calcext:value-type="float">
            <text:p/>
          </table:table-cell>
          <table:table-cell/>
          <table:table-cell table:style-name="ce359" table:formula="of:=IF(AND([.F39]*ABS(SIGN([.J39]))&lt;=[.$L$3];[.F39]*ABS(SIGN([.J39]))&gt;=-[.$L$3]);&quot;&quot;;[.F39]*ABS(SIGN([.J39])))" office:value-type="float" office:value="2.83050320277864" calcext:value-type="float">
            <text:p/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style-name="ce418" table:formula="of:=[.$V$3]*[.U39]+[.$R$2]" office:value-type="float" office:value="16.7938766811751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39];[.$P$8];[.$Q$8];0)*[.O$8]" office:value-type="float" office:value="0.391308222599626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0]" office:value-type="float" office:value="32.3630718577644" calcext:value-type="float">
            <text:p/>
          </table:table-cell>
          <table:table-cell table:number-columns-repeated="3"/>
          <table:table-cell table:style-name="ce359" table:formula="of:=[$1Log.J40]" office:value-type="float" office:value="-0.13" calcext:value-type="float">
            <text:p/>
          </table:table-cell>
          <table:table-cell/>
          <table:table-cell table:style-name="ce359" table:formula="of:=IF(AND([.F40]*ABS(SIGN([.J40]))&lt;=[.$L$3];[.F40]*ABS(SIGN([.J40]))&gt;=-[.$L$3]);&quot;&quot;;[.F40]*ABS(SIGN([.J40])))" office:value-type="float" office:value="32.3630718577644" calcext:value-type="float">
            <text:p/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18" table:formula="of:=[.$V$3]*[.U40]+[.$R$2]" office:value-type="float" office:value="18.0913096125575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0];[.$P$8];[.$Q$8];0)*[.O$8]" office:value-type="float" office:value="0.264014827786724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1]" office:value-type="float" office:value="0.365223167362649" calcext:value-type="float">
            <text:p/>
          </table:table-cell>
          <table:table-cell table:number-columns-repeated="3"/>
          <table:table-cell table:style-name="ce359" table:formula="of:=[$1Log.J41]" office:value-type="float" office:value="0.05" calcext:value-type="float">
            <text:p/>
          </table:table-cell>
          <table:table-cell/>
          <table:table-cell table:style-name="ce359" table:formula="of:=IF(AND([.F41]*ABS(SIGN([.J41]))&lt;=[.$L$3];[.F41]*ABS(SIGN([.J41]))&gt;=-[.$L$3]);&quot;&quot;;[.F41]*ABS(SIGN([.J41])))">
            <text:p/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style-name="ce418" table:formula="of:=[.$V$3]*[.U41]+[.$R$2]" office:value-type="float" office:value="19.38874254394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1];[.$P$8];[.$Q$8];0)*[.O$8]" office:value-type="float" office:value="0.172401627196254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2]" office:value-type="float" office:value="-0.0629957949239368" calcext:value-type="float">
            <text:p/>
          </table:table-cell>
          <table:table-cell table:number-columns-repeated="3"/>
          <table:table-cell table:style-name="ce359" table:formula="of:=[$1Log.J42]" office:value-type="float" office:value="0.08" calcext:value-type="float">
            <text:p/>
          </table:table-cell>
          <table:table-cell/>
          <table:table-cell table:style-name="ce359" table:formula="of:=IF(AND([.F42]*ABS(SIGN([.J42]))&lt;=[.$L$3];[.F42]*ABS(SIGN([.J42]))&gt;=-[.$L$3]);&quot;&quot;;[.F42]*ABS(SIGN([.J42])))">
            <text:p/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style-name="ce418" table:formula="of:=[.$V$3]*[.U42]+[.$R$2]" office:value-type="float" office:value="20.6861754753224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42];[.$P$8];[.$Q$8];0)*[.O$8]" office:value-type="float" office:value="0.10895774323182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3]" office:value-type="float" office:value="-2.83342144949" calcext:value-type="float">
            <text:p/>
          </table:table-cell>
          <table:table-cell table:number-columns-repeated="3"/>
          <table:table-cell table:style-name="ce359" table:formula="of:=[$1Log.J43]" office:value-type="float" office:value="-0.08" calcext:value-type="float">
            <text:p/>
          </table:table-cell>
          <table:table-cell/>
          <table:table-cell table:style-name="ce359" table:formula="of:=IF(AND([.F43]*ABS(SIGN([.J43]))&lt;=[.$L$3];[.F43]*ABS(SIGN([.J43]))&gt;=-[.$L$3]);&quot;&quot;;[.F43]*ABS(SIGN([.J43])))" office:value-type="float" office:value="-2.83342144949" calcext:value-type="float">
            <text:p/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style-name="ce418" table:formula="of:=[.$V$3]*[.U43]+[.$R$2]" office:value-type="float" office:value="21.9836084067049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3];[.$P$8];[.$Q$8];0)*[.O$8]" office:value-type="float" office:value="0.066646682354904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4]" office:value-type="float" office:value="-0.402202112785988" calcext:value-type="float">
            <text:p/>
          </table:table-cell>
          <table:table-cell table:number-columns-repeated="3"/>
          <table:table-cell table:style-name="ce359" table:formula="of:=[$1Log.J44]" office:value-type="float" office:value="0.08" calcext:value-type="float">
            <text:p/>
          </table:table-cell>
          <table:table-cell/>
          <table:table-cell table:style-name="ce359" table:formula="of:=IF(AND([.F44]*ABS(SIGN([.J44]))&lt;=[.$L$3];[.F44]*ABS(SIGN([.J44]))&gt;=-[.$L$3]);&quot;&quot;;[.F44]*ABS(SIGN([.J44])))">
            <text:p/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style-name="ce418" table:formula="of:=[.$V$3]*[.U44]+[.$R$2]" office:value-type="float" office:value="23.2810413380873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4];[.$P$8];[.$Q$8];0)*[.O$8]" office:value-type="float" office:value="0.039455056366566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5]" office:value-type="float" office:value="-2.17987082197896" calcext:value-type="float">
            <text:p/>
          </table:table-cell>
          <table:table-cell table:number-columns-repeated="3"/>
          <table:table-cell table:style-name="ce359" table:formula="of:=[$1Log.J45]" office:value-type="float" office:value="-0.05" calcext:value-type="float">
            <text:p/>
          </table:table-cell>
          <table:table-cell/>
          <table:table-cell table:style-name="ce359" table:formula="of:=IF(AND([.F45]*ABS(SIGN([.J45]))&lt;=[.$L$3];[.F45]*ABS(SIGN([.J45]))&gt;=-[.$L$3]);&quot;&quot;;[.F45]*ABS(SIGN([.J45])))" office:value-type="float" office:value="-2.17987082197896" calcext:value-type="float">
            <text:p/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style-name="ce418" table:formula="of:=[.$V$3]*[.U45]+[.$R$2]" office:value-type="float" office:value="24.5784742694697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5];[.$P$8];[.$Q$8];0)*[.O$8]" office:value-type="float" office:value="0.022606352645741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6]" office:value-type="float" office:value="0.619136851349733" calcext:value-type="float">
            <text:p/>
          </table:table-cell>
          <table:table-cell table:number-columns-repeated="3"/>
          <table:table-cell table:style-name="ce359" table:formula="of:=[$1Log.J46]" office:value-type="float" office:value="-0.08" calcext:value-type="float">
            <text:p/>
          </table:table-cell>
          <table:table-cell/>
          <table:table-cell table:style-name="ce359" table:formula="of:=IF(AND([.F46]*ABS(SIGN([.J46]))&lt;=[.$L$3];[.F46]*ABS(SIGN([.J46]))&gt;=-[.$L$3]);&quot;&quot;;[.F46]*ABS(SIGN([.J46])))" office:value-type="float" office:value="0.619136851349733" calcext:value-type="float">
            <text:p/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style-name="ce418" table:formula="of:=[.$V$3]*[.U46]+[.$R$2]" office:value-type="float" office:value="25.875907200852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6];[.$P$8];[.$Q$8];0)*[.O$8]" office:value-type="float" office:value="0.0125360877937443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7]" office:value-type="float" office:value="0.110005923910284" calcext:value-type="float">
            <text:p/>
          </table:table-cell>
          <table:table-cell table:number-columns-repeated="3"/>
          <table:table-cell table:style-name="ce359" table:formula="of:=[$1Log.J47]" office:value-type="float" office:value="-0.08" calcext:value-type="float">
            <text:p/>
          </table:table-cell>
          <table:table-cell/>
          <table:table-cell table:style-name="ce359" table:formula="of:=IF(AND([.F47]*ABS(SIGN([.J47]))&lt;=[.$L$3];[.F47]*ABS(SIGN([.J47]))&gt;=-[.$L$3]);&quot;&quot;;[.F47]*ABS(SIGN([.J47])))">
            <text:p/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style-name="ce418" table:formula="of:=[.$V$3]*[.U47]+[.$R$2]" office:value-type="float" office:value="27.1733401322346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7];[.$P$8];[.$Q$8];0)*[.O$8]" office:value-type="float" office:value="0.0067281745340537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8]" office:value-type="float" office:value="0.628124503615468" calcext:value-type="float">
            <text:p/>
          </table:table-cell>
          <table:table-cell table:number-columns-repeated="3"/>
          <table:table-cell table:style-name="ce359" table:formula="of:=[$1Log.J48]" office:value-type="float" office:value="-0.05" calcext:value-type="float">
            <text:p/>
          </table:table-cell>
          <table:table-cell/>
          <table:table-cell table:style-name="ce359" table:formula="of:=IF(AND([.F48]*ABS(SIGN([.J48]))&lt;=[.$L$3];[.F48]*ABS(SIGN([.J48]))&gt;=-[.$L$3]);&quot;&quot;;[.F48]*ABS(SIGN([.J48])))" office:value-type="float" office:value="0.628124503615468" calcext:value-type="float">
            <text:p/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style-name="ce418" table:formula="of:=[.$V$3]*[.U48]+[.$R$2]" office:value-type="float" office:value="28.4707730636171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8];[.$P$8];[.$Q$8];0)*[.O$8]" office:value-type="float" office:value="0.00349491139545959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49]" office:value-type="float" office:value="8.86531782847597" calcext:value-type="float">
            <text:p/>
          </table:table-cell>
          <table:table-cell table:number-columns-repeated="3"/>
          <table:table-cell table:style-name="ce359" table:formula="of:=[$1Log.J49]" office:value-type="float" office:value="0.13" calcext:value-type="float">
            <text:p/>
          </table:table-cell>
          <table:table-cell/>
          <table:table-cell table:style-name="ce359" table:formula="of:=IF(AND([.F49]*ABS(SIGN([.J49]))&lt;=[.$L$3];[.F49]*ABS(SIGN([.J49]))&gt;=-[.$L$3]);&quot;&quot;;[.F49]*ABS(SIGN([.J49])))" office:value-type="float" office:value="8.86531782847597" calcext:value-type="float">
            <text:p/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style-name="ce418" table:formula="of:=[.$V$3]*[.U49]+[.$R$2]" office:value-type="float" office:value="29.7682059949995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49];[.$P$8];[.$Q$8];0)*[.O$8]" office:value-type="float" office:value="0.0017570284258635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50]" office:value-type="float" office:value="-0.0630917997064162" calcext:value-type="float">
            <text:p/>
          </table:table-cell>
          <table:table-cell table:number-columns-repeated="3"/>
          <table:table-cell table:style-name="ce359" table:formula="of:=[$1Log.J50]" office:value-type="float" office:value="-0.06" calcext:value-type="float">
            <text:p/>
          </table:table-cell>
          <table:table-cell/>
          <table:table-cell table:style-name="ce359" table:formula="of:=IF(AND([.F50]*ABS(SIGN([.J50]))&lt;=[.$L$3];[.F50]*ABS(SIGN([.J50]))&gt;=-[.$L$3]);&quot;&quot;;[.F50]*ABS(SIGN([.J50])))">
            <text:p/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18" table:formula="of:=[.$V$3]*[.U50]+[.$R$2]" office:value-type="float" office:value="31.065638926382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666" table:formula="of:=NORMDIST([.V50];[.$P$8];[.$Q$8];0)*[.O$8]" office:value-type="float" office:value="0.000854919262966982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51]" office:value-type="float" office:value="-0.0360748519790066" calcext:value-type="float">
            <text:p/>
          </table:table-cell>
          <table:table-cell table:number-columns-repeated="3"/>
          <table:table-cell table:style-name="ce359" table:formula="of:=[$1Log.J51]" office:value-type="float" office:value="0.06" calcext:value-type="float">
            <text:p/>
          </table:table-cell>
          <table:table-cell/>
          <table:table-cell table:style-name="ce359" table:formula="of:=IF(AND([.F51]*ABS(SIGN([.J51]))&lt;=[.$L$3];[.F51]*ABS(SIGN([.J51]))&gt;=-[.$L$3]);&quot;&quot;;[.F51]*ABS(SIGN([.J51])))">
            <text:p/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style-name="ce418" table:formula="of:=[.$V$3]*[.U51]+[.$R$2]" office:value-type="float" office:value="32.3630718577644" calcext:value-type="float">
            <text:p/>
          </table:table-cell>
          <table:table-cell office:value-type="float" office:value="1" calcext:value-type="float">
            <text:p/>
          </table:table-cell>
          <table:table-cell table:style-name="ce666" table:formula="of:=NORMDIST([.V51];[.$P$8];[.$Q$8];0)*[.O$8]" office:value-type="float" office:value="0.000402601245993867" calcext:value-type="float">
            <text:p/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359" table:formula="of:=[$1Log.F52]" office:value-type="float" office:value="-0.153622993942149" calcext:value-type="float">
            <text:p/>
          </table:table-cell>
          <table:table-cell table:number-columns-repeated="3"/>
          <table:table-cell table:style-name="ce359" table:formula="of:=[$1Log.J52]" office:value-type="float" office:value="-0.06" calcext:value-type="float">
            <text:p/>
          </table:table-cell>
          <table:table-cell/>
          <table:table-cell table:style-name="ce359" table:formula="of:=IF(AND([.F52]*ABS(SIGN([.J52]))&lt;=[.$L$3];[.F52]*ABS(SIGN([.J52]))&gt;=-[.$L$3]);&quot;&quot;;[.F52]*ABS(SIGN([.J52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53]" office:value-type="float" office:value="-0.625428001909811" calcext:value-type="float">
            <text:p/>
          </table:table-cell>
          <table:table-cell table:number-columns-repeated="3"/>
          <table:table-cell table:style-name="ce359" table:formula="of:=[$1Log.J53]" office:value-type="float" office:value="0.06" calcext:value-type="float">
            <text:p/>
          </table:table-cell>
          <table:table-cell/>
          <table:table-cell table:style-name="ce359" table:formula="of:=IF(AND([.F53]*ABS(SIGN([.J53]))&lt;=[.$L$3];[.F53]*ABS(SIGN([.J53]))&gt;=-[.$L$3]);&quot;&quot;;[.F53]*ABS(SIGN([.J53])))" office:value-type="float" office:value="-0.62542800190981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54]" office:value-type="float" office:value="0.569615826815051" calcext:value-type="float">
            <text:p/>
          </table:table-cell>
          <table:table-cell table:number-columns-repeated="3"/>
          <table:table-cell table:style-name="ce359" table:formula="of:=[$1Log.J54]" office:value-type="float" office:value="0.13" calcext:value-type="float">
            <text:p/>
          </table:table-cell>
          <table:table-cell/>
          <table:table-cell table:style-name="ce359" table:formula="of:=IF(AND([.F54]*ABS(SIGN([.J54]))&lt;=[.$L$3];[.F54]*ABS(SIGN([.J54]))&gt;=-[.$L$3]);&quot;&quot;;[.F54]*ABS(SIGN([.J54])))" office:value-type="float" office:value="0.56961582681505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55]" office:value-type="float" office:value="-0.0521953945624709" calcext:value-type="float">
            <text:p/>
          </table:table-cell>
          <table:table-cell table:number-columns-repeated="3"/>
          <table:table-cell table:style-name="ce359" table:formula="of:=[$1Log.J55]" office:value-type="float" office:value="0" calcext:value-type="float">
            <text:p/>
          </table:table-cell>
          <table:table-cell/>
          <table:table-cell table:style-name="ce359" table:formula="of:=IF(AND([.F55]*ABS(SIGN([.J55]))&lt;=[.$L$3];[.F55]*ABS(SIGN([.J55]))&gt;=-[.$L$3]);&quot;&quot;;[.F55]*ABS(SIGN([.J55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56]" office:value-type="float" office:value="-5.79317601960738" calcext:value-type="float">
            <text:p/>
          </table:table-cell>
          <table:table-cell table:number-columns-repeated="3"/>
          <table:table-cell table:style-name="ce359" table:formula="of:=[$1Log.J56]" office:value-type="float" office:value="-0.25" calcext:value-type="float">
            <text:p/>
          </table:table-cell>
          <table:table-cell/>
          <table:table-cell table:style-name="ce359" table:formula="of:=IF(AND([.F56]*ABS(SIGN([.J56]))&lt;=[.$L$3];[.F56]*ABS(SIGN([.J56]))&gt;=-[.$L$3]);&quot;&quot;;[.F56]*ABS(SIGN([.J56])))" office:value-type="float" office:value="-5.7931760196073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57]" office:value-type="float" office:value="-0.262104660940998" calcext:value-type="float">
            <text:p/>
          </table:table-cell>
          <table:table-cell table:number-columns-repeated="3"/>
          <table:table-cell table:style-name="ce359" table:formula="of:=[$1Log.J57]" office:value-type="float" office:value="-0.2" calcext:value-type="float">
            <text:p/>
          </table:table-cell>
          <table:table-cell/>
          <table:table-cell table:style-name="ce359" table:formula="of:=IF(AND([.F57]*ABS(SIGN([.J57]))&lt;=[.$L$3];[.F57]*ABS(SIGN([.J57]))&gt;=-[.$L$3]);&quot;&quot;;[.F57]*ABS(SIGN([.J5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58]" office:value-type="float" office:value="1.00813693756285" calcext:value-type="float">
            <text:p/>
          </table:table-cell>
          <table:table-cell table:number-columns-repeated="3"/>
          <table:table-cell table:style-name="ce359" table:formula="of:=[$1Log.J58]" office:value-type="float" office:value="0.45" calcext:value-type="float">
            <text:p/>
          </table:table-cell>
          <table:table-cell/>
          <table:table-cell table:style-name="ce359" table:formula="of:=IF(AND([.F58]*ABS(SIGN([.J58]))&lt;=[.$L$3];[.F58]*ABS(SIGN([.J58]))&gt;=-[.$L$3]);&quot;&quot;;[.F58]*ABS(SIGN([.J58])))" office:value-type="float" office:value="1.0081369375628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59]" office:value-type="float" office:value="-2.68713611260729" calcext:value-type="float">
            <text:p/>
          </table:table-cell>
          <table:table-cell table:number-columns-repeated="3"/>
          <table:table-cell table:style-name="ce359" table:formula="of:=[$1Log.J59]" office:value-type="float" office:value="0.1" calcext:value-type="float">
            <text:p/>
          </table:table-cell>
          <table:table-cell/>
          <table:table-cell table:style-name="ce359" table:formula="of:=IF(AND([.F59]*ABS(SIGN([.J59]))&lt;=[.$L$3];[.F59]*ABS(SIGN([.J59]))&gt;=-[.$L$3]);&quot;&quot;;[.F59]*ABS(SIGN([.J59])))" office:value-type="float" office:value="-2.68713611260729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0]" office:value-type="float" office:value="-2.71630329479836" calcext:value-type="float">
            <text:p/>
          </table:table-cell>
          <table:table-cell table:number-columns-repeated="3"/>
          <table:table-cell table:style-name="ce359" table:formula="of:=[$1Log.J60]" office:value-type="float" office:value="-0.1" calcext:value-type="float">
            <text:p/>
          </table:table-cell>
          <table:table-cell/>
          <table:table-cell table:style-name="ce359" table:formula="of:=IF(AND([.F60]*ABS(SIGN([.J60]))&lt;=[.$L$3];[.F60]*ABS(SIGN([.J60]))&gt;=-[.$L$3]);&quot;&quot;;[.F60]*ABS(SIGN([.J60])))" office:value-type="float" office:value="-2.71630329479836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1]" office:value-type="float" office:value="-4.97955395652818" calcext:value-type="float">
            <text:p/>
          </table:table-cell>
          <table:table-cell table:number-columns-repeated="3"/>
          <table:table-cell table:style-name="ce359" table:formula="of:=[$1Log.J61]" office:value-type="float" office:value="0.25" calcext:value-type="float">
            <text:p/>
          </table:table-cell>
          <table:table-cell/>
          <table:table-cell table:style-name="ce359" table:formula="of:=IF(AND([.F61]*ABS(SIGN([.J61]))&lt;=[.$L$3];[.F61]*ABS(SIGN([.J61]))&gt;=-[.$L$3]);&quot;&quot;;[.F61]*ABS(SIGN([.J61])))" office:value-type="float" office:value="-4.9795539565281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2]" office:value-type="float" office:value="11.757441318682" calcext:value-type="float">
            <text:p/>
          </table:table-cell>
          <table:table-cell table:number-columns-repeated="3"/>
          <table:table-cell table:style-name="ce359" table:formula="of:=[$1Log.J62]" office:value-type="float" office:value="-0.5" calcext:value-type="float">
            <text:p/>
          </table:table-cell>
          <table:table-cell/>
          <table:table-cell table:style-name="ce359" table:formula="of:=IF(AND([.F62]*ABS(SIGN([.J62]))&lt;=[.$L$3];[.F62]*ABS(SIGN([.J62]))&gt;=-[.$L$3]);&quot;&quot;;[.F62]*ABS(SIGN([.J62])))" office:value-type="float" office:value="11.757441318682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3]" office:value-type="float" office:value="20.0478936632769" calcext:value-type="float">
            <text:p/>
          </table:table-cell>
          <table:table-cell table:number-columns-repeated="3"/>
          <table:table-cell table:style-name="ce359" table:formula="of:=[$1Log.J63]" office:value-type="float" office:value="0.25" calcext:value-type="float">
            <text:p/>
          </table:table-cell>
          <table:table-cell/>
          <table:table-cell table:style-name="ce359" table:formula="of:=IF(AND([.F63]*ABS(SIGN([.J63]))&lt;=[.$L$3];[.F63]*ABS(SIGN([.J63]))&gt;=-[.$L$3]);&quot;&quot;;[.F63]*ABS(SIGN([.J63])))" office:value-type="float" office:value="20.0478936632769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4]" office:value-type="float" office:value="6.15764784981796" calcext:value-type="float">
            <text:p/>
          </table:table-cell>
          <table:table-cell table:number-columns-repeated="3"/>
          <table:table-cell table:style-name="ce359" table:formula="of:=[$1Log.J64]" office:value-type="float" office:value="-0.25" calcext:value-type="float">
            <text:p/>
          </table:table-cell>
          <table:table-cell/>
          <table:table-cell table:style-name="ce359" table:formula="of:=IF(AND([.F64]*ABS(SIGN([.J64]))&lt;=[.$L$3];[.F64]*ABS(SIGN([.J64]))&gt;=-[.$L$3]);&quot;&quot;;[.F64]*ABS(SIGN([.J64])))" office:value-type="float" office:value="6.15764784981796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5]" office:value-type="float" office:value="0.773262391892615" calcext:value-type="float">
            <text:p/>
          </table:table-cell>
          <table:table-cell table:number-columns-repeated="3"/>
          <table:table-cell table:style-name="ce359" table:formula="of:=[$1Log.J65]" office:value-type="float" office:value="-0.1" calcext:value-type="float">
            <text:p/>
          </table:table-cell>
          <table:table-cell/>
          <table:table-cell table:style-name="ce359" table:formula="of:=IF(AND([.F65]*ABS(SIGN([.J65]))&lt;=[.$L$3];[.F65]*ABS(SIGN([.J65]))&gt;=-[.$L$3]);&quot;&quot;;[.F65]*ABS(SIGN([.J65])))" office:value-type="float" office:value="0.77326239189261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6]" office:value-type="float" office:value="-0.250489838849588" calcext:value-type="float">
            <text:p/>
          </table:table-cell>
          <table:table-cell table:number-columns-repeated="3"/>
          <table:table-cell table:style-name="ce359" table:formula="of:=[$1Log.J66]" office:value-type="float" office:value="0.06" calcext:value-type="float">
            <text:p/>
          </table:table-cell>
          <table:table-cell/>
          <table:table-cell table:style-name="ce359" table:formula="of:=IF(AND([.F66]*ABS(SIGN([.J66]))&lt;=[.$L$3];[.F66]*ABS(SIGN([.J66]))&gt;=-[.$L$3]);&quot;&quot;;[.F66]*ABS(SIGN([.J6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7]" office:value-type="float" office:value="3.99654248236561" calcext:value-type="float">
            <text:p/>
          </table:table-cell>
          <table:table-cell table:number-columns-repeated="3"/>
          <table:table-cell table:style-name="ce359" table:formula="of:=[$1Log.J67]" office:value-type="float" office:value="0.2" calcext:value-type="float">
            <text:p/>
          </table:table-cell>
          <table:table-cell/>
          <table:table-cell table:style-name="ce359" table:formula="of:=IF(AND([.F67]*ABS(SIGN([.J67]))&lt;=[.$L$3];[.F67]*ABS(SIGN([.J67]))&gt;=-[.$L$3]);&quot;&quot;;[.F67]*ABS(SIGN([.J67])))" office:value-type="float" office:value="3.9965424823656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8]" office:value-type="float" office:value="1.92315753815624" calcext:value-type="float">
            <text:p/>
          </table:table-cell>
          <table:table-cell table:number-columns-repeated="3"/>
          <table:table-cell table:style-name="ce359" table:formula="of:=[$1Log.J68]" office:value-type="float" office:value="0.09" calcext:value-type="float">
            <text:p/>
          </table:table-cell>
          <table:table-cell/>
          <table:table-cell table:style-name="ce359" table:formula="of:=IF(AND([.F68]*ABS(SIGN([.J68]))&lt;=[.$L$3];[.F68]*ABS(SIGN([.J68]))&gt;=-[.$L$3]);&quot;&quot;;[.F68]*ABS(SIGN([.J68])))" office:value-type="float" office:value="1.92315753815624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69]" office:value-type="float" office:value="6.04574853433015" calcext:value-type="float">
            <text:p/>
          </table:table-cell>
          <table:table-cell table:number-columns-repeated="3"/>
          <table:table-cell table:style-name="ce359" table:formula="of:=[$1Log.J69]" office:value-type="float" office:value="0" calcext:value-type="float">
            <text:p/>
          </table:table-cell>
          <table:table-cell/>
          <table:table-cell table:style-name="ce359" table:formula="of:=IF(AND([.F69]*ABS(SIGN([.J69]))&lt;=[.$L$3];[.F69]*ABS(SIGN([.J69]))&gt;=-[.$L$3]);&quot;&quot;;[.F69]*ABS(SIGN([.J6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0]" office:value-type="float" office:value="-3.7689113140903" calcext:value-type="float">
            <text:p/>
          </table:table-cell>
          <table:table-cell table:number-columns-repeated="3"/>
          <table:table-cell table:style-name="ce359" table:formula="of:=[$1Log.J70]" office:value-type="float" office:value="-0.4" calcext:value-type="float">
            <text:p/>
          </table:table-cell>
          <table:table-cell/>
          <table:table-cell table:style-name="ce359" table:formula="of:=IF(AND([.F70]*ABS(SIGN([.J70]))&lt;=[.$L$3];[.F70]*ABS(SIGN([.J70]))&gt;=-[.$L$3]);&quot;&quot;;[.F70]*ABS(SIGN([.J70])))" office:value-type="float" office:value="-3.7689113140903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1]" office:value-type="float" office:value="-0.194101728338414" calcext:value-type="float">
            <text:p/>
          </table:table-cell>
          <table:table-cell table:number-columns-repeated="3"/>
          <table:table-cell table:style-name="ce359" table:formula="of:=[$1Log.J71]" office:value-type="float" office:value="0.4" calcext:value-type="float">
            <text:p/>
          </table:table-cell>
          <table:table-cell/>
          <table:table-cell table:style-name="ce359" table:formula="of:=IF(AND([.F71]*ABS(SIGN([.J71]))&lt;=[.$L$3];[.F71]*ABS(SIGN([.J71]))&gt;=-[.$L$3]);&quot;&quot;;[.F71]*ABS(SIGN([.J7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2]" office:value-type="float" office:value="-1.97466378797811" calcext:value-type="float">
            <text:p/>
          </table:table-cell>
          <table:table-cell table:number-columns-repeated="3"/>
          <table:table-cell table:style-name="ce359" table:formula="of:=[$1Log.J72]" office:value-type="float" office:value="-0.4" calcext:value-type="float">
            <text:p/>
          </table:table-cell>
          <table:table-cell/>
          <table:table-cell table:style-name="ce359" table:formula="of:=IF(AND([.F72]*ABS(SIGN([.J72]))&lt;=[.$L$3];[.F72]*ABS(SIGN([.J72]))&gt;=-[.$L$3]);&quot;&quot;;[.F72]*ABS(SIGN([.J72])))" office:value-type="float" office:value="-1.9746637879781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3]" office:value-type="float" office:value="4.02855890788558" calcext:value-type="float">
            <text:p/>
          </table:table-cell>
          <table:table-cell table:number-columns-repeated="3"/>
          <table:table-cell table:style-name="ce359" table:formula="of:=[$1Log.J73]" office:value-type="float" office:value="-0.1" calcext:value-type="float">
            <text:p/>
          </table:table-cell>
          <table:table-cell/>
          <table:table-cell table:style-name="ce359" table:formula="of:=IF(AND([.F73]*ABS(SIGN([.J73]))&lt;=[.$L$3];[.F73]*ABS(SIGN([.J73]))&gt;=-[.$L$3]);&quot;&quot;;[.F73]*ABS(SIGN([.J73])))" office:value-type="float" office:value="4.0285589078855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4]" office:value-type="float" office:value="-0.146864346569442" calcext:value-type="float">
            <text:p/>
          </table:table-cell>
          <table:table-cell table:number-columns-repeated="3"/>
          <table:table-cell table:style-name="ce359" table:formula="of:=[$1Log.J74]" office:value-type="float" office:value="0.1" calcext:value-type="float">
            <text:p/>
          </table:table-cell>
          <table:table-cell/>
          <table:table-cell table:style-name="ce359" table:formula="of:=IF(AND([.F74]*ABS(SIGN([.J74]))&lt;=[.$L$3];[.F74]*ABS(SIGN([.J74]))&gt;=-[.$L$3]);&quot;&quot;;[.F74]*ABS(SIGN([.J74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5]" office:value-type="float" office:value="-1.0914406669592" calcext:value-type="float">
            <text:p/>
          </table:table-cell>
          <table:table-cell table:number-columns-repeated="3"/>
          <table:table-cell table:style-name="ce359" table:formula="of:=[$1Log.J75]" office:value-type="float" office:value="-0.2" calcext:value-type="float">
            <text:p/>
          </table:table-cell>
          <table:table-cell/>
          <table:table-cell table:style-name="ce359" table:formula="of:=IF(AND([.F75]*ABS(SIGN([.J75]))&lt;=[.$L$3];[.F75]*ABS(SIGN([.J75]))&gt;=-[.$L$3]);&quot;&quot;;[.F75]*ABS(SIGN([.J75])))" office:value-type="float" office:value="-1.0914406669592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6]" office:value-type="float" office:value="-20.8316783289158" calcext:value-type="float">
            <text:p/>
          </table:table-cell>
          <table:table-cell table:number-columns-repeated="3"/>
          <table:table-cell table:style-name="ce359" table:formula="of:=[$1Log.J76]" office:value-type="float" office:value="0.6" calcext:value-type="float">
            <text:p/>
          </table:table-cell>
          <table:table-cell/>
          <table:table-cell table:style-name="ce359" table:formula="of:=IF(AND([.F76]*ABS(SIGN([.J76]))&lt;=[.$L$3];[.F76]*ABS(SIGN([.J76]))&gt;=-[.$L$3]);&quot;&quot;;[.F76]*ABS(SIGN([.J76])))" office:value-type="float" office:value="-20.831678328915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7]" office:value-type="float" office:value="0.281776587545179" calcext:value-type="float">
            <text:p/>
          </table:table-cell>
          <table:table-cell table:number-columns-repeated="3"/>
          <table:table-cell table:style-name="ce359" table:formula="of:=[$1Log.J77]" office:value-type="float" office:value="0.2" calcext:value-type="float">
            <text:p/>
          </table:table-cell>
          <table:table-cell/>
          <table:table-cell table:style-name="ce359" table:formula="of:=IF(AND([.F77]*ABS(SIGN([.J77]))&lt;=[.$L$3];[.F77]*ABS(SIGN([.J77]))&gt;=-[.$L$3]);&quot;&quot;;[.F77]*ABS(SIGN([.J7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8]" office:value-type="float" office:value="2.73336853126698" calcext:value-type="float">
            <text:p/>
          </table:table-cell>
          <table:table-cell table:number-columns-repeated="3"/>
          <table:table-cell table:style-name="ce359" table:formula="of:=[$1Log.J78]" office:value-type="float" office:value="0.2" calcext:value-type="float">
            <text:p/>
          </table:table-cell>
          <table:table-cell/>
          <table:table-cell table:style-name="ce359" table:formula="of:=IF(AND([.F78]*ABS(SIGN([.J78]))&lt;=[.$L$3];[.F78]*ABS(SIGN([.J78]))&gt;=-[.$L$3]);&quot;&quot;;[.F78]*ABS(SIGN([.J78])))" office:value-type="float" office:value="2.7333685312669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79]" office:value-type="float" office:value="3.30165053070508" calcext:value-type="float">
            <text:p/>
          </table:table-cell>
          <table:table-cell table:number-columns-repeated="3"/>
          <table:table-cell table:style-name="ce359" table:formula="of:=[$1Log.J79]" office:value-type="float" office:value="-0.4" calcext:value-type="float">
            <text:p/>
          </table:table-cell>
          <table:table-cell/>
          <table:table-cell table:style-name="ce359" table:formula="of:=IF(AND([.F79]*ABS(SIGN([.J79]))&lt;=[.$L$3];[.F79]*ABS(SIGN([.J79]))&gt;=-[.$L$3]);&quot;&quot;;[.F79]*ABS(SIGN([.J79])))" office:value-type="float" office:value="3.3016505307050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0]" office:value-type="float" office:value="-2.35733369918383" calcext:value-type="float">
            <text:p/>
          </table:table-cell>
          <table:table-cell table:number-columns-repeated="3"/>
          <table:table-cell table:style-name="ce359" table:formula="of:=[$1Log.J80]" office:value-type="float" office:value="-0.3" calcext:value-type="float">
            <text:p/>
          </table:table-cell>
          <table:table-cell/>
          <table:table-cell table:style-name="ce359" table:formula="of:=IF(AND([.F80]*ABS(SIGN([.J80]))&lt;=[.$L$3];[.F80]*ABS(SIGN([.J80]))&gt;=-[.$L$3]);&quot;&quot;;[.F80]*ABS(SIGN([.J80])))" office:value-type="float" office:value="-2.35733369918383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1]" office:value-type="float" office:value="-0.613127957721149" calcext:value-type="float">
            <text:p/>
          </table:table-cell>
          <table:table-cell table:number-columns-repeated="3"/>
          <table:table-cell table:style-name="ce359" table:formula="of:=[$1Log.J81]" office:value-type="float" office:value="0.3" calcext:value-type="float">
            <text:p/>
          </table:table-cell>
          <table:table-cell/>
          <table:table-cell table:style-name="ce359" table:formula="of:=IF(AND([.F81]*ABS(SIGN([.J81]))&lt;=[.$L$3];[.F81]*ABS(SIGN([.J81]))&gt;=-[.$L$3]);&quot;&quot;;[.F81]*ABS(SIGN([.J81])))" office:value-type="float" office:value="-0.613127957721149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2]" office:value-type="float" office:value="-1.64852818866894" calcext:value-type="float">
            <text:p/>
          </table:table-cell>
          <table:table-cell table:number-columns-repeated="3"/>
          <table:table-cell table:style-name="ce359" table:formula="of:=[$1Log.J82]" office:value-type="float" office:value="-0.5" calcext:value-type="float">
            <text:p/>
          </table:table-cell>
          <table:table-cell/>
          <table:table-cell table:style-name="ce359" table:formula="of:=IF(AND([.F82]*ABS(SIGN([.J82]))&lt;=[.$L$3];[.F82]*ABS(SIGN([.J82]))&gt;=-[.$L$3]);&quot;&quot;;[.F82]*ABS(SIGN([.J82])))" office:value-type="float" office:value="-1.64852818866894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3]" office:value-type="float" office:value="4.52018288766927" calcext:value-type="float">
            <text:p/>
          </table:table-cell>
          <table:table-cell table:number-columns-repeated="3"/>
          <table:table-cell table:style-name="ce359" table:formula="of:=[$1Log.J83]" office:value-type="float" office:value="1" calcext:value-type="float">
            <text:p/>
          </table:table-cell>
          <table:table-cell/>
          <table:table-cell table:style-name="ce359" table:formula="of:=IF(AND([.F83]*ABS(SIGN([.J83]))&lt;=[.$L$3];[.F83]*ABS(SIGN([.J83]))&gt;=-[.$L$3]);&quot;&quot;;[.F83]*ABS(SIGN([.J83])))" office:value-type="float" office:value="4.52018288766927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4]" office:value-type="float" office:value="-0.366428211645509" calcext:value-type="float">
            <text:p/>
          </table:table-cell>
          <table:table-cell table:number-columns-repeated="3"/>
          <table:table-cell table:style-name="ce359" table:formula="of:=[$1Log.J84]" office:value-type="float" office:value="-0.5" calcext:value-type="float">
            <text:p/>
          </table:table-cell>
          <table:table-cell/>
          <table:table-cell table:style-name="ce359" table:formula="of:=IF(AND([.F84]*ABS(SIGN([.J84]))&lt;=[.$L$3];[.F84]*ABS(SIGN([.J84]))&gt;=-[.$L$3]);&quot;&quot;;[.F84]*ABS(SIGN([.J84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5]" office:value-type="float" office:value="-0.898848923595375" calcext:value-type="float">
            <text:p/>
          </table:table-cell>
          <table:table-cell table:number-columns-repeated="3"/>
          <table:table-cell table:style-name="ce359" table:formula="of:=[$1Log.J85]" office:value-type="float" office:value="-0.3" calcext:value-type="float">
            <text:p/>
          </table:table-cell>
          <table:table-cell/>
          <table:table-cell table:style-name="ce359" table:formula="of:=IF(AND([.F85]*ABS(SIGN([.J85]))&lt;=[.$L$3];[.F85]*ABS(SIGN([.J85]))&gt;=-[.$L$3]);&quot;&quot;;[.F85]*ABS(SIGN([.J85])))" office:value-type="float" office:value="-0.89884892359537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6]" office:value-type="float" office:value="-0.183236053148983" calcext:value-type="float">
            <text:p/>
          </table:table-cell>
          <table:table-cell table:number-columns-repeated="3"/>
          <table:table-cell table:style-name="ce359" table:formula="of:=[$1Log.J86]" office:value-type="float" office:value="-0.3" calcext:value-type="float">
            <text:p/>
          </table:table-cell>
          <table:table-cell/>
          <table:table-cell table:style-name="ce359" table:formula="of:=IF(AND([.F86]*ABS(SIGN([.J86]))&lt;=[.$L$3];[.F86]*ABS(SIGN([.J86]))&gt;=-[.$L$3]);&quot;&quot;;[.F86]*ABS(SIGN([.J8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7]" office:value-type="float" office:value="-0.367144848026824" calcext:value-type="float">
            <text:p/>
          </table:table-cell>
          <table:table-cell table:number-columns-repeated="3"/>
          <table:table-cell table:style-name="ce359" table:formula="of:=[$1Log.J87]" office:value-type="float" office:value="0.6" calcext:value-type="float">
            <text:p/>
          </table:table-cell>
          <table:table-cell/>
          <table:table-cell table:style-name="ce359" table:formula="of:=IF(AND([.F87]*ABS(SIGN([.J87]))&lt;=[.$L$3];[.F87]*ABS(SIGN([.J87]))&gt;=-[.$L$3]);&quot;&quot;;[.F87]*ABS(SIGN([.J8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8]" office:value-type="float" office:value="1.30750060936891" calcext:value-type="float">
            <text:p/>
          </table:table-cell>
          <table:table-cell table:number-columns-repeated="3"/>
          <table:table-cell table:style-name="ce359" table:formula="of:=[$1Log.J88]" office:value-type="float" office:value="0.5" calcext:value-type="float">
            <text:p/>
          </table:table-cell>
          <table:table-cell/>
          <table:table-cell table:style-name="ce359" table:formula="of:=IF(AND([.F88]*ABS(SIGN([.J88]))&lt;=[.$L$3];[.F88]*ABS(SIGN([.J88]))&gt;=-[.$L$3]);&quot;&quot;;[.F88]*ABS(SIGN([.J88])))" office:value-type="float" office:value="1.3075006093689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89]" office:value-type="float" office:value="-3.30035660246994" calcext:value-type="float">
            <text:p/>
          </table:table-cell>
          <table:table-cell table:number-columns-repeated="3"/>
          <table:table-cell table:style-name="ce359" table:formula="of:=[$1Log.J89]" office:value-type="float" office:value="-0.5" calcext:value-type="float">
            <text:p/>
          </table:table-cell>
          <table:table-cell/>
          <table:table-cell table:style-name="ce359" table:formula="of:=IF(AND([.F89]*ABS(SIGN([.J89]))&lt;=[.$L$3];[.F89]*ABS(SIGN([.J89]))&gt;=-[.$L$3]);&quot;&quot;;[.F89]*ABS(SIGN([.J89])))" office:value-type="float" office:value="-3.30035660246994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0]" office:value-type="float" office:value="-1.07924926858075" calcext:value-type="float">
            <text:p/>
          </table:table-cell>
          <table:table-cell table:number-columns-repeated="3"/>
          <table:table-cell table:style-name="ce359" table:formula="of:=[$1Log.J90]" office:value-type="float" office:value="-0.3" calcext:value-type="float">
            <text:p/>
          </table:table-cell>
          <table:table-cell/>
          <table:table-cell table:style-name="ce359" table:formula="of:=IF(AND([.F90]*ABS(SIGN([.J90]))&lt;=[.$L$3];[.F90]*ABS(SIGN([.J90]))&gt;=-[.$L$3]);&quot;&quot;;[.F90]*ABS(SIGN([.J90])))" office:value-type="float" office:value="-1.0792492685807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1]" office:value-type="float" office:value="0.0991969683997507" calcext:value-type="float">
            <text:p/>
          </table:table-cell>
          <table:table-cell table:number-columns-repeated="3"/>
          <table:table-cell table:style-name="ce359" table:formula="of:=[$1Log.J91]" office:value-type="float" office:value="-0.25" calcext:value-type="float">
            <text:p/>
          </table:table-cell>
          <table:table-cell/>
          <table:table-cell table:style-name="ce359" table:formula="of:=IF(AND([.F91]*ABS(SIGN([.J91]))&lt;=[.$L$3];[.F91]*ABS(SIGN([.J91]))&gt;=-[.$L$3]);&quot;&quot;;[.F91]*ABS(SIGN([.J9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2]" office:value-type="float" office:value="6.76166967722873" calcext:value-type="float">
            <text:p/>
          </table:table-cell>
          <table:table-cell table:number-columns-repeated="3"/>
          <table:table-cell table:style-name="ce359" table:formula="of:=[$1Log.J92]" office:value-type="float" office:value="0.3" calcext:value-type="float">
            <text:p/>
          </table:table-cell>
          <table:table-cell/>
          <table:table-cell table:style-name="ce359" table:formula="of:=IF(AND([.F92]*ABS(SIGN([.J92]))&lt;=[.$L$3];[.F92]*ABS(SIGN([.J92]))&gt;=-[.$L$3]);&quot;&quot;;[.F92]*ABS(SIGN([.J92])))" office:value-type="float" office:value="6.76166967722873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3]" office:value-type="float" office:value="0.138904415351293" calcext:value-type="float">
            <text:p/>
          </table:table-cell>
          <table:table-cell table:number-columns-repeated="3"/>
          <table:table-cell table:style-name="ce359" table:formula="of:=[$1Log.J93]" office:value-type="float" office:value="0" calcext:value-type="float">
            <text:p/>
          </table:table-cell>
          <table:table-cell/>
          <table:table-cell table:style-name="ce359" table:formula="of:=IF(AND([.F93]*ABS(SIGN([.J93]))&lt;=[.$L$3];[.F93]*ABS(SIGN([.J93]))&gt;=-[.$L$3]);&quot;&quot;;[.F93]*ABS(SIGN([.J93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4]" office:value-type="float" office:value="-1.62955680546167" calcext:value-type="float">
            <text:p/>
          </table:table-cell>
          <table:table-cell table:number-columns-repeated="3"/>
          <table:table-cell table:style-name="ce359" table:formula="of:=[$1Log.J94]" office:value-type="float" office:value="-0.6" calcext:value-type="float">
            <text:p/>
          </table:table-cell>
          <table:table-cell/>
          <table:table-cell table:style-name="ce359" table:formula="of:=IF(AND([.F94]*ABS(SIGN([.J94]))&lt;=[.$L$3];[.F94]*ABS(SIGN([.J94]))&gt;=-[.$L$3]);&quot;&quot;;[.F94]*ABS(SIGN([.J94])))" office:value-type="float" office:value="-1.62955680546167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5]" office:value-type="float" office:value="4.09911815349988" calcext:value-type="float">
            <text:p/>
          </table:table-cell>
          <table:table-cell table:number-columns-repeated="3"/>
          <table:table-cell table:style-name="ce359" table:formula="of:=[$1Log.J95]" office:value-type="float" office:value="0.5" calcext:value-type="float">
            <text:p/>
          </table:table-cell>
          <table:table-cell/>
          <table:table-cell table:style-name="ce359" table:formula="of:=IF(AND([.F95]*ABS(SIGN([.J95]))&lt;=[.$L$3];[.F95]*ABS(SIGN([.J95]))&gt;=-[.$L$3]);&quot;&quot;;[.F95]*ABS(SIGN([.J95])))" office:value-type="float" office:value="4.09911815349988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6]" office:value-type="float" office:value="0.0659413167376277" calcext:value-type="float">
            <text:p/>
          </table:table-cell>
          <table:table-cell table:number-columns-repeated="3"/>
          <table:table-cell table:style-name="ce359" table:formula="of:=[$1Log.J96]" office:value-type="float" office:value="0.85" calcext:value-type="float">
            <text:p/>
          </table:table-cell>
          <table:table-cell/>
          <table:table-cell table:style-name="ce359" table:formula="of:=IF(AND([.F96]*ABS(SIGN([.J96]))&lt;=[.$L$3];[.F96]*ABS(SIGN([.J96]))&gt;=-[.$L$3]);&quot;&quot;;[.F96]*ABS(SIGN([.J9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7]" office:value-type="float" office:value="-0.243340642968914" calcext:value-type="float">
            <text:p/>
          </table:table-cell>
          <table:table-cell table:number-columns-repeated="3"/>
          <table:table-cell table:style-name="ce359" table:formula="of:=[$1Log.J97]" office:value-type="float" office:value="-1" calcext:value-type="float">
            <text:p/>
          </table:table-cell>
          <table:table-cell/>
          <table:table-cell table:style-name="ce359" table:formula="of:=IF(AND([.F97]*ABS(SIGN([.J97]))&lt;=[.$L$3];[.F97]*ABS(SIGN([.J97]))&gt;=-[.$L$3]);&quot;&quot;;[.F97]*ABS(SIGN([.J9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8]" office:value-type="float" office:value="1.77623395838395" calcext:value-type="float">
            <text:p/>
          </table:table-cell>
          <table:table-cell table:number-columns-repeated="3"/>
          <table:table-cell table:style-name="ce359" table:formula="of:=[$1Log.J98]" office:value-type="float" office:value="-0.5" calcext:value-type="float">
            <text:p/>
          </table:table-cell>
          <table:table-cell/>
          <table:table-cell table:style-name="ce359" table:formula="of:=IF(AND([.F98]*ABS(SIGN([.J98]))&lt;=[.$L$3];[.F98]*ABS(SIGN([.J98]))&gt;=-[.$L$3]);&quot;&quot;;[.F98]*ABS(SIGN([.J98])))" office:value-type="float" office:value="1.77623395838395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99]" office:value-type="float" office:value="-0.115044964639899" calcext:value-type="float">
            <text:p/>
          </table:table-cell>
          <table:table-cell table:number-columns-repeated="3"/>
          <table:table-cell table:style-name="ce359" table:formula="of:=[$1Log.J99]" office:value-type="float" office:value="0.5" calcext:value-type="float">
            <text:p/>
          </table:table-cell>
          <table:table-cell/>
          <table:table-cell table:style-name="ce359" table:formula="of:=IF(AND([.F99]*ABS(SIGN([.J99]))&lt;=[.$L$3];[.F99]*ABS(SIGN([.J99]))&gt;=-[.$L$3]);&quot;&quot;;[.F99]*ABS(SIGN([.J9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0]" office:value-type="float" office:value="-1.80021630570836" calcext:value-type="float">
            <text:p/>
          </table:table-cell>
          <table:table-cell table:number-columns-repeated="3"/>
          <table:table-cell table:style-name="ce359" table:formula="of:=[$1Log.J100]" office:value-type="float" office:value="-0.5" calcext:value-type="float">
            <text:p/>
          </table:table-cell>
          <table:table-cell/>
          <table:table-cell table:style-name="ce359" table:formula="of:=IF(AND([.F100]*ABS(SIGN([.J100]))&lt;=[.$L$3];[.F100]*ABS(SIGN([.J100]))&gt;=-[.$L$3]);&quot;&quot;;[.F100]*ABS(SIGN([.J100])))" office:value-type="float" office:value="-1.80021630570836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1]" office:value-type="float" office:value="-0.499254842763686" calcext:value-type="float">
            <text:p/>
          </table:table-cell>
          <table:table-cell table:number-columns-repeated="3"/>
          <table:table-cell table:style-name="ce359" table:formula="of:=[$1Log.J101]" office:value-type="float" office:value="0.6336" calcext:value-type="float">
            <text:p/>
          </table:table-cell>
          <table:table-cell/>
          <table:table-cell table:style-name="ce359" table:formula="of:=IF(AND([.F101]*ABS(SIGN([.J101]))&lt;=[.$L$3];[.F101]*ABS(SIGN([.J101]))&gt;=-[.$L$3]);&quot;&quot;;[.F101]*ABS(SIGN([.J10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2]" office:value-type="float" office:value="0.124845989000999" calcext:value-type="float">
            <text:p/>
          </table:table-cell>
          <table:table-cell table:number-columns-repeated="3"/>
          <table:table-cell table:style-name="ce359" table:formula="of:=[$1Log.J102]" office:value-type="float" office:value="0.3664" calcext:value-type="float">
            <text:p/>
          </table:table-cell>
          <table:table-cell/>
          <table:table-cell table:style-name="ce359" table:formula="of:=IF(AND([.F102]*ABS(SIGN([.J102]))&lt;=[.$L$3];[.F102]*ABS(SIGN([.J102]))&gt;=-[.$L$3]);&quot;&quot;;[.F102]*ABS(SIGN([.J102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3]" office:value-type="float" office:value="0.250819209199582" calcext:value-type="float">
            <text:p/>
          </table:table-cell>
          <table:table-cell table:number-columns-repeated="3"/>
          <table:table-cell table:style-name="ce359" table:formula="of:=[$1Log.J103]" office:value-type="float" office:value="0" calcext:value-type="float">
            <text:p/>
          </table:table-cell>
          <table:table-cell/>
          <table:table-cell table:style-name="ce359" table:formula="of:=IF(AND([.F103]*ABS(SIGN([.J103]))&lt;=[.$L$3];[.F103]*ABS(SIGN([.J103]))&gt;=-[.$L$3]);&quot;&quot;;[.F103]*ABS(SIGN([.J103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4]" office:value-type="float" office:value="-2.91739973940882" calcext:value-type="float">
            <text:p/>
          </table:table-cell>
          <table:table-cell table:number-columns-repeated="3"/>
          <table:table-cell table:style-name="ce359" table:formula="of:=[$1Log.J104]" office:value-type="float" office:value="-0.95" calcext:value-type="float">
            <text:p/>
          </table:table-cell>
          <table:table-cell/>
          <table:table-cell table:style-name="ce359" table:formula="of:=IF(AND([.F104]*ABS(SIGN([.J104]))&lt;=[.$L$3];[.F104]*ABS(SIGN([.J104]))&gt;=-[.$L$3]);&quot;&quot;;[.F104]*ABS(SIGN([.J104])))" office:value-type="float" office:value="-2.91739973940882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5]" office:value-type="float" office:value="3.9182149028691" calcext:value-type="float">
            <text:p/>
          </table:table-cell>
          <table:table-cell table:number-columns-repeated="3"/>
          <table:table-cell table:style-name="ce359" table:formula="of:=[$1Log.J105]" office:value-type="float" office:value="0.45" calcext:value-type="float">
            <text:p/>
          </table:table-cell>
          <table:table-cell/>
          <table:table-cell table:style-name="ce359" table:formula="of:=IF(AND([.F105]*ABS(SIGN([.J105]))&lt;=[.$L$3];[.F105]*ABS(SIGN([.J105]))&gt;=-[.$L$3]);&quot;&quot;;[.F105]*ABS(SIGN([.J105])))" office:value-type="float" office:value="3.9182149028691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6]" office:value-type="float" office:value="0.425609080037459" calcext:value-type="float">
            <text:p/>
          </table:table-cell>
          <table:table-cell table:number-columns-repeated="3"/>
          <table:table-cell table:style-name="ce359" table:formula="of:=[$1Log.J106]" office:value-type="float" office:value="-0.45" calcext:value-type="float">
            <text:p/>
          </table:table-cell>
          <table:table-cell/>
          <table:table-cell table:style-name="ce359" table:formula="of:=IF(AND([.F106]*ABS(SIGN([.J106]))&lt;=[.$L$3];[.F106]*ABS(SIGN([.J106]))&gt;=-[.$L$3]);&quot;&quot;;[.F106]*ABS(SIGN([.J10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7]" office:value-type="float" office:value="4.70096751132174" calcext:value-type="float">
            <text:p/>
          </table:table-cell>
          <table:table-cell table:number-columns-repeated="3"/>
          <table:table-cell table:style-name="ce359" table:formula="of:=[$1Log.J107]" office:value-type="float" office:value="1.45" calcext:value-type="float">
            <text:p/>
          </table:table-cell>
          <table:table-cell/>
          <table:table-cell table:style-name="ce359" table:formula="of:=IF(AND([.F107]*ABS(SIGN([.J107]))&lt;=[.$L$3];[.F107]*ABS(SIGN([.J107]))&gt;=-[.$L$3]);&quot;&quot;;[.F107]*ABS(SIGN([.J107])))" office:value-type="float" office:value="4.70096751132174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8]" office:value-type="float" office:value="1.38987807898527" calcext:value-type="float">
            <text:p/>
          </table:table-cell>
          <table:table-cell table:number-columns-repeated="3"/>
          <table:table-cell table:style-name="ce359" table:formula="of:=[$1Log.J108]" office:value-type="float" office:value="-1" calcext:value-type="float">
            <text:p/>
          </table:table-cell>
          <table:table-cell/>
          <table:table-cell table:style-name="ce359" table:formula="of:=IF(AND([.F108]*ABS(SIGN([.J108]))&lt;=[.$L$3];[.F108]*ABS(SIGN([.J108]))&gt;=-[.$L$3]);&quot;&quot;;[.F108]*ABS(SIGN([.J108])))" office:value-type="float" office:value="1.38987807898527" calcext:value-type="float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09]" office:value-type="float" office:value="0" calcext:value-type="float">
            <text:p/>
          </table:table-cell>
          <table:table-cell table:number-columns-repeated="3"/>
          <table:table-cell table:style-name="ce359" table:formula="of:=[$1Log.J109]" office:value-type="float" office:value="-0.5" calcext:value-type="float">
            <text:p/>
          </table:table-cell>
          <table:table-cell/>
          <table:table-cell table:style-name="ce359" table:formula="of:=IF(AND([.F109]*ABS(SIGN([.J109]))&lt;=[.$L$3];[.F109]*ABS(SIGN([.J109]))&gt;=-[.$L$3]);&quot;&quot;;[.F109]*ABS(SIGN([.J10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10]" office:value-type="float" office:value="0" calcext:value-type="float">
            <text:p/>
          </table:table-cell>
          <table:table-cell table:number-columns-repeated="3"/>
          <table:table-cell table:style-name="ce359" table:formula="of:=[$1Log.J110]" office:value-type="float" office:value="0" calcext:value-type="float">
            <text:p/>
          </table:table-cell>
          <table:table-cell/>
          <table:table-cell table:style-name="ce359" table:formula="of:=IF(AND([.F110]*ABS(SIGN([.J110]))&lt;=[.$L$3];[.F110]*ABS(SIGN([.J110]))&gt;=-[.$L$3]);&quot;&quot;;[.F110]*ABS(SIGN([.J110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11]" office:value-type="float" office:value="0" calcext:value-type="float">
            <text:p/>
          </table:table-cell>
          <table:table-cell table:number-columns-repeated="3"/>
          <table:table-cell table:style-name="ce359" table:formula="of:=[$1Log.J111]" office:value-type="float" office:value="0" calcext:value-type="float">
            <text:p/>
          </table:table-cell>
          <table:table-cell/>
          <table:table-cell table:style-name="ce359" table:formula="of:=IF(AND([.F111]*ABS(SIGN([.J111]))&lt;=[.$L$3];[.F111]*ABS(SIGN([.J111]))&gt;=-[.$L$3]);&quot;&quot;;[.F111]*ABS(SIGN([.J111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 table:formula="of:=[$1Log.F112]" office:value-type="float" office:value="0" calcext:value-type="float">
            <text:p/>
          </table:table-cell>
          <table:table-cell table:number-columns-repeated="3"/>
          <table:table-cell table:style-name="ce359" table:formula="of:=[$1Log.J112]" office:value-type="float" office:value="0" calcext:value-type="float">
            <text:p/>
          </table:table-cell>
          <table:table-cell/>
          <table:table-cell table:style-name="ce359" table:formula="of:=IF(AND([.F112]*ABS(SIGN([.J112]))&lt;=[.$L$3];[.F112]*ABS(SIGN([.J112]))&gt;=-[.$L$3]);&quot;&quot;;[.F112]*ABS(SIGN([.J112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 table:formula="of:=[$1Log.J113]" office:value-type="float" office:value="0" calcext:value-type="float">
            <text:p/>
          </table:table-cell>
          <table:table-cell/>
          <table:table-cell table:style-name="ce359" table:formula="of:=IF(AND([.F113]*ABS(SIGN([.J113]))&lt;=[.$L$3];[.F113]*ABS(SIGN([.J113]))&gt;=-[.$L$3]);&quot;&quot;;[.F113]*ABS(SIGN([.J113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 table:formula="of:=[$1Log.J114]" office:value-type="float" office:value="0" calcext:value-type="float">
            <text:p/>
          </table:table-cell>
          <table:table-cell/>
          <table:table-cell table:style-name="ce359" table:formula="of:=IF(AND([.F114]*ABS(SIGN([.J114]))&lt;=[.$L$3];[.F114]*ABS(SIGN([.J114]))&gt;=-[.$L$3]);&quot;&quot;;[.F114]*ABS(SIGN([.J114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 table:formula="of:=[$1Log.J115]" office:value-type="float" office:value="0" calcext:value-type="float">
            <text:p/>
          </table:table-cell>
          <table:table-cell/>
          <table:table-cell table:style-name="ce359" table:formula="of:=IF(AND([.F115]*ABS(SIGN([.J115]))&lt;=[.$L$3];[.F115]*ABS(SIGN([.J115]))&gt;=-[.$L$3]);&quot;&quot;;[.F115]*ABS(SIGN([.J115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/>
          <table:table-cell/>
          <table:table-cell table:style-name="ce359" table:formula="of:=IF(AND([.F116]*ABS(SIGN([.J116]))&lt;=[.$L$3];[.F116]*ABS(SIGN([.J116]))&gt;=-[.$L$3]);&quot;&quot;;[.F116]*ABS(SIGN([.J116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/>
          <table:table-cell/>
          <table:table-cell table:style-name="ce359" table:formula="of:=IF(AND([.F117]*ABS(SIGN([.J117]))&lt;=[.$L$3];[.F117]*ABS(SIGN([.J117]))&gt;=-[.$L$3]);&quot;&quot;;[.F117]*ABS(SIGN([.J117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/>
          <table:table-cell/>
          <table:table-cell table:style-name="ce359" table:formula="of:=IF(AND([.F118]*ABS(SIGN([.J118]))&lt;=[.$L$3];[.F118]*ABS(SIGN([.J118]))&gt;=-[.$L$3]);&quot;&quot;;[.F118]*ABS(SIGN([.J118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/>
          <table:table-cell/>
          <table:table-cell table:style-name="ce359" table:formula="of:=IF(AND([.F119]*ABS(SIGN([.J119]))&lt;=[.$L$3];[.F119]*ABS(SIGN([.J119]))&gt;=-[.$L$3]);&quot;&quot;;[.F119]*ABS(SIGN([.J119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/>
          <table:table-cell/>
          <table:table-cell table:style-name="ce359" table:formula="of:=IF(AND([.F120]*ABS(SIGN([.J120]))&lt;=[.$L$3];[.F120]*ABS(SIGN([.J120]))&gt;=-[.$L$3]);&quot;&quot;;[.F120]*ABS(SIGN([.J120])))">
            <text:p/>
          </table:table-cell>
          <table:table-cell table:number-columns-repeated="16"/>
        </table:table-row>
        <table:table-row table:style-name="ro3">
          <table:table-cell table:number-columns-repeated="5"/>
          <table:table-cell table:style-name="ce359"/>
          <table:table-cell table:number-columns-repeated="3"/>
          <table:table-cell table:style-name="ce359"/>
          <table:table-cell/>
          <table:table-cell table:style-name="ce359" table:formula="of:=IF(AND([.F121]*ABS(SIGN([.J121]))&lt;=[.$L$3];[.F121]*ABS(SIGN([.J121]))&gt;=-[.$L$3]);&quot;&quot;;[.F121]*ABS(SIGN([.J121])))">
            <text:p/>
          </table:table-cell>
          <table:table-cell table:number-columns-repeated="16"/>
        </table:table-row>
        <table:table-row table:style-name="ro3" table:number-rows-repeated="2">
          <table:table-cell table:number-columns-repeated="5"/>
          <table:table-cell table:style-name="ce359"/>
          <table:table-cell table:number-columns-repeated="3"/>
          <table:table-cell table:style-name="ce359"/>
          <table:table-cell/>
          <table:table-cell table:style-name="ce359"/>
          <table:table-cell table:number-columns-repeated="16"/>
        </table:table-row>
        <table:table-row table:style-name="ro3" table:number-rows-repeated="1048452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7sIM" table:style-name="ta1">
        <office:forms form:automatic-focus="false" form:apply-design-mode="false"/>
        <table:shapes>
          <draw:frame draw:z-index="0" draw:style-name="gr1" draw:text-style-name="P1" svg:width="83.43mm" svg:height="55.51mm" svg:x="258.92mm" svg:y="152.49mm">
            <draw:object draw:notify-on-update-of-ranges="7sIM.B10:7sIM.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3.69mm" svg:height="54.99mm" svg:x="383.21mm" svg:y="103.57mm">
            <draw:object draw:notify-on-update-of-ranges="7sIM.I10:7sIM.I5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7.14mm" svg:height="50.99mm" svg:x="258.92mm" svg:y="34.77mm">
            <draw:object draw:notify-on-update-of-ranges="7sIM.F10:7sIM.F50 7sIM.L10:7sIM.L50 7sIM.F10:7sIM.F50 7sIM.N10:7sIM.N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90.17mm" svg:height="60.74mm" svg:x="369.22mm" svg:y="37.76mm">
            <draw:object draw:notify-on-update-of-ranges="7sIM.I10:7sIM.I50 7sIM.M10:7sIM.M5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82.56mm" svg:height="60.74mm" svg:x="259.49mm" svg:y="88.36mm">
            <draw:object draw:notify-on-update-of-ranges="7sIM.E10:7sIM.E50 7sIM.I10:7sIM.I50 7sIM.E10:7sIM.E50 7sIM.M10:7sIM.M5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11" table:default-cell-style-name="ce686"/>
        <table:table-column table:style-name="co58" table:default-cell-style-name="Default"/>
        <table:table-column table:style-name="co90" table:number-columns-repeated="2" table:default-cell-style-name="Default"/>
        <table:table-column table:style-name="co11" table:default-cell-style-name="ce686"/>
        <table:table-column table:style-name="co35" table:default-cell-style-name="Default"/>
        <table:table-column table:style-name="co91" table:default-cell-style-name="Default"/>
        <table:table-column table:style-name="co11" table:default-cell-style-name="ce686"/>
        <table:table-column table:style-name="co55" table:default-cell-style-name="Default"/>
        <table:table-column table:style-name="co92" table:default-cell-style-name="Default"/>
        <table:table-column table:style-name="co17" table:default-cell-style-name="Default"/>
        <table:table-column table:style-name="co11" table:default-cell-style-name="ce686"/>
        <table:table-column table:style-name="co3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11" table:default-cell-style-name="ce686"/>
        <table:table-column table:style-name="co65" table:default-cell-style-name="Default"/>
        <table:table-column table:style-name="co93" table:default-cell-style-name="Default"/>
        <table:table-column table:style-name="co11" table:default-cell-style-name="ce686"/>
        <table:table-column table:style-name="co41" table:default-cell-style-name="Default"/>
        <table:table-column table:style-name="co40" table:default-cell-style-name="Default"/>
        <table:table-column table:style-name="co11" table:default-cell-style-name="ce686"/>
        <table:table-column table:style-name="co94" table:number-columns-repeated="2" table:default-cell-style-name="Default"/>
        <table:table-column table:style-name="co10" table:default-cell-style-name="Default"/>
        <table:table-column table:style-name="co11" table:default-cell-style-name="ce686"/>
        <table:table-column table:style-name="co60" table:default-cell-style-name="Default"/>
        <table:table-column table:style-name="co42" table:default-cell-style-name="Default"/>
        <table:table-column table:style-name="co62" table:default-cell-style-name="Default"/>
        <table:table-column table:style-name="co4" table:number-columns-repeated="992" table:default-cell-style-name="Default"/>
        <table:table-row table:style-name="ro13">
          <table:table-cell table:style-name="ce364"/>
          <table:table-cell table:style-name="ce670" office:value-type="string" calcext:value-type="string" table:number-columns-spanned="2" table:number-rows-spanned="1">
            <text:p>1balance</text:p>
          </table:table-cell>
          <table:covered-table-cell table:style-name="ce676"/>
          <table:table-cell table:style-name="ce682"/>
          <table:table-cell table:style-name="ce693" office:value-type="string" calcext:value-type="string" table:number-columns-spanned="3" table:number-rows-spanned="1">
            <text:p>2sample</text:p>
          </table:table-cell>
          <table:covered-table-cell table:number-columns-repeated="2" table:style-name="ce364"/>
          <table:table-cell table:style-name="ce682"/>
          <table:table-cell table:style-name="ce709" office:value-type="string" calcext:value-type="string" table:number-columns-spanned="2" table:number-rows-spanned="1">
            <text:p>3freq/distr</text:p>
          </table:table-cell>
          <table:covered-table-cell table:style-name="ce364"/>
          <table:table-cell table:style-name="ce682"/>
          <table:table-cell table:style-name="ce718" office:value-type="string" calcext:value-type="string" table:number-columns-spanned="3" table:number-rows-spanned="1">
            <text:p>4profit/pyramiding</text:p>
          </table:table-cell>
          <table:covered-table-cell table:style-name="ce725"/>
          <table:covered-table-cell table:style-name="ce364"/>
          <table:table-cell table:style-name="ce682"/>
          <table:table-cell table:style-name="ce601" office:value-type="string" calcext:value-type="string" table:number-columns-spanned="3" table:number-rows-spanned="1">
            <text:p>5risk</text:p>
          </table:table-cell>
          <table:covered-table-cell table:number-columns-repeated="2" table:style-name="ce721"/>
          <table:table-cell table:style-name="ce682"/>
          <table:table-cell table:style-name="ce738" office:value-type="string" calcext:value-type="string" table:number-columns-spanned="2" table:number-rows-spanned="1">
            <text:p>6mark/burn</text:p>
          </table:table-cell>
          <table:covered-table-cell table:style-name="ce741"/>
          <table:table-cell table:style-name="ce682"/>
          <table:table-cell table:style-name="ce746" office:value-type="string" calcext:value-type="string" table:number-columns-spanned="2" table:number-rows-spanned="1">
            <text:p>7deviation</text:p>
          </table:table-cell>
          <table:covered-table-cell table:style-name="ce364"/>
          <table:table-cell table:style-name="ce682"/>
          <table:table-cell table:style-name="ce753" office:value-type="string" calcext:value-type="string" table:number-columns-spanned="3" table:number-rows-spanned="1">
            <text:p>9metric</text:p>
          </table:table-cell>
          <table:covered-table-cell table:number-columns-repeated="2" table:style-name="ce364"/>
          <table:table-cell table:style-name="ce682"/>
          <table:table-cell table:style-name="ce364" table:number-columns-repeated="3"/>
          <table:table-cell table:style-name="ce364" office:value-type="string" calcext:value-type="string">
            <text:p>8gfx</text:p>
          </table:table-cell>
          <table:table-cell table:style-name="ce364" office:value-type="string" calcext:value-type="string">
            <text:p>0stat</text:p>
          </table:table-cell>
          <table:table-cell table:style-name="ce364" table:number-columns-repeated="990"/>
        </table:table-row>
        <table:table-row table:style-name="ro14">
          <table:table-cell table:style-name="ce435" table:number-columns-repeated="2"/>
          <table:table-cell/>
          <table:table-cell table:style-name="ce683"/>
          <table:table-cell table:style-name="ce694"/>
          <table:table-cell table:style-name="ce435"/>
          <table:table-cell/>
          <table:table-cell table:style-name="ce683"/>
          <table:table-cell table:style-name="ce435" table:number-columns-repeated="2"/>
          <table:table-cell table:style-name="ce683"/>
          <table:table-cell table:style-name="ce719"/>
          <table:table-cell table:style-name="ce726" table:number-columns-repeated="2"/>
          <table:table-cell table:style-name="ce683"/>
          <table:table-cell table:style-name="ce435" table:number-columns-repeated="3"/>
          <table:table-cell table:style-name="ce683"/>
          <table:table-cell table:style-name="ce726" table:number-columns-repeated="2"/>
          <table:table-cell table:style-name="ce683"/>
          <table:table-cell table:number-columns-repeated="2"/>
          <table:table-cell table:style-name="ce683"/>
          <table:table-cell table:style-name="ce694"/>
          <table:table-cell table:style-name="ce435" table:number-columns-repeated="2"/>
          <table:table-cell table:style-name="ce683"/>
          <table:table-cell table:style-name="ce435" table:number-columns-repeated="995"/>
        </table:table-row>
        <table:table-row table:style-name="ro3">
          <table:table-cell table:number-columns-repeated="3"/>
          <table:table-cell table:style-name="ce684"/>
          <table:table-cell/>
          <table:table-cell table:style-name="ce697" office:value-type="string" calcext:value-type="string">
            <text:p>var/std</text:p>
          </table:table-cell>
          <table:table-cell table:style-name="ce702" office:value-type="string" calcext:value-type="string">
            <text:p>m/m</text:p>
          </table:table-cell>
          <table:table-cell table:style-name="ce684"/>
          <table:table-cell table:style-name="ce710" office:value-type="string" calcext:value-type="string">
            <text:p>kNp/EV</text:p>
          </table:table-cell>
          <table:table-cell/>
          <table:table-cell table:style-name="ce684"/>
          <table:table-cell table:style-name="ce720" table:formula="of:=[.Z6]-(1-[.Z6])/[.AB6]" office:value-type="float" office:value="0.233991939869204" calcext:value-type="float">
            <text:p/>
          </table:table-cell>
          <table:table-cell/>
          <table:table-cell table:style-name="ce731" office:value-type="string" calcext:value-type="string">
            <text:p>k1/r</text:p>
          </table:table-cell>
          <table:table-cell table:style-name="ce684"/>
          <table:table-cell/>
          <table:table-cell table:style-name="ce736" office:value-type="string" calcext:value-type="string">
            <text:p>psy/load</text:p>
          </table:table-cell>
          <table:table-cell/>
          <table:table-cell table:style-name="ce684"/>
          <table:table-cell/>
          <table:table-cell table:style-name="ce742" office:value-type="string" calcext:value-type="string">
            <text:p>MDD1%</text:p>
          </table:table-cell>
          <table:table-cell table:style-name="ce684"/>
          <table:table-cell office:value-type="string" calcext:value-type="string">
            <text:p>deviation</text:p>
          </table:table-cell>
          <table:table-cell table:style-name="ce751" table:formula="of:=[.W8]/[.E8]" office:value-type="float" office:value="0.077419776239423" calcext:value-type="float">
            <text:p/>
          </table:table-cell>
          <table:table-cell table:style-name="ce684"/>
          <table:table-cell table:style-name="ce754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e23</text:p>
          </table:table-cell>
          <table:table-cell table:style-name="ce684"/>
          <table:table-cell table:number-columns-repeated="2"/>
          <table:table-cell table:style-name="ce418" office:value-type="string" calcext:value-type="string">
            <text:p>PERF</text:p>
          </table:table-cell>
          <table:table-cell/>
          <table:table-cell office:value-type="string" calcext:value-type="string">
            <text:p>kelly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685"/>
          <table:table-cell/>
          <table:table-cell table:style-name="ce698" table:formula="of:=VAR([.F10:.F50])" office:value-type="float" office:value="0.0821678920555535" calcext:value-type="float">
            <text:p/>
          </table:table-cell>
          <table:table-cell table:style-name="ce703" table:formula="of:=AVERAGE([.F10:.F50])" office:value-type="float" office:value="0.473605915358881" calcext:value-type="float">
            <text:p/>
          </table:table-cell>
          <table:table-cell table:style-name="ce685"/>
          <table:table-cell table:style-name="ce710" table:formula="of:=ROUND([.E8]*[.Z6])" office:value-type="float" office:value="18" calcext:value-type="float">
            <text:p/>
          </table:table-cell>
          <table:table-cell/>
          <table:table-cell table:style-name="ce685"/>
          <table:table-cell table:style-name="ce721" office:value-type="string" calcext:value-type="string">
            <text:p>r/pEVmax</text:p>
          </table:table-cell>
          <table:table-cell/>
          <table:table-cell table:style-name="ce657" table:formula="of:=1/([.AA6]/([.L8]-1))" office:value-type="float" office:value="0.626730378876868" calcext:value-type="float">
            <text:p/>
          </table:table-cell>
          <table:table-cell table:style-name="ce685"/>
          <table:table-cell/>
          <table:table-cell table:style-name="ce737" table:formula="of:=[.$AA$6]/[.$L$3]" office:value-type="float" office:value="0.077699720416489" calcext:value-type="float">
            <text:p/>
          </table:table-cell>
          <table:table-cell/>
          <table:table-cell table:style-name="ce685"/>
          <table:table-cell table:style-name="ce739" table:formula="of:=[.U8]/[.T8]" office:value-type="float" office:value="0.904901880154615" calcext:value-type="float">
            <text:p/>
          </table:table-cell>
          <table:table-cell table:style-name="ce743" table:formula="of:=(1-[.AA6])^[.U8]" office:value-type="float" office:value="0.862345052731889" calcext:value-type="float">
            <text:p/>
          </table:table-cell>
          <table:table-cell table:style-name="ce685"/>
          <table:table-cell office:value-type="string" calcext:value-type="string">
            <text:p>srkvotl</text:p>
          </table:table-cell>
          <table:table-cell table:style-name="ce752" office:value-type="string" calcext:value-type="string">
            <text:p>err</text:p>
          </table:table-cell>
          <table:table-cell table:style-name="ce685"/>
          <table:table-cell table:style-name="ce418" office:value-type="string" calcext:value-type="string">
            <text:p>nrt</text:p>
          </table:table-cell>
          <table:table-cell table:style-name="ce418" office:value-type="string" calcext:value-type="string">
            <text:p>slip</text:p>
          </table:table-cell>
          <table:table-cell table:style-name="ce418" office:value-type="string" calcext:value-type="string">
            <text:p>stop</text:p>
          </table:table-cell>
          <table:table-cell table:style-name="ce685"/>
          <table:table-cell/>
          <table:table-cell table:formula="of:=[$1Log.F5]" office:value-type="float" office:value="2.76776701566324" calcext:value-type="float">
            <text:p/>
          </table:table-cell>
          <table:table-cell table:style-name="ce418" table:formula="of:=[.L8]^[$1Log.AU5]" office:value-type="float" office:value="2.83595998589269" calcext:value-type="float">
            <text:p/>
          </table:table-cell>
          <table:table-cell table:style-name="ce763" office:value-type="string" calcext:value-type="string">
            <text:p>monte carlo</text:p>
          </table:table-cell>
          <table:table-cell office:value-type="string" calcext:value-type="string">
            <text:p>check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685"/>
          <table:table-cell/>
          <table:table-cell table:style-name="ce698" table:formula="of:=STDEV([.F10:.F50])" office:value-type="float" office:value="0.286649423609317" calcext:value-type="float">
            <text:p/>
          </table:table-cell>
          <table:table-cell table:style-name="ce703" table:formula="of:=MEDIAN([.F10:.F50])" office:value-type="float" office:value="0.391982444096357" calcext:value-type="float">
            <text:p/>
          </table:table-cell>
          <table:table-cell table:style-name="ce685"/>
          <table:table-cell table:number-columns-repeated="2"/>
          <table:table-cell table:style-name="ce685"/>
          <table:table-cell table:number-columns-repeated="3"/>
          <table:table-cell table:style-name="ce685"/>
          <table:table-cell table:number-columns-repeated="3"/>
          <table:table-cell table:style-name="ce685"/>
          <table:table-cell office:value-type="string" calcext:value-type="string">
            <text:p>Np-dk</text:p>
          </table:table-cell>
          <table:table-cell/>
          <table:table-cell table:style-name="ce685"/>
          <table:table-cell office:value-type="string" calcext:value-type="string">
            <text:p>dk</text:p>
          </table:table-cell>
          <table:table-cell office:value-type="string" calcext:value-type="string">
            <text:p>dp/e</text:p>
          </table:table-cell>
          <table:table-cell table:style-name="ce685"/>
          <table:table-cell table:style-name="ce755" table:formula="of:=[$1Log.AT8]" office:value-type="float" office:value="0.434782608695652" calcext:value-type="float">
            <text:p/>
          </table:table-cell>
          <table:table-cell table:style-name="ce755" table:formula="of:=[$1Log.AU8]" office:value-type="float" office:value="1.8181108307549" calcext:value-type="float">
            <text:p/>
          </table:table-cell>
          <table:table-cell table:style-name="ce755" table:formula="of:=[$1Log.AV8]" office:value-type="float" office:value="2.81495845702316" calcext:value-type="float">
            <text:p/>
          </table:table-cell>
          <table:table-cell table:style-name="ce685"/>
          <table:table-cell table:style-name="ce418" office:value-type="float" office:value="1" calcext:value-type="float">
            <text:p>1</text:p>
          </table:table-cell>
          <table:table-cell table:style-name="ce418" table:formula="of:=[.AE4]/[.AF4]" office:value-type="float" office:value="0.975954184625781" calcext:value-type="float">
            <text:p/>
          </table:table-cell>
          <table:table-cell/>
          <table:table-cell table:style-name="ce763" office:value-type="string" calcext:value-type="string">
            <text:p>simulation</text:p>
          </table:table-cell>
          <table:table-cell office:value-type="string" calcext:value-type="string">
            <text:p>psy/vola</text:p>
          </table:table-cell>
          <table:table-cell table:number-columns-repeated="990"/>
        </table:table-row>
        <table:table-row table:style-name="ro3">
          <table:table-cell table:style-name="ce667"/>
          <table:table-cell table:style-name="ce671" office:value-type="string" calcext:value-type="string">
            <text:p>init</text:p>
          </table:table-cell>
          <table:table-cell table:style-name="ce667"/>
          <table:table-cell/>
          <table:table-cell table:style-name="ce686" office:value-type="string" calcext:value-type="string">
            <text:p>k</text:p>
          </table:table-cell>
          <table:table-cell table:style-name="ce667" table:number-columns-repeated="2"/>
          <table:table-cell/>
          <table:table-cell table:style-name="ce711" table:formula="of:=SUM([.I10:.I50])" office:value-type="float" office:value="1" calcext:value-type="float">
            <text:p/>
          </table:table-cell>
          <table:table-cell table:style-name="ce667"/>
          <table:table-cell/>
          <table:table-cell table:style-name="ce667"/>
          <table:table-cell table:style-name="ce727" table:formula="of:=SUMPRODUCT([.$I$10:.$I$50];[.$M$10:.$M$50])" office:value-type="float" office:value="1.62918247970711" calcext:value-type="float">
            <text:p/>
          </table:table-cell>
          <table:table-cell table:style-name="ce667"/>
          <table:table-cell/>
          <table:table-cell table:style-name="ce735" table:number-columns-repeated="3"/>
          <table:table-cell/>
          <table:table-cell table:style-name="ce667"/>
          <table:table-cell table:style-name="ce667" office:value-type="string" calcext:value-type="string">
            <text:p>in a raw</text:p>
          </table:table-cell>
          <table:table-cell/>
          <table:table-cell table:style-name="ce747" table:formula="of:=SQRT(SUM([.W10:.W50]))" office:value-type="float" office:value="3.17421082581622" calcext:value-type="float">
            <text:p/>
          </table:table-cell>
          <table:table-cell table:style-name="ce667"/>
          <table:table-cell/>
          <table:table-cell table:style-name="ce756" table:formula="of:=IF([.$AD$5]=1;[.Z5];[.Z8])" office:value-type="float" office:value="0.434782608695652" calcext:value-type="float">
            <text:p/>
          </table:table-cell>
          <table:table-cell table:style-name="ce756" table:formula="of:=IF([.$AD$5]=1;[.AA5];[.AA8])*0.01" office:value-type="float" office:value="0.018181108307549" calcext:value-type="float">
            <text:p/>
          </table:table-cell>
          <table:table-cell table:style-name="ce756" table:formula="of:=IF([.$AD$5]=1;[.AB5];[.AB8])" office:value-type="float" office:value="2.81495845702316" calcext:value-type="float">
            <text:p/>
          </table:table-cell>
          <table:table-cell/>
          <table:table-cell table:style-name="ce667" table:number-columns-repeated="2"/>
          <table:table-cell table:style-name="ce667" table:formula="of:=SMALL([.$L$10:.$L$50];([.E10]))" office:value-type="string" office:string-value="" calcext:value-type="error">
            <text:p/>
          </table:table-cell>
          <table:table-cell table:style-name="ce667"/>
          <table:table-cell table:style-name="ce667" office:value-type="string" calcext:value-type="string">
            <text:p>optim log e</text:p>
          </table:table-cell>
          <table:table-cell table:style-name="ce667" table:number-columns-repeated="990"/>
        </table:table-row>
        <table:table-row table:style-name="ro3">
          <table:table-cell table:style-name="ce668"/>
          <table:table-cell table:style-name="ce672" office:value-type="string" calcext:value-type="string">
            <text:p>BL</text:p>
          </table:table-cell>
          <table:table-cell table:style-name="ce677"/>
          <table:table-cell table:style-name="ce687"/>
          <table:table-cell table:style-name="ce695" office:value-type="string" calcext:value-type="string">
            <text:p>N</text:p>
          </table:table-cell>
          <table:table-cell table:style-name="ce699" office:value-type="string" calcext:value-type="string">
            <text:p>rnd</text:p>
          </table:table-cell>
          <table:table-cell table:style-name="ce704"/>
          <table:table-cell table:style-name="ce687"/>
          <table:table-cell table:style-name="ce712" office:value-type="string" calcext:value-type="string">
            <text:p>PkN</text:p>
          </table:table-cell>
          <table:table-cell table:style-name="ce715"/>
          <table:table-cell table:style-name="ce687"/>
          <table:table-cell table:style-name="ce722" office:value-type="string" calcext:value-type="string">
            <text:p>k1p/EV</text:p>
          </table:table-cell>
          <table:table-cell table:style-name="ce728" office:value-type="string" calcext:value-type="string">
            <text:p>P/EV</text:p>
          </table:table-cell>
          <table:table-cell table:style-name="ce732" office:value-type="string" calcext:value-type="string">
            <text:p>%tr</text:p>
          </table:table-cell>
          <table:table-cell table:style-name="ce687"/>
          <table:table-cell table:number-columns-repeated="3"/>
          <table:table-cell table:style-name="ce687"/>
          <table:table-cell table:style-name="ce695" office:value-type="string" calcext:value-type="string">
            <text:p>brevenN</text:p>
          </table:table-cell>
          <table:table-cell table:style-name="ce744" office:value-type="string" calcext:value-type="string">
            <text:p>1%burn</text:p>
          </table:table-cell>
          <table:table-cell table:style-name="ce687"/>
          <table:table-cell table:style-name="ce748" office:value-type="string" calcext:value-type="string">
            <text:p>stdev</text:p>
          </table:table-cell>
          <table:table-cell table:style-name="ce668"/>
          <table:table-cell table:style-name="ce687"/>
          <table:table-cell table:style-name="ce757" office:value-type="string" calcext:value-type="string">
            <text:p>1p</text:p>
          </table:table-cell>
          <table:table-cell table:style-name="ce759" office:value-type="string" calcext:value-type="string">
            <text:p>2r</text:p>
          </table:table-cell>
          <table:table-cell table:style-name="ce761" office:value-type="string" calcext:value-type="string">
            <text:p>3f</text:p>
          </table:table-cell>
          <table:table-cell table:style-name="ce687"/>
          <table:table-cell table:style-name="ce668" table:number-columns-repeated="995"/>
        </table:table-row>
        <table:table-row table:style-name="ro11">
          <table:table-cell table:style-name="ce669"/>
          <table:table-cell table:style-name="ce673" office:value-type="float" office:value="1" calcext:value-type="float">
            <text:p>1</text:p>
          </table:table-cell>
          <table:table-cell table:style-name="ce678"/>
          <table:table-cell table:style-name="ce688"/>
          <table:table-cell table:style-name="ce696" table:formula="of:=COUNT([.F10:.F50])" office:value-type="float" office:value="41" calcext:value-type="float">
            <text:p/>
          </table:table-cell>
          <table:table-cell table:style-name="ce700" office:value-type="string" calcext:value-type="string">
            <text:p>uni</text:p>
          </table:table-cell>
          <table:table-cell table:style-name="ce705"/>
          <table:table-cell table:style-name="ce688"/>
          <table:table-cell table:style-name="ce713" table:formula="of:=([.Z6]^[.I4])*(1-[.Z6])^([.E8]-[.I4])*(FACT([.E8])/(FACT([.I4])*FACT([.E8]-[.I4])))" office:value-type="float" office:value="0.124580279960657" calcext:value-type="float">
            <text:p/>
          </table:table-cell>
          <table:table-cell table:style-name="ce716"/>
          <table:table-cell table:style-name="ce688"/>
          <table:table-cell table:style-name="ce723" table:formula="of:=((1+[.AB6]*[.AA6])^[.Z6])*((1-[.AA6])^(1-[.Z6]))" office:value-type="float" office:value="1.01139465289799" calcext:value-type="float">
            <text:p/>
          </table:table-cell>
          <table:table-cell table:style-name="ce729" table:formula="of:=[.L8]^[.E8]" office:value-type="float" office:value="1.59128065514427" calcext:value-type="float">
            <text:p/>
          </table:table-cell>
          <table:table-cell table:style-name="ce733" table:formula="of:=([.L8]-1)*100" office:value-type="float" office:value="1.13946528979916" calcext:value-type="float">
            <text:p/>
          </table:table-cell>
          <table:table-cell table:style-name="ce688"/>
          <table:table-cell table:number-columns-repeated="3"/>
          <table:table-cell table:style-name="ce688"/>
          <table:table-cell table:style-name="ce740" table:formula="of:=[.Z6]*(1-[.Z6])/([.Z6]-1/(1-LN(1+[.AA6]*[.AB6])/LN(1-[.AA6])))^2" office:value-type="float" office:value="8.91978523372657" calcext:value-type="float">
            <text:p/>
          </table:table-cell>
          <table:table-cell table:style-name="ce745" table:formula="of:=LOG(0.01;1-[.$Z$6])" office:value-type="float" office:value="8.07153042857454" calcext:value-type="float">
            <text:p/>
          </table:table-cell>
          <table:table-cell table:style-name="ce688"/>
          <table:table-cell table:style-name="ce749" table:formula="of:=SQRT([.E8]*[.Z6]*(1-[.Z6]))" office:value-type="float" office:value="3.17421082581634" calcext:value-type="float">
            <text:p/>
          </table:table-cell>
          <table:table-cell table:style-name="ce669"/>
          <table:table-cell table:style-name="ce688"/>
          <table:table-cell table:style-name="ce758" office:value-type="float" office:value="0.41" calcext:value-type="float">
            <text:p>0.41</text:p>
          </table:table-cell>
          <table:table-cell table:style-name="ce760" office:value-type="float" office:value="1.8" calcext:value-type="float">
            <text:p>1.8</text:p>
          </table:table-cell>
          <table:table-cell table:style-name="ce762" office:value-type="float" office:value="3.1" calcext:value-type="float">
            <text:p>3.1</text:p>
          </table:table-cell>
          <table:table-cell table:style-name="ce688"/>
          <table:table-cell table:style-name="ce669" table:number-columns-repeated="995"/>
        </table:table-row>
        <table:table-row table:style-name="ro14">
          <table:table-cell table:style-name="ce624"/>
          <table:table-cell table:style-name="ce674" table:number-columns-repeated="6"/>
          <table:table-cell table:style-name="ce691"/>
          <table:table-cell table:style-name="ce624" table:number-columns-repeated="2"/>
          <table:table-cell table:style-name="ce691"/>
          <table:table-cell table:style-name="ce624" table:number-columns-repeated="3"/>
          <table:table-cell table:style-name="ce691"/>
          <table:table-cell table:style-name="ce624" table:number-columns-repeated="3"/>
          <table:table-cell table:style-name="ce691"/>
          <table:table-cell table:style-name="ce624" table:number-columns-repeated="5"/>
          <table:table-cell table:style-name="ce691"/>
          <table:table-cell table:style-name="ce674" table:number-columns-repeated="3"/>
          <table:table-cell table:style-name="ce691"/>
          <table:table-cell table:style-name="ce624" table:number-columns-repeated="995"/>
        </table:table-row>
        <table:table-row table:style-name="ro3">
          <table:table-cell/>
          <table:table-cell table:style-name="ce675" table:formula="of:=IF([.$F$10]&lt;[.Z$6];[.$B$8]*(1+[.AA$6]*[.AB$6]);[.$B$8]*(1-[.$AA$6]))" office:value-type="float" office:value="1.05117906458839" calcext:value-type="float">
            <text:p/>
          </table:table-cell>
          <table:table-cell table:style-name="ce679"/>
          <table:table-cell table:style-name="ce689"/>
          <table:table-cell table:style-name="ce518" office:value-type="float" office:value="0" calcext:value-type="float">
            <text:p>0</text:p>
          </table:table-cell>
          <table:table-cell table:style-name="ce701" table:formula="of:=RAND()" office:value-type="float" office:value="0.41481703473255" calcext:value-type="float">
            <text:p/>
          </table:table-cell>
          <table:table-cell table:style-name="ce706"/>
          <table:table-cell table:style-name="ce689"/>
          <table:table-cell table:style-name="ce714" table:formula="of:=([.$Z$6]^[.E10])*(1-[.$Z$6])^([.$E$8]-[.E10])*(FACT([.$E$8])/(FACT([.E10])*FACT([.$E$8]-[.E10])))" office:value-type="float" office:value="0.0000000000693164269170631" calcext:value-type="float">
            <text:p/>
          </table:table-cell>
          <table:table-cell table:style-name="ce717"/>
          <table:table-cell table:style-name="ce689"/>
          <table:table-cell table:style-name="ce724" table:formula="of:=((1+[.$AB$6]*[.F10])^[.$Z$6])*((1-[.F10])^(1-[.$Z$6]))" office:value-type="float" office:value="1.03408246203319" calcext:value-type="float">
            <text:p/>
          </table:table-cell>
          <table:table-cell table:style-name="ce730" table:formula="of:=(((1+[.$AB$6]*[.$AA$6])^[.E10])*((1-[.$AA$6])^([.$E$8]-[.E10]))-0)*1" office:value-type="float" office:value="0.471288407797657" calcext:value-type="float">
            <text:p/>
          </table:table-cell>
          <table:table-cell table:style-name="ce734" table:formula="of:=([.L10]-1)*100" office:value-type="float" office:value="3.40824620331936" calcext:value-type="float">
            <text:p/>
          </table:table-cell>
          <table:table-cell table:style-name="ce689"/>
          <table:table-cell table:number-columns-repeated="3"/>
          <table:table-cell table:style-name="ce689"/>
          <table:table-cell table:number-columns-repeated="2"/>
          <table:table-cell table:style-name="ce689"/>
          <table:table-cell table:style-name="ce750" table:formula="of:=([.E10]-[.$Z$6]*[.$E$8])^2*[.I10]" office:value-type="float" office:value="0.0000000220266377405639" calcext:value-type="float">
            <text:p/>
          </table:table-cell>
          <table:table-cell/>
          <table:table-cell table:style-name="ce689"/>
          <table:table-cell table:style-name="ce418" table:number-columns-repeated="3"/>
          <table:table-cell table:style-name="ce689"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1]&lt;[.$Z$6];[.B10]*(1+[.$AA$6]*[.$AB$6]);[.B10]*(1-[.$AA$6]))" office:value-type="float" office:value="1.10497742582892" calcext:value-type="float">
            <text:p/>
          </table:table-cell>
          <table:table-cell table:style-name="ce680"/>
          <table:table-cell table:style-name="ce690"/>
          <table:table-cell table:style-name="ce518" office:value-type="float" office:value="1" calcext:value-type="float">
            <text:p>1</text:p>
          </table:table-cell>
          <table:table-cell table:style-name="ce701" table:formula="of:=RAND()" office:value-type="float" office:value="0.381848224438727" calcext:value-type="float">
            <text:p/>
          </table:table-cell>
          <table:table-cell table:style-name="ce707"/>
          <table:table-cell table:style-name="ce690"/>
          <table:table-cell table:style-name="ce714" table:formula="of:=([.$Z$6]^[.E11])*(1-[.$Z$6])^([.$E$8]-[.E11])*(FACT([.$E$8])/(FACT([.E11])*FACT([.$E$8]-[.E11])))" office:value-type="float" office:value="0.00000000218613346430737" calcext:value-type="float">
            <text:p/>
          </table:table-cell>
          <table:table-cell table:style-name="ce717"/>
          <table:table-cell table:style-name="ce690"/>
          <table:table-cell table:style-name="ce724" table:formula="of:=((1+[.$AB$6]*[.F11])^[.$Z$6])*((1-[.F11])^(1-[.$Z$6]))" office:value-type="float" office:value="1.04651869968408" calcext:value-type="float">
            <text:p/>
          </table:table-cell>
          <table:table-cell table:style-name="ce730" table:formula="of:=(((1+[.$AB$6]*[.$AA$6])^[.E11])*((1-[.$AA$6])^([.$E$8]-[.E11]))-0)*1" office:value-type="float" office:value="0.504582374460234" calcext:value-type="float">
            <text:p/>
          </table:table-cell>
          <table:table-cell table:style-name="ce734" table:formula="of:=([.L11]-1)*100" office:value-type="float" office:value="4.65186996840834" calcext:value-type="float">
            <text:p/>
          </table:table-cell>
          <table:table-cell table:style-name="ce690"/>
          <table:table-cell table:number-columns-repeated="3"/>
          <table:table-cell table:style-name="ce690"/>
          <table:table-cell table:number-columns-repeated="2"/>
          <table:table-cell table:style-name="ce690"/>
          <table:table-cell table:style-name="ce750" table:formula="of:=([.E11]-[.$Z$6]*[.$E$8])^2*[.I11]" office:value-type="float" office:value="0.000000618931990200096" calcext:value-type="float">
            <text:p/>
          </table:table-cell>
          <table:table-cell/>
          <table:table-cell table:style-name="ce690"/>
          <table:table-cell/>
          <table:table-cell table:style-name="ce418"/>
          <table:table-cell/>
          <table:table-cell table:style-name="ce690"/>
          <table:table-cell office:value-type="float" office:value="0.025" calcext:value-type="float">
            <text:p>0.0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2]&lt;[.$Z$6];[.B11]*(1+[.$AA$6]*[.$AB$6]);[.B11]*(1-[.$AA$6]))" office:value-type="float" office:value="1.16152913687413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" calcext:value-type="float">
            <text:p>2</text:p>
          </table:table-cell>
          <table:table-cell table:style-name="ce701" table:formula="of:=RAND()" office:value-type="float" office:value="0.20880601555109" calcext:value-type="float">
            <text:p/>
          </table:table-cell>
          <table:table-cell table:style-name="ce707"/>
          <table:table-cell table:style-name="ce691"/>
          <table:table-cell table:style-name="ce714" table:formula="of:=([.$Z$6]^[.E12])*(1-[.$Z$6])^([.$E$8]-[.E12])*(FACT([.$E$8])/(FACT([.E12])*FACT([.$E$8]-[.E12])))" office:value-type="float" office:value="0.0000000336328225278057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2])^[.$Z$6])*((1-[.F12])^(1-[.$Z$6]))" office:value-type="float" office:value="1.07104555332238" calcext:value-type="float">
            <text:p/>
          </table:table-cell>
          <table:table-cell table:style-name="ce730" table:formula="of:=(((1+[.$AB$6]*[.$AA$6])^[.E12])*((1-[.$AA$6])^([.$E$8]-[.E12]))-0)*1" office:value-type="float" office:value="0.540228379063462" calcext:value-type="float">
            <text:p/>
          </table:table-cell>
          <table:table-cell table:style-name="ce734" table:formula="of:=([.L12]-1)*100" office:value-type="float" office:value="7.10455533223826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2]-[.$Z$6]*[.$E$8])^2*[.I12]" office:value-type="float" office:value="0.00000842384584809857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05" calcext:value-type="float">
            <text:p>0.0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3]&lt;[.$Z$6];[.B12]*(1+[.$AA$6]*[.$AB$6]);[.B12]*(1-[.$AA$6]))" office:value-type="float" office:value="1.14041124983425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" calcext:value-type="float">
            <text:p>3</text:p>
          </table:table-cell>
          <table:table-cell table:style-name="ce701" table:formula="of:=RAND()" office:value-type="float" office:value="0.791417960077524" calcext:value-type="float">
            <text:p/>
          </table:table-cell>
          <table:table-cell table:style-name="ce707"/>
          <table:table-cell table:style-name="ce691"/>
          <table:table-cell table:style-name="ce714" table:formula="of:=([.$Z$6]^[.E13])*(1-[.$Z$6])^([.$E$8]-[.E13])*(FACT([.$E$8])/(FACT([.E13])*FACT([.$E$8]-[.E13])))" office:value-type="float" office:value="0.000000336328225278057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3])^[.$Z$6])*((1-[.F13])^(1-[.$Z$6]))" office:value-type="float" office:value="0.686290086545681" calcext:value-type="float">
            <text:p/>
          </table:table-cell>
          <table:table-cell table:style-name="ce730" table:formula="of:=(((1+[.$AB$6]*[.$AA$6])^[.E13])*((1-[.$AA$6])^([.$E$8]-[.E13]))-0)*1" office:value-type="float" office:value="0.578392580315021" calcext:value-type="float">
            <text:p/>
          </table:table-cell>
          <table:table-cell table:style-name="ce734" table:formula="of:=([.L13]-1)*100" office:value-type="float" office:value="-31.3709913454319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3]-[.$Z$6]*[.$E$8])^2*[.I13]" office:value-type="float" office:value="0.0000739292672278975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075" calcext:value-type="float">
            <text:p>0.0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4]&lt;[.$Z$6];[.B13]*(1+[.$AA$6]*[.$AB$6]);[.B13]*(1-[.$AA$6]))" office:value-type="float" office:value="1.19877643084684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4" calcext:value-type="float">
            <text:p>4</text:p>
          </table:table-cell>
          <table:table-cell table:style-name="ce701" table:formula="of:=RAND()" office:value-type="float" office:value="0.263194261817262" calcext:value-type="float">
            <text:p/>
          </table:table-cell>
          <table:table-cell table:style-name="ce707"/>
          <table:table-cell table:style-name="ce691"/>
          <table:table-cell table:style-name="ce714" table:formula="of:=([.$Z$6]^[.E14])*(1-[.$Z$6])^([.$E$8]-[.E14])*(FACT([.$E$8])/(FACT([.E14])*FACT([.$E$8]-[.E14])))" office:value-type="float" office:value="0.00000245778318472426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4])^[.$Z$6])*((1-[.F14])^(1-[.$Z$6]))" office:value-type="float" office:value="1.07079863775111" calcext:value-type="float">
            <text:p/>
          </table:table-cell>
          <table:table-cell table:style-name="ce730" table:formula="of:=(((1+[.$AB$6]*[.$AA$6])^[.E14])*((1-[.$AA$6])^([.$E$8]-[.E14]))-0)*1" office:value-type="float" office:value="0.619252875132963" calcext:value-type="float">
            <text:p/>
          </table:table-cell>
          <table:table-cell table:style-name="ce734" table:formula="of:=([.L14]-1)*100" office:value-type="float" office:value="7.07986377511078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4]-[.$Z$6]*[.$E$8])^2*[.I14]" office:value-type="float" office:value="0.000469831506185362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1" calcext:value-type="float">
            <text:p>0.1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5]&lt;[.$Z$6];[.B14]*(1+[.$AA$6]*[.$AB$6]);[.B14]*(1-[.$AA$6]))" office:value-type="float" office:value="1.26012868722819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5" calcext:value-type="float">
            <text:p>5</text:p>
          </table:table-cell>
          <table:table-cell table:style-name="ce701" table:formula="of:=RAND()" office:value-type="float" office:value="0.38516578823328" calcext:value-type="float">
            <text:p/>
          </table:table-cell>
          <table:table-cell table:style-name="ce707"/>
          <table:table-cell table:style-name="ce691"/>
          <table:table-cell table:style-name="ce714" table:formula="of:=([.$Z$6]^[.E15])*(1-[.$Z$6])^([.$E$8]-[.E15])*(FACT([.$E$8])/(FACT([.E15])*FACT([.$E$8]-[.E15])))" office:value-type="float" office:value="0.0000139904581284304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5])^[.$Z$6])*((1-[.F15])^(1-[.$Z$6]))" office:value-type="float" office:value="1.04537952706773" calcext:value-type="float">
            <text:p/>
          </table:table-cell>
          <table:table-cell table:style-name="ce730" table:formula="of:=(((1+[.$AB$6]*[.$AA$6])^[.E15])*((1-[.$AA$6])^([.$E$8]-[.E15]))-0)*1" office:value-type="float" office:value="0.662999727886518" calcext:value-type="float">
            <text:p/>
          </table:table-cell>
          <table:table-cell table:style-name="ce734" table:formula="of:=([.L15]-1)*100" office:value-type="float" office:value="4.5379527067726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5]-[.$Z$6]*[.$E$8])^2*[.I15]" office:value-type="float" office:value="0.00230154937358536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125" calcext:value-type="float">
            <text:p>0.1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6]&lt;[.$Z$6];[.B15]*(1+[.$AA$6]*[.$AB$6]);[.B15]*(1-[.$AA$6]))" office:value-type="float" office:value="1.23721815108425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6" calcext:value-type="float">
            <text:p>6</text:p>
          </table:table-cell>
          <table:table-cell table:style-name="ce701" table:formula="of:=RAND()" office:value-type="float" office:value="0.950488251633942" calcext:value-type="float">
            <text:p/>
          </table:table-cell>
          <table:table-cell table:style-name="ce707"/>
          <table:table-cell table:style-name="ce691"/>
          <table:table-cell table:style-name="ce714" table:formula="of:=([.$Z$6]^[.E16])*(1-[.$Z$6])^([.$E$8]-[.E16])*(FACT([.$E$8])/(FACT([.E16])*FACT([.$E$8]-[.E16])))" office:value-type="float" office:value="0.0000645713452081404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6])^[.$Z$6])*((1-[.F16])^(1-[.$Z$6]))" office:value-type="float" office:value="0.32212210160023" calcext:value-type="float">
            <text:p/>
          </table:table-cell>
          <table:table-cell table:style-name="ce730" table:formula="of:=(((1+[.$AB$6]*[.$AA$6])^[.E16])*((1-[.$AA$6])^([.$E$8]-[.E16]))-0)*1" office:value-type="float" office:value="0.709837058218286" calcext:value-type="float">
            <text:p/>
          </table:table-cell>
          <table:table-cell table:style-name="ce734" table:formula="of:=([.L16]-1)*100" office:value-type="float" office:value="-67.787789839977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6]-[.$Z$6]*[.$E$8])^2*[.I16]" office:value-type="float" office:value="0.00903071153852374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15" calcext:value-type="float">
            <text:p>0.1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7]&lt;[.$Z$6];[.B16]*(1+[.$AA$6]*[.$AB$6]);[.B16]*(1-[.$AA$6]))" office:value-type="float" office:value="1.30053781874851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7" calcext:value-type="float">
            <text:p>7</text:p>
          </table:table-cell>
          <table:table-cell table:style-name="ce701" table:formula="of:=RAND()" office:value-type="float" office:value="0.0118136110249907" calcext:value-type="float">
            <text:p/>
          </table:table-cell>
          <table:table-cell table:style-name="ce707"/>
          <table:table-cell table:style-name="ce691"/>
          <table:table-cell table:style-name="ce714" table:formula="of:=([.$Z$6]^[.E17])*(1-[.$Z$6])^([.$E$8]-[.E17])*(FACT([.$E$8])/(FACT([.E17])*FACT([.$E$8]-[.E17])))" office:value-type="float" office:value="0.000248351327723617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7])^[.$Z$6])*((1-[.F17])^(1-[.$Z$6]))" office:value-type="float" office:value="1.00753464072508" calcext:value-type="float">
            <text:p/>
          </table:table-cell>
          <table:table-cell table:style-name="ce730" table:formula="of:=(((1+[.$AB$6]*[.$AA$6])^[.E17])*((1-[.$AA$6])^([.$E$8]-[.E17]))-0)*1" office:value-type="float" office:value="0.759983191586217" calcext:value-type="float">
            <text:p/>
          </table:table-cell>
          <table:table-cell table:style-name="ce734" table:formula="of:=([.L17]-1)*100" office:value-type="float" office:value="0.753464072508336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7]-[.$Z$6]*[.$E$8])^2*[.I17]" office:value-type="float" office:value="0.0291078084502684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175" calcext:value-type="float">
            <text:p>0.1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8]&lt;[.$Z$6];[.B17]*(1+[.$AA$6]*[.$AB$6]);[.B17]*(1-[.$AA$6]))" office:value-type="float" office:value="1.27689259980778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8" calcext:value-type="float">
            <text:p>8</text:p>
          </table:table-cell>
          <table:table-cell table:style-name="ce701" table:formula="of:=RAND()" office:value-type="float" office:value="0.504573219455779" calcext:value-type="float">
            <text:p/>
          </table:table-cell>
          <table:table-cell table:style-name="ce707"/>
          <table:table-cell table:style-name="ce691"/>
          <table:table-cell table:style-name="ce714" table:formula="of:=([.$Z$6]^[.E18])*(1-[.$Z$6])^([.$E$8]-[.E18])*(FACT([.$E$8])/(FACT([.E18])*FACT([.$E$8]-[.E18])))" office:value-type="float" office:value="0.000811917802173362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8])^[.$Z$6])*((1-[.F18])^(1-[.$Z$6]))" office:value-type="float" office:value="0.987417584049949" calcext:value-type="float">
            <text:p/>
          </table:table-cell>
          <table:table-cell table:style-name="ce730" table:formula="of:=(((1+[.$AB$6]*[.$AA$6])^[.E18])*((1-[.$AA$6])^([.$E$8]-[.E18]))-0)*1" office:value-type="float" office:value="0.813671876956247" calcext:value-type="float">
            <text:p/>
          </table:table-cell>
          <table:table-cell table:style-name="ce734" table:formula="of:=([.L18]-1)*100" office:value-type="float" office:value="-1.25824159500511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8]-[.$Z$6]*[.$E$8])^2*[.I18]" office:value-type="float" office:value="0.0783922753569124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19]&lt;[.$Z$6];[.B18]*(1+[.$AA$6]*[.$AB$6]);[.B18]*(1-[.$AA$6]))" office:value-type="float" office:value="1.34224276864578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9" calcext:value-type="float">
            <text:p>9</text:p>
          </table:table-cell>
          <table:table-cell table:style-name="ce701" table:formula="of:=RAND()" office:value-type="float" office:value="0.319035635096952" calcext:value-type="float">
            <text:p/>
          </table:table-cell>
          <table:table-cell table:style-name="ce707"/>
          <table:table-cell table:style-name="ce691"/>
          <table:table-cell table:style-name="ce714" table:formula="of:=([.$Z$6]^[.E19])*(1-[.$Z$6])^([.$E$8]-[.E19])*(FACT([.$E$8])/(FACT([.E19])*FACT([.$E$8]-[.E19])))" office:value-type="float" office:value="0.00229002457023256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19])^[.$Z$6])*((1-[.F19])^(1-[.$Z$6]))" office:value-type="float" office:value="1.06337028630508" calcext:value-type="float">
            <text:p/>
          </table:table-cell>
          <table:table-cell table:style-name="ce730" table:formula="of:=(((1+[.$AB$6]*[.$AA$6])^[.E19])*((1-[.$AA$6])^([.$E$8]-[.E19]))-0)*1" office:value-type="float" office:value="0.871153376389369" calcext:value-type="float">
            <text:p/>
          </table:table-cell>
          <table:table-cell table:style-name="ce734" table:formula="of:=([.L19]-1)*100" office:value-type="float" office:value="6.33702863050818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19]-[.$Z$6]*[.$E$8])^2*[.I19]" office:value-type="float" office:value="0.178392481124222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225" calcext:value-type="float">
            <text:p>0.2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0]&lt;[.$Z$6];[.B19]*(1+[.$AA$6]*[.$AB$6]);[.B19]*(1-[.$AA$6]))" office:value-type="float" office:value="1.31783930749401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0" calcext:value-type="float">
            <text:p>10</text:p>
          </table:table-cell>
          <table:table-cell table:style-name="ce701" table:formula="of:=RAND()" office:value-type="float" office:value="0.926415438996628" calcext:value-type="float">
            <text:p/>
          </table:table-cell>
          <table:table-cell table:style-name="ce707"/>
          <table:table-cell table:style-name="ce691"/>
          <table:table-cell table:style-name="ce714" table:formula="of:=([.$Z$6]^[.E20])*(1-[.$Z$6])^([.$E$8]-[.E20])*(FACT([.$E$8])/(FACT([.E20])*FACT([.$E$8]-[.E20])))" office:value-type="float" office:value="0.00563698355749554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0])^[.$Z$6])*((1-[.F20])^(1-[.$Z$6]))" office:value-type="float" office:value="0.399731674004691" calcext:value-type="float">
            <text:p/>
          </table:table-cell>
          <table:table-cell table:style-name="ce730" table:formula="of:=(((1+[.$AB$6]*[.$AA$6])^[.E20])*((1-[.$AA$6])^([.$E$8]-[.E20]))-0)*1" office:value-type="float" office:value="0.932695631602129" calcext:value-type="float">
            <text:p/>
          </table:table-cell>
          <table:table-cell table:style-name="ce734" table:formula="of:=([.L20]-1)*100" office:value-type="float" office:value="-60.0268325995309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0]-[.$Z$6]*[.$E$8])^2*[.I20]" office:value-type="float" office:value="0.345251922992165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25" calcext:value-type="float">
            <text:p>0.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1]&lt;[.$Z$6];[.B20]*(1+[.$AA$6]*[.$AB$6]);[.B20]*(1-[.$AA$6]))" office:value-type="float" office:value="1.38528509052936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1" calcext:value-type="float">
            <text:p>11</text:p>
          </table:table-cell>
          <table:table-cell table:style-name="ce701" table:formula="of:=RAND()" office:value-type="float" office:value="0.275779344607145" calcext:value-type="float">
            <text:p/>
          </table:table-cell>
          <table:table-cell table:style-name="ce707"/>
          <table:table-cell table:style-name="ce691"/>
          <table:table-cell table:style-name="ce714" table:formula="of:=([.$Z$6]^[.E21])*(1-[.$Z$6])^([.$E$8]-[.E21])*(FACT([.$E$8])/(FACT([.E21])*FACT([.$E$8]-[.E21])))" office:value-type="float" office:value="0.0122200342854798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1])^[.$Z$6])*((1-[.F21])^(1-[.$Z$6]))" office:value-type="float" office:value="1.06975109776599" calcext:value-type="float">
            <text:p/>
          </table:table-cell>
          <table:table-cell table:style-name="ce730" table:formula="of:=(((1+[.$AB$6]*[.$AA$6])^[.E21])*((1-[.$AA$6])^([.$E$8]-[.E21]))-0)*1" office:value-type="float" office:value="0.998585512938284" calcext:value-type="float">
            <text:p/>
          </table:table-cell>
          <table:table-cell table:style-name="ce734" table:formula="of:=([.L21]-1)*100" office:value-type="float" office:value="6.9751097765993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1]-[.$Z$6]*[.$E$8])^2*[.I21]" office:value-type="float" office:value="0.569398157094125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275" calcext:value-type="float">
            <text:p>0.2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2]&lt;[.$Z$6];[.B21]*(1+[.$AA$6]*[.$AB$6]);[.B21]*(1-[.$AA$6]))" office:value-type="float" office:value="1.4561826856509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2" calcext:value-type="float">
            <text:p>12</text:p>
          </table:table-cell>
          <table:table-cell table:style-name="ce701" table:formula="of:=RAND()" office:value-type="float" office:value="0.389805055223405" calcext:value-type="float">
            <text:p/>
          </table:table-cell>
          <table:table-cell table:style-name="ce707"/>
          <table:table-cell table:style-name="ce691"/>
          <table:table-cell table:style-name="ce714" table:formula="of:=([.$Z$6]^[.E22])*(1-[.$Z$6])^([.$E$8]-[.E22])*(FACT([.$E$8])/(FACT([.E22])*FACT([.$E$8]-[.E22])))" office:value-type="float" office:value="0.0235000659336151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2])^[.$Z$6])*((1-[.F22])^(1-[.$Z$6]))" office:value-type="float" office:value="1.04374448470231" calcext:value-type="float">
            <text:p/>
          </table:table-cell>
          <table:table-cell table:style-name="ce730" table:formula="of:=(((1+[.$AB$6]*[.$AA$6])^[.E22])*((1-[.$AA$6])^([.$E$8]-[.E22]))-0)*1" office:value-type="float" office:value="1.06913015657351" calcext:value-type="float">
            <text:p/>
          </table:table-cell>
          <table:table-cell table:style-name="ce734" table:formula="of:=([.L22]-1)*100" office:value-type="float" office:value="4.37444847023138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2]-[.$Z$6]*[.$E$8])^2*[.I22]" office:value-type="float" office:value="0.797669534790155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3]&lt;[.$Z$6];[.B22]*(1+[.$AA$6]*[.$AB$6]);[.B22]*(1-[.$AA$6]))" office:value-type="float" office:value="1.4297076705275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3" calcext:value-type="float">
            <text:p>13</text:p>
          </table:table-cell>
          <table:table-cell table:style-name="ce701" table:formula="of:=RAND()" office:value-type="float" office:value="0.525592049583793" calcext:value-type="float">
            <text:p/>
          </table:table-cell>
          <table:table-cell table:style-name="ce707"/>
          <table:table-cell table:style-name="ce691"/>
          <table:table-cell table:style-name="ce714" table:formula="of:=([.$Z$6]^[.E23])*(1-[.$Z$6])^([.$E$8]-[.E23])*(FACT([.$E$8])/(FACT([.E23])*FACT([.$E$8]-[.E23])))" office:value-type="float" office:value="0.0403255569275051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3])^[.$Z$6])*((1-[.F23])^(1-[.$Z$6]))" office:value-type="float" office:value="0.973687555046811" calcext:value-type="float">
            <text:p/>
          </table:table-cell>
          <table:table-cell table:style-name="ce730" table:formula="of:=(((1+[.$AB$6]*[.$AA$6])^[.E23])*((1-[.$AA$6])^([.$E$8]-[.E23]))-0)*1" office:value-type="float" office:value="1.14465839618639" calcext:value-type="float">
            <text:p/>
          </table:table-cell>
          <table:table-cell table:style-name="ce734" table:formula="of:=([.L23]-1)*100" office:value-type="float" office:value="-2.63124449531891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3]-[.$Z$6]*[.$E$8])^2*[.I23]" office:value-type="float" office:value="0.939227196415483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325" calcext:value-type="float">
            <text:p>0.3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4]&lt;[.$Z$6];[.B23]*(1+[.$AA$6]*[.$AB$6]);[.B23]*(1-[.$AA$6]))" office:value-type="float" office:value="1.40371400052151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4" calcext:value-type="float">
            <text:p>14</text:p>
          </table:table-cell>
          <table:table-cell table:style-name="ce701" table:formula="of:=RAND()" office:value-type="float" office:value="0.485335482284427" calcext:value-type="float">
            <text:p/>
          </table:table-cell>
          <table:table-cell table:style-name="ce707"/>
          <table:table-cell table:style-name="ce691"/>
          <table:table-cell table:style-name="ce714" table:formula="of:=([.$Z$6]^[.E24])*(1-[.$Z$6])^([.$E$8]-[.E24])*(FACT([.$E$8])/(FACT([.E24])*FACT([.$E$8]-[.E24])))" office:value-type="float" office:value="0.0620393183500079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4])^[.$Z$6])*((1-[.F24])^(1-[.$Z$6]))" office:value-type="float" office:value="0.999032184764362" calcext:value-type="float">
            <text:p/>
          </table:table-cell>
          <table:table-cell table:style-name="ce730" table:formula="of:=(((1+[.$AB$6]*[.$AA$6])^[.E24])*((1-[.$AA$6])^([.$E$8]-[.E24]))-0)*1" office:value-type="float" office:value="1.22552229576915" calcext:value-type="float">
            <text:p/>
          </table:table-cell>
          <table:table-cell table:style-name="ce734" table:formula="of:=([.L24]-1)*100" office:value-type="float" office:value="-0.0967815235637937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4]-[.$Z$6]*[.$E$8])^2*[.I24]" office:value-type="float" office:value="0.908189945751343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35" calcext:value-type="float">
            <text:p>0.3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5]&lt;[.$Z$6];[.B24]*(1+[.$AA$6]*[.$AB$6]);[.B24]*(1-[.$AA$6]))" office:value-type="float" office:value="1.47555477001782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5" calcext:value-type="float">
            <text:p>15</text:p>
          </table:table-cell>
          <table:table-cell table:style-name="ce701" table:formula="of:=RAND()" office:value-type="float" office:value="0.24480411526747" calcext:value-type="float">
            <text:p/>
          </table:table-cell>
          <table:table-cell table:style-name="ce707"/>
          <table:table-cell table:style-name="ce691"/>
          <table:table-cell table:style-name="ce714" table:formula="of:=([.$Z$6]^[.E25])*(1-[.$Z$6])^([.$E$8]-[.E25])*(FACT([.$E$8])/(FACT([.E25])*FACT([.$E$8]-[.E25])))" office:value-type="float" office:value="0.0859005946384724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5])^[.$Z$6])*((1-[.F25])^(1-[.$Z$6]))" office:value-type="float" office:value="1.07166553831771" calcext:value-type="float">
            <text:p/>
          </table:table-cell>
          <table:table-cell table:style-name="ce730" table:formula="of:=(((1+[.$AB$6]*[.$AA$6])^[.E25])*((1-[.$AA$6])^([.$E$8]-[.E25]))-0)*1" office:value-type="float" office:value="1.31209879072318" calcext:value-type="float">
            <text:p/>
          </table:table-cell>
          <table:table-cell table:style-name="ce734" table:formula="of:=([.L25]-1)*100" office:value-type="float" office:value="7.16655383177076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5]-[.$Z$6]*[.$E$8])^2*[.I25]" office:value-type="float" office:value="0.686068076271353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375" calcext:value-type="float">
            <text:p>0.3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6]&lt;[.$Z$6];[.B25]*(1+[.$AA$6]*[.$AB$6]);[.B25]*(1-[.$AA$6]))" office:value-type="float" office:value="1.55107228289627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6" calcext:value-type="float">
            <text:p>16</text:p>
          </table:table-cell>
          <table:table-cell table:style-name="ce701" table:formula="of:=RAND()" office:value-type="float" office:value="0.366155543364584" calcext:value-type="float">
            <text:p/>
          </table:table-cell>
          <table:table-cell table:style-name="ce707"/>
          <table:table-cell table:style-name="ce691"/>
          <table:table-cell table:style-name="ce714" table:formula="of:=([.$Z$6]^[.E26])*(1-[.$Z$6])^([.$E$8]-[.E26])*(FACT([.$E$8])/(FACT([.E26])*FACT([.$E$8]-[.E26])))" office:value-type="float" office:value="0.107375743298091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6])^[.$Z$6])*((1-[.F26])^(1-[.$Z$6]))" office:value-type="float" office:value="1.05156804869585" calcext:value-type="float">
            <text:p/>
          </table:table-cell>
          <table:table-cell table:style-name="ce730" table:formula="of:=(((1+[.$AB$6]*[.$AA$6])^[.E26])*((1-[.$AA$6])^([.$E$8]-[.E26]))-0)*1" office:value-type="float" office:value="1.40479144488899" calcext:value-type="float">
            <text:p/>
          </table:table-cell>
          <table:table-cell table:style-name="ce734" table:formula="of:=([.L26]-1)*100" office:value-type="float" office:value="5.15680486958507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6]-[.$Z$6]*[.$E$8])^2*[.I26]" office:value-type="float" office:value="0.358054463474162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7]&lt;[.$Z$6];[.B26]*(1+[.$AA$6]*[.$AB$6]);[.B26]*(1-[.$AA$6]))" office:value-type="float" office:value="1.63045471144388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7" calcext:value-type="float">
            <text:p>17</text:p>
          </table:table-cell>
          <table:table-cell table:style-name="ce701" table:formula="of:=RAND()" office:value-type="float" office:value="0.28600899153389" calcext:value-type="float">
            <text:p/>
          </table:table-cell>
          <table:table-cell table:style-name="ce707"/>
          <table:table-cell table:style-name="ce691"/>
          <table:table-cell table:style-name="ce714" table:formula="of:=([.$Z$6]^[.E27])*(1-[.$Z$6])^([.$E$8]-[.E27])*(FACT([.$E$8])/(FACT([.E27])*FACT([.$E$8]-[.E27])))" office:value-type="float" office:value="0.121465772961641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7])^[.$Z$6])*((1-[.F27])^(1-[.$Z$6]))" office:value-type="float" office:value="1.06862970455783" calcext:value-type="float">
            <text:p/>
          </table:table-cell>
          <table:table-cell table:style-name="ce730" table:formula="of:=(((1+[.$AB$6]*[.$AA$6])^[.E27])*((1-[.$AA$6])^([.$E$8]-[.E27]))-0)*1" office:value-type="float" office:value="1.50403233170089" calcext:value-type="float">
            <text:p/>
          </table:table-cell>
          <table:table-cell table:style-name="ce734" table:formula="of:=([.L27]-1)*100" office:value-type="float" office:value="6.86297045578277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7]-[.$Z$6]*[.$E$8])^2*[.I27]" office:value-type="float" office:value="0.082890631453974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425" calcext:value-type="float">
            <text:p>0.4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8]&lt;[.$Z$6];[.B27]*(1+[.$AA$6]*[.$AB$6]);[.B27]*(1-[.$AA$6]))" office:value-type="float" office:value="1.71389985842931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18" calcext:value-type="float">
            <text:p>18</text:p>
          </table:table-cell>
          <table:table-cell table:style-name="ce701" table:formula="of:=RAND()" office:value-type="float" office:value="0.0803343171719462" calcext:value-type="float">
            <text:p/>
          </table:table-cell>
          <table:table-cell table:style-name="ce707"/>
          <table:table-cell table:style-name="ce691"/>
          <table:table-cell table:style-name="ce714" table:formula="of:=([.$Z$6]^[.E28])*(1-[.$Z$6])^([.$E$8]-[.E28])*(FACT([.$E$8])/(FACT([.E28])*FACT([.$E$8]-[.E28])))" office:value-type="float" office:value="0.124580279960657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28])^[.$Z$6])*((1-[.F28])^(1-[.$Z$6]))" office:value-type="float" office:value="1.04216951967778" calcext:value-type="float">
            <text:p/>
          </table:table-cell>
          <table:table-cell table:style-name="ce730" table:formula="of:=(((1+[.$AB$6]*[.$AA$6])^[.E28])*((1-[.$AA$6])^([.$E$8]-[.E28]))-0)*1" office:value-type="float" office:value="1.61028404823491" calcext:value-type="float">
            <text:p/>
          </table:table-cell>
          <table:table-cell table:style-name="ce734" table:formula="of:=([.L28]-1)*100" office:value-type="float" office:value="4.21695196777805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28]-[.$Z$6]*[.$E$8])^2*[.I28]" office:value-type="float" office:value="0.0037680235904925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45" calcext:value-type="float">
            <text:p>0.4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29]&lt;[.$Z$6];[.B28]*(1+[.$AA$6]*[.$AB$6]);[.B28]*(1-[.$AA$6]))" office:value-type="float" office:value="1.80161564998189" calcext:value-type="float">
            <text:p/>
          </table:table-cell>
          <table:table-cell table:style-name="ce680"/>
          <table:table-cell table:style-name="ce692"/>
          <table:table-cell table:style-name="ce518" office:value-type="float" office:value="19" calcext:value-type="float">
            <text:p>19</text:p>
          </table:table-cell>
          <table:table-cell table:style-name="ce701" table:formula="of:=RAND()" office:value-type="float" office:value="0.00424623000435531" calcext:value-type="float">
            <text:p/>
          </table:table-cell>
          <table:table-cell table:style-name="ce707"/>
          <table:table-cell table:style-name="ce692"/>
          <table:table-cell table:style-name="ce714" table:formula="of:=([.$Z$6]^[.E29])*(1-[.$Z$6])^([.$E$8]-[.E29])*(FACT([.$E$8])/(FACT([.E29])*FACT([.$E$8]-[.E29])))" office:value-type="float" office:value="0.116005928708304" calcext:value-type="float">
            <text:p/>
          </table:table-cell>
          <table:table-cell table:style-name="ce717"/>
          <table:table-cell table:style-name="ce692"/>
          <table:table-cell table:style-name="ce724" table:formula="of:=((1+[.$AB$6]*[.F29])^[.$Z$6])*((1-[.F29])^(1-[.$Z$6]))" office:value-type="float" office:value="1.0027647873975" calcext:value-type="float">
            <text:p/>
          </table:table-cell>
          <table:table-cell table:style-name="ce730" table:formula="of:=(((1+[.$AB$6]*[.$AA$6])^[.E29])*((1-[.$AA$6])^([.$E$8]-[.E29]))-0)*1" office:value-type="float" office:value="1.72404187153837" calcext:value-type="float">
            <text:p/>
          </table:table-cell>
          <table:table-cell table:style-name="ce734" table:formula="of:=([.L29]-1)*100" office:value-type="float" office:value="0.27647873975043" calcext:value-type="float">
            <text:p/>
          </table:table-cell>
          <table:table-cell table:style-name="ce692"/>
          <table:table-cell table:number-columns-repeated="3"/>
          <table:table-cell table:style-name="ce692"/>
          <table:table-cell table:number-columns-repeated="2"/>
          <table:table-cell table:style-name="ce692"/>
          <table:table-cell table:style-name="ce750" table:formula="of:=([.E29]-[.$Z$6]*[.$E$8])^2*[.I29]" office:value-type="float" office:value="0.159864502889138" calcext:value-type="float">
            <text:p/>
          </table:table-cell>
          <table:table-cell/>
          <table:table-cell table:style-name="ce692"/>
          <table:table-cell table:number-columns-repeated="3"/>
          <table:table-cell table:style-name="ce692"/>
          <table:table-cell office:value-type="float" office:value="0.475" calcext:value-type="float">
            <text:p>0.4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0]&lt;[.$Z$6];[.B29]*(1+[.$AA$6]*[.$AB$6]);[.B29]*(1-[.$AA$6]))" office:value-type="float" office:value="1.89382065369577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0" calcext:value-type="float">
            <text:p>20</text:p>
          </table:table-cell>
          <table:table-cell table:style-name="ce701" table:formula="of:=RAND()" office:value-type="float" office:value="0.271134529495612" calcext:value-type="float">
            <text:p/>
          </table:table-cell>
          <table:table-cell table:style-name="ce707"/>
          <table:table-cell table:style-name="ce691"/>
          <table:table-cell table:style-name="ce714" table:formula="of:=([.$Z$6]^[.E30])*(1-[.$Z$6])^([.$E$8]-[.E30])*(FACT([.$E$8])/(FACT([.E30])*FACT([.$E$8]-[.E30])))" office:value-type="float" office:value="0.0981588627531805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0])^[.$Z$6])*((1-[.F30])^(1-[.$Z$6]))" office:value-type="float" office:value="1.07018047767644" calcext:value-type="float">
            <text:p/>
          </table:table-cell>
          <table:table-cell table:style-name="ce730" table:formula="of:=(((1+[.$AB$6]*[.$AA$6])^[.E30])*((1-[.$AA$6])^([.$E$8]-[.E30]))-0)*1" office:value-type="float" office:value="1.84583606729234" calcext:value-type="float">
            <text:p/>
          </table:table-cell>
          <table:table-cell table:style-name="ce734" table:formula="of:=([.L30]-1)*100" office:value-type="float" office:value="7.01804776764361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0]-[.$Z$6]*[.$E$8])^2*[.I30]" office:value-type="float" office:value="0.463888765374199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5" calcext:value-type="float">
            <text:p>0.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1]&lt;[.$Z$6];[.B30]*(1+[.$AA$6]*[.$AB$6]);[.B30]*(1-[.$AA$6]))" office:value-type="float" office:value="1.85938889527585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1" calcext:value-type="float">
            <text:p>21</text:p>
          </table:table-cell>
          <table:table-cell table:style-name="ce701" table:formula="of:=RAND()" office:value-type="float" office:value="0.828954800963402" calcext:value-type="float">
            <text:p/>
          </table:table-cell>
          <table:table-cell table:style-name="ce707"/>
          <table:table-cell table:style-name="ce691"/>
          <table:table-cell table:style-name="ce714" table:formula="of:=([.$Z$6]^[.E31])*(1-[.$Z$6])^([.$E$8]-[.E31])*(FACT([.$E$8])/(FACT([.E31])*FACT([.$E$8]-[.E31])))" office:value-type="float" office:value="0.0755068175024465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1])^[.$Z$6])*((1-[.F31])^(1-[.$Z$6]))" office:value-type="float" office:value="0.622139036274562" calcext:value-type="float">
            <text:p/>
          </table:table-cell>
          <table:table-cell table:style-name="ce730" table:formula="of:=(((1+[.$AB$6]*[.$AA$6])^[.E31])*((1-[.$AA$6])^([.$E$8]-[.E31]))-0)*1" office:value-type="float" office:value="1.97623436156865" calcext:value-type="float">
            <text:p/>
          </table:table-cell>
          <table:table-cell table:style-name="ce734" table:formula="of:=([.L31]-1)*100" office:value-type="float" office:value="-37.7860963725438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1]-[.$Z$6]*[.$E$8])^2*[.I31]" office:value-type="float" office:value="0.760634840208956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525" calcext:value-type="float">
            <text:p>0.5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2]&lt;[.$Z$6];[.B31]*(1+[.$AA$6]*[.$AB$6]);[.B31]*(1-[.$AA$6]))" office:value-type="float" office:value="1.82558314438499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2" calcext:value-type="float">
            <text:p>22</text:p>
          </table:table-cell>
          <table:table-cell table:style-name="ce701" table:formula="of:=RAND()" office:value-type="float" office:value="0.698532278649509" calcext:value-type="float">
            <text:p/>
          </table:table-cell>
          <table:table-cell table:style-name="ce707"/>
          <table:table-cell table:style-name="ce691"/>
          <table:table-cell table:style-name="ce714" table:formula="of:=([.$Z$6]^[.E32])*(1-[.$Z$6])^([.$E$8]-[.E32])*(FACT([.$E$8])/(FACT([.E32])*FACT([.$E$8]-[.E32])))" office:value-type="float" office:value="0.0528019702814312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2])^[.$Z$6])*((1-[.F32])^(1-[.$Z$6]))" office:value-type="float" office:value="0.814650370128687" calcext:value-type="float">
            <text:p/>
          </table:table-cell>
          <table:table-cell table:style-name="ce730" table:formula="of:=(((1+[.$AB$6]*[.$AA$6])^[.E32])*((1-[.$AA$6])^([.$E$8]-[.E32]))-0)*1" office:value-type="float" office:value="2.11584458720305" calcext:value-type="float">
            <text:p/>
          </table:table-cell>
          <table:table-cell table:style-name="ce734" table:formula="of:=([.L32]-1)*100" office:value-type="float" office:value="-18.5349629871313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2]-[.$Z$6]*[.$E$8])^2*[.I32]" office:value-type="float" office:value="0.919892170347202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55" calcext:value-type="float">
            <text:p>0.5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3]&lt;[.$Z$6];[.B32]*(1+[.$AA$6]*[.$AB$6]);[.B32]*(1-[.$AA$6]))" office:value-type="float" office:value="1.79239201951249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3" calcext:value-type="float">
            <text:p>23</text:p>
          </table:table-cell>
          <table:table-cell table:style-name="ce701" table:formula="of:=RAND()" office:value-type="float" office:value="0.581360529176891" calcext:value-type="float">
            <text:p/>
          </table:table-cell>
          <table:table-cell table:style-name="ce707"/>
          <table:table-cell table:style-name="ce691"/>
          <table:table-cell table:style-name="ce714" table:formula="of:=([.$Z$6]^[.E33])*(1-[.$Z$6])^([.$E$8]-[.E33])*(FACT([.$E$8])/(FACT([.E33])*FACT([.$E$8]-[.E33])))" office:value-type="float" office:value="0.0335530914831837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3])^[.$Z$6])*((1-[.F33])^(1-[.$Z$6]))" office:value-type="float" office:value="0.9317801505465" calcext:value-type="float">
            <text:p/>
          </table:table-cell>
          <table:table-cell table:style-name="ce730" table:formula="of:=(((1+[.$AB$6]*[.$AA$6])^[.E33])*((1-[.$AA$6])^([.$E$8]-[.E33]))-0)*1" office:value-type="float" office:value="2.26531751712026" calcext:value-type="float">
            <text:p/>
          </table:table-cell>
          <table:table-cell table:style-name="ce734" table:formula="of:=([.L33]-1)*100" office:value-type="float" office:value="-6.82198494534997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3]-[.$Z$6]*[.$E$8])^2*[.I33]" office:value-type="float" office:value="0.898195327964771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575" calcext:value-type="float">
            <text:p>0.5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4]&lt;[.$Z$6];[.B33]*(1+[.$AA$6]*[.$AB$6]);[.B33]*(1-[.$AA$6]))" office:value-type="float" office:value="1.88412496644683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4" calcext:value-type="float">
            <text:p>24</text:p>
          </table:table-cell>
          <table:table-cell table:style-name="ce701" table:formula="of:=RAND()" office:value-type="float" office:value="0.0604056809097528" calcext:value-type="float">
            <text:p/>
          </table:table-cell>
          <table:table-cell table:style-name="ce707"/>
          <table:table-cell table:style-name="ce691"/>
          <table:table-cell table:style-name="ce714" table:formula="of:=([.$Z$6]^[.E34])*(1-[.$Z$6])^([.$E$8]-[.E34])*(FACT([.$E$8])/(FACT([.E34])*FACT([.$E$8]-[.E34])))" office:value-type="float" office:value="0.0193575527787598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4])^[.$Z$6])*((1-[.F34])^(1-[.$Z$6]))" office:value-type="float" office:value="1.03361268887154" calcext:value-type="float">
            <text:p/>
          </table:table-cell>
          <table:table-cell table:style-name="ce730" table:formula="of:=(((1+[.$AB$6]*[.$AA$6])^[.E34])*((1-[.$AA$6])^([.$E$8]-[.E34]))-0)*1" office:value-type="float" office:value="2.4253498978181" calcext:value-type="float">
            <text:p/>
          </table:table-cell>
          <table:table-cell table:style-name="ce734" table:formula="of:=([.L34]-1)*100" office:value-type="float" office:value="3.36126888715365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4]-[.$Z$6]*[.$E$8])^2*[.I34]" office:value-type="float" office:value="0.737855754689816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6" calcext:value-type="float">
            <text:p>0.6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5]&lt;[.$Z$6];[.B34]*(1+[.$AA$6]*[.$AB$6]);[.B34]*(1-[.$AA$6]))" office:value-type="float" office:value="1.8498694863669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5" calcext:value-type="float">
            <text:p>25</text:p>
          </table:table-cell>
          <table:table-cell table:style-name="ce701" table:formula="of:=RAND()" office:value-type="float" office:value="0.79509707307443" calcext:value-type="float">
            <text:p/>
          </table:table-cell>
          <table:table-cell table:style-name="ce707"/>
          <table:table-cell table:style-name="ce691"/>
          <table:table-cell table:style-name="ce714" table:formula="of:=([.$Z$6]^[.E35])*(1-[.$Z$6])^([.$E$8]-[.E35])*(FACT([.$E$8])/(FACT([.E35])*FACT([.$E$8]-[.E35])))" office:value-type="float" office:value="0.0101254891458128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5])^[.$Z$6])*((1-[.F35])^(1-[.$Z$6]))" office:value-type="float" office:value="0.680368472735572" calcext:value-type="float">
            <text:p/>
          </table:table-cell>
          <table:table-cell table:style-name="ce730" table:formula="of:=(((1+[.$AB$6]*[.$AA$6])^[.E35])*((1-[.$AA$6])^([.$E$8]-[.E35]))-0)*1" office:value-type="float" office:value="2.59668769715075" calcext:value-type="float">
            <text:p/>
          </table:table-cell>
          <table:table-cell table:style-name="ce734" table:formula="of:=([.L35]-1)*100" office:value-type="float" office:value="-31.9631527264428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5]-[.$Z$6]*[.$E$8])^2*[.I35]" office:value-type="float" office:value="0.521108586001425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625" calcext:value-type="float">
            <text:p>0.6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6]&lt;[.$Z$6];[.B35]*(1+[.$AA$6]*[.$AB$6]);[.B35]*(1-[.$AA$6]))" office:value-type="float" office:value="1.94454407628977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6" calcext:value-type="float">
            <text:p>26</text:p>
          </table:table-cell>
          <table:table-cell table:style-name="ce701" table:formula="of:=RAND()" office:value-type="float" office:value="0.330000459449366" calcext:value-type="float">
            <text:p/>
          </table:table-cell>
          <table:table-cell table:style-name="ce707"/>
          <table:table-cell table:style-name="ce691"/>
          <table:table-cell table:style-name="ce714" table:formula="of:=([.$Z$6]^[.E36])*(1-[.$Z$6])^([.$E$8]-[.E36])*(FACT([.$E$8])/(FACT([.E36])*FACT([.$E$8]-[.E36])))" office:value-type="float" office:value="0.00479313095659778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6])^[.$Z$6])*((1-[.F36])^(1-[.$Z$6]))" office:value-type="float" office:value="1.06107398270339" calcext:value-type="float">
            <text:p/>
          </table:table-cell>
          <table:table-cell table:style-name="ce730" table:formula="of:=(((1+[.$AB$6]*[.$AA$6])^[.E36])*((1-[.$AA$6])^([.$E$8]-[.E36]))-0)*1" office:value-type="float" office:value="2.78012958155029" calcext:value-type="float">
            <text:p/>
          </table:table-cell>
          <table:table-cell table:style-name="ce734" table:formula="of:=([.L36]-1)*100" office:value-type="float" office:value="6.10739827033946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6]-[.$Z$6]*[.$E$8])^2*[.I36]" office:value-type="float" office:value="0.320242760926261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65" calcext:value-type="float">
            <text:p>0.6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7]&lt;[.$Z$6];[.B36]*(1+[.$AA$6]*[.$AB$6]);[.B36]*(1-[.$AA$6]))" office:value-type="float" office:value="1.90919010982994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7" calcext:value-type="float">
            <text:p>27</text:p>
          </table:table-cell>
          <table:table-cell table:style-name="ce701" table:formula="of:=RAND()" office:value-type="float" office:value="0.908692861674354" calcext:value-type="float">
            <text:p/>
          </table:table-cell>
          <table:table-cell table:style-name="ce707"/>
          <table:table-cell table:style-name="ce691"/>
          <table:table-cell table:style-name="ce714" table:formula="of:=([.$Z$6]^[.E37])*(1-[.$Z$6])^([.$E$8]-[.E37])*(FACT([.$E$8])/(FACT([.E37])*FACT([.$E$8]-[.E37])))" office:value-type="float" office:value="0.00204834656264863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7])^[.$Z$6])*((1-[.F37])^(1-[.$Z$6]))" office:value-type="float" office:value="0.448859457593021" calcext:value-type="float">
            <text:p/>
          </table:table-cell>
          <table:table-cell table:style-name="ce730" table:formula="of:=(((1+[.$AB$6]*[.$AA$6])^[.E37])*((1-[.$AA$6])^([.$E$8]-[.E37]))-0)*1" office:value-type="float" office:value="2.97653063889503" calcext:value-type="float">
            <text:p/>
          </table:table-cell>
          <table:table-cell table:style-name="ce734" table:formula="of:=([.L37]-1)*100" office:value-type="float" office:value="-55.1140542406979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7]-[.$Z$6]*[.$E$8])^2*[.I37]" office:value-type="float" office:value="0.172390240672362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675" calcext:value-type="float">
            <text:p>0.6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8]&lt;[.$Z$6];[.B37]*(1+[.$AA$6]*[.$AB$6]);[.B37]*(1-[.$AA$6]))" office:value-type="float" office:value="1.87447891766342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8" calcext:value-type="float">
            <text:p>28</text:p>
          </table:table-cell>
          <table:table-cell table:style-name="ce701" table:formula="of:=RAND()" office:value-type="float" office:value="0.955608126008883" calcext:value-type="float">
            <text:p/>
          </table:table-cell>
          <table:table-cell table:style-name="ce707"/>
          <table:table-cell table:style-name="ce691"/>
          <table:table-cell table:style-name="ce714" table:formula="of:=([.$Z$6]^[.E38])*(1-[.$Z$6])^([.$E$8]-[.E38])*(FACT([.$E$8])/(FACT([.E38])*FACT([.$E$8]-[.E38])))" office:value-type="float" office:value="0.000787825601018702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8])^[.$Z$6])*((1-[.F38])^(1-[.$Z$6]))" office:value-type="float" office:value="0.303364990003859" calcext:value-type="float">
            <text:p/>
          </table:table-cell>
          <table:table-cell table:style-name="ce730" table:formula="of:=(((1+[.$AB$6]*[.$AA$6])^[.E38])*((1-[.$AA$6])^([.$E$8]-[.E38]))-0)*1" office:value-type="float" office:value="3.18680636437831" calcext:value-type="float">
            <text:p/>
          </table:table-cell>
          <table:table-cell table:style-name="ce734" table:formula="of:=([.L38]-1)*100" office:value-type="float" office:value="-69.6635009996141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8]-[.$Z$6]*[.$E$8])^2*[.I38]" office:value-type="float" office:value="0.0815466514355011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7" calcext:value-type="float">
            <text:p>0.7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39]&lt;[.$Z$6];[.B38]*(1+[.$AA$6]*[.$AB$6]);[.B38]*(1-[.$AA$6]))" office:value-type="float" office:value="1.97041299526009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29" calcext:value-type="float">
            <text:p>29</text:p>
          </table:table-cell>
          <table:table-cell table:style-name="ce701" table:formula="of:=RAND()" office:value-type="float" office:value="0.368781952187419" calcext:value-type="float">
            <text:p/>
          </table:table-cell>
          <table:table-cell table:style-name="ce707"/>
          <table:table-cell table:style-name="ce691"/>
          <table:table-cell table:style-name="ce714" table:formula="of:=([.$Z$6]^[.E39])*(1-[.$Z$6])^([.$E$8]-[.E39])*(FACT([.$E$8])/(FACT([.E39])*FACT([.$E$8]-[.E39])))" office:value-type="float" office:value="0.000271664000351276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39])^[.$Z$6])*((1-[.F39])^(1-[.$Z$6]))" office:value-type="float" office:value="1.05076194370011" calcext:value-type="float">
            <text:p/>
          </table:table-cell>
          <table:table-cell table:style-name="ce730" table:formula="of:=(((1+[.$AB$6]*[.$AA$6])^[.E39])*((1-[.$AA$6])^([.$E$8]-[.E39]))-0)*1" office:value-type="float" office:value="3.41193692795724" calcext:value-type="float">
            <text:p/>
          </table:table-cell>
          <table:table-cell table:style-name="ce734" table:formula="of:=([.L39]-1)*100" office:value-type="float" office:value="5.07619437001079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39]-[.$Z$6]*[.$E$8])^2*[.I39]" office:value-type="float" office:value="0.0339189708113449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725" calcext:value-type="float">
            <text:p>0.7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40]&lt;[.$Z$6];[.B39]*(1+[.$AA$6]*[.$AB$6]);[.B39]*(1-[.$AA$6]))" office:value-type="float" office:value="1.93458870318266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0" calcext:value-type="float">
            <text:p>30</text:p>
          </table:table-cell>
          <table:table-cell table:style-name="ce701" table:formula="of:=RAND()" office:value-type="float" office:value="0.91755879833363" calcext:value-type="float">
            <text:p/>
          </table:table-cell>
          <table:table-cell table:style-name="ce707"/>
          <table:table-cell table:style-name="ce691"/>
          <table:table-cell table:style-name="ce714" table:formula="of:=([.$Z$6]^[.E40])*(1-[.$Z$6])^([.$E$8]-[.E40])*(FACT([.$E$8])/(FACT([.E40])*FACT([.$E$8]-[.E40])))" office:value-type="float" office:value="0.0000835889231850081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0])^[.$Z$6])*((1-[.F40])^(1-[.$Z$6]))" office:value-type="float" office:value="0.424968741745484" calcext:value-type="float">
            <text:p/>
          </table:table-cell>
          <table:table-cell table:style-name="ce730" table:formula="of:=(((1+[.$AB$6]*[.$AA$6])^[.E40])*((1-[.$AA$6])^([.$E$8]-[.E40]))-0)*1" office:value-type="float" office:value="3.65297174327354" calcext:value-type="float">
            <text:p/>
          </table:table-cell>
          <table:table-cell table:style-name="ce734" table:formula="of:=([.L40]-1)*100" office:value-type="float" office:value="-57.5031258254516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0]-[.$Z$6]*[.$E$8])^2*[.I40]" office:value-type="float" office:value="0.0123882260448103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75" calcext:value-type="float">
            <text:p>0.75</text:p>
          </table:table-cell>
          <table:table-cell table:number-columns-repeated="7"/>
          <table:table-cell table:style-name="ce418" office:value-type="string" calcext:value-type="string">
            <text:p>p</text:p>
          </table:table-cell>
          <table:table-cell table:style-name="ce418" office:value-type="string" calcext:value-type="string">
            <text:p>f</text:p>
          </table:table-cell>
          <table:table-cell table:number-columns-repeated="985"/>
        </table:table-row>
        <table:table-row table:style-name="ro3">
          <table:table-cell/>
          <table:table-cell table:style-name="ce675" table:formula="of:=IF([.F41]&lt;[.$Z$6];[.B40]*(1+[.$AA$6]*[.$AB$6]);[.B40]*(1-[.$AA$6]))" office:value-type="float" office:value="1.89941573643954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1" calcext:value-type="float">
            <text:p>31</text:p>
          </table:table-cell>
          <table:table-cell table:style-name="ce701" table:formula="of:=RAND()" office:value-type="float" office:value="0.542540661292151" calcext:value-type="float">
            <text:p/>
          </table:table-cell>
          <table:table-cell table:style-name="ce707"/>
          <table:table-cell table:style-name="ce691"/>
          <table:table-cell table:style-name="ce714" table:formula="of:=([.$Z$6]^[.E41])*(1-[.$Z$6])^([.$E$8]-[.E41])*(FACT([.$E$8])/(FACT([.E41])*FACT([.$E$8]-[.E41])))" office:value-type="float" office:value="0.0000228158351125332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1])^[.$Z$6])*((1-[.F41])^(1-[.$Z$6]))" office:value-type="float" office:value="0.961807644347875" calcext:value-type="float">
            <text:p/>
          </table:table-cell>
          <table:table-cell table:style-name="ce730" table:formula="of:=(((1+[.$AB$6]*[.$AA$6])^[.E41])*((1-[.$AA$6])^([.$E$8]-[.E41]))-0)*1" office:value-type="float" office:value="3.91103435934388" calcext:value-type="float">
            <text:p/>
          </table:table-cell>
          <table:table-cell table:style-name="ce734" table:formula="of:=([.L41]-1)*100" office:value-type="float" office:value="-3.81923556521252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1]-[.$Z$6]*[.$E$8])^2*[.I41]" office:value-type="float" office:value="0.00395973347040938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775" calcext:value-type="float">
            <text:p>0.775</text:p>
          </table:table-cell>
          <table:table-cell table:number-columns-repeated="6"/>
          <table:table-cell office:value-type="string" calcext:value-type="string">
            <text:p>trendfollow</text:p>
          </table:table-cell>
          <table:table-cell table:style-name="ce418" office:value-type="float" office:value="0.9" calcext:value-type="float">
            <text:p>0.9</text:p>
          </table:table-cell>
          <table:table-cell table:style-name="ce418" office:value-type="float" office:value="0.17" calcext:value-type="float">
            <text:p>0.17</text:p>
          </table:table-cell>
          <table:table-cell table:number-columns-repeated="985"/>
        </table:table-row>
        <table:table-row table:style-name="ro3">
          <table:table-cell/>
          <table:table-cell table:style-name="ce675" table:formula="of:=IF([.F42]&lt;[.$Z$6];[.B41]*(1+[.$AA$6]*[.$AB$6]);[.B41]*(1-[.$AA$6]))" office:value-type="float" office:value="1.86488225321427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2" calcext:value-type="float">
            <text:p>32</text:p>
          </table:table-cell>
          <table:table-cell table:style-name="ce701" table:formula="of:=RAND()" office:value-type="float" office:value="0.965647093718872" calcext:value-type="float">
            <text:p/>
          </table:table-cell>
          <table:table-cell table:style-name="ce707"/>
          <table:table-cell table:style-name="ce691"/>
          <table:table-cell table:style-name="ce714" table:formula="of:=([.$Z$6]^[.E42])*(1-[.$Z$6])^([.$E$8]-[.E42])*(FACT([.$E$8])/(FACT([.E42])*FACT([.$E$8]-[.E42])))" office:value-type="float" office:value="0.0000054845757482051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2])^[.$Z$6])*((1-[.F42])^(1-[.$Z$6]))" office:value-type="float" office:value="0.263314470321256" calcext:value-type="float">
            <text:p/>
          </table:table-cell>
          <table:table-cell table:style-name="ce730" table:formula="of:=(((1+[.$AB$6]*[.$AA$6])^[.E42])*((1-[.$AA$6])^([.$E$8]-[.E42]))-0)*1" office:value-type="float" office:value="4.18732769782144" calcext:value-type="float">
            <text:p/>
          </table:table-cell>
          <table:table-cell table:style-name="ce734" table:formula="of:=([.L42]-1)*100" office:value-type="float" office:value="-73.6685529678744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2]-[.$Z$6]*[.$E$8])^2*[.I42]" office:value-type="float" office:value="0.0011018502310326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8" calcext:value-type="float">
            <text:p>0.8</text:p>
          </table:table-cell>
          <table:table-cell table:number-columns-repeated="6"/>
          <table:table-cell office:value-type="string" calcext:value-type="string">
            <text:p>bargainhunter</text:p>
          </table:table-cell>
          <table:table-cell table:style-name="ce418" office:value-type="float" office:value="0.5" calcext:value-type="float">
            <text:p>0.5</text:p>
          </table:table-cell>
          <table:table-cell table:style-name="ce418" office:value-type="float" office:value="1.3" calcext:value-type="float">
            <text:p>1.3</text:p>
          </table:table-cell>
          <table:table-cell table:number-columns-repeated="985"/>
        </table:table-row>
        <table:table-row table:style-name="ro3">
          <table:table-cell/>
          <table:table-cell table:style-name="ce675" table:formula="of:=IF([.F43]&lt;[.$Z$6];[.B42]*(1+[.$AA$6]*[.$AB$6]);[.B42]*(1-[.$AA$6]))" office:value-type="float" office:value="1.83097662698775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3" calcext:value-type="float">
            <text:p>33</text:p>
          </table:table-cell>
          <table:table-cell table:style-name="ce701" table:formula="of:=RAND()" office:value-type="float" office:value="0.588339717360213" calcext:value-type="float">
            <text:p/>
          </table:table-cell>
          <table:table-cell table:style-name="ce707"/>
          <table:table-cell table:style-name="ce691"/>
          <table:table-cell table:style-name="ce714" table:formula="of:=([.$Z$6]^[.E43])*(1-[.$Z$6])^([.$E$8]-[.E43])*(FACT([.$E$8])/(FACT([.E43])*FACT([.$E$8]-[.E43])))" office:value-type="float" office:value="0.00000115061029682624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3])^[.$Z$6])*((1-[.F43])^(1-[.$Z$6]))" office:value-type="float" office:value="0.925952064586275" calcext:value-type="float">
            <text:p/>
          </table:table-cell>
          <table:table-cell table:style-name="ce730" table:formula="of:=(((1+[.$AB$6]*[.$AA$6])^[.E43])*((1-[.$AA$6])^([.$E$8]-[.E43]))-0)*1" office:value-type="float" office:value="4.48313966024171" calcext:value-type="float">
            <text:p/>
          </table:table-cell>
          <table:table-cell table:style-name="ce734" table:formula="of:=([.L43]-1)*100" office:value-type="float" office:value="-7.40479354137248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3]-[.$Z$6]*[.$E$8])^2*[.I43]" office:value-type="float" office:value="0.000264925302010838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825" calcext:value-type="float">
            <text:p>0.825</text:p>
          </table:table-cell>
          <table:table-cell table:number-columns-repeated="6"/>
          <table:table-cell office:value-type="string" calcext:value-type="string">
            <text:p>topper</text:p>
          </table:table-cell>
          <table:table-cell table:style-name="ce418" office:value-type="float" office:value="0.1" calcext:value-type="float">
            <text:p>0.1</text:p>
          </table:table-cell>
          <table:table-cell table:style-name="ce418" office:value-type="float" office:value="14.3" calcext:value-type="float">
            <text:p>14.3</text:p>
          </table:table-cell>
          <table:table-cell table:number-columns-repeated="985"/>
        </table:table-row>
        <table:table-row table:style-name="ro3">
          <table:table-cell/>
          <table:table-cell table:style-name="ce675" table:formula="of:=IF([.F44]&lt;[.$Z$6];[.B43]*(1+[.$AA$6]*[.$AB$6]);[.B43]*(1-[.$AA$6]))" office:value-type="float" office:value="1.92468429804019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4" calcext:value-type="float">
            <text:p>34</text:p>
          </table:table-cell>
          <table:table-cell table:style-name="ce701" table:formula="of:=RAND()" office:value-type="float" office:value="0.27039091126062" calcext:value-type="float">
            <text:p/>
          </table:table-cell>
          <table:table-cell table:style-name="ce707"/>
          <table:table-cell table:style-name="ce691"/>
          <table:table-cell table:style-name="ce714" table:formula="of:=([.$Z$6]^[.E44])*(1-[.$Z$6])^([.$E$8]-[.E44])*(FACT([.$E$8])/(FACT([.E44])*FACT([.$E$8]-[.E44])))" office:value-type="float" office:value="0.000000208255257344117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4])^[.$Z$6])*((1-[.F44])^(1-[.$Z$6]))" office:value-type="float" office:value="1.07024458007203" calcext:value-type="float">
            <text:p/>
          </table:table-cell>
          <table:table-cell table:style-name="ce730" table:formula="of:=(((1+[.$AB$6]*[.$AA$6])^[.E44])*((1-[.$AA$6])^([.$E$8]-[.E44]))-0)*1" office:value-type="float" office:value="4.79984913138969" calcext:value-type="float">
            <text:p/>
          </table:table-cell>
          <table:table-cell table:style-name="ce734" table:formula="of:=([.L44]-1)*100" office:value-type="float" office:value="7.02445800720313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4]-[.$Z$6]*[.$E$8])^2*[.I44]" office:value-type="float" office:value="0.0000544786304958568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85" calcext:value-type="float">
            <text:p>0.8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45]&lt;[.$Z$6];[.B44]*(1+[.$AA$6]*[.$AB$6]);[.B44]*(1-[.$AA$6]))" office:value-type="float" office:value="1.88969140435968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5" calcext:value-type="float">
            <text:p>35</text:p>
          </table:table-cell>
          <table:table-cell table:style-name="ce701" table:formula="of:=RAND()" office:value-type="float" office:value="0.441024973522872" calcext:value-type="float">
            <text:p/>
          </table:table-cell>
          <table:table-cell table:style-name="ce707"/>
          <table:table-cell table:style-name="ce691"/>
          <table:table-cell table:style-name="ce714" table:formula="of:=([.$Z$6]^[.E45])*(1-[.$Z$6])^([.$E$8]-[.E45])*(FACT([.$E$8])/(FACT([.E45])*FACT([.$E$8]-[.E45])))" office:value-type="float" office:value="0.0000000320392703606333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5])^[.$Z$6])*((1-[.F45])^(1-[.$Z$6]))" office:value-type="float" office:value="1.02241488062207" calcext:value-type="float">
            <text:p/>
          </table:table-cell>
          <table:table-cell table:style-name="ce730" table:formula="of:=(((1+[.$AB$6]*[.$AA$6])^[.E45])*((1-[.$AA$6])^([.$E$8]-[.E45]))-0)*1" office:value-type="float" office:value="5.1389324067723" calcext:value-type="float">
            <text:p/>
          </table:table-cell>
          <table:table-cell table:style-name="ce734" table:formula="of:=([.L45]-1)*100" office:value-type="float" office:value="2.24148806220739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5]-[.$Z$6]*[.$E$8])^2*[.I45]" office:value-type="float" office:value="0.00000944976778453274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875" calcext:value-type="float">
            <text:p>0.8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46]&lt;[.$Z$6];[.B45]*(1+[.$AA$6]*[.$AB$6]);[.B45]*(1-[.$AA$6]))" office:value-type="float" office:value="1.98640404279553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6" calcext:value-type="float">
            <text:p>36</text:p>
          </table:table-cell>
          <table:table-cell table:style-name="ce701" table:formula="of:=RAND()" office:value-type="float" office:value="0.391982444096357" calcext:value-type="float">
            <text:p/>
          </table:table-cell>
          <table:table-cell table:style-name="ce707"/>
          <table:table-cell table:style-name="ce691"/>
          <table:table-cell table:style-name="ce714" table:formula="of:=([.$Z$6]^[.E46])*(1-[.$Z$6])^([.$E$8]-[.E46])*(FACT([.$E$8])/(FACT([.E46])*FACT([.$E$8]-[.E46])))" office:value-type="float" office:value="0.00000000410759876418376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6])^[.$Z$6])*((1-[.F46])^(1-[.$Z$6]))" office:value-type="float" office:value="1.04296018332381" calcext:value-type="float">
            <text:p/>
          </table:table-cell>
          <table:table-cell table:style-name="ce730" table:formula="of:=(((1+[.$AB$6]*[.$AA$6])^[.E46])*((1-[.$AA$6])^([.$E$8]-[.E46]))-0)*1" office:value-type="float" office:value="5.50197007415701" calcext:value-type="float">
            <text:p/>
          </table:table-cell>
          <table:table-cell table:style-name="ce734" table:formula="of:=([.L46]-1)*100" office:value-type="float" office:value="4.29601833238069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6]-[.$Z$6]*[.$E$8])^2*[.I46]" office:value-type="float" office:value="0.00000135670337707607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9" calcext:value-type="float">
            <text:p>0.9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47]&lt;[.$Z$6];[.B46]*(1+[.$AA$6]*[.$AB$6]);[.B46]*(1-[.$AA$6]))" office:value-type="float" office:value="2.0880663436004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7" calcext:value-type="float">
            <text:p>37</text:p>
          </table:table-cell>
          <table:table-cell table:style-name="ce701" table:formula="of:=RAND()" office:value-type="float" office:value="0.113189087482169" calcext:value-type="float">
            <text:p/>
          </table:table-cell>
          <table:table-cell table:style-name="ce707"/>
          <table:table-cell table:style-name="ce691"/>
          <table:table-cell table:style-name="ce714" table:formula="of:=([.$Z$6]^[.E47])*(1-[.$Z$6])^([.$E$8]-[.E47])*(FACT([.$E$8])/(FACT([.E47])*FACT([.$E$8]-[.E47])))" office:value-type="float" office:value="0.00000000042698531852222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7])^[.$Z$6])*((1-[.F47])^(1-[.$Z$6]))" office:value-type="float" office:value="1.05375463500991" calcext:value-type="float">
            <text:p/>
          </table:table-cell>
          <table:table-cell table:style-name="ce730" table:formula="of:=(((1+[.$AB$6]*[.$AA$6])^[.E47])*((1-[.$AA$6])^([.$E$8]-[.E47]))-0)*1" office:value-type="float" office:value="5.89065438125359" calcext:value-type="float">
            <text:p/>
          </table:table-cell>
          <table:table-cell table:style-name="ce734" table:formula="of:=([.L47]-1)*100" office:value-type="float" office:value="5.37546350099092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7]-[.$Z$6]*[.$E$8])^2*[.I47]" office:value-type="float" office:value="0.000000156976430494367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925" calcext:value-type="float">
            <text:p>0.92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48]&lt;[.$Z$6];[.B47]*(1+[.$AA$6]*[.$AB$6]);[.B47]*(1-[.$AA$6]))" office:value-type="float" office:value="2.05010298325405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8" calcext:value-type="float">
            <text:p>38</text:p>
          </table:table-cell>
          <table:table-cell table:style-name="ce701" table:formula="of:=RAND()" office:value-type="float" office:value="0.784048785455525" calcext:value-type="float">
            <text:p/>
          </table:table-cell>
          <table:table-cell table:style-name="ce707"/>
          <table:table-cell table:style-name="ce691"/>
          <table:table-cell table:style-name="ce714" table:formula="of:=([.$Z$6]^[.E48])*(1-[.$Z$6])^([.$E$8]-[.E48])*(FACT([.$E$8])/(FACT([.E48])*FACT([.$E$8]-[.E48])))" office:value-type="float" office:value="0.0000000000345737100017992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8])^[.$Z$6])*((1-[.F48])^(1-[.$Z$6]))" office:value-type="float" office:value="0.697931944346993" calcext:value-type="float">
            <text:p/>
          </table:table-cell>
          <table:table-cell table:style-name="ce730" table:formula="of:=(((1+[.$AB$6]*[.$AA$6])^[.E48])*((1-[.$AA$6])^([.$E$8]-[.E48]))-0)*1" office:value-type="float" office:value="6.30679712388269" calcext:value-type="float">
            <text:p/>
          </table:table-cell>
          <table:table-cell table:style-name="ce734" table:formula="of:=([.L48]-1)*100" office:value-type="float" office:value="-30.2068055653007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8]-[.$Z$6]*[.$E$8])^2*[.I48]" office:value-type="float" office:value="0.0000000140710424736245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95" calcext:value-type="float">
            <text:p>0.9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49]&lt;[.$Z$6];[.B48]*(1+[.$AA$6]*[.$AB$6]);[.B48]*(1-[.$AA$6]))" office:value-type="float" office:value="2.01282983887388" calcext:value-type="float">
            <text:p/>
          </table:table-cell>
          <table:table-cell table:style-name="ce680"/>
          <table:table-cell table:style-name="ce691"/>
          <table:table-cell table:style-name="ce518" office:value-type="float" office:value="39" calcext:value-type="float">
            <text:p>39</text:p>
          </table:table-cell>
          <table:table-cell table:style-name="ce701" table:formula="of:=RAND()" office:value-type="float" office:value="0.673993314150721" calcext:value-type="float">
            <text:p/>
          </table:table-cell>
          <table:table-cell table:style-name="ce707"/>
          <table:table-cell table:style-name="ce691"/>
          <table:table-cell table:style-name="ce714" table:formula="of:=([.$Z$6]^[.E49])*(1-[.$Z$6])^([.$E$8]-[.E49])*(FACT([.$E$8])/(FACT([.E49])*FACT([.$E$8]-[.E49])))" office:value-type="float" office:value="0.0000000000020457816569112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49])^[.$Z$6])*((1-[.F49])^(1-[.$Z$6]))" office:value-type="float" office:value="0.842813495039845" calcext:value-type="float">
            <text:p/>
          </table:table-cell>
          <table:table-cell table:style-name="ce730" table:formula="of:=(((1+[.$AB$6]*[.$AA$6])^[.E49])*((1-[.$AA$6])^([.$E$8]-[.E49]))-0)*1" office:value-type="float" office:value="6.7523380914007" calcext:value-type="float">
            <text:p/>
          </table:table-cell>
          <table:table-cell table:style-name="ce734" table:formula="of:=([.L49]-1)*100" office:value-type="float" office:value="-15.7186504960155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49]-[.$Z$6]*[.$E$8])^2*[.I49]" office:value-type="float" office:value="0.000000000917194687689927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0.975" calcext:value-type="float">
            <text:p>0.975</text:p>
          </table:table-cell>
          <table:table-cell table:number-columns-repeated="994"/>
        </table:table-row>
        <table:table-row table:style-name="ro3">
          <table:table-cell/>
          <table:table-cell table:style-name="ce675" table:formula="of:=IF([.F50]&lt;[.$Z$6];[.B49]*(1+[.$AA$6]*[.$AB$6]);[.B49]*(1-[.$AA$6]))" office:value-type="float" office:value="2.11584458720305" calcext:value-type="float">
            <text:p/>
          </table:table-cell>
          <table:table-cell table:style-name="ce681"/>
          <table:table-cell table:style-name="ce691"/>
          <table:table-cell table:style-name="ce518" office:value-type="float" office:value="40" calcext:value-type="float">
            <text:p>40</text:p>
          </table:table-cell>
          <table:table-cell table:style-name="ce701" table:formula="of:=RAND()" office:value-type="float" office:value="0.11492188135162" calcext:value-type="float">
            <text:p/>
          </table:table-cell>
          <table:table-cell table:style-name="ce708"/>
          <table:table-cell table:style-name="ce691"/>
          <table:table-cell table:style-name="ce714" table:formula="of:=([.$Z$6]^[.E50])*(1-[.$Z$6])^([.$E$8]-[.E50])*(FACT([.$E$8])/(FACT([.E50])*FACT([.$E$8]-[.E50])))" office:value-type="float" office:value="0.0000000000000786839098811998" calcext:value-type="float">
            <text:p/>
          </table:table-cell>
          <table:table-cell table:style-name="ce717"/>
          <table:table-cell table:style-name="ce691"/>
          <table:table-cell table:style-name="ce724" table:formula="of:=((1+[.$AB$6]*[.F50])^[.$Z$6])*((1-[.F50])^(1-[.$Z$6]))" office:value-type="float" office:value="1.05428148852408" calcext:value-type="float">
            <text:p/>
          </table:table-cell>
          <table:table-cell table:style-name="ce730" table:formula="of:=(((1+[.$AB$6]*[.$AA$6])^[.E50])*((1-[.$AA$6])^([.$E$8]-[.E50]))-0)*1" office:value-type="float" office:value="7.2293541087479" calcext:value-type="float">
            <text:p/>
          </table:table-cell>
          <table:table-cell table:style-name="ce734" table:formula="of:=([.L50]-1)*100" office:value-type="float" office:value="5.42814885240821" calcext:value-type="float">
            <text:p/>
          </table:table-cell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750" table:formula="of:=([.E50]-[.$Z$6]*[.$E$8])^2*[.I50]" office:value-type="float" office:value="0.0000000000386874951986769" calcext:value-type="float">
            <text:p/>
          </table:table-cell>
          <table:table-cell/>
          <table:table-cell table:style-name="ce691"/>
          <table:table-cell table:number-columns-repeated="3"/>
          <table:table-cell table:style-name="ce691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418"/>
          <table:table-cell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1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style-name="ce418" table:number-columns-repeated="3"/>
          <table:table-cell table:style-name="ce691"/>
          <table:table-cell table:style-name="ce418" table:number-columns-repeated="3"/>
          <table:table-cell table:style-name="ce691"/>
          <table:table-cell table:style-name="ce418"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style-name="ce418" table:number-columns-repeated="2"/>
          <table:table-cell table:number-columns-repeated="993"/>
        </table:table-row>
        <table:table-row table:style-name="ro1" table:number-rows-repeated="32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3" table:number-rows-repeated="7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1" table:number-rows-repeated="2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3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1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3" table:number-rows-repeated="13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1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3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1" table:number-rows-repeated="2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3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1" table:number-rows-repeated="13"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2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>
        <table:table-column table:style-name="co95" table:default-cell-style-name="Default"/>
        <table:table-column table:style-name="co84" table:number-columns-repeated="2" table:default-cell-style-name="Default"/>
        <table:table-column table:style-name="co21" table:default-cell-style-name="ce435"/>
        <table:table-column table:style-name="co96" table:number-columns-repeated="5" table:default-cell-style-name="Default"/>
        <table:table-column table:style-name="co21" table:default-cell-style-name="Default"/>
        <table:table-column table:style-name="co4" table:number-columns-repeated="1014" table:default-cell-style-name="Default"/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18" office:value-type="string" calcext:value-type="string">
            <text:p>ask</text:p>
          </table:table-cell>
          <table:table-cell table:style-name="ce764"/>
          <table:table-cell table:style-name="ce418" office:value-type="float" office:value="1089" calcext:value-type="float">
            <text:p>1089</text:p>
          </table:table-cell>
          <table:table-cell table:style-name="ce418" office:value-type="float" office:value="975.3" calcext:value-type="float">
            <text:p>975.3</text:p>
          </table:table-cell>
          <table:table-cell table:style-name="ce418" office:value-type="float" office:value="1017" calcext:value-type="float">
            <text:p>1017</text:p>
          </table:table-cell>
          <table:table-cell table:style-name="ce418" office:value-type="float" office:value="890" calcext:value-type="float">
            <text:p>890</text:p>
          </table:table-cell>
          <table:table-cell table:style-name="ce418" office:value-type="float" office:value="1036.68" calcext:value-type="float">
            <text:p>1036.68</text:p>
          </table:table-cell>
          <table:table-cell table:number-columns-repeated="3"/>
          <table:table-cell office:value-type="string" calcext:value-type="string">
            <text:p>vol weight</text:p>
          </table:table-cell>
          <table:table-cell table:number-columns-repeated="1011"/>
        </table:table-row>
        <table:table-row table:style-name="ro7">
          <table:table-cell/>
          <table:table-cell table:style-name="ce418" office:value-type="string" calcext:value-type="string">
            <text:p>bid</text:p>
          </table:table-cell>
          <table:table-cell table:style-name="ce755" office:value-type="string" calcext:value-type="string">
            <text:p>spread</text:p>
          </table:table-cell>
          <table:table-cell/>
          <table:table-cell table:style-name="ce772" office:value-type="string" calcext:value-type="string">
            <text:p>gox</text:p>
          </table:table-cell>
          <table:table-cell table:style-name="ce526" office:value-type="string" calcext:value-type="string">
            <text:p>bstp</text:p>
          </table:table-cell>
          <table:table-cell table:style-name="ce533" office:value-type="string" calcext:value-type="string">
            <text:p>base</text:p>
          </table:table-cell>
          <table:table-cell table:style-name="ce782" office:value-type="string" calcext:value-type="string">
            <text:p>btce</text:p>
          </table:table-cell>
          <table:table-cell table:style-name="ce785"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spread</text:p>
          </table:table-cell>
          <table:table-cell table:number-columns-repeated="1011"/>
        </table:table-row>
        <table:table-row table:style-name="ro8">
          <table:table-cell table:style-name="ce435"/>
          <table:table-cell table:style-name="ce764"/>
          <table:table-cell table:style-name="ce435"/>
          <table:table-cell/>
          <table:table-cell table:style-name="ce773" table:number-columns-repeated="5"/>
          <table:table-cell table:style-name="ce435" table:number-columns-repeated="1015"/>
        </table:table-row>
        <table:table-row table:style-name="ro7">
          <table:table-cell/>
          <table:table-cell table:style-name="ce418" office:value-type="float" office:value="1077" calcext:value-type="float">
            <text:p>1077</text:p>
          </table:table-cell>
          <table:table-cell table:style-name="ce765" office:value-type="string" calcext:value-type="string">
            <text:p>gox</text:p>
          </table:table-cell>
          <table:table-cell table:style-name="ce771"/>
          <table:table-cell table:style-name="ce742" table:formula="of:=([.B5]-[.E2])/[.E2]*100" office:value-type="float" office:value="-1.10192837465565" calcext:value-type="float">
            <text:p/>
          </table:table-cell>
          <table:table-cell table:style-name="ce774" table:formula="of:=([.B5]-[.F2])/[.F2]*100" office:value-type="float" office:value="10.4275607505383" calcext:value-type="float">
            <text:p/>
          </table:table-cell>
          <table:table-cell table:style-name="ce774" table:formula="of:=([.B5]-[.G2])/[.G2]*100" office:value-type="float" office:value="5.89970501474926" calcext:value-type="float">
            <text:p/>
          </table:table-cell>
          <table:table-cell table:style-name="ce774" table:formula="of:=([.B5]-[.H2])/[.H2]*100" office:value-type="float" office:value="21.0112359550562" calcext:value-type="float">
            <text:p/>
          </table:table-cell>
          <table:table-cell table:style-name="ce774" table:formula="of:=([.B5]-[.I2])/[.I2]*100" office:value-type="float" office:value="3.88933904387081" calcext:value-type="float">
            <text:p/>
          </table:table-cell>
          <table:table-cell/>
          <table:table-cell table:style-name="ce775" table:formula="of:=SUM([.E5:.I5])" office:value-type="float" office:value="40.1259123895589" calcext:value-type="float">
            <text:p/>
          </table:table-cell>
          <table:table-cell table:number-columns-repeated="1013"/>
        </table:table-row>
        <table:table-row table:style-name="ro7">
          <table:table-cell/>
          <table:table-cell table:style-name="ce418" office:value-type="float" office:value="975" calcext:value-type="float">
            <text:p>975</text:p>
          </table:table-cell>
          <table:table-cell table:style-name="ce766" office:value-type="string" calcext:value-type="string">
            <text:p>bstp</text:p>
          </table:table-cell>
          <table:table-cell table:style-name="ce771"/>
          <table:table-cell table:style-name="ce774" table:formula="of:=([.B6]-[.$E$2])/[.$E$2]*100" office:value-type="float" office:value="-10.4683195592287" calcext:value-type="float">
            <text:p/>
          </table:table-cell>
          <table:table-cell table:style-name="ce778" table:formula="of:=([.B6]-[.F2])/[.F2]*100" office:value-type="float" office:value="-0.030759766225772" calcext:value-type="float">
            <text:p/>
          </table:table-cell>
          <table:table-cell table:style-name="ce774" table:formula="of:=([.$B$6]-[.G2])/[.G2]*100" office:value-type="float" office:value="-4.12979351032448" calcext:value-type="float">
            <text:p/>
          </table:table-cell>
          <table:table-cell table:style-name="ce774" table:formula="of:=([.$B$6]-[.H2])/[.H2]*100" office:value-type="float" office:value="9.55056179775281" calcext:value-type="float">
            <text:p/>
          </table:table-cell>
          <table:table-cell table:style-name="ce774" table:formula="of:=([.$B$6]-[.I2])/[.I2]*100" office:value-type="float" office:value="-5.94976270401667" calcext:value-type="float">
            <text:p/>
          </table:table-cell>
          <table:table-cell table:number-columns-repeated="1015"/>
        </table:table-row>
        <table:table-row table:style-name="ro7">
          <table:table-cell/>
          <table:table-cell table:style-name="ce418" office:value-type="float" office:value="996" calcext:value-type="float">
            <text:p>996</text:p>
          </table:table-cell>
          <table:table-cell table:style-name="ce767" office:value-type="string" calcext:value-type="string">
            <text:p>base</text:p>
          </table:table-cell>
          <table:table-cell table:style-name="ce771"/>
          <table:table-cell table:style-name="ce774" table:formula="of:=([.B7]-[.$E$2])/[.$E$2]*100" office:value-type="float" office:value="-8.53994490358127" calcext:value-type="float">
            <text:p/>
          </table:table-cell>
          <table:table-cell table:style-name="ce774" table:formula="of:=([.B7]-[.F2])/[.F2]*100" office:value-type="float" office:value="2.1224238695786" calcext:value-type="float">
            <text:p/>
          </table:table-cell>
          <table:table-cell table:style-name="ce780" table:formula="of:=([.B7]-[.G2])/[.G2]*100" office:value-type="float" office:value="-2.06489675516224" calcext:value-type="float">
            <text:p/>
          </table:table-cell>
          <table:table-cell table:style-name="ce774" table:formula="of:=([.B7]-[.H2])/[.H2]*100" office:value-type="float" office:value="11.9101123595506" calcext:value-type="float">
            <text:p/>
          </table:table-cell>
          <table:table-cell table:style-name="ce774" table:formula="of:=([.B7]-[.I2])/[.I2]*100" office:value-type="float" office:value="-3.92406528533396" calcext:value-type="float">
            <text:p/>
          </table:table-cell>
          <table:table-cell table:number-columns-repeated="1015"/>
        </table:table-row>
        <table:table-row table:style-name="ro7">
          <table:table-cell/>
          <table:table-cell table:style-name="ce418" office:value-type="float" office:value="889" calcext:value-type="float">
            <text:p>889</text:p>
          </table:table-cell>
          <table:table-cell table:style-name="ce768" office:value-type="string" calcext:value-type="string">
            <text:p>btce</text:p>
          </table:table-cell>
          <table:table-cell table:style-name="ce771"/>
          <table:table-cell table:style-name="ce774" table:formula="of:=([.B8]-[.$E$2])/[.$E$2]*100" office:value-type="float" office:value="-18.3654729109275" calcext:value-type="float">
            <text:p/>
          </table:table-cell>
          <table:table-cell table:style-name="ce774" table:formula="of:=([.B8]-[.F2])/[.F2]*100" office:value-type="float" office:value="-8.84855941761509" calcext:value-type="float">
            <text:p/>
          </table:table-cell>
          <table:table-cell table:style-name="ce774" table:formula="of:=([.B8]-[.G2])/[.G2]*100" office:value-type="float" office:value="-12.5860373647984" calcext:value-type="float">
            <text:p/>
          </table:table-cell>
          <table:table-cell table:style-name="ce783" table:formula="of:=([.B8]-[.H2])/[.H2]*100" office:value-type="float" office:value="-0.112359550561798" calcext:value-type="float">
            <text:p/>
          </table:table-cell>
          <table:table-cell table:style-name="ce774" table:formula="of:=([.B8]-[.I2])/[.I2]*100" office:value-type="float" office:value="-14.2454759424316" calcext:value-type="float">
            <text:p/>
          </table:table-cell>
          <table:table-cell table:number-columns-repeated="1015"/>
        </table:table-row>
        <table:table-row table:style-name="ro7">
          <table:table-cell/>
          <table:table-cell table:style-name="ce418" office:value-type="float" office:value="1033.4" calcext:value-type="float">
            <text:p>1033.4</text:p>
          </table:table-cell>
          <table:table-cell table:style-name="ce769" office:value-type="string" calcext:value-type="string">
            <text:p>china</text:p>
          </table:table-cell>
          <table:table-cell table:style-name="ce771"/>
          <table:table-cell table:style-name="ce774" table:formula="of:=([.$B$9]-[.E$2])/[.E$2]*100" office:value-type="float" office:value="-5.10560146923782" calcext:value-type="float">
            <text:p/>
          </table:table-cell>
          <table:table-cell table:style-name="ce774" table:formula="of:=([.$B$9]-[.F$2])/[.F$2]*100" office:value-type="float" office:value="5.9571413923921" calcext:value-type="float">
            <text:p/>
          </table:table-cell>
          <table:table-cell table:style-name="ce774" table:formula="of:=([.$B$9]-[.G$2])/[.G$2]*100" office:value-type="float" office:value="1.61258603736481" calcext:value-type="float">
            <text:p/>
          </table:table-cell>
          <table:table-cell table:style-name="ce774" table:formula="of:=([.$B$9]-[.H$2])/[.H$2]*100" office:value-type="float" office:value="16.1123595505618" calcext:value-type="float">
            <text:p/>
          </table:table-cell>
          <table:table-cell table:style-name="ce786" table:formula="of:=([.B9]-[.I2])/[.I2]*100" office:value-type="float" office:value="-0.316394644441869" calcext:value-type="float">
            <text:p/>
          </table:table-cell>
          <table:table-cell table:number-columns-repeated="1015"/>
        </table:table-row>
        <table:table-row table:style-name="ro7">
          <table:table-cell table:number-columns-repeated="10"/>
          <table:table-cell table:style-name="ce359" office:value-type="string" calcext:value-type="string">
            <text:p>det</text:p>
          </table:table-cell>
          <table:table-cell office:value-type="string" calcext:value-type="string">
            <text:p>stddev</text:p>
          </table:table-cell>
          <table:table-cell table:number-columns-repeated="1012"/>
        </table:table-row>
        <table:table-row table:style-name="ro7">
          <table:table-cell table:number-columns-repeated="4"/>
          <table:table-cell table:style-name="ce775" table:formula="of:=SUM([.E5:.E9])" office:value-type="float" office:value="-43.5812672176308" calcext:value-type="float">
            <text:p/>
          </table:table-cell>
          <table:table-cell table:number-columns-repeated="5"/>
          <table:table-cell table:style-name="ce788" table:formula="of:=MDETERM([.E5:.G7])" office:value-type="float" office:value="0" calcext:value-type="float">
            <text:p/>
          </table:table-cell>
          <table:table-cell table:number-columns-repeated="1013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2"/>
          <table:table-cell table:style-name="ce418" office:value-type="string" calcext:value-type="string">
            <text:p>ask</text:p>
          </table:table-cell>
          <table:table-cell table:style-name="ce764"/>
          <table:table-cell table:style-name="ce418" office:value-type="float" office:value="1089" calcext:value-type="float">
            <text:p>1089</text:p>
          </table:table-cell>
          <table:table-cell table:style-name="ce418" office:value-type="float" office:value="975" calcext:value-type="float">
            <text:p>975</text:p>
          </table:table-cell>
          <table:table-cell table:style-name="ce418" office:value-type="float" office:value="1017" calcext:value-type="float">
            <text:p>1017</text:p>
          </table:table-cell>
          <table:table-cell table:style-name="ce418" office:value-type="float" office:value="890" calcext:value-type="float">
            <text:p>890</text:p>
          </table:table-cell>
          <table:table-cell table:style-name="ce418" office:value-type="float" office:value="1036" calcext:value-type="float">
            <text:p>1036</text:p>
          </table:table-cell>
          <table:table-cell table:number-columns-repeated="1015"/>
        </table:table-row>
        <table:table-row table:style-name="ro7">
          <table:table-cell/>
          <table:table-cell table:style-name="ce418" office:value-type="string" calcext:value-type="string">
            <text:p>bid</text:p>
          </table:table-cell>
          <table:table-cell table:style-name="ce755" office:value-type="string" calcext:value-type="string">
            <text:p>spread</text:p>
          </table:table-cell>
          <table:table-cell/>
          <table:table-cell table:style-name="ce772" office:value-type="string" calcext:value-type="string">
            <text:p>gox</text:p>
          </table:table-cell>
          <table:table-cell table:style-name="ce526" office:value-type="string" calcext:value-type="string">
            <text:p>bstp</text:p>
          </table:table-cell>
          <table:table-cell table:style-name="ce533" office:value-type="string" calcext:value-type="string">
            <text:p>base</text:p>
          </table:table-cell>
          <table:table-cell table:style-name="ce782" office:value-type="string" calcext:value-type="string">
            <text:p>btce</text:p>
          </table:table-cell>
          <table:table-cell table:style-name="ce785" office:value-type="string" calcext:value-type="string">
            <text:p>china</text:p>
          </table:table-cell>
          <table:table-cell table:number-columns-repeated="1015"/>
        </table:table-row>
        <table:table-row table:style-name="ro7">
          <table:table-cell/>
          <table:table-cell table:style-name="ce764"/>
          <table:table-cell table:style-name="ce435"/>
          <table:table-cell/>
          <table:table-cell table:style-name="ce773" table:number-columns-repeated="5"/>
          <table:table-cell table:number-columns-repeated="1015"/>
        </table:table-row>
        <table:table-row table:style-name="ro15">
          <table:table-cell/>
          <table:table-cell table:style-name="ce418" office:value-type="float" office:value="1089" calcext:value-type="float">
            <text:p>1089</text:p>
          </table:table-cell>
          <table:table-cell table:style-name="ce765" office:value-type="string" calcext:value-type="string">
            <text:p>gox</text:p>
          </table:table-cell>
          <table:table-cell table:style-name="ce771"/>
          <table:table-cell table:style-name="ce776" table:formula="of:=([.B20]-[.E17])/[.E17]*100" office:value-type="float" office:value="0" calcext:value-type="float">
            <text:p/>
          </table:table-cell>
          <table:table-cell table:style-name="ce777" table:formula="of:=([.B20]-[.F17])/[.F17]*100" office:value-type="float" office:value="11.6923076923077" calcext:value-type="float">
            <text:p/>
          </table:table-cell>
          <table:table-cell table:style-name="ce777" table:formula="of:=([.B20]-[.G17])/[.G17]*100" office:value-type="float" office:value="7.07964601769912" calcext:value-type="float">
            <text:p/>
          </table:table-cell>
          <table:table-cell table:style-name="ce777" table:formula="of:=([.B20]-[.H17])/[.H17]*100" office:value-type="float" office:value="22.3595505617978" calcext:value-type="float">
            <text:p/>
          </table:table-cell>
          <table:table-cell table:style-name="ce777" table:formula="of:=([.B20]-[.I17])/[.I17]*100" office:value-type="float" office:value="5.11583011583012" calcext:value-type="float">
            <text:p/>
          </table:table-cell>
          <table:table-cell/>
          <table:table-cell table:formula="of:=[.I20]+[.H20]+[.G20]+[.F20]+[.E20]" office:value-type="float" office:value="46.2473343876347" calcext:value-type="float">
            <text:p/>
          </table:table-cell>
          <table:table-cell table:formula="of:=[.K20]/4" office:value-type="float" office:value="11.5618335969087" calcext:value-type="float">
            <text:p/>
          </table:table-cell>
          <table:table-cell table:number-columns-repeated="1012"/>
        </table:table-row>
        <table:table-row table:style-name="ro15">
          <table:table-cell/>
          <table:table-cell table:style-name="ce418" office:value-type="float" office:value="975" calcext:value-type="float">
            <text:p>975</text:p>
          </table:table-cell>
          <table:table-cell table:style-name="ce766" office:value-type="string" calcext:value-type="string">
            <text:p>bstp</text:p>
          </table:table-cell>
          <table:table-cell table:style-name="ce771"/>
          <table:table-cell table:style-name="ce777" table:formula="of:=([.B21]-[.$E$2])/[.$E$2]*100" office:value-type="float" office:value="-10.4683195592287" calcext:value-type="float">
            <text:p/>
          </table:table-cell>
          <table:table-cell table:style-name="ce779" table:formula="of:=([.B21]-[.F17])/[.F17]*100" office:value-type="float" office:value="0" calcext:value-type="float">
            <text:p/>
          </table:table-cell>
          <table:table-cell table:style-name="ce777" table:formula="of:=([.$B$6]-[.G17])/[.G17]*100" office:value-type="float" office:value="-4.12979351032448" calcext:value-type="float">
            <text:p/>
          </table:table-cell>
          <table:table-cell table:style-name="ce777" table:formula="of:=([.$B$6]-[.H17])/[.H17]*100" office:value-type="float" office:value="9.55056179775281" calcext:value-type="float">
            <text:p/>
          </table:table-cell>
          <table:table-cell table:style-name="ce777" table:formula="of:=([.$B$6]-[.I17])/[.I17]*100" office:value-type="float" office:value="-5.88803088803089" calcext:value-type="float">
            <text:p/>
          </table:table-cell>
          <table:table-cell table:number-columns-repeated="1015"/>
        </table:table-row>
        <table:table-row table:style-name="ro15">
          <table:table-cell/>
          <table:table-cell table:style-name="ce418" office:value-type="float" office:value="1017" calcext:value-type="float">
            <text:p>1017</text:p>
          </table:table-cell>
          <table:table-cell table:style-name="ce767" office:value-type="string" calcext:value-type="string">
            <text:p>base</text:p>
          </table:table-cell>
          <table:table-cell table:style-name="ce771"/>
          <table:table-cell table:style-name="ce777" table:formula="of:=([.B22]-[.$E$2])/[.$E$2]*100" office:value-type="float" office:value="-6.61157024793388" calcext:value-type="float">
            <text:p/>
          </table:table-cell>
          <table:table-cell table:style-name="ce777" table:formula="of:=([.B22]-[.F17])/[.F17]*100" office:value-type="float" office:value="4.30769230769231" calcext:value-type="float">
            <text:p/>
          </table:table-cell>
          <table:table-cell table:style-name="ce781" table:formula="of:=([.B22]-[.G17])/[.G17]*100" office:value-type="float" office:value="0" calcext:value-type="float">
            <text:p/>
          </table:table-cell>
          <table:table-cell table:style-name="ce777" table:formula="of:=([.B22]-[.H17])/[.H17]*100" office:value-type="float" office:value="14.2696629213483" calcext:value-type="float">
            <text:p/>
          </table:table-cell>
          <table:table-cell table:style-name="ce777" table:formula="of:=([.B22]-[.I17])/[.I17]*100" office:value-type="float" office:value="-1.83397683397683" calcext:value-type="float">
            <text:p/>
          </table:table-cell>
          <table:table-cell table:number-columns-repeated="1015"/>
        </table:table-row>
        <table:table-row table:style-name="ro15">
          <table:table-cell/>
          <table:table-cell table:style-name="ce418" office:value-type="float" office:value="890" calcext:value-type="float">
            <text:p>890</text:p>
          </table:table-cell>
          <table:table-cell table:style-name="ce768" office:value-type="string" calcext:value-type="string">
            <text:p>btce</text:p>
          </table:table-cell>
          <table:table-cell table:style-name="ce771"/>
          <table:table-cell table:style-name="ce777" table:formula="of:=([.B23]-[.$E$2])/[.$E$2]*100" office:value-type="float" office:value="-18.2736455463728" calcext:value-type="float">
            <text:p/>
          </table:table-cell>
          <table:table-cell table:style-name="ce777" table:formula="of:=([.B23]-[.F17])/[.F17]*100" office:value-type="float" office:value="-8.71794871794872" calcext:value-type="float">
            <text:p/>
          </table:table-cell>
          <table:table-cell table:style-name="ce777" table:formula="of:=([.B23]-[.G17])/[.G17]*100" office:value-type="float" office:value="-12.4877089478859" calcext:value-type="float">
            <text:p/>
          </table:table-cell>
          <table:table-cell table:style-name="ce784" table:formula="of:=([.B23]-[.H17])/[.H17]*100" office:value-type="float" office:value="0" calcext:value-type="float">
            <text:p/>
          </table:table-cell>
          <table:table-cell table:style-name="ce777" table:formula="of:=([.B23]-[.I17])/[.I17]*100" office:value-type="float" office:value="-14.0926640926641" calcext:value-type="float">
            <text:p/>
          </table:table-cell>
          <table:table-cell/>
          <table:table-cell table:formula="of:=[.I23]+[.H23]+[.G23]+[.F23]+[.E23]" office:value-type="float" office:value="-53.5719673048715" calcext:value-type="float">
            <text:p/>
          </table:table-cell>
          <table:table-cell table:formula="of:=[.K23]/4" office:value-type="float" office:value="-13.3929918262179" calcext:value-type="float">
            <text:p/>
          </table:table-cell>
          <table:table-cell/>
          <table:table-cell table:formula="of:=[.H27]+[.L23]" office:value-type="float" office:value="2.18004188164729" calcext:value-type="float">
            <text:p/>
          </table:table-cell>
          <table:table-cell table:number-columns-repeated="1010"/>
        </table:table-row>
        <table:table-row table:style-name="ro15">
          <table:table-cell/>
          <table:table-cell table:style-name="ce418" office:value-type="float" office:value="1036" calcext:value-type="float">
            <text:p>1036</text:p>
          </table:table-cell>
          <table:table-cell table:style-name="ce769" office:value-type="string" calcext:value-type="string">
            <text:p>china</text:p>
          </table:table-cell>
          <table:table-cell table:style-name="ce771"/>
          <table:table-cell table:style-name="ce777" table:formula="of:=([.$B$9]-[.E$2])/[.E$2]*100" office:value-type="float" office:value="-5.10560146923782" calcext:value-type="float">
            <text:p/>
          </table:table-cell>
          <table:table-cell table:style-name="ce777" table:formula="of:=([.$B$9]-[.F$2])/[.F$2]*100" office:value-type="float" office:value="5.9571413923921" calcext:value-type="float">
            <text:p/>
          </table:table-cell>
          <table:table-cell table:style-name="ce777" table:formula="of:=([.$B$9]-[.G$2])/[.G$2]*100" office:value-type="float" office:value="1.61258603736481" calcext:value-type="float">
            <text:p/>
          </table:table-cell>
          <table:table-cell table:style-name="ce777" table:formula="of:=([.$B$9]-[.H$2])/[.H$2]*100" office:value-type="float" office:value="16.1123595505618" calcext:value-type="float">
            <text:p/>
          </table:table-cell>
          <table:table-cell table:style-name="ce787" table:formula="of:=([.B24]-[.I17])/[.I17]*100" office:value-type="float" office:value="0" calcext:value-type="float">
            <text:p/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770" office:value-type="string" calcext:value-type="string">
            <text:p>sum</text:p>
          </table:table-cell>
          <table:table-cell/>
          <table:table-cell table:style-name="ce775" table:formula="of:=[.E20]+[.E21]+[.E22]+[.E23]+[.E24]" office:value-type="float" office:value="-40.4591368227732" calcext:value-type="float">
            <text:p/>
          </table:table-cell>
          <table:table-cell table:style-name="ce775" table:number-columns-repeated="2"/>
          <table:table-cell table:style-name="ce775" table:formula="of:=SUM([.H20:.H24])" office:value-type="float" office:value="62.2921348314607" calcext:value-type="float">
            <text:p/>
          </table:table-cell>
          <table:table-cell table:style-name="ce775"/>
          <table:table-cell/>
          <table:table-cell table:style-name="ce788" table:formula="of:=MDETERM([.E20:.G22])" office:value-type="float" office:value="0" calcext:value-type="float">
            <text:p/>
          </table:table-cell>
          <table:table-cell/>
          <table:table-cell office:value-type="string" calcext:value-type="string">
            <text:p>+++++</text:p>
          </table:table-cell>
          <table:table-cell/>
          <table:table-cell office:value-type="string" calcext:value-type="string">
            <text:p>------</text:p>
          </table:table-cell>
          <table:table-cell table:number-columns-repeated="1009"/>
        </table:table-row>
        <table:table-row table:style-name="ro7">
          <table:table-cell table:number-columns-repeated="4"/>
          <table:table-cell table:formula="of:=[.E26]/4" office:value-type="float" office:value="-10.1147842056933" calcext:value-type="float">
            <text:p/>
          </table:table-cell>
          <table:table-cell table:number-columns-repeated="2"/>
          <table:table-cell table:formula="of:=[.H26]/4" office:value-type="float" office:value="15.5730337078652" calcext:value-type="float">
            <text:p/>
          </table:table-cell>
          <table:table-cell table:number-columns-repeated="1016"/>
        </table:table-row>
        <table:table-row table:style-name="ro7">
          <table:table-cell table:number-columns-repeated="12"/>
          <table:table-cell table:formula="of:=[.E20]*[.F21]*[.H23]" office:value-type="float" office:value="0" calcext:value-type="float">
            <text:p/>
          </table:table-cell>
          <table:table-cell/>
          <table:table-cell table:formula="of:=[.H20]*[.F21]*[.E23]" office:value-type="float" office:value="-0" calcext:value-type="float">
            <text:p/>
          </table:table-cell>
          <table:table-cell table:number-columns-repeated="1009"/>
        </table:table-row>
        <table:table-row table:style-name="ro7">
          <table:table-cell table:number-columns-repeated="2"/>
          <table:table-cell office:value-type="string" calcext:value-type="string">
            <text:p>arb</text:p>
          </table:table-cell>
          <table:table-cell table:number-columns-repeated="9"/>
          <table:table-cell table:formula="of:=[.F20]*[.H21]*[.E23]" office:value-type="float" office:value="-2040.58340932702" calcext:value-type="float">
            <text:p/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exch</text:p>
          </table:table-cell>
          <table:table-cell table:number-columns-repeated="9"/>
          <table:table-cell table:formula="of:=[.H20]*[.E21]*[.F23]" office:value-type="float" office:value="2040.58340932704" calcext:value-type="float">
            <text:p/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matrix</text:p>
          </table:table-cell>
          <table:table-cell table:number-columns-repeated="1021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rand" table:target-range-address="7sIM.F10:7sIM.F5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date-style style:name="N137">
      <number:month/>
      <number:text>/</number:text>
      <number:day/>
    </number:date-style>
    <number:time-style style:name="N138">
      <number:hours number:style="long"/>
      <number:text>.</number:text>
      <number:minutes number:style="long"/>
    </number:time-style>
    <number:number-style style:name="N139">
      <number:number number:decimal-places="18" number:min-integer-digits="1"/>
    </number:number-style>
    <number:percentage-style style:name="N140">
      <number:number number:decimal-places="1" number:min-integer-digits="1"/>
      <number:text>%</number:text>
    </number:percentage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number-style style:name="N143">
      <number:number number:decimal-places="1" number:min-integer-digits="0"/>
    </number:number-style>
    <number:number-style style:name="N144">
      <number:number number:decimal-places="1" number:min-integer-digits="1" number:grouping="true"/>
    </number:number-style>
    <number:text-style style:name="N145" number:title="User-defined">
      <number:text>#,#</number:text>
      <number:text-content/>
      <number:text>0</number:text>
    </number:text-style>
    <number:number-style style:name="N147P0" style:volatile="true">
      <number:number number:decimal-places="1" number:min-integer-digits="1"/>
    </number:number-style>
    <number:number-style style:name="N147P1" style:volatile="true">
      <number:text>-</number:text>
      <number:number number:decimal-places="1" number:min-integer-digits="1"/>
    </number:number-style>
    <number:number-style style:name="N147" number:title="xe">
      <number:text/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integer-digits="1"/>
    </number:number-style>
    <number:number-style style:name="N149P1" style:volatile="true">
      <number:text>-</number:text>
      <number:number number:decimal-places="2" number:min-integer-digits="1"/>
    </number:number-style>
    <number:number-style style:name="N149">
      <number:text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2" number:min-integer-digits="0"/>
    </number:number-style>
    <number:number-style style:name="N151P0" style:volatile="true">
      <number:number number:decimal-places="1" number:min-integer-digits="0"/>
    </number:number-style>
    <number:number-style style:name="N151P1" style:volatile="true">
      <number:text>-</number:text>
      <number:number number:decimal-places="1" number:min-integer-digits="1"/>
    </number:number-style>
    <number:number-style style:name="N151">
      <number:text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0"/>
    </number:number-style>
    <number:number-style style:name="N153P1" style:volatile="true">
      <number:text>-</number:text>
      <number:number number:decimal-places="2" number:min-integer-digits="0"/>
    </number:number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1" number:min-integer-digits="1"/>
    </number:number-style>
    <number:number-style style:name="N154"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1" number:min-integer-digits="1"/>
    </number:number-style>
    <number:number-style style:name="N155">
      <number:text/>
      <style:map style:condition="value()&gt;=0" style:apply-style-name="N155P0"/>
    </number:number-style>
    <number:number-style style:name="N156">
      <number:number number:decimal-places="0" number:min-integer-digits="0"/>
    </number:number-style>
    <number:percentage-style style:name="N157">
      <number:number number:decimal-places="5" number:min-integer-digits="1"/>
      <number:text>%</number:text>
    </number:percentage-style>
    <number:number-style style:name="N158">
      <number:number number:decimal-places="19" number:min-integer-digits="1"/>
    </number:number-style>
    <number:number-style style:name="N160P0" style:volatile="true">
      <number:number number:decimal-places="1" number:min-integer-digits="0"/>
    </number:number-style>
    <number:number-style style:name="N160P1" style:volatile="true">
      <number:text>-</number:text>
      <number:number number:decimal-places="1" number:min-integer-digits="0"/>
    </number:number-style>
    <number:number-style style:name="N160">
      <number:text/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20" number:min-integer-digits="1"/>
    </number:number-style>
    <number:date-style style:name="N162">
      <number:month number:style="long"/>
      <number:text>/</number:text>
      <number:day number:style="long"/>
    </number:date-style>
    <number:number-style style:name="N163P0" style:volatile="true">
      <number:number number:decimal-places="2" number:min-integer-digits="1"/>
    </number:number-style>
    <number:number-style style:name="N163P1" style:volatile="true">
      <number:text>-</number:text>
      <number:number number:decimal-places="1" number:min-integer-digits="1"/>
    </number:number-style>
    <number:number-style style:name="N163">
      <number:text/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number:min-integer-digits="0"/>
    </number:number-style>
    <number:number-style style:name="N164P1" style:volatile="true">
      <number:text>-</number:text>
      <number:number number:decimal-places="1" number:min-integer-digits="1"/>
    </number:number-style>
    <number:number-style style:name="N164">
      <number:text/>
      <style:map style:condition="value()&gt;0" style:apply-style-name="N164P0"/>
      <style:map style:condition="value()&lt;0" style:apply-style-name="N164P1"/>
    </number:number-style>
    <number:number-style style:name="N165">
      <number:text>+</number:text>
      <number:number number:decimal-places="1" number:min-integer-digits="1"/>
    </number:number-style>
    <number:percentage-style style:name="N166">
      <number:number number:decimal-places="2" number:min-integer-digits="0"/>
      <number:text>%</number:text>
    </number:percentage-style>
    <number:number-style style:name="N167">
      <number:number number:decimal-places="3" number:min-integer-digits="0"/>
    </number:number-style>
    <number:number-style style:name="N168">
      <number:number number:decimal-places="4" number:min-integer-digits="0"/>
    </number:number-style>
    <number:number-style style:name="N169P0" style:volatile="true">
      <number:number number:decimal-places="2" number:min-integer-digits="0"/>
    </number:number-style>
    <number:number-style style:name="N169P1" style:volatile="true">
      <number:text>-</number:text>
      <number:number number:decimal-places="2" number:min-integer-digits="0"/>
    </number:number-style>
    <number:number-style style:name="N169">
      <number:number number:decimal-places="0" number:min-integer-digits="1"/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2" number:min-integer-digits="0"/>
    </number:number-style>
    <number:number-style style:name="N170P1" style:volatile="true">
      <number:text>-</number:text>
      <number:number number:decimal-places="2" number:min-integer-digits="0"/>
    </number:number-style>
    <number:number-style style:name="N170">
      <number:number number:min-integer-digits="1"/>
      <number:text/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2" number:min-integer-digits="0"/>
    </number:number-style>
    <number:number-style style:name="N171P1" style:volatile="true">
      <number:text>-</number:text>
      <number:number number:decimal-places="2" number:min-integer-digits="0"/>
    </number:number-style>
    <number:number-style style:name="N171">
      <number:number number:decimal-places="1" number:min-integer-digits="1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number:min-integer-digits="0"/>
    </number:number-style>
    <number:number-style style:name="N172P1" style:volatile="true">
      <number:text>-</number:text>
      <number:number number:decimal-places="2" number:min-integer-digits="0"/>
    </number:number-style>
    <number:number-style style:name="N172">
      <number:number number:decimal-places="2" number:min-integer-digits="0"/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+</number:text>
      <number:number number:decimal-places="1" number:min-integer-digits="0"/>
    </number:number-style>
    <number:number-style style:name="N174P1" style:volatile="true">
      <number:text>-</number:text>
      <number:number number:decimal-places="1" number:min-integer-digits="0"/>
    </number:number-style>
    <number:number-style style:name="N174">
      <number:number number:decimal-places="1" number:min-integer-digits="0"/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1" number:min-integer-digits="0"/>
    </number:number-style>
    <number:number-style style:name="N175P1" style:volatile="true">
      <number:text>-</number:text>
      <number:number number:decimal-places="1" number:min-integer-digits="0"/>
    </number:number-style>
    <number:number-style style:name="N175">
      <number:number number:decimal-places="1" number:min-integer-digits="0"/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+</number:text>
      <number:number number:decimal-places="1" number:min-integer-digits="1"/>
    </number:number-style>
    <number:number-style style:name="N176P1" style:volatile="true">
      <number:text>-</number:text>
      <number:number number:decimal-places="1" number:min-integer-digits="1"/>
    </number:number-style>
    <number:number-style style:name="N176">
      <number:text/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0" number:min-integer-digits="1"/>
    </number:number-style>
    <number:number-style style:name="N177P1" style:volatile="true">
      <number:text>-</number:text>
      <number:number number:decimal-places="1" number:min-integer-digits="1"/>
    </number:number-style>
    <number:number-style style:name="N177">
      <number:text/>
      <style:map style:condition="value()&gt;0" style:apply-style-name="N177P0"/>
      <style:map style:condition="value()&lt;0" style:apply-style-name="N177P1"/>
    </number:number-style>
    <number:number-style style:name="N178">
      <number:scientific-number number:decimal-places="1" number:min-integer-digits="1" number:min-exponent-digits="1"/>
    </number:number-style>
    <number:number-style style:name="N179P0" style:volatile="true">
      <number:number number:decimal-places="3" number:min-integer-digits="0"/>
    </number:number-style>
    <number:number-style style:name="N179P1" style:volatile="true">
      <number:text>-</number:text>
      <number:number number:decimal-places="2" number:min-integer-digits="1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4" number:min-integer-digits="0"/>
    </number:number-style>
    <number:number-style style:name="N180P1" style:volatile="true">
      <number:text>-</number:text>
      <number:number number:decimal-places="2" number:min-integer-digits="1"/>
    </number:number-style>
    <number:number-style style:name="N180">
      <number:text/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6" number:min-integer-digits="0"/>
    </number:number-style>
    <number:number-style style:name="N182P0" style:volatile="true">
      <number:number number:decimal-places="6" number:min-integer-digits="0"/>
    </number:number-style>
    <number:number-style style:name="N182P1" style:volatile="true">
      <number:text>-</number:text>
      <number:number number:decimal-places="2" number:min-integer-digits="1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3" number:min-integer-digits="1"/>
    </number:number-style>
    <number:number-style style:name="N183P1" style:volatile="true">
      <number:text>-</number:text>
      <number:number number:decimal-places="1" number:min-integer-digits="1"/>
    </number:number-style>
    <number:number-style style:name="N183">
      <number:text/>
      <style:map style:condition="value()&gt;0" style:apply-style-name="N183P0"/>
      <style:map style:condition="value()&lt;0" style:apply-style-name="N183P1"/>
    </number:number-style>
    <number:number-style style:name="N185P0" style:volatile="true">
      <number:number number:decimal-places="3" number:min-integer-digits="1"/>
    </number:number-style>
    <number:number-style style:name="N185P1" style:volatile="true">
      <number:text>-</number:text>
      <number:number number:decimal-places="3" number:min-integer-digits="0"/>
    </number:number-style>
    <number:number-style style:name="N185">
      <number:text/>
      <style:map style:condition="value()&gt;0" style:apply-style-name="N185P0"/>
      <style:map style:condition="value()&lt;0" style:apply-style-name="N185P1"/>
    </number:number-style>
    <number:number-style style:name="N187P0" style:volatile="true">
      <number:number number:decimal-places="3" number:min-integer-digits="1"/>
    </number:number-style>
    <number:number-style style:name="N187P1" style:volatile="true">
      <number:text>-</number:text>
      <number:number number:decimal-places="5" number:min-integer-digits="0"/>
    </number:number-style>
    <number:number-style style:name="N187">
      <number:text/>
      <style:map style:condition="value()&gt;0" style:apply-style-name="N187P0"/>
      <style:map style:condition="value()&lt;0" style:apply-style-name="N187P1"/>
    </number:number-style>
    <number:number-style style:name="N189P0" style:volatile="true">
      <number:number number:decimal-places="3" number:min-integer-digits="1"/>
    </number:number-style>
    <number:number-style style:name="N189P1" style:volatile="true">
      <number:text>-</number:text>
      <number:number number:decimal-places="6" number:min-integer-digits="0"/>
    </number:number-style>
    <number:number-style style:name="N189">
      <number:text/>
      <style:map style:condition="value()&gt;0" style:apply-style-name="N189P0"/>
      <style:map style:condition="value()&lt;0" style:apply-style-name="N189P1"/>
    </number:number-style>
    <number:number-style style:name="N190">
      <number:scientific-number number:decimal-places="2" number:min-integer-digits="1" number:min-exponent-digits="1"/>
    </number:number-style>
    <number:number-style style:name="N191">
      <number:number number:decimal-places="8" number:min-integer-digits="0"/>
    </number:number-style>
    <number:number-style style:name="N192P0" style:volatile="true">
      <number:number number:decimal-places="8" number:min-integer-digits="0"/>
    </number:number-style>
    <number:number-style style:name="N192P1" style:volatile="true">
      <number:text>-</number:text>
      <number:number number:decimal-places="2" number:min-integer-digits="1"/>
    </number:number-style>
    <number:number-style style:name="N192">
      <number:text/>
      <style:map style:condition="value()&gt;0" style:apply-style-name="N192P0"/>
      <style:map style:condition="value()&lt;0" style:apply-style-name="N192P1"/>
    </number:number-style>
    <number:number-style style:name="N193">
      <number:scientific-number number:decimal-places="4" number:min-integer-digits="1" number:min-exponent-digits="1"/>
    </number:number-style>
    <number:number-style style:name="N194">
      <number:scientific-number number:decimal-places="8" number:min-integer-digits="1" number:min-exponent-digits="1"/>
    </number:number-style>
    <number:number-style style:name="N196P0" style:volatile="true">
      <number:number number:decimal-places="3" number:min-integer-digits="1"/>
    </number:number-style>
    <number:number-style style:name="N196P1" style:volatile="true">
      <number:text>-</number:text>
      <number:number number:decimal-places="8" number:min-integer-digits="0"/>
    </number:number-style>
    <number:number-style style:name="N196">
      <number:text/>
      <style:map style:condition="value()&gt;0" style:apply-style-name="N196P0"/>
      <style:map style:condition="value()&lt;0" style:apply-style-name="N196P1"/>
    </number:number-style>
    <number:number-style style:name="N197">
      <number:number number:decimal-places="5" number:min-integer-digits="0"/>
    </number:number-style>
    <number:number-style style:name="N198">
      <number:number number:decimal-places="7" number:min-integer-digits="0"/>
    </number:number-style>
    <number:number-style style:name="N199P0" style:volatile="true">
      <number:number number:decimal-places="3" number:min-integer-digits="1"/>
    </number:number-style>
    <number:number-style style:name="N199P1" style:volatile="true">
      <number:text>-</number:text>
      <number:number number:decimal-places="2" number:min-integer-digits="0"/>
    </number:number-style>
    <number:number-style style:name="N199">
      <number:text/>
      <style:map style:condition="value()&gt;0" style:apply-style-name="N199P0"/>
      <style:map style:condition="value()&lt;0" style:apply-style-name="N199P1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date-style style:name="N201">
      <number:year number:style="long"/>
      <number:text> </number:text>
      <number:month number:style="long"/>
      <number:text>/</number:text>
      <number:day number:style="long"/>
    </number:date-style>
    <number:date-style style:name="N202">
      <number:year number:style="long"/>
    </number:date-style>
    <number:date-style style:name="N203">
      <number:month/>
      <number:text>/</number:text>
      <number:day number:style="long"/>
    </number:date-style>
    <number:number-style style:name="N204">
      <number:scientific-number number:decimal-places="0" number:min-integer-digits="1" number:min-exponent-digits="1"/>
    </number:number-style>
    <number:number-style style:name="N205P0" style:volatile="true">
      <number:text>+</number:text>
      <number:number number:decimal-places="1" number:min-integer-digits="0"/>
    </number:number-style>
    <number:number-style style:name="N205P1" style:volatile="true">
      <number:text>-</number:text>
      <number:number number:decimal-places="1" number:min-integer-digits="0"/>
    </number:number-style>
    <number:number-style style:name="N205">
      <number:number number:decimal-places="0" number:min-integer-digits="0"/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3" number:min-integer-digits="0"/>
    </number:number-style>
    <number:number-style style:name="N206P1" style:volatile="true">
      <number:text>-</number:text>
      <number:number number:decimal-places="3" number:min-integer-digits="0"/>
    </number:number-style>
    <number:number-style style:name="N206">
      <number:number number:decimal-places="0" number:min-integer-digits="0"/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1" number:min-integer-digits="0"/>
    </number:number-style>
    <number:number-style style:name="N207P1" style:volatile="true">
      <number:text>-</number:text>
      <number:number number:decimal-places="1" number:min-integer-digits="0"/>
    </number:number-style>
    <number:number-style style:name="N207">
      <number:number number:decimal-places="0" number:min-integer-digits="0"/>
      <style:map style:condition="value()&gt;0" style:apply-style-name="N207P0"/>
      <style:map style:condition="value()&lt;0" style:apply-style-name="N207P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5" style:family="table-cell" style:parent-style-name="Default">
      <style:table-cell-properties fo:background-color="#7cc17c"/>
    </style:style>
    <style:style style:name="Untitled6" style:family="table-cell" style:parent-style-name="Default">
      <style:table-cell-properties fo:background-color="#dc2300"/>
    </style:style>
    <style:style style:name="Untitled1" style:family="table-cell" style:parent-style-name="Default">
      <style:table-cell-properties fo:background-color="#ff0000" style:vertical-justify="auto"/>
      <style:paragraph-properties css3t:text-justify="auto"/>
    </style:style>
    <style:style style:name="Untitled7" style:family="table-cell" style:parent-style-name="Default">
      <style:table-cell-properties fo:background-color="#7cc17c"/>
    </style:style>
    <style:style style:name="Untitled8" style:family="table-cell" style:parent-style-name="Default">
      <style:table-cell-properties fo:background-color="#ff8080"/>
    </style:style>
    <style:style style:name="Untitled9" style:family="table-cell" style:parent-style-name="Default">
      <style:table-cell-properties fo:background-color="#ff8080"/>
    </style:style>
    <style:style style:name="Untitled10" style:family="table-cell" style:parent-style-name="Default">
      <style:table-cell-properties fo:background-color="#ff8080"/>
    </style:style>
    <style:style style:name="Untitled11" style:family="table-cell" style:parent-style-name="Default">
      <style:table-cell-properties fo:background-color="#ff8080"/>
    </style:style>
    <style:style style:name="Untitled12" style:family="table-cell" style:parent-style-name="Default">
      <style:table-cell-properties fo:background-color="#7cc17c"/>
    </style:style>
    <style:style style:name="_33_4" style:display-name="34" style:family="table-cell" style:parent-style-name="Default">
      <style:table-cell-properties fo:background-color="#ff8080"/>
    </style:style>
    <style:style style:name="Untitled13" style:family="table-cell" style:parent-style-name="Default">
      <style:table-cell-properties fo:background-color="#7cc17c"/>
    </style:style>
    <style:style style:name="Untitled2" style:family="table-cell" style:parent-style-name="Default">
      <style:table-cell-properties fo:background-color="#77c282"/>
    </style:style>
    <style:style style:name="Untitled3" style:family="table-cell" style:parent-style-name="Default">
      <style:table-cell-properties fo:background-color="#2789c2"/>
    </style:style>
    <style:style style:name="Untitled4" style:family="table-cell" style:parent-style-name="Default">
      <style:table-cell-properties fo:background-color="#fff64f"/>
    </style:style>
    <style:style style:name="Untitled14" style:family="table-cell" style:parent-style-name="Default">
      <style:table-cell-properties fo:background-color="#fbac84"/>
    </style:style>
    <style:style style:name="Untitled15" style:family="table-cell" style:parent-style-name="Default">
      <style:table-cell-properties fo:background-color="#009900"/>
    </style:style>
    <draw:hatch draw:name="Black_20_45_20_Degrees" draw:display-name="Black 45 Degrees" draw:style="single" draw:color="#000000" draw:distance="1.02mm" draw:rotation="450"/>
    <draw:marker draw:name="Arrowheads_20_1" draw:display-name="Arrowheads 1" svg:viewBox="0 0 200 200" svg:d="M200 100c0 18-4 34-13 50s-21 27-37 37-32 13-50 13-34-4-50-13-27-21-37-37-13-32-13-50 4-34 13-50 21-27 37-37 32-13 50-13 34 4 50 13 27 21 37 37 13 32 13 50z"/>
    <draw:marker draw:name="Arrowheads_20_10" draw:display-name="Arrowheads 10" svg:viewBox="0 0 200 200" svg:d="M200 100c0 18-4 34-13 50s-21 27-37 37-32 13-50 13-34-4-50-13-27-21-37-37-13-32-13-50 4-34 13-50 21-27 37-37 32-13 50-13 34 4 50 13 27 21 37 37 13 32 13 50z"/>
    <draw:marker draw:name="Arrowheads_20_11" draw:display-name="Arrowheads 11" svg:viewBox="0 0 200 200" svg:d="M200 100c0 18-4 34-13 50s-21 27-37 37-32 13-50 13-34-4-50-13-27-21-37-37-13-32-13-50 4-34 13-50 21-27 37-37 32-13 50-13 34 4 50 13 27 21 37 37 13 32 13 50z"/>
    <draw:marker draw:name="Arrowheads_20_12" draw:display-name="Arrowheads 12" svg:viewBox="0 0 200 200" svg:d="M200 100c0 18-4 34-13 50s-21 27-37 37-32 13-50 13-34-4-50-13-27-21-37-37-13-32-13-50 4-34 13-50 21-27 37-37 32-13 50-13 34 4 50 13 27 21 37 37 13 32 13 50z"/>
    <draw:marker draw:name="Arrowheads_20_13" draw:display-name="Arrowheads 13" svg:viewBox="0 0 200 200" svg:d="M200 100c0 18-4 34-13 50s-21 27-37 37-32 13-50 13-34-4-50-13-27-21-37-37-13-32-13-50 4-34 13-50 21-27 37-37 32-13 50-13 34 4 50 13 27 21 37 37 13 32 13 50z"/>
    <draw:marker draw:name="Arrowheads_20_14" draw:display-name="Arrowheads 14" svg:viewBox="0 0 200 200" svg:d="M200 100c0 18-4 34-13 50s-21 27-37 37-32 13-50 13-34-4-50-13-27-21-37-37-13-32-13-50 4-34 13-50 21-27 37-37 32-13 50-13 34 4 50 13 27 21 37 37 13 32 13 50z"/>
    <draw:marker draw:name="Arrowheads_20_15" draw:display-name="Arrowheads 15" svg:viewBox="0 0 200 200" svg:d="M200 100c0 18-4 34-13 50s-21 27-37 37-32 13-50 13-34-4-50-13-27-21-37-37-13-32-13-50 4-34 13-50 21-27 37-37 32-13 50-13 34 4 50 13 27 21 37 37 13 32 13 50z"/>
    <draw:marker draw:name="Arrowheads_20_16" draw:display-name="Arrowheads 1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7" draw:display-name="Arrowheads 1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8" draw:display-name="Arrowheads 1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9" draw:display-name="Arrowheads 19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20" draw:display-name="Arrowheads 20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s-21 27-37 37-32 13-50 13-34-4-50-13-27-21-37-37-13-32-13-50 4-34 13-50 21-27 37-37 32-13 50-13 34 4 50 13 27 21 37 37 13 32 13 50z"/>
    <draw:marker draw:name="Arrowheads_20_4" draw:display-name="Arrowheads 4" svg:viewBox="0 0 200 200" svg:d="M200 100c0 18-4 34-13 50s-21 27-37 37-32 13-50 13-34-4-50-13-27-21-37-37-13-32-13-50 4-34 13-50 21-27 37-37 32-13 50-13 34 4 50 13 27 21 37 37 13 32 13 50z"/>
    <draw:marker draw:name="Arrowheads_20_5" draw:display-name="Arrowheads 5" svg:viewBox="0 0 200 200" svg:d="M200 100c0 18-4 34-13 50s-21 27-37 37-32 13-50 13-34-4-50-13-27-21-37-37-13-32-13-50 4-34 13-50 21-27 37-37 32-13 50-13 34 4 50 13 27 21 37 37 13 32 13 50z"/>
    <draw:marker draw:name="Arrowheads_20_6" draw:display-name="Arrowheads 6" svg:viewBox="0 0 200 200" svg:d="M200 100c0 18-4 34-13 50s-21 27-37 37-32 13-50 13-34-4-50-13-27-21-37-37-13-32-13-50 4-34 13-50 21-27 37-37 32-13 50-13 34 4 50 13 27 21 37 37 13 32 13 50z"/>
    <draw:marker draw:name="Arrowheads_20_7" draw:display-name="Arrowheads 7" svg:viewBox="0 0 200 200" svg:d="M200 100c0 18-4 34-13 50s-21 27-37 37-32 13-50 13-34-4-50-13-27-21-37-37-13-32-13-50 4-34 13-50 21-27 37-37 32-13 50-13 34 4 50 13 27 21 37 37 13 32 13 50z"/>
    <draw:marker draw:name="Arrowheads_20_8" draw:display-name="Arrowheads 8" svg:viewBox="0 0 200 200" svg:d="M200 100c0 18-4 34-13 50s-21 27-37 37-32 13-50 13-34-4-50-13-27-21-37-37-13-32-13-50 4-34 13-50 21-27 37-37 32-13 50-13 34 4 50 13 27 21 37 37 13 32 13 50z"/>
    <draw:marker draw:name="Arrowheads_20_9" draw:display-name="Arrowheads 9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11:32:56.569332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9:16:50.062000000</meta:creation-date>
    <meta:editing-duration>P31DT15H2M59S</meta:editing-duration>
    <meta:editing-cycles>449</meta:editing-cycles>
    <meta:generator>LibreOffice/4.2.2.1$Linux_X86_64 LibreOffice_project/420m0$Build-1</meta:generator>
    <dc:date>2014-04-05T10:39:38.506814480</dc:date>
    <meta:document-statistic meta:table-count="10" meta:cell-count="6882" meta:object-count="1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0" chart:maximum="9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213cm" svg:height="3.788cm" xlink:href=".." xlink:type="simple" chart:class="chart:scatter" chart:style-name="ch1">
        <chart:plot-area chart:style-name="ch2" table:cell-range-address="5pyra.P1:5pyra.Q9" svg:x="0.574cm" svg:y="0.435cm" svg:width="5.391cm" svg:height="2.858cm">
          <chartooo:coordinate-region svg:x="1.302cm" svg:y="0.635cm" svg:width="4.476cm" svg:height="2.01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5pyra.Q1:5pyra.Q9" chart:class="chart:scatter">
            <chart:domain table:cell-range-address="5pyra.P1:5pyra.P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5pyra.P1:5pyra.P9</svg:desc>
                </draw:g>
              </table:table-cell>
              <table:table-cell office:value-type="float" office:value="1">
                <text:p>1</text:p>
                <draw:g>
                  <svg:desc>5pyra.Q1:5pyra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 draw:fill-color="#000000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minimum="0" chart:maximum="1" chart:reverse-direction="false" text:line-break="false" chart:axis-position="1"/>
      <style:graphic-properties draw:stroke="none" draw:stroke-dash="Fine_20_Dotted" svg:stroke-color="#b3b3b3"/>
      <style:text-properties fo:color="#aecf00" fo:font-size="10pt" style:font-size-asian="10pt" style:font-size-complex="10pt"/>
    </style:style>
    <style:style style:name="ch5" style:family="chart">
      <style:graphic-properties draw:stroke="dash" draw:stroke-dash="Fine_20_Dotted" svg:stroke-color="#333333" svg:stroke-opacity="50%"/>
    </style:style>
    <style:style style:name="ch6" style:family="chart" style:data-style-name="N150">
      <style:chart-properties chart:symbol-type="none"/>
      <style:graphic-properties svg:stroke-width="0.05cm" svg:stroke-color="#aecf00" draw:fill-color="#aecf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solid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2cm" svg:height="6.479cm" xlink:href=".." xlink:type="simple" chart:class="chart:line" chart:style-name="ch1">
        <chart:plot-area chart:style-name="ch2" table:cell-range-address="1Log.AT10:1Log.AT123" svg:x="0.273cm" svg:y="0.51cm" svg:width="9.184cm" svg:height="5.183cm">
          <chartooo:coordinate-region svg:x="1.185cm" svg:y="0.709cm" svg:width="8.272cm" svg:height="4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1Log.AT10:1Log.AT123" chart:class="chart:line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Log.AT10:1Log.AT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2352941176471">
                <text:p>0.382352941176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5348837209302">
                <text:p>0.3953488372093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7755102040816">
                <text:p>0.387755102040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5094339622642">
                <text:p>0.4150943396226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5925925925926">
                <text:p>0.425925925925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3728813559322">
                <text:p>0.423728813559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2698412698413">
                <text:p>0.412698412698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7910447761194">
                <text:p>0.417910447761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4285714285714">
                <text:p>0.414285714285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8450704225352">
                <text:p>0.408450704225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2777777777778">
                <text:p>0.402777777777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7260273972603">
                <text:p>0.3972602739726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5405405405405">
                <text:p>0.4054054054054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4736842105263">
                <text:p>0.394736842105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2597402597403">
                <text:p>0.4025974025974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506329113924">
                <text:p>0.405063291139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9753086419753">
                <text:p>0.419753086419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4634146341463">
                <text:p>0.4146341463414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1686746987952">
                <text:p>0.421686746987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6976744186047">
                <text:p>0.4069767441860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15730337078652">
                <text:p>0.415730337078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2222222222222">
                <text:p>0.422222222222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4782608695652">
                <text:p>0.4347826086956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tick-marks-major-inner="false" chart:tick-marks-major-outer="false" chart:logarithmic="false" chart:reverse-direction="false" text:line-break="false" chart:axis-position="1"/>
      <style:graphic-properties draw:stroke="none" draw:stroke-dash="Fine_20_Dotted" svg:stroke-color="#b3b3b3"/>
      <style:text-properties fo:color="#c5000b" fo:font-size="10pt" style:font-size-asian="10pt" style:font-size-complex="10pt"/>
    </style:style>
    <style:style style:name="ch5" style:family="chart">
      <style:graphic-properties draw:stroke="dash" draw:stroke-dash="Fine_20_Dotted" svg:stroke-color="#333333" svg:stroke-opacity="50%"/>
    </style:style>
    <style:style style:name="ch6" style:family="chart" style:data-style-name="N121">
      <style:chart-properties chart:symbol-type="none"/>
      <style:graphic-properties svg:stroke-width="0.05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2cm" svg:height="6.479cm" xlink:href=".." xlink:type="simple" chart:class="chart:line" chart:style-name="ch1">
        <chart:plot-area chart:style-name="ch2" table:cell-range-address="1Log.AU10:1Log.AU123" svg:x="0.608cm" svg:y="0.51cm" svg:width="8.849cm" svg:height="5.183cm">
          <chartooo:coordinate-region svg:x="1.185cm" svg:y="0.709cm" svg:width="8.272cm" svg:height="4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1Log.AU10:1Log.AU123" chart:class="chart:line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Log.AU10:1Log.AU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4837143169934">
                <text:p>0.404837143169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4837143169934">
                <text:p>0.40483714316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031559831504">
                <text:p>1.2403155983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872698156859">
                <text:p>1.74872698156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477417024916">
                <text:p>1.7477417024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3191021300762">
                <text:p>1.43191021300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39921190412">
                <text:p>1.6039921190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5120947654843">
                <text:p>1.45120947654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790280100173">
                <text:p>1.29790280100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790280100173">
                <text:p>1.29790280100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551771005813">
                <text:p>1.26551771005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534562437725">
                <text:p>1.14534562437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5084855864559">
                <text:p>1.15084855864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086317509571">
                <text:p>1.0608631750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40128854609">
                <text:p>0.98440128854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0735758733403">
                <text:p>0.920735758733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0735758733403">
                <text:p>0.920735758733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0735758733403">
                <text:p>0.920735758733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83899516809">
                <text:p>1.0483899516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83899516809">
                <text:p>1.04838995168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959441174824">
                <text:p>1.04959441174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820966249194">
                <text:p>1.49820966249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1847555873816">
                <text:p>1.41847555873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294639509352">
                <text:p>1.49294639509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840918097815">
                <text:p>1.43840918097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7371687816866">
                <text:p>1.47371687816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0959755642038">
                <text:p>1.40959755642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98791779664">
                <text:p>1.3498791779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0003517029873">
                <text:p>1.30003517029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7305088356317">
                <text:p>1.27305088356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305088356317">
                <text:p>1.27305088356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7305088356317">
                <text:p>1.27305088356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469018503341">
                <text:p>1.44690185033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0302047294917">
                <text:p>1.4030204729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0302047294917">
                <text:p>1.403020472949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488817457941">
                <text:p>1.4488817457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9258593713908">
                <text:p>1.49258593713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0881820445205">
                <text:p>1.60881820445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500116040036">
                <text:p>1.565001160400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3387335270317">
                <text:p>1.63387335270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902439095406">
                <text:p>1.5902439095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0155037655347">
                <text:p>1.60155037655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155037655347">
                <text:p>1.601550376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5998791855392">
                <text:p>1.55998791855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4697271712074">
                <text:p>1.54697271712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6818097689898">
                <text:p>2.06818097689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7579025906437">
                <text:p>2.07579025906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3828609749147">
                <text:p>2.038286097491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854214977091">
                <text:p>2.02854214977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2854214977091">
                <text:p>2.02854214977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8800278542638">
                <text:p>1.98800278542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6207055062088">
                <text:p>1.962070550620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2070230649363">
                <text:p>1.92070230649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8539418243757">
                <text:p>1.88539418243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8539418243757">
                <text:p>1.885394182437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1683779177162">
                <text:p>1.91683779177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986293456153">
                <text:p>1.8986293456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9290439795245">
                <text:p>1.89290439795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585384863903">
                <text:p>1.8585384863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585384863903">
                <text:p>1.8585384863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2295698594641">
                <text:p>1.82295698594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2250217234165">
                <text:p>1.822502172341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9655614627149">
                <text:p>1.79655614627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9655614627149">
                <text:p>1.79655614627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9655614627149">
                <text:p>1.79655614627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181108307549">
                <text:p>1.8181108307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181108307549">
                <text:p>1.81811083075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tick-marks-major-inner="false" chart:tick-marks-major-outer="false" chart:logarithmic="false" chart:minimum="1" chart:maximum="13" chart:reverse-direction="false" text:line-break="false" chart:axis-position="1"/>
      <style:graphic-properties draw:stroke="none" draw:stroke-dash="Fine_20_Dotted" svg:stroke-color="#b3b3b3"/>
      <style:text-properties fo:color="#ffff00" fo:font-size="10pt" style:font-size-asian="10pt" style:font-size-complex="10pt"/>
    </style:style>
    <style:style style:name="ch5" style:family="chart">
      <style:graphic-properties draw:stroke="dash" draw:stroke-dash="Fine_20_Dotted" svg:stroke-color="#333333" svg:stroke-opacity="50%"/>
    </style:style>
    <style:style style:name="ch6" style:family="chart" style:data-style-name="N121">
      <style:chart-properties chart:symbol-type="none"/>
      <style:graphic-properties svg:stroke-width="0.05cm" svg:stroke-color="#ffff00" draw:fill-color="#ffff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2cm" svg:height="6.479cm" xlink:href=".." xlink:type="simple" chart:class="chart:line" chart:style-name="ch1">
        <chart:plot-area chart:style-name="ch2" table:cell-range-address="1Log.AV10:1Log.AV123" svg:x="0.423cm" svg:y="0.51cm" svg:width="9.034cm" svg:height="5.183cm">
          <chartooo:coordinate-region svg:x="1.185cm" svg:y="0.709cm" svg:width="8.272cm" svg:height="4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1Log.AV10:1Log.AV123" chart:class="chart:line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1Log.AV10:1Log.AV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240842644731">
                <text:p>26.7240842644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0014353522297">
                <text:p>30.0014353522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9242331185223">
                <text:p>9.79242331185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4544975116675">
                <text:p>6.94544975116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4936520750128">
                <text:p>6.94936520750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8216268636215">
                <text:p>8.48216268636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7216649309621">
                <text:p>7.57216649309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6936057493339">
                <text:p>8.36936057493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7449092094092">
                <text:p>7.77449092094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2032639431339">
                <text:p>6.52032639431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8718950810591">
                <text:p>5.98718950810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6714688511643">
                <text:p>5.96714688511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7197890393171">
                <text:p>6.67197890393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3279296597088">
                <text:p>6.43279296597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974106426486">
                <text:p>6.5974106426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8962492290257">
                <text:p>7.28962492290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5476861927316">
                <text:p>7.25476861927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7013839748424">
                <text:p>7.87013839748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8143953684686">
                <text:p>8.48143953684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06790024130612">
                <text:p>9.06790024130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93019847096742">
                <text:p>9.93019847096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3019847096742">
                <text:p>9.93019847096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2107635987947">
                <text:p>8.72107635987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2107635987947">
                <text:p>8.72107635987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71106850531957">
                <text:p>8.71106850531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0267644939092">
                <text:p>6.10267644939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2621452721322">
                <text:p>5.42621452721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7251878186391">
                <text:p>5.07251878186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7512284599588">
                <text:p>6.57512284599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04751036457575">
                <text:p>6.04751036457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8744771202647">
                <text:p>6.38744771202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06883039605717">
                <text:p>6.06883039605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9892980526325">
                <text:p>6.29892980526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4801838565265">
                <text:p>6.14801838565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0741076097012">
                <text:p>5.70741076097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30507036534753">
                <text:p>5.30507036534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7981353389949">
                <text:p>4.97981353389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4455131511991">
                <text:p>5.04455131511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7401624812625">
                <text:p>5.27401624812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0733764712174">
                <text:p>5.50733764712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71849176524344">
                <text:p>5.71849176524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3970406200282">
                <text:p>5.83970406200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2251214797234">
                <text:p>5.52251214797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2251214797234">
                <text:p>5.52251214797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85896052164226">
                <text:p>4.85896052164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1093113394592">
                <text:p>5.01093113394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7246537984158">
                <text:p>4.77246537984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2140312954872">
                <text:p>4.62140312954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8608449788373">
                <text:p>4.48608449788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6197841112784">
                <text:p>4.16197841112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2756496830301">
                <text:p>4.32756496830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73424946270736">
                <text:p>4.73424946270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9106784369079">
                <text:p>4.691067843690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9968476017216">
                <text:p>4.49968476017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2566734110824">
                <text:p>4.62566734110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3558177728597">
                <text:p>4.53558177728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9780144264117">
                <text:p>4.39780144264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9780144264117">
                <text:p>4.39780144264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1242218655254">
                <text:p>4.21242218655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2799290703279">
                <text:p>4.32799290703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9743857058999">
                <text:p>4.29743857058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2615750457195">
                <text:p>4.22615750457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3875420592721">
                <text:p>4.338754205927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7525760339134">
                <text:p>4.37525760339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7263630137918">
                <text:p>3.27263630137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5200581594797">
                <text:p>3.152005815947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8421409232017">
                <text:p>3.08421409232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3107798558667">
                <text:p>3.03107798558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99668785965">
                <text:p>3.01996687859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7553382079322">
                <text:p>3.07553382079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9030691326558">
                <text:p>3.09030691326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6058223802807">
                <text:p>3.060582238028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2299364879839">
                <text:p>3.12299364879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6426953695191">
                <text:p>3.16426953695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3242183428945">
                <text:p>3.23242183428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9295599324133">
                <text:p>3.29295599324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063071020092">
                <text:p>3.2063071020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5371117117283">
                <text:p>3.153711171172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8395624253734">
                <text:p>3.18395624253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8293335152952">
                <text:p>3.08293335152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788364230666">
                <text:p>3.09788364230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9788364230666">
                <text:p>3.09788364230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0725295949825">
                <text:p>3.10725295949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78715530199">
                <text:p>3.078715530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8918966320401">
                <text:p>2.989189663204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4446224881923">
                <text:p>3.04446224881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8478376904545">
                <text:p>2.984783769045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4304245853837">
                <text:p>3.04304245853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4380186345487">
                <text:p>3.043801863454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8776072478269">
                <text:p>3.087760724782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039199223771">
                <text:p>3.0039199223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039199223771">
                <text:p>3.00391992237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6830683155503">
                <text:p>2.968306831555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4632833174061">
                <text:p>2.94632833174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7495374758369">
                <text:p>2.874953747583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6753526898715">
                <text:p>2.86753526898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1495845702316">
                <text:p>2.814958457023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495845702316">
                <text:p>2.814958457023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44cm" svg:height="5.328cm" xlink:href=".." xlink:type="simple" chart:class="chart:bar" chart:style-name="ch1">
        <chart:plot-area chart:style-name="ch2" table:cell-range-address="6stat.W10:6stat.X51" svg:x="0.003cm" svg:y="0.094cm" svg:width="8.964cm" svg:height="5.182cm">
          <chartooo:coordinate-region svg:x="0.624cm" svg:y="0.293cm" svg:width="8.343cm" svg:height="4.7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stat.W10:6stat.W51" chart:class="chart:bar">
            <chart:data-point chart:repeated="42"/>
          </chart:series>
          <chart:series chart:style-name="ch7" chart:values-cell-range-address="6stat.X10:6stat.X51" chart:class="chart:bar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6stat.W10:6stat.W51</svg:desc>
                </draw:g>
              </table:table-cell>
              <table:table-cell office:value-type="float" office:value="0.0236024003872665">
                <text:p>0.0236024003872665</text:p>
                <draw:g>
                  <svg:desc>6stat.X10:6stat.X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410920970275483">
                <text:p>0.0410920970275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692411278613852">
                <text:p>0.0692411278613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2920725295089">
                <text:p>0.112920725295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78232492902036">
                <text:p>0.178232492902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72272513817273">
                <text:p>0.27227251381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0255425144635">
                <text:p>0.40255425144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576034813252175">
                <text:p>0.576034813252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797768238618238">
                <text:p>0.797768238618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06932187061383">
                <text:p>1.06932187061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38721524872018">
                <text:p>1.38721524872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74173851583361">
                <text:p>1.74173851583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.11653646091697">
                <text:p>2.11653646091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.48927140332986">
                <text:p>2.48927140332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.83349494794443">
                <text:p>2.83349494794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.1215933891643">
                <text:p>3.1215933891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3.32838778110379">
                <text:p>3.32838778110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3.43475055745191">
                <text:p>3.43475055745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.43052179923952">
                <text:p>3.43052179923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.31610948717657">
                <text:p>3.31610948717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.10242460317626">
                <text:p>3.10242460317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.80916538011761">
                <text:p>2.80916538011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.46182442554685">
                <text:p>2.46182442554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.08804830811796">
                <text:p>2.08804830811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71406664909978">
                <text:p>1.71406664909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.36181641462947">
                <text:p>1.36181641462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.04716018563571">
                <text:p>1.04716018563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779312020793681">
                <text:p>0.779312020793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561323631263526">
                <text:p>0.561323631263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391308222599626">
                <text:p>0.391308222599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264014827786724">
                <text:p>0.26401482778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172401627196254">
                <text:p>0.172401627196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108957743231822">
                <text:p>0.108957743231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66646682354904">
                <text:p>0.066646682354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394550563665669">
                <text:p>0.0394550563665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226063526457419">
                <text:p>0.0226063526457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125360877937443">
                <text:p>0.0125360877937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672817453405379">
                <text:p>0.00672817453405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349491139545959">
                <text:p>0.003494911395459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17570284258635">
                <text:p>0.0017570284258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854919262966982">
                <text:p>0.000854919262966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00402601245993867">
                <text:p>0.0004026012459938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98cm" svg:height="5.236cm" xlink:href=".." xlink:type="simple" chart:class="chart:scatter" chart:column-mapping="0 2 1" chart:style-name="ch1">
        <chart:plot-area chart:style-name="ch2" table:cell-range-address="6stat.V10:6stat.X51" svg:x="0.629cm" svg:y="0.551cm" svg:width="8.011cm" svg:height="4.161cm">
          <chartooo:coordinate-region svg:x="0.867cm" svg:y="0.75cm" svg:width="7.586cm" svg:height="3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stat.X10:6stat.X51" chart:class="chart:scatter">
            <chart:domain table:cell-range-address="6stat.V10:6stat.V51"/>
            <chart:data-point chart:repeated="42"/>
          </chart:series>
          <chart:series chart:style-name="ch7" chart:values-cell-range-address="6stat.W10:6stat.W51" chart:class="chart:scatter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X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.8316783289158">
                <text:p>-20.8316783289158</text:p>
                <draw:g>
                  <svg:desc>6stat.V10:6stat.V51</svg:desc>
                </draw:g>
              </table:table-cell>
              <table:table-cell office:value-type="float" office:value="0.0236024003872665">
                <text:p>0.0236024003872665</text:p>
                <draw:g>
                  <svg:desc>6stat.X10:6stat.X51</svg:desc>
                </draw:g>
              </table:table-cell>
              <table:table-cell office:value-type="float" office:value="1">
                <text:p>1</text:p>
                <draw:g>
                  <svg:desc>6stat.W10:6stat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5342453975334">
                <text:p>-19.5342453975334</text:p>
              </table:table-cell>
              <table:table-cell office:value-type="float" office:value="0.0410920970275483">
                <text:p>0.0410920970275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2368124661509">
                <text:p>-18.2368124661509</text:p>
              </table:table-cell>
              <table:table-cell office:value-type="float" office:value="0.0692411278613852">
                <text:p>0.0692411278613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.9393795347685">
                <text:p>-16.9393795347685</text:p>
              </table:table-cell>
              <table:table-cell office:value-type="float" office:value="0.112920725295089">
                <text:p>0.112920725295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641946603386">
                <text:p>-15.641946603386</text:p>
              </table:table-cell>
              <table:table-cell office:value-type="float" office:value="0.178232492902036">
                <text:p>0.17823249290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3445136720036">
                <text:p>-14.3445136720036</text:p>
              </table:table-cell>
              <table:table-cell office:value-type="float" office:value="0.272272513817273">
                <text:p>0.27227251381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3.0470807406211">
                <text:p>-13.0470807406211</text:p>
              </table:table-cell>
              <table:table-cell office:value-type="float" office:value="0.40255425144635">
                <text:p>0.40255425144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7496478092387">
                <text:p>-11.7496478092387</text:p>
              </table:table-cell>
              <table:table-cell office:value-type="float" office:value="0.576034813252175">
                <text:p>0.57603481325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.4522148778562">
                <text:p>-10.4522148778562</text:p>
              </table:table-cell>
              <table:table-cell office:value-type="float" office:value="0.797768238618238">
                <text:p>0.797768238618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547819464738">
                <text:p>-9.1547819464738</text:p>
              </table:table-cell>
              <table:table-cell office:value-type="float" office:value="1.06932187061383">
                <text:p>1.0693218706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85734901509136">
                <text:p>-7.85734901509136</text:p>
              </table:table-cell>
              <table:table-cell office:value-type="float" office:value="1.38721524872018">
                <text:p>1.38721524872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55991608370892">
                <text:p>-6.55991608370892</text:p>
              </table:table-cell>
              <table:table-cell office:value-type="float" office:value="1.74173851583361">
                <text:p>1.7417385158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26248315232647">
                <text:p>-5.26248315232647</text:p>
              </table:table-cell>
              <table:table-cell office:value-type="float" office:value="2.11653646091697">
                <text:p>2.11653646091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6505022094403">
                <text:p>-3.96505022094403</text:p>
              </table:table-cell>
              <table:table-cell office:value-type="float" office:value="2.48927140332986">
                <text:p>2.48927140332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6761728956158">
                <text:p>-2.66761728956158</text:p>
              </table:table-cell>
              <table:table-cell office:value-type="float" office:value="2.83349494794443">
                <text:p>2.833494947944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7018435817914">
                <text:p>-1.37018435817914</text:p>
              </table:table-cell>
              <table:table-cell office:value-type="float" office:value="3.1215933891643">
                <text:p>3.12159338916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2751426796696">
                <text:p>-0.072751426796696</text:p>
              </table:table-cell>
              <table:table-cell office:value-type="float" office:value="3.32838778110379">
                <text:p>3.328387781103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468150458575">
                <text:p>1.22468150458575</text:p>
              </table:table-cell>
              <table:table-cell office:value-type="float" office:value="3.43475055745191">
                <text:p>3.43475055745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2211443596819">
                <text:p>2.52211443596819</text:p>
              </table:table-cell>
              <table:table-cell office:value-type="float" office:value="3.43052179923952">
                <text:p>3.43052179923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954736735064">
                <text:p>3.81954736735064</text:p>
              </table:table-cell>
              <table:table-cell office:value-type="float" office:value="3.31610948717657">
                <text:p>3.31610948717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1698029873308">
                <text:p>5.11698029873308</text:p>
              </table:table-cell>
              <table:table-cell office:value-type="float" office:value="3.10242460317626">
                <text:p>3.102424603176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1441323011552">
                <text:p>6.41441323011552</text:p>
              </table:table-cell>
              <table:table-cell office:value-type="float" office:value="2.80916538011761">
                <text:p>2.80916538011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1184616149797">
                <text:p>7.71184616149797</text:p>
              </table:table-cell>
              <table:table-cell office:value-type="float" office:value="2.46182442554685">
                <text:p>2.46182442554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00927909288041">
                <text:p>9.00927909288041</text:p>
              </table:table-cell>
              <table:table-cell office:value-type="float" office:value="2.08804830811796">
                <text:p>2.08804830811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3067120242629">
                <text:p>10.3067120242629</text:p>
              </table:table-cell>
              <table:table-cell office:value-type="float" office:value="1.71406664909978">
                <text:p>1.71406664909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041449556453">
                <text:p>11.6041449556453</text:p>
              </table:table-cell>
              <table:table-cell office:value-type="float" office:value="1.36181641462947">
                <text:p>1.36181641462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015778870277">
                <text:p>12.9015778870277</text:p>
              </table:table-cell>
              <table:table-cell office:value-type="float" office:value="1.04716018563571">
                <text:p>1.04716018563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1990108184102">
                <text:p>14.1990108184102</text:p>
              </table:table-cell>
              <table:table-cell office:value-type="float" office:value="0.779312020793681">
                <text:p>0.779312020793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4964437497926">
                <text:p>15.4964437497926</text:p>
              </table:table-cell>
              <table:table-cell office:value-type="float" office:value="0.561323631263526">
                <text:p>0.561323631263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7938766811751">
                <text:p>16.7938766811751</text:p>
              </table:table-cell>
              <table:table-cell office:value-type="float" office:value="0.391308222599626">
                <text:p>0.391308222599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0913096125575">
                <text:p>18.0913096125575</text:p>
              </table:table-cell>
              <table:table-cell office:value-type="float" office:value="0.264014827786724">
                <text:p>0.264014827786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8874254394">
                <text:p>19.38874254394</text:p>
              </table:table-cell>
              <table:table-cell office:value-type="float" office:value="0.172401627196254">
                <text:p>0.172401627196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861754753224">
                <text:p>20.6861754753224</text:p>
              </table:table-cell>
              <table:table-cell office:value-type="float" office:value="0.108957743231822">
                <text:p>0.108957743231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9836084067049">
                <text:p>21.9836084067049</text:p>
              </table:table-cell>
              <table:table-cell office:value-type="float" office:value="0.066646682354904">
                <text:p>0.066646682354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2810413380873">
                <text:p>23.2810413380873</text:p>
              </table:table-cell>
              <table:table-cell office:value-type="float" office:value="0.0394550563665669">
                <text:p>0.039455056366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5784742694697">
                <text:p>24.5784742694697</text:p>
              </table:table-cell>
              <table:table-cell office:value-type="float" office:value="0.0226063526457419">
                <text:p>0.0226063526457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8759072008522">
                <text:p>25.8759072008522</text:p>
              </table:table-cell>
              <table:table-cell office:value-type="float" office:value="0.0125360877937443">
                <text:p>0.0125360877937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1733401322346">
                <text:p>27.1733401322346</text:p>
              </table:table-cell>
              <table:table-cell office:value-type="float" office:value="0.00672817453405379">
                <text:p>0.00672817453405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4707730636171">
                <text:p>28.4707730636171</text:p>
              </table:table-cell>
              <table:table-cell office:value-type="float" office:value="0.00349491139545959">
                <text:p>0.00349491139545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7682059949995">
                <text:p>29.7682059949995</text:p>
              </table:table-cell>
              <table:table-cell office:value-type="float" office:value="0.0017570284258635">
                <text:p>0.001757028425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065638926382">
                <text:p>31.065638926382</text:p>
              </table:table-cell>
              <table:table-cell office:value-type="float" office:value="0.000854919262966982">
                <text:p>0.000854919262966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3630718577644">
                <text:p>32.3630718577644</text:p>
              </table:table-cell>
              <table:table-cell office:value-type="float" office:value="0.000402601245993867">
                <text:p>0.0004026012459938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h1" style:family="chart">
      <style:graphic-properties draw:stroke="none" draw:fill="hatch" draw:fill-color="#663399" draw:fill-hatch-name="Black_20_45_20_Degrees" draw:fill-hatch-solid="true" draw:opacity-name=""/>
    </style:style>
    <style:style style:name="ch2" style:family="chart">
      <style:chart-properties chart:interpolation="step-center-x" chart:include-hidden-cells="false" chart:treat-empty-cells="leave-gap" chart:right-angled-axes="true">
        <chart:symbol-image xlink:href="Pictures/2000000D000000DD000000DD0680E95D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50">
      <style:chart-properties chart:display-label="true" chart:tick-marks-major-inner="false" chart:tick-marks-major-outer="false" chart:logarithmic="false" chart:minimum="0" chart:maximum="5" chart:origin="0" chart:interval-major="1" chart:interval-minor-divisor="1" chart:reverse-direction="false" text:line-break="false" chart:label-arrangement="side-by-side" chart:visible="false" chart:axis-position="1" chart:axis-label-position="near-axis-other-side" style:rotation-angle="3"/>
      <style:graphic-properties svg:stroke-color="#b3b3b3"/>
      <style:text-properties fo:font-size="9pt" style:font-size-asian="10pt" style:font-size-complex="10pt"/>
    </style:style>
    <style:style style:name="ch6" style:family="chart">
      <style:graphic-properties draw:stroke="dash" draw:stroke-dash="Fin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ash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va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vg:stroke-color="#333333" svg:stroke-opacity="40%"/>
    </style:style>
    <style:style style:name="ch7" style:family="chart">
      <style:graphic-properties draw:stroke="dash" draw:stroke-dash="Ultrafine_20_Dashed" svg:stroke-color="#b3b3b3" svg:stroke-opacity="20%"/>
    </style:style>
    <style:style style:name="ch8" style:family="chart" style:data-style-name="N5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50">
      <style:chart-properties chart:symbol-type="none" chart:label-position="bottom">
        <chart:symbol-image xlink:href="Pictures/2000000D000000DD000000DD0680E95D.svm" xlink:type="simple" xlink:actuate="onLoad"/>
      </style:chart-properties>
      <style:graphic-properties svg:stroke-color="#ffffff" draw:fill-color="#ffffff"/>
      <style:text-properties fo:font-size="9pt" style:font-size-asian="10pt" style:font-size-complex="10pt"/>
    </style:style>
    <style:style style:name="ch10" style:family="chart">
      <style:chart-properties chart:regression-name="" chart:regression-max-degree="2" chart:regression-period="2" chart:regression-extrapolate-forward="0" chart:regression-extrapolate-backward="0" chart:regression-force-intercept="false" chart:regression-intercept-value="0" chart:regression-type="linear"/>
      <style:graphic-properties draw:stroke="dash" draw:stroke-dash="Ultrafine_20_2_20_Dots_20_3_20_Dashes" svg:stroke-color="#111111" svg:stroke-opacity="55%"/>
    </style:style>
    <style:style style:name="ch11" style:family="chart">
      <style:graphic-properties svg:stroke-color="#b3b3b3" draw:fill="solid" draw:fill-color="#663399" draw:fill-gradient-name="Squa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hite" draw:fill-hatch-name="R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fill-image-name="Sky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818cm" svg:height="10.49cm" xlink:href=".." xlink:type="simple" chart:class="chart:line" chart:style-name="ch1">
        <chart:plot-area chart:style-name="ch2" table:cell-range-address="4PERF.Q10:4PERF.Q168" svg:x="0.352cm" svg:y="0.229cm" svg:width="28.129cm" svg:height="10.004cm">
          <chartooo:coordinate-region svg:x="0.352cm" svg:y="0.229cm" svg:width="28.129cm" svg:height="10.004cm"/>
          <chart:axis chart:dimension="x" chart:name="primary-x" chart:style-name="ch3"/>
          <chart:axis chart:dimension="x" chart:name="second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axis chart:dimension="y" chart:name="secondary-y" chart:style-name="ch8"/>
          <chart:series chart:attached-axis="primary-y" chart:style-name="ch9" chart:values-cell-range-address="4PERF.Q10:4PERF.Q168" chart:class="chart:line">
            <chart:regression-curve chart:style-name="ch10">
              <chart:equation chart:display-equation="true" chart:display-r-square="false" svg:x="22.936cm" svg:y="0.931cm"/>
            </chart:regression-curve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4PERF.Q10:4PERF.Q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818901927462">
                <text:p>1.10818901927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370265850806">
                <text:p>1.10370265850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239887589778">
                <text:p>1.25239887589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64016545063">
                <text:p>1.2264016545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24849066397">
                <text:p>1.1924849066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167859854329">
                <text:p>1.17167859854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970333290609">
                <text:p>1.16970333290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408771446791">
                <text:p>1.1408771446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3477900093516">
                <text:p>1.13477900093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321682482265">
                <text:p>1.24321682482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297276299071">
                <text:p>1.29297276299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530027517084">
                <text:p>1.36530027517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8154398698674">
                <text:p>1.48154398698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7821412691405">
                <text:p>1.47821412691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409847762001">
                <text:p>1.57409847762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5825616840013">
                <text:p>1.55825616840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726204999912">
                <text:p>1.55726204999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848337107241">
                <text:p>1.53848337107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3739067931914">
                <text:p>1.53739067931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3636280066648">
                <text:p>1.53636280066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3493269469642">
                <text:p>1.53493269469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057901391044">
                <text:p>1.76057901391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558760607685">
                <text:p>1.77558760607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2523995563087">
                <text:p>1.72523995563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2868687170772">
                <text:p>1.72868687170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1023035075976">
                <text:p>1.71023035075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6184984757212">
                <text:p>1.56184984757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6218959256042">
                <text:p>1.562189592560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0640741901131">
                <text:p>1.60640741901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262902063544">
                <text:p>2.1262902063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3405591079337">
                <text:p>2.13405591079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271154530824">
                <text:p>2.13271154530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228283892773">
                <text:p>2.07228283892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6394807356667">
                <text:p>2.0639480735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895667173018">
                <text:p>2.01895667173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3145677649765">
                <text:p>2.03145677649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3369149929347">
                <text:p>2.03369149929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4646561392848">
                <text:p>2.04646561392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2789129485372">
                <text:p>2.22789129485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2648567814029">
                <text:p>2.22648567814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2568247672757">
                <text:p>2.22568247672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2226331667117">
                <text:p>2.22226331667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836465961253">
                <text:p>2.20836465961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2094385422749">
                <text:p>2.22094385422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1978462381976">
                <text:p>2.21978462381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9118859330571">
                <text:p>2.09118859330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8570749053358">
                <text:p>2.08570749053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0673427815516">
                <text:p>2.10673427815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012346057019">
                <text:p>2.0501234605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9443588946328">
                <text:p>1.99443588946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9512187821909">
                <text:p>1.89512187821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1793972096821">
                <text:p>2.11793972096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4254202408022">
                <text:p>2.54254202408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9910280835671">
                <text:p>2.699102808356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1997395529225">
                <text:p>2.71997395529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1316069691488">
                <text:p>2.71316069691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2159331678193">
                <text:p>2.821593316781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7585700134975">
                <text:p>2.87585700134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972408385828">
                <text:p>3.04972408385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3478268781321">
                <text:p>2.93478268781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2908622389318">
                <text:p>2.92908622389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7124661891131">
                <text:p>2.87124661891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8691648034483">
                <text:p>2.98691648034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8252976497339">
                <text:p>2.98252976497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4997722221431">
                <text:p>2.94997722221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3544745650633">
                <text:p>2.33544745650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4202820065319">
                <text:p>2.34202820065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0604446248324">
                <text:p>2.40604446248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8548364224782">
                <text:p>2.485483642247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42689249876141">
                <text:p>2.42689249876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1201254234766">
                <text:p>2.412012542347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7224983567284">
                <text:p>2.372249835672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7947986679769">
                <text:p>2.47947986679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7039435306367">
                <text:p>2.47039435306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4818924001259">
                <text:p>2.448189240012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4370327467558">
                <text:p>2.44370327467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3473134400154">
                <text:p>2.43473134400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6656547116086">
                <text:p>2.466565471160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8516001477916">
                <text:p>2.38516001477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5941819276517">
                <text:p>2.35941819276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6175866408426">
                <text:p>2.36175866408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2145298352297">
                <text:p>2.52145298352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2495539304809">
                <text:p>2.52495539304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8380981060581">
                <text:p>2.48380981060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8562410945076">
                <text:p>2.58562410945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8732910403442">
                <text:p>2.58732910403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8103308075693">
                <text:p>2.58103308075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2687826681447">
                <text:p>2.62687826681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2385617564127">
                <text:p>2.62385617564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7662108892905">
                <text:p>2.57662108892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6375718336289">
                <text:p>2.56375718336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6695793137402">
                <text:p>2.566957931374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7339635495801">
                <text:p>2.573396354958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9832009640451">
                <text:p>2.498320096404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9620964674321">
                <text:p>2.59620964674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0725935073655">
                <text:p>2.607259350736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72982576575057">
                <text:p>2.729825765750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6776701566323">
                <text:p>2.767767015663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62">
      <number:month number:style="long"/>
      <number:text>/</number:text>
      <number:day number:style="long"/>
    </number:date-style>
    <style:style style:name="ch1" style:family="chart">
      <style:graphic-properties draw:stroke="none" draw:fill="hatch" draw:fill-color="#004586" draw:fill-hatch-name="Black_20_-45_20_Degrees" draw:fill-hatch-solid="true" draw:opacity-name="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D000000DD000000DD0680E95D.svm" xlink:type="simple" xlink:actuate="onLoad"/>
      </style:chart-properties>
    </style:style>
    <style:style style:name="ch3" style:family="chart" style:data-style-name="N162">
      <style:chart-properties chart:display-label="true" chart:logarithmic="false" chart:minimum="41599" chart:maximum="41811" chart:interval-major="29" chart:interval-minor-divisor="30" chart:reverse-direction="false" text:line-break="false" chart:link-data-style-to-source="false" chart:axis-position="0" chart:axis-label-position="near-axis-other-side" style:rotation-angle="90"/>
      <style:graphic-properties draw:stroke="none" svg:stroke-color="#b3b3b3"/>
      <style:text-properties fo:font-size="9pt" style:font-size-asian="10pt" style:font-size-complex="10pt"/>
    </style:style>
    <style:style style:name="ch4" style:family="chart">
      <style:graphic-properties draw:stroke="dash" draw:stroke-dash="Fin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ash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va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vg:stroke-color="#333333" svg:stroke-opacity="40%"/>
    </style:style>
    <style:style style:name="ch5" style:family="chart" style:data-style-name="N1">
      <style:chart-properties chart:display-label="false" chart:tick-marks-major-inner="false" chart:tick-marks-major-outer="false" chart:logarithmic="false" chart:minimum="0" chart:maximum="300" chart:origin="0" chart:interval-major="100" chart:interval-minor-divisor="5" chart:reverse-direction="false" text:line-break="false" chart:label-arrangement="side-by-side" chart:axis-position="1" chart:axis-label-position="near-axis-other-side" style:rotation-angle="3"/>
      <style:graphic-properties draw:stroke="none" svg:stroke-color="#b3b3b3"/>
      <style:text-properties fo:font-size="9pt" style:font-size-asian="10pt" style:font-size-complex="10pt"/>
    </style:style>
    <style:style style:name="ch6" style:family="chart">
      <style:graphic-properties draw:stroke="dash" draw:stroke-dash="Fine_20_Dashed" svg:stroke-color="#333333" svg:stroke-opacity="40%"/>
    </style:style>
    <style:style style:name="ch7" style:family="chart" style:data-style-name="N1">
      <style:chart-properties chart:symbol-type="named-symbol" chart:symbol-name="x" chart:symbol-width="0.1cm" chart:symbol-height="0.1cm" chart:label-position="bottom">
        <chart:symbol-image xlink:href="Pictures/2000000D000000DD000000DD0680E95D.svm" xlink:type="simple" xlink:actuate="onLoad"/>
      </style:chart-properties>
      <style:graphic-properties svg:stroke-color="#ffffff" draw:fill-color="#ffffff"/>
      <style:text-properties fo:font-size="9pt" style:font-size-asian="10pt" style:font-size-complex="10pt"/>
    </style:style>
    <style:style style:name="ch8" style:family="chart">
      <style:chart-properties chart:regression-name="" chart:regression-max-degree="2" chart:regression-period="2" chart:regression-extrapolate-forward="0" chart:regression-extrapolate-backward="0" chart:regression-force-intercept="false" chart:regression-intercept-value="0" chart:regression-type="linear"/>
      <style:graphic-properties draw:stroke="dash" draw:stroke-dash="Ultrafine_20_2_20_Dots_20_3_20_Dashes" svg:stroke-color="#111111" svg:stroke-opacity="50%"/>
    </style:style>
    <style:style style:name="ch9" style:family="chart">
      <style:chart-properties chart:solid-type="cuboid" chart:symbol-type="named-symbol" chart:symbol-name="x" chart:symbol-width="0.1cm" chart:symbol-height="0.1cm"/>
    </style:style>
    <style:style style:name="ch10" style:family="chart">
      <style:graphic-properties svg:stroke-color="#b3b3b3" draw:fill="solid" draw:fill-color="#004586" draw:fill-gradient-name="Squa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hite" draw:fill-hatch-name="R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aw:fill-image-name="Sky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845cm" svg:height="10.167cm" xlink:href=".." xlink:type="simple" chart:class="chart:scatter" chart:column-mapping="1 0" chart:style-name="ch1">
        <chart:plot-area chart:style-name="ch2" table:cell-range-address="4PERF.R10:4PERF.R123 1Log.E10:1Log.E123" svg:x="0.152cm" svg:y="0.315cm" svg:width="28.345cm" svg:height="9.554cm">
          <chartooo:coordinate-region svg:x="0.337cm" svg:y="0.315cm" svg:width="28.16cm" svg:height="9.5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Log.E10:1Log.E123" chart:class="chart:scatter">
            <chart:domain table:cell-range-address="4PERF.R10:4PERF.R123"/>
            <chart:regression-curve chart:style-name="ch8"/>
            <chart:data-point chart:repeated="24"/>
            <chart:data-point chart:style-name="ch9"/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99.5673611111">
                <text:p>41599.5673611111</text:p>
                <draw:g>
                  <svg:desc>4PERF.R10:4PERF.R123</svg:desc>
                </draw:g>
              </table:table-cell>
              <table:table-cell office:value-type="float" office:value="63.1971">
                <text:p>63.1971</text:p>
                <draw:g>
                  <svg:desc>1Log.E10:1Log.E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99.7618055556">
                <text:p>41599.7618055556</text:p>
              </table:table-cell>
              <table:table-cell office:value-type="float" office:value="70.03433227">
                <text:p>70.03433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602.9680555556">
                <text:p>41602.9680555556</text:p>
              </table:table-cell>
              <table:table-cell office:value-type="float" office:value="69.75080728">
                <text:p>69.75080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05.9166666667">
                <text:p>41605.9166666667</text:p>
              </table:table-cell>
              <table:table-cell office:value-type="float" office:value="79.147977">
                <text:p>79.147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06.69375">
                <text:p>41606.69375</text:p>
              </table:table-cell>
              <table:table-cell office:value-type="float" office:value="77.505028">
                <text:p>77.505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606.7111111111">
                <text:p>41606.7111111111</text:p>
              </table:table-cell>
              <table:table-cell office:value-type="float" office:value="75.3615878934">
                <text:p>75.3615878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606.7819444444">
                <text:p>41606.7819444444</text:p>
              </table:table-cell>
              <table:table-cell office:value-type="float" office:value="74.04668956">
                <text:p>74.0466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607.58125">
                <text:p>41607.58125</text:p>
              </table:table-cell>
              <table:table-cell office:value-type="float" office:value="73.9218585">
                <text:p>73.9218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08.0722222222">
                <text:p>41608.0722222222</text:p>
              </table:table-cell>
              <table:table-cell office:value-type="float" office:value="72.100127">
                <text:p>72.100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08.7604166667">
                <text:p>41608.7604166667</text:p>
              </table:table-cell>
              <table:table-cell office:value-type="float" office:value="71.714742">
                <text:p>71.714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09.9180555556">
                <text:p>41609.9180555556</text:p>
              </table:table-cell>
              <table:table-cell office:value-type="float" office:value="78.567698">
                <text:p>78.567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609.9333333333">
                <text:p>41609.9333333333</text:p>
              </table:table-cell>
              <table:table-cell office:value-type="float" office:value="81.712129">
                <text:p>81.712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609.96875">
                <text:p>41609.96875</text:p>
              </table:table-cell>
              <table:table-cell office:value-type="float" office:value="86.28301802">
                <text:p>86.28301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10.0020833333">
                <text:p>41610.0020833333</text:p>
              </table:table-cell>
              <table:table-cell office:value-type="float" office:value="93.6292835">
                <text:p>93.6292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10.0645833333">
                <text:p>41610.0645833333</text:p>
              </table:table-cell>
              <table:table-cell office:value-type="float" office:value="93.418846">
                <text:p>93.418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610.2208333333">
                <text:p>41610.2208333333</text:p>
              </table:table-cell>
              <table:table-cell office:value-type="float" office:value="99.4784589">
                <text:p>99.4784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10.3611111111">
                <text:p>41610.3611111111</text:p>
              </table:table-cell>
              <table:table-cell office:value-type="float" office:value="98.4772709">
                <text:p>98.4772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11.0194444444">
                <text:p>41611.0194444444</text:p>
              </table:table-cell>
              <table:table-cell office:value-type="float" office:value="98.4144455">
                <text:p>98.4144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611.5680555556">
                <text:p>41611.5680555556</text:p>
              </table:table-cell>
              <table:table-cell office:value-type="float" office:value="97.22768745">
                <text:p>97.22768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612.5673611111">
                <text:p>41612.5673611111</text:p>
              </table:table-cell>
              <table:table-cell office:value-type="float" office:value="97.1586325">
                <text:p>97.1586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612.66875">
                <text:p>41612.66875</text:p>
              </table:table-cell>
              <table:table-cell office:value-type="float" office:value="97.09367355">
                <text:p>97.09367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612.8534722222">
                <text:p>41612.8534722222</text:p>
              </table:table-cell>
              <table:table-cell office:value-type="float" office:value="97.003295">
                <text:p>97.003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14.8152777778">
                <text:p>41614.8152777778</text:p>
              </table:table-cell>
              <table:table-cell office:value-type="float" office:value="111.263488">
                <text:p>111.263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614.8923611111">
                <text:p>41614.8923611111</text:p>
              </table:table-cell>
              <table:table-cell office:value-type="float" office:value="112.2119875">
                <text:p>112.2119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614.9111111111">
                <text:p>41614.9111111111</text:p>
              </table:table-cell>
              <table:table-cell office:value-type="float" office:value="109.030162">
                <text:p>109.030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614.9409722222">
                <text:p>41614.9409722222</text:p>
              </table:table-cell>
              <table:table-cell office:value-type="float" office:value="109.2479971">
                <text:p>109.247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14.9951388889">
                <text:p>41614.9951388889</text:p>
              </table:table-cell>
              <table:table-cell office:value-type="float" office:value="108.0815985">
                <text:p>108.0815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15.18125">
                <text:p>41615.18125</text:p>
              </table:table-cell>
              <table:table-cell office:value-type="float" office:value="98.704381002">
                <text:p>98.704381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15.1923611111">
                <text:p>41615.1923611111</text:p>
              </table:table-cell>
              <table:table-cell office:value-type="float" office:value="98.7258519">
                <text:p>98.7258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15.2826388889">
                <text:p>41615.2826388889</text:p>
              </table:table-cell>
              <table:table-cell office:value-type="float" office:value="101.5202903">
                <text:p>101.520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18.9909722222">
                <text:p>41618.9909722222</text:p>
              </table:table-cell>
              <table:table-cell office:value-type="float" office:value="134.3753748">
                <text:p>134.3753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621.2236111111">
                <text:p>41621.2236111111</text:p>
              </table:table-cell>
              <table:table-cell office:value-type="float" office:value="134.8661448">
                <text:p>134.8661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621.6354166667">
                <text:p>41621.6354166667</text:p>
              </table:table-cell>
              <table:table-cell office:value-type="float" office:value="134.7811848">
                <text:p>134.7811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621.83125">
                <text:p>41621.83125</text:p>
              </table:table-cell>
              <table:table-cell office:value-type="float" office:value="130.9622658">
                <text:p>130.9622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622.7430555556">
                <text:p>41622.7430555556</text:p>
              </table:table-cell>
              <table:table-cell office:value-type="float" office:value="130.4355328">
                <text:p>130.4355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623.29375">
                <text:p>41623.29375</text:p>
              </table:table-cell>
              <table:table-cell office:value-type="float" office:value="127.592206679">
                <text:p>127.592206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623.2958333333">
                <text:p>41623.2958333333</text:p>
              </table:table-cell>
              <table:table-cell office:value-type="float" office:value="128.38217705">
                <text:p>128.38217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623.6541666667">
                <text:p>41623.6541666667</text:p>
              </table:table-cell>
              <table:table-cell office:value-type="float" office:value="128.52340505">
                <text:p>128.52340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623.7125">
                <text:p>41623.7125</text:p>
              </table:table-cell>
              <table:table-cell office:value-type="float" office:value="129.33069205">
                <text:p>129.33069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623.8944444444">
                <text:p>41623.8944444444</text:p>
              </table:table-cell>
              <table:table-cell office:value-type="float" office:value="140.79626895">
                <text:p>140.79626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623.9694444444">
                <text:p>41623.9694444444</text:p>
              </table:table-cell>
              <table:table-cell office:value-type="float" office:value="140.70743805">
                <text:p>140.7074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23.9972222222">
                <text:p>41623.9972222222</text:p>
              </table:table-cell>
              <table:table-cell office:value-type="float" office:value="140.65667805">
                <text:p>140.65667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624.0215277778">
                <text:p>41624.0215277778</text:p>
              </table:table-cell>
              <table:table-cell office:value-type="float" office:value="140.44059705">
                <text:p>140.44059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624.0236111111">
                <text:p>41624.0236111111</text:p>
              </table:table-cell>
              <table:table-cell office:value-type="float" office:value="139.56224223">
                <text:p>139.56224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626.3826388889">
                <text:p>41626.3826388889</text:p>
              </table:table-cell>
              <table:table-cell office:value-type="float" office:value="140.35721085">
                <text:p>140.35721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26.3895833333">
                <text:p>41626.3895833333</text:p>
              </table:table-cell>
              <table:table-cell office:value-type="float" office:value="140.28395085">
                <text:p>140.2839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26.43125">
                <text:p>41626.43125</text:p>
              </table:table-cell>
              <table:table-cell office:value-type="float" office:value="132.15705465">
                <text:p>132.15705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626.4375">
                <text:p>41626.4375</text:p>
              </table:table-cell>
              <table:table-cell office:value-type="float" office:value="131.81066485">
                <text:p>131.810664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626.4513888889">
                <text:p>41626.4513888889</text:p>
              </table:table-cell>
              <table:table-cell office:value-type="float" office:value="133.13949685">
                <text:p>133.13949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626.4854166667">
                <text:p>41626.4854166667</text:p>
              </table:table-cell>
              <table:table-cell office:value-type="float" office:value="129.56185735">
                <text:p>129.56185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626.4875">
                <text:p>41626.4875</text:p>
              </table:table-cell>
              <table:table-cell office:value-type="float" office:value="126.04256435">
                <text:p>126.04256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626.4909722222">
                <text:p>41626.4909722222</text:p>
              </table:table-cell>
              <table:table-cell office:value-type="float" office:value="119.76620685">
                <text:p>119.76620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626.6215277778">
                <text:p>41626.6215277778</text:p>
              </table:table-cell>
              <table:table-cell office:value-type="float" office:value="133.84764834">
                <text:p>133.84764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676.4152777778">
                <text:p>41676.4152777778</text:p>
              </table:table-cell>
              <table:table-cell office:value-type="float" office:value="160.68128255">
                <text:p>160.68128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677.2465277778">
                <text:p>41677.2465277778</text:p>
              </table:table-cell>
              <table:table-cell office:value-type="float" office:value="170.57547009">
                <text:p>170.57547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682.3916666667">
                <text:p>41682.3916666667</text:p>
              </table:table-cell>
              <table:table-cell office:value-type="float" office:value="171.89446605">
                <text:p>171.89446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682.8013888889">
                <text:p>41682.8013888889</text:p>
              </table:table-cell>
              <table:table-cell office:value-type="float" office:value="171.463887879">
                <text:p>171.463887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684.2625">
                <text:p>41684.2625</text:p>
              </table:table-cell>
              <table:table-cell office:value-type="float" office:value="178.316515">
                <text:p>178.316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684.43125">
                <text:p>41684.43125</text:p>
              </table:table-cell>
              <table:table-cell office:value-type="float" office:value="181.7458225">
                <text:p>181.7458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689.8361111111">
                <text:p>41689.8361111111</text:p>
              </table:table-cell>
              <table:table-cell office:value-type="float" office:value="192.7337179">
                <text:p>192.7337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690.4395833333">
                <text:p>41690.4395833333</text:p>
              </table:table-cell>
              <table:table-cell office:value-type="float" office:value="185.469755">
                <text:p>185.469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690.4958333333">
                <text:p>41690.4958333333</text:p>
              </table:table-cell>
              <table:table-cell office:value-type="float" office:value="185.109755">
                <text:p>185.109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690.8145833333">
                <text:p>41690.8145833333</text:p>
              </table:table-cell>
              <table:table-cell office:value-type="float" office:value="181.4544597">
                <text:p>181.4544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695.5701388889">
                <text:p>41695.5701388889</text:p>
              </table:table-cell>
              <table:table-cell office:value-type="float" office:value="188.7644595">
                <text:p>188.7644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695.7534722222">
                <text:p>41695.7534722222</text:p>
              </table:table-cell>
              <table:table-cell office:value-type="float" office:value="188.48723181">
                <text:p>188.48723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96.0604166667">
                <text:p>41696.0604166667</text:p>
              </table:table-cell>
              <table:table-cell office:value-type="float" office:value="186.43000551">
                <text:p>186.43000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701.9583333333">
                <text:p>41701.9583333333</text:p>
              </table:table-cell>
              <table:table-cell office:value-type="float" office:value="147.593506453577">
                <text:p>147.59350645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02.0145833333">
                <text:p>41702.0145833333</text:p>
              </table:table-cell>
              <table:table-cell office:value-type="float" office:value="148.0093903995">
                <text:p>148.0093903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702.0256944444">
                <text:p>41702.0256944444</text:p>
              </table:table-cell>
              <table:table-cell office:value-type="float" office:value="152.0550325">
                <text:p>152.0550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02.2854166667">
                <text:p>41702.2854166667</text:p>
              </table:table-cell>
              <table:table-cell office:value-type="float" office:value="157.0753582875">
                <text:p>157.0753582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702.4166666667">
                <text:p>41702.4166666667</text:p>
              </table:table-cell>
              <table:table-cell office:value-type="float" office:value="153.372567933475">
                <text:p>153.372567933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702.8569444444">
                <text:p>41702.8569444444</text:p>
              </table:table-cell>
              <table:table-cell office:value-type="float" office:value="152.43219784">
                <text:p>152.43219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702.9465277778">
                <text:p>41702.9465277778</text:p>
              </table:table-cell>
              <table:table-cell office:value-type="float" office:value="149.91931009">
                <text:p>149.91931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705.59375">
                <text:p>41705.59375</text:p>
              </table:table-cell>
              <table:table-cell office:value-type="float" office:value="156.69593709">
                <text:p>156.6959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705.7833333333">
                <text:p>41705.7833333333</text:p>
              </table:table-cell>
              <table:table-cell office:value-type="float" office:value="156.12175897">
                <text:p>156.12175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705.95625">
                <text:p>41705.95625</text:p>
              </table:table-cell>
              <table:table-cell office:value-type="float" office:value="154.71846022">
                <text:p>154.71846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708.6020833333">
                <text:p>41708.6020833333</text:p>
              </table:table-cell>
              <table:table-cell office:value-type="float" office:value="154.43496022">
                <text:p>154.43496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709.0826388889">
                <text:p>41709.0826388889</text:p>
              </table:table-cell>
              <table:table-cell office:value-type="float" office:value="153.86796022">
                <text:p>153.86796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710.2861111111">
                <text:p>41710.2861111111</text:p>
              </table:table-cell>
              <table:table-cell office:value-type="float" office:value="155.8797847375">
                <text:p>155.8797847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710.6993055556">
                <text:p>41710.6993055556</text:p>
              </table:table-cell>
              <table:table-cell office:value-type="float" office:value="150.73519597">
                <text:p>150.73519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712.9340277778">
                <text:p>41712.9340277778</text:p>
              </table:table-cell>
              <table:table-cell office:value-type="float" office:value="149.10838747">
                <text:p>149.10838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715.9138888889">
                <text:p>41715.9138888889</text:p>
              </table:table-cell>
              <table:table-cell office:value-type="float" office:value="149.25629847">
                <text:p>149.25629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718.9541666667">
                <text:p>41718.9541666667</text:p>
              </table:table-cell>
              <table:table-cell office:value-type="float" office:value="159.348516345">
                <text:p>159.348516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723.9631944444">
                <text:p>41723.9631944444</text:p>
              </table:table-cell>
              <table:table-cell office:value-type="float" office:value="200.51985847">
                <text:p>200.51985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725.6902777778">
                <text:p>41725.6902777778</text:p>
              </table:table-cell>
              <table:table-cell office:value-type="float" office:value="197.25227347">
                <text:p>197.252273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25.7444444444">
                <text:p>41725.7444444444</text:p>
              </table:table-cell>
              <table:table-cell office:value-type="float" office:value="205.33787722">
                <text:p>205.33787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26.0868055556">
                <text:p>41726.0868055556</text:p>
              </table:table-cell>
              <table:table-cell office:value-type="float" office:value="205.47327972">
                <text:p>205.47327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726.0972222222">
                <text:p>41726.0972222222</text:p>
              </table:table-cell>
              <table:table-cell office:value-type="float" office:value="204.97327972">
                <text:p>204.973279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726.1041666667">
                <text:p>41726.1041666667</text:p>
              </table:table-cell>
              <table:table-cell office:value-type="float" office:value="208.61408472">
                <text:p>208.61408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726.1180555556">
                <text:p>41726.1180555556</text:p>
              </table:table-cell>
              <table:table-cell office:value-type="float" office:value="208.37408472">
                <text:p>208.37408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726.1909722222">
                <text:p>41726.1909722222</text:p>
              </table:table-cell>
              <table:table-cell office:value-type="float" office:value="204.62290047">
                <text:p>204.622900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726.2013888889">
                <text:p>41726.2013888889</text:p>
              </table:table-cell>
              <table:table-cell office:value-type="float" office:value="203.60131073">
                <text:p>203.60131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726.49375">
                <text:p>41726.49375</text:p>
              </table:table-cell>
              <table:table-cell office:value-type="float" office:value="203.8554988">
                <text:p>203.8554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727.6479166667">
                <text:p>41727.6479166667</text:p>
              </table:table-cell>
              <table:table-cell office:value-type="float" office:value="199.67962125">
                <text:p>199.67962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728.1361111111">
                <text:p>41728.1361111111</text:p>
              </table:table-cell>
              <table:table-cell office:value-type="float" office:value="193.8541685">
                <text:p>193.85416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728.55625">
                <text:p>41728.55625</text:p>
              </table:table-cell>
              <table:table-cell office:value-type="float" office:value="201.44979142">
                <text:p>201.449791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728.6590277778">
                <text:p>41728.6590277778</text:p>
              </table:table-cell>
              <table:table-cell office:value-type="float" office:value="202.307180024">
                <text:p>202.3071800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731.83125">
                <text:p>41731.83125</text:p>
              </table:table-cell>
              <table:table-cell office:value-type="float" office:value="211.817574829999">
                <text:p>211.81757482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732.56875">
                <text:p>41732.56875</text:p>
              </table:table-cell>
              <table:table-cell office:value-type="float" office:value="214.761580869999">
                <text:p>214.76158086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213.684743069999">
                <text:p>213.68474306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734.4440366496">
                <text:p>41734.44403664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cm" draw:rotation="0"/>
    <draw:hatch draw:name="Red_20_Crossed_20_45_20_Degrees" draw:display-name="Red Crossed 45 Degrees" draw:style="double" draw:color="#800000" draw:distance="0.076cm" draw:rotation="45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0" chart:maximum="200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5" chart:interval-major="1" chart:interval-minor-divisor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draw:stroke="none" draw:fill-color="#0066c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0000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44cm" svg:height="5.552cm" xlink:href=".." xlink:type="simple" chart:class="chart:area" chart:style-name="ch1">
        <chart:plot-area chart:style-name="ch2" table:cell-range-address="7sIM.B10:7sIM.B50" svg:x="0.616cm" svg:y="0.579cm" svg:width="7.396cm" svg:height="4.442cm">
          <chartooo:coordinate-region svg:x="0.889cm" svg:y="0.778cm" svg:width="6.21cm" svg:height="3.451cm"/>
          <chart:axis chart:dimension="x" chart:name="primary-x" chart:style-name="ch3"/>
          <chart:axis chart:dimension="y" chart:name="primary-y" chart:style-name="ch4"/>
          <chart:axis chart:dimension="y" chart:name="secondary-y" chart:style-name="ch5"/>
          <chart:series chart:attached-axis="secondary-y" chart:style-name="ch6" chart:values-cell-range-address="7sIM.B10:7sIM.B50" chart:class="chart:area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117906458839">
                <text:p>1.05117906458839</text:p>
                <draw:g>
                  <svg:desc>7sIM.B10:7sIM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497742582892">
                <text:p>1.10497742582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152913687413">
                <text:p>1.16152913687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041124983425">
                <text:p>1.14041124983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9877643084684">
                <text:p>1.19877643084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012868722819">
                <text:p>1.26012868722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3721815108425">
                <text:p>1.23721815108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053781874851">
                <text:p>1.30053781874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7689259980778">
                <text:p>1.27689259980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224276864578">
                <text:p>1.34224276864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1783930749401">
                <text:p>1.31783930749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8528509052936">
                <text:p>1.38528509052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561826856509">
                <text:p>1.4561826856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297076705275">
                <text:p>1.4297076705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371400052151">
                <text:p>1.40371400052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555477001782">
                <text:p>1.475554770017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5107228289627">
                <text:p>1.55107228289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3045471144388">
                <text:p>1.63045471144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1389985842931">
                <text:p>1.71389985842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0161564998189">
                <text:p>1.80161564998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9382065369577">
                <text:p>1.89382065369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938889527585">
                <text:p>1.85938889527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2558314438499">
                <text:p>1.82558314438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239201951249">
                <text:p>1.79239201951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8412496644683">
                <text:p>1.88412496644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498694863669">
                <text:p>1.8498694863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454407628977">
                <text:p>1.944544076289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0919010982994">
                <text:p>1.90919010982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7447891766342">
                <text:p>1.87447891766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7041299526009">
                <text:p>1.97041299526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3458870318266">
                <text:p>1.93458870318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9941573643954">
                <text:p>1.89941573643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6488225321427">
                <text:p>1.86488225321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3097662698775">
                <text:p>1.8309766269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2468429804019">
                <text:p>1.92468429804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8969140435968">
                <text:p>1.88969140435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8640404279553">
                <text:p>1.98640404279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880663436004">
                <text:p>2.0880663436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010298325405">
                <text:p>2.05010298325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1282983887388">
                <text:p>2.01282983887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584458720305">
                <text:p>2.115844587203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5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7cm" svg:height="5.5cm" xlink:href=".." xlink:type="simple" chart:class="chart:area" chart:style-name="ch1">
        <chart:plot-area chart:style-name="ch2" table:cell-range-address="7sIM.I10:7sIM.I50" svg:x="0.617cm" svg:y="0.575cm" svg:width="7.419cm" svg:height="4.395cm">
          <chartooo:coordinate-region svg:x="1.344cm" svg:y="0.775cm" svg:width="6.552cm" svg:height="3.4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7sIM.I10:7sIM.I50" chart:class="chart:area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693164269170631">
                <text:p>0.0000000000693164269170631</text:p>
                <draw:g>
                  <svg:desc>7sIM.I10:7sIM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218613346430737">
                <text:p>0.00000000218613346430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336328225278057">
                <text:p>0.0000000336328225278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336328225278057">
                <text:p>0.000000336328225278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45778318472426">
                <text:p>0.00000245778318472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39904581284304">
                <text:p>0.0000139904581284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45713452081404">
                <text:p>0.0000645713452081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8351327723617">
                <text:p>0.000248351327723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1917802173362">
                <text:p>0.000811917802173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29002457023256">
                <text:p>0.00229002457023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63698355749554">
                <text:p>0.00563698355749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2200342854798">
                <text:p>0.0122200342854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5000659336151">
                <text:p>0.0235000659336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3255569275051">
                <text:p>0.0403255569275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0393183500079">
                <text:p>0.0620393183500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9005946384724">
                <text:p>0.085900594638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375743298091">
                <text:p>0.107375743298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1465772961641">
                <text:p>0.12146577296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4580279960657">
                <text:p>0.124580279960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005928708304">
                <text:p>0.116005928708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1588627531805">
                <text:p>0.0981588627531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55068175024465">
                <text:p>0.0755068175024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28019702814312">
                <text:p>0.0528019702814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5530914831837">
                <text:p>0.0335530914831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3575527787598">
                <text:p>0.0193575527787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1254891458128">
                <text:p>0.0101254891458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79313095659778">
                <text:p>0.00479313095659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04834656264863">
                <text:p>0.00204834656264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787825601018702">
                <text:p>0.000787825601018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71664000351276">
                <text:p>0.000271664000351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835889231850081">
                <text:p>0.0000835889231850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228158351125332">
                <text:p>0.0000228158351125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54845757482051">
                <text:p>0.0000054845757482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115061029682624">
                <text:p>0.00000115061029682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208255257344117">
                <text:p>0.000000208255257344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320392703606333">
                <text:p>0.0000000320392703606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410759876418376">
                <text:p>0.00000000410759876418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42698531852222">
                <text:p>0.00000000042698531852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345737100017992">
                <text:p>0.0000000000345737100017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20457816569112">
                <text:p>0.0000000000020457816569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00786839098811998">
                <text:p>0.0000000000000786839098811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2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-0.1" chart:reverse-direction="false" text:line-break="false" chart:axis-position="end"/>
      <style:graphic-properties svg:stroke-color="#b3b3b3"/>
      <style:text-properties fo:color="#000000" fo:font-size="10pt" style:text-underline-style="dash" style:text-underline-width="auto" style:text-underline-color="#000000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f64f" draw:fill-color="#fff64f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5e11a6" draw:fill="solid" draw:fill-color="#000000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15cm" svg:height="5.1cm" xlink:href=".." xlink:type="simple" chart:class="chart:scatter" chart:style-name="ch1">
        <chart:plot-area chart:style-name="ch2" table:cell-range-address="7sIM.F10:7sIM.F50 7sIM.L10:7sIM.L50 7sIM.N10:7sIM.N50" svg:x="0.604cm" svg:y="0.543cm" svg:width="6.803cm" svg:height="4.035cm">
          <chartooo:coordinate-region svg:x="1.516cm" svg:y="0.743cm" svg:width="5.057cm" svg:height="3.1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7sIM.L10:7sIM.L50" chart:class="chart:scatter">
            <chart:domain table:cell-range-address="7sIM.F10:7sIM.F50"/>
            <chart:data-point chart:repeated="41"/>
          </chart:series>
          <chart:series chart:attached-axis="secondary-y" chart:style-name="ch8" chart:values-cell-range-address="7sIM.N10:7sIM.N50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81703473255">
                <text:p>0.41481703473255</text:p>
                <draw:g>
                  <svg:desc>7sIM.F10:7sIM.F50</svg:desc>
                </draw:g>
              </table:table-cell>
              <table:table-cell office:value-type="float" office:value="1.03408246203319">
                <text:p>1.03408246203319</text:p>
                <draw:g>
                  <svg:desc>7sIM.L10:7sIM.L50</svg:desc>
                </draw:g>
              </table:table-cell>
              <table:table-cell office:value-type="float" office:value="3.40824620331936">
                <text:p>3.40824620331936</text:p>
                <draw:g>
                  <svg:desc>7sIM.N10:7sIM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1848224438727">
                <text:p>0.381848224438727</text:p>
              </table:table-cell>
              <table:table-cell office:value-type="float" office:value="1.04651869968408">
                <text:p>1.04651869968408</text:p>
              </table:table-cell>
              <table:table-cell office:value-type="float" office:value="4.65186996840834">
                <text:p>4.65186996840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880601555109">
                <text:p>0.20880601555109</text:p>
              </table:table-cell>
              <table:table-cell office:value-type="float" office:value="1.07104555332238">
                <text:p>1.07104555332238</text:p>
              </table:table-cell>
              <table:table-cell office:value-type="float" office:value="7.10455533223826">
                <text:p>7.10455533223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1417960077524">
                <text:p>0.791417960077524</text:p>
              </table:table-cell>
              <table:table-cell office:value-type="float" office:value="0.686290086545681">
                <text:p>0.686290086545681</text:p>
              </table:table-cell>
              <table:table-cell office:value-type="float" office:value="-31.3709913454319">
                <text:p>-31.3709913454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3194261817262">
                <text:p>0.263194261817262</text:p>
              </table:table-cell>
              <table:table-cell office:value-type="float" office:value="1.07079863775111">
                <text:p>1.07079863775111</text:p>
              </table:table-cell>
              <table:table-cell office:value-type="float" office:value="7.07986377511078">
                <text:p>7.07986377511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16578823328">
                <text:p>0.38516578823328</text:p>
              </table:table-cell>
              <table:table-cell office:value-type="float" office:value="1.04537952706773">
                <text:p>1.04537952706773</text:p>
              </table:table-cell>
              <table:table-cell office:value-type="float" office:value="4.5379527067726">
                <text:p>4.5379527067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0488251633942">
                <text:p>0.950488251633942</text:p>
              </table:table-cell>
              <table:table-cell office:value-type="float" office:value="0.32212210160023">
                <text:p>0.32212210160023</text:p>
              </table:table-cell>
              <table:table-cell office:value-type="float" office:value="-67.787789839977">
                <text:p>-67.787789839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8136110249907">
                <text:p>0.0118136110249907</text:p>
              </table:table-cell>
              <table:table-cell office:value-type="float" office:value="1.00753464072508">
                <text:p>1.00753464072508</text:p>
              </table:table-cell>
              <table:table-cell office:value-type="float" office:value="0.753464072508336">
                <text:p>0.753464072508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4573219455779">
                <text:p>0.504573219455779</text:p>
              </table:table-cell>
              <table:table-cell office:value-type="float" office:value="0.987417584049949">
                <text:p>0.987417584049949</text:p>
              </table:table-cell>
              <table:table-cell office:value-type="float" office:value="-1.25824159500511">
                <text:p>-1.25824159500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035635096952">
                <text:p>0.319035635096952</text:p>
              </table:table-cell>
              <table:table-cell office:value-type="float" office:value="1.06337028630508">
                <text:p>1.06337028630508</text:p>
              </table:table-cell>
              <table:table-cell office:value-type="float" office:value="6.33702863050818">
                <text:p>6.33702863050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6415438996628">
                <text:p>0.926415438996628</text:p>
              </table:table-cell>
              <table:table-cell office:value-type="float" office:value="0.399731674004691">
                <text:p>0.399731674004691</text:p>
              </table:table-cell>
              <table:table-cell office:value-type="float" office:value="-60.0268325995309">
                <text:p>-60.0268325995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779344607145">
                <text:p>0.275779344607145</text:p>
              </table:table-cell>
              <table:table-cell office:value-type="float" office:value="1.06975109776599">
                <text:p>1.06975109776599</text:p>
              </table:table-cell>
              <table:table-cell office:value-type="float" office:value="6.9751097765993">
                <text:p>6.9751097765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9805055223405">
                <text:p>0.389805055223405</text:p>
              </table:table-cell>
              <table:table-cell office:value-type="float" office:value="1.04374448470231">
                <text:p>1.04374448470231</text:p>
              </table:table-cell>
              <table:table-cell office:value-type="float" office:value="4.37444847023138">
                <text:p>4.37444847023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592049583793">
                <text:p>0.525592049583793</text:p>
              </table:table-cell>
              <table:table-cell office:value-type="float" office:value="0.973687555046811">
                <text:p>0.973687555046811</text:p>
              </table:table-cell>
              <table:table-cell office:value-type="float" office:value="-2.63124449531891">
                <text:p>-2.63124449531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5335482284427">
                <text:p>0.485335482284427</text:p>
              </table:table-cell>
              <table:table-cell office:value-type="float" office:value="0.999032184764362">
                <text:p>0.999032184764362</text:p>
              </table:table-cell>
              <table:table-cell office:value-type="float" office:value="-0.0967815235637937">
                <text:p>-0.0967815235637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480411526747">
                <text:p>0.24480411526747</text:p>
              </table:table-cell>
              <table:table-cell office:value-type="float" office:value="1.07166553831771">
                <text:p>1.07166553831771</text:p>
              </table:table-cell>
              <table:table-cell office:value-type="float" office:value="7.16655383177076">
                <text:p>7.16655383177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6155543364584">
                <text:p>0.366155543364584</text:p>
              </table:table-cell>
              <table:table-cell office:value-type="float" office:value="1.05156804869585">
                <text:p>1.05156804869585</text:p>
              </table:table-cell>
              <table:table-cell office:value-type="float" office:value="5.15680486958507">
                <text:p>5.15680486958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600899153389">
                <text:p>0.28600899153389</text:p>
              </table:table-cell>
              <table:table-cell office:value-type="float" office:value="1.06862970455783">
                <text:p>1.06862970455783</text:p>
              </table:table-cell>
              <table:table-cell office:value-type="float" office:value="6.86297045578277">
                <text:p>6.86297045578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3343171719462">
                <text:p>0.0803343171719462</text:p>
              </table:table-cell>
              <table:table-cell office:value-type="float" office:value="1.04216951967778">
                <text:p>1.04216951967778</text:p>
              </table:table-cell>
              <table:table-cell office:value-type="float" office:value="4.21695196777805">
                <text:p>4.21695196777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24623000435531">
                <text:p>0.00424623000435531</text:p>
              </table:table-cell>
              <table:table-cell office:value-type="float" office:value="1.0027647873975">
                <text:p>1.0027647873975</text:p>
              </table:table-cell>
              <table:table-cell office:value-type="float" office:value="0.27647873975043">
                <text:p>0.27647873975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1134529495612">
                <text:p>0.271134529495612</text:p>
              </table:table-cell>
              <table:table-cell office:value-type="float" office:value="1.07018047767644">
                <text:p>1.07018047767644</text:p>
              </table:table-cell>
              <table:table-cell office:value-type="float" office:value="7.01804776764361">
                <text:p>7.01804776764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8954800963402">
                <text:p>0.828954800963402</text:p>
              </table:table-cell>
              <table:table-cell office:value-type="float" office:value="0.622139036274562">
                <text:p>0.622139036274562</text:p>
              </table:table-cell>
              <table:table-cell office:value-type="float" office:value="-37.7860963725438">
                <text:p>-37.7860963725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8532278649509">
                <text:p>0.698532278649509</text:p>
              </table:table-cell>
              <table:table-cell office:value-type="float" office:value="0.814650370128687">
                <text:p>0.814650370128687</text:p>
              </table:table-cell>
              <table:table-cell office:value-type="float" office:value="-18.5349629871313">
                <text:p>-18.5349629871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1360529176891">
                <text:p>0.581360529176891</text:p>
              </table:table-cell>
              <table:table-cell office:value-type="float" office:value="0.9317801505465">
                <text:p>0.9317801505465</text:p>
              </table:table-cell>
              <table:table-cell office:value-type="float" office:value="-6.82198494534997">
                <text:p>-6.82198494534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04056809097528">
                <text:p>0.0604056809097528</text:p>
              </table:table-cell>
              <table:table-cell office:value-type="float" office:value="1.03361268887154">
                <text:p>1.03361268887154</text:p>
              </table:table-cell>
              <table:table-cell office:value-type="float" office:value="3.36126888715365">
                <text:p>3.36126888715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509707307443">
                <text:p>0.79509707307443</text:p>
              </table:table-cell>
              <table:table-cell office:value-type="float" office:value="0.680368472735572">
                <text:p>0.680368472735572</text:p>
              </table:table-cell>
              <table:table-cell office:value-type="float" office:value="-31.9631527264428">
                <text:p>-31.9631527264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0000459449366">
                <text:p>0.330000459449366</text:p>
              </table:table-cell>
              <table:table-cell office:value-type="float" office:value="1.06107398270339">
                <text:p>1.06107398270339</text:p>
              </table:table-cell>
              <table:table-cell office:value-type="float" office:value="6.10739827033946">
                <text:p>6.10739827033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8692861674354">
                <text:p>0.908692861674354</text:p>
              </table:table-cell>
              <table:table-cell office:value-type="float" office:value="0.448859457593021">
                <text:p>0.448859457593021</text:p>
              </table:table-cell>
              <table:table-cell office:value-type="float" office:value="-55.1140542406979">
                <text:p>-55.1140542406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5608126008883">
                <text:p>0.955608126008883</text:p>
              </table:table-cell>
              <table:table-cell office:value-type="float" office:value="0.303364990003859">
                <text:p>0.303364990003859</text:p>
              </table:table-cell>
              <table:table-cell office:value-type="float" office:value="-69.6635009996141">
                <text:p>-69.6635009996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8781952187419">
                <text:p>0.368781952187419</text:p>
              </table:table-cell>
              <table:table-cell office:value-type="float" office:value="1.05076194370011">
                <text:p>1.05076194370011</text:p>
              </table:table-cell>
              <table:table-cell office:value-type="float" office:value="5.07619437001079">
                <text:p>5.07619437001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755879833363">
                <text:p>0.91755879833363</text:p>
              </table:table-cell>
              <table:table-cell office:value-type="float" office:value="0.424968741745484">
                <text:p>0.424968741745484</text:p>
              </table:table-cell>
              <table:table-cell office:value-type="float" office:value="-57.5031258254516">
                <text:p>-57.503125825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2540661292151">
                <text:p>0.542540661292151</text:p>
              </table:table-cell>
              <table:table-cell office:value-type="float" office:value="0.961807644347875">
                <text:p>0.961807644347875</text:p>
              </table:table-cell>
              <table:table-cell office:value-type="float" office:value="-3.81923556521252">
                <text:p>-3.81923556521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5647093718872">
                <text:p>0.965647093718872</text:p>
              </table:table-cell>
              <table:table-cell office:value-type="float" office:value="0.263314470321256">
                <text:p>0.263314470321256</text:p>
              </table:table-cell>
              <table:table-cell office:value-type="float" office:value="-73.6685529678744">
                <text:p>-73.66855296787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8339717360213">
                <text:p>0.588339717360213</text:p>
              </table:table-cell>
              <table:table-cell office:value-type="float" office:value="0.925952064586275">
                <text:p>0.925952064586275</text:p>
              </table:table-cell>
              <table:table-cell office:value-type="float" office:value="-7.40479354137248">
                <text:p>-7.40479354137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039091126062">
                <text:p>0.27039091126062</text:p>
              </table:table-cell>
              <table:table-cell office:value-type="float" office:value="1.07024458007203">
                <text:p>1.07024458007203</text:p>
              </table:table-cell>
              <table:table-cell office:value-type="float" office:value="7.02445800720313">
                <text:p>7.02445800720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1024973522872">
                <text:p>0.441024973522872</text:p>
              </table:table-cell>
              <table:table-cell office:value-type="float" office:value="1.02241488062207">
                <text:p>1.02241488062207</text:p>
              </table:table-cell>
              <table:table-cell office:value-type="float" office:value="2.24148806220739">
                <text:p>2.24148806220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1982444096357">
                <text:p>0.391982444096357</text:p>
              </table:table-cell>
              <table:table-cell office:value-type="float" office:value="1.04296018332381">
                <text:p>1.04296018332381</text:p>
              </table:table-cell>
              <table:table-cell office:value-type="float" office:value="4.29601833238069">
                <text:p>4.29601833238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3189087482169">
                <text:p>0.113189087482169</text:p>
              </table:table-cell>
              <table:table-cell office:value-type="float" office:value="1.05375463500991">
                <text:p>1.05375463500991</text:p>
              </table:table-cell>
              <table:table-cell office:value-type="float" office:value="5.37546350099092">
                <text:p>5.37546350099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4048785455525">
                <text:p>0.784048785455525</text:p>
              </table:table-cell>
              <table:table-cell office:value-type="float" office:value="0.697931944346993">
                <text:p>0.697931944346993</text:p>
              </table:table-cell>
              <table:table-cell office:value-type="float" office:value="-30.2068055653007">
                <text:p>-30.2068055653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3993314150721">
                <text:p>0.673993314150721</text:p>
              </table:table-cell>
              <table:table-cell office:value-type="float" office:value="0.842813495039845">
                <text:p>0.842813495039845</text:p>
              </table:table-cell>
              <table:table-cell office:value-type="float" office:value="-15.7186504960155">
                <text:p>-15.7186504960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492188135162">
                <text:p>0.11492188135162</text:p>
              </table:table-cell>
              <table:table-cell office:value-type="float" office:value="1.05428148852408">
                <text:p>1.05428148852408</text:p>
              </table:table-cell>
              <table:table-cell office:value-type="float" office:value="5.42814885240821">
                <text:p>5.428148852408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minimum="0" chart:maximum="0.15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aximum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50">
      <style:graphic-properties draw:stroke="none" draw:fill-color="#9456a4" draw:opacity="70%" draw:opacity-name="" dr3d:edge-rounding="5%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fbac84" draw:opacity="7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18cm" svg:height="6.075cm" xlink:href=".." xlink:type="simple" chart:class="chart:area" chart:style-name="ch1">
        <chart:plot-area chart:style-name="ch2" table:cell-range-address="7sIM.I10:7sIM.I50 7sIM.M10:7sIM.M50" svg:x="0.63cm" svg:y="0.619cm" svg:width="8.028cm" svg:height="4.915cm">
          <chartooo:coordinate-region svg:x="1.357cm" svg:y="0.818cm" svg:width="6.388cm" svg:height="3.9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7sIM.I10:7sIM.I50" chart:class="chart:area">
            <chart:data-point chart:repeated="41"/>
          </chart:series>
          <chart:series chart:attached-axis="secondary-y" chart:style-name="ch8" chart:values-cell-range-address="7sIM.M10:7sIM.M50" chart:class="chart:area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693164269170631">
                <text:p>0.0000000000693164269170631</text:p>
                <draw:g>
                  <svg:desc>7sIM.I10:7sIM.I50</svg:desc>
                </draw:g>
              </table:table-cell>
              <table:table-cell office:value-type="float" office:value="0.471288407797657">
                <text:p>0.471288407797657</text:p>
                <draw:g>
                  <svg:desc>7sIM.M10:7sIM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218613346430737">
                <text:p>0.00000000218613346430737</text:p>
              </table:table-cell>
              <table:table-cell office:value-type="float" office:value="0.504582374460234">
                <text:p>0.504582374460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336328225278057">
                <text:p>0.0000000336328225278057</text:p>
              </table:table-cell>
              <table:table-cell office:value-type="float" office:value="0.540228379063462">
                <text:p>0.540228379063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336328225278057">
                <text:p>0.000000336328225278057</text:p>
              </table:table-cell>
              <table:table-cell office:value-type="float" office:value="0.578392580315021">
                <text:p>0.578392580315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45778318472426">
                <text:p>0.00000245778318472426</text:p>
              </table:table-cell>
              <table:table-cell office:value-type="float" office:value="0.619252875132963">
                <text:p>0.61925287513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39904581284304">
                <text:p>0.0000139904581284304</text:p>
              </table:table-cell>
              <table:table-cell office:value-type="float" office:value="0.662999727886518">
                <text:p>0.66299972788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45713452081404">
                <text:p>0.0000645713452081404</text:p>
              </table:table-cell>
              <table:table-cell office:value-type="float" office:value="0.709837058218286">
                <text:p>0.709837058218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8351327723617">
                <text:p>0.000248351327723617</text:p>
              </table:table-cell>
              <table:table-cell office:value-type="float" office:value="0.759983191586217">
                <text:p>0.759983191586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1917802173362">
                <text:p>0.000811917802173362</text:p>
              </table:table-cell>
              <table:table-cell office:value-type="float" office:value="0.813671876956247">
                <text:p>0.813671876956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29002457023256">
                <text:p>0.00229002457023256</text:p>
              </table:table-cell>
              <table:table-cell office:value-type="float" office:value="0.871153376389369">
                <text:p>0.871153376389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63698355749554">
                <text:p>0.00563698355749554</text:p>
              </table:table-cell>
              <table:table-cell office:value-type="float" office:value="0.932695631602129">
                <text:p>0.932695631602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2200342854798">
                <text:p>0.0122200342854798</text:p>
              </table:table-cell>
              <table:table-cell office:value-type="float" office:value="0.998585512938284">
                <text:p>0.998585512938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5000659336151">
                <text:p>0.0235000659336151</text:p>
              </table:table-cell>
              <table:table-cell office:value-type="float" office:value="1.06913015657351">
                <text:p>1.06913015657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3255569275051">
                <text:p>0.0403255569275051</text:p>
              </table:table-cell>
              <table:table-cell office:value-type="float" office:value="1.14465839618639">
                <text:p>1.14465839618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0393183500079">
                <text:p>0.0620393183500079</text:p>
              </table:table-cell>
              <table:table-cell office:value-type="float" office:value="1.22552229576915">
                <text:p>1.22552229576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9005946384724">
                <text:p>0.0859005946384724</text:p>
              </table:table-cell>
              <table:table-cell office:value-type="float" office:value="1.31209879072318">
                <text:p>1.31209879072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375743298091">
                <text:p>0.107375743298091</text:p>
              </table:table-cell>
              <table:table-cell office:value-type="float" office:value="1.40479144488899">
                <text:p>1.40479144488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1465772961641">
                <text:p>0.121465772961641</text:p>
              </table:table-cell>
              <table:table-cell office:value-type="float" office:value="1.50403233170089">
                <text:p>1.50403233170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4580279960657">
                <text:p>0.124580279960657</text:p>
              </table:table-cell>
              <table:table-cell office:value-type="float" office:value="1.61028404823491">
                <text:p>1.61028404823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005928708304">
                <text:p>0.116005928708304</text:p>
              </table:table-cell>
              <table:table-cell office:value-type="float" office:value="1.72404187153837">
                <text:p>1.7240418715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1588627531805">
                <text:p>0.0981588627531805</text:p>
              </table:table-cell>
              <table:table-cell office:value-type="float" office:value="1.84583606729234">
                <text:p>1.84583606729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55068175024465">
                <text:p>0.0755068175024465</text:p>
              </table:table-cell>
              <table:table-cell office:value-type="float" office:value="1.97623436156865">
                <text:p>1.97623436156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28019702814312">
                <text:p>0.0528019702814312</text:p>
              </table:table-cell>
              <table:table-cell office:value-type="float" office:value="2.11584458720305">
                <text:p>2.11584458720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5530914831837">
                <text:p>0.0335530914831837</text:p>
              </table:table-cell>
              <table:table-cell office:value-type="float" office:value="2.26531751712026">
                <text:p>2.26531751712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3575527787598">
                <text:p>0.0193575527787598</text:p>
              </table:table-cell>
              <table:table-cell office:value-type="float" office:value="2.4253498978181">
                <text:p>2.4253498978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1254891458128">
                <text:p>0.0101254891458128</text:p>
              </table:table-cell>
              <table:table-cell office:value-type="float" office:value="2.59668769715075">
                <text:p>2.59668769715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79313095659778">
                <text:p>0.00479313095659778</text:p>
              </table:table-cell>
              <table:table-cell office:value-type="float" office:value="2.78012958155029">
                <text:p>2.78012958155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04834656264863">
                <text:p>0.00204834656264863</text:p>
              </table:table-cell>
              <table:table-cell office:value-type="float" office:value="2.97653063889503">
                <text:p>2.97653063889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787825601018702">
                <text:p>0.000787825601018702</text:p>
              </table:table-cell>
              <table:table-cell office:value-type="float" office:value="3.18680636437831">
                <text:p>3.18680636437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71664000351276">
                <text:p>0.000271664000351276</text:p>
              </table:table-cell>
              <table:table-cell office:value-type="float" office:value="3.41193692795724">
                <text:p>3.41193692795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835889231850081">
                <text:p>0.0000835889231850081</text:p>
              </table:table-cell>
              <table:table-cell office:value-type="float" office:value="3.65297174327354">
                <text:p>3.65297174327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228158351125332">
                <text:p>0.0000228158351125332</text:p>
              </table:table-cell>
              <table:table-cell office:value-type="float" office:value="3.91103435934388">
                <text:p>3.91103435934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54845757482051">
                <text:p>0.0000054845757482051</text:p>
              </table:table-cell>
              <table:table-cell office:value-type="float" office:value="4.18732769782144">
                <text:p>4.18732769782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115061029682624">
                <text:p>0.00000115061029682624</text:p>
              </table:table-cell>
              <table:table-cell office:value-type="float" office:value="4.48313966024171">
                <text:p>4.48313966024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208255257344117">
                <text:p>0.000000208255257344117</text:p>
              </table:table-cell>
              <table:table-cell office:value-type="float" office:value="4.79984913138969">
                <text:p>4.79984913138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320392703606333">
                <text:p>0.0000000320392703606333</text:p>
              </table:table-cell>
              <table:table-cell office:value-type="float" office:value="5.1389324067723">
                <text:p>5.1389324067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410759876418376">
                <text:p>0.00000000410759876418376</text:p>
              </table:table-cell>
              <table:table-cell office:value-type="float" office:value="5.50197007415701">
                <text:p>5.50197007415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42698531852222">
                <text:p>0.00000000042698531852222</text:p>
              </table:table-cell>
              <table:table-cell office:value-type="float" office:value="5.89065438125359">
                <text:p>5.89065438125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345737100017992">
                <text:p>0.0000000000345737100017992</text:p>
              </table:table-cell>
              <table:table-cell office:value-type="float" office:value="6.30679712388269">
                <text:p>6.30679712388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20457816569112">
                <text:p>0.0000000000020457816569112</text:p>
              </table:table-cell>
              <table:table-cell office:value-type="float" office:value="6.7523380914007">
                <text:p>6.7523380914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00786839098811998">
                <text:p>0.0000000000000786839098811998</text:p>
              </table:table-cell>
              <table:table-cell office:value-type="float" office:value="7.2293541087479">
                <text:p>7.22935410874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0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aximum="3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50">
      <style:chart-properties chart:display-label="true" chart:logarithmic="false" chart:minimum="0" chart:maximum="0.15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50">
      <style:chart-properties chart:symbol-type="none"/>
      <style:graphic-properties svg:stroke-width="0.08cm" svg:stroke-color="#cc99ff" svg:stroke-opacity="70%" draw:fill-color="#cc99ff" draw:opacity="70%" draw:opacity-name="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bac84" draw:fill-color="#fbac8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00" draw:opacity-name="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57cm" svg:height="6.075cm" xlink:href=".." xlink:type="simple" chart:class="chart:scatter" chart:style-name="ch1">
        <chart:plot-area chart:style-name="ch2" table:cell-range-address="7sIM.E10:7sIM.E50 7sIM.I10:7sIM.I50 7sIM.M10:7sIM.M50" svg:x="0.615cm" svg:y="0.619cm" svg:width="7.312cm" svg:height="4.915cm">
          <chartooo:coordinate-region svg:x="1.527cm" svg:y="0.818cm" svg:width="5.672cm" svg:height="4.0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7sIM.I10:7sIM.I50" chart:class="chart:scatter">
            <chart:domain table:cell-range-address="7sIM.E10:7sIM.E50"/>
            <chart:data-point chart:repeated="41"/>
          </chart:series>
          <chart:series chart:attached-axis="primary-y" chart:style-name="ch8" chart:values-cell-range-address="7sIM.M10:7sIM.M50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7sIM.E10:7sIM.E50</svg:desc>
                </draw:g>
              </table:table-cell>
              <table:table-cell office:value-type="float" office:value="0.0000000000693164269170631">
                <text:p>0.0000000000693164269170631</text:p>
                <draw:g>
                  <svg:desc>7sIM.I10:7sIM.I50</svg:desc>
                </draw:g>
              </table:table-cell>
              <table:table-cell office:value-type="float" office:value="0.471288407797657">
                <text:p>0.471288407797657</text:p>
                <draw:g>
                  <svg:desc>7sIM.M10:7sIM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000218613346430737">
                <text:p>0.00000000218613346430737</text:p>
              </table:table-cell>
              <table:table-cell office:value-type="float" office:value="0.504582374460234">
                <text:p>0.504582374460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0336328225278057">
                <text:p>0.0000000336328225278057</text:p>
              </table:table-cell>
              <table:table-cell office:value-type="float" office:value="0.540228379063462">
                <text:p>0.540228379063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336328225278057">
                <text:p>0.000000336328225278057</text:p>
              </table:table-cell>
              <table:table-cell office:value-type="float" office:value="0.578392580315021">
                <text:p>0.578392580315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245778318472426">
                <text:p>0.00000245778318472426</text:p>
              </table:table-cell>
              <table:table-cell office:value-type="float" office:value="0.619252875132963">
                <text:p>0.61925287513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139904581284304">
                <text:p>0.0000139904581284304</text:p>
              </table:table-cell>
              <table:table-cell office:value-type="float" office:value="0.662999727886518">
                <text:p>0.66299972788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645713452081404">
                <text:p>0.0000645713452081404</text:p>
              </table:table-cell>
              <table:table-cell office:value-type="float" office:value="0.709837058218286">
                <text:p>0.709837058218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248351327723617">
                <text:p>0.000248351327723617</text:p>
              </table:table-cell>
              <table:table-cell office:value-type="float" office:value="0.759983191586217">
                <text:p>0.759983191586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811917802173362">
                <text:p>0.000811917802173362</text:p>
              </table:table-cell>
              <table:table-cell office:value-type="float" office:value="0.813671876956247">
                <text:p>0.813671876956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229002457023256">
                <text:p>0.00229002457023256</text:p>
              </table:table-cell>
              <table:table-cell office:value-type="float" office:value="0.871153376389369">
                <text:p>0.871153376389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563698355749554">
                <text:p>0.00563698355749554</text:p>
              </table:table-cell>
              <table:table-cell office:value-type="float" office:value="0.932695631602129">
                <text:p>0.932695631602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22200342854798">
                <text:p>0.0122200342854798</text:p>
              </table:table-cell>
              <table:table-cell office:value-type="float" office:value="0.998585512938284">
                <text:p>0.998585512938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5000659336151">
                <text:p>0.0235000659336151</text:p>
              </table:table-cell>
              <table:table-cell office:value-type="float" office:value="1.06913015657351">
                <text:p>1.06913015657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403255569275051">
                <text:p>0.0403255569275051</text:p>
              </table:table-cell>
              <table:table-cell office:value-type="float" office:value="1.14465839618639">
                <text:p>1.14465839618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20393183500079">
                <text:p>0.0620393183500079</text:p>
              </table:table-cell>
              <table:table-cell office:value-type="float" office:value="1.22552229576915">
                <text:p>1.22552229576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859005946384724">
                <text:p>0.0859005946384724</text:p>
              </table:table-cell>
              <table:table-cell office:value-type="float" office:value="1.31209879072318">
                <text:p>1.31209879072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07375743298091">
                <text:p>0.107375743298091</text:p>
              </table:table-cell>
              <table:table-cell office:value-type="float" office:value="1.40479144488899">
                <text:p>1.40479144488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21465772961641">
                <text:p>0.121465772961641</text:p>
              </table:table-cell>
              <table:table-cell office:value-type="float" office:value="1.50403233170089">
                <text:p>1.50403233170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24580279960657">
                <text:p>0.124580279960657</text:p>
              </table:table-cell>
              <table:table-cell office:value-type="float" office:value="1.61028404823491">
                <text:p>1.61028404823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16005928708304">
                <text:p>0.116005928708304</text:p>
              </table:table-cell>
              <table:table-cell office:value-type="float" office:value="1.72404187153837">
                <text:p>1.7240418715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81588627531805">
                <text:p>0.0981588627531805</text:p>
              </table:table-cell>
              <table:table-cell office:value-type="float" office:value="1.84583606729234">
                <text:p>1.84583606729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55068175024465">
                <text:p>0.0755068175024465</text:p>
              </table:table-cell>
              <table:table-cell office:value-type="float" office:value="1.97623436156865">
                <text:p>1.97623436156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28019702814312">
                <text:p>0.0528019702814312</text:p>
              </table:table-cell>
              <table:table-cell office:value-type="float" office:value="2.11584458720305">
                <text:p>2.11584458720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335530914831837">
                <text:p>0.0335530914831837</text:p>
              </table:table-cell>
              <table:table-cell office:value-type="float" office:value="2.26531751712026">
                <text:p>2.26531751712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93575527787598">
                <text:p>0.0193575527787598</text:p>
              </table:table-cell>
              <table:table-cell office:value-type="float" office:value="2.4253498978181">
                <text:p>2.4253498978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01254891458128">
                <text:p>0.0101254891458128</text:p>
              </table:table-cell>
              <table:table-cell office:value-type="float" office:value="2.59668769715075">
                <text:p>2.59668769715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479313095659778">
                <text:p>0.00479313095659778</text:p>
              </table:table-cell>
              <table:table-cell office:value-type="float" office:value="2.78012958155029">
                <text:p>2.78012958155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204834656264863">
                <text:p>0.00204834656264863</text:p>
              </table:table-cell>
              <table:table-cell office:value-type="float" office:value="2.97653063889503">
                <text:p>2.97653063889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787825601018702">
                <text:p>0.000787825601018702</text:p>
              </table:table-cell>
              <table:table-cell office:value-type="float" office:value="3.18680636437831">
                <text:p>3.18680636437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271664000351276">
                <text:p>0.000271664000351276</text:p>
              </table:table-cell>
              <table:table-cell office:value-type="float" office:value="3.41193692795724">
                <text:p>3.41193692795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835889231850081">
                <text:p>0.0000835889231850081</text:p>
              </table:table-cell>
              <table:table-cell office:value-type="float" office:value="3.65297174327354">
                <text:p>3.65297174327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0228158351125332">
                <text:p>0.0000228158351125332</text:p>
              </table:table-cell>
              <table:table-cell office:value-type="float" office:value="3.91103435934388">
                <text:p>3.91103435934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0054845757482051">
                <text:p>0.0000054845757482051</text:p>
              </table:table-cell>
              <table:table-cell office:value-type="float" office:value="4.18732769782144">
                <text:p>4.18732769782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00115061029682624">
                <text:p>0.00000115061029682624</text:p>
              </table:table-cell>
              <table:table-cell office:value-type="float" office:value="4.48313966024171">
                <text:p>4.48313966024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000208255257344117">
                <text:p>0.000000208255257344117</text:p>
              </table:table-cell>
              <table:table-cell office:value-type="float" office:value="4.79984913138969">
                <text:p>4.79984913138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320392703606333">
                <text:p>0.0000000320392703606333</text:p>
              </table:table-cell>
              <table:table-cell office:value-type="float" office:value="5.1389324067723">
                <text:p>5.1389324067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00000410759876418376">
                <text:p>0.00000000410759876418376</text:p>
              </table:table-cell>
              <table:table-cell office:value-type="float" office:value="5.50197007415701">
                <text:p>5.50197007415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00000042698531852222">
                <text:p>0.00000000042698531852222</text:p>
              </table:table-cell>
              <table:table-cell office:value-type="float" office:value="5.89065438125359">
                <text:p>5.89065438125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0000000345737100017992">
                <text:p>0.0000000000345737100017992</text:p>
              </table:table-cell>
              <table:table-cell office:value-type="float" office:value="6.30679712388269">
                <text:p>6.30679712388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0000000020457816569112">
                <text:p>0.0000000000020457816569112</text:p>
              </table:table-cell>
              <table:table-cell office:value-type="float" office:value="6.7523380914007">
                <text:p>6.7523380914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00000000000786839098811998">
                <text:p>0.0000000000000786839098811998</text:p>
              </table:table-cell>
              <table:table-cell office:value-type="float" office:value="7.2293541087479">
                <text:p>7.22935410874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symbol-type="named-symbol" chart:symbol-name="plus" chart:symbol-width="0.3cm" chart:symbol-height="0.3cm">
        <chart:symbol-image xlink:href="Pictures/2000000D000000DD000000DD327D99F3.svm" xlink:type="simple" xlink:actuate="onLoad"/>
      </style:chart-properties>
      <style:graphic-properties svg:stroke-width="0.051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2failsafe.I13:2failsafe.I25 2failsafe.J13:2failsafe.K24" svg:x="0.77cm" svg:y="0.855cm" svg:width="14.59cm" svg:height="7.545cm">
          <chartooo:coordinate-region svg:x="1.603cm" svg:y="1.054cm" svg:width="13.663cm" svg:height="7.1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2failsafe.K13:2failsafe.K24" chart:class="chart:scatter">
            <chart:domain table:cell-range-address="2failsafe.I13:2failsafe.I25"/>
            <chart:data-point chart:repeated="13"/>
          </chart:series>
          <chart:series chart:style-name="ch7" chart:values-cell-range-address="2failsafe.J13:2failsafe.J24" chart:class="chart:scatter">
            <chart:domain table:cell-range-address="2failsafe.I13:2failsafe.I2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18">
                <text:p>2.618</text:p>
                <draw:g>
                  <svg:desc>2failsafe.I13:2failsafe.I25</svg:desc>
                </draw:g>
              </table:table-cell>
              <table:table-cell office:value-type="float" office:value="0.618029029793736">
                <text:p>0.618029029793736</text:p>
                <draw:g>
                  <svg:desc>2failsafe.K13:2failsafe.K24</svg:desc>
                </draw:g>
              </table:table-cell>
              <table:table-cell office:value-type="float" office:value="2.618">
                <text:p>2.618</text:p>
                <draw:g>
                  <svg:desc>2failsafe.I13:2failsafe.I24</svg:desc>
                </draw:g>
              </table:table-cell>
              <table:table-cell office:value-type="float" office:value="1.618">
                <text:p>1.618</text:p>
                <draw:g>
                  <svg:desc>2failsafe.J13:2failsafe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18">
                <text:p>1.618</text:p>
              </table:table-cell>
              <table:table-cell office:value-type="float" office:value="0.381953028430161">
                <text:p>0.381953028430161</text:p>
              </table:table-cell>
              <table:table-cell office:value-type="float" office:value="1.618">
                <text:p>1.618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">
                <text:p>0.98</text:p>
              </table:table-cell>
              <table:table-cell office:value-type="float" office:value="-0.0204081632653061">
                <text:p>-0.0204081632653061</text:p>
              </table:table-cell>
              <table:table-cell office:value-type="float" office:value="0.98">
                <text:p>0.9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-0.0526315789473683">
                <text:p>-0.0526315789473683</text:p>
              </table:table-cell>
              <table:table-cell office:value-type="float" office:value="0.95">
                <text:p>0.95</text:p>
              </table:table-cell>
              <table:table-cell office:value-type="float" office:value="-0.0499999999999999">
                <text:p>-0.049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3">
                <text:p>0.723</text:p>
              </table:table-cell>
              <table:table-cell office:value-type="float" office:value="-0.383125864453665">
                <text:p>-0.383125864453665</text:p>
              </table:table-cell>
              <table:table-cell office:value-type="float" office:value="0.723">
                <text:p>0.723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8">
                <text:p>0.618</text:p>
              </table:table-cell>
              <table:table-cell office:value-type="float" office:value="-0.618122977346278">
                <text:p>-0.618122977346278</text:p>
              </table:table-cell>
              <table:table-cell office:value-type="float" office:value="0.618">
                <text:p>0.618</text:p>
              </table:table-cell>
              <table:table-cell office:value-type="float" office:value="-0.382">
                <text:p>-0.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2">
                <text:p>0.382</text:p>
              </table:table-cell>
              <table:table-cell office:value-type="float" office:value="-1.61780104712042">
                <text:p>-1.61780104712042</text:p>
              </table:table-cell>
              <table:table-cell office:value-type="float" office:value="0.382">
                <text:p>0.382</text:p>
              </table:table-cell>
              <table:table-cell office:value-type="float" office:value="-0.618">
                <text:p>-0.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